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eft6" table:style-name="ta1">
        <table:table-column table:style-name="co1" table:number-columns-repeated="6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74.6888" calcext:value-type="float">
            <text:p>74.6888</text:p>
          </table:table-cell>
          <table:table-cell office:value-type="float" office:value="288.421" calcext:value-type="float">
            <text:p>288.421</text:p>
          </table:table-cell>
          <table:table-cell office:value-type="float" office:value="42.1424" calcext:value-type="float">
            <text:p>42.1424</text:p>
          </table:table-cell>
          <table:table-cell office:value-type="float" office:value="74.8603" calcext:value-type="float">
            <text:p>74.8603</text:p>
          </table:table-cell>
          <table:table-cell office:value-type="float" office:value="275.274" calcext:value-type="float">
            <text:p>275.274</text:p>
          </table:table-cell>
          <table:table-cell office:value-type="float" office:value="42.9764" calcext:value-type="float">
            <text:p>42.9764</text:p>
          </table:table-cell>
          <table:table-cell/>
          <table:table-cell table:formula="of:=([.D1]-[.A1])/0.0166667" office:value-type="float" office:value="10.2899794200408" calcext:value-type="float">
            <text:p>10.2899794200408</text:p>
          </table:table-cell>
          <table:table-cell table:formula="of:=ABS([.E1]-[.B1])/0.0166667" office:value-type="float" office:value="788.818422363155" calcext:value-type="float">
            <text:p>788.818422363155</text:p>
          </table:table-cell>
          <table:table-cell table:formula="of:=([.F1]-[.C1])/0.0166667" office:value-type="float" office:value="50.0398999201999" calcext:value-type="float">
            <text:p>50.0398999201999</text:p>
          </table:table-cell>
          <table:table-cell table:formula="of:=DEGREES(ATAN(ABS([.F1]-[.C1])/ABS([.E1]-[.B1])))" office:value-type="float" office:value="3.62978140884497" calcext:value-type="float">
            <text:p>3.62978140884497</text:p>
          </table:table-cell>
          <table:table-cell table:formula="of:=SQRT(POWER([.H1];2)+POWER([.I1];2)+POWER([.J1];2))" office:value-type="float" office:value="790.470985375166" calcext:value-type="float">
            <text:p>790.470985375166</text:p>
          </table:table-cell>
        </table:table-row>
        <table:table-row table:style-name="ro1">
          <table:table-cell office:value-type="float" office:value="74.6795" calcext:value-type="float">
            <text:p>74.6795</text:p>
          </table:table-cell>
          <table:table-cell office:value-type="float" office:value="287.153" calcext:value-type="float">
            <text:p>287.153</text:p>
          </table:table-cell>
          <table:table-cell office:value-type="float" office:value="41.8335" calcext:value-type="float">
            <text:p>41.8335</text:p>
          </table:table-cell>
          <table:table-cell office:value-type="float" office:value="74.8589" calcext:value-type="float">
            <text:p>74.8589</text:p>
          </table:table-cell>
          <table:table-cell office:value-type="float" office:value="275.378" calcext:value-type="float">
            <text:p>275.378</text:p>
          </table:table-cell>
          <table:table-cell office:value-type="float" office:value="42.4626" calcext:value-type="float">
            <text:p>42.4626</text:p>
          </table:table-cell>
          <table:table-cell/>
          <table:table-cell table:formula="of:=([.D2]-[.A2])/0.0166667" office:value-type="float" office:value="10.7639784720431" calcext:value-type="float">
            <text:p>10.7639784720431</text:p>
          </table:table-cell>
          <table:table-cell table:formula="of:=ABS([.E2]-[.B2])/0.0166667" office:value-type="float" office:value="706.498587002828" calcext:value-type="float">
            <text:p>706.498587002828</text:p>
          </table:table-cell>
          <table:table-cell table:formula="of:=([.F2]-[.C2])/0.0166667" office:value-type="float" office:value="37.745924508151" calcext:value-type="float">
            <text:p>37.745924508151</text:p>
          </table:table-cell>
          <table:table-cell table:formula="of:=DEGREES(ATAN(ABS([.F2]-[.C2])/ABS([.E2]-[.B2])))" office:value-type="float" office:value="3.05821977860615" calcext:value-type="float">
            <text:p>3.05821977860615</text:p>
          </table:table-cell>
          <table:table-cell table:formula="of:=SQRT(POWER([.H2];2)+POWER([.I2];2)+POWER([.J2];2))" office:value-type="float" office:value="707.588066240884" calcext:value-type="float">
            <text:p>707.588066240884</text:p>
          </table:table-cell>
        </table:table-row>
        <table:table-row table:style-name="ro1">
          <table:table-cell office:value-type="float" office:value="74.6903" calcext:value-type="float">
            <text:p>74.6903</text:p>
          </table:table-cell>
          <table:table-cell office:value-type="float" office:value="288.311" calcext:value-type="float">
            <text:p>288.311</text:p>
          </table:table-cell>
          <table:table-cell office:value-type="float" office:value="42.6699" calcext:value-type="float">
            <text:p>42.6699</text:p>
          </table:table-cell>
          <table:table-cell office:value-type="float" office:value="75.1115" calcext:value-type="float">
            <text:p>75.1115</text:p>
          </table:table-cell>
          <table:table-cell office:value-type="float" office:value="275.242" calcext:value-type="float">
            <text:p>275.242</text:p>
          </table:table-cell>
          <table:table-cell office:value-type="float" office:value="43.2276" calcext:value-type="float">
            <text:p>43.2276</text:p>
          </table:table-cell>
          <table:table-cell/>
          <table:table-cell table:formula="of:=([.D3]-[.A3])/0.0166667" office:value-type="float" office:value="25.2719494561019" calcext:value-type="float">
            <text:p>25.2719494561019</text:p>
          </table:table-cell>
          <table:table-cell table:formula="of:=ABS([.E3]-[.B3])/0.0166667" office:value-type="float" office:value="784.138431723134" calcext:value-type="float">
            <text:p>784.138431723134</text:p>
          </table:table-cell>
          <table:table-cell table:formula="of:=([.F3]-[.C3])/0.0166667" office:value-type="float" office:value="33.4619330761341" calcext:value-type="float">
            <text:p>33.4619330761341</text:p>
          </table:table-cell>
          <table:table-cell table:formula="of:=DEGREES(ATAN(ABS([.F3]-[.C3])/ABS([.E3]-[.B3])))" office:value-type="float" office:value="2.44352904682144" calcext:value-type="float">
            <text:p>2.44352904682144</text:p>
          </table:table-cell>
          <table:table-cell table:formula="of:=SQRT(POWER([.H3];2)+POWER([.I3];2)+POWER([.J3];2))" office:value-type="float" office:value="785.258844267112" calcext:value-type="float">
            <text:p>785.258844267112</text:p>
          </table:table-cell>
        </table:table-row>
        <table:table-row table:style-name="ro1">
          <table:table-cell office:value-type="float" office:value="74.4036" calcext:value-type="float">
            <text:p>74.4036</text:p>
          </table:table-cell>
          <table:table-cell office:value-type="float" office:value="282.952" calcext:value-type="float">
            <text:p>282.952</text:p>
          </table:table-cell>
          <table:table-cell office:value-type="float" office:value="43.0089" calcext:value-type="float">
            <text:p>43.0089</text:p>
          </table:table-cell>
          <table:table-cell office:value-type="float" office:value="74.5872" calcext:value-type="float">
            <text:p>74.5872</text:p>
          </table:table-cell>
          <table:table-cell office:value-type="float" office:value="271.425" calcext:value-type="float">
            <text:p>271.425</text:p>
          </table:table-cell>
          <table:table-cell office:value-type="float" office:value="43.3511" calcext:value-type="float">
            <text:p>43.3511</text:p>
          </table:table-cell>
          <table:table-cell/>
          <table:table-cell table:formula="of:=([.D4]-[.A4])/0.0166667" office:value-type="float" office:value="11.015977968044" calcext:value-type="float">
            <text:p>11.015977968044</text:p>
          </table:table-cell>
          <table:table-cell table:formula="of:=ABS([.E4]-[.B4])/0.0166667" office:value-type="float" office:value="691.618616762766" calcext:value-type="float">
            <text:p>691.618616762766</text:p>
          </table:table-cell>
          <table:table-cell table:formula="of:=([.F4]-[.C4])/0.0166667" office:value-type="float" office:value="20.5319589360824" calcext:value-type="float">
            <text:p>20.5319589360824</text:p>
          </table:table-cell>
          <table:table-cell table:formula="of:=DEGREES(ATAN(ABS([.F4]-[.C4])/ABS([.E4]-[.B4])))" office:value-type="float" office:value="1.70043020513142" calcext:value-type="float">
            <text:p>1.70043020513142</text:p>
          </table:table-cell>
          <table:table-cell table:formula="of:=SQRT(POWER([.H4];2)+POWER([.I4];2)+POWER([.J4];2))" office:value-type="float" office:value="692.011000029036" calcext:value-type="float">
            <text:p>692.011000029036</text:p>
          </table:table-cell>
        </table:table-row>
        <table:table-row table:style-name="ro1">
          <table:table-cell office:value-type="float" office:value="76.4674" calcext:value-type="float">
            <text:p>76.4674</text:p>
          </table:table-cell>
          <table:table-cell office:value-type="float" office:value="285.728" calcext:value-type="float">
            <text:p>285.728</text:p>
          </table:table-cell>
          <table:table-cell office:value-type="float" office:value="43.0586" calcext:value-type="float">
            <text:p>43.0586</text:p>
          </table:table-cell>
          <table:table-cell office:value-type="float" office:value="77.337" calcext:value-type="float">
            <text:p>77.337</text:p>
          </table:table-cell>
          <table:table-cell office:value-type="float" office:value="272.73" calcext:value-type="float">
            <text:p>272.73</text:p>
          </table:table-cell>
          <table:table-cell office:value-type="float" office:value="44.3498" calcext:value-type="float">
            <text:p>44.3498</text:p>
          </table:table-cell>
          <table:table-cell/>
          <table:table-cell table:formula="of:=([.D5]-[.A5])/0.0166667" office:value-type="float" office:value="52.175895648209" calcext:value-type="float">
            <text:p>52.175895648209</text:p>
          </table:table-cell>
          <table:table-cell table:formula="of:=ABS([.E5]-[.B5])/0.0166667" office:value-type="float" office:value="779.878440243119" calcext:value-type="float">
            <text:p>779.878440243119</text:p>
          </table:table-cell>
          <table:table-cell table:formula="of:=([.F5]-[.C5])/0.0166667" office:value-type="float" office:value="77.4718450563101" calcext:value-type="float">
            <text:p>77.4718450563101</text:p>
          </table:table-cell>
          <table:table-cell table:formula="of:=DEGREES(ATAN(ABS([.F5]-[.C5])/ABS([.E5]-[.B5])))" office:value-type="float" office:value="5.673056828445" calcext:value-type="float">
            <text:p>5.673056828445</text:p>
          </table:table-cell>
          <table:table-cell table:formula="of:=SQRT(POWER([.H5];2)+POWER([.I5];2)+POWER([.J5];2))" office:value-type="float" office:value="785.451839656106" calcext:value-type="float">
            <text:p>785.451839656106</text:p>
          </table:table-cell>
        </table:table-row>
        <table:table-row table:style-name="ro1">
          <table:table-cell office:value-type="float" office:value="76.52" calcext:value-type="float">
            <text:p>76.52</text:p>
          </table:table-cell>
          <table:table-cell office:value-type="float" office:value="291.249" calcext:value-type="float">
            <text:p>291.249</text:p>
          </table:table-cell>
          <table:table-cell office:value-type="float" office:value="42.1922" calcext:value-type="float">
            <text:p>42.1922</text:p>
          </table:table-cell>
          <table:table-cell office:value-type="float" office:value="77.6508" calcext:value-type="float">
            <text:p>77.6508</text:p>
          </table:table-cell>
          <table:table-cell office:value-type="float" office:value="278.076" calcext:value-type="float">
            <text:p>278.076</text:p>
          </table:table-cell>
          <table:table-cell office:value-type="float" office:value="43.0002" calcext:value-type="float">
            <text:p>43.0002</text:p>
          </table:table-cell>
          <table:table-cell/>
          <table:table-cell table:formula="of:=([.D6]-[.A6])/0.0166667" office:value-type="float" office:value="67.8478643042719" calcext:value-type="float">
            <text:p>67.8478643042719</text:p>
          </table:table-cell>
          <table:table-cell table:formula="of:=ABS([.E6]-[.B6])/0.0166667" office:value-type="float" office:value="790.378419243162" calcext:value-type="float">
            <text:p>790.378419243162</text:p>
          </table:table-cell>
          <table:table-cell table:formula="of:=([.F6]-[.C6])/0.0166667" office:value-type="float" office:value="48.4799030401939" calcext:value-type="float">
            <text:p>48.4799030401939</text:p>
          </table:table-cell>
          <table:table-cell table:formula="of:=DEGREES(ATAN(ABS([.F6]-[.C6])/ABS([.E6]-[.B6])))" office:value-type="float" office:value="3.50998724816639" calcext:value-type="float">
            <text:p>3.50998724816639</text:p>
          </table:table-cell>
          <table:table-cell table:formula="of:=SQRT(POWER([.H6];2)+POWER([.I6];2)+POWER([.J6];2))" office:value-type="float" office:value="794.765172421865" calcext:value-type="float">
            <text:p>794.765172421865</text:p>
          </table:table-cell>
        </table:table-row>
        <table:table-row table:style-name="ro1">
          <table:table-cell office:value-type="float" office:value="75.9308" calcext:value-type="float">
            <text:p>75.9308</text:p>
          </table:table-cell>
          <table:table-cell office:value-type="float" office:value="283.264" calcext:value-type="float">
            <text:p>283.264</text:p>
          </table:table-cell>
          <table:table-cell office:value-type="float" office:value="42.188" calcext:value-type="float">
            <text:p>42.188</text:p>
          </table:table-cell>
          <table:table-cell office:value-type="float" office:value="76.5499" calcext:value-type="float">
            <text:p>76.5499</text:p>
          </table:table-cell>
          <table:table-cell office:value-type="float" office:value="269.265" calcext:value-type="float">
            <text:p>269.265</text:p>
          </table:table-cell>
          <table:table-cell office:value-type="float" office:value="42.6998" calcext:value-type="float">
            <text:p>42.6998</text:p>
          </table:table-cell>
          <table:table-cell/>
          <table:table-cell table:formula="of:=([.D7]-[.A7])/0.0166667" office:value-type="float" office:value="37.1459257081479" calcext:value-type="float">
            <text:p>37.1459257081479</text:p>
          </table:table-cell>
          <table:table-cell table:formula="of:=ABS([.E7]-[.B7])/0.0166667" office:value-type="float" office:value="839.938320123361" calcext:value-type="float">
            <text:p>839.938320123361</text:p>
          </table:table-cell>
          <table:table-cell table:formula="of:=([.F7]-[.C7])/0.0166667" office:value-type="float" office:value="30.7079385841229" calcext:value-type="float">
            <text:p>30.7079385841229</text:p>
          </table:table-cell>
          <table:table-cell table:formula="of:=DEGREES(ATAN(ABS([.F7]-[.C7])/ABS([.E7]-[.B7])))" office:value-type="float" office:value="2.09378708901838" calcext:value-type="float">
            <text:p>2.09378708901838</text:p>
          </table:table-cell>
          <table:table-cell table:formula="of:=SQRT(POWER([.H7];2)+POWER([.I7];2)+POWER([.J7];2))" office:value-type="float" office:value="841.31990283153" calcext:value-type="float">
            <text:p>841.31990283153</text:p>
          </table:table-cell>
        </table:table-row>
        <table:table-row table:style-name="ro1">
          <table:table-cell office:value-type="float" office:value="75.8642" calcext:value-type="float">
            <text:p>75.8642</text:p>
          </table:table-cell>
          <table:table-cell office:value-type="float" office:value="275.238" calcext:value-type="float">
            <text:p>275.238</text:p>
          </table:table-cell>
          <table:table-cell office:value-type="float" office:value="43.7178" calcext:value-type="float">
            <text:p>43.7178</text:p>
          </table:table-cell>
          <table:table-cell office:value-type="float" office:value="76.0099" calcext:value-type="float">
            <text:p>76.0099</text:p>
          </table:table-cell>
          <table:table-cell office:value-type="float" office:value="264.121" calcext:value-type="float">
            <text:p>264.121</text:p>
          </table:table-cell>
          <table:table-cell office:value-type="float" office:value="43.7885" calcext:value-type="float">
            <text:p>43.7885</text:p>
          </table:table-cell>
          <table:table-cell/>
          <table:table-cell table:formula="of:=([.D8]-[.A8])/0.0166667" office:value-type="float" office:value="8.74198251603527" calcext:value-type="float">
            <text:p>8.74198251603527</text:p>
          </table:table-cell>
          <table:table-cell table:formula="of:=ABS([.E8]-[.B8])/0.0166667" office:value-type="float" office:value="667.018665962669" calcext:value-type="float">
            <text:p>667.018665962669</text:p>
          </table:table-cell>
          <table:table-cell table:formula="of:=([.F8]-[.C8])/0.0166667" office:value-type="float" office:value="4.2419915160171" calcext:value-type="float">
            <text:p>4.2419915160171</text:p>
          </table:table-cell>
          <table:table-cell table:formula="of:=DEGREES(ATAN(ABS([.F8]-[.C8])/ABS([.E8]-[.B8])))" office:value-type="float" office:value="0.364375011366576" calcext:value-type="float">
            <text:p>0.364375011366576</text:p>
          </table:table-cell>
          <table:table-cell table:formula="of:=SQRT(POWER([.H8];2)+POWER([.I8];2)+POWER([.J8];2))" office:value-type="float" office:value="667.089437401726" calcext:value-type="float">
            <text:p>667.089437401726</text:p>
          </table:table-cell>
        </table:table-row>
        <table:table-row table:style-name="ro1">
          <table:table-cell office:value-type="float" office:value="77.191" calcext:value-type="float">
            <text:p>77.191</text:p>
          </table:table-cell>
          <table:table-cell office:value-type="float" office:value="282.109" calcext:value-type="float">
            <text:p>282.109</text:p>
          </table:table-cell>
          <table:table-cell office:value-type="float" office:value="41.8564" calcext:value-type="float">
            <text:p>41.8564</text:p>
          </table:table-cell>
          <table:table-cell office:value-type="float" office:value="77.8047" calcext:value-type="float">
            <text:p>77.8047</text:p>
          </table:table-cell>
          <table:table-cell office:value-type="float" office:value="270.694" calcext:value-type="float">
            <text:p>270.694</text:p>
          </table:table-cell>
          <table:table-cell office:value-type="float" office:value="42.2083" calcext:value-type="float">
            <text:p>42.2083</text:p>
          </table:table-cell>
          <table:table-cell/>
          <table:table-cell table:formula="of:=([.D9]-[.A9])/0.0166667" office:value-type="float" office:value="36.821926356147" calcext:value-type="float">
            <text:p>36.821926356147</text:p>
          </table:table-cell>
          <table:table-cell table:formula="of:=ABS([.E9]-[.B9])/0.0166667" office:value-type="float" office:value="684.898630202737" calcext:value-type="float">
            <text:p>684.898630202737</text:p>
          </table:table-cell>
          <table:table-cell table:formula="of:=([.F9]-[.C9])/0.0166667" office:value-type="float" office:value="21.1139577720845" calcext:value-type="float">
            <text:p>21.1139577720845</text:p>
          </table:table-cell>
          <table:table-cell table:formula="of:=DEGREES(ATAN(ABS([.F9]-[.C9])/ABS([.E9]-[.B9])))" office:value-type="float" office:value="1.76574693796152" calcext:value-type="float">
            <text:p>1.76574693796152</text:p>
          </table:table-cell>
          <table:table-cell table:formula="of:=SQRT(POWER([.H9];2)+POWER([.I9];2)+POWER([.J9];2))" office:value-type="float" office:value="686.212639877003" calcext:value-type="float">
            <text:p>686.212639877003</text:p>
          </table:table-cell>
        </table:table-row>
        <table:table-row table:style-name="ro1">
          <table:table-cell office:value-type="float" office:value="76.7097" calcext:value-type="float">
            <text:p>76.7097</text:p>
          </table:table-cell>
          <table:table-cell office:value-type="float" office:value="284.498" calcext:value-type="float">
            <text:p>284.498</text:p>
          </table:table-cell>
          <table:table-cell office:value-type="float" office:value="42.7434" calcext:value-type="float">
            <text:p>42.7434</text:p>
          </table:table-cell>
          <table:table-cell office:value-type="float" office:value="77.3374" calcext:value-type="float">
            <text:p>77.3374</text:p>
          </table:table-cell>
          <table:table-cell office:value-type="float" office:value="272.969" calcext:value-type="float">
            <text:p>272.969</text:p>
          </table:table-cell>
          <table:table-cell office:value-type="float" office:value="43.0769" calcext:value-type="float">
            <text:p>43.0769</text:p>
          </table:table-cell>
          <table:table-cell/>
          <table:table-cell table:formula="of:=([.D10]-[.A10])/0.0166667" office:value-type="float" office:value="37.6619246761509" calcext:value-type="float">
            <text:p>37.6619246761509</text:p>
          </table:table-cell>
          <table:table-cell table:formula="of:=ABS([.E10]-[.B10])/0.0166667" office:value-type="float" office:value="691.738616522767" calcext:value-type="float">
            <text:p>691.738616522767</text:p>
          </table:table-cell>
          <table:table-cell table:formula="of:=([.F10]-[.C10])/0.0166667" office:value-type="float" office:value="20.0099599800801" calcext:value-type="float">
            <text:p>20.0099599800801</text:p>
          </table:table-cell>
          <table:table-cell table:formula="of:=DEGREES(ATAN(ABS([.F10]-[.C10])/ABS([.E10]-[.B10])))" office:value-type="float" office:value="1.6569360228042" calcext:value-type="float">
            <text:p>1.6569360228042</text:p>
          </table:table-cell>
          <table:table-cell table:formula="of:=SQRT(POWER([.H10];2)+POWER([.I10];2)+POWER([.J10];2))" office:value-type="float" office:value="693.052041810388" calcext:value-type="float">
            <text:p>693.052041810388</text:p>
          </table:table-cell>
        </table:table-row>
        <table:table-row table:style-name="ro1">
          <table:table-cell office:value-type="float" office:value="77.1761" calcext:value-type="float">
            <text:p>77.1761</text:p>
          </table:table-cell>
          <table:table-cell office:value-type="float" office:value="280.776" calcext:value-type="float">
            <text:p>280.776</text:p>
          </table:table-cell>
          <table:table-cell office:value-type="float" office:value="42.0709" calcext:value-type="float">
            <text:p>42.0709</text:p>
          </table:table-cell>
          <table:table-cell office:value-type="float" office:value="77.8048" calcext:value-type="float">
            <text:p>77.8048</text:p>
          </table:table-cell>
          <table:table-cell office:value-type="float" office:value="270.699" calcext:value-type="float">
            <text:p>270.699</text:p>
          </table:table-cell>
          <table:table-cell office:value-type="float" office:value="42.2075" calcext:value-type="float">
            <text:p>42.2075</text:p>
          </table:table-cell>
          <table:table-cell/>
          <table:table-cell table:formula="of:=([.D11]-[.A11])/0.0166667" office:value-type="float" office:value="37.7219245561506" calcext:value-type="float">
            <text:p>37.7219245561506</text:p>
          </table:table-cell>
          <table:table-cell table:formula="of:=ABS([.E11]-[.B11])/0.0166667" office:value-type="float" office:value="604.618790762418" calcext:value-type="float">
            <text:p>604.618790762418</text:p>
          </table:table-cell>
          <table:table-cell table:formula="of:=([.F11]-[.C11])/0.0166667" office:value-type="float" office:value="8.19598360803287" calcext:value-type="float">
            <text:p>8.19598360803287</text:p>
          </table:table-cell>
          <table:table-cell table:formula="of:=DEGREES(ATAN(ABS([.F11]-[.C11])/ABS([.E11]-[.B11])))" office:value-type="float" office:value="0.776632345156298" calcext:value-type="float">
            <text:p>0.776632345156298</text:p>
          </table:table-cell>
          <table:table-cell table:formula="of:=SQRT(POWER([.H11];2)+POWER([.I11];2)+POWER([.J11];2))" office:value-type="float" office:value="605.849816276717" calcext:value-type="float">
            <text:p>605.849816276717</text:p>
          </table:table-cell>
        </table:table-row>
        <table:table-row table:style-name="ro1">
          <table:table-cell office:value-type="float" office:value="76.765" calcext:value-type="float">
            <text:p>76.765</text:p>
          </table:table-cell>
          <table:table-cell office:value-type="float" office:value="289.922" calcext:value-type="float">
            <text:p>289.922</text:p>
          </table:table-cell>
          <table:table-cell office:value-type="float" office:value="42.1422" calcext:value-type="float">
            <text:p>42.1422</text:p>
          </table:table-cell>
          <table:table-cell office:value-type="float" office:value="77.6185" calcext:value-type="float">
            <text:p>77.6185</text:p>
          </table:table-cell>
          <table:table-cell office:value-type="float" office:value="275.485" calcext:value-type="float">
            <text:p>275.485</text:p>
          </table:table-cell>
          <table:table-cell office:value-type="float" office:value="43.1657" calcext:value-type="float">
            <text:p>43.1657</text:p>
          </table:table-cell>
          <table:table-cell/>
          <table:table-cell table:formula="of:=([.D12]-[.A12])/0.0166667" office:value-type="float" office:value="51.2098975802047" calcext:value-type="float">
            <text:p>51.2098975802047</text:p>
          </table:table-cell>
          <table:table-cell table:formula="of:=ABS([.E12]-[.B12])/0.0166667" office:value-type="float" office:value="866.218267563466" calcext:value-type="float">
            <text:p>866.218267563466</text:p>
          </table:table-cell>
          <table:table-cell table:formula="of:=([.F12]-[.C12])/0.0166667" office:value-type="float" office:value="61.4098771802456" calcext:value-type="float">
            <text:p>61.4098771802456</text:p>
          </table:table-cell>
          <table:table-cell table:formula="of:=DEGREES(ATAN(ABS([.F12]-[.C12])/ABS([.E12]-[.B12])))" office:value-type="float" office:value="4.05515553200533" calcext:value-type="float">
            <text:p>4.05515553200533</text:p>
          </table:table-cell>
          <table:table-cell table:formula="of:=SQRT(POWER([.H12];2)+POWER([.I12];2)+POWER([.J12];2))" office:value-type="float" office:value="869.900979241959" calcext:value-type="float">
            <text:p>869.900979241959</text:p>
          </table:table-cell>
        </table:table-row>
        <table:table-row table:style-name="ro1">
          <table:table-cell office:value-type="float" office:value="76.1983" calcext:value-type="float">
            <text:p>76.1983</text:p>
          </table:table-cell>
          <table:table-cell office:value-type="float" office:value="284.512" calcext:value-type="float">
            <text:p>284.512</text:p>
          </table:table-cell>
          <table:table-cell office:value-type="float" office:value="42.4929" calcext:value-type="float">
            <text:p>42.4929</text:p>
          </table:table-cell>
          <table:table-cell office:value-type="float" office:value="76.3518" calcext:value-type="float">
            <text:p>76.3518</text:p>
          </table:table-cell>
          <table:table-cell office:value-type="float" office:value="274.225" calcext:value-type="float">
            <text:p>274.225</text:p>
          </table:table-cell>
          <table:table-cell office:value-type="float" office:value="42.6354" calcext:value-type="float">
            <text:p>42.6354</text:p>
          </table:table-cell>
          <table:table-cell/>
          <table:table-cell table:formula="of:=([.D13]-[.A13])/0.0166667" office:value-type="float" office:value="9.20998158003648" calcext:value-type="float">
            <text:p>9.20998158003648</text:p>
          </table:table-cell>
          <table:table-cell table:formula="of:=ABS([.E13]-[.B13])/0.0166667" office:value-type="float" office:value="617.218765562468" calcext:value-type="float">
            <text:p>617.218765562468</text:p>
          </table:table-cell>
          <table:table-cell table:formula="of:=([.F13]-[.C13])/0.0166667" office:value-type="float" office:value="8.5499829000341" calcext:value-type="float">
            <text:p>8.5499829000341</text:p>
          </table:table-cell>
          <table:table-cell table:formula="of:=DEGREES(ATAN(ABS([.F13]-[.C13])/ABS([.E13]-[.B13])))" office:value-type="float" office:value="0.793635306960958" calcext:value-type="float">
            <text:p>0.793635306960958</text:p>
          </table:table-cell>
          <table:table-cell table:formula="of:=SQRT(POWER([.H13];2)+POWER([.I13];2)+POWER([.J13];2))" office:value-type="float" office:value="617.346685850626" calcext:value-type="float">
            <text:p>617.346685850626</text:p>
          </table:table-cell>
        </table:table-row>
        <table:table-row table:style-name="ro1">
          <table:table-cell office:value-type="float" office:value="76.2108" calcext:value-type="float">
            <text:p>76.2108</text:p>
          </table:table-cell>
          <table:table-cell office:value-type="float" office:value="285.815" calcext:value-type="float">
            <text:p>285.815</text:p>
          </table:table-cell>
          <table:table-cell office:value-type="float" office:value="42.54" calcext:value-type="float">
            <text:p>42.54</text:p>
          </table:table-cell>
          <table:table-cell office:value-type="float" office:value="76.3644" calcext:value-type="float">
            <text:p>76.3644</text:p>
          </table:table-cell>
          <table:table-cell office:value-type="float" office:value="275.477" calcext:value-type="float">
            <text:p>275.477</text:p>
          </table:table-cell>
          <table:table-cell office:value-type="float" office:value="42.6813" calcext:value-type="float">
            <text:p>42.6813</text:p>
          </table:table-cell>
          <table:table-cell/>
          <table:table-cell table:formula="of:=([.D14]-[.A14])/0.0166667" office:value-type="float" office:value="9.2159815680367" calcext:value-type="float">
            <text:p>9.2159815680367</text:p>
          </table:table-cell>
          <table:table-cell table:formula="of:=ABS([.E14]-[.B14])/0.0166667" office:value-type="float" office:value="620.278759442483" calcext:value-type="float">
            <text:p>620.278759442483</text:p>
          </table:table-cell>
          <table:table-cell table:formula="of:=([.F14]-[.C14])/0.0166667" office:value-type="float" office:value="8.47798304403398" calcext:value-type="float">
            <text:p>8.47798304403398</text:p>
          </table:table-cell>
          <table:table-cell table:formula="of:=DEGREES(ATAN(ABS([.F14]-[.C14])/ABS([.E14]-[.B14])))" office:value-type="float" office:value="0.783071150847588" calcext:value-type="float">
            <text:p>0.783071150847588</text:p>
          </table:table-cell>
          <table:table-cell table:formula="of:=SQRT(POWER([.H14];2)+POWER([.I14];2)+POWER([.J14];2))" office:value-type="float" office:value="620.405149824099" calcext:value-type="float">
            <text:p>620.405149824099</text:p>
          </table:table-cell>
        </table:table-row>
        <table:table-row table:style-name="ro1">
          <table:table-cell office:value-type="float" office:value="77.9031" calcext:value-type="float">
            <text:p>77.9031</text:p>
          </table:table-cell>
          <table:table-cell office:value-type="float" office:value="278.135" calcext:value-type="float">
            <text:p>278.135</text:p>
          </table:table-cell>
          <table:table-cell office:value-type="float" office:value="42.7387" calcext:value-type="float">
            <text:p>42.7387</text:p>
          </table:table-cell>
          <table:table-cell office:value-type="float" office:value="78.7229" calcext:value-type="float">
            <text:p>78.7229</text:p>
          </table:table-cell>
          <table:table-cell office:value-type="float" office:value="265.756" calcext:value-type="float">
            <text:p>265.756</text:p>
          </table:table-cell>
          <table:table-cell office:value-type="float" office:value="42.7661" calcext:value-type="float">
            <text:p>42.7661</text:p>
          </table:table-cell>
          <table:table-cell/>
          <table:table-cell table:formula="of:=([.D15]-[.A15])/0.0166667" office:value-type="float" office:value="49.1879016241968" calcext:value-type="float">
            <text:p>49.1879016241968</text:p>
          </table:table-cell>
          <table:table-cell table:formula="of:=ABS([.E15]-[.B15])/0.0166667" office:value-type="float" office:value="742.738514522972" calcext:value-type="float">
            <text:p>742.738514522972</text:p>
          </table:table-cell>
          <table:table-cell table:formula="of:=([.F15]-[.C15])/0.0166667" office:value-type="float" office:value="1.64399671200658" calcext:value-type="float">
            <text:p>1.64399671200658</text:p>
          </table:table-cell>
          <table:table-cell table:formula="of:=DEGREES(ATAN(ABS([.F15]-[.C15])/ABS([.E15]-[.B15])))" office:value-type="float" office:value="0.126819758856046" calcext:value-type="float">
            <text:p>0.126819758856046</text:p>
          </table:table-cell>
          <table:table-cell table:formula="of:=SQRT(POWER([.H15];2)+POWER([.I15];2)+POWER([.J15];2))" office:value-type="float" office:value="744.367283904372" calcext:value-type="float">
            <text:p>744.367283904372</text:p>
          </table:table-cell>
        </table:table-row>
        <table:table-row table:style-name="ro1">
          <table:table-cell office:value-type="float" office:value="77.2361" calcext:value-type="float">
            <text:p>77.2361</text:p>
          </table:table-cell>
          <table:table-cell office:value-type="float" office:value="285.949" calcext:value-type="float">
            <text:p>285.949</text:p>
          </table:table-cell>
          <table:table-cell office:value-type="float" office:value="42.2555" calcext:value-type="float">
            <text:p>42.2555</text:p>
          </table:table-cell>
          <table:table-cell office:value-type="float" office:value="78.3359" calcext:value-type="float">
            <text:p>78.3359</text:p>
          </table:table-cell>
          <table:table-cell office:value-type="float" office:value="273.101" calcext:value-type="float">
            <text:p>273.101</text:p>
          </table:table-cell>
          <table:table-cell office:value-type="float" office:value="42.799" calcext:value-type="float">
            <text:p>42.799</text:p>
          </table:table-cell>
          <table:table-cell/>
          <table:table-cell table:formula="of:=([.D16]-[.A16])/0.0166667" office:value-type="float" office:value="65.9878680242641" calcext:value-type="float">
            <text:p>65.9878680242641</text:p>
          </table:table-cell>
          <table:table-cell table:formula="of:=ABS([.E16]-[.B16])/0.0166667" office:value-type="float" office:value="770.878458243084" calcext:value-type="float">
            <text:p>770.878458243084</text:p>
          </table:table-cell>
          <table:table-cell table:formula="of:=([.F16]-[.C16])/0.0166667" office:value-type="float" office:value="32.6099347801305" calcext:value-type="float">
            <text:p>32.6099347801305</text:p>
          </table:table-cell>
          <table:table-cell table:formula="of:=DEGREES(ATAN(ABS([.F16]-[.C16])/ABS([.E16]-[.B16])))" office:value-type="float" office:value="2.42229927440322" calcext:value-type="float">
            <text:p>2.42229927440322</text:p>
          </table:table-cell>
          <table:table-cell table:formula="of:=SQRT(POWER([.H16];2)+POWER([.I16];2)+POWER([.J16];2))" office:value-type="float" office:value="774.384532358432" calcext:value-type="float">
            <text:p>774.384532358432</text:p>
          </table:table-cell>
        </table:table-row>
        <table:table-row table:style-name="ro1">
          <table:table-cell office:value-type="float" office:value="77.0383" calcext:value-type="float">
            <text:p>77.0383</text:p>
          </table:table-cell>
          <table:table-cell office:value-type="float" office:value="291.337" calcext:value-type="float">
            <text:p>291.337</text:p>
          </table:table-cell>
          <table:table-cell office:value-type="float" office:value="41.9171" calcext:value-type="float">
            <text:p>41.9171</text:p>
          </table:table-cell>
          <table:table-cell office:value-type="float" office:value="77.9201" calcext:value-type="float">
            <text:p>77.9201</text:p>
          </table:table-cell>
          <table:table-cell office:value-type="float" office:value="279.458" calcext:value-type="float">
            <text:p>279.458</text:p>
          </table:table-cell>
          <table:table-cell office:value-type="float" office:value="42.5267" calcext:value-type="float">
            <text:p>42.5267</text:p>
          </table:table-cell>
          <table:table-cell/>
          <table:table-cell table:formula="of:=([.D17]-[.A17])/0.0166667" office:value-type="float" office:value="52.9078941842115" calcext:value-type="float">
            <text:p>52.9078941842115</text:p>
          </table:table-cell>
          <table:table-cell table:formula="of:=ABS([.E17]-[.B17])/0.0166667" office:value-type="float" office:value="712.738574522849" calcext:value-type="float">
            <text:p>712.738574522849</text:p>
          </table:table-cell>
          <table:table-cell table:formula="of:=([.F17]-[.C17])/0.0166667" office:value-type="float" office:value="36.5759268481463" calcext:value-type="float">
            <text:p>36.5759268481463</text:p>
          </table:table-cell>
          <table:table-cell table:formula="of:=DEGREES(ATAN(ABS([.F17]-[.C17])/ABS([.E17]-[.B17])))" office:value-type="float" office:value="2.93769637511664" calcext:value-type="float">
            <text:p>2.93769637511664</text:p>
          </table:table-cell>
          <table:table-cell table:formula="of:=SQRT(POWER([.H17];2)+POWER([.I17];2)+POWER([.J17];2))" office:value-type="float" office:value="715.634906432513" calcext:value-type="float">
            <text:p>715.634906432513</text:p>
          </table:table-cell>
        </table:table-row>
        <table:table-row table:style-name="ro1">
          <table:table-cell office:value-type="float" office:value="77.6989" calcext:value-type="float">
            <text:p>77.6989</text:p>
          </table:table-cell>
          <table:table-cell office:value-type="float" office:value="281.88" calcext:value-type="float">
            <text:p>281.88</text:p>
          </table:table-cell>
          <table:table-cell office:value-type="float" office:value="43.1479" calcext:value-type="float">
            <text:p>43.1479</text:p>
          </table:table-cell>
          <table:table-cell office:value-type="float" office:value="78.7571" calcext:value-type="float">
            <text:p>78.7571</text:p>
          </table:table-cell>
          <table:table-cell office:value-type="float" office:value="267.947" calcext:value-type="float">
            <text:p>267.947</text:p>
          </table:table-cell>
          <table:table-cell office:value-type="float" office:value="44.1183" calcext:value-type="float">
            <text:p>44.1183</text:p>
          </table:table-cell>
          <table:table-cell/>
          <table:table-cell table:formula="of:=([.D18]-[.A18])/0.0166667" office:value-type="float" office:value="63.4918730162539" calcext:value-type="float">
            <text:p>63.4918730162539</text:p>
          </table:table-cell>
          <table:table-cell table:formula="of:=ABS([.E18]-[.B18])/0.0166667" office:value-type="float" office:value="835.978328043344" calcext:value-type="float">
            <text:p>835.978328043344</text:p>
          </table:table-cell>
          <table:table-cell table:formula="of:=([.F18]-[.C18])/0.0166667" office:value-type="float" office:value="58.2238835522328" calcext:value-type="float">
            <text:p>58.2238835522328</text:p>
          </table:table-cell>
          <table:table-cell table:formula="of:=DEGREES(ATAN(ABS([.F18]-[.C18])/ABS([.E18]-[.B18])))" office:value-type="float" office:value="3.9840798250333" calcext:value-type="float">
            <text:p>3.9840798250333</text:p>
          </table:table-cell>
          <table:table-cell table:formula="of:=SQRT(POWER([.H18];2)+POWER([.I18];2)+POWER([.J18];2))" office:value-type="float" office:value="840.405261473987" calcext:value-type="float">
            <text:p>840.405261473987</text:p>
          </table:table-cell>
        </table:table-row>
        <table:table-row table:style-name="ro1">
          <table:table-cell office:value-type="float" office:value="77.2818" calcext:value-type="float">
            <text:p>77.2818</text:p>
          </table:table-cell>
          <table:table-cell office:value-type="float" office:value="289.838" calcext:value-type="float">
            <text:p>289.838</text:p>
          </table:table-cell>
          <table:table-cell office:value-type="float" office:value="42.6623" calcext:value-type="float">
            <text:p>42.6623</text:p>
          </table:table-cell>
          <table:table-cell office:value-type="float" office:value="78.4062" calcext:value-type="float">
            <text:p>78.4062</text:p>
          </table:table-cell>
          <table:table-cell office:value-type="float" office:value="278.009" calcext:value-type="float">
            <text:p>278.009</text:p>
          </table:table-cell>
          <table:table-cell office:value-type="float" office:value="43.5033" calcext:value-type="float">
            <text:p>43.5033</text:p>
          </table:table-cell>
          <table:table-cell/>
          <table:table-cell table:formula="of:=([.D19]-[.A19])/0.0166667" office:value-type="float" office:value="67.4638650722695" calcext:value-type="float">
            <text:p>67.4638650722695</text:p>
          </table:table-cell>
          <table:table-cell table:formula="of:=ABS([.E19]-[.B19])/0.0166667" office:value-type="float" office:value="709.73858052284" calcext:value-type="float">
            <text:p>709.73858052284</text:p>
          </table:table-cell>
          <table:table-cell table:formula="of:=([.F19]-[.C19])/0.0166667" office:value-type="float" office:value="50.4598990802019" calcext:value-type="float">
            <text:p>50.4598990802019</text:p>
          </table:table-cell>
          <table:table-cell table:formula="of:=DEGREES(ATAN(ABS([.F19]-[.C19])/ABS([.E19]-[.B19])))" office:value-type="float" office:value="4.06668422031008" calcext:value-type="float">
            <text:p>4.06668422031008</text:p>
          </table:table-cell>
          <table:table-cell table:formula="of:=SQRT(POWER([.H19];2)+POWER([.I19];2)+POWER([.J19];2))" office:value-type="float" office:value="714.721223406895" calcext:value-type="float">
            <text:p>714.721223406895</text:p>
          </table:table-cell>
        </table:table-row>
        <table:table-row table:style-name="ro1">
          <table:table-cell office:value-type="float" office:value="78.0227" calcext:value-type="float">
            <text:p>78.0227</text:p>
          </table:table-cell>
          <table:table-cell office:value-type="float" office:value="287.315" calcext:value-type="float">
            <text:p>287.315</text:p>
          </table:table-cell>
          <table:table-cell office:value-type="float" office:value="42.2865" calcext:value-type="float">
            <text:p>42.2865</text:p>
          </table:table-cell>
          <table:table-cell office:value-type="float" office:value="79.1236" calcext:value-type="float">
            <text:p>79.1236</text:p>
          </table:table-cell>
          <table:table-cell office:value-type="float" office:value="275.611" calcext:value-type="float">
            <text:p>275.611</text:p>
          </table:table-cell>
          <table:table-cell office:value-type="float" office:value="43.1317" calcext:value-type="float">
            <text:p>43.1317</text:p>
          </table:table-cell>
          <table:table-cell/>
          <table:table-cell table:formula="of:=([.D20]-[.A20])/0.0166667" office:value-type="float" office:value="66.053867892264" calcext:value-type="float">
            <text:p>66.053867892264</text:p>
          </table:table-cell>
          <table:table-cell table:formula="of:=ABS([.E20]-[.B20])/0.0166667" office:value-type="float" office:value="702.238595522809" calcext:value-type="float">
            <text:p>702.238595522809</text:p>
          </table:table-cell>
          <table:table-cell table:formula="of:=([.F20]-[.C20])/0.0166667" office:value-type="float" office:value="50.7118985762032" calcext:value-type="float">
            <text:p>50.7118985762032</text:p>
          </table:table-cell>
          <table:table-cell table:formula="of:=DEGREES(ATAN(ABS([.F20]-[.C20])/ABS([.E20]-[.B20])))" office:value-type="float" office:value="4.13042334420706" calcext:value-type="float">
            <text:p>4.13042334420706</text:p>
          </table:table-cell>
          <table:table-cell table:formula="of:=SQRT(POWER([.H20];2)+POWER([.I20];2)+POWER([.J20];2))" office:value-type="float" office:value="707.159002744489" calcext:value-type="float">
            <text:p>707.159002744489</text:p>
          </table:table-cell>
        </table:table-row>
        <table:table-row table:style-name="ro1">
          <table:table-cell office:value-type="float" office:value="76.2609" calcext:value-type="float">
            <text:p>76.2609</text:p>
          </table:table-cell>
          <table:table-cell office:value-type="float" office:value="291.159" calcext:value-type="float">
            <text:p>291.159</text:p>
          </table:table-cell>
          <table:table-cell office:value-type="float" office:value="42.4652" calcext:value-type="float">
            <text:p>42.4652</text:p>
          </table:table-cell>
          <table:table-cell office:value-type="float" office:value="77.1611" calcext:value-type="float">
            <text:p>77.1611</text:p>
          </table:table-cell>
          <table:table-cell office:value-type="float" office:value="279.293" calcext:value-type="float">
            <text:p>279.293</text:p>
          </table:table-cell>
          <table:table-cell office:value-type="float" office:value="43.0609" calcext:value-type="float">
            <text:p>43.0609</text:p>
          </table:table-cell>
          <table:table-cell/>
          <table:table-cell table:formula="of:=([.D21]-[.A21])/0.0166667" office:value-type="float" office:value="54.0118919762159" calcext:value-type="float">
            <text:p>54.0118919762159</text:p>
          </table:table-cell>
          <table:table-cell table:formula="of:=ABS([.E21]-[.B21])/0.0166667" office:value-type="float" office:value="711.958576082847" calcext:value-type="float">
            <text:p>711.958576082847</text:p>
          </table:table-cell>
          <table:table-cell table:formula="of:=([.F21]-[.C21])/0.0166667" office:value-type="float" office:value="35.7419285161426" calcext:value-type="float">
            <text:p>35.7419285161426</text:p>
          </table:table-cell>
          <table:table-cell table:formula="of:=DEGREES(ATAN(ABS([.F21]-[.C21])/ABS([.E21]-[.B21])))" office:value-type="float" office:value="2.87396477169578" calcext:value-type="float">
            <text:p>2.87396477169578</text:p>
          </table:table-cell>
          <table:table-cell table:formula="of:=SQRT(POWER([.H21];2)+POWER([.I21];2)+POWER([.J21];2))" office:value-type="float" office:value="714.898443127986" calcext:value-type="float">
            <text:p>714.898443127986</text:p>
          </table:table-cell>
        </table:table-row>
        <table:table-row table:style-name="ro1">
          <table:table-cell office:value-type="float" office:value="76.9226" calcext:value-type="float">
            <text:p>76.9226</text:p>
          </table:table-cell>
          <table:table-cell office:value-type="float" office:value="280.503" calcext:value-type="float">
            <text:p>280.503</text:p>
          </table:table-cell>
          <table:table-cell office:value-type="float" office:value="43.3724" calcext:value-type="float">
            <text:p>43.3724</text:p>
          </table:table-cell>
          <table:table-cell office:value-type="float" office:value="77.771" calcext:value-type="float">
            <text:p>77.771</text:p>
          </table:table-cell>
          <table:table-cell office:value-type="float" office:value="267.922" calcext:value-type="float">
            <text:p>267.922</text:p>
          </table:table-cell>
          <table:table-cell office:value-type="float" office:value="43.8867" calcext:value-type="float">
            <text:p>43.8867</text:p>
          </table:table-cell>
          <table:table-cell/>
          <table:table-cell table:formula="of:=([.D22]-[.A22])/0.0166667" office:value-type="float" office:value="50.9038981922035" calcext:value-type="float">
            <text:p>50.9038981922035</text:p>
          </table:table-cell>
          <table:table-cell table:formula="of:=ABS([.E22]-[.B22])/0.0166667" office:value-type="float" office:value="754.858490283017" calcext:value-type="float">
            <text:p>754.858490283017</text:p>
          </table:table-cell>
          <table:table-cell table:formula="of:=([.F22]-[.C22])/0.0166667" office:value-type="float" office:value="30.8579382841233" calcext:value-type="float">
            <text:p>30.8579382841233</text:p>
          </table:table-cell>
          <table:table-cell table:formula="of:=DEGREES(ATAN(ABS([.F22]-[.C22])/ABS([.E22]-[.B22])))" office:value-type="float" office:value="2.34089671788061" calcext:value-type="float">
            <text:p>2.34089671788061</text:p>
          </table:table-cell>
          <table:table-cell table:formula="of:=SQRT(POWER([.H22];2)+POWER([.I22];2)+POWER([.J22];2))" office:value-type="float" office:value="757.201927862486" calcext:value-type="float">
            <text:p>757.201927862486</text:p>
          </table:table-cell>
        </table:table-row>
        <table:table-row table:style-name="ro1">
          <table:table-cell office:value-type="float" office:value="75.9902" calcext:value-type="float">
            <text:p>75.9902</text:p>
          </table:table-cell>
          <table:table-cell office:value-type="float" office:value="289.761" calcext:value-type="float">
            <text:p>289.761</text:p>
          </table:table-cell>
          <table:table-cell office:value-type="float" office:value="42.6862" calcext:value-type="float">
            <text:p>42.6862</text:p>
          </table:table-cell>
          <table:table-cell office:value-type="float" office:value="76.629" calcext:value-type="float">
            <text:p>76.629</text:p>
          </table:table-cell>
          <table:table-cell office:value-type="float" office:value="276.674" calcext:value-type="float">
            <text:p>276.674</text:p>
          </table:table-cell>
          <table:table-cell office:value-type="float" office:value="43.2334" calcext:value-type="float">
            <text:p>43.2334</text:p>
          </table:table-cell>
          <table:table-cell/>
          <table:table-cell table:formula="of:=([.D23]-[.A23])/0.0166667" office:value-type="float" office:value="38.3279233441535" calcext:value-type="float">
            <text:p>38.3279233441535</text:p>
          </table:table-cell>
          <table:table-cell table:formula="of:=ABS([.E23]-[.B23])/0.0166667" office:value-type="float" office:value="785.218429563144" calcext:value-type="float">
            <text:p>785.218429563144</text:p>
          </table:table-cell>
          <table:table-cell table:formula="of:=([.F23]-[.C23])/0.0166667" office:value-type="float" office:value="32.8319343361315" calcext:value-type="float">
            <text:p>32.8319343361315</text:p>
          </table:table-cell>
          <table:table-cell table:formula="of:=DEGREES(ATAN(ABS([.F23]-[.C23])/ABS([.E23]-[.B23])))" office:value-type="float" office:value="2.39428431362212" calcext:value-type="float">
            <text:p>2.39428431362212</text:p>
          </table:table-cell>
          <table:table-cell table:formula="of:=SQRT(POWER([.H23];2)+POWER([.I23];2)+POWER([.J23];2))" office:value-type="float" office:value="786.838577947051" calcext:value-type="float">
            <text:p>786.838577947051</text:p>
          </table:table-cell>
        </table:table-row>
        <table:table-row table:style-name="ro1">
          <table:table-cell office:value-type="float" office:value="77.5089" calcext:value-type="float">
            <text:p>77.5089</text:p>
          </table:table-cell>
          <table:table-cell office:value-type="float" office:value="287.357" calcext:value-type="float">
            <text:p>287.357</text:p>
          </table:table-cell>
          <table:table-cell office:value-type="float" office:value="42.0299" calcext:value-type="float">
            <text:p>42.0299</text:p>
          </table:table-cell>
          <table:table-cell office:value-type="float" office:value="78.6238" calcext:value-type="float">
            <text:p>78.6238</text:p>
          </table:table-cell>
          <table:table-cell office:value-type="float" office:value="275.75" calcext:value-type="float">
            <text:p>275.75</text:p>
          </table:table-cell>
          <table:table-cell office:value-type="float" office:value="42.3679" calcext:value-type="float">
            <text:p>42.3679</text:p>
          </table:table-cell>
          <table:table-cell/>
          <table:table-cell table:formula="of:=([.D24]-[.A24])/0.0166667" office:value-type="float" office:value="66.8938662122679" calcext:value-type="float">
            <text:p>66.8938662122679</text:p>
          </table:table-cell>
          <table:table-cell table:formula="of:=ABS([.E24]-[.B24])/0.0166667" office:value-type="float" office:value="696.418607162787" calcext:value-type="float">
            <text:p>696.418607162787</text:p>
          </table:table-cell>
          <table:table-cell table:formula="of:=([.F24]-[.C24])/0.0166667" office:value-type="float" office:value="20.2799594400812" calcext:value-type="float">
            <text:p>20.2799594400812</text:p>
          </table:table-cell>
          <table:table-cell table:formula="of:=DEGREES(ATAN(ABS([.F24]-[.C24])/ABS([.E24]-[.B24])))" office:value-type="float" office:value="1.66800225504231" calcext:value-type="float">
            <text:p>1.66800225504231</text:p>
          </table:table-cell>
          <table:table-cell table:formula="of:=SQRT(POWER([.H24];2)+POWER([.I24];2)+POWER([.J24];2))" office:value-type="float" office:value="699.917811242344" calcext:value-type="float">
            <text:p>699.917811242344</text:p>
          </table:table-cell>
        </table:table-row>
        <table:table-row table:style-name="ro1">
          <table:table-cell office:value-type="float" office:value="77.6832" calcext:value-type="float">
            <text:p>77.6832</text:p>
          </table:table-cell>
          <table:table-cell office:value-type="float" office:value="280.713" calcext:value-type="float">
            <text:p>280.713</text:p>
          </table:table-cell>
          <table:table-cell office:value-type="float" office:value="42.5791" calcext:value-type="float">
            <text:p>42.5791</text:p>
          </table:table-cell>
          <table:table-cell office:value-type="float" office:value="78.2658" calcext:value-type="float">
            <text:p>78.2658</text:p>
          </table:table-cell>
          <table:table-cell office:value-type="float" office:value="268.143" calcext:value-type="float">
            <text:p>268.143</text:p>
          </table:table-cell>
          <table:table-cell office:value-type="float" office:value="42.8676" calcext:value-type="float">
            <text:p>42.8676</text:p>
          </table:table-cell>
          <table:table-cell/>
          <table:table-cell table:formula="of:=([.D25]-[.A25])/0.0166667" office:value-type="float" office:value="34.9559300881398" calcext:value-type="float">
            <text:p>34.9559300881398</text:p>
          </table:table-cell>
          <table:table-cell table:formula="of:=ABS([.E25]-[.B25])/0.0166667" office:value-type="float" office:value="754.19849160302" calcext:value-type="float">
            <text:p>754.19849160302</text:p>
          </table:table-cell>
          <table:table-cell table:formula="of:=([.F25]-[.C25])/0.0166667" office:value-type="float" office:value="17.3099653800696" calcext:value-type="float">
            <text:p>17.3099653800696</text:p>
          </table:table-cell>
          <table:table-cell table:formula="of:=DEGREES(ATAN(ABS([.F25]-[.C25])/ABS([.E25]-[.B25])))" office:value-type="float" office:value="1.31479163348959" calcext:value-type="float">
            <text:p>1.31479163348959</text:p>
          </table:table-cell>
          <table:table-cell table:formula="of:=SQRT(POWER([.H25];2)+POWER([.I25];2)+POWER([.J25];2))" office:value-type="float" office:value="755.206539091166" calcext:value-type="float">
            <text:p>755.206539091166</text:p>
          </table:table-cell>
        </table:table-row>
        <table:table-row table:style-name="ro1">
          <table:table-cell office:value-type="float" office:value="78.2616" calcext:value-type="float">
            <text:p>78.2616</text:p>
          </table:table-cell>
          <table:table-cell office:value-type="float" office:value="285.974" calcext:value-type="float">
            <text:p>285.974</text:p>
          </table:table-cell>
          <table:table-cell office:value-type="float" office:value="42.4962" calcext:value-type="float">
            <text:p>42.4962</text:p>
          </table:table-cell>
          <table:table-cell office:value-type="float" office:value="79.3753" calcext:value-type="float">
            <text:p>79.3753</text:p>
          </table:table-cell>
          <table:table-cell office:value-type="float" office:value="275.683" calcext:value-type="float">
            <text:p>275.683</text:p>
          </table:table-cell>
          <table:table-cell office:value-type="float" office:value="42.8694" calcext:value-type="float">
            <text:p>42.8694</text:p>
          </table:table-cell>
          <table:table-cell/>
          <table:table-cell table:formula="of:=([.D26]-[.A26])/0.0166667" office:value-type="float" office:value="66.821866356267" calcext:value-type="float">
            <text:p>66.821866356267</text:p>
          </table:table-cell>
          <table:table-cell table:formula="of:=ABS([.E26]-[.B26])/0.0166667" office:value-type="float" office:value="617.45876508247" calcext:value-type="float">
            <text:p>617.45876508247</text:p>
          </table:table-cell>
          <table:table-cell table:formula="of:=([.F26]-[.C26])/0.0166667" office:value-type="float" office:value="22.3919552160894" calcext:value-type="float">
            <text:p>22.3919552160894</text:p>
          </table:table-cell>
          <table:table-cell table:formula="of:=DEGREES(ATAN(ABS([.F26]-[.C26])/ABS([.E26]-[.B26])))" office:value-type="float" office:value="2.07690395513195" calcext:value-type="float">
            <text:p>2.07690395513195</text:p>
          </table:table-cell>
          <table:table-cell table:formula="of:=SQRT(POWER([.H26];2)+POWER([.I26];2)+POWER([.J26];2))" office:value-type="float" office:value="621.467527759015" calcext:value-type="float">
            <text:p>621.467527759015</text:p>
          </table:table-cell>
        </table:table-row>
        <table:table-row table:style-name="ro1">
          <table:table-cell office:value-type="float" office:value="77.7155" calcext:value-type="float">
            <text:p>77.7155</text:p>
          </table:table-cell>
          <table:table-cell office:value-type="float" office:value="283.228" calcext:value-type="float">
            <text:p>283.228</text:p>
          </table:table-cell>
          <table:table-cell office:value-type="float" office:value="42.9348" calcext:value-type="float">
            <text:p>42.9348</text:p>
          </table:table-cell>
          <table:table-cell office:value-type="float" office:value="78.5473" calcext:value-type="float">
            <text:p>78.5473</text:p>
          </table:table-cell>
          <table:table-cell office:value-type="float" office:value="270.464" calcext:value-type="float">
            <text:p>270.464</text:p>
          </table:table-cell>
          <table:table-cell office:value-type="float" office:value="43.7157" calcext:value-type="float">
            <text:p>43.7157</text:p>
          </table:table-cell>
          <table:table-cell/>
          <table:table-cell table:formula="of:=([.D27]-[.A27])/0.0166667" office:value-type="float" office:value="49.9079001841997" calcext:value-type="float">
            <text:p>49.9079001841997</text:p>
          </table:table-cell>
          <table:table-cell table:formula="of:=ABS([.E27]-[.B27])/0.0166667" office:value-type="float" office:value="765.838468323064" calcext:value-type="float">
            <text:p>765.838468323064</text:p>
          </table:table-cell>
          <table:table-cell table:formula="of:=([.F27]-[.C27])/0.0166667" office:value-type="float" office:value="46.8539062921871" calcext:value-type="float">
            <text:p>46.8539062921871</text:p>
          </table:table-cell>
          <table:table-cell table:formula="of:=DEGREES(ATAN(ABS([.F27]-[.C27])/ABS([.E27]-[.B27])))" office:value-type="float" office:value="3.50098528211338" calcext:value-type="float">
            <text:p>3.50098528211338</text:p>
          </table:table-cell>
          <table:table-cell table:formula="of:=SQRT(POWER([.H27];2)+POWER([.I27];2)+POWER([.J27];2))" office:value-type="float" office:value="768.891830232998" calcext:value-type="float">
            <text:p>768.891830232998</text:p>
          </table:table-cell>
        </table:table-row>
        <table:table-row table:style-name="ro1">
          <table:table-cell office:value-type="float" office:value="77.4448" calcext:value-type="float">
            <text:p>77.4448</text:p>
          </table:table-cell>
          <table:table-cell office:value-type="float" office:value="281.865" calcext:value-type="float">
            <text:p>281.865</text:p>
          </table:table-cell>
          <table:table-cell office:value-type="float" office:value="43.1526" calcext:value-type="float">
            <text:p>43.1526</text:p>
          </table:table-cell>
          <table:table-cell office:value-type="float" office:value="78.0516" calcext:value-type="float">
            <text:p>78.0516</text:p>
          </table:table-cell>
          <table:table-cell office:value-type="float" office:value="270.471" calcext:value-type="float">
            <text:p>270.471</text:p>
          </table:table-cell>
          <table:table-cell office:value-type="float" office:value="43.4732" calcext:value-type="float">
            <text:p>43.4732</text:p>
          </table:table-cell>
          <table:table-cell/>
          <table:table-cell table:formula="of:=([.D28]-[.A28])/0.0166667" office:value-type="float" office:value="36.4079271841452" calcext:value-type="float">
            <text:p>36.4079271841452</text:p>
          </table:table-cell>
          <table:table-cell table:formula="of:=ABS([.E28]-[.B28])/0.0166667" office:value-type="float" office:value="683.638632722735" calcext:value-type="float">
            <text:p>683.638632722735</text:p>
          </table:table-cell>
          <table:table-cell table:formula="of:=([.F28]-[.C28])/0.0166667" office:value-type="float" office:value="19.2359615280769" calcext:value-type="float">
            <text:p>19.2359615280769</text:p>
          </table:table-cell>
          <table:table-cell table:formula="of:=DEGREES(ATAN(ABS([.F28]-[.C28])/ABS([.E28]-[.B28])))" office:value-type="float" office:value="1.61174139647233" calcext:value-type="float">
            <text:p>1.61174139647233</text:p>
          </table:table-cell>
          <table:table-cell table:formula="of:=SQRT(POWER([.H28];2)+POWER([.I28];2)+POWER([.J28];2))" office:value-type="float" office:value="684.877609160035" calcext:value-type="float">
            <text:p>684.877609160035</text:p>
          </table:table-cell>
        </table:table-row>
        <table:table-row table:style-name="ro1">
          <table:table-cell office:value-type="float" office:value="77.2511" calcext:value-type="float">
            <text:p>77.2511</text:p>
          </table:table-cell>
          <table:table-cell office:value-type="float" office:value="287.149" calcext:value-type="float">
            <text:p>287.149</text:p>
          </table:table-cell>
          <table:table-cell office:value-type="float" office:value="42.8286" calcext:value-type="float">
            <text:p>42.8286</text:p>
          </table:table-cell>
          <table:table-cell office:value-type="float" office:value="78.3515" calcext:value-type="float">
            <text:p>78.3515</text:p>
          </table:table-cell>
          <table:table-cell office:value-type="float" office:value="274.102" calcext:value-type="float">
            <text:p>274.102</text:p>
          </table:table-cell>
          <table:table-cell office:value-type="float" office:value="44.1231" calcext:value-type="float">
            <text:p>44.1231</text:p>
          </table:table-cell>
          <table:table-cell/>
          <table:table-cell table:formula="of:=([.D29]-[.A29])/0.0166667" office:value-type="float" office:value="66.0238679522646" calcext:value-type="float">
            <text:p>66.0238679522646</text:p>
          </table:table-cell>
          <table:table-cell table:formula="of:=ABS([.E29]-[.B29])/0.0166667" office:value-type="float" office:value="782.818434363133" calcext:value-type="float">
            <text:p>782.818434363133</text:p>
          </table:table-cell>
          <table:table-cell table:formula="of:=([.F29]-[.C29])/0.0166667" office:value-type="float" office:value="77.6698446603106" calcext:value-type="float">
            <text:p>77.6698446603106</text:p>
          </table:table-cell>
          <table:table-cell table:formula="of:=DEGREES(ATAN(ABS([.F29]-[.C29])/ABS([.E29]-[.B29])))" office:value-type="float" office:value="5.66624000488064" calcext:value-type="float">
            <text:p>5.66624000488064</text:p>
          </table:table-cell>
          <table:table-cell table:formula="of:=SQRT(POWER([.H29];2)+POWER([.I29];2)+POWER([.J29];2))" office:value-type="float" office:value="789.427930268293" calcext:value-type="float">
            <text:p>789.427930268293</text:p>
          </table:table-cell>
        </table:table-row>
        <table:table-row table:style-name="ro1">
          <table:table-cell office:value-type="float" office:value="77.4613" calcext:value-type="float">
            <text:p>77.4613</text:p>
          </table:table-cell>
          <table:table-cell office:value-type="float" office:value="283.436" calcext:value-type="float">
            <text:p>283.436</text:p>
          </table:table-cell>
          <table:table-cell office:value-type="float" office:value="41.8936" calcext:value-type="float">
            <text:p>41.8936</text:p>
          </table:table-cell>
          <table:table-cell office:value-type="float" office:value="78.3018" calcext:value-type="float">
            <text:p>78.3018</text:p>
          </table:table-cell>
          <table:table-cell office:value-type="float" office:value="270.743" calcext:value-type="float">
            <text:p>270.743</text:p>
          </table:table-cell>
          <table:table-cell office:value-type="float" office:value="42.1958" calcext:value-type="float">
            <text:p>42.1958</text:p>
          </table:table-cell>
          <table:table-cell/>
          <table:table-cell table:formula="of:=([.D30]-[.A30])/0.0166667" office:value-type="float" office:value="50.4298991402021" calcext:value-type="float">
            <text:p>50.4298991402021</text:p>
          </table:table-cell>
          <table:table-cell table:formula="of:=ABS([.E30]-[.B30])/0.0166667" office:value-type="float" office:value="761.578476843045" calcext:value-type="float">
            <text:p>761.578476843045</text:p>
          </table:table-cell>
          <table:table-cell table:formula="of:=([.F30]-[.C30])/0.0166667" office:value-type="float" office:value="18.1319637360725" calcext:value-type="float">
            <text:p>18.1319637360725</text:p>
          </table:table-cell>
          <table:table-cell table:formula="of:=DEGREES(ATAN(ABS([.F30]-[.C30])/ABS([.E30]-[.B30])))" office:value-type="float" office:value="1.36386308289795" calcext:value-type="float">
            <text:p>1.36386308289795</text:p>
          </table:table-cell>
          <table:table-cell table:formula="of:=SQRT(POWER([.H30];2)+POWER([.I30];2)+POWER([.J30];2))" office:value-type="float" office:value="763.461668472485" calcext:value-type="float">
            <text:p>763.461668472485</text:p>
          </table:table-cell>
        </table:table-row>
        <table:table-row table:style-name="ro1">
          <table:table-cell office:value-type="float" office:value="77.7161" calcext:value-type="float">
            <text:p>77.7161</text:p>
          </table:table-cell>
          <table:table-cell office:value-type="float" office:value="283.345" calcext:value-type="float">
            <text:p>283.345</text:p>
          </table:table-cell>
          <table:table-cell office:value-type="float" office:value="42.4114" calcext:value-type="float">
            <text:p>42.4114</text:p>
          </table:table-cell>
          <table:table-cell office:value-type="float" office:value="79.0064" calcext:value-type="float">
            <text:p>79.0064</text:p>
          </table:table-cell>
          <table:table-cell office:value-type="float" office:value="268.163" calcext:value-type="float">
            <text:p>268.163</text:p>
          </table:table-cell>
          <table:table-cell office:value-type="float" office:value="43.1025" calcext:value-type="float">
            <text:p>43.1025</text:p>
          </table:table-cell>
          <table:table-cell/>
          <table:table-cell table:formula="of:=([.D31]-[.A31])/0.0166667" office:value-type="float" office:value="77.4178451643098" calcext:value-type="float">
            <text:p>77.4178451643098</text:p>
          </table:table-cell>
          <table:table-cell table:formula="of:=ABS([.E31]-[.B31])/0.0166667" office:value-type="float" office:value="910.918178163645" calcext:value-type="float">
            <text:p>910.918178163645</text:p>
          </table:table-cell>
          <table:table-cell table:formula="of:=([.F31]-[.C31])/0.0166667" office:value-type="float" office:value="41.4659170681658" calcext:value-type="float">
            <text:p>41.4659170681658</text:p>
          </table:table-cell>
          <table:table-cell table:formula="of:=DEGREES(ATAN(ABS([.F31]-[.C31])/ABS([.E31]-[.B31])))" office:value-type="float" office:value="2.60636257574495" calcext:value-type="float">
            <text:p>2.60636257574495</text:p>
          </table:table-cell>
          <table:table-cell table:formula="of:=SQRT(POWER([.H31];2)+POWER([.I31];2)+POWER([.J31];2))" office:value-type="float" office:value="915.141995723703" calcext:value-type="float">
            <text:p>915.141995723703</text:p>
          </table:table-cell>
        </table:table-row>
        <table:table-row table:style-name="ro1">
          <table:table-cell office:value-type="float" office:value="76.2732" calcext:value-type="float">
            <text:p>76.2732</text:p>
          </table:table-cell>
          <table:table-cell office:value-type="float" office:value="292.616" calcext:value-type="float">
            <text:p>292.616</text:p>
          </table:table-cell>
          <table:table-cell office:value-type="float" office:value="41.9801" calcext:value-type="float">
            <text:p>41.9801</text:p>
          </table:table-cell>
          <table:table-cell office:value-type="float" office:value="77.1611" calcext:value-type="float">
            <text:p>77.1611</text:p>
          </table:table-cell>
          <table:table-cell office:value-type="float" office:value="279.341" calcext:value-type="float">
            <text:p>279.341</text:p>
          </table:table-cell>
          <table:table-cell office:value-type="float" office:value="42.8028" calcext:value-type="float">
            <text:p>42.8028</text:p>
          </table:table-cell>
          <table:table-cell/>
          <table:table-cell table:formula="of:=([.D32]-[.A32])/0.0166667" office:value-type="float" office:value="53.2738934522132" calcext:value-type="float">
            <text:p>53.2738934522132</text:p>
          </table:table-cell>
          <table:table-cell table:formula="of:=ABS([.E32]-[.B32])/0.0166667" office:value-type="float" office:value="796.498407003185" calcext:value-type="float">
            <text:p>796.498407003185</text:p>
          </table:table-cell>
          <table:table-cell table:formula="of:=([.F32]-[.C32])/0.0166667" office:value-type="float" office:value="49.3619012761973" calcext:value-type="float">
            <text:p>49.3619012761973</text:p>
          </table:table-cell>
          <table:table-cell table:formula="of:=DEGREES(ATAN(ABS([.F32]-[.C32])/ABS([.E32]-[.B32])))" office:value-type="float" office:value="3.54629222862863" calcext:value-type="float">
            <text:p>3.54629222862863</text:p>
          </table:table-cell>
          <table:table-cell table:formula="of:=SQRT(POWER([.H32];2)+POWER([.I32];2)+POWER([.J32];2))" office:value-type="float" office:value="799.802736541811" calcext:value-type="float">
            <text:p>799.802736541811</text:p>
          </table:table-cell>
        </table:table-row>
        <table:table-row table:style-name="ro1">
          <table:table-cell office:value-type="float" office:value="77.5085" calcext:value-type="float">
            <text:p>77.5085</text:p>
          </table:table-cell>
          <table:table-cell office:value-type="float" office:value="287.283" calcext:value-type="float">
            <text:p>287.283</text:p>
          </table:table-cell>
          <table:table-cell office:value-type="float" office:value="42.2962" calcext:value-type="float">
            <text:p>42.2962</text:p>
          </table:table-cell>
          <table:table-cell office:value-type="float" office:value="78.6229" calcext:value-type="float">
            <text:p>78.6229</text:p>
          </table:table-cell>
          <table:table-cell office:value-type="float" office:value="275.677" calcext:value-type="float">
            <text:p>275.677</text:p>
          </table:table-cell>
          <table:table-cell office:value-type="float" office:value="42.6284" calcext:value-type="float">
            <text:p>42.6284</text:p>
          </table:table-cell>
          <table:table-cell/>
          <table:table-cell table:formula="of:=([.D33]-[.A33])/0.0166667" office:value-type="float" office:value="66.8638662722677" calcext:value-type="float">
            <text:p>66.8638662722677</text:p>
          </table:table-cell>
          <table:table-cell table:formula="of:=ABS([.E33]-[.B33])/0.0166667" office:value-type="float" office:value="696.358607282785" calcext:value-type="float">
            <text:p>696.358607282785</text:p>
          </table:table-cell>
          <table:table-cell table:formula="of:=([.F33]-[.C33])/0.0166667" office:value-type="float" office:value="19.9319601360797" calcext:value-type="float">
            <text:p>19.9319601360797</text:p>
          </table:table-cell>
          <table:table-cell table:formula="of:=DEGREES(ATAN(ABS([.F33]-[.C33])/ABS([.E33]-[.B33])))" office:value-type="float" office:value="1.63953666393564" calcext:value-type="float">
            <text:p>1.63953666393564</text:p>
          </table:table-cell>
          <table:table-cell table:formula="of:=SQRT(POWER([.H33];2)+POWER([.I33];2)+POWER([.J33];2))" office:value-type="float" office:value="699.845246882882" calcext:value-type="float">
            <text:p>699.845246882882</text:p>
          </table:table-cell>
        </table:table-row>
        <table:table-row table:style-name="ro1">
          <table:table-cell office:value-type="float" office:value="77.2821" calcext:value-type="float">
            <text:p>77.2821</text:p>
          </table:table-cell>
          <table:table-cell office:value-type="float" office:value="289.961" calcext:value-type="float">
            <text:p>289.961</text:p>
          </table:table-cell>
          <table:table-cell office:value-type="float" office:value="42.1314" calcext:value-type="float">
            <text:p>42.1314</text:p>
          </table:table-cell>
          <table:table-cell office:value-type="float" office:value="78.3892" calcext:value-type="float">
            <text:p>78.3892</text:p>
          </table:table-cell>
          <table:table-cell office:value-type="float" office:value="276.855" calcext:value-type="float">
            <text:p>276.855</text:p>
          </table:table-cell>
          <table:table-cell office:value-type="float" office:value="42.9393" calcext:value-type="float">
            <text:p>42.9393</text:p>
          </table:table-cell>
          <table:table-cell/>
          <table:table-cell table:formula="of:=([.D34]-[.A34])/0.0166667" office:value-type="float" office:value="66.4258671482659" calcext:value-type="float">
            <text:p>66.4258671482659</text:p>
          </table:table-cell>
          <table:table-cell table:formula="of:=ABS([.E34]-[.B34])/0.0166667" office:value-type="float" office:value="786.358427283145" calcext:value-type="float">
            <text:p>786.358427283145</text:p>
          </table:table-cell>
          <table:table-cell table:formula="of:=([.F34]-[.C34])/0.0166667" office:value-type="float" office:value="48.4739030521941" calcext:value-type="float">
            <text:p>48.4739030521941</text:p>
          </table:table-cell>
          <table:table-cell table:formula="of:=DEGREES(ATAN(ABS([.F34]-[.C34])/ABS([.E34]-[.B34])))" office:value-type="float" office:value="3.5274501524074" calcext:value-type="float">
            <text:p>3.5274501524074</text:p>
          </table:table-cell>
          <table:table-cell table:formula="of:=SQRT(POWER([.H34];2)+POWER([.I34];2)+POWER([.J34];2))" office:value-type="float" office:value="790.646375608422" calcext:value-type="float">
            <text:p>790.646375608422</text:p>
          </table:table-cell>
        </table:table-row>
        <table:table-row table:style-name="ro1">
          <table:table-cell office:value-type="float" office:value="77.2819" calcext:value-type="float">
            <text:p>77.2819</text:p>
          </table:table-cell>
          <table:table-cell office:value-type="float" office:value="289.902" calcext:value-type="float">
            <text:p>289.902</text:p>
          </table:table-cell>
          <table:table-cell office:value-type="float" office:value="42.3965" calcext:value-type="float">
            <text:p>42.3965</text:p>
          </table:table-cell>
          <table:table-cell office:value-type="float" office:value="78.37" calcext:value-type="float">
            <text:p>78.37</text:p>
          </table:table-cell>
          <table:table-cell office:value-type="float" office:value="275.443" calcext:value-type="float">
            <text:p>275.443</text:p>
          </table:table-cell>
          <table:table-cell office:value-type="float" office:value="43.6622" calcext:value-type="float">
            <text:p>43.6622</text:p>
          </table:table-cell>
          <table:table-cell/>
          <table:table-cell table:formula="of:=([.D35]-[.A35])/0.0166667" office:value-type="float" office:value="65.2858694282618" calcext:value-type="float">
            <text:p>65.2858694282618</text:p>
          </table:table-cell>
          <table:table-cell table:formula="of:=ABS([.E35]-[.B35])/0.0166667" office:value-type="float" office:value="867.53826492347" calcext:value-type="float">
            <text:p>867.53826492347</text:p>
          </table:table-cell>
          <table:table-cell table:formula="of:=([.F35]-[.C35])/0.0166667" office:value-type="float" office:value="75.9418481163035" calcext:value-type="float">
            <text:p>75.9418481163035</text:p>
          </table:table-cell>
          <table:table-cell table:formula="of:=DEGREES(ATAN(ABS([.F35]-[.C35])/ABS([.E35]-[.B35])))" office:value-type="float" office:value="5.00275832525563" calcext:value-type="float">
            <text:p>5.00275832525563</text:p>
          </table:table-cell>
          <table:table-cell table:formula="of:=SQRT(POWER([.H35];2)+POWER([.I35];2)+POWER([.J35];2))" office:value-type="float" office:value="873.299519150646" calcext:value-type="float">
            <text:p>873.299519150646</text:p>
          </table:table-cell>
        </table:table-row>
        <table:table-row table:style-name="ro1">
          <table:table-cell office:value-type="float" office:value="77.954" calcext:value-type="float">
            <text:p>77.954</text:p>
          </table:table-cell>
          <table:table-cell office:value-type="float" office:value="282.065" calcext:value-type="float">
            <text:p>282.065</text:p>
          </table:table-cell>
          <table:table-cell office:value-type="float" office:value="42.3608" calcext:value-type="float">
            <text:p>42.3608</text:p>
          </table:table-cell>
          <table:table-cell office:value-type="float" office:value="78.7966" calcext:value-type="float">
            <text:p>78.7966</text:p>
          </table:table-cell>
          <table:table-cell office:value-type="float" office:value="270.585" calcext:value-type="float">
            <text:p>270.585</text:p>
          </table:table-cell>
          <table:table-cell office:value-type="float" office:value="43.2021" calcext:value-type="float">
            <text:p>43.2021</text:p>
          </table:table-cell>
          <table:table-cell/>
          <table:table-cell table:formula="of:=([.D36]-[.A36])/0.0166667" office:value-type="float" office:value="50.5558988882025" calcext:value-type="float">
            <text:p>50.5558988882025</text:p>
          </table:table-cell>
          <table:table-cell table:formula="of:=ABS([.E36]-[.B36])/0.0166667" office:value-type="float" office:value="688.798622402756" calcext:value-type="float">
            <text:p>688.798622402756</text:p>
          </table:table-cell>
          <table:table-cell table:formula="of:=([.F36]-[.C36])/0.0166667" office:value-type="float" office:value="50.4778990442022" calcext:value-type="float">
            <text:p>50.4778990442022</text:p>
          </table:table-cell>
          <table:table-cell table:formula="of:=DEGREES(ATAN(ABS([.F36]-[.C36])/ABS([.E36]-[.B36])))" office:value-type="float" office:value="4.19136971739679" calcext:value-type="float">
            <text:p>4.19136971739679</text:p>
          </table:table-cell>
          <table:table-cell table:formula="of:=SQRT(POWER([.H36];2)+POWER([.I36];2)+POWER([.J36];2))" office:value-type="float" office:value="692.493652987698" calcext:value-type="float">
            <text:p>692.493652987698</text:p>
          </table:table-cell>
        </table:table-row>
        <table:table-row table:style-name="ro1">
          <table:table-cell office:value-type="float" office:value="76.7372" calcext:value-type="float">
            <text:p>76.7372</text:p>
          </table:table-cell>
          <table:table-cell office:value-type="float" office:value="287.166" calcext:value-type="float">
            <text:p>287.166</text:p>
          </table:table-cell>
          <table:table-cell office:value-type="float" office:value="42.5762" calcext:value-type="float">
            <text:p>42.5762</text:p>
          </table:table-cell>
          <table:table-cell office:value-type="float" office:value="77.3676" calcext:value-type="float">
            <text:p>77.3676</text:p>
          </table:table-cell>
          <table:table-cell office:value-type="float" office:value="275.416" calcext:value-type="float">
            <text:p>275.416</text:p>
          </table:table-cell>
          <table:table-cell office:value-type="float" office:value="43.4274" calcext:value-type="float">
            <text:p>43.4274</text:p>
          </table:table-cell>
          <table:table-cell/>
          <table:table-cell table:formula="of:=([.D37]-[.A37])/0.0166667" office:value-type="float" office:value="37.823924352151" calcext:value-type="float">
            <text:p>37.823924352151</text:p>
          </table:table-cell>
          <table:table-cell table:formula="of:=ABS([.E37]-[.B37])/0.0166667" office:value-type="float" office:value="704.99859000282" calcext:value-type="float">
            <text:p>704.99859000282</text:p>
          </table:table-cell>
          <table:table-cell table:formula="of:=([.F37]-[.C37])/0.0166667" office:value-type="float" office:value="51.0718978562042" calcext:value-type="float">
            <text:p>51.0718978562042</text:p>
          </table:table-cell>
          <table:table-cell table:formula="of:=DEGREES(ATAN(ABS([.F37]-[.C37])/ABS([.E37]-[.B37])))" office:value-type="float" office:value="4.14341456300317" calcext:value-type="float">
            <text:p>4.14341456300317</text:p>
          </table:table-cell>
          <table:table-cell table:formula="of:=SQRT(POWER([.H37];2)+POWER([.I37];2)+POWER([.J37];2))" office:value-type="float" office:value="707.857330194437" calcext:value-type="float">
            <text:p>707.857330194437</text:p>
          </table:table-cell>
        </table:table-row>
        <table:table-row table:style-name="ro1">
          <table:table-cell office:value-type="float" office:value="77.9709" calcext:value-type="float">
            <text:p>77.9709</text:p>
          </table:table-cell>
          <table:table-cell office:value-type="float" office:value="283.319" calcext:value-type="float">
            <text:p>283.319</text:p>
          </table:table-cell>
          <table:table-cell office:value-type="float" office:value="42.6657" calcext:value-type="float">
            <text:p>42.6657</text:p>
          </table:table-cell>
          <table:table-cell office:value-type="float" office:value="79.2934" calcext:value-type="float">
            <text:p>79.2934</text:p>
          </table:table-cell>
          <table:table-cell office:value-type="float" office:value="270.64" calcext:value-type="float">
            <text:p>270.64</text:p>
          </table:table-cell>
          <table:table-cell office:value-type="float" office:value="43.1886" calcext:value-type="float">
            <text:p>43.1886</text:p>
          </table:table-cell>
          <table:table-cell/>
          <table:table-cell table:formula="of:=([.D38]-[.A38])/0.0166667" office:value-type="float" office:value="79.3498413003177" calcext:value-type="float">
            <text:p>79.3498413003177</text:p>
          </table:table-cell>
          <table:table-cell table:formula="of:=ABS([.E38]-[.B38])/0.0166667" office:value-type="float" office:value="760.738478523045" calcext:value-type="float">
            <text:p>760.738478523045</text:p>
          </table:table-cell>
          <table:table-cell table:formula="of:=([.F38]-[.C38])/0.0166667" office:value-type="float" office:value="31.3739372521255" calcext:value-type="float">
            <text:p>31.3739372521255</text:p>
          </table:table-cell>
          <table:table-cell table:formula="of:=DEGREES(ATAN(ABS([.F38]-[.C38])/ABS([.E38]-[.B38])))" office:value-type="float" office:value="2.36162115072608" calcext:value-type="float">
            <text:p>2.36162115072608</text:p>
          </table:table-cell>
          <table:table-cell table:formula="of:=SQRT(POWER([.H38];2)+POWER([.I38];2)+POWER([.J38];2))" office:value-type="float" office:value="765.508820301009" calcext:value-type="float">
            <text:p>765.508820301009</text:p>
          </table:table-cell>
        </table:table-row>
        <table:table-row table:style-name="ro1">
          <table:table-cell office:value-type="float" office:value="77.3679" calcext:value-type="float">
            <text:p>77.3679</text:p>
          </table:table-cell>
          <table:table-cell office:value-type="float" office:value="275.483" calcext:value-type="float">
            <text:p>275.483</text:p>
          </table:table-cell>
          <table:table-cell office:value-type="float" office:value="43.1682" calcext:value-type="float">
            <text:p>43.1682</text:p>
          </table:table-cell>
          <table:table-cell office:value-type="float" office:value="78.6502" calcext:value-type="float">
            <text:p>78.6502</text:p>
          </table:table-cell>
          <table:table-cell office:value-type="float" office:value="260.993" calcext:value-type="float">
            <text:p>260.993</text:p>
          </table:table-cell>
          <table:table-cell office:value-type="float" office:value="42.5852" calcext:value-type="float">
            <text:p>42.5852</text:p>
          </table:table-cell>
          <table:table-cell/>
          <table:table-cell table:formula="of:=([.D39]-[.A39])/0.0166667" office:value-type="float" office:value="76.9378461243073" calcext:value-type="float">
            <text:p>76.9378461243073</text:p>
          </table:table-cell>
          <table:table-cell table:formula="of:=ABS([.E39]-[.B39])/0.0166667" office:value-type="float" office:value="869.398261203478" calcext:value-type="float">
            <text:p>869.398261203478</text:p>
          </table:table-cell>
          <table:table-cell table:formula="of:=([.F39]-[.C39])/0.0166667" office:value-type="float" office:value="-34.9799300401398" calcext:value-type="float">
            <text:p>-34.9799300401398</text:p>
          </table:table-cell>
          <table:table-cell table:formula="of:=DEGREES(ATAN(ABS([.F39]-[.C39])/ABS([.E39]-[.B39])))" office:value-type="float" office:value="2.30403258460554" calcext:value-type="float">
            <text:p>2.30403258460554</text:p>
          </table:table-cell>
          <table:table-cell table:formula="of:=SQRT(POWER([.H39];2)+POWER([.I39];2)+POWER([.J39];2))" office:value-type="float" office:value="873.496630935398" calcext:value-type="float">
            <text:p>873.496630935398</text:p>
          </table:table-cell>
        </table:table-row>
        <table:table-row table:style-name="ro1">
          <table:table-cell office:value-type="float" office:value="76.9943" calcext:value-type="float">
            <text:p>76.9943</text:p>
          </table:table-cell>
          <table:table-cell office:value-type="float" office:value="287.14" calcext:value-type="float">
            <text:p>287.14</text:p>
          </table:table-cell>
          <table:table-cell office:value-type="float" office:value="42.8323" calcext:value-type="float">
            <text:p>42.8323</text:p>
          </table:table-cell>
          <table:table-cell office:value-type="float" office:value="78.0851" calcext:value-type="float">
            <text:p>78.0851</text:p>
          </table:table-cell>
          <table:table-cell office:value-type="float" office:value="272.896" calcext:value-type="float">
            <text:p>272.896</text:p>
          </table:table-cell>
          <table:table-cell office:value-type="float" office:value="43.823" calcext:value-type="float">
            <text:p>43.823</text:p>
          </table:table-cell>
          <table:table-cell/>
          <table:table-cell table:formula="of:=([.D40]-[.A40])/0.0166667" office:value-type="float" office:value="65.4478691042619" calcext:value-type="float">
            <text:p>65.4478691042619</text:p>
          </table:table-cell>
          <table:table-cell table:formula="of:=ABS([.E40]-[.B40])/0.0166667" office:value-type="float" office:value="854.638290723417" calcext:value-type="float">
            <text:p>854.638290723417</text:p>
          </table:table-cell>
          <table:table-cell table:formula="of:=([.F40]-[.C40])/0.0166667" office:value-type="float" office:value="59.4418811162376" calcext:value-type="float">
            <text:p>59.4418811162376</text:p>
          </table:table-cell>
          <table:table-cell table:formula="of:=DEGREES(ATAN(ABS([.F40]-[.C40])/ABS([.E40]-[.B40])))" office:value-type="float" office:value="3.97863405046893" calcext:value-type="float">
            <text:p>3.97863405046893</text:p>
          </table:table-cell>
          <table:table-cell table:formula="of:=SQRT(POWER([.H40];2)+POWER([.I40];2)+POWER([.J40];2))" office:value-type="float" office:value="859.199260225222" calcext:value-type="float">
            <text:p>859.199260225222</text:p>
          </table:table-cell>
        </table:table-row>
        <table:table-row table:style-name="ro1">
          <table:table-cell office:value-type="float" office:value="76.4935" calcext:value-type="float">
            <text:p>76.4935</text:p>
          </table:table-cell>
          <table:table-cell office:value-type="float" office:value="288.542" calcext:value-type="float">
            <text:p>288.542</text:p>
          </table:table-cell>
          <table:table-cell office:value-type="float" office:value="42.3619" calcext:value-type="float">
            <text:p>42.3619</text:p>
          </table:table-cell>
          <table:table-cell office:value-type="float" office:value="77.3529" calcext:value-type="float">
            <text:p>77.3529</text:p>
          </table:table-cell>
          <table:table-cell office:value-type="float" office:value="274.285" calcext:value-type="float">
            <text:p>274.285</text:p>
          </table:table-cell>
          <table:table-cell office:value-type="float" office:value="42.8645" calcext:value-type="float">
            <text:p>42.8645</text:p>
          </table:table-cell>
          <table:table-cell/>
          <table:table-cell table:formula="of:=([.D41]-[.A41])/0.0166667" office:value-type="float" office:value="51.5638968722067" calcext:value-type="float">
            <text:p>51.5638968722067</text:p>
          </table:table-cell>
          <table:table-cell table:formula="of:=ABS([.E41]-[.B41])/0.0166667" office:value-type="float" office:value="855.418289163419" calcext:value-type="float">
            <text:p>855.418289163419</text:p>
          </table:table-cell>
          <table:table-cell table:formula="of:=([.F41]-[.C41])/0.0166667" office:value-type="float" office:value="30.1559396881207" calcext:value-type="float">
            <text:p>30.1559396881207</text:p>
          </table:table-cell>
          <table:table-cell table:formula="of:=DEGREES(ATAN(ABS([.F41]-[.C41])/ABS([.E41]-[.B41])))" office:value-type="float" office:value="2.01900388842288" calcext:value-type="float">
            <text:p>2.01900388842288</text:p>
          </table:table-cell>
          <table:table-cell table:formula="of:=SQRT(POWER([.H41];2)+POWER([.I41];2)+POWER([.J41];2))" office:value-type="float" office:value="857.501408508692" calcext:value-type="float">
            <text:p>857.501408508692</text:p>
          </table:table-cell>
        </table:table-row>
        <table:table-row table:style-name="ro1">
          <table:table-cell office:value-type="float" office:value="77.97" calcext:value-type="float">
            <text:p>77.97</text:p>
          </table:table-cell>
          <table:table-cell office:value-type="float" office:value="283.191" calcext:value-type="float">
            <text:p>283.191</text:p>
          </table:table-cell>
          <table:table-cell office:value-type="float" office:value="43.1905" calcext:value-type="float">
            <text:p>43.1905</text:p>
          </table:table-cell>
          <table:table-cell office:value-type="float" office:value="79.0635" calcext:value-type="float">
            <text:p>79.0635</text:p>
          </table:table-cell>
          <table:table-cell office:value-type="float" office:value="271.779" calcext:value-type="float">
            <text:p>271.779</text:p>
          </table:table-cell>
          <table:table-cell office:value-type="float" office:value="43.4996" calcext:value-type="float">
            <text:p>43.4996</text:p>
          </table:table-cell>
          <table:table-cell/>
          <table:table-cell table:formula="of:=([.D42]-[.A42])/0.0166667" office:value-type="float" office:value="65.6098687802628" calcext:value-type="float">
            <text:p>65.6098687802628</text:p>
          </table:table-cell>
          <table:table-cell table:formula="of:=ABS([.E42]-[.B42])/0.0166667" office:value-type="float" office:value="684.718630562738" calcext:value-type="float">
            <text:p>684.718630562738</text:p>
          </table:table-cell>
          <table:table-cell table:formula="of:=([.F42]-[.C42])/0.0166667" office:value-type="float" office:value="18.5459629080742" calcext:value-type="float">
            <text:p>18.5459629080742</text:p>
          </table:table-cell>
          <table:table-cell table:formula="of:=DEGREES(ATAN(ABS([.F42]-[.C42])/ABS([.E42]-[.B42])))" office:value-type="float" office:value="1.55150687746551" calcext:value-type="float">
            <text:p>1.55150687746551</text:p>
          </table:table-cell>
          <table:table-cell table:formula="of:=SQRT(POWER([.H42];2)+POWER([.I42];2)+POWER([.J42];2))" office:value-type="float" office:value="688.104796278344" calcext:value-type="float">
            <text:p>688.104796278344</text:p>
          </table:table-cell>
        </table:table-row>
        <table:table-row table:style-name="ro1">
          <table:table-cell office:value-type="float" office:value="76.7789" calcext:value-type="float">
            <text:p>76.7789</text:p>
          </table:table-cell>
          <table:table-cell office:value-type="float" office:value="291.371" calcext:value-type="float">
            <text:p>291.371</text:p>
          </table:table-cell>
          <table:table-cell office:value-type="float" office:value="41.6572" calcext:value-type="float">
            <text:p>41.6572</text:p>
          </table:table-cell>
          <table:table-cell office:value-type="float" office:value="77.6676" calcext:value-type="float">
            <text:p>77.6676</text:p>
          </table:table-cell>
          <table:table-cell office:value-type="float" office:value="279.545" calcext:value-type="float">
            <text:p>279.545</text:p>
          </table:table-cell>
          <table:table-cell office:value-type="float" office:value="42.0133" calcext:value-type="float">
            <text:p>42.0133</text:p>
          </table:table-cell>
          <table:table-cell/>
          <table:table-cell table:formula="of:=([.D43]-[.A43])/0.0166667" office:value-type="float" office:value="53.3218933562133" calcext:value-type="float">
            <text:p>53.3218933562133</text:p>
          </table:table-cell>
          <table:table-cell table:formula="of:=ABS([.E43]-[.B43])/0.0166667" office:value-type="float" office:value="709.558580882836" calcext:value-type="float">
            <text:p>709.558580882836</text:p>
          </table:table-cell>
          <table:table-cell table:formula="of:=([.F43]-[.C43])/0.0166667" office:value-type="float" office:value="21.3659572680853" calcext:value-type="float">
            <text:p>21.3659572680853</text:p>
          </table:table-cell>
          <table:table-cell table:formula="of:=DEGREES(ATAN(ABS([.F43]-[.C43])/ABS([.E43]-[.B43])))" office:value-type="float" office:value="1.72474749680741" calcext:value-type="float">
            <text:p>1.72474749680741</text:p>
          </table:table-cell>
          <table:table-cell table:formula="of:=SQRT(POWER([.H43];2)+POWER([.I43];2)+POWER([.J43];2))" office:value-type="float" office:value="711.879981559769" calcext:value-type="float">
            <text:p>711.879981559769</text:p>
          </table:table-cell>
        </table:table-row>
        <table:table-row table:style-name="ro1">
          <table:table-cell office:value-type="float" office:value="77.7157" calcext:value-type="float">
            <text:p>77.7157</text:p>
          </table:table-cell>
          <table:table-cell office:value-type="float" office:value="283.278" calcext:value-type="float">
            <text:p>283.278</text:p>
          </table:table-cell>
          <table:table-cell office:value-type="float" office:value="42.6745" calcext:value-type="float">
            <text:p>42.6745</text:p>
          </table:table-cell>
          <table:table-cell office:value-type="float" office:value="78.5664" calcext:value-type="float">
            <text:p>78.5664</text:p>
          </table:table-cell>
          <table:table-cell office:value-type="float" office:value="271.789" calcext:value-type="float">
            <text:p>271.789</text:p>
          </table:table-cell>
          <table:table-cell office:value-type="float" office:value="43.256" calcext:value-type="float">
            <text:p>43.256</text:p>
          </table:table-cell>
          <table:table-cell/>
          <table:table-cell table:formula="of:=([.D44]-[.A44])/0.0166667" office:value-type="float" office:value="51.0418979162044" calcext:value-type="float">
            <text:p>51.0418979162044</text:p>
          </table:table-cell>
          <table:table-cell table:formula="of:=ABS([.E44]-[.B44])/0.0166667" office:value-type="float" office:value="689.338621322759" calcext:value-type="float">
            <text:p>689.338621322759</text:p>
          </table:table-cell>
          <table:table-cell table:formula="of:=([.F44]-[.C44])/0.0166667" office:value-type="float" office:value="34.8899302201395" calcext:value-type="float">
            <text:p>34.8899302201395</text:p>
          </table:table-cell>
          <table:table-cell table:formula="of:=DEGREES(ATAN(ABS([.F44]-[.C44])/ABS([.E44]-[.B44])))" office:value-type="float" office:value="2.8974749053006" calcext:value-type="float">
            <text:p>2.8974749053006</text:p>
          </table:table-cell>
          <table:table-cell table:formula="of:=SQRT(POWER([.H44];2)+POWER([.I44];2)+POWER([.J44];2))" office:value-type="float" office:value="692.105712605247" calcext:value-type="float">
            <text:p>692.105712605247</text:p>
          </table:table-cell>
        </table:table-row>
        <table:table-row table:style-name="ro1">
          <table:table-cell office:value-type="float" office:value="76.7789" calcext:value-type="float">
            <text:p>76.7789</text:p>
          </table:table-cell>
          <table:table-cell office:value-type="float" office:value="291.306" calcext:value-type="float">
            <text:p>291.306</text:p>
          </table:table-cell>
          <table:table-cell office:value-type="float" office:value="41.9242" calcext:value-type="float">
            <text:p>41.9242</text:p>
          </table:table-cell>
          <table:table-cell office:value-type="float" office:value="77.6508" calcext:value-type="float">
            <text:p>77.6508</text:p>
          </table:table-cell>
          <table:table-cell office:value-type="float" office:value="278.109" calcext:value-type="float">
            <text:p>278.109</text:p>
          </table:table-cell>
          <table:table-cell office:value-type="float" office:value="42.7451" calcext:value-type="float">
            <text:p>42.7451</text:p>
          </table:table-cell>
          <table:table-cell/>
          <table:table-cell table:formula="of:=([.D45]-[.A45])/0.0166667" office:value-type="float" office:value="52.3138953722099" calcext:value-type="float">
            <text:p>52.3138953722099</text:p>
          </table:table-cell>
          <table:table-cell table:formula="of:=ABS([.E45]-[.B45])/0.0166667" office:value-type="float" office:value="791.818416363167" calcext:value-type="float">
            <text:p>791.818416363167</text:p>
          </table:table-cell>
          <table:table-cell table:formula="of:=([.F45]-[.C45])/0.0166667" office:value-type="float" office:value="49.2539014921971" calcext:value-type="float">
            <text:p>49.2539014921971</text:p>
          </table:table-cell>
          <table:table-cell table:formula="of:=DEGREES(ATAN(ABS([.F45]-[.C45])/ABS([.E45]-[.B45])))" office:value-type="float" office:value="3.55941374177845" calcext:value-type="float">
            <text:p>3.55941374177845</text:p>
          </table:table-cell>
          <table:table-cell table:formula="of:=SQRT(POWER([.H45];2)+POWER([.I45];2)+POWER([.J45];2))" office:value-type="float" office:value="795.071754593944" calcext:value-type="float">
            <text:p>795.071754593944</text:p>
          </table:table-cell>
        </table:table-row>
        <table:table-row table:style-name="ro1">
          <table:table-cell office:value-type="float" office:value="77.9703" calcext:value-type="float">
            <text:p>77.9703</text:p>
          </table:table-cell>
          <table:table-cell office:value-type="float" office:value="283.242" calcext:value-type="float">
            <text:p>283.242</text:p>
          </table:table-cell>
          <table:table-cell office:value-type="float" office:value="42.9303" calcext:value-type="float">
            <text:p>42.9303</text:p>
          </table:table-cell>
          <table:table-cell office:value-type="float" office:value="78.8135" calcext:value-type="float">
            <text:p>78.8135</text:p>
          </table:table-cell>
          <table:table-cell office:value-type="float" office:value="271.663" calcext:value-type="float">
            <text:p>271.663</text:p>
          </table:table-cell>
          <table:table-cell office:value-type="float" office:value="44.0132" calcext:value-type="float">
            <text:p>44.0132</text:p>
          </table:table-cell>
          <table:table-cell/>
          <table:table-cell table:formula="of:=([.D46]-[.A46])/0.0166667" office:value-type="float" office:value="50.591898816203" calcext:value-type="float">
            <text:p>50.591898816203</text:p>
          </table:table-cell>
          <table:table-cell table:formula="of:=ABS([.E46]-[.B46])/0.0166667" office:value-type="float" office:value="694.73861052278" calcext:value-type="float">
            <text:p>694.73861052278</text:p>
          </table:table-cell>
          <table:table-cell table:formula="of:=([.F46]-[.C46])/0.0166667" office:value-type="float" office:value="64.9738700522596" calcext:value-type="float">
            <text:p>64.9738700522596</text:p>
          </table:table-cell>
          <table:table-cell table:formula="of:=DEGREES(ATAN(ABS([.F46]-[.C46])/ABS([.E46]-[.B46])))" office:value-type="float" office:value="5.34291812663112" calcext:value-type="float">
            <text:p>5.34291812663112</text:p>
          </table:table-cell>
          <table:table-cell table:formula="of:=SQRT(POWER([.H46];2)+POWER([.I46];2)+POWER([.J46];2))" office:value-type="float" office:value="699.601944656044" calcext:value-type="float">
            <text:p>699.601944656044</text:p>
          </table:table-cell>
        </table:table-row>
        <table:table-row table:style-name="ro1">
          <table:table-cell office:value-type="float" office:value="76.7368" calcext:value-type="float">
            <text:p>76.7368</text:p>
          </table:table-cell>
          <table:table-cell office:value-type="float" office:value="287.449" calcext:value-type="float">
            <text:p>287.449</text:p>
          </table:table-cell>
          <table:table-cell office:value-type="float" office:value="41.2576" calcext:value-type="float">
            <text:p>41.2576</text:p>
          </table:table-cell>
          <table:table-cell office:value-type="float" office:value="77.6037" calcext:value-type="float">
            <text:p>77.6037</text:p>
          </table:table-cell>
          <table:table-cell office:value-type="float" office:value="274.493" calcext:value-type="float">
            <text:p>274.493</text:p>
          </table:table-cell>
          <table:table-cell office:value-type="float" office:value="41.8354" calcext:value-type="float">
            <text:p>41.8354</text:p>
          </table:table-cell>
          <table:table-cell/>
          <table:table-cell table:formula="of:=([.D47]-[.A47])/0.0166667" office:value-type="float" office:value="52.0138959722081" calcext:value-type="float">
            <text:p>52.0138959722081</text:p>
          </table:table-cell>
          <table:table-cell table:formula="of:=ABS([.E47]-[.B47])/0.0166667" office:value-type="float" office:value="777.358445283111" calcext:value-type="float">
            <text:p>777.358445283111</text:p>
          </table:table-cell>
          <table:table-cell table:formula="of:=([.F47]-[.C47])/0.0166667" office:value-type="float" office:value="34.6679306641389" calcext:value-type="float">
            <text:p>34.6679306641389</text:p>
          </table:table-cell>
          <table:table-cell table:formula="of:=DEGREES(ATAN(ABS([.F47]-[.C47])/ABS([.E47]-[.B47])))" office:value-type="float" office:value="2.55353347486126" calcext:value-type="float">
            <text:p>2.55353347486126</text:p>
          </table:table-cell>
          <table:table-cell table:formula="of:=SQRT(POWER([.H47];2)+POWER([.I47];2)+POWER([.J47];2))" office:value-type="float" office:value="779.867593405263" calcext:value-type="float">
            <text:p>779.867593405263</text:p>
          </table:table-cell>
        </table:table-row>
        <table:table-row table:style-name="ro1">
          <table:table-cell office:value-type="float" office:value="77.1912" calcext:value-type="float">
            <text:p>77.1912</text:p>
          </table:table-cell>
          <table:table-cell office:value-type="float" office:value="282.175" calcext:value-type="float">
            <text:p>282.175</text:p>
          </table:table-cell>
          <table:table-cell office:value-type="float" office:value="41.5936" calcext:value-type="float">
            <text:p>41.5936</text:p>
          </table:table-cell>
          <table:table-cell office:value-type="float" office:value="77.8218" calcext:value-type="float">
            <text:p>77.8218</text:p>
          </table:table-cell>
          <table:table-cell office:value-type="float" office:value="272.084" calcext:value-type="float">
            <text:p>272.084</text:p>
          </table:table-cell>
          <table:table-cell office:value-type="float" office:value="41.4854" calcext:value-type="float">
            <text:p>41.4854</text:p>
          </table:table-cell>
          <table:table-cell/>
          <table:table-cell table:formula="of:=([.D48]-[.A48])/0.0166667" office:value-type="float" office:value="37.8359243281514" calcext:value-type="float">
            <text:p>37.8359243281514</text:p>
          </table:table-cell>
          <table:table-cell table:formula="of:=ABS([.E48]-[.B48])/0.0166667" office:value-type="float" office:value="605.458789082422" calcext:value-type="float">
            <text:p>605.458789082422</text:p>
          </table:table-cell>
          <table:table-cell table:formula="of:=([.F48]-[.C48])/0.0166667" office:value-type="float" office:value="-6.49198701602619" calcext:value-type="float">
            <text:p>-6.49198701602619</text:p>
          </table:table-cell>
          <table:table-cell table:formula="of:=DEGREES(ATAN(ABS([.F48]-[.C48])/ABS([.E48]-[.B48])))" office:value-type="float" office:value="0.614326209200218" calcext:value-type="float">
            <text:p>0.614326209200218</text:p>
          </table:table-cell>
          <table:table-cell table:formula="of:=SQRT(POWER([.H48];2)+POWER([.I48];2)+POWER([.J48];2))" office:value-type="float" office:value="606.67458191549" calcext:value-type="float">
            <text:p>606.67458191549</text:p>
          </table:table-cell>
        </table:table-row>
        <table:table-row table:style-name="ro1">
          <table:table-cell office:value-type="float" office:value="77.7007" calcext:value-type="float">
            <text:p>77.7007</text:p>
          </table:table-cell>
          <table:table-cell office:value-type="float" office:value="282.271" calcext:value-type="float">
            <text:p>282.271</text:p>
          </table:table-cell>
          <table:table-cell office:value-type="float" office:value="41.3209" calcext:value-type="float">
            <text:p>41.3209</text:p>
          </table:table-cell>
          <table:table-cell office:value-type="float" office:value="78.5338" calcext:value-type="float">
            <text:p>78.5338</text:p>
          </table:table-cell>
          <table:table-cell office:value-type="float" office:value="269.686" calcext:value-type="float">
            <text:p>269.686</text:p>
          </table:table-cell>
          <table:table-cell office:value-type="float" office:value="41.3824" calcext:value-type="float">
            <text:p>41.3824</text:p>
          </table:table-cell>
          <table:table-cell/>
          <table:table-cell table:formula="of:=([.D49]-[.A49])/0.0166667" office:value-type="float" office:value="49.9859000282001" calcext:value-type="float">
            <text:p>49.9859000282001</text:p>
          </table:table-cell>
          <table:table-cell table:formula="of:=ABS([.E49]-[.B49])/0.0166667" office:value-type="float" office:value="755.098489803023" calcext:value-type="float">
            <text:p>755.098489803023</text:p>
          </table:table-cell>
          <table:table-cell table:formula="of:=([.F49]-[.C49])/0.0166667" office:value-type="float" office:value="3.68999262001447" calcext:value-type="float">
            <text:p>3.68999262001447</text:p>
          </table:table-cell>
          <table:table-cell table:formula="of:=DEGREES(ATAN(ABS([.F49]-[.C49])/ABS([.E49]-[.B49])))" office:value-type="float" office:value="0.279989065655041" calcext:value-type="float">
            <text:p>0.279989065655041</text:p>
          </table:table-cell>
          <table:table-cell table:formula="of:=SQRT(POWER([.H49];2)+POWER([.I49];2)+POWER([.J49];2))" office:value-type="float" office:value="756.760157216255" calcext:value-type="float">
            <text:p>756.760157216255</text:p>
          </table:table-cell>
        </table:table-row>
        <table:table-row table:style-name="ro1">
          <table:table-cell office:value-type="float" office:value="76.9944" calcext:value-type="float">
            <text:p>76.9944</text:p>
          </table:table-cell>
          <table:table-cell office:value-type="float" office:value="287.422" calcext:value-type="float">
            <text:p>287.422</text:p>
          </table:table-cell>
          <table:table-cell office:value-type="float" office:value="41.5145" calcext:value-type="float">
            <text:p>41.5145</text:p>
          </table:table-cell>
          <table:table-cell office:value-type="float" office:value="78.1048" calcext:value-type="float">
            <text:p>78.1048</text:p>
          </table:table-cell>
          <table:table-cell office:value-type="float" office:value="274.536" calcext:value-type="float">
            <text:p>274.536</text:p>
          </table:table-cell>
          <table:table-cell office:value-type="float" office:value="41.8238" calcext:value-type="float">
            <text:p>41.8238</text:p>
          </table:table-cell>
          <table:table-cell/>
          <table:table-cell table:formula="of:=([.D50]-[.A50])/0.0166667" office:value-type="float" office:value="66.6238667522664" calcext:value-type="float">
            <text:p>66.6238667522664</text:p>
          </table:table-cell>
          <table:table-cell table:formula="of:=ABS([.E50]-[.B50])/0.0166667" office:value-type="float" office:value="773.158453683094" calcext:value-type="float">
            <text:p>773.158453683094</text:p>
          </table:table-cell>
          <table:table-cell table:formula="of:=([.F50]-[.C50])/0.0166667" office:value-type="float" office:value="18.5579628840743" calcext:value-type="float">
            <text:p>18.5579628840743</text:p>
          </table:table-cell>
          <table:table-cell table:formula="of:=DEGREES(ATAN(ABS([.F50]-[.C50])/ABS([.E50]-[.B50])))" office:value-type="float" office:value="1.37499475732891" calcext:value-type="float">
            <text:p>1.37499475732891</text:p>
          </table:table-cell>
          <table:table-cell table:formula="of:=SQRT(POWER([.H50];2)+POWER([.I50];2)+POWER([.J50];2))" office:value-type="float" office:value="776.245535967237" calcext:value-type="float">
            <text:p>776.245535967237</text:p>
          </table:table-cell>
        </table:table-row>
        <table:table-row table:style-name="ro1">
          <table:table-cell office:value-type="float" office:value="77.7013" calcext:value-type="float">
            <text:p>77.7013</text:p>
          </table:table-cell>
          <table:table-cell office:value-type="float" office:value="282.432" calcext:value-type="float">
            <text:p>282.432</text:p>
          </table:table-cell>
          <table:table-cell office:value-type="float" office:value="40.5366" calcext:value-type="float">
            <text:p>40.5366</text:p>
          </table:table-cell>
          <table:table-cell office:value-type="float" office:value="78.5538" calcext:value-type="float">
            <text:p>78.5538</text:p>
          </table:table-cell>
          <table:table-cell office:value-type="float" office:value="271.111" calcext:value-type="float">
            <text:p>271.111</text:p>
          </table:table-cell>
          <table:table-cell office:value-type="float" office:value="40.4035" calcext:value-type="float">
            <text:p>40.4035</text:p>
          </table:table-cell>
          <table:table-cell/>
          <table:table-cell table:formula="of:=([.D51]-[.A51])/0.0166667" office:value-type="float" office:value="51.1498977002041" calcext:value-type="float">
            <text:p>51.1498977002041</text:p>
          </table:table-cell>
          <table:table-cell table:formula="of:=ABS([.E51]-[.B51])/0.0166667" office:value-type="float" office:value="679.258641482719" calcext:value-type="float">
            <text:p>679.258641482719</text:p>
          </table:table-cell>
          <table:table-cell table:formula="of:=([.F51]-[.C51])/0.0166667" office:value-type="float" office:value="-7.98598402803188" calcext:value-type="float">
            <text:p>-7.98598402803188</text:p>
          </table:table-cell>
          <table:table-cell table:formula="of:=DEGREES(ATAN(ABS([.F51]-[.C51])/ABS([.E51]-[.B51])))" office:value-type="float" office:value="0.673590399371952" calcext:value-type="float">
            <text:p>0.673590399371952</text:p>
          </table:table-cell>
          <table:table-cell table:formula="of:=SQRT(POWER([.H51];2)+POWER([.I51];2)+POWER([.J51];2))" office:value-type="float" office:value="681.228588657718" calcext:value-type="float">
            <text:p>681.228588657718</text:p>
          </table:table-cell>
        </table:table-row>
        <table:table-row table:style-name="ro1">
          <table:table-cell office:value-type="float" office:value="77.4303" calcext:value-type="float">
            <text:p>77.4303</text:p>
          </table:table-cell>
          <table:table-cell office:value-type="float" office:value="280.96" calcext:value-type="float">
            <text:p>280.96</text:p>
          </table:table-cell>
          <table:table-cell office:value-type="float" office:value="41.2837" calcext:value-type="float">
            <text:p>41.2837</text:p>
          </table:table-cell>
          <table:table-cell office:value-type="float" office:value="78.2856" calcext:value-type="float">
            <text:p>78.2856</text:p>
          </table:table-cell>
          <table:table-cell office:value-type="float" office:value="269.665" calcext:value-type="float">
            <text:p>269.665</text:p>
          </table:table-cell>
          <table:table-cell office:value-type="float" office:value="41.3883" calcext:value-type="float">
            <text:p>41.3883</text:p>
          </table:table-cell>
          <table:table-cell/>
          <table:table-cell table:formula="of:=([.D52]-[.A52])/0.0166667" office:value-type="float" office:value="51.3178973642053" calcext:value-type="float">
            <text:p>51.3178973642053</text:p>
          </table:table-cell>
          <table:table-cell table:formula="of:=ABS([.E52]-[.B52])/0.0166667" office:value-type="float" office:value="677.698644602708" calcext:value-type="float">
            <text:p>677.698644602708</text:p>
          </table:table-cell>
          <table:table-cell table:formula="of:=([.F52]-[.C52])/0.0166667" office:value-type="float" office:value="6.27598744802497" calcext:value-type="float">
            <text:p>6.27598744802497</text:p>
          </table:table-cell>
          <table:table-cell table:formula="of:=DEGREES(ATAN(ABS([.F52]-[.C52])/ABS([.E52]-[.B52])))" office:value-type="float" office:value="0.530585853883425" calcext:value-type="float">
            <text:p>0.530585853883425</text:p>
          </table:table-cell>
          <table:table-cell table:formula="of:=SQRT(POWER([.H52];2)+POWER([.I52];2)+POWER([.J52];2))" office:value-type="float" office:value="679.667836155779" calcext:value-type="float">
            <text:p>679.667836155779</text:p>
          </table:table-cell>
        </table:table-row>
        <table:table-row table:style-name="ro1">
          <table:table-cell office:value-type="float" office:value="76.9223" calcext:value-type="float">
            <text:p>76.9223</text:p>
          </table:table-cell>
          <table:table-cell office:value-type="float" office:value="280.978" calcext:value-type="float">
            <text:p>280.978</text:p>
          </table:table-cell>
          <table:table-cell office:value-type="float" office:value="41.0335" calcext:value-type="float">
            <text:p>41.0335</text:p>
          </table:table-cell>
          <table:table-cell office:value-type="float" office:value="77.5416" calcext:value-type="float">
            <text:p>77.5416</text:p>
          </table:table-cell>
          <table:table-cell office:value-type="float" office:value="269.691" calcext:value-type="float">
            <text:p>269.691</text:p>
          </table:table-cell>
          <table:table-cell office:value-type="float" office:value="40.8977" calcext:value-type="float">
            <text:p>40.8977</text:p>
          </table:table-cell>
          <table:table-cell/>
          <table:table-cell table:formula="of:=([.D53]-[.A53])/0.0166667" office:value-type="float" office:value="37.1579256841484" calcext:value-type="float">
            <text:p>37.1579256841484</text:p>
          </table:table-cell>
          <table:table-cell table:formula="of:=ABS([.E53]-[.B53])/0.0166667" office:value-type="float" office:value="677.218645562711" calcext:value-type="float">
            <text:p>677.218645562711</text:p>
          </table:table-cell>
          <table:table-cell table:formula="of:=([.F53]-[.C53])/0.0166667" office:value-type="float" office:value="-8.14798370403236" calcext:value-type="float">
            <text:p>-8.14798370403236</text:p>
          </table:table-cell>
          <table:table-cell table:formula="of:=DEGREES(ATAN(ABS([.F53]-[.C53])/ABS([.E53]-[.B53])))" office:value-type="float" office:value="0.689323243360088" calcext:value-type="float">
            <text:p>0.689323243360088</text:p>
          </table:table-cell>
          <table:table-cell table:formula="of:=SQRT(POWER([.H53];2)+POWER([.I53];2)+POWER([.J53];2))" office:value-type="float" office:value="678.286219067867" calcext:value-type="float">
            <text:p>678.286219067867</text:p>
          </table:table-cell>
        </table:table-row>
        <table:table-row table:style-name="ro1">
          <table:table-cell office:value-type="float" office:value="77.4619" calcext:value-type="float">
            <text:p>77.4619</text:p>
          </table:table-cell>
          <table:table-cell office:value-type="float" office:value="283.649" calcext:value-type="float">
            <text:p>283.649</text:p>
          </table:table-cell>
          <table:table-cell office:value-type="float" office:value="40.8468" calcext:value-type="float">
            <text:p>40.8468</text:p>
          </table:table-cell>
          <table:table-cell office:value-type="float" office:value="78.2855" calcext:value-type="float">
            <text:p>78.2855</text:p>
          </table:table-cell>
          <table:table-cell office:value-type="float" office:value="269.655" calcext:value-type="float">
            <text:p>269.655</text:p>
          </table:table-cell>
          <table:table-cell office:value-type="float" office:value="41.3899" calcext:value-type="float">
            <text:p>41.3899</text:p>
          </table:table-cell>
          <table:table-cell/>
          <table:table-cell table:formula="of:=([.D54]-[.A54])/0.0166667" office:value-type="float" office:value="49.4159011681976" calcext:value-type="float">
            <text:p>49.4159011681976</text:p>
          </table:table-cell>
          <table:table-cell table:formula="of:=ABS([.E54]-[.B54])/0.0166667" office:value-type="float" office:value="839.63832072336" calcext:value-type="float">
            <text:p>839.63832072336</text:p>
          </table:table-cell>
          <table:table-cell table:formula="of:=([.F54]-[.C54])/0.0166667" office:value-type="float" office:value="32.5859348281301" calcext:value-type="float">
            <text:p>32.5859348281301</text:p>
          </table:table-cell>
          <table:table-cell table:formula="of:=DEGREES(ATAN(ABS([.F54]-[.C54])/ABS([.E54]-[.B54])))" office:value-type="float" office:value="2.22250458928337" calcext:value-type="float">
            <text:p>2.22250458928337</text:p>
          </table:table-cell>
          <table:table-cell table:formula="of:=SQRT(POWER([.H54];2)+POWER([.I54];2)+POWER([.J54];2))" office:value-type="float" office:value="841.722213122615" calcext:value-type="float">
            <text:p>841.722213122615</text:p>
          </table:table-cell>
        </table:table-row>
        <table:table-row table:style-name="ro1">
          <table:table-cell office:value-type="float" office:value="77.2062" calcext:value-type="float">
            <text:p>77.2062</text:p>
          </table:table-cell>
          <table:table-cell office:value-type="float" office:value="283.371" calcext:value-type="float">
            <text:p>283.371</text:p>
          </table:table-cell>
          <table:table-cell office:value-type="float" office:value="42.1592" calcext:value-type="float">
            <text:p>42.1592</text:p>
          </table:table-cell>
          <table:table-cell office:value-type="float" office:value="78.3016" calcext:value-type="float">
            <text:p>78.3016</text:p>
          </table:table-cell>
          <table:table-cell office:value-type="float" office:value="270.707" calcext:value-type="float">
            <text:p>270.707</text:p>
          </table:table-cell>
          <table:table-cell office:value-type="float" office:value="42.448" calcext:value-type="float">
            <text:p>42.448</text:p>
          </table:table-cell>
          <table:table-cell/>
          <table:table-cell table:formula="of:=([.D55]-[.A55])/0.0166667" office:value-type="float" office:value="65.7238685522628" calcext:value-type="float">
            <text:p>65.7238685522628</text:p>
          </table:table-cell>
          <table:table-cell table:formula="of:=ABS([.E55]-[.B55])/0.0166667" office:value-type="float" office:value="759.838480323039" calcext:value-type="float">
            <text:p>759.838480323039</text:p>
          </table:table-cell>
          <table:table-cell table:formula="of:=([.F55]-[.C55])/0.0166667" office:value-type="float" office:value="17.3279653440694" calcext:value-type="float">
            <text:p>17.3279653440694</text:p>
          </table:table-cell>
          <table:table-cell table:formula="of:=DEGREES(ATAN(ABS([.F55]-[.C55])/ABS([.E55]-[.B55])))" office:value-type="float" office:value="1.30639241492731" calcext:value-type="float">
            <text:p>1.30639241492731</text:p>
          </table:table-cell>
          <table:table-cell table:formula="of:=SQRT(POWER([.H55];2)+POWER([.I55];2)+POWER([.J55];2))" office:value-type="float" office:value="762.872467362707" calcext:value-type="float">
            <text:p>762.872467362707</text:p>
          </table:table-cell>
        </table:table-row>
        <table:table-row table:style-name="ro1">
          <table:table-cell office:value-type="float" office:value="77.9216" calcext:value-type="float">
            <text:p>77.9216</text:p>
          </table:table-cell>
          <table:table-cell office:value-type="float" office:value="279.689" calcext:value-type="float">
            <text:p>279.689</text:p>
          </table:table-cell>
          <table:table-cell office:value-type="float" office:value="41.4856" calcext:value-type="float">
            <text:p>41.4856</text:p>
          </table:table-cell>
          <table:table-cell office:value-type="float" office:value="78.7827" calcext:value-type="float">
            <text:p>78.7827</text:p>
          </table:table-cell>
          <table:table-cell office:value-type="float" office:value="269.767" calcext:value-type="float">
            <text:p>269.767</text:p>
          </table:table-cell>
          <table:table-cell office:value-type="float" office:value="41.1202" calcext:value-type="float">
            <text:p>41.1202</text:p>
          </table:table-cell>
          <table:table-cell/>
          <table:table-cell table:formula="of:=([.D56]-[.A56])/0.0166667" office:value-type="float" office:value="51.6658966682071" calcext:value-type="float">
            <text:p>51.6658966682071</text:p>
          </table:table-cell>
          <table:table-cell table:formula="of:=ABS([.E56]-[.B56])/0.0166667" office:value-type="float" office:value="595.318809362383" calcext:value-type="float">
            <text:p>595.318809362383</text:p>
          </table:table-cell>
          <table:table-cell table:formula="of:=([.F56]-[.C56])/0.0166667" office:value-type="float" office:value="-21.9239561520878" calcext:value-type="float">
            <text:p>-21.9239561520878</text:p>
          </table:table-cell>
          <table:table-cell table:formula="of:=DEGREES(ATAN(ABS([.F56]-[.C56])/ABS([.E56]-[.B56])))" office:value-type="float" office:value="2.10909300456587" calcext:value-type="float">
            <text:p>2.10909300456587</text:p>
          </table:table-cell>
          <table:table-cell table:formula="of:=SQRT(POWER([.H56];2)+POWER([.I56];2)+POWER([.J56];2))" office:value-type="float" office:value="597.958618561965" calcext:value-type="float">
            <text:p>597.958618561965</text:p>
          </table:table-cell>
        </table:table-row>
        <table:table-row table:style-name="ro1">
          <table:table-cell office:value-type="float" office:value="77.3684" calcext:value-type="float">
            <text:p>77.3684</text:p>
          </table:table-cell>
          <table:table-cell office:value-type="float" office:value="275.645" calcext:value-type="float">
            <text:p>275.645</text:p>
          </table:table-cell>
          <table:table-cell office:value-type="float" office:value="42.3962" calcext:value-type="float">
            <text:p>42.3962</text:p>
          </table:table-cell>
          <table:table-cell office:value-type="float" office:value="78.2153" calcext:value-type="float">
            <text:p>78.2153</text:p>
          </table:table-cell>
          <table:table-cell office:value-type="float" office:value="264.633" calcext:value-type="float">
            <text:p>264.633</text:p>
          </table:table-cell>
          <table:table-cell office:value-type="float" office:value="42.2255" calcext:value-type="float">
            <text:p>42.2255</text:p>
          </table:table-cell>
          <table:table-cell/>
          <table:table-cell table:formula="of:=([.D57]-[.A57])/0.0166667" office:value-type="float" office:value="50.8138983722036" calcext:value-type="float">
            <text:p>50.8138983722036</text:p>
          </table:table-cell>
          <table:table-cell table:formula="of:=ABS([.E57]-[.B57])/0.0166667" office:value-type="float" office:value="660.718678562643" calcext:value-type="float">
            <text:p>660.718678562643</text:p>
          </table:table-cell>
          <table:table-cell table:formula="of:=([.F57]-[.C57])/0.0166667" office:value-type="float" office:value="-10.2419795160412" calcext:value-type="float">
            <text:p>-10.2419795160412</text:p>
          </table:table-cell>
          <table:table-cell table:formula="of:=DEGREES(ATAN(ABS([.F57]-[.C57])/ABS([.E57]-[.B57])))" office:value-type="float" office:value="0.888086296868546" calcext:value-type="float">
            <text:p>0.888086296868546</text:p>
          </table:table-cell>
          <table:table-cell table:formula="of:=SQRT(POWER([.H57];2)+POWER([.I57];2)+POWER([.J57];2))" office:value-type="float" office:value="662.748913702431" calcext:value-type="float">
            <text:p>662.748913702431</text:p>
          </table:table-cell>
        </table:table-row>
        <table:table-row table:style-name="ro1">
          <table:table-cell office:value-type="float" office:value="76.7232" calcext:value-type="float">
            <text:p>76.7232</text:p>
          </table:table-cell>
          <table:table-cell office:value-type="float" office:value="286.096" calcext:value-type="float">
            <text:p>286.096</text:p>
          </table:table-cell>
          <table:table-cell office:value-type="float" office:value="41.4745" calcext:value-type="float">
            <text:p>41.4745</text:p>
          </table:table-cell>
          <table:table-cell office:value-type="float" office:value="77.5721" calcext:value-type="float">
            <text:p>77.5721</text:p>
          </table:table-cell>
          <table:table-cell office:value-type="float" office:value="271.925" calcext:value-type="float">
            <text:p>271.925</text:p>
          </table:table-cell>
          <table:table-cell office:value-type="float" office:value="42.2556" calcext:value-type="float">
            <text:p>42.2556</text:p>
          </table:table-cell>
          <table:table-cell/>
          <table:table-cell table:formula="of:=([.D58]-[.A58])/0.0166667" office:value-type="float" office:value="50.9338981322038" calcext:value-type="float">
            <text:p>50.9338981322038</text:p>
          </table:table-cell>
          <table:table-cell table:formula="of:=ABS([.E58]-[.B58])/0.0166667" office:value-type="float" office:value="850.258299483401" calcext:value-type="float">
            <text:p>850.258299483401</text:p>
          </table:table-cell>
          <table:table-cell table:formula="of:=([.F58]-[.C58])/0.0166667" office:value-type="float" office:value="46.8659062681876" calcext:value-type="float">
            <text:p>46.8659062681876</text:p>
          </table:table-cell>
          <table:table-cell table:formula="of:=DEGREES(ATAN(ABS([.F58]-[.C58])/ABS([.E58]-[.B58])))" office:value-type="float" office:value="3.15492856162106" calcext:value-type="float">
            <text:p>3.15492856162106</text:p>
          </table:table-cell>
          <table:table-cell table:formula="of:=SQRT(POWER([.H58];2)+POWER([.I58];2)+POWER([.J58];2))" office:value-type="float" office:value="853.070835856955" calcext:value-type="float">
            <text:p>853.070835856955</text:p>
          </table:table-cell>
        </table:table-row>
        <table:table-row table:style-name="ro1">
          <table:table-cell office:value-type="float" office:value="76.2975" calcext:value-type="float">
            <text:p>76.2975</text:p>
          </table:table-cell>
          <table:table-cell office:value-type="float" office:value="295.67" calcext:value-type="float">
            <text:p>295.67</text:p>
          </table:table-cell>
          <table:table-cell office:value-type="float" office:value="40.4641" calcext:value-type="float">
            <text:p>40.4641</text:p>
          </table:table-cell>
          <table:table-cell office:value-type="float" office:value="77.2065" calcext:value-type="float">
            <text:p>77.2065</text:p>
          </table:table-cell>
          <table:table-cell office:value-type="float" office:value="283.69" calcext:value-type="float">
            <text:p>283.69</text:p>
          </table:table-cell>
          <table:table-cell office:value-type="float" office:value="40.589" calcext:value-type="float">
            <text:p>40.589</text:p>
          </table:table-cell>
          <table:table-cell/>
          <table:table-cell table:formula="of:=([.D59]-[.A59])/0.0166667" office:value-type="float" office:value="54.5398909202185" calcext:value-type="float">
            <text:p>54.5398909202185</text:p>
          </table:table-cell>
          <table:table-cell table:formula="of:=ABS([.E59]-[.B59])/0.0166667" office:value-type="float" office:value="718.798562402876" calcext:value-type="float">
            <text:p>718.798562402876</text:p>
          </table:table-cell>
          <table:table-cell table:formula="of:=([.F59]-[.C59])/0.0166667" office:value-type="float" office:value="7.49398501202978" calcext:value-type="float">
            <text:p>7.49398501202978</text:p>
          </table:table-cell>
          <table:table-cell table:formula="of:=DEGREES(ATAN(ABS([.F59]-[.C59])/ABS([.E59]-[.B59])))" office:value-type="float" office:value="0.597327512060687" calcext:value-type="float">
            <text:p>0.597327512060687</text:p>
          </table:table-cell>
          <table:table-cell table:formula="of:=SQRT(POWER([.H59];2)+POWER([.I59];2)+POWER([.J59];2))" office:value-type="float" office:value="720.903691782329" calcext:value-type="float">
            <text:p>720.903691782329</text:p>
          </table:table-cell>
        </table:table-row>
        <table:table-row table:style-name="ro1">
          <table:table-cell office:value-type="float" office:value="77.1765" calcext:value-type="float">
            <text:p>77.1765</text:p>
          </table:table-cell>
          <table:table-cell office:value-type="float" office:value="281.104" calcext:value-type="float">
            <text:p>281.104</text:p>
          </table:table-cell>
          <table:table-cell office:value-type="float" office:value="40.5064" calcext:value-type="float">
            <text:p>40.5064</text:p>
          </table:table-cell>
          <table:table-cell office:value-type="float" office:value="77.8068" calcext:value-type="float">
            <text:p>77.8068</text:p>
          </table:table-cell>
          <table:table-cell office:value-type="float" office:value="271.095" calcext:value-type="float">
            <text:p>271.095</text:p>
          </table:table-cell>
          <table:table-cell office:value-type="float" office:value="40.1655" calcext:value-type="float">
            <text:p>40.1655</text:p>
          </table:table-cell>
          <table:table-cell/>
          <table:table-cell table:formula="of:=([.D60]-[.A60])/0.0166667" office:value-type="float" office:value="37.8179243641507" calcext:value-type="float">
            <text:p>37.8179243641507</text:p>
          </table:table-cell>
          <table:table-cell table:formula="of:=ABS([.E60]-[.B60])/0.0166667" office:value-type="float" office:value="600.5387989224" calcext:value-type="float">
            <text:p>600.5387989224</text:p>
          </table:table-cell>
          <table:table-cell table:formula="of:=([.F60]-[.C60])/0.0166667" office:value-type="float" office:value="-20.4539590920817" calcext:value-type="float">
            <text:p>-20.4539590920817</text:p>
          </table:table-cell>
          <table:table-cell table:formula="of:=DEGREES(ATAN(ABS([.F60]-[.C60])/ABS([.E60]-[.B60])))" office:value-type="float" office:value="1.9507027485181" calcext:value-type="float">
            <text:p>1.9507027485181</text:p>
          </table:table-cell>
          <table:table-cell table:formula="of:=SQRT(POWER([.H60];2)+POWER([.I60];2)+POWER([.J60];2))" office:value-type="float" office:value="602.075916190734" calcext:value-type="float">
            <text:p>602.075916190734</text:p>
          </table:table-cell>
        </table:table-row>
        <table:table-row table:style-name="ro1">
          <table:table-cell office:value-type="float" office:value="77.4461" calcext:value-type="float">
            <text:p>77.4461</text:p>
          </table:table-cell>
          <table:table-cell office:value-type="float" office:value="282.306" calcext:value-type="float">
            <text:p>282.306</text:p>
          </table:table-cell>
          <table:table-cell office:value-type="float" office:value="41.065" calcext:value-type="float">
            <text:p>41.065</text:p>
          </table:table-cell>
          <table:table-cell office:value-type="float" office:value="78.3039" calcext:value-type="float">
            <text:p>78.3039</text:p>
          </table:table-cell>
          <table:table-cell office:value-type="float" office:value="270.994" calcext:value-type="float">
            <text:p>270.994</text:p>
          </table:table-cell>
          <table:table-cell office:value-type="float" office:value="40.92" calcext:value-type="float">
            <text:p>40.92</text:p>
          </table:table-cell>
          <table:table-cell/>
          <table:table-cell table:formula="of:=([.D61]-[.A61])/0.0166667" office:value-type="float" office:value="51.4678970642057" calcext:value-type="float">
            <text:p>51.4678970642057</text:p>
          </table:table-cell>
          <table:table-cell table:formula="of:=ABS([.E61]-[.B61])/0.0166667" office:value-type="float" office:value="678.718642562712" calcext:value-type="float">
            <text:p>678.718642562712</text:p>
          </table:table-cell>
          <table:table-cell table:formula="of:=([.F61]-[.C61])/0.0166667" office:value-type="float" office:value="-8.69998260003456" calcext:value-type="float">
            <text:p>-8.69998260003456</text:p>
          </table:table-cell>
          <table:table-cell table:formula="of:=DEGREES(ATAN(ABS([.F61]-[.C61])/ABS([.E61]-[.B61])))" office:value-type="float" office:value="0.734391182667029" calcext:value-type="float">
            <text:p>0.734391182667029</text:p>
          </table:table-cell>
          <table:table-cell table:formula="of:=SQRT(POWER([.H61];2)+POWER([.I61];2)+POWER([.J61];2))" office:value-type="float" office:value="680.722873045723" calcext:value-type="float">
            <text:p>680.722873045723</text:p>
          </table:table-cell>
        </table:table-row>
        <table:table-row table:style-name="ro1">
          <table:table-cell office:value-type="float" office:value="76.9223" calcext:value-type="float">
            <text:p>76.9223</text:p>
          </table:table-cell>
          <table:table-cell office:value-type="float" office:value="280.978" calcext:value-type="float">
            <text:p>280.978</text:p>
          </table:table-cell>
          <table:table-cell office:value-type="float" office:value="41.0335" calcext:value-type="float">
            <text:p>41.0335</text:p>
          </table:table-cell>
          <table:table-cell office:value-type="float" office:value="77.5417" calcext:value-type="float">
            <text:p>77.5417</text:p>
          </table:table-cell>
          <table:table-cell office:value-type="float" office:value="269.741" calcext:value-type="float">
            <text:p>269.741</text:p>
          </table:table-cell>
          <table:table-cell office:value-type="float" office:value="40.6428" calcext:value-type="float">
            <text:p>40.6428</text:p>
          </table:table-cell>
          <table:table-cell/>
          <table:table-cell table:formula="of:=([.D62]-[.A62])/0.0166667" office:value-type="float" office:value="37.1639256721486" calcext:value-type="float">
            <text:p>37.1639256721486</text:p>
          </table:table-cell>
          <table:table-cell table:formula="of:=ABS([.E62]-[.B62])/0.0166667" office:value-type="float" office:value="674.218651562698" calcext:value-type="float">
            <text:p>674.218651562698</text:p>
          </table:table-cell>
          <table:table-cell table:formula="of:=([.F62]-[.C62])/0.0166667" office:value-type="float" office:value="-23.4419531160935" calcext:value-type="float">
            <text:p>-23.4419531160935</text:p>
          </table:table-cell>
          <table:table-cell table:formula="of:=DEGREES(ATAN(ABS([.F62]-[.C62])/ABS([.E62]-[.B62])))" office:value-type="float" office:value="1.99131859820458" calcext:value-type="float">
            <text:p>1.99131859820458</text:p>
          </table:table-cell>
          <table:table-cell table:formula="of:=SQRT(POWER([.H62];2)+POWER([.I62];2)+POWER([.J62];2))" office:value-type="float" office:value="675.648927071068" calcext:value-type="float">
            <text:p>675.648927071068</text:p>
          </table:table-cell>
        </table:table-row>
        <table:table-row table:style-name="ro1">
          <table:table-cell office:value-type="float" office:value="78.1926" calcext:value-type="float">
            <text:p>78.1926</text:p>
          </table:table-cell>
          <table:table-cell office:value-type="float" office:value="281.026" calcext:value-type="float">
            <text:p>281.026</text:p>
          </table:table-cell>
          <table:table-cell office:value-type="float" office:value="41.266" calcext:value-type="float">
            <text:p>41.266</text:p>
          </table:table-cell>
          <table:table-cell office:value-type="float" office:value="79.2584" calcext:value-type="float">
            <text:p>79.2584</text:p>
          </table:table-cell>
          <table:table-cell office:value-type="float" office:value="268.523" calcext:value-type="float">
            <text:p>268.523</text:p>
          </table:table-cell>
          <table:table-cell office:value-type="float" office:value="41.3235" calcext:value-type="float">
            <text:p>41.3235</text:p>
          </table:table-cell>
          <table:table-cell/>
          <table:table-cell table:formula="of:=([.D63]-[.A63])/0.0166667" office:value-type="float" office:value="63.9478721042555" calcext:value-type="float">
            <text:p>63.9478721042555</text:p>
          </table:table-cell>
          <table:table-cell table:formula="of:=ABS([.E63]-[.B63])/0.0166667" office:value-type="float" office:value="750.178499643" calcext:value-type="float">
            <text:p>750.178499643</text:p>
          </table:table-cell>
          <table:table-cell table:formula="of:=([.F63]-[.C63])/0.0166667" office:value-type="float" office:value="3.44999310001407" calcext:value-type="float">
            <text:p>3.44999310001407</text:p>
          </table:table-cell>
          <table:table-cell table:formula="of:=DEGREES(ATAN(ABS([.F63]-[.C63])/ABS([.E63]-[.B63])))" office:value-type="float" office:value="0.263495488777796" calcext:value-type="float">
            <text:p>0.263495488777796</text:p>
          </table:table-cell>
          <table:table-cell table:formula="of:=SQRT(POWER([.H63];2)+POWER([.I63];2)+POWER([.J63];2))" office:value-type="float" office:value="752.907042154392" calcext:value-type="float">
            <text:p>752.907042154392</text:p>
          </table:table-cell>
        </table:table-row>
        <table:table-row table:style-name="ro1">
          <table:table-cell office:value-type="float" office:value="77.2365" calcext:value-type="float">
            <text:p>77.2365</text:p>
          </table:table-cell>
          <table:table-cell office:value-type="float" office:value="286.125" calcext:value-type="float">
            <text:p>286.125</text:p>
          </table:table-cell>
          <table:table-cell office:value-type="float" office:value="41.465" calcext:value-type="float">
            <text:p>41.465</text:p>
          </table:table-cell>
          <table:table-cell office:value-type="float" office:value="78.1053" calcext:value-type="float">
            <text:p>78.1053</text:p>
          </table:table-cell>
          <table:table-cell office:value-type="float" office:value="274.593" calcext:value-type="float">
            <text:p>274.593</text:p>
          </table:table-cell>
          <table:table-cell office:value-type="float" office:value="41.5659" calcext:value-type="float">
            <text:p>41.5659</text:p>
          </table:table-cell>
          <table:table-cell/>
          <table:table-cell table:formula="of:=([.D64]-[.A64])/0.0166667" office:value-type="float" office:value="52.1278957442081" calcext:value-type="float">
            <text:p>52.1278957442081</text:p>
          </table:table-cell>
          <table:table-cell table:formula="of:=ABS([.E64]-[.B64])/0.0166667" office:value-type="float" office:value="691.918616162767" calcext:value-type="float">
            <text:p>691.918616162767</text:p>
          </table:table-cell>
          <table:table-cell table:formula="of:=([.F64]-[.C64])/0.0166667" office:value-type="float" office:value="6.05398789202396" calcext:value-type="float">
            <text:p>6.05398789202396</text:p>
          </table:table-cell>
          <table:table-cell table:formula="of:=DEGREES(ATAN(ABS([.F64]-[.C64])/ABS([.E64]-[.B64])))" office:value-type="float" office:value="0.501300436580865" calcext:value-type="float">
            <text:p>0.501300436580865</text:p>
          </table:table-cell>
          <table:table-cell table:formula="of:=SQRT(POWER([.H64];2)+POWER([.I64];2)+POWER([.J64];2))" office:value-type="float" office:value="693.905857935148" calcext:value-type="float">
            <text:p>693.905857935148</text:p>
          </table:table-cell>
        </table:table-row>
        <table:table-row table:style-name="ro1">
          <table:table-cell office:value-type="float" office:value="77.2215" calcext:value-type="float">
            <text:p>77.2215</text:p>
          </table:table-cell>
          <table:table-cell office:value-type="float" office:value="284.934" calcext:value-type="float">
            <text:p>284.934</text:p>
          </table:table-cell>
          <table:table-cell office:value-type="float" office:value="40.8945" calcext:value-type="float">
            <text:p>40.8945</text:p>
          </table:table-cell>
          <table:table-cell office:value-type="float" office:value="78.0716" calcext:value-type="float">
            <text:p>78.0716</text:p>
          </table:table-cell>
          <table:table-cell office:value-type="float" office:value="272.157" calcext:value-type="float">
            <text:p>272.157</text:p>
          </table:table-cell>
          <table:table-cell office:value-type="float" office:value="41.2235" calcext:value-type="float">
            <text:p>41.2235</text:p>
          </table:table-cell>
          <table:table-cell/>
          <table:table-cell table:formula="of:=([.D65]-[.A65])/0.0166667" office:value-type="float" office:value="51.0058979882039" calcext:value-type="float">
            <text:p>51.0058979882039</text:p>
          </table:table-cell>
          <table:table-cell table:formula="of:=ABS([.E65]-[.B65])/0.0166667" office:value-type="float" office:value="766.618466763069" calcext:value-type="float">
            <text:p>766.618466763069</text:p>
          </table:table-cell>
          <table:table-cell table:formula="of:=([.F65]-[.C65])/0.0166667" office:value-type="float" office:value="19.739960520079" calcext:value-type="float">
            <text:p>19.739960520079</text:p>
          </table:table-cell>
          <table:table-cell table:formula="of:=DEGREES(ATAN(ABS([.F65]-[.C65])/ABS([.E65]-[.B65])))" office:value-type="float" office:value="1.47500563521243" calcext:value-type="float">
            <text:p>1.47500563521243</text:p>
          </table:table-cell>
          <table:table-cell table:formula="of:=SQRT(POWER([.H65];2)+POWER([.I65];2)+POWER([.J65];2))" office:value-type="float" office:value="768.566939994869" calcext:value-type="float">
            <text:p>768.566939994869</text:p>
          </table:table-cell>
        </table:table-row>
        <table:table-row table:style-name="ro1">
          <table:table-cell office:value-type="float" office:value="76.9365" calcext:value-type="float">
            <text:p>76.9365</text:p>
          </table:table-cell>
          <table:table-cell office:value-type="float" office:value="282.375" calcext:value-type="float">
            <text:p>282.375</text:p>
          </table:table-cell>
          <table:table-cell office:value-type="float" office:value="40.5529" calcext:value-type="float">
            <text:p>40.5529</text:p>
          </table:table-cell>
          <table:table-cell office:value-type="float" office:value="77.5577" calcext:value-type="float">
            <text:p>77.5577</text:p>
          </table:table-cell>
          <table:table-cell office:value-type="float" office:value="271.073" calcext:value-type="float">
            <text:p>271.073</text:p>
          </table:table-cell>
          <table:table-cell office:value-type="float" office:value="40.1716" calcext:value-type="float">
            <text:p>40.1716</text:p>
          </table:table-cell>
          <table:table-cell/>
          <table:table-cell table:formula="of:=([.D66]-[.A66])/0.0166667" office:value-type="float" office:value="37.2719254561492" calcext:value-type="float">
            <text:p>37.2719254561492</text:p>
          </table:table-cell>
          <table:table-cell table:formula="of:=ABS([.E66]-[.B66])/0.0166667" office:value-type="float" office:value="678.118643762714" calcext:value-type="float">
            <text:p>678.118643762714</text:p>
          </table:table-cell>
          <table:table-cell table:formula="of:=([.F66]-[.C66])/0.0166667" office:value-type="float" office:value="-22.8779542440917" calcext:value-type="float">
            <text:p>-22.8779542440917</text:p>
          </table:table-cell>
          <table:table-cell table:formula="of:=DEGREES(ATAN(ABS([.F66]-[.C66])/ABS([.E66]-[.B66])))" office:value-type="float" office:value="1.93227726007863" calcext:value-type="float">
            <text:p>1.93227726007863</text:p>
          </table:table-cell>
          <table:table-cell table:formula="of:=SQRT(POWER([.H66];2)+POWER([.I66];2)+POWER([.J66];2))" office:value-type="float" office:value="679.527403594723" calcext:value-type="float">
            <text:p>679.527403594723</text:p>
          </table:table-cell>
        </table:table-row>
        <table:table-row table:style-name="ro1">
          <table:table-cell office:value-type="float" office:value="76.7508" calcext:value-type="float">
            <text:p>76.7508</text:p>
          </table:table-cell>
          <table:table-cell office:value-type="float" office:value="288.837" calcext:value-type="float">
            <text:p>288.837</text:p>
          </table:table-cell>
          <table:table-cell office:value-type="float" office:value="41.0352" calcext:value-type="float">
            <text:p>41.0352</text:p>
          </table:table-cell>
          <table:table-cell office:value-type="float" office:value="77.3687" calcext:value-type="float">
            <text:p>77.3687</text:p>
          </table:table-cell>
          <table:table-cell office:value-type="float" office:value="275.881" calcext:value-type="float">
            <text:p>275.881</text:p>
          </table:table-cell>
          <table:table-cell office:value-type="float" office:value="41.1119" calcext:value-type="float">
            <text:p>41.1119</text:p>
          </table:table-cell>
          <table:table-cell/>
          <table:table-cell table:formula="of:=([.D67]-[.A67])/0.0166667" office:value-type="float" office:value="37.0739258521486" calcext:value-type="float">
            <text:p>37.0739258521486</text:p>
          </table:table-cell>
          <table:table-cell table:formula="of:=ABS([.E67]-[.B67])/0.0166667" office:value-type="float" office:value="777.358445283111" calcext:value-type="float">
            <text:p>777.358445283111</text:p>
          </table:table-cell>
          <table:table-cell table:formula="of:=([.F67]-[.C67])/0.0166667" office:value-type="float" office:value="4.60199079601813" calcext:value-type="float">
            <text:p>4.60199079601813</text:p>
          </table:table-cell>
          <table:table-cell table:formula="of:=DEGREES(ATAN(ABS([.F67]-[.C67])/ABS([.E67]-[.B67])))" office:value-type="float" office:value="0.339189174972764" calcext:value-type="float">
            <text:p>0.339189174972764</text:p>
          </table:table-cell>
          <table:table-cell table:formula="of:=SQRT(POWER([.H67];2)+POWER([.I67];2)+POWER([.J67];2))" office:value-type="float" office:value="778.255617872658" calcext:value-type="float">
            <text:p>778.255617872658</text:p>
          </table:table-cell>
        </table:table-row>
        <table:table-row table:style-name="ro1">
          <table:table-cell office:value-type="float" office:value="76.6818" calcext:value-type="float">
            <text:p>76.6818</text:p>
          </table:table-cell>
          <table:table-cell office:value-type="float" office:value="282.304" calcext:value-type="float">
            <text:p>282.304</text:p>
          </table:table-cell>
          <table:table-cell office:value-type="float" office:value="40.8198" calcext:value-type="float">
            <text:p>40.8198</text:p>
          </table:table-cell>
          <table:table-cell office:value-type="float" office:value="77.2934" calcext:value-type="float">
            <text:p>77.2934</text:p>
          </table:table-cell>
          <table:table-cell office:value-type="float" office:value="269.673" calcext:value-type="float">
            <text:p>269.673</text:p>
          </table:table-cell>
          <table:table-cell office:value-type="float" office:value="40.9031" calcext:value-type="float">
            <text:p>40.9031</text:p>
          </table:table-cell>
          <table:table-cell/>
          <table:table-cell table:formula="of:=([.D68]-[.A68])/0.0166667" office:value-type="float" office:value="36.6959266081474" calcext:value-type="float">
            <text:p>36.6959266081474</text:p>
          </table:table-cell>
          <table:table-cell table:formula="of:=ABS([.E68]-[.B68])/0.0166667" office:value-type="float" office:value="757.85848428303" calcext:value-type="float">
            <text:p>757.85848428303</text:p>
          </table:table-cell>
          <table:table-cell table:formula="of:=([.F68]-[.C68])/0.0166667" office:value-type="float" office:value="4.99799000402007" calcext:value-type="float">
            <text:p>4.99799000402007</text:p>
          </table:table-cell>
          <table:table-cell table:formula="of:=DEGREES(ATAN(ABS([.F68]-[.C68])/ABS([.E68]-[.B68])))" office:value-type="float" office:value="0.377853633318376" calcext:value-type="float">
            <text:p>0.377853633318376</text:p>
          </table:table-cell>
          <table:table-cell table:formula="of:=SQRT(POWER([.H68];2)+POWER([.I68];2)+POWER([.J68];2))" office:value-type="float" office:value="758.76284380133" calcext:value-type="float">
            <text:p>758.76284380133</text:p>
          </table:table-cell>
        </table:table-row>
        <table:table-row table:style-name="ro1">
          <table:table-cell office:value-type="float" office:value="77.1913" calcext:value-type="float">
            <text:p>77.1913</text:p>
          </table:table-cell>
          <table:table-cell office:value-type="float" office:value="282.28" calcext:value-type="float">
            <text:p>282.28</text:p>
          </table:table-cell>
          <table:table-cell office:value-type="float" office:value="41.0715" calcext:value-type="float">
            <text:p>41.0715</text:p>
          </table:table-cell>
          <table:table-cell office:value-type="float" office:value="78.0378" calcext:value-type="float">
            <text:p>78.0378</text:p>
          </table:table-cell>
          <table:table-cell office:value-type="float" office:value="269.687" calcext:value-type="float">
            <text:p>269.687</text:p>
          </table:table-cell>
          <table:table-cell office:value-type="float" office:value="41.1404" calcext:value-type="float">
            <text:p>41.1404</text:p>
          </table:table-cell>
          <table:table-cell/>
          <table:table-cell table:formula="of:=([.D69]-[.A69])/0.0166667" office:value-type="float" office:value="50.7898984202035" calcext:value-type="float">
            <text:p>50.7898984202035</text:p>
          </table:table-cell>
          <table:table-cell table:formula="of:=ABS([.E69]-[.B69])/0.0166667" office:value-type="float" office:value="755.57848884302" calcext:value-type="float">
            <text:p>755.57848884302</text:p>
          </table:table-cell>
          <table:table-cell table:formula="of:=([.F69]-[.C69])/0.0166667" office:value-type="float" office:value="4.13399173201649" calcext:value-type="float">
            <text:p>4.13399173201649</text:p>
          </table:table-cell>
          <table:table-cell table:formula="of:=DEGREES(ATAN(ABS([.F69]-[.C69])/ABS([.E69]-[.B69])))" office:value-type="float" office:value="0.313478902392563" calcext:value-type="float">
            <text:p>0.313478902392563</text:p>
          </table:table-cell>
          <table:table-cell table:formula="of:=SQRT(POWER([.H69];2)+POWER([.I69];2)+POWER([.J69];2))" office:value-type="float" office:value="757.294893995382" calcext:value-type="float">
            <text:p>757.294893995382</text:p>
          </table:table-cell>
        </table:table-row>
        <table:table-row table:style-name="ro1">
          <table:table-cell office:value-type="float" office:value="76.4795" calcext:value-type="float">
            <text:p>76.4795</text:p>
          </table:table-cell>
          <table:table-cell office:value-type="float" office:value="287.434" calcext:value-type="float">
            <text:p>287.434</text:p>
          </table:table-cell>
          <table:table-cell office:value-type="float" office:value="41.2624" calcext:value-type="float">
            <text:p>41.2624</text:p>
          </table:table-cell>
          <table:table-cell office:value-type="float" office:value="77.1027" calcext:value-type="float">
            <text:p>77.1027</text:p>
          </table:table-cell>
          <table:table-cell office:value-type="float" office:value="274.506" calcext:value-type="float">
            <text:p>274.506</text:p>
          </table:table-cell>
          <table:table-cell office:value-type="float" office:value="41.5894" calcext:value-type="float">
            <text:p>41.5894</text:p>
          </table:table-cell>
          <table:table-cell/>
          <table:table-cell table:formula="of:=([.D70]-[.A70])/0.0166667" office:value-type="float" office:value="37.3919252161494" calcext:value-type="float">
            <text:p>37.3919252161494</text:p>
          </table:table-cell>
          <table:table-cell table:formula="of:=ABS([.E70]-[.B70])/0.0166667" office:value-type="float" office:value="775.678448643106" calcext:value-type="float">
            <text:p>775.678448643106</text:p>
          </table:table-cell>
          <table:table-cell table:formula="of:=([.F70]-[.C70])/0.0166667" office:value-type="float" office:value="19.6199607600784" calcext:value-type="float">
            <text:p>19.6199607600784</text:p>
          </table:table-cell>
          <table:table-cell table:formula="of:=DEGREES(ATAN(ABS([.F70]-[.C70])/ABS([.E70]-[.B70])))" office:value-type="float" office:value="1.44892681268406" calcext:value-type="float">
            <text:p>1.44892681268406</text:p>
          </table:table-cell>
          <table:table-cell table:formula="of:=SQRT(POWER([.H70];2)+POWER([.I70];2)+POWER([.J70];2))" office:value-type="float" office:value="776.826978561489" calcext:value-type="float">
            <text:p>776.826978561489</text:p>
          </table:table-cell>
        </table:table-row>
        <table:table-row table:style-name="ro1">
          <table:table-cell office:value-type="float" office:value="76.4795" calcext:value-type="float">
            <text:p>76.4795</text:p>
          </table:table-cell>
          <table:table-cell office:value-type="float" office:value="287.434" calcext:value-type="float">
            <text:p>287.434</text:p>
          </table:table-cell>
          <table:table-cell office:value-type="float" office:value="41.2624" calcext:value-type="float">
            <text:p>41.2624</text:p>
          </table:table-cell>
          <table:table-cell office:value-type="float" office:value="77.1173" calcext:value-type="float">
            <text:p>77.1173</text:p>
          </table:table-cell>
          <table:table-cell office:value-type="float" office:value="275.812" calcext:value-type="float">
            <text:p>275.812</text:p>
          </table:table-cell>
          <table:table-cell office:value-type="float" office:value="41.375" calcext:value-type="float">
            <text:p>41.375</text:p>
          </table:table-cell>
          <table:table-cell/>
          <table:table-cell table:formula="of:=([.D71]-[.A71])/0.0166667" office:value-type="float" office:value="38.267923464153" calcext:value-type="float">
            <text:p>38.267923464153</text:p>
          </table:table-cell>
          <table:table-cell table:formula="of:=ABS([.E71]-[.B71])/0.0166667" office:value-type="float" office:value="697.31860536279" calcext:value-type="float">
            <text:p>697.31860536279</text:p>
          </table:table-cell>
          <table:table-cell table:formula="of:=([.F71]-[.C71])/0.0166667" office:value-type="float" office:value="6.75598648802705" calcext:value-type="float">
            <text:p>6.75598648802705</text:p>
          </table:table-cell>
          <table:table-cell table:formula="of:=DEGREES(ATAN(ABS([.F71]-[.C71])/ABS([.E71]-[.B71])))" office:value-type="float" office:value="0.555094039101013" calcext:value-type="float">
            <text:p>0.555094039101013</text:p>
          </table:table-cell>
          <table:table-cell table:formula="of:=SQRT(POWER([.H71];2)+POWER([.I71];2)+POWER([.J71];2))" office:value-type="float" office:value="698.400540309636" calcext:value-type="float">
            <text:p>698.400540309636</text:p>
          </table:table-cell>
        </table:table-row>
        <table:table-row table:style-name="ro1">
          <table:table-cell office:value-type="float" office:value="76.5057" calcext:value-type="float">
            <text:p>76.5057</text:p>
          </table:table-cell>
          <table:table-cell office:value-type="float" office:value="290.197" calcext:value-type="float">
            <text:p>290.197</text:p>
          </table:table-cell>
          <table:table-cell office:value-type="float" office:value="40.8197" calcext:value-type="float">
            <text:p>40.8197</text:p>
          </table:table-cell>
          <table:table-cell office:value-type="float" office:value="77.1319" calcext:value-type="float">
            <text:p>77.1319</text:p>
          </table:table-cell>
          <table:table-cell office:value-type="float" office:value="277.067" calcext:value-type="float">
            <text:p>277.067</text:p>
          </table:table-cell>
          <table:table-cell office:value-type="float" office:value="41.419" calcext:value-type="float">
            <text:p>41.419</text:p>
          </table:table-cell>
          <table:table-cell/>
          <table:table-cell table:formula="of:=([.D72]-[.A72])/0.0166667" office:value-type="float" office:value="37.5719248561501" calcext:value-type="float">
            <text:p>37.5719248561501</text:p>
          </table:table-cell>
          <table:table-cell table:formula="of:=ABS([.E72]-[.B72])/0.0166667" office:value-type="float" office:value="787.798424403151" calcext:value-type="float">
            <text:p>787.798424403151</text:p>
          </table:table-cell>
          <table:table-cell table:formula="of:=([.F72]-[.C72])/0.0166667" office:value-type="float" office:value="35.9579280841438" calcext:value-type="float">
            <text:p>35.9579280841438</text:p>
          </table:table-cell>
          <table:table-cell table:formula="of:=DEGREES(ATAN(ABS([.F72]-[.C72])/ABS([.E72]-[.B72])))" office:value-type="float" office:value="2.61336976516686" calcext:value-type="float">
            <text:p>2.61336976516686</text:p>
          </table:table-cell>
          <table:table-cell table:formula="of:=SQRT(POWER([.H72];2)+POWER([.I72];2)+POWER([.J72];2))" office:value-type="float" office:value="789.513128213577" calcext:value-type="float">
            <text:p>789.513128213577</text:p>
          </table:table-cell>
        </table:table-row>
        <table:table-row table:style-name="ro1">
          <table:table-cell office:value-type="float" office:value="76.9798" calcext:value-type="float">
            <text:p>76.9798</text:p>
          </table:table-cell>
          <table:table-cell office:value-type="float" office:value="286.162" calcext:value-type="float">
            <text:p>286.162</text:p>
          </table:table-cell>
          <table:table-cell office:value-type="float" office:value="41.207" calcext:value-type="float">
            <text:p>41.207</text:p>
          </table:table-cell>
          <table:table-cell office:value-type="float" office:value="77.8217" calcext:value-type="float">
            <text:p>77.8217</text:p>
          </table:table-cell>
          <table:table-cell office:value-type="float" office:value="272.074" calcext:value-type="float">
            <text:p>272.074</text:p>
          </table:table-cell>
          <table:table-cell office:value-type="float" office:value="41.487" calcext:value-type="float">
            <text:p>41.487</text:p>
          </table:table-cell>
          <table:table-cell/>
          <table:table-cell table:formula="of:=([.D73]-[.A73])/0.0166667" office:value-type="float" office:value="50.5138989722026" calcext:value-type="float">
            <text:p>50.5138989722026</text:p>
          </table:table-cell>
          <table:table-cell table:formula="of:=ABS([.E73]-[.B73])/0.0166667" office:value-type="float" office:value="845.278309443379" calcext:value-type="float">
            <text:p>845.278309443379</text:p>
          </table:table-cell>
          <table:table-cell table:formula="of:=([.F73]-[.C73])/0.0166667" office:value-type="float" office:value="16.7999664000673" calcext:value-type="float">
            <text:p>16.7999664000673</text:p>
          </table:table-cell>
          <table:table-cell table:formula="of:=DEGREES(ATAN(ABS([.F73]-[.C73])/ABS([.E73]-[.B73])))" office:value-type="float" office:value="1.13860777691193" calcext:value-type="float">
            <text:p>1.13860777691193</text:p>
          </table:table-cell>
          <table:table-cell table:formula="of:=SQRT(POWER([.H73];2)+POWER([.I73];2)+POWER([.J73];2))" office:value-type="float" office:value="846.95295812452" calcext:value-type="float">
            <text:p>846.95295812452</text:p>
          </table:table-cell>
        </table:table-row>
        <table:table-row table:style-name="ro1">
          <table:table-cell office:value-type="float" office:value="76.7091" calcext:value-type="float">
            <text:p>76.7091</text:p>
          </table:table-cell>
          <table:table-cell office:value-type="float" office:value="284.892" calcext:value-type="float">
            <text:p>284.892</text:p>
          </table:table-cell>
          <table:table-cell office:value-type="float" office:value="40.9059" calcext:value-type="float">
            <text:p>40.9059</text:p>
          </table:table-cell>
          <table:table-cell office:value-type="float" office:value="77.3385" calcext:value-type="float">
            <text:p>77.3385</text:p>
          </table:table-cell>
          <table:table-cell office:value-type="float" office:value="273.429" calcext:value-type="float">
            <text:p>273.429</text:p>
          </table:table-cell>
          <table:table-cell office:value-type="float" office:value="40.771" calcext:value-type="float">
            <text:p>40.771</text:p>
          </table:table-cell>
          <table:table-cell/>
          <table:table-cell table:formula="of:=([.D74]-[.A74])/0.0166667" office:value-type="float" office:value="37.7639244721504" calcext:value-type="float">
            <text:p>37.7639244721504</text:p>
          </table:table-cell>
          <table:table-cell table:formula="of:=ABS([.E74]-[.B74])/0.0166667" office:value-type="float" office:value="687.778624442753" calcext:value-type="float">
            <text:p>687.778624442753</text:p>
          </table:table-cell>
          <table:table-cell table:formula="of:=([.F74]-[.C74])/0.0166667" office:value-type="float" office:value="-8.09398381203248" calcext:value-type="float">
            <text:p>-8.09398381203248</text:p>
          </table:table-cell>
          <table:table-cell table:formula="of:=DEGREES(ATAN(ABS([.F74]-[.C74])/ABS([.E74]-[.B74])))" office:value-type="float" office:value="0.674242682804135" calcext:value-type="float">
            <text:p>0.674242682804135</text:p>
          </table:table-cell>
          <table:table-cell table:formula="of:=SQRT(POWER([.H74];2)+POWER([.I74];2)+POWER([.J74];2))" office:value-type="float" office:value="688.862150800763" calcext:value-type="float">
            <text:p>688.862150800763</text:p>
          </table:table-cell>
        </table:table-row>
        <table:table-row table:style-name="ro1">
          <table:table-cell office:value-type="float" office:value="76.0007" calcext:value-type="float">
            <text:p>76.0007</text:p>
          </table:table-cell>
          <table:table-cell office:value-type="float" office:value="291.393" calcext:value-type="float">
            <text:p>291.393</text:p>
          </table:table-cell>
          <table:table-cell office:value-type="float" office:value="41.4041" calcext:value-type="float">
            <text:p>41.4041</text:p>
          </table:table-cell>
          <table:table-cell office:value-type="float" office:value="76.6284" calcext:value-type="float">
            <text:p>76.6284</text:p>
          </table:table-cell>
          <table:table-cell office:value-type="float" office:value="276.937" calcext:value-type="float">
            <text:p>276.937</text:p>
          </table:table-cell>
          <table:table-cell office:value-type="float" office:value="41.9444" calcext:value-type="float">
            <text:p>41.9444</text:p>
          </table:table-cell>
          <table:table-cell/>
          <table:table-cell table:formula="of:=([.D75]-[.A75])/0.0166667" office:value-type="float" office:value="37.6619246761509" calcext:value-type="float">
            <text:p>37.6619246761509</text:p>
          </table:table-cell>
          <table:table-cell table:formula="of:=ABS([.E75]-[.B75])/0.0166667" office:value-type="float" office:value="867.358265283467" calcext:value-type="float">
            <text:p>867.358265283467</text:p>
          </table:table-cell>
          <table:table-cell table:formula="of:=([.F75]-[.C75])/0.0166667" office:value-type="float" office:value="32.4179351641298" calcext:value-type="float">
            <text:p>32.4179351641298</text:p>
          </table:table-cell>
          <table:table-cell table:formula="of:=DEGREES(ATAN(ABS([.F75]-[.C75])/ABS([.E75]-[.B75])))" office:value-type="float" office:value="2.14046118531817" calcext:value-type="float">
            <text:p>2.14046118531817</text:p>
          </table:table-cell>
          <table:table-cell table:formula="of:=SQRT(POWER([.H75];2)+POWER([.I75];2)+POWER([.J75];2))" office:value-type="float" office:value="868.780584178861" calcext:value-type="float">
            <text:p>868.780584178861</text:p>
          </table:table-cell>
        </table:table-row>
        <table:table-row table:style-name="ro1">
          <table:table-cell office:value-type="float" office:value="76.7094" calcext:value-type="float">
            <text:p>76.7094</text:p>
          </table:table-cell>
          <table:table-cell office:value-type="float" office:value="284.79" calcext:value-type="float">
            <text:p>284.79</text:p>
          </table:table-cell>
          <table:table-cell office:value-type="float" office:value="41.43" calcext:value-type="float">
            <text:p>41.43</text:p>
          </table:table-cell>
          <table:table-cell office:value-type="float" office:value="77.805" calcext:value-type="float">
            <text:p>77.805</text:p>
          </table:table-cell>
          <table:table-cell office:value-type="float" office:value="270.714" calcext:value-type="float">
            <text:p>270.714</text:p>
          </table:table-cell>
          <table:table-cell office:value-type="float" office:value="42.205" calcext:value-type="float">
            <text:p>42.205</text:p>
          </table:table-cell>
          <table:table-cell/>
          <table:table-cell table:formula="of:=([.D76]-[.A76])/0.0166667" office:value-type="float" office:value="65.7358685282632" calcext:value-type="float">
            <text:p>65.7358685282632</text:p>
          </table:table-cell>
          <table:table-cell table:formula="of:=ABS([.E76]-[.B76])/0.0166667" office:value-type="float" office:value="844.55831088338" calcext:value-type="float">
            <text:p>844.55831088338</text:p>
          </table:table-cell>
          <table:table-cell table:formula="of:=([.F76]-[.C76])/0.0166667" office:value-type="float" office:value="46.4999070001859" calcext:value-type="float">
            <text:p>46.4999070001859</text:p>
          </table:table-cell>
          <table:table-cell table:formula="of:=DEGREES(ATAN(ABS([.F76]-[.C76])/ABS([.E76]-[.B76])))" office:value-type="float" office:value="3.15142379890655" calcext:value-type="float">
            <text:p>3.15142379890655</text:p>
          </table:table-cell>
          <table:table-cell table:formula="of:=SQRT(POWER([.H76];2)+POWER([.I76];2)+POWER([.J76];2))" office:value-type="float" office:value="848.387992751181" calcext:value-type="float">
            <text:p>848.387992751181</text:p>
          </table:table-cell>
        </table:table-row>
        <table:table-row table:style-name="ro1">
          <table:table-cell office:value-type="float" office:value="76.7234" calcext:value-type="float">
            <text:p>76.7234</text:p>
          </table:table-cell>
          <table:table-cell office:value-type="float" office:value="285.987" calcext:value-type="float">
            <text:p>285.987</text:p>
          </table:table-cell>
          <table:table-cell office:value-type="float" office:value="42.0002" calcext:value-type="float">
            <text:p>42.0002</text:p>
          </table:table-cell>
          <table:table-cell office:value-type="float" office:value="77.5717" calcext:value-type="float">
            <text:p>77.5717</text:p>
          </table:table-cell>
          <table:table-cell office:value-type="float" office:value="271.824" calcext:value-type="float">
            <text:p>271.824</text:p>
          </table:table-cell>
          <table:table-cell office:value-type="float" office:value="42.766" calcext:value-type="float">
            <text:p>42.766</text:p>
          </table:table-cell>
          <table:table-cell/>
          <table:table-cell table:formula="of:=([.D77]-[.A77])/0.0166667" office:value-type="float" office:value="50.8978982042041" calcext:value-type="float">
            <text:p>50.8978982042041</text:p>
          </table:table-cell>
          <table:table-cell table:formula="of:=ABS([.E77]-[.B77])/0.0166667" office:value-type="float" office:value="849.7783004434" calcext:value-type="float">
            <text:p>849.7783004434</text:p>
          </table:table-cell>
          <table:table-cell table:formula="of:=([.F77]-[.C77])/0.0166667" office:value-type="float" office:value="45.9479081041837" calcext:value-type="float">
            <text:p>45.9479081041837</text:p>
          </table:table-cell>
          <table:table-cell table:formula="of:=DEGREES(ATAN(ABS([.F77]-[.C77])/ABS([.E77]-[.B77])))" office:value-type="float" office:value="3.09499561365134" calcext:value-type="float">
            <text:p>3.09499561365134</text:p>
          </table:table-cell>
          <table:table-cell table:formula="of:=SQRT(POWER([.H77];2)+POWER([.I77];2)+POWER([.J77];2))" office:value-type="float" office:value="852.540301807034" calcext:value-type="float">
            <text:p>852.540301807034</text:p>
          </table:table-cell>
        </table:table-row>
        <table:table-row table:style-name="ro1">
          <table:table-cell office:value-type="float" office:value="76.7234" calcext:value-type="float">
            <text:p>76.7234</text:p>
          </table:table-cell>
          <table:table-cell office:value-type="float" office:value="286.049" calcext:value-type="float">
            <text:p>286.049</text:p>
          </table:table-cell>
          <table:table-cell office:value-type="float" office:value="41.7361" calcext:value-type="float">
            <text:p>41.7361</text:p>
          </table:table-cell>
          <table:table-cell office:value-type="float" office:value="77.604" calcext:value-type="float">
            <text:p>77.604</text:p>
          </table:table-cell>
          <table:table-cell office:value-type="float" office:value="274.518" calcext:value-type="float">
            <text:p>274.518</text:p>
          </table:table-cell>
          <table:table-cell office:value-type="float" office:value="41.8313" calcext:value-type="float">
            <text:p>41.8313</text:p>
          </table:table-cell>
          <table:table-cell/>
          <table:table-cell table:formula="of:=([.D78]-[.A78])/0.0166667" office:value-type="float" office:value="52.8358943282114" calcext:value-type="float">
            <text:p>52.8358943282114</text:p>
          </table:table-cell>
          <table:table-cell table:formula="of:=ABS([.E78]-[.B78])/0.0166667" office:value-type="float" office:value="691.858616282768" calcext:value-type="float">
            <text:p>691.858616282768</text:p>
          </table:table-cell>
          <table:table-cell table:formula="of:=([.F78]-[.C78])/0.0166667" office:value-type="float" office:value="5.71198857602275" calcext:value-type="float">
            <text:p>5.71198857602275</text:p>
          </table:table-cell>
          <table:table-cell table:formula="of:=DEGREES(ATAN(ABS([.F78]-[.C78])/ABS([.E78]-[.B78])))" office:value-type="float" office:value="0.473023526510415" calcext:value-type="float">
            <text:p>0.473023526510415</text:p>
          </table:table-cell>
          <table:table-cell table:formula="of:=SQRT(POWER([.H78];2)+POWER([.I78];2)+POWER([.J78];2))" office:value-type="float" office:value="693.896680686441" calcext:value-type="float">
            <text:p>693.896680686441</text:p>
          </table:table-cell>
        </table:table-row>
        <table:table-row table:style-name="ro1">
          <table:table-cell office:value-type="float" office:value="76.1476" calcext:value-type="float">
            <text:p>76.1476</text:p>
          </table:table-cell>
          <table:table-cell office:value-type="float" office:value="279.684" calcext:value-type="float">
            <text:p>279.684</text:p>
          </table:table-cell>
          <table:table-cell office:value-type="float" office:value="40.7487" calcext:value-type="float">
            <text:p>40.7487</text:p>
          </table:table-cell>
          <table:table-cell office:value-type="float" office:value="76.5229" calcext:value-type="float">
            <text:p>76.5229</text:p>
          </table:table-cell>
          <table:table-cell office:value-type="float" office:value="267.156" calcext:value-type="float">
            <text:p>267.156</text:p>
          </table:table-cell>
          <table:table-cell office:value-type="float" office:value="40.8411" calcext:value-type="float">
            <text:p>40.8411</text:p>
          </table:table-cell>
          <table:table-cell/>
          <table:table-cell table:formula="of:=([.D79]-[.A79])/0.0166667" office:value-type="float" office:value="22.5179549640907" calcext:value-type="float">
            <text:p>22.5179549640907</text:p>
          </table:table-cell>
          <table:table-cell table:formula="of:=ABS([.E79]-[.B79])/0.0166667" office:value-type="float" office:value="751.678496643008" calcext:value-type="float">
            <text:p>751.678496643008</text:p>
          </table:table-cell>
          <table:table-cell table:formula="of:=([.F79]-[.C79])/0.0166667" office:value-type="float" office:value="5.54398891202205" calcext:value-type="float">
            <text:p>5.54398891202205</text:p>
          </table:table-cell>
          <table:table-cell table:formula="of:=DEGREES(ATAN(ABS([.F79]-[.C79])/ABS([.E79]-[.B79])))" office:value-type="float" office:value="0.422576152138791" calcext:value-type="float">
            <text:p>0.422576152138791</text:p>
          </table:table-cell>
          <table:table-cell table:formula="of:=SQRT(POWER([.H79];2)+POWER([.I79];2)+POWER([.J79];2))" office:value-type="float" office:value="752.036140371135" calcext:value-type="float">
            <text:p>752.036140371135</text:p>
          </table:table-cell>
        </table:table-row>
        <table:table-row table:style-name="ro1">
          <table:table-cell office:value-type="float" office:value="77.2215" calcext:value-type="float">
            <text:p>77.2215</text:p>
          </table:table-cell>
          <table:table-cell office:value-type="float" office:value="284.934" calcext:value-type="float">
            <text:p>284.934</text:p>
          </table:table-cell>
          <table:table-cell office:value-type="float" office:value="40.8945" calcext:value-type="float">
            <text:p>40.8945</text:p>
          </table:table-cell>
          <table:table-cell office:value-type="float" office:value="78.0543" calcext:value-type="float">
            <text:p>78.0543</text:p>
          </table:table-cell>
          <table:table-cell office:value-type="float" office:value="270.866" calcext:value-type="float">
            <text:p>270.866</text:p>
          </table:table-cell>
          <table:table-cell office:value-type="float" office:value="41.4375" calcext:value-type="float">
            <text:p>41.4375</text:p>
          </table:table-cell>
          <table:table-cell/>
          <table:table-cell table:formula="of:=([.D80]-[.A80])/0.0166667" office:value-type="float" office:value="49.9679000641994" calcext:value-type="float">
            <text:p>49.9679000641994</text:p>
          </table:table-cell>
          <table:table-cell table:formula="of:=ABS([.E80]-[.B80])/0.0166667" office:value-type="float" office:value="844.078311843379" calcext:value-type="float">
            <text:p>844.078311843379</text:p>
          </table:table-cell>
          <table:table-cell table:formula="of:=([.F80]-[.C80])/0.0166667" office:value-type="float" office:value="32.5799348401303" calcext:value-type="float">
            <text:p>32.5799348401303</text:p>
          </table:table-cell>
          <table:table-cell table:formula="of:=DEGREES(ATAN(ABS([.F80]-[.C80])/ABS([.E80]-[.B80])))" office:value-type="float" office:value="2.21041880858738" calcext:value-type="float">
            <text:p>2.21041880858738</text:p>
          </table:table-cell>
          <table:table-cell table:formula="of:=SQRT(POWER([.H80];2)+POWER([.I80];2)+POWER([.J80];2))" office:value-type="float" office:value="846.183455117967" calcext:value-type="float">
            <text:p>846.183455117967</text:p>
          </table:table-cell>
        </table:table-row>
        <table:table-row table:style-name="ro1">
          <table:table-cell office:value-type="float" office:value="76.2093" calcext:value-type="float">
            <text:p>76.2093</text:p>
          </table:table-cell>
          <table:table-cell office:value-type="float" office:value="286.157" calcext:value-type="float">
            <text:p>286.157</text:p>
          </table:table-cell>
          <table:table-cell office:value-type="float" office:value="40.9605" calcext:value-type="float">
            <text:p>40.9605</text:p>
          </table:table-cell>
          <table:table-cell office:value-type="float" office:value="76.8382" calcext:value-type="float">
            <text:p>76.8382</text:p>
          </table:table-cell>
          <table:table-cell office:value-type="float" office:value="273.286" calcext:value-type="float">
            <text:p>273.286</text:p>
          </table:table-cell>
          <table:table-cell office:value-type="float" office:value="41.2958" calcext:value-type="float">
            <text:p>41.2958</text:p>
          </table:table-cell>
          <table:table-cell/>
          <table:table-cell table:formula="of:=([.D81]-[.A81])/0.0166667" office:value-type="float" office:value="37.733924532151" calcext:value-type="float">
            <text:p>37.733924532151</text:p>
          </table:table-cell>
          <table:table-cell table:formula="of:=ABS([.E81]-[.B81])/0.0166667" office:value-type="float" office:value="772.258455483088" calcext:value-type="float">
            <text:p>772.258455483088</text:p>
          </table:table-cell>
          <table:table-cell table:formula="of:=([.F81]-[.C81])/0.0166667" office:value-type="float" office:value="20.1179597640803" calcext:value-type="float">
            <text:p>20.1179597640803</text:p>
          </table:table-cell>
          <table:table-cell table:formula="of:=DEGREES(ATAN(ABS([.F81]-[.C81])/ABS([.E81]-[.B81])))" office:value-type="float" office:value="1.4922640635688" calcext:value-type="float">
            <text:p>1.4922640635688</text:p>
          </table:table-cell>
          <table:table-cell table:formula="of:=SQRT(POWER([.H81];2)+POWER([.I81];2)+POWER([.J81];2))" office:value-type="float" office:value="773.441467359225" calcext:value-type="float">
            <text:p>773.441467359225</text:p>
          </table:table-cell>
        </table:table-row>
        <table:table-row table:style-name="ro1">
          <table:table-cell office:value-type="float" office:value="76.9365" calcext:value-type="float">
            <text:p>76.9365</text:p>
          </table:table-cell>
          <table:table-cell office:value-type="float" office:value="282.259" calcext:value-type="float">
            <text:p>282.259</text:p>
          </table:table-cell>
          <table:table-cell office:value-type="float" office:value="41.0773" calcext:value-type="float">
            <text:p>41.0773</text:p>
          </table:table-cell>
          <table:table-cell office:value-type="float" office:value="77.7732" calcext:value-type="float">
            <text:p>77.7732</text:p>
          </table:table-cell>
          <table:table-cell office:value-type="float" office:value="268.392" calcext:value-type="float">
            <text:p>268.392</text:p>
          </table:table-cell>
          <table:table-cell office:value-type="float" office:value="41.3589" calcext:value-type="float">
            <text:p>41.3589</text:p>
          </table:table-cell>
          <table:table-cell/>
          <table:table-cell table:formula="of:=([.D82]-[.A82])/0.0166667" office:value-type="float" office:value="50.2018995962013" calcext:value-type="float">
            <text:p>50.2018995962013</text:p>
          </table:table-cell>
          <table:table-cell table:formula="of:=ABS([.E82]-[.B82])/0.0166667" office:value-type="float" office:value="832.018335963329" calcext:value-type="float">
            <text:p>832.018335963329</text:p>
          </table:table-cell>
          <table:table-cell table:formula="of:=([.F82]-[.C82])/0.0166667" office:value-type="float" office:value="16.8959662080674" calcext:value-type="float">
            <text:p>16.8959662080674</text:p>
          </table:table-cell>
          <table:table-cell table:formula="of:=DEGREES(ATAN(ABS([.F82]-[.C82])/ABS([.E82]-[.B82])))" office:value-type="float" office:value="1.16335719323718" calcext:value-type="float">
            <text:p>1.16335719323718</text:p>
          </table:table-cell>
          <table:table-cell table:formula="of:=SQRT(POWER([.H82];2)+POWER([.I82];2)+POWER([.J82];2))" office:value-type="float" office:value="833.702714267117" calcext:value-type="float">
            <text:p>833.702714267117</text:p>
          </table:table-cell>
        </table:table-row>
        <table:table-row table:style-name="ro1">
          <table:table-cell office:value-type="float" office:value="77.1615" calcext:value-type="float">
            <text:p>77.1615</text:p>
          </table:table-cell>
          <table:table-cell office:value-type="float" office:value="279.719" calcext:value-type="float">
            <text:p>279.719</text:p>
          </table:table-cell>
          <table:table-cell office:value-type="float" office:value="40.9851" calcext:value-type="float">
            <text:p>40.9851</text:p>
          </table:table-cell>
          <table:table-cell office:value-type="float" office:value="78.022" calcext:value-type="float">
            <text:p>78.022</text:p>
          </table:table-cell>
          <table:table-cell office:value-type="float" office:value="268.611" calcext:value-type="float">
            <text:p>268.611</text:p>
          </table:table-cell>
          <table:table-cell office:value-type="float" office:value="40.3359" calcext:value-type="float">
            <text:p>40.3359</text:p>
          </table:table-cell>
          <table:table-cell/>
          <table:table-cell table:formula="of:=([.D83]-[.A83])/0.0166667" office:value-type="float" office:value="51.6298967402066" calcext:value-type="float">
            <text:p>51.6298967402066</text:p>
          </table:table-cell>
          <table:table-cell table:formula="of:=ABS([.E83]-[.B83])/0.0166667" office:value-type="float" office:value="666.478667042666" calcext:value-type="float">
            <text:p>666.478667042666</text:p>
          </table:table-cell>
          <table:table-cell table:formula="of:=([.F83]-[.C83])/0.0166667" office:value-type="float" office:value="-38.9519220961558" calcext:value-type="float">
            <text:p>-38.9519220961558</text:p>
          </table:table-cell>
          <table:table-cell table:formula="of:=DEGREES(ATAN(ABS([.F83]-[.C83])/ABS([.E83]-[.B83])))" office:value-type="float" office:value="3.34481054184834" calcext:value-type="float">
            <text:p>3.34481054184834</text:p>
          </table:table-cell>
          <table:table-cell table:formula="of:=SQRT(POWER([.H83];2)+POWER([.I83];2)+POWER([.J83];2))" office:value-type="float" office:value="669.609372765464" calcext:value-type="float">
            <text:p>669.609372765464</text:p>
          </table:table-cell>
        </table:table-row>
        <table:table-row table:style-name="ro1">
          <table:table-cell office:value-type="float" office:value="76.9223" calcext:value-type="float">
            <text:p>76.9223</text:p>
          </table:table-cell>
          <table:table-cell office:value-type="float" office:value="280.978" calcext:value-type="float">
            <text:p>280.978</text:p>
          </table:table-cell>
          <table:table-cell office:value-type="float" office:value="41.0335" calcext:value-type="float">
            <text:p>41.0335</text:p>
          </table:table-cell>
          <table:table-cell office:value-type="float" office:value="77.7737" calcext:value-type="float">
            <text:p>77.7737</text:p>
          </table:table-cell>
          <table:table-cell office:value-type="float" office:value="268.49" calcext:value-type="float">
            <text:p>268.49</text:p>
          </table:table-cell>
          <table:table-cell office:value-type="float" office:value="40.8508" calcext:value-type="float">
            <text:p>40.8508</text:p>
          </table:table-cell>
          <table:table-cell/>
          <table:table-cell table:formula="of:=([.D84]-[.A84])/0.0166667" office:value-type="float" office:value="51.0838978322042" calcext:value-type="float">
            <text:p>51.0838978322042</text:p>
          </table:table-cell>
          <table:table-cell table:formula="of:=ABS([.E84]-[.B84])/0.0166667" office:value-type="float" office:value="749.278501442997" calcext:value-type="float">
            <text:p>749.278501442997</text:p>
          </table:table-cell>
          <table:table-cell table:formula="of:=([.F84]-[.C84])/0.0166667" office:value-type="float" office:value="-10.9619780760437" calcext:value-type="float">
            <text:p>-10.9619780760437</text:p>
          </table:table-cell>
          <table:table-cell table:formula="of:=DEGREES(ATAN(ABS([.F84]-[.C84])/ABS([.E84]-[.B84])))" office:value-type="float" office:value="0.838180026155301" calcext:value-type="float">
            <text:p>0.838180026155301</text:p>
          </table:table-cell>
          <table:table-cell table:formula="of:=SQRT(POWER([.H84];2)+POWER([.I84];2)+POWER([.J84];2))" office:value-type="float" office:value="751.09786466594" calcext:value-type="float">
            <text:p>751.09786466594</text:p>
          </table:table-cell>
        </table:table-row>
        <table:table-row table:style-name="ro1">
          <table:table-cell office:value-type="float" office:value="76.7367" calcext:value-type="float">
            <text:p>76.7367</text:p>
          </table:table-cell>
          <table:table-cell office:value-type="float" office:value="287.57" calcext:value-type="float">
            <text:p>287.57</text:p>
          </table:table-cell>
          <table:table-cell office:value-type="float" office:value="40.7278" calcext:value-type="float">
            <text:p>40.7278</text:p>
          </table:table-cell>
          <table:table-cell office:value-type="float" office:value="77.6047" calcext:value-type="float">
            <text:p>77.6047</text:p>
          </table:table-cell>
          <table:table-cell office:value-type="float" office:value="274.752" calcext:value-type="float">
            <text:p>274.752</text:p>
          </table:table-cell>
          <table:table-cell office:value-type="float" office:value="40.5485" calcext:value-type="float">
            <text:p>40.5485</text:p>
          </table:table-cell>
          <table:table-cell/>
          <table:table-cell table:formula="of:=([.D85]-[.A85])/0.0166667" office:value-type="float" office:value="52.079895840208" calcext:value-type="float">
            <text:p>52.079895840208</text:p>
          </table:table-cell>
          <table:table-cell table:formula="of:=ABS([.E85]-[.B85])/0.0166667" office:value-type="float" office:value="769.078461843075" calcext:value-type="float">
            <text:p>769.078461843075</text:p>
          </table:table-cell>
          <table:table-cell table:formula="of:=([.F85]-[.C85])/0.0166667" office:value-type="float" office:value="-10.7579784840433" calcext:value-type="float">
            <text:p>-10.7579784840433</text:p>
          </table:table-cell>
          <table:table-cell table:formula="of:=DEGREES(ATAN(ABS([.F85]-[.C85])/ABS([.E85]-[.B85])))" office:value-type="float" office:value="0.801409213904937" calcext:value-type="float">
            <text:p>0.801409213904937</text:p>
          </table:table-cell>
          <table:table-cell table:formula="of:=SQRT(POWER([.H85];2)+POWER([.I85];2)+POWER([.J85];2))" office:value-type="float" office:value="770.914865677593" calcext:value-type="float">
            <text:p>770.914865677593</text:p>
          </table:table-cell>
        </table:table-row>
        <table:table-row table:style-name="ro1">
          <table:table-cell office:value-type="float" office:value="77.1614" calcext:value-type="float">
            <text:p>77.1614</text:p>
          </table:table-cell>
          <table:table-cell office:value-type="float" office:value="279.606" calcext:value-type="float">
            <text:p>279.606</text:p>
          </table:table-cell>
          <table:table-cell office:value-type="float" office:value="41.5061" calcext:value-type="float">
            <text:p>41.5061</text:p>
          </table:table-cell>
          <table:table-cell office:value-type="float" office:value="78.0034" calcext:value-type="float">
            <text:p>78.0034</text:p>
          </table:table-cell>
          <table:table-cell office:value-type="float" office:value="267.1" calcext:value-type="float">
            <text:p>267.1</text:p>
          </table:table-cell>
          <table:table-cell office:value-type="float" office:value="41.8172" calcext:value-type="float">
            <text:p>41.8172</text:p>
          </table:table-cell>
          <table:table-cell/>
          <table:table-cell table:formula="of:=([.D86]-[.A86])/0.0166667" office:value-type="float" office:value="50.519898960202" calcext:value-type="float">
            <text:p>50.519898960202</text:p>
          </table:table-cell>
          <table:table-cell table:formula="of:=ABS([.E86]-[.B86])/0.0166667" office:value-type="float" office:value="750.358499283" calcext:value-type="float">
            <text:p>750.358499283</text:p>
          </table:table-cell>
          <table:table-cell table:formula="of:=([.F86]-[.C86])/0.0166667" office:value-type="float" office:value="18.6659626680744" calcext:value-type="float">
            <text:p>18.6659626680744</text:p>
          </table:table-cell>
          <table:table-cell table:formula="of:=DEGREES(ATAN(ABS([.F86]-[.C86])/ABS([.E86]-[.B86])))" office:value-type="float" office:value="1.42499932969434" calcext:value-type="float">
            <text:p>1.42499932969434</text:p>
          </table:table-cell>
          <table:table-cell table:formula="of:=SQRT(POWER([.H86];2)+POWER([.I86];2)+POWER([.J86];2))" office:value-type="float" office:value="752.288877891672" calcext:value-type="float">
            <text:p>752.288877891672</text:p>
          </table:table-cell>
        </table:table-row>
        <table:table-row table:style-name="ro1">
          <table:table-cell office:value-type="float" office:value="77.2063" calcext:value-type="float">
            <text:p>77.2063</text:p>
          </table:table-cell>
          <table:table-cell office:value-type="float" office:value="283.573" calcext:value-type="float">
            <text:p>283.573</text:p>
          </table:table-cell>
          <table:table-cell office:value-type="float" office:value="41.1148" calcext:value-type="float">
            <text:p>41.1148</text:p>
          </table:table-cell>
          <table:table-cell office:value-type="float" office:value="78.0372" calcext:value-type="float">
            <text:p>78.0372</text:p>
          </table:table-cell>
          <table:table-cell office:value-type="float" office:value="269.593" calcext:value-type="float">
            <text:p>269.593</text:p>
          </table:table-cell>
          <table:table-cell office:value-type="float" office:value="41.6487" calcext:value-type="float">
            <text:p>41.6487</text:p>
          </table:table-cell>
          <table:table-cell/>
          <table:table-cell table:formula="of:=([.D87]-[.A87])/0.0166667" office:value-type="float" office:value="49.8539002921994" calcext:value-type="float">
            <text:p>49.8539002921994</text:p>
          </table:table-cell>
          <table:table-cell table:formula="of:=ABS([.E87]-[.B87])/0.0166667" office:value-type="float" office:value="838.798322403353" calcext:value-type="float">
            <text:p>838.798322403353</text:p>
          </table:table-cell>
          <table:table-cell table:formula="of:=([.F87]-[.C87])/0.0166667" office:value-type="float" office:value="32.0339359321279" calcext:value-type="float">
            <text:p>32.0339359321279</text:p>
          </table:table-cell>
          <table:table-cell table:formula="of:=DEGREES(ATAN(ABS([.F87]-[.C87])/ABS([.E87]-[.B87])))" office:value-type="float" office:value="2.18707852440627" calcext:value-type="float">
            <text:p>2.18707852440627</text:p>
          </table:table-cell>
          <table:table-cell table:formula="of:=SQRT(POWER([.H87];2)+POWER([.I87];2)+POWER([.J87];2))" office:value-type="float" office:value="840.888940403147" calcext:value-type="float">
            <text:p>840.888940403147</text:p>
          </table:table-cell>
        </table:table-row>
        <table:table-row table:style-name="ro1">
          <table:table-cell office:value-type="float" office:value="76.6549" calcext:value-type="float">
            <text:p>76.6549</text:p>
          </table:table-cell>
          <table:table-cell office:value-type="float" office:value="279.567" calcext:value-type="float">
            <text:p>279.567</text:p>
          </table:table-cell>
          <table:table-cell office:value-type="float" office:value="41.517" calcext:value-type="float">
            <text:p>41.517</text:p>
          </table:table-cell>
          <table:table-cell office:value-type="float" office:value="77.2634" calcext:value-type="float">
            <text:p>77.2634</text:p>
          </table:table-cell>
          <table:table-cell office:value-type="float" office:value="267.079" calcext:value-type="float">
            <text:p>267.079</text:p>
          </table:table-cell>
          <table:table-cell office:value-type="float" office:value="41.5826" calcext:value-type="float">
            <text:p>41.5826</text:p>
          </table:table-cell>
          <table:table-cell/>
          <table:table-cell table:formula="of:=([.D88]-[.A88])/0.0166667" office:value-type="float" office:value="36.5099269801464" calcext:value-type="float">
            <text:p>36.5099269801464</text:p>
          </table:table-cell>
          <table:table-cell table:formula="of:=ABS([.E88]-[.B88])/0.0166667" office:value-type="float" office:value="749.278501442997" calcext:value-type="float">
            <text:p>749.278501442997</text:p>
          </table:table-cell>
          <table:table-cell table:formula="of:=([.F88]-[.C88])/0.0166667" office:value-type="float" office:value="3.93599212801552" calcext:value-type="float">
            <text:p>3.93599212801552</text:p>
          </table:table-cell>
          <table:table-cell table:formula="of:=DEGREES(ATAN(ABS([.F88]-[.C88])/ABS([.E88]-[.B88])))" office:value-type="float" office:value="0.300974420597574" calcext:value-type="float">
            <text:p>0.300974420597574</text:p>
          </table:table-cell>
          <table:table-cell table:formula="of:=SQRT(POWER([.H88];2)+POWER([.I88];2)+POWER([.J88];2))" office:value-type="float" office:value="750.177805274717" calcext:value-type="float">
            <text:p>750.177805274717</text:p>
          </table:table-cell>
        </table:table-row>
        <table:table-row table:style-name="ro1">
          <table:table-cell office:value-type="float" office:value="76.466" calcext:value-type="float">
            <text:p>76.466</text:p>
          </table:table-cell>
          <table:table-cell office:value-type="float" office:value="286.173" calcext:value-type="float">
            <text:p>286.173</text:p>
          </table:table-cell>
          <table:table-cell office:value-type="float" office:value="40.9555" calcext:value-type="float">
            <text:p>40.9555</text:p>
          </table:table-cell>
          <table:table-cell office:value-type="float" office:value="77.3231" calcext:value-type="float">
            <text:p>77.3231</text:p>
          </table:table-cell>
          <table:table-cell office:value-type="float" office:value="272.039" calcext:value-type="float">
            <text:p>272.039</text:p>
          </table:table-cell>
          <table:table-cell office:value-type="float" office:value="41.4973" calcext:value-type="float">
            <text:p>41.4973</text:p>
          </table:table-cell>
          <table:table-cell/>
          <table:table-cell table:formula="of:=([.D89]-[.A89])/0.0166667" office:value-type="float" office:value="51.4258971482059" calcext:value-type="float">
            <text:p>51.4258971482059</text:p>
          </table:table-cell>
          <table:table-cell table:formula="of:=ABS([.E89]-[.B89])/0.0166667" office:value-type="float" office:value="848.038303923393" calcext:value-type="float">
            <text:p>848.038303923393</text:p>
          </table:table-cell>
          <table:table-cell table:formula="of:=([.F89]-[.C89])/0.0166667" office:value-type="float" office:value="32.5079349841302" calcext:value-type="float">
            <text:p>32.5079349841302</text:p>
          </table:table-cell>
          <table:table-cell table:formula="of:=DEGREES(ATAN(ABS([.F89]-[.C89])/ABS([.E89]-[.B89])))" office:value-type="float" office:value="2.19524987048246" calcext:value-type="float">
            <text:p>2.19524987048246</text:p>
          </table:table-cell>
          <table:table-cell table:formula="of:=SQRT(POWER([.H89];2)+POWER([.I89];2)+POWER([.J89];2))" office:value-type="float" office:value="850.217827180597" calcext:value-type="float">
            <text:p>850.217827180597</text:p>
          </table:table-cell>
        </table:table-row>
        <table:table-row table:style-name="ro1">
          <table:table-cell office:value-type="float" office:value="76.6683" calcext:value-type="float">
            <text:p>76.6683</text:p>
          </table:table-cell>
          <table:table-cell office:value-type="float" office:value="280.896" calcext:value-type="float">
            <text:p>280.896</text:p>
          </table:table-cell>
          <table:table-cell office:value-type="float" office:value="41.3011" calcext:value-type="float">
            <text:p>41.3011</text:p>
          </table:table-cell>
          <table:table-cell office:value-type="float" office:value="77.2782" calcext:value-type="float">
            <text:p>77.2782</text:p>
          </table:table-cell>
          <table:table-cell office:value-type="float" office:value="268.291" calcext:value-type="float">
            <text:p>268.291</text:p>
          </table:table-cell>
          <table:table-cell office:value-type="float" office:value="41.6258" calcext:value-type="float">
            <text:p>41.6258</text:p>
          </table:table-cell>
          <table:table-cell/>
          <table:table-cell table:formula="of:=([.D90]-[.A90])/0.0166667" office:value-type="float" office:value="36.5939268121461" calcext:value-type="float">
            <text:p>36.5939268121461</text:p>
          </table:table-cell>
          <table:table-cell table:formula="of:=ABS([.E90]-[.B90])/0.0166667" office:value-type="float" office:value="756.298487403026" calcext:value-type="float">
            <text:p>756.298487403026</text:p>
          </table:table-cell>
          <table:table-cell table:formula="of:=([.F90]-[.C90])/0.0166667" office:value-type="float" office:value="19.4819610360779" calcext:value-type="float">
            <text:p>19.4819610360779</text:p>
          </table:table-cell>
          <table:table-cell table:formula="of:=DEGREES(ATAN(ABS([.F90]-[.C90])/ABS([.E90]-[.B90])))" office:value-type="float" office:value="1.47559113959135" calcext:value-type="float">
            <text:p>1.47559113959135</text:p>
          </table:table-cell>
          <table:table-cell table:formula="of:=SQRT(POWER([.H90];2)+POWER([.I90];2)+POWER([.J90];2))" office:value-type="float" office:value="757.433867960398" calcext:value-type="float">
            <text:p>757.433867960398</text:p>
          </table:table-cell>
        </table:table-row>
        <table:table-row table:style-name="ro1">
          <table:table-cell office:value-type="float" office:value="77.4618" calcext:value-type="float">
            <text:p>77.4618</text:p>
          </table:table-cell>
          <table:table-cell office:value-type="float" office:value="283.604" calcext:value-type="float">
            <text:p>283.604</text:p>
          </table:table-cell>
          <table:table-cell office:value-type="float" office:value="41.1075" calcext:value-type="float">
            <text:p>41.1075</text:p>
          </table:table-cell>
          <table:table-cell office:value-type="float" office:value="78.5342" calcext:value-type="float">
            <text:p>78.5342</text:p>
          </table:table-cell>
          <table:table-cell office:value-type="float" office:value="269.731" calcext:value-type="float">
            <text:p>269.731</text:p>
          </table:table-cell>
          <table:table-cell office:value-type="float" office:value="41.1285" calcext:value-type="float">
            <text:p>41.1285</text:p>
          </table:table-cell>
          <table:table-cell/>
          <table:table-cell table:formula="of:=([.D91]-[.A91])/0.0166667" office:value-type="float" office:value="64.3438713122575" calcext:value-type="float">
            <text:p>64.3438713122575</text:p>
          </table:table-cell>
          <table:table-cell table:formula="of:=ABS([.E91]-[.B91])/0.0166667" office:value-type="float" office:value="832.378335243329" calcext:value-type="float">
            <text:p>832.378335243329</text:p>
          </table:table-cell>
          <table:table-cell table:formula="of:=([.F91]-[.C91])/0.0166667" office:value-type="float" office:value="1.25999748000509" calcext:value-type="float">
            <text:p>1.25999748000509</text:p>
          </table:table-cell>
          <table:table-cell table:formula="of:=DEGREES(ATAN(ABS([.F91]-[.C91])/ABS([.E91]-[.B91])))" office:value-type="float" office:value="0.0867303720009902" calcext:value-type="float">
            <text:p>0.08673037200099</text:p>
          </table:table-cell>
          <table:table-cell table:formula="of:=SQRT(POWER([.H91];2)+POWER([.I91];2)+POWER([.J91];2))" office:value-type="float" office:value="834.862512244713" calcext:value-type="float">
            <text:p>834.862512244713</text:p>
          </table:table-cell>
        </table:table-row>
        <table:table-row table:style-name="ro1">
          <table:table-cell office:value-type="float" office:value="77.2213" calcext:value-type="float">
            <text:p>77.2213</text:p>
          </table:table-cell>
          <table:table-cell office:value-type="float" office:value="284.821" calcext:value-type="float">
            <text:p>284.821</text:p>
          </table:table-cell>
          <table:table-cell office:value-type="float" office:value="41.4204" calcext:value-type="float">
            <text:p>41.4204</text:p>
          </table:table-cell>
          <table:table-cell office:value-type="float" office:value="78.0709" calcext:value-type="float">
            <text:p>78.0709</text:p>
          </table:table-cell>
          <table:table-cell office:value-type="float" office:value="272.055" calcext:value-type="float">
            <text:p>272.055</text:p>
          </table:table-cell>
          <table:table-cell office:value-type="float" office:value="41.7352" calcext:value-type="float">
            <text:p>41.7352</text:p>
          </table:table-cell>
          <table:table-cell/>
          <table:table-cell table:formula="of:=([.D92]-[.A92])/0.0166667" office:value-type="float" office:value="50.9758980482036" calcext:value-type="float">
            <text:p>50.9758980482036</text:p>
          </table:table-cell>
          <table:table-cell table:formula="of:=ABS([.E92]-[.B92])/0.0166667" office:value-type="float" office:value="765.958468083065" calcext:value-type="float">
            <text:p>765.958468083065</text:p>
          </table:table-cell>
          <table:table-cell table:formula="of:=([.F92]-[.C92])/0.0166667" office:value-type="float" office:value="18.8879622240754" calcext:value-type="float">
            <text:p>18.8879622240754</text:p>
          </table:table-cell>
          <table:table-cell table:formula="of:=DEGREES(ATAN(ABS([.F92]-[.C92])/ABS([.E92]-[.B92])))" office:value-type="float" office:value="1.41258474156756" calcext:value-type="float">
            <text:p>1.41258474156756</text:p>
          </table:table-cell>
          <table:table-cell table:formula="of:=SQRT(POWER([.H92];2)+POWER([.I92];2)+POWER([.J92];2))" office:value-type="float" office:value="767.885194626745" calcext:value-type="float">
            <text:p>767.885194626745</text:p>
          </table:table-cell>
        </table:table-row>
        <table:table-row table:style-name="ro1">
          <table:table-cell office:value-type="float" office:value="76.1842" calcext:value-type="float">
            <text:p>76.1842</text:p>
          </table:table-cell>
          <table:table-cell office:value-type="float" office:value="283.604" calcext:value-type="float">
            <text:p>283.604</text:p>
          </table:table-cell>
          <table:table-cell office:value-type="float" office:value="40.6124" calcext:value-type="float">
            <text:p>40.6124</text:p>
          </table:table-cell>
          <table:table-cell office:value-type="float" office:value="76.797" calcext:value-type="float">
            <text:p>76.797</text:p>
          </table:table-cell>
          <table:table-cell office:value-type="float" office:value="269.625" calcext:value-type="float">
            <text:p>269.625</text:p>
          </table:table-cell>
          <table:table-cell office:value-type="float" office:value="40.9156" calcext:value-type="float">
            <text:p>40.9156</text:p>
          </table:table-cell>
          <table:table-cell/>
          <table:table-cell table:formula="of:=([.D93]-[.A93])/0.0166667" office:value-type="float" office:value="36.7679264641466" calcext:value-type="float">
            <text:p>36.7679264641466</text:p>
          </table:table-cell>
          <table:table-cell table:formula="of:=ABS([.E93]-[.B93])/0.0166667" office:value-type="float" office:value="838.738322523354" calcext:value-type="float">
            <text:p>838.738322523354</text:p>
          </table:table-cell>
          <table:table-cell table:formula="of:=([.F93]-[.C93])/0.0166667" office:value-type="float" office:value="18.1919636160726" calcext:value-type="float">
            <text:p>18.1919636160726</text:p>
          </table:table-cell>
          <table:table-cell table:formula="of:=DEGREES(ATAN(ABS([.F93]-[.C93])/ABS([.E93]-[.B93])))" office:value-type="float" office:value="1.24253215044266" calcext:value-type="float">
            <text:p>1.24253215044266</text:p>
          </table:table-cell>
          <table:table-cell table:formula="of:=SQRT(POWER([.H93];2)+POWER([.I93];2)+POWER([.J93];2))" office:value-type="float" office:value="839.740913392918" calcext:value-type="float">
            <text:p>839.740913392918</text:p>
          </table:table-cell>
        </table:table-row>
        <table:table-row table:style-name="ro1">
          <table:table-cell office:value-type="float" office:value="76.9798" calcext:value-type="float">
            <text:p>76.9798</text:p>
          </table:table-cell>
          <table:table-cell office:value-type="float" office:value="286.219" calcext:value-type="float">
            <text:p>286.219</text:p>
          </table:table-cell>
          <table:table-cell office:value-type="float" office:value="40.9433" calcext:value-type="float">
            <text:p>40.9433</text:p>
          </table:table-cell>
          <table:table-cell office:value-type="float" office:value="77.8389" calcext:value-type="float">
            <text:p>77.8389</text:p>
          </table:table-cell>
          <table:table-cell office:value-type="float" office:value="273.469" calcext:value-type="float">
            <text:p>273.469</text:p>
          </table:table-cell>
          <table:table-cell office:value-type="float" office:value="40.7598" calcext:value-type="float">
            <text:p>40.7598</text:p>
          </table:table-cell>
          <table:table-cell/>
          <table:table-cell table:formula="of:=([.D94]-[.A94])/0.0166667" office:value-type="float" office:value="51.5458969082061" calcext:value-type="float">
            <text:p>51.5458969082061</text:p>
          </table:table-cell>
          <table:table-cell table:formula="of:=ABS([.E94]-[.B94])/0.0166667" office:value-type="float" office:value="764.99847000306" calcext:value-type="float">
            <text:p>764.99847000306</text:p>
          </table:table-cell>
          <table:table-cell table:formula="of:=([.F94]-[.C94])/0.0166667" office:value-type="float" office:value="-11.0099779800442" calcext:value-type="float">
            <text:p>-11.0099779800442</text:p>
          </table:table-cell>
          <table:table-cell table:formula="of:=DEGREES(ATAN(ABS([.F94]-[.C94])/ABS([.E94]-[.B94])))" office:value-type="float" office:value="0.824552918439191" calcext:value-type="float">
            <text:p>0.824552918439191</text:p>
          </table:table-cell>
          <table:table-cell table:formula="of:=SQRT(POWER([.H94];2)+POWER([.I94];2)+POWER([.J94];2))" office:value-type="float" office:value="766.812140103569" calcext:value-type="float">
            <text:p>766.812140103569</text:p>
          </table:table-cell>
        </table:table-row>
        <table:table-row table:style-name="ro1">
          <table:table-cell office:value-type="float" office:value="76.4278" calcext:value-type="float">
            <text:p>76.4278</text:p>
          </table:table-cell>
          <table:table-cell office:value-type="float" office:value="282.072" calcext:value-type="float">
            <text:p>282.072</text:p>
          </table:table-cell>
          <table:table-cell office:value-type="float" office:value="41.8695" calcext:value-type="float">
            <text:p>41.8695</text:p>
          </table:table-cell>
          <table:table-cell office:value-type="float" office:value="77.0452" calcext:value-type="float">
            <text:p>77.0452</text:p>
          </table:table-cell>
          <table:table-cell office:value-type="float" office:value="269.461" calcext:value-type="float">
            <text:p>269.461</text:p>
          </table:table-cell>
          <table:table-cell office:value-type="float" office:value="41.9256" calcext:value-type="float">
            <text:p>41.9256</text:p>
          </table:table-cell>
          <table:table-cell/>
          <table:table-cell table:formula="of:=([.D95]-[.A95])/0.0166667" office:value-type="float" office:value="37.0439259121475" calcext:value-type="float">
            <text:p>37.0439259121475</text:p>
          </table:table-cell>
          <table:table-cell table:formula="of:=ABS([.E95]-[.B95])/0.0166667" office:value-type="float" office:value="756.658486683026" calcext:value-type="float">
            <text:p>756.658486683026</text:p>
          </table:table-cell>
          <table:table-cell table:formula="of:=([.F95]-[.C95])/0.0166667" office:value-type="float" office:value="3.36599326801351" calcext:value-type="float">
            <text:p>3.36599326801351</text:p>
          </table:table-cell>
          <table:table-cell table:formula="of:=DEGREES(ATAN(ABS([.F95]-[.C95])/ABS([.E95]-[.B95])))" office:value-type="float" office:value="0.254878441697591" calcext:value-type="float">
            <text:p>0.254878441697591</text:p>
          </table:table-cell>
          <table:table-cell table:formula="of:=SQRT(POWER([.H95];2)+POWER([.I95];2)+POWER([.J95];2))" office:value-type="float" office:value="757.572206345449" calcext:value-type="float">
            <text:p>757.572206345449</text:p>
          </table:table-cell>
        </table:table-row>
        <table:table-row table:style-name="ro1">
          <table:table-cell office:value-type="float" office:value="76.9083" calcext:value-type="float">
            <text:p>76.9083</text:p>
          </table:table-cell>
          <table:table-cell office:value-type="float" office:value="279.497" calcext:value-type="float">
            <text:p>279.497</text:p>
          </table:table-cell>
          <table:table-cell office:value-type="float" office:value="42.028" calcext:value-type="float">
            <text:p>42.028</text:p>
          </table:table-cell>
          <table:table-cell office:value-type="float" office:value="77.5099" calcext:value-type="float">
            <text:p>77.5099</text:p>
          </table:table-cell>
          <table:table-cell office:value-type="float" office:value="266.972" calcext:value-type="float">
            <text:p>266.972</text:p>
          </table:table-cell>
          <table:table-cell office:value-type="float" office:value="42.3325" calcext:value-type="float">
            <text:p>42.3325</text:p>
          </table:table-cell>
          <table:table-cell/>
          <table:table-cell table:formula="of:=([.D96]-[.A96])/0.0166667" office:value-type="float" office:value="36.0959278081447" calcext:value-type="float">
            <text:p>36.0959278081447</text:p>
          </table:table-cell>
          <table:table-cell table:formula="of:=ABS([.E96]-[.B96])/0.0166667" office:value-type="float" office:value="751.498497003008" calcext:value-type="float">
            <text:p>751.498497003008</text:p>
          </table:table-cell>
          <table:table-cell table:formula="of:=([.F96]-[.C96])/0.0166667" office:value-type="float" office:value="18.2699634600733" calcext:value-type="float">
            <text:p>18.2699634600733</text:p>
          </table:table-cell>
          <table:table-cell table:formula="of:=DEGREES(ATAN(ABS([.F96]-[.C96])/ABS([.E96]-[.B96])))" office:value-type="float" office:value="1.39266497855751" calcext:value-type="float">
            <text:p>1.39266497855751</text:p>
          </table:table-cell>
          <table:table-cell table:formula="of:=SQRT(POWER([.H96];2)+POWER([.I96];2)+POWER([.J96];2))" office:value-type="float" office:value="752.586671797304" calcext:value-type="float">
            <text:p>752.586671797304</text:p>
          </table:table-cell>
        </table:table-row>
        <table:table-row table:style-name="ro1">
          <table:table-cell office:value-type="float" office:value="76.3898" calcext:value-type="float">
            <text:p>76.3898</text:p>
          </table:table-cell>
          <table:table-cell office:value-type="float" office:value="278.079" calcext:value-type="float">
            <text:p>278.079</text:p>
          </table:table-cell>
          <table:table-cell office:value-type="float" office:value="42.5115" calcext:value-type="float">
            <text:p>42.5115</text:p>
          </table:table-cell>
          <table:table-cell office:value-type="float" office:value="77.0028" calcext:value-type="float">
            <text:p>77.0028</text:p>
          </table:table-cell>
          <table:table-cell office:value-type="float" office:value="265.666" calcext:value-type="float">
            <text:p>265.666</text:p>
          </table:table-cell>
          <table:table-cell office:value-type="float" office:value="42.5528" calcext:value-type="float">
            <text:p>42.5528</text:p>
          </table:table-cell>
          <table:table-cell/>
          <table:table-cell table:formula="of:=([.D97]-[.A97])/0.0166667" office:value-type="float" office:value="36.7799264401471" calcext:value-type="float">
            <text:p>36.7799264401471</text:p>
          </table:table-cell>
          <table:table-cell table:formula="of:=ABS([.E97]-[.B97])/0.0166667" office:value-type="float" office:value="744.77851044298" calcext:value-type="float">
            <text:p>744.77851044298</text:p>
          </table:table-cell>
          <table:table-cell table:formula="of:=([.F97]-[.C97])/0.0166667" office:value-type="float" office:value="2.47799504400989" calcext:value-type="float">
            <text:p>2.47799504400989</text:p>
          </table:table-cell>
          <table:table-cell table:formula="of:=DEGREES(ATAN(ABS([.F97]-[.C97])/ABS([.E97]-[.B97])))" office:value-type="float" office:value="0.190631351185373" calcext:value-type="float">
            <text:p>0.190631351185373</text:p>
          </table:table-cell>
          <table:table-cell table:formula="of:=SQRT(POWER([.H97];2)+POWER([.I97];2)+POWER([.J97];2))" office:value-type="float" office:value="745.690239352806" calcext:value-type="float">
            <text:p>745.690239352806</text:p>
          </table:table-cell>
        </table:table-row>
        <table:table-row table:style-name="ro1">
          <table:table-cell office:value-type="float" office:value="76.9799" calcext:value-type="float">
            <text:p>76.9799</text:p>
          </table:table-cell>
          <table:table-cell office:value-type="float" office:value="286.121" calcext:value-type="float">
            <text:p>286.121</text:p>
          </table:table-cell>
          <table:table-cell office:value-type="float" office:value="41.468" calcext:value-type="float">
            <text:p>41.468</text:p>
          </table:table-cell>
          <table:table-cell office:value-type="float" office:value="78.3204" calcext:value-type="float">
            <text:p>78.3204</text:p>
          </table:table-cell>
          <table:table-cell office:value-type="float" office:value="272.092" calcext:value-type="float">
            <text:p>272.092</text:p>
          </table:table-cell>
          <table:table-cell office:value-type="float" office:value="41.727" calcext:value-type="float">
            <text:p>41.727</text:p>
          </table:table-cell>
          <table:table-cell/>
          <table:table-cell table:formula="of:=([.D98]-[.A98])/0.0166667" office:value-type="float" office:value="80.4298391403221" calcext:value-type="float">
            <text:p>80.4298391403221</text:p>
          </table:table-cell>
          <table:table-cell table:formula="of:=ABS([.E98]-[.B98])/0.0166667" office:value-type="float" office:value="841.738316523367" calcext:value-type="float">
            <text:p>841.738316523367</text:p>
          </table:table-cell>
          <table:table-cell table:formula="of:=([.F98]-[.C98])/0.0166667" office:value-type="float" office:value="15.5399689200618" calcext:value-type="float">
            <text:p>15.5399689200618</text:p>
          </table:table-cell>
          <table:table-cell table:formula="of:=DEGREES(ATAN(ABS([.F98]-[.C98])/ABS([.E98]-[.B98])))" office:value-type="float" office:value="1.05766065141431" calcext:value-type="float">
            <text:p>1.05766065141431</text:p>
          </table:table-cell>
          <table:table-cell table:formula="of:=SQRT(POWER([.H98];2)+POWER([.I98];2)+POWER([.J98];2))" office:value-type="float" office:value="845.714989320732" calcext:value-type="float">
            <text:p>845.714989320732</text:p>
          </table:table-cell>
        </table:table-row>
        <table:table-row table:style-name="ro1">
          <table:table-cell office:value-type="float" office:value="76.4529" calcext:value-type="float">
            <text:p>76.4529</text:p>
          </table:table-cell>
          <table:table-cell office:value-type="float" office:value="284.866" calcext:value-type="float">
            <text:p>284.866</text:p>
          </table:table-cell>
          <table:table-cell office:value-type="float" office:value="40.9125" calcext:value-type="float">
            <text:p>40.9125</text:p>
          </table:table-cell>
          <table:table-cell office:value-type="float" office:value="77.0594" calcext:value-type="float">
            <text:p>77.0594</text:p>
          </table:table-cell>
          <table:table-cell office:value-type="float" office:value="270.775" calcext:value-type="float">
            <text:p>270.775</text:p>
          </table:table-cell>
          <table:table-cell office:value-type="float" office:value="41.4617" calcext:value-type="float">
            <text:p>41.4617</text:p>
          </table:table-cell>
          <table:table-cell/>
          <table:table-cell table:formula="of:=([.D99]-[.A99])/0.0166667" office:value-type="float" office:value="36.3899272201454" calcext:value-type="float">
            <text:p>36.3899272201454</text:p>
          </table:table-cell>
          <table:table-cell table:formula="of:=ABS([.E99]-[.B99])/0.0166667" office:value-type="float" office:value="845.458309083382" calcext:value-type="float">
            <text:p>845.458309083382</text:p>
          </table:table-cell>
          <table:table-cell table:formula="of:=([.F99]-[.C99])/0.0166667" office:value-type="float" office:value="32.9519340961318" calcext:value-type="float">
            <text:p>32.9519340961318</text:p>
          </table:table-cell>
          <table:table-cell table:formula="of:=DEGREES(ATAN(ABS([.F99]-[.C99])/ABS([.E99]-[.B99])))" office:value-type="float" office:value="2.23198660018077" calcext:value-type="float">
            <text:p>2.23198660018077</text:p>
          </table:table-cell>
          <table:table-cell table:formula="of:=SQRT(POWER([.H99];2)+POWER([.I99];2)+POWER([.J99];2))" office:value-type="float" office:value="846.88240574586" calcext:value-type="float">
            <text:p>846.88240574586</text:p>
          </table:table-cell>
        </table:table-row>
        <table:table-row table:style-name="ro1">
          <table:table-cell office:value-type="float" office:value="76.6819" calcext:value-type="float">
            <text:p>76.6819</text:p>
          </table:table-cell>
          <table:table-cell office:value-type="float" office:value="282.127" calcext:value-type="float">
            <text:p>282.127</text:p>
          </table:table-cell>
          <table:table-cell office:value-type="float" office:value="41.6059" calcext:value-type="float">
            <text:p>41.6059</text:p>
          </table:table-cell>
          <table:table-cell office:value-type="float" office:value="77.278" calcext:value-type="float">
            <text:p>77.278</text:p>
          </table:table-cell>
          <table:table-cell office:value-type="float" office:value="268.149" calcext:value-type="float">
            <text:p>268.149</text:p>
          </table:table-cell>
          <table:table-cell office:value-type="float" office:value="42.3854" calcext:value-type="float">
            <text:p>42.3854</text:p>
          </table:table-cell>
          <table:table-cell/>
          <table:table-cell table:formula="of:=([.D100]-[.A100])/0.0166667" office:value-type="float" office:value="35.7659284681435" calcext:value-type="float">
            <text:p>35.7659284681435</text:p>
          </table:table-cell>
          <table:table-cell table:formula="of:=ABS([.E100]-[.B100])/0.0166667" office:value-type="float" office:value="838.678322643355" calcext:value-type="float">
            <text:p>838.678322643355</text:p>
          </table:table-cell>
          <table:table-cell table:formula="of:=([.F100]-[.C100])/0.0166667" office:value-type="float" office:value="46.769906460187" calcext:value-type="float">
            <text:p>46.769906460187</text:p>
          </table:table-cell>
          <table:table-cell table:formula="of:=DEGREES(ATAN(ABS([.F100]-[.C100])/ABS([.E100]-[.B100])))" office:value-type="float" office:value="3.19186211193009" calcext:value-type="float">
            <text:p>3.19186211193009</text:p>
          </table:table-cell>
          <table:table-cell table:formula="of:=SQRT(POWER([.H100];2)+POWER([.I100];2)+POWER([.J100];2))" office:value-type="float" office:value="840.742501995323" calcext:value-type="float">
            <text:p>840.742501995323</text:p>
          </table:table-cell>
        </table:table-row>
        <table:table-row table:style-name="ro1">
          <table:table-cell office:value-type="float" office:value="75.9646" calcext:value-type="float">
            <text:p>75.9646</text:p>
          </table:table-cell>
          <table:table-cell office:value-type="float" office:value="287.386" calcext:value-type="float">
            <text:p>287.386</text:p>
          </table:table-cell>
          <table:table-cell office:value-type="float" office:value="41.2748" calcext:value-type="float">
            <text:p>41.2748</text:p>
          </table:table-cell>
          <table:table-cell office:value-type="float" office:value="76.3634" calcext:value-type="float">
            <text:p>76.3634</text:p>
          </table:table-cell>
          <table:table-cell office:value-type="float" office:value="275.743" calcext:value-type="float">
            <text:p>275.743</text:p>
          </table:table-cell>
          <table:table-cell office:value-type="float" office:value="41.3932" calcext:value-type="float">
            <text:p>41.3932</text:p>
          </table:table-cell>
          <table:table-cell/>
          <table:table-cell table:formula="of:=([.D101]-[.A101])/0.0166667" office:value-type="float" office:value="23.9279521440954" calcext:value-type="float">
            <text:p>23.9279521440954</text:p>
          </table:table-cell>
          <table:table-cell table:formula="of:=ABS([.E101]-[.B101])/0.0166667" office:value-type="float" office:value="698.578602842796" calcext:value-type="float">
            <text:p>698.578602842796</text:p>
          </table:table-cell>
          <table:table-cell table:formula="of:=([.F101]-[.C101])/0.0166667" office:value-type="float" office:value="7.10398579202849" calcext:value-type="float">
            <text:p>7.10398579202849</text:p>
          </table:table-cell>
          <table:table-cell table:formula="of:=DEGREES(ATAN(ABS([.F101]-[.C101])/ABS([.E101]-[.B101])))" office:value-type="float" office:value="0.582632179387649" calcext:value-type="float">
            <text:p>0.582632179387649</text:p>
          </table:table-cell>
          <table:table-cell table:formula="of:=SQRT(POWER([.H101];2)+POWER([.I101];2)+POWER([.J101];2))" office:value-type="float" office:value="699.024375725007" calcext:value-type="float">
            <text:p>699.024375725007</text:p>
          </table:table-cell>
        </table:table-row>
        <table:table-row table:style-name="ro1">
          <table:table-cell office:value-type="float" office:value="77.1615" calcext:value-type="float">
            <text:p>77.1615</text:p>
          </table:table-cell>
          <table:table-cell office:value-type="float" office:value="279.714" calcext:value-type="float">
            <text:p>279.714</text:p>
          </table:table-cell>
          <table:table-cell office:value-type="float" office:value="40.9859" calcext:value-type="float">
            <text:p>40.9859</text:p>
          </table:table-cell>
          <table:table-cell office:value-type="float" office:value="78.234" calcext:value-type="float">
            <text:p>78.234</text:p>
          </table:table-cell>
          <table:table-cell office:value-type="float" office:value="266.052" calcext:value-type="float">
            <text:p>266.052</text:p>
          </table:table-cell>
          <table:table-cell office:value-type="float" office:value="41.0113" calcext:value-type="float">
            <text:p>41.0113</text:p>
          </table:table-cell>
          <table:table-cell/>
          <table:table-cell table:formula="of:=([.D102]-[.A102])/0.0166667" office:value-type="float" office:value="64.3498713002569" calcext:value-type="float">
            <text:p>64.3498713002569</text:p>
          </table:table-cell>
          <table:table-cell table:formula="of:=ABS([.E102]-[.B102])/0.0166667" office:value-type="float" office:value="819.718360563278" calcext:value-type="float">
            <text:p>819.718360563278</text:p>
          </table:table-cell>
          <table:table-cell table:formula="of:=([.F102]-[.C102])/0.0166667" office:value-type="float" office:value="1.52399695200595" calcext:value-type="float">
            <text:p>1.52399695200595</text:p>
          </table:table-cell>
          <table:table-cell table:formula="of:=DEGREES(ATAN(ABS([.F102]-[.C102])/ABS([.E102]-[.B102])))" office:value-type="float" office:value="0.10652255327652" calcext:value-type="float">
            <text:p>0.10652255327652</text:p>
          </table:table-cell>
          <table:table-cell table:formula="of:=SQRT(POWER([.H102];2)+POWER([.I102];2)+POWER([.J102];2))" office:value-type="float" office:value="822.241703605221" calcext:value-type="float">
            <text:p>822.241703605221</text:p>
          </table:table-cell>
        </table:table-row>
        <table:table-row table:style-name="ro1">
          <table:table-cell office:value-type="float" office:value="76.4537" calcext:value-type="float">
            <text:p>76.4537</text:p>
          </table:table-cell>
          <table:table-cell office:value-type="float" office:value="284.651" calcext:value-type="float">
            <text:p>284.651</text:p>
          </table:table-cell>
          <table:table-cell office:value-type="float" office:value="41.9618" calcext:value-type="float">
            <text:p>41.9618</text:p>
          </table:table-cell>
          <table:table-cell office:value-type="float" office:value="76.8521" calcext:value-type="float">
            <text:p>76.8521</text:p>
          </table:table-cell>
          <table:table-cell office:value-type="float" office:value="274.483" calcext:value-type="float">
            <text:p>274.483</text:p>
          </table:table-cell>
          <table:table-cell office:value-type="float" office:value="41.5955" calcext:value-type="float">
            <text:p>41.5955</text:p>
          </table:table-cell>
          <table:table-cell/>
          <table:table-cell table:formula="of:=([.D103]-[.A103])/0.0166667" office:value-type="float" office:value="23.9039521920962" calcext:value-type="float">
            <text:p>23.9039521920962</text:p>
          </table:table-cell>
          <table:table-cell table:formula="of:=ABS([.E103]-[.B103])/0.0166667" office:value-type="float" office:value="610.078779842441" calcext:value-type="float">
            <text:p>610.078779842441</text:p>
          </table:table-cell>
          <table:table-cell table:formula="of:=([.F103]-[.C103])/0.0166667" office:value-type="float" office:value="-21.9779560440876" calcext:value-type="float">
            <text:p>-21.9779560440876</text:p>
          </table:table-cell>
          <table:table-cell table:formula="of:=DEGREES(ATAN(ABS([.F103]-[.C103])/ABS([.E103]-[.B103])))" office:value-type="float" office:value="2.06317584924219" calcext:value-type="float">
            <text:p>2.06317584924219</text:p>
          </table:table-cell>
          <table:table-cell table:formula="of:=SQRT(POWER([.H103];2)+POWER([.I103];2)+POWER([.J103];2))" office:value-type="float" office:value="610.942343512315" calcext:value-type="float">
            <text:p>610.942343512315</text:p>
          </table:table-cell>
        </table:table-row>
        <table:table-row table:style-name="ro1">
          <table:table-cell office:value-type="float" office:value="76.4927" calcext:value-type="float">
            <text:p>76.4927</text:p>
          </table:table-cell>
          <table:table-cell office:value-type="float" office:value="288.753" calcext:value-type="float">
            <text:p>288.753</text:p>
          </table:table-cell>
          <table:table-cell office:value-type="float" office:value="41.3067" calcext:value-type="float">
            <text:p>41.3067</text:p>
          </table:table-cell>
          <table:table-cell office:value-type="float" office:value="77.1319" calcext:value-type="float">
            <text:p>77.1319</text:p>
          </table:table-cell>
          <table:table-cell office:value-type="float" office:value="277.019" calcext:value-type="float">
            <text:p>277.019</text:p>
          </table:table-cell>
          <table:table-cell office:value-type="float" office:value="41.6766" calcext:value-type="float">
            <text:p>41.6766</text:p>
          </table:table-cell>
          <table:table-cell/>
          <table:table-cell table:formula="of:=([.D104]-[.A104])/0.0166667" office:value-type="float" office:value="38.3519232961536" calcext:value-type="float">
            <text:p>38.3519232961536</text:p>
          </table:table-cell>
          <table:table-cell table:formula="of:=ABS([.E104]-[.B104])/0.0166667" office:value-type="float" office:value="704.038591922815" calcext:value-type="float">
            <text:p>704.038591922815</text:p>
          </table:table-cell>
          <table:table-cell table:formula="of:=([.F104]-[.C104])/0.0166667" office:value-type="float" office:value="22.1939556120889" calcext:value-type="float">
            <text:p>22.1939556120889</text:p>
          </table:table-cell>
          <table:table-cell table:formula="of:=DEGREES(ATAN(ABS([.F104]-[.C104])/ABS([.E104]-[.B104])))" office:value-type="float" office:value="1.80558144019367" calcext:value-type="float">
            <text:p>1.80558144019367</text:p>
          </table:table-cell>
          <table:table-cell table:formula="of:=SQRT(POWER([.H104];2)+POWER([.I104];2)+POWER([.J104];2))" office:value-type="float" office:value="705.431627163743" calcext:value-type="float">
            <text:p>705.431627163743</text:p>
          </table:table-cell>
        </table:table-row>
        <table:table-row table:style-name="ro1">
          <table:table-cell office:value-type="float" office:value="76.7096" calcext:value-type="float">
            <text:p>76.7096</text:p>
          </table:table-cell>
          <table:table-cell office:value-type="float" office:value="284.616" calcext:value-type="float">
            <text:p>284.616</text:p>
          </table:table-cell>
          <table:table-cell office:value-type="float" office:value="42.2184" calcext:value-type="float">
            <text:p>42.2184</text:p>
          </table:table-cell>
          <table:table-cell office:value-type="float" office:value="77.3228" calcext:value-type="float">
            <text:p>77.3228</text:p>
          </table:table-cell>
          <table:table-cell office:value-type="float" office:value="271.928" calcext:value-type="float">
            <text:p>271.928</text:p>
          </table:table-cell>
          <table:table-cell office:value-type="float" office:value="42.0103" calcext:value-type="float">
            <text:p>42.0103</text:p>
          </table:table-cell>
          <table:table-cell/>
          <table:table-cell table:formula="of:=([.D105]-[.A105])/0.0166667" office:value-type="float" office:value="36.7919264161475" calcext:value-type="float">
            <text:p>36.7919264161475</text:p>
          </table:table-cell>
          <table:table-cell table:formula="of:=ABS([.E105]-[.B105])/0.0166667" office:value-type="float" office:value="761.278477443044" calcext:value-type="float">
            <text:p>761.278477443044</text:p>
          </table:table-cell>
          <table:table-cell table:formula="of:=([.F105]-[.C105])/0.0166667" office:value-type="float" office:value="-12.48597502805" calcext:value-type="float">
            <text:p>-12.48597502805</text:p>
          </table:table-cell>
          <table:table-cell table:formula="of:=DEGREES(ATAN(ABS([.F105]-[.C105])/ABS([.E105]-[.B105])))" office:value-type="float" office:value="0.939642398906285" calcext:value-type="float">
            <text:p>0.939642398906285</text:p>
          </table:table-cell>
          <table:table-cell table:formula="of:=SQRT(POWER([.H105];2)+POWER([.I105];2)+POWER([.J105];2))" office:value-type="float" office:value="762.269286827045" calcext:value-type="float">
            <text:p>762.269286827045</text:p>
          </table:table-cell>
        </table:table-row>
        <table:table-row table:style-name="ro1">
          <table:table-cell office:value-type="float" office:value="77.493" calcext:value-type="float">
            <text:p>77.493</text:p>
          </table:table-cell>
          <table:table-cell office:value-type="float" office:value="286.093" calcext:value-type="float">
            <text:p>286.093</text:p>
          </table:table-cell>
          <table:table-cell office:value-type="float" office:value="41.722" calcext:value-type="float">
            <text:p>41.722</text:p>
          </table:table-cell>
          <table:table-cell office:value-type="float" office:value="78.6067" calcext:value-type="float">
            <text:p>78.6067</text:p>
          </table:table-cell>
          <table:table-cell office:value-type="float" office:value="274.635" calcext:value-type="float">
            <text:p>274.635</text:p>
          </table:table-cell>
          <table:table-cell office:value-type="float" office:value="41.5545" calcext:value-type="float">
            <text:p>41.5545</text:p>
          </table:table-cell>
          <table:table-cell/>
          <table:table-cell table:formula="of:=([.D106]-[.A106])/0.0166667" office:value-type="float" office:value="66.8218663562678" calcext:value-type="float">
            <text:p>66.8218663562678</text:p>
          </table:table-cell>
          <table:table-cell table:formula="of:=ABS([.E106]-[.B106])/0.0166667" office:value-type="float" office:value="687.478625042752" calcext:value-type="float">
            <text:p>687.478625042752</text:p>
          </table:table-cell>
          <table:table-cell table:formula="of:=([.F106]-[.C106])/0.0166667" office:value-type="float" office:value="-10.0499799000404" calcext:value-type="float">
            <text:p>-10.0499799000404</text:p>
          </table:table-cell>
          <table:table-cell table:formula="of:=DEGREES(ATAN(ABS([.F106]-[.C106])/ABS([.E106]-[.B106])))" office:value-type="float" office:value="0.837524831119541" calcext:value-type="float">
            <text:p>0.837524831119541</text:p>
          </table:table-cell>
          <table:table-cell table:formula="of:=SQRT(POWER([.H106];2)+POWER([.I106];2)+POWER([.J106];2))" office:value-type="float" office:value="690.791592167999" calcext:value-type="float">
            <text:p>690.791592167999</text:p>
          </table:table-cell>
        </table:table-row>
        <table:table-row table:style-name="ro1">
          <table:table-cell office:value-type="float" office:value="76.7369" calcext:value-type="float">
            <text:p>76.7369</text:p>
          </table:table-cell>
          <table:table-cell office:value-type="float" office:value="287.46" calcext:value-type="float">
            <text:p>287.46</text:p>
          </table:table-cell>
          <table:table-cell office:value-type="float" office:value="41.2559" calcext:value-type="float">
            <text:p>41.2559</text:p>
          </table:table-cell>
          <table:table-cell office:value-type="float" office:value="77.6041" calcext:value-type="float">
            <text:p>77.6041</text:p>
          </table:table-cell>
          <table:table-cell office:value-type="float" office:value="274.597" calcext:value-type="float">
            <text:p>274.597</text:p>
          </table:table-cell>
          <table:table-cell office:value-type="float" office:value="41.3212" calcext:value-type="float">
            <text:p>41.3212</text:p>
          </table:table-cell>
          <table:table-cell/>
          <table:table-cell table:formula="of:=([.D107]-[.A107])/0.0166667" office:value-type="float" office:value="52.0318959362079" calcext:value-type="float">
            <text:p>52.0318959362079</text:p>
          </table:table-cell>
          <table:table-cell table:formula="of:=ABS([.E107]-[.B107])/0.0166667" office:value-type="float" office:value="771.778456443087" calcext:value-type="float">
            <text:p>771.778456443087</text:p>
          </table:table-cell>
          <table:table-cell table:formula="of:=([.F107]-[.C107])/0.0166667" office:value-type="float" office:value="3.91799216401571" calcext:value-type="float">
            <text:p>3.91799216401571</text:p>
          </table:table-cell>
          <table:table-cell table:formula="of:=DEGREES(ATAN(ABS([.F107]-[.C107])/ABS([.E107]-[.B107])))" office:value-type="float" office:value="0.290863893487017" calcext:value-type="float">
            <text:p>0.290863893487017</text:p>
          </table:table-cell>
          <table:table-cell table:formula="of:=SQRT(POWER([.H107];2)+POWER([.I107];2)+POWER([.J107];2))" office:value-type="float" office:value="773.540338112362" calcext:value-type="float">
            <text:p>773.540338112362</text:p>
          </table:table-cell>
        </table:table-row>
        <table:table-row table:style-name="ro1">
          <table:table-cell office:value-type="float" office:value="76.9797" calcext:value-type="float">
            <text:p>76.9797</text:p>
          </table:table-cell>
          <table:table-cell office:value-type="float" office:value="286.048" calcext:value-type="float">
            <text:p>286.048</text:p>
          </table:table-cell>
          <table:table-cell office:value-type="float" office:value="41.734" calcext:value-type="float">
            <text:p>41.734</text:p>
          </table:table-cell>
          <table:table-cell office:value-type="float" office:value="77.6036" calcext:value-type="float">
            <text:p>77.6036</text:p>
          </table:table-cell>
          <table:table-cell office:value-type="float" office:value="274.452" calcext:value-type="float">
            <text:p>274.452</text:p>
          </table:table-cell>
          <table:table-cell office:value-type="float" office:value="42.0907" calcext:value-type="float">
            <text:p>42.0907</text:p>
          </table:table-cell>
          <table:table-cell/>
          <table:table-cell table:formula="of:=([.D108]-[.A108])/0.0166667" office:value-type="float" office:value="37.4339251321501" calcext:value-type="float">
            <text:p>37.4339251321501</text:p>
          </table:table-cell>
          <table:table-cell table:formula="of:=ABS([.E108]-[.B108])/0.0166667" office:value-type="float" office:value="695.758608482783" calcext:value-type="float">
            <text:p>695.758608482783</text:p>
          </table:table-cell>
          <table:table-cell table:formula="of:=([.F108]-[.C108])/0.0166667" office:value-type="float" office:value="21.4019571960854" calcext:value-type="float">
            <text:p>21.4019571960854</text:p>
          </table:table-cell>
          <table:table-cell table:formula="of:=DEGREES(ATAN(ABS([.F108]-[.C108])/ABS([.E108]-[.B108])))" office:value-type="float" office:value="1.76189739136084" calcext:value-type="float">
            <text:p>1.76189739136084</text:p>
          </table:table-cell>
          <table:table-cell table:formula="of:=SQRT(POWER([.H108];2)+POWER([.I108];2)+POWER([.J108];2))" office:value-type="float" office:value="697.093525863296" calcext:value-type="float">
            <text:p>697.093525863296</text:p>
          </table:table-cell>
        </table:table-row>
        <table:table-row table:style-name="ro1">
          <table:table-cell office:value-type="float" office:value="76.9223" calcext:value-type="float">
            <text:p>76.9223</text:p>
          </table:table-cell>
          <table:table-cell office:value-type="float" office:value="280.978" calcext:value-type="float">
            <text:p>280.978</text:p>
          </table:table-cell>
          <table:table-cell office:value-type="float" office:value="41.0335" calcext:value-type="float">
            <text:p>41.0335</text:p>
          </table:table-cell>
          <table:table-cell office:value-type="float" office:value="77.7735" calcext:value-type="float">
            <text:p>77.7735</text:p>
          </table:table-cell>
          <table:table-cell office:value-type="float" office:value="268.441" calcext:value-type="float">
            <text:p>268.441</text:p>
          </table:table-cell>
          <table:table-cell office:value-type="float" office:value="41.1049" calcext:value-type="float">
            <text:p>41.1049</text:p>
          </table:table-cell>
          <table:table-cell/>
          <table:table-cell table:formula="of:=([.D109]-[.A109])/0.0166667" office:value-type="float" office:value="51.0718978562038" calcext:value-type="float">
            <text:p>51.0718978562038</text:p>
          </table:table-cell>
          <table:table-cell table:formula="of:=ABS([.E109]-[.B109])/0.0166667" office:value-type="float" office:value="752.218495563011" calcext:value-type="float">
            <text:p>752.218495563011</text:p>
          </table:table-cell>
          <table:table-cell table:formula="of:=([.F109]-[.C109])/0.0166667" office:value-type="float" office:value="4.28399143201738" calcext:value-type="float">
            <text:p>4.28399143201738</text:p>
          </table:table-cell>
          <table:table-cell table:formula="of:=DEGREES(ATAN(ABS([.F109]-[.C109])/ABS([.E109]-[.B109])))" office:value-type="float" office:value="0.326304094195413" calcext:value-type="float">
            <text:p>0.326304094195413</text:p>
          </table:table-cell>
          <table:table-cell table:formula="of:=SQRT(POWER([.H109];2)+POWER([.I109];2)+POWER([.J109];2))" office:value-type="float" office:value="753.962436995573" calcext:value-type="float">
            <text:p>753.962436995573</text:p>
          </table:table-cell>
        </table:table-row>
        <table:table-row table:style-name="ro1">
          <table:table-cell office:value-type="float" office:value="77.1467" calcext:value-type="float">
            <text:p>77.1467</text:p>
          </table:table-cell>
          <table:table-cell office:value-type="float" office:value="278.392" calcext:value-type="float">
            <text:p>278.392</text:p>
          </table:table-cell>
          <table:table-cell office:value-type="float" office:value="41.2022" calcext:value-type="float">
            <text:p>41.2022</text:p>
          </table:table-cell>
          <table:table-cell office:value-type="float" office:value="77.9706" calcext:value-type="float">
            <text:p>77.9706</text:p>
          </table:table-cell>
          <table:table-cell office:value-type="float" office:value="264.733" calcext:value-type="float">
            <text:p>264.733</text:p>
          </table:table-cell>
          <table:table-cell office:value-type="float" office:value="41.4799" calcext:value-type="float">
            <text:p>41.4799</text:p>
          </table:table-cell>
          <table:table-cell/>
          <table:table-cell table:formula="of:=([.D110]-[.A110])/0.0166667" office:value-type="float" office:value="49.4339011321983" calcext:value-type="float">
            <text:p>49.4339011321983</text:p>
          </table:table-cell>
          <table:table-cell table:formula="of:=ABS([.E110]-[.B110])/0.0166667" office:value-type="float" office:value="819.538360923278" calcext:value-type="float">
            <text:p>819.538360923278</text:p>
          </table:table-cell>
          <table:table-cell table:formula="of:=([.F110]-[.C110])/0.0166667" office:value-type="float" office:value="16.6619666760668" calcext:value-type="float">
            <text:p>16.6619666760668</text:p>
          </table:table-cell>
          <table:table-cell table:formula="of:=DEGREES(ATAN(ABS([.F110]-[.C110])/ABS([.E110]-[.B110])))" office:value-type="float" office:value="1.16471529823738" calcext:value-type="float">
            <text:p>1.16471529823738</text:p>
          </table:table-cell>
          <table:table-cell table:formula="of:=SQRT(POWER([.H110];2)+POWER([.I110];2)+POWER([.J110];2))" office:value-type="float" office:value="821.196965861099" calcext:value-type="float">
            <text:p>821.196965861099</text:p>
          </table:table-cell>
        </table:table-row>
        <table:table-row table:style-name="ro1">
          <table:table-cell office:value-type="float" office:value="75.9879" calcext:value-type="float">
            <text:p>75.9879</text:p>
          </table:table-cell>
          <table:table-cell office:value-type="float" office:value="290.161" calcext:value-type="float">
            <text:p>290.161</text:p>
          </table:table-cell>
          <table:table-cell office:value-type="float" office:value="40.8301" calcext:value-type="float">
            <text:p>40.8301</text:p>
          </table:table-cell>
          <table:table-cell office:value-type="float" office:value="76.6147" calcext:value-type="float">
            <text:p>76.6147</text:p>
          </table:table-cell>
          <table:table-cell office:value-type="float" office:value="275.771" calcext:value-type="float">
            <text:p>275.771</text:p>
          </table:table-cell>
          <table:table-cell office:value-type="float" office:value="41.3863" calcext:value-type="float">
            <text:p>41.3863</text:p>
          </table:table-cell>
          <table:table-cell/>
          <table:table-cell table:formula="of:=([.D111]-[.A111])/0.0166667" office:value-type="float" office:value="37.6079247841506" calcext:value-type="float">
            <text:p>37.6079247841506</text:p>
          </table:table-cell>
          <table:table-cell table:formula="of:=ABS([.E111]-[.B111])/0.0166667" office:value-type="float" office:value="863.398273203453" calcext:value-type="float">
            <text:p>863.398273203453</text:p>
          </table:table-cell>
          <table:table-cell table:formula="of:=([.F111]-[.C111])/0.0166667" office:value-type="float" office:value="33.3719332561333" calcext:value-type="float">
            <text:p>33.3719332561333</text:p>
          </table:table-cell>
          <table:table-cell table:formula="of:=DEGREES(ATAN(ABS([.F111]-[.C111])/ABS([.E111]-[.B111])))" office:value-type="float" office:value="2.21348554053353" calcext:value-type="float">
            <text:p>2.21348554053353</text:p>
          </table:table-cell>
          <table:table-cell table:formula="of:=SQRT(POWER([.H111];2)+POWER([.I111];2)+POWER([.J111];2))" office:value-type="float" office:value="864.861040923064" calcext:value-type="float">
            <text:p>864.861040923064</text:p>
          </table:table-cell>
        </table:table-row>
        <table:table-row table:style-name="ro1">
          <table:table-cell office:value-type="float" office:value="77.6683" calcext:value-type="float">
            <text:p>77.6683</text:p>
          </table:table-cell>
          <table:table-cell office:value-type="float" office:value="279.707" calcext:value-type="float">
            <text:p>279.707</text:p>
          </table:table-cell>
          <table:table-cell office:value-type="float" office:value="41.2337" calcext:value-type="float">
            <text:p>41.2337</text:p>
          </table:table-cell>
          <table:table-cell office:value-type="float" office:value="78.4982" calcext:value-type="float">
            <text:p>78.4982</text:p>
          </table:table-cell>
          <table:table-cell office:value-type="float" office:value="267.286" calcext:value-type="float">
            <text:p>267.286</text:p>
          </table:table-cell>
          <table:table-cell office:value-type="float" office:value="41.0463" calcext:value-type="float">
            <text:p>41.0463</text:p>
          </table:table-cell>
          <table:table-cell/>
          <table:table-cell table:formula="of:=([.D112]-[.A112])/0.0166667" office:value-type="float" office:value="49.7939004121989" calcext:value-type="float">
            <text:p>49.7939004121989</text:p>
          </table:table-cell>
          <table:table-cell table:formula="of:=ABS([.E112]-[.B112])/0.0166667" office:value-type="float" office:value="745.258509482981" calcext:value-type="float">
            <text:p>745.258509482981</text:p>
          </table:table-cell>
          <table:table-cell table:formula="of:=([.F112]-[.C112])/0.0166667" office:value-type="float" office:value="-11.2439775120448" calcext:value-type="float">
            <text:p>-11.2439775120448</text:p>
          </table:table-cell>
          <table:table-cell table:formula="of:=DEGREES(ATAN(ABS([.F112]-[.C112])/ABS([.E112]-[.B112])))" office:value-type="float" office:value="0.864376015886022" calcext:value-type="float">
            <text:p>0.864376015886022</text:p>
          </table:table-cell>
          <table:table-cell table:formula="of:=SQRT(POWER([.H112];2)+POWER([.I112];2)+POWER([.J112];2))" office:value-type="float" office:value="747.004756012534" calcext:value-type="float">
            <text:p>747.004756012534</text:p>
          </table:table-cell>
        </table:table-row>
        <table:table-row table:style-name="ro1">
          <table:table-cell office:value-type="float" office:value="76.2216" calcext:value-type="float">
            <text:p>76.2216</text:p>
          </table:table-cell>
          <table:table-cell office:value-type="float" office:value="287.528" calcext:value-type="float">
            <text:p>287.528</text:p>
          </table:table-cell>
          <table:table-cell office:value-type="float" office:value="40.7392" calcext:value-type="float">
            <text:p>40.7392</text:p>
          </table:table-cell>
          <table:table-cell office:value-type="float" office:value="76.8382" calcext:value-type="float">
            <text:p>76.8382</text:p>
          </table:table-cell>
          <table:table-cell office:value-type="float" office:value="273.286" calcext:value-type="float">
            <text:p>273.286</text:p>
          </table:table-cell>
          <table:table-cell office:value-type="float" office:value="41.2958" calcext:value-type="float">
            <text:p>41.2958</text:p>
          </table:table-cell>
          <table:table-cell/>
          <table:table-cell table:formula="of:=([.D113]-[.A113])/0.0166667" office:value-type="float" office:value="36.9959260081483" calcext:value-type="float">
            <text:p>36.9959260081483</text:p>
          </table:table-cell>
          <table:table-cell table:formula="of:=ABS([.E113]-[.B113])/0.0166667" office:value-type="float" office:value="854.518290963419" calcext:value-type="float">
            <text:p>854.518290963419</text:p>
          </table:table-cell>
          <table:table-cell table:formula="of:=([.F113]-[.C113])/0.0166667" office:value-type="float" office:value="33.3959332081338" calcext:value-type="float">
            <text:p>33.3959332081338</text:p>
          </table:table-cell>
          <table:table-cell table:formula="of:=DEGREES(ATAN(ABS([.F113]-[.C113])/ABS([.E113]-[.B113])))" office:value-type="float" office:value="2.23807115342703" calcext:value-type="float">
            <text:p>2.23807115342703</text:p>
          </table:table-cell>
          <table:table-cell table:formula="of:=SQRT(POWER([.H113];2)+POWER([.I113];2)+POWER([.J113];2))" office:value-type="float" office:value="855.970499776181" calcext:value-type="float">
            <text:p>855.970499776181</text:p>
          </table:table-cell>
        </table:table-row>
        <table:table-row table:style-name="ro1">
          <table:table-cell office:value-type="float" office:value="76.8941" calcext:value-type="float">
            <text:p>76.8941</text:p>
          </table:table-cell>
          <table:table-cell office:value-type="float" office:value="278.263" calcext:value-type="float">
            <text:p>278.263</text:p>
          </table:table-cell>
          <table:table-cell office:value-type="float" office:value="41.7266" calcext:value-type="float">
            <text:p>41.7266</text:p>
          </table:table-cell>
          <table:table-cell office:value-type="float" office:value="77.4792" calcext:value-type="float">
            <text:p>77.4792</text:p>
          </table:table-cell>
          <table:table-cell office:value-type="float" office:value="264.548" calcext:value-type="float">
            <text:p>264.548</text:p>
          </table:table-cell>
          <table:table-cell office:value-type="float" office:value="42.2463" calcext:value-type="float">
            <text:p>42.2463</text:p>
          </table:table-cell>
          <table:table-cell/>
          <table:table-cell table:formula="of:=([.D114]-[.A114])/0.0166667" office:value-type="float" office:value="35.1059297881411" calcext:value-type="float">
            <text:p>35.1059297881411</text:p>
          </table:table-cell>
          <table:table-cell table:formula="of:=ABS([.E114]-[.B114])/0.0166667" office:value-type="float" office:value="822.89835420329" calcext:value-type="float">
            <text:p>822.89835420329</text:p>
          </table:table-cell>
          <table:table-cell table:formula="of:=([.F114]-[.C114])/0.0166667" office:value-type="float" office:value="31.1819376361247" calcext:value-type="float">
            <text:p>31.1819376361247</text:p>
          </table:table-cell>
          <table:table-cell table:formula="of:=DEGREES(ATAN(ABS([.F114]-[.C114])/ABS([.E114]-[.B114])))" office:value-type="float" office:value="2.17006030901037" calcext:value-type="float">
            <text:p>2.17006030901037</text:p>
          </table:table-cell>
          <table:table-cell table:formula="of:=SQRT(POWER([.H114];2)+POWER([.I114];2)+POWER([.J114];2))" office:value-type="float" office:value="824.236883966931" calcext:value-type="float">
            <text:p>824.236883966931</text:p>
          </table:table-cell>
        </table:table-row>
        <table:table-row table:style-name="ro1">
          <table:table-cell office:value-type="float" office:value="77.6683" calcext:value-type="float">
            <text:p>77.6683</text:p>
          </table:table-cell>
          <table:table-cell office:value-type="float" office:value="279.713" calcext:value-type="float">
            <text:p>279.713</text:p>
          </table:table-cell>
          <table:table-cell office:value-type="float" office:value="41.2329" calcext:value-type="float">
            <text:p>41.2329</text:p>
          </table:table-cell>
          <table:table-cell office:value-type="float" office:value="78.0545" calcext:value-type="float">
            <text:p>78.0545</text:p>
          </table:table-cell>
          <table:table-cell office:value-type="float" office:value="270.886" calcext:value-type="float">
            <text:p>270.886</text:p>
          </table:table-cell>
          <table:table-cell office:value-type="float" office:value="41.4342" calcext:value-type="float">
            <text:p>41.4342</text:p>
          </table:table-cell>
          <table:table-cell/>
          <table:table-cell table:formula="of:=([.D115]-[.A115])/0.0166667" office:value-type="float" office:value="23.1719536560928" calcext:value-type="float">
            <text:p>23.1719536560928</text:p>
          </table:table-cell>
          <table:table-cell table:formula="of:=ABS([.E115]-[.B115])/0.0166667" office:value-type="float" office:value="529.618940762118" calcext:value-type="float">
            <text:p>529.618940762118</text:p>
          </table:table-cell>
          <table:table-cell table:formula="of:=([.F115]-[.C115])/0.0166667" office:value-type="float" office:value="12.0779758440481" calcext:value-type="float">
            <text:p>12.0779758440481</text:p>
          </table:table-cell>
          <table:table-cell table:formula="of:=DEGREES(ATAN(ABS([.F115]-[.C115])/ABS([.E115]-[.B115])))" office:value-type="float" office:value="1.30640552945837" calcext:value-type="float">
            <text:p>1.30640552945837</text:p>
          </table:table-cell>
          <table:table-cell table:formula="of:=SQRT(POWER([.H115];2)+POWER([.I115];2)+POWER([.J115];2))" office:value-type="float" office:value="530.263179327697" calcext:value-type="float">
            <text:p>530.263179327697</text:p>
          </table:table-cell>
        </table:table-row>
        <table:table-row table:style-name="ro1">
          <table:table-cell office:value-type="float" office:value="78.1399" calcext:value-type="float">
            <text:p>78.1399</text:p>
          </table:table-cell>
          <table:table-cell office:value-type="float" office:value="277.125" calcext:value-type="float">
            <text:p>277.125</text:p>
          </table:table-cell>
          <table:table-cell office:value-type="float" office:value="41.6502" calcext:value-type="float">
            <text:p>41.6502</text:p>
          </table:table-cell>
          <table:table-cell office:value-type="float" office:value="79.4237" calcext:value-type="float">
            <text:p>79.4237</text:p>
          </table:table-cell>
          <table:table-cell office:value-type="float" office:value="263.641" calcext:value-type="float">
            <text:p>263.641</text:p>
          </table:table-cell>
          <table:table-cell office:value-type="float" office:value="41.6501" calcext:value-type="float">
            <text:p>41.6501</text:p>
          </table:table-cell>
          <table:table-cell/>
          <table:table-cell table:formula="of:=([.D116]-[.A116])/0.0166667" office:value-type="float" office:value="77.0278459443081" calcext:value-type="float">
            <text:p>77.0278459443081</text:p>
          </table:table-cell>
          <table:table-cell table:formula="of:=ABS([.E116]-[.B116])/0.0166667" office:value-type="float" office:value="809.038381923235" calcext:value-type="float">
            <text:p>809.038381923235</text:p>
          </table:table-cell>
          <table:table-cell table:formula="of:=([.F116]-[.C116])/0.0166667" office:value-type="float" office:value="-0.00599998799979685" calcext:value-type="float">
            <text:p>-0.005999987999797</text:p>
          </table:table-cell>
          <table:table-cell table:formula="of:=DEGREES(ATAN(ABS([.F116]-[.C116])/ABS([.E116]-[.B116])))" office:value-type="float" office:value="0.000424916786634996" calcext:value-type="float">
            <text:p>0.000424916786635</text:p>
          </table:table-cell>
          <table:table-cell table:formula="of:=SQRT(POWER([.H116];2)+POWER([.I116];2)+POWER([.J116];2))" office:value-type="float" office:value="812.696986897199" calcext:value-type="float">
            <text:p>812.696986897199</text:p>
          </table:table-cell>
        </table:table-row>
        <table:table-row table:style-name="ro1">
          <table:table-cell office:value-type="float" office:value="76.8942" calcext:value-type="float">
            <text:p>76.8942</text:p>
          </table:table-cell>
          <table:table-cell office:value-type="float" office:value="278.337" calcext:value-type="float">
            <text:p>278.337</text:p>
          </table:table-cell>
          <table:table-cell office:value-type="float" office:value="41.4641" calcext:value-type="float">
            <text:p>41.4641</text:p>
          </table:table-cell>
          <table:table-cell office:value-type="float" office:value="77.4797" calcext:value-type="float">
            <text:p>77.4797</text:p>
          </table:table-cell>
          <table:table-cell office:value-type="float" office:value="264.662" calcext:value-type="float">
            <text:p>264.662</text:p>
          </table:table-cell>
          <table:table-cell office:value-type="float" office:value="41.7401" calcext:value-type="float">
            <text:p>41.7401</text:p>
          </table:table-cell>
          <table:table-cell/>
          <table:table-cell table:formula="of:=([.D117]-[.A117])/0.0166667" office:value-type="float" office:value="35.1299297401403" calcext:value-type="float">
            <text:p>35.1299297401403</text:p>
          </table:table-cell>
          <table:table-cell table:formula="of:=ABS([.E117]-[.B117])/0.0166667" office:value-type="float" office:value="820.498359003283" calcext:value-type="float">
            <text:p>820.498359003283</text:p>
          </table:table-cell>
          <table:table-cell table:formula="of:=([.F117]-[.C117])/0.0166667" office:value-type="float" office:value="16.559966880066" calcext:value-type="float">
            <text:p>16.559966880066</text:p>
          </table:table-cell>
          <table:table-cell table:formula="of:=DEGREES(ATAN(ABS([.F117]-[.C117])/ABS([.E117]-[.B117])))" office:value-type="float" office:value="1.1562331600041" calcext:value-type="float">
            <text:p>1.1562331600041</text:p>
          </table:table-cell>
          <table:table-cell table:formula="of:=SQRT(POWER([.H117];2)+POWER([.I117];2)+POWER([.J117];2))" office:value-type="float" office:value="821.417008342106" calcext:value-type="float">
            <text:p>821.417008342106</text:p>
          </table:table-cell>
        </table:table-row>
        <table:table-row table:style-name="ro1">
          <table:table-cell office:value-type="float" office:value="77.2064" calcext:value-type="float">
            <text:p>77.2064</text:p>
          </table:table-cell>
          <table:table-cell office:value-type="float" office:value="283.634" calcext:value-type="float">
            <text:p>283.634</text:p>
          </table:table-cell>
          <table:table-cell office:value-type="float" office:value="40.8516" calcext:value-type="float">
            <text:p>40.8516</text:p>
          </table:table-cell>
          <table:table-cell office:value-type="float" office:value="77.9875" calcext:value-type="float">
            <text:p>77.9875</text:p>
          </table:table-cell>
          <table:table-cell office:value-type="float" office:value="265.962" calcext:value-type="float">
            <text:p>265.962</text:p>
          </table:table-cell>
          <table:table-cell office:value-type="float" office:value="41.5179" calcext:value-type="float">
            <text:p>41.5179</text:p>
          </table:table-cell>
          <table:table-cell/>
          <table:table-cell table:formula="of:=([.D118]-[.A118])/0.0166667" office:value-type="float" office:value="46.8659062681872" calcext:value-type="float">
            <text:p>46.8659062681872</text:p>
          </table:table-cell>
          <table:table-cell table:formula="of:=ABS([.E118]-[.B118])/0.0166667" office:value-type="float" office:value="1060.31787936424" calcext:value-type="float">
            <text:p>1060.31787936424</text:p>
          </table:table-cell>
          <table:table-cell table:formula="of:=([.F118]-[.C118])/0.0166667" office:value-type="float" office:value="39.9779200441599" calcext:value-type="float">
            <text:p>39.9779200441599</text:p>
          </table:table-cell>
          <table:table-cell table:formula="of:=DEGREES(ATAN(ABS([.F118]-[.C118])/ABS([.E118]-[.B118])))" office:value-type="float" office:value="2.15924079156138" calcext:value-type="float">
            <text:p>2.15924079156138</text:p>
          </table:table-cell>
          <table:table-cell table:formula="of:=SQRT(POWER([.H118];2)+POWER([.I118];2)+POWER([.J118];2))" office:value-type="float" office:value="1062.10576335922" calcext:value-type="float">
            <text:p>1062.10576335922</text:p>
          </table:table-cell>
        </table:table-row>
        <table:table-row table:style-name="ro1">
          <table:table-cell office:value-type="float" office:value="76.9509" calcext:value-type="float">
            <text:p>76.9509</text:p>
          </table:table-cell>
          <table:table-cell office:value-type="float" office:value="283.557" calcext:value-type="float">
            <text:p>283.557</text:p>
          </table:table-cell>
          <table:table-cell office:value-type="float" office:value="41.1197" calcext:value-type="float">
            <text:p>41.1197</text:p>
          </table:table-cell>
          <table:table-cell office:value-type="float" office:value="77.557" calcext:value-type="float">
            <text:p>77.557</text:p>
          </table:table-cell>
          <table:table-cell office:value-type="float" office:value="270.872" calcext:value-type="float">
            <text:p>270.872</text:p>
          </table:table-cell>
          <table:table-cell office:value-type="float" office:value="41.1942" calcext:value-type="float">
            <text:p>41.1942</text:p>
          </table:table-cell>
          <table:table-cell/>
          <table:table-cell table:formula="of:=([.D119]-[.A119])/0.0166667" office:value-type="float" office:value="36.3659272681453" calcext:value-type="float">
            <text:p>36.3659272681453</text:p>
          </table:table-cell>
          <table:table-cell table:formula="of:=ABS([.E119]-[.B119])/0.0166667" office:value-type="float" office:value="761.098477803045" calcext:value-type="float">
            <text:p>761.098477803045</text:p>
          </table:table-cell>
          <table:table-cell table:formula="of:=([.F119]-[.C119])/0.0166667" office:value-type="float" office:value="4.46999106001791" calcext:value-type="float">
            <text:p>4.46999106001791</text:p>
          </table:table-cell>
          <table:table-cell table:formula="of:=DEGREES(ATAN(ABS([.F119]-[.C119])/ABS([.E119]-[.B119])))" office:value-type="float" office:value="0.336498738389399" calcext:value-type="float">
            <text:p>0.336498738389399</text:p>
          </table:table-cell>
          <table:table-cell table:formula="of:=SQRT(POWER([.H119];2)+POWER([.I119];2)+POWER([.J119];2))" office:value-type="float" office:value="761.97989107342" calcext:value-type="float">
            <text:p>761.97989107342</text:p>
          </table:table-cell>
        </table:table-row>
        <table:table-row table:style-name="ro1">
          <table:table-cell office:value-type="float" office:value="76.6546" calcext:value-type="float">
            <text:p>76.6546</text:p>
          </table:table-cell>
          <table:table-cell office:value-type="float" office:value="279.73" calcext:value-type="float">
            <text:p>279.73</text:p>
          </table:table-cell>
          <table:table-cell office:value-type="float" office:value="40.7366" calcext:value-type="float">
            <text:p>40.7366</text:p>
          </table:table-cell>
          <table:table-cell office:value-type="float" office:value="77.2637" calcext:value-type="float">
            <text:p>77.2637</text:p>
          </table:table-cell>
          <table:table-cell office:value-type="float" office:value="267.224" calcext:value-type="float">
            <text:p>267.224</text:p>
          </table:table-cell>
          <table:table-cell office:value-type="float" office:value="40.8227" calcext:value-type="float">
            <text:p>40.8227</text:p>
          </table:table-cell>
          <table:table-cell/>
          <table:table-cell table:formula="of:=([.D120]-[.A120])/0.0166667" office:value-type="float" office:value="36.5459269081461" calcext:value-type="float">
            <text:p>36.5459269081461</text:p>
          </table:table-cell>
          <table:table-cell table:formula="of:=ABS([.E120]-[.B120])/0.0166667" office:value-type="float" office:value="750.358499283003" calcext:value-type="float">
            <text:p>750.358499283003</text:p>
          </table:table-cell>
          <table:table-cell table:formula="of:=([.F120]-[.C120])/0.0166667" office:value-type="float" office:value="5.16598966802035" calcext:value-type="float">
            <text:p>5.16598966802035</text:p>
          </table:table-cell>
          <table:table-cell table:formula="of:=DEGREES(ATAN(ABS([.F120]-[.C120])/ABS([.E120]-[.B120])))" office:value-type="float" office:value="0.394457754346325" calcext:value-type="float">
            <text:p>0.394457754346325</text:p>
          </table:table-cell>
          <table:table-cell table:formula="of:=SQRT(POWER([.H120];2)+POWER([.I120];2)+POWER([.J120];2))" office:value-type="float" office:value="751.265711761868" calcext:value-type="float">
            <text:p>751.265711761868</text:p>
          </table:table-cell>
        </table:table-row>
        <table:table-row table:style-name="ro1">
          <table:table-cell office:value-type="float" office:value="76.414" calcext:value-type="float">
            <text:p>76.414</text:p>
          </table:table-cell>
          <table:table-cell office:value-type="float" office:value="280.924" calcext:value-type="float">
            <text:p>280.924</text:p>
          </table:table-cell>
          <table:table-cell office:value-type="float" office:value="41.0471" calcext:value-type="float">
            <text:p>41.0471</text:p>
          </table:table-cell>
          <table:table-cell office:value-type="float" office:value="76.8107" calcext:value-type="float">
            <text:p>76.8107</text:p>
          </table:table-cell>
          <table:table-cell office:value-type="float" office:value="270.807" calcext:value-type="float">
            <text:p>270.807</text:p>
          </table:table-cell>
          <table:table-cell office:value-type="float" office:value="41.2118" calcext:value-type="float">
            <text:p>41.2118</text:p>
          </table:table-cell>
          <table:table-cell/>
          <table:table-cell table:formula="of:=([.D121]-[.A121])/0.0166667" office:value-type="float" office:value="23.8019523960949" calcext:value-type="float">
            <text:p>23.8019523960949</text:p>
          </table:table-cell>
          <table:table-cell table:formula="of:=ABS([.E121]-[.B121])/0.0166667" office:value-type="float" office:value="607.018785962426" calcext:value-type="float">
            <text:p>607.018785962426</text:p>
          </table:table-cell>
          <table:table-cell table:formula="of:=([.F121]-[.C121])/0.0166667" office:value-type="float" office:value="9.88198023603931" calcext:value-type="float">
            <text:p>9.88198023603931</text:p>
          </table:table-cell>
          <table:table-cell table:formula="of:=DEGREES(ATAN(ABS([.F121]-[.C121])/ABS([.E121]-[.B121])))" office:value-type="float" office:value="0.93266594623798" calcext:value-type="float">
            <text:p>0.93266594623798</text:p>
          </table:table-cell>
          <table:table-cell table:formula="of:=SQRT(POWER([.H121];2)+POWER([.I121];2)+POWER([.J121];2))" office:value-type="float" office:value="607.56562853946" calcext:value-type="float">
            <text:p>607.56562853946</text:p>
          </table:table-cell>
        </table:table-row>
        <table:table-row table:style-name="ro1">
          <table:table-cell office:value-type="float" office:value="76.9798" calcext:value-type="float">
            <text:p>76.9798</text:p>
          </table:table-cell>
          <table:table-cell office:value-type="float" office:value="286.277" calcext:value-type="float">
            <text:p>286.277</text:p>
          </table:table-cell>
          <table:table-cell office:value-type="float" office:value="40.6794" calcext:value-type="float">
            <text:p>40.6794</text:p>
          </table:table-cell>
          <table:table-cell office:value-type="float" office:value="77.839" calcext:value-type="float">
            <text:p>77.839</text:p>
          </table:table-cell>
          <table:table-cell office:value-type="float" office:value="273.479" calcext:value-type="float">
            <text:p>273.479</text:p>
          </table:table-cell>
          <table:table-cell office:value-type="float" office:value="40.7581" calcext:value-type="float">
            <text:p>40.7581</text:p>
          </table:table-cell>
          <table:table-cell/>
          <table:table-cell table:formula="of:=([.D122]-[.A122])/0.0166667" office:value-type="float" office:value="51.5518968962063" calcext:value-type="float">
            <text:p>51.5518968962063</text:p>
          </table:table-cell>
          <table:table-cell table:formula="of:=ABS([.E122]-[.B122])/0.0166667" office:value-type="float" office:value="767.878464243072" calcext:value-type="float">
            <text:p>767.878464243072</text:p>
          </table:table-cell>
          <table:table-cell table:formula="of:=([.F122]-[.C122])/0.0166667" office:value-type="float" office:value="4.72199055601875" calcext:value-type="float">
            <text:p>4.72199055601875</text:p>
          </table:table-cell>
          <table:table-cell table:formula="of:=DEGREES(ATAN(ABS([.F122]-[.C122])/ABS([.E122]-[.B122])))" office:value-type="float" office:value="0.352330130538519" calcext:value-type="float">
            <text:p>0.352330130538519</text:p>
          </table:table-cell>
          <table:table-cell table:formula="of:=SQRT(POWER([.H122];2)+POWER([.I122];2)+POWER([.J122];2))" office:value-type="float" office:value="769.621485612705" calcext:value-type="float">
            <text:p>769.621485612705</text:p>
          </table:table-cell>
        </table:table-row>
        <table:table-row table:style-name="ro1">
          <table:table-cell office:value-type="float" office:value="76.894" calcext:value-type="float">
            <text:p>76.894</text:p>
          </table:table-cell>
          <table:table-cell office:value-type="float" office:value="278.311" calcext:value-type="float">
            <text:p>278.311</text:p>
          </table:table-cell>
          <table:table-cell office:value-type="float" office:value="41.4683" calcext:value-type="float">
            <text:p>41.4683</text:p>
          </table:table-cell>
          <table:table-cell office:value-type="float" office:value="77.4793" calcext:value-type="float">
            <text:p>77.4793</text:p>
          </table:table-cell>
          <table:table-cell office:value-type="float" office:value="264.591" calcext:value-type="float">
            <text:p>264.591</text:p>
          </table:table-cell>
          <table:table-cell office:value-type="float" office:value="41.9957" calcext:value-type="float">
            <text:p>41.9957</text:p>
          </table:table-cell>
          <table:table-cell/>
          <table:table-cell table:formula="of:=([.D123]-[.A123])/0.0166667" office:value-type="float" office:value="35.1179297641398" calcext:value-type="float">
            <text:p>35.1179297641398</text:p>
          </table:table-cell>
          <table:table-cell table:formula="of:=ABS([.E123]-[.B123])/0.0166667" office:value-type="float" office:value="823.198353603291" calcext:value-type="float">
            <text:p>823.198353603291</text:p>
          </table:table-cell>
          <table:table-cell table:formula="of:=([.F123]-[.C123])/0.0166667" office:value-type="float" office:value="31.6439367121266" calcext:value-type="float">
            <text:p>31.6439367121266</text:p>
          </table:table-cell>
          <table:table-cell table:formula="of:=DEGREES(ATAN(ABS([.F123]-[.C123])/ABS([.E123]-[.B123])))" office:value-type="float" office:value="2.2013792643736" calcext:value-type="float">
            <text:p>2.2013792643736</text:p>
          </table:table-cell>
          <table:table-cell table:formula="of:=SQRT(POWER([.H123];2)+POWER([.I123];2)+POWER([.J123];2))" office:value-type="float" office:value="824.554508262934" calcext:value-type="float">
            <text:p>824.554508262934</text:p>
          </table:table-cell>
        </table:table-row>
        <table:table-row table:style-name="ro1">
          <table:table-cell office:value-type="float" office:value="76.4928" calcext:value-type="float">
            <text:p>76.4928</text:p>
          </table:table-cell>
          <table:table-cell office:value-type="float" office:value="288.758" calcext:value-type="float">
            <text:p>288.758</text:p>
          </table:table-cell>
          <table:table-cell office:value-type="float" office:value="41.3059" calcext:value-type="float">
            <text:p>41.3059</text:p>
          </table:table-cell>
          <table:table-cell office:value-type="float" office:value="77.1027" calcext:value-type="float">
            <text:p>77.1027</text:p>
          </table:table-cell>
          <table:table-cell office:value-type="float" office:value="274.454" calcext:value-type="float">
            <text:p>274.454</text:p>
          </table:table-cell>
          <table:table-cell office:value-type="float" office:value="41.8464" calcext:value-type="float">
            <text:p>41.8464</text:p>
          </table:table-cell>
          <table:table-cell/>
          <table:table-cell table:formula="of:=([.D124]-[.A124])/0.0166667" office:value-type="float" office:value="36.5939268121461" calcext:value-type="float">
            <text:p>36.5939268121461</text:p>
          </table:table-cell>
          <table:table-cell table:formula="of:=ABS([.E124]-[.B124])/0.0166667" office:value-type="float" office:value="858.238283523431" calcext:value-type="float">
            <text:p>858.238283523431</text:p>
          </table:table-cell>
          <table:table-cell table:formula="of:=([.F124]-[.C124])/0.0166667" office:value-type="float" office:value="32.4299351401298" calcext:value-type="float">
            <text:p>32.4299351401298</text:p>
          </table:table-cell>
          <table:table-cell table:formula="of:=DEGREES(ATAN(ABS([.F124]-[.C124])/ABS([.E124]-[.B124])))" office:value-type="float" office:value="2.16398505704665" calcext:value-type="float">
            <text:p>2.16398505704665</text:p>
          </table:table-cell>
          <table:table-cell table:formula="of:=SQRT(POWER([.H124];2)+POWER([.I124];2)+POWER([.J124];2))" office:value-type="float" office:value="859.630017785542" calcext:value-type="float">
            <text:p>859.630017785542</text:p>
          </table:table-cell>
        </table:table-row>
        <table:table-row table:style-name="ro1">
          <table:table-cell office:value-type="float" office:value="76.6819" calcext:value-type="float">
            <text:p>76.6819</text:p>
          </table:table-cell>
          <table:table-cell office:value-type="float" office:value="282.127" calcext:value-type="float">
            <text:p>282.127</text:p>
          </table:table-cell>
          <table:table-cell office:value-type="float" office:value="41.6059" calcext:value-type="float">
            <text:p>41.6059</text:p>
          </table:table-cell>
          <table:table-cell office:value-type="float" office:value="77.308" calcext:value-type="float">
            <text:p>77.308</text:p>
          </table:table-cell>
          <table:table-cell office:value-type="float" office:value="270.749" calcext:value-type="float">
            <text:p>270.749</text:p>
          </table:table-cell>
          <table:table-cell office:value-type="float" office:value="41.7106" calcext:value-type="float">
            <text:p>41.7106</text:p>
          </table:table-cell>
          <table:table-cell/>
          <table:table-cell table:formula="of:=([.D125]-[.A125])/0.0166667" office:value-type="float" office:value="37.5659248681508" calcext:value-type="float">
            <text:p>37.5659248681508</text:p>
          </table:table-cell>
          <table:table-cell table:formula="of:=ABS([.E125]-[.B125])/0.0166667" office:value-type="float" office:value="682.67863464273" calcext:value-type="float">
            <text:p>682.67863464273</text:p>
          </table:table-cell>
          <table:table-cell table:formula="of:=([.F125]-[.C125])/0.0166667" office:value-type="float" office:value="6.2819874360252" calcext:value-type="float">
            <text:p>6.2819874360252</text:p>
          </table:table-cell>
          <table:table-cell table:formula="of:=DEGREES(ATAN(ABS([.F125]-[.C125])/ABS([.E125]-[.B125])))" office:value-type="float" office:value="0.527219089744534" calcext:value-type="float">
            <text:p>0.527219089744534</text:p>
          </table:table-cell>
          <table:table-cell table:formula="of:=SQRT(POWER([.H125];2)+POWER([.I125];2)+POWER([.J125];2))" office:value-type="float" office:value="683.740287152226" calcext:value-type="float">
            <text:p>683.740287152226</text:p>
          </table:table-cell>
        </table:table-row>
        <table:table-row table:style-name="ro1">
          <table:table-cell office:value-type="float" office:value="76.4924" calcext:value-type="float">
            <text:p>76.4924</text:p>
          </table:table-cell>
          <table:table-cell office:value-type="float" office:value="288.87" calcext:value-type="float">
            <text:p>288.87</text:p>
          </table:table-cell>
          <table:table-cell office:value-type="float" office:value="40.7764" calcext:value-type="float">
            <text:p>40.7764</text:p>
          </table:table-cell>
          <table:table-cell office:value-type="float" office:value="77.132" calcext:value-type="float">
            <text:p>77.132</text:p>
          </table:table-cell>
          <table:table-cell office:value-type="float" office:value="277.178" calcext:value-type="float">
            <text:p>277.178</text:p>
          </table:table-cell>
          <table:table-cell office:value-type="float" office:value="40.9006" calcext:value-type="float">
            <text:p>40.9006</text:p>
          </table:table-cell>
          <table:table-cell/>
          <table:table-cell table:formula="of:=([.D126]-[.A126])/0.0166667" office:value-type="float" office:value="38.3759232481536" calcext:value-type="float">
            <text:p>38.3759232481536</text:p>
          </table:table-cell>
          <table:table-cell table:formula="of:=ABS([.E126]-[.B126])/0.0166667" office:value-type="float" office:value="701.518596962807" calcext:value-type="float">
            <text:p>701.518596962807</text:p>
          </table:table-cell>
          <table:table-cell table:formula="of:=([.F126]-[.C126])/0.0166667" office:value-type="float" office:value="7.45198509602949" calcext:value-type="float">
            <text:p>7.45198509602949</text:p>
          </table:table-cell>
          <table:table-cell table:formula="of:=DEGREES(ATAN(ABS([.F126]-[.C126])/ABS([.E126]-[.B126])))" office:value-type="float" office:value="0.608610004320497" calcext:value-type="float">
            <text:p>0.608610004320497</text:p>
          </table:table-cell>
          <table:table-cell table:formula="of:=SQRT(POWER([.H126];2)+POWER([.I126];2)+POWER([.J126];2))" office:value-type="float" office:value="702.606992173921" calcext:value-type="float">
            <text:p>702.606992173921</text:p>
          </table:table-cell>
        </table:table-row>
        <table:table-row table:style-name="ro1">
          <table:table-cell office:value-type="float" office:value="76.6818" calcext:value-type="float">
            <text:p>76.6818</text:p>
          </table:table-cell>
          <table:table-cell office:value-type="float" office:value="282.238" calcext:value-type="float">
            <text:p>282.238</text:p>
          </table:table-cell>
          <table:table-cell office:value-type="float" office:value="41.0831" calcext:value-type="float">
            <text:p>41.0831</text:p>
          </table:table-cell>
          <table:table-cell office:value-type="float" office:value="77.5412" calcext:value-type="float">
            <text:p>77.5412</text:p>
          </table:table-cell>
          <table:table-cell office:value-type="float" office:value="269.592" calcext:value-type="float">
            <text:p>269.592</text:p>
          </table:table-cell>
          <table:table-cell office:value-type="float" office:value="41.4071" calcext:value-type="float">
            <text:p>41.4071</text:p>
          </table:table-cell>
          <table:table-cell/>
          <table:table-cell table:formula="of:=([.D127]-[.A127])/0.0166667" office:value-type="float" office:value="51.5638968722067" calcext:value-type="float">
            <text:p>51.5638968722067</text:p>
          </table:table-cell>
          <table:table-cell table:formula="of:=ABS([.E127]-[.B127])/0.0166667" office:value-type="float" office:value="758.758482483036" calcext:value-type="float">
            <text:p>758.758482483036</text:p>
          </table:table-cell>
          <table:table-cell table:formula="of:=([.F127]-[.C127])/0.0166667" office:value-type="float" office:value="19.4399611200776" calcext:value-type="float">
            <text:p>19.4399611200776</text:p>
          </table:table-cell>
          <table:table-cell table:formula="of:=DEGREES(ATAN(ABS([.F127]-[.C127])/ABS([.E127]-[.B127])))" office:value-type="float" office:value="1.46763974802784" calcext:value-type="float">
            <text:p>1.46763974802784</text:p>
          </table:table-cell>
          <table:table-cell table:formula="of:=SQRT(POWER([.H127];2)+POWER([.I127];2)+POWER([.J127];2))" office:value-type="float" office:value="760.756979783266" calcext:value-type="float">
            <text:p>760.756979783266</text:p>
          </table:table-cell>
        </table:table-row>
        <table:table-row table:style-name="ro1">
          <table:table-cell office:value-type="float" office:value="77.4937" calcext:value-type="float">
            <text:p>77.4937</text:p>
          </table:table-cell>
          <table:table-cell office:value-type="float" office:value="286.317" calcext:value-type="float">
            <text:p>286.317</text:p>
          </table:table-cell>
          <table:table-cell office:value-type="float" office:value="40.6682" calcext:value-type="float">
            <text:p>40.6682</text:p>
          </table:table-cell>
          <table:table-cell office:value-type="float" office:value="78.6092" calcext:value-type="float">
            <text:p>78.6092</text:p>
          </table:table-cell>
          <table:table-cell office:value-type="float" office:value="274.89" calcext:value-type="float">
            <text:p>274.89</text:p>
          </table:table-cell>
          <table:table-cell office:value-type="float" office:value="40.2673" calcext:value-type="float">
            <text:p>40.2673</text:p>
          </table:table-cell>
          <table:table-cell/>
          <table:table-cell table:formula="of:=([.D128]-[.A128])/0.0166667" office:value-type="float" office:value="66.9298661402676" calcext:value-type="float">
            <text:p>66.9298661402676</text:p>
          </table:table-cell>
          <table:table-cell table:formula="of:=ABS([.E128]-[.B128])/0.0166667" office:value-type="float" office:value="685.618628762744" calcext:value-type="float">
            <text:p>685.618628762744</text:p>
          </table:table-cell>
          <table:table-cell table:formula="of:=([.F128]-[.C128])/0.0166667" office:value-type="float" office:value="-24.0539518920962" calcext:value-type="float">
            <text:p>-24.0539518920962</text:p>
          </table:table-cell>
          <table:table-cell table:formula="of:=DEGREES(ATAN(ABS([.F128]-[.C128])/ABS([.E128]-[.B128])))" office:value-type="float" office:value="2.00931659644968" calcext:value-type="float">
            <text:p>2.00931659644968</text:p>
          </table:table-cell>
          <table:table-cell table:formula="of:=SQRT(POWER([.H128];2)+POWER([.I128];2)+POWER([.J128];2))" office:value-type="float" office:value="689.297543655631" calcext:value-type="float">
            <text:p>689.297543655631</text:p>
          </table:table-cell>
        </table:table-row>
        <table:table-row table:style-name="ro1">
          <table:table-cell office:value-type="float" office:value="76.3759" calcext:value-type="float">
            <text:p>76.3759</text:p>
          </table:table-cell>
          <table:table-cell office:value-type="float" office:value="277.057" calcext:value-type="float">
            <text:p>277.057</text:p>
          </table:table-cell>
          <table:table-cell office:value-type="float" office:value="41.1775" calcext:value-type="float">
            <text:p>41.1775</text:p>
          </table:table-cell>
          <table:table-cell office:value-type="float" office:value="77.0027" calcext:value-type="float">
            <text:p>77.0027</text:p>
          </table:table-cell>
          <table:table-cell office:value-type="float" office:value="265.943" calcext:value-type="float">
            <text:p>265.943</text:p>
          </table:table-cell>
          <table:table-cell office:value-type="float" office:value="41.0409" calcext:value-type="float">
            <text:p>41.0409</text:p>
          </table:table-cell>
          <table:table-cell/>
          <table:table-cell table:formula="of:=([.D129]-[.A129])/0.0166667" office:value-type="float" office:value="37.6079247841506" calcext:value-type="float">
            <text:p>37.6079247841506</text:p>
          </table:table-cell>
          <table:table-cell table:formula="of:=ABS([.E129]-[.B129])/0.0166667" office:value-type="float" office:value="666.838666322669" calcext:value-type="float">
            <text:p>666.838666322669</text:p>
          </table:table-cell>
          <table:table-cell table:formula="of:=([.F129]-[.C129])/0.0166667" office:value-type="float" office:value="-8.19598360803287" calcext:value-type="float">
            <text:p>-8.19598360803287</text:p>
          </table:table-cell>
          <table:table-cell table:formula="of:=DEGREES(ATAN(ABS([.F129]-[.C129])/ABS([.E129]-[.B129])))" office:value-type="float" office:value="0.704175761339511" calcext:value-type="float">
            <text:p>0.704175761339511</text:p>
          </table:table-cell>
          <table:table-cell table:formula="of:=SQRT(POWER([.H129];2)+POWER([.I129];2)+POWER([.J129];2))" office:value-type="float" office:value="667.948603604252" calcext:value-type="float">
            <text:p>667.948603604252</text:p>
          </table:table-cell>
        </table:table-row>
        <table:table-row table:style-name="ro1">
          <table:table-cell office:value-type="float" office:value="77.3687" calcext:value-type="float">
            <text:p>77.3687</text:p>
          </table:table-cell>
          <table:table-cell office:value-type="float" office:value="275.876" calcext:value-type="float">
            <text:p>275.876</text:p>
          </table:table-cell>
          <table:table-cell office:value-type="float" office:value="41.1128" calcext:value-type="float">
            <text:p>41.1128</text:p>
          </table:table-cell>
          <table:table-cell office:value-type="float" office:value="78.1818" calcext:value-type="float">
            <text:p>78.1818</text:p>
          </table:table-cell>
          <table:table-cell office:value-type="float" office:value="262.317" calcext:value-type="float">
            <text:p>262.317</text:p>
          </table:table-cell>
          <table:table-cell office:value-type="float" office:value="41.6411" calcext:value-type="float">
            <text:p>41.6411</text:p>
          </table:table-cell>
          <table:table-cell/>
          <table:table-cell table:formula="of:=([.D130]-[.A130])/0.0166667" office:value-type="float" office:value="48.7859024281946" calcext:value-type="float">
            <text:p>48.7859024281946</text:p>
          </table:table-cell>
          <table:table-cell table:formula="of:=ABS([.E130]-[.B130])/0.0166667" office:value-type="float" office:value="813.538372923252" calcext:value-type="float">
            <text:p>813.538372923252</text:p>
          </table:table-cell>
          <table:table-cell table:formula="of:=([.F130]-[.C130])/0.0166667" office:value-type="float" office:value="31.6979366041269" calcext:value-type="float">
            <text:p>31.6979366041269</text:p>
          </table:table-cell>
          <table:table-cell table:formula="of:=DEGREES(ATAN(ABS([.F130]-[.C130])/ABS([.E130]-[.B130])))" office:value-type="float" office:value="2.23128967873373" calcext:value-type="float">
            <text:p>2.23128967873373</text:p>
          </table:table-cell>
          <table:table-cell table:formula="of:=SQRT(POWER([.H130];2)+POWER([.I130];2)+POWER([.J130];2))" office:value-type="float" office:value="815.616029562505" calcext:value-type="float">
            <text:p>815.616029562505</text:p>
          </table:table-cell>
        </table:table-row>
        <table:table-row table:style-name="ro1">
          <table:table-cell office:value-type="float" office:value="76.414" calcext:value-type="float">
            <text:p>76.414</text:p>
          </table:table-cell>
          <table:table-cell office:value-type="float" office:value="280.989" calcext:value-type="float">
            <text:p>280.989</text:p>
          </table:table-cell>
          <table:table-cell office:value-type="float" office:value="40.7844" calcext:value-type="float">
            <text:p>40.7844</text:p>
          </table:table-cell>
          <table:table-cell office:value-type="float" office:value="76.5488" calcext:value-type="float">
            <text:p>76.5488</text:p>
          </table:table-cell>
          <table:table-cell office:value-type="float" office:value="269.601" calcext:value-type="float">
            <text:p>269.601</text:p>
          </table:table-cell>
          <table:table-cell office:value-type="float" office:value="40.9219" calcext:value-type="float">
            <text:p>40.9219</text:p>
          </table:table-cell>
          <table:table-cell/>
          <table:table-cell table:formula="of:=([.D131]-[.A131])/0.0166667" office:value-type="float" office:value="8.08798382403226" calcext:value-type="float">
            <text:p>8.08798382403226</text:p>
          </table:table-cell>
          <table:table-cell table:formula="of:=ABS([.E131]-[.B131])/0.0166667" office:value-type="float" office:value="683.278633442732" calcext:value-type="float">
            <text:p>683.278633442732</text:p>
          </table:table-cell>
          <table:table-cell table:formula="of:=([.F131]-[.C131])/0.0166667" office:value-type="float" office:value="8.24998350003317" calcext:value-type="float">
            <text:p>8.24998350003317</text:p>
          </table:table-cell>
          <table:table-cell table:formula="of:=DEGREES(ATAN(ABS([.F131]-[.C131])/ABS([.E131]-[.B131])))" office:value-type="float" office:value="0.691762107390124" calcext:value-type="float">
            <text:p>0.691762107390124</text:p>
          </table:table-cell>
          <table:table-cell table:formula="of:=SQRT(POWER([.H131];2)+POWER([.I131];2)+POWER([.J131];2))" office:value-type="float" office:value="683.376300898309" calcext:value-type="float">
            <text:p>683.376300898309</text:p>
          </table:table-cell>
        </table:table-row>
        <table:table-row table:style-name="ro1">
          <table:table-cell office:value-type="float" office:value="76.7367" calcext:value-type="float">
            <text:p>76.7367</text:p>
          </table:table-cell>
          <table:table-cell office:value-type="float" office:value="287.564" calcext:value-type="float">
            <text:p>287.564</text:p>
          </table:table-cell>
          <table:table-cell office:value-type="float" office:value="40.7286" calcext:value-type="float">
            <text:p>40.7286</text:p>
          </table:table-cell>
          <table:table-cell office:value-type="float" office:value="77.6043" calcext:value-type="float">
            <text:p>77.6043</text:p>
          </table:table-cell>
          <table:table-cell office:value-type="float" office:value="274.649" calcext:value-type="float">
            <text:p>274.649</text:p>
          </table:table-cell>
          <table:table-cell office:value-type="float" office:value="41.0638" calcext:value-type="float">
            <text:p>41.0638</text:p>
          </table:table-cell>
          <table:table-cell/>
          <table:table-cell table:formula="of:=([.D132]-[.A132])/0.0166667" office:value-type="float" office:value="52.055895888208" calcext:value-type="float">
            <text:p>52.055895888208</text:p>
          </table:table-cell>
          <table:table-cell table:formula="of:=ABS([.E132]-[.B132])/0.0166667" office:value-type="float" office:value="774.898450203101" calcext:value-type="float">
            <text:p>774.898450203101</text:p>
          </table:table-cell>
          <table:table-cell table:formula="of:=([.F132]-[.C132])/0.0166667" office:value-type="float" office:value="20.1119597760805" calcext:value-type="float">
            <text:p>20.1119597760805</text:p>
          </table:table-cell>
          <table:table-cell table:formula="of:=DEGREES(ATAN(ABS([.F132]-[.C132])/ABS([.E132]-[.B132])))" office:value-type="float" office:value="1.48673903057187" calcext:value-type="float">
            <text:p>1.48673903057187</text:p>
          </table:table-cell>
          <table:table-cell table:formula="of:=SQRT(POWER([.H132];2)+POWER([.I132];2)+POWER([.J132];2))" office:value-type="float" office:value="776.90534516756" calcext:value-type="float">
            <text:p>776.90534516756</text:p>
          </table:table-cell>
        </table:table-row>
        <table:table-row table:style-name="ro1">
          <table:table-cell office:value-type="float" office:value="77.4463" calcext:value-type="float">
            <text:p>77.4463</text:p>
          </table:table-cell>
          <table:table-cell office:value-type="float" office:value="282.362" calcext:value-type="float">
            <text:p>282.362</text:p>
          </table:table-cell>
          <table:table-cell office:value-type="float" office:value="40.8033" calcext:value-type="float">
            <text:p>40.8033</text:p>
          </table:table-cell>
          <table:table-cell office:value-type="float" office:value="78.2686" calcext:value-type="float">
            <text:p>78.2686</text:p>
          </table:table-cell>
          <table:table-cell office:value-type="float" office:value="268.486" calcext:value-type="float">
            <text:p>268.486</text:p>
          </table:table-cell>
          <table:table-cell office:value-type="float" office:value="41.0928" calcext:value-type="float">
            <text:p>41.0928</text:p>
          </table:table-cell>
          <table:table-cell/>
          <table:table-cell table:formula="of:=([.D133]-[.A133])/0.0166667" office:value-type="float" office:value="49.3379013241981" calcext:value-type="float">
            <text:p>49.3379013241981</text:p>
          </table:table-cell>
          <table:table-cell table:formula="of:=ABS([.E133]-[.B133])/0.0166667" office:value-type="float" office:value="832.558334883332" calcext:value-type="float">
            <text:p>832.558334883332</text:p>
          </table:table-cell>
          <table:table-cell table:formula="of:=([.F133]-[.C133])/0.0166667" office:value-type="float" office:value="17.3699652600693" calcext:value-type="float">
            <text:p>17.3699652600693</text:p>
          </table:table-cell>
          <table:table-cell table:formula="of:=DEGREES(ATAN(ABS([.F133]-[.C133])/ABS([.E133]-[.B133])))" office:value-type="float" office:value="1.19520914647988" calcext:value-type="float">
            <text:p>1.19520914647988</text:p>
          </table:table-cell>
          <table:table-cell table:formula="of:=SQRT(POWER([.H133];2)+POWER([.I133];2)+POWER([.J133];2))" office:value-type="float" office:value="834.199811306571" calcext:value-type="float">
            <text:p>834.199811306571</text:p>
          </table:table-cell>
        </table:table-row>
        <table:table-row table:style-name="ro1">
          <table:table-cell office:value-type="float" office:value="76.4399" calcext:value-type="float">
            <text:p>76.4399</text:p>
          </table:table-cell>
          <table:table-cell office:value-type="float" office:value="283.571" calcext:value-type="float">
            <text:p>283.571</text:p>
          </table:table-cell>
          <table:table-cell office:value-type="float" office:value="40.8689" calcext:value-type="float">
            <text:p>40.8689</text:p>
          </table:table-cell>
          <table:table-cell office:value-type="float" office:value="77.3084" calcext:value-type="float">
            <text:p>77.3084</text:p>
          </table:table-cell>
          <table:table-cell office:value-type="float" office:value="270.949" calcext:value-type="float">
            <text:p>270.949</text:p>
          </table:table-cell>
          <table:table-cell office:value-type="float" office:value="40.6893" calcext:value-type="float">
            <text:p>40.6893</text:p>
          </table:table-cell>
          <table:table-cell/>
          <table:table-cell table:formula="of:=([.D134]-[.A134])/0.0166667" office:value-type="float" office:value="52.1098957802091" calcext:value-type="float">
            <text:p>52.1098957802091</text:p>
          </table:table-cell>
          <table:table-cell table:formula="of:=ABS([.E134]-[.B134])/0.0166667" office:value-type="float" office:value="757.31848536303" calcext:value-type="float">
            <text:p>757.31848536303</text:p>
          </table:table-cell>
          <table:table-cell table:formula="of:=([.F134]-[.C134])/0.0166667" office:value-type="float" office:value="-10.7759784480427" calcext:value-type="float">
            <text:p>-10.7759784480427</text:p>
          </table:table-cell>
          <table:table-cell table:formula="of:=DEGREES(ATAN(ABS([.F134]-[.C134])/ABS([.E134]-[.B134])))" office:value-type="float" office:value="0.815213721918868" calcext:value-type="float">
            <text:p>0.815213721918868</text:p>
          </table:table-cell>
          <table:table-cell table:formula="of:=SQRT(POWER([.H134];2)+POWER([.I134];2)+POWER([.J134];2))" office:value-type="float" office:value="759.185650037125" calcext:value-type="float">
            <text:p>759.185650037125</text:p>
          </table:table-cell>
        </table:table-row>
        <table:table-row table:style-name="ro1">
          <table:table-cell office:value-type="float" office:value="77.252" calcext:value-type="float">
            <text:p>77.252</text:p>
          </table:table-cell>
          <table:table-cell office:value-type="float" office:value="287.61" calcext:value-type="float">
            <text:p>287.61</text:p>
          </table:table-cell>
          <table:table-cell office:value-type="float" office:value="40.7166" calcext:value-type="float">
            <text:p>40.7166</text:p>
          </table:table-cell>
          <table:table-cell office:value-type="float" office:value="78.3751" calcext:value-type="float">
            <text:p>78.3751</text:p>
          </table:table-cell>
          <table:table-cell office:value-type="float" office:value="276.024" calcext:value-type="float">
            <text:p>276.024</text:p>
          </table:table-cell>
          <table:table-cell office:value-type="float" office:value="40.8296" calcext:value-type="float">
            <text:p>40.8296</text:p>
          </table:table-cell>
          <table:table-cell/>
          <table:table-cell table:formula="of:=([.D135]-[.A135])/0.0166667" office:value-type="float" office:value="67.38586522827" calcext:value-type="float">
            <text:p>67.38586522827</text:p>
          </table:table-cell>
          <table:table-cell table:formula="of:=ABS([.E135]-[.B135])/0.0166667" office:value-type="float" office:value="695.158609682781" calcext:value-type="float">
            <text:p>695.158609682781</text:p>
          </table:table-cell>
          <table:table-cell table:formula="of:=([.F135]-[.C135])/0.0166667" office:value-type="float" office:value="6.77998644002709" calcext:value-type="float">
            <text:p>6.77998644002709</text:p>
          </table:table-cell>
          <table:table-cell table:formula="of:=DEGREES(ATAN(ABS([.F135]-[.C135])/ABS([.E135]-[.B135])))" office:value-type="float" office:value="0.558796634370161" calcext:value-type="float">
            <text:p>0.558796634370161</text:p>
          </table:table-cell>
          <table:table-cell table:formula="of:=SQRT(POWER([.H135];2)+POWER([.I135];2)+POWER([.J135];2))" office:value-type="float" office:value="698.449937837199" calcext:value-type="float">
            <text:p>698.449937837199</text:p>
          </table:table-cell>
        </table:table-row>
        <table:table-row table:style-name="ro1">
          <table:table-cell office:value-type="float" office:value="77.1323" calcext:value-type="float">
            <text:p>77.1323</text:p>
          </table:table-cell>
          <table:table-cell office:value-type="float" office:value="277.251" calcext:value-type="float">
            <text:p>277.251</text:p>
          </table:table-cell>
          <table:table-cell office:value-type="float" office:value="40.6383" calcext:value-type="float">
            <text:p>40.6383</text:p>
          </table:table-cell>
          <table:table-cell office:value-type="float" office:value="77.4959" calcext:value-type="float">
            <text:p>77.4959</text:p>
          </table:table-cell>
          <table:table-cell office:value-type="float" office:value="266.155" calcext:value-type="float">
            <text:p>266.155</text:p>
          </table:table-cell>
          <table:table-cell office:value-type="float" office:value="40.266" calcext:value-type="float">
            <text:p>40.266</text:p>
          </table:table-cell>
          <table:table-cell/>
          <table:table-cell table:formula="of:=([.D136]-[.A136])/0.0166667" office:value-type="float" office:value="21.8159563680876" calcext:value-type="float">
            <text:p>21.8159563680876</text:p>
          </table:table-cell>
          <table:table-cell table:formula="of:=ABS([.E136]-[.B136])/0.0166667" office:value-type="float" office:value="665.758668482663" calcext:value-type="float">
            <text:p>665.758668482663</text:p>
          </table:table-cell>
          <table:table-cell table:formula="of:=([.F136]-[.C136])/0.0166667" office:value-type="float" office:value="-22.3379553240895" calcext:value-type="float">
            <text:p>-22.3379553240895</text:p>
          </table:table-cell>
          <table:table-cell table:formula="of:=DEGREES(ATAN(ABS([.F136]-[.C136])/ABS([.E136]-[.B136])))" office:value-type="float" office:value="1.92170325961501" calcext:value-type="float">
            <text:p>1.92170325961501</text:p>
          </table:table-cell>
          <table:table-cell table:formula="of:=SQRT(POWER([.H136];2)+POWER([.I136];2)+POWER([.J136];2))" office:value-type="float" office:value="666.490453690167" calcext:value-type="float">
            <text:p>666.490453690167</text:p>
          </table:table-cell>
        </table:table-row>
        <table:table-row table:style-name="ro1">
          <table:table-cell office:value-type="float" office:value="76.6958" calcext:value-type="float">
            <text:p>76.6958</text:p>
          </table:table-cell>
          <table:table-cell office:value-type="float" office:value="283.441" calcext:value-type="float">
            <text:p>283.441</text:p>
          </table:table-cell>
          <table:table-cell office:value-type="float" office:value="41.647" calcext:value-type="float">
            <text:p>41.647</text:p>
          </table:table-cell>
          <table:table-cell office:value-type="float" office:value="77.557" calcext:value-type="float">
            <text:p>77.557</text:p>
          </table:table-cell>
          <table:table-cell office:value-type="float" office:value="270.836" calcext:value-type="float">
            <text:p>270.836</text:p>
          </table:table-cell>
          <table:table-cell office:value-type="float" office:value="41.447" calcext:value-type="float">
            <text:p>41.447</text:p>
          </table:table-cell>
          <table:table-cell/>
          <table:table-cell table:formula="of:=([.D137]-[.A137])/0.0166667" office:value-type="float" office:value="51.6718966562065" calcext:value-type="float">
            <text:p>51.6718966562065</text:p>
          </table:table-cell>
          <table:table-cell table:formula="of:=ABS([.E137]-[.B137])/0.0166667" office:value-type="float" office:value="756.298487403023" calcext:value-type="float">
            <text:p>756.298487403023</text:p>
          </table:table-cell>
          <table:table-cell table:formula="of:=([.F137]-[.C137])/0.0166667" office:value-type="float" office:value="-11.9999760000477" calcext:value-type="float">
            <text:p>-11.9999760000477</text:p>
          </table:table-cell>
          <table:table-cell table:formula="of:=DEGREES(ATAN(ABS([.F137]-[.C137])/ABS([.E137]-[.B137])))" office:value-type="float" office:value="0.909019787625868" calcext:value-type="float">
            <text:p>0.909019787625868</text:p>
          </table:table-cell>
          <table:table-cell table:formula="of:=SQRT(POWER([.H137];2)+POWER([.I137];2)+POWER([.J137];2))" office:value-type="float" office:value="758.156571148831" calcext:value-type="float">
            <text:p>758.156571148831</text:p>
          </table:table-cell>
        </table:table-row>
        <table:table-row table:style-name="ro1">
          <table:table-cell office:value-type="float" office:value="75.9756" calcext:value-type="float">
            <text:p>75.9756</text:p>
          </table:table-cell>
          <table:table-cell office:value-type="float" office:value="288.886" calcext:value-type="float">
            <text:p>288.886</text:p>
          </table:table-cell>
          <table:table-cell office:value-type="float" office:value="40.5225" calcext:value-type="float">
            <text:p>40.5225</text:p>
          </table:table-cell>
          <table:table-cell office:value-type="float" office:value="76.363" calcext:value-type="float">
            <text:p>76.363</text:p>
          </table:table-cell>
          <table:table-cell office:value-type="float" office:value="275.847" calcext:value-type="float">
            <text:p>275.847</text:p>
          </table:table-cell>
          <table:table-cell office:value-type="float" office:value="40.8772" calcext:value-type="float">
            <text:p>40.8772</text:p>
          </table:table-cell>
          <table:table-cell/>
          <table:table-cell table:formula="of:=([.D138]-[.A138])/0.0166667" office:value-type="float" office:value="23.2439535120929" calcext:value-type="float">
            <text:p>23.2439535120929</text:p>
          </table:table-cell>
          <table:table-cell table:formula="of:=ABS([.E138]-[.B138])/0.0166667" office:value-type="float" office:value="782.338435323132" calcext:value-type="float">
            <text:p>782.338435323132</text:p>
          </table:table-cell>
          <table:table-cell table:formula="of:=([.F138]-[.C138])/0.0166667" office:value-type="float" office:value="21.2819574360852" calcext:value-type="float">
            <text:p>21.2819574360852</text:p>
          </table:table-cell>
          <table:table-cell table:formula="of:=DEGREES(ATAN(ABS([.F138]-[.C138])/ABS([.E138]-[.B138])))" office:value-type="float" office:value="1.55823316460367" calcext:value-type="float">
            <text:p>1.55823316460367</text:p>
          </table:table-cell>
          <table:table-cell table:formula="of:=SQRT(POWER([.H138];2)+POWER([.I138];2)+POWER([.J138];2))" office:value-type="float" office:value="782.972943639198" calcext:value-type="float">
            <text:p>782.972943639198</text:p>
          </table:table-cell>
        </table:table-row>
        <table:table-row table:style-name="ro1">
          <table:table-cell office:value-type="float" office:value="76.4263" calcext:value-type="float">
            <text:p>76.4263</text:p>
          </table:table-cell>
          <table:table-cell office:value-type="float" office:value="282.442" calcext:value-type="float">
            <text:p>282.442</text:p>
          </table:table-cell>
          <table:table-cell office:value-type="float" office:value="40.0406" calcext:value-type="float">
            <text:p>40.0406</text:p>
          </table:table-cell>
          <table:table-cell office:value-type="float" office:value="77.0452" calcext:value-type="float">
            <text:p>77.0452</text:p>
          </table:table-cell>
          <table:table-cell office:value-type="float" office:value="269.848" calcext:value-type="float">
            <text:p>269.848</text:p>
          </table:table-cell>
          <table:table-cell office:value-type="float" office:value="39.8887" calcext:value-type="float">
            <text:p>39.8887</text:p>
          </table:table-cell>
          <table:table-cell/>
          <table:table-cell table:formula="of:=([.D139]-[.A139])/0.0166667" office:value-type="float" office:value="37.1339257321483" calcext:value-type="float">
            <text:p>37.1339257321483</text:p>
          </table:table-cell>
          <table:table-cell table:formula="of:=ABS([.E139]-[.B139])/0.0166667" office:value-type="float" office:value="755.638488723022" calcext:value-type="float">
            <text:p>755.638488723022</text:p>
          </table:table-cell>
          <table:table-cell table:formula="of:=([.F139]-[.C139])/0.0166667" office:value-type="float" office:value="-9.11398177203632" calcext:value-type="float">
            <text:p>-9.11398177203632</text:p>
          </table:table-cell>
          <table:table-cell table:formula="of:=DEGREES(ATAN(ABS([.F139]-[.C139])/ABS([.E139]-[.B139])))" office:value-type="float" office:value="0.691028022152284" calcext:value-type="float">
            <text:p>0.691028022152284</text:p>
          </table:table-cell>
          <table:table-cell table:formula="of:=SQRT(POWER([.H139];2)+POWER([.I139];2)+POWER([.J139];2))" office:value-type="float" office:value="756.605259526812" calcext:value-type="float">
            <text:p>756.605259526812</text:p>
          </table:table-cell>
        </table:table-row>
        <table:table-row table:style-name="ro1">
          <table:table-cell office:value-type="float" office:value="77.1914" calcext:value-type="float">
            <text:p>77.1914</text:p>
          </table:table-cell>
          <table:table-cell office:value-type="float" office:value="282.341" calcext:value-type="float">
            <text:p>282.341</text:p>
          </table:table-cell>
          <table:table-cell office:value-type="float" office:value="40.809" calcext:value-type="float">
            <text:p>40.809</text:p>
          </table:table-cell>
          <table:table-cell office:value-type="float" office:value="78.0382" calcext:value-type="float">
            <text:p>78.0382</text:p>
          </table:table-cell>
          <table:table-cell office:value-type="float" office:value="269.742" calcext:value-type="float">
            <text:p>269.742</text:p>
          </table:table-cell>
          <table:table-cell office:value-type="float" office:value="40.8847" calcext:value-type="float">
            <text:p>40.8847</text:p>
          </table:table-cell>
          <table:table-cell/>
          <table:table-cell table:formula="of:=([.D140]-[.A140])/0.0166667" office:value-type="float" office:value="50.8078983842033" calcext:value-type="float">
            <text:p>50.8078983842033</text:p>
          </table:table-cell>
          <table:table-cell table:formula="of:=ABS([.E140]-[.B140])/0.0166667" office:value-type="float" office:value="755.938488123023" calcext:value-type="float">
            <text:p>755.938488123023</text:p>
          </table:table-cell>
          <table:table-cell table:formula="of:=([.F140]-[.C140])/0.0166667" office:value-type="float" office:value="4.54199091601845" calcext:value-type="float">
            <text:p>4.54199091601845</text:p>
          </table:table-cell>
          <table:table-cell table:formula="of:=DEGREES(ATAN(ABS([.F140]-[.C140])/ABS([.E140]-[.B140])))" office:value-type="float" office:value="0.344252584865293" calcext:value-type="float">
            <text:p>0.344252584865293</text:p>
          </table:table-cell>
          <table:table-cell table:formula="of:=SQRT(POWER([.H140];2)+POWER([.I140];2)+POWER([.J140];2))" office:value-type="float" office:value="757.657620594832" calcext:value-type="float">
            <text:p>757.657620594832</text:p>
          </table:table-cell>
        </table:table-row>
        <table:table-row table:style-name="ro1">
          <table:table-cell office:value-type="float" office:value="76.4922" calcext:value-type="float">
            <text:p>76.4922</text:p>
          </table:table-cell>
          <table:table-cell office:value-type="float" office:value="288.922" calcext:value-type="float">
            <text:p>288.922</text:p>
          </table:table-cell>
          <table:table-cell office:value-type="float" office:value="40.5118" calcext:value-type="float">
            <text:p>40.5118</text:p>
          </table:table-cell>
          <table:table-cell office:value-type="float" office:value="77.369" calcext:value-type="float">
            <text:p>77.369</text:p>
          </table:table-cell>
          <table:table-cell office:value-type="float" office:value="275.986" calcext:value-type="float">
            <text:p>275.986</text:p>
          </table:table-cell>
          <table:table-cell office:value-type="float" office:value="40.5954" calcext:value-type="float">
            <text:p>40.5954</text:p>
          </table:table-cell>
          <table:table-cell/>
          <table:table-cell table:formula="of:=([.D141]-[.A141])/0.0166667" office:value-type="float" office:value="52.6078947842106" calcext:value-type="float">
            <text:p>52.6078947842106</text:p>
          </table:table-cell>
          <table:table-cell table:formula="of:=ABS([.E141]-[.B141])/0.0166667" office:value-type="float" office:value="776.158447683107" calcext:value-type="float">
            <text:p>776.158447683107</text:p>
          </table:table-cell>
          <table:table-cell table:formula="of:=([.F141]-[.C141])/0.0166667" office:value-type="float" office:value="5.01598996801989" calcext:value-type="float">
            <text:p>5.01598996801989</text:p>
          </table:table-cell>
          <table:table-cell table:formula="of:=DEGREES(ATAN(ABS([.F141]-[.C141])/ABS([.E141]-[.B141])))" office:value-type="float" office:value="0.370273692423206" calcext:value-type="float">
            <text:p>0.370273692423206</text:p>
          </table:table-cell>
          <table:table-cell table:formula="of:=SQRT(POWER([.H141];2)+POWER([.I141];2)+POWER([.J141];2))" office:value-type="float" office:value="777.955452875572" calcext:value-type="float">
            <text:p>777.955452875572</text:p>
          </table:table-cell>
        </table:table-row>
        <table:table-row table:style-name="ro1">
          <table:table-cell office:value-type="float" office:value="76.4397" calcext:value-type="float">
            <text:p>76.4397</text:p>
          </table:table-cell>
          <table:table-cell office:value-type="float" office:value="283.621" calcext:value-type="float">
            <text:p>283.621</text:p>
          </table:table-cell>
          <table:table-cell office:value-type="float" office:value="40.6073" calcext:value-type="float">
            <text:p>40.6073</text:p>
          </table:table-cell>
          <table:table-cell office:value-type="float" office:value="77.0595" calcext:value-type="float">
            <text:p>77.0595</text:p>
          </table:table-cell>
          <table:table-cell office:value-type="float" office:value="270.88" calcext:value-type="float">
            <text:p>270.88</text:p>
          </table:table-cell>
          <table:table-cell office:value-type="float" office:value="40.9503" calcext:value-type="float">
            <text:p>40.9503</text:p>
          </table:table-cell>
          <table:table-cell/>
          <table:table-cell table:formula="of:=([.D142]-[.A142])/0.0166667" office:value-type="float" office:value="37.1879256241486" calcext:value-type="float">
            <text:p>37.1879256241486</text:p>
          </table:table-cell>
          <table:table-cell table:formula="of:=ABS([.E142]-[.B142])/0.0166667" office:value-type="float" office:value="764.458471083057" calcext:value-type="float">
            <text:p>764.458471083057</text:p>
          </table:table-cell>
          <table:table-cell table:formula="of:=([.F142]-[.C142])/0.0166667" office:value-type="float" office:value="20.5799588400821" calcext:value-type="float">
            <text:p>20.5799588400821</text:p>
          </table:table-cell>
          <table:table-cell table:formula="of:=DEGREES(ATAN(ABS([.F142]-[.C142])/ABS([.E142]-[.B142])))" office:value-type="float" office:value="1.54208514309164" calcext:value-type="float">
            <text:p>1.54208514309164</text:p>
          </table:table-cell>
          <table:table-cell table:formula="of:=SQRT(POWER([.H142];2)+POWER([.I142];2)+POWER([.J142];2))" office:value-type="float" office:value="765.639099399144" calcext:value-type="float">
            <text:p>765.639099399144</text:p>
          </table:table-cell>
        </table:table-row>
        <table:table-row table:style-name="ro1">
          <table:table-cell office:value-type="float" office:value="76.3886" calcext:value-type="float">
            <text:p>76.3886</text:p>
          </table:table-cell>
          <table:table-cell office:value-type="float" office:value="278.325" calcext:value-type="float">
            <text:p>278.325</text:p>
          </table:table-cell>
          <table:table-cell office:value-type="float" office:value="41.2201" calcext:value-type="float">
            <text:p>41.2201</text:p>
          </table:table-cell>
          <table:table-cell office:value-type="float" office:value="76.7565" calcext:value-type="float">
            <text:p>76.7565</text:p>
          </table:table-cell>
          <table:table-cell office:value-type="float" office:value="265.866" calcext:value-type="float">
            <text:p>265.866</text:p>
          </table:table-cell>
          <table:table-cell office:value-type="float" office:value="41.3008" calcext:value-type="float">
            <text:p>41.3008</text:p>
          </table:table-cell>
          <table:table-cell/>
          <table:table-cell table:formula="of:=([.D143]-[.A143])/0.0166667" office:value-type="float" office:value="22.0739558520886" calcext:value-type="float">
            <text:p>22.0739558520886</text:p>
          </table:table-cell>
          <table:table-cell table:formula="of:=ABS([.E143]-[.B143])/0.0166667" office:value-type="float" office:value="747.53850492299" calcext:value-type="float">
            <text:p>747.53850492299</text:p>
          </table:table-cell>
          <table:table-cell table:formula="of:=([.F143]-[.C143])/0.0166667" office:value-type="float" office:value="4.84199031601938" calcext:value-type="float">
            <text:p>4.84199031601938</text:p>
          </table:table-cell>
          <table:table-cell table:formula="of:=DEGREES(ATAN(ABS([.F143]-[.C143])/ABS([.E143]-[.B143])))" office:value-type="float" office:value="0.371113632343615" calcext:value-type="float">
            <text:p>0.371113632343615</text:p>
          </table:table-cell>
          <table:table-cell table:formula="of:=SQRT(POWER([.H143];2)+POWER([.I143];2)+POWER([.J143];2))" office:value-type="float" office:value="747.880017609563" calcext:value-type="float">
            <text:p>747.880017609563</text:p>
          </table:table-cell>
        </table:table-row>
        <table:table-row table:style-name="ro1">
          <table:table-cell office:value-type="float" office:value="77.1913" calcext:value-type="float">
            <text:p>77.1913</text:p>
          </table:table-cell>
          <table:table-cell office:value-type="float" office:value="282.28" calcext:value-type="float">
            <text:p>282.28</text:p>
          </table:table-cell>
          <table:table-cell office:value-type="float" office:value="41.0715" calcext:value-type="float">
            <text:p>41.0715</text:p>
          </table:table-cell>
          <table:table-cell office:value-type="float" office:value="78.0374" calcext:value-type="float">
            <text:p>78.0374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41.395" calcext:value-type="float">
            <text:p>41.395</text:p>
          </table:table-cell>
          <table:table-cell/>
          <table:table-cell table:formula="of:=([.D144]-[.A144])/0.0166667" office:value-type="float" office:value="50.7658984682035" calcext:value-type="float">
            <text:p>50.7658984682035</text:p>
          </table:table-cell>
          <table:table-cell table:formula="of:=ABS([.E144]-[.B144])/0.0166667" office:value-type="float" office:value="758.518482963034" calcext:value-type="float">
            <text:p>758.518482963034</text:p>
          </table:table-cell>
          <table:table-cell table:formula="of:=([.F144]-[.C144])/0.0166667" office:value-type="float" office:value="19.4099611800778" calcext:value-type="float">
            <text:p>19.4099611800778</text:p>
          </table:table-cell>
          <table:table-cell table:formula="of:=DEGREES(ATAN(ABS([.F144]-[.C144])/ABS([.E144]-[.B144])))" office:value-type="float" office:value="1.4658393110816" calcext:value-type="float">
            <text:p>1.4658393110816</text:p>
          </table:table-cell>
          <table:table-cell table:formula="of:=SQRT(POWER([.H144];2)+POWER([.I144];2)+POWER([.J144];2))" office:value-type="float" office:value="760.463156265206" calcext:value-type="float">
            <text:p>760.463156265206</text:p>
          </table:table-cell>
        </table:table-row>
        <table:table-row table:style-name="ro1">
          <table:table-cell office:value-type="float" office:value="76.894" calcext:value-type="float">
            <text:p>76.894</text:p>
          </table:table-cell>
          <table:table-cell office:value-type="float" office:value="278.423" calcext:value-type="float">
            <text:p>278.423</text:p>
          </table:table-cell>
          <table:table-cell office:value-type="float" office:value="40.9486" calcext:value-type="float">
            <text:p>40.9486</text:p>
          </table:table-cell>
          <table:table-cell office:value-type="float" office:value="77.4799" calcext:value-type="float">
            <text:p>77.4799</text:p>
          </table:table-cell>
          <table:table-cell office:value-type="float" office:value="264.78" calcext:value-type="float">
            <text:p>264.78</text:p>
          </table:table-cell>
          <table:table-cell office:value-type="float" office:value="40.9884" calcext:value-type="float">
            <text:p>40.9884</text:p>
          </table:table-cell>
          <table:table-cell/>
          <table:table-cell table:formula="of:=([.D145]-[.A145])/0.0166667" office:value-type="float" office:value="35.1539296921403" calcext:value-type="float">
            <text:p>35.1539296921403</text:p>
          </table:table-cell>
          <table:table-cell table:formula="of:=ABS([.E145]-[.B145])/0.0166667" office:value-type="float" office:value="818.578362843276" calcext:value-type="float">
            <text:p>818.578362843276</text:p>
          </table:table-cell>
          <table:table-cell table:formula="of:=([.F145]-[.C145])/0.0166667" office:value-type="float" office:value="2.38799522400953" calcext:value-type="float">
            <text:p>2.38799522400953</text:p>
          </table:table-cell>
          <table:table-cell table:formula="of:=DEGREES(ATAN(ABS([.F145]-[.C145])/ABS([.E145]-[.B145])))" office:value-type="float" office:value="0.167145463296031" calcext:value-type="float">
            <text:p>0.167145463296031</text:p>
          </table:table-cell>
          <table:table-cell table:formula="of:=SQRT(POWER([.H145];2)+POWER([.I145];2)+POWER([.J145];2))" office:value-type="float" office:value="819.33633961223" calcext:value-type="float">
            <text:p>819.33633961223</text:p>
          </table:table-cell>
        </table:table-row>
        <table:table-row table:style-name="ro1">
          <table:table-cell office:value-type="float" office:value="77.3994" calcext:value-type="float">
            <text:p>77.3994</text:p>
          </table:table-cell>
          <table:table-cell office:value-type="float" office:value="278.414" calcext:value-type="float">
            <text:p>278.414</text:p>
          </table:table-cell>
          <table:table-cell office:value-type="float" office:value="41.1964" calcext:value-type="float">
            <text:p>41.1964</text:p>
          </table:table-cell>
          <table:table-cell office:value-type="float" office:value="78.2337" calcext:value-type="float">
            <text:p>78.2337</text:p>
          </table:table-cell>
          <table:table-cell office:value-type="float" office:value="266.009" calcext:value-type="float">
            <text:p>266.009</text:p>
          </table:table-cell>
          <table:table-cell office:value-type="float" office:value="41.2632" calcext:value-type="float">
            <text:p>41.2632</text:p>
          </table:table-cell>
          <table:table-cell/>
          <table:table-cell table:formula="of:=([.D146]-[.A146])/0.0166667" office:value-type="float" office:value="50.0578998842002" calcext:value-type="float">
            <text:p>50.0578998842002</text:p>
          </table:table-cell>
          <table:table-cell table:formula="of:=ABS([.E146]-[.B146])/0.0166667" office:value-type="float" office:value="744.298511402976" calcext:value-type="float">
            <text:p>744.298511402976</text:p>
          </table:table-cell>
          <table:table-cell table:formula="of:=([.F146]-[.C146])/0.0166667" office:value-type="float" office:value="4.00799198401607" calcext:value-type="float">
            <text:p>4.00799198401607</text:p>
          </table:table-cell>
          <table:table-cell table:formula="of:=DEGREES(ATAN(ABS([.F146]-[.C146])/ABS([.E146]-[.B146])))" office:value-type="float" office:value="0.308530518146873" calcext:value-type="float">
            <text:p>0.308530518146873</text:p>
          </table:table-cell>
          <table:table-cell table:formula="of:=SQRT(POWER([.H146];2)+POWER([.I146];2)+POWER([.J146];2))" office:value-type="float" office:value="745.990704645337" calcext:value-type="float">
            <text:p>745.990704645337</text:p>
          </table:table-cell>
        </table:table-row>
        <table:table-row table:style-name="ro1">
          <table:table-cell office:value-type="float" office:value="75.8934" calcext:value-type="float">
            <text:p>75.8934</text:p>
          </table:table-cell>
          <table:table-cell office:value-type="float" office:value="279.764" calcext:value-type="float">
            <text:p>279.764</text:p>
          </table:table-cell>
          <table:table-cell office:value-type="float" office:value="40.2346" calcext:value-type="float">
            <text:p>40.2346</text:p>
          </table:table-cell>
          <table:table-cell office:value-type="float" office:value="76.5096" calcext:value-type="float">
            <text:p>76.5096</text:p>
          </table:table-cell>
          <table:table-cell office:value-type="float" office:value="266.028" calcext:value-type="float">
            <text:p>266.028</text:p>
          </table:table-cell>
          <table:table-cell office:value-type="float" office:value="40.2967" calcext:value-type="float">
            <text:p>40.2967</text:p>
          </table:table-cell>
          <table:table-cell/>
          <table:table-cell table:formula="of:=([.D147]-[.A147])/0.0166667" office:value-type="float" office:value="36.9719260561483" calcext:value-type="float">
            <text:p>36.9719260561483</text:p>
          </table:table-cell>
          <table:table-cell table:formula="of:=ABS([.E147]-[.B147])/0.0166667" office:value-type="float" office:value="824.158351683296" calcext:value-type="float">
            <text:p>824.158351683296</text:p>
          </table:table-cell>
          <table:table-cell table:formula="of:=([.F147]-[.C147])/0.0166667" office:value-type="float" office:value="3.72599254801496" calcext:value-type="float">
            <text:p>3.72599254801496</text:p>
          </table:table-cell>
          <table:table-cell table:formula="of:=DEGREES(ATAN(ABS([.F147]-[.C147])/ABS([.E147]-[.B147])))" office:value-type="float" office:value="0.259030552327902" calcext:value-type="float">
            <text:p>0.259030552327902</text:p>
          </table:table-cell>
          <table:table-cell table:formula="of:=SQRT(POWER([.H147];2)+POWER([.I147];2)+POWER([.J147];2))" office:value-type="float" office:value="824.995633313351" calcext:value-type="float">
            <text:p>824.995633313351</text:p>
          </table:table-cell>
        </table:table-row>
        <table:table-row table:style-name="ro1">
          <table:table-cell office:value-type="float" office:value="76.7228" calcext:value-type="float">
            <text:p>76.7228</text:p>
          </table:table-cell>
          <table:table-cell office:value-type="float" office:value="286.256" calcext:value-type="float">
            <text:p>286.256</text:p>
          </table:table-cell>
          <table:table-cell office:value-type="float" office:value="40.6851" calcext:value-type="float">
            <text:p>40.6851</text:p>
          </table:table-cell>
          <table:table-cell office:value-type="float" office:value="77.6047" calcext:value-type="float">
            <text:p>77.6047</text:p>
          </table:table-cell>
          <table:table-cell office:value-type="float" office:value="274.757" calcext:value-type="float">
            <text:p>274.757</text:p>
          </table:table-cell>
          <table:table-cell office:value-type="float" office:value="40.5477" calcext:value-type="float">
            <text:p>40.5477</text:p>
          </table:table-cell>
          <table:table-cell/>
          <table:table-cell table:formula="of:=([.D148]-[.A148])/0.0166667" office:value-type="float" office:value="52.9138941722109" calcext:value-type="float">
            <text:p>52.9138941722109</text:p>
          </table:table-cell>
          <table:table-cell table:formula="of:=ABS([.E148]-[.B148])/0.0166667" office:value-type="float" office:value="689.938620122758" calcext:value-type="float">
            <text:p>689.938620122758</text:p>
          </table:table-cell>
          <table:table-cell table:formula="of:=([.F148]-[.C148])/0.0166667" office:value-type="float" office:value="-8.24398351203295" calcext:value-type="float">
            <text:p>-8.24398351203295</text:p>
          </table:table-cell>
          <table:table-cell table:formula="of:=DEGREES(ATAN(ABS([.F148]-[.C148])/ABS([.E148]-[.B148])))" office:value-type="float" office:value="0.684586961792642" calcext:value-type="float">
            <text:p>0.684586961792642</text:p>
          </table:table-cell>
          <table:table-cell table:formula="of:=SQRT(POWER([.H148];2)+POWER([.I148];2)+POWER([.J148];2))" office:value-type="float" office:value="692.013831507369" calcext:value-type="float">
            <text:p>692.013831507369</text:p>
          </table:table-cell>
        </table:table-row>
        <table:table-row table:style-name="ro1">
          <table:table-cell office:value-type="float" office:value="76.8798" calcext:value-type="float">
            <text:p>76.8798</text:p>
          </table:table-cell>
          <table:table-cell office:value-type="float" office:value="277.256" calcext:value-type="float">
            <text:p>277.256</text:p>
          </table:table-cell>
          <table:table-cell office:value-type="float" office:value="40.3893" calcext:value-type="float">
            <text:p>40.3893</text:p>
          </table:table-cell>
          <table:table-cell office:value-type="float" office:value="77.2491" calcext:value-type="float">
            <text:p>77.2491</text:p>
          </table:table-cell>
          <table:table-cell office:value-type="float" office:value="266.155" calcext:value-type="float">
            <text:p>266.155</text:p>
          </table:table-cell>
          <table:table-cell office:value-type="float" office:value="40.0231" calcext:value-type="float">
            <text:p>40.0231</text:p>
          </table:table-cell>
          <table:table-cell/>
          <table:table-cell table:formula="of:=([.D149]-[.A149])/0.0166667" office:value-type="float" office:value="22.1579556840884" calcext:value-type="float">
            <text:p>22.1579556840884</text:p>
          </table:table-cell>
          <table:table-cell table:formula="of:=ABS([.E149]-[.B149])/0.0166667" office:value-type="float" office:value="666.058667882664" calcext:value-type="float">
            <text:p>666.058667882664</text:p>
          </table:table-cell>
          <table:table-cell table:formula="of:=([.F149]-[.C149])/0.0166667" office:value-type="float" office:value="-21.9719560560878" calcext:value-type="float">
            <text:p>-21.9719560560878</text:p>
          </table:table-cell>
          <table:table-cell table:formula="of:=DEGREES(ATAN(ABS([.F149]-[.C149])/ABS([.E149]-[.B149])))" office:value-type="float" office:value="1.88938911720968" calcext:value-type="float">
            <text:p>1.88938911720968</text:p>
          </table:table-cell>
          <table:table-cell table:formula="of:=SQRT(POWER([.H149];2)+POWER([.I149];2)+POWER([.J149];2))" office:value-type="float" office:value="666.789240251114" calcext:value-type="float">
            <text:p>666.789240251114</text:p>
          </table:table-cell>
        </table:table-row>
        <table:table-row table:style-name="ro1">
          <table:table-cell office:value-type="float" office:value="77.872" calcext:value-type="float">
            <text:p>77.872</text:p>
          </table:table-cell>
          <table:table-cell office:value-type="float" office:value="275.987" calcext:value-type="float">
            <text:p>275.987</text:p>
          </table:table-cell>
          <table:table-cell office:value-type="float" office:value="40.8403" calcext:value-type="float">
            <text:p>40.8403</text:p>
          </table:table-cell>
          <table:table-cell office:value-type="float" office:value="78.6912" calcext:value-type="float">
            <text:p>78.6912</text:p>
          </table:table-cell>
          <table:table-cell office:value-type="float" office:value="263.791" calcext:value-type="float">
            <text:p>263.791</text:p>
          </table:table-cell>
          <table:table-cell office:value-type="float" office:value="40.4135" calcext:value-type="float">
            <text:p>40.4135</text:p>
          </table:table-cell>
          <table:table-cell/>
          <table:table-cell table:formula="of:=([.D150]-[.A150])/0.0166667" office:value-type="float" office:value="49.1519016961963" calcext:value-type="float">
            <text:p>49.1519016961963</text:p>
          </table:table-cell>
          <table:table-cell table:formula="of:=ABS([.E150]-[.B150])/0.0166667" office:value-type="float" office:value="731.758536482929" calcext:value-type="float">
            <text:p>731.758536482929</text:p>
          </table:table-cell>
          <table:table-cell table:formula="of:=([.F150]-[.C150])/0.0166667" office:value-type="float" office:value="-25.6079487841024" calcext:value-type="float">
            <text:p>-25.6079487841024</text:p>
          </table:table-cell>
          <table:table-cell table:formula="of:=DEGREES(ATAN(ABS([.F150]-[.C150])/ABS([.E150]-[.B150])))" office:value-type="float" office:value="2.00425250199161" calcext:value-type="float">
            <text:p>2.00425250199161</text:p>
          </table:table-cell>
          <table:table-cell table:formula="of:=SQRT(POWER([.H150];2)+POWER([.I150];2)+POWER([.J150];2))" office:value-type="float" office:value="733.854367158035" calcext:value-type="float">
            <text:p>733.854367158035</text:p>
          </table:table-cell>
        </table:table-row>
        <table:table-row table:style-name="ro1">
          <table:table-cell office:value-type="float" office:value="77.1765" calcext:value-type="float">
            <text:p>77.1765</text:p>
          </table:table-cell>
          <table:table-cell office:value-type="float" office:value="281.109" calcext:value-type="float">
            <text:p>281.109</text:p>
          </table:table-cell>
          <table:table-cell office:value-type="float" office:value="40.5055" calcext:value-type="float">
            <text:p>40.5055</text:p>
          </table:table-cell>
          <table:table-cell office:value-type="float" office:value="78.0052" calcext:value-type="float">
            <text:p>78.0052</text:p>
          </table:table-cell>
          <table:table-cell office:value-type="float" office:value="267.387" calcext:value-type="float">
            <text:p>267.387</text:p>
          </table:table-cell>
          <table:table-cell office:value-type="float" office:value="40.2973" calcext:value-type="float">
            <text:p>40.2973</text:p>
          </table:table-cell>
          <table:table-cell/>
          <table:table-cell table:formula="of:=([.D151]-[.A151])/0.0166667" office:value-type="float" office:value="49.7219005561988" calcext:value-type="float">
            <text:p>49.7219005561988</text:p>
          </table:table-cell>
          <table:table-cell table:formula="of:=ABS([.E151]-[.B151])/0.0166667" office:value-type="float" office:value="823.318353363292" calcext:value-type="float">
            <text:p>823.318353363292</text:p>
          </table:table-cell>
          <table:table-cell table:formula="of:=([.F151]-[.C151])/0.0166667" office:value-type="float" office:value="-12.4919750160498" calcext:value-type="float">
            <text:p>-12.4919750160498</text:p>
          </table:table-cell>
          <table:table-cell table:formula="of:=DEGREES(ATAN(ABS([.F151]-[.C151])/ABS([.E151]-[.B151])))" office:value-type="float" office:value="0.869265852328281" calcext:value-type="float">
            <text:p>0.869265852328281</text:p>
          </table:table-cell>
          <table:table-cell table:formula="of:=SQRT(POWER([.H151];2)+POWER([.I151];2)+POWER([.J151];2))" office:value-type="float" office:value="824.912981968138" calcext:value-type="float">
            <text:p>824.912981968138</text:p>
          </table:table-cell>
        </table:table-row>
        <table:table-row table:style-name="ro1">
          <table:table-cell office:value-type="float" office:value="77.4156" calcext:value-type="float">
            <text:p>77.4156</text:p>
          </table:table-cell>
          <table:table-cell office:value-type="float" office:value="280.007" calcext:value-type="float">
            <text:p>280.007</text:p>
          </table:table-cell>
          <table:table-cell office:value-type="float" office:value="39.6766" calcext:value-type="float">
            <text:p>39.6766</text:p>
          </table:table-cell>
          <table:table-cell office:value-type="float" office:value="78.4827" calcext:value-type="float">
            <text:p>78.4827</text:p>
          </table:table-cell>
          <table:table-cell office:value-type="float" office:value="266.321" calcext:value-type="float">
            <text:p>266.321</text:p>
          </table:table-cell>
          <table:table-cell office:value-type="float" office:value="39.7382" calcext:value-type="float">
            <text:p>39.7382</text:p>
          </table:table-cell>
          <table:table-cell/>
          <table:table-cell table:formula="of:=([.D152]-[.A152])/0.0166667" office:value-type="float" office:value="64.0258719482559" calcext:value-type="float">
            <text:p>64.0258719482559</text:p>
          </table:table-cell>
          <table:table-cell table:formula="of:=ABS([.E152]-[.B152])/0.0166667" office:value-type="float" office:value="821.158357683283" calcext:value-type="float">
            <text:p>821.158357683283</text:p>
          </table:table-cell>
          <table:table-cell table:formula="of:=([.F152]-[.C152])/0.0166667" office:value-type="float" office:value="3.6959926080147" calcext:value-type="float">
            <text:p>3.6959926080147</text:p>
          </table:table-cell>
          <table:table-cell table:formula="of:=DEGREES(ATAN(ABS([.F152]-[.C152])/ABS([.E152]-[.B152])))" office:value-type="float" office:value="0.257883690241983" calcext:value-type="float">
            <text:p>0.257883690241983</text:p>
          </table:table-cell>
          <table:table-cell table:formula="of:=SQRT(POWER([.H152];2)+POWER([.I152];2)+POWER([.J152];2))" office:value-type="float" office:value="823.658922754559" calcext:value-type="float">
            <text:p>823.658922754559</text:p>
          </table:table-cell>
        </table:table-row>
        <table:table-row table:style-name="ro1">
          <table:table-cell office:value-type="float" office:value="76.4009" calcext:value-type="float">
            <text:p>76.4009</text:p>
          </table:table-cell>
          <table:table-cell office:value-type="float" office:value="279.761" calcext:value-type="float">
            <text:p>279.761</text:p>
          </table:table-cell>
          <table:table-cell office:value-type="float" office:value="40.4821" calcext:value-type="float">
            <text:p>40.4821</text:p>
          </table:table-cell>
          <table:table-cell office:value-type="float" office:value="77.0026" calcext:value-type="float">
            <text:p>77.0026</text:p>
          </table:table-cell>
          <table:table-cell office:value-type="float" office:value="266.035" calcext:value-type="float">
            <text:p>266.035</text:p>
          </table:table-cell>
          <table:table-cell office:value-type="float" office:value="40.5359" calcext:value-type="float">
            <text:p>40.5359</text:p>
          </table:table-cell>
          <table:table-cell/>
          <table:table-cell table:formula="of:=([.D153]-[.A153])/0.0166667" office:value-type="float" office:value="36.101927796144" calcext:value-type="float">
            <text:p>36.101927796144</text:p>
          </table:table-cell>
          <table:table-cell table:formula="of:=ABS([.E153]-[.B153])/0.0166667" office:value-type="float" office:value="823.558352883294" calcext:value-type="float">
            <text:p>823.558352883294</text:p>
          </table:table-cell>
          <table:table-cell table:formula="of:=([.F153]-[.C153])/0.0166667" office:value-type="float" office:value="3.22799354401264" calcext:value-type="float">
            <text:p>3.22799354401264</text:p>
          </table:table-cell>
          <table:table-cell table:formula="of:=DEGREES(ATAN(ABS([.F153]-[.C153])/ABS([.E153]-[.B153])))" office:value-type="float" office:value="0.224573594082835" calcext:value-type="float">
            <text:p>0.224573594082835</text:p>
          </table:table-cell>
          <table:table-cell table:formula="of:=SQRT(POWER([.H153];2)+POWER([.I153];2)+POWER([.J153];2))" office:value-type="float" office:value="824.35558452452" calcext:value-type="float">
            <text:p>824.35558452452</text:p>
          </table:table-cell>
        </table:table-row>
        <table:table-row table:style-name="ro1">
          <table:table-cell office:value-type="float" office:value="76.5054" calcext:value-type="float">
            <text:p>76.5054</text:p>
          </table:table-cell>
          <table:table-cell office:value-type="float" office:value="290.315" calcext:value-type="float">
            <text:p>290.315</text:p>
          </table:table-cell>
          <table:table-cell office:value-type="float" office:value="40.2872" calcext:value-type="float">
            <text:p>40.2872</text:p>
          </table:table-cell>
          <table:table-cell office:value-type="float" office:value="77.3845" calcext:value-type="float">
            <text:p>77.3845</text:p>
          </table:table-cell>
          <table:table-cell office:value-type="float" office:value="277.354" calcext:value-type="float">
            <text:p>277.354</text:p>
          </table:table-cell>
          <table:table-cell office:value-type="float" office:value="40.118" calcext:value-type="float">
            <text:p>40.118</text:p>
          </table:table-cell>
          <table:table-cell/>
          <table:table-cell table:formula="of:=([.D154]-[.A154])/0.0166667" office:value-type="float" office:value="52.7458945082115" calcext:value-type="float">
            <text:p>52.7458945082115</text:p>
          </table:table-cell>
          <table:table-cell table:formula="of:=ABS([.E154]-[.B154])/0.0166667" office:value-type="float" office:value="777.658444683111" calcext:value-type="float">
            <text:p>777.658444683111</text:p>
          </table:table-cell>
          <table:table-cell table:formula="of:=([.F154]-[.C154])/0.0166667" office:value-type="float" office:value="-10.1519796960404" calcext:value-type="float">
            <text:p>-10.1519796960404</text:p>
          </table:table-cell>
          <table:table-cell table:formula="of:=DEGREES(ATAN(ABS([.F154]-[.C154])/ABS([.E154]-[.B154])))" office:value-type="float" office:value="0.747928033082816" calcext:value-type="float">
            <text:p>0.747928033082816</text:p>
          </table:table-cell>
          <table:table-cell table:formula="of:=SQRT(POWER([.H154];2)+POWER([.I154];2)+POWER([.J154];2))" office:value-type="float" office:value="779.511288350705" calcext:value-type="float">
            <text:p>779.511288350705</text:p>
          </table:table-cell>
        </table:table-row>
        <table:table-row table:style-name="ro1">
          <table:table-cell office:value-type="float" office:value="76.9509" calcext:value-type="float">
            <text:p>76.9509</text:p>
          </table:table-cell>
          <table:table-cell office:value-type="float" office:value="283.619" calcext:value-type="float">
            <text:p>283.619</text:p>
          </table:table-cell>
          <table:table-cell office:value-type="float" office:value="40.8564" calcext:value-type="float">
            <text:p>40.8564</text:p>
          </table:table-cell>
          <table:table-cell office:value-type="float" office:value="77.823" calcext:value-type="float">
            <text:p>77.823</text:p>
          </table:table-cell>
          <table:table-cell office:value-type="float" office:value="272.328" calcext:value-type="float">
            <text:p>272.328</text:p>
          </table:table-cell>
          <table:table-cell office:value-type="float" office:value="40.2058" calcext:value-type="float">
            <text:p>40.2058</text:p>
          </table:table-cell>
          <table:table-cell/>
          <table:table-cell table:formula="of:=([.D155]-[.A155])/0.0166667" office:value-type="float" office:value="52.3258953482087" calcext:value-type="float">
            <text:p>52.3258953482087</text:p>
          </table:table-cell>
          <table:table-cell table:formula="of:=ABS([.E155]-[.B155])/0.0166667" office:value-type="float" office:value="677.458645082713" calcext:value-type="float">
            <text:p>677.458645082713</text:p>
          </table:table-cell>
          <table:table-cell table:formula="of:=([.F155]-[.C155])/0.0166667" office:value-type="float" office:value="-39.035921928156" calcext:value-type="float">
            <text:p>-39.035921928156</text:p>
          </table:table-cell>
          <table:table-cell table:formula="of:=DEGREES(ATAN(ABS([.F155]-[.C155])/ABS([.E155]-[.B155])))" office:value-type="float" office:value="3.29780010077699" calcext:value-type="float">
            <text:p>3.29780010077699</text:p>
          </table:table-cell>
          <table:table-cell table:formula="of:=SQRT(POWER([.H155];2)+POWER([.I155];2)+POWER([.J155];2))" office:value-type="float" office:value="680.596810396639" calcext:value-type="float">
            <text:p>680.596810396639</text:p>
          </table:table-cell>
        </table:table-row>
        <table:table-row table:style-name="ro1">
          <table:table-cell office:value-type="float" office:value="76.4145" calcext:value-type="float">
            <text:p>76.4145</text:p>
          </table:table-cell>
          <table:table-cell office:value-type="float" office:value="280.895" calcext:value-type="float">
            <text:p>280.895</text:p>
          </table:table-cell>
          <table:table-cell office:value-type="float" office:value="41.3036" calcext:value-type="float">
            <text:p>41.3036</text:p>
          </table:table-cell>
          <table:table-cell office:value-type="float" office:value="76.7973" calcext:value-type="float">
            <text:p>76.7973</text:p>
          </table:table-cell>
          <table:table-cell office:value-type="float" office:value="269.546" calcext:value-type="float">
            <text:p>269.546</text:p>
          </table:table-cell>
          <table:table-cell office:value-type="float" office:value="41.4216" calcext:value-type="float">
            <text:p>41.4216</text:p>
          </table:table-cell>
          <table:table-cell/>
          <table:table-cell table:formula="of:=([.D156]-[.A156])/0.0166667" office:value-type="float" office:value="22.9679540640921" calcext:value-type="float">
            <text:p>22.9679540640921</text:p>
          </table:table-cell>
          <table:table-cell table:formula="of:=ABS([.E156]-[.B156])/0.0166667" office:value-type="float" office:value="680.938638122723" calcext:value-type="float">
            <text:p>680.938638122723</text:p>
          </table:table-cell>
          <table:table-cell table:formula="of:=([.F156]-[.C156])/0.0166667" office:value-type="float" office:value="7.07998584002802" calcext:value-type="float">
            <text:p>7.07998584002802</text:p>
          </table:table-cell>
          <table:table-cell table:formula="of:=DEGREES(ATAN(ABS([.F156]-[.C156])/ABS([.E156]-[.B156])))" office:value-type="float" office:value="0.595705204646736" calcext:value-type="float">
            <text:p>0.595705204646736</text:p>
          </table:table-cell>
          <table:table-cell table:formula="of:=SQRT(POWER([.H156];2)+POWER([.I156];2)+POWER([.J156];2))" office:value-type="float" office:value="681.362665547368" calcext:value-type="float">
            <text:p>681.362665547368</text:p>
          </table:table-cell>
        </table:table-row>
        <table:table-row table:style-name="ro1">
          <table:table-cell office:value-type="float" office:value="76.6417" calcext:value-type="float">
            <text:p>76.6417</text:p>
          </table:table-cell>
          <table:table-cell office:value-type="float" office:value="278.256" calcext:value-type="float">
            <text:p>278.256</text:p>
          </table:table-cell>
          <table:table-cell office:value-type="float" office:value="41.73" calcext:value-type="float">
            <text:p>41.73</text:p>
          </table:table-cell>
          <table:table-cell office:value-type="float" office:value="77.2489" calcext:value-type="float">
            <text:p>77.2489</text:p>
          </table:table-cell>
          <table:table-cell office:value-type="float" office:value="265.839" calcext:value-type="float">
            <text:p>265.839</text:p>
          </table:table-cell>
          <table:table-cell office:value-type="float" office:value="41.7896" calcext:value-type="float">
            <text:p>41.7896</text:p>
          </table:table-cell>
          <table:table-cell/>
          <table:table-cell table:formula="of:=([.D157]-[.A157])/0.0166667" office:value-type="float" office:value="36.4319271361461" calcext:value-type="float">
            <text:p>36.4319271361461</text:p>
          </table:table-cell>
          <table:table-cell table:formula="of:=ABS([.E157]-[.B157])/0.0166667" office:value-type="float" office:value="745.018509962979" calcext:value-type="float">
            <text:p>745.018509962979</text:p>
          </table:table-cell>
          <table:table-cell table:formula="of:=([.F157]-[.C157])/0.0166667" office:value-type="float" office:value="3.5759928480145" calcext:value-type="float">
            <text:p>3.5759928480145</text:p>
          </table:table-cell>
          <table:table-cell table:formula="of:=DEGREES(ATAN(ABS([.F157]-[.C157])/ABS([.E157]-[.B157])))" office:value-type="float" office:value="0.275010246828371" calcext:value-type="float">
            <text:p>0.275010246828371</text:p>
          </table:table-cell>
          <table:table-cell table:formula="of:=SQRT(POWER([.H157];2)+POWER([.I157];2)+POWER([.J157];2))" office:value-type="float" office:value="745.917323318851" calcext:value-type="float">
            <text:p>745.917323318851</text:p>
          </table:table-cell>
        </table:table-row>
        <table:table-row table:style-name="ro1">
          <table:table-cell office:value-type="float" office:value="76.9223" calcext:value-type="float">
            <text:p>76.9223</text:p>
          </table:table-cell>
          <table:table-cell office:value-type="float" office:value="280.978" calcext:value-type="float">
            <text:p>280.978</text:p>
          </table:table-cell>
          <table:table-cell office:value-type="float" office:value="41.0335" calcext:value-type="float">
            <text:p>41.0335</text:p>
          </table:table-cell>
          <table:table-cell office:value-type="float" office:value="78.0213" calcext:value-type="float">
            <text:p>78.0213</text:p>
          </table:table-cell>
          <table:table-cell office:value-type="float" office:value="268.513" calcext:value-type="float">
            <text:p>268.513</text:p>
          </table:table-cell>
          <table:table-cell office:value-type="float" office:value="40.8447" calcext:value-type="float">
            <text:p>40.8447</text:p>
          </table:table-cell>
          <table:table-cell/>
          <table:table-cell table:formula="of:=([.D158]-[.A158])/0.0166667" office:value-type="float" office:value="65.9398681202631" calcext:value-type="float">
            <text:p>65.9398681202631</text:p>
          </table:table-cell>
          <table:table-cell table:formula="of:=ABS([.E158]-[.B158])/0.0166667" office:value-type="float" office:value="747.898504202994" calcext:value-type="float">
            <text:p>747.898504202994</text:p>
          </table:table-cell>
          <table:table-cell table:formula="of:=([.F158]-[.C158])/0.0166667" office:value-type="float" office:value="-11.3279773440449" calcext:value-type="float">
            <text:p>-11.3279773440449</text:p>
          </table:table-cell>
          <table:table-cell table:formula="of:=DEGREES(ATAN(ABS([.F158]-[.C158])/ABS([.E158]-[.B158])))" office:value-type="float" office:value="0.867759010234427" calcext:value-type="float">
            <text:p>0.867759010234427</text:p>
          </table:table-cell>
          <table:table-cell table:formula="of:=SQRT(POWER([.H158];2)+POWER([.I158];2)+POWER([.J158];2))" office:value-type="float" office:value="750.885185542703" calcext:value-type="float">
            <text:p>750.885185542703</text:p>
          </table:table-cell>
        </table:table-row>
        <table:table-row table:style-name="ro1">
          <table:table-cell office:value-type="float" office:value="77.1766" calcext:value-type="float">
            <text:p>77.1766</text:p>
          </table:table-cell>
          <table:table-cell office:value-type="float" office:value="281.169" calcext:value-type="float">
            <text:p>281.169</text:p>
          </table:table-cell>
          <table:table-cell office:value-type="float" office:value="40.2433" calcext:value-type="float">
            <text:p>40.2433</text:p>
          </table:table-cell>
          <table:table-cell office:value-type="float" office:value="78.0056" calcext:value-type="float">
            <text:p>78.0056</text:p>
          </table:table-cell>
          <table:table-cell office:value-type="float" office:value="267.441" calcext:value-type="float">
            <text:p>267.441</text:p>
          </table:table-cell>
          <table:table-cell office:value-type="float" office:value="40.0425" calcext:value-type="float">
            <text:p>40.0425</text:p>
          </table:table-cell>
          <table:table-cell/>
          <table:table-cell table:formula="of:=([.D159]-[.A159])/0.0166667" office:value-type="float" office:value="49.7399005201994" calcext:value-type="float">
            <text:p>49.7399005201994</text:p>
          </table:table-cell>
          <table:table-cell table:formula="of:=ABS([.E159]-[.B159])/0.0166667" office:value-type="float" office:value="823.678352643295" calcext:value-type="float">
            <text:p>823.678352643295</text:p>
          </table:table-cell>
          <table:table-cell table:formula="of:=([.F159]-[.C159])/0.0166667" office:value-type="float" office:value="-12.0479759040483" calcext:value-type="float">
            <text:p>-12.0479759040483</text:p>
          </table:table-cell>
          <table:table-cell table:formula="of:=DEGREES(ATAN(ABS([.F159]-[.C159])/ABS([.E159]-[.B159])))" office:value-type="float" office:value="0.83800787680041" calcext:value-type="float">
            <text:p>0.83800787680041</text:p>
          </table:table-cell>
          <table:table-cell table:formula="of:=SQRT(POWER([.H159];2)+POWER([.I159];2)+POWER([.J159];2))" office:value-type="float" office:value="825.266769014915" calcext:value-type="float">
            <text:p>825.266769014915</text:p>
          </table:table-cell>
        </table:table-row>
        <table:table-row table:style-name="ro1">
          <table:table-cell office:value-type="float" office:value="76.4658" calcext:value-type="float">
            <text:p>76.4658</text:p>
          </table:table-cell>
          <table:table-cell office:value-type="float" office:value="286.224" calcext:value-type="float">
            <text:p>286.224</text:p>
          </table:table-cell>
          <table:table-cell office:value-type="float" office:value="40.6925" calcext:value-type="float">
            <text:p>40.6925</text:p>
          </table:table-cell>
          <table:table-cell office:value-type="float" office:value="77.3382" calcext:value-type="float">
            <text:p>77.3382</text:p>
          </table:table-cell>
          <table:table-cell office:value-type="float" office:value="273.327" calcext:value-type="float">
            <text:p>273.327</text:p>
          </table:table-cell>
          <table:table-cell office:value-type="float" office:value="41.2845" calcext:value-type="float">
            <text:p>41.2845</text:p>
          </table:table-cell>
          <table:table-cell/>
          <table:table-cell table:formula="of:=([.D160]-[.A160])/0.0166667" office:value-type="float" office:value="52.3438953122093" calcext:value-type="float">
            <text:p>52.3438953122093</text:p>
          </table:table-cell>
          <table:table-cell table:formula="of:=ABS([.E160]-[.B160])/0.0166667" office:value-type="float" office:value="773.818452363095" calcext:value-type="float">
            <text:p>773.818452363095</text:p>
          </table:table-cell>
          <table:table-cell table:formula="of:=([.F160]-[.C160])/0.0166667" office:value-type="float" office:value="35.519928960142" calcext:value-type="float">
            <text:p>35.519928960142</text:p>
          </table:table-cell>
          <table:table-cell table:formula="of:=DEGREES(ATAN(ABS([.F160]-[.C160])/ABS([.E160]-[.B160])))" office:value-type="float" office:value="2.62815452790879" calcext:value-type="float">
            <text:p>2.62815452790879</text:p>
          </table:table-cell>
          <table:table-cell table:formula="of:=SQRT(POWER([.H160];2)+POWER([.I160];2)+POWER([.J160];2))" office:value-type="float" office:value="776.399733350936" calcext:value-type="float">
            <text:p>776.399733350936</text:p>
          </table:table-cell>
        </table:table-row>
        <table:table-row table:style-name="ro1">
          <table:table-cell office:value-type="float" office:value="76.9508" calcext:value-type="float">
            <text:p>76.9508</text:p>
          </table:table-cell>
          <table:table-cell office:value-type="float" office:value="283.608" calcext:value-type="float">
            <text:p>283.608</text:p>
          </table:table-cell>
          <table:table-cell office:value-type="float" office:value="40.8582" calcext:value-type="float">
            <text:p>40.8582</text:p>
          </table:table-cell>
          <table:table-cell office:value-type="float" office:value="77.8058" calcext:value-type="float">
            <text:p>77.8058</text:p>
          </table:table-cell>
          <table:table-cell office:value-type="float" office:value="270.899" calcext:value-type="float">
            <text:p>270.899</text:p>
          </table:table-cell>
          <table:table-cell office:value-type="float" office:value="41.1874" calcext:value-type="float">
            <text:p>41.1874</text:p>
          </table:table-cell>
          <table:table-cell/>
          <table:table-cell table:formula="of:=([.D161]-[.A161])/0.0166667" office:value-type="float" office:value="51.2998974002054" calcext:value-type="float">
            <text:p>51.2998974002054</text:p>
          </table:table-cell>
          <table:table-cell table:formula="of:=ABS([.E161]-[.B161])/0.0166667" office:value-type="float" office:value="762.53847492305" calcext:value-type="float">
            <text:p>762.53847492305</text:p>
          </table:table-cell>
          <table:table-cell table:formula="of:=([.F161]-[.C161])/0.0166667" office:value-type="float" office:value="19.751960496079" calcext:value-type="float">
            <text:p>19.751960496079</text:p>
          </table:table-cell>
          <table:table-cell table:formula="of:=DEGREES(ATAN(ABS([.F161]-[.C161])/ABS([.E161]-[.B161])))" office:value-type="float" office:value="1.48379524846403" calcext:value-type="float">
            <text:p>1.48379524846403</text:p>
          </table:table-cell>
          <table:table-cell table:formula="of:=SQRT(POWER([.H161];2)+POWER([.I161];2)+POWER([.J161];2))" office:value-type="float" office:value="764.517328223947" calcext:value-type="float">
            <text:p>764.517328223947</text:p>
          </table:table-cell>
        </table:table-row>
        <table:table-row table:style-name="ro1">
          <table:table-cell office:value-type="float" office:value="76.414" calcext:value-type="float">
            <text:p>76.414</text:p>
          </table:table-cell>
          <table:table-cell office:value-type="float" office:value="280.989" calcext:value-type="float">
            <text:p>280.989</text:p>
          </table:table-cell>
          <table:table-cell office:value-type="float" office:value="40.7844" calcext:value-type="float">
            <text:p>40.7844</text:p>
          </table:table-cell>
          <table:table-cell office:value-type="float" office:value="77.0452" calcext:value-type="float">
            <text:p>77.0452</text:p>
          </table:table-cell>
          <table:table-cell office:value-type="float" office:value="269.649" calcext:value-type="float">
            <text:p>269.649</text:p>
          </table:table-cell>
          <table:table-cell office:value-type="float" office:value="40.9093" calcext:value-type="float">
            <text:p>40.9093</text:p>
          </table:table-cell>
          <table:table-cell/>
          <table:table-cell table:formula="of:=([.D162]-[.A162])/0.0166667" office:value-type="float" office:value="37.871924256151" calcext:value-type="float">
            <text:p>37.871924256151</text:p>
          </table:table-cell>
          <table:table-cell table:formula="of:=ABS([.E162]-[.B162])/0.0166667" office:value-type="float" office:value="680.39863920272" calcext:value-type="float">
            <text:p>680.39863920272</text:p>
          </table:table-cell>
          <table:table-cell table:formula="of:=([.F162]-[.C162])/0.0166667" office:value-type="float" office:value="7.4939850120302" calcext:value-type="float">
            <text:p>7.4939850120302</text:p>
          </table:table-cell>
          <table:table-cell table:formula="of:=DEGREES(ATAN(ABS([.F162]-[.C162])/ABS([.E162]-[.B162])))" office:value-type="float" office:value="0.631036464391125" calcext:value-type="float">
            <text:p>0.631036464391125</text:p>
          </table:table-cell>
          <table:table-cell table:formula="of:=SQRT(POWER([.H162];2)+POWER([.I162];2)+POWER([.J162];2))" office:value-type="float" office:value="681.493030549203" calcext:value-type="float">
            <text:p>681.493030549203</text:p>
          </table:table-cell>
        </table:table-row>
        <table:table-row table:style-name="ro1">
          <table:table-cell office:value-type="float" office:value="75.9752" calcext:value-type="float">
            <text:p>75.9752</text:p>
          </table:table-cell>
          <table:table-cell office:value-type="float" office:value="288.944" calcext:value-type="float">
            <text:p>288.944</text:p>
          </table:table-cell>
          <table:table-cell office:value-type="float" office:value="40.2569" calcext:value-type="float">
            <text:p>40.2569</text:p>
          </table:table-cell>
          <table:table-cell office:value-type="float" office:value="76.6142" calcext:value-type="float">
            <text:p>76.6142</text:p>
          </table:table-cell>
          <table:table-cell office:value-type="float" office:value="275.975" calcext:value-type="float">
            <text:p>275.975</text:p>
          </table:table-cell>
          <table:table-cell office:value-type="float" office:value="40.3542" calcext:value-type="float">
            <text:p>40.3542</text:p>
          </table:table-cell>
          <table:table-cell/>
          <table:table-cell table:formula="of:=([.D163]-[.A163])/0.0166667" office:value-type="float" office:value="38.3399233201531" calcext:value-type="float">
            <text:p>38.3399233201531</text:p>
          </table:table-cell>
          <table:table-cell table:formula="of:=ABS([.E163]-[.B163])/0.0166667" office:value-type="float" office:value="778.138443723112" calcext:value-type="float">
            <text:p>778.138443723112</text:p>
          </table:table-cell>
          <table:table-cell table:formula="of:=([.F163]-[.C163])/0.0166667" office:value-type="float" office:value="5.83798832402318" calcext:value-type="float">
            <text:p>5.83798832402318</text:p>
          </table:table-cell>
          <table:table-cell table:formula="of:=DEGREES(ATAN(ABS([.F163]-[.C163])/ABS([.E163]-[.B163])))" office:value-type="float" office:value="0.429853863158546" calcext:value-type="float">
            <text:p>0.429853863158546</text:p>
          </table:table-cell>
          <table:table-cell table:formula="of:=SQRT(POWER([.H163];2)+POWER([.I163];2)+POWER([.J163];2))" office:value-type="float" office:value="779.104273783486" calcext:value-type="float">
            <text:p>779.104273783486</text:p>
          </table:table-cell>
        </table:table-row>
        <table:table-row table:style-name="ro1">
          <table:table-cell office:value-type="float" office:value="77.3846" calcext:value-type="float">
            <text:p>77.3846</text:p>
          </table:table-cell>
          <table:table-cell office:value-type="float" office:value="277.359" calcext:value-type="float">
            <text:p>277.359</text:p>
          </table:table-cell>
          <table:table-cell office:value-type="float" office:value="40.1172" calcext:value-type="float">
            <text:p>40.1172</text:p>
          </table:table-cell>
          <table:table-cell office:value-type="float" office:value="78.2363" calcext:value-type="float">
            <text:p>78.2363</text:p>
          </table:table-cell>
          <table:table-cell office:value-type="float" office:value="266.346" calcext:value-type="float">
            <text:p>266.346</text:p>
          </table:table-cell>
          <table:table-cell office:value-type="float" office:value="39.4907" calcext:value-type="float">
            <text:p>39.4907</text:p>
          </table:table-cell>
          <table:table-cell/>
          <table:table-cell table:formula="of:=([.D164]-[.A164])/0.0166667" office:value-type="float" office:value="51.101897796204" calcext:value-type="float">
            <text:p>51.101897796204</text:p>
          </table:table-cell>
          <table:table-cell table:formula="of:=ABS([.E164]-[.B164])/0.0166667" office:value-type="float" office:value="660.778678442642" calcext:value-type="float">
            <text:p>660.778678442642</text:p>
          </table:table-cell>
          <table:table-cell table:formula="of:=([.F164]-[.C164])/0.0166667" office:value-type="float" office:value="-37.5899248201504" calcext:value-type="float">
            <text:p>-37.5899248201504</text:p>
          </table:table-cell>
          <table:table-cell table:formula="of:=DEGREES(ATAN(ABS([.F164]-[.C164])/ABS([.E164]-[.B164])))" office:value-type="float" office:value="3.25589387765054" calcext:value-type="float">
            <text:p>3.25589387765054</text:p>
          </table:table-cell>
          <table:table-cell table:formula="of:=SQRT(POWER([.H164];2)+POWER([.I164];2)+POWER([.J164];2))" office:value-type="float" office:value="663.816893646706" calcext:value-type="float">
            <text:p>663.816893646706</text:p>
          </table:table-cell>
        </table:table-row>
        <table:table-row table:style-name="ro1">
          <table:table-cell office:value-type="float" office:value="76.4537" calcext:value-type="float">
            <text:p>76.4537</text:p>
          </table:table-cell>
          <table:table-cell office:value-type="float" office:value="284.651" calcext:value-type="float">
            <text:p>284.651</text:p>
          </table:table-cell>
          <table:table-cell office:value-type="float" office:value="41.9618" calcext:value-type="float">
            <text:p>41.9618</text:p>
          </table:table-cell>
          <table:table-cell office:value-type="float" office:value="76.8522" calcext:value-type="float">
            <text:p>76.8522</text:p>
          </table:table-cell>
          <table:table-cell office:value-type="float" office:value="274.436" calcext:value-type="float">
            <text:p>274.436</text:p>
          </table:table-cell>
          <table:table-cell office:value-type="float" office:value="41.8516" calcext:value-type="float">
            <text:p>41.8516</text:p>
          </table:table-cell>
          <table:table-cell/>
          <table:table-cell table:formula="of:=([.D165]-[.A165])/0.0166667" office:value-type="float" office:value="23.9099521800955" calcext:value-type="float">
            <text:p>23.9099521800955</text:p>
          </table:table-cell>
          <table:table-cell table:formula="of:=ABS([.E165]-[.B165])/0.0166667" office:value-type="float" office:value="612.898774202454" calcext:value-type="float">
            <text:p>612.898774202454</text:p>
          </table:table-cell>
          <table:table-cell table:formula="of:=([.F165]-[.C165])/0.0166667" office:value-type="float" office:value="-6.61198677602639" calcext:value-type="float">
            <text:p>-6.61198677602639</text:p>
          </table:table-cell>
          <table:table-cell table:formula="of:=DEGREES(ATAN(ABS([.F165]-[.C165])/ABS([.E165]-[.B165])))" office:value-type="float" office:value="0.618086145273662" calcext:value-type="float">
            <text:p>0.618086145273662</text:p>
          </table:table-cell>
          <table:table-cell table:formula="of:=SQRT(POWER([.H165];2)+POWER([.I165];2)+POWER([.J165];2))" office:value-type="float" office:value="613.400612651513" calcext:value-type="float">
            <text:p>613.400612651513</text:p>
          </table:table-cell>
        </table:table-row>
        <table:table-row table:style-name="ro1">
          <table:table-cell office:value-type="float" office:value="76.3882" calcext:value-type="float">
            <text:p>76.3882</text:p>
          </table:table-cell>
          <table:table-cell office:value-type="float" office:value="278.427" calcext:value-type="float">
            <text:p>278.427</text:p>
          </table:table-cell>
          <table:table-cell office:value-type="float" office:value="40.7019" calcext:value-type="float">
            <text:p>40.7019</text:p>
          </table:table-cell>
          <table:table-cell office:value-type="float" office:value="76.7698" calcext:value-type="float">
            <text:p>76.7698</text:p>
          </table:table-cell>
          <table:table-cell office:value-type="float" office:value="267.229" calcext:value-type="float">
            <text:p>267.229</text:p>
          </table:table-cell>
          <table:table-cell office:value-type="float" office:value="40.581" calcext:value-type="float">
            <text:p>40.581</text:p>
          </table:table-cell>
          <table:table-cell/>
          <table:table-cell table:formula="of:=([.D166]-[.A166])/0.0166667" office:value-type="float" office:value="22.8959542080919" calcext:value-type="float">
            <text:p>22.8959542080919</text:p>
          </table:table-cell>
          <table:table-cell table:formula="of:=ABS([.E166]-[.B166])/0.0166667" office:value-type="float" office:value="671.87865624269" calcext:value-type="float">
            <text:p>671.87865624269</text:p>
          </table:table-cell>
          <table:table-cell table:formula="of:=([.F166]-[.C166])/0.0166667" office:value-type="float" office:value="-7.25398549202895" calcext:value-type="float">
            <text:p>-7.25398549202895</text:p>
          </table:table-cell>
          <table:table-cell table:formula="of:=DEGREES(ATAN(ABS([.F166]-[.C166])/ABS([.E166]-[.B166])))" office:value-type="float" office:value="0.618573906847155" calcext:value-type="float">
            <text:p>0.618573906847155</text:p>
          </table:table-cell>
          <table:table-cell table:formula="of:=SQRT(POWER([.H166];2)+POWER([.I166];2)+POWER([.J166];2))" office:value-type="float" office:value="672.307796875137" calcext:value-type="float">
            <text:p>672.307796875137</text:p>
          </table:table-cell>
        </table:table-row>
        <table:table-row table:style-name="ro1">
          <table:table-cell office:value-type="float" office:value="77.1915" calcext:value-type="float">
            <text:p>77.1915</text:p>
          </table:table-cell>
          <table:table-cell office:value-type="float" office:value="282.396" calcext:value-type="float">
            <text:p>282.396</text:p>
          </table:table-cell>
          <table:table-cell office:value-type="float" office:value="40.5471" calcext:value-type="float">
            <text:p>40.5471</text:p>
          </table:table-cell>
          <table:table-cell office:value-type="float" office:value="78.2691" calcext:value-type="float">
            <text:p>78.2691</text:p>
          </table:table-cell>
          <table:table-cell office:value-type="float" office:value="268.54" calcext:value-type="float">
            <text:p>268.54</text:p>
          </table:table-cell>
          <table:table-cell office:value-type="float" office:value="40.8378" calcext:value-type="float">
            <text:p>40.8378</text:p>
          </table:table-cell>
          <table:table-cell/>
          <table:table-cell table:formula="of:=([.D167]-[.A167])/0.0166667" office:value-type="float" office:value="64.655870688258" calcext:value-type="float">
            <text:p>64.655870688258</text:p>
          </table:table-cell>
          <table:table-cell table:formula="of:=ABS([.E167]-[.B167])/0.0166667" office:value-type="float" office:value="831.358337283325" calcext:value-type="float">
            <text:p>831.358337283325</text:p>
          </table:table-cell>
          <table:table-cell table:formula="of:=([.F167]-[.C167])/0.0166667" office:value-type="float" office:value="17.4419651160698" calcext:value-type="float">
            <text:p>17.4419651160698</text:p>
          </table:table-cell>
          <table:table-cell table:formula="of:=DEGREES(ATAN(ABS([.F167]-[.C167])/ABS([.E167]-[.B167])))" office:value-type="float" office:value="1.20189376280498" calcext:value-type="float">
            <text:p>1.20189376280498</text:p>
          </table:table-cell>
          <table:table-cell table:formula="of:=SQRT(POWER([.H167];2)+POWER([.I167];2)+POWER([.J167];2))" office:value-type="float" office:value="834.051130766011" calcext:value-type="float">
            <text:p>834.051130766011</text:p>
          </table:table-cell>
        </table:table-row>
        <table:table-row table:style-name="ro1">
          <table:table-cell office:value-type="float" office:value="77.2215" calcext:value-type="float">
            <text:p>77.2215</text:p>
          </table:table-cell>
          <table:table-cell office:value-type="float" office:value="284.934" calcext:value-type="float">
            <text:p>284.934</text:p>
          </table:table-cell>
          <table:table-cell office:value-type="float" office:value="40.8945" calcext:value-type="float">
            <text:p>40.8945</text:p>
          </table:table-cell>
          <table:table-cell office:value-type="float" office:value="78.1067" calcext:value-type="float">
            <text:p>78.1067</text:p>
          </table:table-cell>
          <table:table-cell office:value-type="float" office:value="274.801" calcext:value-type="float">
            <text:p>274.801</text:p>
          </table:table-cell>
          <table:table-cell office:value-type="float" office:value="40.5359" calcext:value-type="float">
            <text:p>40.5359</text:p>
          </table:table-cell>
          <table:table-cell/>
          <table:table-cell table:formula="of:=([.D168]-[.A168])/0.0166667" office:value-type="float" office:value="53.1118937762123" calcext:value-type="float">
            <text:p>53.1118937762123</text:p>
          </table:table-cell>
          <table:table-cell table:formula="of:=ABS([.E168]-[.B168])/0.0166667" office:value-type="float" office:value="607.978784042434" calcext:value-type="float">
            <text:p>607.978784042434</text:p>
          </table:table-cell>
          <table:table-cell table:formula="of:=([.F168]-[.C168])/0.0166667" office:value-type="float" office:value="-21.5159569680862" calcext:value-type="float">
            <text:p>-21.5159569680862</text:p>
          </table:table-cell>
          <table:table-cell table:formula="of:=DEGREES(ATAN(ABS([.F168]-[.C168])/ABS([.E168]-[.B168])))" office:value-type="float" office:value="2.02681294419135" calcext:value-type="float">
            <text:p>2.02681294419135</text:p>
          </table:table-cell>
          <table:table-cell table:formula="of:=SQRT(POWER([.H168];2)+POWER([.I168];2)+POWER([.J168];2))" office:value-type="float" office:value="610.673408222812" calcext:value-type="float">
            <text:p>610.673408222812</text:p>
          </table:table-cell>
        </table:table-row>
        <table:table-row table:style-name="ro1">
          <table:table-cell office:value-type="float" office:value="76.2088" calcext:value-type="float">
            <text:p>76.2088</text:p>
          </table:table-cell>
          <table:table-cell office:value-type="float" office:value="286.276" calcext:value-type="float">
            <text:p>286.276</text:p>
          </table:table-cell>
          <table:table-cell office:value-type="float" office:value="40.4317" calcext:value-type="float">
            <text:p>40.4317</text:p>
          </table:table-cell>
          <table:table-cell office:value-type="float" office:value="77.0883" calcext:value-type="float">
            <text:p>77.0883</text:p>
          </table:table-cell>
          <table:table-cell office:value-type="float" office:value="273.555" calcext:value-type="float">
            <text:p>273.555</text:p>
          </table:table-cell>
          <table:table-cell office:value-type="float" office:value="40.0064" calcext:value-type="float">
            <text:p>40.0064</text:p>
          </table:table-cell>
          <table:table-cell/>
          <table:table-cell table:formula="of:=([.D169]-[.A169])/0.0166667" office:value-type="float" office:value="52.7698944602115" calcext:value-type="float">
            <text:p>52.7698944602115</text:p>
          </table:table-cell>
          <table:table-cell table:formula="of:=ABS([.E169]-[.B169])/0.0166667" office:value-type="float" office:value="763.258473483053" calcext:value-type="float">
            <text:p>763.258473483053</text:p>
          </table:table-cell>
          <table:table-cell table:formula="of:=([.F169]-[.C169])/0.0166667" office:value-type="float" office:value="-25.5179489641021" calcext:value-type="float">
            <text:p>-25.5179489641021</text:p>
          </table:table-cell>
          <table:table-cell table:formula="of:=DEGREES(ATAN(ABS([.F169]-[.C169])/ABS([.E169]-[.B169])))" office:value-type="float" office:value="1.91485118816171" calcext:value-type="float">
            <text:p>1.91485118816171</text:p>
          </table:table-cell>
          <table:table-cell table:formula="of:=SQRT(POWER([.H169];2)+POWER([.I169];2)+POWER([.J169];2))" office:value-type="float" office:value="765.505927360695" calcext:value-type="float">
            <text:p>765.505927360695</text:p>
          </table:table-cell>
        </table:table-row>
        <table:table-row table:style-name="ro1">
          <table:table-cell office:value-type="float" office:value="77.1615" calcext:value-type="float">
            <text:p>77.1615</text:p>
          </table:table-cell>
          <table:table-cell office:value-type="float" office:value="279.719" calcext:value-type="float">
            <text:p>279.719</text:p>
          </table:table-cell>
          <table:table-cell office:value-type="float" office:value="40.9851" calcext:value-type="float">
            <text:p>40.9851</text:p>
          </table:table-cell>
          <table:table-cell office:value-type="float" office:value="78.0043" calcext:value-type="float">
            <text:p>78.0043</text:p>
          </table:table-cell>
          <table:table-cell office:value-type="float" office:value="267.246" calcext:value-type="float">
            <text:p>267.246</text:p>
          </table:table-cell>
          <table:table-cell office:value-type="float" office:value="41.0576" calcext:value-type="float">
            <text:p>41.0576</text:p>
          </table:table-cell>
          <table:table-cell/>
          <table:table-cell table:formula="of:=([.D170]-[.A170])/0.0166667" office:value-type="float" office:value="50.5678988642021" calcext:value-type="float">
            <text:p>50.5678988642021</text:p>
          </table:table-cell>
          <table:table-cell table:formula="of:=ABS([.E170]-[.B170])/0.0166667" office:value-type="float" office:value="748.378503242994" calcext:value-type="float">
            <text:p>748.378503242994</text:p>
          </table:table-cell>
          <table:table-cell table:formula="of:=([.F170]-[.C170])/0.0166667" office:value-type="float" office:value="4.34999130001728" calcext:value-type="float">
            <text:p>4.34999130001728</text:p>
          </table:table-cell>
          <table:table-cell table:formula="of:=DEGREES(ATAN(ABS([.F170]-[.C170])/ABS([.E170]-[.B170])))" office:value-type="float" office:value="0.333031125968911" calcext:value-type="float">
            <text:p>0.333031125968911</text:p>
          </table:table-cell>
          <table:table-cell table:formula="of:=SQRT(POWER([.H170];2)+POWER([.I170];2)+POWER([.J170];2))" office:value-type="float" office:value="750.097606272727" calcext:value-type="float">
            <text:p>750.097606272727</text:p>
          </table:table-cell>
        </table:table-row>
        <table:table-row table:style-name="ro1">
          <table:table-cell office:value-type="float" office:value="76.6954" calcext:value-type="float">
            <text:p>76.6954</text:p>
          </table:table-cell>
          <table:table-cell office:value-type="float" office:value="283.592" calcext:value-type="float">
            <text:p>283.592</text:p>
          </table:table-cell>
          <table:table-cell office:value-type="float" office:value="40.8631" calcext:value-type="float">
            <text:p>40.8631</text:p>
          </table:table-cell>
          <table:table-cell office:value-type="float" office:value="77.3083" calcext:value-type="float">
            <text:p>77.3083</text:p>
          </table:table-cell>
          <table:table-cell office:value-type="float" office:value="270.899" calcext:value-type="float">
            <text:p>270.899</text:p>
          </table:table-cell>
          <table:table-cell office:value-type="float" office:value="40.9449" calcext:value-type="float">
            <text:p>40.9449</text:p>
          </table:table-cell>
          <table:table-cell/>
          <table:table-cell table:formula="of:=([.D171]-[.A171])/0.0166667" office:value-type="float" office:value="36.7739264521469" calcext:value-type="float">
            <text:p>36.7739264521469</text:p>
          </table:table-cell>
          <table:table-cell table:formula="of:=ABS([.E171]-[.B171])/0.0166667" office:value-type="float" office:value="761.578476843045" calcext:value-type="float">
            <text:p>761.578476843045</text:p>
          </table:table-cell>
          <table:table-cell table:formula="of:=([.F171]-[.C171])/0.0166667" office:value-type="float" office:value="4.90799018401928" calcext:value-type="float">
            <text:p>4.90799018401928</text:p>
          </table:table-cell>
          <table:table-cell table:formula="of:=DEGREES(ATAN(ABS([.F171]-[.C171])/ABS([.E171]-[.B171])))" office:value-type="float" office:value="0.369237365675309" calcext:value-type="float">
            <text:p>0.369237365675309</text:p>
          </table:table-cell>
          <table:table-cell table:formula="of:=SQRT(POWER([.H171];2)+POWER([.I171];2)+POWER([.J171];2))" office:value-type="float" office:value="762.481597433621" calcext:value-type="float">
            <text:p>762.481597433621</text:p>
          </table:table-cell>
        </table:table-row>
        <table:table-row table:style-name="ro1">
          <table:table-cell office:value-type="float" office:value="76.7365" calcext:value-type="float">
            <text:p>76.7365</text:p>
          </table:table-cell>
          <table:table-cell office:value-type="float" office:value="287.68" calcext:value-type="float">
            <text:p>287.68</text:p>
          </table:table-cell>
          <table:table-cell office:value-type="float" office:value="40.199" calcext:value-type="float">
            <text:p>40.199</text:p>
          </table:table-cell>
          <table:table-cell office:value-type="float" office:value="77.6049" calcext:value-type="float">
            <text:p>77.6049</text:p>
          </table:table-cell>
          <table:table-cell office:value-type="float" office:value="274.804" calcext:value-type="float">
            <text:p>274.804</text:p>
          </table:table-cell>
          <table:table-cell office:value-type="float" office:value="40.2906" calcext:value-type="float">
            <text:p>40.2906</text:p>
          </table:table-cell>
          <table:table-cell/>
          <table:table-cell table:formula="of:=([.D172]-[.A172])/0.0166667" office:value-type="float" office:value="52.1038957922081" calcext:value-type="float">
            <text:p>52.1038957922081</text:p>
          </table:table-cell>
          <table:table-cell table:formula="of:=ABS([.E172]-[.B172])/0.0166667" office:value-type="float" office:value="772.558454883092" calcext:value-type="float">
            <text:p>772.558454883092</text:p>
          </table:table-cell>
          <table:table-cell table:formula="of:=([.F172]-[.C172])/0.0166667" office:value-type="float" office:value="5.49598900802197" calcext:value-type="float">
            <text:p>5.49598900802197</text:p>
          </table:table-cell>
          <table:table-cell table:formula="of:=DEGREES(ATAN(ABS([.F172]-[.C172])/ABS([.E172]-[.B172])))" office:value-type="float" office:value="0.407595904696373" calcext:value-type="float">
            <text:p>0.407595904696373</text:p>
          </table:table-cell>
          <table:table-cell table:formula="of:=SQRT(POWER([.H172];2)+POWER([.I172];2)+POWER([.J172];2))" office:value-type="float" office:value="774.332995592499" calcext:value-type="float">
            <text:p>774.332995592499</text:p>
          </table:table-cell>
        </table:table-row>
        <table:table-row table:style-name="ro1">
          <table:table-cell office:value-type="float" office:value="76.209" calcext:value-type="float">
            <text:p>76.209</text:p>
          </table:table-cell>
          <table:table-cell office:value-type="float" office:value="286.214" calcext:value-type="float">
            <text:p>286.214</text:p>
          </table:table-cell>
          <table:table-cell office:value-type="float" office:value="40.6966" calcext:value-type="float">
            <text:p>40.6966</text:p>
          </table:table-cell>
          <table:table-cell office:value-type="float" office:value="76.8382" calcext:value-type="float">
            <text:p>76.8382</text:p>
          </table:table-cell>
          <table:table-cell office:value-type="float" office:value="273.337" calcext:value-type="float">
            <text:p>273.337</text:p>
          </table:table-cell>
          <table:table-cell office:value-type="float" office:value="41.0392" calcext:value-type="float">
            <text:p>41.0392</text:p>
          </table:table-cell>
          <table:table-cell/>
          <table:table-cell table:formula="of:=([.D173]-[.A173])/0.0166667" office:value-type="float" office:value="37.7519244961508" calcext:value-type="float">
            <text:p>37.7519244961508</text:p>
          </table:table-cell>
          <table:table-cell table:formula="of:=ABS([.E173]-[.B173])/0.0166667" office:value-type="float" office:value="772.618454763091" calcext:value-type="float">
            <text:p>772.618454763091</text:p>
          </table:table-cell>
          <table:table-cell table:formula="of:=([.F173]-[.C173])/0.0166667" office:value-type="float" office:value="20.5559588880825" calcext:value-type="float">
            <text:p>20.5559588880825</text:p>
          </table:table-cell>
          <table:table-cell table:formula="of:=DEGREES(ATAN(ABS([.F173]-[.C173])/ABS([.E173]-[.B173])))" office:value-type="float" office:value="1.52402767687603" calcext:value-type="float">
            <text:p>1.52402767687603</text:p>
          </table:table-cell>
          <table:table-cell table:formula="of:=SQRT(POWER([.H173];2)+POWER([.I173];2)+POWER([.J173];2))" office:value-type="float" office:value="773.813305577953" calcext:value-type="float">
            <text:p>773.813305577953</text:p>
          </table:table-cell>
        </table:table-row>
        <table:table-row table:style-name="ro1">
          <table:table-cell office:value-type="float" office:value="75.7173" calcext:value-type="float">
            <text:p>75.7173</text:p>
          </table:table-cell>
          <table:table-cell office:value-type="float" office:value="288.87" calcext:value-type="float">
            <text:p>288.87</text:p>
          </table:table-cell>
          <table:table-cell office:value-type="float" office:value="40.5275" calcext:value-type="float">
            <text:p>40.5275</text:p>
          </table:table-cell>
          <table:table-cell office:value-type="float" office:value="76.0996" calcext:value-type="float">
            <text:p>76.0996</text:p>
          </table:table-cell>
          <table:table-cell office:value-type="float" office:value="274.567" calcext:value-type="float">
            <text:p>274.567</text:p>
          </table:table-cell>
          <table:table-cell office:value-type="float" office:value="40.8421" calcext:value-type="float">
            <text:p>40.8421</text:p>
          </table:table-cell>
          <table:table-cell/>
          <table:table-cell table:formula="of:=([.D174]-[.A174])/0.0166667" office:value-type="float" office:value="22.9379541240918" calcext:value-type="float">
            <text:p>22.9379541240918</text:p>
          </table:table-cell>
          <table:table-cell table:formula="of:=ABS([.E174]-[.B174])/0.0166667" office:value-type="float" office:value="858.178283643433" calcext:value-type="float">
            <text:p>858.178283643433</text:p>
          </table:table-cell>
          <table:table-cell table:formula="of:=([.F174]-[.C174])/0.0166667" office:value-type="float" office:value="18.8759622480754" calcext:value-type="float">
            <text:p>18.8759622480754</text:p>
          </table:table-cell>
          <table:table-cell table:formula="of:=DEGREES(ATAN(ABS([.F174]-[.C174])/ABS([.E174]-[.B174])))" office:value-type="float" office:value="1.26003958778441" calcext:value-type="float">
            <text:p>1.26003958778441</text:p>
          </table:table-cell>
          <table:table-cell table:formula="of:=SQRT(POWER([.H174];2)+POWER([.I174];2)+POWER([.J174];2))" office:value-type="float" office:value="858.692272125106" calcext:value-type="float">
            <text:p>858.692272125106</text:p>
          </table:table-cell>
        </table:table-row>
        <table:table-row table:style-name="ro1">
          <table:table-cell office:value-type="float" office:value="76.2475" calcext:value-type="float">
            <text:p>76.2475</text:p>
          </table:table-cell>
          <table:table-cell office:value-type="float" office:value="290.086" calcext:value-type="float">
            <text:p>290.086</text:p>
          </table:table-cell>
          <table:table-cell office:value-type="float" office:value="41.3527" calcext:value-type="float">
            <text:p>41.3527</text:p>
          </table:table-cell>
          <table:table-cell office:value-type="float" office:value="76.8941" calcext:value-type="float">
            <text:p>76.8941</text:p>
          </table:table-cell>
          <table:table-cell office:value-type="float" office:value="278.492" calcext:value-type="float">
            <text:p>278.492</text:p>
          </table:table-cell>
          <table:table-cell office:value-type="float" office:value="40.6864" calcext:value-type="float">
            <text:p>40.6864</text:p>
          </table:table-cell>
          <table:table-cell/>
          <table:table-cell table:formula="of:=([.D175]-[.A175])/0.0166667" office:value-type="float" office:value="38.7959224081547" calcext:value-type="float">
            <text:p>38.7959224081547</text:p>
          </table:table-cell>
          <table:table-cell table:formula="of:=ABS([.E175]-[.B175])/0.0166667" office:value-type="float" office:value="695.638608722782" calcext:value-type="float">
            <text:p>695.638608722782</text:p>
          </table:table-cell>
          <table:table-cell table:formula="of:=([.F175]-[.C175])/0.0166667" office:value-type="float" office:value="-39.9779200441599" calcext:value-type="float">
            <text:p>-39.9779200441599</text:p>
          </table:table-cell>
          <table:table-cell table:formula="of:=DEGREES(ATAN(ABS([.F175]-[.C175])/ABS([.E175]-[.B175])))" office:value-type="float" office:value="3.28913510837408" calcext:value-type="float">
            <text:p>3.28913510837408</text:p>
          </table:table-cell>
          <table:table-cell table:formula="of:=SQRT(POWER([.H175];2)+POWER([.I175];2)+POWER([.J175];2))" office:value-type="float" office:value="697.865625770696" calcext:value-type="float">
            <text:p>697.865625770696</text:p>
          </table:table-cell>
        </table:table-row>
        <table:table-row table:style-name="ro1">
          <table:table-cell office:value-type="float" office:value="76.1486" calcext:value-type="float">
            <text:p>76.1486</text:p>
          </table:table-cell>
          <table:table-cell office:value-type="float" office:value="279.543" calcext:value-type="float">
            <text:p>279.543</text:p>
          </table:table-cell>
          <table:table-cell office:value-type="float" office:value="41.5256" calcext:value-type="float">
            <text:p>41.5256</text:p>
          </table:table-cell>
          <table:table-cell office:value-type="float" office:value="76.7703" calcext:value-type="float">
            <text:p>76.7703</text:p>
          </table:table-cell>
          <table:table-cell office:value-type="float" office:value="267.059" calcext:value-type="float">
            <text:p>267.059</text:p>
          </table:table-cell>
          <table:table-cell office:value-type="float" office:value="41.5904" calcext:value-type="float">
            <text:p>41.5904</text:p>
          </table:table-cell>
          <table:table-cell/>
          <table:table-cell table:formula="of:=([.D176]-[.A176])/0.0166667" office:value-type="float" office:value="37.3019253961495" calcext:value-type="float">
            <text:p>37.3019253961495</text:p>
          </table:table-cell>
          <table:table-cell table:formula="of:=ABS([.E176]-[.B176])/0.0166667" office:value-type="float" office:value="749.038501922995" calcext:value-type="float">
            <text:p>749.038501922995</text:p>
          </table:table-cell>
          <table:table-cell table:formula="of:=([.F176]-[.C176])/0.0166667" office:value-type="float" office:value="3.88799222401587" calcext:value-type="float">
            <text:p>3.88799222401587</text:p>
          </table:table-cell>
          <table:table-cell table:formula="of:=DEGREES(ATAN(ABS([.F176]-[.C176])/ABS([.E176]-[.B176])))" office:value-type="float" office:value="0.297399324647278" calcext:value-type="float">
            <text:p>0.297399324647278</text:p>
          </table:table-cell>
          <table:table-cell table:formula="of:=SQRT(POWER([.H176];2)+POWER([.I176];2)+POWER([.J176];2))" office:value-type="float" office:value="749.976817964954" calcext:value-type="float">
            <text:p>749.976817964954</text:p>
          </table:table-cell>
        </table:table-row>
        <table:table-row table:style-name="ro1">
          <table:table-cell office:value-type="float" office:value="76.9084" calcext:value-type="float">
            <text:p>76.9084</text:p>
          </table:table-cell>
          <table:table-cell office:value-type="float" office:value="279.723" calcext:value-type="float">
            <text:p>279.723</text:p>
          </table:table-cell>
          <table:table-cell office:value-type="float" office:value="40.9867" calcext:value-type="float">
            <text:p>40.9867</text:p>
          </table:table-cell>
          <table:table-cell office:value-type="float" office:value="77.8068" calcext:value-type="float">
            <text:p>77.8068</text:p>
          </table:table-cell>
          <table:table-cell office:value-type="float" office:value="271.1" calcext:value-type="float">
            <text:p>271.1</text:p>
          </table:table-cell>
          <table:table-cell office:value-type="float" office:value="40.1646" calcext:value-type="float">
            <text:p>40.1646</text:p>
          </table:table-cell>
          <table:table-cell/>
          <table:table-cell table:formula="of:=([.D177]-[.A177])/0.0166667" office:value-type="float" office:value="53.9038921922153" calcext:value-type="float">
            <text:p>53.9038921922153</text:p>
          </table:table-cell>
          <table:table-cell table:formula="of:=ABS([.E177]-[.B177])/0.0166667" office:value-type="float" office:value="517.378965242069" calcext:value-type="float">
            <text:p>517.378965242069</text:p>
          </table:table-cell>
          <table:table-cell table:formula="of:=([.F177]-[.C177])/0.0166667" office:value-type="float" office:value="-49.3259013481972" calcext:value-type="float">
            <text:p>-49.3259013481972</text:p>
          </table:table-cell>
          <table:table-cell table:formula="of:=DEGREES(ATAN(ABS([.F177]-[.C177])/ABS([.E177]-[.B177])))" office:value-type="float" office:value="5.44600745100754" calcext:value-type="float">
            <text:p>5.44600745100754</text:p>
          </table:table-cell>
          <table:table-cell table:formula="of:=SQRT(POWER([.H177];2)+POWER([.I177];2)+POWER([.J177];2))" office:value-type="float" office:value="522.512839853947" calcext:value-type="float">
            <text:p>522.512839853947</text:p>
          </table:table-cell>
        </table:table-row>
        <table:table-row table:style-name="ro1">
          <table:table-cell office:value-type="float" office:value="76.7509" calcext:value-type="float">
            <text:p>76.7509</text:p>
          </table:table-cell>
          <table:table-cell office:value-type="float" office:value="288.784" calcext:value-type="float">
            <text:p>288.784</text:p>
          </table:table-cell>
          <table:table-cell office:value-type="float" office:value="41.2994" calcext:value-type="float">
            <text:p>41.2994</text:p>
          </table:table-cell>
          <table:table-cell office:value-type="float" office:value="77.6041" calcext:value-type="float">
            <text:p>77.6041</text:p>
          </table:table-cell>
          <table:table-cell office:value-type="float" office:value="274.597" calcext:value-type="float">
            <text:p>274.597</text:p>
          </table:table-cell>
          <table:table-cell office:value-type="float" office:value="41.3212" calcext:value-type="float">
            <text:p>41.3212</text:p>
          </table:table-cell>
          <table:table-cell/>
          <table:table-cell table:formula="of:=([.D178]-[.A178])/0.0166667" office:value-type="float" office:value="51.1918976162048" calcext:value-type="float">
            <text:p>51.1918976162048</text:p>
          </table:table-cell>
          <table:table-cell table:formula="of:=ABS([.E178]-[.B178])/0.0166667" office:value-type="float" office:value="851.218297563406" calcext:value-type="float">
            <text:p>851.218297563406</text:p>
          </table:table-cell>
          <table:table-cell table:formula="of:=([.F178]-[.C178])/0.0166667" office:value-type="float" office:value="1.30799738400517" calcext:value-type="float">
            <text:p>1.30799738400517</text:p>
          </table:table-cell>
          <table:table-cell table:formula="of:=DEGREES(ATAN(ABS([.F178]-[.C178])/ABS([.E178]-[.B178])))" office:value-type="float" office:value="0.0880416585821229" calcext:value-type="float">
            <text:p>0.088041658582123</text:p>
          </table:table-cell>
          <table:table-cell table:formula="of:=SQRT(POWER([.H178];2)+POWER([.I178];2)+POWER([.J178];2))" office:value-type="float" office:value="852.75724057052" calcext:value-type="float">
            <text:p>852.75724057052</text:p>
          </table:table-cell>
        </table:table-row>
        <table:table-row table:style-name="ro1">
          <table:table-cell office:value-type="float" office:value="76.709" calcext:value-type="float">
            <text:p>76.709</text:p>
          </table:table-cell>
          <table:table-cell office:value-type="float" office:value="284.949" calcext:value-type="float">
            <text:p>284.949</text:p>
          </table:table-cell>
          <table:table-cell office:value-type="float" office:value="40.6427" calcext:value-type="float">
            <text:p>40.6427</text:p>
          </table:table-cell>
          <table:table-cell office:value-type="float" office:value="77.3386" calcext:value-type="float">
            <text:p>77.3386</text:p>
          </table:table-cell>
          <table:table-cell office:value-type="float" office:value="273.481" calcext:value-type="float">
            <text:p>273.481</text:p>
          </table:table-cell>
          <table:table-cell office:value-type="float" office:value="40.5139" calcext:value-type="float">
            <text:p>40.5139</text:p>
          </table:table-cell>
          <table:table-cell/>
          <table:table-cell table:formula="of:=([.D179]-[.A179])/0.0166667" office:value-type="float" office:value="37.7759244481509" calcext:value-type="float">
            <text:p>37.7759244481509</text:p>
          </table:table-cell>
          <table:table-cell table:formula="of:=ABS([.E179]-[.B179])/0.0166667" office:value-type="float" office:value="688.078623842753" calcext:value-type="float">
            <text:p>688.078623842753</text:p>
          </table:table-cell>
          <table:table-cell table:formula="of:=([.F179]-[.C179])/0.0166667" office:value-type="float" office:value="-7.72798454403081" calcext:value-type="float">
            <text:p>-7.72798454403081</text:p>
          </table:table-cell>
          <table:table-cell table:formula="of:=DEGREES(ATAN(ABS([.F179]-[.C179])/ABS([.E179]-[.B179])))" office:value-type="float" office:value="0.643476293216767" calcext:value-type="float">
            <text:p>0.643476293216767</text:p>
          </table:table-cell>
          <table:table-cell table:formula="of:=SQRT(POWER([.H179];2)+POWER([.I179];2)+POWER([.J179];2))" office:value-type="float" office:value="689.158134829999" calcext:value-type="float">
            <text:p>689.158134829999</text:p>
          </table:table-cell>
        </table:table-row>
        <table:table-row table:style-name="ro1">
          <table:table-cell office:value-type="float" office:value="77.1616" calcext:value-type="float">
            <text:p>77.1616</text:p>
          </table:table-cell>
          <table:table-cell office:value-type="float" office:value="279.773" calcext:value-type="float">
            <text:p>279.773</text:p>
          </table:table-cell>
          <table:table-cell office:value-type="float" office:value="40.7247" calcext:value-type="float">
            <text:p>40.7247</text:p>
          </table:table-cell>
          <table:table-cell office:value-type="float" office:value="77.7745" calcext:value-type="float">
            <text:p>77.7745</text:p>
          </table:table-cell>
          <table:table-cell office:value-type="float" office:value="268.642" calcext:value-type="float">
            <text:p>268.642</text:p>
          </table:table-cell>
          <table:table-cell office:value-type="float" office:value="40.0865" calcext:value-type="float">
            <text:p>40.0865</text:p>
          </table:table-cell>
          <table:table-cell/>
          <table:table-cell table:formula="of:=([.D180]-[.A180])/0.0166667" office:value-type="float" office:value="36.7739264521469" calcext:value-type="float">
            <text:p>36.7739264521469</text:p>
          </table:table-cell>
          <table:table-cell table:formula="of:=ABS([.E180]-[.B180])/0.0166667" office:value-type="float" office:value="667.858664282673" calcext:value-type="float">
            <text:p>667.858664282673</text:p>
          </table:table-cell>
          <table:table-cell table:formula="of:=([.F180]-[.C180])/0.0166667" office:value-type="float" office:value="-38.291923416153" calcext:value-type="float">
            <text:p>-38.291923416153</text:p>
          </table:table-cell>
          <table:table-cell table:formula="of:=DEGREES(ATAN(ABS([.F180]-[.C180])/ABS([.E180]-[.B180])))" office:value-type="float" office:value="3.28148205923981" calcext:value-type="float">
            <text:p>3.28148205923981</text:p>
          </table:table-cell>
          <table:table-cell table:formula="of:=SQRT(POWER([.H180];2)+POWER([.I180];2)+POWER([.J180];2))" office:value-type="float" office:value="669.965512935594" calcext:value-type="float">
            <text:p>669.965512935594</text:p>
          </table:table-cell>
        </table:table-row>
        <table:table-row table:style-name="ro1">
          <table:table-cell office:value-type="float" office:value="75.9763" calcext:value-type="float">
            <text:p>75.9763</text:p>
          </table:table-cell>
          <table:table-cell office:value-type="float" office:value="288.775" calcext:value-type="float">
            <text:p>288.775</text:p>
          </table:table-cell>
          <table:table-cell office:value-type="float" office:value="41.0522" calcext:value-type="float">
            <text:p>41.0522</text:p>
          </table:table-cell>
          <table:table-cell office:value-type="float" office:value="76.6014" calcext:value-type="float">
            <text:p>76.6014</text:p>
          </table:table-cell>
          <table:table-cell office:value-type="float" office:value="274.506" calcext:value-type="float">
            <text:p>274.506</text:p>
          </table:table-cell>
          <table:table-cell office:value-type="float" office:value="41.3452" calcext:value-type="float">
            <text:p>41.3452</text:p>
          </table:table-cell>
          <table:table-cell/>
          <table:table-cell table:formula="of:=([.D181]-[.A181])/0.0166667" office:value-type="float" office:value="37.5059249881502" calcext:value-type="float">
            <text:p>37.5059249881502</text:p>
          </table:table-cell>
          <table:table-cell table:formula="of:=ABS([.E181]-[.B181])/0.0166667" office:value-type="float" office:value="856.138287723425" calcext:value-type="float">
            <text:p>856.138287723425</text:p>
          </table:table-cell>
          <table:table-cell table:formula="of:=([.F181]-[.C181])/0.0166667" office:value-type="float" office:value="17.5799648400703" calcext:value-type="float">
            <text:p>17.5799648400703</text:p>
          </table:table-cell>
          <table:table-cell table:formula="of:=DEGREES(ATAN(ABS([.F181]-[.C181])/ABS([.E181]-[.B181])))" office:value-type="float" office:value="1.1763476423988" calcext:value-type="float">
            <text:p>1.1763476423988</text:p>
          </table:table-cell>
          <table:table-cell table:formula="of:=SQRT(POWER([.H181];2)+POWER([.I181];2)+POWER([.J181];2))" office:value-type="float" office:value="857.139730311804" calcext:value-type="float">
            <text:p>857.139730311804</text:p>
          </table:table-cell>
        </table:table-row>
        <table:table-row table:style-name="ro1">
          <table:table-cell office:value-type="float" office:value="76.6281" calcext:value-type="float">
            <text:p>76.6281</text:p>
          </table:table-cell>
          <table:table-cell office:value-type="float" office:value="276.974" calcext:value-type="float">
            <text:p>276.974</text:p>
          </table:table-cell>
          <table:table-cell office:value-type="float" office:value="41.6885" calcext:value-type="float">
            <text:p>41.6885</text:p>
          </table:table-cell>
          <table:table-cell office:value-type="float" office:value="77.0026" calcext:value-type="float">
            <text:p>77.0026</text:p>
          </table:table-cell>
          <table:table-cell office:value-type="float" office:value="265.891" calcext:value-type="float">
            <text:p>265.891</text:p>
          </table:table-cell>
          <table:table-cell office:value-type="float" office:value="41.2943" calcext:value-type="float">
            <text:p>41.2943</text:p>
          </table:table-cell>
          <table:table-cell/>
          <table:table-cell table:formula="of:=([.D182]-[.A182])/0.0166667" office:value-type="float" office:value="22.4699550600897" calcext:value-type="float">
            <text:p>22.4699550600897</text:p>
          </table:table-cell>
          <table:table-cell table:formula="of:=ABS([.E182]-[.B182])/0.0166667" office:value-type="float" office:value="664.978670042658" calcext:value-type="float">
            <text:p>664.978670042658</text:p>
          </table:table-cell>
          <table:table-cell table:formula="of:=([.F182]-[.C182])/0.0166667" office:value-type="float" office:value="-23.6519526960945" calcext:value-type="float">
            <text:p>-23.6519526960945</text:p>
          </table:table-cell>
          <table:table-cell table:formula="of:=DEGREES(ATAN(ABS([.F182]-[.C182])/ABS([.E182]-[.B182])))" office:value-type="float" office:value="2.03703682487983" calcext:value-type="float">
            <text:p>2.03703682487983</text:p>
          </table:table-cell>
          <table:table-cell table:formula="of:=SQRT(POWER([.H182];2)+POWER([.I182];2)+POWER([.J182];2))" office:value-type="float" office:value="665.778450656405" calcext:value-type="float">
            <text:p>665.778450656405</text:p>
          </table:table-cell>
        </table:table-row>
        <table:table-row table:style-name="ro1">
          <table:table-cell office:value-type="float" office:value="76.6544" calcext:value-type="float">
            <text:p>76.6544</text:p>
          </table:table-cell>
          <table:table-cell office:value-type="float" office:value="279.779" calcext:value-type="float">
            <text:p>279.779</text:p>
          </table:table-cell>
          <table:table-cell office:value-type="float" office:value="40.4769" calcext:value-type="float">
            <text:p>40.4769</text:p>
          </table:table-cell>
          <table:table-cell office:value-type="float" office:value="77.2786" calcext:value-type="float">
            <text:p>77.2786</text:p>
          </table:table-cell>
          <table:table-cell office:value-type="float" office:value="268.541" calcext:value-type="float">
            <text:p>268.541</text:p>
          </table:table-cell>
          <table:table-cell office:value-type="float" office:value="40.3544" calcext:value-type="float">
            <text:p>40.3544</text:p>
          </table:table-cell>
          <table:table-cell/>
          <table:table-cell table:formula="of:=([.D183]-[.A183])/0.0166667" office:value-type="float" office:value="37.4519250961499" calcext:value-type="float">
            <text:p>37.4519250961499</text:p>
          </table:table-cell>
          <table:table-cell table:formula="of:=ABS([.E183]-[.B183])/0.0166667" office:value-type="float" office:value="674.278651442697" calcext:value-type="float">
            <text:p>674.278651442697</text:p>
          </table:table-cell>
          <table:table-cell table:formula="of:=([.F183]-[.C183])/0.0166667" office:value-type="float" office:value="-7.34998530002954" calcext:value-type="float">
            <text:p>-7.34998530002954</text:p>
          </table:table-cell>
          <table:table-cell table:formula="of:=DEGREES(ATAN(ABS([.F183]-[.C183])/ABS([.E183]-[.B183])))" office:value-type="float" office:value="0.62452883241005" calcext:value-type="float">
            <text:p>0.62452883241005</text:p>
          </table:table-cell>
          <table:table-cell table:formula="of:=SQRT(POWER([.H183];2)+POWER([.I183];2)+POWER([.J183];2))" office:value-type="float" office:value="675.357956026802" calcext:value-type="float">
            <text:p>675.357956026802</text:p>
          </table:table-cell>
        </table:table-row>
        <table:table-row table:style-name="ro1">
          <table:table-cell office:value-type="float" office:value="77.1616" calcext:value-type="float">
            <text:p>77.1616</text:p>
          </table:table-cell>
          <table:table-cell office:value-type="float" office:value="279.822" calcext:value-type="float">
            <text:p>279.822</text:p>
          </table:table-cell>
          <table:table-cell office:value-type="float" office:value="40.4651" calcext:value-type="float">
            <text:p>40.4651</text:p>
          </table:table-cell>
          <table:table-cell office:value-type="float" office:value="78.0053" calcext:value-type="float">
            <text:p>78.0053</text:p>
          </table:table-cell>
          <table:table-cell office:value-type="float" office:value="267.397" calcext:value-type="float">
            <text:p>267.397</text:p>
          </table:table-cell>
          <table:table-cell office:value-type="float" office:value="40.2957" calcext:value-type="float">
            <text:p>40.2957</text:p>
          </table:table-cell>
          <table:table-cell/>
          <table:table-cell table:formula="of:=([.D184]-[.A184])/0.0166667" office:value-type="float" office:value="50.6218987562024" calcext:value-type="float">
            <text:p>50.6218987562024</text:p>
          </table:table-cell>
          <table:table-cell table:formula="of:=ABS([.E184]-[.B184])/0.0166667" office:value-type="float" office:value="745.498509002983" calcext:value-type="float">
            <text:p>745.498509002983</text:p>
          </table:table-cell>
          <table:table-cell table:formula="of:=([.F184]-[.C184])/0.0166667" office:value-type="float" office:value="-10.1639796720408" calcext:value-type="float">
            <text:p>-10.1639796720408</text:p>
          </table:table-cell>
          <table:table-cell table:formula="of:=DEGREES(ATAN(ABS([.F184]-[.C184])/ABS([.E184]-[.B184])))" office:value-type="float" office:value="0.781110964734598" calcext:value-type="float">
            <text:p>0.781110964734598</text:p>
          </table:table-cell>
          <table:table-cell table:formula="of:=SQRT(POWER([.H184];2)+POWER([.I184];2)+POWER([.J184];2))" office:value-type="float" office:value="747.284356883059" calcext:value-type="float">
            <text:p>747.284356883059</text:p>
          </table:table-cell>
        </table:table-row>
        <table:table-row table:style-name="ro1">
          <table:table-cell office:value-type="float" office:value="76.9798" calcext:value-type="float">
            <text:p>76.9798</text:p>
          </table:table-cell>
          <table:table-cell office:value-type="float" office:value="286.339" calcext:value-type="float">
            <text:p>286.339</text:p>
          </table:table-cell>
          <table:table-cell office:value-type="float" office:value="40.4144" calcext:value-type="float">
            <text:p>40.4144</text:p>
          </table:table-cell>
          <table:table-cell office:value-type="float" office:value="78.0726" calcext:value-type="float">
            <text:p>78.0726</text:p>
          </table:table-cell>
          <table:table-cell office:value-type="float" office:value="272.309" calcext:value-type="float">
            <text:p>272.309</text:p>
          </table:table-cell>
          <table:table-cell office:value-type="float" office:value="40.4547" calcext:value-type="float">
            <text:p>40.4547</text:p>
          </table:table-cell>
          <table:table-cell/>
          <table:table-cell table:formula="of:=([.D185]-[.A185])/0.0166667" office:value-type="float" office:value="65.5678688642621" calcext:value-type="float">
            <text:p>65.5678688642621</text:p>
          </table:table-cell>
          <table:table-cell table:formula="of:=ABS([.E185]-[.B185])/0.0166667" office:value-type="float" office:value="841.798316403366" calcext:value-type="float">
            <text:p>841.798316403366</text:p>
          </table:table-cell>
          <table:table-cell table:formula="of:=([.F185]-[.C185])/0.0166667" office:value-type="float" office:value="2.41799516400979" calcext:value-type="float">
            <text:p>2.41799516400979</text:p>
          </table:table-cell>
          <table:table-cell table:formula="of:=DEGREES(ATAN(ABS([.F185]-[.C185])/ABS([.E185]-[.B185])))" office:value-type="float" office:value="0.164576875552917" calcext:value-type="float">
            <text:p>0.164576875552917</text:p>
          </table:table-cell>
          <table:table-cell table:formula="of:=SQRT(POWER([.H185];2)+POWER([.I185];2)+POWER([.J185];2))" office:value-type="float" office:value="844.351465698707" calcext:value-type="float">
            <text:p>844.351465698707</text:p>
          </table:table-cell>
        </table:table-row>
        <table:table-row table:style-name="ro1">
          <table:table-cell office:value-type="float" office:value="75.9876" calcext:value-type="float">
            <text:p>75.9876</text:p>
          </table:table-cell>
          <table:table-cell office:value-type="float" office:value="290.22" calcext:value-type="float">
            <text:p>290.22</text:p>
          </table:table-cell>
          <table:table-cell office:value-type="float" office:value="40.564" calcext:value-type="float">
            <text:p>40.564</text:p>
          </table:table-cell>
          <table:table-cell office:value-type="float" office:value="76.6277" calcext:value-type="float">
            <text:p>76.6277</text:p>
          </table:table-cell>
          <table:table-cell office:value-type="float" office:value="277.186" calcext:value-type="float">
            <text:p>277.186</text:p>
          </table:table-cell>
          <table:table-cell office:value-type="float" office:value="40.6537" calcext:value-type="float">
            <text:p>40.6537</text:p>
          </table:table-cell>
          <table:table-cell/>
          <table:table-cell table:formula="of:=([.D186]-[.A186])/0.0166667" office:value-type="float" office:value="38.4059231881539" calcext:value-type="float">
            <text:p>38.4059231881539</text:p>
          </table:table-cell>
          <table:table-cell table:formula="of:=ABS([.E186]-[.B186])/0.0166667" office:value-type="float" office:value="782.038435923131" calcext:value-type="float">
            <text:p>782.038435923131</text:p>
          </table:table-cell>
          <table:table-cell table:formula="of:=([.F186]-[.C186])/0.0166667" office:value-type="float" office:value="5.38198923602156" calcext:value-type="float">
            <text:p>5.38198923602156</text:p>
          </table:table-cell>
          <table:table-cell table:formula="of:=DEGREES(ATAN(ABS([.F186]-[.C186])/ABS([.E186]-[.B186])))" office:value-type="float" office:value="0.394303382447492" calcext:value-type="float">
            <text:p>0.394303382447492</text:p>
          </table:table-cell>
          <table:table-cell table:formula="of:=SQRT(POWER([.H186];2)+POWER([.I186];2)+POWER([.J186];2))" office:value-type="float" office:value="782.999422736166" calcext:value-type="float">
            <text:p>782.999422736166</text:p>
          </table:table-cell>
        </table:table-row>
        <table:table-row table:style-name="ro1">
          <table:table-cell office:value-type="float" office:value="76.479" calcext:value-type="float">
            <text:p>76.479</text:p>
          </table:table-cell>
          <table:table-cell office:value-type="float" office:value="287.612" calcext:value-type="float">
            <text:p>287.612</text:p>
          </table:table-cell>
          <table:table-cell office:value-type="float" office:value="40.4678" calcext:value-type="float">
            <text:p>40.4678</text:p>
          </table:table-cell>
          <table:table-cell office:value-type="float" office:value="77.3538" calcext:value-type="float">
            <text:p>77.3538</text:p>
          </table:table-cell>
          <table:table-cell office:value-type="float" office:value="274.74" calcext:value-type="float">
            <text:p>274.74</text:p>
          </table:table-cell>
          <table:table-cell office:value-type="float" office:value="40.5528" calcext:value-type="float">
            <text:p>40.5528</text:p>
          </table:table-cell>
          <table:table-cell/>
          <table:table-cell table:formula="of:=([.D187]-[.A187])/0.0166667" office:value-type="float" office:value="52.4878950242104" calcext:value-type="float">
            <text:p>52.4878950242104</text:p>
          </table:table-cell>
          <table:table-cell table:formula="of:=ABS([.E187]-[.B187])/0.0166667" office:value-type="float" office:value="772.31845536309" calcext:value-type="float">
            <text:p>772.31845536309</text:p>
          </table:table-cell>
          <table:table-cell table:formula="of:=([.F187]-[.C187])/0.0166667" office:value-type="float" office:value="5.09998980002045" calcext:value-type="float">
            <text:p>5.09998980002045</text:p>
          </table:table-cell>
          <table:table-cell table:formula="of:=DEGREES(ATAN(ABS([.F187]-[.C187])/ABS([.E187]-[.B187])))" office:value-type="float" office:value="0.378346058997256" calcext:value-type="float">
            <text:p>0.378346058997256</text:p>
          </table:table-cell>
          <table:table-cell table:formula="of:=SQRT(POWER([.H187];2)+POWER([.I187];2)+POWER([.J187];2))" office:value-type="float" office:value="774.116777698599" calcext:value-type="float">
            <text:p>774.116777698599</text:p>
          </table:table-cell>
        </table:table-row>
        <table:table-row table:style-name="ro1">
          <table:table-cell office:value-type="float" office:value="76.2339" calcext:value-type="float">
            <text:p>76.2339</text:p>
          </table:table-cell>
          <table:table-cell office:value-type="float" office:value="288.907" calcext:value-type="float">
            <text:p>288.907</text:p>
          </table:table-cell>
          <table:table-cell office:value-type="float" office:value="40.5167" calcext:value-type="float">
            <text:p>40.5167</text:p>
          </table:table-cell>
          <table:table-cell office:value-type="float" office:value="76.8659" calcext:value-type="float">
            <text:p>76.8659</text:p>
          </table:table-cell>
          <table:table-cell office:value-type="float" office:value="275.894" calcext:value-type="float">
            <text:p>275.894</text:p>
          </table:table-cell>
          <table:table-cell office:value-type="float" office:value="40.8649" calcext:value-type="float">
            <text:p>40.8649</text:p>
          </table:table-cell>
          <table:table-cell/>
          <table:table-cell table:formula="of:=([.D188]-[.A188])/0.0166667" office:value-type="float" office:value="37.9199241601511" calcext:value-type="float">
            <text:p>37.9199241601511</text:p>
          </table:table-cell>
          <table:table-cell table:formula="of:=ABS([.E188]-[.B188])/0.0166667" office:value-type="float" office:value="780.778438443122" calcext:value-type="float">
            <text:p>780.778438443122</text:p>
          </table:table-cell>
          <table:table-cell table:formula="of:=([.F188]-[.C188])/0.0166667" office:value-type="float" office:value="20.8919582160835" calcext:value-type="float">
            <text:p>20.8919582160835</text:p>
          </table:table-cell>
          <table:table-cell table:formula="of:=DEGREES(ATAN(ABS([.F188]-[.C188])/ABS([.E188]-[.B188])))" office:value-type="float" office:value="1.53274656813363" calcext:value-type="float">
            <text:p>1.53274656813363</text:p>
          </table:table-cell>
          <table:table-cell table:formula="of:=SQRT(POWER([.H188];2)+POWER([.I188];2)+POWER([.J188];2))" office:value-type="float" office:value="781.977854228682" calcext:value-type="float">
            <text:p>781.977854228682</text:p>
          </table:table-cell>
        </table:table-row>
        <table:table-row table:style-name="ro1">
          <table:table-cell office:value-type="float" office:value="76.9798" calcext:value-type="float">
            <text:p>76.9798</text:p>
          </table:table-cell>
          <table:table-cell office:value-type="float" office:value="286.277" calcext:value-type="float">
            <text:p>286.277</text:p>
          </table:table-cell>
          <table:table-cell office:value-type="float" office:value="40.6794" calcext:value-type="float">
            <text:p>40.6794</text:p>
          </table:table-cell>
          <table:table-cell office:value-type="float" office:value="77.8556" calcext:value-type="float">
            <text:p>77.8556</text:p>
          </table:table-cell>
          <table:table-cell office:value-type="float" office:value="274.774" calcext:value-type="float">
            <text:p>274.774</text:p>
          </table:table-cell>
          <table:table-cell office:value-type="float" office:value="40.5426" calcext:value-type="float">
            <text:p>40.5426</text:p>
          </table:table-cell>
          <table:table-cell/>
          <table:table-cell table:formula="of:=([.D189]-[.A189])/0.0166667" office:value-type="float" office:value="52.5478949042101" calcext:value-type="float">
            <text:p>52.5478949042101</text:p>
          </table:table-cell>
          <table:table-cell table:formula="of:=ABS([.E189]-[.B189])/0.0166667" office:value-type="float" office:value="690.17861964276" calcext:value-type="float">
            <text:p>690.17861964276</text:p>
          </table:table-cell>
          <table:table-cell table:formula="of:=([.F189]-[.C189])/0.0166667" office:value-type="float" office:value="-8.20798358403289" calcext:value-type="float">
            <text:p>-8.20798358403289</text:p>
          </table:table-cell>
          <table:table-cell table:formula="of:=DEGREES(ATAN(ABS([.F189]-[.C189])/ABS([.E189]-[.B189])))" office:value-type="float" office:value="0.681360788419145" calcext:value-type="float">
            <text:p>0.681360788419145</text:p>
          </table:table-cell>
          <table:table-cell table:formula="of:=SQRT(POWER([.H189];2)+POWER([.I189];2)+POWER([.J189];2))" office:value-type="float" office:value="692.224803994602" calcext:value-type="float">
            <text:p>692.224803994602</text:p>
          </table:table-cell>
        </table:table-row>
        <table:table-row table:style-name="ro1">
          <table:table-cell office:value-type="float" office:value="77.1468" calcext:value-type="float">
            <text:p>77.1468</text:p>
          </table:table-cell>
          <table:table-cell office:value-type="float" office:value="278.397" calcext:value-type="float">
            <text:p>278.397</text:p>
          </table:table-cell>
          <table:table-cell office:value-type="float" office:value="41.2014" calcext:value-type="float">
            <text:p>41.2014</text:p>
          </table:table-cell>
          <table:table-cell office:value-type="float" office:value="77.9878" calcext:value-type="float">
            <text:p>77.9878</text:p>
          </table:table-cell>
          <table:table-cell office:value-type="float" office:value="266.034" calcext:value-type="float">
            <text:p>266.034</text:p>
          </table:table-cell>
          <table:table-cell office:value-type="float" office:value="41.0166" calcext:value-type="float">
            <text:p>41.0166</text:p>
          </table:table-cell>
          <table:table-cell/>
          <table:table-cell table:formula="of:=([.D190]-[.A190])/0.0166667" office:value-type="float" office:value="50.4598990802015" calcext:value-type="float">
            <text:p>50.4598990802015</text:p>
          </table:table-cell>
          <table:table-cell table:formula="of:=ABS([.E190]-[.B190])/0.0166667" office:value-type="float" office:value="741.778516442967" calcext:value-type="float">
            <text:p>741.778516442967</text:p>
          </table:table-cell>
          <table:table-cell table:formula="of:=([.F190]-[.C190])/0.0166667" office:value-type="float" office:value="-11.0879778240445" calcext:value-type="float">
            <text:p>-11.0879778240445</text:p>
          </table:table-cell>
          <table:table-cell table:formula="of:=DEGREES(ATAN(ABS([.F190]-[.C190])/ABS([.E190]-[.B190])))" office:value-type="float" office:value="0.856383689614066" calcext:value-type="float">
            <text:p>0.856383689614066</text:p>
          </table:table-cell>
          <table:table-cell table:formula="of:=SQRT(POWER([.H190];2)+POWER([.I190];2)+POWER([.J190];2))" office:value-type="float" office:value="743.575491879432" calcext:value-type="float">
            <text:p>743.575491879432</text:p>
          </table:table-cell>
        </table:table-row>
        <table:table-row table:style-name="ro1">
          <table:table-cell office:value-type="float" office:value="77.4617" calcext:value-type="float">
            <text:p>77.4617</text:p>
          </table:table-cell>
          <table:table-cell office:value-type="float" office:value="283.548" calcext:value-type="float">
            <text:p>283.548</text:p>
          </table:table-cell>
          <table:table-cell office:value-type="float" office:value="41.3697" calcext:value-type="float">
            <text:p>41.3697</text:p>
          </table:table-cell>
          <table:table-cell office:value-type="float" office:value="78.3031" calcext:value-type="float">
            <text:p>78.3031</text:p>
          </table:table-cell>
          <table:table-cell office:value-type="float" office:value="270.893" calcext:value-type="float">
            <text:p>270.893</text:p>
          </table:table-cell>
          <table:table-cell office:value-type="float" office:value="41.4308" calcext:value-type="float">
            <text:p>41.4308</text:p>
          </table:table-cell>
          <table:table-cell/>
          <table:table-cell table:formula="of:=([.D191]-[.A191])/0.0166667" office:value-type="float" office:value="50.4838990322024" calcext:value-type="float">
            <text:p>50.4838990322024</text:p>
          </table:table-cell>
          <table:table-cell table:formula="of:=ABS([.E191]-[.B191])/0.0166667" office:value-type="float" office:value="759.298481403039" calcext:value-type="float">
            <text:p>759.298481403039</text:p>
          </table:table-cell>
          <table:table-cell table:formula="of:=([.F191]-[.C191])/0.0166667" office:value-type="float" office:value="3.66599266801443" calcext:value-type="float">
            <text:p>3.66599266801443</text:p>
          </table:table-cell>
          <table:table-cell table:formula="of:=DEGREES(ATAN(ABS([.F191]-[.C191])/ABS([.E191]-[.B191])))" office:value-type="float" office:value="0.276629389698736" calcext:value-type="float">
            <text:p>0.276629389698736</text:p>
          </table:table-cell>
          <table:table-cell table:formula="of:=SQRT(POWER([.H191];2)+POWER([.I191];2)+POWER([.J191];2))" office:value-type="float" office:value="760.983736636136" calcext:value-type="float">
            <text:p>760.983736636136</text:p>
          </table:table-cell>
        </table:table-row>
        <table:table-row table:style-name="ro1">
          <table:table-cell office:value-type="float" office:value="76.9366" calcext:value-type="float">
            <text:p>76.9366</text:p>
          </table:table-cell>
          <table:table-cell office:value-type="float" office:value="282.27" calcext:value-type="float">
            <text:p>282.27</text:p>
          </table:table-cell>
          <table:table-cell office:value-type="float" office:value="41.0756" calcext:value-type="float">
            <text:p>41.0756</text:p>
          </table:table-cell>
          <table:table-cell office:value-type="float" office:value="77.7899" calcext:value-type="float">
            <text:p>77.7899</text:p>
          </table:table-cell>
          <table:table-cell office:value-type="float" office:value="269.719" calcext:value-type="float">
            <text:p>269.719</text:p>
          </table:table-cell>
          <table:table-cell office:value-type="float" office:value="40.8908" calcext:value-type="float">
            <text:p>40.8908</text:p>
          </table:table-cell>
          <table:table-cell/>
          <table:table-cell table:formula="of:=([.D192]-[.A192])/0.0166667" office:value-type="float" office:value="51.1978976042051" calcext:value-type="float">
            <text:p>51.1978976042051</text:p>
          </table:table-cell>
          <table:table-cell table:formula="of:=ABS([.E192]-[.B192])/0.0166667" office:value-type="float" office:value="753.058493883011" calcext:value-type="float">
            <text:p>753.058493883011</text:p>
          </table:table-cell>
          <table:table-cell table:formula="of:=([.F192]-[.C192])/0.0166667" office:value-type="float" office:value="-11.0879778240445" calcext:value-type="float">
            <text:p>-11.0879778240445</text:p>
          </table:table-cell>
          <table:table-cell table:formula="of:=DEGREES(ATAN(ABS([.F192]-[.C192])/ABS([.E192]-[.B192])))" office:value-type="float" office:value="0.843557883548677" calcext:value-type="float">
            <text:p>0.843557883548677</text:p>
          </table:table-cell>
          <table:table-cell table:formula="of:=SQRT(POWER([.H192];2)+POWER([.I192];2)+POWER([.J192];2))" office:value-type="float" office:value="754.878310180301" calcext:value-type="float">
            <text:p>754.878310180301</text:p>
          </table:table-cell>
        </table:table-row>
        <table:table-row table:style-name="ro1">
          <table:table-cell office:value-type="float" office:value="76.9082" calcext:value-type="float">
            <text:p>76.9082</text:p>
          </table:table-cell>
          <table:table-cell office:value-type="float" office:value="279.649" calcext:value-type="float">
            <text:p>279.649</text:p>
          </table:table-cell>
          <table:table-cell office:value-type="float" office:value="41.2502" calcext:value-type="float">
            <text:p>41.2502</text:p>
          </table:table-cell>
          <table:table-cell office:value-type="float" office:value="77.5261" calcext:value-type="float">
            <text:p>77.5261</text:p>
          </table:table-cell>
          <table:table-cell office:value-type="float" office:value="268.467" calcext:value-type="float">
            <text:p>268.467</text:p>
          </table:table-cell>
          <table:table-cell office:value-type="float" office:value="40.8569" calcext:value-type="float">
            <text:p>40.8569</text:p>
          </table:table-cell>
          <table:table-cell/>
          <table:table-cell table:formula="of:=([.D193]-[.A193])/0.0166667" office:value-type="float" office:value="37.0739258521486" calcext:value-type="float">
            <text:p>37.0739258521486</text:p>
          </table:table-cell>
          <table:table-cell table:formula="of:=ABS([.E193]-[.B193])/0.0166667" office:value-type="float" office:value="670.918658162685" calcext:value-type="float">
            <text:p>670.918658162685</text:p>
          </table:table-cell>
          <table:table-cell table:formula="of:=([.F193]-[.C193])/0.0166667" office:value-type="float" office:value="-23.5979528040942" calcext:value-type="float">
            <text:p>-23.5979528040942</text:p>
          </table:table-cell>
          <table:table-cell table:formula="of:=DEGREES(ATAN(ABS([.F193]-[.C193])/ABS([.E193]-[.B193])))" office:value-type="float" office:value="2.01441105689395" calcext:value-type="float">
            <text:p>2.01441105689395</text:p>
          </table:table-cell>
          <table:table-cell table:formula="of:=SQRT(POWER([.H193];2)+POWER([.I193];2)+POWER([.J193];2))" office:value-type="float" office:value="672.356442094111" calcext:value-type="float">
            <text:p>672.356442094111</text:p>
          </table:table-cell>
        </table:table-row>
        <table:table-row table:style-name="ro1">
          <table:table-cell office:value-type="float" office:value="75.9762" calcext:value-type="float">
            <text:p>75.9762</text:p>
          </table:table-cell>
          <table:table-cell office:value-type="float" office:value="288.764" calcext:value-type="float">
            <text:p>288.764</text:p>
          </table:table-cell>
          <table:table-cell office:value-type="float" office:value="41.054" calcext:value-type="float">
            <text:p>41.054</text:p>
          </table:table-cell>
          <table:table-cell office:value-type="float" office:value="76.3884" calcext:value-type="float">
            <text:p>76.3884</text:p>
          </table:table-cell>
          <table:table-cell office:value-type="float" office:value="278.378" calcext:value-type="float">
            <text:p>278.378</text:p>
          </table:table-cell>
          <table:table-cell office:value-type="float" office:value="40.9607" calcext:value-type="float">
            <text:p>40.9607</text:p>
          </table:table-cell>
          <table:table-cell/>
          <table:table-cell table:formula="of:=([.D194]-[.A194])/0.0166667" office:value-type="float" office:value="24.7319505360988" calcext:value-type="float">
            <text:p>24.7319505360988</text:p>
          </table:table-cell>
          <table:table-cell table:formula="of:=ABS([.E194]-[.B194])/0.0166667" office:value-type="float" office:value="623.158753682494" calcext:value-type="float">
            <text:p>623.158753682494</text:p>
          </table:table-cell>
          <table:table-cell table:formula="of:=([.F194]-[.C194])/0.0166667" office:value-type="float" office:value="-5.59798880402235" calcext:value-type="float">
            <text:p>-5.59798880402235</text:p>
          </table:table-cell>
          <table:table-cell table:formula="of:=DEGREES(ATAN(ABS([.F194]-[.C194])/ABS([.E194]-[.B194])))" office:value-type="float" office:value="0.514688276389695" calcext:value-type="float">
            <text:p>0.514688276389695</text:p>
          </table:table-cell>
          <table:table-cell table:formula="of:=SQRT(POWER([.H194];2)+POWER([.I194];2)+POWER([.J194];2))" office:value-type="float" office:value="623.674465684695" calcext:value-type="float">
            <text:p>623.674465684695</text:p>
          </table:table-cell>
        </table:table-row>
        <table:table-row table:style-name="ro1">
          <table:table-cell office:value-type="float" office:value="76.0249" calcext:value-type="float">
            <text:p>76.0249</text:p>
          </table:table-cell>
          <table:table-cell office:value-type="float" office:value="294.079" calcext:value-type="float">
            <text:p>294.079</text:p>
          </table:table-cell>
          <table:table-cell office:value-type="float" office:value="41.4947" calcext:value-type="float">
            <text:p>41.4947</text:p>
          </table:table-cell>
          <table:table-cell office:value-type="float" office:value="77.1615" calcext:value-type="float">
            <text:p>77.1615</text:p>
          </table:table-cell>
          <table:table-cell office:value-type="float" office:value="279.524" calcext:value-type="float">
            <text:p>279.524</text:p>
          </table:table-cell>
          <table:table-cell office:value-type="float" office:value="42.0214" calcext:value-type="float">
            <text:p>42.0214</text:p>
          </table:table-cell>
          <table:table-cell/>
          <table:table-cell table:formula="of:=([.D195]-[.A195])/0.0166667" office:value-type="float" office:value="68.1958636082729" calcext:value-type="float">
            <text:p>68.1958636082729</text:p>
          </table:table-cell>
          <table:table-cell table:formula="of:=ABS([.E195]-[.B195])/0.0166667" office:value-type="float" office:value="873.298253403494" calcext:value-type="float">
            <text:p>873.298253403494</text:p>
          </table:table-cell>
          <table:table-cell table:formula="of:=([.F195]-[.C195])/0.0166667" office:value-type="float" office:value="31.6019367961263" calcext:value-type="float">
            <text:p>31.6019367961263</text:p>
          </table:table-cell>
          <table:table-cell table:formula="of:=DEGREES(ATAN(ABS([.F195]-[.C195])/ABS([.E195]-[.B195])))" office:value-type="float" office:value="2.07245104422143" calcext:value-type="float">
            <text:p>2.07245104422143</text:p>
          </table:table-cell>
          <table:table-cell table:formula="of:=SQRT(POWER([.H195];2)+POWER([.I195];2)+POWER([.J195];2))" office:value-type="float" office:value="876.526780891569" calcext:value-type="float">
            <text:p>876.526780891569</text:p>
          </table:table-cell>
        </table:table-row>
        <table:table-row table:style-name="ro1">
          <table:table-cell office:value-type="float" office:value="76.7235" calcext:value-type="float">
            <text:p>76.7235</text:p>
          </table:table-cell>
          <table:table-cell office:value-type="float" office:value="285.998" calcext:value-type="float">
            <text:p>285.998</text:p>
          </table:table-cell>
          <table:table-cell office:value-type="float" office:value="41.9985" calcext:value-type="float">
            <text:p>41.9985</text:p>
          </table:table-cell>
          <table:table-cell office:value-type="float" office:value="77.5721" calcext:value-type="float">
            <text:p>77.5721</text:p>
          </table:table-cell>
          <table:table-cell office:value-type="float" office:value="271.925" calcext:value-type="float">
            <text:p>271.925</text:p>
          </table:table-cell>
          <table:table-cell office:value-type="float" office:value="42.2556" calcext:value-type="float">
            <text:p>42.2556</text:p>
          </table:table-cell>
          <table:table-cell/>
          <table:table-cell table:formula="of:=([.D196]-[.A196])/0.0166667" office:value-type="float" office:value="50.9158981682039" calcext:value-type="float">
            <text:p>50.9158981682039</text:p>
          </table:table-cell>
          <table:table-cell table:formula="of:=ABS([.E196]-[.B196])/0.0166667" office:value-type="float" office:value="844.378311243376" calcext:value-type="float">
            <text:p>844.378311243376</text:p>
          </table:table-cell>
          <table:table-cell table:formula="of:=([.F196]-[.C196])/0.0166667" office:value-type="float" office:value="15.4259691480618" calcext:value-type="float">
            <text:p>15.4259691480618</text:p>
          </table:table-cell>
          <table:table-cell table:formula="of:=DEGREES(ATAN(ABS([.F196]-[.C196])/ABS([.E196]-[.B196])))" office:value-type="float" office:value="1.04662164497158" calcext:value-type="float">
            <text:p>1.04662164497158</text:p>
          </table:table-cell>
          <table:table-cell table:formula="of:=SQRT(POWER([.H196];2)+POWER([.I196];2)+POWER([.J196];2))" office:value-type="float" office:value="846.052670765035" calcext:value-type="float">
            <text:p>846.052670765035</text:p>
          </table:table-cell>
        </table:table-row>
        <table:table-row table:style-name="ro1">
          <table:table-cell office:value-type="float" office:value="76.655" calcext:value-type="float">
            <text:p>76.655</text:p>
          </table:table-cell>
          <table:table-cell office:value-type="float" office:value="279.514" calcext:value-type="float">
            <text:p>279.514</text:p>
          </table:table-cell>
          <table:table-cell office:value-type="float" office:value="41.7768" calcext:value-type="float">
            <text:p>41.7768</text:p>
          </table:table-cell>
          <table:table-cell office:value-type="float" office:value="77.0452" calcext:value-type="float">
            <text:p>77.0452</text:p>
          </table:table-cell>
          <table:table-cell office:value-type="float" office:value="269.501" calcext:value-type="float">
            <text:p>269.501</text:p>
          </table:table-cell>
          <table:table-cell office:value-type="float" office:value="41.673" calcext:value-type="float">
            <text:p>41.673</text:p>
          </table:table-cell>
          <table:table-cell/>
          <table:table-cell table:formula="of:=([.D197]-[.A197])/0.0166667" office:value-type="float" office:value="23.4119531760932" calcext:value-type="float">
            <text:p>23.4119531760932</text:p>
          </table:table-cell>
          <table:table-cell table:formula="of:=ABS([.E197]-[.B197])/0.0166667" office:value-type="float" office:value="600.778798442405" calcext:value-type="float">
            <text:p>600.778798442405</text:p>
          </table:table-cell>
          <table:table-cell table:formula="of:=([.F197]-[.C197])/0.0166667" office:value-type="float" office:value="-6.22798754402489" calcext:value-type="float">
            <text:p>-6.22798754402489</text:p>
          </table:table-cell>
          <table:table-cell table:formula="of:=DEGREES(ATAN(ABS([.F197]-[.C197])/ABS([.E197]-[.B197])))" office:value-type="float" office:value="0.593936770728428" calcext:value-type="float">
            <text:p>0.593936770728428</text:p>
          </table:table-cell>
          <table:table-cell table:formula="of:=SQRT(POWER([.H197];2)+POWER([.I197];2)+POWER([.J197];2))" office:value-type="float" office:value="601.267055507175" calcext:value-type="float">
            <text:p>601.267055507175</text:p>
          </table:table-cell>
        </table:table-row>
        <table:table-row table:style-name="ro1">
          <table:table-cell office:value-type="float" office:value="77.685" calcext:value-type="float">
            <text:p>77.685</text:p>
          </table:table-cell>
          <table:table-cell office:value-type="float" office:value="281.101" calcext:value-type="float">
            <text:p>281.101</text:p>
          </table:table-cell>
          <table:table-cell office:value-type="float" office:value="40.7544" calcext:value-type="float">
            <text:p>40.7544</text:p>
          </table:table-cell>
          <table:table-cell office:value-type="float" office:value="78.993" calcext:value-type="float">
            <text:p>78.993</text:p>
          </table:table-cell>
          <table:table-cell office:value-type="float" office:value="267.389" calcext:value-type="float">
            <text:p>267.389</text:p>
          </table:table-cell>
          <table:table-cell office:value-type="float" office:value="40.7792" calcext:value-type="float">
            <text:p>40.7792</text:p>
          </table:table-cell>
          <table:table-cell/>
          <table:table-cell table:formula="of:=([.D198]-[.A198])/0.0166667" office:value-type="float" office:value="78.4798430403135" calcext:value-type="float">
            <text:p>78.4798430403135</text:p>
          </table:table-cell>
          <table:table-cell table:formula="of:=ABS([.E198]-[.B198])/0.0166667" office:value-type="float" office:value="822.71835456329" calcext:value-type="float">
            <text:p>822.71835456329</text:p>
          </table:table-cell>
          <table:table-cell table:formula="of:=([.F198]-[.C198])/0.0166667" office:value-type="float" office:value="1.48799702400632" calcext:value-type="float">
            <text:p>1.48799702400632</text:p>
          </table:table-cell>
          <table:table-cell table:formula="of:=DEGREES(ATAN(ABS([.F198]-[.C198])/ABS([.E198]-[.B198])))" office:value-type="float" office:value="0.103627026149287" calcext:value-type="float">
            <text:p>0.103627026149287</text:p>
          </table:table-cell>
          <table:table-cell table:formula="of:=SQRT(POWER([.H198];2)+POWER([.I198];2)+POWER([.J198];2))" office:value-type="float" office:value="826.45434891112" calcext:value-type="float">
            <text:p>826.45434891112</text:p>
          </table:table-cell>
        </table:table-row>
        <table:table-row table:style-name="ro1">
          <table:table-cell office:value-type="float" office:value="76.894" calcext:value-type="float">
            <text:p>76.894</text:p>
          </table:table-cell>
          <table:table-cell office:value-type="float" office:value="278.37" calcext:value-type="float">
            <text:p>278.37</text:p>
          </table:table-cell>
          <table:table-cell office:value-type="float" office:value="41.2081" calcext:value-type="float">
            <text:p>41.2081</text:p>
          </table:table-cell>
          <table:table-cell office:value-type="float" office:value="77.9542" calcext:value-type="float">
            <text:p>77.9542</text:p>
          </table:table-cell>
          <table:table-cell office:value-type="float" office:value="263.529" calcext:value-type="float">
            <text:p>263.529</text:p>
          </table:table-cell>
          <table:table-cell office:value-type="float" office:value="41.439" calcext:value-type="float">
            <text:p>41.439</text:p>
          </table:table-cell>
          <table:table-cell/>
          <table:table-cell table:formula="of:=([.D199]-[.A199])/0.0166667" office:value-type="float" office:value="63.6118727762541" calcext:value-type="float">
            <text:p>63.6118727762541</text:p>
          </table:table-cell>
          <table:table-cell table:formula="of:=ABS([.E199]-[.B199])/0.0166667" office:value-type="float" office:value="890.458219083562" calcext:value-type="float">
            <text:p>890.458219083562</text:p>
          </table:table-cell>
          <table:table-cell table:formula="of:=([.F199]-[.C199])/0.0166667" office:value-type="float" office:value="13.8539722920553" calcext:value-type="float">
            <text:p>13.8539722920553</text:p>
          </table:table-cell>
          <table:table-cell table:formula="of:=DEGREES(ATAN(ABS([.F199]-[.C199])/ABS([.E199]-[.B199])))" office:value-type="float" office:value="0.891350191785198" calcext:value-type="float">
            <text:p>0.891350191785198</text:p>
          </table:table-cell>
          <table:table-cell table:formula="of:=SQRT(POWER([.H199];2)+POWER([.I199];2)+POWER([.J199];2))" office:value-type="float" office:value="892.834947142998" calcext:value-type="float">
            <text:p>892.834947142998</text:p>
          </table:table-cell>
        </table:table-row>
        <table:table-row table:style-name="ro1">
          <table:table-cell office:value-type="float" office:value="76.4795" calcext:value-type="float">
            <text:p>76.4795</text:p>
          </table:table-cell>
          <table:table-cell office:value-type="float" office:value="287.434" calcext:value-type="float">
            <text:p>287.434</text:p>
          </table:table-cell>
          <table:table-cell office:value-type="float" office:value="41.2624" calcext:value-type="float">
            <text:p>41.2624</text:p>
          </table:table-cell>
          <table:table-cell office:value-type="float" office:value="77.1173" calcext:value-type="float">
            <text:p>77.1173</text:p>
          </table:table-cell>
          <table:table-cell office:value-type="float" office:value="275.812" calcext:value-type="float">
            <text:p>275.812</text:p>
          </table:table-cell>
          <table:table-cell office:value-type="float" office:value="41.375" calcext:value-type="float">
            <text:p>41.375</text:p>
          </table:table-cell>
          <table:table-cell/>
          <table:table-cell table:formula="of:=([.D200]-[.A200])/0.0166667" office:value-type="float" office:value="38.267923464153" calcext:value-type="float">
            <text:p>38.267923464153</text:p>
          </table:table-cell>
          <table:table-cell table:formula="of:=ABS([.E200]-[.B200])/0.0166667" office:value-type="float" office:value="697.31860536279" calcext:value-type="float">
            <text:p>697.31860536279</text:p>
          </table:table-cell>
          <table:table-cell table:formula="of:=([.F200]-[.C200])/0.0166667" office:value-type="float" office:value="6.75598648802705" calcext:value-type="float">
            <text:p>6.75598648802705</text:p>
          </table:table-cell>
          <table:table-cell table:formula="of:=DEGREES(ATAN(ABS([.F200]-[.C200])/ABS([.E200]-[.B200])))" office:value-type="float" office:value="0.555094039101013" calcext:value-type="float">
            <text:p>0.555094039101013</text:p>
          </table:table-cell>
          <table:table-cell table:formula="of:=SQRT(POWER([.H200];2)+POWER([.I200];2)+POWER([.J200];2))" office:value-type="float" office:value="698.400540309636" calcext:value-type="float">
            <text:p>698.400540309636</text:p>
          </table:table-cell>
        </table:table-row>
        <table:table-row table:style-name="ro1">
          <table:table-cell office:value-type="float" office:value="76.894" calcext:value-type="float">
            <text:p>76.894</text:p>
          </table:table-cell>
          <table:table-cell office:value-type="float" office:value="278.37" calcext:value-type="float">
            <text:p>278.37</text:p>
          </table:table-cell>
          <table:table-cell office:value-type="float" office:value="41.2081" calcext:value-type="float">
            <text:p>41.2081</text:p>
          </table:table-cell>
          <table:table-cell office:value-type="float" office:value="77.7414" calcext:value-type="float">
            <text:p>77.7414</text:p>
          </table:table-cell>
          <table:table-cell office:value-type="float" office:value="266.011" calcext:value-type="float">
            <text:p>266.011</text:p>
          </table:table-cell>
          <table:table-cell office:value-type="float" office:value="41.0228" calcext:value-type="float">
            <text:p>41.0228</text:p>
          </table:table-cell>
          <table:table-cell/>
          <table:table-cell table:formula="of:=([.D201]-[.A201])/0.0166667" office:value-type="float" office:value="50.843898312203" calcext:value-type="float">
            <text:p>50.843898312203</text:p>
          </table:table-cell>
          <table:table-cell table:formula="of:=ABS([.E201]-[.B201])/0.0166667" office:value-type="float" office:value="741.538516922965" calcext:value-type="float">
            <text:p>741.538516922965</text:p>
          </table:table-cell>
          <table:table-cell table:formula="of:=([.F201]-[.C201])/0.0166667" office:value-type="float" office:value="-11.1179777640448" calcext:value-type="float">
            <text:p>-11.1179777640448</text:p>
          </table:table-cell>
          <table:table-cell table:formula="of:=DEGREES(ATAN(ABS([.F201]-[.C201])/ABS([.E201]-[.B201])))" office:value-type="float" office:value="0.858978275991543" calcext:value-type="float">
            <text:p>0.858978275991543</text:p>
          </table:table-cell>
          <table:table-cell table:formula="of:=SQRT(POWER([.H201];2)+POWER([.I201];2)+POWER([.J201];2))" office:value-type="float" office:value="743.362686382262" calcext:value-type="float">
            <text:p>743.362686382262</text:p>
          </table:table-cell>
        </table:table-row>
        <table:table-row table:style-name="ro1">
          <table:table-cell office:value-type="float" office:value="75.964" calcext:value-type="float">
            <text:p>75.964</text:p>
          </table:table-cell>
          <table:table-cell office:value-type="float" office:value="287.507" calcext:value-type="float">
            <text:p>287.507</text:p>
          </table:table-cell>
          <table:table-cell office:value-type="float" office:value="40.745" calcext:value-type="float">
            <text:p>40.745</text:p>
          </table:table-cell>
          <table:table-cell office:value-type="float" office:value="76.3506" calcext:value-type="float">
            <text:p>76.3506</text:p>
          </table:table-cell>
          <table:table-cell office:value-type="float" office:value="274.539" calcext:value-type="float">
            <text:p>274.539</text:p>
          </table:table-cell>
          <table:table-cell office:value-type="float" office:value="41.0933" calcext:value-type="float">
            <text:p>41.0933</text:p>
          </table:table-cell>
          <table:table-cell/>
          <table:table-cell table:formula="of:=([.D202]-[.A202])/0.0166667" office:value-type="float" office:value="23.1959536080929" calcext:value-type="float">
            <text:p>23.1959536080929</text:p>
          </table:table-cell>
          <table:table-cell table:formula="of:=ABS([.E202]-[.B202])/0.0166667" office:value-type="float" office:value="778.078443843113" calcext:value-type="float">
            <text:p>778.078443843113</text:p>
          </table:table-cell>
          <table:table-cell table:formula="of:=([.F202]-[.C202])/0.0166667" office:value-type="float" office:value="20.8979582040837" calcext:value-type="float">
            <text:p>20.8979582040837</text:p>
          </table:table-cell>
          <table:table-cell table:formula="of:=DEGREES(ATAN(ABS([.F202]-[.C202])/ABS([.E202]-[.B202])))" office:value-type="float" office:value="1.53850427718308" calcext:value-type="float">
            <text:p>1.53850427718308</text:p>
          </table:table-cell>
          <table:table-cell table:formula="of:=SQRT(POWER([.H202];2)+POWER([.I202];2)+POWER([.J202];2))" office:value-type="float" office:value="778.70459205928" calcext:value-type="float">
            <text:p>778.70459205928</text:p>
          </table:table-cell>
        </table:table-row>
        <table:table-row table:style-name="ro1">
          <table:table-cell office:value-type="float" office:value="76.7368" calcext:value-type="float">
            <text:p>76.7368</text:p>
          </table:table-cell>
          <table:table-cell office:value-type="float" office:value="287.449" calcext:value-type="float">
            <text:p>287.449</text:p>
          </table:table-cell>
          <table:table-cell office:value-type="float" office:value="41.2576" calcext:value-type="float">
            <text:p>41.2576</text:p>
          </table:table-cell>
          <table:table-cell office:value-type="float" office:value="77.6522" calcext:value-type="float">
            <text:p>77.6522</text:p>
          </table:table-cell>
          <table:table-cell office:value-type="float" office:value="278.435" calcext:value-type="float">
            <text:p>278.435</text:p>
          </table:table-cell>
          <table:table-cell office:value-type="float" office:value="41.1906" calcext:value-type="float">
            <text:p>41.1906</text:p>
          </table:table-cell>
          <table:table-cell/>
          <table:table-cell table:formula="of:=([.D203]-[.A203])/0.0166667" office:value-type="float" office:value="54.9238901522192" calcext:value-type="float">
            <text:p>54.9238901522192</text:p>
          </table:table-cell>
          <table:table-cell table:formula="of:=ABS([.E203]-[.B203])/0.0166667" office:value-type="float" office:value="540.838918322164" calcext:value-type="float">
            <text:p>540.838918322164</text:p>
          </table:table-cell>
          <table:table-cell table:formula="of:=([.F203]-[.C203])/0.0166667" office:value-type="float" office:value="-4.01999196001566" calcext:value-type="float">
            <text:p>-4.01999196001566</text:p>
          </table:table-cell>
          <table:table-cell table:formula="of:=DEGREES(ATAN(ABS([.F203]-[.C203])/ABS([.E203]-[.B203])))" office:value-type="float" office:value="0.425864936143471" calcext:value-type="float">
            <text:p>0.425864936143471</text:p>
          </table:table-cell>
          <table:table-cell table:formula="of:=SQRT(POWER([.H203];2)+POWER([.I203];2)+POWER([.J203];2))" office:value-type="float" office:value="543.635474943183" calcext:value-type="float">
            <text:p>543.635474943183</text:p>
          </table:table-cell>
        </table:table-row>
        <table:table-row table:style-name="ro1">
          <table:table-cell office:value-type="float" office:value="76.9366" calcext:value-type="float">
            <text:p>76.9366</text:p>
          </table:table-cell>
          <table:table-cell office:value-type="float" office:value="282.159" calcext:value-type="float">
            <text:p>282.159</text:p>
          </table:table-cell>
          <table:table-cell office:value-type="float" office:value="41.5984" calcext:value-type="float">
            <text:p>41.5984</text:p>
          </table:table-cell>
          <table:table-cell office:value-type="float" office:value="77.773" calcext:value-type="float">
            <text:p>77.773</text:p>
          </table:table-cell>
          <table:table-cell office:value-type="float" office:value="268.343" calcext:value-type="float">
            <text:p>268.343</text:p>
          </table:table-cell>
          <table:table-cell office:value-type="float" office:value="41.6127" calcext:value-type="float">
            <text:p>41.6127</text:p>
          </table:table-cell>
          <table:table-cell/>
          <table:table-cell table:formula="of:=([.D204]-[.A204])/0.0166667" office:value-type="float" office:value="50.1838996322006" calcext:value-type="float">
            <text:p>50.1838996322006</text:p>
          </table:table-cell>
          <table:table-cell table:formula="of:=ABS([.E204]-[.B204])/0.0166667" office:value-type="float" office:value="828.958342083314" calcext:value-type="float">
            <text:p>828.958342083314</text:p>
          </table:table-cell>
          <table:table-cell table:formula="of:=([.F204]-[.C204])/0.0166667" office:value-type="float" office:value="0.857998284003351" calcext:value-type="float">
            <text:p>0.857998284003351</text:p>
          </table:table-cell>
          <table:table-cell table:formula="of:=DEGREES(ATAN(ABS([.F204]-[.C204])/ABS([.E204]-[.B204])))" office:value-type="float" office:value="0.0593029353254959" calcext:value-type="float">
            <text:p>0.059302935325496</text:p>
          </table:table-cell>
          <table:table-cell table:formula="of:=SQRT(POWER([.H204];2)+POWER([.I204];2)+POWER([.J204];2))" office:value-type="float" office:value="830.47642522402" calcext:value-type="float">
            <text:p>830.47642522402</text:p>
          </table:table-cell>
        </table:table-row>
        <table:table-row table:style-name="ro1">
          <table:table-cell office:value-type="float" office:value="76.4791" calcext:value-type="float">
            <text:p>76.4791</text:p>
          </table:table-cell>
          <table:table-cell office:value-type="float" office:value="287.549" calcext:value-type="float">
            <text:p>287.549</text:p>
          </table:table-cell>
          <table:table-cell office:value-type="float" office:value="40.7335" calcext:value-type="float">
            <text:p>40.7335</text:p>
          </table:table-cell>
          <table:table-cell office:value-type="float" office:value="77.3536" calcext:value-type="float">
            <text:p>77.3536</text:p>
          </table:table-cell>
          <table:table-cell office:value-type="float" office:value="274.637" calcext:value-type="float">
            <text:p>274.637</text:p>
          </table:table-cell>
          <table:table-cell office:value-type="float" office:value="41.0681" calcext:value-type="float">
            <text:p>41.0681</text:p>
          </table:table-cell>
          <table:table-cell/>
          <table:table-cell table:formula="of:=([.D205]-[.A205])/0.0166667" office:value-type="float" office:value="52.4698950602097" calcext:value-type="float">
            <text:p>52.4698950602097</text:p>
          </table:table-cell>
          <table:table-cell table:formula="of:=ABS([.E205]-[.B205])/0.0166667" office:value-type="float" office:value="774.718450563098" calcext:value-type="float">
            <text:p>774.718450563098</text:p>
          </table:table-cell>
          <table:table-cell table:formula="of:=([.F205]-[.C205])/0.0166667" office:value-type="float" office:value="20.0759598480804" calcext:value-type="float">
            <text:p>20.0759598480804</text:p>
          </table:table-cell>
          <table:table-cell table:formula="of:=DEGREES(ATAN(ABS([.F205]-[.C205])/ABS([.E205]-[.B205])))" office:value-type="float" office:value="1.48442365403725" calcext:value-type="float">
            <text:p>1.48442365403725</text:p>
          </table:table-cell>
          <table:table-cell table:formula="of:=SQRT(POWER([.H205];2)+POWER([.I205];2)+POWER([.J205];2))" office:value-type="float" office:value="776.752735234539" calcext:value-type="float">
            <text:p>776.752735234539</text:p>
          </table:table-cell>
        </table:table-row>
        <table:table-row table:style-name="ro1">
          <table:table-cell office:value-type="float" office:value="76.5056" calcext:value-type="float">
            <text:p>76.5056</text:p>
          </table:table-cell>
          <table:table-cell office:value-type="float" office:value="290.261" calcext:value-type="float">
            <text:p>290.261</text:p>
          </table:table-cell>
          <table:table-cell office:value-type="float" office:value="40.5527" calcext:value-type="float">
            <text:p>40.5527</text:p>
          </table:table-cell>
          <table:table-cell office:value-type="float" office:value="77.1321" calcext:value-type="float">
            <text:p>77.1321</text:p>
          </table:table-cell>
          <table:table-cell office:value-type="float" office:value="277.231" calcext:value-type="float">
            <text:p>277.231</text:p>
          </table:table-cell>
          <table:table-cell office:value-type="float" office:value="40.6416" calcext:value-type="float">
            <text:p>40.6416</text:p>
          </table:table-cell>
          <table:table-cell/>
          <table:table-cell table:formula="of:=([.D206]-[.A206])/0.0166667" office:value-type="float" office:value="37.5899248201499" calcext:value-type="float">
            <text:p>37.5899248201499</text:p>
          </table:table-cell>
          <table:table-cell table:formula="of:=ABS([.E206]-[.B206])/0.0166667" office:value-type="float" office:value="781.798436403129" calcext:value-type="float">
            <text:p>781.798436403129</text:p>
          </table:table-cell>
          <table:table-cell table:formula="of:=([.F206]-[.C206])/0.0166667" office:value-type="float" office:value="5.33398933202106" calcext:value-type="float">
            <text:p>5.33398933202106</text:p>
          </table:table-cell>
          <table:table-cell table:formula="of:=DEGREES(ATAN(ABS([.F206]-[.C206])/ABS([.E206]-[.B206])))" office:value-type="float" office:value="0.390906812449458" calcext:value-type="float">
            <text:p>0.390906812449458</text:p>
          </table:table-cell>
          <table:table-cell table:formula="of:=SQRT(POWER([.H206];2)+POWER([.I206];2)+POWER([.J206];2))" office:value-type="float" office:value="782.719776837507" calcext:value-type="float">
            <text:p>782.719776837507</text:p>
          </table:table-cell>
        </table:table-row>
        <table:table-row table:style-name="ro1">
          <table:table-cell office:value-type="float" office:value="76.6684" calcext:value-type="float">
            <text:p>76.6684</text:p>
          </table:table-cell>
          <table:table-cell office:value-type="float" office:value="280.847" calcext:value-type="float">
            <text:p>280.847</text:p>
          </table:table-cell>
          <table:table-cell office:value-type="float" office:value="41.5609" calcext:value-type="float">
            <text:p>41.5609</text:p>
          </table:table-cell>
          <table:table-cell office:value-type="float" office:value="77.2782" calcext:value-type="float">
            <text:p>77.2782</text:p>
          </table:table-cell>
          <table:table-cell office:value-type="float" office:value="268.252" calcext:value-type="float">
            <text:p>268.252</text:p>
          </table:table-cell>
          <table:table-cell office:value-type="float" office:value="41.8778" calcext:value-type="float">
            <text:p>41.8778</text:p>
          </table:table-cell>
          <table:table-cell/>
          <table:table-cell table:formula="of:=([.D207]-[.A207])/0.0166667" office:value-type="float" office:value="36.5879268241459" calcext:value-type="float">
            <text:p>36.5879268241459</text:p>
          </table:table-cell>
          <table:table-cell table:formula="of:=ABS([.E207]-[.B207])/0.0166667" office:value-type="float" office:value="755.698488603021" calcext:value-type="float">
            <text:p>755.698488603021</text:p>
          </table:table-cell>
          <table:table-cell table:formula="of:=([.F207]-[.C207])/0.0166667" office:value-type="float" office:value="19.0139619720763" calcext:value-type="float">
            <text:p>19.0139619720763</text:p>
          </table:table-cell>
          <table:table-cell table:formula="of:=DEGREES(ATAN(ABS([.F207]-[.C207])/ABS([.E207]-[.B207])))" office:value-type="float" office:value="1.44130229905711" calcext:value-type="float">
            <text:p>1.44130229905711</text:p>
          </table:table-cell>
          <table:table-cell table:formula="of:=SQRT(POWER([.H207];2)+POWER([.I207];2)+POWER([.J207];2))" office:value-type="float" office:value="756.82257684087" calcext:value-type="float">
            <text:p>756.82257684087</text:p>
          </table:table-cell>
        </table:table-row>
        <table:table-row table:style-name="ro1">
          <table:table-cell office:value-type="float" office:value="77.2215" calcext:value-type="float">
            <text:p>77.2215</text:p>
          </table:table-cell>
          <table:table-cell office:value-type="float" office:value="284.934" calcext:value-type="float">
            <text:p>284.934</text:p>
          </table:table-cell>
          <table:table-cell office:value-type="float" office:value="40.8945" calcext:value-type="float">
            <text:p>40.8945</text:p>
          </table:table-cell>
          <table:table-cell office:value-type="float" office:value="78.0715" calcext:value-type="float">
            <text:p>78.0715</text:p>
          </table:table-cell>
          <table:table-cell office:value-type="float" office:value="272.152" calcext:value-type="float">
            <text:p>272.152</text:p>
          </table:table-cell>
          <table:table-cell office:value-type="float" office:value="41.2243" calcext:value-type="float">
            <text:p>41.2243</text:p>
          </table:table-cell>
          <table:table-cell/>
          <table:table-cell table:formula="of:=([.D208]-[.A208])/0.0166667" office:value-type="float" office:value="50.9998980002037" calcext:value-type="float">
            <text:p>50.9998980002037</text:p>
          </table:table-cell>
          <table:table-cell table:formula="of:=ABS([.E208]-[.B208])/0.0166667" office:value-type="float" office:value="766.91846616307" calcext:value-type="float">
            <text:p>766.91846616307</text:p>
          </table:table-cell>
          <table:table-cell table:formula="of:=([.F208]-[.C208])/0.0166667" office:value-type="float" office:value="19.7879604240791" calcext:value-type="float">
            <text:p>19.7879604240791</text:p>
          </table:table-cell>
          <table:table-cell table:formula="of:=DEGREES(ATAN(ABS([.F208]-[.C208])/ABS([.E208]-[.B208])))" office:value-type="float" office:value="1.47801255357632" calcext:value-type="float">
            <text:p>1.47801255357632</text:p>
          </table:table-cell>
          <table:table-cell table:formula="of:=SQRT(POWER([.H208];2)+POWER([.I208];2)+POWER([.J208];2))" office:value-type="float" office:value="768.867014974431" calcext:value-type="float">
            <text:p>768.867014974431</text:p>
          </table:table-cell>
        </table:table-row>
        <table:table-row table:style-name="ro1">
          <table:table-cell office:value-type="float" office:value="76.9798" calcext:value-type="float">
            <text:p>76.9798</text:p>
          </table:table-cell>
          <table:table-cell office:value-type="float" office:value="286.111" calcext:value-type="float">
            <text:p>286.111</text:p>
          </table:table-cell>
          <table:table-cell office:value-type="float" office:value="41.4697" calcext:value-type="float">
            <text:p>41.4697</text:p>
          </table:table-cell>
          <table:table-cell office:value-type="float" office:value="77.6041" calcext:value-type="float">
            <text:p>77.6041</text:p>
          </table:table-cell>
          <table:table-cell office:value-type="float" office:value="274.597" calcext:value-type="float">
            <text:p>274.597</text:p>
          </table:table-cell>
          <table:table-cell office:value-type="float" office:value="41.3212" calcext:value-type="float">
            <text:p>41.3212</text:p>
          </table:table-cell>
          <table:table-cell/>
          <table:table-cell table:formula="of:=([.D209]-[.A209])/0.0166667" office:value-type="float" office:value="37.4579250841501" calcext:value-type="float">
            <text:p>37.4579250841501</text:p>
          </table:table-cell>
          <table:table-cell table:formula="of:=ABS([.E209]-[.B209])/0.0166667" office:value-type="float" office:value="690.838618322764" calcext:value-type="float">
            <text:p>690.838618322764</text:p>
          </table:table-cell>
          <table:table-cell table:formula="of:=([.F209]-[.C209])/0.0166667" office:value-type="float" office:value="-8.90998218003598" calcext:value-type="float">
            <text:p>-8.90998218003598</text:p>
          </table:table-cell>
          <table:table-cell table:formula="of:=DEGREES(ATAN(ABS([.F209]-[.C209])/ABS([.E209]-[.B209])))" office:value-type="float" office:value="0.738922315179747" calcext:value-type="float">
            <text:p>0.738922315179747</text:p>
          </table:table-cell>
          <table:table-cell table:formula="of:=SQRT(POWER([.H209];2)+POWER([.I209];2)+POWER([.J209];2))" office:value-type="float" office:value="691.910746050503" calcext:value-type="float">
            <text:p>691.910746050503</text:p>
          </table:table-cell>
        </table:table-row>
        <table:table-row table:style-name="ro1">
          <table:table-cell office:value-type="float" office:value="77.1765" calcext:value-type="float">
            <text:p>77.1765</text:p>
          </table:table-cell>
          <table:table-cell office:value-type="float" office:value="281.005" calcext:value-type="float">
            <text:p>281.005</text:p>
          </table:table-cell>
          <table:table-cell office:value-type="float" office:value="41.0269" calcext:value-type="float">
            <text:p>41.0269</text:p>
          </table:table-cell>
          <table:table-cell office:value-type="float" office:value="78.251" calcext:value-type="float">
            <text:p>78.251</text:p>
          </table:table-cell>
          <table:table-cell office:value-type="float" office:value="267.225" calcext:value-type="float">
            <text:p>267.225</text:p>
          </table:table-cell>
          <table:table-cell office:value-type="float" office:value="41.3041" calcext:value-type="float">
            <text:p>41.3041</text:p>
          </table:table-cell>
          <table:table-cell/>
          <table:table-cell table:formula="of:=([.D210]-[.A210])/0.0166667" office:value-type="float" office:value="64.4698710602579" calcext:value-type="float">
            <text:p>64.4698710602579</text:p>
          </table:table-cell>
          <table:table-cell table:formula="of:=ABS([.E210]-[.B210])/0.0166667" office:value-type="float" office:value="826.798346403306" calcext:value-type="float">
            <text:p>826.798346403306</text:p>
          </table:table-cell>
          <table:table-cell table:formula="of:=([.F210]-[.C210])/0.0166667" office:value-type="float" office:value="16.6319667360666" calcext:value-type="float">
            <text:p>16.6319667360666</text:p>
          </table:table-cell>
          <table:table-cell table:formula="of:=DEGREES(ATAN(ABS([.F210]-[.C210])/ABS([.E210]-[.B210])))" office:value-type="float" office:value="1.1524127931431" calcext:value-type="float">
            <text:p>1.1524127931431</text:p>
          </table:table-cell>
          <table:table-cell table:formula="of:=SQRT(POWER([.H210];2)+POWER([.I210];2)+POWER([.J210];2))" office:value-type="float" office:value="829.474829158352" calcext:value-type="float">
            <text:p>829.474829158352</text:p>
          </table:table-cell>
        </table:table-row>
        <table:table-row table:style-name="ro1">
          <table:table-cell office:value-type="float" office:value="77.3996" calcext:value-type="float">
            <text:p>77.3996</text:p>
          </table:table-cell>
          <table:table-cell office:value-type="float" office:value="278.472" calcext:value-type="float">
            <text:p>278.472</text:p>
          </table:table-cell>
          <table:table-cell office:value-type="float" office:value="40.936" calcext:value-type="float">
            <text:p>40.936</text:p>
          </table:table-cell>
          <table:table-cell office:value-type="float" office:value="78.4631" calcext:value-type="float">
            <text:p>78.4631</text:p>
          </table:table-cell>
          <table:table-cell office:value-type="float" office:value="264.922" calcext:value-type="float">
            <text:p>264.922</text:p>
          </table:table-cell>
          <table:table-cell office:value-type="float" office:value="40.7113" calcext:value-type="float">
            <text:p>40.7113</text:p>
          </table:table-cell>
          <table:table-cell/>
          <table:table-cell table:formula="of:=([.D211]-[.A211])/0.0166667" office:value-type="float" office:value="63.8098723802547" calcext:value-type="float">
            <text:p>63.8098723802547</text:p>
          </table:table-cell>
          <table:table-cell table:formula="of:=ABS([.E211]-[.B211])/0.0166667" office:value-type="float" office:value="812.998374003249" calcext:value-type="float">
            <text:p>812.998374003249</text:p>
          </table:table-cell>
          <table:table-cell table:formula="of:=([.F211]-[.C211])/0.0166667" office:value-type="float" office:value="-13.4819730360538" calcext:value-type="float">
            <text:p>-13.4819730360538</text:p>
          </table:table-cell>
          <table:table-cell table:formula="of:=DEGREES(ATAN(ABS([.F211]-[.C211])/ABS([.E211]-[.B211])))" office:value-type="float" office:value="0.950050311101007" calcext:value-type="float">
            <text:p>0.950050311101007</text:p>
          </table:table-cell>
          <table:table-cell table:formula="of:=SQRT(POWER([.H211];2)+POWER([.I211];2)+POWER([.J211];2))" office:value-type="float" office:value="815.610090387592" calcext:value-type="float">
            <text:p>815.610090387592</text:p>
          </table:table-cell>
        </table:table-row>
        <table:table-row table:style-name="ro1">
          <table:table-cell office:value-type="float" office:value="76.7509" calcext:value-type="float">
            <text:p>76.7509</text:p>
          </table:table-cell>
          <table:table-cell office:value-type="float" office:value="288.72" calcext:value-type="float">
            <text:p>288.72</text:p>
          </table:table-cell>
          <table:table-cell office:value-type="float" office:value="41.5652" calcext:value-type="float">
            <text:p>41.5652</text:p>
          </table:table-cell>
          <table:table-cell office:value-type="float" office:value="77.8877" calcext:value-type="float">
            <text:p>77.8877</text:p>
          </table:table-cell>
          <table:table-cell office:value-type="float" office:value="277.089" calcext:value-type="float">
            <text:p>277.089</text:p>
          </table:table-cell>
          <table:table-cell office:value-type="float" office:value="41.6584" calcext:value-type="float">
            <text:p>41.6584</text:p>
          </table:table-cell>
          <table:table-cell/>
          <table:table-cell table:formula="of:=([.D212]-[.A212])/0.0166667" office:value-type="float" office:value="68.2078635842725" calcext:value-type="float">
            <text:p>68.2078635842725</text:p>
          </table:table-cell>
          <table:table-cell table:formula="of:=ABS([.E212]-[.B212])/0.0166667" office:value-type="float" office:value="697.858604282793" calcext:value-type="float">
            <text:p>697.858604282793</text:p>
          </table:table-cell>
          <table:table-cell table:formula="of:=([.F212]-[.C212])/0.0166667" office:value-type="float" office:value="5.59198881602255" calcext:value-type="float">
            <text:p>5.59198881602255</text:p>
          </table:table-cell>
          <table:table-cell table:formula="of:=DEGREES(ATAN(ABS([.F212]-[.C212])/ABS([.E212]-[.B212])))" office:value-type="float" office:value="0.459105181260477" calcext:value-type="float">
            <text:p>0.459105181260477</text:p>
          </table:table-cell>
          <table:table-cell table:formula="of:=SQRT(POWER([.H212];2)+POWER([.I212];2)+POWER([.J212];2))" office:value-type="float" office:value="701.206256792663" calcext:value-type="float">
            <text:p>701.206256792663</text:p>
          </table:table-cell>
        </table:table-row>
        <table:table-row table:style-name="ro1">
          <table:table-cell office:value-type="float" office:value="76.7231" calcext:value-type="float">
            <text:p>76.7231</text:p>
          </table:table-cell>
          <table:table-cell office:value-type="float" office:value="286.09" calcext:value-type="float">
            <text:p>286.09</text:p>
          </table:table-cell>
          <table:table-cell office:value-type="float" office:value="41.4753" calcext:value-type="float">
            <text:p>41.4753</text:p>
          </table:table-cell>
          <table:table-cell office:value-type="float" office:value="77.3382" calcext:value-type="float">
            <text:p>77.3382</text:p>
          </table:table-cell>
          <table:table-cell office:value-type="float" office:value="273.327" calcext:value-type="float">
            <text:p>273.327</text:p>
          </table:table-cell>
          <table:table-cell office:value-type="float" office:value="41.2845" calcext:value-type="float">
            <text:p>41.2845</text:p>
          </table:table-cell>
          <table:table-cell/>
          <table:table-cell table:formula="of:=([.D213]-[.A213])/0.0166667" office:value-type="float" office:value="36.9059261881475" calcext:value-type="float">
            <text:p>36.9059261881475</text:p>
          </table:table-cell>
          <table:table-cell table:formula="of:=ABS([.E213]-[.B213])/0.0166667" office:value-type="float" office:value="765.778468443062" calcext:value-type="float">
            <text:p>765.778468443062</text:p>
          </table:table-cell>
          <table:table-cell table:formula="of:=([.F213]-[.C213])/0.0166667" office:value-type="float" office:value="-11.4479771040455" calcext:value-type="float">
            <text:p>-11.4479771040455</text:p>
          </table:table-cell>
          <table:table-cell table:formula="of:=DEGREES(ATAN(ABS([.F213]-[.C213])/ABS([.E213]-[.B213])))" office:value-type="float" office:value="0.856477352743094" calcext:value-type="float">
            <text:p>0.856477352743094</text:p>
          </table:table-cell>
          <table:table-cell table:formula="of:=SQRT(POWER([.H213];2)+POWER([.I213];2)+POWER([.J213];2))" office:value-type="float" office:value="766.752741304902" calcext:value-type="float">
            <text:p>766.752741304902</text:p>
          </table:table-cell>
        </table:table-row>
        <table:table-row table:style-name="ro1">
          <table:table-cell office:value-type="float" office:value="77.1615" calcext:value-type="float">
            <text:p>77.1615</text:p>
          </table:table-cell>
          <table:table-cell office:value-type="float" office:value="279.616" calcext:value-type="float">
            <text:p>279.616</text:p>
          </table:table-cell>
          <table:table-cell office:value-type="float" office:value="41.5044" calcext:value-type="float">
            <text:p>41.5044</text:p>
          </table:table-cell>
          <table:table-cell office:value-type="float" office:value="77.757" calcext:value-type="float">
            <text:p>77.757</text:p>
          </table:table-cell>
          <table:table-cell office:value-type="float" office:value="267.131" calcext:value-type="float">
            <text:p>267.131</text:p>
          </table:table-cell>
          <table:table-cell office:value-type="float" office:value="41.5694" calcext:value-type="float">
            <text:p>41.5694</text:p>
          </table:table-cell>
          <table:table-cell/>
          <table:table-cell table:formula="of:=([.D214]-[.A214])/0.0166667" office:value-type="float" office:value="35.729928540143" calcext:value-type="float">
            <text:p>35.729928540143</text:p>
          </table:table-cell>
          <table:table-cell table:formula="of:=ABS([.E214]-[.B214])/0.0166667" office:value-type="float" office:value="749.098501802997" calcext:value-type="float">
            <text:p>749.098501802997</text:p>
          </table:table-cell>
          <table:table-cell table:formula="of:=([.F214]-[.C214])/0.0166667" office:value-type="float" office:value="3.89999220001589" calcext:value-type="float">
            <text:p>3.89999220001589</text:p>
          </table:table-cell>
          <table:table-cell table:formula="of:=DEGREES(ATAN(ABS([.F214]-[.C214])/ABS([.E214]-[.B214])))" office:value-type="float" office:value="0.298293313616563" calcext:value-type="float">
            <text:p>0.298293313616563</text:p>
          </table:table-cell>
          <table:table-cell table:formula="of:=SQRT(POWER([.H214];2)+POWER([.I214];2)+POWER([.J214];2))" office:value-type="float" office:value="749.960267704989" calcext:value-type="float">
            <text:p>749.960267704989</text:p>
          </table:table-cell>
        </table:table-row>
        <table:table-row table:style-name="ro1">
          <table:table-cell office:value-type="float" office:value="76.4791" calcext:value-type="float">
            <text:p>76.4791</text:p>
          </table:table-cell>
          <table:table-cell office:value-type="float" office:value="287.549" calcext:value-type="float">
            <text:p>287.549</text:p>
          </table:table-cell>
          <table:table-cell office:value-type="float" office:value="40.7335" calcext:value-type="float">
            <text:p>40.7335</text:p>
          </table:table-cell>
          <table:table-cell office:value-type="float" office:value="77.1028" calcext:value-type="float">
            <text:p>77.1028</text:p>
          </table:table-cell>
          <table:table-cell office:value-type="float" office:value="274.661" calcext:value-type="float">
            <text:p>274.661</text:p>
          </table:table-cell>
          <table:table-cell office:value-type="float" office:value="40.8174" calcext:value-type="float">
            <text:p>40.8174</text:p>
          </table:table-cell>
          <table:table-cell/>
          <table:table-cell table:formula="of:=([.D215]-[.A215])/0.0166667" office:value-type="float" office:value="37.4219251561497" calcext:value-type="float">
            <text:p>37.4219251561497</text:p>
          </table:table-cell>
          <table:table-cell table:formula="of:=ABS([.E215]-[.B215])/0.0166667" office:value-type="float" office:value="773.278453443092" calcext:value-type="float">
            <text:p>773.278453443092</text:p>
          </table:table-cell>
          <table:table-cell table:formula="of:=([.F215]-[.C215])/0.0166667" office:value-type="float" office:value="5.03398993202013" calcext:value-type="float">
            <text:p>5.03398993202013</text:p>
          </table:table-cell>
          <table:table-cell table:formula="of:=DEGREES(ATAN(ABS([.F215]-[.C215])/ABS([.E215]-[.B215])))" office:value-type="float" office:value="0.372986343545514" calcext:value-type="float">
            <text:p>0.372986343545514</text:p>
          </table:table-cell>
          <table:table-cell table:formula="of:=SQRT(POWER([.H215];2)+POWER([.I215];2)+POWER([.J215];2))" office:value-type="float" office:value="774.199785647328" calcext:value-type="float">
            <text:p>774.199785647328</text:p>
          </table:table-cell>
        </table:table-row>
        <table:table-row table:style-name="ro1">
          <table:table-cell office:value-type="float" office:value="76.2477" calcext:value-type="float">
            <text:p>76.2477</text:p>
          </table:table-cell>
          <table:table-cell office:value-type="float" office:value="290.021" calcext:value-type="float">
            <text:p>290.021</text:p>
          </table:table-cell>
          <table:table-cell office:value-type="float" office:value="41.6191" calcext:value-type="float">
            <text:p>41.6191</text:p>
          </table:table-cell>
          <table:table-cell office:value-type="float" office:value="76.8803" calcext:value-type="float">
            <text:p>76.8803</text:p>
          </table:table-cell>
          <table:table-cell office:value-type="float" office:value="276.912" calcext:value-type="float">
            <text:p>276.912</text:p>
          </table:table-cell>
          <table:table-cell office:value-type="float" office:value="42.1957" calcext:value-type="float">
            <text:p>42.1957</text:p>
          </table:table-cell>
          <table:table-cell/>
          <table:table-cell table:formula="of:=([.D216]-[.A216])/0.0166667" office:value-type="float" office:value="37.9559240881525" calcext:value-type="float">
            <text:p>37.9559240881525</text:p>
          </table:table-cell>
          <table:table-cell table:formula="of:=ABS([.E216]-[.B216])/0.0166667" office:value-type="float" office:value="786.538426923149" calcext:value-type="float">
            <text:p>786.538426923149</text:p>
          </table:table-cell>
          <table:table-cell table:formula="of:=([.F216]-[.C216])/0.0166667" office:value-type="float" office:value="34.5959308081383" calcext:value-type="float">
            <text:p>34.5959308081383</text:p>
          </table:table-cell>
          <table:table-cell table:formula="of:=DEGREES(ATAN(ABS([.F216]-[.C216])/ABS([.E216]-[.B216])))" office:value-type="float" office:value="2.51853428465157" calcext:value-type="float">
            <text:p>2.51853428465157</text:p>
          </table:table-cell>
          <table:table-cell table:formula="of:=SQRT(POWER([.H216];2)+POWER([.I216];2)+POWER([.J216];2))" office:value-type="float" office:value="788.213313531691" calcext:value-type="float">
            <text:p>788.213313531691</text:p>
          </table:table-cell>
        </table:table-row>
        <table:table-row table:style-name="ro1">
          <table:table-cell office:value-type="float" office:value="76.8941" calcext:value-type="float">
            <text:p>76.8941</text:p>
          </table:table-cell>
          <table:table-cell office:value-type="float" office:value="278.268" calcext:value-type="float">
            <text:p>278.268</text:p>
          </table:table-cell>
          <table:table-cell office:value-type="float" office:value="41.7257" calcext:value-type="float">
            <text:p>41.7257</text:p>
          </table:table-cell>
          <table:table-cell office:value-type="float" office:value="77.5103" calcext:value-type="float">
            <text:p>77.5103</text:p>
          </table:table-cell>
          <table:table-cell office:value-type="float" office:value="267.112" calcext:value-type="float">
            <text:p>267.112</text:p>
          </table:table-cell>
          <table:table-cell office:value-type="float" office:value="41.5747" calcext:value-type="float">
            <text:p>41.5747</text:p>
          </table:table-cell>
          <table:table-cell/>
          <table:table-cell table:formula="of:=([.D217]-[.A217])/0.0166667" office:value-type="float" office:value="36.9719260561483" calcext:value-type="float">
            <text:p>36.9719260561483</text:p>
          </table:table-cell>
          <table:table-cell table:formula="of:=ABS([.E217]-[.B217])/0.0166667" office:value-type="float" office:value="669.358661282674" calcext:value-type="float">
            <text:p>669.358661282674</text:p>
          </table:table-cell>
          <table:table-cell table:formula="of:=([.F217]-[.C217])/0.0166667" office:value-type="float" office:value="-9.05998188003644" calcext:value-type="float">
            <text:p>-9.05998188003644</text:p>
          </table:table-cell>
          <table:table-cell table:formula="of:=DEGREES(ATAN(ABS([.F217]-[.C217])/ABS([.E217]-[.B217])))" office:value-type="float" office:value="0.775469202443234" calcext:value-type="float">
            <text:p>0.775469202443234</text:p>
          </table:table-cell>
          <table:table-cell table:formula="of:=SQRT(POWER([.H217];2)+POWER([.I217];2)+POWER([.J217];2))" office:value-type="float" office:value="670.440171843918" calcext:value-type="float">
            <text:p>670.440171843918</text:p>
          </table:table-cell>
        </table:table-row>
        <table:table-row table:style-name="ro1">
          <table:table-cell office:value-type="float" office:value="76.9653" calcext:value-type="float">
            <text:p>76.9653</text:p>
          </table:table-cell>
          <table:table-cell office:value-type="float" office:value="284.857" calcext:value-type="float">
            <text:p>284.857</text:p>
          </table:table-cell>
          <table:table-cell office:value-type="float" office:value="41.1632" calcext:value-type="float">
            <text:p>41.1632</text:p>
          </table:table-cell>
          <table:table-cell office:value-type="float" office:value="77.5884" calcext:value-type="float">
            <text:p>77.5884</text:p>
          </table:table-cell>
          <table:table-cell office:value-type="float" office:value="273.354" calcext:value-type="float">
            <text:p>273.354</text:p>
          </table:table-cell>
          <table:table-cell office:value-type="float" office:value="41.2777" calcext:value-type="float">
            <text:p>41.2777</text:p>
          </table:table-cell>
          <table:table-cell/>
          <table:table-cell table:formula="of:=([.D218]-[.A218])/0.0166667" office:value-type="float" office:value="37.38592522815" calcext:value-type="float">
            <text:p>37.38592522815</text:p>
          </table:table-cell>
          <table:table-cell table:formula="of:=ABS([.E218]-[.B218])/0.0166667" office:value-type="float" office:value="690.178619642763" calcext:value-type="float">
            <text:p>690.178619642763</text:p>
          </table:table-cell>
          <table:table-cell table:formula="of:=([.F218]-[.C218])/0.0166667" office:value-type="float" office:value="6.86998626002746" calcext:value-type="float">
            <text:p>6.86998626002746</text:p>
          </table:table-cell>
          <table:table-cell table:formula="of:=DEGREES(ATAN(ABS([.F218]-[.C218])/ABS([.E218]-[.B218])))" office:value-type="float" office:value="0.570299061002925" calcext:value-type="float">
            <text:p>0.570299061002925</text:p>
          </table:table-cell>
          <table:table-cell table:formula="of:=SQRT(POWER([.H218];2)+POWER([.I218];2)+POWER([.J218];2))" office:value-type="float" office:value="691.224588052514" calcext:value-type="float">
            <text:p>691.224588052514</text:p>
          </table:table-cell>
        </table:table-row>
        <table:table-row table:style-name="ro1">
          <table:table-cell office:value-type="float" office:value="76.3886" calcext:value-type="float">
            <text:p>76.3886</text:p>
          </table:table-cell>
          <table:table-cell office:value-type="float" office:value="278.32" calcext:value-type="float">
            <text:p>278.32</text:p>
          </table:table-cell>
          <table:table-cell office:value-type="float" office:value="41.2209" calcext:value-type="float">
            <text:p>41.2209</text:p>
          </table:table-cell>
          <table:table-cell office:value-type="float" office:value="76.7566" calcext:value-type="float">
            <text:p>76.7566</text:p>
          </table:table-cell>
          <table:table-cell office:value-type="float" office:value="265.823" calcext:value-type="float">
            <text:p>265.823</text:p>
          </table:table-cell>
          <table:table-cell office:value-type="float" office:value="41.5524" calcext:value-type="float">
            <text:p>41.5524</text:p>
          </table:table-cell>
          <table:table-cell/>
          <table:table-cell table:formula="of:=([.D219]-[.A219])/0.0166667" office:value-type="float" office:value="22.0799558400889" calcext:value-type="float">
            <text:p>22.0799558400889</text:p>
          </table:table-cell>
          <table:table-cell table:formula="of:=ABS([.E219]-[.B219])/0.0166667" office:value-type="float" office:value="749.818500363" calcext:value-type="float">
            <text:p>749.818500363</text:p>
          </table:table-cell>
          <table:table-cell table:formula="of:=([.F219]-[.C219])/0.0166667" office:value-type="float" office:value="19.8899602200795" calcext:value-type="float">
            <text:p>19.8899602200795</text:p>
          </table:table-cell>
          <table:table-cell table:formula="of:=DEGREES(ATAN(ABS([.F219]-[.C219])/ABS([.E219]-[.B219])))" office:value-type="float" office:value="1.51949250724642" calcext:value-type="float">
            <text:p>1.51949250724642</text:p>
          </table:table-cell>
          <table:table-cell table:formula="of:=SQRT(POWER([.H219];2)+POWER([.I219];2)+POWER([.J219];2))" office:value-type="float" office:value="750.407168445288" calcext:value-type="float">
            <text:p>750.407168445288</text:p>
          </table:table-cell>
        </table:table-row>
        <table:table-row table:style-name="ro1">
          <table:table-cell office:value-type="float" office:value="75.9769" calcext:value-type="float">
            <text:p>75.9769</text:p>
          </table:table-cell>
          <table:table-cell office:value-type="float" office:value="288.659" calcext:value-type="float">
            <text:p>288.659</text:p>
          </table:table-cell>
          <table:table-cell office:value-type="float" office:value="41.5821" calcext:value-type="float">
            <text:p>41.5821</text:p>
          </table:table-cell>
          <table:table-cell office:value-type="float" office:value="76.6149" calcext:value-type="float">
            <text:p>76.6149</text:p>
          </table:table-cell>
          <table:table-cell office:value-type="float" office:value="275.662" calcext:value-type="float">
            <text:p>275.662</text:p>
          </table:table-cell>
          <table:table-cell office:value-type="float" office:value="41.9025" calcext:value-type="float">
            <text:p>41.9025</text:p>
          </table:table-cell>
          <table:table-cell/>
          <table:table-cell table:formula="of:=([.D220]-[.A220])/0.0166667" office:value-type="float" office:value="38.2799234401534" calcext:value-type="float">
            <text:p>38.2799234401534</text:p>
          </table:table-cell>
          <table:table-cell table:formula="of:=ABS([.E220]-[.B220])/0.0166667" office:value-type="float" office:value="779.81844036312" calcext:value-type="float">
            <text:p>779.81844036312</text:p>
          </table:table-cell>
          <table:table-cell table:formula="of:=([.F220]-[.C220])/0.0166667" office:value-type="float" office:value="19.2239615520773" calcext:value-type="float">
            <text:p>19.2239615520773</text:p>
          </table:table-cell>
          <table:table-cell table:formula="of:=DEGREES(ATAN(ABS([.F220]-[.C220])/ABS([.E220]-[.B220])))" office:value-type="float" office:value="1.41216052922599" calcext:value-type="float">
            <text:p>1.41216052922599</text:p>
          </table:table-cell>
          <table:table-cell table:formula="of:=SQRT(POWER([.H220];2)+POWER([.I220];2)+POWER([.J220];2))" office:value-type="float" office:value="780.994054501511" calcext:value-type="float">
            <text:p>780.994054501511</text:p>
          </table:table-cell>
        </table:table-row>
        <table:table-row table:style-name="ro1">
          <table:table-cell office:value-type="float" office:value="77.1614" calcext:value-type="float">
            <text:p>77.1614</text:p>
          </table:table-cell>
          <table:table-cell office:value-type="float" office:value="279.557" calcext:value-type="float">
            <text:p>279.557</text:p>
          </table:table-cell>
          <table:table-cell office:value-type="float" office:value="41.7651" calcext:value-type="float">
            <text:p>41.7651</text:p>
          </table:table-cell>
          <table:table-cell office:value-type="float" office:value="77.7403" calcext:value-type="float">
            <text:p>77.7403</text:p>
          </table:table-cell>
          <table:table-cell office:value-type="float" office:value="265.771" calcext:value-type="float">
            <text:p>265.771</text:p>
          </table:table-cell>
          <table:table-cell office:value-type="float" office:value="42.2847" calcext:value-type="float">
            <text:p>42.2847</text:p>
          </table:table-cell>
          <table:table-cell/>
          <table:table-cell table:formula="of:=([.D221]-[.A221])/0.0166667" office:value-type="float" office:value="34.7339305321392" calcext:value-type="float">
            <text:p>34.7339305321392</text:p>
          </table:table-cell>
          <table:table-cell table:formula="of:=ABS([.E221]-[.B221])/0.0166667" office:value-type="float" office:value="827.158345683309" calcext:value-type="float">
            <text:p>827.158345683309</text:p>
          </table:table-cell>
          <table:table-cell table:formula="of:=([.F221]-[.C221])/0.0166667" office:value-type="float" office:value="31.1759376481249" calcext:value-type="float">
            <text:p>31.1759376481249</text:p>
          </table:table-cell>
          <table:table-cell table:formula="of:=DEGREES(ATAN(ABS([.F221]-[.C221])/ABS([.E221]-[.B221])))" office:value-type="float" office:value="2.15847975178004" calcext:value-type="float">
            <text:p>2.15847975178004</text:p>
          </table:table-cell>
          <table:table-cell table:formula="of:=SQRT(POWER([.H221];2)+POWER([.I221];2)+POWER([.J221];2))" office:value-type="float" office:value="828.474087616504" calcext:value-type="float">
            <text:p>828.474087616504</text:p>
          </table:table-cell>
        </table:table-row>
        <table:table-row table:style-name="ro1">
          <table:table-cell office:value-type="float" office:value="76.4929" calcext:value-type="float">
            <text:p>76.4929</text:p>
          </table:table-cell>
          <table:table-cell office:value-type="float" office:value="288.7" calcext:value-type="float">
            <text:p>288.7</text:p>
          </table:table-cell>
          <table:table-cell office:value-type="float" office:value="41.5708" calcext:value-type="float">
            <text:p>41.5708</text:p>
          </table:table-cell>
          <table:table-cell office:value-type="float" office:value="77.1319" calcext:value-type="float">
            <text:p>77.1319</text:p>
          </table:table-cell>
          <table:table-cell office:value-type="float" office:value="277.067" calcext:value-type="float">
            <text:p>277.067</text:p>
          </table:table-cell>
          <table:table-cell office:value-type="float" office:value="41.419" calcext:value-type="float">
            <text:p>41.419</text:p>
          </table:table-cell>
          <table:table-cell/>
          <table:table-cell table:formula="of:=([.D222]-[.A222])/0.0166667" office:value-type="float" office:value="38.3399233201531" calcext:value-type="float">
            <text:p>38.3399233201531</text:p>
          </table:table-cell>
          <table:table-cell table:formula="of:=ABS([.E222]-[.B222])/0.0166667" office:value-type="float" office:value="697.978604042791" calcext:value-type="float">
            <text:p>697.978604042791</text:p>
          </table:table-cell>
          <table:table-cell table:formula="of:=([.F222]-[.C222])/0.0166667" office:value-type="float" office:value="-9.10798178403652" calcext:value-type="float">
            <text:p>-9.10798178403652</text:p>
          </table:table-cell>
          <table:table-cell table:formula="of:=DEGREES(ATAN(ABS([.F222]-[.C222])/ABS([.E222]-[.B222])))" office:value-type="float" office:value="0.747615036060765" calcext:value-type="float">
            <text:p>0.747615036060765</text:p>
          </table:table-cell>
          <table:table-cell table:formula="of:=SQRT(POWER([.H222];2)+POWER([.I222];2)+POWER([.J222];2))" office:value-type="float" office:value="699.090149232484" calcext:value-type="float">
            <text:p>699.090149232484</text:p>
          </table:table-cell>
        </table:table-row>
        <table:table-row table:style-name="ro1">
          <table:table-cell office:value-type="float" office:value="77.1764" calcext:value-type="float">
            <text:p>77.1764</text:p>
          </table:table-cell>
          <table:table-cell office:value-type="float" office:value="280.95" calcext:value-type="float">
            <text:p>280.95</text:p>
          </table:table-cell>
          <table:table-cell office:value-type="float" office:value="41.2877" calcext:value-type="float">
            <text:p>41.2877</text:p>
          </table:table-cell>
          <table:table-cell office:value-type="float" office:value="78.0213" calcext:value-type="float">
            <text:p>78.0213</text:p>
          </table:table-cell>
          <table:table-cell office:value-type="float" office:value="268.513" calcext:value-type="float">
            <text:p>268.513</text:p>
          </table:table-cell>
          <table:table-cell office:value-type="float" office:value="40.8447" calcext:value-type="float">
            <text:p>40.8447</text:p>
          </table:table-cell>
          <table:table-cell/>
          <table:table-cell table:formula="of:=([.D223]-[.A223])/0.0166667" office:value-type="float" office:value="50.6938986122025" calcext:value-type="float">
            <text:p>50.6938986122025</text:p>
          </table:table-cell>
          <table:table-cell table:formula="of:=ABS([.E223]-[.B223])/0.0166667" office:value-type="float" office:value="746.218507562986" calcext:value-type="float">
            <text:p>746.218507562986</text:p>
          </table:table-cell>
          <table:table-cell table:formula="of:=([.F223]-[.C223])/0.0166667" office:value-type="float" office:value="-26.5799468401062" calcext:value-type="float">
            <text:p>-26.5799468401062</text:p>
          </table:table-cell>
          <table:table-cell table:formula="of:=DEGREES(ATAN(ABS([.F223]-[.C223])/ABS([.E223]-[.B223])))" office:value-type="float" office:value="2.03998584881343" calcext:value-type="float">
            <text:p>2.03998584881343</text:p>
          </table:table-cell>
          <table:table-cell table:formula="of:=SQRT(POWER([.H223];2)+POWER([.I223];2)+POWER([.J223];2))" office:value-type="float" office:value="748.410599844802" calcext:value-type="float">
            <text:p>748.410599844802</text:p>
          </table:table-cell>
        </table:table-row>
        <table:table-row table:style-name="ro1">
          <table:table-cell office:value-type="float" office:value="76.1971" calcext:value-type="float">
            <text:p>76.1971</text:p>
          </table:table-cell>
          <table:table-cell office:value-type="float" office:value="284.798" calcext:value-type="float">
            <text:p>284.798</text:p>
          </table:table-cell>
          <table:table-cell office:value-type="float" office:value="41.1796" calcext:value-type="float">
            <text:p>41.1796</text:p>
          </table:table-cell>
          <table:table-cell office:value-type="float" office:value="76.8108" calcext:value-type="float">
            <text:p>76.8108</text:p>
          </table:table-cell>
          <table:table-cell office:value-type="float" office:value="270.707" calcext:value-type="float">
            <text:p>270.707</text:p>
          </table:table-cell>
          <table:table-cell office:value-type="float" office:value="41.7221" calcext:value-type="float">
            <text:p>41.7221</text:p>
          </table:table-cell>
          <table:table-cell/>
          <table:table-cell table:formula="of:=([.D224]-[.A224])/0.0166667" office:value-type="float" office:value="36.821926356147" calcext:value-type="float">
            <text:p>36.821926356147</text:p>
          </table:table-cell>
          <table:table-cell table:formula="of:=ABS([.E224]-[.B224])/0.0166667" office:value-type="float" office:value="845.458309083382" calcext:value-type="float">
            <text:p>845.458309083382</text:p>
          </table:table-cell>
          <table:table-cell table:formula="of:=([.F224]-[.C224])/0.0166667" office:value-type="float" office:value="32.54993490013" calcext:value-type="float">
            <text:p>32.54993490013</text:p>
          </table:table-cell>
          <table:table-cell table:formula="of:=DEGREES(ATAN(ABS([.F224]-[.C224])/ABS([.E224]-[.B224])))" office:value-type="float" office:value="2.20478437689243" calcext:value-type="float">
            <text:p>2.20478437689243</text:p>
          </table:table-cell>
          <table:table-cell table:formula="of:=SQRT(POWER([.H224];2)+POWER([.I224];2)+POWER([.J224];2))" office:value-type="float" office:value="846.885532360019" calcext:value-type="float">
            <text:p>846.885532360019</text:p>
          </table:table-cell>
        </table:table-row>
        <table:table-row table:style-name="ro1">
          <table:table-cell office:value-type="float" office:value="76.1732" calcext:value-type="float">
            <text:p>76.1732</text:p>
          </table:table-cell>
          <table:table-cell office:value-type="float" office:value="282.034" calcext:value-type="float">
            <text:p>282.034</text:p>
          </table:table-cell>
          <table:table-cell office:value-type="float" office:value="41.8779" calcext:value-type="float">
            <text:p>41.8779</text:p>
          </table:table-cell>
          <table:table-cell office:value-type="float" office:value="76.5624" calcext:value-type="float">
            <text:p>76.5624</text:p>
          </table:table-cell>
          <table:table-cell office:value-type="float" office:value="270.633" calcext:value-type="float">
            <text:p>270.633</text:p>
          </table:table-cell>
          <table:table-cell office:value-type="float" office:value="41.9832" calcext:value-type="float">
            <text:p>41.9832</text:p>
          </table:table-cell>
          <table:table-cell/>
          <table:table-cell table:formula="of:=([.D225]-[.A225])/0.0166667" office:value-type="float" office:value="23.3519532960936" calcext:value-type="float">
            <text:p>23.3519532960936</text:p>
          </table:table-cell>
          <table:table-cell table:formula="of:=ABS([.E225]-[.B225])/0.0166667" office:value-type="float" office:value="684.058631882737" calcext:value-type="float">
            <text:p>684.058631882737</text:p>
          </table:table-cell>
          <table:table-cell table:formula="of:=([.F225]-[.C225])/0.0166667" office:value-type="float" office:value="6.31798736402526" calcext:value-type="float">
            <text:p>6.31798736402526</text:p>
          </table:table-cell>
          <table:table-cell table:formula="of:=DEGREES(ATAN(ABS([.F225]-[.C225])/ABS([.E225]-[.B225])))" office:value-type="float" office:value="0.529170602368725" calcext:value-type="float">
            <text:p>0.529170602368725</text:p>
          </table:table-cell>
          <table:table-cell table:formula="of:=SQRT(POWER([.H225];2)+POWER([.I225];2)+POWER([.J225];2))" office:value-type="float" office:value="684.486261761591" calcext:value-type="float">
            <text:p>684.486261761591</text:p>
          </table:table-cell>
        </table:table-row>
        <table:table-row table:style-name="ro1">
          <table:table-cell office:value-type="float" office:value="77.252" calcext:value-type="float">
            <text:p>77.252</text:p>
          </table:table-cell>
          <table:table-cell office:value-type="float" office:value="287.563" calcext:value-type="float">
            <text:p>287.563</text:p>
          </table:table-cell>
          <table:table-cell office:value-type="float" office:value="40.9794" calcext:value-type="float">
            <text:p>40.9794</text:p>
          </table:table-cell>
          <table:table-cell office:value-type="float" office:value="78.3391" calcext:value-type="float">
            <text:p>78.3391</text:p>
          </table:table-cell>
          <table:table-cell office:value-type="float" office:value="273.465" calcext:value-type="float">
            <text:p>273.465</text:p>
          </table:table-cell>
          <table:table-cell office:value-type="float" office:value="41.0042" calcext:value-type="float">
            <text:p>41.0042</text:p>
          </table:table-cell>
          <table:table-cell/>
          <table:table-cell table:formula="of:=([.D226]-[.A226])/0.0166667" office:value-type="float" office:value="65.2258695482613" calcext:value-type="float">
            <text:p>65.2258695482613</text:p>
          </table:table-cell>
          <table:table-cell table:formula="of:=ABS([.E226]-[.B226])/0.0166667" office:value-type="float" office:value="845.878308243384" calcext:value-type="float">
            <text:p>845.878308243384</text:p>
          </table:table-cell>
          <table:table-cell table:formula="of:=([.F226]-[.C226])/0.0166667" office:value-type="float" office:value="1.48799702400589" calcext:value-type="float">
            <text:p>1.48799702400589</text:p>
          </table:table-cell>
          <table:table-cell table:formula="of:=DEGREES(ATAN(ABS([.F226]-[.C226])/ABS([.E226]-[.B226])))" office:value-type="float" office:value="0.100789747924495" calcext:value-type="float">
            <text:p>0.100789747924495</text:p>
          </table:table-cell>
          <table:table-cell table:formula="of:=SQRT(POWER([.H226];2)+POWER([.I226];2)+POWER([.J226];2))" office:value-type="float" office:value="848.390676840664" calcext:value-type="float">
            <text:p>848.390676840664</text:p>
          </table:table-cell>
        </table:table-row>
        <table:table-row table:style-name="ro1">
          <table:table-cell office:value-type="float" office:value="76.9799" calcext:value-type="float">
            <text:p>76.9799</text:p>
          </table:table-cell>
          <table:table-cell office:value-type="float" office:value="286.059" calcext:value-type="float">
            <text:p>286.059</text:p>
          </table:table-cell>
          <table:table-cell office:value-type="float" office:value="41.7322" calcext:value-type="float">
            <text:p>41.7322</text:p>
          </table:table-cell>
          <table:table-cell office:value-type="float" office:value="77.604" calcext:value-type="float">
            <text:p>77.604</text:p>
          </table:table-cell>
          <table:table-cell office:value-type="float" office:value="274.55" calcext:value-type="float">
            <text:p>274.55</text:p>
          </table:table-cell>
          <table:table-cell office:value-type="float" office:value="41.5775" calcext:value-type="float">
            <text:p>41.5775</text:p>
          </table:table-cell>
          <table:table-cell/>
          <table:table-cell table:formula="of:=([.D227]-[.A227])/0.0166667" office:value-type="float" office:value="37.4459251081497" calcext:value-type="float">
            <text:p>37.4459251081497</text:p>
          </table:table-cell>
          <table:table-cell table:formula="of:=ABS([.E227]-[.B227])/0.0166667" office:value-type="float" office:value="690.538618922763" calcext:value-type="float">
            <text:p>690.538618922763</text:p>
          </table:table-cell>
          <table:table-cell table:formula="of:=([.F227]-[.C227])/0.0166667" office:value-type="float" office:value="-9.28198143603703" calcext:value-type="float">
            <text:p>-9.28198143603703</text:p>
          </table:table-cell>
          <table:table-cell table:formula="of:=DEGREES(ATAN(ABS([.F227]-[.C227])/ABS([.E227]-[.B227])))" office:value-type="float" office:value="0.770103686307414" calcext:value-type="float">
            <text:p>0.770103686307414</text:p>
          </table:table-cell>
          <table:table-cell table:formula="of:=SQRT(POWER([.H227];2)+POWER([.I227];2)+POWER([.J227];2))" office:value-type="float" office:value="691.615454360544" calcext:value-type="float">
            <text:p>691.615454360544</text:p>
          </table:table-cell>
        </table:table-row>
        <table:table-row table:style-name="ro1">
          <table:table-cell office:value-type="float" office:value="77.1764" calcext:value-type="float">
            <text:p>77.1764</text:p>
          </table:table-cell>
          <table:table-cell office:value-type="float" office:value="280.95" calcext:value-type="float">
            <text:p>280.95</text:p>
          </table:table-cell>
          <table:table-cell office:value-type="float" office:value="41.2877" calcext:value-type="float">
            <text:p>41.2877</text:p>
          </table:table-cell>
          <table:table-cell office:value-type="float" office:value="77.773" calcext:value-type="float">
            <text:p>77.773</text:p>
          </table:table-cell>
          <table:table-cell office:value-type="float" office:value="268.348" calcext:value-type="float">
            <text:p>268.348</text:p>
          </table:table-cell>
          <table:table-cell office:value-type="float" office:value="41.6119" calcext:value-type="float">
            <text:p>41.6119</text:p>
          </table:table-cell>
          <table:table-cell/>
          <table:table-cell table:formula="of:=([.D228]-[.A228])/0.0166667" office:value-type="float" office:value="35.7959284081429" calcext:value-type="float">
            <text:p>35.7959284081429</text:p>
          </table:table-cell>
          <table:table-cell table:formula="of:=ABS([.E228]-[.B228])/0.0166667" office:value-type="float" office:value="756.118487763023" calcext:value-type="float">
            <text:p>756.118487763023</text:p>
          </table:table-cell>
          <table:table-cell table:formula="of:=([.F228]-[.C228])/0.0166667" office:value-type="float" office:value="19.4519610960777" calcext:value-type="float">
            <text:p>19.4519610960777</text:p>
          </table:table-cell>
          <table:table-cell table:formula="of:=DEGREES(ATAN(ABS([.F228]-[.C228])/ABS([.E228]-[.B228])))" office:value-type="float" office:value="1.47367048434187" calcext:value-type="float">
            <text:p>1.47367048434187</text:p>
          </table:table-cell>
          <table:table-cell table:formula="of:=SQRT(POWER([.H228];2)+POWER([.I228];2)+POWER([.J228];2))" office:value-type="float" office:value="757.215223577897" calcext:value-type="float">
            <text:p>757.215223577897</text:p>
          </table:table-cell>
        </table:table-row>
        <table:table-row table:style-name="ro1">
          <table:table-cell office:value-type="float" office:value="76.6548" calcext:value-type="float">
            <text:p>76.6548</text:p>
          </table:table-cell>
          <table:table-cell office:value-type="float" office:value="279.562" calcext:value-type="float">
            <text:p>279.562</text:p>
          </table:table-cell>
          <table:table-cell office:value-type="float" office:value="41.5178" calcext:value-type="float">
            <text:p>41.5178</text:p>
          </table:table-cell>
          <table:table-cell office:value-type="float" office:value="77.2634" calcext:value-type="float">
            <text:p>77.2634</text:p>
          </table:table-cell>
          <table:table-cell office:value-type="float" office:value="267.035" calcext:value-type="float">
            <text:p>267.035</text:p>
          </table:table-cell>
          <table:table-cell office:value-type="float" office:value="41.8348" calcext:value-type="float">
            <text:p>41.8348</text:p>
          </table:table-cell>
          <table:table-cell/>
          <table:table-cell table:formula="of:=([.D229]-[.A229])/0.0166667" office:value-type="float" office:value="36.5159269681466" calcext:value-type="float">
            <text:p>36.5159269681466</text:p>
          </table:table-cell>
          <table:table-cell table:formula="of:=ABS([.E229]-[.B229])/0.0166667" office:value-type="float" office:value="751.618496763006" calcext:value-type="float">
            <text:p>751.618496763006</text:p>
          </table:table-cell>
          <table:table-cell table:formula="of:=([.F229]-[.C229])/0.0166667" office:value-type="float" office:value="19.0199619600761" calcext:value-type="float">
            <text:p>19.0199619600761</text:p>
          </table:table-cell>
          <table:table-cell table:formula="of:=DEGREES(ATAN(ABS([.F229]-[.C229])/ABS([.E229]-[.B229])))" office:value-type="float" office:value="1.44957984280922" calcext:value-type="float">
            <text:p>1.44957984280922</text:p>
          </table:table-cell>
          <table:table-cell table:formula="of:=SQRT(POWER([.H229];2)+POWER([.I229];2)+POWER([.J229];2))" office:value-type="float" office:value="752.745333131721" calcext:value-type="float">
            <text:p>752.745333131721</text:p>
          </table:table-cell>
        </table:table-row>
        <table:table-row table:style-name="ro1">
          <table:table-cell office:value-type="float" office:value="76.6954" calcext:value-type="float">
            <text:p>76.6954</text:p>
          </table:table-cell>
          <table:table-cell office:value-type="float" office:value="283.597" calcext:value-type="float">
            <text:p>283.597</text:p>
          </table:table-cell>
          <table:table-cell office:value-type="float" office:value="40.8622" calcext:value-type="float">
            <text:p>40.8622</text:p>
          </table:table-cell>
          <table:table-cell office:value-type="float" office:value="77.3084" calcext:value-type="float">
            <text:p>77.3084</text:p>
          </table:table-cell>
          <table:table-cell office:value-type="float" office:value="270.954" calcext:value-type="float">
            <text:p>270.954</text:p>
          </table:table-cell>
          <table:table-cell office:value-type="float" office:value="40.6885" calcext:value-type="float">
            <text:p>40.6885</text:p>
          </table:table-cell>
          <table:table-cell/>
          <table:table-cell table:formula="of:=([.D230]-[.A230])/0.0166667" office:value-type="float" office:value="36.7799264401471" calcext:value-type="float">
            <text:p>36.7799264401471</text:p>
          </table:table-cell>
          <table:table-cell table:formula="of:=ABS([.E230]-[.B230])/0.0166667" office:value-type="float" office:value="758.578482843033" calcext:value-type="float">
            <text:p>758.578482843033</text:p>
          </table:table-cell>
          <table:table-cell table:formula="of:=([.F230]-[.C230])/0.0166667" office:value-type="float" office:value="-10.4219791560419" calcext:value-type="float">
            <text:p>-10.4219791560419</text:p>
          </table:table-cell>
          <table:table-cell table:formula="of:=DEGREES(ATAN(ABS([.F230]-[.C230])/ABS([.E230]-[.B230])))" office:value-type="float" office:value="0.787127326612534" calcext:value-type="float">
            <text:p>0.787127326612534</text:p>
          </table:table-cell>
          <table:table-cell table:formula="of:=SQRT(POWER([.H230];2)+POWER([.I230];2)+POWER([.J230];2))" office:value-type="float" office:value="759.541108348264" calcext:value-type="float">
            <text:p>759.541108348264</text:p>
          </table:table-cell>
        </table:table-row>
        <table:table-row table:style-name="ro1">
          <table:table-cell office:value-type="float" office:value="76.6413" calcext:value-type="float">
            <text:p>76.6413</text:p>
          </table:table-cell>
          <table:table-cell office:value-type="float" office:value="278.342" calcext:value-type="float">
            <text:p>278.342</text:p>
          </table:table-cell>
          <table:table-cell office:value-type="float" office:value="41.2149" calcext:value-type="float">
            <text:p>41.2149</text:p>
          </table:table-cell>
          <table:table-cell office:value-type="float" office:value="77.0167" calcext:value-type="float">
            <text:p>77.0167</text:p>
          </table:table-cell>
          <table:table-cell office:value-type="float" office:value="267.152" calcext:value-type="float">
            <text:p>267.152</text:p>
          </table:table-cell>
          <table:table-cell office:value-type="float" office:value="41.0825" calcext:value-type="float">
            <text:p>41.0825</text:p>
          </table:table-cell>
          <table:table-cell/>
          <table:table-cell table:formula="of:=([.D231]-[.A231])/0.0166667" office:value-type="float" office:value="22.52395495209" calcext:value-type="float">
            <text:p>22.52395495209</text:p>
          </table:table-cell>
          <table:table-cell table:formula="of:=ABS([.E231]-[.B231])/0.0166667" office:value-type="float" office:value="671.398657202686" calcext:value-type="float">
            <text:p>671.398657202686</text:p>
          </table:table-cell>
          <table:table-cell table:formula="of:=([.F231]-[.C231])/0.0166667" office:value-type="float" office:value="-7.94398411203159" calcext:value-type="float">
            <text:p>-7.94398411203159</text:p>
          </table:table-cell>
          <table:table-cell table:formula="of:=DEGREES(ATAN(ABS([.F231]-[.C231])/ABS([.E231]-[.B231])))" office:value-type="float" office:value="0.677891620707526" calcext:value-type="float">
            <text:p>0.677891620707526</text:p>
          </table:table-cell>
          <table:table-cell table:formula="of:=SQRT(POWER([.H231];2)+POWER([.I231];2)+POWER([.J231];2))" office:value-type="float" office:value="671.823334161463" calcext:value-type="float">
            <text:p>671.823334161463</text:p>
          </table:table-cell>
        </table:table-row>
        <table:table-row table:style-name="ro1">
          <table:table-cell office:value-type="float" office:value="75.9999" calcext:value-type="float">
            <text:p>75.9999</text:p>
          </table:table-cell>
          <table:table-cell office:value-type="float" office:value="291.495" calcext:value-type="float">
            <text:p>291.495</text:p>
          </table:table-cell>
          <table:table-cell office:value-type="float" office:value="40.8736" calcext:value-type="float">
            <text:p>40.8736</text:p>
          </table:table-cell>
          <table:table-cell office:value-type="float" office:value="76.6281" calcext:value-type="float">
            <text:p>76.6281</text:p>
          </table:table-cell>
          <table:table-cell office:value-type="float" office:value="277.032" calcext:value-type="float">
            <text:p>277.032</text:p>
          </table:table-cell>
          <table:table-cell office:value-type="float" office:value="41.4292" calcext:value-type="float">
            <text:p>41.4292</text:p>
          </table:table-cell>
          <table:table-cell/>
          <table:table-cell table:formula="of:=([.D232]-[.A232])/0.0166667" office:value-type="float" office:value="37.6919246161512" calcext:value-type="float">
            <text:p>37.6919246161512</text:p>
          </table:table-cell>
          <table:table-cell table:formula="of:=ABS([.E232]-[.B232])/0.0166667" office:value-type="float" office:value="867.778264443473" calcext:value-type="float">
            <text:p>867.778264443473</text:p>
          </table:table-cell>
          <table:table-cell table:formula="of:=([.F232]-[.C232])/0.0166667" office:value-type="float" office:value="33.3359333281332" calcext:value-type="float">
            <text:p>33.3359333281332</text:p>
          </table:table-cell>
          <table:table-cell table:formula="of:=DEGREES(ATAN(ABS([.F232]-[.C232])/ABS([.E232]-[.B232])))" office:value-type="float" office:value="2.19995088745519" calcext:value-type="float">
            <text:p>2.19995088745519</text:p>
          </table:table-cell>
          <table:table-cell table:formula="of:=SQRT(POWER([.H232];2)+POWER([.I232];2)+POWER([.J232];2))" office:value-type="float" office:value="869.235918420686" calcext:value-type="float">
            <text:p>869.235918420686</text:p>
          </table:table-cell>
        </table:table-row>
        <table:table-row table:style-name="ro1">
          <table:table-cell office:value-type="float" office:value="76.2605" calcext:value-type="float">
            <text:p>76.2605</text:p>
          </table:table-cell>
          <table:table-cell office:value-type="float" office:value="291.283" calcext:value-type="float">
            <text:p>291.283</text:p>
          </table:table-cell>
          <table:table-cell office:value-type="float" office:value="41.9326" calcext:value-type="float">
            <text:p>41.9326</text:p>
          </table:table-cell>
          <table:table-cell office:value-type="float" office:value="77.1614" calcext:value-type="float">
            <text:p>77.1614</text:p>
          </table:table-cell>
          <table:table-cell office:value-type="float" office:value="279.508" calcext:value-type="float">
            <text:p>279.508</text:p>
          </table:table-cell>
          <table:table-cell office:value-type="float" office:value="42.0239" calcext:value-type="float">
            <text:p>42.0239</text:p>
          </table:table-cell>
          <table:table-cell/>
          <table:table-cell table:formula="of:=([.D233]-[.A233])/0.0166667" office:value-type="float" office:value="54.0538918922166" calcext:value-type="float">
            <text:p>54.0538918922166</text:p>
          </table:table-cell>
          <table:table-cell table:formula="of:=ABS([.E233]-[.B233])/0.0166667" office:value-type="float" office:value="706.498587002828" calcext:value-type="float">
            <text:p>706.498587002828</text:p>
          </table:table-cell>
          <table:table-cell table:formula="of:=([.F233]-[.C233])/0.0166667" office:value-type="float" office:value="5.47798904402172" calcext:value-type="float">
            <text:p>5.47798904402172</text:p>
          </table:table-cell>
          <table:table-cell table:formula="of:=DEGREES(ATAN(ABS([.F233]-[.C233])/ABS([.E233]-[.B233])))" office:value-type="float" office:value="0.444246271066374" calcext:value-type="float">
            <text:p>0.444246271066374</text:p>
          </table:table-cell>
          <table:table-cell table:formula="of:=SQRT(POWER([.H233];2)+POWER([.I233];2)+POWER([.J233];2))" office:value-type="float" office:value="708.584564487298" calcext:value-type="float">
            <text:p>708.584564487298</text:p>
          </table:table-cell>
        </table:table-row>
        <table:table-row table:style-name="ro1">
          <table:table-cell office:value-type="float" office:value="77.1759" calcext:value-type="float">
            <text:p>77.1759</text:p>
          </table:table-cell>
          <table:table-cell office:value-type="float" office:value="280.666" calcext:value-type="float">
            <text:p>280.666</text:p>
          </table:table-cell>
          <table:table-cell office:value-type="float" office:value="42.5911" calcext:value-type="float">
            <text:p>42.5911</text:p>
          </table:table-cell>
          <table:table-cell office:value-type="float" office:value="77.7874" calcext:value-type="float">
            <text:p>77.7874</text:p>
          </table:table-cell>
          <table:table-cell office:value-type="float" office:value="269.224" calcext:value-type="float">
            <text:p>269.224</text:p>
          </table:table-cell>
          <table:table-cell office:value-type="float" office:value="43.4315" calcext:value-type="float">
            <text:p>43.4315</text:p>
          </table:table-cell>
          <table:table-cell/>
          <table:table-cell table:formula="of:=([.D234]-[.A234])/0.0166667" office:value-type="float" office:value="36.6899266201472" calcext:value-type="float">
            <text:p>36.6899266201472</text:p>
          </table:table-cell>
          <table:table-cell table:formula="of:=ABS([.E234]-[.B234])/0.0166667" office:value-type="float" office:value="686.518626962747" calcext:value-type="float">
            <text:p>686.518626962747</text:p>
          </table:table-cell>
          <table:table-cell table:formula="of:=([.F234]-[.C234])/0.0166667" office:value-type="float" office:value="50.4238991522019" calcext:value-type="float">
            <text:p>50.4238991522019</text:p>
          </table:table-cell>
          <table:table-cell table:formula="of:=DEGREES(ATAN(ABS([.F234]-[.C234])/ABS([.E234]-[.B234])))" office:value-type="float" office:value="4.20075727253268" calcext:value-type="float">
            <text:p>4.20075727253268</text:p>
          </table:table-cell>
          <table:table-cell table:formula="of:=SQRT(POWER([.H234];2)+POWER([.I234];2)+POWER([.J234];2))" office:value-type="float" office:value="689.345011940986" calcext:value-type="float">
            <text:p>689.345011940986</text:p>
          </table:table-cell>
        </table:table-row>
        <table:table-row table:style-name="ro1">
          <table:table-cell office:value-type="float" office:value="77.2062" calcext:value-type="float">
            <text:p>77.2062</text:p>
          </table:table-cell>
          <table:table-cell office:value-type="float" office:value="283.467" calcext:value-type="float">
            <text:p>283.467</text:p>
          </table:table-cell>
          <table:table-cell office:value-type="float" office:value="41.6382" calcext:value-type="float">
            <text:p>41.6382</text:p>
          </table:table-cell>
          <table:table-cell office:value-type="float" office:value="78.0539" calcext:value-type="float">
            <text:p>78.0539</text:p>
          </table:table-cell>
          <table:table-cell office:value-type="float" office:value="270.816" calcext:value-type="float">
            <text:p>270.816</text:p>
          </table:table-cell>
          <table:table-cell office:value-type="float" office:value="41.6926" calcext:value-type="float">
            <text:p>41.6926</text:p>
          </table:table-cell>
          <table:table-cell/>
          <table:table-cell table:formula="of:=([.D235]-[.A235])/0.0166667" office:value-type="float" office:value="50.8618982762036" calcext:value-type="float">
            <text:p>50.8618982762036</text:p>
          </table:table-cell>
          <table:table-cell table:formula="of:=ABS([.E235]-[.B235])/0.0166667" office:value-type="float" office:value="759.058481883037" calcext:value-type="float">
            <text:p>759.058481883037</text:p>
          </table:table-cell>
          <table:table-cell table:formula="of:=([.F235]-[.C235])/0.0166667" office:value-type="float" office:value="3.26399347201312" calcext:value-type="float">
            <text:p>3.26399347201312</text:p>
          </table:table-cell>
          <table:table-cell table:formula="of:=DEGREES(ATAN(ABS([.F235]-[.C235])/ABS([.E235]-[.B235])))" office:value-type="float" office:value="0.246373503659469" calcext:value-type="float">
            <text:p>0.246373503659469</text:p>
          </table:table-cell>
          <table:table-cell table:formula="of:=SQRT(POWER([.H235];2)+POWER([.I235];2)+POWER([.J235];2))" office:value-type="float" office:value="760.767615811967" calcext:value-type="float">
            <text:p>760.767615811967</text:p>
          </table:table-cell>
        </table:table-row>
        <table:table-row table:style-name="ro1">
          <table:table-cell office:value-type="float" office:value="76.4668" calcext:value-type="float">
            <text:p>76.4668</text:p>
          </table:table-cell>
          <table:table-cell office:value-type="float" office:value="285.955" calcext:value-type="float">
            <text:p>285.955</text:p>
          </table:table-cell>
          <table:table-cell office:value-type="float" office:value="42.0076" calcext:value-type="float">
            <text:p>42.0076</text:p>
          </table:table-cell>
          <table:table-cell office:value-type="float" office:value="77.0881" calcext:value-type="float">
            <text:p>77.0881</text:p>
          </table:table-cell>
          <table:table-cell office:value-type="float" office:value="273.104" calcext:value-type="float">
            <text:p>273.104</text:p>
          </table:table-cell>
          <table:table-cell office:value-type="float" office:value="42.3149" calcext:value-type="float">
            <text:p>42.3149</text:p>
          </table:table-cell>
          <table:table-cell/>
          <table:table-cell table:formula="of:=([.D236]-[.A236])/0.0166667" office:value-type="float" office:value="37.2779254441486" calcext:value-type="float">
            <text:p>37.2779254441486</text:p>
          </table:table-cell>
          <table:table-cell table:formula="of:=ABS([.E236]-[.B236])/0.0166667" office:value-type="float" office:value="771.058457883084" calcext:value-type="float">
            <text:p>771.058457883084</text:p>
          </table:table-cell>
          <table:table-cell table:formula="of:=([.F236]-[.C236])/0.0166667" office:value-type="float" office:value="18.4379631240741" calcext:value-type="float">
            <text:p>18.4379631240741</text:p>
          </table:table-cell>
          <table:table-cell table:formula="of:=DEGREES(ATAN(ABS([.F236]-[.C236])/ABS([.E236]-[.B236])))" office:value-type="float" office:value="1.36982633626702" calcext:value-type="float">
            <text:p>1.36982633626702</text:p>
          </table:table-cell>
          <table:table-cell table:formula="of:=SQRT(POWER([.H236];2)+POWER([.I236];2)+POWER([.J236];2))" office:value-type="float" office:value="772.179219924121" calcext:value-type="float">
            <text:p>772.179219924121</text:p>
          </table:table-cell>
        </table:table-row>
        <table:table-row table:style-name="ro1">
          <table:table-cell office:value-type="float" office:value="76.197" calcext:value-type="float">
            <text:p>76.197</text:p>
          </table:table-cell>
          <table:table-cell office:value-type="float" office:value="284.788" calcext:value-type="float">
            <text:p>284.788</text:p>
          </table:table-cell>
          <table:table-cell office:value-type="float" office:value="41.1814" calcext:value-type="float">
            <text:p>41.1814</text:p>
          </table:table-cell>
          <table:table-cell office:value-type="float" office:value="76.5753" calcext:value-type="float">
            <text:p>76.5753</text:p>
          </table:table-cell>
          <table:table-cell office:value-type="float" office:value="271.913" calcext:value-type="float">
            <text:p>271.913</text:p>
          </table:table-cell>
          <table:table-cell office:value-type="float" office:value="41.7722" calcext:value-type="float">
            <text:p>41.7722</text:p>
          </table:table-cell>
          <table:table-cell/>
          <table:table-cell table:formula="of:=([.D237]-[.A237])/0.0166667" office:value-type="float" office:value="22.6979546040905" calcext:value-type="float">
            <text:p>22.6979546040905</text:p>
          </table:table-cell>
          <table:table-cell table:formula="of:=ABS([.E237]-[.B237])/0.0166667" office:value-type="float" office:value="772.49845500309" calcext:value-type="float">
            <text:p>772.49845500309</text:p>
          </table:table-cell>
          <table:table-cell table:formula="of:=([.F237]-[.C237])/0.0166667" office:value-type="float" office:value="35.4479291041419" calcext:value-type="float">
            <text:p>35.4479291041419</text:p>
          </table:table-cell>
          <table:table-cell table:formula="of:=DEGREES(ATAN(ABS([.F237]-[.C237])/ABS([.E237]-[.B237])))" office:value-type="float" office:value="2.62731009685279" calcext:value-type="float">
            <text:p>2.62731009685279</text:p>
          </table:table-cell>
          <table:table-cell table:formula="of:=SQRT(POWER([.H237];2)+POWER([.I237];2)+POWER([.J237];2))" office:value-type="float" office:value="773.644372953842" calcext:value-type="float">
            <text:p>773.644372953842</text:p>
          </table:table-cell>
        </table:table-row>
        <table:table-row table:style-name="ro1">
          <table:table-cell office:value-type="float" office:value="76.6819" calcext:value-type="float">
            <text:p>76.6819</text:p>
          </table:table-cell>
          <table:table-cell office:value-type="float" office:value="282.188" calcext:value-type="float">
            <text:p>282.188</text:p>
          </table:table-cell>
          <table:table-cell office:value-type="float" office:value="41.3438" calcext:value-type="float">
            <text:p>41.3438</text:p>
          </table:table-cell>
          <table:table-cell office:value-type="float" office:value="77.5256" calcext:value-type="float">
            <text:p>77.5256</text:p>
          </table:table-cell>
          <table:table-cell office:value-type="float" office:value="268.32" calcext:value-type="float">
            <text:p>268.32</text:p>
          </table:table-cell>
          <table:table-cell office:value-type="float" office:value="41.6188" calcext:value-type="float">
            <text:p>41.6188</text:p>
          </table:table-cell>
          <table:table-cell/>
          <table:table-cell table:formula="of:=([.D238]-[.A238])/0.0166667" office:value-type="float" office:value="50.6218987562024" calcext:value-type="float">
            <text:p>50.6218987562024</text:p>
          </table:table-cell>
          <table:table-cell table:formula="of:=ABS([.E238]-[.B238])/0.0166667" office:value-type="float" office:value="832.078335843328" calcext:value-type="float">
            <text:p>832.078335843328</text:p>
          </table:table-cell>
          <table:table-cell table:formula="of:=([.F238]-[.C238])/0.0166667" office:value-type="float" office:value="16.4999670000659" calcext:value-type="float">
            <text:p>16.4999670000659</text:p>
          </table:table-cell>
          <table:table-cell table:formula="of:=DEGREES(ATAN(ABS([.F238]-[.C238])/ABS([.E238]-[.B238])))" office:value-type="float" office:value="1.13601634029449" calcext:value-type="float">
            <text:p>1.13601634029449</text:p>
          </table:table-cell>
          <table:table-cell table:formula="of:=SQRT(POWER([.H238];2)+POWER([.I238];2)+POWER([.J238];2))" office:value-type="float" office:value="833.780056444437" calcext:value-type="float">
            <text:p>833.780056444437</text:p>
          </table:table-cell>
        </table:table-row>
        <table:table-row table:style-name="ro1">
          <table:table-cell office:value-type="float" office:value="77.1615" calcext:value-type="float">
            <text:p>77.1615</text:p>
          </table:table-cell>
          <table:table-cell office:value-type="float" office:value="279.616" calcext:value-type="float">
            <text:p>279.616</text:p>
          </table:table-cell>
          <table:table-cell office:value-type="float" office:value="41.5044" calcext:value-type="float">
            <text:p>41.5044</text:p>
          </table:table-cell>
          <table:table-cell office:value-type="float" office:value="77.7569" calcext:value-type="float">
            <text:p>77.7569</text:p>
          </table:table-cell>
          <table:table-cell office:value-type="float" office:value="267.126" calcext:value-type="float">
            <text:p>267.126</text:p>
          </table:table-cell>
          <table:table-cell office:value-type="float" office:value="41.5702" calcext:value-type="float">
            <text:p>41.5702</text:p>
          </table:table-cell>
          <table:table-cell/>
          <table:table-cell table:formula="of:=([.D239]-[.A239])/0.0166667" office:value-type="float" office:value="35.7239285521428" calcext:value-type="float">
            <text:p>35.7239285521428</text:p>
          </table:table-cell>
          <table:table-cell table:formula="of:=ABS([.E239]-[.B239])/0.0166667" office:value-type="float" office:value="749.398501202998" calcext:value-type="float">
            <text:p>749.398501202998</text:p>
          </table:table-cell>
          <table:table-cell table:formula="of:=([.F239]-[.C239])/0.0166667" office:value-type="float" office:value="3.94799210401597" calcext:value-type="float">
            <text:p>3.94799210401597</text:p>
          </table:table-cell>
          <table:table-cell table:formula="of:=DEGREES(ATAN(ABS([.F239]-[.C239])/ABS([.E239]-[.B239])))" office:value-type="float" office:value="0.301843668081048" calcext:value-type="float">
            <text:p>0.301843668081048</text:p>
          </table:table-cell>
          <table:table-cell table:formula="of:=SQRT(POWER([.H239];2)+POWER([.I239];2)+POWER([.J239];2))" office:value-type="float" office:value="750.259887850971" calcext:value-type="float">
            <text:p>750.259887850971</text:p>
          </table:table-cell>
        </table:table-row>
        <table:table-row table:style-name="ro1">
          <table:table-cell office:value-type="float" office:value="76.7234" calcext:value-type="float">
            <text:p>76.7234</text:p>
          </table:table-cell>
          <table:table-cell office:value-type="float" office:value="285.919" calcext:value-type="float">
            <text:p>285.919</text:p>
          </table:table-cell>
          <table:table-cell office:value-type="float" office:value="42.2649" calcext:value-type="float">
            <text:p>42.2649</text:p>
          </table:table-cell>
          <table:table-cell office:value-type="float" office:value="77.353" calcext:value-type="float">
            <text:p>77.353</text:p>
          </table:table-cell>
          <table:table-cell office:value-type="float" office:value="274.373" calcext:value-type="float">
            <text:p>274.373</text:p>
          </table:table-cell>
          <table:table-cell office:value-type="float" office:value="42.3541" calcext:value-type="float">
            <text:p>42.3541</text:p>
          </table:table-cell>
          <table:table-cell/>
          <table:table-cell table:formula="of:=([.D240]-[.A240])/0.0166667" office:value-type="float" office:value="37.7759244481509" calcext:value-type="float">
            <text:p>37.7759244481509</text:p>
          </table:table-cell>
          <table:table-cell table:formula="of:=ABS([.E240]-[.B240])/0.0166667" office:value-type="float" office:value="692.758614482771" calcext:value-type="float">
            <text:p>692.758614482771</text:p>
          </table:table-cell>
          <table:table-cell table:formula="of:=([.F240]-[.C240])/0.0166667" office:value-type="float" office:value="5.35198929602173" calcext:value-type="float">
            <text:p>5.35198929602173</text:p>
          </table:table-cell>
          <table:table-cell table:formula="of:=DEGREES(ATAN(ABS([.F240]-[.C240])/ABS([.E240]-[.B240])))" office:value-type="float" office:value="0.442636571699394" calcext:value-type="float">
            <text:p>0.442636571699394</text:p>
          </table:table-cell>
          <table:table-cell table:formula="of:=SQRT(POWER([.H240];2)+POWER([.I240];2)+POWER([.J240];2))" office:value-type="float" office:value="693.808447770294" calcext:value-type="float">
            <text:p>693.808447770294</text:p>
          </table:table-cell>
        </table:table-row>
        <table:table-row table:style-name="ro1">
          <table:table-cell office:value-type="float" office:value="76.751" calcext:value-type="float">
            <text:p>76.751</text:p>
          </table:table-cell>
          <table:table-cell office:value-type="float" office:value="288.599" calcext:value-type="float">
            <text:p>288.599</text:p>
          </table:table-cell>
          <table:table-cell office:value-type="float" office:value="42.0954" calcext:value-type="float">
            <text:p>42.0954</text:p>
          </table:table-cell>
          <table:table-cell office:value-type="float" office:value="77.6349" calcext:value-type="float">
            <text:p>77.6349</text:p>
          </table:table-cell>
          <table:table-cell office:value-type="float" office:value="276.856" calcext:value-type="float">
            <text:p>276.856</text:p>
          </table:table-cell>
          <table:table-cell office:value-type="float" office:value="42.6966" calcext:value-type="float">
            <text:p>42.6966</text:p>
          </table:table-cell>
          <table:table-cell/>
          <table:table-cell table:formula="of:=([.D241]-[.A241])/0.0166667" office:value-type="float" office:value="53.033893932212" calcext:value-type="float">
            <text:p>53.033893932212</text:p>
          </table:table-cell>
          <table:table-cell table:formula="of:=ABS([.E241]-[.B241])/0.0166667" office:value-type="float" office:value="704.578590842818" calcext:value-type="float">
            <text:p>704.578590842818</text:p>
          </table:table-cell>
          <table:table-cell table:formula="of:=([.F241]-[.C241])/0.0166667" office:value-type="float" office:value="36.0719278561442" calcext:value-type="float">
            <text:p>36.0719278561442</text:p>
          </table:table-cell>
          <table:table-cell table:formula="of:=DEGREES(ATAN(ABS([.F241]-[.C241])/ABS([.E241]-[.B241])))" office:value-type="float" office:value="2.93078212387609" calcext:value-type="float">
            <text:p>2.93078212387609</text:p>
          </table:table-cell>
          <table:table-cell table:formula="of:=SQRT(POWER([.H241];2)+POWER([.I241];2)+POWER([.J241];2))" office:value-type="float" office:value="707.491885860837" calcext:value-type="float">
            <text:p>707.491885860837</text:p>
          </table:table-cell>
        </table:table-row>
        <table:table-row table:style-name="ro1">
          <table:table-cell office:value-type="float" office:value="76.4022" calcext:value-type="float">
            <text:p>76.4022</text:p>
          </table:table-cell>
          <table:table-cell office:value-type="float" office:value="279.383" calcext:value-type="float">
            <text:p>279.383</text:p>
          </table:table-cell>
          <table:table-cell office:value-type="float" office:value="42.3018" calcext:value-type="float">
            <text:p>42.3018</text:p>
          </table:table-cell>
          <table:table-cell office:value-type="float" office:value="77.0167" calcext:value-type="float">
            <text:p>77.0167</text:p>
          </table:table-cell>
          <table:table-cell office:value-type="float" office:value="266.91" calcext:value-type="float">
            <text:p>266.91</text:p>
          </table:table-cell>
          <table:table-cell office:value-type="float" office:value="42.3473" calcext:value-type="float">
            <text:p>42.3473</text:p>
          </table:table-cell>
          <table:table-cell/>
          <table:table-cell table:formula="of:=([.D242]-[.A242])/0.0166667" office:value-type="float" office:value="36.8699262601479" calcext:value-type="float">
            <text:p>36.8699262601479</text:p>
          </table:table-cell>
          <table:table-cell table:formula="of:=ABS([.E242]-[.B242])/0.0166667" office:value-type="float" office:value="748.378503242991" calcext:value-type="float">
            <text:p>748.378503242991</text:p>
          </table:table-cell>
          <table:table-cell table:formula="of:=([.F242]-[.C242])/0.0166667" office:value-type="float" office:value="2.72999454001074" calcext:value-type="float">
            <text:p>2.72999454001074</text:p>
          </table:table-cell>
          <table:table-cell table:formula="of:=DEGREES(ATAN(ABS([.F242]-[.C242])/ABS([.E242]-[.B242])))" office:value-type="float" office:value="0.20900716782809" calcext:value-type="float">
            <text:p>0.20900716782809</text:p>
          </table:table-cell>
          <table:table-cell table:formula="of:=SQRT(POWER([.H242];2)+POWER([.I242];2)+POWER([.J242];2))" office:value-type="float" office:value="749.291150654294" calcext:value-type="float">
            <text:p>749.291150654294</text:p>
          </table:table-cell>
        </table:table-row>
        <table:table-row table:style-name="ro1">
          <table:table-cell office:value-type="float" office:value="77.4618" calcext:value-type="float">
            <text:p>77.4618</text:p>
          </table:table-cell>
          <table:table-cell office:value-type="float" office:value="283.599" calcext:value-type="float">
            <text:p>283.599</text:p>
          </table:table-cell>
          <table:table-cell office:value-type="float" office:value="41.1083" calcext:value-type="float">
            <text:p>41.1083</text:p>
          </table:table-cell>
          <table:table-cell office:value-type="float" office:value="78.5524" calcext:value-type="float">
            <text:p>78.5524</text:p>
          </table:table-cell>
          <table:table-cell office:value-type="float" office:value="270.965" calcext:value-type="float">
            <text:p>270.965</text:p>
          </table:table-cell>
          <table:table-cell office:value-type="float" office:value="41.1696" calcext:value-type="float">
            <text:p>41.1696</text:p>
          </table:table-cell>
          <table:table-cell/>
          <table:table-cell table:formula="of:=([.D243]-[.A243])/0.0166667" office:value-type="float" office:value="65.4358691282623" calcext:value-type="float">
            <text:p>65.4358691282623</text:p>
          </table:table-cell>
          <table:table-cell table:formula="of:=ABS([.E243]-[.B243])/0.0166667" office:value-type="float" office:value="758.038483923033" calcext:value-type="float">
            <text:p>758.038483923033</text:p>
          </table:table-cell>
          <table:table-cell table:formula="of:=([.F243]-[.C243])/0.0166667" office:value-type="float" office:value="3.67799264401488" calcext:value-type="float">
            <text:p>3.67799264401488</text:p>
          </table:table-cell>
          <table:table-cell table:formula="of:=DEGREES(ATAN(ABS([.F243]-[.C243])/ABS([.E243]-[.B243])))" office:value-type="float" office:value="0.277996178815516" calcext:value-type="float">
            <text:p>0.277996178815516</text:p>
          </table:table-cell>
          <table:table-cell table:formula="of:=SQRT(POWER([.H243];2)+POWER([.I243];2)+POWER([.J243];2))" office:value-type="float" office:value="760.866429609554" calcext:value-type="float">
            <text:p>760.866429609554</text:p>
          </table:table-cell>
        </table:table-row>
        <table:table-row table:style-name="ro1">
          <table:table-cell office:value-type="float" office:value="76.9224" calcext:value-type="float">
            <text:p>76.9224</text:p>
          </table:table-cell>
          <table:table-cell office:value-type="float" office:value="280.601" calcext:value-type="float">
            <text:p>280.601</text:p>
          </table:table-cell>
          <table:table-cell office:value-type="float" office:value="42.855" calcext:value-type="float">
            <text:p>42.855</text:p>
          </table:table-cell>
          <table:table-cell office:value-type="float" office:value="77.5248" calcext:value-type="float">
            <text:p>77.5248</text:p>
          </table:table-cell>
          <table:table-cell office:value-type="float" office:value="268.075" calcext:value-type="float">
            <text:p>268.075</text:p>
          </table:table-cell>
          <table:table-cell office:value-type="float" office:value="42.8854" calcext:value-type="float">
            <text:p>42.8854</text:p>
          </table:table-cell>
          <table:table-cell/>
          <table:table-cell table:formula="of:=([.D244]-[.A244])/0.0166667" office:value-type="float" office:value="36.1439277121447" calcext:value-type="float">
            <text:p>36.1439277121447</text:p>
          </table:table-cell>
          <table:table-cell table:formula="of:=ABS([.E244]-[.B244])/0.0166667" office:value-type="float" office:value="751.558496883007" calcext:value-type="float">
            <text:p>751.558496883007</text:p>
          </table:table-cell>
          <table:table-cell table:formula="of:=([.F244]-[.C244])/0.0166667" office:value-type="float" office:value="1.82399635200731" calcext:value-type="float">
            <text:p>1.82399635200731</text:p>
          </table:table-cell>
          <table:table-cell table:formula="of:=DEGREES(ATAN(ABS([.F244]-[.C244])/ABS([.E244]-[.B244])))" office:value-type="float" office:value="0.139053830228048" calcext:value-type="float">
            <text:p>0.139053830228048</text:p>
          </table:table-cell>
          <table:table-cell table:formula="of:=SQRT(POWER([.H244];2)+POWER([.I244];2)+POWER([.J244];2))" office:value-type="float" office:value="752.429322069653" calcext:value-type="float">
            <text:p>752.429322069653</text:p>
          </table:table-cell>
        </table:table-row>
        <table:table-row table:style-name="ro1">
          <table:table-cell office:value-type="float" office:value="78.2089" calcext:value-type="float">
            <text:p>78.2089</text:p>
          </table:table-cell>
          <table:table-cell office:value-type="float" office:value="282.145" calcext:value-type="float">
            <text:p>282.145</text:p>
          </table:table-cell>
          <table:table-cell office:value-type="float" office:value="42.0936" calcext:value-type="float">
            <text:p>42.0936</text:p>
          </table:table-cell>
          <table:table-cell office:value-type="float" office:value="79.2955" calcext:value-type="float">
            <text:p>79.2955</text:p>
          </table:table-cell>
          <table:table-cell office:value-type="float" office:value="270.781" calcext:value-type="float">
            <text:p>270.781</text:p>
          </table:table-cell>
          <table:table-cell office:value-type="float" office:value="42.427" calcext:value-type="float">
            <text:p>42.427</text:p>
          </table:table-cell>
          <table:table-cell/>
          <table:table-cell table:formula="of:=([.D245]-[.A245])/0.0166667" office:value-type="float" office:value="65.195869608261" calcext:value-type="float">
            <text:p>65.195869608261</text:p>
          </table:table-cell>
          <table:table-cell table:formula="of:=ABS([.E245]-[.B245])/0.0166667" office:value-type="float" office:value="681.838636322726" calcext:value-type="float">
            <text:p>681.838636322726</text:p>
          </table:table-cell>
          <table:table-cell table:formula="of:=([.F245]-[.C245])/0.0166667" office:value-type="float" office:value="20.0039599920799" calcext:value-type="float">
            <text:p>20.0039599920799</text:p>
          </table:table-cell>
          <table:table-cell table:formula="of:=DEGREES(ATAN(ABS([.F245]-[.C245])/ABS([.E245]-[.B245])))" office:value-type="float" office:value="1.68047650672012" calcext:value-type="float">
            <text:p>1.68047650672012</text:p>
          </table:table-cell>
          <table:table-cell table:formula="of:=SQRT(POWER([.H245];2)+POWER([.I245];2)+POWER([.J245];2))" office:value-type="float" office:value="685.240531355069" calcext:value-type="float">
            <text:p>685.240531355069</text:p>
          </table:table-cell>
        </table:table-row>
        <table:table-row table:style-name="ro1">
          <table:table-cell office:value-type="float" office:value="76.4542" calcext:value-type="float">
            <text:p>76.4542</text:p>
          </table:table-cell>
          <table:table-cell office:value-type="float" office:value="284.488" calcext:value-type="float">
            <text:p>284.488</text:p>
          </table:table-cell>
          <table:table-cell office:value-type="float" office:value="42.7474" calcext:value-type="float">
            <text:p>42.7474</text:p>
          </table:table-cell>
          <table:table-cell office:value-type="float" office:value="77.0737" calcext:value-type="float">
            <text:p>77.0737</text:p>
          </table:table-cell>
          <table:table-cell office:value-type="float" office:value="271.763" calcext:value-type="float">
            <text:p>271.763</text:p>
          </table:table-cell>
          <table:table-cell office:value-type="float" office:value="42.7803" calcext:value-type="float">
            <text:p>42.7803</text:p>
          </table:table-cell>
          <table:table-cell/>
          <table:table-cell table:formula="of:=([.D246]-[.A246])/0.0166667" office:value-type="float" office:value="37.1699256601488" calcext:value-type="float">
            <text:p>37.1699256601488</text:p>
          </table:table-cell>
          <table:table-cell table:formula="of:=ABS([.E246]-[.B246])/0.0166667" office:value-type="float" office:value="763.498473003055" calcext:value-type="float">
            <text:p>763.498473003055</text:p>
          </table:table-cell>
          <table:table-cell table:formula="of:=([.F246]-[.C246])/0.0166667" office:value-type="float" office:value="1.97399605200777" calcext:value-type="float">
            <text:p>1.97399605200777</text:p>
          </table:table-cell>
          <table:table-cell table:formula="of:=DEGREES(ATAN(ABS([.F246]-[.C246])/ABS([.E246]-[.B246])))" office:value-type="float" office:value="0.148135712830106" calcext:value-type="float">
            <text:p>0.148135712830106</text:p>
          </table:table-cell>
          <table:table-cell table:formula="of:=SQRT(POWER([.H246];2)+POWER([.I246];2)+POWER([.J246];2))" office:value-type="float" office:value="764.405270986531" calcext:value-type="float">
            <text:p>764.405270986531</text:p>
          </table:table-cell>
        </table:table-row>
        <table:table-row table:style-name="ro1">
          <table:table-cell office:value-type="float" office:value="76.6551" calcext:value-type="float">
            <text:p>76.6551</text:p>
          </table:table-cell>
          <table:table-cell office:value-type="float" office:value="279.465" calcext:value-type="float">
            <text:p>279.465</text:p>
          </table:table-cell>
          <table:table-cell office:value-type="float" office:value="42.0356" calcext:value-type="float">
            <text:p>42.0356</text:p>
          </table:table-cell>
          <table:table-cell office:value-type="float" office:value="77.2633" calcext:value-type="float">
            <text:p>77.2633</text:p>
          </table:table-cell>
          <table:table-cell office:value-type="float" office:value="266.939" calcext:value-type="float">
            <text:p>266.939</text:p>
          </table:table-cell>
          <table:table-cell office:value-type="float" office:value="42.3403" calcext:value-type="float">
            <text:p>42.3403</text:p>
          </table:table-cell>
          <table:table-cell/>
          <table:table-cell table:formula="of:=([.D247]-[.A247])/0.0166667" office:value-type="float" office:value="36.4919270161458" calcext:value-type="float">
            <text:p>36.4919270161458</text:p>
          </table:table-cell>
          <table:table-cell table:formula="of:=ABS([.E247]-[.B247])/0.0166667" office:value-type="float" office:value="751.558496883004" calcext:value-type="float">
            <text:p>751.558496883004</text:p>
          </table:table-cell>
          <table:table-cell table:formula="of:=([.F247]-[.C247])/0.0166667" office:value-type="float" office:value="18.2819634360729" calcext:value-type="float">
            <text:p>18.2819634360729</text:p>
          </table:table-cell>
          <table:table-cell table:formula="of:=DEGREES(ATAN(ABS([.F247]-[.C247])/ABS([.E247]-[.B247])))" office:value-type="float" office:value="1.3934681293726" calcext:value-type="float">
            <text:p>1.3934681293726</text:p>
          </table:table-cell>
          <table:table-cell table:formula="of:=SQRT(POWER([.H247];2)+POWER([.I247];2)+POWER([.J247];2))" office:value-type="float" office:value="752.665971837089" calcext:value-type="float">
            <text:p>752.665971837089</text:p>
          </table:table-cell>
        </table:table-row>
        <table:table-row table:style-name="ro1">
          <table:table-cell office:value-type="float" office:value="76.4795" calcext:value-type="float">
            <text:p>76.4795</text:p>
          </table:table-cell>
          <table:table-cell office:value-type="float" office:value="287.434" calcext:value-type="float">
            <text:p>287.434</text:p>
          </table:table-cell>
          <table:table-cell office:value-type="float" office:value="41.2624" calcext:value-type="float">
            <text:p>41.2624</text:p>
          </table:table-cell>
          <table:table-cell office:value-type="float" office:value="77.1174" calcext:value-type="float">
            <text:p>77.1174</text:p>
          </table:table-cell>
          <table:table-cell office:value-type="float" office:value="275.817" calcext:value-type="float">
            <text:p>275.817</text:p>
          </table:table-cell>
          <table:table-cell office:value-type="float" office:value="41.3742" calcext:value-type="float">
            <text:p>41.3742</text:p>
          </table:table-cell>
          <table:table-cell/>
          <table:table-cell table:formula="of:=([.D248]-[.A248])/0.0166667" office:value-type="float" office:value="38.2739234521532" calcext:value-type="float">
            <text:p>38.2739234521532</text:p>
          </table:table-cell>
          <table:table-cell table:formula="of:=ABS([.E248]-[.B248])/0.0166667" office:value-type="float" office:value="697.018605962789" calcext:value-type="float">
            <text:p>697.018605962789</text:p>
          </table:table-cell>
          <table:table-cell table:formula="of:=([.F248]-[.C248])/0.0166667" office:value-type="float" office:value="6.70798658402697" calcext:value-type="float">
            <text:p>6.70798658402697</text:p>
          </table:table-cell>
          <table:table-cell table:formula="of:=DEGREES(ATAN(ABS([.F248]-[.C248])/ABS([.E248]-[.B248])))" office:value-type="float" office:value="0.551387656054876" calcext:value-type="float">
            <text:p>0.551387656054876</text:p>
          </table:table-cell>
          <table:table-cell table:formula="of:=SQRT(POWER([.H248];2)+POWER([.I248];2)+POWER([.J248];2))" office:value-type="float" office:value="698.100871908024" calcext:value-type="float">
            <text:p>698.100871908024</text:p>
          </table:table-cell>
        </table:table-row>
        <table:table-row table:style-name="ro1">
          <table:table-cell office:value-type="float" office:value="77.4928" calcext:value-type="float">
            <text:p>77.4928</text:p>
          </table:table-cell>
          <table:table-cell office:value-type="float" office:value="286.031" calcext:value-type="float">
            <text:p>286.031</text:p>
          </table:table-cell>
          <table:table-cell office:value-type="float" office:value="41.9862" calcext:value-type="float">
            <text:p>41.9862</text:p>
          </table:table-cell>
          <table:table-cell office:value-type="float" office:value="78.6046" calcext:value-type="float">
            <text:p>78.6046</text:p>
          </table:table-cell>
          <table:table-cell office:value-type="float" office:value="274.432" calcext:value-type="float">
            <text:p>274.432</text:p>
          </table:table-cell>
          <table:table-cell office:value-type="float" office:value="42.5812" calcext:value-type="float">
            <text:p>42.5812</text:p>
          </table:table-cell>
          <table:table-cell/>
          <table:table-cell table:formula="of:=([.D249]-[.A249])/0.0166667" office:value-type="float" office:value="66.707866584267" calcext:value-type="float">
            <text:p>66.707866584267</text:p>
          </table:table-cell>
          <table:table-cell table:formula="of:=ABS([.E249]-[.B249])/0.0166667" office:value-type="float" office:value="695.938608122783" calcext:value-type="float">
            <text:p>695.938608122783</text:p>
          </table:table-cell>
          <table:table-cell table:formula="of:=([.F249]-[.C249])/0.0166667" office:value-type="float" office:value="35.6999286001432" calcext:value-type="float">
            <text:p>35.6999286001432</text:p>
          </table:table-cell>
          <table:table-cell table:formula="of:=DEGREES(ATAN(ABS([.F249]-[.C249])/ABS([.E249]-[.B249])))" office:value-type="float" office:value="2.93655773607454" calcext:value-type="float">
            <text:p>2.93655773607454</text:p>
          </table:table-cell>
          <table:table-cell table:formula="of:=SQRT(POWER([.H249];2)+POWER([.I249];2)+POWER([.J249];2))" office:value-type="float" office:value="700.039263643231" calcext:value-type="float">
            <text:p>700.039263643231</text:p>
          </table:table-cell>
        </table:table-row>
        <table:table-row table:style-name="ro1">
          <table:table-cell office:value-type="float" office:value="75.9307" calcext:value-type="float">
            <text:p>75.9307</text:p>
          </table:table-cell>
          <table:table-cell office:value-type="float" office:value="283.248" calcext:value-type="float">
            <text:p>283.248</text:p>
          </table:table-cell>
          <table:table-cell office:value-type="float" office:value="42.1905" calcext:value-type="float">
            <text:p>42.1905</text:p>
          </table:table-cell>
          <table:table-cell office:value-type="float" office:value="76.0775" calcext:value-type="float">
            <text:p>76.0775</text:p>
          </table:table-cell>
          <table:table-cell office:value-type="float" office:value="271.764" calcext:value-type="float">
            <text:p>271.764</text:p>
          </table:table-cell>
          <table:table-cell office:value-type="float" office:value="42.2956" calcext:value-type="float">
            <text:p>42.2956</text:p>
          </table:table-cell>
          <table:table-cell/>
          <table:table-cell table:formula="of:=([.D250]-[.A250])/0.0166667" office:value-type="float" office:value="8.80798238403517" calcext:value-type="float">
            <text:p>8.80798238403517</text:p>
          </table:table-cell>
          <table:table-cell table:formula="of:=ABS([.E250]-[.B250])/0.0166667" office:value-type="float" office:value="689.038621922755" calcext:value-type="float">
            <text:p>689.038621922755</text:p>
          </table:table-cell>
          <table:table-cell table:formula="of:=([.F250]-[.C250])/0.0166667" office:value-type="float" office:value="6.30598738802524" calcext:value-type="float">
            <text:p>6.30598738802524</text:p>
          </table:table-cell>
          <table:table-cell table:formula="of:=DEGREES(ATAN(ABS([.F250]-[.C250])/ABS([.E250]-[.B250])))" office:value-type="float" office:value="0.524348512174434" calcext:value-type="float">
            <text:p>0.524348512174434</text:p>
          </table:table-cell>
          <table:table-cell table:formula="of:=SQRT(POWER([.H250];2)+POWER([.I250];2)+POWER([.J250];2))" office:value-type="float" office:value="689.123768659756" calcext:value-type="float">
            <text:p>689.123768659756</text:p>
          </table:table-cell>
        </table:table-row>
        <table:table-row table:style-name="ro1">
          <table:table-cell office:value-type="float" office:value="76.9798" calcext:value-type="float">
            <text:p>76.9798</text:p>
          </table:table-cell>
          <table:table-cell office:value-type="float" office:value="285.945" calcext:value-type="float">
            <text:p>285.945</text:p>
          </table:table-cell>
          <table:table-cell office:value-type="float" office:value="42.2585" calcext:value-type="float">
            <text:p>42.2585</text:p>
          </table:table-cell>
          <table:table-cell office:value-type="float" office:value="77.8208" calcext:value-type="float">
            <text:p>77.8208</text:p>
          </table:table-cell>
          <table:table-cell office:value-type="float" office:value="271.881" calcext:value-type="float">
            <text:p>271.881</text:p>
          </table:table-cell>
          <table:table-cell office:value-type="float" office:value="42.5074" calcext:value-type="float">
            <text:p>42.5074</text:p>
          </table:table-cell>
          <table:table-cell/>
          <table:table-cell table:formula="of:=([.D251]-[.A251])/0.0166667" office:value-type="float" office:value="50.4598990802023" calcext:value-type="float">
            <text:p>50.4598990802023</text:p>
          </table:table-cell>
          <table:table-cell table:formula="of:=ABS([.E251]-[.B251])/0.0166667" office:value-type="float" office:value="843.838312323377" calcext:value-type="float">
            <text:p>843.838312323377</text:p>
          </table:table-cell>
          <table:table-cell table:formula="of:=([.F251]-[.C251])/0.0166667" office:value-type="float" office:value="14.9339701320597" calcext:value-type="float">
            <text:p>14.9339701320597</text:p>
          </table:table-cell>
          <table:table-cell table:formula="of:=DEGREES(ATAN(ABS([.F251]-[.C251])/ABS([.E251]-[.B251])))" office:value-type="float" office:value="1.01389582801105" calcext:value-type="float">
            <text:p>1.01389582801105</text:p>
          </table:table-cell>
          <table:table-cell table:formula="of:=SQRT(POWER([.H251];2)+POWER([.I251];2)+POWER([.J251];2))" office:value-type="float" office:value="845.477570503117" calcext:value-type="float">
            <text:p>845.477570503117</text:p>
          </table:table-cell>
        </table:table-row>
        <table:table-row table:style-name="ro1">
          <table:table-cell office:value-type="float" office:value="76.6424" calcext:value-type="float">
            <text:p>76.6424</text:p>
          </table:table-cell>
          <table:table-cell office:value-type="float" office:value="277.82" calcext:value-type="float">
            <text:p>277.82</text:p>
          </table:table-cell>
          <table:table-cell office:value-type="float" office:value="43.7987" calcext:value-type="float">
            <text:p>43.7987</text:p>
          </table:table-cell>
          <table:table-cell office:value-type="float" office:value="77.0167" calcext:value-type="float">
            <text:p>77.0167</text:p>
          </table:table-cell>
          <table:table-cell office:value-type="float" office:value="266.572" calcext:value-type="float">
            <text:p>266.572</text:p>
          </table:table-cell>
          <table:table-cell office:value-type="float" office:value="44.1114" calcext:value-type="float">
            <text:p>44.1114</text:p>
          </table:table-cell>
          <table:table-cell/>
          <table:table-cell table:formula="of:=([.D252]-[.A252])/0.0166667" office:value-type="float" office:value="22.4579550840901" calcext:value-type="float">
            <text:p>22.4579550840901</text:p>
          </table:table-cell>
          <table:table-cell table:formula="of:=ABS([.E252]-[.B252])/0.0166667" office:value-type="float" office:value="674.878650242699" calcext:value-type="float">
            <text:p>674.878650242699</text:p>
          </table:table-cell>
          <table:table-cell table:formula="of:=([.F252]-[.C252])/0.0166667" office:value-type="float" office:value="18.7619624760754" calcext:value-type="float">
            <text:p>18.7619624760754</text:p>
          </table:table-cell>
          <table:table-cell table:formula="of:=DEGREES(ATAN(ABS([.F252]-[.C252])/ABS([.E252]-[.B252])))" office:value-type="float" office:value="1.59244103188186" calcext:value-type="float">
            <text:p>1.59244103188186</text:p>
          </table:table-cell>
          <table:table-cell table:formula="of:=SQRT(POWER([.H252];2)+POWER([.I252];2)+POWER([.J252];2))" office:value-type="float" office:value="675.512815227009" calcext:value-type="float">
            <text:p>675.512815227009</text:p>
          </table:table-cell>
        </table:table-row>
        <table:table-row table:style-name="ro1">
          <table:table-cell office:value-type="float" office:value="76.4285" calcext:value-type="float">
            <text:p>76.4285</text:p>
          </table:table-cell>
          <table:table-cell office:value-type="float" office:value="281.781" calcext:value-type="float">
            <text:p>281.781</text:p>
          </table:table-cell>
          <table:table-cell office:value-type="float" office:value="43.1752" calcext:value-type="float">
            <text:p>43.1752</text:p>
          </table:table-cell>
          <table:table-cell office:value-type="float" office:value="76.8112" calcext:value-type="float">
            <text:p>76.8112</text:p>
          </table:table-cell>
          <table:table-cell office:value-type="float" office:value="270.358" calcext:value-type="float">
            <text:p>270.358</text:p>
          </table:table-cell>
          <table:table-cell office:value-type="float" office:value="43.5028" calcext:value-type="float">
            <text:p>43.5028</text:p>
          </table:table-cell>
          <table:table-cell/>
          <table:table-cell table:formula="of:=([.D253]-[.A253])/0.0166667" office:value-type="float" office:value="22.9619540760918" calcext:value-type="float">
            <text:p>22.9619540760918</text:p>
          </table:table-cell>
          <table:table-cell table:formula="of:=ABS([.E253]-[.B253])/0.0166667" office:value-type="float" office:value="685.378629242742" calcext:value-type="float">
            <text:p>685.378629242742</text:p>
          </table:table-cell>
          <table:table-cell table:formula="of:=([.F253]-[.C253])/0.0166667" office:value-type="float" office:value="19.6559606880789" calcext:value-type="float">
            <text:p>19.6559606880789</text:p>
          </table:table-cell>
          <table:table-cell table:formula="of:=DEGREES(ATAN(ABS([.F253]-[.C253])/ABS([.E253]-[.B253])))" office:value-type="float" office:value="1.6427342967606" calcext:value-type="float">
            <text:p>1.6427342967606</text:p>
          </table:table-cell>
          <table:table-cell table:formula="of:=SQRT(POWER([.H253];2)+POWER([.I253];2)+POWER([.J253];2))" office:value-type="float" office:value="686.044804330026" calcext:value-type="float">
            <text:p>686.044804330026</text:p>
          </table:table-cell>
        </table:table-row>
        <table:table-row table:style-name="ro1">
          <table:table-cell office:value-type="float" office:value="76.9942" calcext:value-type="float">
            <text:p>76.9942</text:p>
          </table:table-cell>
          <table:table-cell office:value-type="float" office:value="287.181" calcext:value-type="float">
            <text:p>287.181</text:p>
          </table:table-cell>
          <table:table-cell office:value-type="float" office:value="42.5715" calcext:value-type="float">
            <text:p>42.5715</text:p>
          </table:table-cell>
          <table:table-cell office:value-type="float" office:value="77.6342" calcext:value-type="float">
            <text:p>77.6342</text:p>
          </table:table-cell>
          <table:table-cell office:value-type="float" office:value="276.693" calcext:value-type="float">
            <text:p>276.693</text:p>
          </table:table-cell>
          <table:table-cell office:value-type="float" office:value="43.4701" calcext:value-type="float">
            <text:p>43.4701</text:p>
          </table:table-cell>
          <table:table-cell/>
          <table:table-cell table:formula="of:=([.D254]-[.A254])/0.0166667" office:value-type="float" office:value="38.3999232001536" calcext:value-type="float">
            <text:p>38.3999232001536</text:p>
          </table:table-cell>
          <table:table-cell table:formula="of:=ABS([.E254]-[.B254])/0.0166667" office:value-type="float" office:value="629.278741442517" calcext:value-type="float">
            <text:p>629.278741442517</text:p>
          </table:table-cell>
          <table:table-cell table:formula="of:=([.F254]-[.C254])/0.0166667" office:value-type="float" office:value="53.9158921682158" calcext:value-type="float">
            <text:p>53.9158921682158</text:p>
          </table:table-cell>
          <table:table-cell table:formula="of:=DEGREES(ATAN(ABS([.F254]-[.C254])/ABS([.E254]-[.B254])))" office:value-type="float" office:value="4.89707813826642" calcext:value-type="float">
            <text:p>4.89707813826642</text:p>
          </table:table-cell>
          <table:table-cell table:formula="of:=SQRT(POWER([.H254];2)+POWER([.I254];2)+POWER([.J254];2))" office:value-type="float" office:value="632.750513205284" calcext:value-type="float">
            <text:p>632.750513205284</text:p>
          </table:table-cell>
        </table:table-row>
        <table:table-row table:style-name="ro1">
          <table:table-cell office:value-type="float" office:value="76.5068" calcext:value-type="float">
            <text:p>76.5068</text:p>
          </table:table-cell>
          <table:table-cell office:value-type="float" office:value="289.79" calcext:value-type="float">
            <text:p>289.79</text:p>
          </table:table-cell>
          <table:table-cell office:value-type="float" office:value="42.6768" calcext:value-type="float">
            <text:p>42.6768</text:p>
          </table:table-cell>
          <table:table-cell office:value-type="float" office:value="77.3981" calcext:value-type="float">
            <text:p>77.3981</text:p>
          </table:table-cell>
          <table:table-cell office:value-type="float" office:value="277.933" calcext:value-type="float">
            <text:p>277.933</text:p>
          </table:table-cell>
          <table:table-cell office:value-type="float" office:value="43.5245" calcext:value-type="float">
            <text:p>43.5245</text:p>
          </table:table-cell>
          <table:table-cell/>
          <table:table-cell table:formula="of:=([.D255]-[.A255])/0.0166667" office:value-type="float" office:value="53.477893044214" calcext:value-type="float">
            <text:p>53.477893044214</text:p>
          </table:table-cell>
          <table:table-cell table:formula="of:=ABS([.E255]-[.B255])/0.0166667" office:value-type="float" office:value="711.418577162847" calcext:value-type="float">
            <text:p>711.418577162847</text:p>
          </table:table-cell>
          <table:table-cell table:formula="of:=([.F255]-[.C255])/0.0166667" office:value-type="float" office:value="50.8618982762036" calcext:value-type="float">
            <text:p>50.8618982762036</text:p>
          </table:table-cell>
          <table:table-cell table:formula="of:=DEGREES(ATAN(ABS([.F255]-[.C255])/ABS([.E255]-[.B255])))" office:value-type="float" office:value="4.08932556250795" calcext:value-type="float">
            <text:p>4.08932556250795</text:p>
          </table:table-cell>
          <table:table-cell table:formula="of:=SQRT(POWER([.H255];2)+POWER([.I255];2)+POWER([.J255];2))" office:value-type="float" office:value="715.236471157" calcext:value-type="float">
            <text:p>715.236471157</text:p>
          </table:table-cell>
        </table:table-row>
        <table:table-row table:style-name="ro1">
          <table:table-cell office:value-type="float" office:value="75.7549" calcext:value-type="float">
            <text:p>75.7549</text:p>
          </table:table-cell>
          <table:table-cell office:value-type="float" office:value="292.342" calcext:value-type="float">
            <text:p>292.342</text:p>
          </table:table-cell>
          <table:table-cell office:value-type="float" office:value="43.0557" calcext:value-type="float">
            <text:p>43.0557</text:p>
          </table:table-cell>
          <table:table-cell office:value-type="float" office:value="76.4163" calcext:value-type="float">
            <text:p>76.4163</text:p>
          </table:table-cell>
          <table:table-cell office:value-type="float" office:value="280.292" calcext:value-type="float">
            <text:p>280.292</text:p>
          </table:table-cell>
          <table:table-cell office:value-type="float" office:value="44.1621" calcext:value-type="float">
            <text:p>44.1621</text:p>
          </table:table-cell>
          <table:table-cell/>
          <table:table-cell table:formula="of:=([.D256]-[.A256])/0.0166667" office:value-type="float" office:value="39.6839206321588" calcext:value-type="float">
            <text:p>39.6839206321588</text:p>
          </table:table-cell>
          <table:table-cell table:formula="of:=ABS([.E256]-[.B256])/0.0166667" office:value-type="float" office:value="722.998554002893" calcext:value-type="float">
            <text:p>722.998554002893</text:p>
          </table:table-cell>
          <table:table-cell table:formula="of:=([.F256]-[.C256])/0.0166667" office:value-type="float" office:value="66.3838672322656" calcext:value-type="float">
            <text:p>66.3838672322656</text:p>
          </table:table-cell>
          <table:table-cell table:formula="of:=DEGREES(ATAN(ABS([.F256]-[.C256])/ABS([.E256]-[.B256])))" office:value-type="float" office:value="5.24604192430132" calcext:value-type="float">
            <text:p>5.24604192430132</text:p>
          </table:table-cell>
          <table:table-cell table:formula="of:=SQRT(POWER([.H256];2)+POWER([.I256];2)+POWER([.J256];2))" office:value-type="float" office:value="727.123469897461" calcext:value-type="float">
            <text:p>727.123469897461</text:p>
          </table:table-cell>
        </table:table-row>
        <table:table-row table:style-name="ro1">
          <table:table-cell office:value-type="float" office:value="76.2361" calcext:value-type="float">
            <text:p>76.2361</text:p>
          </table:table-cell>
          <table:table-cell office:value-type="float" office:value="288.389" calcext:value-type="float">
            <text:p>288.389</text:p>
          </table:table-cell>
          <table:table-cell office:value-type="float" office:value="42.8983" calcext:value-type="float">
            <text:p>42.8983</text:p>
          </table:table-cell>
          <table:table-cell office:value-type="float" office:value="76.6286" calcext:value-type="float">
            <text:p>76.6286</text:p>
          </table:table-cell>
          <table:table-cell office:value-type="float" office:value="276.706" calcext:value-type="float">
            <text:p>276.706</text:p>
          </table:table-cell>
          <table:table-cell office:value-type="float" office:value="42.9792" calcext:value-type="float">
            <text:p>42.9792</text:p>
          </table:table-cell>
          <table:table-cell/>
          <table:table-cell table:formula="of:=([.D257]-[.A257])/0.0166667" office:value-type="float" office:value="23.549952900095" calcext:value-type="float">
            <text:p>23.549952900095</text:p>
          </table:table-cell>
          <table:table-cell table:formula="of:=ABS([.E257]-[.B257])/0.0166667" office:value-type="float" office:value="700.978598042804" calcext:value-type="float">
            <text:p>700.978598042804</text:p>
          </table:table-cell>
          <table:table-cell table:formula="of:=([.F257]-[.C257])/0.0166667" office:value-type="float" office:value="4.8539902920194" calcext:value-type="float">
            <text:p>4.8539902920194</text:p>
          </table:table-cell>
          <table:table-cell table:formula="of:=DEGREES(ATAN(ABS([.F257]-[.C257])/ABS([.E257]-[.B257])))" office:value-type="float" office:value="0.396743514370574" calcext:value-type="float">
            <text:p>0.396743514370574</text:p>
          </table:table-cell>
          <table:table-cell table:formula="of:=SQRT(POWER([.H257];2)+POWER([.I257];2)+POWER([.J257];2))" office:value-type="float" office:value="701.390872778799" calcext:value-type="float">
            <text:p>701.390872778799</text:p>
          </table:table-cell>
        </table:table-row>
        <table:table-row table:style-name="ro1">
          <table:table-cell office:value-type="float" office:value="76.9367" calcext:value-type="float">
            <text:p>76.9367</text:p>
          </table:table-cell>
          <table:table-cell office:value-type="float" office:value="281.774" calcext:value-type="float">
            <text:p>281.774</text:p>
          </table:table-cell>
          <table:table-cell office:value-type="float" office:value="43.4231" calcext:value-type="float">
            <text:p>43.4231</text:p>
          </table:table-cell>
          <table:table-cell office:value-type="float" office:value="77.8032" calcext:value-type="float">
            <text:p>77.8032</text:p>
          </table:table-cell>
          <table:table-cell office:value-type="float" office:value="270.399" calcext:value-type="float">
            <text:p>270.399</text:p>
          </table:table-cell>
          <table:table-cell office:value-type="float" office:value="43.7329" calcext:value-type="float">
            <text:p>43.7329</text:p>
          </table:table-cell>
          <table:table-cell/>
          <table:table-cell table:formula="of:=([.D258]-[.A258])/0.0166667" office:value-type="float" office:value="51.9898960202081" calcext:value-type="float">
            <text:p>51.9898960202081</text:p>
          </table:table-cell>
          <table:table-cell table:formula="of:=ABS([.E258]-[.B258])/0.0166667" office:value-type="float" office:value="682.49863500273" calcext:value-type="float">
            <text:p>682.49863500273</text:p>
          </table:table-cell>
          <table:table-cell table:formula="of:=([.F258]-[.C258])/0.0166667" office:value-type="float" office:value="18.5879628240745" calcext:value-type="float">
            <text:p>18.5879628240745</text:p>
          </table:table-cell>
          <table:table-cell table:formula="of:=DEGREES(ATAN(ABS([.F258]-[.C258])/ABS([.E258]-[.B258])))" office:value-type="float" office:value="1.56007434509858" calcext:value-type="float">
            <text:p>1.56007434509858</text:p>
          </table:table-cell>
          <table:table-cell table:formula="of:=SQRT(POWER([.H258];2)+POWER([.I258];2)+POWER([.J258];2))" office:value-type="float" office:value="684.728302635966" calcext:value-type="float">
            <text:p>684.728302635966</text:p>
          </table:table-cell>
        </table:table-row>
        <table:table-row table:style-name="ro1">
          <table:table-cell office:value-type="float" office:value="75.7431" calcext:value-type="float">
            <text:p>75.7431</text:p>
          </table:table-cell>
          <table:table-cell office:value-type="float" office:value="291.059" calcext:value-type="float">
            <text:p>291.059</text:p>
          </table:table-cell>
          <table:table-cell office:value-type="float" office:value="42.7419" calcext:value-type="float">
            <text:p>42.7419</text:p>
          </table:table-cell>
          <table:table-cell office:value-type="float" office:value="76.3906" calcext:value-type="float">
            <text:p>76.3906</text:p>
          </table:table-cell>
          <table:table-cell office:value-type="float" office:value="277.798" calcext:value-type="float">
            <text:p>277.798</text:p>
          </table:table-cell>
          <table:table-cell office:value-type="float" office:value="43.8046" calcext:value-type="float">
            <text:p>43.8046</text:p>
          </table:table-cell>
          <table:table-cell/>
          <table:table-cell table:formula="of:=([.D259]-[.A259])/0.0166667" office:value-type="float" office:value="38.8499223001559" calcext:value-type="float">
            <text:p>38.8499223001559</text:p>
          </table:table-cell>
          <table:table-cell table:formula="of:=ABS([.E259]-[.B259])/0.0166667" office:value-type="float" office:value="795.658408683184" calcext:value-type="float">
            <text:p>795.658408683184</text:p>
          </table:table-cell>
          <table:table-cell table:formula="of:=([.F259]-[.C259])/0.0166667" office:value-type="float" office:value="63.761872476255" calcext:value-type="float">
            <text:p>63.761872476255</text:p>
          </table:table-cell>
          <table:table-cell table:formula="of:=DEGREES(ATAN(ABS([.F259]-[.C259])/ABS([.E259]-[.B259])))" office:value-type="float" office:value="4.58173470161015" calcext:value-type="float">
            <text:p>4.58173470161015</text:p>
          </table:table-cell>
          <table:table-cell table:formula="of:=SQRT(POWER([.H259];2)+POWER([.I259];2)+POWER([.J259];2))" office:value-type="float" office:value="799.154050326133" calcext:value-type="float">
            <text:p>799.154050326133</text:p>
          </table:table-cell>
        </table:table-row>
        <table:table-row table:style-name="ro1">
          <table:table-cell office:value-type="float" office:value="76.52" calcext:value-type="float">
            <text:p>76.52</text:p>
          </table:table-cell>
          <table:table-cell office:value-type="float" office:value="291.179" calcext:value-type="float">
            <text:p>291.179</text:p>
          </table:table-cell>
          <table:table-cell office:value-type="float" office:value="42.4597" calcext:value-type="float">
            <text:p>42.4597</text:p>
          </table:table-cell>
          <table:table-cell office:value-type="float" office:value="77.3981" calcext:value-type="float">
            <text:p>77.3981</text:p>
          </table:table-cell>
          <table:table-cell office:value-type="float" office:value="277.933" calcext:value-type="float">
            <text:p>277.933</text:p>
          </table:table-cell>
          <table:table-cell office:value-type="float" office:value="43.5245" calcext:value-type="float">
            <text:p>43.5245</text:p>
          </table:table-cell>
          <table:table-cell/>
          <table:table-cell table:formula="of:=([.D260]-[.A260])/0.0166667" office:value-type="float" office:value="52.685894628211" calcext:value-type="float">
            <text:p>52.685894628211</text:p>
          </table:table-cell>
          <table:table-cell table:formula="of:=ABS([.E260]-[.B260])/0.0166667" office:value-type="float" office:value="794.758410483178" calcext:value-type="float">
            <text:p>794.758410483178</text:p>
          </table:table-cell>
          <table:table-cell table:formula="of:=([.F260]-[.C260])/0.0166667" office:value-type="float" office:value="63.8878722242559" calcext:value-type="float">
            <text:p>63.8878722242559</text:p>
          </table:table-cell>
          <table:table-cell table:formula="of:=DEGREES(ATAN(ABS([.F260]-[.C260])/ABS([.E260]-[.B260])))" office:value-type="float" office:value="4.59592638537837" calcext:value-type="float">
            <text:p>4.59592638537837</text:p>
          </table:table-cell>
          <table:table-cell table:formula="of:=SQRT(POWER([.H260];2)+POWER([.I260];2)+POWER([.J260];2))" office:value-type="float" office:value="799.060945575408" calcext:value-type="float">
            <text:p>799.060945575408</text:p>
          </table:table-cell>
        </table:table-row>
        <table:table-row table:style-name="ro1">
          <table:table-cell office:value-type="float" office:value="76.9942" calcext:value-type="float">
            <text:p>76.9942</text:p>
          </table:table-cell>
          <table:table-cell office:value-type="float" office:value="287.181" calcext:value-type="float">
            <text:p>287.181</text:p>
          </table:table-cell>
          <table:table-cell office:value-type="float" office:value="42.5715" calcext:value-type="float">
            <text:p>42.5715</text:p>
          </table:table-cell>
          <table:table-cell office:value-type="float" office:value="78.1023" calcext:value-type="float">
            <text:p>78.1023</text:p>
          </table:table-cell>
          <table:table-cell office:value-type="float" office:value="274.179" calcext:value-type="float">
            <text:p>274.179</text:p>
          </table:table-cell>
          <table:table-cell office:value-type="float" office:value="43.618" calcext:value-type="float">
            <text:p>43.618</text:p>
          </table:table-cell>
          <table:table-cell/>
          <table:table-cell table:formula="of:=([.D261]-[.A261])/0.0166667" office:value-type="float" office:value="66.4858670282655" calcext:value-type="float">
            <text:p>66.4858670282655</text:p>
          </table:table-cell>
          <table:table-cell table:formula="of:=ABS([.E261]-[.B261])/0.0166667" office:value-type="float" office:value="780.118439763121" calcext:value-type="float">
            <text:p>780.118439763121</text:p>
          </table:table-cell>
          <table:table-cell table:formula="of:=([.F261]-[.C261])/0.0166667" office:value-type="float" office:value="62.7898744202513" calcext:value-type="float">
            <text:p>62.7898744202513</text:p>
          </table:table-cell>
          <table:table-cell table:formula="of:=DEGREES(ATAN(ABS([.F261]-[.C261])/ABS([.E261]-[.B261])))" office:value-type="float" office:value="4.60168092568079" calcext:value-type="float">
            <text:p>4.60168092568079</text:p>
          </table:table-cell>
          <table:table-cell table:formula="of:=SQRT(POWER([.H261];2)+POWER([.I261];2)+POWER([.J261];2))" office:value-type="float" office:value="785.460195619522" calcext:value-type="float">
            <text:p>785.460195619522</text:p>
          </table:table-cell>
        </table:table-row>
        <table:table-row table:style-name="ro1">
          <table:table-cell office:value-type="float" office:value="76.9081" calcext:value-type="float">
            <text:p>76.9081</text:p>
          </table:table-cell>
          <table:table-cell office:value-type="float" office:value="279.148" calcext:value-type="float">
            <text:p>279.148</text:p>
          </table:table-cell>
          <table:table-cell office:value-type="float" office:value="43.5866" calcext:value-type="float">
            <text:p>43.5866</text:p>
          </table:table-cell>
          <table:table-cell office:value-type="float" office:value="77.508" calcext:value-type="float">
            <text:p>77.508</text:p>
          </table:table-cell>
          <table:table-cell office:value-type="float" office:value="266.437" calcext:value-type="float">
            <text:p>266.437</text:p>
          </table:table-cell>
          <table:table-cell office:value-type="float" office:value="45.1025" calcext:value-type="float">
            <text:p>45.1025</text:p>
          </table:table-cell>
          <table:table-cell/>
          <table:table-cell table:formula="of:=([.D262]-[.A262])/0.0166667" office:value-type="float" office:value="35.9939280121434" calcext:value-type="float">
            <text:p>35.9939280121434</text:p>
          </table:table-cell>
          <table:table-cell table:formula="of:=ABS([.E262]-[.B262])/0.0166667" office:value-type="float" office:value="762.658474683051" calcext:value-type="float">
            <text:p>762.658474683051</text:p>
          </table:table-cell>
          <table:table-cell table:formula="of:=([.F262]-[.C262])/0.0166667" office:value-type="float" office:value="90.953818092364" calcext:value-type="float">
            <text:p>90.953818092364</text:p>
          </table:table-cell>
          <table:table-cell table:formula="of:=DEGREES(ATAN(ABS([.F262]-[.C262])/ABS([.E262]-[.B262])))" office:value-type="float" office:value="6.80091116192899" calcext:value-type="float">
            <text:p>6.80091116192899</text:p>
          </table:table-cell>
          <table:table-cell table:formula="of:=SQRT(POWER([.H262];2)+POWER([.I262];2)+POWER([.J262];2))" office:value-type="float" office:value="768.905786741913" calcext:value-type="float">
            <text:p>768.905786741913</text:p>
          </table:table-cell>
        </table:table-row>
        <table:table-row table:style-name="ro1">
          <table:table-cell office:value-type="float" office:value="76.8942" calcext:value-type="float">
            <text:p>76.8942</text:p>
          </table:table-cell>
          <table:table-cell office:value-type="float" office:value="277.726" calcext:value-type="float">
            <text:p>277.726</text:p>
          </table:table-cell>
          <table:table-cell office:value-type="float" office:value="44.3098" calcext:value-type="float">
            <text:p>44.3098</text:p>
          </table:table-cell>
          <table:table-cell office:value-type="float" office:value="77.277" calcext:value-type="float">
            <text:p>77.277</text:p>
          </table:table-cell>
          <table:table-cell office:value-type="float" office:value="267.662" calcext:value-type="float">
            <text:p>267.662</text:p>
          </table:table-cell>
          <table:table-cell office:value-type="float" office:value="44.9097" calcext:value-type="float">
            <text:p>44.9097</text:p>
          </table:table-cell>
          <table:table-cell/>
          <table:table-cell table:formula="of:=([.D263]-[.A263])/0.0166667" office:value-type="float" office:value="22.9679540640921" calcext:value-type="float">
            <text:p>22.9679540640921</text:p>
          </table:table-cell>
          <table:table-cell table:formula="of:=ABS([.E263]-[.B263])/0.0166667" office:value-type="float" office:value="603.838792322417" calcext:value-type="float">
            <text:p>603.838792322417</text:p>
          </table:table-cell>
          <table:table-cell table:formula="of:=([.F263]-[.C263])/0.0166667" office:value-type="float" office:value="35.9939280121439" calcext:value-type="float">
            <text:p>35.9939280121439</text:p>
          </table:table-cell>
          <table:table-cell table:formula="of:=DEGREES(ATAN(ABS([.F263]-[.C263])/ABS([.E263]-[.B263])))" office:value-type="float" office:value="3.41127932344687" calcext:value-type="float">
            <text:p>3.41127932344687</text:p>
          </table:table-cell>
          <table:table-cell table:formula="of:=SQRT(POWER([.H263];2)+POWER([.I263];2)+POWER([.J263];2))" office:value-type="float" office:value="605.34649324253" calcext:value-type="float">
            <text:p>605.34649324253</text:p>
          </table:table-cell>
        </table:table-row>
        <table:table-row table:style-name="ro1">
          <table:table-cell office:value-type="float" office:value="76.7235" calcext:value-type="float">
            <text:p>76.7235</text:p>
          </table:table-cell>
          <table:table-cell office:value-type="float" office:value="285.743" calcext:value-type="float">
            <text:p>285.743</text:p>
          </table:table-cell>
          <table:table-cell office:value-type="float" office:value="43.0538" calcext:value-type="float">
            <text:p>43.0538</text:p>
          </table:table-cell>
          <table:table-cell office:value-type="float" office:value="77.3371" calcext:value-type="float">
            <text:p>77.3371</text:p>
          </table:table-cell>
          <table:table-cell office:value-type="float" office:value="272.821" calcext:value-type="float">
            <text:p>272.821</text:p>
          </table:table-cell>
          <table:table-cell office:value-type="float" office:value="43.8418" calcext:value-type="float">
            <text:p>43.8418</text:p>
          </table:table-cell>
          <table:table-cell/>
          <table:table-cell table:formula="of:=([.D264]-[.A264])/0.0166667" office:value-type="float" office:value="36.8159263681476" calcext:value-type="float">
            <text:p>36.8159263681476</text:p>
          </table:table-cell>
          <table:table-cell table:formula="of:=ABS([.E264]-[.B264])/0.0166667" office:value-type="float" office:value="775.318449363099" calcext:value-type="float">
            <text:p>775.318449363099</text:p>
          </table:table-cell>
          <table:table-cell table:formula="of:=([.F264]-[.C264])/0.0166667" office:value-type="float" office:value="47.2799054401889" calcext:value-type="float">
            <text:p>47.2799054401889</text:p>
          </table:table-cell>
          <table:table-cell table:formula="of:=DEGREES(ATAN(ABS([.F264]-[.C264])/ABS([.E264]-[.B264])))" office:value-type="float" office:value="3.48964814082669" calcext:value-type="float">
            <text:p>3.48964814082669</text:p>
          </table:table-cell>
          <table:table-cell table:formula="of:=SQRT(POWER([.H264];2)+POWER([.I264];2)+POWER([.J264];2))" office:value-type="float" office:value="777.630696291999" calcext:value-type="float">
            <text:p>777.630696291999</text:p>
          </table:table-cell>
        </table:table-row>
        <table:table-row table:style-name="ro1">
          <table:table-cell office:value-type="float" office:value="76.2734" calcext:value-type="float">
            <text:p>76.2734</text:p>
          </table:table-cell>
          <table:table-cell office:value-type="float" office:value="292.556" calcext:value-type="float">
            <text:p>292.556</text:p>
          </table:table-cell>
          <table:table-cell office:value-type="float" office:value="42.2467" calcext:value-type="float">
            <text:p>42.2467</text:p>
          </table:table-cell>
          <table:table-cell office:value-type="float" office:value="77.1462" calcext:value-type="float">
            <text:p>77.1462</text:p>
          </table:table-cell>
          <table:table-cell office:value-type="float" office:value="277.912" calcext:value-type="float">
            <text:p>277.912</text:p>
          </table:table-cell>
          <table:table-cell office:value-type="float" office:value="43.5302" calcext:value-type="float">
            <text:p>43.5302</text:p>
          </table:table-cell>
          <table:table-cell/>
          <table:table-cell table:formula="of:=([.D265]-[.A265])/0.0166667" office:value-type="float" office:value="52.3678952642094" calcext:value-type="float">
            <text:p>52.3678952642094</text:p>
          </table:table-cell>
          <table:table-cell table:formula="of:=ABS([.E265]-[.B265])/0.0166667" office:value-type="float" office:value="878.638242723515" calcext:value-type="float">
            <text:p>878.638242723515</text:p>
          </table:table-cell>
          <table:table-cell table:formula="of:=([.F265]-[.C265])/0.0166667" office:value-type="float" office:value="77.0098459803083" calcext:value-type="float">
            <text:p>77.0098459803083</text:p>
          </table:table-cell>
          <table:table-cell table:formula="of:=DEGREES(ATAN(ABS([.F265]-[.C265])/ABS([.E265]-[.B265])))" office:value-type="float" office:value="5.0089926165677" calcext:value-type="float">
            <text:p>5.0089926165677</text:p>
          </table:table-cell>
          <table:table-cell table:formula="of:=SQRT(POWER([.H265];2)+POWER([.I265];2)+POWER([.J265];2))" office:value-type="float" office:value="883.559887279057" calcext:value-type="float">
            <text:p>883.559887279057</text:p>
          </table:table-cell>
        </table:table-row>
        <table:table-row table:style-name="ro1">
          <table:table-cell office:value-type="float" office:value="77.3981" calcext:value-type="float">
            <text:p>77.3981</text:p>
          </table:table-cell>
          <table:table-cell office:value-type="float" office:value="277.933" calcext:value-type="float">
            <text:p>277.933</text:p>
          </table:table-cell>
          <table:table-cell office:value-type="float" office:value="43.5245" calcext:value-type="float">
            <text:p>43.5245</text:p>
          </table:table-cell>
          <table:table-cell office:value-type="float" office:value="78.2295" calcext:value-type="float">
            <text:p>78.2295</text:p>
          </table:table-cell>
          <table:table-cell office:value-type="float" office:value="265.487" calcext:value-type="float">
            <text:p>265.487</text:p>
          </table:table-cell>
          <table:table-cell office:value-type="float" office:value="44.0321" calcext:value-type="float">
            <text:p>44.0321</text:p>
          </table:table-cell>
          <table:table-cell/>
          <table:table-cell table:formula="of:=([.D266]-[.A266])/0.0166667" office:value-type="float" office:value="49.8839002321997" calcext:value-type="float">
            <text:p>49.8839002321997</text:p>
          </table:table-cell>
          <table:table-cell table:formula="of:=ABS([.E266]-[.B266])/0.0166667" office:value-type="float" office:value="746.758506482985" calcext:value-type="float">
            <text:p>746.758506482985</text:p>
          </table:table-cell>
          <table:table-cell table:formula="of:=([.F266]-[.C266])/0.0166667" office:value-type="float" office:value="30.4559390881216" calcext:value-type="float">
            <text:p>30.4559390881216</text:p>
          </table:table-cell>
          <table:table-cell table:formula="of:=DEGREES(ATAN(ABS([.F266]-[.C266])/ABS([.E266]-[.B266])))" office:value-type="float" office:value="2.33546749949122" calcext:value-type="float">
            <text:p>2.33546749949122</text:p>
          </table:table-cell>
          <table:table-cell table:formula="of:=SQRT(POWER([.H266];2)+POWER([.I266];2)+POWER([.J266];2))" office:value-type="float" office:value="749.042211582775" calcext:value-type="float">
            <text:p>749.042211582775</text:p>
          </table:table-cell>
        </table:table-row>
        <table:table-row table:style-name="ro1">
          <table:table-cell office:value-type="float" office:value="77.4919" calcext:value-type="float">
            <text:p>77.4919</text:p>
          </table:table-cell>
          <table:table-cell office:value-type="float" office:value="285.752" calcext:value-type="float">
            <text:p>285.752</text:p>
          </table:table-cell>
          <table:table-cell office:value-type="float" office:value="43.299" calcext:value-type="float">
            <text:p>43.299</text:p>
          </table:table-cell>
          <table:table-cell office:value-type="float" office:value="78.6019" calcext:value-type="float">
            <text:p>78.6019</text:p>
          </table:table-cell>
          <table:table-cell office:value-type="float" office:value="274.174" calcext:value-type="float">
            <text:p>274.174</text:p>
          </table:table-cell>
          <table:table-cell office:value-type="float" office:value="43.8619" calcext:value-type="float">
            <text:p>43.8619</text:p>
          </table:table-cell>
          <table:table-cell/>
          <table:table-cell table:formula="of:=([.D267]-[.A267])/0.0166667" office:value-type="float" office:value="66.5998668002664" calcext:value-type="float">
            <text:p>66.5998668002664</text:p>
          </table:table-cell>
          <table:table-cell table:formula="of:=ABS([.E267]-[.B267])/0.0166667" office:value-type="float" office:value="694.678610642781" calcext:value-type="float">
            <text:p>694.678610642781</text:p>
          </table:table-cell>
          <table:table-cell table:formula="of:=([.F267]-[.C267])/0.0166667" office:value-type="float" office:value="33.773932452135" calcext:value-type="float">
            <text:p>33.773932452135</text:p>
          </table:table-cell>
          <table:table-cell table:formula="of:=DEGREES(ATAN(ABS([.F267]-[.C267])/ABS([.E267]-[.B267])))" office:value-type="float" office:value="2.78341845733837" calcext:value-type="float">
            <text:p>2.78341845733837</text:p>
          </table:table-cell>
          <table:table-cell table:formula="of:=SQRT(POWER([.H267];2)+POWER([.I267];2)+POWER([.J267];2))" office:value-type="float" office:value="698.680608615753" calcext:value-type="float">
            <text:p>698.680608615753</text:p>
          </table:table-cell>
        </table:table-row>
        <table:table-row table:style-name="ro1">
          <table:table-cell office:value-type="float" office:value="77.2973" calcext:value-type="float">
            <text:p>77.2973</text:p>
          </table:table-cell>
          <table:table-cell office:value-type="float" office:value="291.177" calcext:value-type="float">
            <text:p>291.177</text:p>
          </table:table-cell>
          <table:table-cell office:value-type="float" office:value="42.7093" calcext:value-type="float">
            <text:p>42.7093</text:p>
          </table:table-cell>
          <table:table-cell office:value-type="float" office:value="78.6764" calcext:value-type="float">
            <text:p>78.6764</text:p>
          </table:table-cell>
          <table:table-cell office:value-type="float" office:value="279.252" calcext:value-type="float">
            <text:p>279.252</text:p>
          </table:table-cell>
          <table:table-cell office:value-type="float" office:value="43.8042" calcext:value-type="float">
            <text:p>43.8042</text:p>
          </table:table-cell>
          <table:table-cell/>
          <table:table-cell table:formula="of:=([.D268]-[.A268])/0.0166667" office:value-type="float" office:value="82.7458345083306" calcext:value-type="float">
            <text:p>82.7458345083306</text:p>
          </table:table-cell>
          <table:table-cell table:formula="of:=ABS([.E268]-[.B268])/0.0166667" office:value-type="float" office:value="715.498569002863" calcext:value-type="float">
            <text:p>715.498569002863</text:p>
          </table:table-cell>
          <table:table-cell table:formula="of:=([.F268]-[.C268])/0.0166667" office:value-type="float" office:value="65.6938686122629" calcext:value-type="float">
            <text:p>65.6938686122629</text:p>
          </table:table-cell>
          <table:table-cell table:formula="of:=DEGREES(ATAN(ABS([.F268]-[.C268])/ABS([.E268]-[.B268])))" office:value-type="float" office:value="5.24593319063783" calcext:value-type="float">
            <text:p>5.24593319063783</text:p>
          </table:table-cell>
          <table:table-cell table:formula="of:=SQRT(POWER([.H268];2)+POWER([.I268];2)+POWER([.J268];2))" office:value-type="float" office:value="723.257049565968" calcext:value-type="float">
            <text:p>723.257049565968</text:p>
          </table:table-cell>
        </table:table-row>
        <table:table-row table:style-name="ro1">
          <table:table-cell office:value-type="float" office:value="76.1508" calcext:value-type="float">
            <text:p>76.1508</text:p>
          </table:table-cell>
          <table:table-cell office:value-type="float" office:value="279.039" calcext:value-type="float">
            <text:p>279.039</text:p>
          </table:table-cell>
          <table:table-cell office:value-type="float" office:value="43.8608" calcext:value-type="float">
            <text:p>43.8608</text:p>
          </table:table-cell>
          <table:table-cell office:value-type="float" office:value="76.2914" calcext:value-type="float">
            <text:p>76.2914</text:p>
          </table:table-cell>
          <table:table-cell office:value-type="float" office:value="267.664" calcext:value-type="float">
            <text:p>267.664</text:p>
          </table:table-cell>
          <table:table-cell office:value-type="float" office:value="44.4305" calcext:value-type="float">
            <text:p>44.4305</text:p>
          </table:table-cell>
          <table:table-cell/>
          <table:table-cell table:formula="of:=([.D269]-[.A269])/0.0166667" office:value-type="float" office:value="8.43598312803327" calcext:value-type="float">
            <text:p>8.43598312803327</text:p>
          </table:table-cell>
          <table:table-cell table:formula="of:=ABS([.E269]-[.B269])/0.0166667" office:value-type="float" office:value="682.49863500273" calcext:value-type="float">
            <text:p>682.49863500273</text:p>
          </table:table-cell>
          <table:table-cell table:formula="of:=([.F269]-[.C269])/0.0166667" office:value-type="float" office:value="34.181931636137" calcext:value-type="float">
            <text:p>34.181931636137</text:p>
          </table:table-cell>
          <table:table-cell table:formula="of:=DEGREES(ATAN(ABS([.F269]-[.C269])/ABS([.E269]-[.B269])))" office:value-type="float" office:value="2.8671784152212" calcext:value-type="float">
            <text:p>2.8671784152212</text:p>
          </table:table-cell>
          <table:table-cell table:formula="of:=SQRT(POWER([.H269];2)+POWER([.I269];2)+POWER([.J269];2))" office:value-type="float" office:value="683.406143550308" calcext:value-type="float">
            <text:p>683.406143550308</text:p>
          </table:table-cell>
        </table:table-row>
        <table:table-row table:style-name="ro1">
          <table:table-cell office:value-type="float" office:value="76.0021" calcext:value-type="float">
            <text:p>76.0021</text:p>
          </table:table-cell>
          <table:table-cell office:value-type="float" office:value="291.08" calcext:value-type="float">
            <text:p>291.08</text:p>
          </table:table-cell>
          <table:table-cell office:value-type="float" office:value="42.7363" calcext:value-type="float">
            <text:p>42.7363</text:p>
          </table:table-cell>
          <table:table-cell office:value-type="float" office:value="76.6423" calcext:value-type="float">
            <text:p>76.6423</text:p>
          </table:table-cell>
          <table:table-cell office:value-type="float" office:value="277.868" calcext:value-type="float">
            <text:p>277.868</text:p>
          </table:table-cell>
          <table:table-cell office:value-type="float" office:value="43.5418" calcext:value-type="float">
            <text:p>43.5418</text:p>
          </table:table-cell>
          <table:table-cell/>
          <table:table-cell table:formula="of:=([.D270]-[.A270])/0.0166667" office:value-type="float" office:value="38.4119231761541" calcext:value-type="float">
            <text:p>38.4119231761541</text:p>
          </table:table-cell>
          <table:table-cell table:formula="of:=ABS([.E270]-[.B270])/0.0166667" office:value-type="float" office:value="792.71841456317" calcext:value-type="float">
            <text:p>792.71841456317</text:p>
          </table:table-cell>
          <table:table-cell table:formula="of:=([.F270]-[.C270])/0.0166667" office:value-type="float" office:value="48.3299033401934" calcext:value-type="float">
            <text:p>48.3299033401934</text:p>
          </table:table-cell>
          <table:table-cell table:formula="of:=DEGREES(ATAN(ABS([.F270]-[.C270])/ABS([.E270]-[.B270])))" office:value-type="float" office:value="3.4888506952371" calcext:value-type="float">
            <text:p>3.4888506952371</text:p>
          </table:table-cell>
          <table:table-cell table:formula="of:=SQRT(POWER([.H270];2)+POWER([.I270];2)+POWER([.J270];2))" office:value-type="float" office:value="795.118695659025" calcext:value-type="float">
            <text:p>795.118695659025</text:p>
          </table:table-cell>
        </table:table-row>
        <table:table-row table:style-name="ro1">
          <table:table-cell office:value-type="float" office:value="76.5067" calcext:value-type="float">
            <text:p>76.5067</text:p>
          </table:table-cell>
          <table:table-cell office:value-type="float" office:value="289.785" calcext:value-type="float">
            <text:p>289.785</text:p>
          </table:table-cell>
          <table:table-cell office:value-type="float" office:value="42.6777" calcext:value-type="float">
            <text:p>42.6777</text:p>
          </table:table-cell>
          <table:table-cell office:value-type="float" office:value="77.3673" calcext:value-type="float">
            <text:p>77.3673</text:p>
          </table:table-cell>
          <table:table-cell office:value-type="float" office:value="275.265" calcext:value-type="float">
            <text:p>275.265</text:p>
          </table:table-cell>
          <table:table-cell office:value-type="float" office:value="44.1957" calcext:value-type="float">
            <text:p>44.1957</text:p>
          </table:table-cell>
          <table:table-cell/>
          <table:table-cell table:formula="of:=([.D271]-[.A271])/0.0166667" office:value-type="float" office:value="51.6358967282069" calcext:value-type="float">
            <text:p>51.6358967282069</text:p>
          </table:table-cell>
          <table:table-cell table:formula="of:=ABS([.E271]-[.B271])/0.0166667" office:value-type="float" office:value="871.198257603487" calcext:value-type="float">
            <text:p>871.198257603487</text:p>
          </table:table-cell>
          <table:table-cell table:formula="of:=([.F271]-[.C271])/0.0166667" office:value-type="float" office:value="91.0798178403644" calcext:value-type="float">
            <text:p>91.0798178403644</text:p>
          </table:table-cell>
          <table:table-cell table:formula="of:=DEGREES(ATAN(ABS([.F271]-[.C271])/ABS([.E271]-[.B271])))" office:value-type="float" office:value="5.96833219751692" calcext:value-type="float">
            <text:p>5.96833219751692</text:p>
          </table:table-cell>
          <table:table-cell table:formula="of:=SQRT(POWER([.H271];2)+POWER([.I271];2)+POWER([.J271];2))" office:value-type="float" office:value="877.466924220003" calcext:value-type="float">
            <text:p>877.466924220003</text:p>
          </table:table-cell>
        </table:table-row>
        <table:table-row table:style-name="ro1">
          <table:table-cell office:value-type="float" office:value="77.2207" calcext:value-type="float">
            <text:p>77.2207</text:p>
          </table:table-cell>
          <table:table-cell office:value-type="float" office:value="284.432" calcext:value-type="float">
            <text:p>284.432</text:p>
          </table:table-cell>
          <table:table-cell office:value-type="float" office:value="43.255" calcext:value-type="float">
            <text:p>43.255</text:p>
          </table:table-cell>
          <table:table-cell office:value-type="float" office:value="78.068" calcext:value-type="float">
            <text:p>78.068</text:p>
          </table:table-cell>
          <table:table-cell office:value-type="float" office:value="271.646" calcext:value-type="float">
            <text:p>271.646</text:p>
          </table:table-cell>
          <table:table-cell office:value-type="float" office:value="43.7765" calcext:value-type="float">
            <text:p>43.7765</text:p>
          </table:table-cell>
          <table:table-cell/>
          <table:table-cell table:formula="of:=([.D272]-[.A272])/0.0166667" office:value-type="float" office:value="50.8378983242036" calcext:value-type="float">
            <text:p>50.8378983242036</text:p>
          </table:table-cell>
          <table:table-cell table:formula="of:=ABS([.E272]-[.B272])/0.0166667" office:value-type="float" office:value="767.158465683069" calcext:value-type="float">
            <text:p>767.158465683069</text:p>
          </table:table-cell>
          <table:table-cell table:formula="of:=([.F272]-[.C272])/0.0166667" office:value-type="float" office:value="31.2899374201249" calcext:value-type="float">
            <text:p>31.2899374201249</text:p>
          </table:table-cell>
          <table:table-cell table:formula="of:=DEGREES(ATAN(ABS([.F272]-[.C272])/ABS([.E272]-[.B272])))" office:value-type="float" office:value="2.33561681427101" calcext:value-type="float">
            <text:p>2.33561681427101</text:p>
          </table:table-cell>
          <table:table-cell table:formula="of:=SQRT(POWER([.H272];2)+POWER([.I272];2)+POWER([.J272];2))" office:value-type="float" office:value="769.47752635082" calcext:value-type="float">
            <text:p>769.47752635082</text:p>
          </table:table-cell>
        </table:table-row>
        <table:table-row table:style-name="ro1">
          <table:table-cell office:value-type="float" office:value="76.7512" calcext:value-type="float">
            <text:p>76.7512</text:p>
          </table:table-cell>
          <table:table-cell office:value-type="float" office:value="288.424" calcext:value-type="float">
            <text:p>288.424</text:p>
          </table:table-cell>
          <table:table-cell office:value-type="float" office:value="42.8881" calcext:value-type="float">
            <text:p>42.8881</text:p>
          </table:table-cell>
          <table:table-cell office:value-type="float" office:value="77.6337" calcext:value-type="float">
            <text:p>77.6337</text:p>
          </table:table-cell>
          <table:table-cell office:value-type="float" office:value="276.582" calcext:value-type="float">
            <text:p>276.582</text:p>
          </table:table-cell>
          <table:table-cell office:value-type="float" office:value="43.9852" calcext:value-type="float">
            <text:p>43.9852</text:p>
          </table:table-cell>
          <table:table-cell/>
          <table:table-cell table:formula="of:=([.D273]-[.A273])/0.0166667" office:value-type="float" office:value="52.9498941002123" calcext:value-type="float">
            <text:p>52.9498941002123</text:p>
          </table:table-cell>
          <table:table-cell table:formula="of:=ABS([.E273]-[.B273])/0.0166667" office:value-type="float" office:value="710.518578962841" calcext:value-type="float">
            <text:p>710.518578962841</text:p>
          </table:table-cell>
          <table:table-cell table:formula="of:=([.F273]-[.C273])/0.0166667" office:value-type="float" office:value="65.8258683482632" calcext:value-type="float">
            <text:p>65.8258683482632</text:p>
          </table:table-cell>
          <table:table-cell table:formula="of:=DEGREES(ATAN(ABS([.F273]-[.C273])/ABS([.E273]-[.B273])))" office:value-type="float" office:value="5.29304836352147" calcext:value-type="float">
            <text:p>5.29304836352147</text:p>
          </table:table-cell>
          <table:table-cell table:formula="of:=SQRT(POWER([.H273];2)+POWER([.I273];2)+POWER([.J273];2))" office:value-type="float" office:value="715.523156355126" calcext:value-type="float">
            <text:p>715.523156355126</text:p>
          </table:table-cell>
        </table:table-row>
        <table:table-row table:style-name="ro1">
          <table:table-cell office:value-type="float" office:value="76.6828" calcext:value-type="float">
            <text:p>76.6828</text:p>
          </table:table-cell>
          <table:table-cell office:value-type="float" office:value="281.583" calcext:value-type="float">
            <text:p>281.583</text:p>
          </table:table-cell>
          <table:table-cell office:value-type="float" office:value="44.209" calcext:value-type="float">
            <text:p>44.209</text:p>
          </table:table-cell>
          <table:table-cell office:value-type="float" office:value="77.3066" calcext:value-type="float">
            <text:p>77.3066</text:p>
          </table:table-cell>
          <table:table-cell office:value-type="float" office:value="270.061" calcext:value-type="float">
            <text:p>270.061</text:p>
          </table:table-cell>
          <table:table-cell office:value-type="float" office:value="45.2632" calcext:value-type="float">
            <text:p>45.2632</text:p>
          </table:table-cell>
          <table:table-cell/>
          <table:table-cell table:formula="of:=([.D274]-[.A274])/0.0166667" office:value-type="float" office:value="37.4279251441499" calcext:value-type="float">
            <text:p>37.4279251441499</text:p>
          </table:table-cell>
          <table:table-cell table:formula="of:=ABS([.E274]-[.B274])/0.0166667" office:value-type="float" office:value="691.318617362768" calcext:value-type="float">
            <text:p>691.318617362768</text:p>
          </table:table-cell>
          <table:table-cell table:formula="of:=([.F274]-[.C274])/0.0166667" office:value-type="float" office:value="63.2518734962527" calcext:value-type="float">
            <text:p>63.2518734962527</text:p>
          </table:table-cell>
          <table:table-cell table:formula="of:=DEGREES(ATAN(ABS([.F274]-[.C274])/ABS([.E274]-[.B274])))" office:value-type="float" office:value="5.22769551786985" calcext:value-type="float">
            <text:p>5.22769551786985</text:p>
          </table:table-cell>
          <table:table-cell table:formula="of:=SQRT(POWER([.H274];2)+POWER([.I274];2)+POWER([.J274];2))" office:value-type="float" office:value="695.214412820787" calcext:value-type="float">
            <text:p>695.214412820787</text:p>
          </table:table-cell>
        </table:table-row>
        <table:table-row table:style-name="ro1">
          <table:table-cell office:value-type="float" office:value="76.1511" calcext:value-type="float">
            <text:p>76.1511</text:p>
          </table:table-cell>
          <table:table-cell office:value-type="float" office:value="278.99" calcext:value-type="float">
            <text:p>278.99</text:p>
          </table:table-cell>
          <table:table-cell office:value-type="float" office:value="44.1182" calcext:value-type="float">
            <text:p>44.1182</text:p>
          </table:table-cell>
          <table:table-cell office:value-type="float" office:value="76.5252" calcext:value-type="float">
            <text:p>76.5252</text:p>
          </table:table-cell>
          <table:table-cell office:value-type="float" office:value="266.428" calcext:value-type="float">
            <text:p>266.428</text:p>
          </table:table-cell>
          <table:table-cell office:value-type="float" office:value="44.6262" calcext:value-type="float">
            <text:p>44.6262</text:p>
          </table:table-cell>
          <table:table-cell/>
          <table:table-cell table:formula="of:=([.D275]-[.A275])/0.0166667" office:value-type="float" office:value="22.4459551080897" calcext:value-type="float">
            <text:p>22.4459551080897</text:p>
          </table:table-cell>
          <table:table-cell table:formula="of:=ABS([.E275]-[.B275])/0.0166667" office:value-type="float" office:value="753.718492563016" calcext:value-type="float">
            <text:p>753.718492563016</text:p>
          </table:table-cell>
          <table:table-cell table:formula="of:=([.F275]-[.C275])/0.0166667" office:value-type="float" office:value="30.4799390401217" calcext:value-type="float">
            <text:p>30.4799390401217</text:p>
          </table:table-cell>
          <table:table-cell table:formula="of:=DEGREES(ATAN(ABS([.F275]-[.C275])/ABS([.E275]-[.B275])))" office:value-type="float" office:value="2.31574631978148" calcext:value-type="float">
            <text:p>2.31574631978148</text:p>
          </table:table-cell>
          <table:table-cell table:formula="of:=SQRT(POWER([.H275];2)+POWER([.I275];2)+POWER([.J275];2))" office:value-type="float" office:value="754.668413023938" calcext:value-type="float">
            <text:p>754.668413023938</text:p>
          </table:table-cell>
        </table:table-row>
        <table:table-row table:style-name="ro1">
          <table:table-cell office:value-type="float" office:value="76.2484" calcext:value-type="float">
            <text:p>76.2484</text:p>
          </table:table-cell>
          <table:table-cell office:value-type="float" office:value="289.765" calcext:value-type="float">
            <text:p>289.765</text:p>
          </table:table-cell>
          <table:table-cell office:value-type="float" office:value="42.6832" calcext:value-type="float">
            <text:p>42.6832</text:p>
          </table:table-cell>
          <table:table-cell office:value-type="float" office:value="76.6824" calcext:value-type="float">
            <text:p>76.6824</text:p>
          </table:table-cell>
          <table:table-cell office:value-type="float" office:value="281.792" calcext:value-type="float">
            <text:p>281.792</text:p>
          </table:table-cell>
          <table:table-cell office:value-type="float" office:value="43.1711" calcext:value-type="float">
            <text:p>43.1711</text:p>
          </table:table-cell>
          <table:table-cell/>
          <table:table-cell table:formula="of:=([.D276]-[.A276])/0.0166667" office:value-type="float" office:value="26.039947920104" calcext:value-type="float">
            <text:p>26.039947920104</text:p>
          </table:table-cell>
          <table:table-cell table:formula="of:=ABS([.E276]-[.B276])/0.0166667" office:value-type="float" office:value="478.379043241914" calcext:value-type="float">
            <text:p>478.379043241914</text:p>
          </table:table-cell>
          <table:table-cell table:formula="of:=([.F276]-[.C276])/0.0166667" office:value-type="float" office:value="29.2739414521173" calcext:value-type="float">
            <text:p>29.2739414521173</text:p>
          </table:table-cell>
          <table:table-cell table:formula="of:=DEGREES(ATAN(ABS([.F276]-[.C276])/ABS([.E276]-[.B276])))" office:value-type="float" office:value="3.50179293269467" calcext:value-type="float">
            <text:p>3.50179293269467</text:p>
          </table:table-cell>
          <table:table-cell table:formula="of:=SQRT(POWER([.H276];2)+POWER([.I276];2)+POWER([.J276];2))" office:value-type="float" office:value="479.980782478708" calcext:value-type="float">
            <text:p>479.980782478708</text:p>
          </table:table-cell>
        </table:table-row>
        <table:table-row table:style-name="ro1">
          <table:table-cell office:value-type="float" office:value="76.1992" calcext:value-type="float">
            <text:p>76.1992</text:p>
          </table:table-cell>
          <table:table-cell office:value-type="float" office:value="284.354" calcext:value-type="float">
            <text:p>284.354</text:p>
          </table:table-cell>
          <table:table-cell office:value-type="float" office:value="43.2766" calcext:value-type="float">
            <text:p>43.2766</text:p>
          </table:table-cell>
          <table:table-cell office:value-type="float" office:value="76.8663" calcext:value-type="float">
            <text:p>76.8663</text:p>
          </table:table-cell>
          <table:table-cell office:value-type="float" office:value="275.372" calcext:value-type="float">
            <text:p>275.372</text:p>
          </table:table-cell>
          <table:table-cell office:value-type="float" office:value="43.439" calcext:value-type="float">
            <text:p>43.439</text:p>
          </table:table-cell>
          <table:table-cell/>
          <table:table-cell table:formula="of:=([.D277]-[.A277])/0.0166667" office:value-type="float" office:value="40.0259199481596" calcext:value-type="float">
            <text:p>40.0259199481596</text:p>
          </table:table-cell>
          <table:table-cell table:formula="of:=ABS([.E277]-[.B277])/0.0166667" office:value-type="float" office:value="538.918922162154" calcext:value-type="float">
            <text:p>538.918922162154</text:p>
          </table:table-cell>
          <table:table-cell table:formula="of:=([.F277]-[.C277])/0.0166667" office:value-type="float" office:value="9.74398051203886" calcext:value-type="float">
            <text:p>9.74398051203886</text:p>
          </table:table-cell>
          <table:table-cell table:formula="of:=DEGREES(ATAN(ABS([.F277]-[.C277])/ABS([.E277]-[.B277])))" office:value-type="float" office:value="1.03582953119597" calcext:value-type="float">
            <text:p>1.03582953119597</text:p>
          </table:table-cell>
          <table:table-cell table:formula="of:=SQRT(POWER([.H277];2)+POWER([.I277];2)+POWER([.J277];2))" office:value-type="float" office:value="540.491095290508" calcext:value-type="float">
            <text:p>540.491095290508</text:p>
          </table:table-cell>
        </table:table-row>
        <table:table-row table:style-name="ro1">
          <table:table-cell office:value-type="float" office:value="76.2611" calcext:value-type="float">
            <text:p>76.2611</text:p>
          </table:table-cell>
          <table:table-cell office:value-type="float" office:value="291.1" calcext:value-type="float">
            <text:p>291.1</text:p>
          </table:table-cell>
          <table:table-cell office:value-type="float" office:value="42.7307" calcext:value-type="float">
            <text:p>42.7307</text:p>
          </table:table-cell>
          <table:table-cell office:value-type="float" office:value="77.1609" calcext:value-type="float">
            <text:p>77.1609</text:p>
          </table:table-cell>
          <table:table-cell office:value-type="float" office:value="279.185" calcext:value-type="float">
            <text:p>279.185</text:p>
          </table:table-cell>
          <table:table-cell office:value-type="float" office:value="43.5784" calcext:value-type="float">
            <text:p>43.5784</text:p>
          </table:table-cell>
          <table:table-cell/>
          <table:table-cell table:formula="of:=([.D278]-[.A278])/0.0166667" office:value-type="float" office:value="53.9878920242159" calcext:value-type="float">
            <text:p>53.9878920242159</text:p>
          </table:table-cell>
          <table:table-cell table:formula="of:=ABS([.E278]-[.B278])/0.0166667" office:value-type="float" office:value="714.898570202861" calcext:value-type="float">
            <text:p>714.898570202861</text:p>
          </table:table-cell>
          <table:table-cell table:formula="of:=([.F278]-[.C278])/0.0166667" office:value-type="float" office:value="50.8618982762036" calcext:value-type="float">
            <text:p>50.8618982762036</text:p>
          </table:table-cell>
          <table:table-cell table:formula="of:=DEGREES(ATAN(ABS([.F278]-[.C278])/ABS([.E278]-[.B278])))" office:value-type="float" office:value="4.06948652934177" calcext:value-type="float">
            <text:p>4.06948652934177</text:p>
          </table:table-cell>
          <table:table-cell table:formula="of:=SQRT(POWER([.H278];2)+POWER([.I278];2)+POWER([.J278];2))" office:value-type="float" office:value="718.736106550639" calcext:value-type="float">
            <text:p>718.736106550639</text:p>
          </table:table-cell>
        </table:table-row>
        <table:table-row table:style-name="ro1">
          <table:table-cell office:value-type="float" office:value="76.2487" calcext:value-type="float">
            <text:p>76.2487</text:p>
          </table:table-cell>
          <table:table-cell office:value-type="float" office:value="289.712" calcext:value-type="float">
            <text:p>289.712</text:p>
          </table:table-cell>
          <table:table-cell office:value-type="float" office:value="42.947" calcext:value-type="float">
            <text:p>42.947</text:p>
          </table:table-cell>
          <table:table-cell office:value-type="float" office:value="76.8943" calcext:value-type="float">
            <text:p>76.8943</text:p>
          </table:table-cell>
          <table:table-cell office:value-type="float" office:value="277.842" calcext:value-type="float">
            <text:p>277.842</text:p>
          </table:table-cell>
          <table:table-cell office:value-type="float" office:value="43.793" calcext:value-type="float">
            <text:p>43.793</text:p>
          </table:table-cell>
          <table:table-cell/>
          <table:table-cell table:formula="of:=([.D279]-[.A279])/0.0166667" office:value-type="float" office:value="38.735922528155" calcext:value-type="float">
            <text:p>38.735922528155</text:p>
          </table:table-cell>
          <table:table-cell table:formula="of:=ABS([.E279]-[.B279])/0.0166667" office:value-type="float" office:value="712.198575602849" calcext:value-type="float">
            <text:p>712.198575602849</text:p>
          </table:table-cell>
          <table:table-cell table:formula="of:=([.F279]-[.C279])/0.0166667" office:value-type="float" office:value="50.7598984802028" calcext:value-type="float">
            <text:p>50.7598984802028</text:p>
          </table:table-cell>
          <table:table-cell table:formula="of:=DEGREES(ATAN(ABS([.F279]-[.C279])/ABS([.E279]-[.B279])))" office:value-type="float" office:value="4.07669786761805" calcext:value-type="float">
            <text:p>4.07669786761805</text:p>
          </table:table-cell>
          <table:table-cell table:formula="of:=SQRT(POWER([.H279];2)+POWER([.I279];2)+POWER([.J279];2))" office:value-type="float" office:value="715.055137789076" calcext:value-type="float">
            <text:p>715.055137789076</text:p>
          </table:table-cell>
        </table:table-row>
        <table:table-row table:style-name="ro1">
          <table:table-cell office:value-type="float" office:value="77.4293" calcext:value-type="float">
            <text:p>77.4293</text:p>
          </table:table-cell>
          <table:table-cell office:value-type="float" office:value="280.584" calcext:value-type="float">
            <text:p>280.584</text:p>
          </table:table-cell>
          <table:table-cell office:value-type="float" office:value="43.1042" calcext:value-type="float">
            <text:p>43.1042</text:p>
          </table:table-cell>
          <table:table-cell office:value-type="float" office:value="78.0174" calcext:value-type="float">
            <text:p>78.0174</text:p>
          </table:table-cell>
          <table:table-cell office:value-type="float" office:value="267.925" calcext:value-type="float">
            <text:p>267.925</text:p>
          </table:table-cell>
          <table:table-cell office:value-type="float" office:value="43.8841" calcext:value-type="float">
            <text:p>43.8841</text:p>
          </table:table-cell>
          <table:table-cell/>
          <table:table-cell table:formula="of:=([.D280]-[.A280])/0.0166667" office:value-type="float" office:value="35.285929428141" calcext:value-type="float">
            <text:p>35.285929428141</text:p>
          </table:table-cell>
          <table:table-cell table:formula="of:=ABS([.E280]-[.B280])/0.0166667" office:value-type="float" office:value="759.538480923038" calcext:value-type="float">
            <text:p>759.538480923038</text:p>
          </table:table-cell>
          <table:table-cell table:formula="of:=([.F280]-[.C280])/0.0166667" office:value-type="float" office:value="46.793906412187" calcext:value-type="float">
            <text:p>46.793906412187</text:p>
          </table:table-cell>
          <table:table-cell table:formula="of:=DEGREES(ATAN(ABS([.F280]-[.C280])/ABS([.E280]-[.B280])))" office:value-type="float" office:value="3.52544210380465" calcext:value-type="float">
            <text:p>3.52544210380465</text:p>
          </table:table-cell>
          <table:table-cell table:formula="of:=SQRT(POWER([.H280];2)+POWER([.I280];2)+POWER([.J280];2))" office:value-type="float" office:value="761.796213232775" calcext:value-type="float">
            <text:p>761.796213232775</text:p>
          </table:table-cell>
        </table:table-row>
        <table:table-row table:style-name="ro1">
          <table:table-cell office:value-type="float" office:value="76.4933" calcext:value-type="float">
            <text:p>76.4933</text:p>
          </table:table-cell>
          <table:table-cell office:value-type="float" office:value="288.526" calcext:value-type="float">
            <text:p>288.526</text:p>
          </table:table-cell>
          <table:table-cell office:value-type="float" office:value="42.3645" calcext:value-type="float">
            <text:p>42.3645</text:p>
          </table:table-cell>
          <table:table-cell office:value-type="float" office:value="77.1025" calcext:value-type="float">
            <text:p>77.1025</text:p>
          </table:table-cell>
          <table:table-cell office:value-type="float" office:value="274.196" calcext:value-type="float">
            <text:p>274.196</text:p>
          </table:table-cell>
          <table:table-cell office:value-type="float" office:value="43.1291" calcext:value-type="float">
            <text:p>43.1291</text:p>
          </table:table-cell>
          <table:table-cell/>
          <table:table-cell table:formula="of:=([.D281]-[.A281])/0.0166667" office:value-type="float" office:value="36.5519268961463" calcext:value-type="float">
            <text:p>36.5519268961463</text:p>
          </table:table-cell>
          <table:table-cell table:formula="of:=ABS([.E281]-[.B281])/0.0166667" office:value-type="float" office:value="859.798280403438" calcext:value-type="float">
            <text:p>859.798280403438</text:p>
          </table:table-cell>
          <table:table-cell table:formula="of:=([.F281]-[.C281])/0.0166667" office:value-type="float" office:value="45.8759082481836" calcext:value-type="float">
            <text:p>45.8759082481836</text:p>
          </table:table-cell>
          <table:table-cell table:formula="of:=DEGREES(ATAN(ABS([.F281]-[.C281])/ABS([.E281]-[.B281])))" office:value-type="float" office:value="3.05421150284594" calcext:value-type="float">
            <text:p>3.05421150284594</text:p>
          </table:table-cell>
          <table:table-cell table:formula="of:=SQRT(POWER([.H281];2)+POWER([.I281];2)+POWER([.J281];2))" office:value-type="float" office:value="861.796800471043" calcext:value-type="float">
            <text:p>861.796800471043</text:p>
          </table:table-cell>
        </table:table-row>
        <table:table-row table:style-name="ro1">
          <table:table-cell office:value-type="float" office:value="76.4543" calcext:value-type="float">
            <text:p>76.4543</text:p>
          </table:table-cell>
          <table:table-cell office:value-type="float" office:value="284.421" calcext:value-type="float">
            <text:p>284.421</text:p>
          </table:table-cell>
          <table:table-cell office:value-type="float" office:value="43.0109" calcext:value-type="float">
            <text:p>43.0109</text:p>
          </table:table-cell>
          <table:table-cell office:value-type="float" office:value="77.0735" calcext:value-type="float">
            <text:p>77.0735</text:p>
          </table:table-cell>
          <table:table-cell office:value-type="float" office:value="271.557" calcext:value-type="float">
            <text:p>271.557</text:p>
          </table:table-cell>
          <table:table-cell office:value-type="float" office:value="43.7997" calcext:value-type="float">
            <text:p>43.7997</text:p>
          </table:table-cell>
          <table:table-cell/>
          <table:table-cell table:formula="of:=([.D282]-[.A282])/0.0166667" office:value-type="float" office:value="37.1519256961481" calcext:value-type="float">
            <text:p>37.1519256961481</text:p>
          </table:table-cell>
          <table:table-cell table:formula="of:=ABS([.E282]-[.B282])/0.0166667" office:value-type="float" office:value="771.838456323086" calcext:value-type="float">
            <text:p>771.838456323086</text:p>
          </table:table-cell>
          <table:table-cell table:formula="of:=([.F282]-[.C282])/0.0166667" office:value-type="float" office:value="47.3279053441894" calcext:value-type="float">
            <text:p>47.3279053441894</text:p>
          </table:table-cell>
          <table:table-cell table:formula="of:=DEGREES(ATAN(ABS([.F282]-[.C282])/ABS([.E282]-[.B282])))" office:value-type="float" office:value="3.50889263304258" calcext:value-type="float">
            <text:p>3.50889263304258</text:p>
          </table:table-cell>
          <table:table-cell table:formula="of:=SQRT(POWER([.H282];2)+POWER([.I282];2)+POWER([.J282];2))" office:value-type="float" office:value="774.180081677645" calcext:value-type="float">
            <text:p>774.180081677645</text:p>
          </table:table-cell>
        </table:table-row>
        <table:table-row table:style-name="ro1">
          <table:table-cell office:value-type="float" office:value="76.4932" calcext:value-type="float">
            <text:p>76.4932</text:p>
          </table:table-cell>
          <table:table-cell office:value-type="float" office:value="288.515" calcext:value-type="float">
            <text:p>288.515</text:p>
          </table:table-cell>
          <table:table-cell office:value-type="float" office:value="42.3662" calcext:value-type="float">
            <text:p>42.3662</text:p>
          </table:table-cell>
          <table:table-cell office:value-type="float" office:value="77.3676" calcext:value-type="float">
            <text:p>77.3676</text:p>
          </table:table-cell>
          <table:table-cell office:value-type="float" office:value="275.416" calcext:value-type="float">
            <text:p>275.416</text:p>
          </table:table-cell>
          <table:table-cell office:value-type="float" office:value="43.4274" calcext:value-type="float">
            <text:p>43.4274</text:p>
          </table:table-cell>
          <table:table-cell/>
          <table:table-cell table:formula="of:=([.D283]-[.A283])/0.0166667" office:value-type="float" office:value="52.4638950722095" calcext:value-type="float">
            <text:p>52.4638950722095</text:p>
          </table:table-cell>
          <table:table-cell table:formula="of:=ABS([.E283]-[.B283])/0.0166667" office:value-type="float" office:value="785.938428123143" calcext:value-type="float">
            <text:p>785.938428123143</text:p>
          </table:table-cell>
          <table:table-cell table:formula="of:=([.F283]-[.C283])/0.0166667" office:value-type="float" office:value="63.6718726562547" calcext:value-type="float">
            <text:p>63.6718726562547</text:p>
          </table:table-cell>
          <table:table-cell table:formula="of:=DEGREES(ATAN(ABS([.F283]-[.C283])/ABS([.E283]-[.B283])))" office:value-type="float" office:value="4.63163467743643" calcext:value-type="float">
            <text:p>4.63163467743643</text:p>
          </table:table-cell>
          <table:table-cell table:formula="of:=SQRT(POWER([.H283];2)+POWER([.I283];2)+POWER([.J283];2))" office:value-type="float" office:value="790.256781340331" calcext:value-type="float">
            <text:p>790.256781340331</text:p>
          </table:table-cell>
        </table:table-row>
        <table:table-row table:style-name="ro1">
          <table:table-cell office:value-type="float" office:value="75.932" calcext:value-type="float">
            <text:p>75.932</text:p>
          </table:table-cell>
          <table:table-cell office:value-type="float" office:value="283.026" calcext:value-type="float">
            <text:p>283.026</text:p>
          </table:table-cell>
          <table:table-cell office:value-type="float" office:value="43.2352" calcext:value-type="float">
            <text:p>43.2352</text:p>
          </table:table-cell>
          <table:table-cell office:value-type="float" office:value="76.0906" calcext:value-type="float">
            <text:p>76.0906</text:p>
          </table:table-cell>
          <table:table-cell office:value-type="float" office:value="272.807" calcext:value-type="float">
            <text:p>272.807</text:p>
          </table:table-cell>
          <table:table-cell office:value-type="float" office:value="43.3615" calcext:value-type="float">
            <text:p>43.3615</text:p>
          </table:table-cell>
          <table:table-cell/>
          <table:table-cell table:formula="of:=([.D284]-[.A284])/0.0166667" office:value-type="float" office:value="9.51598096803763" calcext:value-type="float">
            <text:p>9.51598096803763</text:p>
          </table:table-cell>
          <table:table-cell table:formula="of:=ABS([.E284]-[.B284])/0.0166667" office:value-type="float" office:value="613.138773722452" calcext:value-type="float">
            <text:p>613.138773722452</text:p>
          </table:table-cell>
          <table:table-cell table:formula="of:=([.F284]-[.C284])/0.0166667" office:value-type="float" office:value="7.57798484403034" calcext:value-type="float">
            <text:p>7.57798484403034</text:p>
          </table:table-cell>
          <table:table-cell table:formula="of:=DEGREES(ATAN(ABS([.F284]-[.C284])/ABS([.E284]-[.B284])))" office:value-type="float" office:value="0.708101430926217" calcext:value-type="float">
            <text:p>0.708101430926217</text:p>
          </table:table-cell>
          <table:table-cell table:formula="of:=SQRT(POWER([.H284];2)+POWER([.I284];2)+POWER([.J284];2))" office:value-type="float" office:value="613.259435793656" calcext:value-type="float">
            <text:p>613.259435793656</text:p>
          </table:table-cell>
        </table:table-row>
        <table:table-row table:style-name="ro1">
          <table:table-cell office:value-type="float" office:value="76.2369" calcext:value-type="float">
            <text:p>76.2369</text:p>
          </table:table-cell>
          <table:table-cell office:value-type="float" office:value="288.152" calcext:value-type="float">
            <text:p>288.152</text:p>
          </table:table-cell>
          <table:table-cell office:value-type="float" office:value="43.9535" calcext:value-type="float">
            <text:p>43.9535</text:p>
          </table:table-cell>
          <table:table-cell office:value-type="float" office:value="76.8664" calcext:value-type="float">
            <text:p>76.8664</text:p>
          </table:table-cell>
          <table:table-cell office:value-type="float" office:value="275.003" calcext:value-type="float">
            <text:p>275.003</text:p>
          </table:table-cell>
          <table:table-cell office:value-type="float" office:value="45.2319" calcext:value-type="float">
            <text:p>45.2319</text:p>
          </table:table-cell>
          <table:table-cell/>
          <table:table-cell table:formula="of:=([.D285]-[.A285])/0.0166667" office:value-type="float" office:value="37.7699244601507" calcext:value-type="float">
            <text:p>37.7699244601507</text:p>
          </table:table-cell>
          <table:table-cell table:formula="of:=ABS([.E285]-[.B285])/0.0166667" office:value-type="float" office:value="788.938422123156" calcext:value-type="float">
            <text:p>788.938422123156</text:p>
          </table:table-cell>
          <table:table-cell table:formula="of:=([.F285]-[.C285])/0.0166667" office:value-type="float" office:value="76.7038465923071" calcext:value-type="float">
            <text:p>76.7038465923071</text:p>
          </table:table-cell>
          <table:table-cell table:formula="of:=DEGREES(ATAN(ABS([.F285]-[.C285])/ABS([.E285]-[.B285])))" office:value-type="float" office:value="5.55307894860318" calcext:value-type="float">
            <text:p>5.55307894860318</text:p>
          </table:table-cell>
          <table:table-cell table:formula="of:=SQRT(POWER([.H285];2)+POWER([.I285];2)+POWER([.J285];2))" office:value-type="float" office:value="793.557736511942" calcext:value-type="float">
            <text:p>793.557736511942</text:p>
          </table:table-cell>
        </table:table-row>
        <table:table-row table:style-name="ro1">
          <table:table-cell office:value-type="float" office:value="76.9508" calcext:value-type="float">
            <text:p>76.9508</text:p>
          </table:table-cell>
          <table:table-cell office:value-type="float" office:value="282.834" calcext:value-type="float">
            <text:p>282.834</text:p>
          </table:table-cell>
          <table:table-cell office:value-type="float" office:value="44.5148" calcext:value-type="float">
            <text:p>44.5148</text:p>
          </table:table-cell>
          <table:table-cell office:value-type="float" office:value="77.5695" calcext:value-type="float">
            <text:p>77.5695</text:p>
          </table:table-cell>
          <table:table-cell office:value-type="float" office:value="271.3" calcext:value-type="float">
            <text:p>271.3</text:p>
          </table:table-cell>
          <table:table-cell office:value-type="float" office:value="45.3113" calcext:value-type="float">
            <text:p>45.3113</text:p>
          </table:table-cell>
          <table:table-cell/>
          <table:table-cell table:formula="of:=([.D286]-[.A286])/0.0166667" office:value-type="float" office:value="37.1219257561487" calcext:value-type="float">
            <text:p>37.1219257561487</text:p>
          </table:table-cell>
          <table:table-cell table:formula="of:=ABS([.E286]-[.B286])/0.0166667" office:value-type="float" office:value="692.038615922768" calcext:value-type="float">
            <text:p>692.038615922768</text:p>
          </table:table-cell>
          <table:table-cell table:formula="of:=([.F286]-[.C286])/0.0166667" office:value-type="float" office:value="47.7899044201913" calcext:value-type="float">
            <text:p>47.7899044201913</text:p>
          </table:table-cell>
          <table:table-cell table:formula="of:=DEGREES(ATAN(ABS([.F286]-[.C286])/ABS([.E286]-[.B286])))" office:value-type="float" office:value="3.95038596264292" calcext:value-type="float">
            <text:p>3.95038596264292</text:p>
          </table:table-cell>
          <table:table-cell table:formula="of:=SQRT(POWER([.H286];2)+POWER([.I286];2)+POWER([.J286];2))" office:value-type="float" office:value="694.679320452708" calcext:value-type="float">
            <text:p>694.679320452708</text:p>
          </table:table-cell>
        </table:table-row>
        <table:table-row table:style-name="ro1">
          <table:table-cell office:value-type="float" office:value="76.7793" calcext:value-type="float">
            <text:p>76.7793</text:p>
          </table:table-cell>
          <table:table-cell office:value-type="float" office:value="290.897" calcext:value-type="float">
            <text:p>290.897</text:p>
          </table:table-cell>
          <table:table-cell office:value-type="float" office:value="43.7815" calcext:value-type="float">
            <text:p>43.7815</text:p>
          </table:table-cell>
          <table:table-cell office:value-type="float" office:value="77.681" calcext:value-type="float">
            <text:p>77.681</text:p>
          </table:table-cell>
          <table:table-cell office:value-type="float" office:value="280.223" calcext:value-type="float">
            <text:p>280.223</text:p>
          </table:table-cell>
          <table:table-cell office:value-type="float" office:value="44.9119" calcext:value-type="float">
            <text:p>44.9119</text:p>
          </table:table-cell>
          <table:table-cell/>
          <table:table-cell table:formula="of:=([.D287]-[.A287])/0.0166667" office:value-type="float" office:value="54.1018917962159" calcext:value-type="float">
            <text:p>54.1018917962159</text:p>
          </table:table-cell>
          <table:table-cell table:formula="of:=ABS([.E287]-[.B287])/0.0166667" office:value-type="float" office:value="640.43871912256" calcext:value-type="float">
            <text:p>640.43871912256</text:p>
          </table:table-cell>
          <table:table-cell table:formula="of:=([.F287]-[.C287])/0.0166667" office:value-type="float" office:value="67.8238643522714" calcext:value-type="float">
            <text:p>67.8238643522714</text:p>
          </table:table-cell>
          <table:table-cell table:formula="of:=DEGREES(ATAN(ABS([.F287]-[.C287])/ABS([.E287]-[.B287])))" office:value-type="float" office:value="6.0452162657272" calcext:value-type="float">
            <text:p>6.0452162657272</text:p>
          </table:table-cell>
          <table:table-cell table:formula="of:=SQRT(POWER([.H287];2)+POWER([.I287];2)+POWER([.J287];2))" office:value-type="float" office:value="646.288514692123" calcext:value-type="float">
            <text:p>646.288514692123</text:p>
          </table:table-cell>
        </table:table-row>
        <table:table-row table:style-name="ro1">
          <table:table-cell office:value-type="float" office:value="76.6694" calcext:value-type="float">
            <text:p>76.6694</text:p>
          </table:table-cell>
          <table:table-cell office:value-type="float" office:value="280.249" calcext:value-type="float">
            <text:p>280.249</text:p>
          </table:table-cell>
          <table:table-cell office:value-type="float" office:value="44.4168" calcext:value-type="float">
            <text:p>44.4168</text:p>
          </table:table-cell>
          <table:table-cell office:value-type="float" office:value="77.2769" calcext:value-type="float">
            <text:p>77.2769</text:p>
          </table:table-cell>
          <table:table-cell office:value-type="float" office:value="267.652" calcext:value-type="float">
            <text:p>267.652</text:p>
          </table:table-cell>
          <table:table-cell office:value-type="float" office:value="44.9113" calcext:value-type="float">
            <text:p>44.9113</text:p>
          </table:table-cell>
          <table:table-cell/>
          <table:table-cell table:formula="of:=([.D288]-[.A288])/0.0166667" office:value-type="float" office:value="36.4499271001459" calcext:value-type="float">
            <text:p>36.4499271001459</text:p>
          </table:table-cell>
          <table:table-cell table:formula="of:=ABS([.E288]-[.B288])/0.0166667" office:value-type="float" office:value="755.818488363026" calcext:value-type="float">
            <text:p>755.818488363026</text:p>
          </table:table-cell>
          <table:table-cell table:formula="of:=([.F288]-[.C288])/0.0166667" office:value-type="float" office:value="29.6699406601184" calcext:value-type="float">
            <text:p>29.6699406601184</text:p>
          </table:table-cell>
          <table:table-cell table:formula="of:=DEGREES(ATAN(ABS([.F288]-[.C288])/ABS([.E288]-[.B288])))" office:value-type="float" office:value="2.24801325385285" calcext:value-type="float">
            <text:p>2.24801325385285</text:p>
          </table:table-cell>
          <table:table-cell table:formula="of:=SQRT(POWER([.H288];2)+POWER([.I288];2)+POWER([.J288];2))" office:value-type="float" office:value="757.278343751985" calcext:value-type="float">
            <text:p>757.278343751985</text:p>
          </table:table-cell>
        </table:table-row>
        <table:table-row table:style-name="ro1">
          <table:table-cell office:value-type="float" office:value="76.7513" calcext:value-type="float">
            <text:p>76.7513</text:p>
          </table:table-cell>
          <table:table-cell office:value-type="float" office:value="288.187" calcext:value-type="float">
            <text:p>288.187</text:p>
          </table:table-cell>
          <table:table-cell office:value-type="float" office:value="43.9434" calcext:value-type="float">
            <text:p>43.9434</text:p>
          </table:table-cell>
          <table:table-cell office:value-type="float" office:value="77.6326" calcext:value-type="float">
            <text:p>77.6326</text:p>
          </table:table-cell>
          <table:table-cell office:value-type="float" office:value="276.325" calcext:value-type="float">
            <text:p>276.325</text:p>
          </table:table-cell>
          <table:table-cell office:value-type="float" office:value="45.2672" calcext:value-type="float">
            <text:p>45.2672</text:p>
          </table:table-cell>
          <table:table-cell/>
          <table:table-cell table:formula="of:=([.D289]-[.A289])/0.0166667" office:value-type="float" office:value="52.8778942442113" calcext:value-type="float">
            <text:p>52.8778942442113</text:p>
          </table:table-cell>
          <table:table-cell table:formula="of:=ABS([.E289]-[.B289])/0.0166667" office:value-type="float" office:value="711.718576562848" calcext:value-type="float">
            <text:p>711.718576562848</text:p>
          </table:table-cell>
          <table:table-cell table:formula="of:=([.F289]-[.C289])/0.0166667" office:value-type="float" office:value="79.4278411443181" calcext:value-type="float">
            <text:p>79.4278411443181</text:p>
          </table:table-cell>
          <table:table-cell table:formula="of:=DEGREES(ATAN(ABS([.F289]-[.C289])/ABS([.E289]-[.B289])))" office:value-type="float" office:value="6.36786374487772" calcext:value-type="float">
            <text:p>6.36786374487772</text:p>
          </table:table-cell>
          <table:table-cell table:formula="of:=SQRT(POWER([.H289];2)+POWER([.I289];2)+POWER([.J289];2))" office:value-type="float" office:value="718.086475205595" calcext:value-type="float">
            <text:p>718.086475205595</text:p>
          </table:table-cell>
        </table:table-row>
        <table:table-row table:style-name="ro1">
          <table:table-cell office:value-type="float" office:value="77.0232" calcext:value-type="float">
            <text:p>77.0232</text:p>
          </table:table-cell>
          <table:table-cell office:value-type="float" office:value="289.531" calcext:value-type="float">
            <text:p>289.531</text:p>
          </table:table-cell>
          <table:table-cell office:value-type="float" office:value="43.9889" calcext:value-type="float">
            <text:p>43.9889</text:p>
          </table:table-cell>
          <table:table-cell office:value-type="float" office:value="77.8996" calcext:value-type="float">
            <text:p>77.8996</text:p>
          </table:table-cell>
          <table:table-cell office:value-type="float" office:value="277.555" calcext:value-type="float">
            <text:p>277.555</text:p>
          </table:table-cell>
          <table:table-cell office:value-type="float" office:value="45.5711" calcext:value-type="float">
            <text:p>45.5711</text:p>
          </table:table-cell>
          <table:table-cell/>
          <table:table-cell table:formula="of:=([.D290]-[.A290])/0.0166667" office:value-type="float" office:value="52.5838948322106" calcext:value-type="float">
            <text:p>52.5838948322106</text:p>
          </table:table-cell>
          <table:table-cell table:formula="of:=ABS([.E290]-[.B290])/0.0166667" office:value-type="float" office:value="718.558562882874" calcext:value-type="float">
            <text:p>718.558562882874</text:p>
          </table:table-cell>
          <table:table-cell table:formula="of:=([.F290]-[.C290])/0.0166667" office:value-type="float" office:value="94.9318101363798" calcext:value-type="float">
            <text:p>94.9318101363798</text:p>
          </table:table-cell>
          <table:table-cell table:formula="of:=DEGREES(ATAN(ABS([.F290]-[.C290])/ABS([.E290]-[.B290])))" office:value-type="float" office:value="7.52600295451783" calcext:value-type="float">
            <text:p>7.52600295451783</text:p>
          </table:table-cell>
          <table:table-cell table:formula="of:=SQRT(POWER([.H290];2)+POWER([.I290];2)+POWER([.J290];2))" office:value-type="float" office:value="726.707315818271" calcext:value-type="float">
            <text:p>726.707315818271</text:p>
          </table:table-cell>
        </table:table-row>
        <table:table-row table:style-name="ro1">
          <table:table-cell office:value-type="float" office:value="77.1901" calcext:value-type="float">
            <text:p>77.1901</text:p>
          </table:table-cell>
          <table:table-cell office:value-type="float" office:value="281.51" calcext:value-type="float">
            <text:p>281.51</text:p>
          </table:table-cell>
          <table:table-cell office:value-type="float" office:value="44.7175" calcext:value-type="float">
            <text:p>44.7175</text:p>
          </table:table-cell>
          <table:table-cell office:value-type="float" office:value="78.031" calcext:value-type="float">
            <text:p>78.031</text:p>
          </table:table-cell>
          <table:table-cell office:value-type="float" office:value="268.705" calcext:value-type="float">
            <text:p>268.705</text:p>
          </table:table-cell>
          <table:table-cell office:value-type="float" office:value="46.2021" calcext:value-type="float">
            <text:p>46.2021</text:p>
          </table:table-cell>
          <table:table-cell/>
          <table:table-cell table:formula="of:=([.D291]-[.A291])/0.0166667" office:value-type="float" office:value="50.4538990922021" calcext:value-type="float">
            <text:p>50.4538990922021</text:p>
          </table:table-cell>
          <table:table-cell table:formula="of:=ABS([.E291]-[.B291])/0.0166667" office:value-type="float" office:value="768.298463403074" calcext:value-type="float">
            <text:p>768.298463403074</text:p>
          </table:table-cell>
          <table:table-cell table:formula="of:=([.F291]-[.C291])/0.0166667" office:value-type="float" office:value="89.0758218483563" calcext:value-type="float">
            <text:p>89.0758218483563</text:p>
          </table:table-cell>
          <table:table-cell table:formula="of:=DEGREES(ATAN(ABS([.F291]-[.C291])/ABS([.E291]-[.B291])))" office:value-type="float" office:value="6.61329411488129" calcext:value-type="float">
            <text:p>6.61329411488129</text:p>
          </table:table-cell>
          <table:table-cell table:formula="of:=SQRT(POWER([.H291];2)+POWER([.I291];2)+POWER([.J291];2))" office:value-type="float" office:value="775.088786423265" calcext:value-type="float">
            <text:p>775.088786423265</text:p>
          </table:table-cell>
        </table:table-row>
        <table:table-row table:style-name="ro1">
          <table:table-cell office:value-type="float" office:value="76.7102" calcext:value-type="float">
            <text:p>76.7102</text:p>
          </table:table-cell>
          <table:table-cell office:value-type="float" office:value="284.111" calcext:value-type="float">
            <text:p>284.111</text:p>
          </table:table-cell>
          <table:table-cell office:value-type="float" office:value="44.5718" calcext:value-type="float">
            <text:p>44.5718</text:p>
          </table:table-cell>
          <table:table-cell office:value-type="float" office:value="77.3212" calcext:value-type="float">
            <text:p>77.3212</text:p>
          </table:table-cell>
          <table:table-cell office:value-type="float" office:value="271.228" calcext:value-type="float">
            <text:p>271.228</text:p>
          </table:table-cell>
          <table:table-cell office:value-type="float" office:value="45.5704" calcext:value-type="float">
            <text:p>45.5704</text:p>
          </table:table-cell>
          <table:table-cell/>
          <table:table-cell table:formula="of:=([.D292]-[.A292])/0.0166667" office:value-type="float" office:value="36.6599266801469" calcext:value-type="float">
            <text:p>36.6599266801469</text:p>
          </table:table-cell>
          <table:table-cell table:formula="of:=ABS([.E292]-[.B292])/0.0166667" office:value-type="float" office:value="772.978454043091" calcext:value-type="float">
            <text:p>772.978454043091</text:p>
          </table:table-cell>
          <table:table-cell table:formula="of:=([.F292]-[.C292])/0.0166667" office:value-type="float" office:value="59.9158801682394" calcext:value-type="float">
            <text:p>59.9158801682394</text:p>
          </table:table-cell>
          <table:table-cell table:formula="of:=DEGREES(ATAN(ABS([.F292]-[.C292])/ABS([.E292]-[.B292])))" office:value-type="float" office:value="4.43230520664926" calcext:value-type="float">
            <text:p>4.43230520664926</text:p>
          </table:table-cell>
          <table:table-cell table:formula="of:=SQRT(POWER([.H292];2)+POWER([.I292];2)+POWER([.J292];2))" office:value-type="float" office:value="776.163354800634" calcext:value-type="float">
            <text:p>776.163354800634</text:p>
          </table:table-cell>
        </table:table-row>
        <table:table-row table:style-name="ro1">
          <table:table-cell office:value-type="float" office:value="76.0035" calcext:value-type="float">
            <text:p>76.0035</text:p>
          </table:table-cell>
          <table:table-cell office:value-type="float" office:value="290.778" calcext:value-type="float">
            <text:p>290.778</text:p>
          </table:table-cell>
          <table:table-cell office:value-type="float" office:value="44.0623" calcext:value-type="float">
            <text:p>44.0623</text:p>
          </table:table-cell>
          <table:table-cell office:value-type="float" office:value="76.643" calcext:value-type="float">
            <text:p>76.643</text:p>
          </table:table-cell>
          <table:table-cell office:value-type="float" office:value="277.391" calcext:value-type="float">
            <text:p>277.391</text:p>
          </table:table-cell>
          <table:table-cell office:value-type="float" office:value="45.856" calcext:value-type="float">
            <text:p>45.856</text:p>
          </table:table-cell>
          <table:table-cell/>
          <table:table-cell table:formula="of:=([.D293]-[.A293])/0.0166667" office:value-type="float" office:value="38.3699232601534" calcext:value-type="float">
            <text:p>38.3699232601534</text:p>
          </table:table-cell>
          <table:table-cell table:formula="of:=ABS([.E293]-[.B293])/0.0166667" office:value-type="float" office:value="803.218393563213" calcext:value-type="float">
            <text:p>803.218393563213</text:p>
          </table:table-cell>
          <table:table-cell table:formula="of:=([.F293]-[.C293])/0.0166667" office:value-type="float" office:value="107.621784756431" calcext:value-type="float">
            <text:p>107.621784756431</text:p>
          </table:table-cell>
          <table:table-cell table:formula="of:=DEGREES(ATAN(ABS([.F293]-[.C293])/ABS([.E293]-[.B293])))" office:value-type="float" office:value="7.63150576644192" calcext:value-type="float">
            <text:p>7.63150576644192</text:p>
          </table:table-cell>
          <table:table-cell table:formula="of:=SQRT(POWER([.H293];2)+POWER([.I293];2)+POWER([.J293];2))" office:value-type="float" office:value="811.304189144502" calcext:value-type="float">
            <text:p>811.304189144502</text:p>
          </table:table-cell>
        </table:table-row>
        <table:table-row table:style-name="ro1">
          <table:table-cell office:value-type="float" office:value="76.7376" calcext:value-type="float">
            <text:p>76.7376</text:p>
          </table:table-cell>
          <table:table-cell office:value-type="float" office:value="286.828" calcext:value-type="float">
            <text:p>286.828</text:p>
          </table:table-cell>
          <table:table-cell office:value-type="float" office:value="44.1529" calcext:value-type="float">
            <text:p>44.1529</text:p>
          </table:table-cell>
          <table:table-cell office:value-type="float" office:value="77.3666" calcext:value-type="float">
            <text:p>77.3666</text:p>
          </table:table-cell>
          <table:table-cell office:value-type="float" office:value="275.052" calcext:value-type="float">
            <text:p>275.052</text:p>
          </table:table-cell>
          <table:table-cell office:value-type="float" office:value="45.2197" calcext:value-type="float">
            <text:p>45.2197</text:p>
          </table:table-cell>
          <table:table-cell/>
          <table:table-cell table:formula="of:=([.D294]-[.A294])/0.0166667" office:value-type="float" office:value="37.7399245201513" calcext:value-type="float">
            <text:p>37.7399245201513</text:p>
          </table:table-cell>
          <table:table-cell table:formula="of:=ABS([.E294]-[.B294])/0.0166667" office:value-type="float" office:value="706.558586882823" calcext:value-type="float">
            <text:p>706.558586882823</text:p>
          </table:table-cell>
          <table:table-cell table:formula="of:=([.F294]-[.C294])/0.0166667" office:value-type="float" office:value="64.0078719842561" calcext:value-type="float">
            <text:p>64.0078719842561</text:p>
          </table:table-cell>
          <table:table-cell table:formula="of:=DEGREES(ATAN(ABS([.F294]-[.C294])/ABS([.E294]-[.B294])))" office:value-type="float" office:value="5.17635436386874" calcext:value-type="float">
            <text:p>5.17635436386874</text:p>
          </table:table-cell>
          <table:table-cell table:formula="of:=SQRT(POWER([.H294];2)+POWER([.I294];2)+POWER([.J294];2))" office:value-type="float" office:value="710.455027624263" calcext:value-type="float">
            <text:p>710.455027624263</text:p>
          </table:table-cell>
        </table:table-row>
        <table:table-row table:style-name="ro1">
          <table:table-cell office:value-type="float" office:value="77.2201" calcext:value-type="float">
            <text:p>77.2201</text:p>
          </table:table-cell>
          <table:table-cell office:value-type="float" office:value="284.146" calcext:value-type="float">
            <text:p>284.146</text:p>
          </table:table-cell>
          <table:table-cell office:value-type="float" office:value="44.5618" calcext:value-type="float">
            <text:p>44.5618</text:p>
          </table:table-cell>
          <table:table-cell office:value-type="float" office:value="78.2957" calcext:value-type="float">
            <text:p>78.2957</text:p>
          </table:table-cell>
          <table:table-cell office:value-type="float" office:value="270.034" calcext:value-type="float">
            <text:p>270.034</text:p>
          </table:table-cell>
          <table:table-cell office:value-type="float" office:value="45.7481" calcext:value-type="float">
            <text:p>45.7481</text:p>
          </table:table-cell>
          <table:table-cell/>
          <table:table-cell table:formula="of:=([.D295]-[.A295])/0.0166667" office:value-type="float" office:value="64.5358709282578" calcext:value-type="float">
            <text:p>64.5358709282578</text:p>
          </table:table-cell>
          <table:table-cell table:formula="of:=ABS([.E295]-[.B295])/0.0166667" office:value-type="float" office:value="846.718306563388" calcext:value-type="float">
            <text:p>846.718306563388</text:p>
          </table:table-cell>
          <table:table-cell table:formula="of:=([.F295]-[.C295])/0.0166667" office:value-type="float" office:value="71.1778576442849" calcext:value-type="float">
            <text:p>71.1778576442849</text:p>
          </table:table-cell>
          <table:table-cell table:formula="of:=DEGREES(ATAN(ABS([.F295]-[.C295])/ABS([.E295]-[.B295])))" office:value-type="float" office:value="4.80516954300655" calcext:value-type="float">
            <text:p>4.80516954300655</text:p>
          </table:table-cell>
          <table:table-cell table:formula="of:=SQRT(POWER([.H295];2)+POWER([.I295];2)+POWER([.J295];2))" office:value-type="float" office:value="852.15201503304" calcext:value-type="float">
            <text:p>852.15201503304</text:p>
          </table:table-cell>
        </table:table-row>
        <table:table-row table:style-name="ro1">
          <table:table-cell office:value-type="float" office:value="76.2005" calcext:value-type="float">
            <text:p>76.2005</text:p>
          </table:table-cell>
          <table:table-cell office:value-type="float" office:value="284.008" calcext:value-type="float">
            <text:p>284.008</text:p>
          </table:table-cell>
          <table:table-cell office:value-type="float" office:value="44.8444" calcext:value-type="float">
            <text:p>44.8444</text:p>
          </table:table-cell>
          <table:table-cell office:value-type="float" office:value="76.8253" calcext:value-type="float">
            <text:p>76.8253</text:p>
          </table:table-cell>
          <table:table-cell office:value-type="float" office:value="271.088" calcext:value-type="float">
            <text:p>271.088</text:p>
          </table:table-cell>
          <table:table-cell office:value-type="float" office:value="46.0872" calcext:value-type="float">
            <text:p>46.0872</text:p>
          </table:table-cell>
          <table:table-cell/>
          <table:table-cell table:formula="of:=([.D296]-[.A296])/0.0166667" office:value-type="float" office:value="37.4879250241496" calcext:value-type="float">
            <text:p>37.4879250241496</text:p>
          </table:table-cell>
          <table:table-cell table:formula="of:=ABS([.E296]-[.B296])/0.0166667" office:value-type="float" office:value="775.198449603098" calcext:value-type="float">
            <text:p>775.198449603098</text:p>
          </table:table-cell>
          <table:table-cell table:formula="of:=([.F296]-[.C296])/0.0166667" office:value-type="float" office:value="74.5678508642984" calcext:value-type="float">
            <text:p>74.5678508642984</text:p>
          </table:table-cell>
          <table:table-cell table:formula="of:=DEGREES(ATAN(ABS([.F296]-[.C296])/ABS([.E296]-[.B296])))" office:value-type="float" office:value="5.49448776530091" calcext:value-type="float">
            <text:p>5.49448776530091</text:p>
          </table:table-cell>
          <table:table-cell table:formula="of:=SQRT(POWER([.H296];2)+POWER([.I296];2)+POWER([.J296];2))" office:value-type="float" office:value="779.678360076887" calcext:value-type="float">
            <text:p>779.678360076887</text:p>
          </table:table-cell>
        </table:table-row>
        <table:table-row table:style-name="ro1">
          <table:table-cell office:value-type="float" office:value="76.039" calcext:value-type="float">
            <text:p>76.039</text:p>
          </table:table-cell>
          <table:table-cell office:value-type="float" office:value="294.987" calcext:value-type="float">
            <text:p>294.987</text:p>
          </table:table-cell>
          <table:table-cell office:value-type="float" office:value="43.4182" calcext:value-type="float">
            <text:p>43.4182</text:p>
          </table:table-cell>
          <table:table-cell office:value-type="float" office:value="76.9508" calcext:value-type="float">
            <text:p>76.9508</text:p>
          </table:table-cell>
          <table:table-cell office:value-type="float" office:value="282.779" calcext:value-type="float">
            <text:p>282.779</text:p>
          </table:table-cell>
          <table:table-cell office:value-type="float" office:value="44.7748" calcext:value-type="float">
            <text:p>44.7748</text:p>
          </table:table-cell>
          <table:table-cell/>
          <table:table-cell table:formula="of:=([.D297]-[.A297])/0.0166667" office:value-type="float" office:value="54.7078905842188" calcext:value-type="float">
            <text:p>54.7078905842188</text:p>
          </table:table-cell>
          <table:table-cell table:formula="of:=ABS([.E297]-[.B297])/0.0166667" office:value-type="float" office:value="732.478535042932" calcext:value-type="float">
            <text:p>732.478535042932</text:p>
          </table:table-cell>
          <table:table-cell table:formula="of:=([.F297]-[.C297])/0.0166667" office:value-type="float" office:value="81.3958372083256" calcext:value-type="float">
            <text:p>81.3958372083256</text:p>
          </table:table-cell>
          <table:table-cell table:formula="of:=DEGREES(ATAN(ABS([.F297]-[.C297])/ABS([.E297]-[.B297])))" office:value-type="float" office:value="6.34091291017263" calcext:value-type="float">
            <text:p>6.34091291017263</text:p>
          </table:table-cell>
          <table:table-cell table:formula="of:=SQRT(POWER([.H297];2)+POWER([.I297];2)+POWER([.J297];2))" office:value-type="float" office:value="739.014911829023" calcext:value-type="float">
            <text:p>739.014911829023</text:p>
          </table:table-cell>
        </table:table-row>
        <table:table-row table:style-name="ro1">
          <table:table-cell office:value-type="float" office:value="76.7376" calcext:value-type="float">
            <text:p>76.7376</text:p>
          </table:table-cell>
          <table:table-cell office:value-type="float" office:value="286.828" calcext:value-type="float">
            <text:p>286.828</text:p>
          </table:table-cell>
          <table:table-cell office:value-type="float" office:value="44.1529" calcext:value-type="float">
            <text:p>44.1529</text:p>
          </table:table-cell>
          <table:table-cell office:value-type="float" office:value="77.5849" calcext:value-type="float">
            <text:p>77.5849</text:p>
          </table:table-cell>
          <table:table-cell office:value-type="float" office:value="272.487" calcext:value-type="float">
            <text:p>272.487</text:p>
          </table:table-cell>
          <table:table-cell office:value-type="float" office:value="45.6171" calcext:value-type="float">
            <text:p>45.6171</text:p>
          </table:table-cell>
          <table:table-cell/>
          <table:table-cell table:formula="of:=([.D298]-[.A298])/0.0166667" office:value-type="float" office:value="50.8378983242036" calcext:value-type="float">
            <text:p>50.8378983242036</text:p>
          </table:table-cell>
          <table:table-cell table:formula="of:=ABS([.E298]-[.B298])/0.0166667" office:value-type="float" office:value="860.458279083439" calcext:value-type="float">
            <text:p>860.458279083439</text:p>
          </table:table-cell>
          <table:table-cell table:formula="of:=([.F298]-[.C298])/0.0166667" office:value-type="float" office:value="87.8518242963513" calcext:value-type="float">
            <text:p>87.8518242963513</text:p>
          </table:table-cell>
          <table:table-cell table:formula="of:=DEGREES(ATAN(ABS([.F298]-[.C298])/ABS([.E298]-[.B298])))" office:value-type="float" office:value="5.82963438030373" calcext:value-type="float">
            <text:p>5.82963438030373</text:p>
          </table:table-cell>
          <table:table-cell table:formula="of:=SQRT(POWER([.H298];2)+POWER([.I298];2)+POWER([.J298];2))" office:value-type="float" office:value="866.424194596072" calcext:value-type="float">
            <text:p>866.424194596072</text:p>
          </table:table-cell>
        </table:table-row>
        <table:table-row table:style-name="ro1">
          <table:table-cell office:value-type="float" office:value="76.5207" calcext:value-type="float">
            <text:p>76.5207</text:p>
          </table:table-cell>
          <table:table-cell office:value-type="float" office:value="290.824" calcext:value-type="float">
            <text:p>290.824</text:p>
          </table:table-cell>
          <table:table-cell office:value-type="float" office:value="44.0507" calcext:value-type="float">
            <text:p>44.0507</text:p>
          </table:table-cell>
          <table:table-cell office:value-type="float" office:value="77.3969" calcext:value-type="float">
            <text:p>77.3969</text:p>
          </table:table-cell>
          <table:table-cell office:value-type="float" office:value="277.508" calcext:value-type="float">
            <text:p>277.508</text:p>
          </table:table-cell>
          <table:table-cell office:value-type="float" office:value="45.5828" calcext:value-type="float">
            <text:p>45.5828</text:p>
          </table:table-cell>
          <table:table-cell/>
          <table:table-cell table:formula="of:=([.D299]-[.A299])/0.0166667" office:value-type="float" office:value="52.5718948562101" calcext:value-type="float">
            <text:p>52.5718948562101</text:p>
          </table:table-cell>
          <table:table-cell table:formula="of:=ABS([.E299]-[.B299])/0.0166667" office:value-type="float" office:value="798.958402083198" calcext:value-type="float">
            <text:p>798.958402083198</text:p>
          </table:table-cell>
          <table:table-cell table:formula="of:=([.F299]-[.C299])/0.0166667" office:value-type="float" office:value="91.9258161483677" calcext:value-type="float">
            <text:p>91.9258161483677</text:p>
          </table:table-cell>
          <table:table-cell table:formula="of:=DEGREES(ATAN(ABS([.F299]-[.C299])/ABS([.E299]-[.B299])))" office:value-type="float" office:value="6.56342380750395" calcext:value-type="float">
            <text:p>6.56342380750395</text:p>
          </table:table-cell>
          <table:table-cell table:formula="of:=SQRT(POWER([.H299];2)+POWER([.I299];2)+POWER([.J299];2))" office:value-type="float" office:value="805.945834447113" calcext:value-type="float">
            <text:p>805.945834447113</text:p>
          </table:table-cell>
        </table:table-row>
        <table:table-row table:style-name="ro1">
          <table:table-cell office:value-type="float" office:value="77.1903" calcext:value-type="float">
            <text:p>77.1903</text:p>
          </table:table-cell>
          <table:table-cell office:value-type="float" office:value="281.526" calcext:value-type="float">
            <text:p>281.526</text:p>
          </table:table-cell>
          <table:table-cell office:value-type="float" office:value="44.715" calcext:value-type="float">
            <text:p>44.715</text:p>
          </table:table-cell>
          <table:table-cell office:value-type="float" office:value="78.0316" calcext:value-type="float">
            <text:p>78.0316</text:p>
          </table:table-cell>
          <table:table-cell office:value-type="float" office:value="268.798" calcext:value-type="float">
            <text:p>268.798</text:p>
          </table:table-cell>
          <table:table-cell office:value-type="float" office:value="45.6995" calcext:value-type="float">
            <text:p>45.6995</text:p>
          </table:table-cell>
          <table:table-cell/>
          <table:table-cell table:formula="of:=([.D300]-[.A300])/0.0166667" office:value-type="float" office:value="50.4778990442022" calcext:value-type="float">
            <text:p>50.4778990442022</text:p>
          </table:table-cell>
          <table:table-cell table:formula="of:=ABS([.E300]-[.B300])/0.0166667" office:value-type="float" office:value="763.678472643055" calcext:value-type="float">
            <text:p>763.678472643055</text:p>
          </table:table-cell>
          <table:table-cell table:formula="of:=([.F300]-[.C300])/0.0166667" office:value-type="float" office:value="59.0698818602361" calcext:value-type="float">
            <text:p>59.0698818602361</text:p>
          </table:table-cell>
          <table:table-cell table:formula="of:=DEGREES(ATAN(ABS([.F300]-[.C300])/ABS([.E300]-[.B300])))" office:value-type="float" office:value="4.42297323493509" calcext:value-type="float">
            <text:p>4.42297323493509</text:p>
          </table:table-cell>
          <table:table-cell table:formula="of:=SQRT(POWER([.H300];2)+POWER([.I300];2)+POWER([.J300];2))" office:value-type="float" office:value="767.621051569932" calcext:value-type="float">
            <text:p>767.621051569932</text:p>
          </table:table-cell>
        </table:table-row>
        <table:table-row table:style-name="ro1">
          <table:table-cell office:value-type="float" office:value="76.5205" calcext:value-type="float">
            <text:p>76.5205</text:p>
          </table:table-cell>
          <table:table-cell office:value-type="float" office:value="290.872" calcext:value-type="float">
            <text:p>290.872</text:p>
          </table:table-cell>
          <table:table-cell office:value-type="float" office:value="43.7877" calcext:value-type="float">
            <text:p>43.7877</text:p>
          </table:table-cell>
          <table:table-cell office:value-type="float" office:value="77.1604" calcext:value-type="float">
            <text:p>77.1604</text:p>
          </table:table-cell>
          <table:table-cell office:value-type="float" office:value="278.81" calcext:value-type="float">
            <text:p>278.81</text:p>
          </table:table-cell>
          <table:table-cell office:value-type="float" office:value="45.3845" calcext:value-type="float">
            <text:p>45.3845</text:p>
          </table:table-cell>
          <table:table-cell/>
          <table:table-cell table:formula="of:=([.D301]-[.A301])/0.0166667" office:value-type="float" office:value="38.3939232121534" calcext:value-type="float">
            <text:p>38.3939232121534</text:p>
          </table:table-cell>
          <table:table-cell table:formula="of:=ABS([.E301]-[.B301])/0.0166667" office:value-type="float" office:value="723.718552562896" calcext:value-type="float">
            <text:p>723.718552562896</text:p>
          </table:table-cell>
          <table:table-cell table:formula="of:=([.F301]-[.C301])/0.0166667" office:value-type="float" office:value="95.8078083843833" calcext:value-type="float">
            <text:p>95.8078083843833</text:p>
          </table:table-cell>
          <table:table-cell table:formula="of:=DEGREES(ATAN(ABS([.F301]-[.C301])/ABS([.E301]-[.B301])))" office:value-type="float" office:value="7.54112023951051" calcext:value-type="float">
            <text:p>7.54112023951051</text:p>
          </table:table-cell>
          <table:table-cell table:formula="of:=SQRT(POWER([.H301];2)+POWER([.I301];2)+POWER([.J301];2))" office:value-type="float" office:value="731.041567088201" calcext:value-type="float">
            <text:p>731.041567088201</text:p>
          </table:table-cell>
        </table:table-row>
        <table:table-row table:style-name="ro1">
          <table:table-cell office:value-type="float" office:value="76.7792" calcext:value-type="float">
            <text:p>76.7792</text:p>
          </table:table-cell>
          <table:table-cell office:value-type="float" office:value="290.956" calcext:value-type="float">
            <text:p>290.956</text:p>
          </table:table-cell>
          <table:table-cell office:value-type="float" office:value="43.5165" calcext:value-type="float">
            <text:p>43.5165</text:p>
          </table:table-cell>
          <table:table-cell office:value-type="float" office:value="77.9002" calcext:value-type="float">
            <text:p>77.9002</text:p>
          </table:table-cell>
          <table:table-cell office:value-type="float" office:value="277.655" calcext:value-type="float">
            <text:p>277.655</text:p>
          </table:table-cell>
          <table:table-cell office:value-type="float" office:value="45.0582" calcext:value-type="float">
            <text:p>45.0582</text:p>
          </table:table-cell>
          <table:table-cell/>
          <table:table-cell table:formula="of:=([.D302]-[.A302])/0.0166667" office:value-type="float" office:value="67.2598654802687" calcext:value-type="float">
            <text:p>67.2598654802687</text:p>
          </table:table-cell>
          <table:table-cell table:formula="of:=ABS([.E302]-[.B302])/0.0166667" office:value-type="float" office:value="798.058403883195" calcext:value-type="float">
            <text:p>798.058403883195</text:p>
          </table:table-cell>
          <table:table-cell table:formula="of:=([.F302]-[.C302])/0.0166667" office:value-type="float" office:value="92.5018149963699" calcext:value-type="float">
            <text:p>92.5018149963699</text:p>
          </table:table-cell>
          <table:table-cell table:formula="of:=DEGREES(ATAN(ABS([.F302]-[.C302])/ABS([.E302]-[.B302])))" office:value-type="float" office:value="6.61156931414639" calcext:value-type="float">
            <text:p>6.61156931414639</text:p>
          </table:table-cell>
          <table:table-cell table:formula="of:=SQRT(POWER([.H302];2)+POWER([.I302];2)+POWER([.J302];2))" office:value-type="float" office:value="806.21193943692" calcext:value-type="float">
            <text:p>806.21193943692</text:p>
          </table:table-cell>
        </table:table-row>
        <table:table-row table:style-name="ro1">
          <table:table-cell office:value-type="float" office:value="76.2492" calcext:value-type="float">
            <text:p>76.2492</text:p>
          </table:table-cell>
          <table:table-cell office:value-type="float" office:value="289.525" calcext:value-type="float">
            <text:p>289.525</text:p>
          </table:table-cell>
          <table:table-cell office:value-type="float" office:value="43.7419" calcext:value-type="float">
            <text:p>43.7419</text:p>
          </table:table-cell>
          <table:table-cell office:value-type="float" office:value="76.8942" calcext:value-type="float">
            <text:p>76.8942</text:p>
          </table:table-cell>
          <table:table-cell office:value-type="float" office:value="277.62" calcext:value-type="float">
            <text:p>277.62</text:p>
          </table:table-cell>
          <table:table-cell office:value-type="float" office:value="44.8242" calcext:value-type="float">
            <text:p>44.8242</text:p>
          </table:table-cell>
          <table:table-cell/>
          <table:table-cell table:formula="of:=([.D303]-[.A303])/0.0166667" office:value-type="float" office:value="38.6999226001546" calcext:value-type="float">
            <text:p>38.6999226001546</text:p>
          </table:table-cell>
          <table:table-cell table:formula="of:=ABS([.E303]-[.B303])/0.0166667" office:value-type="float" office:value="714.298571402856" calcext:value-type="float">
            <text:p>714.298571402856</text:p>
          </table:table-cell>
          <table:table-cell table:formula="of:=([.F303]-[.C303])/0.0166667" office:value-type="float" office:value="64.9378701242596" calcext:value-type="float">
            <text:p>64.9378701242596</text:p>
          </table:table-cell>
          <table:table-cell table:formula="of:=DEGREES(ATAN(ABS([.F303]-[.C303])/ABS([.E303]-[.B303])))" office:value-type="float" office:value="5.19455908862955" calcext:value-type="float">
            <text:p>5.19455908862955</text:p>
          </table:table-cell>
          <table:table-cell table:formula="of:=SQRT(POWER([.H303];2)+POWER([.I303];2)+POWER([.J303];2))" office:value-type="float" office:value="718.287588709212" calcext:value-type="float">
            <text:p>718.287588709212</text:p>
          </table:table-cell>
        </table:table-row>
        <table:table-row table:style-name="ro1">
          <table:table-cell office:value-type="float" office:value="75.991" calcext:value-type="float">
            <text:p>75.991</text:p>
          </table:table-cell>
          <table:table-cell office:value-type="float" office:value="289.569" calcext:value-type="float">
            <text:p>289.569</text:p>
          </table:table-cell>
          <table:table-cell office:value-type="float" office:value="43.4823" calcext:value-type="float">
            <text:p>43.4823</text:p>
          </table:table-cell>
          <table:table-cell office:value-type="float" office:value="76.391" calcext:value-type="float">
            <text:p>76.391</text:p>
          </table:table-cell>
          <table:table-cell office:value-type="float" office:value="277.634" calcext:value-type="float">
            <text:p>277.634</text:p>
          </table:table-cell>
          <table:table-cell office:value-type="float" office:value="44.5778" calcext:value-type="float">
            <text:p>44.5778</text:p>
          </table:table-cell>
          <table:table-cell/>
          <table:table-cell table:formula="of:=([.D304]-[.A304])/0.0166667" office:value-type="float" office:value="23.9999520000963" calcext:value-type="float">
            <text:p>23.9999520000963</text:p>
          </table:table-cell>
          <table:table-cell table:formula="of:=ABS([.E304]-[.B304])/0.0166667" office:value-type="float" office:value="716.098567802865" calcext:value-type="float">
            <text:p>716.098567802865</text:p>
          </table:table-cell>
          <table:table-cell table:formula="of:=([.F304]-[.C304])/0.0166667" office:value-type="float" office:value="65.729868540263" calcext:value-type="float">
            <text:p>65.729868540263</text:p>
          </table:table-cell>
          <table:table-cell table:formula="of:=DEGREES(ATAN(ABS([.F304]-[.C304])/ABS([.E304]-[.B304])))" office:value-type="float" office:value="5.24441860300393" calcext:value-type="float">
            <text:p>5.24441860300393</text:p>
          </table:table-cell>
          <table:table-cell table:formula="of:=SQRT(POWER([.H304];2)+POWER([.I304];2)+POWER([.J304];2))" office:value-type="float" office:value="719.50925784429" calcext:value-type="float">
            <text:p>719.50925784429</text:p>
          </table:table-cell>
        </table:table-row>
        <table:table-row table:style-name="ro1">
          <table:table-cell office:value-type="float" office:value="75.9226" calcext:value-type="float">
            <text:p>75.9226</text:p>
          </table:table-cell>
          <table:table-cell office:value-type="float" office:value="281.348" calcext:value-type="float">
            <text:p>281.348</text:p>
          </table:table-cell>
          <table:table-cell office:value-type="float" office:value="45.0047" calcext:value-type="float">
            <text:p>45.0047</text:p>
          </table:table-cell>
          <table:table-cell office:value-type="float" office:value="76.3174" calcext:value-type="float">
            <text:p>76.3174</text:p>
          </table:table-cell>
          <table:table-cell office:value-type="float" office:value="269.765" calcext:value-type="float">
            <text:p>269.765</text:p>
          </table:table-cell>
          <table:table-cell office:value-type="float" office:value="46.2971" calcext:value-type="float">
            <text:p>46.2971</text:p>
          </table:table-cell>
          <table:table-cell/>
          <table:table-cell table:formula="of:=([.D305]-[.A305])/0.0166667" office:value-type="float" office:value="23.687952624095" calcext:value-type="float">
            <text:p>23.687952624095</text:p>
          </table:table-cell>
          <table:table-cell table:formula="of:=ABS([.E305]-[.B305])/0.0166667" office:value-type="float" office:value="694.978610042782" calcext:value-type="float">
            <text:p>694.978610042782</text:p>
          </table:table-cell>
          <table:table-cell table:formula="of:=([.F305]-[.C305])/0.0166667" office:value-type="float" office:value="77.5438449123102" calcext:value-type="float">
            <text:p>77.5438449123102</text:p>
          </table:table-cell>
          <table:table-cell table:formula="of:=DEGREES(ATAN(ABS([.F305]-[.C305])/ABS([.E305]-[.B305])))" office:value-type="float" office:value="6.36657596533421" calcext:value-type="float">
            <text:p>6.36657596533421</text:p>
          </table:table-cell>
          <table:table-cell table:formula="of:=SQRT(POWER([.H305];2)+POWER([.I305];2)+POWER([.J305];2))" office:value-type="float" office:value="699.69238626721" calcext:value-type="float">
            <text:p>699.69238626721</text:p>
          </table:table-cell>
        </table:table-row>
        <table:table-row table:style-name="ro1">
          <table:table-cell office:value-type="float" office:value="76.9941" calcext:value-type="float">
            <text:p>76.9941</text:p>
          </table:table-cell>
          <table:table-cell office:value-type="float" office:value="286.899" calcext:value-type="float">
            <text:p>286.899</text:p>
          </table:table-cell>
          <table:table-cell office:value-type="float" office:value="43.8859" calcext:value-type="float">
            <text:p>43.8859</text:p>
          </table:table-cell>
          <table:table-cell office:value-type="float" office:value="77.8672" calcext:value-type="float">
            <text:p>77.8672</text:p>
          </table:table-cell>
          <table:table-cell office:value-type="float" office:value="275.146" calcext:value-type="float">
            <text:p>275.146</text:p>
          </table:table-cell>
          <table:table-cell office:value-type="float" office:value="44.953" calcext:value-type="float">
            <text:p>44.953</text:p>
          </table:table-cell>
          <table:table-cell/>
          <table:table-cell table:formula="of:=([.D306]-[.A306])/0.0166667" office:value-type="float" office:value="52.3858952282092" calcext:value-type="float">
            <text:p>52.3858952282092</text:p>
          </table:table-cell>
          <table:table-cell table:formula="of:=ABS([.E306]-[.B306])/0.0166667" office:value-type="float" office:value="705.17858964282" calcext:value-type="float">
            <text:p>705.17858964282</text:p>
          </table:table-cell>
          <table:table-cell table:formula="of:=([.F306]-[.C306])/0.0166667" office:value-type="float" office:value="64.0258719482563" calcext:value-type="float">
            <text:p>64.0258719482563</text:p>
          </table:table-cell>
          <table:table-cell table:formula="of:=DEGREES(ATAN(ABS([.F306]-[.C306])/ABS([.E306]-[.B306])))" office:value-type="float" office:value="5.18787956783385" calcext:value-type="float">
            <text:p>5.18787956783385</text:p>
          </table:table-cell>
          <table:table-cell table:formula="of:=SQRT(POWER([.H306];2)+POWER([.I306];2)+POWER([.J306];2))" office:value-type="float" office:value="710.014392521893" calcext:value-type="float">
            <text:p>710.014392521893</text:p>
          </table:table-cell>
        </table:table-row>
        <table:table-row table:style-name="ro1">
          <table:table-cell office:value-type="float" office:value="76.7101" calcext:value-type="float">
            <text:p>76.7101</text:p>
          </table:table-cell>
          <table:table-cell office:value-type="float" office:value="284.161" calcext:value-type="float">
            <text:p>284.161</text:p>
          </table:table-cell>
          <table:table-cell office:value-type="float" office:value="44.3118" calcext:value-type="float">
            <text:p>44.3118</text:p>
          </table:table-cell>
          <table:table-cell office:value-type="float" office:value="77.3363" calcext:value-type="float">
            <text:p>77.3363</text:p>
          </table:table-cell>
          <table:table-cell office:value-type="float" office:value="272.511" calcext:value-type="float">
            <text:p>272.511</text:p>
          </table:table-cell>
          <table:table-cell office:value-type="float" office:value="45.3697" calcext:value-type="float">
            <text:p>45.3697</text:p>
          </table:table-cell>
          <table:table-cell/>
          <table:table-cell table:formula="of:=([.D307]-[.A307])/0.0166667" office:value-type="float" office:value="37.5719248561501" calcext:value-type="float">
            <text:p>37.5719248561501</text:p>
          </table:table-cell>
          <table:table-cell table:formula="of:=ABS([.E307]-[.B307])/0.0166667" office:value-type="float" office:value="698.998602002795" calcext:value-type="float">
            <text:p>698.998602002795</text:p>
          </table:table-cell>
          <table:table-cell table:formula="of:=([.F307]-[.C307])/0.0166667" office:value-type="float" office:value="63.4738730522541" calcext:value-type="float">
            <text:p>63.4738730522541</text:p>
          </table:table-cell>
          <table:table-cell table:formula="of:=DEGREES(ATAN(ABS([.F307]-[.C307])/ABS([.E307]-[.B307])))" office:value-type="float" office:value="5.18861986115913" calcext:value-type="float">
            <text:p>5.18861986115913</text:p>
          </table:table-cell>
          <table:table-cell table:formula="of:=SQRT(POWER([.H307];2)+POWER([.I307];2)+POWER([.J307];2))" office:value-type="float" office:value="702.87952573646" calcext:value-type="float">
            <text:p>702.87952573646</text:p>
          </table:table-cell>
        </table:table-row>
        <table:table-row table:style-name="ro1">
          <table:table-cell office:value-type="float" office:value="77.7144" calcext:value-type="float">
            <text:p>77.7144</text:p>
          </table:table-cell>
          <table:table-cell office:value-type="float" office:value="283.005" calcext:value-type="float">
            <text:p>283.005</text:p>
          </table:table-cell>
          <table:table-cell office:value-type="float" office:value="43.978" calcext:value-type="float">
            <text:p>43.978</text:p>
          </table:table-cell>
          <table:table-cell office:value-type="float" office:value="78.7738" calcext:value-type="float">
            <text:p>78.7738</text:p>
          </table:table-cell>
          <table:table-cell office:value-type="float" office:value="269.01" calcext:value-type="float">
            <text:p>269.01</text:p>
          </table:table-cell>
          <table:table-cell office:value-type="float" office:value="44.9264" calcext:value-type="float">
            <text:p>44.9264</text:p>
          </table:table-cell>
          <table:table-cell/>
          <table:table-cell table:formula="of:=([.D308]-[.A308])/0.0166667" office:value-type="float" office:value="63.5638728722541" calcext:value-type="float">
            <text:p>63.5638728722541</text:p>
          </table:table-cell>
          <table:table-cell table:formula="of:=ABS([.E308]-[.B308])/0.0166667" office:value-type="float" office:value="839.698320603359" calcext:value-type="float">
            <text:p>839.698320603359</text:p>
          </table:table-cell>
          <table:table-cell table:formula="of:=([.F308]-[.C308])/0.0166667" office:value-type="float" office:value="56.9038861922276" calcext:value-type="float">
            <text:p>56.9038861922276</text:p>
          </table:table-cell>
          <table:table-cell table:formula="of:=DEGREES(ATAN(ABS([.F308]-[.C308])/ABS([.E308]-[.B308])))" office:value-type="float" office:value="3.87683912686308" calcext:value-type="float">
            <text:p>3.87683912686308</text:p>
          </table:table-cell>
          <table:table-cell table:formula="of:=SQRT(POWER([.H308];2)+POWER([.I308];2)+POWER([.J308];2))" office:value-type="float" office:value="844.021141810085" calcext:value-type="float">
            <text:p>844.021141810085</text:p>
          </table:table-cell>
        </table:table-row>
        <table:table-row table:style-name="ro1">
          <table:table-cell office:value-type="float" office:value="75.9678" calcext:value-type="float">
            <text:p>75.9678</text:p>
          </table:table-cell>
          <table:table-cell office:value-type="float" office:value="286.812" calcext:value-type="float">
            <text:p>286.812</text:p>
          </table:table-cell>
          <table:table-cell office:value-type="float" office:value="43.9088" calcext:value-type="float">
            <text:p>43.9088</text:p>
          </table:table-cell>
          <table:table-cell office:value-type="float" office:value="76.3539" calcext:value-type="float">
            <text:p>76.3539</text:p>
          </table:table-cell>
          <table:table-cell office:value-type="float" office:value="273.66" calcext:value-type="float">
            <text:p>273.66</text:p>
          </table:table-cell>
          <table:table-cell office:value-type="float" office:value="45.4457" calcext:value-type="float">
            <text:p>45.4457</text:p>
          </table:table-cell>
          <table:table-cell/>
          <table:table-cell table:formula="of:=([.D309]-[.A309])/0.0166667" office:value-type="float" office:value="23.1659536680926" calcext:value-type="float">
            <text:p>23.1659536680926</text:p>
          </table:table-cell>
          <table:table-cell table:formula="of:=ABS([.E309]-[.B309])/0.0166667" office:value-type="float" office:value="789.118421763156" calcext:value-type="float">
            <text:p>789.118421763156</text:p>
          </table:table-cell>
          <table:table-cell table:formula="of:=([.F309]-[.C309])/0.0166667" office:value-type="float" office:value="92.213815572369" calcext:value-type="float">
            <text:p>92.213815572369</text:p>
          </table:table-cell>
          <table:table-cell table:formula="of:=DEGREES(ATAN(ABS([.F309]-[.C309])/ABS([.E309]-[.B309])))" office:value-type="float" office:value="6.6651696390606" calcext:value-type="float">
            <text:p>6.6651696390606</text:p>
          </table:table-cell>
          <table:table-cell table:formula="of:=SQRT(POWER([.H309];2)+POWER([.I309];2)+POWER([.J309];2))" office:value-type="float" office:value="794.825724770997" calcext:value-type="float">
            <text:p>794.825724770997</text:p>
          </table:table-cell>
        </table:table-row>
        <table:table-row table:style-name="ro1">
          <table:table-cell office:value-type="float" office:value="76.7793" calcext:value-type="float">
            <text:p>76.7793</text:p>
          </table:table-cell>
          <table:table-cell office:value-type="float" office:value="290.897" calcext:value-type="float">
            <text:p>290.897</text:p>
          </table:table-cell>
          <table:table-cell office:value-type="float" office:value="43.7815" calcext:value-type="float">
            <text:p>43.7815</text:p>
          </table:table-cell>
          <table:table-cell office:value-type="float" office:value="77.8999" calcext:value-type="float">
            <text:p>77.8999</text:p>
          </table:table-cell>
          <table:table-cell office:value-type="float" office:value="277.602" calcext:value-type="float">
            <text:p>277.602</text:p>
          </table:table-cell>
          <table:table-cell office:value-type="float" office:value="45.3151" calcext:value-type="float">
            <text:p>45.3151</text:p>
          </table:table-cell>
          <table:table-cell/>
          <table:table-cell table:formula="of:=([.D310]-[.A310])/0.0166667" office:value-type="float" office:value="67.2358655282687" calcext:value-type="float">
            <text:p>67.2358655282687</text:p>
          </table:table-cell>
          <table:table-cell table:formula="of:=ABS([.E310]-[.B310])/0.0166667" office:value-type="float" office:value="797.698404603192" calcext:value-type="float">
            <text:p>797.698404603192</text:p>
          </table:table-cell>
          <table:table-cell table:formula="of:=([.F310]-[.C310])/0.0166667" office:value-type="float" office:value="92.0158159683681" calcext:value-type="float">
            <text:p>92.0158159683681</text:p>
          </table:table-cell>
          <table:table-cell table:formula="of:=DEGREES(ATAN(ABS([.F310]-[.C310])/ABS([.E310]-[.B310])))" office:value-type="float" office:value="6.58007989258227" calcext:value-type="float">
            <text:p>6.58007989258227</text:p>
          </table:table-cell>
          <table:table-cell table:formula="of:=SQRT(POWER([.H310];2)+POWER([.I310];2)+POWER([.J310];2))" office:value-type="float" office:value="805.797937890224" calcext:value-type="float">
            <text:p>805.797937890224</text:p>
          </table:table-cell>
        </table:table-row>
        <table:table-row table:style-name="ro1">
          <table:table-cell office:value-type="float" office:value="76.7102" calcext:value-type="float">
            <text:p>76.7102</text:p>
          </table:table-cell>
          <table:table-cell office:value-type="float" office:value="284.111" calcext:value-type="float">
            <text:p>284.111</text:p>
          </table:table-cell>
          <table:table-cell office:value-type="float" office:value="44.5718" calcext:value-type="float">
            <text:p>44.5718</text:p>
          </table:table-cell>
          <table:table-cell office:value-type="float" office:value="77.321" calcext:value-type="float">
            <text:p>77.321</text:p>
          </table:table-cell>
          <table:table-cell office:value-type="float" office:value="271.133" calcext:value-type="float">
            <text:p>271.133</text:p>
          </table:table-cell>
          <table:table-cell office:value-type="float" office:value="46.0757" calcext:value-type="float">
            <text:p>46.0757</text:p>
          </table:table-cell>
          <table:table-cell/>
          <table:table-cell table:formula="of:=([.D311]-[.A311])/0.0166667" office:value-type="float" office:value="36.6479267041464" calcext:value-type="float">
            <text:p>36.6479267041464</text:p>
          </table:table-cell>
          <table:table-cell table:formula="of:=ABS([.E311]-[.B311])/0.0166667" office:value-type="float" office:value="778.678442643115" calcext:value-type="float">
            <text:p>778.678442643115</text:p>
          </table:table-cell>
          <table:table-cell table:formula="of:=([.F311]-[.C311])/0.0166667" office:value-type="float" office:value="90.2338195323606" calcext:value-type="float">
            <text:p>90.2338195323606</text:p>
          </table:table-cell>
          <table:table-cell table:formula="of:=DEGREES(ATAN(ABS([.F311]-[.C311])/ABS([.E311]-[.B311])))" office:value-type="float" office:value="6.60999437483394" calcext:value-type="float">
            <text:p>6.60999437483394</text:p>
          </table:table-cell>
          <table:table-cell table:formula="of:=SQRT(POWER([.H311];2)+POWER([.I311];2)+POWER([.J311];2))" office:value-type="float" office:value="784.745391675681" calcext:value-type="float">
            <text:p>784.745391675681</text:p>
          </table:table-cell>
        </table:table-row>
        <table:table-row table:style-name="ro1">
          <table:table-cell office:value-type="float" office:value="76.9941" calcext:value-type="float">
            <text:p>76.9941</text:p>
          </table:table-cell>
          <table:table-cell office:value-type="float" office:value="286.79" calcext:value-type="float">
            <text:p>286.79</text:p>
          </table:table-cell>
          <table:table-cell office:value-type="float" office:value="44.4099" calcext:value-type="float">
            <text:p>44.4099</text:p>
          </table:table-cell>
          <table:table-cell office:value-type="float" office:value="77.8667" calcext:value-type="float">
            <text:p>77.8667</text:p>
          </table:table-cell>
          <table:table-cell office:value-type="float" office:value="275.048" calcext:value-type="float">
            <text:p>275.048</text:p>
          </table:table-cell>
          <table:table-cell office:value-type="float" office:value="45.4632" calcext:value-type="float">
            <text:p>45.4632</text:p>
          </table:table-cell>
          <table:table-cell/>
          <table:table-cell table:formula="of:=([.D312]-[.A312])/0.0166667" office:value-type="float" office:value="52.3558952882089" calcext:value-type="float">
            <text:p>52.3558952882089</text:p>
          </table:table-cell>
          <table:table-cell table:formula="of:=ABS([.E312]-[.B312])/0.0166667" office:value-type="float" office:value="704.518590962819" calcext:value-type="float">
            <text:p>704.518590962819</text:p>
          </table:table-cell>
          <table:table-cell table:formula="of:=([.F312]-[.C312])/0.0166667" office:value-type="float" office:value="63.1978736042528" calcext:value-type="float">
            <text:p>63.1978736042528</text:p>
          </table:table-cell>
          <table:table-cell table:formula="of:=DEGREES(ATAN(ABS([.F312]-[.C312])/ABS([.E312]-[.B312])))" office:value-type="float" office:value="5.12591968786063" calcext:value-type="float">
            <text:p>5.12591968786063</text:p>
          </table:table-cell>
          <table:table-cell table:formula="of:=SQRT(POWER([.H312];2)+POWER([.I312];2)+POWER([.J312];2))" office:value-type="float" office:value="709.282423306658" calcext:value-type="float">
            <text:p>709.282423306658</text:p>
          </table:table-cell>
        </table:table-row>
        <table:table-row table:style-name="ro1">
          <table:table-cell office:value-type="float" office:value="76.6828" calcext:value-type="float">
            <text:p>76.6828</text:p>
          </table:table-cell>
          <table:table-cell office:value-type="float" office:value="281.583" calcext:value-type="float">
            <text:p>281.583</text:p>
          </table:table-cell>
          <table:table-cell office:value-type="float" office:value="44.209" calcext:value-type="float">
            <text:p>44.209</text:p>
          </table:table-cell>
          <table:table-cell office:value-type="float" office:value="77.5385" calcext:value-type="float">
            <text:p>77.5385</text:p>
          </table:table-cell>
          <table:table-cell office:value-type="float" office:value="268.818" calcext:value-type="float">
            <text:p>268.818</text:p>
          </table:table-cell>
          <table:table-cell office:value-type="float" office:value="45.4567" calcext:value-type="float">
            <text:p>45.4567</text:p>
          </table:table-cell>
          <table:table-cell/>
          <table:table-cell table:formula="of:=([.D313]-[.A313])/0.0166667" office:value-type="float" office:value="51.3418973162053" calcext:value-type="float">
            <text:p>51.3418973162053</text:p>
          </table:table-cell>
          <table:table-cell table:formula="of:=ABS([.E313]-[.B313])/0.0166667" office:value-type="float" office:value="765.898468203066" calcext:value-type="float">
            <text:p>765.898468203066</text:p>
          </table:table-cell>
          <table:table-cell table:formula="of:=([.F313]-[.C313])/0.0166667" office:value-type="float" office:value="74.8618502762991" calcext:value-type="float">
            <text:p>74.8618502762991</text:p>
          </table:table-cell>
          <table:table-cell table:formula="of:=DEGREES(ATAN(ABS([.F313]-[.C313])/ABS([.E313]-[.B313])))" office:value-type="float" office:value="5.58257567061997" calcext:value-type="float">
            <text:p>5.58257567061997</text:p>
          </table:table-cell>
          <table:table-cell table:formula="of:=SQRT(POWER([.H313];2)+POWER([.I313];2)+POWER([.J313];2))" office:value-type="float" office:value="771.259198092718" calcext:value-type="float">
            <text:p>771.259198092718</text:p>
          </table:table-cell>
        </table:table-row>
        <table:table-row table:style-name="ro1">
          <table:table-cell office:value-type="float" office:value="77.2203" calcext:value-type="float">
            <text:p>77.2203</text:p>
          </table:table-cell>
          <table:table-cell office:value-type="float" office:value="284.207" calcext:value-type="float">
            <text:p>284.207</text:p>
          </table:table-cell>
          <table:table-cell office:value-type="float" office:value="44.3001" calcext:value-type="float">
            <text:p>44.3001</text:p>
          </table:table-cell>
          <table:table-cell office:value-type="float" office:value="78.0659" calcext:value-type="float">
            <text:p>78.0659</text:p>
          </table:table-cell>
          <table:table-cell office:value-type="float" office:value="271.349" calcext:value-type="float">
            <text:p>271.349</text:p>
          </table:table-cell>
          <table:table-cell office:value-type="float" office:value="45.2992" calcext:value-type="float">
            <text:p>45.2992</text:p>
          </table:table-cell>
          <table:table-cell/>
          <table:table-cell table:formula="of:=([.D314]-[.A314])/0.0166667" office:value-type="float" office:value="50.7358985282032" calcext:value-type="float">
            <text:p>50.7358985282032</text:p>
          </table:table-cell>
          <table:table-cell table:formula="of:=ABS([.E314]-[.B314])/0.0166667" office:value-type="float" office:value="771.478457043086" calcext:value-type="float">
            <text:p>771.478457043086</text:p>
          </table:table-cell>
          <table:table-cell table:formula="of:=([.F314]-[.C314])/0.0166667" office:value-type="float" office:value="59.9458801082397" calcext:value-type="float">
            <text:p>59.9458801082397</text:p>
          </table:table-cell>
          <table:table-cell table:formula="of:=DEGREES(ATAN(ABS([.F314]-[.C314])/ABS([.E314]-[.B314])))" office:value-type="float" office:value="4.44310321965755" calcext:value-type="float">
            <text:p>4.44310321965755</text:p>
          </table:table-cell>
          <table:table-cell table:formula="of:=SQRT(POWER([.H314];2)+POWER([.I314];2)+POWER([.J314];2))" office:value-type="float" office:value="775.465440637426" calcext:value-type="float">
            <text:p>775.465440637426</text:p>
          </table:table-cell>
        </table:table-row>
        <table:table-row table:style-name="ro1">
          <table:table-cell office:value-type="float" office:value="76.7375" calcext:value-type="float">
            <text:p>76.7375</text:p>
          </table:table-cell>
          <table:table-cell office:value-type="float" office:value="286.817" calcext:value-type="float">
            <text:p>286.817</text:p>
          </table:table-cell>
          <table:table-cell office:value-type="float" office:value="44.1546" calcext:value-type="float">
            <text:p>44.1546</text:p>
          </table:table-cell>
          <table:table-cell office:value-type="float" office:value="77.3666" calcext:value-type="float">
            <text:p>77.3666</text:p>
          </table:table-cell>
          <table:table-cell office:value-type="float" office:value="275.047" calcext:value-type="float">
            <text:p>275.047</text:p>
          </table:table-cell>
          <table:table-cell office:value-type="float" office:value="45.2205" calcext:value-type="float">
            <text:p>45.2205</text:p>
          </table:table-cell>
          <table:table-cell/>
          <table:table-cell table:formula="of:=([.D315]-[.A315])/0.0166667" office:value-type="float" office:value="37.7459245081515" calcext:value-type="float">
            <text:p>37.7459245081515</text:p>
          </table:table-cell>
          <table:table-cell table:formula="of:=ABS([.E315]-[.B315])/0.0166667" office:value-type="float" office:value="706.198587602824" calcext:value-type="float">
            <text:p>706.198587602824</text:p>
          </table:table-cell>
          <table:table-cell table:formula="of:=([.F315]-[.C315])/0.0166667" office:value-type="float" office:value="63.9538720922558" calcext:value-type="float">
            <text:p>63.9538720922558</text:p>
          </table:table-cell>
          <table:table-cell table:formula="of:=DEGREES(ATAN(ABS([.F315]-[.C315])/ABS([.E315]-[.B315])))" office:value-type="float" office:value="5.17463328405411" calcext:value-type="float">
            <text:p>5.17463328405411</text:p>
          </table:table-cell>
          <table:table-cell table:formula="of:=SQRT(POWER([.H315];2)+POWER([.I315];2)+POWER([.J315];2))" office:value-type="float" office:value="710.092457152441" calcext:value-type="float">
            <text:p>710.092457152441</text:p>
          </table:table-cell>
        </table:table-row>
        <table:table-row table:style-name="ro1">
          <table:table-cell office:value-type="float" office:value="76.4942" calcext:value-type="float">
            <text:p>76.4942</text:p>
          </table:table-cell>
          <table:table-cell office:value-type="float" office:value="288.115" calcext:value-type="float">
            <text:p>288.115</text:p>
          </table:table-cell>
          <table:table-cell office:value-type="float" office:value="44.2112" calcext:value-type="float">
            <text:p>44.2112</text:p>
          </table:table-cell>
          <table:table-cell office:value-type="float" office:value="76.8942" calcext:value-type="float">
            <text:p>76.8942</text:p>
          </table:table-cell>
          <table:table-cell office:value-type="float" office:value="277.572" calcext:value-type="float">
            <text:p>277.572</text:p>
          </table:table-cell>
          <table:table-cell office:value-type="float" office:value="45.0804" calcext:value-type="float">
            <text:p>45.0804</text:p>
          </table:table-cell>
          <table:table-cell/>
          <table:table-cell table:formula="of:=([.D316]-[.A316])/0.0166667" office:value-type="float" office:value="23.9999520000955" calcext:value-type="float">
            <text:p>23.9999520000955</text:p>
          </table:table-cell>
          <table:table-cell table:formula="of:=ABS([.E316]-[.B316])/0.0166667" office:value-type="float" office:value="632.578734842531" calcext:value-type="float">
            <text:p>632.578734842531</text:p>
          </table:table-cell>
          <table:table-cell table:formula="of:=([.F316]-[.C316])/0.0166667" office:value-type="float" office:value="52.1518956962086" calcext:value-type="float">
            <text:p>52.1518956962086</text:p>
          </table:table-cell>
          <table:table-cell table:formula="of:=DEGREES(ATAN(ABS([.F316]-[.C316])/ABS([.E316]-[.B316])))" office:value-type="float" office:value="4.71299606554439" calcext:value-type="float">
            <text:p>4.71299606554439</text:p>
          </table:table-cell>
          <table:table-cell table:formula="of:=SQRT(POWER([.H316];2)+POWER([.I316];2)+POWER([.J316];2))" office:value-type="float" office:value="635.178458148332" calcext:value-type="float">
            <text:p>635.178458148332</text:p>
          </table:table-cell>
        </table:table-row>
        <table:table-row table:style-name="ro1">
          <table:table-cell office:value-type="float" office:value="76.5206" calcext:value-type="float">
            <text:p>76.5206</text:p>
          </table:table-cell>
          <table:table-cell office:value-type="float" office:value="290.877" calcext:value-type="float">
            <text:p>290.877</text:p>
          </table:table-cell>
          <table:table-cell office:value-type="float" office:value="43.7868" calcext:value-type="float">
            <text:p>43.7868</text:p>
          </table:table-cell>
          <table:table-cell office:value-type="float" office:value="77.4594" calcext:value-type="float">
            <text:p>77.4594</text:p>
          </table:table-cell>
          <table:table-cell office:value-type="float" office:value="282.869" calcext:value-type="float">
            <text:p>282.869</text:p>
          </table:table-cell>
          <table:table-cell office:value-type="float" office:value="44.5048" calcext:value-type="float">
            <text:p>44.5048</text:p>
          </table:table-cell>
          <table:table-cell/>
          <table:table-cell table:formula="of:=([.D317]-[.A317])/0.0166667" office:value-type="float" office:value="56.3278873442254" calcext:value-type="float">
            <text:p>56.3278873442254</text:p>
          </table:table-cell>
          <table:table-cell table:formula="of:=ABS([.E317]-[.B317])/0.0166667" office:value-type="float" office:value="480.479039041921" calcext:value-type="float">
            <text:p>480.479039041921</text:p>
          </table:table-cell>
          <table:table-cell table:formula="of:=([.F317]-[.C317])/0.0166667" office:value-type="float" office:value="43.0799138401725" calcext:value-type="float">
            <text:p>43.0799138401725</text:p>
          </table:table-cell>
          <table:table-cell table:formula="of:=DEGREES(ATAN(ABS([.F317]-[.C317])/ABS([.E317]-[.B317])))" office:value-type="float" office:value="5.12345923763163" calcext:value-type="float">
            <text:p>5.12345923763163</text:p>
          </table:table-cell>
          <table:table-cell table:formula="of:=SQRT(POWER([.H317];2)+POWER([.I317];2)+POWER([.J317];2))" office:value-type="float" office:value="485.683865109588" calcext:value-type="float">
            <text:p>485.683865109588</text:p>
          </table:table-cell>
        </table:table-row>
        <table:table-row table:style-name="ro1">
          <table:table-cell office:value-type="float" office:value="76.2123" calcext:value-type="float">
            <text:p>76.2123</text:p>
          </table:table-cell>
          <table:table-cell office:value-type="float" office:value="285.413" calcext:value-type="float">
            <text:p>285.413</text:p>
          </table:table-cell>
          <table:table-cell office:value-type="float" office:value="44.3757" calcext:value-type="float">
            <text:p>44.3757</text:p>
          </table:table-cell>
          <table:table-cell office:value-type="float" office:value="76.6034" calcext:value-type="float">
            <text:p>76.6034</text:p>
          </table:table-cell>
          <table:table-cell office:value-type="float" office:value="273.637" calcext:value-type="float">
            <text:p>273.637</text:p>
          </table:table-cell>
          <table:table-cell office:value-type="float" office:value="45.6936" calcext:value-type="float">
            <text:p>45.6936</text:p>
          </table:table-cell>
          <table:table-cell/>
          <table:table-cell table:formula="of:=([.D318]-[.A318])/0.0166667" office:value-type="float" office:value="23.4659530680935" calcext:value-type="float">
            <text:p>23.4659530680935</text:p>
          </table:table-cell>
          <table:table-cell table:formula="of:=ABS([.E318]-[.B318])/0.0166667" office:value-type="float" office:value="706.558586882827" calcext:value-type="float">
            <text:p>706.558586882827</text:p>
          </table:table-cell>
          <table:table-cell table:formula="of:=([.F318]-[.C318])/0.0166667" office:value-type="float" office:value="79.0738418523164" calcext:value-type="float">
            <text:p>79.0738418523164</text:p>
          </table:table-cell>
          <table:table-cell table:formula="of:=DEGREES(ATAN(ABS([.F318]-[.C318])/ABS([.E318]-[.B318])))" office:value-type="float" office:value="6.38563241205162" calcext:value-type="float">
            <text:p>6.38563241205162</text:p>
          </table:table-cell>
          <table:table-cell table:formula="of:=SQRT(POWER([.H318];2)+POWER([.I318];2)+POWER([.J318];2))" office:value-type="float" office:value="711.356703852952" calcext:value-type="float">
            <text:p>711.356703852952</text:p>
          </table:table-cell>
        </table:table-row>
        <table:table-row table:style-name="ro1">
          <table:table-cell office:value-type="float" office:value="77.4432" calcext:value-type="float">
            <text:p>77.4432</text:p>
          </table:table-cell>
          <table:table-cell office:value-type="float" office:value="281.371" calcext:value-type="float">
            <text:p>281.371</text:p>
          </table:table-cell>
          <table:table-cell office:value-type="float" office:value="45.4882" calcext:value-type="float">
            <text:p>45.4882</text:p>
          </table:table-cell>
          <table:table-cell office:value-type="float" office:value="78.0469" calcext:value-type="float">
            <text:p>78.0469</text:p>
          </table:table-cell>
          <table:table-cell office:value-type="float" office:value="269.819" calcext:value-type="float">
            <text:p>269.819</text:p>
          </table:table-cell>
          <table:table-cell office:value-type="float" office:value="46.7615" calcext:value-type="float">
            <text:p>46.7615</text:p>
          </table:table-cell>
          <table:table-cell/>
          <table:table-cell table:formula="of:=([.D319]-[.A319])/0.0166667" office:value-type="float" office:value="36.2219275561442" calcext:value-type="float">
            <text:p>36.2219275561442</text:p>
          </table:table-cell>
          <table:table-cell table:formula="of:=ABS([.E319]-[.B319])/0.0166667" office:value-type="float" office:value="693.11861376277" calcext:value-type="float">
            <text:p>693.11861376277</text:p>
          </table:table-cell>
          <table:table-cell table:formula="of:=([.F319]-[.C319])/0.0166667" office:value-type="float" office:value="76.3978472043055" calcext:value-type="float">
            <text:p>76.3978472043055</text:p>
          </table:table-cell>
          <table:table-cell table:formula="of:=DEGREES(ATAN(ABS([.F319]-[.C319])/ABS([.E319]-[.B319])))" office:value-type="float" office:value="6.28994152006572" calcext:value-type="float">
            <text:p>6.28994152006572</text:p>
          </table:table-cell>
          <table:table-cell table:formula="of:=SQRT(POWER([.H319];2)+POWER([.I319];2)+POWER([.J319];2))" office:value-type="float" office:value="698.256451339878" calcext:value-type="float">
            <text:p>698.256451339878</text:p>
          </table:table-cell>
        </table:table-row>
        <table:table-row table:style-name="ro1">
          <table:table-cell office:value-type="float" office:value="76.7239" calcext:value-type="float">
            <text:p>76.7239</text:p>
          </table:table-cell>
          <table:table-cell office:value-type="float" office:value="285.403" calcext:value-type="float">
            <text:p>285.403</text:p>
          </table:table-cell>
          <table:table-cell office:value-type="float" office:value="44.6253" calcext:value-type="float">
            <text:p>44.6253</text:p>
          </table:table-cell>
          <table:table-cell office:value-type="float" office:value="77.3665" calcext:value-type="float">
            <text:p>77.3665</text:p>
          </table:table-cell>
          <table:table-cell office:value-type="float" office:value="275" calcext:value-type="float">
            <text:p>275</text:p>
          </table:table-cell>
          <table:table-cell office:value-type="float" office:value="45.4751" calcext:value-type="float">
            <text:p>45.4751</text:p>
          </table:table-cell>
          <table:table-cell/>
          <table:table-cell table:formula="of:=([.D320]-[.A320])/0.0166667" office:value-type="float" office:value="38.5559228881543" calcext:value-type="float">
            <text:p>38.5559228881543</text:p>
          </table:table-cell>
          <table:table-cell table:formula="of:=ABS([.E320]-[.B320])/0.0166667" office:value-type="float" office:value="624.178751642498" calcext:value-type="float">
            <text:p>624.178751642498</text:p>
          </table:table-cell>
          <table:table-cell table:formula="of:=([.F320]-[.C320])/0.0166667" office:value-type="float" office:value="50.9878980242036" calcext:value-type="float">
            <text:p>50.9878980242036</text:p>
          </table:table-cell>
          <table:table-cell table:formula="of:=DEGREES(ATAN(ABS([.F320]-[.C320])/ABS([.E320]-[.B320])))" office:value-type="float" office:value="4.67000706664637" calcext:value-type="float">
            <text:p>4.67000706664637</text:p>
          </table:table-cell>
          <table:table-cell table:formula="of:=SQRT(POWER([.H320];2)+POWER([.I320];2)+POWER([.J320];2))" office:value-type="float" office:value="627.443574305029" calcext:value-type="float">
            <text:p>627.443574305029</text:p>
          </table:table-cell>
        </table:table-row>
        <table:table-row table:style-name="ro1">
          <table:table-cell office:value-type="float" office:value="76.2369" calcext:value-type="float">
            <text:p>76.2369</text:p>
          </table:table-cell>
          <table:table-cell office:value-type="float" office:value="288.152" calcext:value-type="float">
            <text:p>288.152</text:p>
          </table:table-cell>
          <table:table-cell office:value-type="float" office:value="43.9535" calcext:value-type="float">
            <text:p>43.9535</text:p>
          </table:table-cell>
          <table:table-cell office:value-type="float" office:value="76.8664" calcext:value-type="float">
            <text:p>76.8664</text:p>
          </table:table-cell>
          <table:table-cell office:value-type="float" office:value="275.009" calcext:value-type="float">
            <text:p>275.009</text:p>
          </table:table-cell>
          <table:table-cell office:value-type="float" office:value="45.2311" calcext:value-type="float">
            <text:p>45.2311</text:p>
          </table:table-cell>
          <table:table-cell/>
          <table:table-cell table:formula="of:=([.D321]-[.A321])/0.0166667" office:value-type="float" office:value="37.7699244601507" calcext:value-type="float">
            <text:p>37.7699244601507</text:p>
          </table:table-cell>
          <table:table-cell table:formula="of:=ABS([.E321]-[.B321])/0.0166667" office:value-type="float" office:value="788.578422843153" calcext:value-type="float">
            <text:p>788.578422843153</text:p>
          </table:table-cell>
          <table:table-cell table:formula="of:=([.F321]-[.C321])/0.0166667" office:value-type="float" office:value="76.6558466883066" calcext:value-type="float">
            <text:p>76.6558466883066</text:p>
          </table:table-cell>
          <table:table-cell table:formula="of:=DEGREES(ATAN(ABS([.F321]-[.C321])/ABS([.E321]-[.B321])))" office:value-type="float" office:value="5.55214330134697" calcext:value-type="float">
            <text:p>5.55214330134697</text:p>
          </table:table-cell>
          <table:table-cell table:formula="of:=SQRT(POWER([.H321];2)+POWER([.I321];2)+POWER([.J321];2))" office:value-type="float" office:value="793.195193504739" calcext:value-type="float">
            <text:p>793.195193504739</text:p>
          </table:table-cell>
        </table:table-row>
        <table:table-row table:style-name="ro1">
          <table:table-cell office:value-type="float" office:value="76.7101" calcext:value-type="float">
            <text:p>76.7101</text:p>
          </table:table-cell>
          <table:table-cell office:value-type="float" office:value="284.105" calcext:value-type="float">
            <text:p>284.105</text:p>
          </table:table-cell>
          <table:table-cell office:value-type="float" office:value="44.5726" calcext:value-type="float">
            <text:p>44.5726</text:p>
          </table:table-cell>
          <table:table-cell office:value-type="float" office:value="77.3361" calcext:value-type="float">
            <text:p>77.3361</text:p>
          </table:table-cell>
          <table:table-cell office:value-type="float" office:value="272.415" calcext:value-type="float">
            <text:p>272.415</text:p>
          </table:table-cell>
          <table:table-cell office:value-type="float" office:value="45.8766" calcext:value-type="float">
            <text:p>45.8766</text:p>
          </table:table-cell>
          <table:table-cell/>
          <table:table-cell table:formula="of:=([.D322]-[.A322])/0.0166667" office:value-type="float" office:value="37.5599248801505" calcext:value-type="float">
            <text:p>37.5599248801505</text:p>
          </table:table-cell>
          <table:table-cell table:formula="of:=ABS([.E322]-[.B322])/0.0166667" office:value-type="float" office:value="701.398597202806" calcext:value-type="float">
            <text:p>701.398597202806</text:p>
          </table:table-cell>
          <table:table-cell table:formula="of:=([.F322]-[.C322])/0.0166667" office:value-type="float" office:value="78.2398435203131" calcext:value-type="float">
            <text:p>78.2398435203131</text:p>
          </table:table-cell>
          <table:table-cell table:formula="of:=DEGREES(ATAN(ABS([.F322]-[.C322])/ABS([.E322]-[.B322])))" office:value-type="float" office:value="6.36493596445158" calcext:value-type="float">
            <text:p>6.36493596445158</text:p>
          </table:table-cell>
          <table:table-cell table:formula="of:=SQRT(POWER([.H322];2)+POWER([.I322];2)+POWER([.J322];2))" office:value-type="float" office:value="706.747630508337" calcext:value-type="float">
            <text:p>706.747630508337</text:p>
          </table:table-cell>
        </table:table-row>
        <table:table-row table:style-name="ro1">
          <table:table-cell office:value-type="float" office:value="76.683" calcext:value-type="float">
            <text:p>76.683</text:p>
          </table:table-cell>
          <table:table-cell office:value-type="float" office:value="281.413" calcext:value-type="float">
            <text:p>281.413</text:p>
          </table:table-cell>
          <table:table-cell office:value-type="float" office:value="44.9877" calcext:value-type="float">
            <text:p>44.9877</text:p>
          </table:table-cell>
          <table:table-cell office:value-type="float" office:value="77.306" calcext:value-type="float">
            <text:p>77.306</text:p>
          </table:table-cell>
          <table:table-cell office:value-type="float" office:value="269.858" calcext:value-type="float">
            <text:p>269.858</text:p>
          </table:table-cell>
          <table:table-cell office:value-type="float" office:value="46.2737" calcext:value-type="float">
            <text:p>46.2737</text:p>
          </table:table-cell>
          <table:table-cell/>
          <table:table-cell table:formula="of:=([.D323]-[.A323])/0.0166667" office:value-type="float" office:value="37.3799252401489" calcext:value-type="float">
            <text:p>37.3799252401489</text:p>
          </table:table-cell>
          <table:table-cell table:formula="of:=ABS([.E323]-[.B323])/0.0166667" office:value-type="float" office:value="693.298613402774" calcext:value-type="float">
            <text:p>693.298613402774</text:p>
          </table:table-cell>
          <table:table-cell table:formula="of:=([.F323]-[.C323])/0.0166667" office:value-type="float" office:value="77.1598456803087" calcext:value-type="float">
            <text:p>77.1598456803087</text:p>
          </table:table-cell>
          <table:table-cell table:formula="of:=DEGREES(ATAN(ABS([.F323]-[.C323])/ABS([.E323]-[.B323])))" office:value-type="float" office:value="6.35053188134679" calcext:value-type="float">
            <text:p>6.35053188134679</text:p>
          </table:table-cell>
          <table:table-cell table:formula="of:=SQRT(POWER([.H323];2)+POWER([.I323];2)+POWER([.J323];2))" office:value-type="float" office:value="698.579893743426" calcext:value-type="float">
            <text:p>698.579893743426</text:p>
          </table:table-cell>
        </table:table-row>
        <table:table-row table:style-name="ro1">
          <table:table-cell office:value-type="float" office:value="76.7654" calcext:value-type="float">
            <text:p>76.7654</text:p>
          </table:table-cell>
          <table:table-cell office:value-type="float" office:value="289.459" calcext:value-type="float">
            <text:p>289.459</text:p>
          </table:table-cell>
          <table:table-cell office:value-type="float" office:value="44.2572" calcext:value-type="float">
            <text:p>44.2572</text:p>
          </table:table-cell>
          <table:table-cell office:value-type="float" office:value="77.6321" calcext:value-type="float">
            <text:p>77.6321</text:p>
          </table:table-cell>
          <table:table-cell office:value-type="float" office:value="276.22" calcext:value-type="float">
            <text:p>276.22</text:p>
          </table:table-cell>
          <table:table-cell office:value-type="float" office:value="45.7791" calcext:value-type="float">
            <text:p>45.7791</text:p>
          </table:table-cell>
          <table:table-cell/>
          <table:table-cell table:formula="of:=([.D324]-[.A324])/0.0166667" office:value-type="float" office:value="52.0018959962077" calcext:value-type="float">
            <text:p>52.0018959962077</text:p>
          </table:table-cell>
          <table:table-cell table:formula="of:=ABS([.E324]-[.B324])/0.0166667" office:value-type="float" office:value="794.338411323176" calcext:value-type="float">
            <text:p>794.338411323176</text:p>
          </table:table-cell>
          <table:table-cell table:formula="of:=([.F324]-[.C324])/0.0166667" office:value-type="float" office:value="91.3138173723654" calcext:value-type="float">
            <text:p>91.3138173723654</text:p>
          </table:table-cell>
          <table:table-cell table:formula="of:=DEGREES(ATAN(ABS([.F324]-[.C324])/ABS([.E324]-[.B324])))" office:value-type="float" office:value="6.55769766903954" calcext:value-type="float">
            <text:p>6.55769766903954</text:p>
          </table:table-cell>
          <table:table-cell table:formula="of:=SQRT(POWER([.H324];2)+POWER([.I324];2)+POWER([.J324];2))" office:value-type="float" office:value="801.25896071978" calcext:value-type="float">
            <text:p>801.25896071978</text:p>
          </table:table-cell>
        </table:table-row>
        <table:table-row table:style-name="ro1">
          <table:table-cell office:value-type="float" office:value="76.5071" calcext:value-type="float">
            <text:p>76.5071</text:p>
          </table:table-cell>
          <table:table-cell office:value-type="float" office:value="289.609" calcext:value-type="float">
            <text:p>289.609</text:p>
          </table:table-cell>
          <table:table-cell office:value-type="float" office:value="43.4713" calcext:value-type="float">
            <text:p>43.4713</text:p>
          </table:table-cell>
          <table:table-cell office:value-type="float" office:value="77.1312" calcext:value-type="float">
            <text:p>77.1312</text:p>
          </table:table-cell>
          <table:table-cell office:value-type="float" office:value="276.387" calcext:value-type="float">
            <text:p>276.387</text:p>
          </table:table-cell>
          <table:table-cell office:value-type="float" office:value="44.7658" calcext:value-type="float">
            <text:p>44.7658</text:p>
          </table:table-cell>
          <table:table-cell/>
          <table:table-cell table:formula="of:=([.D325]-[.A325])/0.0166667" office:value-type="float" office:value="37.4459251081505" calcext:value-type="float">
            <text:p>37.4459251081505</text:p>
          </table:table-cell>
          <table:table-cell table:formula="of:=ABS([.E325]-[.B325])/0.0166667" office:value-type="float" office:value="793.318413363172" calcext:value-type="float">
            <text:p>793.318413363172</text:p>
          </table:table-cell>
          <table:table-cell table:formula="of:=([.F325]-[.C325])/0.0166667" office:value-type="float" office:value="77.6698446603106" calcext:value-type="float">
            <text:p>77.6698446603106</text:p>
          </table:table-cell>
          <table:table-cell table:formula="of:=DEGREES(ATAN(ABS([.F325]-[.C325])/ABS([.E325]-[.B325])))" office:value-type="float" office:value="5.59172284135883" calcext:value-type="float">
            <text:p>5.59172284135883</text:p>
          </table:table-cell>
          <table:table-cell table:formula="of:=SQRT(POWER([.H325];2)+POWER([.I325];2)+POWER([.J325];2))" office:value-type="float" office:value="797.990543213278" calcext:value-type="float">
            <text:p>797.990543213278</text:p>
          </table:table-cell>
        </table:table-row>
        <table:table-row table:style-name="ro1">
          <table:table-cell office:value-type="float" office:value="75.9687" calcext:value-type="float">
            <text:p>75.9687</text:p>
          </table:table-cell>
          <table:table-cell office:value-type="float" office:value="286.641" calcext:value-type="float">
            <text:p>286.641</text:p>
          </table:table-cell>
          <table:table-cell office:value-type="float" office:value="44.6956" calcext:value-type="float">
            <text:p>44.6956</text:p>
          </table:table-cell>
          <table:table-cell office:value-type="float" office:value="76.6035" calcext:value-type="float">
            <text:p>76.6035</text:p>
          </table:table-cell>
          <table:table-cell office:value-type="float" office:value="273.53" calcext:value-type="float">
            <text:p>273.53</text:p>
          </table:table-cell>
          <table:table-cell office:value-type="float" office:value="46.203" calcext:value-type="float">
            <text:p>46.203</text:p>
          </table:table-cell>
          <table:table-cell/>
          <table:table-cell table:formula="of:=([.D326]-[.A326])/0.0166667" office:value-type="float" office:value="38.0879238241523" calcext:value-type="float">
            <text:p>38.0879238241523</text:p>
          </table:table-cell>
          <table:table-cell table:formula="of:=ABS([.E326]-[.B326])/0.0166667" office:value-type="float" office:value="786.65842668315" calcext:value-type="float">
            <text:p>786.65842668315</text:p>
          </table:table-cell>
          <table:table-cell table:formula="of:=([.F326]-[.C326])/0.0166667" office:value-type="float" office:value="90.443819112362" calcext:value-type="float">
            <text:p>90.443819112362</text:p>
          </table:table-cell>
          <table:table-cell table:formula="of:=DEGREES(ATAN(ABS([.F326]-[.C326])/ABS([.E326]-[.B326])))" office:value-type="float" office:value="6.55862214530531" calcext:value-type="float">
            <text:p>6.55862214530531</text:p>
          </table:table-cell>
          <table:table-cell table:formula="of:=SQRT(POWER([.H326];2)+POWER([.I326];2)+POWER([.J326];2))" office:value-type="float" office:value="792.7561129556" calcext:value-type="float">
            <text:p>792.7561129556</text:p>
          </table:table-cell>
        </table:table-row>
        <table:table-row table:style-name="ro1">
          <table:table-cell office:value-type="float" office:value="77.4749" calcext:value-type="float">
            <text:p>77.4749</text:p>
          </table:table-cell>
          <table:table-cell office:value-type="float" office:value="284.104" calcext:value-type="float">
            <text:p>284.104</text:p>
          </table:table-cell>
          <table:table-cell office:value-type="float" office:value="44.8179" calcext:value-type="float">
            <text:p>44.8179</text:p>
          </table:table-cell>
          <table:table-cell office:value-type="float" office:value="78.0985" calcext:value-type="float">
            <text:p>78.0985</text:p>
          </table:table-cell>
          <table:table-cell office:value-type="float" office:value="273.665" calcext:value-type="float">
            <text:p>273.665</text:p>
          </table:table-cell>
          <table:table-cell office:value-type="float" office:value="46.1685" calcext:value-type="float">
            <text:p>46.1685</text:p>
          </table:table-cell>
          <table:table-cell/>
          <table:table-cell table:formula="of:=([.D327]-[.A327])/0.0166667" office:value-type="float" office:value="37.4159251681494" calcext:value-type="float">
            <text:p>37.4159251681494</text:p>
          </table:table-cell>
          <table:table-cell table:formula="of:=ABS([.E327]-[.B327])/0.0166667" office:value-type="float" office:value="626.338747322503" calcext:value-type="float">
            <text:p>626.338747322503</text:p>
          </table:table-cell>
          <table:table-cell table:formula="of:=([.F327]-[.C327])/0.0166667" office:value-type="float" office:value="81.0358379283241" calcext:value-type="float">
            <text:p>81.0358379283241</text:p>
          </table:table-cell>
          <table:table-cell table:formula="of:=DEGREES(ATAN(ABS([.F327]-[.C327])/ABS([.E327]-[.B327])))" office:value-type="float" office:value="7.37198811667495" calcext:value-type="float">
            <text:p>7.37198811667495</text:p>
          </table:table-cell>
          <table:table-cell table:formula="of:=SQRT(POWER([.H327];2)+POWER([.I327];2)+POWER([.J327];2))" office:value-type="float" office:value="632.666566907448" calcext:value-type="float">
            <text:p>632.666566907448</text:p>
          </table:table-cell>
        </table:table-row>
        <table:table-row table:style-name="ro1">
          <table:table-cell office:value-type="float" office:value="77.2967" calcext:value-type="float">
            <text:p>77.2967</text:p>
          </table:table-cell>
          <table:table-cell office:value-type="float" office:value="290.934" calcext:value-type="float">
            <text:p>290.934</text:p>
          </table:table-cell>
          <table:table-cell office:value-type="float" office:value="43.771" calcext:value-type="float">
            <text:p>43.771</text:p>
          </table:table-cell>
          <table:table-cell office:value-type="float" office:value="78.4208" calcext:value-type="float">
            <text:p>78.4208</text:p>
          </table:table-cell>
          <table:table-cell office:value-type="float" office:value="278.91" calcext:value-type="float">
            <text:p>278.91</text:p>
          </table:table-cell>
          <table:table-cell office:value-type="float" office:value="45.3575" calcext:value-type="float">
            <text:p>45.3575</text:p>
          </table:table-cell>
          <table:table-cell/>
          <table:table-cell table:formula="of:=([.D328]-[.A328])/0.0166667" office:value-type="float" office:value="67.4458651082697" calcext:value-type="float">
            <text:p>67.4458651082697</text:p>
          </table:table-cell>
          <table:table-cell table:formula="of:=ABS([.E328]-[.B328])/0.0166667" office:value-type="float" office:value="721.438557122886" calcext:value-type="float">
            <text:p>721.438557122886</text:p>
          </table:table-cell>
          <table:table-cell table:formula="of:=([.F328]-[.C328])/0.0166667" office:value-type="float" office:value="95.1898096203808" calcext:value-type="float">
            <text:p>95.1898096203808</text:p>
          </table:table-cell>
          <table:table-cell table:formula="of:=DEGREES(ATAN(ABS([.F328]-[.C328])/ABS([.E328]-[.B328])))" office:value-type="float" office:value="7.5164417162695" calcext:value-type="float">
            <text:p>7.5164417162695</text:p>
          </table:table-cell>
          <table:table-cell table:formula="of:=SQRT(POWER([.H328];2)+POWER([.I328];2)+POWER([.J328];2))" office:value-type="float" office:value="730.810260108134" calcext:value-type="float">
            <text:p>730.810260108134</text:p>
          </table:table-cell>
        </table:table-row>
        <table:table-row table:style-name="ro1">
          <table:table-cell office:value-type="float" office:value="76.9795" calcext:value-type="float">
            <text:p>76.9795</text:p>
          </table:table-cell>
          <table:table-cell office:value-type="float" office:value="285.48" calcext:value-type="float">
            <text:p>285.48</text:p>
          </table:table-cell>
          <table:table-cell office:value-type="float" office:value="44.3584" calcext:value-type="float">
            <text:p>44.3584</text:p>
          </table:table-cell>
          <table:table-cell office:value-type="float" office:value="78.0651" calcext:value-type="float">
            <text:p>78.0651</text:p>
          </table:table-cell>
          <table:table-cell office:value-type="float" office:value="271.248" calcext:value-type="float">
            <text:p>271.248</text:p>
          </table:table-cell>
          <table:table-cell office:value-type="float" office:value="45.8058" calcext:value-type="float">
            <text:p>45.8058</text:p>
          </table:table-cell>
          <table:table-cell/>
          <table:table-cell table:formula="of:=([.D329]-[.A329])/0.0166667" office:value-type="float" office:value="65.1358697282605" calcext:value-type="float">
            <text:p>65.1358697282605</text:p>
          </table:table-cell>
          <table:table-cell table:formula="of:=ABS([.E329]-[.B329])/0.0166667" office:value-type="float" office:value="853.918292163417" calcext:value-type="float">
            <text:p>853.918292163417</text:p>
          </table:table-cell>
          <table:table-cell table:formula="of:=([.F329]-[.C329])/0.0166667" office:value-type="float" office:value="86.8438263123471" calcext:value-type="float">
            <text:p>86.8438263123471</text:p>
          </table:table-cell>
          <table:table-cell table:formula="of:=DEGREES(ATAN(ABS([.F329]-[.C329])/ABS([.E329]-[.B329])))" office:value-type="float" office:value="5.80703757167976" calcext:value-type="float">
            <text:p>5.80703757167976</text:p>
          </table:table-cell>
          <table:table-cell table:formula="of:=SQRT(POWER([.H329];2)+POWER([.I329];2)+POWER([.J329];2))" office:value-type="float" office:value="860.790904566907" calcext:value-type="float">
            <text:p>860.790904566907</text:p>
          </table:table-cell>
        </table:table-row>
        <table:table-row table:style-name="ro1">
          <table:table-cell office:value-type="float" office:value="76.7237" calcext:value-type="float">
            <text:p>76.7237</text:p>
          </table:table-cell>
          <table:table-cell office:value-type="float" office:value="285.517" calcext:value-type="float">
            <text:p>285.517</text:p>
          </table:table-cell>
          <table:table-cell office:value-type="float" office:value="44.1021" calcext:value-type="float">
            <text:p>44.1021</text:p>
          </table:table-cell>
          <table:table-cell office:value-type="float" office:value="77.5693" calcext:value-type="float">
            <text:p>77.5693</text:p>
          </table:table-cell>
          <table:table-cell office:value-type="float" office:value="271.255" calcext:value-type="float">
            <text:p>271.255</text:p>
          </table:table-cell>
          <table:table-cell office:value-type="float" office:value="45.5638" calcext:value-type="float">
            <text:p>45.5638</text:p>
          </table:table-cell>
          <table:table-cell/>
          <table:table-cell table:formula="of:=([.D330]-[.A330])/0.0166667" office:value-type="float" office:value="50.7358985282032" calcext:value-type="float">
            <text:p>50.7358985282032</text:p>
          </table:table-cell>
          <table:table-cell table:formula="of:=ABS([.E330]-[.B330])/0.0166667" office:value-type="float" office:value="855.718288563423" calcext:value-type="float">
            <text:p>855.718288563423</text:p>
          </table:table-cell>
          <table:table-cell table:formula="of:=([.F330]-[.C330])/0.0166667" office:value-type="float" office:value="87.7018245963508" calcext:value-type="float">
            <text:p>87.7018245963508</text:p>
          </table:table-cell>
          <table:table-cell table:formula="of:=DEGREES(ATAN(ABS([.F330]-[.C330])/ABS([.E330]-[.B330])))" office:value-type="float" office:value="5.85176276950647" calcext:value-type="float">
            <text:p>5.85176276950647</text:p>
          </table:table-cell>
          <table:table-cell table:formula="of:=SQRT(POWER([.H330];2)+POWER([.I330];2)+POWER([.J330];2))" office:value-type="float" office:value="861.69572983676" calcext:value-type="float">
            <text:p>861.69572983676</text:p>
          </table:table-cell>
        </table:table-row>
        <table:table-row table:style-name="ro1">
          <table:table-cell office:value-type="float" office:value="77.0232" calcext:value-type="float">
            <text:p>77.0232</text:p>
          </table:table-cell>
          <table:table-cell office:value-type="float" office:value="289.472" calcext:value-type="float">
            <text:p>289.472</text:p>
          </table:table-cell>
          <table:table-cell office:value-type="float" office:value="44.2528" calcext:value-type="float">
            <text:p>44.2528</text:p>
          </table:table-cell>
          <table:table-cell office:value-type="float" office:value="77.9164" calcext:value-type="float">
            <text:p>77.9164</text:p>
          </table:table-cell>
          <table:table-cell office:value-type="float" office:value="278.86" calcext:value-type="float">
            <text:p>278.86</text:p>
          </table:table-cell>
          <table:table-cell office:value-type="float" office:value="45.3698" calcext:value-type="float">
            <text:p>45.3698</text:p>
          </table:table-cell>
          <table:table-cell/>
          <table:table-cell table:formula="of:=([.D331]-[.A331])/0.0166667" office:value-type="float" office:value="53.591892816214" calcext:value-type="float">
            <text:p>53.591892816214</text:p>
          </table:table-cell>
          <table:table-cell table:formula="of:=ABS([.E331]-[.B331])/0.0166667" office:value-type="float" office:value="636.718726562545" calcext:value-type="float">
            <text:p>636.718726562545</text:p>
          </table:table-cell>
          <table:table-cell table:formula="of:=([.F331]-[.C331])/0.0166667" office:value-type="float" office:value="67.0198659602679" calcext:value-type="float">
            <text:p>67.0198659602679</text:p>
          </table:table-cell>
          <table:table-cell table:formula="of:=DEGREES(ATAN(ABS([.F331]-[.C331])/ABS([.E331]-[.B331])))" office:value-type="float" office:value="6.00872490570699" calcext:value-type="float">
            <text:p>6.00872490570699</text:p>
          </table:table-cell>
          <table:table-cell table:formula="of:=SQRT(POWER([.H331];2)+POWER([.I331];2)+POWER([.J331];2))" office:value-type="float" office:value="642.475283699214" calcext:value-type="float">
            <text:p>642.475283699214</text:p>
          </table:table-cell>
        </table:table-row>
        <table:table-row table:style-name="ro1">
          <table:table-cell office:value-type="float" office:value="77.4907" calcext:value-type="float">
            <text:p>77.4907</text:p>
          </table:table-cell>
          <table:table-cell office:value-type="float" office:value="285.411" calcext:value-type="float">
            <text:p>285.411</text:p>
          </table:table-cell>
          <table:table-cell office:value-type="float" office:value="44.8697" calcext:value-type="float">
            <text:p>44.8697</text:p>
          </table:table-cell>
          <table:table-cell office:value-type="float" office:value="78.3473" calcext:value-type="float">
            <text:p>78.3473</text:p>
          </table:table-cell>
          <table:table-cell office:value-type="float" office:value="273.639" calcext:value-type="float">
            <text:p>273.639</text:p>
          </table:table-cell>
          <table:table-cell office:value-type="float" office:value="46.4165" calcext:value-type="float">
            <text:p>46.4165</text:p>
          </table:table-cell>
          <table:table-cell/>
          <table:table-cell table:formula="of:=([.D332]-[.A332])/0.0166667" office:value-type="float" office:value="51.3958972082056" calcext:value-type="float">
            <text:p>51.3958972082056</text:p>
          </table:table-cell>
          <table:table-cell table:formula="of:=ABS([.E332]-[.B332])/0.0166667" office:value-type="float" office:value="706.318587362825" calcext:value-type="float">
            <text:p>706.318587362825</text:p>
          </table:table-cell>
          <table:table-cell table:formula="of:=([.F332]-[.C332])/0.0166667" office:value-type="float" office:value="92.8078143843711" calcext:value-type="float">
            <text:p>92.8078143843711</text:p>
          </table:table-cell>
          <table:table-cell table:formula="of:=DEGREES(ATAN(ABS([.F332]-[.C332])/ABS([.E332]-[.B332])))" office:value-type="float" office:value="7.48558375756193" calcext:value-type="float">
            <text:p>7.48558375756193</text:p>
          </table:table-cell>
          <table:table-cell table:formula="of:=SQRT(POWER([.H332];2)+POWER([.I332];2)+POWER([.J332];2))" office:value-type="float" office:value="714.241398628543" calcext:value-type="float">
            <text:p>714.241398628543</text:p>
          </table:table-cell>
        </table:table-row>
        <table:table-row table:style-name="ro1">
          <table:table-cell office:value-type="float" office:value="76.5074" calcext:value-type="float">
            <text:p>76.5074</text:p>
          </table:table-cell>
          <table:table-cell office:value-type="float" office:value="289.492" calcext:value-type="float">
            <text:p>289.492</text:p>
          </table:table-cell>
          <table:table-cell office:value-type="float" office:value="43.9996" calcext:value-type="float">
            <text:p>43.9996</text:p>
          </table:table-cell>
          <table:table-cell office:value-type="float" office:value="76.9083" calcext:value-type="float">
            <text:p>76.9083</text:p>
          </table:table-cell>
          <table:table-cell office:value-type="float" office:value="278.837" calcext:value-type="float">
            <text:p>278.837</text:p>
          </table:table-cell>
          <table:table-cell office:value-type="float" office:value="45.1333" calcext:value-type="float">
            <text:p>45.1333</text:p>
          </table:table-cell>
          <table:table-cell/>
          <table:table-cell table:formula="of:=([.D333]-[.A333])/0.0166667" office:value-type="float" office:value="24.0539518920958" calcext:value-type="float">
            <text:p>24.0539518920958</text:p>
          </table:table-cell>
          <table:table-cell table:formula="of:=ABS([.E333]-[.B333])/0.0166667" office:value-type="float" office:value="639.298721402559" calcext:value-type="float">
            <text:p>639.298721402559</text:p>
          </table:table-cell>
          <table:table-cell table:formula="of:=([.F333]-[.C333])/0.0166667" office:value-type="float" office:value="68.0218639562719" calcext:value-type="float">
            <text:p>68.0218639562719</text:p>
          </table:table-cell>
          <table:table-cell table:formula="of:=DEGREES(ATAN(ABS([.F333]-[.C333])/ABS([.E333]-[.B333])))" office:value-type="float" office:value="6.07346327642195" calcext:value-type="float">
            <text:p>6.07346327642195</text:p>
          </table:table-cell>
          <table:table-cell table:formula="of:=SQRT(POWER([.H333];2)+POWER([.I333];2)+POWER([.J333];2))" office:value-type="float" office:value="643.357149462613" calcext:value-type="float">
            <text:p>643.357149462613</text:p>
          </table:table-cell>
        </table:table-row>
        <table:table-row table:style-name="ro1">
          <table:table-cell office:value-type="float" office:value="77.2053" calcext:value-type="float">
            <text:p>77.2053</text:p>
          </table:table-cell>
          <table:table-cell office:value-type="float" office:value="282.915" calcext:value-type="float">
            <text:p>282.915</text:p>
          </table:table-cell>
          <table:table-cell office:value-type="float" office:value="44.2484" calcext:value-type="float">
            <text:p>44.2484</text:p>
          </table:table-cell>
          <table:table-cell office:value-type="float" office:value="77.8016" calcext:value-type="float">
            <text:p>77.8016</text:p>
          </table:table-cell>
          <table:table-cell office:value-type="float" office:value="270.1" calcext:value-type="float">
            <text:p>270.1</text:p>
          </table:table-cell>
          <table:table-cell office:value-type="float" office:value="45.2525" calcext:value-type="float">
            <text:p>45.2525</text:p>
          </table:table-cell>
          <table:table-cell/>
          <table:table-cell table:formula="of:=([.D334]-[.A334])/0.0166667" office:value-type="float" office:value="35.7779284441431" calcext:value-type="float">
            <text:p>35.7779284441431</text:p>
          </table:table-cell>
          <table:table-cell table:formula="of:=ABS([.E334]-[.B334])/0.0166667" office:value-type="float" office:value="768.898462203076" calcext:value-type="float">
            <text:p>768.898462203076</text:p>
          </table:table-cell>
          <table:table-cell table:formula="of:=([.F334]-[.C334])/0.0166667" office:value-type="float" office:value="60.2458795082411" calcext:value-type="float">
            <text:p>60.2458795082411</text:p>
          </table:table-cell>
          <table:table-cell table:formula="of:=DEGREES(ATAN(ABS([.F334]-[.C334])/ABS([.E334]-[.B334])))" office:value-type="float" office:value="4.48017103743108" calcext:value-type="float">
            <text:p>4.48017103743108</text:p>
          </table:table-cell>
          <table:table-cell table:formula="of:=SQRT(POWER([.H334];2)+POWER([.I334];2)+POWER([.J334];2))" office:value-type="float" office:value="772.084497538793" calcext:value-type="float">
            <text:p>772.084497538793</text:p>
          </table:table-cell>
        </table:table-row>
        <table:table-row table:style-name="ro1">
          <table:table-cell office:value-type="float" office:value="76.7933" calcext:value-type="float">
            <text:p>76.7933</text:p>
          </table:table-cell>
          <table:table-cell office:value-type="float" office:value="292.23" calcext:value-type="float">
            <text:p>292.23</text:p>
          </table:table-cell>
          <table:table-cell office:value-type="float" office:value="43.8331" calcext:value-type="float">
            <text:p>43.8331</text:p>
          </table:table-cell>
          <table:table-cell office:value-type="float" office:value="77.6802" calcext:value-type="float">
            <text:p>77.6802</text:p>
          </table:table-cell>
          <table:table-cell office:value-type="float" office:value="280.061" calcext:value-type="float">
            <text:p>280.061</text:p>
          </table:table-cell>
          <table:table-cell office:value-type="float" office:value="45.6865" calcext:value-type="float">
            <text:p>45.6865</text:p>
          </table:table-cell>
          <table:table-cell/>
          <table:table-cell table:formula="of:=([.D335]-[.A335])/0.0166667" office:value-type="float" office:value="53.2138935722127" calcext:value-type="float">
            <text:p>53.2138935722127</text:p>
          </table:table-cell>
          <table:table-cell table:formula="of:=ABS([.E335]-[.B335])/0.0166667" office:value-type="float" office:value="730.138539722923" calcext:value-type="float">
            <text:p>730.138539722923</text:p>
          </table:table-cell>
          <table:table-cell table:formula="of:=([.F335]-[.C335])/0.0166667" office:value-type="float" office:value="111.203777592445" calcext:value-type="float">
            <text:p>111.203777592445</text:p>
          </table:table-cell>
          <table:table-cell table:formula="of:=DEGREES(ATAN(ABS([.F335]-[.C335])/ABS([.E335]-[.B335])))" office:value-type="float" office:value="8.65988448224898" calcext:value-type="float">
            <text:p>8.65988448224898</text:p>
          </table:table-cell>
          <table:table-cell table:formula="of:=SQRT(POWER([.H335];2)+POWER([.I335];2)+POWER([.J335];2))" office:value-type="float" office:value="740.473014909164" calcext:value-type="float">
            <text:p>740.473014909164</text:p>
          </table:table-cell>
        </table:table-row>
        <table:table-row table:style-name="ro1">
          <table:table-cell office:value-type="float" office:value="77.2049" calcext:value-type="float">
            <text:p>77.2049</text:p>
          </table:table-cell>
          <table:table-cell office:value-type="float" office:value="282.694" calcext:value-type="float">
            <text:p>282.694</text:p>
          </table:table-cell>
          <table:table-cell office:value-type="float" office:value="45.288" calcext:value-type="float">
            <text:p>45.288</text:p>
          </table:table-cell>
          <table:table-cell office:value-type="float" office:value="77.8162" calcext:value-type="float">
            <text:p>77.8162</text:p>
          </table:table-cell>
          <table:table-cell office:value-type="float" office:value="271.076" calcext:value-type="float">
            <text:p>271.076</text:p>
          </table:table-cell>
          <table:table-cell office:value-type="float" office:value="46.57" calcext:value-type="float">
            <text:p>46.57</text:p>
          </table:table-cell>
          <table:table-cell/>
          <table:table-cell table:formula="of:=([.D336]-[.A336])/0.0166667" office:value-type="float" office:value="36.6779266441467" calcext:value-type="float">
            <text:p>36.6779266441467</text:p>
          </table:table-cell>
          <table:table-cell table:formula="of:=ABS([.E336]-[.B336])/0.0166667" office:value-type="float" office:value="697.078605842788" calcext:value-type="float">
            <text:p>697.078605842788</text:p>
          </table:table-cell>
          <table:table-cell table:formula="of:=([.F336]-[.C336])/0.0166667" office:value-type="float" office:value="76.9198461603079" calcext:value-type="float">
            <text:p>76.9198461603079</text:p>
          </table:table-cell>
          <table:table-cell table:formula="of:=DEGREES(ATAN(ABS([.F336]-[.C336])/ABS([.E336]-[.B336])))" office:value-type="float" office:value="6.2968859233012" calcext:value-type="float">
            <text:p>6.2968859233012</text:p>
          </table:table-cell>
          <table:table-cell table:formula="of:=SQRT(POWER([.H336];2)+POWER([.I336];2)+POWER([.J336];2))" office:value-type="float" office:value="702.268122414768" calcext:value-type="float">
            <text:p>702.268122414768</text:p>
          </table:table-cell>
        </table:table-row>
        <table:table-row table:style-name="ro1">
          <table:table-cell office:value-type="float" office:value="76.9223" calcext:value-type="float">
            <text:p>76.9223</text:p>
          </table:table-cell>
          <table:table-cell office:value-type="float" office:value="280.211" calcext:value-type="float">
            <text:p>280.211</text:p>
          </table:table-cell>
          <table:table-cell office:value-type="float" office:value="44.6707" calcext:value-type="float">
            <text:p>44.6707</text:p>
          </table:table-cell>
          <table:table-cell office:value-type="float" office:value="77.538" calcext:value-type="float">
            <text:p>77.538</text:p>
          </table:table-cell>
          <table:table-cell office:value-type="float" office:value="268.71" calcext:value-type="float">
            <text:p>268.71</text:p>
          </table:table-cell>
          <table:table-cell office:value-type="float" office:value="45.9619" calcext:value-type="float">
            <text:p>45.9619</text:p>
          </table:table-cell>
          <table:table-cell/>
          <table:table-cell table:formula="of:=([.D337]-[.A337])/0.0166667" office:value-type="float" office:value="36.9419261161471" calcext:value-type="float">
            <text:p>36.9419261161471</text:p>
          </table:table-cell>
          <table:table-cell table:formula="of:=ABS([.E337]-[.B337])/0.0166667" office:value-type="float" office:value="690.058619882762" calcext:value-type="float">
            <text:p>690.058619882762</text:p>
          </table:table-cell>
          <table:table-cell table:formula="of:=([.F337]-[.C337])/0.0166667" office:value-type="float" office:value="77.4718450563101" calcext:value-type="float">
            <text:p>77.4718450563101</text:p>
          </table:table-cell>
          <table:table-cell table:formula="of:=DEGREES(ATAN(ABS([.F337]-[.C337])/ABS([.E337]-[.B337])))" office:value-type="float" office:value="6.40568810370152" calcext:value-type="float">
            <text:p>6.40568810370152</text:p>
          </table:table-cell>
          <table:table-cell table:formula="of:=SQRT(POWER([.H337];2)+POWER([.I337];2)+POWER([.J337];2))" office:value-type="float" office:value="695.375791609186" calcext:value-type="float">
            <text:p>695.375791609186</text:p>
          </table:table-cell>
        </table:table-row>
        <table:table-row table:style-name="ro1">
          <table:table-cell office:value-type="float" office:value="77.2203" calcext:value-type="float">
            <text:p>77.2203</text:p>
          </table:table-cell>
          <table:table-cell office:value-type="float" office:value="284.303" calcext:value-type="float">
            <text:p>284.303</text:p>
          </table:table-cell>
          <table:table-cell office:value-type="float" office:value="43.7804" calcext:value-type="float">
            <text:p>43.7804</text:p>
          </table:table-cell>
          <table:table-cell office:value-type="float" office:value="77.8344" calcext:value-type="float">
            <text:p>77.8344</text:p>
          </table:table-cell>
          <table:table-cell office:value-type="float" office:value="272.651" calcext:value-type="float">
            <text:p>272.651</text:p>
          </table:table-cell>
          <table:table-cell office:value-type="float" office:value="44.8507" calcext:value-type="float">
            <text:p>44.8507</text:p>
          </table:table-cell>
          <table:table-cell/>
          <table:table-cell table:formula="of:=([.D338]-[.A338])/0.0166667" office:value-type="float" office:value="36.8459263081478" calcext:value-type="float">
            <text:p>36.8459263081478</text:p>
          </table:table-cell>
          <table:table-cell table:formula="of:=ABS([.E338]-[.B338])/0.0166667" office:value-type="float" office:value="699.118601762796" calcext:value-type="float">
            <text:p>699.118601762796</text:p>
          </table:table-cell>
          <table:table-cell table:formula="of:=([.F338]-[.C338])/0.0166667" office:value-type="float" office:value="64.2178715642571" calcext:value-type="float">
            <text:p>64.2178715642571</text:p>
          </table:table-cell>
          <table:table-cell table:formula="of:=DEGREES(ATAN(ABS([.F338]-[.C338])/ABS([.E338]-[.B338])))" office:value-type="float" office:value="5.24820368591705" calcext:value-type="float">
            <text:p>5.24820368591705</text:p>
          </table:table-cell>
          <table:table-cell table:formula="of:=SQRT(POWER([.H338];2)+POWER([.I338];2)+POWER([.J338];2))" office:value-type="float" office:value="703.028005590471" calcext:value-type="float">
            <text:p>703.028005590471</text:p>
          </table:table-cell>
        </table:table-row>
        <table:table-row table:style-name="ro1">
          <table:table-cell office:value-type="float" office:value="76.2495" calcext:value-type="float">
            <text:p>76.2495</text:p>
          </table:table-cell>
          <table:table-cell office:value-type="float" office:value="289.472" calcext:value-type="float">
            <text:p>289.472</text:p>
          </table:table-cell>
          <table:table-cell office:value-type="float" office:value="44.005" calcext:value-type="float">
            <text:p>44.005</text:p>
          </table:table-cell>
          <table:table-cell office:value-type="float" office:value="76.8802" calcext:value-type="float">
            <text:p>76.8802</text:p>
          </table:table-cell>
          <table:table-cell office:value-type="float" office:value="276.255" calcext:value-type="float">
            <text:p>276.255</text:p>
          </table:table-cell>
          <table:table-cell office:value-type="float" office:value="45.2848" calcext:value-type="float">
            <text:p>45.2848</text:p>
          </table:table-cell>
          <table:table-cell/>
          <table:table-cell table:formula="of:=([.D339]-[.A339])/0.0166667" office:value-type="float" office:value="37.8419243161516" calcext:value-type="float">
            <text:p>37.8419243161516</text:p>
          </table:table-cell>
          <table:table-cell table:formula="of:=ABS([.E339]-[.B339])/0.0166667" office:value-type="float" office:value="793.018413963171" calcext:value-type="float">
            <text:p>793.018413963171</text:p>
          </table:table-cell>
          <table:table-cell table:formula="of:=([.F339]-[.C339])/0.0166667" office:value-type="float" office:value="76.7878464243068" calcext:value-type="float">
            <text:p>76.7878464243068</text:p>
          </table:table-cell>
          <table:table-cell table:formula="of:=DEGREES(ATAN(ABS([.F339]-[.C339])/ABS([.E339]-[.B339])))" office:value-type="float" office:value="5.53069887966591" calcext:value-type="float">
            <text:p>5.53069887966591</text:p>
          </table:table-cell>
          <table:table-cell table:formula="of:=SQRT(POWER([.H339];2)+POWER([.I339];2)+POWER([.J339];2))" office:value-type="float" office:value="797.625594799399" calcext:value-type="float">
            <text:p>797.625594799399</text:p>
          </table:table-cell>
        </table:table-row>
        <table:table-row table:style-name="ro1">
          <table:table-cell office:value-type="float" office:value="76.6829" calcext:value-type="float">
            <text:p>76.6829</text:p>
          </table:table-cell>
          <table:table-cell office:value-type="float" office:value="281.528" calcext:value-type="float">
            <text:p>281.528</text:p>
          </table:table-cell>
          <table:table-cell office:value-type="float" office:value="44.4684" calcext:value-type="float">
            <text:p>44.4684</text:p>
          </table:table-cell>
          <table:table-cell office:value-type="float" office:value="77.059" calcext:value-type="float">
            <text:p>77.059</text:p>
          </table:table-cell>
          <table:table-cell office:value-type="float" office:value="269.989" calcext:value-type="float">
            <text:p>269.989</text:p>
          </table:table-cell>
          <table:table-cell office:value-type="float" office:value="45.5217" calcext:value-type="float">
            <text:p>45.5217</text:p>
          </table:table-cell>
          <table:table-cell/>
          <table:table-cell table:formula="of:=([.D340]-[.A340])/0.0166667" office:value-type="float" office:value="22.5659548680899" calcext:value-type="float">
            <text:p>22.5659548680899</text:p>
          </table:table-cell>
          <table:table-cell table:formula="of:=ABS([.E340]-[.B340])/0.0166667" office:value-type="float" office:value="692.338615322772" calcext:value-type="float">
            <text:p>692.338615322772</text:p>
          </table:table-cell>
          <table:table-cell table:formula="of:=([.F340]-[.C340])/0.0166667" office:value-type="float" office:value="63.1978736042528" calcext:value-type="float">
            <text:p>63.1978736042528</text:p>
          </table:table-cell>
          <table:table-cell table:formula="of:=DEGREES(ATAN(ABS([.F340]-[.C340])/ABS([.E340]-[.B340])))" office:value-type="float" office:value="5.21560441596973" calcext:value-type="float">
            <text:p>5.21560441596973</text:p>
          </table:table-cell>
          <table:table-cell table:formula="of:=SQRT(POWER([.H340];2)+POWER([.I340];2)+POWER([.J340];2))" office:value-type="float" office:value="695.583173901052" calcext:value-type="float">
            <text:p>695.583173901052</text:p>
          </table:table-cell>
        </table:table-row>
        <table:table-row table:style-name="ro1">
          <table:table-cell office:value-type="float" office:value="76.5075" calcext:value-type="float">
            <text:p>76.5075</text:p>
          </table:table-cell>
          <table:table-cell office:value-type="float" office:value="289.439" calcext:value-type="float">
            <text:p>289.439</text:p>
          </table:table-cell>
          <table:table-cell office:value-type="float" office:value="44.2626" calcext:value-type="float">
            <text:p>44.2626</text:p>
          </table:table-cell>
          <table:table-cell office:value-type="float" office:value="77.6321" calcext:value-type="float">
            <text:p>77.6321</text:p>
          </table:table-cell>
          <table:table-cell office:value-type="float" office:value="276.22" calcext:value-type="float">
            <text:p>276.22</text:p>
          </table:table-cell>
          <table:table-cell office:value-type="float" office:value="45.7791" calcext:value-type="float">
            <text:p>45.7791</text:p>
          </table:table-cell>
          <table:table-cell/>
          <table:table-cell table:formula="of:=([.D341]-[.A341])/0.0166667" office:value-type="float" office:value="67.47586504827" calcext:value-type="float">
            <text:p>67.47586504827</text:p>
          </table:table-cell>
          <table:table-cell table:formula="of:=ABS([.E341]-[.B341])/0.0166667" office:value-type="float" office:value="793.138413723172" calcext:value-type="float">
            <text:p>793.138413723172</text:p>
          </table:table-cell>
          <table:table-cell table:formula="of:=([.F341]-[.C341])/0.0166667" office:value-type="float" office:value="90.989818020364" calcext:value-type="float">
            <text:p>90.989818020364</text:p>
          </table:table-cell>
          <table:table-cell table:formula="of:=DEGREES(ATAN(ABS([.F341]-[.C341])/ABS([.E341]-[.B341])))" office:value-type="float" office:value="6.54443229425116" calcext:value-type="float">
            <text:p>6.54443229425116</text:p>
          </table:table-cell>
          <table:table-cell table:formula="of:=SQRT(POWER([.H341];2)+POWER([.I341];2)+POWER([.J341];2))" office:value-type="float" office:value="801.187045995316" calcext:value-type="float">
            <text:p>801.187045995316</text:p>
          </table:table-cell>
        </table:table-row>
        <table:table-row table:style-name="ro1">
          <table:table-cell office:value-type="float" office:value="76.4814" calcext:value-type="float">
            <text:p>76.4814</text:p>
          </table:table-cell>
          <table:table-cell office:value-type="float" office:value="286.693" calcext:value-type="float">
            <text:p>286.693</text:p>
          </table:table-cell>
          <table:table-cell office:value-type="float" office:value="44.6829" calcext:value-type="float">
            <text:p>44.6829</text:p>
          </table:table-cell>
          <table:table-cell office:value-type="float" office:value="77.3358" calcext:value-type="float">
            <text:p>77.3358</text:p>
          </table:table-cell>
          <table:table-cell office:value-type="float" office:value="272.354" calcext:value-type="float">
            <text:p>272.354</text:p>
          </table:table-cell>
          <table:table-cell office:value-type="float" office:value="46.1318" calcext:value-type="float">
            <text:p>46.1318</text:p>
          </table:table-cell>
          <table:table-cell/>
          <table:table-cell table:formula="of:=([.D342]-[.A342])/0.0166667" office:value-type="float" office:value="51.2638974722058" calcext:value-type="float">
            <text:p>51.2638974722058</text:p>
          </table:table-cell>
          <table:table-cell table:formula="of:=ABS([.E342]-[.B342])/0.0166667" office:value-type="float" office:value="860.338279323441" calcext:value-type="float">
            <text:p>860.338279323441</text:p>
          </table:table-cell>
          <table:table-cell table:formula="of:=([.F342]-[.C342])/0.0166667" office:value-type="float" office:value="86.9338261323474" calcext:value-type="float">
            <text:p>86.9338261323474</text:p>
          </table:table-cell>
          <table:table-cell table:formula="of:=DEGREES(ATAN(ABS([.F342]-[.C342])/ABS([.E342]-[.B342])))" office:value-type="float" office:value="5.76993053825573" calcext:value-type="float">
            <text:p>5.76993053825573</text:p>
          </table:table-cell>
          <table:table-cell table:formula="of:=SQRT(POWER([.H342];2)+POWER([.I342];2)+POWER([.J342];2))" office:value-type="float" office:value="866.237514876416" calcext:value-type="float">
            <text:p>866.237514876416</text:p>
          </table:table-cell>
        </table:table-row>
        <table:table-row table:style-name="ro1">
          <table:table-cell office:value-type="float" office:value="76.7654" calcext:value-type="float">
            <text:p>76.7654</text:p>
          </table:table-cell>
          <table:table-cell office:value-type="float" office:value="289.459" calcext:value-type="float">
            <text:p>289.459</text:p>
          </table:table-cell>
          <table:table-cell office:value-type="float" office:value="44.2572" calcext:value-type="float">
            <text:p>44.2572</text:p>
          </table:table-cell>
          <table:table-cell office:value-type="float" office:value="77.8662" calcext:value-type="float">
            <text:p>77.8662</text:p>
          </table:table-cell>
          <table:table-cell office:value-type="float" office:value="274.985" calcext:value-type="float">
            <text:p>274.985</text:p>
          </table:table-cell>
          <table:table-cell office:value-type="float" office:value="45.7201" calcext:value-type="float">
            <text:p>45.7201</text:p>
          </table:table-cell>
          <table:table-cell/>
          <table:table-cell table:formula="of:=([.D343]-[.A343])/0.0166667" office:value-type="float" office:value="66.0478679042646" calcext:value-type="float">
            <text:p>66.0478679042646</text:p>
          </table:table-cell>
          <table:table-cell table:formula="of:=ABS([.E343]-[.B343])/0.0166667" office:value-type="float" office:value="868.438263123473" calcext:value-type="float">
            <text:p>868.438263123473</text:p>
          </table:table-cell>
          <table:table-cell table:formula="of:=([.F343]-[.C343])/0.0166667" office:value-type="float" office:value="87.7738244523514" calcext:value-type="float">
            <text:p>87.7738244523514</text:p>
          </table:table-cell>
          <table:table-cell table:formula="of:=DEGREES(ATAN(ABS([.F343]-[.C343])/ABS([.E343]-[.B343])))" office:value-type="float" office:value="5.7713364093314" calcext:value-type="float">
            <text:p>5.7713364093314</text:p>
          </table:table-cell>
          <table:table-cell table:formula="of:=SQRT(POWER([.H343];2)+POWER([.I343];2)+POWER([.J343];2))" office:value-type="float" office:value="875.35797361457" calcext:value-type="float">
            <text:p>875.35797361457</text:p>
          </table:table-cell>
        </table:table-row>
        <table:table-row table:style-name="ro1">
          <table:table-cell office:value-type="float" office:value="76.9224" calcext:value-type="float">
            <text:p>76.9224</text:p>
          </table:table-cell>
          <table:table-cell office:value-type="float" office:value="280.054" calcext:value-type="float">
            <text:p>280.054</text:p>
          </table:table-cell>
          <table:table-cell office:value-type="float" office:value="45.4448" calcext:value-type="float">
            <text:p>45.4448</text:p>
          </table:table-cell>
          <table:table-cell office:value-type="float" office:value="77.5373" calcext:value-type="float">
            <text:p>77.5373</text:p>
          </table:table-cell>
          <table:table-cell office:value-type="float" office:value="268.558" calcext:value-type="float">
            <text:p>268.558</text:p>
          </table:table-cell>
          <table:table-cell office:value-type="float" office:value="46.7169" calcext:value-type="float">
            <text:p>46.7169</text:p>
          </table:table-cell>
          <table:table-cell/>
          <table:table-cell table:formula="of:=([.D344]-[.A344])/0.0166667" office:value-type="float" office:value="36.8939262121479" calcext:value-type="float">
            <text:p>36.8939262121479</text:p>
          </table:table-cell>
          <table:table-cell table:formula="of:=ABS([.E344]-[.B344])/0.0166667" office:value-type="float" office:value="689.758620482758" calcext:value-type="float">
            <text:p>689.758620482758</text:p>
          </table:table-cell>
          <table:table-cell table:formula="of:=([.F344]-[.C344])/0.0166667" office:value-type="float" office:value="76.3258473483054" calcext:value-type="float">
            <text:p>76.3258473483054</text:p>
          </table:table-cell>
          <table:table-cell table:formula="of:=DEGREES(ATAN(ABS([.F344]-[.C344])/ABS([.E344]-[.B344])))" office:value-type="float" office:value="6.31442573941217" calcext:value-type="float">
            <text:p>6.31442573941217</text:p>
          </table:table-cell>
          <table:table-cell table:formula="of:=SQRT(POWER([.H344];2)+POWER([.I344];2)+POWER([.J344];2))" office:value-type="float" office:value="694.948740048546" calcext:value-type="float">
            <text:p>694.948740048546</text:p>
          </table:table-cell>
        </table:table-row>
        <table:table-row table:style-name="ro1">
          <table:table-cell office:value-type="float" office:value="76.2242" calcext:value-type="float">
            <text:p>76.2242</text:p>
          </table:table-cell>
          <table:table-cell office:value-type="float" office:value="286.896" calcext:value-type="float">
            <text:p>286.896</text:p>
          </table:table-cell>
          <table:table-cell office:value-type="float" office:value="43.6397" calcext:value-type="float">
            <text:p>43.6397</text:p>
          </table:table-cell>
          <table:table-cell office:value-type="float" office:value="76.6162" calcext:value-type="float">
            <text:p>76.6162</text:p>
          </table:table-cell>
          <table:table-cell office:value-type="float" office:value="275.095" calcext:value-type="float">
            <text:p>275.095</text:p>
          </table:table-cell>
          <table:table-cell office:value-type="float" office:value="44.7249" calcext:value-type="float">
            <text:p>44.7249</text:p>
          </table:table-cell>
          <table:table-cell/>
          <table:table-cell table:formula="of:=([.D345]-[.A345])/0.0166667" office:value-type="float" office:value="23.5199529600947" calcext:value-type="float">
            <text:p>23.5199529600947</text:p>
          </table:table-cell>
          <table:table-cell table:formula="of:=ABS([.E345]-[.B345])/0.0166667" office:value-type="float" office:value="708.058583882832" calcext:value-type="float">
            <text:p>708.058583882832</text:p>
          </table:table-cell>
          <table:table-cell table:formula="of:=([.F345]-[.C345])/0.0166667" office:value-type="float" office:value="65.1118697762605" calcext:value-type="float">
            <text:p>65.1118697762605</text:p>
          </table:table-cell>
          <table:table-cell table:formula="of:=DEGREES(ATAN(ABS([.F345]-[.C345])/ABS([.E345]-[.B345])))" office:value-type="float" office:value="5.25404624080778" calcext:value-type="float">
            <text:p>5.25404624080778</text:p>
          </table:table-cell>
          <table:table-cell table:formula="of:=SQRT(POWER([.H345];2)+POWER([.I345];2)+POWER([.J345];2))" office:value-type="float" office:value="711.434959770158" calcext:value-type="float">
            <text:p>711.434959770158</text:p>
          </table:table-cell>
        </table:table-row>
        <table:table-row table:style-name="ro1">
          <table:table-cell office:value-type="float" office:value="76.7101" calcext:value-type="float">
            <text:p>76.7101</text:p>
          </table:table-cell>
          <table:table-cell office:value-type="float" office:value="284.161" calcext:value-type="float">
            <text:p>284.161</text:p>
          </table:table-cell>
          <table:table-cell office:value-type="float" office:value="44.3118" calcext:value-type="float">
            <text:p>44.3118</text:p>
          </table:table-cell>
          <table:table-cell office:value-type="float" office:value="77.3364" calcext:value-type="float">
            <text:p>77.3364</text:p>
          </table:table-cell>
          <table:table-cell office:value-type="float" office:value="272.516" calcext:value-type="float">
            <text:p>272.516</text:p>
          </table:table-cell>
          <table:table-cell office:value-type="float" office:value="45.3689" calcext:value-type="float">
            <text:p>45.3689</text:p>
          </table:table-cell>
          <table:table-cell/>
          <table:table-cell table:formula="of:=([.D346]-[.A346])/0.0166667" office:value-type="float" office:value="37.5779248441503" calcext:value-type="float">
            <text:p>37.5779248441503</text:p>
          </table:table-cell>
          <table:table-cell table:formula="of:=ABS([.E346]-[.B346])/0.0166667" office:value-type="float" office:value="698.698602602794" calcext:value-type="float">
            <text:p>698.698602602794</text:p>
          </table:table-cell>
          <table:table-cell table:formula="of:=([.F346]-[.C346])/0.0166667" office:value-type="float" office:value="63.4258731482536" calcext:value-type="float">
            <text:p>63.4258731482536</text:p>
          </table:table-cell>
          <table:table-cell table:formula="of:=DEGREES(ATAN(ABS([.F346]-[.C346])/ABS([.E346]-[.B346])))" office:value-type="float" office:value="5.18693155640839" calcext:value-type="float">
            <text:p>5.18693155640839</text:p>
          </table:table-cell>
          <table:table-cell table:formula="of:=SQRT(POWER([.H346];2)+POWER([.I346];2)+POWER([.J346];2))" office:value-type="float" office:value="702.577169497634" calcext:value-type="float">
            <text:p>702.577169497634</text:p>
          </table:table-cell>
        </table:table-row>
        <table:table-row table:style-name="ro1">
          <table:table-cell office:value-type="float" office:value="77.1898" calcext:value-type="float">
            <text:p>77.1898</text:p>
          </table:table-cell>
          <table:table-cell office:value-type="float" office:value="281.301" calcext:value-type="float">
            <text:p>281.301</text:p>
          </table:table-cell>
          <table:table-cell office:value-type="float" office:value="45.7515" calcext:value-type="float">
            <text:p>45.7515</text:p>
          </table:table-cell>
          <table:table-cell office:value-type="float" office:value="78.0295" calcext:value-type="float">
            <text:p>78.0295</text:p>
          </table:table-cell>
          <table:table-cell office:value-type="float" office:value="268.504" calcext:value-type="float">
            <text:p>268.504</text:p>
          </table:table-cell>
          <table:table-cell office:value-type="float" office:value="47.2078" calcext:value-type="float">
            <text:p>47.2078</text:p>
          </table:table-cell>
          <table:table-cell/>
          <table:table-cell table:formula="of:=([.D347]-[.A347])/0.0166667" office:value-type="float" office:value="50.3818992362011" calcext:value-type="float">
            <text:p>50.3818992362011</text:p>
          </table:table-cell>
          <table:table-cell table:formula="of:=ABS([.E347]-[.B347])/0.0166667" office:value-type="float" office:value="767.818464363069" calcext:value-type="float">
            <text:p>767.818464363069</text:p>
          </table:table-cell>
          <table:table-cell table:formula="of:=([.F347]-[.C347])/0.0166667" office:value-type="float" office:value="87.3778252443494" calcext:value-type="float">
            <text:p>87.3778252443494</text:p>
          </table:table-cell>
          <table:table-cell table:formula="of:=DEGREES(ATAN(ABS([.F347]-[.C347])/ABS([.E347]-[.B347])))" office:value-type="float" office:value="6.49233585728082" calcext:value-type="float">
            <text:p>6.49233585728082</text:p>
          </table:table-cell>
          <table:table-cell table:formula="of:=SQRT(POWER([.H347];2)+POWER([.I347];2)+POWER([.J347];2))" office:value-type="float" office:value="774.414885143578" calcext:value-type="float">
            <text:p>774.414885143578</text:p>
          </table:table-cell>
        </table:table-row>
        <table:table-row table:style-name="ro1">
          <table:table-cell office:value-type="float" office:value="76.9795" calcext:value-type="float">
            <text:p>76.9795</text:p>
          </table:table-cell>
          <table:table-cell office:value-type="float" office:value="285.48" calcext:value-type="float">
            <text:p>285.48</text:p>
          </table:table-cell>
          <table:table-cell office:value-type="float" office:value="44.3584" calcext:value-type="float">
            <text:p>44.3584</text:p>
          </table:table-cell>
          <table:table-cell office:value-type="float" office:value="77.6007" calcext:value-type="float">
            <text:p>77.6007</text:p>
          </table:table-cell>
          <table:table-cell office:value-type="float" office:value="273.772" calcext:value-type="float">
            <text:p>273.772</text:p>
          </table:table-cell>
          <table:table-cell office:value-type="float" office:value="45.417" calcext:value-type="float">
            <text:p>45.417</text:p>
          </table:table-cell>
          <table:table-cell/>
          <table:table-cell table:formula="of:=([.D348]-[.A348])/0.0166667" office:value-type="float" office:value="37.2719254561492" calcext:value-type="float">
            <text:p>37.2719254561492</text:p>
          </table:table-cell>
          <table:table-cell table:formula="of:=ABS([.E348]-[.B348])/0.0166667" office:value-type="float" office:value="702.478595042812" calcext:value-type="float">
            <text:p>702.478595042812</text:p>
          </table:table-cell>
          <table:table-cell table:formula="of:=([.F348]-[.C348])/0.0166667" office:value-type="float" office:value="63.515872968254" calcext:value-type="float">
            <text:p>63.515872968254</text:p>
          </table:table-cell>
          <table:table-cell table:formula="of:=DEGREES(ATAN(ABS([.F348]-[.C348])/ABS([.E348]-[.B348])))" office:value-type="float" office:value="5.16645318767392" calcext:value-type="float">
            <text:p>5.16645318767392</text:p>
          </table:table-cell>
          <table:table-cell table:formula="of:=SQRT(POWER([.H348];2)+POWER([.I348];2)+POWER([.J348];2))" office:value-type="float" office:value="706.328279937488" calcext:value-type="float">
            <text:p>706.328279937488</text:p>
          </table:table-cell>
        </table:table-row>
        <table:table-row table:style-name="ro1">
          <table:table-cell office:value-type="float" office:value="77.4749" calcext:value-type="float">
            <text:p>77.4749</text:p>
          </table:table-cell>
          <table:table-cell office:value-type="float" office:value="284.109" calcext:value-type="float">
            <text:p>284.109</text:p>
          </table:table-cell>
          <table:table-cell office:value-type="float" office:value="44.8171" calcext:value-type="float">
            <text:p>44.8171</text:p>
          </table:table-cell>
          <table:table-cell office:value-type="float" office:value="78.3302" calcext:value-type="float">
            <text:p>78.3302</text:p>
          </table:table-cell>
          <table:table-cell office:value-type="float" office:value="272.449" calcext:value-type="float">
            <text:p>272.449</text:p>
          </table:table-cell>
          <table:table-cell office:value-type="float" office:value="46.108" calcext:value-type="float">
            <text:p>46.108</text:p>
          </table:table-cell>
          <table:table-cell/>
          <table:table-cell table:formula="of:=([.D349]-[.A349])/0.0166667" office:value-type="float" office:value="51.3178973642053" calcext:value-type="float">
            <text:p>51.3178973642053</text:p>
          </table:table-cell>
          <table:table-cell table:formula="of:=ABS([.E349]-[.B349])/0.0166667" office:value-type="float" office:value="699.598600802796" calcext:value-type="float">
            <text:p>699.598600802796</text:p>
          </table:table-cell>
          <table:table-cell table:formula="of:=([.F349]-[.C349])/0.0166667" office:value-type="float" office:value="77.4538450923094" calcext:value-type="float">
            <text:p>77.4538450923094</text:p>
          </table:table-cell>
          <table:table-cell table:formula="of:=DEGREES(ATAN(ABS([.F349]-[.C349])/ABS([.E349]-[.B349])))" office:value-type="float" office:value="6.31759292544329" calcext:value-type="float">
            <text:p>6.31759292544329</text:p>
          </table:table-cell>
          <table:table-cell table:formula="of:=SQRT(POWER([.H349];2)+POWER([.I349];2)+POWER([.J349];2))" office:value-type="float" office:value="705.741331476836" calcext:value-type="float">
            <text:p>705.741331476836</text:p>
          </table:table-cell>
        </table:table-row>
        <table:table-row table:style-name="ro1">
          <table:table-cell office:value-type="float" office:value="76.4814" calcext:value-type="float">
            <text:p>76.4814</text:p>
          </table:table-cell>
          <table:table-cell office:value-type="float" office:value="286.693" calcext:value-type="float">
            <text:p>286.693</text:p>
          </table:table-cell>
          <table:table-cell office:value-type="float" office:value="44.6829" calcext:value-type="float">
            <text:p>44.6829</text:p>
          </table:table-cell>
          <table:table-cell office:value-type="float" office:value="77.1018" calcext:value-type="float">
            <text:p>77.1018</text:p>
          </table:table-cell>
          <table:table-cell office:value-type="float" office:value="273.626" calcext:value-type="float">
            <text:p>273.626</text:p>
          </table:table-cell>
          <table:table-cell office:value-type="float" office:value="45.9373" calcext:value-type="float">
            <text:p>45.9373</text:p>
          </table:table-cell>
          <table:table-cell/>
          <table:table-cell table:formula="of:=([.D350]-[.A350])/0.0166667" office:value-type="float" office:value="37.2239255521491" calcext:value-type="float">
            <text:p>37.2239255521491</text:p>
          </table:table-cell>
          <table:table-cell table:formula="of:=ABS([.E350]-[.B350])/0.0166667" office:value-type="float" office:value="784.018431963137" calcext:value-type="float">
            <text:p>784.018431963137</text:p>
          </table:table-cell>
          <table:table-cell table:formula="of:=([.F350]-[.C350])/0.0166667" office:value-type="float" office:value="75.2638494723009" calcext:value-type="float">
            <text:p>75.2638494723009</text:p>
          </table:table-cell>
          <table:table-cell table:formula="of:=DEGREES(ATAN(ABS([.F350]-[.C350])/ABS([.E350]-[.B350])))" office:value-type="float" office:value="5.4834514131292" calcext:value-type="float">
            <text:p>5.4834514131292</text:p>
          </table:table-cell>
          <table:table-cell table:formula="of:=SQRT(POWER([.H350];2)+POWER([.I350];2)+POWER([.J350];2))" office:value-type="float" office:value="788.501851189226" calcext:value-type="float">
            <text:p>788.501851189226</text:p>
          </table:table-cell>
        </table:table-row>
        <table:table-row table:style-name="ro1">
          <table:table-cell office:value-type="float" office:value="76.7102" calcext:value-type="float">
            <text:p>76.7102</text:p>
          </table:table-cell>
          <table:table-cell office:value-type="float" office:value="284.111" calcext:value-type="float">
            <text:p>284.111</text:p>
          </table:table-cell>
          <table:table-cell office:value-type="float" office:value="44.5718" calcext:value-type="float">
            <text:p>44.5718</text:p>
          </table:table-cell>
          <table:table-cell office:value-type="float" office:value="77.3364" calcext:value-type="float">
            <text:p>77.3364</text:p>
          </table:table-cell>
          <table:table-cell office:value-type="float" office:value="272.516" calcext:value-type="float">
            <text:p>272.516</text:p>
          </table:table-cell>
          <table:table-cell office:value-type="float" office:value="45.3689" calcext:value-type="float">
            <text:p>45.3689</text:p>
          </table:table-cell>
          <table:table-cell/>
          <table:table-cell table:formula="of:=([.D351]-[.A351])/0.0166667" office:value-type="float" office:value="37.5719248561501" calcext:value-type="float">
            <text:p>37.5719248561501</text:p>
          </table:table-cell>
          <table:table-cell table:formula="of:=ABS([.E351]-[.B351])/0.0166667" office:value-type="float" office:value="695.698608602781" calcext:value-type="float">
            <text:p>695.698608602781</text:p>
          </table:table-cell>
          <table:table-cell table:formula="of:=([.F351]-[.C351])/0.0166667" office:value-type="float" office:value="47.8259043481909" calcext:value-type="float">
            <text:p>47.8259043481909</text:p>
          </table:table-cell>
          <table:table-cell table:formula="of:=DEGREES(ATAN(ABS([.F351]-[.C351])/ABS([.E351]-[.B351])))" office:value-type="float" office:value="3.9326196247838" calcext:value-type="float">
            <text:p>3.9326196247838</text:p>
          </table:table-cell>
          <table:table-cell table:formula="of:=SQRT(POWER([.H351];2)+POWER([.I351];2)+POWER([.J351];2))" office:value-type="float" office:value="698.352003416589" calcext:value-type="float">
            <text:p>698.352003416589</text:p>
          </table:table-cell>
        </table:table-row>
        <table:table-row table:style-name="ro1">
          <table:table-cell office:value-type="float" office:value="76.5207" calcext:value-type="float">
            <text:p>76.5207</text:p>
          </table:table-cell>
          <table:table-cell office:value-type="float" office:value="290.888" calcext:value-type="float">
            <text:p>290.888</text:p>
          </table:table-cell>
          <table:table-cell office:value-type="float" office:value="43.7851" calcext:value-type="float">
            <text:p>43.7851</text:p>
          </table:table-cell>
          <table:table-cell office:value-type="float" office:value="77.3973" calcext:value-type="float">
            <text:p>77.3973</text:p>
          </table:table-cell>
          <table:table-cell office:value-type="float" office:value="277.62" calcext:value-type="float">
            <text:p>277.62</text:p>
          </table:table-cell>
          <table:table-cell office:value-type="float" office:value="45.0684" calcext:value-type="float">
            <text:p>45.0684</text:p>
          </table:table-cell>
          <table:table-cell/>
          <table:table-cell table:formula="of:=([.D352]-[.A352])/0.0166667" office:value-type="float" office:value="52.5958948082102" calcext:value-type="float">
            <text:p>52.5958948082102</text:p>
          </table:table-cell>
          <table:table-cell table:formula="of:=ABS([.E352]-[.B352])/0.0166667" office:value-type="float" office:value="796.078407843183" calcext:value-type="float">
            <text:p>796.078407843183</text:p>
          </table:table-cell>
          <table:table-cell table:formula="of:=([.F352]-[.C352])/0.0166667" office:value-type="float" office:value="76.9978460043078" calcext:value-type="float">
            <text:p>76.9978460043078</text:p>
          </table:table-cell>
          <table:table-cell table:formula="of:=DEGREES(ATAN(ABS([.F352]-[.C352])/ABS([.E352]-[.B352])))" office:value-type="float" office:value="5.52454534314042" calcext:value-type="float">
            <text:p>5.52454534314042</text:p>
          </table:table-cell>
          <table:table-cell table:formula="of:=SQRT(POWER([.H352];2)+POWER([.I352];2)+POWER([.J352];2))" office:value-type="float" office:value="801.52094662218" calcext:value-type="float">
            <text:p>801.52094662218</text:p>
          </table:table-cell>
        </table:table-row>
        <table:table-row table:style-name="ro1">
          <table:table-cell office:value-type="float" office:value="76.2619" calcext:value-type="float">
            <text:p>76.2619</text:p>
          </table:table-cell>
          <table:table-cell office:value-type="float" office:value="290.863" calcext:value-type="float">
            <text:p>290.863</text:p>
          </table:table-cell>
          <table:table-cell office:value-type="float" office:value="43.7913" calcext:value-type="float">
            <text:p>43.7913</text:p>
          </table:table-cell>
          <table:table-cell office:value-type="float" office:value="77.1457" calcext:value-type="float">
            <text:p>77.1457</text:p>
          </table:table-cell>
          <table:table-cell office:value-type="float" office:value="277.593" calcext:value-type="float">
            <text:p>277.593</text:p>
          </table:table-cell>
          <table:table-cell office:value-type="float" office:value="45.0748" calcext:value-type="float">
            <text:p>45.0748</text:p>
          </table:table-cell>
          <table:table-cell/>
          <table:table-cell table:formula="of:=([.D353]-[.A353])/0.0166667" office:value-type="float" office:value="53.0278939442126" calcext:value-type="float">
            <text:p>53.0278939442126</text:p>
          </table:table-cell>
          <table:table-cell table:formula="of:=ABS([.E353]-[.B353])/0.0166667" office:value-type="float" office:value="796.198407603184" calcext:value-type="float">
            <text:p>796.198407603184</text:p>
          </table:table-cell>
          <table:table-cell table:formula="of:=([.F353]-[.C353])/0.0166667" office:value-type="float" office:value="77.0098459803083" calcext:value-type="float">
            <text:p>77.0098459803083</text:p>
          </table:table-cell>
          <table:table-cell table:formula="of:=DEGREES(ATAN(ABS([.F353]-[.C353])/ABS([.E353]-[.B353])))" office:value-type="float" office:value="5.52457339240797" calcext:value-type="float">
            <text:p>5.52457339240797</text:p>
          </table:table-cell>
          <table:table-cell table:formula="of:=SQRT(POWER([.H353];2)+POWER([.I353];2)+POWER([.J353];2))" office:value-type="float" office:value="801.669743837146" calcext:value-type="float">
            <text:p>801.669743837146</text:p>
          </table:table-cell>
        </table:table-row>
        <table:table-row table:style-name="ro1">
          <table:table-cell office:value-type="float" office:value="76.2495" calcext:value-type="float">
            <text:p>76.2495</text:p>
          </table:table-cell>
          <table:table-cell office:value-type="float" office:value="289.472" calcext:value-type="float">
            <text:p>289.472</text:p>
          </table:table-cell>
          <table:table-cell office:value-type="float" office:value="44.005" calcext:value-type="float">
            <text:p>44.005</text:p>
          </table:table-cell>
          <table:table-cell office:value-type="float" office:value="76.643" calcext:value-type="float">
            <text:p>76.643</text:p>
          </table:table-cell>
          <table:table-cell office:value-type="float" office:value="277.444" calcext:value-type="float">
            <text:p>277.444</text:p>
          </table:table-cell>
          <table:table-cell office:value-type="float" office:value="45.5996" calcext:value-type="float">
            <text:p>45.5996</text:p>
          </table:table-cell>
          <table:table-cell/>
          <table:table-cell table:formula="of:=([.D354]-[.A354])/0.0166667" office:value-type="float" office:value="23.6099527800946" calcext:value-type="float">
            <text:p>23.6099527800946</text:p>
          </table:table-cell>
          <table:table-cell table:formula="of:=ABS([.E354]-[.B354])/0.0166667" office:value-type="float" office:value="721.678556642885" calcext:value-type="float">
            <text:p>721.678556642885</text:p>
          </table:table-cell>
          <table:table-cell table:formula="of:=([.F354]-[.C354])/0.0166667" office:value-type="float" office:value="95.6758086483827" calcext:value-type="float">
            <text:p>95.6758086483827</text:p>
          </table:table-cell>
          <table:table-cell table:formula="of:=DEGREES(ATAN(ABS([.F354]-[.C354])/ABS([.E354]-[.B354])))" office:value-type="float" office:value="7.55189213207075" calcext:value-type="float">
            <text:p>7.55189213207075</text:p>
          </table:table-cell>
          <table:table-cell table:formula="of:=SQRT(POWER([.H354];2)+POWER([.I354];2)+POWER([.J354];2))" office:value-type="float" office:value="728.375747364612" calcext:value-type="float">
            <text:p>728.375747364612</text:p>
          </table:table-cell>
        </table:table-row>
        <table:table-row table:style-name="ro1">
          <table:table-cell office:value-type="float" office:value="76.994" calcext:value-type="float">
            <text:p>76.994</text:p>
          </table:table-cell>
          <table:table-cell office:value-type="float" office:value="286.842" calcext:value-type="float">
            <text:p>286.842</text:p>
          </table:table-cell>
          <table:table-cell office:value-type="float" office:value="44.1484" calcext:value-type="float">
            <text:p>44.1484</text:p>
          </table:table-cell>
          <table:table-cell office:value-type="float" office:value="77.85" calcext:value-type="float">
            <text:p>77.85</text:p>
          </table:table-cell>
          <table:table-cell office:value-type="float" office:value="273.752" calcext:value-type="float">
            <text:p>273.752</text:p>
          </table:table-cell>
          <table:table-cell office:value-type="float" office:value="45.6644" calcext:value-type="float">
            <text:p>45.6644</text:p>
          </table:table-cell>
          <table:table-cell/>
          <table:table-cell table:formula="of:=([.D355]-[.A355])/0.0166667" office:value-type="float" office:value="51.3598972802051" calcext:value-type="float">
            <text:p>51.3598972802051</text:p>
          </table:table-cell>
          <table:table-cell table:formula="of:=ABS([.E355]-[.B355])/0.0166667" office:value-type="float" office:value="785.39842920314" calcext:value-type="float">
            <text:p>785.39842920314</text:p>
          </table:table-cell>
          <table:table-cell table:formula="of:=([.F355]-[.C355])/0.0166667" office:value-type="float" office:value="90.9598180803637" calcext:value-type="float">
            <text:p>90.9598180803637</text:p>
          </table:table-cell>
          <table:table-cell table:formula="of:=DEGREES(ATAN(ABS([.F355]-[.C355])/ABS([.E355]-[.B355])))" office:value-type="float" office:value="6.60619943733691" calcext:value-type="float">
            <text:p>6.60619943733691</text:p>
          </table:table-cell>
          <table:table-cell table:formula="of:=SQRT(POWER([.H355];2)+POWER([.I355];2)+POWER([.J355];2))" office:value-type="float" office:value="792.314470490478" calcext:value-type="float">
            <text:p>792.314470490478</text:p>
          </table:table-cell>
        </table:table-row>
        <table:table-row table:style-name="ro1">
          <table:table-cell office:value-type="float" office:value="76.7376" calcext:value-type="float">
            <text:p>76.7376</text:p>
          </table:table-cell>
          <table:table-cell office:value-type="float" office:value="286.765" calcext:value-type="float">
            <text:p>286.765</text:p>
          </table:table-cell>
          <table:table-cell office:value-type="float" office:value="44.4161" calcext:value-type="float">
            <text:p>44.4161</text:p>
          </table:table-cell>
          <table:table-cell office:value-type="float" office:value="77.3662" calcext:value-type="float">
            <text:p>77.3662</text:p>
          </table:table-cell>
          <table:table-cell office:value-type="float" office:value="274.897" calcext:value-type="float">
            <text:p>274.897</text:p>
          </table:table-cell>
          <table:table-cell office:value-type="float" office:value="45.9854" calcext:value-type="float">
            <text:p>45.9854</text:p>
          </table:table-cell>
          <table:table-cell/>
          <table:table-cell table:formula="of:=([.D356]-[.A356])/0.0166667" office:value-type="float" office:value="37.7159245681512" calcext:value-type="float">
            <text:p>37.7159245681512</text:p>
          </table:table-cell>
          <table:table-cell table:formula="of:=ABS([.E356]-[.B356])/0.0166667" office:value-type="float" office:value="712.078575842848" calcext:value-type="float">
            <text:p>712.078575842848</text:p>
          </table:table-cell>
          <table:table-cell table:formula="of:=([.F356]-[.C356])/0.0166667" office:value-type="float" office:value="94.1578116843765" calcext:value-type="float">
            <text:p>94.1578116843765</text:p>
          </table:table-cell>
          <table:table-cell table:formula="of:=DEGREES(ATAN(ABS([.F356]-[.C356])/ABS([.E356]-[.B356])))" office:value-type="float" office:value="7.53249552543681" calcext:value-type="float">
            <text:p>7.53249552543681</text:p>
          </table:table-cell>
          <table:table-cell table:formula="of:=SQRT(POWER([.H356];2)+POWER([.I356];2)+POWER([.J356];2))" office:value-type="float" office:value="719.266350277559" calcext:value-type="float">
            <text:p>719.266350277559</text:p>
          </table:table-cell>
        </table:table-row>
        <table:table-row table:style-name="ro1">
          <table:table-cell office:value-type="float" office:value="76.4942" calcext:value-type="float">
            <text:p>76.4942</text:p>
          </table:table-cell>
          <table:table-cell office:value-type="float" office:value="288.115" calcext:value-type="float">
            <text:p>288.115</text:p>
          </table:table-cell>
          <table:table-cell office:value-type="float" office:value="44.2112" calcext:value-type="float">
            <text:p>44.2112</text:p>
          </table:table-cell>
          <table:table-cell office:value-type="float" office:value="76.8943" calcext:value-type="float">
            <text:p>76.8943</text:p>
          </table:table-cell>
          <table:table-cell office:value-type="float" office:value="277.466" calcext:value-type="float">
            <text:p>277.466</text:p>
          </table:table-cell>
          <table:table-cell office:value-type="float" office:value="45.5939" calcext:value-type="float">
            <text:p>45.5939</text:p>
          </table:table-cell>
          <table:table-cell/>
          <table:table-cell table:formula="of:=([.D357]-[.A357])/0.0166667" office:value-type="float" office:value="24.0059519880957" calcext:value-type="float">
            <text:p>24.0059519880957</text:p>
          </table:table-cell>
          <table:table-cell table:formula="of:=ABS([.E357]-[.B357])/0.0166667" office:value-type="float" office:value="638.938722122556" calcext:value-type="float">
            <text:p>638.938722122556</text:p>
          </table:table-cell>
          <table:table-cell table:formula="of:=([.F357]-[.C357])/0.0166667" office:value-type="float" office:value="82.9618340763318" calcext:value-type="float">
            <text:p>82.9618340763318</text:p>
          </table:table-cell>
          <table:table-cell table:formula="of:=DEGREES(ATAN(ABS([.F357]-[.C357])/ABS([.E357]-[.B357])))" office:value-type="float" office:value="7.39807602624962" calcext:value-type="float">
            <text:p>7.39807602624962</text:p>
          </table:table-cell>
          <table:table-cell table:formula="of:=SQRT(POWER([.H357];2)+POWER([.I357];2)+POWER([.J357];2))" office:value-type="float" office:value="644.749286367785" calcext:value-type="float">
            <text:p>644.749286367785</text:p>
          </table:table-cell>
        </table:table-row>
        <table:table-row table:style-name="ro1">
          <table:table-cell office:value-type="float" office:value="76.994" calcext:value-type="float">
            <text:p>76.994</text:p>
          </table:table-cell>
          <table:table-cell office:value-type="float" office:value="286.785" calcext:value-type="float">
            <text:p>286.785</text:p>
          </table:table-cell>
          <table:table-cell office:value-type="float" office:value="44.4107" calcext:value-type="float">
            <text:p>44.4107</text:p>
          </table:table-cell>
          <table:table-cell office:value-type="float" office:value="77.9168" calcext:value-type="float">
            <text:p>77.9168</text:p>
          </table:table-cell>
          <table:table-cell office:value-type="float" office:value="278.914" calcext:value-type="float">
            <text:p>278.914</text:p>
          </table:table-cell>
          <table:table-cell office:value-type="float" office:value="45.1122" calcext:value-type="float">
            <text:p>45.1122</text:p>
          </table:table-cell>
          <table:table-cell/>
          <table:table-cell table:formula="of:=([.D358]-[.A358])/0.0166667" office:value-type="float" office:value="55.3678892642212" calcext:value-type="float">
            <text:p>55.3678892642212</text:p>
          </table:table-cell>
          <table:table-cell table:formula="of:=ABS([.E358]-[.B358])/0.0166667" office:value-type="float" office:value="472.259055481891" calcext:value-type="float">
            <text:p>472.259055481891</text:p>
          </table:table-cell>
          <table:table-cell table:formula="of:=([.F358]-[.C358])/0.0166667" office:value-type="float" office:value="42.0899158201685" calcext:value-type="float">
            <text:p>42.0899158201685</text:p>
          </table:table-cell>
          <table:table-cell table:formula="of:=DEGREES(ATAN(ABS([.F358]-[.C358])/ABS([.E358]-[.B358])))" office:value-type="float" office:value="5.0930089359278" calcext:value-type="float">
            <text:p>5.0930089359278</text:p>
          </table:table-cell>
          <table:table-cell table:formula="of:=SQRT(POWER([.H358];2)+POWER([.I358];2)+POWER([.J358];2))" office:value-type="float" office:value="477.352887976989" calcext:value-type="float">
            <text:p>477.352887976989</text:p>
          </table:table-cell>
        </table:table-row>
        <table:table-row table:style-name="ro1">
          <table:table-cell office:value-type="float" office:value="76.7513" calcext:value-type="float">
            <text:p>76.7513</text:p>
          </table:table-cell>
          <table:table-cell office:value-type="float" office:value="288.187" calcext:value-type="float">
            <text:p>288.187</text:p>
          </table:table-cell>
          <table:table-cell office:value-type="float" office:value="43.9434" calcext:value-type="float">
            <text:p>43.9434</text:p>
          </table:table-cell>
          <table:table-cell office:value-type="float" office:value="77.633" calcext:value-type="float">
            <text:p>77.633</text:p>
          </table:table-cell>
          <table:table-cell office:value-type="float" office:value="276.425" calcext:value-type="float">
            <text:p>276.425</text:p>
          </table:table-cell>
          <table:table-cell office:value-type="float" office:value="44.7554" calcext:value-type="float">
            <text:p>44.7554</text:p>
          </table:table-cell>
          <table:table-cell/>
          <table:table-cell table:formula="of:=([.D359]-[.A359])/0.0166667" office:value-type="float" office:value="52.9018941962113" calcext:value-type="float">
            <text:p>52.9018941962113</text:p>
          </table:table-cell>
          <table:table-cell table:formula="of:=ABS([.E359]-[.B359])/0.0166667" office:value-type="float" office:value="705.718588562823" calcext:value-type="float">
            <text:p>705.718588562823</text:p>
          </table:table-cell>
          <table:table-cell table:formula="of:=([.F359]-[.C359])/0.0166667" office:value-type="float" office:value="48.7199025601952" calcext:value-type="float">
            <text:p>48.7199025601952</text:p>
          </table:table-cell>
          <table:table-cell table:formula="of:=DEGREES(ATAN(ABS([.F359]-[.C359])/ABS([.E359]-[.B359])))" office:value-type="float" office:value="3.94919851510637" calcext:value-type="float">
            <text:p>3.94919851510637</text:p>
          </table:table-cell>
          <table:table-cell table:formula="of:=SQRT(POWER([.H359];2)+POWER([.I359];2)+POWER([.J359];2))" office:value-type="float" office:value="709.373643123372" calcext:value-type="float">
            <text:p>709.373643123372</text:p>
          </table:table-cell>
        </table:table-row>
        <table:table-row table:style-name="ro1">
          <table:table-cell office:value-type="float" office:value="76.5203" calcext:value-type="float">
            <text:p>76.5203</text:p>
          </table:table-cell>
          <table:table-cell office:value-type="float" office:value="290.996" calcext:value-type="float">
            <text:p>290.996</text:p>
          </table:table-cell>
          <table:table-cell office:value-type="float" office:value="43.2568" calcext:value-type="float">
            <text:p>43.2568</text:p>
          </table:table-cell>
          <table:table-cell office:value-type="float" office:value="77.6332" calcext:value-type="float">
            <text:p>77.6332</text:p>
          </table:table-cell>
          <table:table-cell office:value-type="float" office:value="276.477" calcext:value-type="float">
            <text:p>276.477</text:p>
          </table:table-cell>
          <table:table-cell office:value-type="float" office:value="44.4988" calcext:value-type="float">
            <text:p>44.4988</text:p>
          </table:table-cell>
          <table:table-cell/>
          <table:table-cell table:formula="of:=([.D360]-[.A360])/0.0166667" office:value-type="float" office:value="66.7738664522669" calcext:value-type="float">
            <text:p>66.7738664522669</text:p>
          </table:table-cell>
          <table:table-cell table:formula="of:=ABS([.E360]-[.B360])/0.0166667" office:value-type="float" office:value="871.138257723485" calcext:value-type="float">
            <text:p>871.138257723485</text:p>
          </table:table-cell>
          <table:table-cell table:formula="of:=([.F360]-[.C360])/0.0166667" office:value-type="float" office:value="74.5198509602983" calcext:value-type="float">
            <text:p>74.5198509602983</text:p>
          </table:table-cell>
          <table:table-cell table:formula="of:=DEGREES(ATAN(ABS([.F360]-[.C360])/ABS([.E360]-[.B360])))" office:value-type="float" office:value="4.88935457449386" calcext:value-type="float">
            <text:p>4.88935457449386</text:p>
          </table:table-cell>
          <table:table-cell table:formula="of:=SQRT(POWER([.H360];2)+POWER([.I360];2)+POWER([.J360];2))" office:value-type="float" office:value="876.865908504624" calcext:value-type="float">
            <text:p>876.865908504624</text:p>
          </table:table-cell>
        </table:table-row>
        <table:table-row table:style-name="ro1">
          <table:table-cell office:value-type="float" office:value="76.7514" calcext:value-type="float">
            <text:p>76.7514</text:p>
          </table:table-cell>
          <table:table-cell office:value-type="float" office:value="288.134" calcext:value-type="float">
            <text:p>288.134</text:p>
          </table:table-cell>
          <table:table-cell office:value-type="float" office:value="44.2058" calcext:value-type="float">
            <text:p>44.2058</text:p>
          </table:table-cell>
          <table:table-cell office:value-type="float" office:value="77.3816" calcext:value-type="float">
            <text:p>77.3816</text:p>
          </table:table-cell>
          <table:table-cell office:value-type="float" office:value="276.251" calcext:value-type="float">
            <text:p>276.251</text:p>
          </table:table-cell>
          <table:table-cell office:value-type="float" office:value="45.5288" calcext:value-type="float">
            <text:p>45.5288</text:p>
          </table:table-cell>
          <table:table-cell/>
          <table:table-cell table:formula="of:=([.D361]-[.A361])/0.0166667" office:value-type="float" office:value="37.8119243761514" calcext:value-type="float">
            <text:p>37.8119243761514</text:p>
          </table:table-cell>
          <table:table-cell table:formula="of:=ABS([.E361]-[.B361])/0.0166667" office:value-type="float" office:value="712.978574042854" calcext:value-type="float">
            <text:p>712.978574042854</text:p>
          </table:table-cell>
          <table:table-cell table:formula="of:=([.F361]-[.C361])/0.0166667" office:value-type="float" office:value="79.3798412403171" calcext:value-type="float">
            <text:p>79.3798412403171</text:p>
          </table:table-cell>
          <table:table-cell table:formula="of:=DEGREES(ATAN(ABS([.F361]-[.C361])/ABS([.E361]-[.B361])))" office:value-type="float" office:value="6.35289238953959" calcext:value-type="float">
            <text:p>6.35289238953959</text:p>
          </table:table-cell>
          <table:table-cell table:formula="of:=SQRT(POWER([.H361];2)+POWER([.I361];2)+POWER([.J361];2))" office:value-type="float" office:value="718.37966832626" calcext:value-type="float">
            <text:p>718.37966832626</text:p>
          </table:table-cell>
        </table:table-row>
        <table:table-row table:style-name="ro1">
          <table:table-cell office:value-type="float" office:value="76.2367" calcext:value-type="float">
            <text:p>76.2367</text:p>
          </table:table-cell>
          <table:table-cell office:value-type="float" office:value="288.21" calcext:value-type="float">
            <text:p>288.21</text:p>
          </table:table-cell>
          <table:table-cell office:value-type="float" office:value="43.6902" calcext:value-type="float">
            <text:p>43.6902</text:p>
          </table:table-cell>
          <table:table-cell office:value-type="float" office:value="76.8664" calcext:value-type="float">
            <text:p>76.8664</text:p>
          </table:table-cell>
          <table:table-cell office:value-type="float" office:value="275.06" calcext:value-type="float">
            <text:p>275.06</text:p>
          </table:table-cell>
          <table:table-cell office:value-type="float" office:value="44.9756" calcext:value-type="float">
            <text:p>44.9756</text:p>
          </table:table-cell>
          <table:table-cell/>
          <table:table-cell table:formula="of:=([.D362]-[.A362])/0.0166667" office:value-type="float" office:value="37.7819244361511" calcext:value-type="float">
            <text:p>37.7819244361511</text:p>
          </table:table-cell>
          <table:table-cell table:formula="of:=ABS([.E362]-[.B362])/0.0166667" office:value-type="float" office:value="788.998422003155" calcext:value-type="float">
            <text:p>788.998422003155</text:p>
          </table:table-cell>
          <table:table-cell table:formula="of:=([.F362]-[.C362])/0.0166667" office:value-type="float" office:value="77.1238457523087" calcext:value-type="float">
            <text:p>77.1238457523087</text:p>
          </table:table-cell>
          <table:table-cell table:formula="of:=DEGREES(ATAN(ABS([.F362]-[.C362])/ABS([.E362]-[.B362])))" office:value-type="float" office:value="5.58287184702348" calcext:value-type="float">
            <text:p>5.58287184702348</text:p>
          </table:table-cell>
          <table:table-cell table:formula="of:=SQRT(POWER([.H362];2)+POWER([.I362];2)+POWER([.J362];2))" office:value-type="float" office:value="793.658661718747" calcext:value-type="float">
            <text:p>793.658661718747</text:p>
          </table:table-cell>
        </table:table-row>
        <table:table-row table:style-name="ro1">
          <table:table-cell office:value-type="float" office:value="76.7237" calcext:value-type="float">
            <text:p>76.7237</text:p>
          </table:table-cell>
          <table:table-cell office:value-type="float" office:value="285.517" calcext:value-type="float">
            <text:p>285.517</text:p>
          </table:table-cell>
          <table:table-cell office:value-type="float" office:value="44.1021" calcext:value-type="float">
            <text:p>44.1021</text:p>
          </table:table-cell>
          <table:table-cell office:value-type="float" office:value="77.5695" calcext:value-type="float">
            <text:p>77.5695</text:p>
          </table:table-cell>
          <table:table-cell office:value-type="float" office:value="271.3" calcext:value-type="float">
            <text:p>271.3</text:p>
          </table:table-cell>
          <table:table-cell office:value-type="float" office:value="45.3113" calcext:value-type="float">
            <text:p>45.3113</text:p>
          </table:table-cell>
          <table:table-cell/>
          <table:table-cell table:formula="of:=([.D363]-[.A363])/0.0166667" office:value-type="float" office:value="50.7478985042037" calcext:value-type="float">
            <text:p>50.7478985042037</text:p>
          </table:table-cell>
          <table:table-cell table:formula="of:=ABS([.E363]-[.B363])/0.0166667" office:value-type="float" office:value="853.018293963411" calcext:value-type="float">
            <text:p>853.018293963411</text:p>
          </table:table-cell>
          <table:table-cell table:formula="of:=([.F363]-[.C363])/0.0166667" office:value-type="float" office:value="72.5518548962904" calcext:value-type="float">
            <text:p>72.5518548962904</text:p>
          </table:table-cell>
          <table:table-cell table:formula="of:=DEGREES(ATAN(ABS([.F363]-[.C363])/ABS([.E363]-[.B363])))" office:value-type="float" office:value="4.86148379697031" calcext:value-type="float">
            <text:p>4.86148379697031</text:p>
          </table:table-cell>
          <table:table-cell table:formula="of:=SQRT(POWER([.H363];2)+POWER([.I363];2)+POWER([.J363];2))" office:value-type="float" office:value="857.600915745624" calcext:value-type="float">
            <text:p>857.600915745624</text:p>
          </table:table-cell>
        </table:table-row>
        <table:table-row table:style-name="ro1">
          <table:table-cell office:value-type="float" office:value="76.0029" calcext:value-type="float">
            <text:p>76.0029</text:p>
          </table:table-cell>
          <table:table-cell office:value-type="float" office:value="290.891" calcext:value-type="float">
            <text:p>290.891</text:p>
          </table:table-cell>
          <table:table-cell office:value-type="float" office:value="43.5336" calcext:value-type="float">
            <text:p>43.5336</text:p>
          </table:table-cell>
          <table:table-cell office:value-type="float" office:value="76.6562" calcext:value-type="float">
            <text:p>76.6562</text:p>
          </table:table-cell>
          <table:table-cell office:value-type="float" office:value="278.815" calcext:value-type="float">
            <text:p>278.815</text:p>
          </table:table-cell>
          <table:table-cell office:value-type="float" office:value="45.139" calcext:value-type="float">
            <text:p>45.139</text:p>
          </table:table-cell>
          <table:table-cell/>
          <table:table-cell table:formula="of:=([.D364]-[.A364])/0.0166667" office:value-type="float" office:value="39.1979216041569" calcext:value-type="float">
            <text:p>39.1979216041569</text:p>
          </table:table-cell>
          <table:table-cell table:formula="of:=ABS([.E364]-[.B364])/0.0166667" office:value-type="float" office:value="724.5585508829" calcext:value-type="float">
            <text:p>724.5585508829</text:p>
          </table:table-cell>
          <table:table-cell table:formula="of:=([.F364]-[.C364])/0.0166667" office:value-type="float" office:value="96.3238073523855" calcext:value-type="float">
            <text:p>96.3238073523855</text:p>
          </table:table-cell>
          <table:table-cell table:formula="of:=DEGREES(ATAN(ABS([.F364]-[.C364])/ABS([.E364]-[.B364])))" office:value-type="float" office:value="7.57257674265712" calcext:value-type="float">
            <text:p>7.57257674265712</text:p>
          </table:table-cell>
          <table:table-cell table:formula="of:=SQRT(POWER([.H364];2)+POWER([.I364];2)+POWER([.J364];2))" office:value-type="float" office:value="731.983501575324" calcext:value-type="float">
            <text:p>731.983501575324</text:p>
          </table:table-cell>
        </table:table-row>
        <table:table-row table:style-name="ro1">
          <table:table-cell office:value-type="float" office:value="76.5338" calcext:value-type="float">
            <text:p>76.5338</text:p>
          </table:table-cell>
          <table:table-cell office:value-type="float" office:value="292.336" calcext:value-type="float">
            <text:p>292.336</text:p>
          </table:table-cell>
          <table:table-cell office:value-type="float" office:value="43.3062" calcext:value-type="float">
            <text:p>43.3062</text:p>
          </table:table-cell>
          <table:table-cell office:value-type="float" office:value="77.4284" calcext:value-type="float">
            <text:p>77.4284</text:p>
          </table:table-cell>
          <table:table-cell office:value-type="float" office:value="280.312" calcext:value-type="float">
            <text:p>280.312</text:p>
          </table:table-cell>
          <table:table-cell office:value-type="float" office:value="44.4001" calcext:value-type="float">
            <text:p>44.4001</text:p>
          </table:table-cell>
          <table:table-cell/>
          <table:table-cell table:formula="of:=([.D365]-[.A365])/0.0166667" office:value-type="float" office:value="53.6758926482145" calcext:value-type="float">
            <text:p>53.6758926482145</text:p>
          </table:table-cell>
          <table:table-cell table:formula="of:=ABS([.E365]-[.B365])/0.0166667" office:value-type="float" office:value="721.438557122886" calcext:value-type="float">
            <text:p>721.438557122886</text:p>
          </table:table-cell>
          <table:table-cell table:formula="of:=([.F365]-[.C365])/0.0166667" office:value-type="float" office:value="65.6338687322628" calcext:value-type="float">
            <text:p>65.6338687322628</text:p>
          </table:table-cell>
          <table:table-cell table:formula="of:=DEGREES(ATAN(ABS([.F365]-[.C365])/ABS([.E365]-[.B365])))" office:value-type="float" office:value="5.19825269647857" calcext:value-type="float">
            <text:p>5.19825269647857</text:p>
          </table:table-cell>
          <table:table-cell table:formula="of:=SQRT(POWER([.H365];2)+POWER([.I365];2)+POWER([.J365];2))" office:value-type="float" office:value="726.403811856669" calcext:value-type="float">
            <text:p>726.403811856669</text:p>
          </table:table-cell>
        </table:table-row>
        <table:table-row table:style-name="ro1">
          <table:table-cell office:value-type="float" office:value="76.199" calcext:value-type="float">
            <text:p>76.199</text:p>
          </table:table-cell>
          <table:table-cell office:value-type="float" office:value="284.338" calcext:value-type="float">
            <text:p>284.338</text:p>
          </table:table-cell>
          <table:table-cell office:value-type="float" office:value="43.2791" calcext:value-type="float">
            <text:p>43.2791</text:p>
          </table:table-cell>
          <table:table-cell office:value-type="float" office:value="76.8115" calcext:value-type="float">
            <text:p>76.8115</text:p>
          </table:table-cell>
          <table:table-cell office:value-type="float" office:value="270.109" calcext:value-type="float">
            <text:p>270.109</text:p>
          </table:table-cell>
          <table:table-cell office:value-type="float" office:value="44.77" calcext:value-type="float">
            <text:p>44.77</text:p>
          </table:table-cell>
          <table:table-cell/>
          <table:table-cell table:formula="of:=([.D366]-[.A366])/0.0166667" office:value-type="float" office:value="36.7499265001468" calcext:value-type="float">
            <text:p>36.7499265001468</text:p>
          </table:table-cell>
          <table:table-cell table:formula="of:=ABS([.E366]-[.B366])/0.0166667" office:value-type="float" office:value="853.738292523417" calcext:value-type="float">
            <text:p>853.738292523417</text:p>
          </table:table-cell>
          <table:table-cell table:formula="of:=([.F366]-[.C366])/0.0166667" office:value-type="float" office:value="89.453821092358" calcext:value-type="float">
            <text:p>89.453821092358</text:p>
          </table:table-cell>
          <table:table-cell table:formula="of:=DEGREES(ATAN(ABS([.F366]-[.C366])/ABS([.E366]-[.B366])))" office:value-type="float" office:value="5.98156681749782" calcext:value-type="float">
            <text:p>5.98156681749782</text:p>
          </table:table-cell>
          <table:table-cell table:formula="of:=SQRT(POWER([.H366];2)+POWER([.I366];2)+POWER([.J366];2))" office:value-type="float" office:value="859.198239829779" calcext:value-type="float">
            <text:p>859.198239829779</text:p>
          </table:table-cell>
        </table:table-row>
        <table:table-row table:style-name="ro1">
          <table:table-cell office:value-type="float" office:value="76.71" calcext:value-type="float">
            <text:p>76.71</text:p>
          </table:table-cell>
          <table:table-cell office:value-type="float" office:value="284.273" calcext:value-type="float">
            <text:p>284.273</text:p>
          </table:table-cell>
          <table:table-cell office:value-type="float" office:value="43.7897" calcext:value-type="float">
            <text:p>43.7897</text:p>
          </table:table-cell>
          <table:table-cell office:value-type="float" office:value="77.57" calcext:value-type="float">
            <text:p>77.57</text:p>
          </table:table-cell>
          <table:table-cell office:value-type="float" office:value="271.406" calcext:value-type="float">
            <text:p>271.406</text:p>
          </table:table-cell>
          <table:table-cell office:value-type="float" office:value="44.8034" calcext:value-type="float">
            <text:p>44.8034</text:p>
          </table:table-cell>
          <table:table-cell/>
          <table:table-cell table:formula="of:=([.D367]-[.A367])/0.0166667" office:value-type="float" office:value="51.5998968002064" calcext:value-type="float">
            <text:p>51.5998968002064</text:p>
          </table:table-cell>
          <table:table-cell table:formula="of:=ABS([.E367]-[.B367])/0.0166667" office:value-type="float" office:value="772.018455963089" calcext:value-type="float">
            <text:p>772.018455963089</text:p>
          </table:table-cell>
          <table:table-cell table:formula="of:=([.F367]-[.C367])/0.0166667" office:value-type="float" office:value="60.8218783562433" calcext:value-type="float">
            <text:p>60.8218783562433</text:p>
          </table:table-cell>
          <table:table-cell table:formula="of:=DEGREES(ATAN(ABS([.F367]-[.C367])/ABS([.E367]-[.B367])))" office:value-type="float" office:value="4.50462524373843" calcext:value-type="float">
            <text:p>4.50462524373843</text:p>
          </table:table-cell>
          <table:table-cell table:formula="of:=SQRT(POWER([.H367];2)+POWER([.I367];2)+POWER([.J367];2))" office:value-type="float" office:value="776.127790112045" calcext:value-type="float">
            <text:p>776.127790112045</text:p>
          </table:table-cell>
        </table:table-row>
        <table:table-row table:style-name="ro1">
          <table:table-cell office:value-type="float" office:value="76.9366" calcext:value-type="float">
            <text:p>76.9366</text:p>
          </table:table-cell>
          <table:table-cell office:value-type="float" office:value="281.604" calcext:value-type="float">
            <text:p>281.604</text:p>
          </table:table-cell>
          <table:table-cell office:value-type="float" office:value="44.2034" calcext:value-type="float">
            <text:p>44.2034</text:p>
          </table:table-cell>
          <table:table-cell office:value-type="float" office:value="77.7852" calcext:value-type="float">
            <text:p>77.7852</text:p>
          </table:table-cell>
          <table:table-cell office:value-type="float" office:value="268.83" calcext:value-type="float">
            <text:p>268.83</text:p>
          </table:table-cell>
          <table:table-cell office:value-type="float" office:value="45.4525" calcext:value-type="float">
            <text:p>45.4525</text:p>
          </table:table-cell>
          <table:table-cell/>
          <table:table-cell table:formula="of:=([.D368]-[.A368])/0.0166667" office:value-type="float" office:value="50.9158981682039" calcext:value-type="float">
            <text:p>50.9158981682039</text:p>
          </table:table-cell>
          <table:table-cell table:formula="of:=ABS([.E368]-[.B368])/0.0166667" office:value-type="float" office:value="766.438467123066" calcext:value-type="float">
            <text:p>766.438467123066</text:p>
          </table:table-cell>
          <table:table-cell table:formula="of:=([.F368]-[.C368])/0.0166667" office:value-type="float" office:value="74.9458501082997" calcext:value-type="float">
            <text:p>74.9458501082997</text:p>
          </table:table-cell>
          <table:table-cell table:formula="of:=DEGREES(ATAN(ABS([.F368]-[.C368])/ABS([.E368]-[.B368])))" office:value-type="float" office:value="5.584887325261" calcext:value-type="float">
            <text:p>5.584887325261</text:p>
          </table:table-cell>
          <table:table-cell table:formula="of:=SQRT(POWER([.H368];2)+POWER([.I368];2)+POWER([.J368];2))" office:value-type="float" office:value="771.775377309153" calcext:value-type="float">
            <text:p>771.775377309153</text:p>
          </table:table-cell>
        </table:table-row>
        <table:table-row table:style-name="ro1">
          <table:table-cell office:value-type="float" office:value="76.9797" calcext:value-type="float">
            <text:p>76.9797</text:p>
          </table:table-cell>
          <table:table-cell office:value-type="float" office:value="285.599" calcext:value-type="float">
            <text:p>285.599</text:p>
          </table:table-cell>
          <table:table-cell office:value-type="float" office:value="43.834" calcext:value-type="float">
            <text:p>43.834</text:p>
          </table:table-cell>
          <table:table-cell office:value-type="float" office:value="77.8511" calcext:value-type="float">
            <text:p>77.8511</text:p>
          </table:table-cell>
          <table:table-cell office:value-type="float" office:value="273.952" calcext:value-type="float">
            <text:p>273.952</text:p>
          </table:table-cell>
          <table:table-cell office:value-type="float" office:value="44.6458" calcext:value-type="float">
            <text:p>44.6458</text:p>
          </table:table-cell>
          <table:table-cell/>
          <table:table-cell table:formula="of:=([.D369]-[.A369])/0.0166667" office:value-type="float" office:value="52.2838954322096" calcext:value-type="float">
            <text:p>52.2838954322096</text:p>
          </table:table-cell>
          <table:table-cell table:formula="of:=ABS([.E369]-[.B369])/0.0166667" office:value-type="float" office:value="698.818602362795" calcext:value-type="float">
            <text:p>698.818602362795</text:p>
          </table:table-cell>
          <table:table-cell table:formula="of:=([.F369]-[.C369])/0.0166667" office:value-type="float" office:value="48.7079025841947" calcext:value-type="float">
            <text:p>48.7079025841947</text:p>
          </table:table-cell>
          <table:table-cell table:formula="of:=DEGREES(ATAN(ABS([.F369]-[.C369])/ABS([.E369]-[.B369])))" office:value-type="float" office:value="3.98708773587347" calcext:value-type="float">
            <text:p>3.98708773587347</text:p>
          </table:table-cell>
          <table:table-cell table:formula="of:=SQRT(POWER([.H369];2)+POWER([.I369];2)+POWER([.J369];2))" office:value-type="float" office:value="702.462457718566" calcext:value-type="float">
            <text:p>702.462457718566</text:p>
          </table:table-cell>
        </table:table-row>
        <table:table-row table:style-name="ro1">
          <table:table-cell office:value-type="float" office:value="77.2053" calcext:value-type="float">
            <text:p>77.2053</text:p>
          </table:table-cell>
          <table:table-cell office:value-type="float" office:value="282.966" calcext:value-type="float">
            <text:p>282.966</text:p>
          </table:table-cell>
          <table:table-cell office:value-type="float" office:value="43.9889" calcext:value-type="float">
            <text:p>43.9889</text:p>
          </table:table-cell>
          <table:table-cell office:value-type="float" office:value="78.0662" calcext:value-type="float">
            <text:p>78.0662</text:p>
          </table:table-cell>
          <table:table-cell office:value-type="float" office:value="271.399" calcext:value-type="float">
            <text:p>271.399</text:p>
          </table:table-cell>
          <table:table-cell office:value-type="float" office:value="45.0457" calcext:value-type="float">
            <text:p>45.0457</text:p>
          </table:table-cell>
          <table:table-cell/>
          <table:table-cell table:formula="of:=([.D370]-[.A370])/0.0166667" office:value-type="float" office:value="51.6538966922067" calcext:value-type="float">
            <text:p>51.6538966922067</text:p>
          </table:table-cell>
          <table:table-cell table:formula="of:=ABS([.E370]-[.B370])/0.0166667" office:value-type="float" office:value="694.018611962777" calcext:value-type="float">
            <text:p>694.018611962777</text:p>
          </table:table-cell>
          <table:table-cell table:formula="of:=([.F370]-[.C370])/0.0166667" office:value-type="float" office:value="63.4078731842534" calcext:value-type="float">
            <text:p>63.4078731842534</text:p>
          </table:table-cell>
          <table:table-cell table:formula="of:=DEGREES(ATAN(ABS([.F370]-[.C370])/ABS([.E370]-[.B370])))" office:value-type="float" office:value="5.22024228166081" calcext:value-type="float">
            <text:p>5.22024228166081</text:p>
          </table:table-cell>
          <table:table-cell table:formula="of:=SQRT(POWER([.H370];2)+POWER([.I370];2)+POWER([.J370];2))" office:value-type="float" office:value="698.820804767559" calcext:value-type="float">
            <text:p>698.820804767559</text:p>
          </table:table-cell>
        </table:table-row>
        <table:table-row table:style-name="ro1">
          <table:table-cell office:value-type="float" office:value="76.7513" calcext:value-type="float">
            <text:p>76.7513</text:p>
          </table:table-cell>
          <table:table-cell office:value-type="float" office:value="288.308" calcext:value-type="float">
            <text:p>288.308</text:p>
          </table:table-cell>
          <table:table-cell office:value-type="float" office:value="43.4157" calcext:value-type="float">
            <text:p>43.4157</text:p>
          </table:table-cell>
          <table:table-cell office:value-type="float" office:value="77.6333" calcext:value-type="float">
            <text:p>77.6333</text:p>
          </table:table-cell>
          <table:table-cell office:value-type="float" office:value="276.487" calcext:value-type="float">
            <text:p>276.487</text:p>
          </table:table-cell>
          <table:table-cell office:value-type="float" office:value="44.4972" calcext:value-type="float">
            <text:p>44.4972</text:p>
          </table:table-cell>
          <table:table-cell/>
          <table:table-cell table:formula="of:=([.D371]-[.A371])/0.0166667" office:value-type="float" office:value="52.919894160212" calcext:value-type="float">
            <text:p>52.919894160212</text:p>
          </table:table-cell>
          <table:table-cell table:formula="of:=ABS([.E371]-[.B371])/0.0166667" office:value-type="float" office:value="709.258581482835" calcext:value-type="float">
            <text:p>709.258581482835</text:p>
          </table:table-cell>
          <table:table-cell table:formula="of:=([.F371]-[.C371])/0.0166667" office:value-type="float" office:value="64.8898702202595" calcext:value-type="float">
            <text:p>64.8898702202595</text:p>
          </table:table-cell>
          <table:table-cell table:formula="of:=DEGREES(ATAN(ABS([.F371]-[.C371])/ABS([.E371]-[.B371])))" office:value-type="float" office:value="5.22742218354832" calcext:value-type="float">
            <text:p>5.22742218354832</text:p>
          </table:table-cell>
          <table:table-cell table:formula="of:=SQRT(POWER([.H371];2)+POWER([.I371];2)+POWER([.J371];2))" office:value-type="float" office:value="714.184112020265" calcext:value-type="float">
            <text:p>714.184112020265</text:p>
          </table:table-cell>
        </table:table-row>
        <table:table-row table:style-name="ro1">
          <table:table-cell office:value-type="float" office:value="76.274" calcext:value-type="float">
            <text:p>76.274</text:p>
          </table:table-cell>
          <table:table-cell office:value-type="float" office:value="292.371" calcext:value-type="float">
            <text:p>292.371</text:p>
          </table:table-cell>
          <table:table-cell office:value-type="float" office:value="43.0465" calcext:value-type="float">
            <text:p>43.0465</text:p>
          </table:table-cell>
          <table:table-cell office:value-type="float" office:value="77.1755" calcext:value-type="float">
            <text:p>77.1755</text:p>
          </table:table-cell>
          <table:table-cell office:value-type="float" office:value="280.345" calcext:value-type="float">
            <text:p>280.345</text:p>
          </table:table-cell>
          <table:table-cell office:value-type="float" office:value="44.1468" calcext:value-type="float">
            <text:p>44.1468</text:p>
          </table:table-cell>
          <table:table-cell/>
          <table:table-cell table:formula="of:=([.D372]-[.A372])/0.0166667" office:value-type="float" office:value="54.0898918202163" calcext:value-type="float">
            <text:p>54.0898918202163</text:p>
          </table:table-cell>
          <table:table-cell table:formula="of:=ABS([.E372]-[.B372])/0.0166667" office:value-type="float" office:value="721.558556882884" calcext:value-type="float">
            <text:p>721.558556882884</text:p>
          </table:table-cell>
          <table:table-cell table:formula="of:=([.F372]-[.C372])/0.0166667" office:value-type="float" office:value="66.0178679642639" calcext:value-type="float">
            <text:p>66.0178679642639</text:p>
          </table:table-cell>
          <table:table-cell table:formula="of:=DEGREES(ATAN(ABS([.F372]-[.C372])/ABS([.E372]-[.B372])))" office:value-type="float" office:value="5.22763294188636" calcext:value-type="float">
            <text:p>5.22763294188636</text:p>
          </table:table-cell>
          <table:table-cell table:formula="of:=SQRT(POWER([.H372];2)+POWER([.I372];2)+POWER([.J372];2))" office:value-type="float" office:value="726.588484837586" calcext:value-type="float">
            <text:p>726.588484837586</text:p>
          </table:table-cell>
        </table:table-row>
        <table:table-row table:style-name="ro1">
          <table:table-cell office:value-type="float" office:value="77.4288" calcext:value-type="float">
            <text:p>77.4288</text:p>
          </table:table-cell>
          <table:table-cell office:value-type="float" office:value="280.42" calcext:value-type="float">
            <text:p>280.42</text:p>
          </table:table-cell>
          <table:table-cell office:value-type="float" office:value="43.8822" calcext:value-type="float">
            <text:p>43.8822</text:p>
          </table:table-cell>
          <table:table-cell office:value-type="float" office:value="78.033" calcext:value-type="float">
            <text:p>78.033</text:p>
          </table:table-cell>
          <table:table-cell office:value-type="float" office:value="268.995" calcext:value-type="float">
            <text:p>268.995</text:p>
          </table:table-cell>
          <table:table-cell office:value-type="float" office:value="44.6908" calcext:value-type="float">
            <text:p>44.6908</text:p>
          </table:table-cell>
          <table:table-cell/>
          <table:table-cell table:formula="of:=([.D373]-[.A373])/0.0166667" office:value-type="float" office:value="36.2519274961454" calcext:value-type="float">
            <text:p>36.2519274961454</text:p>
          </table:table-cell>
          <table:table-cell table:formula="of:=ABS([.E373]-[.B373])/0.0166667" office:value-type="float" office:value="685.498629002743" calcext:value-type="float">
            <text:p>685.498629002743</text:p>
          </table:table-cell>
          <table:table-cell table:formula="of:=([.F373]-[.C373])/0.0166667" office:value-type="float" office:value="48.5159029681944" calcext:value-type="float">
            <text:p>48.5159029681944</text:p>
          </table:table-cell>
          <table:table-cell table:formula="of:=DEGREES(ATAN(ABS([.F373]-[.C373])/ABS([.E373]-[.B373])))" office:value-type="float" office:value="4.04833642488779" calcext:value-type="float">
            <text:p>4.04833642488779</text:p>
          </table:table-cell>
          <table:table-cell table:formula="of:=SQRT(POWER([.H373];2)+POWER([.I373];2)+POWER([.J373];2))" office:value-type="float" office:value="688.168849522154" calcext:value-type="float">
            <text:p>688.168849522154</text:p>
          </table:table-cell>
        </table:table-row>
        <table:table-row table:style-name="ro1">
          <table:table-cell office:value-type="float" office:value="77.9689" calcext:value-type="float">
            <text:p>77.9689</text:p>
          </table:table-cell>
          <table:table-cell office:value-type="float" office:value="283.019" calcext:value-type="float">
            <text:p>283.019</text:p>
          </table:table-cell>
          <table:table-cell office:value-type="float" office:value="43.9735" calcext:value-type="float">
            <text:p>43.9735</text:p>
          </table:table-cell>
          <table:table-cell office:value-type="float" office:value="78.831" calcext:value-type="float">
            <text:p>78.831</text:p>
          </table:table-cell>
          <table:table-cell office:value-type="float" office:value="272.785" calcext:value-type="float">
            <text:p>272.785</text:p>
          </table:table-cell>
          <table:table-cell office:value-type="float" office:value="44.5741" calcext:value-type="float">
            <text:p>44.5741</text:p>
          </table:table-cell>
          <table:table-cell/>
          <table:table-cell table:formula="of:=([.D374]-[.A374])/0.0166667" office:value-type="float" office:value="51.7258965482068" calcext:value-type="float">
            <text:p>51.7258965482068</text:p>
          </table:table-cell>
          <table:table-cell table:formula="of:=ABS([.E374]-[.B374])/0.0166667" office:value-type="float" office:value="614.038771922455" calcext:value-type="float">
            <text:p>614.038771922455</text:p>
          </table:table-cell>
          <table:table-cell table:formula="of:=([.F374]-[.C374])/0.0166667" office:value-type="float" office:value="36.0359279281441" calcext:value-type="float">
            <text:p>36.0359279281441</text:p>
          </table:table-cell>
          <table:table-cell table:formula="of:=DEGREES(ATAN(ABS([.F374]-[.C374])/ABS([.E374]-[.B374])))" office:value-type="float" office:value="3.35864962849217" calcext:value-type="float">
            <text:p>3.35864962849217</text:p>
          </table:table-cell>
          <table:table-cell table:formula="of:=SQRT(POWER([.H374];2)+POWER([.I374];2)+POWER([.J374];2))" office:value-type="float" office:value="617.266368676761" calcext:value-type="float">
            <text:p>617.266368676761</text:p>
          </table:table-cell>
        </table:table-row>
        <table:table-row table:style-name="ro1">
          <table:table-cell office:value-type="float" office:value="76.0134" calcext:value-type="float">
            <text:p>76.0134</text:p>
          </table:table-cell>
          <table:table-cell office:value-type="float" office:value="292.519" calcext:value-type="float">
            <text:p>292.519</text:p>
          </table:table-cell>
          <table:table-cell office:value-type="float" office:value="42.2549" calcext:value-type="float">
            <text:p>42.2549</text:p>
          </table:table-cell>
          <table:table-cell office:value-type="float" office:value="76.4284" calcext:value-type="float">
            <text:p>76.4284</text:p>
          </table:table-cell>
          <table:table-cell office:value-type="float" office:value="281.77" calcext:value-type="float">
            <text:p>281.77</text:p>
          </table:table-cell>
          <table:table-cell office:value-type="float" office:value="43.1768" calcext:value-type="float">
            <text:p>43.1768</text:p>
          </table:table-cell>
          <table:table-cell/>
          <table:table-cell table:formula="of:=([.D375]-[.A375])/0.0166667" office:value-type="float" office:value="24.8999502000991" calcext:value-type="float">
            <text:p>24.8999502000991</text:p>
          </table:table-cell>
          <table:table-cell table:formula="of:=ABS([.E375]-[.B375])/0.0166667" office:value-type="float" office:value="644.938710122581" calcext:value-type="float">
            <text:p>644.938710122581</text:p>
          </table:table-cell>
          <table:table-cell table:formula="of:=([.F375]-[.C375])/0.0166667" office:value-type="float" office:value="55.3138893722213" calcext:value-type="float">
            <text:p>55.3138893722213</text:p>
          </table:table-cell>
          <table:table-cell table:formula="of:=DEGREES(ATAN(ABS([.F375]-[.C375])/ABS([.E375]-[.B375])))" office:value-type="float" office:value="4.9020405397972" calcext:value-type="float">
            <text:p>4.9020405397972</text:p>
          </table:table-cell>
          <table:table-cell table:formula="of:=SQRT(POWER([.H375];2)+POWER([.I375];2)+POWER([.J375];2))" office:value-type="float" office:value="647.785129261261" calcext:value-type="float">
            <text:p>647.785129261261</text:p>
          </table:table-cell>
        </table:table-row>
        <table:table-row table:style-name="ro1">
          <table:table-cell office:value-type="float" office:value="76.9365" calcext:value-type="float">
            <text:p>76.9365</text:p>
          </table:table-cell>
          <table:table-cell office:value-type="float" office:value="281.653" calcext:value-type="float">
            <text:p>281.653</text:p>
          </table:table-cell>
          <table:table-cell office:value-type="float" office:value="43.9445" calcext:value-type="float">
            <text:p>43.9445</text:p>
          </table:table-cell>
          <table:table-cell office:value-type="float" office:value="77.5698" calcext:value-type="float">
            <text:p>77.5698</text:p>
          </table:table-cell>
          <table:table-cell office:value-type="float" office:value="271.361" calcext:value-type="float">
            <text:p>271.361</text:p>
          </table:table-cell>
          <table:table-cell office:value-type="float" office:value="45.0562" calcext:value-type="float">
            <text:p>45.0562</text:p>
          </table:table-cell>
          <table:table-cell/>
          <table:table-cell table:formula="of:=([.D376]-[.A376])/0.0166667" office:value-type="float" office:value="37.9979240041523" calcext:value-type="float">
            <text:p>37.9979240041523</text:p>
          </table:table-cell>
          <table:table-cell table:formula="of:=ABS([.E376]-[.B376])/0.0166667" office:value-type="float" office:value="617.518764962472" calcext:value-type="float">
            <text:p>617.518764962472</text:p>
          </table:table-cell>
          <table:table-cell table:formula="of:=([.F376]-[.C376])/0.0166667" office:value-type="float" office:value="66.7018665962668" calcext:value-type="float">
            <text:p>66.7018665962668</text:p>
          </table:table-cell>
          <table:table-cell table:formula="of:=DEGREES(ATAN(ABS([.F376]-[.C376])/ABS([.E376]-[.B376])))" office:value-type="float" office:value="6.16495490637496" calcext:value-type="float">
            <text:p>6.16495490637496</text:p>
          </table:table-cell>
          <table:table-cell table:formula="of:=SQRT(POWER([.H376];2)+POWER([.I376];2)+POWER([.J376];2))" office:value-type="float" office:value="622.271971341172" calcext:value-type="float">
            <text:p>622.271971341172</text:p>
          </table:table-cell>
        </table:table-row>
        <table:table-row table:style-name="ro1">
          <table:table-cell office:value-type="float" office:value="76.4681" calcext:value-type="float">
            <text:p>76.4681</text:p>
          </table:table-cell>
          <table:table-cell office:value-type="float" office:value="285.44" calcext:value-type="float">
            <text:p>285.44</text:p>
          </table:table-cell>
          <table:table-cell office:value-type="float" office:value="44.3693" calcext:value-type="float">
            <text:p>44.3693</text:p>
          </table:table-cell>
          <table:table-cell office:value-type="float" office:value="76.8525" calcext:value-type="float">
            <text:p>76.8525</text:p>
          </table:table-cell>
          <table:table-cell office:value-type="float" office:value="273.701" calcext:value-type="float">
            <text:p>273.701</text:p>
          </table:table-cell>
          <table:table-cell office:value-type="float" office:value="45.4349" calcext:value-type="float">
            <text:p>45.4349</text:p>
          </table:table-cell>
          <table:table-cell/>
          <table:table-cell table:formula="of:=([.D377]-[.A377])/0.0166667" office:value-type="float" office:value="23.0639538720922" calcext:value-type="float">
            <text:p>23.0639538720922</text:p>
          </table:table-cell>
          <table:table-cell table:formula="of:=ABS([.E377]-[.B377])/0.0166667" office:value-type="float" office:value="704.338591322816" calcext:value-type="float">
            <text:p>704.338591322816</text:p>
          </table:table-cell>
          <table:table-cell table:formula="of:=([.F377]-[.C377])/0.0166667" office:value-type="float" office:value="63.9358721282555" calcext:value-type="float">
            <text:p>63.9358721282555</text:p>
          </table:table-cell>
          <table:table-cell table:formula="of:=DEGREES(ATAN(ABS([.F377]-[.C377])/ABS([.E377]-[.B377])))" office:value-type="float" office:value="5.18677155053571" calcext:value-type="float">
            <text:p>5.18677155053571</text:p>
          </table:table-cell>
          <table:table-cell table:formula="of:=SQRT(POWER([.H377];2)+POWER([.I377];2)+POWER([.J377];2))" office:value-type="float" office:value="707.610481083783" calcext:value-type="float">
            <text:p>707.610481083783</text:p>
          </table:table-cell>
        </table:table-row>
        <table:table-row table:style-name="ro1">
          <table:table-cell office:value-type="float" office:value="75.9787" calcext:value-type="float">
            <text:p>75.9787</text:p>
          </table:table-cell>
          <table:table-cell office:value-type="float" office:value="288.299" calcext:value-type="float">
            <text:p>288.299</text:p>
          </table:table-cell>
          <table:table-cell office:value-type="float" office:value="43.1694" calcext:value-type="float">
            <text:p>43.1694</text:p>
          </table:table-cell>
          <table:table-cell office:value-type="float" office:value="76.8664" calcext:value-type="float">
            <text:p>76.8664</text:p>
          </table:table-cell>
          <table:table-cell office:value-type="float" office:value="275.169" calcext:value-type="float">
            <text:p>275.169</text:p>
          </table:table-cell>
          <table:table-cell office:value-type="float" office:value="44.4632" calcext:value-type="float">
            <text:p>44.4632</text:p>
          </table:table-cell>
          <table:table-cell/>
          <table:table-cell table:formula="of:=([.D378]-[.A378])/0.0166667" office:value-type="float" office:value="53.2618934762128" calcext:value-type="float">
            <text:p>53.2618934762128</text:p>
          </table:table-cell>
          <table:table-cell table:formula="of:=ABS([.E378]-[.B378])/0.0166667" office:value-type="float" office:value="787.798424403151" calcext:value-type="float">
            <text:p>787.798424403151</text:p>
          </table:table-cell>
          <table:table-cell table:formula="of:=([.F378]-[.C378])/0.0166667" office:value-type="float" office:value="77.6278447443104" calcext:value-type="float">
            <text:p>77.6278447443104</text:p>
          </table:table-cell>
          <table:table-cell table:formula="of:=DEGREES(ATAN(ABS([.F378]-[.C378])/ABS([.E378]-[.B378])))" office:value-type="float" office:value="5.62762710154833" calcext:value-type="float">
            <text:p>5.62762710154833</text:p>
          </table:table-cell>
          <table:table-cell table:formula="of:=SQRT(POWER([.H378];2)+POWER([.I378];2)+POWER([.J378];2))" office:value-type="float" office:value="793.403597841858" calcext:value-type="float">
            <text:p>793.403597841858</text:p>
          </table:table-cell>
        </table:table-row>
        <table:table-row table:style-name="ro1">
          <table:table-cell office:value-type="float" office:value="76.9652" calcext:value-type="float">
            <text:p>76.9652</text:p>
          </table:table-cell>
          <table:table-cell office:value-type="float" office:value="284.243" calcext:value-type="float">
            <text:p>284.243</text:p>
          </table:table-cell>
          <table:table-cell office:value-type="float" office:value="44.0445" calcext:value-type="float">
            <text:p>44.0445</text:p>
          </table:table-cell>
          <table:table-cell office:value-type="float" office:value="77.8182" calcext:value-type="float">
            <text:p>77.8182</text:p>
          </table:table-cell>
          <table:table-cell office:value-type="float" office:value="271.423" calcext:value-type="float">
            <text:p>271.423</text:p>
          </table:table-cell>
          <table:table-cell office:value-type="float" office:value="44.7985" calcext:value-type="float">
            <text:p>44.7985</text:p>
          </table:table-cell>
          <table:table-cell/>
          <table:table-cell table:formula="of:=([.D379]-[.A379])/0.0166667" office:value-type="float" office:value="51.1798976402052" calcext:value-type="float">
            <text:p>51.1798976402052</text:p>
          </table:table-cell>
          <table:table-cell table:formula="of:=ABS([.E379]-[.B379])/0.0166667" office:value-type="float" office:value="769.198461603077" calcext:value-type="float">
            <text:p>769.198461603077</text:p>
          </table:table-cell>
          <table:table-cell table:formula="of:=([.F379]-[.C379])/0.0166667" office:value-type="float" office:value="45.2399095201808" calcext:value-type="float">
            <text:p>45.2399095201808</text:p>
          </table:table-cell>
          <table:table-cell table:formula="of:=DEGREES(ATAN(ABS([.F379]-[.C379])/ABS([.E379]-[.B379])))" office:value-type="float" office:value="3.36593668216363" calcext:value-type="float">
            <text:p>3.36593668216363</text:p>
          </table:table-cell>
          <table:table-cell table:formula="of:=SQRT(POWER([.H379];2)+POWER([.I379];2)+POWER([.J379];2))" office:value-type="float" office:value="772.225552975551" calcext:value-type="float">
            <text:p>772.225552975551</text:p>
          </table:table-cell>
        </table:table-row>
        <table:table-row table:style-name="ro1">
          <table:table-cell office:value-type="float" office:value="76.4418" calcext:value-type="float">
            <text:p>76.4418</text:p>
          </table:table-cell>
          <table:table-cell office:value-type="float" office:value="282.964" calcext:value-type="float">
            <text:p>282.964</text:p>
          </table:table-cell>
          <table:table-cell office:value-type="float" office:value="43.7443" calcext:value-type="float">
            <text:p>43.7443</text:p>
          </table:table-cell>
          <table:table-cell office:value-type="float" office:value="77.2919" calcext:value-type="float">
            <text:p>77.2919</text:p>
          </table:table-cell>
          <table:table-cell office:value-type="float" office:value="268.933" calcext:value-type="float">
            <text:p>268.933</text:p>
          </table:table-cell>
          <table:table-cell office:value-type="float" office:value="44.7075" calcext:value-type="float">
            <text:p>44.7075</text:p>
          </table:table-cell>
          <table:table-cell/>
          <table:table-cell table:formula="of:=([.D380]-[.A380])/0.0166667" office:value-type="float" office:value="51.0058979882039" calcext:value-type="float">
            <text:p>51.0058979882039</text:p>
          </table:table-cell>
          <table:table-cell table:formula="of:=ABS([.E380]-[.B380])/0.0166667" office:value-type="float" office:value="841.858316283368" calcext:value-type="float">
            <text:p>841.858316283368</text:p>
          </table:table-cell>
          <table:table-cell table:formula="of:=([.F380]-[.C380])/0.0166667" office:value-type="float" office:value="57.7918844162312" calcext:value-type="float">
            <text:p>57.7918844162312</text:p>
          </table:table-cell>
          <table:table-cell table:formula="of:=DEGREES(ATAN(ABS([.F380]-[.C380])/ABS([.E380]-[.B380])))" office:value-type="float" office:value="3.92707919736426" calcext:value-type="float">
            <text:p>3.92707919736426</text:p>
          </table:table-cell>
          <table:table-cell table:formula="of:=SQRT(POWER([.H380];2)+POWER([.I380];2)+POWER([.J380];2))" office:value-type="float" office:value="845.37975385588" calcext:value-type="float">
            <text:p>845.37975385588</text:p>
          </table:table-cell>
        </table:table-row>
        <table:table-row table:style-name="ro1">
          <table:table-cell office:value-type="float" office:value="76.4807" calcext:value-type="float">
            <text:p>76.4807</text:p>
          </table:table-cell>
          <table:table-cell office:value-type="float" office:value="286.911" calcext:value-type="float">
            <text:p>286.911</text:p>
          </table:table-cell>
          <table:table-cell office:value-type="float" office:value="43.6349" calcext:value-type="float">
            <text:p>43.6349</text:p>
          </table:table-cell>
          <table:table-cell office:value-type="float" office:value="77.3669" calcext:value-type="float">
            <text:p>77.3669</text:p>
          </table:table-cell>
          <table:table-cell office:value-type="float" office:value="275.156" calcext:value-type="float">
            <text:p>275.156</text:p>
          </table:table-cell>
          <table:table-cell office:value-type="float" office:value="44.7084" calcext:value-type="float">
            <text:p>44.7084</text:p>
          </table:table-cell>
          <table:table-cell/>
          <table:table-cell table:formula="of:=([.D381]-[.A381])/0.0166667" office:value-type="float" office:value="53.1718936562128" calcext:value-type="float">
            <text:p>53.1718936562128</text:p>
          </table:table-cell>
          <table:table-cell table:formula="of:=ABS([.E381]-[.B381])/0.0166667" office:value-type="float" office:value="705.298589402821" calcext:value-type="float">
            <text:p>705.298589402821</text:p>
          </table:table-cell>
          <table:table-cell table:formula="of:=([.F381]-[.C381])/0.0166667" office:value-type="float" office:value="64.4098711802574" calcext:value-type="float">
            <text:p>64.4098711802574</text:p>
          </table:table-cell>
          <table:table-cell table:formula="of:=DEGREES(ATAN(ABS([.F381]-[.C381])/ABS([.E381]-[.B381])))" office:value-type="float" office:value="5.21793987029304" calcext:value-type="float">
            <text:p>5.21793987029304</text:p>
          </table:table-cell>
          <table:table-cell table:formula="of:=SQRT(POWER([.H381];2)+POWER([.I381];2)+POWER([.J381];2))" office:value-type="float" office:value="710.226711687229" calcext:value-type="float">
            <text:p>710.226711687229</text:p>
          </table:table-cell>
        </table:table-row>
        <table:table-row table:style-name="ro1">
          <table:table-cell office:value-type="float" office:value="77.715" calcext:value-type="float">
            <text:p>77.715</text:p>
          </table:table-cell>
          <table:table-cell office:value-type="float" office:value="283.122" calcext:value-type="float">
            <text:p>283.122</text:p>
          </table:table-cell>
          <table:table-cell office:value-type="float" office:value="43.4559" calcext:value-type="float">
            <text:p>43.4559</text:p>
          </table:table-cell>
          <table:table-cell office:value-type="float" office:value="78.7948" calcext:value-type="float">
            <text:p>78.7948</text:p>
          </table:table-cell>
          <table:table-cell office:value-type="float" office:value="270.435" calcext:value-type="float">
            <text:p>270.435</text:p>
          </table:table-cell>
          <table:table-cell office:value-type="float" office:value="43.9638" calcext:value-type="float">
            <text:p>43.9638</text:p>
          </table:table-cell>
          <table:table-cell/>
          <table:table-cell table:formula="of:=([.D382]-[.A382])/0.0166667" office:value-type="float" office:value="64.7878704242587" calcext:value-type="float">
            <text:p>64.7878704242587</text:p>
          </table:table-cell>
          <table:table-cell table:formula="of:=ABS([.E382]-[.B382])/0.0166667" office:value-type="float" office:value="761.218477563046" calcext:value-type="float">
            <text:p>761.218477563046</text:p>
          </table:table-cell>
          <table:table-cell table:formula="of:=([.F382]-[.C382])/0.0166667" office:value-type="float" office:value="30.4739390521219" calcext:value-type="float">
            <text:p>30.4739390521219</text:p>
          </table:table-cell>
          <table:table-cell table:formula="of:=DEGREES(ATAN(ABS([.F382]-[.C382])/ABS([.E382]-[.B382])))" office:value-type="float" office:value="2.29250377278474" calcext:value-type="float">
            <text:p>2.29250377278474</text:p>
          </table:table-cell>
          <table:table-cell table:formula="of:=SQRT(POWER([.H382];2)+POWER([.I382];2)+POWER([.J382];2))" office:value-type="float" office:value="764.578118768033" calcext:value-type="float">
            <text:p>764.578118768033</text:p>
          </table:table-cell>
        </table:table-row>
        <table:table-row table:style-name="ro1">
          <table:table-cell office:value-type="float" office:value="76.7099" calcext:value-type="float">
            <text:p>76.7099</text:p>
          </table:table-cell>
          <table:table-cell office:value-type="float" office:value="284.329" calcext:value-type="float">
            <text:p>284.329</text:p>
          </table:table-cell>
          <table:table-cell office:value-type="float" office:value="43.5284" calcext:value-type="float">
            <text:p>43.5284</text:p>
          </table:table-cell>
          <table:table-cell office:value-type="float" office:value="77.1023" calcext:value-type="float">
            <text:p>77.1023</text:p>
          </table:table-cell>
          <table:table-cell office:value-type="float" office:value="273.944" calcext:value-type="float">
            <text:p>273.944</text:p>
          </table:table-cell>
          <table:table-cell office:value-type="float" office:value="44.4068" calcext:value-type="float">
            <text:p>44.4068</text:p>
          </table:table-cell>
          <table:table-cell/>
          <table:table-cell table:formula="of:=([.D383]-[.A383])/0.0166667" office:value-type="float" office:value="23.5439529120939" calcext:value-type="float">
            <text:p>23.5439529120939</text:p>
          </table:table-cell>
          <table:table-cell table:formula="of:=ABS([.E383]-[.B383])/0.0166667" office:value-type="float" office:value="623.098753802492" calcext:value-type="float">
            <text:p>623.098753802492</text:p>
          </table:table-cell>
          <table:table-cell table:formula="of:=([.F383]-[.C383])/0.0166667" office:value-type="float" office:value="52.7038945922108" calcext:value-type="float">
            <text:p>52.7038945922108</text:p>
          </table:table-cell>
          <table:table-cell table:formula="of:=DEGREES(ATAN(ABS([.F383]-[.C383])/ABS([.E383]-[.B383])))" office:value-type="float" office:value="4.83477150482909" calcext:value-type="float">
            <text:p>4.83477150482909</text:p>
          </table:table-cell>
          <table:table-cell table:formula="of:=SQRT(POWER([.H383];2)+POWER([.I383];2)+POWER([.J383];2))" office:value-type="float" office:value="625.76678979803" calcext:value-type="float">
            <text:p>625.76678979803</text:p>
          </table:table-cell>
        </table:table-row>
        <table:table-row table:style-name="ro1">
          <table:table-cell office:value-type="float" office:value="76.9941" calcext:value-type="float">
            <text:p>76.9941</text:p>
          </table:table-cell>
          <table:table-cell office:value-type="float" office:value="286.899" calcext:value-type="float">
            <text:p>286.899</text:p>
          </table:table-cell>
          <table:table-cell office:value-type="float" office:value="43.8859" calcext:value-type="float">
            <text:p>43.8859</text:p>
          </table:table-cell>
          <table:table-cell office:value-type="float" office:value="77.633" calcext:value-type="float">
            <text:p>77.633</text:p>
          </table:table-cell>
          <table:table-cell office:value-type="float" office:value="276.43" calcext:value-type="float">
            <text:p>276.43</text:p>
          </table:table-cell>
          <table:table-cell office:value-type="float" office:value="44.7546" calcext:value-type="float">
            <text:p>44.7546</text:p>
          </table:table-cell>
          <table:table-cell/>
          <table:table-cell table:formula="of:=([.D384]-[.A384])/0.0166667" office:value-type="float" office:value="38.3339233321529" calcext:value-type="float">
            <text:p>38.3339233321529</text:p>
          </table:table-cell>
          <table:table-cell table:formula="of:=ABS([.E384]-[.B384])/0.0166667" office:value-type="float" office:value="628.138743722512" calcext:value-type="float">
            <text:p>628.138743722512</text:p>
          </table:table-cell>
          <table:table-cell table:formula="of:=([.F384]-[.C384])/0.0166667" office:value-type="float" office:value="52.1218957562087" calcext:value-type="float">
            <text:p>52.1218957562087</text:p>
          </table:table-cell>
          <table:table-cell table:formula="of:=DEGREES(ATAN(ABS([.F384]-[.C384])/ABS([.E384]-[.B384])))" office:value-type="float" office:value="4.74344043914893" calcext:value-type="float">
            <text:p>4.74344043914893</text:p>
          </table:table-cell>
          <table:table-cell table:formula="of:=SQRT(POWER([.H384];2)+POWER([.I384];2)+POWER([.J384];2))" office:value-type="float" office:value="631.462162809897" calcext:value-type="float">
            <text:p>631.462162809897</text:p>
          </table:table-cell>
        </table:table-row>
        <table:table-row table:style-name="ro1">
          <table:table-cell office:value-type="float" office:value="76.2615" calcext:value-type="float">
            <text:p>76.2615</text:p>
          </table:table-cell>
          <table:table-cell office:value-type="float" office:value="290.976" calcext:value-type="float">
            <text:p>290.976</text:p>
          </table:table-cell>
          <table:table-cell office:value-type="float" office:value="43.2622" calcext:value-type="float">
            <text:p>43.2622</text:p>
          </table:table-cell>
          <table:table-cell office:value-type="float" office:value="76.9082" calcext:value-type="float">
            <text:p>76.9082</text:p>
          </table:table-cell>
          <table:table-cell office:value-type="float" office:value="278.992" calcext:value-type="float">
            <text:p>278.992</text:p>
          </table:table-cell>
          <table:table-cell office:value-type="float" office:value="44.3607" calcext:value-type="float">
            <text:p>44.3607</text:p>
          </table:table-cell>
          <table:table-cell/>
          <table:table-cell table:formula="of:=([.D385]-[.A385])/0.0166667" office:value-type="float" office:value="38.8019223961549" calcext:value-type="float">
            <text:p>38.8019223961549</text:p>
          </table:table-cell>
          <table:table-cell table:formula="of:=ABS([.E385]-[.B385])/0.0166667" office:value-type="float" office:value="719.038561922875" calcext:value-type="float">
            <text:p>719.038561922875</text:p>
          </table:table-cell>
          <table:table-cell table:formula="of:=([.F385]-[.C385])/0.0166667" office:value-type="float" office:value="65.9098681802637" calcext:value-type="float">
            <text:p>65.9098681802637</text:p>
          </table:table-cell>
          <table:table-cell table:formula="of:=DEGREES(ATAN(ABS([.F385]-[.C385])/ABS([.E385]-[.B385])))" office:value-type="float" office:value="5.23731802731005" calcext:value-type="float">
            <text:p>5.23731802731005</text:p>
          </table:table-cell>
          <table:table-cell table:formula="of:=SQRT(POWER([.H385];2)+POWER([.I385];2)+POWER([.J385];2))" office:value-type="float" office:value="723.094844012383" calcext:value-type="float">
            <text:p>723.094844012383</text:p>
          </table:table-cell>
        </table:table-row>
        <table:table-row table:style-name="ro1">
          <table:table-cell office:value-type="float" office:value="76.2119" calcext:value-type="float">
            <text:p>76.2119</text:p>
          </table:table-cell>
          <table:table-cell office:value-type="float" office:value="285.532" calcext:value-type="float">
            <text:p>285.532</text:p>
          </table:table-cell>
          <table:table-cell office:value-type="float" office:value="43.8515" calcext:value-type="float">
            <text:p>43.8515</text:p>
          </table:table-cell>
          <table:table-cell office:value-type="float" office:value="76.8389" calcext:value-type="float">
            <text:p>76.8389</text:p>
          </table:table-cell>
          <table:table-cell office:value-type="float" office:value="272.472" calcext:value-type="float">
            <text:p>272.472</text:p>
          </table:table-cell>
          <table:table-cell office:value-type="float" office:value="45.3804" calcext:value-type="float">
            <text:p>45.3804</text:p>
          </table:table-cell>
          <table:table-cell/>
          <table:table-cell table:formula="of:=([.D386]-[.A386])/0.0166667" office:value-type="float" office:value="37.6199247601502" calcext:value-type="float">
            <text:p>37.6199247601502</text:p>
          </table:table-cell>
          <table:table-cell table:formula="of:=ABS([.E386]-[.B386])/0.0166667" office:value-type="float" office:value="783.598432803135" calcext:value-type="float">
            <text:p>783.598432803135</text:p>
          </table:table-cell>
          <table:table-cell table:formula="of:=([.F386]-[.C386])/0.0166667" office:value-type="float" office:value="91.7338165323669" calcext:value-type="float">
            <text:p>91.7338165323669</text:p>
          </table:table-cell>
          <table:table-cell table:formula="of:=DEGREES(ATAN(ABS([.F386]-[.C386])/ABS([.E386]-[.B386])))" office:value-type="float" office:value="6.67707495376833" calcext:value-type="float">
            <text:p>6.67707495376833</text:p>
          </table:table-cell>
          <table:table-cell table:formula="of:=SQRT(POWER([.H386];2)+POWER([.I386];2)+POWER([.J386];2))" office:value-type="float" office:value="789.846096227665" calcext:value-type="float">
            <text:p>789.846096227665</text:p>
          </table:table-cell>
        </table:table-row>
        <table:table-row table:style-name="ro1">
          <table:table-cell office:value-type="float" office:value="77.1759" calcext:value-type="float">
            <text:p>77.1759</text:p>
          </table:table-cell>
          <table:table-cell office:value-type="float" office:value="280.519" calcext:value-type="float">
            <text:p>280.519</text:p>
          </table:table-cell>
          <table:table-cell office:value-type="float" office:value="43.3676" calcext:value-type="float">
            <text:p>43.3676</text:p>
          </table:table-cell>
          <table:table-cell office:value-type="float" office:value="78.0178" calcext:value-type="float">
            <text:p>78.0178</text:p>
          </table:table-cell>
          <table:table-cell office:value-type="float" office:value="267.979" calcext:value-type="float">
            <text:p>267.979</text:p>
          </table:table-cell>
          <table:table-cell office:value-type="float" office:value="43.6309" calcext:value-type="float">
            <text:p>43.6309</text:p>
          </table:table-cell>
          <table:table-cell/>
          <table:table-cell table:formula="of:=([.D387]-[.A387])/0.0166667" office:value-type="float" office:value="50.5138989722018" calcext:value-type="float">
            <text:p>50.5138989722018</text:p>
          </table:table-cell>
          <table:table-cell table:formula="of:=ABS([.E387]-[.B387])/0.0166667" office:value-type="float" office:value="752.398495203011" calcext:value-type="float">
            <text:p>752.398495203011</text:p>
          </table:table-cell>
          <table:table-cell table:formula="of:=([.F387]-[.C387])/0.0166667" office:value-type="float" office:value="15.7979684040628" calcext:value-type="float">
            <text:p>15.7979684040628</text:p>
          </table:table-cell>
          <table:table-cell table:formula="of:=DEGREES(ATAN(ABS([.F387]-[.C387])/ABS([.E387]-[.B387])))" office:value-type="float" office:value="1.20285186338195" calcext:value-type="float">
            <text:p>1.20285186338195</text:p>
          </table:table-cell>
          <table:table-cell table:formula="of:=SQRT(POWER([.H387];2)+POWER([.I387];2)+POWER([.J387];2))" office:value-type="float" office:value="754.257731401425" calcext:value-type="float">
            <text:p>754.257731401425</text:p>
          </table:table-cell>
        </table:table-row>
        <table:table-row table:style-name="ro1">
          <table:table-cell office:value-type="float" office:value="76.5071" calcext:value-type="float">
            <text:p>76.5071</text:p>
          </table:table-cell>
          <table:table-cell office:value-type="float" office:value="289.609" calcext:value-type="float">
            <text:p>289.609</text:p>
          </table:table-cell>
          <table:table-cell office:value-type="float" office:value="43.4713" calcext:value-type="float">
            <text:p>43.4713</text:p>
          </table:table-cell>
          <table:table-cell office:value-type="float" office:value="77.633" calcext:value-type="float">
            <text:p>77.633</text:p>
          </table:table-cell>
          <table:table-cell office:value-type="float" office:value="276.43" calcext:value-type="float">
            <text:p>276.43</text:p>
          </table:table-cell>
          <table:table-cell office:value-type="float" office:value="44.7546" calcext:value-type="float">
            <text:p>44.7546</text:p>
          </table:table-cell>
          <table:table-cell/>
          <table:table-cell table:formula="of:=([.D388]-[.A388])/0.0166667" office:value-type="float" office:value="67.5538648922703" calcext:value-type="float">
            <text:p>67.5538648922703</text:p>
          </table:table-cell>
          <table:table-cell table:formula="of:=ABS([.E388]-[.B388])/0.0166667" office:value-type="float" office:value="790.738418523161" calcext:value-type="float">
            <text:p>790.738418523161</text:p>
          </table:table-cell>
          <table:table-cell table:formula="of:=([.F388]-[.C388])/0.0166667" office:value-type="float" office:value="76.9978460043082" calcext:value-type="float">
            <text:p>76.9978460043082</text:p>
          </table:table-cell>
          <table:table-cell table:formula="of:=DEGREES(ATAN(ABS([.F388]-[.C388])/ABS([.E388]-[.B388])))" office:value-type="float" office:value="5.56162039061183" calcext:value-type="float">
            <text:p>5.56162039061183</text:p>
          </table:table-cell>
          <table:table-cell table:formula="of:=SQRT(POWER([.H388];2)+POWER([.I388];2)+POWER([.J388];2))" office:value-type="float" office:value="797.345244846733" calcext:value-type="float">
            <text:p>797.345244846733</text:p>
          </table:table-cell>
        </table:table-row>
        <table:table-row table:style-name="ro1">
          <table:table-cell office:value-type="float" office:value="76.7099" calcext:value-type="float">
            <text:p>76.7099</text:p>
          </table:table-cell>
          <table:table-cell office:value-type="float" office:value="284.335" calcext:value-type="float">
            <text:p>284.335</text:p>
          </table:table-cell>
          <table:table-cell office:value-type="float" office:value="43.5276" calcext:value-type="float">
            <text:p>43.5276</text:p>
          </table:table-cell>
          <table:table-cell office:value-type="float" office:value="77.3369" calcext:value-type="float">
            <text:p>77.3369</text:p>
          </table:table-cell>
          <table:table-cell office:value-type="float" office:value="272.719" calcext:value-type="float">
            <text:p>272.719</text:p>
          </table:table-cell>
          <table:table-cell office:value-type="float" office:value="44.3515" calcext:value-type="float">
            <text:p>44.3515</text:p>
          </table:table-cell>
          <table:table-cell/>
          <table:table-cell table:formula="of:=([.D389]-[.A389])/0.0166667" office:value-type="float" office:value="37.6199247601502" calcext:value-type="float">
            <text:p>37.6199247601502</text:p>
          </table:table-cell>
          <table:table-cell table:formula="of:=ABS([.E389]-[.B389])/0.0166667" office:value-type="float" office:value="696.958606082787" calcext:value-type="float">
            <text:p>696.958606082787</text:p>
          </table:table-cell>
          <table:table-cell table:formula="of:=([.F389]-[.C389])/0.0166667" office:value-type="float" office:value="49.4339011321978" calcext:value-type="float">
            <text:p>49.4339011321978</text:p>
          </table:table-cell>
          <table:table-cell table:formula="of:=DEGREES(ATAN(ABS([.F389]-[.C389])/ABS([.E389]-[.B389])))" office:value-type="float" office:value="4.05708245150213" calcext:value-type="float">
            <text:p>4.05708245150213</text:p>
          </table:table-cell>
          <table:table-cell table:formula="of:=SQRT(POWER([.H389];2)+POWER([.I389];2)+POWER([.J389];2))" office:value-type="float" office:value="699.721564561911" calcext:value-type="float">
            <text:p>699.721564561911</text:p>
          </table:table-cell>
        </table:table-row>
        <table:table-row table:style-name="ro1">
          <table:table-cell office:value-type="float" office:value="76.5071" calcext:value-type="float">
            <text:p>76.5071</text:p>
          </table:table-cell>
          <table:table-cell office:value-type="float" office:value="289.609" calcext:value-type="float">
            <text:p>289.609</text:p>
          </table:table-cell>
          <table:table-cell office:value-type="float" office:value="43.4713" calcext:value-type="float">
            <text:p>43.4713</text:p>
          </table:table-cell>
          <table:table-cell office:value-type="float" office:value="77.3975" calcext:value-type="float">
            <text:p>77.3975</text:p>
          </table:table-cell>
          <table:table-cell office:value-type="float" office:value="277.721" calcext:value-type="float">
            <text:p>277.721</text:p>
          </table:table-cell>
          <table:table-cell office:value-type="float" office:value="44.555" calcext:value-type="float">
            <text:p>44.555</text:p>
          </table:table-cell>
          <table:table-cell/>
          <table:table-cell table:formula="of:=([.D390]-[.A390])/0.0166667" office:value-type="float" office:value="53.4238931522137" calcext:value-type="float">
            <text:p>53.4238931522137</text:p>
          </table:table-cell>
          <table:table-cell table:formula="of:=ABS([.E390]-[.B390])/0.0166667" office:value-type="float" office:value="713.278573442852" calcext:value-type="float">
            <text:p>713.278573442852</text:p>
          </table:table-cell>
          <table:table-cell table:formula="of:=([.F390]-[.C390])/0.0166667" office:value-type="float" office:value="65.0218699562601" calcext:value-type="float">
            <text:p>65.0218699562601</text:p>
          </table:table-cell>
          <table:table-cell table:formula="of:=DEGREES(ATAN(ABS([.F390]-[.C390])/ABS([.E390]-[.B390])))" office:value-type="float" office:value="5.20863859901423" calcext:value-type="float">
            <text:p>5.20863859901423</text:p>
          </table:table-cell>
          <table:table-cell table:formula="of:=SQRT(POWER([.H390];2)+POWER([.I390];2)+POWER([.J390];2))" office:value-type="float" office:value="718.225785714226" calcext:value-type="float">
            <text:p>718.225785714226</text:p>
          </table:table-cell>
        </table:table-row>
        <table:table-row table:style-name="ro1">
          <table:table-cell office:value-type="float" office:value="76.6828" calcext:value-type="float">
            <text:p>76.6828</text:p>
          </table:table-cell>
          <table:table-cell office:value-type="float" office:value="281.638" calcext:value-type="float">
            <text:p>281.638</text:p>
          </table:table-cell>
          <table:table-cell office:value-type="float" office:value="43.9493" calcext:value-type="float">
            <text:p>43.9493</text:p>
          </table:table-cell>
          <table:table-cell office:value-type="float" office:value="77.2918" calcext:value-type="float">
            <text:p>77.2918</text:p>
          </table:table-cell>
          <table:table-cell office:value-type="float" office:value="268.923" calcext:value-type="float">
            <text:p>268.923</text:p>
          </table:table-cell>
          <table:table-cell office:value-type="float" office:value="44.7091" calcext:value-type="float">
            <text:p>44.7091</text:p>
          </table:table-cell>
          <table:table-cell/>
          <table:table-cell table:formula="of:=([.D391]-[.A391])/0.0166667" office:value-type="float" office:value="36.5399269201458" calcext:value-type="float">
            <text:p>36.5399269201458</text:p>
          </table:table-cell>
          <table:table-cell table:formula="of:=ABS([.E391]-[.B391])/0.0166667" office:value-type="float" office:value="762.89847420305" calcext:value-type="float">
            <text:p>762.89847420305</text:p>
          </table:table-cell>
          <table:table-cell table:formula="of:=([.F391]-[.C391])/0.0166667" office:value-type="float" office:value="45.5879088241823" calcext:value-type="float">
            <text:p>45.5879088241823</text:p>
          </table:table-cell>
          <table:table-cell table:formula="of:=DEGREES(ATAN(ABS([.F391]-[.C391])/ABS([.E391]-[.B391])))" office:value-type="float" office:value="3.41971118309951" calcext:value-type="float">
            <text:p>3.41971118309951</text:p>
          </table:table-cell>
          <table:table-cell table:formula="of:=SQRT(POWER([.H391];2)+POWER([.I391];2)+POWER([.J391];2))" office:value-type="float" office:value="765.13234517411" calcext:value-type="float">
            <text:p>765.13234517411</text:p>
          </table:table-cell>
        </table:table-row>
        <table:table-row table:style-name="ro1">
          <table:table-cell office:value-type="float" office:value="76.4937" calcext:value-type="float">
            <text:p>76.4937</text:p>
          </table:table-cell>
          <table:table-cell office:value-type="float" office:value="288.341" calcext:value-type="float">
            <text:p>288.341</text:p>
          </table:table-cell>
          <table:table-cell office:value-type="float" office:value="43.1583" calcext:value-type="float">
            <text:p>43.1583</text:p>
          </table:table-cell>
          <table:table-cell office:value-type="float" office:value="77.3671" calcext:value-type="float">
            <text:p>77.3671</text:p>
          </table:table-cell>
          <table:table-cell office:value-type="float" office:value="275.208" calcext:value-type="float">
            <text:p>275.208</text:p>
          </table:table-cell>
          <table:table-cell office:value-type="float" office:value="44.4525" calcext:value-type="float">
            <text:p>44.4525</text:p>
          </table:table-cell>
          <table:table-cell/>
          <table:table-cell table:formula="of:=([.D392]-[.A392])/0.0166667" office:value-type="float" office:value="52.403895192209" calcext:value-type="float">
            <text:p>52.403895192209</text:p>
          </table:table-cell>
          <table:table-cell table:formula="of:=ABS([.E392]-[.B392])/0.0166667" office:value-type="float" office:value="787.978424043151" calcext:value-type="float">
            <text:p>787.978424043151</text:p>
          </table:table-cell>
          <table:table-cell table:formula="of:=([.F392]-[.C392])/0.0166667" office:value-type="float" office:value="77.6518446963108" calcext:value-type="float">
            <text:p>77.6518446963108</text:p>
          </table:table-cell>
          <table:table-cell table:formula="of:=DEGREES(ATAN(ABS([.F392]-[.C392])/ABS([.E392]-[.B392])))" office:value-type="float" office:value="5.62807813404487" calcext:value-type="float">
            <text:p>5.62807813404487</text:p>
          </table:table-cell>
          <table:table-cell table:formula="of:=SQRT(POWER([.H392];2)+POWER([.I392];2)+POWER([.J392];2))" office:value-type="float" office:value="793.52755085982" calcext:value-type="float">
            <text:p>793.52755085982</text:p>
          </table:table-cell>
        </table:table-row>
        <table:table-row table:style-name="ro1">
          <table:table-cell office:value-type="float" office:value="76.9942" calcext:value-type="float">
            <text:p>76.9942</text:p>
          </table:table-cell>
          <table:table-cell office:value-type="float" office:value="287.129" calcext:value-type="float">
            <text:p>287.129</text:p>
          </table:table-cell>
          <table:table-cell office:value-type="float" office:value="42.834" calcext:value-type="float">
            <text:p>42.834</text:p>
          </table:table-cell>
          <table:table-cell office:value-type="float" office:value="78.1195" calcext:value-type="float">
            <text:p>78.1195</text:p>
          </table:table-cell>
          <table:table-cell office:value-type="float" office:value="275.432" calcext:value-type="float">
            <text:p>275.432</text:p>
          </table:table-cell>
          <table:table-cell office:value-type="float" office:value="43.6661" calcext:value-type="float">
            <text:p>43.6661</text:p>
          </table:table-cell>
          <table:table-cell/>
          <table:table-cell table:formula="of:=([.D393]-[.A393])/0.0166667" office:value-type="float" office:value="67.5178649642698" calcext:value-type="float">
            <text:p>67.5178649642698</text:p>
          </table:table-cell>
          <table:table-cell table:formula="of:=ABS([.E393]-[.B393])/0.0166667" office:value-type="float" office:value="701.818596362808" calcext:value-type="float">
            <text:p>701.818596362808</text:p>
          </table:table-cell>
          <table:table-cell table:formula="of:=([.F393]-[.C393])/0.0166667" office:value-type="float" office:value="49.9259001481995" calcext:value-type="float">
            <text:p>49.9259001481995</text:p>
          </table:table-cell>
          <table:table-cell table:formula="of:=DEGREES(ATAN(ABS([.F393]-[.C393])/ABS([.E393]-[.B393])))" office:value-type="float" office:value="4.06904665194901" calcext:value-type="float">
            <text:p>4.06904665194901</text:p>
          </table:table-cell>
          <table:table-cell table:formula="of:=SQRT(POWER([.H393];2)+POWER([.I393];2)+POWER([.J393];2))" office:value-type="float" office:value="706.824306172052" calcext:value-type="float">
            <text:p>706.824306172052</text:p>
          </table:table-cell>
        </table:table-row>
        <table:table-row table:style-name="ro1">
          <table:table-cell office:value-type="float" office:value="76.9942" calcext:value-type="float">
            <text:p>76.9942</text:p>
          </table:table-cell>
          <table:table-cell office:value-type="float" office:value="287.134" calcext:value-type="float">
            <text:p>287.134</text:p>
          </table:table-cell>
          <table:table-cell office:value-type="float" office:value="42.8332" calcext:value-type="float">
            <text:p>42.8332</text:p>
          </table:table-cell>
          <table:table-cell office:value-type="float" office:value="78.1548" calcext:value-type="float">
            <text:p>78.1548</text:p>
          </table:table-cell>
          <table:table-cell office:value-type="float" office:value="278.086" calcext:value-type="float">
            <text:p>278.086</text:p>
          </table:table-cell>
          <table:table-cell office:value-type="float" office:value="42.994" calcext:value-type="float">
            <text:p>42.994</text:p>
          </table:table-cell>
          <table:table-cell/>
          <table:table-cell table:formula="of:=([.D394]-[.A394])/0.0166667" office:value-type="float" office:value="69.6358607282778" calcext:value-type="float">
            <text:p>69.6358607282778</text:p>
          </table:table-cell>
          <table:table-cell table:formula="of:=ABS([.E394]-[.B394])/0.0166667" office:value-type="float" office:value="542.878914242172" calcext:value-type="float">
            <text:p>542.878914242172</text:p>
          </table:table-cell>
          <table:table-cell table:formula="of:=([.F394]-[.C394])/0.0166667" office:value-type="float" office:value="9.6479807040387" calcext:value-type="float">
            <text:p>9.6479807040387</text:p>
          </table:table-cell>
          <table:table-cell table:formula="of:=DEGREES(ATAN(ABS([.F394]-[.C394])/ABS([.E394]-[.B394])))" office:value-type="float" office:value="1.01814672506101" calcext:value-type="float">
            <text:p>1.01814672506101</text:p>
          </table:table-cell>
          <table:table-cell table:formula="of:=SQRT(POWER([.H394];2)+POWER([.I394];2)+POWER([.J394];2))" office:value-type="float" office:value="547.411867024997" calcext:value-type="float">
            <text:p>547.411867024997</text:p>
          </table:table-cell>
        </table:table-row>
        <table:table-row table:style-name="ro1">
          <table:table-cell office:value-type="float" office:value="78.04" calcext:value-type="float">
            <text:p>78.04</text:p>
          </table:table-cell>
          <table:table-cell office:value-type="float" office:value="288.63" calcext:value-type="float">
            <text:p>288.63</text:p>
          </table:table-cell>
          <table:table-cell office:value-type="float" office:value="42.3339" calcext:value-type="float">
            <text:p>42.3339</text:p>
          </table:table-cell>
          <table:table-cell office:value-type="float" office:value="79.3743" calcext:value-type="float">
            <text:p>79.3743</text:p>
          </table:table-cell>
          <table:table-cell office:value-type="float" office:value="275.615" calcext:value-type="float">
            <text:p>275.615</text:p>
          </table:table-cell>
          <table:table-cell office:value-type="float" office:value="43.1289" calcext:value-type="float">
            <text:p>43.1289</text:p>
          </table:table-cell>
          <table:table-cell/>
          <table:table-cell table:formula="of:=([.D395]-[.A395])/0.0166667" office:value-type="float" office:value="80.0578398843202" calcext:value-type="float">
            <text:p>80.0578398843202</text:p>
          </table:table-cell>
          <table:table-cell table:formula="of:=ABS([.E395]-[.B395])/0.0166667" office:value-type="float" office:value="780.898438203123" calcext:value-type="float">
            <text:p>780.898438203123</text:p>
          </table:table-cell>
          <table:table-cell table:formula="of:=([.F395]-[.C395])/0.0166667" office:value-type="float" office:value="47.6999046001909" calcext:value-type="float">
            <text:p>47.6999046001909</text:p>
          </table:table-cell>
          <table:table-cell table:formula="of:=DEGREES(ATAN(ABS([.F395]-[.C395])/ABS([.E395]-[.B395])))" office:value-type="float" office:value="3.49547593628888" calcext:value-type="float">
            <text:p>3.49547593628888</text:p>
          </table:table-cell>
          <table:table-cell table:formula="of:=SQRT(POWER([.H395];2)+POWER([.I395];2)+POWER([.J395];2))" office:value-type="float" office:value="786.439386992976" calcext:value-type="float">
            <text:p>786.439386992976</text:p>
          </table:table-cell>
        </table:table-row>
        <table:table-row table:style-name="ro1">
          <table:table-cell office:value-type="float" office:value="76.765" calcext:value-type="float">
            <text:p>76.765</text:p>
          </table:table-cell>
          <table:table-cell office:value-type="float" office:value="289.799" calcext:value-type="float">
            <text:p>289.799</text:p>
          </table:table-cell>
          <table:table-cell office:value-type="float" office:value="42.6731" calcext:value-type="float">
            <text:p>42.6731</text:p>
          </table:table-cell>
          <table:table-cell office:value-type="float" office:value="77.4135" calcext:value-type="float">
            <text:p>77.4135</text:p>
          </table:table-cell>
          <table:table-cell office:value-type="float" office:value="279.244" calcext:value-type="float">
            <text:p>279.244</text:p>
          </table:table-cell>
          <table:table-cell office:value-type="float" office:value="43.3166" calcext:value-type="float">
            <text:p>43.3166</text:p>
          </table:table-cell>
          <table:table-cell/>
          <table:table-cell table:formula="of:=([.D396]-[.A396])/0.0166667" office:value-type="float" office:value="38.9099221801556" calcext:value-type="float">
            <text:p>38.9099221801556</text:p>
          </table:table-cell>
          <table:table-cell table:formula="of:=ABS([.E396]-[.B396])/0.0166667" office:value-type="float" office:value="633.29873340253" calcext:value-type="float">
            <text:p>633.29873340253</text:p>
          </table:table-cell>
          <table:table-cell table:formula="of:=([.F396]-[.C396])/0.0166667" office:value-type="float" office:value="38.6099227801546" calcext:value-type="float">
            <text:p>38.6099227801546</text:p>
          </table:table-cell>
          <table:table-cell table:formula="of:=DEGREES(ATAN(ABS([.F396]-[.C396])/ABS([.E396]-[.B396])))" office:value-type="float" office:value="3.48879727631987" calcext:value-type="float">
            <text:p>3.48879727631987</text:p>
          </table:table-cell>
          <table:table-cell table:formula="of:=SQRT(POWER([.H396];2)+POWER([.I396];2)+POWER([.J396];2))" office:value-type="float" office:value="635.666574479423" calcext:value-type="float">
            <text:p>635.666574479423</text:p>
          </table:table-cell>
        </table:table-row>
        <table:table-row table:style-name="ro1">
          <table:table-cell office:value-type="float" office:value="76.2362" calcext:value-type="float">
            <text:p>76.2362</text:p>
          </table:table-cell>
          <table:table-cell office:value-type="float" office:value="288.326" calcext:value-type="float">
            <text:p>288.326</text:p>
          </table:table-cell>
          <table:table-cell office:value-type="float" office:value="43.163" calcext:value-type="float">
            <text:p>43.163</text:p>
          </table:table-cell>
          <table:table-cell office:value-type="float" office:value="76.6291" calcext:value-type="float">
            <text:p>76.6291</text:p>
          </table:table-cell>
          <table:table-cell office:value-type="float" office:value="276.495" calcext:value-type="float">
            <text:p>276.495</text:p>
          </table:table-cell>
          <table:table-cell office:value-type="float" office:value="44.0081" calcext:value-type="float">
            <text:p>44.0081</text:p>
          </table:table-cell>
          <table:table-cell/>
          <table:table-cell table:formula="of:=([.D397]-[.A397])/0.0166667" office:value-type="float" office:value="23.5739528520941" calcext:value-type="float">
            <text:p>23.5739528520941</text:p>
          </table:table-cell>
          <table:table-cell table:formula="of:=ABS([.E397]-[.B397])/0.0166667" office:value-type="float" office:value="709.858580282841" calcext:value-type="float">
            <text:p>709.858580282841</text:p>
          </table:table-cell>
          <table:table-cell table:formula="of:=([.F397]-[.C397])/0.0166667" office:value-type="float" office:value="50.705898588203" calcext:value-type="float">
            <text:p>50.705898588203</text:p>
          </table:table-cell>
          <table:table-cell table:formula="of:=DEGREES(ATAN(ABS([.F397]-[.C397])/ABS([.E397]-[.B397])))" office:value-type="float" office:value="4.08575444477368" calcext:value-type="float">
            <text:p>4.08575444477368</text:p>
          </table:table-cell>
          <table:table-cell table:formula="of:=SQRT(POWER([.H397];2)+POWER([.I397];2)+POWER([.J397];2))" office:value-type="float" office:value="712.05759837662" calcext:value-type="float">
            <text:p>712.05759837662</text:p>
          </table:table-cell>
        </table:table-row>
        <table:table-row table:style-name="ro1">
          <table:table-cell office:value-type="float" office:value="77.2202" calcext:value-type="float">
            <text:p>77.2202</text:p>
          </table:table-cell>
          <table:table-cell office:value-type="float" office:value="284.151" calcext:value-type="float">
            <text:p>284.151</text:p>
          </table:table-cell>
          <table:table-cell office:value-type="float" office:value="44.5609" calcext:value-type="float">
            <text:p>44.5609</text:p>
          </table:table-cell>
          <table:table-cell office:value-type="float" office:value="78.0651" calcext:value-type="float">
            <text:p>78.0651</text:p>
          </table:table-cell>
          <table:table-cell office:value-type="float" office:value="271.243" calcext:value-type="float">
            <text:p>271.243</text:p>
          </table:table-cell>
          <table:table-cell office:value-type="float" office:value="45.8066" calcext:value-type="float">
            <text:p>45.8066</text:p>
          </table:table-cell>
          <table:table-cell/>
          <table:table-cell table:formula="of:=([.D398]-[.A398])/0.0166667" office:value-type="float" office:value="50.6938986122025" calcext:value-type="float">
            <text:p>50.6938986122025</text:p>
          </table:table-cell>
          <table:table-cell table:formula="of:=ABS([.E398]-[.B398])/0.0166667" office:value-type="float" office:value="774.478451043099" calcext:value-type="float">
            <text:p>774.478451043099</text:p>
          </table:table-cell>
          <table:table-cell table:formula="of:=([.F398]-[.C398])/0.0166667" office:value-type="float" office:value="74.7418505162994" calcext:value-type="float">
            <text:p>74.7418505162994</text:p>
          </table:table-cell>
          <table:table-cell table:formula="of:=DEGREES(ATAN(ABS([.F398]-[.C398])/ABS([.E398]-[.B398])))" office:value-type="float" office:value="5.5123184041911" calcext:value-type="float">
            <text:p>5.5123184041911</text:p>
          </table:table-cell>
          <table:table-cell table:formula="of:=SQRT(POWER([.H398];2)+POWER([.I398];2)+POWER([.J398];2))" office:value-type="float" office:value="779.726289607592" calcext:value-type="float">
            <text:p>779.726289607592</text:p>
          </table:table-cell>
        </table:table-row>
        <table:table-row table:style-name="ro1">
          <table:table-cell office:value-type="float" office:value="76.9797" calcext:value-type="float">
            <text:p>76.9797</text:p>
          </table:table-cell>
          <table:table-cell office:value-type="float" office:value="285.764" calcext:value-type="float">
            <text:p>285.764</text:p>
          </table:table-cell>
          <table:table-cell office:value-type="float" office:value="43.0483" calcext:value-type="float">
            <text:p>43.0483</text:p>
          </table:table-cell>
          <table:table-cell office:value-type="float" office:value="77.8357" calcext:value-type="float">
            <text:p>77.8357</text:p>
          </table:table-cell>
          <table:table-cell office:value-type="float" office:value="272.865" calcext:value-type="float">
            <text:p>272.865</text:p>
          </table:table-cell>
          <table:table-cell office:value-type="float" office:value="43.8303" calcext:value-type="float">
            <text:p>43.8303</text:p>
          </table:table-cell>
          <table:table-cell/>
          <table:table-cell table:formula="of:=([.D399]-[.A399])/0.0166667" office:value-type="float" office:value="51.359897280206" calcext:value-type="float">
            <text:p>51.359897280206</text:p>
          </table:table-cell>
          <table:table-cell table:formula="of:=ABS([.E399]-[.B399])/0.0166667" office:value-type="float" office:value="773.938452123096" calcext:value-type="float">
            <text:p>773.938452123096</text:p>
          </table:table-cell>
          <table:table-cell table:formula="of:=([.F399]-[.C399])/0.0166667" office:value-type="float" office:value="46.9199061601879" calcext:value-type="float">
            <text:p>46.9199061601879</text:p>
          </table:table-cell>
          <table:table-cell table:formula="of:=DEGREES(ATAN(ABS([.F399]-[.C399])/ABS([.E399]-[.B399])))" office:value-type="float" office:value="3.46930213573568" calcext:value-type="float">
            <text:p>3.46930213573568</text:p>
          </table:table-cell>
          <table:table-cell table:formula="of:=SQRT(POWER([.H399];2)+POWER([.I399];2)+POWER([.J399];2))" office:value-type="float" office:value="777.058584868224" calcext:value-type="float">
            <text:p>777.058584868224</text:p>
          </table:table-cell>
        </table:table-row>
        <table:table-row table:style-name="ro1">
          <table:table-cell office:value-type="float" office:value="76.0017" calcext:value-type="float">
            <text:p>76.0017</text:p>
          </table:table-cell>
          <table:table-cell office:value-type="float" office:value="291.128" calcext:value-type="float">
            <text:p>291.128</text:p>
          </table:table-cell>
          <table:table-cell office:value-type="float" office:value="42.4724" calcext:value-type="float">
            <text:p>42.4724</text:p>
          </table:table-cell>
          <table:table-cell office:value-type="float" office:value="76.3907" calcext:value-type="float">
            <text:p>76.3907</text:p>
          </table:table-cell>
          <table:table-cell office:value-type="float" office:value="277.745" calcext:value-type="float">
            <text:p>277.745</text:p>
          </table:table-cell>
          <table:table-cell office:value-type="float" office:value="44.0622" calcext:value-type="float">
            <text:p>44.0622</text:p>
          </table:table-cell>
          <table:table-cell/>
          <table:table-cell table:formula="of:=([.D400]-[.A400])/0.0166667" office:value-type="float" office:value="23.3399533200931" calcext:value-type="float">
            <text:p>23.3399533200931</text:p>
          </table:table-cell>
          <table:table-cell table:formula="of:=ABS([.E400]-[.B400])/0.0166667" office:value-type="float" office:value="802.978394043211" calcext:value-type="float">
            <text:p>802.978394043211</text:p>
          </table:table-cell>
          <table:table-cell table:formula="of:=([.F400]-[.C400])/0.0166667" office:value-type="float" office:value="95.3878092243814" calcext:value-type="float">
            <text:p>95.3878092243814</text:p>
          </table:table-cell>
          <table:table-cell table:formula="of:=DEGREES(ATAN(ABS([.F400]-[.C400])/ABS([.E400]-[.B400])))" office:value-type="float" office:value="6.7745610478854" calcext:value-type="float">
            <text:p>6.7745610478854</text:p>
          </table:table-cell>
          <table:table-cell table:formula="of:=SQRT(POWER([.H400];2)+POWER([.I400];2)+POWER([.J400];2))" office:value-type="float" office:value="808.960993416756" calcext:value-type="float">
            <text:p>808.960993416756</text:p>
          </table:table-cell>
        </table:table-row>
        <table:table-row table:style-name="ro1">
          <table:table-cell office:value-type="float" office:value="76.1992" calcext:value-type="float">
            <text:p>76.1992</text:p>
          </table:table-cell>
          <table:table-cell office:value-type="float" office:value="284.282" calcext:value-type="float">
            <text:p>284.282</text:p>
          </table:table-cell>
          <table:table-cell office:value-type="float" office:value="43.5405" calcext:value-type="float">
            <text:p>43.5405</text:p>
          </table:table-cell>
          <table:table-cell office:value-type="float" office:value="76.8251" calcext:value-type="float">
            <text:p>76.8251</text:p>
          </table:table-cell>
          <table:table-cell office:value-type="float" office:value="271.288" calcext:value-type="float">
            <text:p>271.288</text:p>
          </table:table-cell>
          <table:table-cell office:value-type="float" office:value="45.0745" calcext:value-type="float">
            <text:p>45.0745</text:p>
          </table:table-cell>
          <table:table-cell/>
          <table:table-cell table:formula="of:=([.D401]-[.A401])/0.0166667" office:value-type="float" office:value="37.5539248921503" calcext:value-type="float">
            <text:p>37.5539248921503</text:p>
          </table:table-cell>
          <table:table-cell table:formula="of:=ABS([.E401]-[.B401])/0.0166667" office:value-type="float" office:value="779.638440723117" calcext:value-type="float">
            <text:p>779.638440723117</text:p>
          </table:table-cell>
          <table:table-cell table:formula="of:=([.F401]-[.C401])/0.0166667" office:value-type="float" office:value="92.0398159203681" calcext:value-type="float">
            <text:p>92.0398159203681</text:p>
          </table:table-cell>
          <table:table-cell table:formula="of:=DEGREES(ATAN(ABS([.F401]-[.C401])/ABS([.E401]-[.B401])))" office:value-type="float" office:value="6.73286092694741" calcext:value-type="float">
            <text:p>6.73286092694741</text:p>
          </table:table-cell>
          <table:table-cell table:formula="of:=SQRT(POWER([.H401];2)+POWER([.I401];2)+POWER([.J401];2))" office:value-type="float" office:value="785.950204047708" calcext:value-type="float">
            <text:p>785.950204047708</text:p>
          </table:table-cell>
        </table:table-row>
        <table:table-row table:style-name="ro1">
          <table:table-cell office:value-type="float" office:value="76.9366" calcext:value-type="float">
            <text:p>76.9366</text:p>
          </table:table-cell>
          <table:table-cell office:value-type="float" office:value="281.714" calcext:value-type="float">
            <text:p>281.714</text:p>
          </table:table-cell>
          <table:table-cell office:value-type="float" office:value="43.6839" calcext:value-type="float">
            <text:p>43.6839</text:p>
          </table:table-cell>
          <table:table-cell office:value-type="float" office:value="77.5547" calcext:value-type="float">
            <text:p>77.5547</text:p>
          </table:table-cell>
          <table:table-cell office:value-type="float" office:value="270.232" calcext:value-type="float">
            <text:p>270.232</text:p>
          </table:table-cell>
          <table:table-cell office:value-type="float" office:value="44.4984" calcext:value-type="float">
            <text:p>44.4984</text:p>
          </table:table-cell>
          <table:table-cell/>
          <table:table-cell table:formula="of:=([.D402]-[.A402])/0.0166667" office:value-type="float" office:value="37.0859258281482" calcext:value-type="float">
            <text:p>37.0859258281482</text:p>
          </table:table-cell>
          <table:table-cell table:formula="of:=ABS([.E402]-[.B402])/0.0166667" office:value-type="float" office:value="688.918622162754" calcext:value-type="float">
            <text:p>688.918622162754</text:p>
          </table:table-cell>
          <table:table-cell table:formula="of:=([.F402]-[.C402])/0.0166667" office:value-type="float" office:value="48.8699022601952" calcext:value-type="float">
            <text:p>48.8699022601952</text:p>
          </table:table-cell>
          <table:table-cell table:formula="of:=DEGREES(ATAN(ABS([.F402]-[.C402])/ABS([.E402]-[.B402])))" office:value-type="float" office:value="4.05760058673208" calcext:value-type="float">
            <text:p>4.05760058673208</text:p>
          </table:table-cell>
          <table:table-cell table:formula="of:=SQRT(POWER([.H402];2)+POWER([.I402];2)+POWER([.J402];2))" office:value-type="float" office:value="691.644779640589" calcext:value-type="float">
            <text:p>691.644779640589</text:p>
          </table:table-cell>
        </table:table-row>
        <table:table-row table:style-name="ro1">
          <table:table-cell office:value-type="float" office:value="76.7099" calcext:value-type="float">
            <text:p>76.7099</text:p>
          </table:table-cell>
          <table:table-cell office:value-type="float" office:value="284.268" calcext:value-type="float">
            <text:p>284.268</text:p>
          </table:table-cell>
          <table:table-cell office:value-type="float" office:value="43.7906" calcext:value-type="float">
            <text:p>43.7906</text:p>
          </table:table-cell>
          <table:table-cell office:value-type="float" office:value="77.3065" calcext:value-type="float">
            <text:p>77.3065</text:p>
          </table:table-cell>
          <table:table-cell office:value-type="float" office:value="270.095" calcext:value-type="float">
            <text:p>270.095</text:p>
          </table:table-cell>
          <table:table-cell office:value-type="float" office:value="45.0127" calcext:value-type="float">
            <text:p>45.0127</text:p>
          </table:table-cell>
          <table:table-cell/>
          <table:table-cell table:formula="of:=([.D403]-[.A403])/0.0166667" office:value-type="float" office:value="35.7959284081429" calcext:value-type="float">
            <text:p>35.7959284081429</text:p>
          </table:table-cell>
          <table:table-cell table:formula="of:=ABS([.E403]-[.B403])/0.0166667" office:value-type="float" office:value="850.378299243398" calcext:value-type="float">
            <text:p>850.378299243398</text:p>
          </table:table-cell>
          <table:table-cell table:formula="of:=([.F403]-[.C403])/0.0166667" office:value-type="float" office:value="73.3258533482936" calcext:value-type="float">
            <text:p>73.3258533482936</text:p>
          </table:table-cell>
          <table:table-cell table:formula="of:=DEGREES(ATAN(ABS([.F403]-[.C403])/ABS([.E403]-[.B403])))" office:value-type="float" office:value="4.92827226786695" calcext:value-type="float">
            <text:p>4.92827226786695</text:p>
          </table:table-cell>
          <table:table-cell table:formula="of:=SQRT(POWER([.H403];2)+POWER([.I403];2)+POWER([.J403];2))" office:value-type="float" office:value="854.284075167008" calcext:value-type="float">
            <text:p>854.284075167008</text:p>
          </table:table-cell>
        </table:table-row>
        <table:table-row table:style-name="ro1">
          <table:table-cell office:value-type="float" office:value="76.7512" calcext:value-type="float">
            <text:p>76.7512</text:p>
          </table:table-cell>
          <table:table-cell office:value-type="float" office:value="288.366" calcext:value-type="float">
            <text:p>288.366</text:p>
          </table:table-cell>
          <table:table-cell office:value-type="float" office:value="43.152" calcext:value-type="float">
            <text:p>43.152</text:p>
          </table:table-cell>
          <table:table-cell office:value-type="float" office:value="77.8681" calcext:value-type="float">
            <text:p>77.8681</text:p>
          </table:table-cell>
          <table:table-cell office:value-type="float" office:value="275.297" calcext:value-type="float">
            <text:p>275.297</text:p>
          </table:table-cell>
          <table:table-cell office:value-type="float" office:value="44.186" calcext:value-type="float">
            <text:p>44.186</text:p>
          </table:table-cell>
          <table:table-cell/>
          <table:table-cell table:formula="of:=([.D404]-[.A404])/0.0166667" office:value-type="float" office:value="67.0138659722681" calcext:value-type="float">
            <text:p>67.0138659722681</text:p>
          </table:table-cell>
          <table:table-cell table:formula="of:=ABS([.E404]-[.B404])/0.0166667" office:value-type="float" office:value="784.138431723134" calcext:value-type="float">
            <text:p>784.138431723134</text:p>
          </table:table-cell>
          <table:table-cell table:formula="of:=([.F404]-[.C404])/0.0166667" office:value-type="float" office:value="62.0398759202481" calcext:value-type="float">
            <text:p>62.0398759202481</text:p>
          </table:table-cell>
          <table:table-cell table:formula="of:=DEGREES(ATAN(ABS([.F404]-[.C404])/ABS([.E404]-[.B404])))" office:value-type="float" office:value="4.52373412003" calcext:value-type="float">
            <text:p>4.52373412003</text:p>
          </table:table-cell>
          <table:table-cell table:formula="of:=SQRT(POWER([.H404];2)+POWER([.I404];2)+POWER([.J404];2))" office:value-type="float" office:value="789.438334857109" calcext:value-type="float">
            <text:p>789.438334857109</text:p>
          </table:table-cell>
        </table:table-row>
        <table:table-row table:style-name="ro1">
          <table:table-cell office:value-type="float" office:value="75.7322" calcext:value-type="float">
            <text:p>75.7322</text:p>
          </table:table-cell>
          <table:table-cell office:value-type="float" office:value="289.665" calcext:value-type="float">
            <text:p>289.665</text:p>
          </table:table-cell>
          <table:table-cell office:value-type="float" office:value="42.9591" calcext:value-type="float">
            <text:p>42.9591</text:p>
          </table:table-cell>
          <table:table-cell office:value-type="float" office:value="76.3782" calcext:value-type="float">
            <text:p>76.3782</text:p>
          </table:table-cell>
          <table:table-cell office:value-type="float" office:value="276.431" calcext:value-type="float">
            <text:p>276.431</text:p>
          </table:table-cell>
          <table:table-cell office:value-type="float" office:value="44.2691" calcext:value-type="float">
            <text:p>44.2691</text:p>
          </table:table-cell>
          <table:table-cell/>
          <table:table-cell table:formula="of:=([.D405]-[.A405])/0.0166667" office:value-type="float" office:value="38.7599224801551" calcext:value-type="float">
            <text:p>38.7599224801551</text:p>
          </table:table-cell>
          <table:table-cell table:formula="of:=ABS([.E405]-[.B405])/0.0166667" office:value-type="float" office:value="794.038411923178" calcext:value-type="float">
            <text:p>794.038411923178</text:p>
          </table:table-cell>
          <table:table-cell table:formula="of:=([.F405]-[.C405])/0.0166667" office:value-type="float" office:value="78.5998428003145" calcext:value-type="float">
            <text:p>78.5998428003145</text:p>
          </table:table-cell>
          <table:table-cell table:formula="of:=DEGREES(ATAN(ABS([.F405]-[.C405])/ABS([.E405]-[.B405])))" office:value-type="float" office:value="5.65314733217138" calcext:value-type="float">
            <text:p>5.65314733217138</text:p>
          </table:table-cell>
          <table:table-cell table:formula="of:=SQRT(POWER([.H405];2)+POWER([.I405];2)+POWER([.J405];2))" office:value-type="float" office:value="798.859979275708" calcext:value-type="float">
            <text:p>798.859979275708</text:p>
          </table:table-cell>
        </table:table-row>
        <table:table-row table:style-name="ro1">
          <table:table-cell office:value-type="float" office:value="76.9797" calcext:value-type="float">
            <text:p>76.9797</text:p>
          </table:table-cell>
          <table:table-cell office:value-type="float" office:value="285.764" calcext:value-type="float">
            <text:p>285.764</text:p>
          </table:table-cell>
          <table:table-cell office:value-type="float" office:value="43.0483" calcext:value-type="float">
            <text:p>43.0483</text:p>
          </table:table-cell>
          <table:table-cell office:value-type="float" office:value="77.8356" calcext:value-type="float">
            <text:p>77.8356</text:p>
          </table:table-cell>
          <table:table-cell office:value-type="float" office:value="272.86" calcext:value-type="float">
            <text:p>272.86</text:p>
          </table:table-cell>
          <table:table-cell office:value-type="float" office:value="43.8311" calcext:value-type="float">
            <text:p>43.8311</text:p>
          </table:table-cell>
          <table:table-cell/>
          <table:table-cell table:formula="of:=([.D406]-[.A406])/0.0166667" office:value-type="float" office:value="51.3538972922057" calcext:value-type="float">
            <text:p>51.3538972922057</text:p>
          </table:table-cell>
          <table:table-cell table:formula="of:=ABS([.E406]-[.B406])/0.0166667" office:value-type="float" office:value="774.238451523097" calcext:value-type="float">
            <text:p>774.238451523097</text:p>
          </table:table-cell>
          <table:table-cell table:formula="of:=([.F406]-[.C406])/0.0166667" office:value-type="float" office:value="46.967906064188" calcext:value-type="float">
            <text:p>46.967906064188</text:p>
          </table:table-cell>
          <table:table-cell table:formula="of:=DEGREES(ATAN(ABS([.F406]-[.C406])/ABS([.E406]-[.B406])))" office:value-type="float" office:value="3.47150025767475" calcext:value-type="float">
            <text:p>3.47150025767475</text:p>
          </table:table-cell>
          <table:table-cell table:formula="of:=SQRT(POWER([.H406];2)+POWER([.I406];2)+POWER([.J406];2))" office:value-type="float" office:value="777.359882412281" calcext:value-type="float">
            <text:p>777.359882412281</text:p>
          </table:table-cell>
        </table:table-row>
        <table:table-row table:style-name="ro1">
          <table:table-cell office:value-type="float" office:value="76.4414" calcext:value-type="float">
            <text:p>76.4414</text:p>
          </table:table-cell>
          <table:table-cell office:value-type="float" office:value="283.07" calcext:value-type="float">
            <text:p>283.07</text:p>
          </table:table-cell>
          <table:table-cell office:value-type="float" office:value="43.2237" calcext:value-type="float">
            <text:p>43.2237</text:p>
          </table:table-cell>
          <table:table-cell office:value-type="float" office:value="76.8386" calcext:value-type="float">
            <text:p>76.8386</text:p>
          </table:table-cell>
          <table:table-cell office:value-type="float" office:value="272.878" calcext:value-type="float">
            <text:p>272.878</text:p>
          </table:table-cell>
          <table:table-cell office:value-type="float" office:value="43.3433" calcext:value-type="float">
            <text:p>43.3433</text:p>
          </table:table-cell>
          <table:table-cell/>
          <table:table-cell table:formula="of:=([.D407]-[.A407])/0.0166667" office:value-type="float" office:value="23.8319523360952" calcext:value-type="float">
            <text:p>23.8319523360952</text:p>
          </table:table-cell>
          <table:table-cell table:formula="of:=ABS([.E407]-[.B407])/0.0166667" office:value-type="float" office:value="611.518776962447" calcext:value-type="float">
            <text:p>611.518776962447</text:p>
          </table:table-cell>
          <table:table-cell table:formula="of:=([.F407]-[.C407])/0.0166667" office:value-type="float" office:value="7.17598564802861" calcext:value-type="float">
            <text:p>7.17598564802861</text:p>
          </table:table-cell>
          <table:table-cell table:formula="of:=DEGREES(ATAN(ABS([.F407]-[.C407])/ABS([.E407]-[.B407])))" office:value-type="float" office:value="0.672317574136771" calcext:value-type="float">
            <text:p>0.672317574136771</text:p>
          </table:table-cell>
          <table:table-cell table:formula="of:=SQRT(POWER([.H407];2)+POWER([.I407];2)+POWER([.J407];2))" office:value-type="float" office:value="612.025057738502" calcext:value-type="float">
            <text:p>612.025057738502</text:p>
          </table:table-cell>
        </table:table-row>
        <table:table-row table:style-name="ro1">
          <table:table-cell office:value-type="float" office:value="76.0024" calcext:value-type="float">
            <text:p>76.0024</text:p>
          </table:table-cell>
          <table:table-cell office:value-type="float" office:value="291.02" calcext:value-type="float">
            <text:p>291.02</text:p>
          </table:table-cell>
          <table:table-cell office:value-type="float" office:value="43.0017" calcext:value-type="float">
            <text:p>43.0017</text:p>
          </table:table-cell>
          <table:table-cell office:value-type="float" office:value="76.6557" calcext:value-type="float">
            <text:p>76.6557</text:p>
          </table:table-cell>
          <table:table-cell office:value-type="float" office:value="279.078" calcext:value-type="float">
            <text:p>279.078</text:p>
          </table:table-cell>
          <table:table-cell office:value-type="float" office:value="43.85" calcext:value-type="float">
            <text:p>43.85</text:p>
          </table:table-cell>
          <table:table-cell/>
          <table:table-cell table:formula="of:=([.D408]-[.A408])/0.0166667" office:value-type="float" office:value="39.1979216041569" calcext:value-type="float">
            <text:p>39.1979216041569</text:p>
          </table:table-cell>
          <table:table-cell table:formula="of:=ABS([.E408]-[.B408])/0.0166667" office:value-type="float" office:value="716.518566962867" calcext:value-type="float">
            <text:p>716.518566962867</text:p>
          </table:table-cell>
          <table:table-cell table:formula="of:=([.F408]-[.C408])/0.0166667" office:value-type="float" office:value="50.8978982042037" calcext:value-type="float">
            <text:p>50.8978982042037</text:p>
          </table:table-cell>
          <table:table-cell table:formula="of:=DEGREES(ATAN(ABS([.F408]-[.C408])/ABS([.E408]-[.B408])))" office:value-type="float" office:value="4.06318078192408" calcext:value-type="float">
            <text:p>4.06318078192408</text:p>
          </table:table-cell>
          <table:table-cell table:formula="of:=SQRT(POWER([.H408];2)+POWER([.I408];2)+POWER([.J408];2))" office:value-type="float" office:value="719.392750799041" calcext:value-type="float">
            <text:p>719.392750799041</text:p>
          </table:table-cell>
        </table:table-row>
        <table:table-row table:style-name="ro1">
          <table:table-cell office:value-type="float" office:value="76.5202" calcext:value-type="float">
            <text:p>76.5202</text:p>
          </table:table-cell>
          <table:table-cell office:value-type="float" office:value="291.055" calcext:value-type="float">
            <text:p>291.055</text:p>
          </table:table-cell>
          <table:table-cell office:value-type="float" office:value="42.9916" calcext:value-type="float">
            <text:p>42.9916</text:p>
          </table:table-cell>
          <table:table-cell office:value-type="float" office:value="77.3976" calcext:value-type="float">
            <text:p>77.3976</text:p>
          </table:table-cell>
          <table:table-cell office:value-type="float" office:value="277.768" calcext:value-type="float">
            <text:p>277.768</text:p>
          </table:table-cell>
          <table:table-cell office:value-type="float" office:value="44.2984" calcext:value-type="float">
            <text:p>44.2984</text:p>
          </table:table-cell>
          <table:table-cell/>
          <table:table-cell table:formula="of:=([.D409]-[.A409])/0.0166667" office:value-type="float" office:value="52.6438947122102" calcext:value-type="float">
            <text:p>52.6438947122102</text:p>
          </table:table-cell>
          <table:table-cell table:formula="of:=ABS([.E409]-[.B409])/0.0166667" office:value-type="float" office:value="797.218405563191" calcext:value-type="float">
            <text:p>797.218405563191</text:p>
          </table:table-cell>
          <table:table-cell table:formula="of:=([.F409]-[.C409])/0.0166667" office:value-type="float" office:value="78.4078431843138" calcext:value-type="float">
            <text:p>78.4078431843138</text:p>
          </table:table-cell>
          <table:table-cell table:formula="of:=DEGREES(ATAN(ABS([.F409]-[.C409])/ABS([.E409]-[.B409])))" office:value-type="float" office:value="5.61707648953233" calcext:value-type="float">
            <text:p>5.61707648953233</text:p>
          </table:table-cell>
          <table:table-cell table:formula="of:=SQRT(POWER([.H409];2)+POWER([.I409];2)+POWER([.J409];2))" office:value-type="float" office:value="802.792847309941" calcext:value-type="float">
            <text:p>802.792847309941</text:p>
          </table:table-cell>
        </table:table-row>
        <table:table-row table:style-name="ro1">
          <table:table-cell office:value-type="float" office:value="77.4448" calcext:value-type="float">
            <text:p>77.4448</text:p>
          </table:table-cell>
          <table:table-cell office:value-type="float" office:value="281.865" calcext:value-type="float">
            <text:p>281.865</text:p>
          </table:table-cell>
          <table:table-cell office:value-type="float" office:value="43.1526" calcext:value-type="float">
            <text:p>43.1526</text:p>
          </table:table-cell>
          <table:table-cell office:value-type="float" office:value="78.2814" calcext:value-type="float">
            <text:p>78.2814</text:p>
          </table:table-cell>
          <table:table-cell office:value-type="float" office:value="269.165" calcext:value-type="float">
            <text:p>269.165</text:p>
          </table:table-cell>
          <table:table-cell office:value-type="float" office:value="43.9269" calcext:value-type="float">
            <text:p>43.9269</text:p>
          </table:table-cell>
          <table:table-cell/>
          <table:table-cell table:formula="of:=([.D410]-[.A410])/0.0166667" office:value-type="float" office:value="50.195899608201" calcext:value-type="float">
            <text:p>50.195899608201</text:p>
          </table:table-cell>
          <table:table-cell table:formula="of:=ABS([.E410]-[.B410])/0.0166667" office:value-type="float" office:value="761.998476003047" calcext:value-type="float">
            <text:p>761.998476003047</text:p>
          </table:table-cell>
          <table:table-cell table:formula="of:=([.F410]-[.C410])/0.0166667" office:value-type="float" office:value="46.4579070841861" calcext:value-type="float">
            <text:p>46.4579070841861</text:p>
          </table:table-cell>
          <table:table-cell table:formula="of:=DEGREES(ATAN(ABS([.F410]-[.C410])/ABS([.E410]-[.B410])))" office:value-type="float" office:value="3.48891928030257" calcext:value-type="float">
            <text:p>3.48891928030257</text:p>
          </table:table-cell>
          <table:table-cell table:formula="of:=SQRT(POWER([.H410];2)+POWER([.I410];2)+POWER([.J410];2))" office:value-type="float" office:value="765.061855603249" calcext:value-type="float">
            <text:p>765.061855603249</text:p>
          </table:table-cell>
        </table:table-row>
        <table:table-row table:style-name="ro1">
          <table:table-cell office:value-type="float" office:value="75.8102" calcext:value-type="float">
            <text:p>75.8102</text:p>
          </table:table-cell>
          <table:table-cell office:value-type="float" office:value="299.492" calcext:value-type="float">
            <text:p>299.492</text:p>
          </table:table-cell>
          <table:table-cell office:value-type="float" office:value="41.6888" calcext:value-type="float">
            <text:p>41.6888</text:p>
          </table:table-cell>
          <table:table-cell office:value-type="float" office:value="76.9652" calcext:value-type="float">
            <text:p>76.9652</text:p>
          </table:table-cell>
          <table:table-cell office:value-type="float" office:value="284.406" calcext:value-type="float">
            <text:p>284.406</text:p>
          </table:table-cell>
          <table:table-cell office:value-type="float" office:value="43.2614" calcext:value-type="float">
            <text:p>43.2614</text:p>
          </table:table-cell>
          <table:table-cell/>
          <table:table-cell table:formula="of:=([.D411]-[.A411])/0.0166667" office:value-type="float" office:value="69.2998614002773" calcext:value-type="float">
            <text:p>69.2998614002773</text:p>
          </table:table-cell>
          <table:table-cell table:formula="of:=ABS([.E411]-[.B411])/0.0166667" office:value-type="float" office:value="905.158189683622" calcext:value-type="float">
            <text:p>905.158189683622</text:p>
          </table:table-cell>
          <table:table-cell table:formula="of:=([.F411]-[.C411])/0.0166667" office:value-type="float" office:value="94.3558112883775" calcext:value-type="float">
            <text:p>94.3558112883775</text:p>
          </table:table-cell>
          <table:table-cell table:formula="of:=DEGREES(ATAN(ABS([.F411]-[.C411])/ABS([.E411]-[.B411])))" office:value-type="float" office:value="5.95115246287532" calcext:value-type="float">
            <text:p>5.95115246287532</text:p>
          </table:table-cell>
          <table:table-cell table:formula="of:=SQRT(POWER([.H411];2)+POWER([.I411];2)+POWER([.J411];2))" office:value-type="float" office:value="912.697561224591" calcext:value-type="float">
            <text:p>912.697561224591</text:p>
          </table:table-cell>
        </table:table-row>
        <table:table-row table:style-name="ro1">
          <table:table-cell office:value-type="float" office:value="77.2661" calcext:value-type="float">
            <text:p>77.2661</text:p>
          </table:table-cell>
          <table:table-cell office:value-type="float" office:value="288.342" calcext:value-type="float">
            <text:p>288.342</text:p>
          </table:table-cell>
          <table:table-cell office:value-type="float" office:value="43.4058" calcext:value-type="float">
            <text:p>43.4058</text:p>
          </table:table-cell>
          <table:table-cell office:value-type="float" office:value="78.3148" calcext:value-type="float">
            <text:p>78.3148</text:p>
          </table:table-cell>
          <table:table-cell office:value-type="float" office:value="271.46" calcext:value-type="float">
            <text:p>271.46</text:p>
          </table:table-cell>
          <table:table-cell office:value-type="float" office:value="44.788" calcext:value-type="float">
            <text:p>44.788</text:p>
          </table:table-cell>
          <table:table-cell/>
          <table:table-cell table:formula="of:=([.D412]-[.A412])/0.0166667" office:value-type="float" office:value="62.9218741562523" calcext:value-type="float">
            <text:p>62.9218741562523</text:p>
          </table:table-cell>
          <table:table-cell table:formula="of:=ABS([.E412]-[.B412])/0.0166667" office:value-type="float" office:value="1012.91797416405" calcext:value-type="float">
            <text:p>1012.91797416405</text:p>
          </table:table-cell>
          <table:table-cell table:formula="of:=([.F412]-[.C412])/0.0166667" office:value-type="float" office:value="82.9318341363316" calcext:value-type="float">
            <text:p>82.9318341363316</text:p>
          </table:table-cell>
          <table:table-cell table:formula="of:=DEGREES(ATAN(ABS([.F412]-[.C412])/ABS([.E412]-[.B412])))" office:value-type="float" office:value="4.68060528289761" calcext:value-type="float">
            <text:p>4.68060528289761</text:p>
          </table:table-cell>
          <table:table-cell table:formula="of:=SQRT(POWER([.H412];2)+POWER([.I412];2)+POWER([.J412];2))" office:value-type="float" office:value="1018.25324637104" calcext:value-type="float">
            <text:p>1018.25324637104</text:p>
          </table:table-cell>
        </table:table-row>
        <table:table-row table:style-name="ro1">
          <table:table-cell office:value-type="float" office:value="76.8939" calcext:value-type="float">
            <text:p>76.8939</text:p>
          </table:table-cell>
          <table:table-cell office:value-type="float" office:value="277.976" calcext:value-type="float">
            <text:p>277.976</text:p>
          </table:table-cell>
          <table:table-cell office:value-type="float" office:value="43.0232" calcext:value-type="float">
            <text:p>43.0232</text:p>
          </table:table-cell>
          <table:table-cell office:value-type="float" office:value="77.2479" calcext:value-type="float">
            <text:p>77.2479</text:p>
          </table:table-cell>
          <table:table-cell office:value-type="float" office:value="265.428" calcext:value-type="float">
            <text:p>265.428</text:p>
          </table:table-cell>
          <table:table-cell office:value-type="float" office:value="43.8075" calcext:value-type="float">
            <text:p>43.8075</text:p>
          </table:table-cell>
          <table:table-cell/>
          <table:table-cell table:formula="of:=([.D413]-[.A413])/0.0166667" office:value-type="float" office:value="21.2399575200849" calcext:value-type="float">
            <text:p>21.2399575200849</text:p>
          </table:table-cell>
          <table:table-cell table:formula="of:=ABS([.E413]-[.B413])/0.0166667" office:value-type="float" office:value="752.878494243012" calcext:value-type="float">
            <text:p>752.878494243012</text:p>
          </table:table-cell>
          <table:table-cell table:formula="of:=([.F413]-[.C413])/0.0166667" office:value-type="float" office:value="47.0579058841879" calcext:value-type="float">
            <text:p>47.0579058841879</text:p>
          </table:table-cell>
          <table:table-cell table:formula="of:=DEGREES(ATAN(ABS([.F413]-[.C413])/ABS([.E413]-[.B413])))" office:value-type="float" office:value="3.57656179301047" calcext:value-type="float">
            <text:p>3.57656179301047</text:p>
          </table:table-cell>
          <table:table-cell table:formula="of:=SQRT(POWER([.H413];2)+POWER([.I413];2)+POWER([.J413];2))" office:value-type="float" office:value="754.646678516036" calcext:value-type="float">
            <text:p>754.646678516036</text:p>
          </table:table-cell>
        </table:table-row>
        <table:table-row table:style-name="ro1">
          <table:table-cell office:value-type="float" office:value="76.9651" calcext:value-type="float">
            <text:p>76.9651</text:p>
          </table:table-cell>
          <table:table-cell office:value-type="float" office:value="284.395" calcext:value-type="float">
            <text:p>284.395</text:p>
          </table:table-cell>
          <table:table-cell office:value-type="float" office:value="43.263" calcext:value-type="float">
            <text:p>43.263</text:p>
          </table:table-cell>
          <table:table-cell office:value-type="float" office:value="77.5859" calcext:value-type="float">
            <text:p>77.5859</text:p>
          </table:table-cell>
          <table:table-cell office:value-type="float" office:value="272.731" calcext:value-type="float">
            <text:p>272.731</text:p>
          </table:table-cell>
          <table:table-cell office:value-type="float" office:value="44.3473" calcext:value-type="float">
            <text:p>44.3473</text:p>
          </table:table-cell>
          <table:table-cell/>
          <table:table-cell table:formula="of:=([.D414]-[.A414])/0.0166667" office:value-type="float" office:value="37.2479255041483" calcext:value-type="float">
            <text:p>37.2479255041483</text:p>
          </table:table-cell>
          <table:table-cell table:formula="of:=ABS([.E414]-[.B414])/0.0166667" office:value-type="float" office:value="699.838600322799" calcext:value-type="float">
            <text:p>699.838600322799</text:p>
          </table:table-cell>
          <table:table-cell table:formula="of:=([.F414]-[.C414])/0.0166667" office:value-type="float" office:value="65.0578698842602" calcext:value-type="float">
            <text:p>65.0578698842602</text:p>
          </table:table-cell>
          <table:table-cell table:formula="of:=DEGREES(ATAN(ABS([.F414]-[.C414])/ABS([.E414]-[.B414])))" office:value-type="float" office:value="5.31102335964318" calcext:value-type="float">
            <text:p>5.31102335964318</text:p>
          </table:table-cell>
          <table:table-cell table:formula="of:=SQRT(POWER([.H414];2)+POWER([.I414];2)+POWER([.J414];2))" office:value-type="float" office:value="703.842312517523" calcext:value-type="float">
            <text:p>703.842312517523</text:p>
          </table:table-cell>
        </table:table-row>
        <table:table-row table:style-name="ro1">
          <table:table-cell office:value-type="float" office:value="76.2613" calcext:value-type="float">
            <text:p>76.2613</text:p>
          </table:table-cell>
          <table:table-cell office:value-type="float" office:value="291.035" calcext:value-type="float">
            <text:p>291.035</text:p>
          </table:table-cell>
          <table:table-cell office:value-type="float" office:value="42.997" calcext:value-type="float">
            <text:p>42.997</text:p>
          </table:table-cell>
          <table:table-cell office:value-type="float" office:value="77.3823" calcext:value-type="float">
            <text:p>77.3823</text:p>
          </table:table-cell>
          <table:table-cell office:value-type="float" office:value="276.461" calcext:value-type="float">
            <text:p>276.461</text:p>
          </table:table-cell>
          <table:table-cell office:value-type="float" office:value="44.5036" calcext:value-type="float">
            <text:p>44.5036</text:p>
          </table:table-cell>
          <table:table-cell/>
          <table:table-cell table:formula="of:=([.D415]-[.A415])/0.0166667" office:value-type="float" office:value="67.2598654802687" calcext:value-type="float">
            <text:p>67.2598654802687</text:p>
          </table:table-cell>
          <table:table-cell table:formula="of:=ABS([.E415]-[.B415])/0.0166667" office:value-type="float" office:value="874.438251123499" calcext:value-type="float">
            <text:p>874.438251123499</text:p>
          </table:table-cell>
          <table:table-cell table:formula="of:=([.F415]-[.C415])/0.0166667" office:value-type="float" office:value="90.3958192083615" calcext:value-type="float">
            <text:p>90.3958192083615</text:p>
          </table:table-cell>
          <table:table-cell table:formula="of:=DEGREES(ATAN(ABS([.F415]-[.C415])/ABS([.E415]-[.B415])))" office:value-type="float" office:value="5.90203673357409" calcext:value-type="float">
            <text:p>5.90203673357409</text:p>
          </table:table-cell>
          <table:table-cell table:formula="of:=SQRT(POWER([.H415];2)+POWER([.I415];2)+POWER([.J415];2))" office:value-type="float" office:value="881.667481912936" calcext:value-type="float">
            <text:p>881.667481912936</text:p>
          </table:table-cell>
        </table:table-row>
        <table:table-row table:style-name="ro1">
          <table:table-cell office:value-type="float" office:value="76.249" calcext:value-type="float">
            <text:p>76.249</text:p>
          </table:table-cell>
          <table:table-cell office:value-type="float" office:value="289.589" calcext:value-type="float">
            <text:p>289.589</text:p>
          </table:table-cell>
          <table:table-cell office:value-type="float" office:value="43.4768" calcext:value-type="float">
            <text:p>43.4768</text:p>
          </table:table-cell>
          <table:table-cell office:value-type="float" office:value="76.8942" calcext:value-type="float">
            <text:p>76.8942</text:p>
          </table:table-cell>
          <table:table-cell office:value-type="float" office:value="277.673" calcext:value-type="float">
            <text:p>277.673</text:p>
          </table:table-cell>
          <table:table-cell office:value-type="float" office:value="44.5671" calcext:value-type="float">
            <text:p>44.5671</text:p>
          </table:table-cell>
          <table:table-cell/>
          <table:table-cell table:formula="of:=([.D416]-[.A416])/0.0166667" office:value-type="float" office:value="38.711922576155" calcext:value-type="float">
            <text:p>38.711922576155</text:p>
          </table:table-cell>
          <table:table-cell table:formula="of:=ABS([.E416]-[.B416])/0.0166667" office:value-type="float" office:value="714.95857008286" calcext:value-type="float">
            <text:p>714.95857008286</text:p>
          </table:table-cell>
          <table:table-cell table:formula="of:=([.F416]-[.C416])/0.0166667" office:value-type="float" office:value="65.417869164262" calcext:value-type="float">
            <text:p>65.417869164262</text:p>
          </table:table-cell>
          <table:table-cell table:formula="of:=DEGREES(ATAN(ABS([.F416]-[.C416])/ABS([.E416]-[.B416])))" office:value-type="float" office:value="5.22793944144391" calcext:value-type="float">
            <text:p>5.22793944144391</text:p>
          </table:table-cell>
          <table:table-cell table:formula="of:=SQRT(POWER([.H416];2)+POWER([.I416];2)+POWER([.J416];2))" office:value-type="float" office:value="718.988085777826" calcext:value-type="float">
            <text:p>718.988085777826</text:p>
          </table:table-cell>
        </table:table-row>
        <table:table-row table:style-name="ro1">
          <table:table-cell office:value-type="float" office:value="76.6558" calcext:value-type="float">
            <text:p>76.6558</text:p>
          </table:table-cell>
          <table:table-cell office:value-type="float" office:value="279.083" calcext:value-type="float">
            <text:p>279.083</text:p>
          </table:table-cell>
          <table:table-cell office:value-type="float" office:value="43.8492" calcext:value-type="float">
            <text:p>43.8492</text:p>
          </table:table-cell>
          <table:table-cell office:value-type="float" office:value="76.7979" calcext:value-type="float">
            <text:p>76.7979</text:p>
          </table:table-cell>
          <table:table-cell office:value-type="float" office:value="268.94" calcext:value-type="float">
            <text:p>268.94</text:p>
          </table:table-cell>
          <table:table-cell office:value-type="float" office:value="44.4662" calcext:value-type="float">
            <text:p>44.4662</text:p>
          </table:table-cell>
          <table:table-cell/>
          <table:table-cell table:formula="of:=([.D417]-[.A417])/0.0166667" office:value-type="float" office:value="8.52598294803406" calcext:value-type="float">
            <text:p>8.52598294803406</text:p>
          </table:table-cell>
          <table:table-cell table:formula="of:=ABS([.E417]-[.B417])/0.0166667" office:value-type="float" office:value="608.578782842436" calcext:value-type="float">
            <text:p>608.578782842436</text:p>
          </table:table-cell>
          <table:table-cell table:formula="of:=([.F417]-[.C417])/0.0166667" office:value-type="float" office:value="37.0199259601479" calcext:value-type="float">
            <text:p>37.0199259601479</text:p>
          </table:table-cell>
          <table:table-cell table:formula="of:=DEGREES(ATAN(ABS([.F417]-[.C417])/ABS([.E417]-[.B417])))" office:value-type="float" office:value="3.48102028442394" calcext:value-type="float">
            <text:p>3.48102028442394</text:p>
          </table:table-cell>
          <table:table-cell table:formula="of:=SQRT(POWER([.H417];2)+POWER([.I417];2)+POWER([.J417];2))" office:value-type="float" office:value="609.763316565785" calcext:value-type="float">
            <text:p>609.763316565785</text:p>
          </table:table-cell>
        </table:table-row>
        <table:table-row table:style-name="ro1">
          <table:table-cell office:value-type="float" office:value="76.6692" calcext:value-type="float">
            <text:p>76.6692</text:p>
          </table:table-cell>
          <table:table-cell office:value-type="float" office:value="280.357" calcext:value-type="float">
            <text:p>280.357</text:p>
          </table:table-cell>
          <table:table-cell office:value-type="float" office:value="43.8991" calcext:value-type="float">
            <text:p>43.8991</text:p>
          </table:table-cell>
          <table:table-cell office:value-type="float" office:value="77.2772" calcext:value-type="float">
            <text:p>77.2772</text:p>
          </table:table-cell>
          <table:table-cell office:value-type="float" office:value="267.759" calcext:value-type="float">
            <text:p>267.759</text:p>
          </table:table-cell>
          <table:table-cell office:value-type="float" office:value="44.4061" calcext:value-type="float">
            <text:p>44.4061</text:p>
          </table:table-cell>
          <table:table-cell/>
          <table:table-cell table:formula="of:=([.D418]-[.A418])/0.0166667" office:value-type="float" office:value="36.4799270401453" calcext:value-type="float">
            <text:p>36.4799270401453</text:p>
          </table:table-cell>
          <table:table-cell table:formula="of:=ABS([.E418]-[.B418])/0.0166667" office:value-type="float" office:value="755.878488243024" calcext:value-type="float">
            <text:p>755.878488243024</text:p>
          </table:table-cell>
          <table:table-cell table:formula="of:=([.F418]-[.C418])/0.0166667" office:value-type="float" office:value="30.419939160122" calcext:value-type="float">
            <text:p>30.419939160122</text:p>
          </table:table-cell>
          <table:table-cell table:formula="of:=DEGREES(ATAN(ABS([.F418]-[.C418])/ABS([.E418]-[.B418])))" office:value-type="float" office:value="2.30459538750295" calcext:value-type="float">
            <text:p>2.30459538750295</text:p>
          </table:table-cell>
          <table:table-cell table:formula="of:=SQRT(POWER([.H418];2)+POWER([.I418];2)+POWER([.J418];2))" office:value-type="float" office:value="757.36942555395" calcext:value-type="float">
            <text:p>757.36942555395</text:p>
          </table:table-cell>
        </table:table-row>
        <table:table-row table:style-name="ro1">
          <table:table-cell office:value-type="float" office:value="75.9794" calcext:value-type="float">
            <text:p>75.9794</text:p>
          </table:table-cell>
          <table:table-cell office:value-type="float" office:value="288.189" calcext:value-type="float">
            <text:p>288.189</text:p>
          </table:table-cell>
          <table:table-cell office:value-type="float" office:value="43.6957" calcext:value-type="float">
            <text:p>43.6957</text:p>
          </table:table-cell>
          <table:table-cell office:value-type="float" office:value="76.8664" calcext:value-type="float">
            <text:p>76.8664</text:p>
          </table:table-cell>
          <table:table-cell office:value-type="float" office:value="275.06" calcext:value-type="float">
            <text:p>275.06</text:p>
          </table:table-cell>
          <table:table-cell office:value-type="float" office:value="44.9756" calcext:value-type="float">
            <text:p>44.9756</text:p>
          </table:table-cell>
          <table:table-cell/>
          <table:table-cell table:formula="of:=([.D419]-[.A419])/0.0166667" office:value-type="float" office:value="53.2198935602129" calcext:value-type="float">
            <text:p>53.2198935602129</text:p>
          </table:table-cell>
          <table:table-cell table:formula="of:=ABS([.E419]-[.B419])/0.0166667" office:value-type="float" office:value="787.738424523152" calcext:value-type="float">
            <text:p>787.738424523152</text:p>
          </table:table-cell>
          <table:table-cell table:formula="of:=([.F419]-[.C419])/0.0166667" office:value-type="float" office:value="76.7938464123071" calcext:value-type="float">
            <text:p>76.7938464123071</text:p>
          </table:table-cell>
          <table:table-cell table:formula="of:=DEGREES(ATAN(ABS([.F419]-[.C419])/ABS([.E419]-[.B419])))" office:value-type="float" office:value="5.56796975024085" calcext:value-type="float">
            <text:p>5.56796975024085</text:p>
          </table:table-cell>
          <table:table-cell table:formula="of:=SQRT(POWER([.H419];2)+POWER([.I419];2)+POWER([.J419];2))" office:value-type="float" office:value="793.260031381624" calcext:value-type="float">
            <text:p>793.260031381624</text:p>
          </table:table-cell>
        </table:table-row>
        <table:table-row table:style-name="ro1">
          <table:table-cell office:value-type="float" office:value="76.7372" calcext:value-type="float">
            <text:p>76.7372</text:p>
          </table:table-cell>
          <table:table-cell office:value-type="float" office:value="287.166" calcext:value-type="float">
            <text:p>287.166</text:p>
          </table:table-cell>
          <table:table-cell office:value-type="float" office:value="42.5762" calcext:value-type="float">
            <text:p>42.5762</text:p>
          </table:table-cell>
          <table:table-cell office:value-type="float" office:value="77.6025" calcext:value-type="float">
            <text:p>77.6025</text:p>
          </table:table-cell>
          <table:table-cell office:value-type="float" office:value="274.188" calcext:value-type="float">
            <text:p>274.188</text:p>
          </table:table-cell>
          <table:table-cell office:value-type="float" office:value="43.3735" calcext:value-type="float">
            <text:p>43.3735</text:p>
          </table:table-cell>
          <table:table-cell/>
          <table:table-cell table:formula="of:=([.D420]-[.A420])/0.0166667" office:value-type="float" office:value="51.917896164208" calcext:value-type="float">
            <text:p>51.917896164208</text:p>
          </table:table-cell>
          <table:table-cell table:formula="of:=ABS([.E420]-[.B420])/0.0166667" office:value-type="float" office:value="778.678442643115" calcext:value-type="float">
            <text:p>778.678442643115</text:p>
          </table:table-cell>
          <table:table-cell table:formula="of:=([.F420]-[.C420])/0.0166667" office:value-type="float" office:value="47.8379043241914" calcext:value-type="float">
            <text:p>47.8379043241914</text:p>
          </table:table-cell>
          <table:table-cell table:formula="of:=DEGREES(ATAN(ABS([.F420]-[.C420])/ABS([.E420]-[.B420])))" office:value-type="float" office:value="3.51553270822498" calcext:value-type="float">
            <text:p>3.51553270822498</text:p>
          </table:table-cell>
          <table:table-cell table:formula="of:=SQRT(POWER([.H420];2)+POWER([.I420];2)+POWER([.J420];2))" office:value-type="float" office:value="781.872144323709" calcext:value-type="float">
            <text:p>781.872144323709</text:p>
          </table:table-cell>
        </table:table-row>
        <table:table-row table:style-name="ro1">
          <table:table-cell office:value-type="float" office:value="76.9942" calcext:value-type="float">
            <text:p>76.9942</text:p>
          </table:table-cell>
          <table:table-cell office:value-type="float" office:value="287.072" calcext:value-type="float">
            <text:p>287.072</text:p>
          </table:table-cell>
          <table:table-cell office:value-type="float" office:value="43.0973" calcext:value-type="float">
            <text:p>43.0973</text:p>
          </table:table-cell>
          <table:table-cell office:value-type="float" office:value="77.6177" calcext:value-type="float">
            <text:p>77.6177</text:p>
          </table:table-cell>
          <table:table-cell office:value-type="float" office:value="275.286" calcext:value-type="float">
            <text:p>275.286</text:p>
          </table:table-cell>
          <table:table-cell office:value-type="float" office:value="44.19" calcext:value-type="float">
            <text:p>44.19</text:p>
          </table:table-cell>
          <table:table-cell/>
          <table:table-cell table:formula="of:=([.D421]-[.A421])/0.0166667" office:value-type="float" office:value="37.4099251801492" calcext:value-type="float">
            <text:p>37.4099251801492</text:p>
          </table:table-cell>
          <table:table-cell table:formula="of:=ABS([.E421]-[.B421])/0.0166667" office:value-type="float" office:value="707.158585682829" calcext:value-type="float">
            <text:p>707.158585682829</text:p>
          </table:table-cell>
          <table:table-cell table:formula="of:=([.F421]-[.C421])/0.0166667" office:value-type="float" office:value="65.5618688762623" calcext:value-type="float">
            <text:p>65.5618688762623</text:p>
          </table:table-cell>
          <table:table-cell table:formula="of:=DEGREES(ATAN(ABS([.F421]-[.C421])/ABS([.E421]-[.B421])))" office:value-type="float" office:value="5.29684700895965" calcext:value-type="float">
            <text:p>5.29684700895965</text:p>
          </table:table-cell>
          <table:table-cell table:formula="of:=SQRT(POWER([.H421];2)+POWER([.I421];2)+POWER([.J421];2))" office:value-type="float" office:value="711.175875896723" calcext:value-type="float">
            <text:p>711.175875896723</text:p>
          </table:table-cell>
        </table:table-row>
        <table:table-row table:style-name="ro1">
          <table:table-cell office:value-type="float" office:value="76.9941" calcext:value-type="float">
            <text:p>76.9941</text:p>
          </table:table-cell>
          <table:table-cell office:value-type="float" office:value="286.957" calcext:value-type="float">
            <text:p>286.957</text:p>
          </table:table-cell>
          <table:table-cell office:value-type="float" office:value="43.6232" calcext:value-type="float">
            <text:p>43.6232</text:p>
          </table:table-cell>
          <table:table-cell office:value-type="float" office:value="77.8675" calcext:value-type="float">
            <text:p>77.8675</text:p>
          </table:table-cell>
          <table:table-cell office:value-type="float" office:value="275.193" calcext:value-type="float">
            <text:p>275.193</text:p>
          </table:table-cell>
          <table:table-cell office:value-type="float" office:value="44.698" calcext:value-type="float">
            <text:p>44.698</text:p>
          </table:table-cell>
          <table:table-cell/>
          <table:table-cell table:formula="of:=([.D422]-[.A422])/0.0166667" office:value-type="float" office:value="52.4038951922098" calcext:value-type="float">
            <text:p>52.4038951922098</text:p>
          </table:table-cell>
          <table:table-cell table:formula="of:=ABS([.E422]-[.B422])/0.0166667" office:value-type="float" office:value="705.838588322824" calcext:value-type="float">
            <text:p>705.838588322824</text:p>
          </table:table-cell>
          <table:table-cell table:formula="of:=([.F422]-[.C422])/0.0166667" office:value-type="float" office:value="64.4878710242582" calcext:value-type="float">
            <text:p>64.4878710242582</text:p>
          </table:table-cell>
          <table:table-cell table:formula="of:=DEGREES(ATAN(ABS([.F422]-[.C422])/ABS([.E422]-[.B422])))" office:value-type="float" office:value="5.22024912992652" calcext:value-type="float">
            <text:p>5.22024912992652</text:p>
          </table:table-cell>
          <table:table-cell table:formula="of:=SQRT(POWER([.H422];2)+POWER([.I422];2)+POWER([.J422];2))" office:value-type="float" office:value="710.712998689425" calcext:value-type="float">
            <text:p>710.712998689425</text:p>
          </table:table-cell>
        </table:table-row>
        <table:table-row table:style-name="ro1">
          <table:table-cell office:value-type="float" office:value="76.4545" calcext:value-type="float">
            <text:p>76.4545</text:p>
          </table:table-cell>
          <table:table-cell office:value-type="float" office:value="284.37" calcext:value-type="float">
            <text:p>284.37</text:p>
          </table:table-cell>
          <table:table-cell office:value-type="float" office:value="43.2717" calcext:value-type="float">
            <text:p>43.2717</text:p>
          </table:table-cell>
          <table:table-cell office:value-type="float" office:value="77.0879" calcext:value-type="float">
            <text:p>77.0879</text:p>
          </table:table-cell>
          <table:table-cell office:value-type="float" office:value="272.85" calcext:value-type="float">
            <text:p>272.85</text:p>
          </table:table-cell>
          <table:table-cell office:value-type="float" office:value="43.5926" calcext:value-type="float">
            <text:p>43.5926</text:p>
          </table:table-cell>
          <table:table-cell/>
          <table:table-cell table:formula="of:=([.D423]-[.A423])/0.0166667" office:value-type="float" office:value="38.0039239921526" calcext:value-type="float">
            <text:p>38.0039239921526</text:p>
          </table:table-cell>
          <table:table-cell table:formula="of:=ABS([.E423]-[.B423])/0.0166667" office:value-type="float" office:value="691.198617602764" calcext:value-type="float">
            <text:p>691.198617602764</text:p>
          </table:table-cell>
          <table:table-cell table:formula="of:=([.F423]-[.C423])/0.0166667" office:value-type="float" office:value="19.2539614920767" calcext:value-type="float">
            <text:p>19.2539614920767</text:p>
          </table:table-cell>
          <table:table-cell table:formula="of:=DEGREES(ATAN(ABS([.F423]-[.C423])/ABS([.E423]-[.B423])))" office:value-type="float" office:value="1.59561304304055" calcext:value-type="float">
            <text:p>1.59561304304055</text:p>
          </table:table-cell>
          <table:table-cell table:formula="of:=SQRT(POWER([.H423];2)+POWER([.I423];2)+POWER([.J423];2))" office:value-type="float" office:value="692.510319235686" calcext:value-type="float">
            <text:p>692.510319235686</text:p>
          </table:table-cell>
        </table:table-row>
        <table:table-row table:style-name="ro1">
          <table:table-cell office:value-type="float" office:value="76.5201" calcext:value-type="float">
            <text:p>76.5201</text:p>
          </table:table-cell>
          <table:table-cell office:value-type="float" office:value="291.114" calcext:value-type="float">
            <text:p>291.114</text:p>
          </table:table-cell>
          <table:table-cell office:value-type="float" office:value="42.7261" calcext:value-type="float">
            <text:p>42.7261</text:p>
          </table:table-cell>
          <table:table-cell office:value-type="float" office:value="77.4136" calcext:value-type="float">
            <text:p>77.4136</text:p>
          </table:table-cell>
          <table:table-cell office:value-type="float" office:value="279.206" calcext:value-type="float">
            <text:p>279.206</text:p>
          </table:table-cell>
          <table:table-cell office:value-type="float" office:value="43.5728" calcext:value-type="float">
            <text:p>43.5728</text:p>
          </table:table-cell>
          <table:table-cell/>
          <table:table-cell table:formula="of:=([.D424]-[.A424])/0.0166667" office:value-type="float" office:value="53.6098927802146" calcext:value-type="float">
            <text:p>53.6098927802146</text:p>
          </table:table-cell>
          <table:table-cell table:formula="of:=ABS([.E424]-[.B424])/0.0166667" office:value-type="float" office:value="714.478571042856" calcext:value-type="float">
            <text:p>714.478571042856</text:p>
          </table:table-cell>
          <table:table-cell table:formula="of:=([.F424]-[.C424])/0.0166667" office:value-type="float" office:value="50.8018983962031" calcext:value-type="float">
            <text:p>50.8018983962031</text:p>
          </table:table-cell>
          <table:table-cell table:formula="of:=DEGREES(ATAN(ABS([.F424]-[.C424])/ABS([.E424]-[.B424])))" office:value-type="float" office:value="4.06708338755002" calcext:value-type="float">
            <text:p>4.06708338755002</text:p>
          </table:table-cell>
          <table:table-cell table:formula="of:=SQRT(POWER([.H424];2)+POWER([.I424];2)+POWER([.J424];2))" office:value-type="float" office:value="718.285794070859" calcext:value-type="float">
            <text:p>718.285794070859</text:p>
          </table:table-cell>
        </table:table-row>
        <table:table-row table:style-name="ro1">
          <table:table-cell office:value-type="float" office:value="76.2738" calcext:value-type="float">
            <text:p>76.2738</text:p>
          </table:table-cell>
          <table:table-cell office:value-type="float" office:value="292.431" calcext:value-type="float">
            <text:p>292.431</text:p>
          </table:table-cell>
          <table:table-cell office:value-type="float" office:value="42.7804" calcext:value-type="float">
            <text:p>42.7804</text:p>
          </table:table-cell>
          <table:table-cell office:value-type="float" office:value="76.9224" calcext:value-type="float">
            <text:p>76.9224</text:p>
          </table:table-cell>
          <table:table-cell office:value-type="float" office:value="280.379" calcext:value-type="float">
            <text:p>280.379</text:p>
          </table:table-cell>
          <table:table-cell office:value-type="float" office:value="43.8934" calcext:value-type="float">
            <text:p>43.8934</text:p>
          </table:table-cell>
          <table:table-cell/>
          <table:table-cell table:formula="of:=([.D425]-[.A425])/0.0166667" office:value-type="float" office:value="38.9159221681558" calcext:value-type="float">
            <text:p>38.9159221681558</text:p>
          </table:table-cell>
          <table:table-cell table:formula="of:=ABS([.E425]-[.B425])/0.0166667" office:value-type="float" office:value="723.11855376289" calcext:value-type="float">
            <text:p>723.11855376289</text:p>
          </table:table-cell>
          <table:table-cell table:formula="of:=([.F425]-[.C425])/0.0166667" office:value-type="float" office:value="66.7798664402671" calcext:value-type="float">
            <text:p>66.7798664402671</text:p>
          </table:table-cell>
          <table:table-cell table:formula="of:=DEGREES(ATAN(ABS([.F425]-[.C425])/ABS([.E425]-[.B425])))" office:value-type="float" office:value="5.27628914965264" calcext:value-type="float">
            <text:p>5.27628914965264</text:p>
          </table:table-cell>
          <table:table-cell table:formula="of:=SQRT(POWER([.H425];2)+POWER([.I425];2)+POWER([.J425];2))" office:value-type="float" office:value="727.237541905059" calcext:value-type="float">
            <text:p>727.237541905059</text:p>
          </table:table-cell>
        </table:table-row>
        <table:table-row table:style-name="ro1">
          <table:table-cell office:value-type="float" office:value="77.6979" calcext:value-type="float">
            <text:p>77.6979</text:p>
          </table:table-cell>
          <table:table-cell office:value-type="float" office:value="281.665" calcext:value-type="float">
            <text:p>281.665</text:p>
          </table:table-cell>
          <table:table-cell office:value-type="float" office:value="44.1869" calcext:value-type="float">
            <text:p>44.1869</text:p>
          </table:table-cell>
          <table:table-cell office:value-type="float" office:value="78.5443" calcext:value-type="float">
            <text:p>78.5443</text:p>
          </table:table-cell>
          <table:table-cell office:value-type="float" office:value="270.164" calcext:value-type="float">
            <text:p>270.164</text:p>
          </table:table-cell>
          <table:table-cell office:value-type="float" office:value="45.2356" calcext:value-type="float">
            <text:p>45.2356</text:p>
          </table:table-cell>
          <table:table-cell/>
          <table:table-cell table:formula="of:=([.D426]-[.A426])/0.0166667" office:value-type="float" office:value="50.7838984322033" calcext:value-type="float">
            <text:p>50.7838984322033</text:p>
          </table:table-cell>
          <table:table-cell table:formula="of:=ABS([.E426]-[.B426])/0.0166667" office:value-type="float" office:value="690.058619882762" calcext:value-type="float">
            <text:p>690.058619882762</text:p>
          </table:table-cell>
          <table:table-cell table:formula="of:=([.F426]-[.C426])/0.0166667" office:value-type="float" office:value="62.9218741562515" calcext:value-type="float">
            <text:p>62.9218741562515</text:p>
          </table:table-cell>
          <table:table-cell table:formula="of:=DEGREES(ATAN(ABS([.F426]-[.C426])/ABS([.E426]-[.B426])))" office:value-type="float" office:value="5.21001504896953" calcext:value-type="float">
            <text:p>5.21001504896953</text:p>
          </table:table-cell>
          <table:table-cell table:formula="of:=SQRT(POWER([.H426];2)+POWER([.I426];2)+POWER([.J426];2))" office:value-type="float" office:value="694.779868348105" calcext:value-type="float">
            <text:p>694.779868348105</text:p>
          </table:table-cell>
        </table:table-row>
        <table:table-row table:style-name="ro1">
          <table:table-cell office:value-type="float" office:value="76.5199" calcext:value-type="float">
            <text:p>76.5199</text:p>
          </table:table-cell>
          <table:table-cell office:value-type="float" office:value="291.174" calcext:value-type="float">
            <text:p>291.174</text:p>
          </table:table-cell>
          <table:table-cell office:value-type="float" office:value="42.4605" calcext:value-type="float">
            <text:p>42.4605</text:p>
          </table:table-cell>
          <table:table-cell office:value-type="float" office:value="77.3981" calcext:value-type="float">
            <text:p>77.3981</text:p>
          </table:table-cell>
          <table:table-cell office:value-type="float" office:value="277.933" calcext:value-type="float">
            <text:p>277.933</text:p>
          </table:table-cell>
          <table:table-cell office:value-type="float" office:value="43.5245" calcext:value-type="float">
            <text:p>43.5245</text:p>
          </table:table-cell>
          <table:table-cell/>
          <table:table-cell table:formula="of:=([.D427]-[.A427])/0.0166667" office:value-type="float" office:value="52.6918946162103" calcext:value-type="float">
            <text:p>52.6918946162103</text:p>
          </table:table-cell>
          <table:table-cell table:formula="of:=ABS([.E427]-[.B427])/0.0166667" office:value-type="float" office:value="794.458411083177" calcext:value-type="float">
            <text:p>794.458411083177</text:p>
          </table:table-cell>
          <table:table-cell table:formula="of:=([.F427]-[.C427])/0.0166667" office:value-type="float" office:value="63.8398723202554" calcext:value-type="float">
            <text:p>63.8398723202554</text:p>
          </table:table-cell>
          <table:table-cell table:formula="of:=DEGREES(ATAN(ABS([.F427]-[.C427])/ABS([.E427]-[.B427])))" office:value-type="float" office:value="4.59421494388337" calcext:value-type="float">
            <text:p>4.59421494388337</text:p>
          </table:table-cell>
          <table:table-cell table:formula="of:=SQRT(POWER([.H427];2)+POWER([.I427];2)+POWER([.J427];2))" office:value-type="float" office:value="798.759120133798" calcext:value-type="float">
            <text:p>798.759120133798</text:p>
          </table:table-cell>
        </table:table-row>
        <table:table-row table:style-name="ro1">
          <table:table-cell office:value-type="float" office:value="76.9225" calcext:value-type="float">
            <text:p>76.9225</text:p>
          </table:table-cell>
          <table:table-cell office:value-type="float" office:value="280.444" calcext:value-type="float">
            <text:p>280.444</text:p>
          </table:table-cell>
          <table:table-cell office:value-type="float" office:value="43.6326" calcext:value-type="float">
            <text:p>43.6326</text:p>
          </table:table-cell>
          <table:table-cell office:value-type="float" office:value="77.5085" calcext:value-type="float">
            <text:p>77.5085</text:p>
          </table:table-cell>
          <table:table-cell office:value-type="float" office:value="266.581" calcext:value-type="float">
            <text:p>266.581</text:p>
          </table:table-cell>
          <table:table-cell office:value-type="float" office:value="44.3491" calcext:value-type="float">
            <text:p>44.3491</text:p>
          </table:table-cell>
          <table:table-cell/>
          <table:table-cell table:formula="of:=([.D428]-[.A428])/0.0166667" office:value-type="float" office:value="35.1599296801405" calcext:value-type="float">
            <text:p>35.1599296801405</text:p>
          </table:table-cell>
          <table:table-cell table:formula="of:=ABS([.E428]-[.B428])/0.0166667" office:value-type="float" office:value="831.778336443327" calcext:value-type="float">
            <text:p>831.778336443327</text:p>
          </table:table-cell>
          <table:table-cell table:formula="of:=([.F428]-[.C428])/0.0166667" office:value-type="float" office:value="42.9899140201722" calcext:value-type="float">
            <text:p>42.9899140201722</text:p>
          </table:table-cell>
          <table:table-cell table:formula="of:=DEGREES(ATAN(ABS([.F428]-[.C428])/ABS([.E428]-[.B428])))" office:value-type="float" office:value="2.95866193795467" calcext:value-type="float">
            <text:p>2.95866193795467</text:p>
          </table:table-cell>
          <table:table-cell table:formula="of:=SQRT(POWER([.H428];2)+POWER([.I428];2)+POWER([.J428];2))" office:value-type="float" office:value="833.630346340033" calcext:value-type="float">
            <text:p>833.630346340033</text:p>
          </table:table-cell>
        </table:table-row>
        <table:table-row table:style-name="ro1">
          <table:table-cell office:value-type="float" office:value="76.6961" calcext:value-type="float">
            <text:p>76.6961</text:p>
          </table:table-cell>
          <table:table-cell office:value-type="float" office:value="283.146" calcext:value-type="float">
            <text:p>283.146</text:p>
          </table:table-cell>
          <table:table-cell office:value-type="float" office:value="42.957" calcext:value-type="float">
            <text:p>42.957</text:p>
          </table:table-cell>
          <table:table-cell office:value-type="float" office:value="77.3073" calcext:value-type="float">
            <text:p>77.3073</text:p>
          </table:table-cell>
          <table:table-cell office:value-type="float" office:value="270.399" calcext:value-type="float">
            <text:p>270.399</text:p>
          </table:table-cell>
          <table:table-cell office:value-type="float" office:value="43.4916" calcext:value-type="float">
            <text:p>43.4916</text:p>
          </table:table-cell>
          <table:table-cell/>
          <table:table-cell table:formula="of:=([.D429]-[.A429])/0.0166667" office:value-type="float" office:value="36.6719266561465" calcext:value-type="float">
            <text:p>36.6719266561465</text:p>
          </table:table-cell>
          <table:table-cell table:formula="of:=ABS([.E429]-[.B429])/0.0166667" office:value-type="float" office:value="764.81847036306" calcext:value-type="float">
            <text:p>764.81847036306</text:p>
          </table:table-cell>
          <table:table-cell table:formula="of:=([.F429]-[.C429])/0.0166667" office:value-type="float" office:value="32.0759358481282" calcext:value-type="float">
            <text:p>32.0759358481282</text:p>
          </table:table-cell>
          <table:table-cell table:formula="of:=DEGREES(ATAN(ABS([.F429]-[.C429])/ABS([.E429]-[.B429])))" office:value-type="float" office:value="2.4015363665937" calcext:value-type="float">
            <text:p>2.4015363665937</text:p>
          </table:table-cell>
          <table:table-cell table:formula="of:=SQRT(POWER([.H429];2)+POWER([.I429];2)+POWER([.J429];2))" office:value-type="float" office:value="766.36870269714" calcext:value-type="float">
            <text:p>766.36870269714</text:p>
          </table:table-cell>
        </table:table-row>
        <table:table-row table:style-name="ro1">
          <table:table-cell office:value-type="float" office:value="76.6558" calcext:value-type="float">
            <text:p>76.6558</text:p>
          </table:table-cell>
          <table:table-cell office:value-type="float" office:value="279.088" calcext:value-type="float">
            <text:p>279.088</text:p>
          </table:table-cell>
          <table:table-cell office:value-type="float" office:value="43.8483" calcext:value-type="float">
            <text:p>43.8483</text:p>
          </table:table-cell>
          <table:table-cell office:value-type="float" office:value="77.2774" calcext:value-type="float">
            <text:p>77.2774</text:p>
          </table:table-cell>
          <table:table-cell office:value-type="float" office:value="267.818" calcext:value-type="float">
            <text:p>267.818</text:p>
          </table:table-cell>
          <table:table-cell office:value-type="float" office:value="44.1524" calcext:value-type="float">
            <text:p>44.1524</text:p>
          </table:table-cell>
          <table:table-cell/>
          <table:table-cell table:formula="of:=([.D430]-[.A430])/0.0166667" office:value-type="float" office:value="37.2959254081492" calcext:value-type="float">
            <text:p>37.2959254081492</text:p>
          </table:table-cell>
          <table:table-cell table:formula="of:=ABS([.E430]-[.B430])/0.0166667" office:value-type="float" office:value="676.198647602707" calcext:value-type="float">
            <text:p>676.198647602707</text:p>
          </table:table-cell>
          <table:table-cell table:formula="of:=([.F430]-[.C430])/0.0166667" office:value-type="float" office:value="18.2459635080729" calcext:value-type="float">
            <text:p>18.2459635080729</text:p>
          </table:table-cell>
          <table:table-cell table:formula="of:=DEGREES(ATAN(ABS([.F430]-[.C430])/ABS([.E430]-[.B430])))" office:value-type="float" office:value="1.5456450519877" calcext:value-type="float">
            <text:p>1.5456450519877</text:p>
          </table:table-cell>
          <table:table-cell table:formula="of:=SQRT(POWER([.H430];2)+POWER([.I430];2)+POWER([.J430];2))" office:value-type="float" office:value="677.472148694039" calcext:value-type="float">
            <text:p>677.472148694039</text:p>
          </table:table-cell>
        </table:table-row>
        <table:table-row table:style-name="ro1">
          <table:table-cell office:value-type="float" office:value="76.9223" calcext:value-type="float">
            <text:p>76.9223</text:p>
          </table:table-cell>
          <table:table-cell office:value-type="float" office:value="280.428" calcext:value-type="float">
            <text:p>280.428</text:p>
          </table:table-cell>
          <table:table-cell office:value-type="float" office:value="43.6351" calcext:value-type="float">
            <text:p>43.6351</text:p>
          </table:table-cell>
          <table:table-cell office:value-type="float" office:value="77.77" calcext:value-type="float">
            <text:p>77.77</text:p>
          </table:table-cell>
          <table:table-cell office:value-type="float" office:value="267.762" calcext:value-type="float">
            <text:p>267.762</text:p>
          </table:table-cell>
          <table:table-cell office:value-type="float" office:value="44.6454" calcext:value-type="float">
            <text:p>44.6454</text:p>
          </table:table-cell>
          <table:table-cell/>
          <table:table-cell table:formula="of:=([.D431]-[.A431])/0.0166667" office:value-type="float" office:value="50.8618982762028" calcext:value-type="float">
            <text:p>50.8618982762028</text:p>
          </table:table-cell>
          <table:table-cell table:formula="of:=ABS([.E431]-[.B431])/0.0166667" office:value-type="float" office:value="759.95848008304" calcext:value-type="float">
            <text:p>759.95848008304</text:p>
          </table:table-cell>
          <table:table-cell table:formula="of:=([.F431]-[.C431])/0.0166667" office:value-type="float" office:value="60.6178787642425" calcext:value-type="float">
            <text:p>60.6178787642425</text:p>
          </table:table-cell>
          <table:table-cell table:formula="of:=DEGREES(ATAN(ABS([.F431]-[.C431])/ABS([.E431]-[.B431])))" office:value-type="float" office:value="4.56052643936844" calcext:value-type="float">
            <text:p>4.56052643936844</text:p>
          </table:table-cell>
          <table:table-cell table:formula="of:=SQRT(POWER([.H431];2)+POWER([.I431];2)+POWER([.J431];2))" office:value-type="float" office:value="764.066980946212" calcext:value-type="float">
            <text:p>764.066980946212</text:p>
          </table:table-cell>
        </table:table-row>
        <table:table-row table:style-name="ro1">
          <table:table-cell office:value-type="float" office:value="77.1609" calcext:value-type="float">
            <text:p>77.1609</text:p>
          </table:table-cell>
          <table:table-cell office:value-type="float" office:value="279.18" calcext:value-type="float">
            <text:p>279.18</text:p>
          </table:table-cell>
          <table:table-cell office:value-type="float" office:value="43.5793" calcext:value-type="float">
            <text:p>43.5793</text:p>
          </table:table-cell>
          <table:table-cell office:value-type="float" office:value="77.8195" calcext:value-type="float">
            <text:p>77.8195</text:p>
          </table:table-cell>
          <table:table-cell office:value-type="float" office:value="271.669" calcext:value-type="float">
            <text:p>271.669</text:p>
          </table:table-cell>
          <table:table-cell office:value-type="float" office:value="43.5285" calcext:value-type="float">
            <text:p>43.5285</text:p>
          </table:table-cell>
          <table:table-cell/>
          <table:table-cell table:formula="of:=([.D432]-[.A432])/0.0166667" office:value-type="float" office:value="39.5159209681585" calcext:value-type="float">
            <text:p>39.5159209681585</text:p>
          </table:table-cell>
          <table:table-cell table:formula="of:=ABS([.E432]-[.B432])/0.0166667" office:value-type="float" office:value="450.659098681804" calcext:value-type="float">
            <text:p>450.659098681804</text:p>
          </table:table-cell>
          <table:table-cell table:formula="of:=([.F432]-[.C432])/0.0166667" office:value-type="float" office:value="-3.04799390401234" calcext:value-type="float">
            <text:p>-3.04799390401234</text:p>
          </table:table-cell>
          <table:table-cell table:formula="of:=DEGREES(ATAN(ABS([.F432]-[.C432])/ABS([.E432]-[.B432])))" office:value-type="float" office:value="0.387509149180172" calcext:value-type="float">
            <text:p>0.387509149180172</text:p>
          </table:table-cell>
          <table:table-cell table:formula="of:=SQRT(POWER([.H432];2)+POWER([.I432];2)+POWER([.J432];2))" office:value-type="float" office:value="452.398520666786" calcext:value-type="float">
            <text:p>452.398520666786</text:p>
          </table:table-cell>
        </table:table-row>
        <table:table-row table:style-name="ro1">
          <table:table-cell office:value-type="float" office:value="77.7318" calcext:value-type="float">
            <text:p>77.7318</text:p>
          </table:table-cell>
          <table:table-cell office:value-type="float" office:value="284.517" calcext:value-type="float">
            <text:p>284.517</text:p>
          </table:table-cell>
          <table:table-cell office:value-type="float" office:value="42.9841" calcext:value-type="float">
            <text:p>42.9841</text:p>
          </table:table-cell>
          <table:table-cell office:value-type="float" office:value="78.7566" calcext:value-type="float">
            <text:p>78.7566</text:p>
          </table:table-cell>
          <table:table-cell office:value-type="float" office:value="267.903" calcext:value-type="float">
            <text:p>267.903</text:p>
          </table:table-cell>
          <table:table-cell office:value-type="float" office:value="44.3697" calcext:value-type="float">
            <text:p>44.3697</text:p>
          </table:table-cell>
          <table:table-cell/>
          <table:table-cell table:formula="of:=([.D433]-[.A433])/0.0166667" office:value-type="float" office:value="61.4878770242459" calcext:value-type="float">
            <text:p>61.4878770242459</text:p>
          </table:table-cell>
          <table:table-cell table:formula="of:=ABS([.E433]-[.B433])/0.0166667" office:value-type="float" office:value="996.838006323986" calcext:value-type="float">
            <text:p>996.838006323986</text:p>
          </table:table-cell>
          <table:table-cell table:formula="of:=([.F433]-[.C433])/0.0166667" office:value-type="float" office:value="83.1358337283328" calcext:value-type="float">
            <text:p>83.1358337283328</text:p>
          </table:table-cell>
          <table:table-cell table:formula="of:=DEGREES(ATAN(ABS([.F433]-[.C433])/ABS([.E433]-[.B433])))" office:value-type="float" office:value="4.76740901688365" calcext:value-type="float">
            <text:p>4.76740901688365</text:p>
          </table:table-cell>
          <table:table-cell table:formula="of:=SQRT(POWER([.H433];2)+POWER([.I433];2)+POWER([.J433];2))" office:value-type="float" office:value="1002.1867773637" calcext:value-type="float">
            <text:p>1002.1867773637</text:p>
          </table:table-cell>
        </table:table-row>
        <table:table-row table:style-name="ro1">
          <table:table-cell office:value-type="float" office:value="77.1312" calcext:value-type="float">
            <text:p>77.1312</text:p>
          </table:table-cell>
          <table:table-cell office:value-type="float" office:value="276.482" calcext:value-type="float">
            <text:p>276.482</text:p>
          </table:table-cell>
          <table:table-cell office:value-type="float" office:value="44.2542" calcext:value-type="float">
            <text:p>44.2542</text:p>
          </table:table-cell>
          <table:table-cell office:value-type="float" office:value="77.4773" calcext:value-type="float">
            <text:p>77.4773</text:p>
          </table:table-cell>
          <table:table-cell office:value-type="float" office:value="264.015" calcext:value-type="float">
            <text:p>264.015</text:p>
          </table:table-cell>
          <table:table-cell office:value-type="float" office:value="45.004" calcext:value-type="float">
            <text:p>45.004</text:p>
          </table:table-cell>
          <table:table-cell/>
          <table:table-cell table:formula="of:=([.D434]-[.A434])/0.0166667" office:value-type="float" office:value="20.7659584680826" calcext:value-type="float">
            <text:p>20.7659584680826</text:p>
          </table:table-cell>
          <table:table-cell table:formula="of:=ABS([.E434]-[.B434])/0.0166667" office:value-type="float" office:value="748.018503962995" calcext:value-type="float">
            <text:p>748.018503962995</text:p>
          </table:table-cell>
          <table:table-cell table:formula="of:=([.F434]-[.C434])/0.0166667" office:value-type="float" office:value="44.98791002418" calcext:value-type="float">
            <text:p>44.98791002418</text:p>
          </table:table-cell>
          <table:table-cell table:formula="of:=DEGREES(ATAN(ABS([.F434]-[.C434])/ABS([.E434]-[.B434])))" office:value-type="float" office:value="3.44178146416554" calcext:value-type="float">
            <text:p>3.44178146416554</text:p>
          </table:table-cell>
          <table:table-cell table:formula="of:=SQRT(POWER([.H434];2)+POWER([.I434];2)+POWER([.J434];2))" office:value-type="float" office:value="749.657801500443" calcext:value-type="float">
            <text:p>749.657801500443</text:p>
          </table:table-cell>
        </table:table-row>
        <table:table-row table:style-name="ro1">
          <table:table-cell office:value-type="float" office:value="76.2737" calcext:value-type="float">
            <text:p>76.2737</text:p>
          </table:table-cell>
          <table:table-cell office:value-type="float" office:value="292.425" calcext:value-type="float">
            <text:p>292.425</text:p>
          </table:table-cell>
          <table:table-cell office:value-type="float" office:value="42.7812" calcext:value-type="float">
            <text:p>42.7812</text:p>
          </table:table-cell>
          <table:table-cell office:value-type="float" office:value="77.1606" calcext:value-type="float">
            <text:p>77.1606</text:p>
          </table:table-cell>
          <table:table-cell office:value-type="float" office:value="279.062" calcext:value-type="float">
            <text:p>279.062</text:p>
          </table:table-cell>
          <table:table-cell office:value-type="float" office:value="44.0977" calcext:value-type="float">
            <text:p>44.0977</text:p>
          </table:table-cell>
          <table:table-cell/>
          <table:table-cell table:formula="of:=([.D435]-[.A435])/0.0166667" office:value-type="float" office:value="53.2138935722127" calcext:value-type="float">
            <text:p>53.2138935722127</text:p>
          </table:table-cell>
          <table:table-cell table:formula="of:=ABS([.E435]-[.B435])/0.0166667" office:value-type="float" office:value="801.778396443207" calcext:value-type="float">
            <text:p>801.778396443207</text:p>
          </table:table-cell>
          <table:table-cell table:formula="of:=([.F435]-[.C435])/0.0166667" office:value-type="float" office:value="78.9898420203163" calcext:value-type="float">
            <text:p>78.9898420203163</text:p>
          </table:table-cell>
          <table:table-cell table:formula="of:=DEGREES(ATAN(ABS([.F435]-[.C435])/ABS([.E435]-[.B435])))" office:value-type="float" office:value="5.62652607238366" calcext:value-type="float">
            <text:p>5.62652607238366</text:p>
          </table:table-cell>
          <table:table-cell table:formula="of:=SQRT(POWER([.H435];2)+POWER([.I435];2)+POWER([.J435];2))" office:value-type="float" office:value="807.415451062555" calcext:value-type="float">
            <text:p>807.415451062555</text:p>
          </table:table-cell>
        </table:table-row>
        <table:table-row table:style-name="ro1">
          <table:table-cell office:value-type="float" office:value="76.4933" calcext:value-type="float">
            <text:p>76.4933</text:p>
          </table:table-cell>
          <table:table-cell office:value-type="float" office:value="288.451" calcext:value-type="float">
            <text:p>288.451</text:p>
          </table:table-cell>
          <table:table-cell office:value-type="float" office:value="42.6313" calcext:value-type="float">
            <text:p>42.6313</text:p>
          </table:table-cell>
          <table:table-cell office:value-type="float" office:value="76.8942" calcext:value-type="float">
            <text:p>76.8942</text:p>
          </table:table-cell>
          <table:table-cell office:value-type="float" office:value="277.784" calcext:value-type="float">
            <text:p>277.784</text:p>
          </table:table-cell>
          <table:table-cell office:value-type="float" office:value="44.0514" calcext:value-type="float">
            <text:p>44.0514</text:p>
          </table:table-cell>
          <table:table-cell/>
          <table:table-cell table:formula="of:=([.D436]-[.A436])/0.0166667" office:value-type="float" office:value="24.0539518920958" calcext:value-type="float">
            <text:p>24.0539518920958</text:p>
          </table:table-cell>
          <table:table-cell table:formula="of:=ABS([.E436]-[.B436])/0.0166667" office:value-type="float" office:value="640.018719962562" calcext:value-type="float">
            <text:p>640.018719962562</text:p>
          </table:table-cell>
          <table:table-cell table:formula="of:=([.F436]-[.C436])/0.0166667" office:value-type="float" office:value="85.2058295883407" calcext:value-type="float">
            <text:p>85.2058295883407</text:p>
          </table:table-cell>
          <table:table-cell table:formula="of:=DEGREES(ATAN(ABS([.F436]-[.C436])/ABS([.E436]-[.B436])))" office:value-type="float" office:value="7.58320850401173" calcext:value-type="float">
            <text:p>7.58320850401173</text:p>
          </table:table-cell>
          <table:table-cell table:formula="of:=SQRT(POWER([.H436];2)+POWER([.I436];2)+POWER([.J436];2))" office:value-type="float" office:value="646.113448165244" calcext:value-type="float">
            <text:p>646.113448165244</text:p>
          </table:table-cell>
        </table:table-row>
        <table:table-row table:style-name="ro1">
          <table:table-cell office:value-type="float" office:value="77.7147" calcext:value-type="float">
            <text:p>77.7147</text:p>
          </table:table-cell>
          <table:table-cell office:value-type="float" office:value="283.066" calcext:value-type="float">
            <text:p>283.066</text:p>
          </table:table-cell>
          <table:table-cell office:value-type="float" office:value="43.7166" calcext:value-type="float">
            <text:p>43.7166</text:p>
          </table:table-cell>
          <table:table-cell office:value-type="float" office:value="78.7936" calcext:value-type="float">
            <text:p>78.7936</text:p>
          </table:table-cell>
          <table:table-cell office:value-type="float" office:value="270.33" calcext:value-type="float">
            <text:p>270.33</text:p>
          </table:table-cell>
          <table:table-cell office:value-type="float" office:value="44.4716" calcext:value-type="float">
            <text:p>44.4716</text:p>
          </table:table-cell>
          <table:table-cell/>
          <table:table-cell table:formula="of:=([.D437]-[.A437])/0.0166667" office:value-type="float" office:value="64.7338705322592" calcext:value-type="float">
            <text:p>64.7338705322592</text:p>
          </table:table-cell>
          <table:table-cell table:formula="of:=ABS([.E437]-[.B437])/0.0166667" office:value-type="float" office:value="764.158471683056" calcext:value-type="float">
            <text:p>764.158471683056</text:p>
          </table:table-cell>
          <table:table-cell table:formula="of:=([.F437]-[.C437])/0.0166667" office:value-type="float" office:value="45.2999094001814" calcext:value-type="float">
            <text:p>45.2999094001814</text:p>
          </table:table-cell>
          <table:table-cell table:formula="of:=DEGREES(ATAN(ABS([.F437]-[.C437])/ABS([.E437]-[.B437])))" office:value-type="float" office:value="3.39256808783952" calcext:value-type="float">
            <text:p>3.39256808783952</text:p>
          </table:table-cell>
          <table:table-cell table:formula="of:=SQRT(POWER([.H437];2)+POWER([.I437];2)+POWER([.J437];2))" office:value-type="float" office:value="768.232208144605" calcext:value-type="float">
            <text:p>768.232208144605</text:p>
          </table:table-cell>
        </table:table-row>
        <table:table-row table:style-name="ro1">
          <table:table-cell office:value-type="float" office:value="76.2481" calcext:value-type="float">
            <text:p>76.2481</text:p>
          </table:table-cell>
          <table:table-cell office:value-type="float" office:value="289.818" calcext:value-type="float">
            <text:p>289.818</text:p>
          </table:table-cell>
          <table:table-cell office:value-type="float" office:value="42.4192" calcext:value-type="float">
            <text:p>42.4192</text:p>
          </table:table-cell>
          <table:table-cell office:value-type="float" office:value="76.8663" calcext:value-type="float">
            <text:p>76.8663</text:p>
          </table:table-cell>
          <table:table-cell office:value-type="float" office:value="275.268" calcext:value-type="float">
            <text:p>275.268</text:p>
          </table:table-cell>
          <table:table-cell office:value-type="float" office:value="43.9518" calcext:value-type="float">
            <text:p>43.9518</text:p>
          </table:table-cell>
          <table:table-cell/>
          <table:table-cell table:formula="of:=([.D438]-[.A438])/0.0166667" office:value-type="float" office:value="37.0919258161485" calcext:value-type="float">
            <text:p>37.0919258161485</text:p>
          </table:table-cell>
          <table:table-cell table:formula="of:=ABS([.E438]-[.B438])/0.0166667" office:value-type="float" office:value="872.998254003493" calcext:value-type="float">
            <text:p>872.998254003493</text:p>
          </table:table-cell>
          <table:table-cell table:formula="of:=([.F438]-[.C438])/0.0166667" office:value-type="float" office:value="91.9558160883675" calcext:value-type="float">
            <text:p>91.9558160883675</text:p>
          </table:table-cell>
          <table:table-cell table:formula="of:=DEGREES(ATAN(ABS([.F438]-[.C438])/ABS([.E438]-[.B438])))" office:value-type="float" office:value="6.01298262180746" calcext:value-type="float">
            <text:p>6.01298262180746</text:p>
          </table:table-cell>
          <table:table-cell table:formula="of:=SQRT(POWER([.H438];2)+POWER([.I438];2)+POWER([.J438];2))" office:value-type="float" office:value="878.611196472237" calcext:value-type="float">
            <text:p>878.611196472237</text:p>
          </table:table-cell>
        </table:table-row>
        <table:table-row table:style-name="ro1">
          <table:table-cell office:value-type="float" office:value="76.4939" calcext:value-type="float">
            <text:p>76.4939</text:p>
          </table:table-cell>
          <table:table-cell office:value-type="float" office:value="288.294" calcext:value-type="float">
            <text:p>288.294</text:p>
          </table:table-cell>
          <table:table-cell office:value-type="float" office:value="43.4203" calcext:value-type="float">
            <text:p>43.4203</text:p>
          </table:table-cell>
          <table:table-cell office:value-type="float" office:value="77.367" calcext:value-type="float">
            <text:p>77.367</text:p>
          </table:table-cell>
          <table:table-cell office:value-type="float" office:value="275.161" calcext:value-type="float">
            <text:p>275.161</text:p>
          </table:table-cell>
          <table:table-cell office:value-type="float" office:value="44.7076" calcext:value-type="float">
            <text:p>44.7076</text:p>
          </table:table-cell>
          <table:table-cell/>
          <table:table-cell table:formula="of:=([.D439]-[.A439])/0.0166667" office:value-type="float" office:value="52.38589522821" calcext:value-type="float">
            <text:p>52.38589522821</text:p>
          </table:table-cell>
          <table:table-cell table:formula="of:=ABS([.E439]-[.B439])/0.0166667" office:value-type="float" office:value="787.978424043151" calcext:value-type="float">
            <text:p>787.978424043151</text:p>
          </table:table-cell>
          <table:table-cell table:formula="of:=([.F439]-[.C439])/0.0166667" office:value-type="float" office:value="77.2378455243091" calcext:value-type="float">
            <text:p>77.2378455243091</text:p>
          </table:table-cell>
          <table:table-cell table:formula="of:=DEGREES(ATAN(ABS([.F439]-[.C439])/ABS([.E439]-[.B439])))" office:value-type="float" office:value="5.59826327113098" calcext:value-type="float">
            <text:p>5.59826327113098</text:p>
          </table:table-cell>
          <table:table-cell table:formula="of:=SQRT(POWER([.H439];2)+POWER([.I439];2)+POWER([.J439];2))" office:value-type="float" office:value="793.485956748842" calcext:value-type="float">
            <text:p>793.485956748842</text:p>
          </table:table-cell>
        </table:table-row>
        <table:table-row table:style-name="ro1">
          <table:table-cell office:value-type="float" office:value="77.6813" calcext:value-type="float">
            <text:p>77.6813</text:p>
          </table:table-cell>
          <table:table-cell office:value-type="float" office:value="280.283" calcext:value-type="float">
            <text:p>280.283</text:p>
          </table:table-cell>
          <table:table-cell office:value-type="float" office:value="44.6525" calcext:value-type="float">
            <text:p>44.6525</text:p>
          </table:table-cell>
          <table:table-cell office:value-type="float" office:value="78.5259" calcext:value-type="float">
            <text:p>78.5259</text:p>
          </table:table-cell>
          <table:table-cell office:value-type="float" office:value="268.9" calcext:value-type="float">
            <text:p>268.9</text:p>
          </table:table-cell>
          <table:table-cell office:value-type="float" office:value="45.4348" calcext:value-type="float">
            <text:p>45.4348</text:p>
          </table:table-cell>
          <table:table-cell/>
          <table:table-cell table:formula="of:=([.D440]-[.A440])/0.0166667" office:value-type="float" office:value="50.6758986482035" calcext:value-type="float">
            <text:p>50.6758986482035</text:p>
          </table:table-cell>
          <table:table-cell table:formula="of:=ABS([.E440]-[.B440])/0.0166667" office:value-type="float" office:value="682.978634042734" calcext:value-type="float">
            <text:p>682.978634042734</text:p>
          </table:table-cell>
          <table:table-cell table:formula="of:=([.F440]-[.C440])/0.0166667" office:value-type="float" office:value="46.9379061241877" calcext:value-type="float">
            <text:p>46.9379061241877</text:p>
          </table:table-cell>
          <table:table-cell table:formula="of:=DEGREES(ATAN(ABS([.F440]-[.C440])/ABS([.E440]-[.B440])))" office:value-type="float" office:value="3.93148727130704" calcext:value-type="float">
            <text:p>3.93148727130704</text:p>
          </table:table-cell>
          <table:table-cell table:formula="of:=SQRT(POWER([.H440];2)+POWER([.I440];2)+POWER([.J440];2))" office:value-type="float" office:value="686.462692572586" calcext:value-type="float">
            <text:p>686.462692572586</text:p>
          </table:table-cell>
        </table:table-row>
        <table:table-row table:style-name="ro1">
          <table:table-cell office:value-type="float" office:value="76.6693" calcext:value-type="float">
            <text:p>76.6693</text:p>
          </table:table-cell>
          <table:table-cell office:value-type="float" office:value="280.303" calcext:value-type="float">
            <text:p>280.303</text:p>
          </table:table-cell>
          <table:table-cell office:value-type="float" office:value="44.158" calcext:value-type="float">
            <text:p>44.158</text:p>
          </table:table-cell>
          <table:table-cell office:value-type="float" office:value="77.277" calcext:value-type="float">
            <text:p>77.277</text:p>
          </table:table-cell>
          <table:table-cell office:value-type="float" office:value="267.619" calcext:value-type="float">
            <text:p>267.619</text:p>
          </table:table-cell>
          <table:table-cell office:value-type="float" office:value="45.1604" calcext:value-type="float">
            <text:p>45.1604</text:p>
          </table:table-cell>
          <table:table-cell/>
          <table:table-cell table:formula="of:=([.D441]-[.A441])/0.0166667" office:value-type="float" office:value="36.4619270761455" calcext:value-type="float">
            <text:p>36.4619270761455</text:p>
          </table:table-cell>
          <table:table-cell table:formula="of:=ABS([.E441]-[.B441])/0.0166667" office:value-type="float" office:value="761.038477923042" calcext:value-type="float">
            <text:p>761.038477923042</text:p>
          </table:table-cell>
          <table:table-cell table:formula="of:=([.F441]-[.C441])/0.0166667" office:value-type="float" office:value="60.1438797122407" calcext:value-type="float">
            <text:p>60.1438797122407</text:p>
          </table:table-cell>
          <table:table-cell table:formula="of:=DEGREES(ATAN(ABS([.F441]-[.C441])/ABS([.E441]-[.B441])))" office:value-type="float" office:value="4.51861938224203" calcext:value-type="float">
            <text:p>4.51861938224203</text:p>
          </table:table-cell>
          <table:table-cell table:formula="of:=SQRT(POWER([.H441];2)+POWER([.I441];2)+POWER([.J441];2))" office:value-type="float" office:value="764.281573291132" calcext:value-type="float">
            <text:p>764.281573291132</text:p>
          </table:table-cell>
        </table:table-row>
        <table:table-row table:style-name="ro1">
          <table:table-cell office:value-type="float" office:value="76.7511" calcext:value-type="float">
            <text:p>76.7511</text:p>
          </table:table-cell>
          <table:table-cell office:value-type="float" office:value="288.482" calcext:value-type="float">
            <text:p>288.482</text:p>
          </table:table-cell>
          <table:table-cell office:value-type="float" office:value="42.624" calcext:value-type="float">
            <text:p>42.624</text:p>
          </table:table-cell>
          <table:table-cell office:value-type="float" office:value="77.6345" calcext:value-type="float">
            <text:p>77.6345</text:p>
          </table:table-cell>
          <table:table-cell office:value-type="float" office:value="276.751" calcext:value-type="float">
            <text:p>276.751</text:p>
          </table:table-cell>
          <table:table-cell office:value-type="float" office:value="43.2119" calcext:value-type="float">
            <text:p>43.2119</text:p>
          </table:table-cell>
          <table:table-cell/>
          <table:table-cell table:formula="of:=([.D442]-[.A442])/0.0166667" office:value-type="float" office:value="53.0038939922125" calcext:value-type="float">
            <text:p>53.0038939922125</text:p>
          </table:table-cell>
          <table:table-cell table:formula="of:=ABS([.E442]-[.B442])/0.0166667" office:value-type="float" office:value="703.858592282819" calcext:value-type="float">
            <text:p>703.858592282819</text:p>
          </table:table-cell>
          <table:table-cell table:formula="of:=([.F442]-[.C442])/0.0166667" office:value-type="float" office:value="35.273929452141" calcext:value-type="float">
            <text:p>35.273929452141</text:p>
          </table:table-cell>
          <table:table-cell table:formula="of:=DEGREES(ATAN(ABS([.F442]-[.C442])/ABS([.E442]-[.B442])))" office:value-type="float" office:value="2.86898232679609" calcext:value-type="float">
            <text:p>2.86898232679609</text:p>
          </table:table-cell>
          <table:table-cell table:formula="of:=SQRT(POWER([.H442];2)+POWER([.I442];2)+POWER([.J442];2))" office:value-type="float" office:value="706.732326137473" calcext:value-type="float">
            <text:p>706.732326137473</text:p>
          </table:table-cell>
        </table:table-row>
        <table:table-row table:style-name="ro1">
          <table:table-cell office:value-type="float" office:value="76.4418" calcext:value-type="float">
            <text:p>76.4418</text:p>
          </table:table-cell>
          <table:table-cell office:value-type="float" office:value="282.964" calcext:value-type="float">
            <text:p>282.964</text:p>
          </table:table-cell>
          <table:table-cell office:value-type="float" office:value="43.7443" calcext:value-type="float">
            <text:p>43.7443</text:p>
          </table:table-cell>
          <table:table-cell office:value-type="float" office:value="77.0591" calcext:value-type="float">
            <text:p>77.0591</text:p>
          </table:table-cell>
          <table:table-cell office:value-type="float" office:value="270.088" calcext:value-type="float">
            <text:p>270.088</text:p>
          </table:table-cell>
          <table:table-cell office:value-type="float" office:value="45.0162" calcext:value-type="float">
            <text:p>45.0162</text:p>
          </table:table-cell>
          <table:table-cell/>
          <table:table-cell table:formula="of:=([.D443]-[.A443])/0.0166667" office:value-type="float" office:value="37.0379259241482" calcext:value-type="float">
            <text:p>37.0379259241482</text:p>
          </table:table-cell>
          <table:table-cell table:formula="of:=ABS([.E443]-[.B443])/0.0166667" office:value-type="float" office:value="772.558454883089" calcext:value-type="float">
            <text:p>772.558454883089</text:p>
          </table:table-cell>
          <table:table-cell table:formula="of:=([.F443]-[.C443])/0.0166667" office:value-type="float" office:value="76.313847372305" calcext:value-type="float">
            <text:p>76.313847372305</text:p>
          </table:table-cell>
          <table:table-cell table:formula="of:=DEGREES(ATAN(ABS([.F443]-[.C443])/ABS([.E443]-[.B443])))" office:value-type="float" office:value="5.64141447432268" calcext:value-type="float">
            <text:p>5.64141447432268</text:p>
          </table:table-cell>
          <table:table-cell table:formula="of:=SQRT(POWER([.H443];2)+POWER([.I443];2)+POWER([.J443];2))" office:value-type="float" office:value="777.201503774196" calcext:value-type="float">
            <text:p>777.201503774196</text:p>
          </table:table-cell>
        </table:table-row>
        <table:table-row table:style-name="ro1">
          <table:table-cell office:value-type="float" office:value="76.9942" calcext:value-type="float">
            <text:p>76.9942</text:p>
          </table:table-cell>
          <table:table-cell office:value-type="float" office:value="287.077" calcext:value-type="float">
            <text:p>287.077</text:p>
          </table:table-cell>
          <table:table-cell office:value-type="float" office:value="43.0964" calcext:value-type="float">
            <text:p>43.0964</text:p>
          </table:table-cell>
          <table:table-cell office:value-type="float" office:value="78.1013" calcext:value-type="float">
            <text:p>78.1013</text:p>
          </table:table-cell>
          <table:table-cell office:value-type="float" office:value="274.03" calcext:value-type="float">
            <text:p>274.03</text:p>
          </table:table-cell>
          <table:table-cell office:value-type="float" office:value="44.3841" calcext:value-type="float">
            <text:p>44.3841</text:p>
          </table:table-cell>
          <table:table-cell/>
          <table:table-cell table:formula="of:=([.D444]-[.A444])/0.0166667" office:value-type="float" office:value="66.425867148265" calcext:value-type="float">
            <text:p>66.425867148265</text:p>
          </table:table-cell>
          <table:table-cell table:formula="of:=ABS([.E444]-[.B444])/0.0166667" office:value-type="float" office:value="782.818434363133" calcext:value-type="float">
            <text:p>782.818434363133</text:p>
          </table:table-cell>
          <table:table-cell table:formula="of:=([.F444]-[.C444])/0.0166667" office:value-type="float" office:value="77.2618454763087" calcext:value-type="float">
            <text:p>77.2618454763087</text:p>
          </table:table-cell>
          <table:table-cell table:formula="of:=DEGREES(ATAN(ABS([.F444]-[.C444])/ABS([.E444]-[.B444])))" office:value-type="float" office:value="5.6366674609568" calcext:value-type="float">
            <text:p>5.6366674609568</text:p>
          </table:table-cell>
          <table:table-cell table:formula="of:=SQRT(POWER([.H444];2)+POWER([.I444];2)+POWER([.J444];2))" office:value-type="float" office:value="789.421617243631" calcext:value-type="float">
            <text:p>789.421617243631</text:p>
          </table:table-cell>
        </table:table-row>
        <table:table-row table:style-name="ro1">
          <table:table-cell office:value-type="float" office:value="76.4676" calcext:value-type="float">
            <text:p>76.4676</text:p>
          </table:table-cell>
          <table:table-cell office:value-type="float" office:value="285.604" calcext:value-type="float">
            <text:p>285.604</text:p>
          </table:table-cell>
          <table:table-cell office:value-type="float" office:value="43.5847" calcext:value-type="float">
            <text:p>43.5847</text:p>
          </table:table-cell>
          <table:table-cell office:value-type="float" office:value="77.0877" calcext:value-type="float">
            <text:p>77.0877</text:p>
          </table:table-cell>
          <table:table-cell office:value-type="float" office:value="272.55" calcext:value-type="float">
            <text:p>272.55</text:p>
          </table:table-cell>
          <table:table-cell office:value-type="float" office:value="45.1197" calcext:value-type="float">
            <text:p>45.1197</text:p>
          </table:table-cell>
          <table:table-cell/>
          <table:table-cell table:formula="of:=([.D445]-[.A445])/0.0166667" office:value-type="float" office:value="37.2059255881484" calcext:value-type="float">
            <text:p>37.2059255881484</text:p>
          </table:table-cell>
          <table:table-cell table:formula="of:=ABS([.E445]-[.B445])/0.0166667" office:value-type="float" office:value="783.238433523131" calcext:value-type="float">
            <text:p>783.238433523131</text:p>
          </table:table-cell>
          <table:table-cell table:formula="of:=([.F445]-[.C445])/0.0166667" office:value-type="float" office:value="92.0998158003686" calcext:value-type="float">
            <text:p>92.0998158003686</text:p>
          </table:table-cell>
          <table:table-cell table:formula="of:=DEGREES(ATAN(ABS([.F445]-[.C445])/ABS([.E445]-[.B445])))" office:value-type="float" office:value="6.70652620837904" calcext:value-type="float">
            <text:p>6.70652620837904</text:p>
          </table:table-cell>
          <table:table-cell table:formula="of:=SQRT(POWER([.H445];2)+POWER([.I445];2)+POWER([.J445];2))" office:value-type="float" office:value="789.51193829929" calcext:value-type="float">
            <text:p>789.51193829929</text:p>
          </table:table-cell>
        </table:table-row>
        <table:table-row table:style-name="ro1">
          <table:table-cell office:value-type="float" office:value="76.4675" calcext:value-type="float">
            <text:p>76.4675</text:p>
          </table:table-cell>
          <table:table-cell office:value-type="float" office:value="285.661" calcext:value-type="float">
            <text:p>285.661</text:p>
          </table:table-cell>
          <table:table-cell office:value-type="float" office:value="43.3226" calcext:value-type="float">
            <text:p>43.3226</text:p>
          </table:table-cell>
          <table:table-cell office:value-type="float" office:value="77.3368" calcext:value-type="float">
            <text:p>77.3368</text:p>
          </table:table-cell>
          <table:table-cell office:value-type="float" office:value="272.669" calcext:value-type="float">
            <text:p>272.669</text:p>
          </table:table-cell>
          <table:table-cell office:value-type="float" office:value="44.6061" calcext:value-type="float">
            <text:p>44.6061</text:p>
          </table:table-cell>
          <table:table-cell/>
          <table:table-cell table:formula="of:=([.D446]-[.A446])/0.0166667" office:value-type="float" office:value="52.1578956842084" calcext:value-type="float">
            <text:p>52.1578956842084</text:p>
          </table:table-cell>
          <table:table-cell table:formula="of:=ABS([.E446]-[.B446])/0.0166667" office:value-type="float" office:value="779.518440963119" calcext:value-type="float">
            <text:p>779.518440963119</text:p>
          </table:table-cell>
          <table:table-cell table:formula="of:=([.F446]-[.C446])/0.0166667" office:value-type="float" office:value="77.0098459803078" calcext:value-type="float">
            <text:p>77.0098459803078</text:p>
          </table:table-cell>
          <table:table-cell table:formula="of:=DEGREES(ATAN(ABS([.F446]-[.C446])/ABS([.E446]-[.B446])))" office:value-type="float" office:value="5.64203221427671" calcext:value-type="float">
            <text:p>5.64203221427671</text:p>
          </table:table-cell>
          <table:table-cell table:formula="of:=SQRT(POWER([.H446];2)+POWER([.I446];2)+POWER([.J446];2))" office:value-type="float" office:value="785.047745211517" calcext:value-type="float">
            <text:p>785.047745211517</text:p>
          </table:table-cell>
        </table:table-row>
        <table:table-row table:style-name="ro1">
          <table:table-cell office:value-type="float" office:value="75.9794" calcext:value-type="float">
            <text:p>75.9794</text:p>
          </table:table-cell>
          <table:table-cell office:value-type="float" office:value="288.195" calcext:value-type="float">
            <text:p>288.195</text:p>
          </table:table-cell>
          <table:table-cell office:value-type="float" office:value="43.6949" calcext:value-type="float">
            <text:p>43.6949</text:p>
          </table:table-cell>
          <table:table-cell office:value-type="float" office:value="76.3911" calcext:value-type="float">
            <text:p>76.3911</text:p>
          </table:table-cell>
          <table:table-cell office:value-type="float" office:value="277.639" calcext:value-type="float">
            <text:p>277.639</text:p>
          </table:table-cell>
          <table:table-cell office:value-type="float" office:value="44.5769" calcext:value-type="float">
            <text:p>44.5769</text:p>
          </table:table-cell>
          <table:table-cell/>
          <table:table-cell table:formula="of:=([.D447]-[.A447])/0.0166667" office:value-type="float" office:value="24.7019505960986" calcext:value-type="float">
            <text:p>24.7019505960986</text:p>
          </table:table-cell>
          <table:table-cell table:formula="of:=ABS([.E447]-[.B447])/0.0166667" office:value-type="float" office:value="633.358733282532" calcext:value-type="float">
            <text:p>633.358733282532</text:p>
          </table:table-cell>
          <table:table-cell table:formula="of:=([.F447]-[.C447])/0.0166667" office:value-type="float" office:value="52.919894160212" calcext:value-type="float">
            <text:p>52.919894160212</text:p>
          </table:table-cell>
          <table:table-cell table:formula="of:=DEGREES(ATAN(ABS([.F447]-[.C447])/ABS([.E447]-[.B447])))" office:value-type="float" office:value="4.77621896623775" calcext:value-type="float">
            <text:p>4.77621896623775</text:p>
          </table:table-cell>
          <table:table-cell table:formula="of:=SQRT(POWER([.H447];2)+POWER([.I447];2)+POWER([.J447];2))" office:value-type="float" office:value="636.045585305357" calcext:value-type="float">
            <text:p>636.045585305357</text:p>
          </table:table-cell>
        </table:table-row>
        <table:table-row table:style-name="ro1">
          <table:table-cell office:value-type="float" office:value="76.2237" calcext:value-type="float">
            <text:p>76.2237</text:p>
          </table:table-cell>
          <table:table-cell office:value-type="float" office:value="287.011" calcext:value-type="float">
            <text:p>287.011</text:p>
          </table:table-cell>
          <table:table-cell office:value-type="float" office:value="43.1139" calcext:value-type="float">
            <text:p>43.1139</text:p>
          </table:table-cell>
          <table:table-cell office:value-type="float" office:value="76.8525" calcext:value-type="float">
            <text:p>76.8525</text:p>
          </table:table-cell>
          <table:table-cell office:value-type="float" office:value="273.968" calcext:value-type="float">
            <text:p>273.968</text:p>
          </table:table-cell>
          <table:table-cell office:value-type="float" office:value="44.1581" calcext:value-type="float">
            <text:p>44.1581</text:p>
          </table:table-cell>
          <table:table-cell/>
          <table:table-cell table:formula="of:=([.D448]-[.A448])/0.0166667" office:value-type="float" office:value="37.7279245441517" calcext:value-type="float">
            <text:p>37.7279245441517</text:p>
          </table:table-cell>
          <table:table-cell table:formula="of:=ABS([.E448]-[.B448])/0.0166667" office:value-type="float" office:value="782.578434843131" calcext:value-type="float">
            <text:p>782.578434843131</text:p>
          </table:table-cell>
          <table:table-cell table:formula="of:=([.F448]-[.C448])/0.0166667" office:value-type="float" office:value="62.6518746962504" calcext:value-type="float">
            <text:p>62.6518746962504</text:p>
          </table:table-cell>
          <table:table-cell table:formula="of:=DEGREES(ATAN(ABS([.F448]-[.C448])/ABS([.E448]-[.B448])))" office:value-type="float" office:value="4.57723857014791" calcext:value-type="float">
            <text:p>4.57723857014791</text:p>
          </table:table-cell>
          <table:table-cell table:formula="of:=SQRT(POWER([.H448];2)+POWER([.I448];2)+POWER([.J448];2))" office:value-type="float" office:value="785.988333485229" calcext:value-type="float">
            <text:p>785.988333485229</text:p>
          </table:table-cell>
        </table:table-row>
        <table:table-row table:style-name="ro1">
          <table:table-cell office:value-type="float" office:value="76.7099" calcext:value-type="float">
            <text:p>76.7099</text:p>
          </table:table-cell>
          <table:table-cell office:value-type="float" office:value="284.335" calcext:value-type="float">
            <text:p>284.335</text:p>
          </table:table-cell>
          <table:table-cell office:value-type="float" office:value="43.5276" calcext:value-type="float">
            <text:p>43.5276</text:p>
          </table:table-cell>
          <table:table-cell office:value-type="float" office:value="77.3217" calcext:value-type="float">
            <text:p>77.3217</text:p>
          </table:table-cell>
          <table:table-cell office:value-type="float" office:value="271.389" calcext:value-type="float">
            <text:p>271.389</text:p>
          </table:table-cell>
          <table:table-cell office:value-type="float" office:value="44.8084" calcext:value-type="float">
            <text:p>44.8084</text:p>
          </table:table-cell>
          <table:table-cell/>
          <table:table-cell table:formula="of:=([.D449]-[.A449])/0.0166667" office:value-type="float" office:value="36.707926584147" calcext:value-type="float">
            <text:p>36.707926584147</text:p>
          </table:table-cell>
          <table:table-cell table:formula="of:=ABS([.E449]-[.B449])/0.0166667" office:value-type="float" office:value="776.758446483105" calcext:value-type="float">
            <text:p>776.758446483105</text:p>
          </table:table-cell>
          <table:table-cell table:formula="of:=([.F449]-[.C449])/0.0166667" office:value-type="float" office:value="76.8478463043074" calcext:value-type="float">
            <text:p>76.8478463043074</text:p>
          </table:table-cell>
          <table:table-cell table:formula="of:=DEGREES(ATAN(ABS([.F449]-[.C449])/ABS([.E449]-[.B449])))" office:value-type="float" office:value="5.65011611245162" calcext:value-type="float">
            <text:p>5.65011611245162</text:p>
          </table:table-cell>
          <table:table-cell table:formula="of:=SQRT(POWER([.H449];2)+POWER([.I449];2)+POWER([.J449];2))" office:value-type="float" office:value="781.413301357588" calcext:value-type="float">
            <text:p>781.413301357588</text:p>
          </table:table-cell>
        </table:table-row>
        <table:table-row table:style-name="ro1">
          <table:table-cell office:value-type="float" office:value="76.6691" calcext:value-type="float">
            <text:p>76.6691</text:p>
          </table:table-cell>
          <table:table-cell office:value-type="float" office:value="280.412" calcext:value-type="float">
            <text:p>280.412</text:p>
          </table:table-cell>
          <table:table-cell office:value-type="float" office:value="43.6399" calcext:value-type="float">
            <text:p>43.6399</text:p>
          </table:table-cell>
          <table:table-cell office:value-type="float" office:value="77.5237" calcext:value-type="float">
            <text:p>77.5237</text:p>
          </table:table-cell>
          <table:table-cell office:value-type="float" office:value="267.749" calcext:value-type="float">
            <text:p>267.749</text:p>
          </table:table-cell>
          <table:table-cell office:value-type="float" office:value="44.6496" calcext:value-type="float">
            <text:p>44.6496</text:p>
          </table:table-cell>
          <table:table-cell/>
          <table:table-cell table:formula="of:=([.D450]-[.A450])/0.0166667" office:value-type="float" office:value="51.2758974482054" calcext:value-type="float">
            <text:p>51.2758974482054</text:p>
          </table:table-cell>
          <table:table-cell table:formula="of:=ABS([.E450]-[.B450])/0.0166667" office:value-type="float" office:value="759.778480443036" calcext:value-type="float">
            <text:p>759.778480443036</text:p>
          </table:table-cell>
          <table:table-cell table:formula="of:=([.F450]-[.C450])/0.0166667" office:value-type="float" office:value="60.5818788362425" calcext:value-type="float">
            <text:p>60.5818788362425</text:p>
          </table:table-cell>
          <table:table-cell table:formula="of:=DEGREES(ATAN(ABS([.F450]-[.C450])/ABS([.E450]-[.B450])))" office:value-type="float" office:value="4.55890468246011" calcext:value-type="float">
            <text:p>4.55890468246011</text:p>
          </table:table-cell>
          <table:table-cell table:formula="of:=SQRT(POWER([.H450];2)+POWER([.I450];2)+POWER([.J450];2))" office:value-type="float" office:value="763.91277057448" calcext:value-type="float">
            <text:p>763.91277057448</text:p>
          </table:table-cell>
        </table:table-row>
        <table:table-row table:style-name="ro1">
          <table:table-cell office:value-type="float" office:value="76.4806" calcext:value-type="float">
            <text:p>76.4806</text:p>
          </table:table-cell>
          <table:table-cell office:value-type="float" office:value="287.037" calcext:value-type="float">
            <text:p>287.037</text:p>
          </table:table-cell>
          <table:table-cell office:value-type="float" office:value="43.1074" calcext:value-type="float">
            <text:p>43.1074</text:p>
          </table:table-cell>
          <table:table-cell office:value-type="float" office:value="77.3521" calcext:value-type="float">
            <text:p>77.3521</text:p>
          </table:table-cell>
          <table:table-cell office:value-type="float" office:value="273.971" calcext:value-type="float">
            <text:p>273.971</text:p>
          </table:table-cell>
          <table:table-cell office:value-type="float" office:value="44.4002" calcext:value-type="float">
            <text:p>44.4002</text:p>
          </table:table-cell>
          <table:table-cell/>
          <table:table-cell table:formula="of:=([.D451]-[.A451])/0.0166667" office:value-type="float" office:value="52.289895420209" calcext:value-type="float">
            <text:p>52.289895420209</text:p>
          </table:table-cell>
          <table:table-cell table:formula="of:=ABS([.E451]-[.B451])/0.0166667" office:value-type="float" office:value="783.958432083134" calcext:value-type="float">
            <text:p>783.958432083134</text:p>
          </table:table-cell>
          <table:table-cell table:formula="of:=([.F451]-[.C451])/0.0166667" office:value-type="float" office:value="77.5678448643103" calcext:value-type="float">
            <text:p>77.5678448643103</text:p>
          </table:table-cell>
          <table:table-cell table:formula="of:=DEGREES(ATAN(ABS([.F451]-[.C451])/ABS([.E451]-[.B451])))" office:value-type="float" office:value="5.65067159972179" calcext:value-type="float">
            <text:p>5.65067159972179</text:p>
          </table:table-cell>
          <table:table-cell table:formula="of:=SQRT(POWER([.H451];2)+POWER([.I451];2)+POWER([.J451];2))" office:value-type="float" office:value="789.519997817786" calcext:value-type="float">
            <text:p>789.519997817786</text:p>
          </table:table-cell>
        </table:table-row>
        <table:table-row table:style-name="ro1">
          <table:table-cell office:value-type="float" office:value="76.71" calcext:value-type="float">
            <text:p>76.71</text:p>
          </table:table-cell>
          <table:table-cell office:value-type="float" office:value="284.273" calcext:value-type="float">
            <text:p>284.273</text:p>
          </table:table-cell>
          <table:table-cell office:value-type="float" office:value="43.7897" calcext:value-type="float">
            <text:p>43.7897</text:p>
          </table:table-cell>
          <table:table-cell office:value-type="float" office:value="77.3216" calcext:value-type="float">
            <text:p>77.3216</text:p>
          </table:table-cell>
          <table:table-cell office:value-type="float" office:value="271.338" calcext:value-type="float">
            <text:p>271.338</text:p>
          </table:table-cell>
          <table:table-cell office:value-type="float" office:value="45.062" calcext:value-type="float">
            <text:p>45.062</text:p>
          </table:table-cell>
          <table:table-cell/>
          <table:table-cell table:formula="of:=([.D452]-[.A452])/0.0166667" office:value-type="float" office:value="36.6959266081474" calcext:value-type="float">
            <text:p>36.6959266081474</text:p>
          </table:table-cell>
          <table:table-cell table:formula="of:=ABS([.E452]-[.B452])/0.0166667" office:value-type="float" office:value="776.098447803105" calcext:value-type="float">
            <text:p>776.098447803105</text:p>
          </table:table-cell>
          <table:table-cell table:formula="of:=([.F452]-[.C452])/0.0166667" office:value-type="float" office:value="76.337847324305" calcext:value-type="float">
            <text:p>76.337847324305</text:p>
          </table:table-cell>
          <table:table-cell table:formula="of:=DEGREES(ATAN(ABS([.F452]-[.C452])/ABS([.E452]-[.B452])))" office:value-type="float" office:value="5.61760216588558" calcext:value-type="float">
            <text:p>5.61760216588558</text:p>
          </table:table-cell>
          <table:table-cell table:formula="of:=SQRT(POWER([.H452];2)+POWER([.I452];2)+POWER([.J452];2))" office:value-type="float" office:value="780.706640580268" calcext:value-type="float">
            <text:p>780.706640580268</text:p>
          </table:table-cell>
        </table:table-row>
        <table:table-row table:style-name="ro1">
          <table:table-cell office:value-type="float" office:value="76.7099" calcext:value-type="float">
            <text:p>76.7099</text:p>
          </table:table-cell>
          <table:table-cell office:value-type="float" office:value="284.329" calcext:value-type="float">
            <text:p>284.329</text:p>
          </table:table-cell>
          <table:table-cell office:value-type="float" office:value="43.5284" calcext:value-type="float">
            <text:p>43.5284</text:p>
          </table:table-cell>
          <table:table-cell office:value-type="float" office:value="77.3368" calcext:value-type="float">
            <text:p>77.3368</text:p>
          </table:table-cell>
          <table:table-cell office:value-type="float" office:value="272.674" calcext:value-type="float">
            <text:p>272.674</text:p>
          </table:table-cell>
          <table:table-cell office:value-type="float" office:value="44.6052" calcext:value-type="float">
            <text:p>44.6052</text:p>
          </table:table-cell>
          <table:table-cell/>
          <table:table-cell table:formula="of:=([.D453]-[.A453])/0.0166667" office:value-type="float" office:value="37.61392477215" calcext:value-type="float">
            <text:p>37.61392477215</text:p>
          </table:table-cell>
          <table:table-cell table:formula="of:=ABS([.E453]-[.B453])/0.0166667" office:value-type="float" office:value="699.298601402799" calcext:value-type="float">
            <text:p>699.298601402799</text:p>
          </table:table-cell>
          <table:table-cell table:formula="of:=([.F453]-[.C453])/0.0166667" office:value-type="float" office:value="64.6078707842588" calcext:value-type="float">
            <text:p>64.6078707842588</text:p>
          </table:table-cell>
          <table:table-cell table:formula="of:=DEGREES(ATAN(ABS([.F453]-[.C453])/ABS([.E453]-[.B453])))" office:value-type="float" office:value="5.27854539697491" calcext:value-type="float">
            <text:p>5.27854539697491</text:p>
          </table:table-cell>
          <table:table-cell table:formula="of:=SQRT(POWER([.H453];2)+POWER([.I453];2)+POWER([.J453];2))" office:value-type="float" office:value="703.283384012413" calcext:value-type="float">
            <text:p>703.283384012413</text:p>
          </table:table-cell>
        </table:table-row>
        <table:table-row table:style-name="ro1">
          <table:table-cell office:value-type="float" office:value="76.5065" calcext:value-type="float">
            <text:p>76.5065</text:p>
          </table:table-cell>
          <table:table-cell office:value-type="float" office:value="289.838" calcext:value-type="float">
            <text:p>289.838</text:p>
          </table:table-cell>
          <table:table-cell office:value-type="float" office:value="42.4136" calcext:value-type="float">
            <text:p>42.4136</text:p>
          </table:table-cell>
          <table:table-cell office:value-type="float" office:value="77.1315" calcext:value-type="float">
            <text:p>77.1315</text:p>
          </table:table-cell>
          <table:table-cell office:value-type="float" office:value="276.74" calcext:value-type="float">
            <text:p>276.74</text:p>
          </table:table-cell>
          <table:table-cell office:value-type="float" office:value="42.9692" calcext:value-type="float">
            <text:p>42.9692</text:p>
          </table:table-cell>
          <table:table-cell/>
          <table:table-cell table:formula="of:=([.D454]-[.A454])/0.0166667" office:value-type="float" office:value="37.49992500015" calcext:value-type="float">
            <text:p>37.49992500015</text:p>
          </table:table-cell>
          <table:table-cell table:formula="of:=ABS([.E454]-[.B454])/0.0166667" office:value-type="float" office:value="785.878428243144" calcext:value-type="float">
            <text:p>785.878428243144</text:p>
          </table:table-cell>
          <table:table-cell table:formula="of:=([.F454]-[.C454])/0.0166667" office:value-type="float" office:value="33.3359333281332" calcext:value-type="float">
            <text:p>33.3359333281332</text:p>
          </table:table-cell>
          <table:table-cell table:formula="of:=DEGREES(ATAN(ABS([.F454]-[.C454])/ABS([.E454]-[.B454])))" office:value-type="float" office:value="2.4289557574241" calcext:value-type="float">
            <text:p>2.4289557574241</text:p>
          </table:table-cell>
          <table:table-cell table:formula="of:=SQRT(POWER([.H454];2)+POWER([.I454];2)+POWER([.J454];2))" office:value-type="float" office:value="787.478528471596" calcext:value-type="float">
            <text:p>787.478528471596</text:p>
          </table:table-cell>
        </table:table-row>
        <table:table-row table:style-name="ro1">
          <table:table-cell office:value-type="float" office:value="76.7511" calcext:value-type="float">
            <text:p>76.7511</text:p>
          </table:table-cell>
          <table:table-cell office:value-type="float" office:value="288.355" calcext:value-type="float">
            <text:p>288.355</text:p>
          </table:table-cell>
          <table:table-cell office:value-type="float" office:value="43.1537" calcext:value-type="float">
            <text:p>43.1537</text:p>
          </table:table-cell>
          <table:table-cell office:value-type="float" office:value="77.3978" calcext:value-type="float">
            <text:p>77.3978</text:p>
          </table:table-cell>
          <table:table-cell office:value-type="float" office:value="277.822" calcext:value-type="float">
            <text:p>277.822</text:p>
          </table:table-cell>
          <table:table-cell office:value-type="float" office:value="44.0409" calcext:value-type="float">
            <text:p>44.0409</text:p>
          </table:table-cell>
          <table:table-cell/>
          <table:table-cell table:formula="of:=([.D455]-[.A455])/0.0166667" office:value-type="float" office:value="38.8019223961558" calcext:value-type="float">
            <text:p>38.8019223961558</text:p>
          </table:table-cell>
          <table:table-cell table:formula="of:=ABS([.E455]-[.B455])/0.0166667" office:value-type="float" office:value="631.978736042529" calcext:value-type="float">
            <text:p>631.978736042529</text:p>
          </table:table-cell>
          <table:table-cell table:formula="of:=([.F455]-[.C455])/0.0166667" office:value-type="float" office:value="53.2318935362129" calcext:value-type="float">
            <text:p>53.2318935362129</text:p>
          </table:table-cell>
          <table:table-cell table:formula="of:=DEGREES(ATAN(ABS([.F455]-[.C455])/ABS([.E455]-[.B455])))" office:value-type="float" office:value="4.81468801638184" calcext:value-type="float">
            <text:p>4.81468801638184</text:p>
          </table:table-cell>
          <table:table-cell table:formula="of:=SQRT(POWER([.H455];2)+POWER([.I455];2)+POWER([.J455];2))" office:value-type="float" office:value="635.402507455707" calcext:value-type="float">
            <text:p>635.402507455707</text:p>
          </table:table-cell>
        </table:table-row>
        <table:table-row table:style-name="ro1">
          <table:table-cell office:value-type="float" office:value="76.9941" calcext:value-type="float">
            <text:p>76.9941</text:p>
          </table:table-cell>
          <table:table-cell office:value-type="float" office:value="287.118" calcext:value-type="float">
            <text:p>287.118</text:p>
          </table:table-cell>
          <table:table-cell office:value-type="float" office:value="42.8358" calcext:value-type="float">
            <text:p>42.8358</text:p>
          </table:table-cell>
          <table:table-cell office:value-type="float" office:value="77.6341" calcext:value-type="float">
            <text:p>77.6341</text:p>
          </table:table-cell>
          <table:table-cell office:value-type="float" office:value="276.682" calcext:value-type="float">
            <text:p>276.682</text:p>
          </table:table-cell>
          <table:table-cell office:value-type="float" office:value="43.4718" calcext:value-type="float">
            <text:p>43.4718</text:p>
          </table:table-cell>
          <table:table-cell/>
          <table:table-cell table:formula="of:=([.D456]-[.A456])/0.0166667" office:value-type="float" office:value="38.3999232001536" calcext:value-type="float">
            <text:p>38.3999232001536</text:p>
          </table:table-cell>
          <table:table-cell table:formula="of:=ABS([.E456]-[.B456])/0.0166667" office:value-type="float" office:value="626.158747682503" calcext:value-type="float">
            <text:p>626.158747682503</text:p>
          </table:table-cell>
          <table:table-cell table:formula="of:=([.F456]-[.C456])/0.0166667" office:value-type="float" office:value="38.1599236801528" calcext:value-type="float">
            <text:p>38.1599236801528</text:p>
          </table:table-cell>
          <table:table-cell table:formula="of:=DEGREES(ATAN(ABS([.F456]-[.C456])/ABS([.E456]-[.B456])))" office:value-type="float" office:value="3.4874571423113" calcext:value-type="float">
            <text:p>3.4874571423113</text:p>
          </table:table-cell>
          <table:table-cell table:formula="of:=SQRT(POWER([.H456];2)+POWER([.I456];2)+POWER([.J456];2))" office:value-type="float" office:value="628.494638940042" calcext:value-type="float">
            <text:p>628.494638940042</text:p>
          </table:table-cell>
        </table:table-row>
        <table:table-row table:style-name="ro1">
          <table:table-cell office:value-type="float" office:value="76.9941" calcext:value-type="float">
            <text:p>76.9941</text:p>
          </table:table-cell>
          <table:table-cell office:value-type="float" office:value="287.124" calcext:value-type="float">
            <text:p>287.124</text:p>
          </table:table-cell>
          <table:table-cell office:value-type="float" office:value="42.8349" calcext:value-type="float">
            <text:p>42.8349</text:p>
          </table:table-cell>
          <table:table-cell office:value-type="float" office:value="78.1026" calcext:value-type="float">
            <text:p>78.1026</text:p>
          </table:table-cell>
          <table:table-cell office:value-type="float" office:value="274.221" calcext:value-type="float">
            <text:p>274.221</text:p>
          </table:table-cell>
          <table:table-cell office:value-type="float" office:value="43.3637" calcext:value-type="float">
            <text:p>43.3637</text:p>
          </table:table-cell>
          <table:table-cell/>
          <table:table-cell table:formula="of:=([.D457]-[.A457])/0.0166667" office:value-type="float" office:value="66.5098669802656" calcext:value-type="float">
            <text:p>66.5098669802656</text:p>
          </table:table-cell>
          <table:table-cell table:formula="of:=ABS([.E457]-[.B457])/0.0166667" office:value-type="float" office:value="774.178451643098" calcext:value-type="float">
            <text:p>774.178451643098</text:p>
          </table:table-cell>
          <table:table-cell table:formula="of:=([.F457]-[.C457])/0.0166667" office:value-type="float" office:value="31.7279365441271" calcext:value-type="float">
            <text:p>31.7279365441271</text:p>
          </table:table-cell>
          <table:table-cell table:formula="of:=DEGREES(ATAN(ABS([.F457]-[.C457])/ABS([.E457]-[.B457])))" office:value-type="float" office:value="2.34682342136693" calcext:value-type="float">
            <text:p>2.34682342136693</text:p>
          </table:table-cell>
          <table:table-cell table:formula="of:=SQRT(POWER([.H457];2)+POWER([.I457];2)+POWER([.J457];2))" office:value-type="float" office:value="777.677632024726" calcext:value-type="float">
            <text:p>777.677632024726</text:p>
          </table:table-cell>
        </table:table-row>
        <table:table-row table:style-name="ro1">
          <table:table-cell office:value-type="float" office:value="76.7512" calcext:value-type="float">
            <text:p>76.7512</text:p>
          </table:table-cell>
          <table:table-cell office:value-type="float" office:value="288.424" calcext:value-type="float">
            <text:p>288.424</text:p>
          </table:table-cell>
          <table:table-cell office:value-type="float" office:value="42.8881" calcext:value-type="float">
            <text:p>42.8881</text:p>
          </table:table-cell>
          <table:table-cell office:value-type="float" office:value="77.1314" calcext:value-type="float">
            <text:p>77.1314</text:p>
          </table:table-cell>
          <table:table-cell office:value-type="float" office:value="276.55" calcext:value-type="float">
            <text:p>276.55</text:p>
          </table:table-cell>
          <table:table-cell office:value-type="float" office:value="43.9949" calcext:value-type="float">
            <text:p>43.9949</text:p>
          </table:table-cell>
          <table:table-cell/>
          <table:table-cell table:formula="of:=([.D458]-[.A458])/0.0166667" office:value-type="float" office:value="22.8119543760914" calcext:value-type="float">
            <text:p>22.8119543760914</text:p>
          </table:table-cell>
          <table:table-cell table:formula="of:=ABS([.E458]-[.B458])/0.0166667" office:value-type="float" office:value="712.438575122848" calcext:value-type="float">
            <text:p>712.438575122848</text:p>
          </table:table-cell>
          <table:table-cell table:formula="of:=([.F458]-[.C458])/0.0166667" office:value-type="float" office:value="66.4078671842656" calcext:value-type="float">
            <text:p>66.4078671842656</text:p>
          </table:table-cell>
          <table:table-cell table:formula="of:=DEGREES(ATAN(ABS([.F458]-[.C458])/ABS([.E458]-[.B458])))" office:value-type="float" office:value="5.32527035812617" calcext:value-type="float">
            <text:p>5.32527035812617</text:p>
          </table:table-cell>
          <table:table-cell table:formula="of:=SQRT(POWER([.H458];2)+POWER([.I458];2)+POWER([.J458];2))" office:value-type="float" office:value="715.89043394188" calcext:value-type="float">
            <text:p>715.89043394188</text:p>
          </table:table-cell>
        </table:table-row>
        <table:table-row table:style-name="ro1">
          <table:table-cell office:value-type="float" office:value="77.1905" calcext:value-type="float">
            <text:p>77.1905</text:p>
          </table:table-cell>
          <table:table-cell office:value-type="float" office:value="281.734" calcext:value-type="float">
            <text:p>281.734</text:p>
          </table:table-cell>
          <table:table-cell office:value-type="float" office:value="43.6783" calcext:value-type="float">
            <text:p>43.6783</text:p>
          </table:table-cell>
          <table:table-cell office:value-type="float" office:value="78.0335" calcext:value-type="float">
            <text:p>78.0335</text:p>
          </table:table-cell>
          <table:table-cell office:value-type="float" office:value="269.049" calcext:value-type="float">
            <text:p>269.049</text:p>
          </table:table-cell>
          <table:table-cell office:value-type="float" office:value="44.4375" calcext:value-type="float">
            <text:p>44.4375</text:p>
          </table:table-cell>
          <table:table-cell/>
          <table:table-cell table:formula="of:=([.D459]-[.A459])/0.0166667" office:value-type="float" office:value="50.5798988402025" calcext:value-type="float">
            <text:p>50.5798988402025</text:p>
          </table:table-cell>
          <table:table-cell table:formula="of:=ABS([.E459]-[.B459])/0.0166667" office:value-type="float" office:value="761.098477803045" calcext:value-type="float">
            <text:p>761.098477803045</text:p>
          </table:table-cell>
          <table:table-cell table:formula="of:=([.F459]-[.C459])/0.0166667" office:value-type="float" office:value="45.5519088961822" calcext:value-type="float">
            <text:p>45.5519088961822</text:p>
          </table:table-cell>
          <table:table-cell table:formula="of:=DEGREES(ATAN(ABS([.F459]-[.C459])/ABS([.E459]-[.B459])))" office:value-type="float" office:value="3.42507912443142" calcext:value-type="float">
            <text:p>3.42507912443142</text:p>
          </table:table-cell>
          <table:table-cell table:formula="of:=SQRT(POWER([.H459];2)+POWER([.I459];2)+POWER([.J459];2))" office:value-type="float" office:value="764.136241441854" calcext:value-type="float">
            <text:p>764.136241441854</text:p>
          </table:table-cell>
        </table:table-row>
        <table:table-row table:style-name="ro1">
          <table:table-cell office:value-type="float" office:value="76.9083" calcext:value-type="float">
            <text:p>76.9083</text:p>
          </table:table-cell>
          <table:table-cell office:value-type="float" office:value="278.997" calcext:value-type="float">
            <text:p>278.997</text:p>
          </table:table-cell>
          <table:table-cell office:value-type="float" office:value="44.3599" calcext:value-type="float">
            <text:p>44.3599</text:p>
          </table:table-cell>
          <table:table-cell office:value-type="float" office:value="77.277" calcext:value-type="float">
            <text:p>77.277</text:p>
          </table:table-cell>
          <table:table-cell office:value-type="float" office:value="267.619" calcext:value-type="float">
            <text:p>267.619</text:p>
          </table:table-cell>
          <table:table-cell office:value-type="float" office:value="45.1604" calcext:value-type="float">
            <text:p>45.1604</text:p>
          </table:table-cell>
          <table:table-cell/>
          <table:table-cell table:formula="of:=([.D460]-[.A460])/0.0166667" office:value-type="float" office:value="22.1219557560887" calcext:value-type="float">
            <text:p>22.1219557560887</text:p>
          </table:table-cell>
          <table:table-cell table:formula="of:=ABS([.E460]-[.B460])/0.0166667" office:value-type="float" office:value="682.67863464273" calcext:value-type="float">
            <text:p>682.67863464273</text:p>
          </table:table-cell>
          <table:table-cell table:formula="of:=([.F460]-[.C460])/0.0166667" office:value-type="float" office:value="48.0299039401921" calcext:value-type="float">
            <text:p>48.0299039401921</text:p>
          </table:table-cell>
          <table:table-cell table:formula="of:=DEGREES(ATAN(ABS([.F460]-[.C460])/ABS([.E460]-[.B460])))" office:value-type="float" office:value="4.02441731984591" calcext:value-type="float">
            <text:p>4.02441731984591</text:p>
          </table:table-cell>
          <table:table-cell table:formula="of:=SQRT(POWER([.H460];2)+POWER([.I460];2)+POWER([.J460];2))" office:value-type="float" office:value="684.723572543432" calcext:value-type="float">
            <text:p>684.723572543432</text:p>
          </table:table-cell>
        </table:table-row>
        <table:table-row table:style-name="ro1">
          <table:table-cell office:value-type="float" office:value="76.7651" calcext:value-type="float">
            <text:p>76.7651</text:p>
          </table:table-cell>
          <table:table-cell office:value-type="float" office:value="289.805" calcext:value-type="float">
            <text:p>289.805</text:p>
          </table:table-cell>
          <table:table-cell office:value-type="float" office:value="42.6722" calcext:value-type="float">
            <text:p>42.6722</text:p>
          </table:table-cell>
          <table:table-cell office:value-type="float" office:value="77.8684" calcext:value-type="float">
            <text:p>77.8684</text:p>
          </table:table-cell>
          <table:table-cell office:value-type="float" office:value="275.349" calcext:value-type="float">
            <text:p>275.349</text:p>
          </table:table-cell>
          <table:table-cell office:value-type="float" office:value="43.9298" calcext:value-type="float">
            <text:p>43.9298</text:p>
          </table:table-cell>
          <table:table-cell/>
          <table:table-cell table:formula="of:=([.D461]-[.A461])/0.0166667" office:value-type="float" office:value="66.1978676042642" calcext:value-type="float">
            <text:p>66.1978676042642</text:p>
          </table:table-cell>
          <table:table-cell table:formula="of:=ABS([.E461]-[.B461])/0.0166667" office:value-type="float" office:value="867.358265283471" calcext:value-type="float">
            <text:p>867.358265283471</text:p>
          </table:table-cell>
          <table:table-cell table:formula="of:=([.F461]-[.C461])/0.0166667" office:value-type="float" office:value="75.4558490883021" calcext:value-type="float">
            <text:p>75.4558490883021</text:p>
          </table:table-cell>
          <table:table-cell table:formula="of:=DEGREES(ATAN(ABS([.F461]-[.C461])/ABS([.E461]-[.B461])))" office:value-type="float" office:value="4.9719299190715" calcext:value-type="float">
            <text:p>4.9719299190715</text:p>
          </table:table-cell>
          <table:table-cell table:formula="of:=SQRT(POWER([.H461];2)+POWER([.I461];2)+POWER([.J461];2))" office:value-type="float" office:value="873.147240270814" calcext:value-type="float">
            <text:p>873.147240270814</text:p>
          </table:table-cell>
        </table:table-row>
        <table:table-row table:style-name="ro1">
          <table:table-cell office:value-type="float" office:value="77.4441" calcext:value-type="float">
            <text:p>77.4441</text:p>
          </table:table-cell>
          <table:table-cell office:value-type="float" office:value="281.64" calcext:value-type="float">
            <text:p>281.64</text:p>
          </table:table-cell>
          <table:table-cell office:value-type="float" office:value="44.1932" calcext:value-type="float">
            <text:p>44.1932</text:p>
          </table:table-cell>
          <table:table-cell office:value-type="float" office:value="78.2788" calcext:value-type="float">
            <text:p>78.2788</text:p>
          </table:table-cell>
          <table:table-cell office:value-type="float" office:value="268.864" calcext:value-type="float">
            <text:p>268.864</text:p>
          </table:table-cell>
          <table:table-cell office:value-type="float" office:value="45.4427" calcext:value-type="float">
            <text:p>45.4427</text:p>
          </table:table-cell>
          <table:table-cell/>
          <table:table-cell table:formula="of:=([.D462]-[.A462])/0.0166667" office:value-type="float" office:value="50.0818998362002" calcext:value-type="float">
            <text:p>50.0818998362002</text:p>
          </table:table-cell>
          <table:table-cell table:formula="of:=ABS([.E462]-[.B462])/0.0166667" office:value-type="float" office:value="766.558466883067" calcext:value-type="float">
            <text:p>766.558466883067</text:p>
          </table:table-cell>
          <table:table-cell table:formula="of:=([.F462]-[.C462])/0.0166667" office:value-type="float" office:value="74.9698500603002" calcext:value-type="float">
            <text:p>74.9698500603002</text:p>
          </table:table-cell>
          <table:table-cell table:formula="of:=DEGREES(ATAN(ABS([.F462]-[.C462])/ABS([.E462]-[.B462])))" office:value-type="float" office:value="5.58579543979398" calcext:value-type="float">
            <text:p>5.58579543979398</text:p>
          </table:table-cell>
          <table:table-cell table:formula="of:=SQRT(POWER([.H462];2)+POWER([.I462];2)+POWER([.J462];2))" office:value-type="float" office:value="771.84231437476" calcext:value-type="float">
            <text:p>771.84231437476</text:p>
          </table:table-cell>
        </table:table-row>
        <table:table-row table:style-name="ro1">
          <table:table-cell office:value-type="float" office:value="75.9327" calcext:value-type="float">
            <text:p>75.9327</text:p>
          </table:table-cell>
          <table:table-cell office:value-type="float" office:value="282.915" calcext:value-type="float">
            <text:p>282.915</text:p>
          </table:table-cell>
          <table:table-cell office:value-type="float" office:value="43.7566" calcext:value-type="float">
            <text:p>43.7566</text:p>
          </table:table-cell>
          <table:table-cell office:value-type="float" office:value="76.0805" calcext:value-type="float">
            <text:p>76.0805</text:p>
          </table:table-cell>
          <table:table-cell office:value-type="float" office:value="271.272" calcext:value-type="float">
            <text:p>271.272</text:p>
          </table:table-cell>
          <table:table-cell office:value-type="float" office:value="44.8381" calcext:value-type="float">
            <text:p>44.8381</text:p>
          </table:table-cell>
          <table:table-cell/>
          <table:table-cell table:formula="of:=([.D463]-[.A463])/0.0166667" office:value-type="float" office:value="8.86798226403569" calcext:value-type="float">
            <text:p>8.86798226403569</text:p>
          </table:table-cell>
          <table:table-cell table:formula="of:=ABS([.E463]-[.B463])/0.0166667" office:value-type="float" office:value="698.578602842796" calcext:value-type="float">
            <text:p>698.578602842796</text:p>
          </table:table-cell>
          <table:table-cell table:formula="of:=([.F463]-[.C463])/0.0166667" office:value-type="float" office:value="64.8898702202595" calcext:value-type="float">
            <text:p>64.8898702202595</text:p>
          </table:table-cell>
          <table:table-cell table:formula="of:=DEGREES(ATAN(ABS([.F463]-[.C463])/ABS([.E463]-[.B463])))" office:value-type="float" office:value="5.3068869440789" calcext:value-type="float">
            <text:p>5.3068869440789</text:p>
          </table:table-cell>
          <table:table-cell table:formula="of:=SQRT(POWER([.H463];2)+POWER([.I463];2)+POWER([.J463];2))" office:value-type="float" office:value="701.64193198271" calcext:value-type="float">
            <text:p>701.64193198271</text:p>
          </table:table-cell>
        </table:table-row>
        <table:table-row table:style-name="ro1">
          <table:table-cell office:value-type="float" office:value="76.2358" calcext:value-type="float">
            <text:p>76.2358</text:p>
          </table:table-cell>
          <table:table-cell office:value-type="float" office:value="288.447" calcext:value-type="float">
            <text:p>288.447</text:p>
          </table:table-cell>
          <table:table-cell office:value-type="float" office:value="42.6343" calcext:value-type="float">
            <text:p>42.6343</text:p>
          </table:table-cell>
          <table:table-cell office:value-type="float" office:value="76.6287" calcext:value-type="float">
            <text:p>76.6287</text:p>
          </table:table-cell>
          <table:table-cell office:value-type="float" office:value="276.716" calcext:value-type="float">
            <text:p>276.716</text:p>
          </table:table-cell>
          <table:table-cell office:value-type="float" office:value="42.9776" calcext:value-type="float">
            <text:p>42.9776</text:p>
          </table:table-cell>
          <table:table-cell/>
          <table:table-cell table:formula="of:=([.D464]-[.A464])/0.0166667" office:value-type="float" office:value="23.5739528520941" calcext:value-type="float">
            <text:p>23.5739528520941</text:p>
          </table:table-cell>
          <table:table-cell table:formula="of:=ABS([.E464]-[.B464])/0.0166667" office:value-type="float" office:value="703.858592282815" calcext:value-type="float">
            <text:p>703.858592282815</text:p>
          </table:table-cell>
          <table:table-cell table:formula="of:=([.F464]-[.C464])/0.0166667" office:value-type="float" office:value="20.5979588040823" calcext:value-type="float">
            <text:p>20.5979588040823</text:p>
          </table:table-cell>
          <table:table-cell table:formula="of:=DEGREES(ATAN(ABS([.F464]-[.C464])/ABS([.E464]-[.B464])))" office:value-type="float" office:value="1.67624490257207" calcext:value-type="float">
            <text:p>1.67624490257207</text:p>
          </table:table-cell>
          <table:table-cell table:formula="of:=SQRT(POWER([.H464];2)+POWER([.I464];2)+POWER([.J464];2))" office:value-type="float" office:value="704.554415989506" calcext:value-type="float">
            <text:p>704.554415989506</text:p>
          </table:table-cell>
        </table:table-row>
        <table:table-row table:style-name="ro1">
          <table:table-cell office:value-type="float" office:value="76.7652" calcext:value-type="float">
            <text:p>76.7652</text:p>
          </table:table-cell>
          <table:table-cell office:value-type="float" office:value="289.687" calcext:value-type="float">
            <text:p>289.687</text:p>
          </table:table-cell>
          <table:table-cell office:value-type="float" office:value="43.2015" calcext:value-type="float">
            <text:p>43.2015</text:p>
          </table:table-cell>
          <table:table-cell office:value-type="float" office:value="77.6492" calcext:value-type="float">
            <text:p>77.6492</text:p>
          </table:table-cell>
          <table:table-cell office:value-type="float" office:value="277.741" calcext:value-type="float">
            <text:p>277.741</text:p>
          </table:table-cell>
          <table:table-cell office:value-type="float" office:value="44.5494" calcext:value-type="float">
            <text:p>44.5494</text:p>
          </table:table-cell>
          <table:table-cell/>
          <table:table-cell table:formula="of:=([.D465]-[.A465])/0.0166667" office:value-type="float" office:value="53.0398939202122" calcext:value-type="float">
            <text:p>53.0398939202122</text:p>
          </table:table-cell>
          <table:table-cell table:formula="of:=ABS([.E465]-[.B465])/0.0166667" office:value-type="float" office:value="716.758566482869" calcext:value-type="float">
            <text:p>716.758566482869</text:p>
          </table:table-cell>
          <table:table-cell table:formula="of:=([.F465]-[.C465])/0.0166667" office:value-type="float" office:value="80.8738382523232" calcext:value-type="float">
            <text:p>80.8738382523232</text:p>
          </table:table-cell>
          <table:table-cell table:formula="of:=DEGREES(ATAN(ABS([.F465]-[.C465])/ABS([.E465]-[.B465])))" office:value-type="float" office:value="6.43761277721162" calcext:value-type="float">
            <text:p>6.43761277721162</text:p>
          </table:table-cell>
          <table:table-cell table:formula="of:=SQRT(POWER([.H465];2)+POWER([.I465];2)+POWER([.J465];2))" office:value-type="float" office:value="723.254208897057" calcext:value-type="float">
            <text:p>723.254208897057</text:p>
          </table:table-cell>
        </table:table-row>
        <table:table-row table:style-name="ro1">
          <table:table-cell office:value-type="float" office:value="76.4806" calcext:value-type="float">
            <text:p>76.4806</text:p>
          </table:table-cell>
          <table:table-cell office:value-type="float" office:value="287.037" calcext:value-type="float">
            <text:p>287.037</text:p>
          </table:table-cell>
          <table:table-cell office:value-type="float" office:value="43.1074" calcext:value-type="float">
            <text:p>43.1074</text:p>
          </table:table-cell>
          <table:table-cell office:value-type="float" office:value="77.3521" calcext:value-type="float">
            <text:p>77.3521</text:p>
          </table:table-cell>
          <table:table-cell office:value-type="float" office:value="274.017" calcext:value-type="float">
            <text:p>274.017</text:p>
          </table:table-cell>
          <table:table-cell office:value-type="float" office:value="44.1456" calcext:value-type="float">
            <text:p>44.1456</text:p>
          </table:table-cell>
          <table:table-cell/>
          <table:table-cell table:formula="of:=([.D466]-[.A466])/0.0166667" office:value-type="float" office:value="52.289895420209" calcext:value-type="float">
            <text:p>52.289895420209</text:p>
          </table:table-cell>
          <table:table-cell table:formula="of:=ABS([.E466]-[.B466])/0.0166667" office:value-type="float" office:value="781.198437603124" calcext:value-type="float">
            <text:p>781.198437603124</text:p>
          </table:table-cell>
          <table:table-cell table:formula="of:=([.F466]-[.C466])/0.0166667" office:value-type="float" office:value="62.2918754162494" calcext:value-type="float">
            <text:p>62.2918754162494</text:p>
          </table:table-cell>
          <table:table-cell table:formula="of:=DEGREES(ATAN(ABS([.F466]-[.C466])/ABS([.E466]-[.B466])))" office:value-type="float" office:value="4.5590540681578" calcext:value-type="float">
            <text:p>4.5590540681578</text:p>
          </table:table-cell>
          <table:table-cell table:formula="of:=SQRT(POWER([.H466];2)+POWER([.I466];2)+POWER([.J466];2))" office:value-type="float" office:value="785.420594216558" calcext:value-type="float">
            <text:p>785.420594216558</text:p>
          </table:table-cell>
        </table:table-row>
        <table:table-row table:style-name="ro1">
          <table:table-cell office:value-type="float" office:value="76.6695" calcext:value-type="float">
            <text:p>76.6695</text:p>
          </table:table-cell>
          <table:table-cell office:value-type="float" office:value="280.2" calcext:value-type="float">
            <text:p>280.2</text:p>
          </table:table-cell>
          <table:table-cell office:value-type="float" office:value="44.6746" calcext:value-type="float">
            <text:p>44.6746</text:p>
          </table:table-cell>
          <table:table-cell office:value-type="float" office:value="77.2767" calcext:value-type="float">
            <text:p>77.2767</text:p>
          </table:table-cell>
          <table:table-cell office:value-type="float" office:value="267.522" calcext:value-type="float">
            <text:p>267.522</text:p>
          </table:table-cell>
          <table:table-cell office:value-type="float" office:value="45.6631" calcext:value-type="float">
            <text:p>45.6631</text:p>
          </table:table-cell>
          <table:table-cell/>
          <table:table-cell table:formula="of:=([.D467]-[.A467])/0.0166667" office:value-type="float" office:value="36.4319271361461" calcext:value-type="float">
            <text:p>36.4319271361461</text:p>
          </table:table-cell>
          <table:table-cell table:formula="of:=ABS([.E467]-[.B467])/0.0166667" office:value-type="float" office:value="760.678478643043" calcext:value-type="float">
            <text:p>760.678478643043</text:p>
          </table:table-cell>
          <table:table-cell table:formula="of:=([.F467]-[.C467])/0.0166667" office:value-type="float" office:value="59.3098813802374" calcext:value-type="float">
            <text:p>59.3098813802374</text:p>
          </table:table-cell>
          <table:table-cell table:formula="of:=DEGREES(ATAN(ABS([.F467]-[.C467])/ABS([.E467]-[.B467])))" office:value-type="float" office:value="4.4583155442265" calcext:value-type="float">
            <text:p>4.4583155442265</text:p>
          </table:table-cell>
          <table:table-cell table:formula="of:=SQRT(POWER([.H467];2)+POWER([.I467];2)+POWER([.J467];2))" office:value-type="float" office:value="763.856462442313" calcext:value-type="float">
            <text:p>763.856462442313</text:p>
          </table:table-cell>
        </table:table-row>
        <table:table-row table:style-name="ro1">
          <table:table-cell office:value-type="float" office:value="76.7237" calcext:value-type="float">
            <text:p>76.7237</text:p>
          </table:table-cell>
          <table:table-cell office:value-type="float" office:value="285.641" calcext:value-type="float">
            <text:p>285.641</text:p>
          </table:table-cell>
          <table:table-cell office:value-type="float" office:value="43.5766" calcext:value-type="float">
            <text:p>43.5766</text:p>
          </table:table-cell>
          <table:table-cell office:value-type="float" office:value="77.3368" calcext:value-type="float">
            <text:p>77.3368</text:p>
          </table:table-cell>
          <table:table-cell office:value-type="float" office:value="272.674" calcext:value-type="float">
            <text:p>272.674</text:p>
          </table:table-cell>
          <table:table-cell office:value-type="float" office:value="44.6052" calcext:value-type="float">
            <text:p>44.6052</text:p>
          </table:table-cell>
          <table:table-cell/>
          <table:table-cell table:formula="of:=([.D468]-[.A468])/0.0166667" office:value-type="float" office:value="36.7859264281473" calcext:value-type="float">
            <text:p>36.7859264281473</text:p>
          </table:table-cell>
          <table:table-cell table:formula="of:=ABS([.E468]-[.B468])/0.0166667" office:value-type="float" office:value="778.018443963115" calcext:value-type="float">
            <text:p>778.018443963115</text:p>
          </table:table-cell>
          <table:table-cell table:formula="of:=([.F468]-[.C468])/0.0166667" office:value-type="float" office:value="61.7158765682471" calcext:value-type="float">
            <text:p>61.7158765682471</text:p>
          </table:table-cell>
          <table:table-cell table:formula="of:=DEGREES(ATAN(ABS([.F468]-[.C468])/ABS([.E468]-[.B468])))" office:value-type="float" office:value="4.53545855196308" calcext:value-type="float">
            <text:p>4.53545855196308</text:p>
          </table:table-cell>
          <table:table-cell table:formula="of:=SQRT(POWER([.H468];2)+POWER([.I468];2)+POWER([.J468];2))" office:value-type="float" office:value="781.328837910486" calcext:value-type="float">
            <text:p>781.328837910486</text:p>
          </table:table-cell>
        </table:table-row>
        <table:table-row table:style-name="ro1">
          <table:table-cell office:value-type="float" office:value="76.4287" calcext:value-type="float">
            <text:p>76.4287</text:p>
          </table:table-cell>
          <table:table-cell office:value-type="float" office:value="281.731" calcext:value-type="float">
            <text:p>281.731</text:p>
          </table:table-cell>
          <table:table-cell office:value-type="float" office:value="43.4344" calcext:value-type="float">
            <text:p>43.4344</text:p>
          </table:table-cell>
          <table:table-cell office:value-type="float" office:value="77.2774" calcext:value-type="float">
            <text:p>77.2774</text:p>
          </table:table-cell>
          <table:table-cell office:value-type="float" office:value="267.813" calcext:value-type="float">
            <text:p>267.813</text:p>
          </table:table-cell>
          <table:table-cell office:value-type="float" office:value="44.1532" calcext:value-type="float">
            <text:p>44.1532</text:p>
          </table:table-cell>
          <table:table-cell/>
          <table:table-cell table:formula="of:=([.D469]-[.A469])/0.0166667" office:value-type="float" office:value="50.9218981562033" calcext:value-type="float">
            <text:p>50.9218981562033</text:p>
          </table:table-cell>
          <table:table-cell table:formula="of:=ABS([.E469]-[.B469])/0.0166667" office:value-type="float" office:value="835.078329843341" calcext:value-type="float">
            <text:p>835.078329843341</text:p>
          </table:table-cell>
          <table:table-cell table:formula="of:=([.F469]-[.C469])/0.0166667" office:value-type="float" office:value="43.1279137441726" calcext:value-type="float">
            <text:p>43.1279137441726</text:p>
          </table:table-cell>
          <table:table-cell table:formula="of:=DEGREES(ATAN(ABS([.F469]-[.C469])/ABS([.E469]-[.B469])))" office:value-type="float" office:value="2.95643402177348" calcext:value-type="float">
            <text:p>2.95643402177348</text:p>
          </table:table-cell>
          <table:table-cell table:formula="of:=SQRT(POWER([.H469];2)+POWER([.I469];2)+POWER([.J469];2))" office:value-type="float" office:value="837.740337831299" calcext:value-type="float">
            <text:p>837.740337831299</text:p>
          </table:table-cell>
        </table:table-row>
        <table:table-row table:style-name="ro1">
          <table:table-cell office:value-type="float" office:value="76.9798" calcext:value-type="float">
            <text:p>76.9798</text:p>
          </table:table-cell>
          <table:table-cell office:value-type="float" office:value="285.883" calcext:value-type="float">
            <text:p>285.883</text:p>
          </table:table-cell>
          <table:table-cell office:value-type="float" office:value="42.5222" calcext:value-type="float">
            <text:p>42.5222</text:p>
          </table:table-cell>
          <table:table-cell office:value-type="float" office:value="77.8368" calcext:value-type="float">
            <text:p>77.8368</text:p>
          </table:table-cell>
          <table:table-cell office:value-type="float" office:value="273.069" calcext:value-type="float">
            <text:p>273.069</text:p>
          </table:table-cell>
          <table:table-cell office:value-type="float" office:value="42.8088" calcext:value-type="float">
            <text:p>42.8088</text:p>
          </table:table-cell>
          <table:table-cell/>
          <table:table-cell table:formula="of:=([.D470]-[.A470])/0.0166667" office:value-type="float" office:value="51.4198971602056" calcext:value-type="float">
            <text:p>51.4198971602056</text:p>
          </table:table-cell>
          <table:table-cell table:formula="of:=ABS([.E470]-[.B470])/0.0166667" office:value-type="float" office:value="768.838462323073" calcext:value-type="float">
            <text:p>768.838462323073</text:p>
          </table:table-cell>
          <table:table-cell table:formula="of:=([.F470]-[.C470])/0.0166667" office:value-type="float" office:value="17.1959656080688" calcext:value-type="float">
            <text:p>17.1959656080688</text:p>
          </table:table-cell>
          <table:table-cell table:formula="of:=DEGREES(ATAN(ABS([.F470]-[.C470])/ABS([.E470]-[.B470])))" office:value-type="float" office:value="1.28127306535438" calcext:value-type="float">
            <text:p>1.28127306535438</text:p>
          </table:table-cell>
          <table:table-cell table:formula="of:=SQRT(POWER([.H470];2)+POWER([.I470];2)+POWER([.J470];2))" office:value-type="float" office:value="770.747875900069" calcext:value-type="float">
            <text:p>770.747875900069</text:p>
          </table:table-cell>
        </table:table-row>
        <table:table-row table:style-name="ro1">
          <table:table-cell office:value-type="float" office:value="76.7374" calcext:value-type="float">
            <text:p>76.7374</text:p>
          </table:table-cell>
          <table:table-cell office:value-type="float" office:value="286.937" calcext:value-type="float">
            <text:p>286.937</text:p>
          </table:table-cell>
          <table:table-cell office:value-type="float" office:value="43.6286" calcext:value-type="float">
            <text:p>43.6286</text:p>
          </table:table-cell>
          <table:table-cell office:value-type="float" office:value="77.367" calcext:value-type="float">
            <text:p>77.367</text:p>
          </table:table-cell>
          <table:table-cell office:value-type="float" office:value="275.161" calcext:value-type="float">
            <text:p>275.161</text:p>
          </table:table-cell>
          <table:table-cell office:value-type="float" office:value="44.7076" calcext:value-type="float">
            <text:p>44.7076</text:p>
          </table:table-cell>
          <table:table-cell/>
          <table:table-cell table:formula="of:=([.D471]-[.A471])/0.0166667" office:value-type="float" office:value="37.7759244481517" calcext:value-type="float">
            <text:p>37.7759244481517</text:p>
          </table:table-cell>
          <table:table-cell table:formula="of:=ABS([.E471]-[.B471])/0.0166667" office:value-type="float" office:value="706.558586882827" calcext:value-type="float">
            <text:p>706.558586882827</text:p>
          </table:table-cell>
          <table:table-cell table:formula="of:=([.F471]-[.C471])/0.0166667" office:value-type="float" office:value="64.739870520259" calcext:value-type="float">
            <text:p>64.739870520259</text:p>
          </table:table-cell>
          <table:table-cell table:formula="of:=DEGREES(ATAN(ABS([.F471]-[.C471])/ABS([.E471]-[.B471])))" office:value-type="float" office:value="5.23522442581663" calcext:value-type="float">
            <text:p>5.23522442581663</text:p>
          </table:table-cell>
          <table:table-cell table:formula="of:=SQRT(POWER([.H471];2)+POWER([.I471];2)+POWER([.J471];2))" office:value-type="float" office:value="710.523263518338" calcext:value-type="float">
            <text:p>710.523263518338</text:p>
          </table:table-cell>
        </table:table-row>
        <table:table-row table:style-name="ro1">
          <table:table-cell office:value-type="float" office:value="76.7235" calcext:value-type="float">
            <text:p>76.7235</text:p>
          </table:table-cell>
          <table:table-cell office:value-type="float" office:value="285.743" calcext:value-type="float">
            <text:p>285.743</text:p>
          </table:table-cell>
          <table:table-cell office:value-type="float" office:value="43.0538" calcext:value-type="float">
            <text:p>43.0538</text:p>
          </table:table-cell>
          <table:table-cell office:value-type="float" office:value="77.5704" calcext:value-type="float">
            <text:p>77.5704</text:p>
          </table:table-cell>
          <table:table-cell office:value-type="float" office:value="271.511" calcext:value-type="float">
            <text:p>271.511</text:p>
          </table:table-cell>
          <table:table-cell office:value-type="float" office:value="44.2948" calcext:value-type="float">
            <text:p>44.2948</text:p>
          </table:table-cell>
          <table:table-cell/>
          <table:table-cell table:formula="of:=([.D472]-[.A472])/0.0166667" office:value-type="float" office:value="50.8138983722036" calcext:value-type="float">
            <text:p>50.8138983722036</text:p>
          </table:table-cell>
          <table:table-cell table:formula="of:=ABS([.E472]-[.B472])/0.0166667" office:value-type="float" office:value="853.918292163414" calcext:value-type="float">
            <text:p>853.918292163414</text:p>
          </table:table-cell>
          <table:table-cell table:formula="of:=([.F472]-[.C472])/0.0166667" office:value-type="float" office:value="74.4598510802978" calcext:value-type="float">
            <text:p>74.4598510802978</text:p>
          </table:table-cell>
          <table:table-cell table:formula="of:=DEGREES(ATAN(ABS([.F472]-[.C472])/ABS([.E472]-[.B472])))" office:value-type="float" office:value="4.98346455911702" calcext:value-type="float">
            <text:p>4.98346455911702</text:p>
          </table:table-cell>
          <table:table-cell table:formula="of:=SQRT(POWER([.H472];2)+POWER([.I472];2)+POWER([.J472];2))" office:value-type="float" office:value="858.6633632466" calcext:value-type="float">
            <text:p>858.6633632466</text:p>
          </table:table-cell>
        </table:table-row>
        <table:table-row table:style-name="ro1">
          <table:table-cell office:value-type="float" office:value="76.2489" calcext:value-type="float">
            <text:p>76.2489</text:p>
          </table:table-cell>
          <table:table-cell office:value-type="float" office:value="289.653" calcext:value-type="float">
            <text:p>289.653</text:p>
          </table:table-cell>
          <table:table-cell office:value-type="float" office:value="43.2116" calcext:value-type="float">
            <text:p>43.2116</text:p>
          </table:table-cell>
          <table:table-cell office:value-type="float" office:value="76.8943" calcext:value-type="float">
            <text:p>76.8943</text:p>
          </table:table-cell>
          <table:table-cell office:value-type="float" office:value="277.736" calcext:value-type="float">
            <text:p>277.736</text:p>
          </table:table-cell>
          <table:table-cell office:value-type="float" office:value="44.3081" calcext:value-type="float">
            <text:p>44.3081</text:p>
          </table:table-cell>
          <table:table-cell/>
          <table:table-cell table:formula="of:=([.D473]-[.A473])/0.0166667" office:value-type="float" office:value="38.7239225521546" calcext:value-type="float">
            <text:p>38.7239225521546</text:p>
          </table:table-cell>
          <table:table-cell table:formula="of:=ABS([.E473]-[.B473])/0.0166667" office:value-type="float" office:value="715.018569962862" calcext:value-type="float">
            <text:p>715.018569962862</text:p>
          </table:table-cell>
          <table:table-cell table:formula="of:=([.F473]-[.C473])/0.0166667" office:value-type="float" office:value="65.7898684202635" calcext:value-type="float">
            <text:p>65.7898684202635</text:p>
          </table:table-cell>
          <table:table-cell table:formula="of:=DEGREES(ATAN(ABS([.F473]-[.C473])/ABS([.E473]-[.B473])))" office:value-type="float" office:value="5.25706332762569" calcext:value-type="float">
            <text:p>5.25706332762569</text:p>
          </table:table-cell>
          <table:table-cell table:formula="of:=SQRT(POWER([.H473];2)+POWER([.I473];2)+POWER([.J473];2))" office:value-type="float" office:value="719.082334893798" calcext:value-type="float">
            <text:p>719.082334893798</text:p>
          </table:table-cell>
        </table:table-row>
        <table:table-row table:style-name="ro1">
          <table:table-cell office:value-type="float" office:value="76.5334" calcext:value-type="float">
            <text:p>76.5334</text:p>
          </table:table-cell>
          <table:table-cell office:value-type="float" office:value="292.444" calcext:value-type="float">
            <text:p>292.444</text:p>
          </table:table-cell>
          <table:table-cell office:value-type="float" office:value="42.7758" calcext:value-type="float">
            <text:p>42.7758</text:p>
          </table:table-cell>
          <table:table-cell office:value-type="float" office:value="77.1312" calcext:value-type="float">
            <text:p>77.1312</text:p>
          </table:table-cell>
          <table:table-cell office:value-type="float" office:value="276.44" calcext:value-type="float">
            <text:p>276.44</text:p>
          </table:table-cell>
          <table:table-cell office:value-type="float" office:value="44.5093" calcext:value-type="float">
            <text:p>44.5093</text:p>
          </table:table-cell>
          <table:table-cell/>
          <table:table-cell table:formula="of:=([.D474]-[.A474])/0.0166667" office:value-type="float" office:value="35.8679282641439" calcext:value-type="float">
            <text:p>35.8679282641439</text:p>
          </table:table-cell>
          <table:table-cell table:formula="of:=ABS([.E474]-[.B474])/0.0166667" office:value-type="float" office:value="960.238079523842" calcext:value-type="float">
            <text:p>960.238079523842</text:p>
          </table:table-cell>
          <table:table-cell table:formula="of:=([.F474]-[.C474])/0.0166667" office:value-type="float" office:value="104.009791980416" calcext:value-type="float">
            <text:p>104.009791980416</text:p>
          </table:table-cell>
          <table:table-cell table:formula="of:=DEGREES(ATAN(ABS([.F474]-[.C474])/ABS([.E474]-[.B474])))" office:value-type="float" office:value="6.18198654766821" calcext:value-type="float">
            <text:p>6.18198654766821</text:p>
          </table:table-cell>
          <table:table-cell table:formula="of:=SQRT(POWER([.H474];2)+POWER([.I474];2)+POWER([.J474];2))" office:value-type="float" office:value="966.520415963061" calcext:value-type="float">
            <text:p>966.520415963061</text:p>
          </table:table-cell>
        </table:table-row>
        <table:table-row table:style-name="ro1">
          <table:table-cell office:value-type="float" office:value="76.9223" calcext:value-type="float">
            <text:p>76.9223</text:p>
          </table:table-cell>
          <table:table-cell office:value-type="float" office:value="280.368" calcext:value-type="float">
            <text:p>280.368</text:p>
          </table:table-cell>
          <table:table-cell office:value-type="float" office:value="43.8951" calcext:value-type="float">
            <text:p>43.8951</text:p>
          </table:table-cell>
          <table:table-cell office:value-type="float" office:value="77.7694" calcext:value-type="float">
            <text:p>77.7694</text:p>
          </table:table-cell>
          <table:table-cell office:value-type="float" office:value="267.654" calcext:value-type="float">
            <text:p>267.654</text:p>
          </table:table-cell>
          <table:table-cell office:value-type="float" office:value="45.1503" calcext:value-type="float">
            <text:p>45.1503</text:p>
          </table:table-cell>
          <table:table-cell/>
          <table:table-cell table:formula="of:=([.D475]-[.A475])/0.0166667" office:value-type="float" office:value="50.8258983482032" calcext:value-type="float">
            <text:p>50.8258983482032</text:p>
          </table:table-cell>
          <table:table-cell table:formula="of:=ABS([.E475]-[.B475])/0.0166667" office:value-type="float" office:value="762.838474323051" calcext:value-type="float">
            <text:p>762.838474323051</text:p>
          </table:table-cell>
          <table:table-cell table:formula="of:=([.F475]-[.C475])/0.0166667" office:value-type="float" office:value="75.3118493763014" calcext:value-type="float">
            <text:p>75.3118493763014</text:p>
          </table:table-cell>
          <table:table-cell table:formula="of:=DEGREES(ATAN(ABS([.F475]-[.C475])/ABS([.E475]-[.B475])))" office:value-type="float" office:value="5.63830140575547" calcext:value-type="float">
            <text:p>5.63830140575547</text:p>
          </table:table-cell>
          <table:table-cell table:formula="of:=SQRT(POWER([.H475];2)+POWER([.I475];2)+POWER([.J475];2))" office:value-type="float" office:value="768.230228842175" calcext:value-type="float">
            <text:p>768.230228842175</text:p>
          </table:table-cell>
        </table:table-row>
        <table:table-row table:style-name="ro1">
          <table:table-cell office:value-type="float" office:value="77.2508" calcext:value-type="float">
            <text:p>77.2508</text:p>
          </table:table-cell>
          <table:table-cell office:value-type="float" office:value="287.028" calcext:value-type="float">
            <text:p>287.028</text:p>
          </table:table-cell>
          <table:table-cell office:value-type="float" office:value="43.3557" calcext:value-type="float">
            <text:p>43.3557</text:p>
          </table:table-cell>
          <table:table-cell office:value-type="float" office:value="77.8845" calcext:value-type="float">
            <text:p>77.8845</text:p>
          </table:table-cell>
          <table:table-cell office:value-type="float" office:value="276.545" calcext:value-type="float">
            <text:p>276.545</text:p>
          </table:table-cell>
          <table:table-cell office:value-type="float" office:value="44.2373" calcext:value-type="float">
            <text:p>44.2373</text:p>
          </table:table-cell>
          <table:table-cell/>
          <table:table-cell table:formula="of:=([.D476]-[.A476])/0.0166667" office:value-type="float" office:value="38.0219239561524" calcext:value-type="float">
            <text:p>38.0219239561524</text:p>
          </table:table-cell>
          <table:table-cell table:formula="of:=ABS([.E476]-[.B476])/0.0166667" office:value-type="float" office:value="628.978742042516" calcext:value-type="float">
            <text:p>628.978742042516</text:p>
          </table:table-cell>
          <table:table-cell table:formula="of:=([.F476]-[.C476])/0.0166667" office:value-type="float" office:value="52.8958942082115" calcext:value-type="float">
            <text:p>52.8958942082115</text:p>
          </table:table-cell>
          <table:table-cell table:formula="of:=DEGREES(ATAN(ABS([.F476]-[.C476])/ABS([.E476]-[.B476])))" office:value-type="float" office:value="4.80715256344238" calcext:value-type="float">
            <text:p>4.80715256344238</text:p>
          </table:table-cell>
          <table:table-cell table:formula="of:=SQRT(POWER([.H476];2)+POWER([.I476];2)+POWER([.J476];2))" office:value-type="float" office:value="632.343182351798" calcext:value-type="float">
            <text:p>632.343182351798</text:p>
          </table:table-cell>
        </table:table-row>
        <table:table-row table:style-name="ro1">
          <table:table-cell office:value-type="float" office:value="76.0134" calcext:value-type="float">
            <text:p>76.0134</text:p>
          </table:table-cell>
          <table:table-cell office:value-type="float" office:value="292.525" calcext:value-type="float">
            <text:p>292.525</text:p>
          </table:table-cell>
          <table:table-cell office:value-type="float" office:value="42.254" calcext:value-type="float">
            <text:p>42.254</text:p>
          </table:table-cell>
          <table:table-cell office:value-type="float" office:value="76.6555" calcext:value-type="float">
            <text:p>76.6555</text:p>
          </table:table-cell>
          <table:table-cell office:value-type="float" office:value="279.18" calcext:value-type="float">
            <text:p>279.18</text:p>
          </table:table-cell>
          <table:table-cell office:value-type="float" office:value="43.3337" calcext:value-type="float">
            <text:p>43.3337</text:p>
          </table:table-cell>
          <table:table-cell/>
          <table:table-cell table:formula="of:=([.D477]-[.A477])/0.0166667" office:value-type="float" office:value="38.5259229481541" calcext:value-type="float">
            <text:p>38.5259229481541</text:p>
          </table:table-cell>
          <table:table-cell table:formula="of:=ABS([.E477]-[.B477])/0.0166667" office:value-type="float" office:value="800.698398603201" calcext:value-type="float">
            <text:p>800.698398603201</text:p>
          </table:table-cell>
          <table:table-cell table:formula="of:=([.F477]-[.C477])/0.0166667" office:value-type="float" office:value="64.7818704362593" calcext:value-type="float">
            <text:p>64.7818704362593</text:p>
          </table:table-cell>
          <table:table-cell table:formula="of:=DEGREES(ATAN(ABS([.F477]-[.C477])/ABS([.E477]-[.B477])))" office:value-type="float" office:value="4.62553762032134" calcext:value-type="float">
            <text:p>4.62553762032134</text:p>
          </table:table-cell>
          <table:table-cell table:formula="of:=SQRT(POWER([.H477];2)+POWER([.I477];2)+POWER([.J477];2))" office:value-type="float" office:value="804.238063636606" calcext:value-type="float">
            <text:p>804.238063636606</text:p>
          </table:table-cell>
        </table:table-row>
        <table:table-row table:style-name="ro1">
          <table:table-cell office:value-type="float" office:value="76.9652" calcext:value-type="float">
            <text:p>76.9652</text:p>
          </table:table-cell>
          <table:table-cell office:value-type="float" office:value="284.345" calcext:value-type="float">
            <text:p>284.345</text:p>
          </table:table-cell>
          <table:table-cell office:value-type="float" office:value="43.5237" calcext:value-type="float">
            <text:p>43.5237</text:p>
          </table:table-cell>
          <table:table-cell office:value-type="float" office:value="77.3366" calcext:value-type="float">
            <text:p>77.3366</text:p>
          </table:table-cell>
          <table:table-cell office:value-type="float" office:value="272.618" calcext:value-type="float">
            <text:p>272.618</text:p>
          </table:table-cell>
          <table:table-cell office:value-type="float" office:value="44.8605" calcext:value-type="float">
            <text:p>44.8605</text:p>
          </table:table-cell>
          <table:table-cell/>
          <table:table-cell table:formula="of:=([.D478]-[.A478])/0.0166667" office:value-type="float" office:value="22.2839554320896" calcext:value-type="float">
            <text:p>22.2839554320896</text:p>
          </table:table-cell>
          <table:table-cell table:formula="of:=ABS([.E478]-[.B478])/0.0166667" office:value-type="float" office:value="703.618592762816" calcext:value-type="float">
            <text:p>703.618592762816</text:p>
          </table:table-cell>
          <table:table-cell table:formula="of:=([.F478]-[.C478])/0.0166667" office:value-type="float" office:value="80.2078395843211" calcext:value-type="float">
            <text:p>80.2078395843211</text:p>
          </table:table-cell>
          <table:table-cell table:formula="of:=DEGREES(ATAN(ABS([.F478]-[.C478])/ABS([.E478]-[.B478])))" office:value-type="float" office:value="6.503265863416" calcext:value-type="float">
            <text:p>6.503265863416</text:p>
          </table:table-cell>
          <table:table-cell table:formula="of:=SQRT(POWER([.H478];2)+POWER([.I478];2)+POWER([.J478];2))" office:value-type="float" office:value="708.525931975683" calcext:value-type="float">
            <text:p>708.525931975683</text:p>
          </table:table-cell>
        </table:table-row>
        <table:table-row table:style-name="ro1">
          <table:table-cell office:value-type="float" office:value="76.2484" calcext:value-type="float">
            <text:p>76.2484</text:p>
          </table:table-cell>
          <table:table-cell office:value-type="float" office:value="289.77" calcext:value-type="float">
            <text:p>289.77</text:p>
          </table:table-cell>
          <table:table-cell office:value-type="float" office:value="42.6823" calcext:value-type="float">
            <text:p>42.6823</text:p>
          </table:table-cell>
          <table:table-cell office:value-type="float" office:value="77.3675" calcext:value-type="float">
            <text:p>77.3675</text:p>
          </table:table-cell>
          <table:table-cell office:value-type="float" office:value="275.322" calcext:value-type="float">
            <text:p>275.322</text:p>
          </table:table-cell>
          <table:table-cell office:value-type="float" office:value="43.9386" calcext:value-type="float">
            <text:p>43.9386</text:p>
          </table:table-cell>
          <table:table-cell/>
          <table:table-cell table:formula="of:=([.D479]-[.A479])/0.0166667" office:value-type="float" office:value="67.1458657082688" calcext:value-type="float">
            <text:p>67.1458657082688</text:p>
          </table:table-cell>
          <table:table-cell table:formula="of:=ABS([.E479]-[.B479])/0.0166667" office:value-type="float" office:value="866.878266243466" calcext:value-type="float">
            <text:p>866.878266243466</text:p>
          </table:table-cell>
          <table:table-cell table:formula="of:=([.F479]-[.C479])/0.0166667" office:value-type="float" office:value="75.3778492443017" calcext:value-type="float">
            <text:p>75.3778492443017</text:p>
          </table:table-cell>
          <table:table-cell table:formula="of:=DEGREES(ATAN(ABS([.F479]-[.C479])/ABS([.E479]-[.B479])))" office:value-type="float" office:value="4.96955248966138" calcext:value-type="float">
            <text:p>4.96955248966138</text:p>
          </table:table-cell>
          <table:table-cell table:formula="of:=SQRT(POWER([.H479];2)+POWER([.I479];2)+POWER([.J479];2))" office:value-type="float" office:value="872.736108983516" calcext:value-type="float">
            <text:p>872.736108983516</text:p>
          </table:table-cell>
        </table:table-row>
        <table:table-row table:style-name="ro1">
          <table:table-cell office:value-type="float" office:value="76.7374" calcext:value-type="float">
            <text:p>76.7374</text:p>
          </table:table-cell>
          <table:table-cell office:value-type="float" office:value="286.937" calcext:value-type="float">
            <text:p>286.937</text:p>
          </table:table-cell>
          <table:table-cell office:value-type="float" office:value="43.6286" calcext:value-type="float">
            <text:p>43.6286</text:p>
          </table:table-cell>
          <table:table-cell office:value-type="float" office:value="77.6012" calcext:value-type="float">
            <text:p>77.6012</text:p>
          </table:table-cell>
          <table:table-cell office:value-type="float" office:value="273.874" calcext:value-type="float">
            <text:p>273.874</text:p>
          </table:table-cell>
          <table:table-cell office:value-type="float" office:value="44.9073" calcext:value-type="float">
            <text:p>44.9073</text:p>
          </table:table-cell>
          <table:table-cell/>
          <table:table-cell table:formula="of:=([.D480]-[.A480])/0.0166667" office:value-type="float" office:value="51.827896344208" calcext:value-type="float">
            <text:p>51.827896344208</text:p>
          </table:table-cell>
          <table:table-cell table:formula="of:=ABS([.E480]-[.B480])/0.0166667" office:value-type="float" office:value="783.778432443134" calcext:value-type="float">
            <text:p>783.778432443134</text:p>
          </table:table-cell>
          <table:table-cell table:formula="of:=([.F480]-[.C480])/0.0166667" office:value-type="float" office:value="76.7218465563069" calcext:value-type="float">
            <text:p>76.7218465563069</text:p>
          </table:table-cell>
          <table:table-cell table:formula="of:=DEGREES(ATAN(ABS([.F480]-[.C480])/ABS([.E480]-[.B480])))" office:value-type="float" office:value="5.59071012698902" calcext:value-type="float">
            <text:p>5.59071012698902</text:p>
          </table:table-cell>
          <table:table-cell table:formula="of:=SQRT(POWER([.H480];2)+POWER([.I480];2)+POWER([.J480];2))" office:value-type="float" office:value="789.228106279479" calcext:value-type="float">
            <text:p>789.228106279479</text:p>
          </table:table-cell>
        </table:table-row>
        <table:table-row table:style-name="ro1">
          <table:table-cell office:value-type="float" office:value="76.7373" calcext:value-type="float">
            <text:p>76.7373</text:p>
          </table:table-cell>
          <table:table-cell office:value-type="float" office:value="287.114" calcext:value-type="float">
            <text:p>287.114</text:p>
          </table:table-cell>
          <table:table-cell office:value-type="float" office:value="42.8387" calcext:value-type="float">
            <text:p>42.8387</text:p>
          </table:table-cell>
          <table:table-cell office:value-type="float" office:value="77.836" calcext:value-type="float">
            <text:p>77.836</text:p>
          </table:table-cell>
          <table:table-cell office:value-type="float" office:value="272.916" calcext:value-type="float">
            <text:p>272.916</text:p>
          </table:table-cell>
          <table:table-cell office:value-type="float" office:value="43.5751" calcext:value-type="float">
            <text:p>43.5751</text:p>
          </table:table-cell>
          <table:table-cell/>
          <table:table-cell table:formula="of:=([.D481]-[.A481])/0.0166667" office:value-type="float" office:value="65.9218681562633" calcext:value-type="float">
            <text:p>65.9218681562633</text:p>
          </table:table-cell>
          <table:table-cell table:formula="of:=ABS([.E481]-[.B481])/0.0166667" office:value-type="float" office:value="851.878296243406" calcext:value-type="float">
            <text:p>851.878296243406</text:p>
          </table:table-cell>
          <table:table-cell table:formula="of:=([.F481]-[.C481])/0.0166667" office:value-type="float" office:value="44.1839116321765" calcext:value-type="float">
            <text:p>44.1839116321765</text:p>
          </table:table-cell>
          <table:table-cell table:formula="of:=DEGREES(ATAN(ABS([.F481]-[.C481])/ABS([.E481]-[.B481])))" office:value-type="float" office:value="2.96906877388251" calcext:value-type="float">
            <text:p>2.96906877388251</text:p>
          </table:table-cell>
          <table:table-cell table:formula="of:=SQRT(POWER([.H481];2)+POWER([.I481];2)+POWER([.J481];2))" office:value-type="float" office:value="855.566795965634" calcext:value-type="float">
            <text:p>855.566795965634</text:p>
          </table:table-cell>
        </table:table-row>
        <table:table-row table:style-name="ro1">
          <table:table-cell office:value-type="float" office:value="76.9652" calcext:value-type="float">
            <text:p>76.9652</text:p>
          </table:table-cell>
          <table:table-cell office:value-type="float" office:value="284.406" calcext:value-type="float">
            <text:p>284.406</text:p>
          </table:table-cell>
          <table:table-cell office:value-type="float" office:value="43.2614" calcext:value-type="float">
            <text:p>43.2614</text:p>
          </table:table-cell>
          <table:table-cell office:value-type="float" office:value="77.3521" calcext:value-type="float">
            <text:p>77.3521</text:p>
          </table:table-cell>
          <table:table-cell office:value-type="float" office:value="273.971" calcext:value-type="float">
            <text:p>273.971</text:p>
          </table:table-cell>
          <table:table-cell office:value-type="float" office:value="44.4002" calcext:value-type="float">
            <text:p>44.4002</text:p>
          </table:table-cell>
          <table:table-cell/>
          <table:table-cell table:formula="of:=([.D482]-[.A482])/0.0166667" office:value-type="float" office:value="23.2139535720927" calcext:value-type="float">
            <text:p>23.2139535720927</text:p>
          </table:table-cell>
          <table:table-cell table:formula="of:=ABS([.E482]-[.B482])/0.0166667" office:value-type="float" office:value="626.098747802505" calcext:value-type="float">
            <text:p>626.098747802505</text:p>
          </table:table-cell>
          <table:table-cell table:formula="of:=([.F482]-[.C482])/0.0166667" office:value-type="float" office:value="68.3278633442731" calcext:value-type="float">
            <text:p>68.3278633442731</text:p>
          </table:table-cell>
          <table:table-cell table:formula="of:=DEGREES(ATAN(ABS([.F482]-[.C482])/ABS([.E482]-[.B482])))" office:value-type="float" office:value="6.22819683065727" calcext:value-type="float">
            <text:p>6.22819683065727</text:p>
          </table:table-cell>
          <table:table-cell table:formula="of:=SQRT(POWER([.H482];2)+POWER([.I482];2)+POWER([.J482];2))" office:value-type="float" office:value="630.243783427893" calcext:value-type="float">
            <text:p>630.243783427893</text:p>
          </table:table-cell>
        </table:table-row>
        <table:table-row table:style-name="ro1">
          <table:table-cell office:value-type="float" office:value="76.261" calcext:value-type="float">
            <text:p>76.261</text:p>
          </table:table-cell>
          <table:table-cell office:value-type="float" office:value="291.094" calcext:value-type="float">
            <text:p>291.094</text:p>
          </table:table-cell>
          <table:table-cell office:value-type="float" office:value="42.7316" calcext:value-type="float">
            <text:p>42.7316</text:p>
          </table:table-cell>
          <table:table-cell office:value-type="float" office:value="76.9224" calcext:value-type="float">
            <text:p>76.9224</text:p>
          </table:table-cell>
          <table:table-cell office:value-type="float" office:value="280.438" calcext:value-type="float">
            <text:p>280.438</text:p>
          </table:table-cell>
          <table:table-cell office:value-type="float" office:value="43.6334" calcext:value-type="float">
            <text:p>43.6334</text:p>
          </table:table-cell>
          <table:table-cell/>
          <table:table-cell table:formula="of:=([.D483]-[.A483])/0.0166667" office:value-type="float" office:value="39.6839206321588" calcext:value-type="float">
            <text:p>39.6839206321588</text:p>
          </table:table-cell>
          <table:table-cell table:formula="of:=ABS([.E483]-[.B483])/0.0166667" office:value-type="float" office:value="639.358721282558" calcext:value-type="float">
            <text:p>639.358721282558</text:p>
          </table:table-cell>
          <table:table-cell table:formula="of:=([.F483]-[.C483])/0.0166667" office:value-type="float" office:value="54.1078917842165" calcext:value-type="float">
            <text:p>54.1078917842165</text:p>
          </table:table-cell>
          <table:table-cell table:formula="of:=DEGREES(ATAN(ABS([.F483]-[.C483])/ABS([.E483]-[.B483])))" office:value-type="float" office:value="4.83732264024435" calcext:value-type="float">
            <text:p>4.83732264024435</text:p>
          </table:table-cell>
          <table:table-cell table:formula="of:=SQRT(POWER([.H483];2)+POWER([.I483];2)+POWER([.J483];2))" office:value-type="float" office:value="642.870167288963" calcext:value-type="float">
            <text:p>642.870167288963</text:p>
          </table:table-cell>
        </table:table-row>
        <table:table-row table:style-name="ro1">
          <table:table-cell office:value-type="float" office:value="76.9652" calcext:value-type="float">
            <text:p>76.9652</text:p>
          </table:table-cell>
          <table:table-cell office:value-type="float" office:value="284.294" calcext:value-type="float">
            <text:p>284.294</text:p>
          </table:table-cell>
          <table:table-cell office:value-type="float" office:value="43.7842" calcext:value-type="float">
            <text:p>43.7842</text:p>
          </table:table-cell>
          <table:table-cell office:value-type="float" office:value="77.8181" calcext:value-type="float">
            <text:p>77.8181</text:p>
          </table:table-cell>
          <table:table-cell office:value-type="float" office:value="271.382" calcext:value-type="float">
            <text:p>271.382</text:p>
          </table:table-cell>
          <table:table-cell office:value-type="float" office:value="45.0505" calcext:value-type="float">
            <text:p>45.0505</text:p>
          </table:table-cell>
          <table:table-cell/>
          <table:table-cell table:formula="of:=([.D484]-[.A484])/0.0166667" office:value-type="float" office:value="51.173897652205" calcext:value-type="float">
            <text:p>51.173897652205</text:p>
          </table:table-cell>
          <table:table-cell table:formula="of:=ABS([.E484]-[.B484])/0.0166667" office:value-type="float" office:value="774.718450563098" calcext:value-type="float">
            <text:p>774.718450563098</text:p>
          </table:table-cell>
          <table:table-cell table:formula="of:=([.F484]-[.C484])/0.0166667" office:value-type="float" office:value="75.977848044304" calcext:value-type="float">
            <text:p>75.977848044304</text:p>
          </table:table-cell>
          <table:table-cell table:formula="of:=DEGREES(ATAN(ABS([.F484]-[.C484])/ABS([.E484]-[.B484])))" office:value-type="float" office:value="5.60117495663752" calcext:value-type="float">
            <text:p>5.60117495663752</text:p>
          </table:table-cell>
          <table:table-cell table:formula="of:=SQRT(POWER([.H484];2)+POWER([.I484];2)+POWER([.J484];2))" office:value-type="float" office:value="780.115426611504" calcext:value-type="float">
            <text:p>780.115426611504</text:p>
          </table:table-cell>
        </table:table-row>
        <table:table-row table:style-name="ro1">
          <table:table-cell office:value-type="float" office:value="77.476" calcext:value-type="float">
            <text:p>77.476</text:p>
          </table:table-cell>
          <table:table-cell office:value-type="float" office:value="284.401" calcext:value-type="float">
            <text:p>284.401</text:p>
          </table:table-cell>
          <table:table-cell office:value-type="float" office:value="43.5103" calcext:value-type="float">
            <text:p>43.5103</text:p>
          </table:table-cell>
          <table:table-cell office:value-type="float" office:value="78.5836" calcext:value-type="float">
            <text:p>78.5836</text:p>
          </table:table-cell>
          <table:table-cell office:value-type="float" office:value="272.928" calcext:value-type="float">
            <text:p>272.928</text:p>
          </table:table-cell>
          <table:table-cell office:value-type="float" office:value="43.8134" calcext:value-type="float">
            <text:p>43.8134</text:p>
          </table:table-cell>
          <table:table-cell/>
          <table:table-cell table:formula="of:=([.D485]-[.A485])/0.0166667" office:value-type="float" office:value="66.4558670882661" calcext:value-type="float">
            <text:p>66.4558670882661</text:p>
          </table:table-cell>
          <table:table-cell table:formula="of:=ABS([.E485]-[.B485])/0.0166667" office:value-type="float" office:value="688.378623242754" calcext:value-type="float">
            <text:p>688.378623242754</text:p>
          </table:table-cell>
          <table:table-cell table:formula="of:=([.F485]-[.C485])/0.0166667" office:value-type="float" office:value="18.1859636280728" calcext:value-type="float">
            <text:p>18.1859636280728</text:p>
          </table:table-cell>
          <table:table-cell table:formula="of:=DEGREES(ATAN(ABS([.F485]-[.C485])/ABS([.E485]-[.B485])))" office:value-type="float" office:value="1.5133192922292" calcext:value-type="float">
            <text:p>1.5133192922292</text:p>
          </table:table-cell>
          <table:table-cell table:formula="of:=SQRT(POWER([.H485];2)+POWER([.I485];2)+POWER([.J485];2))" office:value-type="float" office:value="691.818068917779" calcext:value-type="float">
            <text:p>691.818068917779</text:p>
          </table:table-cell>
        </table:table-row>
        <table:table-row table:style-name="ro1">
          <table:table-cell office:value-type="float" office:value="76.9797" calcext:value-type="float">
            <text:p>76.9797</text:p>
          </table:table-cell>
          <table:table-cell office:value-type="float" office:value="285.769" calcext:value-type="float">
            <text:p>285.769</text:p>
          </table:table-cell>
          <table:table-cell office:value-type="float" office:value="43.0475" calcext:value-type="float">
            <text:p>43.0475</text:p>
          </table:table-cell>
          <table:table-cell office:value-type="float" office:value="78.0671" calcext:value-type="float">
            <text:p>78.0671</text:p>
          </table:table-cell>
          <table:table-cell office:value-type="float" office:value="271.51" calcext:value-type="float">
            <text:p>271.51</text:p>
          </table:table-cell>
          <table:table-cell office:value-type="float" office:value="44.5366" calcext:value-type="float">
            <text:p>44.5366</text:p>
          </table:table-cell>
          <table:table-cell/>
          <table:table-cell table:formula="of:=([.D486]-[.A486])/0.0166667" office:value-type="float" office:value="65.2438695122611" calcext:value-type="float">
            <text:p>65.2438695122611</text:p>
          </table:table-cell>
          <table:table-cell table:formula="of:=ABS([.E486]-[.B486])/0.0166667" office:value-type="float" office:value="855.538288923423" calcext:value-type="float">
            <text:p>855.538288923423</text:p>
          </table:table-cell>
          <table:table-cell table:formula="of:=([.F486]-[.C486])/0.0166667" office:value-type="float" office:value="89.3458213083574" calcext:value-type="float">
            <text:p>89.3458213083574</text:p>
          </table:table-cell>
          <table:table-cell table:formula="of:=DEGREES(ATAN(ABS([.F486]-[.C486])/ABS([.E486]-[.B486])))" office:value-type="float" office:value="5.96191828047782" calcext:value-type="float">
            <text:p>5.96191828047782</text:p>
          </table:table-cell>
          <table:table-cell table:formula="of:=SQRT(POWER([.H486];2)+POWER([.I486];2)+POWER([.J486];2))" office:value-type="float" office:value="862.661696210175" calcext:value-type="float">
            <text:p>862.661696210175</text:p>
          </table:table-cell>
        </table:table-row>
        <table:table-row table:style-name="ro1">
          <table:table-cell office:value-type="float" office:value="76.71" calcext:value-type="float">
            <text:p>76.71</text:p>
          </table:table-cell>
          <table:table-cell office:value-type="float" office:value="284.279" calcext:value-type="float">
            <text:p>284.279</text:p>
          </table:table-cell>
          <table:table-cell office:value-type="float" office:value="43.7889" calcext:value-type="float">
            <text:p>43.7889</text:p>
          </table:table-cell>
          <table:table-cell office:value-type="float" office:value="77.3368" calcext:value-type="float">
            <text:p>77.3368</text:p>
          </table:table-cell>
          <table:table-cell office:value-type="float" office:value="272.674" calcext:value-type="float">
            <text:p>272.674</text:p>
          </table:table-cell>
          <table:table-cell office:value-type="float" office:value="44.6052" calcext:value-type="float">
            <text:p>44.6052</text:p>
          </table:table-cell>
          <table:table-cell/>
          <table:table-cell table:formula="of:=([.D487]-[.A487])/0.0166667" office:value-type="float" office:value="37.6079247841506" calcext:value-type="float">
            <text:p>37.6079247841506</text:p>
          </table:table-cell>
          <table:table-cell table:formula="of:=ABS([.E487]-[.B487])/0.0166667" office:value-type="float" office:value="696.298607402786" calcext:value-type="float">
            <text:p>696.298607402786</text:p>
          </table:table-cell>
          <table:table-cell table:formula="of:=([.F487]-[.C487])/0.0166667" office:value-type="float" office:value="48.9779020441962" calcext:value-type="float">
            <text:p>48.9779020441962</text:p>
          </table:table-cell>
          <table:table-cell table:formula="of:=DEGREES(ATAN(ABS([.F487]-[.C487])/ABS([.E487]-[.B487])))" office:value-type="float" office:value="4.02357918184663" calcext:value-type="float">
            <text:p>4.02357918184663</text:p>
          </table:table-cell>
          <table:table-cell table:formula="of:=SQRT(POWER([.H487];2)+POWER([.I487];2)+POWER([.J487];2))" office:value-type="float" office:value="699.031431028878" calcext:value-type="float">
            <text:p>699.031431028878</text:p>
          </table:table-cell>
        </table:table-row>
        <table:table-row table:style-name="ro1">
          <table:table-cell office:value-type="float" office:value="76.7513" calcext:value-type="float">
            <text:p>76.7513</text:p>
          </table:table-cell>
          <table:table-cell office:value-type="float" office:value="288.314" calcext:value-type="float">
            <text:p>288.314</text:p>
          </table:table-cell>
          <table:table-cell office:value-type="float" office:value="43.4148" calcext:value-type="float">
            <text:p>43.4148</text:p>
          </table:table-cell>
          <table:table-cell office:value-type="float" office:value="77.8681" calcext:value-type="float">
            <text:p>77.8681</text:p>
          </table:table-cell>
          <table:table-cell office:value-type="float" office:value="275.302" calcext:value-type="float">
            <text:p>275.302</text:p>
          </table:table-cell>
          <table:table-cell office:value-type="float" office:value="44.1852" calcext:value-type="float">
            <text:p>44.1852</text:p>
          </table:table-cell>
          <table:table-cell/>
          <table:table-cell table:formula="of:=([.D488]-[.A488])/0.0166667" office:value-type="float" office:value="67.0078659842679" calcext:value-type="float">
            <text:p>67.0078659842679</text:p>
          </table:table-cell>
          <table:table-cell table:formula="of:=ABS([.E488]-[.B488])/0.0166667" office:value-type="float" office:value="780.718438563123" calcext:value-type="float">
            <text:p>780.718438563123</text:p>
          </table:table-cell>
          <table:table-cell table:formula="of:=([.F488]-[.C488])/0.0166667" office:value-type="float" office:value="46.223907552185" calcext:value-type="float">
            <text:p>46.223907552185</text:p>
          </table:table-cell>
          <table:table-cell table:formula="of:=DEGREES(ATAN(ABS([.F488]-[.C488])/ABS([.E488]-[.B488])))" office:value-type="float" office:value="3.38834914185951" calcext:value-type="float">
            <text:p>3.38834914185951</text:p>
          </table:table-cell>
          <table:table-cell table:formula="of:=SQRT(POWER([.H488];2)+POWER([.I488];2)+POWER([.J488];2))" office:value-type="float" office:value="784.95094371916" calcext:value-type="float">
            <text:p>784.95094371916</text:p>
          </table:table-cell>
        </table:table-row>
        <table:table-row table:style-name="ro1">
          <table:table-cell office:value-type="float" office:value="77.4134" calcext:value-type="float">
            <text:p>77.4134</text:p>
          </table:table-cell>
          <table:table-cell office:value-type="float" office:value="279.196" calcext:value-type="float">
            <text:p>279.196</text:p>
          </table:table-cell>
          <table:table-cell office:value-type="float" office:value="43.5745" calcext:value-type="float">
            <text:p>43.5745</text:p>
          </table:table-cell>
          <table:table-cell office:value-type="float" office:value="78.0172" calcext:value-type="float">
            <text:p>78.0172</text:p>
          </table:table-cell>
          <table:table-cell office:value-type="float" office:value="267.881" calcext:value-type="float">
            <text:p>267.881</text:p>
          </table:table-cell>
          <table:table-cell office:value-type="float" office:value="44.1355" calcext:value-type="float">
            <text:p>44.1355</text:p>
          </table:table-cell>
          <table:table-cell/>
          <table:table-cell table:formula="of:=([.D489]-[.A489])/0.0166667" office:value-type="float" office:value="36.2279275441453" calcext:value-type="float">
            <text:p>36.2279275441453</text:p>
          </table:table-cell>
          <table:table-cell table:formula="of:=ABS([.E489]-[.B489])/0.0166667" office:value-type="float" office:value="678.898642202719" calcext:value-type="float">
            <text:p>678.898642202719</text:p>
          </table:table-cell>
          <table:table-cell table:formula="of:=([.F489]-[.C489])/0.0166667" office:value-type="float" office:value="33.6599326801346" calcext:value-type="float">
            <text:p>33.6599326801346</text:p>
          </table:table-cell>
          <table:table-cell table:formula="of:=DEGREES(ATAN(ABS([.F489]-[.C489])/ABS([.E489]-[.B489])))" office:value-type="float" office:value="2.83841212577462" calcext:value-type="float">
            <text:p>2.83841212577462</text:p>
          </table:table-cell>
          <table:table-cell table:formula="of:=SQRT(POWER([.H489];2)+POWER([.I489];2)+POWER([.J489];2))" office:value-type="float" office:value="680.697304377555" calcext:value-type="float">
            <text:p>680.697304377555</text:p>
          </table:table-cell>
        </table:table-row>
        <table:table-row table:style-name="ro1">
          <table:table-cell office:value-type="float" office:value="76.6964" calcext:value-type="float">
            <text:p>76.6964</text:p>
          </table:table-cell>
          <table:table-cell office:value-type="float" office:value="282.93" calcext:value-type="float">
            <text:p>282.93</text:p>
          </table:table-cell>
          <table:table-cell office:value-type="float" office:value="43.9991" calcext:value-type="float">
            <text:p>43.9991</text:p>
          </table:table-cell>
          <table:table-cell office:value-type="float" office:value="77.5543" calcext:value-type="float">
            <text:p>77.5543</text:p>
          </table:table-cell>
          <table:table-cell office:value-type="float" office:value="270.133" calcext:value-type="float">
            <text:p>270.133</text:p>
          </table:table-cell>
          <table:table-cell office:value-type="float" office:value="45.0045" calcext:value-type="float">
            <text:p>45.0045</text:p>
          </table:table-cell>
          <table:table-cell/>
          <table:table-cell table:formula="of:=([.D490]-[.A490])/0.0166667" office:value-type="float" office:value="51.4738970522059" calcext:value-type="float">
            <text:p>51.4738970522059</text:p>
          </table:table-cell>
          <table:table-cell table:formula="of:=ABS([.E490]-[.B490])/0.0166667" office:value-type="float" office:value="767.818464363073" calcext:value-type="float">
            <text:p>767.818464363073</text:p>
          </table:table-cell>
          <table:table-cell table:formula="of:=([.F490]-[.C490])/0.0166667" office:value-type="float" office:value="60.3238793522414" calcext:value-type="float">
            <text:p>60.3238793522414</text:p>
          </table:table-cell>
          <table:table-cell table:formula="of:=DEGREES(ATAN(ABS([.F490]-[.C490])/ABS([.E490]-[.B490])))" office:value-type="float" office:value="4.492231851712" calcext:value-type="float">
            <text:p>4.492231851712</text:p>
          </table:table-cell>
          <table:table-cell table:formula="of:=SQRT(POWER([.H490];2)+POWER([.I490];2)+POWER([.J490];2))" office:value-type="float" office:value="771.902666606815" calcext:value-type="float">
            <text:p>771.902666606815</text:p>
          </table:table-cell>
        </table:table-row>
        <table:table-row table:style-name="ro1">
          <table:table-cell office:value-type="float" office:value="77.2057" calcext:value-type="float">
            <text:p>77.2057</text:p>
          </table:table-cell>
          <table:table-cell office:value-type="float" office:value="283.138" calcext:value-type="float">
            <text:p>283.138</text:p>
          </table:table-cell>
          <table:table-cell office:value-type="float" office:value="43.206" calcext:value-type="float">
            <text:p>43.206</text:p>
          </table:table-cell>
          <table:table-cell office:value-type="float" office:value="78.51" calcext:value-type="float">
            <text:p>78.51</text:p>
          </table:table-cell>
          <table:table-cell office:value-type="float" office:value="267.881" calcext:value-type="float">
            <text:p>267.881</text:p>
          </table:table-cell>
          <table:table-cell office:value-type="float" office:value="44.3753" calcext:value-type="float">
            <text:p>44.3753</text:p>
          </table:table-cell>
          <table:table-cell/>
          <table:table-cell table:formula="of:=([.D491]-[.A491])/0.0166667" office:value-type="float" office:value="78.2578434843138" calcext:value-type="float">
            <text:p>78.2578434843138</text:p>
          </table:table-cell>
          <table:table-cell table:formula="of:=ABS([.E491]-[.B491])/0.0166667" office:value-type="float" office:value="915.418169163662" calcext:value-type="float">
            <text:p>915.418169163662</text:p>
          </table:table-cell>
          <table:table-cell table:formula="of:=([.F491]-[.C491])/0.0166667" office:value-type="float" office:value="70.1578596842806" calcext:value-type="float">
            <text:p>70.1578596842806</text:p>
          </table:table-cell>
          <table:table-cell table:formula="of:=DEGREES(ATAN(ABS([.F491]-[.C491])/ABS([.E491]-[.B491])))" office:value-type="float" office:value="4.38259444169447" calcext:value-type="float">
            <text:p>4.38259444169447</text:p>
          </table:table-cell>
          <table:table-cell table:formula="of:=SQRT(POWER([.H491];2)+POWER([.I491];2)+POWER([.J491];2))" office:value-type="float" office:value="921.431950703494" calcext:value-type="float">
            <text:p>921.431950703494</text:p>
          </table:table-cell>
        </table:table-row>
        <table:table-row table:style-name="ro1">
          <table:table-cell office:value-type="float" office:value="76.9508" calcext:value-type="float">
            <text:p>76.9508</text:p>
          </table:table-cell>
          <table:table-cell office:value-type="float" office:value="283.212" calcext:value-type="float">
            <text:p>283.212</text:p>
          </table:table-cell>
          <table:table-cell office:value-type="float" office:value="42.6919" calcext:value-type="float">
            <text:p>42.6919</text:p>
          </table:table-cell>
          <table:table-cell office:value-type="float" office:value="77.7706" calcext:value-type="float">
            <text:p>77.7706</text:p>
          </table:table-cell>
          <table:table-cell office:value-type="float" office:value="267.893" calcext:value-type="float">
            <text:p>267.893</text:p>
          </table:table-cell>
          <table:table-cell office:value-type="float" office:value="43.8915" calcext:value-type="float">
            <text:p>43.8915</text:p>
          </table:table-cell>
          <table:table-cell/>
          <table:table-cell table:formula="of:=([.D492]-[.A492])/0.0166667" office:value-type="float" office:value="49.1879016241968" calcext:value-type="float">
            <text:p>49.1879016241968</text:p>
          </table:table-cell>
          <table:table-cell table:formula="of:=ABS([.E492]-[.B492])/0.0166667" office:value-type="float" office:value="919.138161723678" calcext:value-type="float">
            <text:p>919.138161723678</text:p>
          </table:table-cell>
          <table:table-cell table:formula="of:=([.F492]-[.C492])/0.0166667" office:value-type="float" office:value="71.9758560482881" calcext:value-type="float">
            <text:p>71.9758560482881</text:p>
          </table:table-cell>
          <table:table-cell table:formula="of:=DEGREES(ATAN(ABS([.F492]-[.C492])/ABS([.E492]-[.B492])))" office:value-type="float" office:value="4.47757949614722" calcext:value-type="float">
            <text:p>4.47757949614722</text:p>
          </table:table-cell>
          <table:table-cell table:formula="of:=SQRT(POWER([.H492];2)+POWER([.I492];2)+POWER([.J492];2))" office:value-type="float" office:value="923.263198582537" calcext:value-type="float">
            <text:p>923.263198582537</text:p>
          </table:table-cell>
        </table:table-row>
        <table:table-row table:style-name="ro1">
          <table:table-cell office:value-type="float" office:value="76.6958" calcext:value-type="float">
            <text:p>76.6958</text:p>
          </table:table-cell>
          <table:table-cell office:value-type="float" office:value="283.247" calcext:value-type="float">
            <text:p>283.247</text:p>
          </table:table-cell>
          <table:table-cell office:value-type="float" office:value="42.4363" calcext:value-type="float">
            <text:p>42.4363</text:p>
          </table:table-cell>
          <table:table-cell office:value-type="float" office:value="77.3074" calcext:value-type="float">
            <text:p>77.3074</text:p>
          </table:table-cell>
          <table:table-cell office:value-type="float" office:value="270.534" calcext:value-type="float">
            <text:p>270.534</text:p>
          </table:table-cell>
          <table:table-cell office:value-type="float" office:value="42.7317" calcext:value-type="float">
            <text:p>42.7317</text:p>
          </table:table-cell>
          <table:table-cell/>
          <table:table-cell table:formula="of:=([.D493]-[.A493])/0.0166667" office:value-type="float" office:value="36.6959266081465" calcext:value-type="float">
            <text:p>36.6959266081465</text:p>
          </table:table-cell>
          <table:table-cell table:formula="of:=ABS([.E493]-[.B493])/0.0166667" office:value-type="float" office:value="762.778474443052" calcext:value-type="float">
            <text:p>762.778474443052</text:p>
          </table:table-cell>
          <table:table-cell table:formula="of:=([.F493]-[.C493])/0.0166667" office:value-type="float" office:value="17.7239645520709" calcext:value-type="float">
            <text:p>17.7239645520709</text:p>
          </table:table-cell>
          <table:table-cell table:formula="of:=DEGREES(ATAN(ABS([.F493]-[.C493])/ABS([.E493]-[.B493])))" office:value-type="float" office:value="1.33108850833396" calcext:value-type="float">
            <text:p>1.33108850833396</text:p>
          </table:table-cell>
          <table:table-cell table:formula="of:=SQRT(POWER([.H493];2)+POWER([.I493];2)+POWER([.J493];2))" office:value-type="float" office:value="763.866304416384" calcext:value-type="float">
            <text:p>763.866304416384</text:p>
          </table:table-cell>
        </table:table-row>
        <table:table-row table:style-name="ro1">
          <table:table-cell office:value-type="float" office:value="77.7318" calcext:value-type="float">
            <text:p>77.7318</text:p>
          </table:table-cell>
          <table:table-cell office:value-type="float" office:value="284.517" calcext:value-type="float">
            <text:p>284.517</text:p>
          </table:table-cell>
          <table:table-cell office:value-type="float" office:value="42.9841" calcext:value-type="float">
            <text:p>42.9841</text:p>
          </table:table-cell>
          <table:table-cell office:value-type="float" office:value="78.584" calcext:value-type="float">
            <text:p>78.584</text:p>
          </table:table-cell>
          <table:table-cell office:value-type="float" office:value="272.969" calcext:value-type="float">
            <text:p>272.969</text:p>
          </table:table-cell>
          <table:table-cell office:value-type="float" office:value="43.5599" calcext:value-type="float">
            <text:p>43.5599</text:p>
          </table:table-cell>
          <table:table-cell/>
          <table:table-cell table:formula="of:=([.D494]-[.A494])/0.0166667" office:value-type="float" office:value="51.1318977362043" calcext:value-type="float">
            <text:p>51.1318977362043</text:p>
          </table:table-cell>
          <table:table-cell table:formula="of:=ABS([.E494]-[.B494])/0.0166667" office:value-type="float" office:value="692.878614242772" calcext:value-type="float">
            <text:p>692.878614242772</text:p>
          </table:table-cell>
          <table:table-cell table:formula="of:=([.F494]-[.C494])/0.0166667" office:value-type="float" office:value="34.5479309041382" calcext:value-type="float">
            <text:p>34.5479309041382</text:p>
          </table:table-cell>
          <table:table-cell table:formula="of:=DEGREES(ATAN(ABS([.F494]-[.C494])/ABS([.E494]-[.B494])))" office:value-type="float" office:value="2.85448651577519" calcext:value-type="float">
            <text:p>2.85448651577519</text:p>
          </table:table-cell>
          <table:table-cell table:formula="of:=SQRT(POWER([.H494];2)+POWER([.I494];2)+POWER([.J494];2))" office:value-type="float" office:value="695.621164550682" calcext:value-type="float">
            <text:p>695.621164550682</text:p>
          </table:table-cell>
        </table:table-row>
        <table:table-row table:style-name="ro1">
          <table:table-cell office:value-type="float" office:value="77.6831" calcext:value-type="float">
            <text:p>77.6831</text:p>
          </table:table-cell>
          <table:table-cell office:value-type="float" office:value="280.702" calcext:value-type="float">
            <text:p>280.702</text:p>
          </table:table-cell>
          <table:table-cell office:value-type="float" office:value="42.5807" calcext:value-type="float">
            <text:p>42.5807</text:p>
          </table:table-cell>
          <table:table-cell office:value-type="float" office:value="78.4939" calcext:value-type="float">
            <text:p>78.4939</text:p>
          </table:table-cell>
          <table:table-cell office:value-type="float" office:value="266.85" calcext:value-type="float">
            <text:p>266.85</text:p>
          </table:table-cell>
          <table:table-cell office:value-type="float" office:value="43.3211" calcext:value-type="float">
            <text:p>43.3211</text:p>
          </table:table-cell>
          <table:table-cell/>
          <table:table-cell table:formula="of:=([.D495]-[.A495])/0.0166667" office:value-type="float" office:value="48.6479027041946" calcext:value-type="float">
            <text:p>48.6479027041946</text:p>
          </table:table-cell>
          <table:table-cell table:formula="of:=ABS([.E495]-[.B495])/0.0166667" office:value-type="float" office:value="831.118337763323" calcext:value-type="float">
            <text:p>831.118337763323</text:p>
          </table:table-cell>
          <table:table-cell table:formula="of:=([.F495]-[.C495])/0.0166667" office:value-type="float" office:value="44.4239111521778" calcext:value-type="float">
            <text:p>44.4239111521778</text:p>
          </table:table-cell>
          <table:table-cell table:formula="of:=DEGREES(ATAN(ABS([.F495]-[.C495])/ABS([.E495]-[.B495])))" office:value-type="float" office:value="3.0595917409206" calcext:value-type="float">
            <text:p>3.0595917409206</text:p>
          </table:table-cell>
          <table:table-cell table:formula="of:=SQRT(POWER([.H495];2)+POWER([.I495];2)+POWER([.J495];2))" office:value-type="float" office:value="833.72525071875" calcext:value-type="float">
            <text:p>833.72525071875</text:p>
          </table:table-cell>
        </table:table-row>
        <table:table-row table:style-name="ro1">
          <table:table-cell office:value-type="float" office:value="76.6962" calcext:value-type="float">
            <text:p>76.6962</text:p>
          </table:table-cell>
          <table:table-cell office:value-type="float" office:value="283.096" calcext:value-type="float">
            <text:p>283.096</text:p>
          </table:table-cell>
          <table:table-cell office:value-type="float" office:value="43.2172" calcext:value-type="float">
            <text:p>43.2172</text:p>
          </table:table-cell>
          <table:table-cell office:value-type="float" office:value="77.3222" calcext:value-type="float">
            <text:p>77.3222</text:p>
          </table:table-cell>
          <table:table-cell office:value-type="float" office:value="271.59" calcext:value-type="float">
            <text:p>271.59</text:p>
          </table:table-cell>
          <table:table-cell office:value-type="float" office:value="43.7922" calcext:value-type="float">
            <text:p>43.7922</text:p>
          </table:table-cell>
          <table:table-cell/>
          <table:table-cell table:formula="of:=([.D496]-[.A496])/0.0166667" office:value-type="float" office:value="37.5599248801497" calcext:value-type="float">
            <text:p>37.5599248801497</text:p>
          </table:table-cell>
          <table:table-cell table:formula="of:=ABS([.E496]-[.B496])/0.0166667" office:value-type="float" office:value="690.358619282763" calcext:value-type="float">
            <text:p>690.358619282763</text:p>
          </table:table-cell>
          <table:table-cell table:formula="of:=([.F496]-[.C496])/0.0166667" office:value-type="float" office:value="34.4999310001382" calcext:value-type="float">
            <text:p>34.4999310001382</text:p>
          </table:table-cell>
          <table:table-cell table:formula="of:=DEGREES(ATAN(ABS([.F496]-[.C496])/ABS([.E496]-[.B496])))" office:value-type="float" office:value="2.86091505650686" calcext:value-type="float">
            <text:p>2.86091505650686</text:p>
          </table:table-cell>
          <table:table-cell table:formula="of:=SQRT(POWER([.H496];2)+POWER([.I496];2)+POWER([.J496];2))" office:value-type="float" office:value="692.239854684791" calcext:value-type="float">
            <text:p>692.239854684791</text:p>
          </table:table-cell>
        </table:table-row>
        <table:table-row table:style-name="ro1">
          <table:table-cell office:value-type="float" office:value="77.1759" calcext:value-type="float">
            <text:p>77.1759</text:p>
          </table:table-cell>
          <table:table-cell office:value-type="float" office:value="280.568" calcext:value-type="float">
            <text:p>280.568</text:p>
          </table:table-cell>
          <table:table-cell office:value-type="float" office:value="43.1089" calcext:value-type="float">
            <text:p>43.1089</text:p>
          </table:table-cell>
          <table:table-cell office:value-type="float" office:value="77.771" calcext:value-type="float">
            <text:p>77.771</text:p>
          </table:table-cell>
          <table:table-cell office:value-type="float" office:value="267.956" calcext:value-type="float">
            <text:p>267.956</text:p>
          </table:table-cell>
          <table:table-cell office:value-type="float" office:value="43.6367" calcext:value-type="float">
            <text:p>43.6367</text:p>
          </table:table-cell>
          <table:table-cell/>
          <table:table-cell table:formula="of:=([.D497]-[.A497])/0.0166667" office:value-type="float" office:value="35.705928588143" calcext:value-type="float">
            <text:p>35.705928588143</text:p>
          </table:table-cell>
          <table:table-cell table:formula="of:=ABS([.E497]-[.B497])/0.0166667" office:value-type="float" office:value="756.718486563025" calcext:value-type="float">
            <text:p>756.718486563025</text:p>
          </table:table-cell>
          <table:table-cell table:formula="of:=([.F497]-[.C497])/0.0166667" office:value-type="float" office:value="31.6679366641266" calcext:value-type="float">
            <text:p>31.6679366641266</text:p>
          </table:table-cell>
          <table:table-cell table:formula="of:=DEGREES(ATAN(ABS([.F497]-[.C497])/ABS([.E497]-[.B497])))" office:value-type="float" office:value="2.39637464447351" calcext:value-type="float">
            <text:p>2.39637464447351</text:p>
          </table:table-cell>
          <table:table-cell table:formula="of:=SQRT(POWER([.H497];2)+POWER([.I497];2)+POWER([.J497];2))" office:value-type="float" office:value="758.222025171479" calcext:value-type="float">
            <text:p>758.222025171479</text:p>
          </table:table-cell>
        </table:table-row>
        <table:table-row table:style-name="ro1">
          <table:table-cell office:value-type="float" office:value="76.4935" calcext:value-type="float">
            <text:p>76.4935</text:p>
          </table:table-cell>
          <table:table-cell office:value-type="float" office:value="288.468" calcext:value-type="float">
            <text:p>288.468</text:p>
          </table:table-cell>
          <table:table-cell office:value-type="float" office:value="42.6287" calcext:value-type="float">
            <text:p>42.6287</text:p>
          </table:table-cell>
          <table:table-cell office:value-type="float" office:value="77.3676" calcext:value-type="float">
            <text:p>77.3676</text:p>
          </table:table-cell>
          <table:table-cell office:value-type="float" office:value="275.416" calcext:value-type="float">
            <text:p>275.416</text:p>
          </table:table-cell>
          <table:table-cell office:value-type="float" office:value="43.4274" calcext:value-type="float">
            <text:p>43.4274</text:p>
          </table:table-cell>
          <table:table-cell/>
          <table:table-cell table:formula="of:=([.D498]-[.A498])/0.0166667" office:value-type="float" office:value="52.4458951082097" calcext:value-type="float">
            <text:p>52.4458951082097</text:p>
          </table:table-cell>
          <table:table-cell table:formula="of:=ABS([.E498]-[.B498])/0.0166667" office:value-type="float" office:value="783.118433763134" calcext:value-type="float">
            <text:p>783.118433763134</text:p>
          </table:table-cell>
          <table:table-cell table:formula="of:=([.F498]-[.C498])/0.0166667" office:value-type="float" office:value="47.9219041561915" calcext:value-type="float">
            <text:p>47.9219041561915</text:p>
          </table:table-cell>
          <table:table-cell table:formula="of:=DEGREES(ATAN(ABS([.F498]-[.C498])/ABS([.E498]-[.B498])))" office:value-type="float" office:value="3.50177335016649" calcext:value-type="float">
            <text:p>3.50177335016649</text:p>
          </table:table-cell>
          <table:table-cell table:formula="of:=SQRT(POWER([.H498];2)+POWER([.I498];2)+POWER([.J498];2))" office:value-type="float" office:value="786.33425596961" calcext:value-type="float">
            <text:p>786.33425596961</text:p>
          </table:table-cell>
        </table:table-row>
        <table:table-row table:style-name="ro1">
          <table:table-cell office:value-type="float" office:value="76.2484" calcext:value-type="float">
            <text:p>76.2484</text:p>
          </table:table-cell>
          <table:table-cell office:value-type="float" office:value="289.765" calcext:value-type="float">
            <text:p>289.765</text:p>
          </table:table-cell>
          <table:table-cell office:value-type="float" office:value="42.6832" calcext:value-type="float">
            <text:p>42.6832</text:p>
          </table:table-cell>
          <table:table-cell office:value-type="float" office:value="76.8942" calcext:value-type="float">
            <text:p>76.8942</text:p>
          </table:table-cell>
          <table:table-cell office:value-type="float" office:value="277.89" calcext:value-type="float">
            <text:p>277.89</text:p>
          </table:table-cell>
          <table:table-cell office:value-type="float" office:value="43.536" calcext:value-type="float">
            <text:p>43.536</text:p>
          </table:table-cell>
          <table:table-cell/>
          <table:table-cell table:formula="of:=([.D499]-[.A499])/0.0166667" office:value-type="float" office:value="38.7479225041546" calcext:value-type="float">
            <text:p>38.7479225041546</text:p>
          </table:table-cell>
          <table:table-cell table:formula="of:=ABS([.E499]-[.B499])/0.0166667" office:value-type="float" office:value="712.49857500285" calcext:value-type="float">
            <text:p>712.49857500285</text:p>
          </table:table-cell>
          <table:table-cell table:formula="of:=([.F499]-[.C499])/0.0166667" office:value-type="float" office:value="51.1678976642048" calcext:value-type="float">
            <text:p>51.1678976642048</text:p>
          </table:table-cell>
          <table:table-cell table:formula="of:=DEGREES(ATAN(ABS([.F499]-[.C499])/ABS([.E499]-[.B499])))" office:value-type="float" office:value="4.10762951024485" calcext:value-type="float">
            <text:p>4.10762951024485</text:p>
          </table:table-cell>
          <table:table-cell table:formula="of:=SQRT(POWER([.H499];2)+POWER([.I499];2)+POWER([.J499];2))" office:value-type="float" office:value="715.383655551938" calcext:value-type="float">
            <text:p>715.383655551938</text:p>
          </table:table-cell>
        </table:table-row>
        <table:table-row table:style-name="ro1">
          <table:table-cell office:value-type="float" office:value="77.3986" calcext:value-type="float">
            <text:p>77.3986</text:p>
          </table:table-cell>
          <table:table-cell office:value-type="float" office:value="278.098" calcext:value-type="float">
            <text:p>278.098</text:p>
          </table:table-cell>
          <table:table-cell office:value-type="float" office:value="42.7491" calcext:value-type="float">
            <text:p>42.7491</text:p>
          </table:table-cell>
          <table:table-cell office:value-type="float" office:value="78.2311" calcext:value-type="float">
            <text:p>78.2311</text:p>
          </table:table-cell>
          <table:table-cell office:value-type="float" office:value="265.678" calcext:value-type="float">
            <text:p>265.678</text:p>
          </table:table-cell>
          <table:table-cell office:value-type="float" office:value="43.0272" calcext:value-type="float">
            <text:p>43.0272</text:p>
          </table:table-cell>
          <table:table-cell/>
          <table:table-cell table:formula="of:=([.D500]-[.A500])/0.0166667" office:value-type="float" office:value="49.9499001001996" calcext:value-type="float">
            <text:p>49.9499001001996</text:p>
          </table:table-cell>
          <table:table-cell table:formula="of:=ABS([.E500]-[.B500])/0.0166667" office:value-type="float" office:value="745.198509602982" calcext:value-type="float">
            <text:p>745.198509602982</text:p>
          </table:table-cell>
          <table:table-cell table:formula="of:=([.F500]-[.C500])/0.0166667" office:value-type="float" office:value="16.6859666280669" calcext:value-type="float">
            <text:p>16.6859666280669</text:p>
          </table:table-cell>
          <table:table-cell table:formula="of:=DEGREES(ATAN(ABS([.F500]-[.C500])/ABS([.E500]-[.B500])))" office:value-type="float" office:value="1.28271289410425" calcext:value-type="float">
            <text:p>1.28271289410425</text:p>
          </table:table-cell>
          <table:table-cell table:formula="of:=SQRT(POWER([.H500];2)+POWER([.I500];2)+POWER([.J500];2))" office:value-type="float" office:value="747.05704783292" calcext:value-type="float">
            <text:p>747.05704783292</text:p>
          </table:table-cell>
        </table:table-row>
        <table:table-row table:style-name="ro1">
          <table:table-cell office:value-type="float" office:value="76.4675" calcext:value-type="float">
            <text:p>76.4675</text:p>
          </table:table-cell>
          <table:table-cell office:value-type="float" office:value="285.666" calcext:value-type="float">
            <text:p>285.666</text:p>
          </table:table-cell>
          <table:table-cell office:value-type="float" office:value="43.3217" calcext:value-type="float">
            <text:p>43.3217</text:p>
          </table:table-cell>
          <table:table-cell office:value-type="float" office:value="77.1023" calcext:value-type="float">
            <text:p>77.1023</text:p>
          </table:table-cell>
          <table:table-cell office:value-type="float" office:value="274.036" calcext:value-type="float">
            <text:p>274.036</text:p>
          </table:table-cell>
          <table:table-cell office:value-type="float" office:value="43.8975" calcext:value-type="float">
            <text:p>43.8975</text:p>
          </table:table-cell>
          <table:table-cell/>
          <table:table-cell table:formula="of:=([.D501]-[.A501])/0.0166667" office:value-type="float" office:value="38.0879238241523" calcext:value-type="float">
            <text:p>38.0879238241523</text:p>
          </table:table-cell>
          <table:table-cell table:formula="of:=ABS([.E501]-[.B501])/0.0166667" office:value-type="float" office:value="697.798604402791" calcext:value-type="float">
            <text:p>697.798604402791</text:p>
          </table:table-cell>
          <table:table-cell table:formula="of:=([.F501]-[.C501])/0.0166667" office:value-type="float" office:value="34.5479309041382" calcext:value-type="float">
            <text:p>34.5479309041382</text:p>
          </table:table-cell>
          <table:table-cell table:formula="of:=DEGREES(ATAN(ABS([.F501]-[.C501])/ABS([.E501]-[.B501])))" office:value-type="float" office:value="2.83439323539883" calcext:value-type="float">
            <text:p>2.83439323539883</text:p>
          </table:table-cell>
          <table:table-cell table:formula="of:=SQRT(POWER([.H501];2)+POWER([.I501];2)+POWER([.J501];2))" office:value-type="float" office:value="699.690747243005" calcext:value-type="float">
            <text:p>699.690747243005</text:p>
          </table:table-cell>
        </table:table-row>
        <table:table-row table:style-name="ro1">
          <table:table-cell office:value-type="float" office:value="76.3902" calcext:value-type="float">
            <text:p>76.3902</text:p>
          </table:table-cell>
          <table:table-cell office:value-type="float" office:value="277.904" calcext:value-type="float">
            <text:p>277.904</text:p>
          </table:table-cell>
          <table:table-cell office:value-type="float" office:value="43.2888" calcext:value-type="float">
            <text:p>43.2888</text:p>
          </table:table-cell>
          <table:table-cell office:value-type="float" office:value="76.7573" calcext:value-type="float">
            <text:p>76.7573</text:p>
          </table:table-cell>
          <table:table-cell office:value-type="float" office:value="265.441" calcext:value-type="float">
            <text:p>265.441</text:p>
          </table:table-cell>
          <table:table-cell office:value-type="float" office:value="43.5665" calcext:value-type="float">
            <text:p>43.5665</text:p>
          </table:table-cell>
          <table:table-cell/>
          <table:table-cell table:formula="of:=([.D502]-[.A502])/0.0166667" office:value-type="float" office:value="22.0259559480886" calcext:value-type="float">
            <text:p>22.0259559480886</text:p>
          </table:table-cell>
          <table:table-cell table:formula="of:=ABS([.E502]-[.B502])/0.0166667" office:value-type="float" office:value="747.778504442992" calcext:value-type="float">
            <text:p>747.778504442992</text:p>
          </table:table-cell>
          <table:table-cell table:formula="of:=([.F502]-[.C502])/0.0166667" office:value-type="float" office:value="16.6619666760664" calcext:value-type="float">
            <text:p>16.6619666760664</text:p>
          </table:table-cell>
          <table:table-cell table:formula="of:=DEGREES(ATAN(ABS([.F502]-[.C502])/ABS([.E502]-[.B502])))" office:value-type="float" office:value="1.27645073858865" calcext:value-type="float">
            <text:p>1.27645073858865</text:p>
          </table:table-cell>
          <table:table-cell table:formula="of:=SQRT(POWER([.H502];2)+POWER([.I502];2)+POWER([.J502];2))" office:value-type="float" office:value="748.288350554744" calcext:value-type="float">
            <text:p>748.288350554744</text:p>
          </table:table-cell>
        </table:table-row>
        <table:table-row table:style-name="ro1">
          <table:table-cell office:value-type="float" office:value="77.0088" calcext:value-type="float">
            <text:p>77.0088</text:p>
          </table:table-cell>
          <table:table-cell office:value-type="float" office:value="288.502" calcext:value-type="float">
            <text:p>288.502</text:p>
          </table:table-cell>
          <table:table-cell office:value-type="float" office:value="42.6186" calcext:value-type="float">
            <text:p>42.6186</text:p>
          </table:table-cell>
          <table:table-cell office:value-type="float" office:value="77.8684" calcext:value-type="float">
            <text:p>77.8684</text:p>
          </table:table-cell>
          <table:table-cell office:value-type="float" office:value="275.354" calcext:value-type="float">
            <text:p>275.354</text:p>
          </table:table-cell>
          <table:table-cell office:value-type="float" office:value="43.929" calcext:value-type="float">
            <text:p>43.929</text:p>
          </table:table-cell>
          <table:table-cell/>
          <table:table-cell table:formula="of:=([.D503]-[.A503])/0.0166667" office:value-type="float" office:value="51.5758968482063" calcext:value-type="float">
            <text:p>51.5758968482063</text:p>
          </table:table-cell>
          <table:table-cell table:formula="of:=ABS([.E503]-[.B503])/0.0166667" office:value-type="float" office:value="788.878422243157" calcext:value-type="float">
            <text:p>788.878422243157</text:p>
          </table:table-cell>
          <table:table-cell table:formula="of:=([.F503]-[.C503])/0.0166667" office:value-type="float" office:value="78.6238427523146" calcext:value-type="float">
            <text:p>78.6238427523146</text:p>
          </table:table-cell>
          <table:table-cell table:formula="of:=DEGREES(ATAN(ABS([.F503]-[.C503])/ABS([.E503]-[.B503])))" office:value-type="float" office:value="5.69160822438609" calcext:value-type="float">
            <text:p>5.69160822438609</text:p>
          </table:table-cell>
          <table:table-cell table:formula="of:=SQRT(POWER([.H503];2)+POWER([.I503];2)+POWER([.J503];2))" office:value-type="float" office:value="794.462678082294" calcext:value-type="float">
            <text:p>794.462678082294</text:p>
          </table:table-cell>
        </table:table-row>
        <table:table-row table:style-name="ro1">
          <table:table-cell office:value-type="float" office:value="77.6341" calcext:value-type="float">
            <text:p>77.6341</text:p>
          </table:table-cell>
          <table:table-cell office:value-type="float" office:value="276.65" calcext:value-type="float">
            <text:p>276.65</text:p>
          </table:table-cell>
          <table:table-cell office:value-type="float" office:value="43.7257" calcext:value-type="float">
            <text:p>43.7257</text:p>
          </table:table-cell>
          <table:table-cell office:value-type="float" office:value="78.4577" calcext:value-type="float">
            <text:p>78.4577</text:p>
          </table:table-cell>
          <table:table-cell office:value-type="float" office:value="264.357" calcext:value-type="float">
            <text:p>264.357</text:p>
          </table:table-cell>
          <table:table-cell office:value-type="float" office:value="43.7275" calcext:value-type="float">
            <text:p>43.7275</text:p>
          </table:table-cell>
          <table:table-cell/>
          <table:table-cell table:formula="of:=([.D504]-[.A504])/0.0166667" office:value-type="float" office:value="49.4159011681976" calcext:value-type="float">
            <text:p>49.4159011681976</text:p>
          </table:table-cell>
          <table:table-cell table:formula="of:=ABS([.E504]-[.B504])/0.0166667" office:value-type="float" office:value="737.578524842947" calcext:value-type="float">
            <text:p>737.578524842947</text:p>
          </table:table-cell>
          <table:table-cell table:formula="of:=([.F504]-[.C504])/0.0166667" office:value-type="float" office:value="0.10799978400018" calcext:value-type="float">
            <text:p>0.10799978400018</text:p>
          </table:table-cell>
          <table:table-cell table:formula="of:=DEGREES(ATAN(ABS([.F504]-[.C504])/ABS([.E504]-[.B504])))" office:value-type="float" office:value="0.00838952268658975" calcext:value-type="float">
            <text:p>0.00838952268659</text:p>
          </table:table-cell>
          <table:table-cell table:formula="of:=SQRT(POWER([.H504];2)+POWER([.I504];2)+POWER([.J504];2))" office:value-type="float" office:value="739.232049671628" calcext:value-type="float">
            <text:p>739.232049671628</text:p>
          </table:table-cell>
        </table:table-row>
        <table:table-row table:style-name="ro1">
          <table:table-cell office:value-type="float" office:value="76.6826" calcext:value-type="float">
            <text:p>76.6826</text:p>
          </table:table-cell>
          <table:table-cell office:value-type="float" office:value="281.808" calcext:value-type="float">
            <text:p>281.808</text:p>
          </table:table-cell>
          <table:table-cell office:value-type="float" office:value="43.1686" calcext:value-type="float">
            <text:p>43.1686</text:p>
          </table:table-cell>
          <table:table-cell office:value-type="float" office:value="77.2774" calcext:value-type="float">
            <text:p>77.2774</text:p>
          </table:table-cell>
          <table:table-cell office:value-type="float" office:value="267.818" calcext:value-type="float">
            <text:p>267.818</text:p>
          </table:table-cell>
          <table:table-cell office:value-type="float" office:value="44.1524" calcext:value-type="float">
            <text:p>44.1524</text:p>
          </table:table-cell>
          <table:table-cell/>
          <table:table-cell table:formula="of:=([.D505]-[.A505])/0.0166667" office:value-type="float" office:value="35.6879286241431" calcext:value-type="float">
            <text:p>35.6879286241431</text:p>
          </table:table-cell>
          <table:table-cell table:formula="of:=ABS([.E505]-[.B505])/0.0166667" office:value-type="float" office:value="839.398321203358" calcext:value-type="float">
            <text:p>839.398321203358</text:p>
          </table:table-cell>
          <table:table-cell table:formula="of:=([.F505]-[.C505])/0.0166667" office:value-type="float" office:value="59.0278819442363" calcext:value-type="float">
            <text:p>59.0278819442363</text:p>
          </table:table-cell>
          <table:table-cell table:formula="of:=DEGREES(ATAN(ABS([.F505]-[.C505])/ABS([.E505]-[.B505])))" office:value-type="float" office:value="4.02251232875134" calcext:value-type="float">
            <text:p>4.02251232875134</text:p>
          </table:table-cell>
          <table:table-cell table:formula="of:=SQRT(POWER([.H505];2)+POWER([.I505];2)+POWER([.J505];2))" office:value-type="float" office:value="842.22767749304" calcext:value-type="float">
            <text:p>842.22767749304</text:p>
          </table:table-cell>
        </table:table-row>
        <table:table-row table:style-name="ro1">
          <table:table-cell office:value-type="float" office:value="76.416" calcext:value-type="float">
            <text:p>76.416</text:p>
          </table:table-cell>
          <table:table-cell office:value-type="float" office:value="280.33" calcext:value-type="float">
            <text:p>280.33</text:p>
          </table:table-cell>
          <table:table-cell office:value-type="float" office:value="43.9056" calcext:value-type="float">
            <text:p>43.9056</text:p>
          </table:table-cell>
          <table:table-cell office:value-type="float" office:value="76.8115" calcext:value-type="float">
            <text:p>76.8115</text:p>
          </table:table-cell>
          <table:table-cell office:value-type="float" office:value="270.109" calcext:value-type="float">
            <text:p>270.109</text:p>
          </table:table-cell>
          <table:table-cell office:value-type="float" office:value="44.77" calcext:value-type="float">
            <text:p>44.77</text:p>
          </table:table-cell>
          <table:table-cell/>
          <table:table-cell table:formula="of:=([.D506]-[.A506])/0.0166667" office:value-type="float" office:value="23.7299525400948" calcext:value-type="float">
            <text:p>23.7299525400948</text:p>
          </table:table-cell>
          <table:table-cell table:formula="of:=ABS([.E506]-[.B506])/0.0166667" office:value-type="float" office:value="613.258773482453" calcext:value-type="float">
            <text:p>613.258773482453</text:p>
          </table:table-cell>
          <table:table-cell table:formula="of:=([.F506]-[.C506])/0.0166667" office:value-type="float" office:value="51.8638962722077" calcext:value-type="float">
            <text:p>51.8638962722077</text:p>
          </table:table-cell>
          <table:table-cell table:formula="of:=DEGREES(ATAN(ABS([.F506]-[.C506])/ABS([.E506]-[.B506])))" office:value-type="float" office:value="4.83405740030942" calcext:value-type="float">
            <text:p>4.83405740030942</text:p>
          </table:table-cell>
          <table:table-cell table:formula="of:=SQRT(POWER([.H506];2)+POWER([.I506];2)+POWER([.J506];2))" office:value-type="float" office:value="615.905266771841" calcext:value-type="float">
            <text:p>615.905266771841</text:p>
          </table:table-cell>
        </table:table-row>
        <table:table-row table:style-name="ro1">
          <table:table-cell office:value-type="float" office:value="76.4673" calcext:value-type="float">
            <text:p>76.4673</text:p>
          </table:table-cell>
          <table:table-cell office:value-type="float" office:value="285.785" calcext:value-type="float">
            <text:p>285.785</text:p>
          </table:table-cell>
          <table:table-cell office:value-type="float" office:value="42.7961" calcext:value-type="float">
            <text:p>42.7961</text:p>
          </table:table-cell>
          <table:table-cell office:value-type="float" office:value="77.3374" calcext:value-type="float">
            <text:p>77.3374</text:p>
          </table:table-cell>
          <table:table-cell office:value-type="float" office:value="272.923" calcext:value-type="float">
            <text:p>272.923</text:p>
          </table:table-cell>
          <table:table-cell office:value-type="float" office:value="43.3315" calcext:value-type="float">
            <text:p>43.3315</text:p>
          </table:table-cell>
          <table:table-cell/>
          <table:table-cell table:formula="of:=([.D507]-[.A507])/0.0166667" office:value-type="float" office:value="52.2058955882093" calcext:value-type="float">
            <text:p>52.2058955882093</text:p>
          </table:table-cell>
          <table:table-cell table:formula="of:=ABS([.E507]-[.B507])/0.0166667" office:value-type="float" office:value="771.718456563088" calcext:value-type="float">
            <text:p>771.718456563088</text:p>
          </table:table-cell>
          <table:table-cell table:formula="of:=([.F507]-[.C507])/0.0166667" office:value-type="float" office:value="32.1239357521282" calcext:value-type="float">
            <text:p>32.1239357521282</text:p>
          </table:table-cell>
          <table:table-cell table:formula="of:=DEGREES(ATAN(ABS([.F507]-[.C507])/ABS([.E507]-[.B507])))" office:value-type="float" office:value="2.38364644338347" calcext:value-type="float">
            <text:p>2.38364644338347</text:p>
          </table:table-cell>
          <table:table-cell table:formula="of:=SQRT(POWER([.H507];2)+POWER([.I507];2)+POWER([.J507];2))" office:value-type="float" office:value="774.149067675269" calcext:value-type="float">
            <text:p>774.149067675269</text:p>
          </table:table-cell>
        </table:table-row>
        <table:table-row table:style-name="ro1">
          <table:table-cell office:value-type="float" office:value="76.951" calcext:value-type="float">
            <text:p>76.951</text:p>
          </table:table-cell>
          <table:table-cell office:value-type="float" office:value="283.507" calcext:value-type="float">
            <text:p>283.507</text:p>
          </table:table-cell>
          <table:table-cell office:value-type="float" office:value="41.381" calcext:value-type="float">
            <text:p>41.381</text:p>
          </table:table-cell>
          <table:table-cell office:value-type="float" office:value="77.5727" calcext:value-type="float">
            <text:p>77.5727</text:p>
          </table:table-cell>
          <table:table-cell office:value-type="float" office:value="272.077" calcext:value-type="float">
            <text:p>272.077</text:p>
          </table:table-cell>
          <table:table-cell office:value-type="float" office:value="41.4888" calcext:value-type="float">
            <text:p>41.4888</text:p>
          </table:table-cell>
          <table:table-cell/>
          <table:table-cell table:formula="of:=([.D508]-[.A508])/0.0166667" office:value-type="float" office:value="37.3019253961495" calcext:value-type="float">
            <text:p>37.3019253961495</text:p>
          </table:table-cell>
          <table:table-cell table:formula="of:=ABS([.E508]-[.B508])/0.0166667" office:value-type="float" office:value="685.798628402744" calcext:value-type="float">
            <text:p>685.798628402744</text:p>
          </table:table-cell>
          <table:table-cell table:formula="of:=([.F508]-[.C508])/0.0166667" office:value-type="float" office:value="6.46798706402572" calcext:value-type="float">
            <text:p>6.46798706402572</text:p>
          </table:table-cell>
          <table:table-cell table:formula="of:=DEGREES(ATAN(ABS([.F508]-[.C508])/ABS([.E508]-[.B508])))" office:value-type="float" office:value="0.540358872167805" calcext:value-type="float">
            <text:p>0.540358872167805</text:p>
          </table:table-cell>
          <table:table-cell table:formula="of:=SQRT(POWER([.H508];2)+POWER([.I508];2)+POWER([.J508];2))" office:value-type="float" office:value="686.842796580123" calcext:value-type="float">
            <text:p>686.842796580123</text:p>
          </table:table-cell>
        </table:table-row>
        <table:table-row table:style-name="ro1">
          <table:table-cell office:value-type="float" office:value="76.4144" calcext:value-type="float">
            <text:p>76.4144</text:p>
          </table:table-cell>
          <table:table-cell office:value-type="float" office:value="280.885" calcext:value-type="float">
            <text:p>280.885</text:p>
          </table:table-cell>
          <table:table-cell office:value-type="float" office:value="41.3053" calcext:value-type="float">
            <text:p>41.3053</text:p>
          </table:table-cell>
          <table:table-cell office:value-type="float" office:value="77.0452" calcext:value-type="float">
            <text:p>77.0452</text:p>
          </table:table-cell>
          <table:table-cell office:value-type="float" office:value="269.605" calcext:value-type="float">
            <text:p>269.605</text:p>
          </table:table-cell>
          <table:table-cell office:value-type="float" office:value="41.1632" calcext:value-type="float">
            <text:p>41.1632</text:p>
          </table:table-cell>
          <table:table-cell/>
          <table:table-cell table:formula="of:=([.D509]-[.A509])/0.0166667" office:value-type="float" office:value="37.847924304151" calcext:value-type="float">
            <text:p>37.847924304151</text:p>
          </table:table-cell>
          <table:table-cell table:formula="of:=ABS([.E509]-[.B509])/0.0166667" office:value-type="float" office:value="676.798646402706" calcext:value-type="float">
            <text:p>676.798646402706</text:p>
          </table:table-cell>
          <table:table-cell table:formula="of:=([.F509]-[.C509])/0.0166667" office:value-type="float" office:value="-8.52598294803406" calcext:value-type="float">
            <text:p>-8.52598294803406</text:p>
          </table:table-cell>
          <table:table-cell table:formula="of:=DEGREES(ATAN(ABS([.F509]-[.C509])/ABS([.E509]-[.B509])))" office:value-type="float" office:value="0.72174642014142" calcext:value-type="float">
            <text:p>0.72174642014142</text:p>
          </table:table-cell>
          <table:table-cell table:formula="of:=SQRT(POWER([.H509];2)+POWER([.I509];2)+POWER([.J509];2))" office:value-type="float" office:value="677.909703081389" calcext:value-type="float">
            <text:p>677.909703081389</text:p>
          </table:table-cell>
        </table:table-row>
        <table:table-row table:style-name="ro1">
          <table:table-cell office:value-type="float" office:value="76.4661" calcext:value-type="float">
            <text:p>76.4661</text:p>
          </table:table-cell>
          <table:table-cell office:value-type="float" office:value="286.183" calcext:value-type="float">
            <text:p>286.183</text:p>
          </table:table-cell>
          <table:table-cell office:value-type="float" office:value="40.9538" calcext:value-type="float">
            <text:p>40.9538</text:p>
          </table:table-cell>
          <table:table-cell office:value-type="float" office:value="77.1029" calcext:value-type="float">
            <text:p>77.1029</text:p>
          </table:table-cell>
          <table:table-cell office:value-type="float" office:value="274.666" calcext:value-type="float">
            <text:p>274.666</text:p>
          </table:table-cell>
          <table:table-cell office:value-type="float" office:value="40.8166" calcext:value-type="float">
            <text:p>40.8166</text:p>
          </table:table-cell>
          <table:table-cell/>
          <table:table-cell table:formula="of:=([.D510]-[.A510])/0.0166667" office:value-type="float" office:value="38.2079235841533" calcext:value-type="float">
            <text:p>38.2079235841533</text:p>
          </table:table-cell>
          <table:table-cell table:formula="of:=ABS([.E510]-[.B510])/0.0166667" office:value-type="float" office:value="691.018617962764" calcext:value-type="float">
            <text:p>691.018617962764</text:p>
          </table:table-cell>
          <table:table-cell table:formula="of:=([.F510]-[.C510])/0.0166667" office:value-type="float" office:value="-8.23198353603293" calcext:value-type="float">
            <text:p>-8.23198353603293</text:p>
          </table:table-cell>
          <table:table-cell table:formula="of:=DEGREES(ATAN(ABS([.F510]-[.C510])/ABS([.E510]-[.B510])))" office:value-type="float" office:value="0.682522281508645" calcext:value-type="float">
            <text:p>0.682522281508645</text:p>
          </table:table-cell>
          <table:table-cell table:formula="of:=SQRT(POWER([.H510];2)+POWER([.I510];2)+POWER([.J510];2))" office:value-type="float" office:value="692.123068065729" calcext:value-type="float">
            <text:p>692.123068065729</text:p>
          </table:table-cell>
        </table:table-row>
        <table:table-row table:style-name="ro1">
          <table:table-cell office:value-type="float" office:value="77.3842" calcext:value-type="float">
            <text:p>77.3842</text:p>
          </table:table-cell>
          <table:table-cell office:value-type="float" office:value="277.157" calcext:value-type="float">
            <text:p>277.157</text:p>
          </table:table-cell>
          <table:table-cell office:value-type="float" office:value="41.1519" calcext:value-type="float">
            <text:p>41.1519</text:p>
          </table:table-cell>
          <table:table-cell office:value-type="float" office:value="78.1997" calcext:value-type="float">
            <text:p>78.1997</text:p>
          </table:table-cell>
          <table:table-cell office:value-type="float" office:value="263.614" calcext:value-type="float">
            <text:p>263.614</text:p>
          </table:table-cell>
          <table:table-cell office:value-type="float" office:value="41.1791" calcext:value-type="float">
            <text:p>41.1791</text:p>
          </table:table-cell>
          <table:table-cell/>
          <table:table-cell table:formula="of:=([.D511]-[.A511])/0.0166667" office:value-type="float" office:value="48.9299021401957" calcext:value-type="float">
            <text:p>48.9299021401957</text:p>
          </table:table-cell>
          <table:table-cell table:formula="of:=ABS([.E511]-[.B511])/0.0166667" office:value-type="float" office:value="812.578374843251" calcext:value-type="float">
            <text:p>812.578374843251</text:p>
          </table:table-cell>
          <table:table-cell table:formula="of:=([.F511]-[.C511])/0.0166667" office:value-type="float" office:value="1.63199673600656" calcext:value-type="float">
            <text:p>1.63199673600656</text:p>
          </table:table-cell>
          <table:table-cell table:formula="of:=DEGREES(ATAN(ABS([.F511]-[.C511])/ABS([.E511]-[.B511])))" office:value-type="float" office:value="0.115073699129142" calcext:value-type="float">
            <text:p>0.115073699129142</text:p>
          </table:table-cell>
          <table:table-cell table:formula="of:=SQRT(POWER([.H511];2)+POWER([.I511];2)+POWER([.J511];2))" office:value-type="float" office:value="814.051849699817" calcext:value-type="float">
            <text:p>814.051849699817</text:p>
          </table:table-cell>
        </table:table-row>
        <table:table-row table:style-name="ro1">
          <table:table-cell office:value-type="float" office:value="76.6948" calcext:value-type="float">
            <text:p>76.6948</text:p>
          </table:table-cell>
          <table:table-cell office:value-type="float" office:value="283.8" calcext:value-type="float">
            <text:p>283.8</text:p>
          </table:table-cell>
          <table:table-cell office:value-type="float" office:value="39.8146" calcext:value-type="float">
            <text:p>39.8146</text:p>
          </table:table-cell>
          <table:table-cell office:value-type="float" office:value="77.0737" calcext:value-type="float">
            <text:p>77.0737</text:p>
          </table:table-cell>
          <table:table-cell office:value-type="float" office:value="272.402" calcext:value-type="float">
            <text:p>272.402</text:p>
          </table:table-cell>
          <table:table-cell office:value-type="float" office:value="39.4553" calcext:value-type="float">
            <text:p>39.4553</text:p>
          </table:table-cell>
          <table:table-cell/>
          <table:table-cell table:formula="of:=([.D512]-[.A512])/0.0166667" office:value-type="float" office:value="22.733954532091" calcext:value-type="float">
            <text:p>22.733954532091</text:p>
          </table:table-cell>
          <table:table-cell table:formula="of:=ABS([.E512]-[.B512])/0.0166667" office:value-type="float" office:value="683.878632242737" calcext:value-type="float">
            <text:p>683.878632242737</text:p>
          </table:table-cell>
          <table:table-cell table:formula="of:=([.F512]-[.C512])/0.0166667" office:value-type="float" office:value="-21.5579568840861" calcext:value-type="float">
            <text:p>-21.5579568840861</text:p>
          </table:table-cell>
          <table:table-cell table:formula="of:=DEGREES(ATAN(ABS([.F512]-[.C512])/ABS([.E512]-[.B512])))" office:value-type="float" office:value="1.80554121071597" calcext:value-type="float">
            <text:p>1.80554121071597</text:p>
          </table:table-cell>
          <table:table-cell table:formula="of:=SQRT(POWER([.H512];2)+POWER([.I512];2)+POWER([.J512];2))" office:value-type="float" office:value="684.595911346161" calcext:value-type="float">
            <text:p>684.595911346161</text:p>
          </table:table-cell>
        </table:table-row>
        <table:table-row table:style-name="ro1">
          <table:table-cell office:value-type="float" office:value="75.9636" calcext:value-type="float">
            <text:p>75.9636</text:p>
          </table:table-cell>
          <table:table-cell office:value-type="float" office:value="287.553" calcext:value-type="float">
            <text:p>287.553</text:p>
          </table:table-cell>
          <table:table-cell office:value-type="float" office:value="40.4821" calcext:value-type="float">
            <text:p>40.4821</text:p>
          </table:table-cell>
          <table:table-cell office:value-type="float" office:value="76.3626" calcext:value-type="float">
            <text:p>76.3626</text:p>
          </table:table-cell>
          <table:table-cell office:value-type="float" office:value="275.884" calcext:value-type="float">
            <text:p>275.884</text:p>
          </table:table-cell>
          <table:table-cell office:value-type="float" office:value="40.6214" calcext:value-type="float">
            <text:p>40.6214</text:p>
          </table:table-cell>
          <table:table-cell/>
          <table:table-cell table:formula="of:=([.D513]-[.A513])/0.0166667" office:value-type="float" office:value="23.9399521200958" calcext:value-type="float">
            <text:p>23.9399521200958</text:p>
          </table:table-cell>
          <table:table-cell table:formula="of:=ABS([.E513]-[.B513])/0.0166667" office:value-type="float" office:value="700.1385997228" calcext:value-type="float">
            <text:p>700.1385997228</text:p>
          </table:table-cell>
          <table:table-cell table:formula="of:=([.F513]-[.C513])/0.0166667" office:value-type="float" office:value="8.35798328403335" calcext:value-type="float">
            <text:p>8.35798328403335</text:p>
          </table:table-cell>
          <table:table-cell table:formula="of:=DEGREES(ATAN(ABS([.F513]-[.C513])/ABS([.E513]-[.B513])))" office:value-type="float" office:value="0.683942324895046" calcext:value-type="float">
            <text:p>0.683942324895046</text:p>
          </table:table-cell>
          <table:table-cell table:formula="of:=SQRT(POWER([.H513];2)+POWER([.I513];2)+POWER([.J513];2))" office:value-type="float" office:value="700.597627753542" calcext:value-type="float">
            <text:p>700.597627753542</text:p>
          </table:table-cell>
        </table:table-row>
        <table:table-row table:style-name="ro1">
          <table:table-cell office:value-type="float" office:value="77.2216" calcext:value-type="float">
            <text:p>77.2216</text:p>
          </table:table-cell>
          <table:table-cell office:value-type="float" office:value="285.093" calcext:value-type="float">
            <text:p>285.093</text:p>
          </table:table-cell>
          <table:table-cell office:value-type="float" office:value="40.106" calcext:value-type="float">
            <text:p>40.106</text:p>
          </table:table-cell>
          <table:table-cell office:value-type="float" office:value="78.0731" calcext:value-type="float">
            <text:p>78.0731</text:p>
          </table:table-cell>
          <table:table-cell office:value-type="float" office:value="272.396" calcext:value-type="float">
            <text:p>272.396</text:p>
          </table:table-cell>
          <table:table-cell office:value-type="float" office:value="39.9438" calcext:value-type="float">
            <text:p>39.9438</text:p>
          </table:table-cell>
          <table:table-cell/>
          <table:table-cell table:formula="of:=([.D514]-[.A514])/0.0166667" office:value-type="float" office:value="51.0898978202045" calcext:value-type="float">
            <text:p>51.0898978202045</text:p>
          </table:table-cell>
          <table:table-cell table:formula="of:=ABS([.E514]-[.B514])/0.0166667" office:value-type="float" office:value="761.818476363048" calcext:value-type="float">
            <text:p>761.818476363048</text:p>
          </table:table-cell>
          <table:table-cell table:formula="of:=([.F514]-[.C514])/0.0166667" office:value-type="float" office:value="-9.73198053603884" calcext:value-type="float">
            <text:p>-9.73198053603884</text:p>
          </table:table-cell>
          <table:table-cell table:formula="of:=DEGREES(ATAN(ABS([.F514]-[.C514])/ABS([.E514]-[.B514])))" office:value-type="float" office:value="0.731894931950934" calcext:value-type="float">
            <text:p>0.731894931950934</text:p>
          </table:table-cell>
          <table:table-cell table:formula="of:=SQRT(POWER([.H514];2)+POWER([.I514];2)+POWER([.J514];2))" office:value-type="float" office:value="763.59169719985" calcext:value-type="float">
            <text:p>763.59169719985</text:p>
          </table:table-cell>
        </table:table-row>
        <table:table-row table:style-name="ro1">
          <table:table-cell office:value-type="float" office:value="76.1715" calcext:value-type="float">
            <text:p>76.1715</text:p>
          </table:table-cell>
          <table:table-cell office:value-type="float" office:value="282.354" calcext:value-type="float">
            <text:p>282.354</text:p>
          </table:table-cell>
          <table:table-cell office:value-type="float" office:value="40.3104" calcext:value-type="float">
            <text:p>40.3104</text:p>
          </table:table-cell>
          <table:table-cell office:value-type="float" office:value="76.5481" calcext:value-type="float">
            <text:p>76.5481</text:p>
          </table:table-cell>
          <table:table-cell office:value-type="float" office:value="269.725" calcext:value-type="float">
            <text:p>269.725</text:p>
          </table:table-cell>
          <table:table-cell office:value-type="float" office:value="40.161" calcext:value-type="float">
            <text:p>40.161</text:p>
          </table:table-cell>
          <table:table-cell/>
          <table:table-cell table:formula="of:=([.D515]-[.A515])/0.0166667" office:value-type="float" office:value="22.595954808091" calcext:value-type="float">
            <text:p>22.595954808091</text:p>
          </table:table-cell>
          <table:table-cell table:formula="of:=ABS([.E515]-[.B515])/0.0166667" office:value-type="float" office:value="757.738484523029" calcext:value-type="float">
            <text:p>757.738484523029</text:p>
          </table:table-cell>
          <table:table-cell table:formula="of:=([.F515]-[.C515])/0.0166667" office:value-type="float" office:value="-8.96398207203585" calcext:value-type="float">
            <text:p>-8.96398207203585</text:p>
          </table:table-cell>
          <table:table-cell table:formula="of:=DEGREES(ATAN(ABS([.F515]-[.C515])/ABS([.E515]-[.B515])))" office:value-type="float" office:value="0.677772601008081" calcext:value-type="float">
            <text:p>0.677772601008081</text:p>
          </table:table-cell>
          <table:table-cell table:formula="of:=SQRT(POWER([.H515];2)+POWER([.I515];2)+POWER([.J515];2))" office:value-type="float" office:value="758.128314387171" calcext:value-type="float">
            <text:p>758.128314387171</text:p>
          </table:table-cell>
        </table:table-row>
        <table:table-row table:style-name="ro1">
          <table:table-cell office:value-type="float" office:value="77.1913" calcext:value-type="float">
            <text:p>77.1913</text:p>
          </table:table-cell>
          <table:table-cell office:value-type="float" office:value="282.33" calcext:value-type="float">
            <text:p>282.33</text:p>
          </table:table-cell>
          <table:table-cell office:value-type="float" office:value="40.8107" calcext:value-type="float">
            <text:p>40.8107</text:p>
          </table:table-cell>
          <table:table-cell office:value-type="float" office:value="77.7897" calcext:value-type="float">
            <text:p>77.7897</text:p>
          </table:table-cell>
          <table:table-cell office:value-type="float" office:value="269.705" calcext:value-type="float">
            <text:p>269.705</text:p>
          </table:table-cell>
          <table:table-cell office:value-type="float" office:value="40.8933" calcext:value-type="float">
            <text:p>40.8933</text:p>
          </table:table-cell>
          <table:table-cell/>
          <table:table-cell table:formula="of:=([.D516]-[.A516])/0.0166667" office:value-type="float" office:value="35.9039281921435" calcext:value-type="float">
            <text:p>35.9039281921435</text:p>
          </table:table-cell>
          <table:table-cell table:formula="of:=ABS([.E516]-[.B516])/0.0166667" office:value-type="float" office:value="757.49848500303" calcext:value-type="float">
            <text:p>757.49848500303</text:p>
          </table:table-cell>
          <table:table-cell table:formula="of:=([.F516]-[.C516])/0.0166667" office:value-type="float" office:value="4.95599008802021" calcext:value-type="float">
            <text:p>4.95599008802021</text:p>
          </table:table-cell>
          <table:table-cell table:formula="of:=DEGREES(ATAN(ABS([.F516]-[.C516])/ABS([.E516]-[.B516])))" office:value-type="float" office:value="0.374856543549673" calcext:value-type="float">
            <text:p>0.374856543549673</text:p>
          </table:table-cell>
          <table:table-cell table:formula="of:=SQRT(POWER([.H516];2)+POWER([.I516];2)+POWER([.J516];2))" office:value-type="float" office:value="758.36508930677" calcext:value-type="float">
            <text:p>758.36508930677</text:p>
          </table:table-cell>
        </table:table-row>
        <table:table-row table:style-name="ro1">
          <table:table-cell office:value-type="float" office:value="76.9366" calcext:value-type="float">
            <text:p>76.9366</text:p>
          </table:table-cell>
          <table:table-cell office:value-type="float" office:value="282.27" calcext:value-type="float">
            <text:p>282.27</text:p>
          </table:table-cell>
          <table:table-cell office:value-type="float" office:value="41.0756" calcext:value-type="float">
            <text:p>41.0756</text:p>
          </table:table-cell>
          <table:table-cell office:value-type="float" office:value="77.7731" calcext:value-type="float">
            <text:p>77.7731</text:p>
          </table:table-cell>
          <table:table-cell office:value-type="float" office:value="268.353" calcext:value-type="float">
            <text:p>268.353</text:p>
          </table:table-cell>
          <table:table-cell office:value-type="float" office:value="41.6111" calcext:value-type="float">
            <text:p>41.6111</text:p>
          </table:table-cell>
          <table:table-cell/>
          <table:table-cell table:formula="of:=([.D517]-[.A517])/0.0166667" office:value-type="float" office:value="50.1898996202008" calcext:value-type="float">
            <text:p>50.1898996202008</text:p>
          </table:table-cell>
          <table:table-cell table:formula="of:=ABS([.E517]-[.B517])/0.0166667" office:value-type="float" office:value="835.018329963338" calcext:value-type="float">
            <text:p>835.018329963338</text:p>
          </table:table-cell>
          <table:table-cell table:formula="of:=([.F517]-[.C517])/0.0166667" office:value-type="float" office:value="32.1299357401285" calcext:value-type="float">
            <text:p>32.1299357401285</text:p>
          </table:table-cell>
          <table:table-cell table:formula="of:=DEGREES(ATAN(ABS([.F517]-[.C517])/ABS([.E517]-[.B517])))" office:value-type="float" office:value="2.20354682628567" calcext:value-type="float">
            <text:p>2.20354682628567</text:p>
          </table:table-cell>
          <table:table-cell table:formula="of:=SQRT(POWER([.H517];2)+POWER([.I517];2)+POWER([.J517];2))" office:value-type="float" office:value="837.142144542558" calcext:value-type="float">
            <text:p>837.142144542558</text:p>
          </table:table-cell>
        </table:table-row>
        <table:table-row table:style-name="ro1">
          <table:table-cell office:value-type="float" office:value="76.2224" calcext:value-type="float">
            <text:p>76.2224</text:p>
          </table:table-cell>
          <table:table-cell office:value-type="float" office:value="287.366" calcext:value-type="float">
            <text:p>287.366</text:p>
          </table:table-cell>
          <table:table-cell office:value-type="float" office:value="41.5306" calcext:value-type="float">
            <text:p>41.5306</text:p>
          </table:table-cell>
          <table:table-cell office:value-type="float" office:value="76.8522" calcext:value-type="float">
            <text:p>76.8522</text:p>
          </table:table-cell>
          <table:table-cell office:value-type="float" office:value="274.488" calcext:value-type="float">
            <text:p>274.488</text:p>
          </table:table-cell>
          <table:table-cell office:value-type="float" office:value="41.5946" calcext:value-type="float">
            <text:p>41.5946</text:p>
          </table:table-cell>
          <table:table-cell/>
          <table:table-cell table:formula="of:=([.D518]-[.A518])/0.0166667" office:value-type="float" office:value="37.7879244241513" calcext:value-type="float">
            <text:p>37.7879244241513</text:p>
          </table:table-cell>
          <table:table-cell table:formula="of:=ABS([.E518]-[.B518])/0.0166667" office:value-type="float" office:value="772.67845464309" calcext:value-type="float">
            <text:p>772.67845464309</text:p>
          </table:table-cell>
          <table:table-cell table:formula="of:=([.F518]-[.C518])/0.0166667" office:value-type="float" office:value="3.83999232001536" calcext:value-type="float">
            <text:p>3.83999232001536</text:p>
          </table:table-cell>
          <table:table-cell table:formula="of:=DEGREES(ATAN(ABS([.F518]-[.C518])/ABS([.E518]-[.B518])))" office:value-type="float" office:value="0.284741396224677" calcext:value-type="float">
            <text:p>0.284741396224677</text:p>
          </table:table-cell>
          <table:table-cell table:formula="of:=SQRT(POWER([.H518];2)+POWER([.I518];2)+POWER([.J518];2))" office:value-type="float" office:value="773.611444488082" calcext:value-type="float">
            <text:p>773.611444488082</text:p>
          </table:table-cell>
        </table:table-row>
        <table:table-row table:style-name="ro1">
          <table:table-cell office:value-type="float" office:value="76.4013" calcext:value-type="float">
            <text:p>76.4013</text:p>
          </table:table-cell>
          <table:table-cell office:value-type="float" office:value="279.653" calcext:value-type="float">
            <text:p>279.653</text:p>
          </table:table-cell>
          <table:table-cell office:value-type="float" office:value="41.0029" calcext:value-type="float">
            <text:p>41.0029</text:p>
          </table:table-cell>
          <table:table-cell office:value-type="float" office:value="76.7835" calcext:value-type="float">
            <text:p>76.7835</text:p>
          </table:table-cell>
          <table:table-cell office:value-type="float" office:value="268.356" calcext:value-type="float">
            <text:p>268.356</text:p>
          </table:table-cell>
          <table:table-cell office:value-type="float" office:value="41.1282" calcext:value-type="float">
            <text:p>41.1282</text:p>
          </table:table-cell>
          <table:table-cell/>
          <table:table-cell table:formula="of:=([.D519]-[.A519])/0.0166667" office:value-type="float" office:value="22.9319541360916" calcext:value-type="float">
            <text:p>22.9319541360916</text:p>
          </table:table-cell>
          <table:table-cell table:formula="of:=ABS([.E519]-[.B519])/0.0166667" office:value-type="float" office:value="677.818644362713" calcext:value-type="float">
            <text:p>677.818644362713</text:p>
          </table:table-cell>
          <table:table-cell table:formula="of:=([.F519]-[.C519])/0.0166667" office:value-type="float" office:value="7.51798496403024" calcext:value-type="float">
            <text:p>7.51798496403024</text:p>
          </table:table-cell>
          <table:table-cell table:formula="of:=DEGREES(ATAN(ABS([.F519]-[.C519])/ABS([.E519]-[.B519])))" office:value-type="float" office:value="0.635466654964893" calcext:value-type="float">
            <text:p>0.635466654964893</text:p>
          </table:table-cell>
          <table:table-cell table:formula="of:=SQRT(POWER([.H519];2)+POWER([.I519];2)+POWER([.J519];2))" office:value-type="float" office:value="678.248117774111" calcext:value-type="float">
            <text:p>678.248117774111</text:p>
          </table:table-cell>
        </table:table-row>
        <table:table-row table:style-name="ro1">
          <table:table-cell office:value-type="float" office:value="76.4658" calcext:value-type="float">
            <text:p>76.4658</text:p>
          </table:table-cell>
          <table:table-cell office:value-type="float" office:value="286.297" calcext:value-type="float">
            <text:p>286.297</text:p>
          </table:table-cell>
          <table:table-cell office:value-type="float" office:value="40.4259" calcext:value-type="float">
            <text:p>40.4259</text:p>
          </table:table-cell>
          <table:table-cell office:value-type="float" office:value="77.1029" calcext:value-type="float">
            <text:p>77.1029</text:p>
          </table:table-cell>
          <table:table-cell office:value-type="float" office:value="274.77" calcext:value-type="float">
            <text:p>274.77</text:p>
          </table:table-cell>
          <table:table-cell office:value-type="float" office:value="40.301" calcext:value-type="float">
            <text:p>40.301</text:p>
          </table:table-cell>
          <table:table-cell/>
          <table:table-cell table:formula="of:=([.D520]-[.A520])/0.0166667" office:value-type="float" office:value="38.2259235481531" calcext:value-type="float">
            <text:p>38.2259235481531</text:p>
          </table:table-cell>
          <table:table-cell table:formula="of:=ABS([.E520]-[.B520])/0.0166667" office:value-type="float" office:value="691.618616762769" calcext:value-type="float">
            <text:p>691.618616762769</text:p>
          </table:table-cell>
          <table:table-cell table:formula="of:=([.F520]-[.C520])/0.0166667" office:value-type="float" office:value="-7.49398501202978" calcext:value-type="float">
            <text:p>-7.49398501202978</text:p>
          </table:table-cell>
          <table:table-cell table:formula="of:=DEGREES(ATAN(ABS([.F520]-[.C520])/ABS([.E520]-[.B520])))" office:value-type="float" office:value="0.620800105636535" calcext:value-type="float">
            <text:p>0.620800105636535</text:p>
          </table:table-cell>
          <table:table-cell table:formula="of:=SQRT(POWER([.H520];2)+POWER([.I520];2)+POWER([.J520];2))" office:value-type="float" office:value="692.714726345063" calcext:value-type="float">
            <text:p>692.714726345063</text:p>
          </table:table-cell>
        </table:table-row>
        <table:table-row table:style-name="ro1">
          <table:table-cell office:value-type="float" office:value="76.7089" calcext:value-type="float">
            <text:p>76.7089</text:p>
          </table:table-cell>
          <table:table-cell office:value-type="float" office:value="285.005" calcext:value-type="float">
            <text:p>285.005</text:p>
          </table:table-cell>
          <table:table-cell office:value-type="float" office:value="40.3793" calcext:value-type="float">
            <text:p>40.3793</text:p>
          </table:table-cell>
          <table:table-cell office:value-type="float" office:value="77.5734" calcext:value-type="float">
            <text:p>77.5734</text:p>
          </table:table-cell>
          <table:table-cell office:value-type="float" office:value="272.32" calcext:value-type="float">
            <text:p>272.32</text:p>
          </table:table-cell>
          <table:table-cell office:value-type="float" office:value="40.2093" calcext:value-type="float">
            <text:p>40.2093</text:p>
          </table:table-cell>
          <table:table-cell/>
          <table:table-cell table:formula="of:=([.D521]-[.A521])/0.0166667" office:value-type="float" office:value="51.8698962602079" calcext:value-type="float">
            <text:p>51.8698962602079</text:p>
          </table:table-cell>
          <table:table-cell table:formula="of:=ABS([.E521]-[.B521])/0.0166667" office:value-type="float" office:value="761.098477803045" calcext:value-type="float">
            <text:p>761.098477803045</text:p>
          </table:table-cell>
          <table:table-cell table:formula="of:=([.F521]-[.C521])/0.0166667" office:value-type="float" office:value="-10.1999796000409" calcext:value-type="float">
            <text:p>-10.1999796000409</text:p>
          </table:table-cell>
          <table:table-cell table:formula="of:=DEGREES(ATAN(ABS([.F521]-[.C521])/ABS([.E521]-[.B521])))" office:value-type="float" office:value="0.767812333277141" calcext:value-type="float">
            <text:p>0.767812333277141</text:p>
          </table:table-cell>
          <table:table-cell table:formula="of:=SQRT(POWER([.H521];2)+POWER([.I521];2)+POWER([.J521];2))" office:value-type="float" office:value="762.932119284539" calcext:value-type="float">
            <text:p>762.932119284539</text:p>
          </table:table-cell>
        </table:table-row>
        <table:table-row table:style-name="ro1">
          <table:table-cell office:value-type="float" office:value="76.6818" calcext:value-type="float">
            <text:p>76.6818</text:p>
          </table:table-cell>
          <table:table-cell office:value-type="float" office:value="282.309" calcext:value-type="float">
            <text:p>282.309</text:p>
          </table:table-cell>
          <table:table-cell office:value-type="float" office:value="40.8189" calcext:value-type="float">
            <text:p>40.8189</text:p>
          </table:table-cell>
          <table:table-cell office:value-type="float" office:value="77.3086" calcext:value-type="float">
            <text:p>77.3086</text:p>
          </table:table-cell>
          <table:table-cell office:value-type="float" office:value="271.009" calcext:value-type="float">
            <text:p>271.009</text:p>
          </table:table-cell>
          <table:table-cell office:value-type="float" office:value="40.432" calcext:value-type="float">
            <text:p>40.432</text:p>
          </table:table-cell>
          <table:table-cell/>
          <table:table-cell table:formula="of:=([.D522]-[.A522])/0.0166667" office:value-type="float" office:value="37.6079247841506" calcext:value-type="float">
            <text:p>37.6079247841506</text:p>
          </table:table-cell>
          <table:table-cell table:formula="of:=ABS([.E522]-[.B522])/0.0166667" office:value-type="float" office:value="677.998644002713" calcext:value-type="float">
            <text:p>677.998644002713</text:p>
          </table:table-cell>
          <table:table-cell table:formula="of:=([.F522]-[.C522])/0.0166667" office:value-type="float" office:value="-23.2139535720927" calcext:value-type="float">
            <text:p>-23.2139535720927</text:p>
          </table:table-cell>
          <table:table-cell table:formula="of:=DEGREES(ATAN(ABS([.F522]-[.C522])/ABS([.E522]-[.B522])))" office:value-type="float" office:value="1.96098059581848" calcext:value-type="float">
            <text:p>1.96098059581848</text:p>
          </table:table-cell>
          <table:table-cell table:formula="of:=SQRT(POWER([.H522];2)+POWER([.I522];2)+POWER([.J522];2))" office:value-type="float" office:value="679.437565134969" calcext:value-type="float">
            <text:p>679.437565134969</text:p>
          </table:table-cell>
        </table:table-row>
        <table:table-row table:style-name="ro1">
          <table:table-cell office:value-type="float" office:value="77.1617" calcext:value-type="float">
            <text:p>77.1617</text:p>
          </table:table-cell>
          <table:table-cell office:value-type="float" office:value="279.784" calcext:value-type="float">
            <text:p>279.784</text:p>
          </table:table-cell>
          <table:table-cell office:value-type="float" office:value="40.723" calcext:value-type="float">
            <text:p>40.723</text:p>
          </table:table-cell>
          <table:table-cell office:value-type="float" office:value="77.7578" calcext:value-type="float">
            <text:p>77.7578</text:p>
          </table:table-cell>
          <table:table-cell office:value-type="float" office:value="267.286" calcext:value-type="float">
            <text:p>267.286</text:p>
          </table:table-cell>
          <table:table-cell office:value-type="float" office:value="40.8078" calcext:value-type="float">
            <text:p>40.8078</text:p>
          </table:table-cell>
          <table:table-cell/>
          <table:table-cell table:formula="of:=([.D523]-[.A523])/0.0166667" office:value-type="float" office:value="35.7659284681435" calcext:value-type="float">
            <text:p>35.7659284681435</text:p>
          </table:table-cell>
          <table:table-cell table:formula="of:=ABS([.E523]-[.B523])/0.0166667" office:value-type="float" office:value="749.878500242999" calcext:value-type="float">
            <text:p>749.878500242999</text:p>
          </table:table-cell>
          <table:table-cell table:formula="of:=([.F523]-[.C523])/0.0166667" office:value-type="float" office:value="5.08798982402043" calcext:value-type="float">
            <text:p>5.08798982402043</text:p>
          </table:table-cell>
          <table:table-cell table:formula="of:=DEGREES(ATAN(ABS([.F523]-[.C523])/ABS([.E523]-[.B523])))" office:value-type="float" office:value="0.388750803682711" calcext:value-type="float">
            <text:p>0.388750803682711</text:p>
          </table:table-cell>
          <table:table-cell table:formula="of:=SQRT(POWER([.H523];2)+POWER([.I523];2)+POWER([.J523];2))" office:value-type="float" office:value="750.748196405644" calcext:value-type="float">
            <text:p>750.748196405644</text:p>
          </table:table-cell>
        </table:table-row>
        <table:table-row table:style-name="ro1">
          <table:table-cell office:value-type="float" office:value="76.4398" calcext:value-type="float">
            <text:p>76.4398</text:p>
          </table:table-cell>
          <table:table-cell office:value-type="float" office:value="283.632" calcext:value-type="float">
            <text:p>283.632</text:p>
          </table:table-cell>
          <table:table-cell office:value-type="float" office:value="40.6056" calcext:value-type="float">
            <text:p>40.6056</text:p>
          </table:table-cell>
          <table:table-cell office:value-type="float" office:value="77.0739" calcext:value-type="float">
            <text:p>77.0739</text:p>
          </table:table-cell>
          <table:table-cell office:value-type="float" office:value="272.274" calcext:value-type="float">
            <text:p>272.274</text:p>
          </table:table-cell>
          <table:table-cell office:value-type="float" office:value="40.2216" calcext:value-type="float">
            <text:p>40.2216</text:p>
          </table:table-cell>
          <table:table-cell/>
          <table:table-cell table:formula="of:=([.D524]-[.A524])/0.0166667" office:value-type="float" office:value="38.0459239081515" calcext:value-type="float">
            <text:p>38.0459239081515</text:p>
          </table:table-cell>
          <table:table-cell table:formula="of:=ABS([.E524]-[.B524])/0.0166667" office:value-type="float" office:value="681.478637042726" calcext:value-type="float">
            <text:p>681.478637042726</text:p>
          </table:table-cell>
          <table:table-cell table:formula="of:=([.F524]-[.C524])/0.0166667" office:value-type="float" office:value="-23.0399539200922" calcext:value-type="float">
            <text:p>-23.0399539200922</text:p>
          </table:table-cell>
          <table:table-cell table:formula="of:=DEGREES(ATAN(ABS([.F524]-[.C524])/ABS([.E524]-[.B524])))" office:value-type="float" office:value="1.93636223231667" calcext:value-type="float">
            <text:p>1.93636223231667</text:p>
          </table:table-cell>
          <table:table-cell table:formula="of:=SQRT(POWER([.H524];2)+POWER([.I524];2)+POWER([.J524];2))" office:value-type="float" office:value="682.928594033283" calcext:value-type="float">
            <text:p>682.928594033283</text:p>
          </table:table-cell>
        </table:table-row>
        <table:table-row table:style-name="ro1">
          <table:table-cell office:value-type="float" office:value="76.1964" calcext:value-type="float">
            <text:p>76.1964</text:p>
          </table:table-cell>
          <table:table-cell office:value-type="float" office:value="284.973" calcext:value-type="float">
            <text:p>284.973</text:p>
          </table:table-cell>
          <table:table-cell office:value-type="float" office:value="40.3893" calcext:value-type="float">
            <text:p>40.3893</text:p>
          </table:table-cell>
          <table:table-cell office:value-type="float" office:value="77.0452" calcext:value-type="float">
            <text:p>77.0452</text:p>
          </table:table-cell>
          <table:table-cell office:value-type="float" office:value="269.704" calcext:value-type="float">
            <text:p>269.704</text:p>
          </table:table-cell>
          <table:table-cell office:value-type="float" office:value="40.6536" calcext:value-type="float">
            <text:p>40.6536</text:p>
          </table:table-cell>
          <table:table-cell/>
          <table:table-cell table:formula="of:=([.D525]-[.A525])/0.0166667" office:value-type="float" office:value="50.9278981442035" calcext:value-type="float">
            <text:p>50.9278981442035</text:p>
          </table:table-cell>
          <table:table-cell table:formula="of:=ABS([.E525]-[.B525])/0.0166667" office:value-type="float" office:value="916.138167723665" calcext:value-type="float">
            <text:p>916.138167723665</text:p>
          </table:table-cell>
          <table:table-cell table:formula="of:=([.F525]-[.C525])/0.0166667" office:value-type="float" office:value="15.8579682840634" calcext:value-type="float">
            <text:p>15.8579682840634</text:p>
          </table:table-cell>
          <table:table-cell table:formula="of:=DEGREES(ATAN(ABS([.F525]-[.C525])/ABS([.E525]-[.B525])))" office:value-type="float" office:value="0.991666931672039" calcext:value-type="float">
            <text:p>0.991666931672039</text:p>
          </table:table-cell>
          <table:table-cell table:formula="of:=SQRT(POWER([.H525];2)+POWER([.I525];2)+POWER([.J525];2))" office:value-type="float" office:value="917.689636166585" calcext:value-type="float">
            <text:p>917.689636166585</text:p>
          </table:table-cell>
        </table:table-row>
        <table:table-row table:style-name="ro1">
          <table:table-cell office:value-type="float" office:value="77.6044" calcext:value-type="float">
            <text:p>77.6044</text:p>
          </table:table-cell>
          <table:table-cell office:value-type="float" office:value="274.659" calcext:value-type="float">
            <text:p>274.659</text:p>
          </table:table-cell>
          <table:table-cell office:value-type="float" office:value="41.0621" calcext:value-type="float">
            <text:p>41.0621</text:p>
          </table:table-cell>
          <table:table-cell office:value-type="float" office:value="78.2175" calcext:value-type="float">
            <text:p>78.2175</text:p>
          </table:table-cell>
          <table:table-cell office:value-type="float" office:value="264.913" calcext:value-type="float">
            <text:p>264.913</text:p>
          </table:table-cell>
          <table:table-cell office:value-type="float" office:value="40.715" calcext:value-type="float">
            <text:p>40.715</text:p>
          </table:table-cell>
          <table:table-cell/>
          <table:table-cell table:formula="of:=([.D526]-[.A526])/0.0166667" office:value-type="float" office:value="36.7859264281473" calcext:value-type="float">
            <text:p>36.7859264281473</text:p>
          </table:table-cell>
          <table:table-cell table:formula="of:=ABS([.E526]-[.B526])/0.0166667" office:value-type="float" office:value="584.758830482338" calcext:value-type="float">
            <text:p>584.758830482338</text:p>
          </table:table-cell>
          <table:table-cell table:formula="of:=([.F526]-[.C526])/0.0166667" office:value-type="float" office:value="-20.8259583480832" calcext:value-type="float">
            <text:p>-20.8259583480832</text:p>
          </table:table-cell>
          <table:table-cell table:formula="of:=DEGREES(ATAN(ABS([.F526]-[.C526])/ABS([.E526]-[.B526])))" office:value-type="float" office:value="2.03970481026903" calcext:value-type="float">
            <text:p>2.03970481026903</text:p>
          </table:table-cell>
          <table:table-cell table:formula="of:=SQRT(POWER([.H526];2)+POWER([.I526];2)+POWER([.J526];2))" office:value-type="float" office:value="586.284755687341" calcext:value-type="float">
            <text:p>586.284755687341</text:p>
          </table:table-cell>
        </table:table-row>
        <table:table-row table:style-name="ro1">
          <table:table-cell office:value-type="float" office:value="77.1617" calcext:value-type="float">
            <text:p>77.1617</text:p>
          </table:table-cell>
          <table:table-cell office:value-type="float" office:value="279.73" calcext:value-type="float">
            <text:p>279.73</text:p>
          </table:table-cell>
          <table:table-cell office:value-type="float" office:value="40.9834" calcext:value-type="float">
            <text:p>40.9834</text:p>
          </table:table-cell>
          <table:table-cell office:value-type="float" office:value="78.2342" calcext:value-type="float">
            <text:p>78.2342</text:p>
          </table:table-cell>
          <table:table-cell office:value-type="float" office:value="266.067" calcext:value-type="float">
            <text:p>266.067</text:p>
          </table:table-cell>
          <table:table-cell office:value-type="float" office:value="41.0088" calcext:value-type="float">
            <text:p>41.0088</text:p>
          </table:table-cell>
          <table:table-cell/>
          <table:table-cell table:formula="of:=([.D527]-[.A527])/0.0166667" office:value-type="float" office:value="64.3498713002577" calcext:value-type="float">
            <text:p>64.3498713002577</text:p>
          </table:table-cell>
          <table:table-cell table:formula="of:=ABS([.E527]-[.B527])/0.0166667" office:value-type="float" office:value="819.77836044328" calcext:value-type="float">
            <text:p>819.77836044328</text:p>
          </table:table-cell>
          <table:table-cell table:formula="of:=([.F527]-[.C527])/0.0166667" office:value-type="float" office:value="1.52399695200595" calcext:value-type="float">
            <text:p>1.52399695200595</text:p>
          </table:table-cell>
          <table:table-cell table:formula="of:=DEGREES(ATAN(ABS([.F527]-[.C527])/ABS([.E527]-[.B527])))" office:value-type="float" office:value="0.106514756869593" calcext:value-type="float">
            <text:p>0.106514756869593</text:p>
          </table:table-cell>
          <table:table-cell table:formula="of:=SQRT(POWER([.H527];2)+POWER([.I527];2)+POWER([.J527];2))" office:value-type="float" office:value="822.301519367526" calcext:value-type="float">
            <text:p>822.301519367526</text:p>
          </table:table-cell>
        </table:table-row>
        <table:table-row table:style-name="ro1">
          <table:table-cell office:value-type="float" office:value="76.9799" calcext:value-type="float">
            <text:p>76.9799</text:p>
          </table:table-cell>
          <table:table-cell office:value-type="float" office:value="286.344" calcext:value-type="float">
            <text:p>286.344</text:p>
          </table:table-cell>
          <table:table-cell office:value-type="float" office:value="40.4136" calcext:value-type="float">
            <text:p>40.4136</text:p>
          </table:table-cell>
          <table:table-cell office:value-type="float" office:value="78.0897" calcext:value-type="float">
            <text:p>78.0897</text:p>
          </table:table-cell>
          <table:table-cell office:value-type="float" office:value="273.562" calcext:value-type="float">
            <text:p>273.562</text:p>
          </table:table-cell>
          <table:table-cell office:value-type="float" office:value="40.4935" calcext:value-type="float">
            <text:p>40.4935</text:p>
          </table:table-cell>
          <table:table-cell/>
          <table:table-cell table:formula="of:=([.D528]-[.A528])/0.0166667" office:value-type="float" office:value="66.5878668242659" calcext:value-type="float">
            <text:p>66.5878668242659</text:p>
          </table:table-cell>
          <table:table-cell table:formula="of:=ABS([.E528]-[.B528])/0.0166667" office:value-type="float" office:value="766.918466163067" calcext:value-type="float">
            <text:p>766.918466163067</text:p>
          </table:table-cell>
          <table:table-cell table:formula="of:=([.F528]-[.C528])/0.0166667" office:value-type="float" office:value="4.79399041201888" calcext:value-type="float">
            <text:p>4.79399041201888</text:p>
          </table:table-cell>
          <table:table-cell table:formula="of:=DEGREES(ATAN(ABS([.F528]-[.C528])/ABS([.E528]-[.B528])))" office:value-type="float" office:value="0.358149988838818" calcext:value-type="float">
            <text:p>0.358149988838818</text:p>
          </table:table-cell>
          <table:table-cell table:formula="of:=SQRT(POWER([.H528];2)+POWER([.I528];2)+POWER([.J528];2))" office:value-type="float" office:value="769.818718981415" calcext:value-type="float">
            <text:p>769.818718981415</text:p>
          </table:table-cell>
        </table:table-row>
        <table:table-row table:style-name="ro1">
          <table:table-cell office:value-type="float" office:value="75.9879" calcext:value-type="float">
            <text:p>75.9879</text:p>
          </table:table-cell>
          <table:table-cell office:value-type="float" office:value="290.166" calcext:value-type="float">
            <text:p>290.166</text:p>
          </table:table-cell>
          <table:table-cell office:value-type="float" office:value="40.8293" calcext:value-type="float">
            <text:p>40.8293</text:p>
          </table:table-cell>
          <table:table-cell office:value-type="float" office:value="76.866" calcext:value-type="float">
            <text:p>76.866</text:p>
          </table:table-cell>
          <table:table-cell office:value-type="float" office:value="275.846" calcext:value-type="float">
            <text:p>275.846</text:p>
          </table:table-cell>
          <table:table-cell office:value-type="float" office:value="41.1222" calcext:value-type="float">
            <text:p>41.1222</text:p>
          </table:table-cell>
          <table:table-cell/>
          <table:table-cell table:formula="of:=([.D529]-[.A529])/0.0166667" office:value-type="float" office:value="52.685894628211" calcext:value-type="float">
            <text:p>52.685894628211</text:p>
          </table:table-cell>
          <table:table-cell table:formula="of:=ABS([.E529]-[.B529])/0.0166667" office:value-type="float" office:value="859.198281603436" calcext:value-type="float">
            <text:p>859.198281603436</text:p>
          </table:table-cell>
          <table:table-cell table:formula="of:=([.F529]-[.C529])/0.0166667" office:value-type="float" office:value="17.5739648520701" calcext:value-type="float">
            <text:p>17.5739648520701</text:p>
          </table:table-cell>
          <table:table-cell table:formula="of:=DEGREES(ATAN(ABS([.F529]-[.C529])/ABS([.E529]-[.B529])))" office:value-type="float" office:value="1.17175936426648" calcext:value-type="float">
            <text:p>1.17175936426648</text:p>
          </table:table-cell>
          <table:table-cell table:formula="of:=SQRT(POWER([.H529];2)+POWER([.I529];2)+POWER([.J529];2))" office:value-type="float" office:value="860.991483606949" calcext:value-type="float">
            <text:p>860.991483606949</text:p>
          </table:table-cell>
        </table:table-row>
        <table:table-row table:style-name="ro1">
          <table:table-cell office:value-type="float" office:value="76.4142" calcext:value-type="float">
            <text:p>76.4142</text:p>
          </table:table-cell>
          <table:table-cell office:value-type="float" office:value="280.944" calcext:value-type="float">
            <text:p>280.944</text:p>
          </table:table-cell>
          <table:table-cell office:value-type="float" office:value="41.0437" calcext:value-type="float">
            <text:p>41.0437</text:p>
          </table:table-cell>
          <table:table-cell office:value-type="float" office:value="77.1028" calcext:value-type="float">
            <text:p>77.1028</text:p>
          </table:table-cell>
          <table:table-cell office:value-type="float" office:value="274.853" calcext:value-type="float">
            <text:p>274.853</text:p>
          </table:table-cell>
          <table:table-cell office:value-type="float" office:value="39.7882" calcext:value-type="float">
            <text:p>39.7882</text:p>
          </table:table-cell>
          <table:table-cell/>
          <table:table-cell table:formula="of:=([.D530]-[.A530])/0.0166667" office:value-type="float" office:value="41.3159173681658" calcext:value-type="float">
            <text:p>41.3159173681658</text:p>
          </table:table-cell>
          <table:table-cell table:formula="of:=ABS([.E530]-[.B530])/0.0166667" office:value-type="float" office:value="365.459269081462" calcext:value-type="float">
            <text:p>365.459269081462</text:p>
          </table:table-cell>
          <table:table-cell table:formula="of:=([.F530]-[.C530])/0.0166667" office:value-type="float" office:value="-75.3298493403012" calcext:value-type="float">
            <text:p>-75.3298493403012</text:p>
          </table:table-cell>
          <table:table-cell table:formula="of:=DEGREES(ATAN(ABS([.F530]-[.C530])/ABS([.E530]-[.B530])))" office:value-type="float" office:value="11.6469041293328" calcext:value-type="float">
            <text:p>11.6469041293328</text:p>
          </table:table-cell>
          <table:table-cell table:formula="of:=SQRT(POWER([.H530];2)+POWER([.I530];2)+POWER([.J530];2))" office:value-type="float" office:value="375.422520085253" calcext:value-type="float">
            <text:p>375.422520085253</text:p>
          </table:table-cell>
        </table:table-row>
        <table:table-row table:style-name="ro1">
          <table:table-cell office:value-type="float" office:value="77.3996" calcext:value-type="float">
            <text:p>77.3996</text:p>
          </table:table-cell>
          <table:table-cell office:value-type="float" office:value="278.554" calcext:value-type="float">
            <text:p>278.554</text:p>
          </table:table-cell>
          <table:table-cell office:value-type="float" office:value="40.4207" calcext:value-type="float">
            <text:p>40.4207</text:p>
          </table:table-cell>
          <table:table-cell office:value-type="float" office:value="78.2346" calcext:value-type="float">
            <text:p>78.2346</text:p>
          </table:table-cell>
          <table:table-cell office:value-type="float" office:value="266.139" calcext:value-type="float">
            <text:p>266.139</text:p>
          </table:table-cell>
          <table:table-cell office:value-type="float" office:value="40.507" calcext:value-type="float">
            <text:p>40.507</text:p>
          </table:table-cell>
          <table:table-cell/>
          <table:table-cell table:formula="of:=([.D531]-[.A531])/0.0166667" office:value-type="float" office:value="50.0998998002" calcext:value-type="float">
            <text:p>50.0998998002</text:p>
          </table:table-cell>
          <table:table-cell table:formula="of:=ABS([.E531]-[.B531])/0.0166667" office:value-type="float" office:value="744.898510202977" calcext:value-type="float">
            <text:p>744.898510202977</text:p>
          </table:table-cell>
          <table:table-cell table:formula="of:=([.F531]-[.C531])/0.0166667" office:value-type="float" office:value="5.17798964402079" calcext:value-type="float">
            <text:p>5.17798964402079</text:p>
          </table:table-cell>
          <table:table-cell table:formula="of:=DEGREES(ATAN(ABS([.F531]-[.C531])/ABS([.E531]-[.B531])))" office:value-type="float" office:value="0.398271939800687" calcext:value-type="float">
            <text:p>0.398271939800687</text:p>
          </table:table-cell>
          <table:table-cell table:formula="of:=SQRT(POWER([.H531];2)+POWER([.I531];2)+POWER([.J531];2))" office:value-type="float" office:value="746.599358450942" calcext:value-type="float">
            <text:p>746.599358450942</text:p>
          </table:table-cell>
        </table:table-row>
        <table:table-row table:style-name="ro1">
          <table:table-cell office:value-type="float" office:value="77.2217" calcext:value-type="float">
            <text:p>77.2217</text:p>
          </table:table-cell>
          <table:table-cell office:value-type="float" office:value="285.15" calcext:value-type="float">
            <text:p>285.15</text:p>
          </table:table-cell>
          <table:table-cell office:value-type="float" office:value="39.8422" calcext:value-type="float">
            <text:p>39.8422</text:p>
          </table:table-cell>
          <table:table-cell office:value-type="float" office:value="78.0734" calcext:value-type="float">
            <text:p>78.0734</text:p>
          </table:table-cell>
          <table:table-cell office:value-type="float" office:value="272.447" calcext:value-type="float">
            <text:p>272.447</text:p>
          </table:table-cell>
          <table:table-cell office:value-type="float" office:value="39.6869" calcext:value-type="float">
            <text:p>39.6869</text:p>
          </table:table-cell>
          <table:table-cell/>
          <table:table-cell table:formula="of:=([.D532]-[.A532])/0.0166667" office:value-type="float" office:value="51.1018977962049" calcext:value-type="float">
            <text:p>51.1018977962049</text:p>
          </table:table-cell>
          <table:table-cell table:formula="of:=ABS([.E532]-[.B532])/0.0166667" office:value-type="float" office:value="762.178475643047" calcext:value-type="float">
            <text:p>762.178475643047</text:p>
          </table:table-cell>
          <table:table-cell table:formula="of:=([.F532]-[.C532])/0.0166667" office:value-type="float" office:value="-9.31798136403708" calcext:value-type="float">
            <text:p>-9.31798136403708</text:p>
          </table:table-cell>
          <table:table-cell table:formula="of:=DEGREES(ATAN(ABS([.F532]-[.C532])/ABS([.E532]-[.B532])))" office:value-type="float" office:value="0.700432283130116" calcext:value-type="float">
            <text:p>0.700432283130116</text:p>
          </table:table-cell>
          <table:table-cell table:formula="of:=SQRT(POWER([.H532];2)+POWER([.I532];2)+POWER([.J532];2))" office:value-type="float" office:value="763.946501705868" calcext:value-type="float">
            <text:p>763.946501705868</text:p>
          </table:table-cell>
        </table:table-row>
        <table:table-row table:style-name="ro1">
          <table:table-cell office:value-type="float" office:value="75.9629" calcext:value-type="float">
            <text:p>75.9629</text:p>
          </table:table-cell>
          <table:table-cell office:value-type="float" office:value="287.669" calcext:value-type="float">
            <text:p>287.669</text:p>
          </table:table-cell>
          <table:table-cell office:value-type="float" office:value="39.9522" calcext:value-type="float">
            <text:p>39.9522</text:p>
          </table:table-cell>
          <table:table-cell office:value-type="float" office:value="76.362" calcext:value-type="float">
            <text:p>76.362</text:p>
          </table:table-cell>
          <table:table-cell office:value-type="float" office:value="276.042" calcext:value-type="float">
            <text:p>276.042</text:p>
          </table:table-cell>
          <table:table-cell office:value-type="float" office:value="39.8456" calcext:value-type="float">
            <text:p>39.8456</text:p>
          </table:table-cell>
          <table:table-cell/>
          <table:table-cell table:formula="of:=([.D533]-[.A533])/0.0166667" office:value-type="float" office:value="23.9459521080952" calcext:value-type="float">
            <text:p>23.9459521080952</text:p>
          </table:table-cell>
          <table:table-cell table:formula="of:=ABS([.E533]-[.B533])/0.0166667" office:value-type="float" office:value="697.618604762791" calcext:value-type="float">
            <text:p>697.618604762791</text:p>
          </table:table-cell>
          <table:table-cell table:formula="of:=([.F533]-[.C533])/0.0166667" office:value-type="float" office:value="-6.3959872080256" calcext:value-type="float">
            <text:p>-6.3959872080256</text:p>
          </table:table-cell>
          <table:table-cell table:formula="of:=DEGREES(ATAN(ABS([.F533]-[.C533])/ABS([.E533]-[.B533])))" office:value-type="float" office:value="0.525291044138217" calcext:value-type="float">
            <text:p>0.525291044138217</text:p>
          </table:table-cell>
          <table:table-cell table:formula="of:=SQRT(POWER([.H533];2)+POWER([.I533];2)+POWER([.J533];2))" office:value-type="float" office:value="698.058761843093" calcext:value-type="float">
            <text:p>698.058761843093</text:p>
          </table:table-cell>
        </table:table-row>
        <table:table-row table:style-name="ro1">
          <table:table-cell office:value-type="float" office:value="78.1069" calcext:value-type="float">
            <text:p>78.1069</text:p>
          </table:table-cell>
          <table:table-cell office:value-type="float" office:value="274.838" calcext:value-type="float">
            <text:p>274.838</text:p>
          </table:table-cell>
          <table:table-cell office:value-type="float" office:value="40.2805" calcext:value-type="float">
            <text:p>40.2805</text:p>
          </table:table-cell>
          <table:table-cell office:value-type="float" office:value="78.7114" calcext:value-type="float">
            <text:p>78.7114</text:p>
          </table:table-cell>
          <table:table-cell office:value-type="float" office:value="265.169" calcext:value-type="float">
            <text:p>265.169</text:p>
          </table:table-cell>
          <table:table-cell office:value-type="float" office:value="39.4438" calcext:value-type="float">
            <text:p>39.4438</text:p>
          </table:table-cell>
          <table:table-cell/>
          <table:table-cell table:formula="of:=([.D534]-[.A534])/0.0166667" office:value-type="float" office:value="36.2699274601452" calcext:value-type="float">
            <text:p>36.2699274601452</text:p>
          </table:table-cell>
          <table:table-cell table:formula="of:=ABS([.E534]-[.B534])/0.0166667" office:value-type="float" office:value="580.138839722323" calcext:value-type="float">
            <text:p>580.138839722323</text:p>
          </table:table-cell>
          <table:table-cell table:formula="of:=([.F534]-[.C534])/0.0166667" office:value-type="float" office:value="-50.2018995962008" calcext:value-type="float">
            <text:p>-50.2018995962008</text:p>
          </table:table-cell>
          <table:table-cell table:formula="of:=DEGREES(ATAN(ABS([.F534]-[.C534])/ABS([.E534]-[.B534])))" office:value-type="float" office:value="4.94572901795843" calcext:value-type="float">
            <text:p>4.94572901795843</text:p>
          </table:table-cell>
          <table:table-cell table:formula="of:=SQRT(POWER([.H534];2)+POWER([.I534];2)+POWER([.J534];2))" office:value-type="float" office:value="583.435353501478" calcext:value-type="float">
            <text:p>583.435353501478</text:p>
          </table:table-cell>
        </table:table-row>
        <table:table-row table:style-name="ro1">
          <table:table-cell office:value-type="float" office:value="76.9798" calcext:value-type="float">
            <text:p>76.9798</text:p>
          </table:table-cell>
          <table:table-cell office:value-type="float" office:value="286.339" calcext:value-type="float">
            <text:p>286.339</text:p>
          </table:table-cell>
          <table:table-cell office:value-type="float" office:value="40.4144" calcext:value-type="float">
            <text:p>40.4144</text:p>
          </table:table-cell>
          <table:table-cell office:value-type="float" office:value="78.3401" calcext:value-type="float">
            <text:p>78.3401</text:p>
          </table:table-cell>
          <table:table-cell office:value-type="float" office:value="273.583" calcext:value-type="float">
            <text:p>273.583</text:p>
          </table:table-cell>
          <table:table-cell office:value-type="float" office:value="40.4876" calcext:value-type="float">
            <text:p>40.4876</text:p>
          </table:table-cell>
          <table:table-cell/>
          <table:table-cell table:formula="of:=([.D535]-[.A535])/0.0166667" office:value-type="float" office:value="81.617836764327" calcext:value-type="float">
            <text:p>81.617836764327</text:p>
          </table:table-cell>
          <table:table-cell table:formula="of:=ABS([.E535]-[.B535])/0.0166667" office:value-type="float" office:value="765.35846928306" calcext:value-type="float">
            <text:p>765.35846928306</text:p>
          </table:table-cell>
          <table:table-cell table:formula="of:=([.F535]-[.C535])/0.0166667" office:value-type="float" office:value="4.39199121601756" calcext:value-type="float">
            <text:p>4.39199121601756</text:p>
          </table:table-cell>
          <table:table-cell table:formula="of:=DEGREES(ATAN(ABS([.F535]-[.C535])/ABS([.E535]-[.B535])))" office:value-type="float" office:value="0.328786847320261" calcext:value-type="float">
            <text:p>0.328786847320261</text:p>
          </table:table-cell>
          <table:table-cell table:formula="of:=SQRT(POWER([.H535];2)+POWER([.I535];2)+POWER([.J535];2))" office:value-type="float" office:value="769.710560774788" calcext:value-type="float">
            <text:p>769.710560774788</text:p>
          </table:table-cell>
        </table:table-row>
        <table:table-row table:style-name="ro1">
          <table:table-cell office:value-type="float" office:value="76.4528" calcext:value-type="float">
            <text:p>76.4528</text:p>
          </table:table-cell>
          <table:table-cell office:value-type="float" office:value="284.933" calcext:value-type="float">
            <text:p>284.933</text:p>
          </table:table-cell>
          <table:table-cell office:value-type="float" office:value="40.6476" calcext:value-type="float">
            <text:p>40.6476</text:p>
          </table:table-cell>
          <table:table-cell office:value-type="float" office:value="77.103" calcext:value-type="float">
            <text:p>77.103</text:p>
          </table:table-cell>
          <table:table-cell office:value-type="float" office:value="274.775" calcext:value-type="float">
            <text:p>274.775</text:p>
          </table:table-cell>
          <table:table-cell office:value-type="float" office:value="40.3002" calcext:value-type="float">
            <text:p>40.3002</text:p>
          </table:table-cell>
          <table:table-cell/>
          <table:table-cell table:formula="of:=([.D536]-[.A536])/0.0166667" office:value-type="float" office:value="39.0119219761559" calcext:value-type="float">
            <text:p>39.0119219761559</text:p>
          </table:table-cell>
          <table:table-cell table:formula="of:=ABS([.E536]-[.B536])/0.0166667" office:value-type="float" office:value="609.478781042439" calcext:value-type="float">
            <text:p>609.478781042439</text:p>
          </table:table-cell>
          <table:table-cell table:formula="of:=([.F536]-[.C536])/0.0166667" office:value-type="float" office:value="-20.8439583120834" calcext:value-type="float">
            <text:p>-20.8439583120834</text:p>
          </table:table-cell>
          <table:table-cell table:formula="of:=DEGREES(ATAN(ABS([.F536]-[.C536])/ABS([.E536]-[.B536])))" office:value-type="float" office:value="1.95873193715171" calcext:value-type="float">
            <text:p>1.95873193715171</text:p>
          </table:table-cell>
          <table:table-cell table:formula="of:=SQRT(POWER([.H536];2)+POWER([.I536];2)+POWER([.J536];2))" office:value-type="float" office:value="611.081651823524" calcext:value-type="float">
            <text:p>611.081651823524</text:p>
          </table:table-cell>
        </table:table-row>
        <table:table-row table:style-name="ro1">
          <table:table-cell office:value-type="float" office:value="76.3879" calcext:value-type="float">
            <text:p>76.3879</text:p>
          </table:table-cell>
          <table:table-cell office:value-type="float" office:value="278.544" calcext:value-type="float">
            <text:p>278.544</text:p>
          </table:table-cell>
          <table:table-cell office:value-type="float" office:value="40.1805" calcext:value-type="float">
            <text:p>40.1805</text:p>
          </table:table-cell>
          <table:table-cell office:value-type="float" office:value="77.0027" calcext:value-type="float">
            <text:p>77.0027</text:p>
          </table:table-cell>
          <table:table-cell office:value-type="float" office:value="266.14" calcext:value-type="float">
            <text:p>266.14</text:p>
          </table:table-cell>
          <table:table-cell office:value-type="float" office:value="40.0279" calcext:value-type="float">
            <text:p>40.0279</text:p>
          </table:table-cell>
          <table:table-cell/>
          <table:table-cell table:formula="of:=([.D537]-[.A537])/0.0166667" office:value-type="float" office:value="36.8879262241477" calcext:value-type="float">
            <text:p>36.8879262241477</text:p>
          </table:table-cell>
          <table:table-cell table:formula="of:=ABS([.E537]-[.B537])/0.0166667" office:value-type="float" office:value="744.238511522977" calcext:value-type="float">
            <text:p>744.238511522977</text:p>
          </table:table-cell>
          <table:table-cell table:formula="of:=([.F537]-[.C537])/0.0166667" office:value-type="float" office:value="-9.1559816880366" calcext:value-type="float">
            <text:p>-9.1559816880366</text:p>
          </table:table-cell>
          <table:table-cell table:formula="of:=DEGREES(ATAN(ABS([.F537]-[.C537])/ABS([.E537]-[.B537])))" office:value-type="float" office:value="0.704844799199799" calcext:value-type="float">
            <text:p>0.704844799199799</text:p>
          </table:table-cell>
          <table:table-cell table:formula="of:=SQRT(POWER([.H537];2)+POWER([.I537];2)+POWER([.J537];2))" office:value-type="float" office:value="745.20836893833" calcext:value-type="float">
            <text:p>745.20836893833</text:p>
          </table:table-cell>
        </table:table-row>
        <table:table-row table:style-name="ro1">
          <table:table-cell office:value-type="float" office:value="76.9367" calcext:value-type="float">
            <text:p>76.9367</text:p>
          </table:table-cell>
          <table:table-cell office:value-type="float" office:value="282.275" calcext:value-type="float">
            <text:p>282.275</text:p>
          </table:table-cell>
          <table:table-cell office:value-type="float" office:value="41.0747" calcext:value-type="float">
            <text:p>41.0747</text:p>
          </table:table-cell>
          <table:table-cell office:value-type="float" office:value="77.7897" calcext:value-type="float">
            <text:p>77.7897</text:p>
          </table:table-cell>
          <table:table-cell office:value-type="float" office:value="269.674" calcext:value-type="float">
            <text:p>269.674</text:p>
          </table:table-cell>
          <table:table-cell office:value-type="float" office:value="41.1448" calcext:value-type="float">
            <text:p>41.1448</text:p>
          </table:table-cell>
          <table:table-cell/>
          <table:table-cell table:formula="of:=([.D538]-[.A538])/0.0166667" office:value-type="float" office:value="51.1798976402044" calcext:value-type="float">
            <text:p>51.1798976402044</text:p>
          </table:table-cell>
          <table:table-cell table:formula="of:=ABS([.E538]-[.B538])/0.0166667" office:value-type="float" office:value="756.058487883024" calcext:value-type="float">
            <text:p>756.058487883024</text:p>
          </table:table-cell>
          <table:table-cell table:formula="of:=([.F538]-[.C538])/0.0166667" office:value-type="float" office:value="4.20599158801661" calcext:value-type="float">
            <text:p>4.20599158801661</text:p>
          </table:table-cell>
          <table:table-cell table:formula="of:=DEGREES(ATAN(ABS([.F538]-[.C538])/ABS([.E538]-[.B538])))" office:value-type="float" office:value="0.318736029817387" calcext:value-type="float">
            <text:p>0.318736029817387</text:p>
          </table:table-cell>
          <table:table-cell table:formula="of:=SQRT(POWER([.H538];2)+POWER([.I538];2)+POWER([.J538];2))" office:value-type="float" office:value="757.800441664998" calcext:value-type="float">
            <text:p>757.800441664998</text:p>
          </table:table-cell>
        </table:table-row>
        <table:table-row table:style-name="ro1">
          <table:table-cell office:value-type="float" office:value="76.3627" calcext:value-type="float">
            <text:p>76.3627</text:p>
          </table:table-cell>
          <table:table-cell office:value-type="float" office:value="275.962" calcext:value-type="float">
            <text:p>275.962</text:p>
          </table:table-cell>
          <table:table-cell office:value-type="float" office:value="40.3588" calcext:value-type="float">
            <text:p>40.3588</text:p>
          </table:table-cell>
          <table:table-cell office:value-type="float" office:value="76.9747" calcext:value-type="float">
            <text:p>76.9747</text:p>
          </table:table-cell>
          <table:table-cell office:value-type="float" office:value="263.732" calcext:value-type="float">
            <text:p>263.732</text:p>
          </table:table-cell>
          <table:table-cell office:value-type="float" office:value="39.9515" calcext:value-type="float">
            <text:p>39.9515</text:p>
          </table:table-cell>
          <table:table-cell/>
          <table:table-cell table:formula="of:=([.D539]-[.A539])/0.0166667" office:value-type="float" office:value="36.7199265601466" calcext:value-type="float">
            <text:p>36.7199265601466</text:p>
          </table:table-cell>
          <table:table-cell table:formula="of:=ABS([.E539]-[.B539])/0.0166667" office:value-type="float" office:value="733.798532402933" calcext:value-type="float">
            <text:p>733.798532402933</text:p>
          </table:table-cell>
          <table:table-cell table:formula="of:=([.F539]-[.C539])/0.0166667" office:value-type="float" office:value="-24.4379511240977" calcext:value-type="float">
            <text:p>-24.4379511240977</text:p>
          </table:table-cell>
          <table:table-cell table:formula="of:=DEGREES(ATAN(ABS([.F539]-[.C539])/ABS([.E539]-[.B539])))" office:value-type="float" office:value="1.90743655755787" calcext:value-type="float">
            <text:p>1.90743655755787</text:p>
          </table:table-cell>
          <table:table-cell table:formula="of:=SQRT(POWER([.H539];2)+POWER([.I539];2)+POWER([.J539];2))" office:value-type="float" office:value="735.12301869716" calcext:value-type="float">
            <text:p>735.12301869716</text:p>
          </table:table-cell>
        </table:table-row>
        <table:table-row table:style-name="ro1">
          <table:table-cell office:value-type="float" office:value="76.4792" calcext:value-type="float">
            <text:p>76.4792</text:p>
          </table:table-cell>
          <table:table-cell office:value-type="float" office:value="287.56" calcext:value-type="float">
            <text:p>287.56</text:p>
          </table:table-cell>
          <table:table-cell office:value-type="float" office:value="40.7317" calcext:value-type="float">
            <text:p>40.7317</text:p>
          </table:table-cell>
          <table:table-cell office:value-type="float" office:value="77.3384" calcext:value-type="float">
            <text:p>77.3384</text:p>
          </table:table-cell>
          <table:table-cell office:value-type="float" office:value="273.342" calcext:value-type="float">
            <text:p>273.342</text:p>
          </table:table-cell>
          <table:table-cell office:value-type="float" office:value="41.282" calcext:value-type="float">
            <text:p>41.282</text:p>
          </table:table-cell>
          <table:table-cell/>
          <table:table-cell table:formula="of:=([.D540]-[.A540])/0.0166667" office:value-type="float" office:value="51.5518968962063" calcext:value-type="float">
            <text:p>51.5518968962063</text:p>
          </table:table-cell>
          <table:table-cell table:formula="of:=ABS([.E540]-[.B540])/0.0166667" office:value-type="float" office:value="853.078293843413" calcext:value-type="float">
            <text:p>853.078293843413</text:p>
          </table:table-cell>
          <table:table-cell table:formula="of:=([.F540]-[.C540])/0.0166667" office:value-type="float" office:value="33.0179339641316" calcext:value-type="float">
            <text:p>33.0179339641316</text:p>
          </table:table-cell>
          <table:table-cell table:formula="of:=DEGREES(ATAN(ABS([.F540]-[.C540])/ABS([.E540]-[.B540])))" office:value-type="float" office:value="2.21649580242635" calcext:value-type="float">
            <text:p>2.21649580242635</text:p>
          </table:table-cell>
          <table:table-cell table:formula="of:=SQRT(POWER([.H540];2)+POWER([.I540];2)+POWER([.J540];2))" office:value-type="float" office:value="855.272095571723" calcext:value-type="float">
            <text:p>855.272095571723</text:p>
          </table:table-cell>
        </table:table-row>
        <table:table-row table:style-name="ro1">
          <table:table-cell office:value-type="float" office:value="76.4401" calcext:value-type="float">
            <text:p>76.4401</text:p>
          </table:table-cell>
          <table:table-cell office:value-type="float" office:value="283.586" calcext:value-type="float">
            <text:p>283.586</text:p>
          </table:table-cell>
          <table:table-cell office:value-type="float" office:value="40.8664" calcext:value-type="float">
            <text:p>40.8664</text:p>
          </table:table-cell>
          <table:table-cell office:value-type="float" office:value="77.0596" calcext:value-type="float">
            <text:p>77.0596</text:p>
          </table:table-cell>
          <table:table-cell office:value-type="float" office:value="270.89" calcext:value-type="float">
            <text:p>270.89</text:p>
          </table:table-cell>
          <table:table-cell office:value-type="float" office:value="40.9486" calcext:value-type="float">
            <text:p>40.9486</text:p>
          </table:table-cell>
          <table:table-cell/>
          <table:table-cell table:formula="of:=([.D541]-[.A541])/0.0166667" office:value-type="float" office:value="37.1699256601488" calcext:value-type="float">
            <text:p>37.1699256601488</text:p>
          </table:table-cell>
          <table:table-cell table:formula="of:=ABS([.E541]-[.B541])/0.0166667" office:value-type="float" office:value="761.758476483049" calcext:value-type="float">
            <text:p>761.758476483049</text:p>
          </table:table-cell>
          <table:table-cell table:formula="of:=([.F541]-[.C541])/0.0166667" office:value-type="float" office:value="4.93199013601975" calcext:value-type="float">
            <text:p>4.93199013601975</text:p>
          </table:table-cell>
          <table:table-cell table:formula="of:=DEGREES(ATAN(ABS([.F541]-[.C541])/ABS([.E541]-[.B541])))" office:value-type="float" office:value="0.370955203920708" calcext:value-type="float">
            <text:p>0.370955203920708</text:p>
          </table:table-cell>
          <table:table-cell table:formula="of:=SQRT(POWER([.H541];2)+POWER([.I541];2)+POWER([.J541];2))" office:value-type="float" office:value="762.680735559813" calcext:value-type="float">
            <text:p>762.680735559813</text:p>
          </table:table-cell>
        </table:table-row>
        <table:table-row table:style-name="ro1">
          <table:table-cell office:value-type="float" office:value="76.6955" calcext:value-type="float">
            <text:p>76.6955</text:p>
          </table:table-cell>
          <table:table-cell office:value-type="float" office:value="283.608" calcext:value-type="float">
            <text:p>283.608</text:p>
          </table:table-cell>
          <table:table-cell office:value-type="float" office:value="40.8605" calcext:value-type="float">
            <text:p>40.8605</text:p>
          </table:table-cell>
          <table:table-cell office:value-type="float" office:value="77.3236" calcext:value-type="float">
            <text:p>77.3236</text:p>
          </table:table-cell>
          <table:table-cell office:value-type="float" office:value="272.252" calcext:value-type="float">
            <text:p>272.252</text:p>
          </table:table-cell>
          <table:table-cell office:value-type="float" office:value="40.4711" calcext:value-type="float">
            <text:p>40.4711</text:p>
          </table:table-cell>
          <table:table-cell/>
          <table:table-cell table:formula="of:=([.D542]-[.A542])/0.0166667" office:value-type="float" office:value="37.6859246281509" calcext:value-type="float">
            <text:p>37.6859246281509</text:p>
          </table:table-cell>
          <table:table-cell table:formula="of:=ABS([.E542]-[.B542])/0.0166667" office:value-type="float" office:value="681.358637282725" calcext:value-type="float">
            <text:p>681.358637282725</text:p>
          </table:table-cell>
          <table:table-cell table:formula="of:=([.F542]-[.C542])/0.0166667" office:value-type="float" office:value="-23.3639532720936" calcext:value-type="float">
            <text:p>-23.3639532720936</text:p>
          </table:table-cell>
          <table:table-cell table:formula="of:=DEGREES(ATAN(ABS([.F542]-[.C542])/ABS([.E542]-[.B542])))" office:value-type="float" office:value="1.96391670804759" calcext:value-type="float">
            <text:p>1.96391670804759</text:p>
          </table:table-cell>
          <table:table-cell table:formula="of:=SQRT(POWER([.H542];2)+POWER([.I542];2)+POWER([.J542];2))" office:value-type="float" office:value="682.79989442541" calcext:value-type="float">
            <text:p>682.79989442541</text:p>
          </table:table-cell>
        </table:table-row>
        <table:table-row table:style-name="ro1">
          <table:table-cell office:value-type="float" office:value="75.7061" calcext:value-type="float">
            <text:p>75.7061</text:p>
          </table:table-cell>
          <table:table-cell office:value-type="float" office:value="287.553" calcext:value-type="float">
            <text:p>287.553</text:p>
          </table:table-cell>
          <table:table-cell office:value-type="float" office:value="40.4845" calcext:value-type="float">
            <text:p>40.4845</text:p>
          </table:table-cell>
          <table:table-cell office:value-type="float" office:value="76.0993" calcext:value-type="float">
            <text:p>76.0993</text:p>
          </table:table-cell>
          <table:table-cell office:value-type="float" office:value="274.624" calcext:value-type="float">
            <text:p>274.624</text:p>
          </table:table-cell>
          <table:table-cell office:value-type="float" office:value="40.5837" calcext:value-type="float">
            <text:p>40.5837</text:p>
          </table:table-cell>
          <table:table-cell/>
          <table:table-cell table:formula="of:=([.D543]-[.A543])/0.0166667" office:value-type="float" office:value="23.591952816094" calcext:value-type="float">
            <text:p>23.591952816094</text:p>
          </table:table-cell>
          <table:table-cell table:formula="of:=ABS([.E543]-[.B543])/0.0166667" office:value-type="float" office:value="775.738448523101" calcext:value-type="float">
            <text:p>775.738448523101</text:p>
          </table:table-cell>
          <table:table-cell table:formula="of:=([.F543]-[.C543])/0.0166667" office:value-type="float" office:value="5.95198809602401" calcext:value-type="float">
            <text:p>5.95198809602401</text:p>
          </table:table-cell>
          <table:table-cell table:formula="of:=DEGREES(ATAN(ABS([.F543]-[.C543])/ABS([.E543]-[.B543])))" office:value-type="float" office:value="0.439603201936049" calcext:value-type="float">
            <text:p>0.439603201936049</text:p>
          </table:table-cell>
          <table:table-cell table:formula="of:=SQRT(POWER([.H543];2)+POWER([.I543];2)+POWER([.J543];2))" office:value-type="float" office:value="776.119930756195" calcext:value-type="float">
            <text:p>776.119930756195</text:p>
          </table:table-cell>
        </table:table-row>
        <table:table-row table:style-name="ro1">
          <table:table-cell office:value-type="float" office:value="76.6545" calcext:value-type="float">
            <text:p>76.6545</text:p>
          </table:table-cell>
          <table:table-cell office:value-type="float" office:value="279.789" calcext:value-type="float">
            <text:p>279.789</text:p>
          </table:table-cell>
          <table:table-cell office:value-type="float" office:value="40.4752" calcext:value-type="float">
            <text:p>40.4752</text:p>
          </table:table-cell>
          <table:table-cell office:value-type="float" office:value="77.2491" calcext:value-type="float">
            <text:p>77.2491</text:p>
          </table:table-cell>
          <table:table-cell office:value-type="float" office:value="266.069" calcext:value-type="float">
            <text:p>266.069</text:p>
          </table:table-cell>
          <table:table-cell office:value-type="float" office:value="40.5279" calcext:value-type="float">
            <text:p>40.5279</text:p>
          </table:table-cell>
          <table:table-cell/>
          <table:table-cell table:formula="of:=([.D544]-[.A544])/0.0166667" office:value-type="float" office:value="35.6759286481427" calcext:value-type="float">
            <text:p>35.6759286481427</text:p>
          </table:table-cell>
          <table:table-cell table:formula="of:=ABS([.E544]-[.B544])/0.0166667" office:value-type="float" office:value="823.198353603291" calcext:value-type="float">
            <text:p>823.198353603291</text:p>
          </table:table-cell>
          <table:table-cell table:formula="of:=([.F544]-[.C544])/0.0166667" office:value-type="float" office:value="3.16199367601274" calcext:value-type="float">
            <text:p>3.16199367601274</text:p>
          </table:table-cell>
          <table:table-cell table:formula="of:=DEGREES(ATAN(ABS([.F544]-[.C544])/ABS([.E544]-[.B544])))" office:value-type="float" office:value="0.220078187355734" calcext:value-type="float">
            <text:p>0.220078187355734</text:p>
          </table:table-cell>
          <table:table-cell table:formula="of:=SQRT(POWER([.H544];2)+POWER([.I544];2)+POWER([.J544];2))" office:value-type="float" office:value="823.977123143649" calcext:value-type="float">
            <text:p>823.977123143649</text:p>
          </table:table-cell>
        </table:table-row>
        <table:table-row table:style-name="ro1">
          <table:table-cell office:value-type="float" office:value="76.2217" calcext:value-type="float">
            <text:p>76.2217</text:p>
          </table:table-cell>
          <table:table-cell office:value-type="float" office:value="287.539" calcext:value-type="float">
            <text:p>287.539</text:p>
          </table:table-cell>
          <table:table-cell office:value-type="float" office:value="40.7375" calcext:value-type="float">
            <text:p>40.7375</text:p>
          </table:table-cell>
          <table:table-cell office:value-type="float" office:value="77.1029" calcext:value-type="float">
            <text:p>77.1029</text:p>
          </table:table-cell>
          <table:table-cell office:value-type="float" office:value="274.671" calcext:value-type="float">
            <text:p>274.671</text:p>
          </table:table-cell>
          <table:table-cell office:value-type="float" office:value="40.8157" calcext:value-type="float">
            <text:p>40.8157</text:p>
          </table:table-cell>
          <table:table-cell/>
          <table:table-cell table:formula="of:=([.D545]-[.A545])/0.0166667" office:value-type="float" office:value="52.8718942562119" calcext:value-type="float">
            <text:p>52.8718942562119</text:p>
          </table:table-cell>
          <table:table-cell table:formula="of:=ABS([.E545]-[.B545])/0.0166667" office:value-type="float" office:value="772.078455843088" calcext:value-type="float">
            <text:p>772.078455843088</text:p>
          </table:table-cell>
          <table:table-cell table:formula="of:=([.F545]-[.C545])/0.0166667" office:value-type="float" office:value="4.69199061601892" calcext:value-type="float">
            <text:p>4.69199061601892</text:p>
          </table:table-cell>
          <table:table-cell table:formula="of:=DEGREES(ATAN(ABS([.F545]-[.C545])/ABS([.E545]-[.B545])))" office:value-type="float" office:value="0.348187348638919" calcext:value-type="float">
            <text:p>0.348187348638919</text:p>
          </table:table-cell>
          <table:table-cell table:formula="of:=SQRT(POWER([.H545];2)+POWER([.I545];2)+POWER([.J545];2))" office:value-type="float" office:value="773.900894142931" calcext:value-type="float">
            <text:p>773.900894142931</text:p>
          </table:table-cell>
        </table:table-row>
        <table:table-row table:style-name="ro1">
          <table:table-cell office:value-type="float" office:value="77.1321" calcext:value-type="float">
            <text:p>77.1321</text:p>
          </table:table-cell>
          <table:table-cell office:value-type="float" office:value="277.135" calcext:value-type="float">
            <text:p>277.135</text:p>
          </table:table-cell>
          <table:table-cell office:value-type="float" office:value="41.1578" calcext:value-type="float">
            <text:p>41.1578</text:p>
          </table:table-cell>
          <table:table-cell office:value-type="float" office:value="77.9546" calcext:value-type="float">
            <text:p>77.9546</text:p>
          </table:table-cell>
          <table:table-cell office:value-type="float" office:value="263.59" calcext:value-type="float">
            <text:p>263.59</text:p>
          </table:table-cell>
          <table:table-cell office:value-type="float" office:value="41.1853" calcext:value-type="float">
            <text:p>41.1853</text:p>
          </table:table-cell>
          <table:table-cell/>
          <table:table-cell table:formula="of:=([.D546]-[.A546])/0.0166667" office:value-type="float" office:value="49.3499013001977" calcext:value-type="float">
            <text:p>49.3499013001977</text:p>
          </table:table-cell>
          <table:table-cell table:formula="of:=ABS([.E546]-[.B546])/0.0166667" office:value-type="float" office:value="812.698374603252" calcext:value-type="float">
            <text:p>812.698374603252</text:p>
          </table:table-cell>
          <table:table-cell table:formula="of:=([.F546]-[.C546])/0.0166667" office:value-type="float" office:value="1.64999670000638" calcext:value-type="float">
            <text:p>1.64999670000638</text:p>
          </table:table-cell>
          <table:table-cell table:formula="of:=DEGREES(ATAN(ABS([.F546]-[.C546])/ABS([.E546]-[.B546])))" office:value-type="float" office:value="0.116325712196158" calcext:value-type="float">
            <text:p>0.116325712196158</text:p>
          </table:table-cell>
          <table:table-cell table:formula="of:=SQRT(POWER([.H546];2)+POWER([.I546];2)+POWER([.J546];2))" office:value-type="float" office:value="814.197017514936" calcext:value-type="float">
            <text:p>814.197017514936</text:p>
          </table:table-cell>
        </table:table-row>
        <table:table-row table:style-name="ro1">
          <table:table-cell office:value-type="float" office:value="76.6813" calcext:value-type="float">
            <text:p>76.6813</text:p>
          </table:table-cell>
          <table:table-cell office:value-type="float" office:value="282.449" calcext:value-type="float">
            <text:p>282.449</text:p>
          </table:table-cell>
          <table:table-cell office:value-type="float" office:value="40.0372" calcext:value-type="float">
            <text:p>40.0372</text:p>
          </table:table-cell>
          <table:table-cell office:value-type="float" office:value="77.3086" calcext:value-type="float">
            <text:p>77.3086</text:p>
          </table:table-cell>
          <table:table-cell office:value-type="float" office:value="271.14" calcext:value-type="float">
            <text:p>271.14</text:p>
          </table:table-cell>
          <table:table-cell office:value-type="float" office:value="39.6672" calcext:value-type="float">
            <text:p>39.6672</text:p>
          </table:table-cell>
          <table:table-cell/>
          <table:table-cell table:formula="of:=([.D547]-[.A547])/0.0166667" office:value-type="float" office:value="37.6379247241509" calcext:value-type="float">
            <text:p>37.6379247241509</text:p>
          </table:table-cell>
          <table:table-cell table:formula="of:=ABS([.E547]-[.B547])/0.0166667" office:value-type="float" office:value="678.538642922716" calcext:value-type="float">
            <text:p>678.538642922716</text:p>
          </table:table-cell>
          <table:table-cell table:formula="of:=([.F547]-[.C547])/0.0166667" office:value-type="float" office:value="-22.1999556000886" calcext:value-type="float">
            <text:p>-22.1999556000886</text:p>
          </table:table-cell>
          <table:table-cell table:formula="of:=DEGREES(ATAN(ABS([.F547]-[.C547])/ABS([.E547]-[.B547])))" office:value-type="float" office:value="1.8738950533981" calcext:value-type="float">
            <text:p>1.8738950533981</text:p>
          </table:table-cell>
          <table:table-cell table:formula="of:=SQRT(POWER([.H547];2)+POWER([.I547];2)+POWER([.J547];2))" office:value-type="float" office:value="679.944219289779" calcext:value-type="float">
            <text:p>679.944219289779</text:p>
          </table:table-cell>
        </table:table-row>
        <table:table-row table:style-name="ro1">
          <table:table-cell office:value-type="float" office:value="77.2065" calcext:value-type="float">
            <text:p>77.2065</text:p>
          </table:table-cell>
          <table:table-cell office:value-type="float" office:value="283.792" calcext:value-type="float">
            <text:p>283.792</text:p>
          </table:table-cell>
          <table:table-cell office:value-type="float" office:value="40.0651" calcext:value-type="float">
            <text:p>40.0651</text:p>
          </table:table-cell>
          <table:table-cell office:value-type="float" office:value="78.0561" calcext:value-type="float">
            <text:p>78.0561</text:p>
          </table:table-cell>
          <table:table-cell office:value-type="float" office:value="271.158" calcext:value-type="float">
            <text:p>271.158</text:p>
          </table:table-cell>
          <table:table-cell office:value-type="float" office:value="39.905" calcext:value-type="float">
            <text:p>39.905</text:p>
          </table:table-cell>
          <table:table-cell/>
          <table:table-cell table:formula="of:=([.D548]-[.A548])/0.0166667" office:value-type="float" office:value="50.9758980482036" calcext:value-type="float">
            <text:p>50.9758980482036</text:p>
          </table:table-cell>
          <table:table-cell table:formula="of:=ABS([.E548]-[.B548])/0.0166667" office:value-type="float" office:value="758.03848392303" calcext:value-type="float">
            <text:p>758.03848392303</text:p>
          </table:table-cell>
          <table:table-cell table:formula="of:=([.F548]-[.C548])/0.0166667" office:value-type="float" office:value="-9.60598078803842" calcext:value-type="float">
            <text:p>-9.60598078803842</text:p>
          </table:table-cell>
          <table:table-cell table:formula="of:=DEGREES(ATAN(ABS([.F548]-[.C548])/ABS([.E548]-[.B548])))" office:value-type="float" office:value="0.726022109674472" calcext:value-type="float">
            <text:p>0.726022109674472</text:p>
          </table:table-cell>
          <table:table-cell table:formula="of:=SQRT(POWER([.H548];2)+POWER([.I548];2)+POWER([.J548];2))" office:value-type="float" office:value="759.811266142485" calcext:value-type="float">
            <text:p>759.811266142485</text:p>
          </table:table-cell>
        </table:table-row>
        <table:table-row table:style-name="ro1">
          <table:table-cell office:value-type="float" office:value="76.271" calcext:value-type="float">
            <text:p>76.271</text:p>
          </table:table-cell>
          <table:table-cell office:value-type="float" office:value="293.141" calcext:value-type="float">
            <text:p>293.141</text:p>
          </table:table-cell>
          <table:table-cell office:value-type="float" office:value="39.575" calcext:value-type="float">
            <text:p>39.575</text:p>
          </table:table-cell>
          <table:table-cell office:value-type="float" office:value="77.1617" calcext:value-type="float">
            <text:p>77.1617</text:p>
          </table:table-cell>
          <table:table-cell office:value-type="float" office:value="279.98" calcext:value-type="float">
            <text:p>279.98</text:p>
          </table:table-cell>
          <table:table-cell office:value-type="float" office:value="39.6834" calcext:value-type="float">
            <text:p>39.6834</text:p>
          </table:table-cell>
          <table:table-cell/>
          <table:table-cell table:formula="of:=([.D549]-[.A549])/0.0166667" office:value-type="float" office:value="53.4418931162135" calcext:value-type="float">
            <text:p>53.4418931162135</text:p>
          </table:table-cell>
          <table:table-cell table:formula="of:=ABS([.E549]-[.B549])/0.0166667" office:value-type="float" office:value="789.658420683159" calcext:value-type="float">
            <text:p>789.658420683159</text:p>
          </table:table-cell>
          <table:table-cell table:formula="of:=([.F549]-[.C549])/0.0166667" office:value-type="float" office:value="6.50398699202578" calcext:value-type="float">
            <text:p>6.50398699202578</text:p>
          </table:table-cell>
          <table:table-cell table:formula="of:=DEGREES(ATAN(ABS([.F549]-[.C549])/ABS([.E549]-[.B549])))" office:value-type="float" office:value="0.471903507200399" calcext:value-type="float">
            <text:p>0.471903507200399</text:p>
          </table:table-cell>
          <table:table-cell table:formula="of:=SQRT(POWER([.H549];2)+POWER([.I549];2)+POWER([.J549];2))" office:value-type="float" office:value="791.491477618337" calcext:value-type="float">
            <text:p>791.491477618337</text:p>
          </table:table-cell>
        </table:table-row>
        <table:table-row table:style-name="ro1">
          <table:table-cell office:value-type="float" office:value="78.1256" calcext:value-type="float">
            <text:p>78.1256</text:p>
          </table:table-cell>
          <table:table-cell office:value-type="float" office:value="276.309" calcext:value-type="float">
            <text:p>276.309</text:p>
          </table:table-cell>
          <table:table-cell office:value-type="float" office:value="39.2841" calcext:value-type="float">
            <text:p>39.2841</text:p>
          </table:table-cell>
          <table:table-cell office:value-type="float" office:value="79.166" calcext:value-type="float">
            <text:p>79.166</text:p>
          </table:table-cell>
          <table:table-cell office:value-type="float" office:value="262.904" calcext:value-type="float">
            <text:p>262.904</text:p>
          </table:table-cell>
          <table:table-cell office:value-type="float" office:value="38.8548" calcext:value-type="float">
            <text:p>38.8548</text:p>
          </table:table-cell>
          <table:table-cell/>
          <table:table-cell table:formula="of:=([.D550]-[.A550])/0.0166667" office:value-type="float" office:value="62.4238751522492" calcext:value-type="float">
            <text:p>62.4238751522492</text:p>
          </table:table-cell>
          <table:table-cell table:formula="of:=ABS([.E550]-[.B550])/0.0166667" office:value-type="float" office:value="804.298391403219" calcext:value-type="float">
            <text:p>804.298391403219</text:p>
          </table:table-cell>
          <table:table-cell table:formula="of:=([.F550]-[.C550])/0.0166667" office:value-type="float" office:value="-25.7579484841033" calcext:value-type="float">
            <text:p>-25.7579484841033</text:p>
          </table:table-cell>
          <table:table-cell table:formula="of:=DEGREES(ATAN(ABS([.F550]-[.C550])/ABS([.E550]-[.B550])))" office:value-type="float" office:value="1.8342912494377" calcext:value-type="float">
            <text:p>1.8342912494377</text:p>
          </table:table-cell>
          <table:table-cell table:formula="of:=SQRT(POWER([.H550];2)+POWER([.I550];2)+POWER([.J550];2))" office:value-type="float" office:value="807.128313536911" calcext:value-type="float">
            <text:p>807.128313536911</text:p>
          </table:table-cell>
        </table:table-row>
        <table:table-row table:style-name="ro1">
          <table:table-cell office:value-type="float" office:value="76.44" calcext:value-type="float">
            <text:p>76.44</text:p>
          </table:table-cell>
          <table:table-cell office:value-type="float" office:value="283.576" calcext:value-type="float">
            <text:p>283.576</text:p>
          </table:table-cell>
          <table:table-cell office:value-type="float" office:value="40.8681" calcext:value-type="float">
            <text:p>40.8681</text:p>
          </table:table-cell>
          <table:table-cell office:value-type="float" office:value="77.0739" calcext:value-type="float">
            <text:p>77.0739</text:p>
          </table:table-cell>
          <table:table-cell office:value-type="float" office:value="272.173" calcext:value-type="float">
            <text:p>272.173</text:p>
          </table:table-cell>
          <table:table-cell office:value-type="float" office:value="40.7345" calcext:value-type="float">
            <text:p>40.7345</text:p>
          </table:table-cell>
          <table:table-cell/>
          <table:table-cell table:formula="of:=([.D551]-[.A551])/0.0166667" office:value-type="float" office:value="38.033923932152" calcext:value-type="float">
            <text:p>38.033923932152</text:p>
          </table:table-cell>
          <table:table-cell table:formula="of:=ABS([.E551]-[.B551])/0.0166667" office:value-type="float" office:value="684.178631642738" calcext:value-type="float">
            <text:p>684.178631642738</text:p>
          </table:table-cell>
          <table:table-cell table:formula="of:=([.F551]-[.C551])/0.0166667" office:value-type="float" office:value="-8.01598396803214" calcext:value-type="float">
            <text:p>-8.01598396803214</text:p>
          </table:table-cell>
          <table:table-cell table:formula="of:=DEGREES(ATAN(ABS([.F551]-[.C551])/ABS([.E551]-[.B551])))" office:value-type="float" office:value="0.671258959771698" calcext:value-type="float">
            <text:p>0.671258959771698</text:p>
          </table:table-cell>
          <table:table-cell table:formula="of:=SQRT(POWER([.H551];2)+POWER([.I551];2)+POWER([.J551];2))" office:value-type="float" office:value="685.281865632808" calcext:value-type="float">
            <text:p>685.281865632808</text:p>
          </table:table-cell>
        </table:table-row>
        <table:table-row table:style-name="ro1">
          <table:table-cell office:value-type="float" office:value="75.9525" calcext:value-type="float">
            <text:p>75.9525</text:p>
          </table:table-cell>
          <table:table-cell office:value-type="float" office:value="286.14" calcext:value-type="float">
            <text:p>286.14</text:p>
          </table:table-cell>
          <table:table-cell office:value-type="float" office:value="40.9655" calcext:value-type="float">
            <text:p>40.9655</text:p>
          </table:table-cell>
          <table:table-cell office:value-type="float" office:value="76.8383" calcext:value-type="float">
            <text:p>76.8383</text:p>
          </table:table-cell>
          <table:table-cell office:value-type="float" office:value="273.296" calcext:value-type="float">
            <text:p>273.296</text:p>
          </table:table-cell>
          <table:table-cell office:value-type="float" office:value="41.2942" calcext:value-type="float">
            <text:p>41.2942</text:p>
          </table:table-cell>
          <table:table-cell/>
          <table:table-cell table:formula="of:=([.D552]-[.A552])/0.0166667" office:value-type="float" office:value="53.1478937042128" calcext:value-type="float">
            <text:p>53.1478937042128</text:p>
          </table:table-cell>
          <table:table-cell table:formula="of:=ABS([.E552]-[.B552])/0.0166667" office:value-type="float" office:value="770.638458723082" calcext:value-type="float">
            <text:p>770.638458723082</text:p>
          </table:table-cell>
          <table:table-cell table:formula="of:=([.F552]-[.C552])/0.0166667" office:value-type="float" office:value="19.7219605560792" calcext:value-type="float">
            <text:p>19.7219605560792</text:p>
          </table:table-cell>
          <table:table-cell table:formula="of:=DEGREES(ATAN(ABS([.F552]-[.C552])/ABS([.E552]-[.B552])))" office:value-type="float" office:value="1.46597733140977" calcext:value-type="float">
            <text:p>1.46597733140977</text:p>
          </table:table-cell>
          <table:table-cell table:formula="of:=SQRT(POWER([.H552];2)+POWER([.I552];2)+POWER([.J552];2))" office:value-type="float" office:value="772.720705298142" calcext:value-type="float">
            <text:p>772.720705298142</text:p>
          </table:table-cell>
        </table:table-row>
        <table:table-row table:style-name="ro1">
          <table:table-cell office:value-type="float" office:value="77.4155" calcext:value-type="float">
            <text:p>77.4155</text:p>
          </table:table-cell>
          <table:table-cell office:value-type="float" office:value="279.864" calcext:value-type="float">
            <text:p>279.864</text:p>
          </table:table-cell>
          <table:table-cell office:value-type="float" office:value="40.4558" calcext:value-type="float">
            <text:p>40.4558</text:p>
          </table:table-cell>
          <table:table-cell office:value-type="float" office:value="78.2712" calcext:value-type="float">
            <text:p>78.2712</text:p>
          </table:table-cell>
          <table:table-cell office:value-type="float" office:value="268.796" calcext:value-type="float">
            <text:p>268.796</text:p>
          </table:table-cell>
          <table:table-cell office:value-type="float" office:value="39.5628" calcext:value-type="float">
            <text:p>39.5628</text:p>
          </table:table-cell>
          <table:table-cell/>
          <table:table-cell table:formula="of:=([.D553]-[.A553])/0.0166667" office:value-type="float" office:value="51.3418973162053" calcext:value-type="float">
            <text:p>51.3418973162053</text:p>
          </table:table-cell>
          <table:table-cell table:formula="of:=ABS([.E553]-[.B553])/0.0166667" office:value-type="float" office:value="664.078671842655" calcext:value-type="float">
            <text:p>664.078671842655</text:p>
          </table:table-cell>
          <table:table-cell table:formula="of:=([.F553]-[.C553])/0.0166667" office:value-type="float" office:value="-53.5798928402144" calcext:value-type="float">
            <text:p>-53.5798928402144</text:p>
          </table:table-cell>
          <table:table-cell table:formula="of:=DEGREES(ATAN(ABS([.F553]-[.C553])/ABS([.E553]-[.B553])))" office:value-type="float" office:value="4.61280616135158" calcext:value-type="float">
            <text:p>4.61280616135158</text:p>
          </table:table-cell>
          <table:table-cell table:formula="of:=SQRT(POWER([.H553];2)+POWER([.I553];2)+POWER([.J553];2))" office:value-type="float" office:value="668.212000590458" calcext:value-type="float">
            <text:p>668.212000590458</text:p>
          </table:table-cell>
        </table:table-row>
        <table:table-row table:style-name="ro1">
          <table:table-cell office:value-type="float" office:value="76.4396" calcext:value-type="float">
            <text:p>76.4396</text:p>
          </table:table-cell>
          <table:table-cell office:value-type="float" office:value="283.688" calcext:value-type="float">
            <text:p>283.688</text:p>
          </table:table-cell>
          <table:table-cell office:value-type="float" office:value="40.3429" calcext:value-type="float">
            <text:p>40.3429</text:p>
          </table:table-cell>
          <table:table-cell office:value-type="float" office:value="77.3086" calcext:value-type="float">
            <text:p>77.3086</text:p>
          </table:table-cell>
          <table:table-cell office:value-type="float" office:value="271.014" calcext:value-type="float">
            <text:p>271.014</text:p>
          </table:table-cell>
          <table:table-cell office:value-type="float" office:value="40.4311" calcext:value-type="float">
            <text:p>40.4311</text:p>
          </table:table-cell>
          <table:table-cell/>
          <table:table-cell table:formula="of:=([.D554]-[.A554])/0.0166667" office:value-type="float" office:value="52.1398957202086" calcext:value-type="float">
            <text:p>52.1398957202086</text:p>
          </table:table-cell>
          <table:table-cell table:formula="of:=ABS([.E554]-[.B554])/0.0166667" office:value-type="float" office:value="760.43847912304" calcext:value-type="float">
            <text:p>760.43847912304</text:p>
          </table:table-cell>
          <table:table-cell table:formula="of:=([.F554]-[.C554])/0.0166667" office:value-type="float" office:value="5.2919894160212" calcext:value-type="float">
            <text:p>5.2919894160212</text:p>
          </table:table-cell>
          <table:table-cell table:formula="of:=DEGREES(ATAN(ABS([.F554]-[.C554])/ABS([.E554]-[.B554])))" office:value-type="float" office:value="0.39872227995666" calcext:value-type="float">
            <text:p>0.39872227995666</text:p>
          </table:table-cell>
          <table:table-cell table:formula="of:=SQRT(POWER([.H554];2)+POWER([.I554];2)+POWER([.J554];2))" office:value-type="float" office:value="762.242254410405" calcext:value-type="float">
            <text:p>762.242254410405</text:p>
          </table:table-cell>
        </table:table-row>
        <table:table-row table:style-name="ro1">
          <table:table-cell office:value-type="float" office:value="76.7367" calcext:value-type="float">
            <text:p>76.7367</text:p>
          </table:table-cell>
          <table:table-cell office:value-type="float" office:value="287.696" calcext:value-type="float">
            <text:p>287.696</text:p>
          </table:table-cell>
          <table:table-cell office:value-type="float" office:value="40.1963" calcext:value-type="float">
            <text:p>40.1963</text:p>
          </table:table-cell>
          <table:table-cell office:value-type="float" office:value="77.605" calcext:value-type="float">
            <text:p>77.605</text:p>
          </table:table-cell>
          <table:table-cell office:value-type="float" office:value="274.814" calcext:value-type="float">
            <text:p>274.814</text:p>
          </table:table-cell>
          <table:table-cell office:value-type="float" office:value="40.289" calcext:value-type="float">
            <text:p>40.289</text:p>
          </table:table-cell>
          <table:table-cell/>
          <table:table-cell table:formula="of:=([.D555]-[.A555])/0.0166667" office:value-type="float" office:value="52.0978958042087" calcext:value-type="float">
            <text:p>52.0978958042087</text:p>
          </table:table-cell>
          <table:table-cell table:formula="of:=ABS([.E555]-[.B555])/0.0166667" office:value-type="float" office:value="772.918454163092" calcext:value-type="float">
            <text:p>772.918454163092</text:p>
          </table:table-cell>
          <table:table-cell table:formula="of:=([.F555]-[.C555])/0.0166667" office:value-type="float" office:value="5.56198887602229" calcext:value-type="float">
            <text:p>5.56198887602229</text:p>
          </table:table-cell>
          <table:table-cell table:formula="of:=DEGREES(ATAN(ABS([.F555]-[.C555])/ABS([.E555]-[.B555])))" office:value-type="float" office:value="0.412298329750102" calcext:value-type="float">
            <text:p>0.412298329750102</text:p>
          </table:table-cell>
          <table:table-cell table:formula="of:=SQRT(POWER([.H555];2)+POWER([.I555];2)+POWER([.J555];2))" office:value-type="float" office:value="774.692237765002" calcext:value-type="float">
            <text:p>774.692237765002</text:p>
          </table:table-cell>
        </table:table-row>
        <table:table-row table:style-name="ro1">
          <table:table-cell office:value-type="float" office:value="76.414" calcext:value-type="float">
            <text:p>76.414</text:p>
          </table:table-cell>
          <table:table-cell office:value-type="float" office:value="280.994" calcext:value-type="float">
            <text:p>280.994</text:p>
          </table:table-cell>
          <table:table-cell office:value-type="float" office:value="40.7835" calcext:value-type="float">
            <text:p>40.7835</text:p>
          </table:table-cell>
          <table:table-cell office:value-type="float" office:value="76.8107" calcext:value-type="float">
            <text:p>76.8107</text:p>
          </table:table-cell>
          <table:table-cell office:value-type="float" office:value="270.917" calcext:value-type="float">
            <text:p>270.917</text:p>
          </table:table-cell>
          <table:table-cell office:value-type="float" office:value="40.6993" calcext:value-type="float">
            <text:p>40.6993</text:p>
          </table:table-cell>
          <table:table-cell/>
          <table:table-cell table:formula="of:=([.D556]-[.A556])/0.0166667" office:value-type="float" office:value="23.8019523960949" calcext:value-type="float">
            <text:p>23.8019523960949</text:p>
          </table:table-cell>
          <table:table-cell table:formula="of:=ABS([.E556]-[.B556])/0.0166667" office:value-type="float" office:value="604.618790762422" calcext:value-type="float">
            <text:p>604.618790762422</text:p>
          </table:table-cell>
          <table:table-cell table:formula="of:=([.F556]-[.C556])/0.0166667" office:value-type="float" office:value="-5.05198989602037" calcext:value-type="float">
            <text:p>-5.05198989602037</text:p>
          </table:table-cell>
          <table:table-cell table:formula="of:=DEGREES(ATAN(ABS([.F556]-[.C556])/ABS([.E556]-[.B556])))" office:value-type="float" office:value="0.478732992632161" calcext:value-type="float">
            <text:p>0.478732992632161</text:p>
          </table:table-cell>
          <table:table-cell table:formula="of:=SQRT(POWER([.H556];2)+POWER([.I556];2)+POWER([.J556];2))" office:value-type="float" office:value="605.10820328499" calcext:value-type="float">
            <text:p>605.10820328499</text:p>
          </table:table-cell>
        </table:table-row>
        <table:table-row table:style-name="ro1">
          <table:table-cell office:value-type="float" office:value="77.1322" calcext:value-type="float">
            <text:p>77.1322</text:p>
          </table:table-cell>
          <table:table-cell office:value-type="float" office:value="277.188" calcext:value-type="float">
            <text:p>277.188</text:p>
          </table:table-cell>
          <table:table-cell office:value-type="float" office:value="40.899" calcext:value-type="float">
            <text:p>40.899</text:p>
          </table:table-cell>
          <table:table-cell office:value-type="float" office:value="77.9547" calcext:value-type="float">
            <text:p>77.9547</text:p>
          </table:table-cell>
          <table:table-cell office:value-type="float" office:value="263.595" calcext:value-type="float">
            <text:p>263.595</text:p>
          </table:table-cell>
          <table:table-cell office:value-type="float" office:value="41.1845" calcext:value-type="float">
            <text:p>41.1845</text:p>
          </table:table-cell>
          <table:table-cell/>
          <table:table-cell table:formula="of:=([.D557]-[.A557])/0.0166667" office:value-type="float" office:value="49.3499013001977" calcext:value-type="float">
            <text:p>49.3499013001977</text:p>
          </table:table-cell>
          <table:table-cell table:formula="of:=ABS([.E557]-[.B557])/0.0166667" office:value-type="float" office:value="815.57836884326" calcext:value-type="float">
            <text:p>815.57836884326</text:p>
          </table:table-cell>
          <table:table-cell table:formula="of:=([.F557]-[.C557])/0.0166667" office:value-type="float" office:value="17.1299657400685" calcext:value-type="float">
            <text:p>17.1299657400685</text:p>
          </table:table-cell>
          <table:table-cell table:formula="of:=DEGREES(ATAN(ABS([.F557]-[.C557])/ABS([.E557]-[.B557])))" office:value-type="float" office:value="1.20323256658827" calcext:value-type="float">
            <text:p>1.20323256658827</text:p>
          </table:table-cell>
          <table:table-cell table:formula="of:=SQRT(POWER([.H557];2)+POWER([.I557];2)+POWER([.J557];2))" office:value-type="float" office:value="817.24960948882" calcext:value-type="float">
            <text:p>817.24960948882</text:p>
          </table:table-cell>
        </table:table-row>
        <table:table-row table:style-name="ro1">
          <table:table-cell office:value-type="float" office:value="75.9167" calcext:value-type="float">
            <text:p>75.9167</text:p>
          </table:table-cell>
          <table:table-cell office:value-type="float" office:value="282.352" calcext:value-type="float">
            <text:p>282.352</text:p>
          </table:table-cell>
          <table:table-cell office:value-type="float" office:value="40.3131" calcext:value-type="float">
            <text:p>40.3131</text:p>
          </table:table-cell>
          <table:table-cell office:value-type="float" office:value="76.3124" calcext:value-type="float">
            <text:p>76.3124</text:p>
          </table:table-cell>
          <table:table-cell office:value-type="float" office:value="270.968" calcext:value-type="float">
            <text:p>270.968</text:p>
          </table:table-cell>
          <table:table-cell office:value-type="float" office:value="40.2006" calcext:value-type="float">
            <text:p>40.2006</text:p>
          </table:table-cell>
          <table:table-cell/>
          <table:table-cell table:formula="of:=([.D558]-[.A558])/0.0166667" office:value-type="float" office:value="23.7419525160944" calcext:value-type="float">
            <text:p>23.7419525160944</text:p>
          </table:table-cell>
          <table:table-cell table:formula="of:=ABS([.E558]-[.B558])/0.0166667" office:value-type="float" office:value="683.03863392273" calcext:value-type="float">
            <text:p>683.03863392273</text:p>
          </table:table-cell>
          <table:table-cell table:formula="of:=([.F558]-[.C558])/0.0166667" office:value-type="float" office:value="-6.74998650002683" calcext:value-type="float">
            <text:p>-6.74998650002683</text:p>
          </table:table-cell>
          <table:table-cell table:formula="of:=DEGREES(ATAN(ABS([.F558]-[.C558])/ABS([.E558]-[.B558])))" office:value-type="float" office:value="0.566195131478183" calcext:value-type="float">
            <text:p>0.566195131478183</text:p>
          </table:table-cell>
          <table:table-cell table:formula="of:=SQRT(POWER([.H558];2)+POWER([.I558];2)+POWER([.J558];2))" office:value-type="float" office:value="683.484468044487" calcext:value-type="float">
            <text:p>683.484468044487</text:p>
          </table:table-cell>
        </table:table-row>
        <table:table-row table:style-name="ro1">
          <table:table-cell office:value-type="float" office:value="75.9522" calcext:value-type="float">
            <text:p>75.9522</text:p>
          </table:table-cell>
          <table:table-cell office:value-type="float" office:value="286.203" calcext:value-type="float">
            <text:p>286.203</text:p>
          </table:table-cell>
          <table:table-cell office:value-type="float" office:value="40.7008" calcext:value-type="float">
            <text:p>40.7008</text:p>
          </table:table-cell>
          <table:table-cell office:value-type="float" office:value="76.6011" calcext:value-type="float">
            <text:p>76.6011</text:p>
          </table:table-cell>
          <table:table-cell office:value-type="float" office:value="274.676" calcext:value-type="float">
            <text:p>274.676</text:p>
          </table:table-cell>
          <table:table-cell office:value-type="float" office:value="40.5703" calcext:value-type="float">
            <text:p>40.5703</text:p>
          </table:table-cell>
          <table:table-cell/>
          <table:table-cell table:formula="of:=([.D559]-[.A559])/0.0166667" office:value-type="float" office:value="38.9339221321556" calcext:value-type="float">
            <text:p>38.9339221321556</text:p>
          </table:table-cell>
          <table:table-cell table:formula="of:=ABS([.E559]-[.B559])/0.0166667" office:value-type="float" office:value="691.618616762766" calcext:value-type="float">
            <text:p>691.618616762766</text:p>
          </table:table-cell>
          <table:table-cell table:formula="of:=([.F559]-[.C559])/0.0166667" office:value-type="float" office:value="-7.82998434003119" calcext:value-type="float">
            <text:p>-7.82998434003119</text:p>
          </table:table-cell>
          <table:table-cell table:formula="of:=DEGREES(ATAN(ABS([.F559]-[.C559])/ABS([.E559]-[.B559])))" office:value-type="float" office:value="0.648631890596746" calcext:value-type="float">
            <text:p>0.648631890596746</text:p>
          </table:table-cell>
          <table:table-cell table:formula="of:=SQRT(POWER([.H559];2)+POWER([.I559];2)+POWER([.J559];2))" office:value-type="float" office:value="692.757872564577" calcext:value-type="float">
            <text:p>692.757872564577</text:p>
          </table:table-cell>
        </table:table-row>
        <table:table-row table:style-name="ro1">
          <table:table-cell office:value-type="float" office:value="77.4624" calcext:value-type="float">
            <text:p>77.4624</text:p>
          </table:table-cell>
          <table:table-cell office:value-type="float" office:value="283.863" calcext:value-type="float">
            <text:p>283.863</text:p>
          </table:table-cell>
          <table:table-cell office:value-type="float" office:value="39.7972" calcext:value-type="float">
            <text:p>39.7972</text:p>
          </table:table-cell>
          <table:table-cell office:value-type="float" office:value="78.5546" calcext:value-type="float">
            <text:p>78.5546</text:p>
          </table:table-cell>
          <table:table-cell office:value-type="float" office:value="271.202" calcext:value-type="float">
            <text:p>271.202</text:p>
          </table:table-cell>
          <table:table-cell office:value-type="float" office:value="39.893" calcext:value-type="float">
            <text:p>39.893</text:p>
          </table:table-cell>
          <table:table-cell/>
          <table:table-cell table:formula="of:=([.D560]-[.A560])/0.0166667" office:value-type="float" office:value="65.5318689362616" calcext:value-type="float">
            <text:p>65.5318689362616</text:p>
          </table:table-cell>
          <table:table-cell table:formula="of:=ABS([.E560]-[.B560])/0.0166667" office:value-type="float" office:value="759.658480683039" calcext:value-type="float">
            <text:p>759.658480683039</text:p>
          </table:table-cell>
          <table:table-cell table:formula="of:=([.F560]-[.C560])/0.0166667" office:value-type="float" office:value="5.74798850402324" calcext:value-type="float">
            <text:p>5.74798850402324</text:p>
          </table:table-cell>
          <table:table-cell table:formula="of:=DEGREES(ATAN(ABS([.F560]-[.C560])/ABS([.E560]-[.B560])))" office:value-type="float" office:value="0.43352270192378" calcext:value-type="float">
            <text:p>0.43352270192378</text:p>
          </table:table-cell>
          <table:table-cell table:formula="of:=SQRT(POWER([.H560];2)+POWER([.I560];2)+POWER([.J560];2))" office:value-type="float" office:value="762.501457370269" calcext:value-type="float">
            <text:p>762.501457370269</text:p>
          </table:table-cell>
        </table:table-row>
        <table:table-row table:style-name="ro1">
          <table:table-cell office:value-type="float" office:value="77.4145" calcext:value-type="float">
            <text:p>77.4145</text:p>
          </table:table-cell>
          <table:table-cell office:value-type="float" office:value="279.529" calcext:value-type="float">
            <text:p>279.529</text:p>
          </table:table-cell>
          <table:table-cell office:value-type="float" office:value="42.0182" calcext:value-type="float">
            <text:p>42.0182</text:p>
          </table:table-cell>
          <table:table-cell office:value-type="float" office:value="78.0369" calcext:value-type="float">
            <text:p>78.0369</text:p>
          </table:table-cell>
          <table:table-cell office:value-type="float" office:value="269.548" calcext:value-type="float">
            <text:p>269.548</text:p>
          </table:table-cell>
          <table:table-cell office:value-type="float" office:value="41.9022" calcext:value-type="float">
            <text:p>41.9022</text:p>
          </table:table-cell>
          <table:table-cell/>
          <table:table-cell table:formula="of:=([.D561]-[.A561])/0.0166667" office:value-type="float" office:value="37.3439253121493" calcext:value-type="float">
            <text:p>37.3439253121493</text:p>
          </table:table-cell>
          <table:table-cell table:formula="of:=ABS([.E561]-[.B561])/0.0166667" office:value-type="float" office:value="598.858802282395" calcext:value-type="float">
            <text:p>598.858802282395</text:p>
          </table:table-cell>
          <table:table-cell table:formula="of:=([.F561]-[.C561])/0.0166667" office:value-type="float" office:value="-6.95998608002782" calcext:value-type="float">
            <text:p>-6.95998608002782</text:p>
          </table:table-cell>
          <table:table-cell table:formula="of:=DEGREES(ATAN(ABS([.F561]-[.C561])/ABS([.E561]-[.B561])))" office:value-type="float" office:value="0.66586626615957" calcext:value-type="float">
            <text:p>0.66586626615957</text:p>
          </table:table-cell>
          <table:table-cell table:formula="of:=SQRT(POWER([.H561];2)+POWER([.I561];2)+POWER([.J561];2))" office:value-type="float" office:value="600.062392785166" calcext:value-type="float">
            <text:p>600.062392785166</text:p>
          </table:table-cell>
        </table:table-row>
        <table:table-row table:style-name="ro1">
          <table:table-cell office:value-type="float" office:value="76.6821" calcext:value-type="float">
            <text:p>76.6821</text:p>
          </table:table-cell>
          <table:table-cell office:value-type="float" office:value="282.143" calcext:value-type="float">
            <text:p>282.143</text:p>
          </table:table-cell>
          <table:table-cell office:value-type="float" office:value="41.6034" calcext:value-type="float">
            <text:p>41.6034</text:p>
          </table:table-cell>
          <table:table-cell office:value-type="float" office:value="77.5412" calcext:value-type="float">
            <text:p>77.5412</text:p>
          </table:table-cell>
          <table:table-cell office:value-type="float" office:value="269.552" calcext:value-type="float">
            <text:p>269.552</text:p>
          </table:table-cell>
          <table:table-cell office:value-type="float" office:value="41.6599" calcext:value-type="float">
            <text:p>41.6599</text:p>
          </table:table-cell>
          <table:table-cell/>
          <table:table-cell table:formula="of:=([.D562]-[.A562])/0.0166667" office:value-type="float" office:value="51.5458969082061" calcext:value-type="float">
            <text:p>51.5458969082061</text:p>
          </table:table-cell>
          <table:table-cell table:formula="of:=ABS([.E562]-[.B562])/0.0166667" office:value-type="float" office:value="755.458489083019" calcext:value-type="float">
            <text:p>755.458489083019</text:p>
          </table:table-cell>
          <table:table-cell table:formula="of:=([.F562]-[.C562])/0.0166667" office:value-type="float" office:value="3.38999322001355" calcext:value-type="float">
            <text:p>3.38999322001355</text:p>
          </table:table-cell>
          <table:table-cell table:formula="of:=DEGREES(ATAN(ABS([.F562]-[.C562])/ABS([.E562]-[.B562])))" office:value-type="float" office:value="0.257103471878757" calcext:value-type="float">
            <text:p>0.257103471878757</text:p>
          </table:table-cell>
          <table:table-cell table:formula="of:=SQRT(POWER([.H562];2)+POWER([.I562];2)+POWER([.J562];2))" office:value-type="float" office:value="757.222556630282" calcext:value-type="float">
            <text:p>757.222556630282</text:p>
          </table:table-cell>
        </table:table-row>
        <table:table-row table:style-name="ro1">
          <table:table-cell office:value-type="float" office:value="75.9184" calcext:value-type="float">
            <text:p>75.9184</text:p>
          </table:table-cell>
          <table:table-cell office:value-type="float" office:value="282.071" calcext:value-type="float">
            <text:p>282.071</text:p>
          </table:table-cell>
          <table:table-cell office:value-type="float" office:value="41.622" calcext:value-type="float">
            <text:p>41.622</text:p>
          </table:table-cell>
          <table:table-cell office:value-type="float" office:value="76.0767" calcext:value-type="float">
            <text:p>76.0767</text:p>
          </table:table-cell>
          <table:table-cell office:value-type="float" office:value="271.925" calcext:value-type="float">
            <text:p>271.925</text:p>
          </table:table-cell>
          <table:table-cell office:value-type="float" office:value="41.5275" calcext:value-type="float">
            <text:p>41.5275</text:p>
          </table:table-cell>
          <table:table-cell/>
          <table:table-cell table:formula="of:=([.D563]-[.A563])/0.0166667" office:value-type="float" office:value="9.49798100403781" calcext:value-type="float">
            <text:p>9.49798100403781</text:p>
          </table:table-cell>
          <table:table-cell table:formula="of:=ABS([.E563]-[.B563])/0.0166667" office:value-type="float" office:value="608.758782482436" calcext:value-type="float">
            <text:p>608.758782482436</text:p>
          </table:table-cell>
          <table:table-cell table:formula="of:=([.F563]-[.C563])/0.0166667" office:value-type="float" office:value="-5.66998866002247" calcext:value-type="float">
            <text:p>-5.66998866002247</text:p>
          </table:table-cell>
          <table:table-cell table:formula="of:=DEGREES(ATAN(ABS([.F563]-[.C563])/ABS([.E563]-[.B563])))" office:value-type="float" office:value="0.533638340495072" calcext:value-type="float">
            <text:p>0.533638340495072</text:p>
          </table:table-cell>
          <table:table-cell table:formula="of:=SQRT(POWER([.H563];2)+POWER([.I563];2)+POWER([.J563];2))" office:value-type="float" office:value="608.859274105319" calcext:value-type="float">
            <text:p>608.859274105319</text:p>
          </table:table-cell>
        </table:table-row>
        <table:table-row table:style-name="ro1">
          <table:table-cell office:value-type="float" office:value="76.7372" calcext:value-type="float">
            <text:p>76.7372</text:p>
          </table:table-cell>
          <table:table-cell office:value-type="float" office:value="287.355" calcext:value-type="float">
            <text:p>287.355</text:p>
          </table:table-cell>
          <table:table-cell office:value-type="float" office:value="41.7825" calcext:value-type="float">
            <text:p>41.7825</text:p>
          </table:table-cell>
          <table:table-cell office:value-type="float" office:value="77.8546" calcext:value-type="float">
            <text:p>77.8546</text:p>
          </table:table-cell>
          <table:table-cell office:value-type="float" office:value="274.572" calcext:value-type="float">
            <text:p>274.572</text:p>
          </table:table-cell>
          <table:table-cell office:value-type="float" office:value="41.5717" calcext:value-type="float">
            <text:p>41.5717</text:p>
          </table:table-cell>
          <table:table-cell/>
          <table:table-cell table:formula="of:=([.D564]-[.A564])/0.0166667" office:value-type="float" office:value="67.0438659122684" calcext:value-type="float">
            <text:p>67.0438659122684</text:p>
          </table:table-cell>
          <table:table-cell table:formula="of:=ABS([.E564]-[.B564])/0.0166667" office:value-type="float" office:value="766.978466043069" calcext:value-type="float">
            <text:p>766.978466043069</text:p>
          </table:table-cell>
          <table:table-cell table:formula="of:=([.F564]-[.C564])/0.0166667" office:value-type="float" office:value="-12.6479747040505" calcext:value-type="float">
            <text:p>-12.6479747040505</text:p>
          </table:table-cell>
          <table:table-cell table:formula="of:=DEGREES(ATAN(ABS([.F564]-[.C564])/ABS([.E564]-[.B564])))" office:value-type="float" office:value="0.944759107221792" calcext:value-type="float">
            <text:p>0.944759107221792</text:p>
          </table:table-cell>
          <table:table-cell table:formula="of:=SQRT(POWER([.H564];2)+POWER([.I564];2)+POWER([.J564];2))" office:value-type="float" office:value="770.007025029224" calcext:value-type="float">
            <text:p>770.007025029224</text:p>
          </table:table-cell>
        </table:table-row>
        <table:table-row table:style-name="ro1">
          <table:table-cell office:value-type="float" office:value="76.9224" calcext:value-type="float">
            <text:p>76.9224</text:p>
          </table:table-cell>
          <table:table-cell office:value-type="float" office:value="280.928" calcext:value-type="float">
            <text:p>280.928</text:p>
          </table:table-cell>
          <table:table-cell office:value-type="float" office:value="41.2935" calcext:value-type="float">
            <text:p>41.2935</text:p>
          </table:table-cell>
          <table:table-cell office:value-type="float" office:value="77.7732" calcext:value-type="float">
            <text:p>77.7732</text:p>
          </table:table-cell>
          <table:table-cell office:value-type="float" office:value="268.357" calcext:value-type="float">
            <text:p>268.357</text:p>
          </table:table-cell>
          <table:table-cell office:value-type="float" office:value="41.6103" calcext:value-type="float">
            <text:p>41.6103</text:p>
          </table:table-cell>
          <table:table-cell/>
          <table:table-cell table:formula="of:=([.D565]-[.A565])/0.0166667" office:value-type="float" office:value="51.0478979042046" calcext:value-type="float">
            <text:p>51.0478979042046</text:p>
          </table:table-cell>
          <table:table-cell table:formula="of:=ABS([.E565]-[.B565])/0.0166667" office:value-type="float" office:value="754.258491483015" calcext:value-type="float">
            <text:p>754.258491483015</text:p>
          </table:table-cell>
          <table:table-cell table:formula="of:=([.F565]-[.C565])/0.0166667" office:value-type="float" office:value="19.0079619840761" calcext:value-type="float">
            <text:p>19.0079619840761</text:p>
          </table:table-cell>
          <table:table-cell table:formula="of:=DEGREES(ATAN(ABS([.F565]-[.C565])/ABS([.E565]-[.B565])))" office:value-type="float" office:value="1.44359731791281" calcext:value-type="float">
            <text:p>1.44359731791281</text:p>
          </table:table-cell>
          <table:table-cell table:formula="of:=SQRT(POWER([.H565];2)+POWER([.I565];2)+POWER([.J565];2))" office:value-type="float" office:value="756.222892058591" calcext:value-type="float">
            <text:p>756.222892058591</text:p>
          </table:table-cell>
        </table:table-row>
        <table:table-row table:style-name="ro1">
          <table:table-cell office:value-type="float" office:value="76.4668" calcext:value-type="float">
            <text:p>76.4668</text:p>
          </table:table-cell>
          <table:table-cell office:value-type="float" office:value="285.955" calcext:value-type="float">
            <text:p>285.955</text:p>
          </table:table-cell>
          <table:table-cell office:value-type="float" office:value="42.0076" calcext:value-type="float">
            <text:p>42.0076</text:p>
          </table:table-cell>
          <table:table-cell office:value-type="float" office:value="77.1027" calcext:value-type="float">
            <text:p>77.1027</text:p>
          </table:table-cell>
          <table:table-cell office:value-type="float" office:value="274.407" calcext:value-type="float">
            <text:p>274.407</text:p>
          </table:table-cell>
          <table:table-cell office:value-type="float" office:value="42.1025" calcext:value-type="float">
            <text:p>42.1025</text:p>
          </table:table-cell>
          <table:table-cell/>
          <table:table-cell table:formula="of:=([.D566]-[.A566])/0.0166667" office:value-type="float" office:value="38.1539236921522" calcext:value-type="float">
            <text:p>38.1539236921522</text:p>
          </table:table-cell>
          <table:table-cell table:formula="of:=ABS([.E566]-[.B566])/0.0166667" office:value-type="float" office:value="692.878614242772" calcext:value-type="float">
            <text:p>692.878614242772</text:p>
          </table:table-cell>
          <table:table-cell table:formula="of:=([.F566]-[.C566])/0.0166667" office:value-type="float" office:value="5.69398861202293" calcext:value-type="float">
            <text:p>5.69398861202293</text:p>
          </table:table-cell>
          <table:table-cell table:formula="of:=DEGREES(ATAN(ABS([.F566]-[.C566])/ABS([.E566]-[.B566])))" office:value-type="float" office:value="0.470838853422997" calcext:value-type="float">
            <text:p>0.470838853422997</text:p>
          </table:table-cell>
          <table:table-cell table:formula="of:=SQRT(POWER([.H566];2)+POWER([.I566];2)+POWER([.J566];2))" office:value-type="float" office:value="693.95166796716" calcext:value-type="float">
            <text:p>693.95166796716</text:p>
          </table:table-cell>
        </table:table-row>
        <table:table-row table:style-name="ro1">
          <table:table-cell office:value-type="float" office:value="76.4667" calcext:value-type="float">
            <text:p>76.4667</text:p>
          </table:table-cell>
          <table:table-cell office:value-type="float" office:value="286.018" calcext:value-type="float">
            <text:p>286.018</text:p>
          </table:table-cell>
          <table:table-cell office:value-type="float" office:value="41.7435" calcext:value-type="float">
            <text:p>41.7435</text:p>
          </table:table-cell>
          <table:table-cell office:value-type="float" office:value="76.8385" calcext:value-type="float">
            <text:p>76.8385</text:p>
          </table:table-cell>
          <table:table-cell office:value-type="float" office:value="273.092" calcext:value-type="float">
            <text:p>273.092</text:p>
          </table:table-cell>
          <table:table-cell office:value-type="float" office:value="42.3192" calcext:value-type="float">
            <text:p>42.3192</text:p>
          </table:table-cell>
          <table:table-cell/>
          <table:table-cell table:formula="of:=([.D567]-[.A567])/0.0166667" office:value-type="float" office:value="22.3079553840888" calcext:value-type="float">
            <text:p>22.3079553840888</text:p>
          </table:table-cell>
          <table:table-cell table:formula="of:=ABS([.E567]-[.B567])/0.0166667" office:value-type="float" office:value="775.558448883102" calcext:value-type="float">
            <text:p>775.558448883102</text:p>
          </table:table-cell>
          <table:table-cell table:formula="of:=([.F567]-[.C567])/0.0166667" office:value-type="float" office:value="34.5419309161385" calcext:value-type="float">
            <text:p>34.5419309161385</text:p>
          </table:table-cell>
          <table:table-cell table:formula="of:=DEGREES(ATAN(ABS([.F567]-[.C567])/ABS([.E567]-[.B567])))" office:value-type="float" office:value="2.55016214460069" calcext:value-type="float">
            <text:p>2.55016214460069</text:p>
          </table:table-cell>
          <table:table-cell table:formula="of:=SQRT(POWER([.H567];2)+POWER([.I567];2)+POWER([.J567];2))" office:value-type="float" office:value="776.647730633906" calcext:value-type="float">
            <text:p>776.647730633906</text:p>
          </table:table-cell>
        </table:table-row>
        <table:table-row table:style-name="ro1">
          <table:table-cell office:value-type="float" office:value="77.2062" calcext:value-type="float">
            <text:p>77.2062</text:p>
          </table:table-cell>
          <table:table-cell office:value-type="float" office:value="283.421" calcext:value-type="float">
            <text:p>283.421</text:p>
          </table:table-cell>
          <table:table-cell office:value-type="float" office:value="41.8984" calcext:value-type="float">
            <text:p>41.8984</text:p>
          </table:table-cell>
          <table:table-cell office:value-type="float" office:value="78.0707" calcext:value-type="float">
            <text:p>78.0707</text:p>
          </table:table-cell>
          <table:table-cell office:value-type="float" office:value="272.014" calcext:value-type="float">
            <text:p>272.014</text:p>
          </table:table-cell>
          <table:table-cell office:value-type="float" office:value="41.9892" calcext:value-type="float">
            <text:p>41.9892</text:p>
          </table:table-cell>
          <table:table-cell/>
          <table:table-cell table:formula="of:=([.D568]-[.A568])/0.0166667" office:value-type="float" office:value="51.8698962602079" calcext:value-type="float">
            <text:p>51.8698962602079</text:p>
          </table:table-cell>
          <table:table-cell table:formula="of:=ABS([.E568]-[.B568])/0.0166667" office:value-type="float" office:value="684.418631162737" calcext:value-type="float">
            <text:p>684.418631162737</text:p>
          </table:table-cell>
          <table:table-cell table:formula="of:=([.F568]-[.C568])/0.0166667" office:value-type="float" office:value="5.44798910402146" calcext:value-type="float">
            <text:p>5.44798910402146</text:p>
          </table:table-cell>
          <table:table-cell table:formula="of:=DEGREES(ATAN(ABS([.F568]-[.C568])/ABS([.E568]-[.B568])))" office:value-type="float" office:value="0.456066179067693" calcext:value-type="float">
            <text:p>0.456066179067693</text:p>
          </table:table-cell>
          <table:table-cell table:formula="of:=SQRT(POWER([.H568];2)+POWER([.I568];2)+POWER([.J568];2))" office:value-type="float" office:value="686.402964304494" calcext:value-type="float">
            <text:p>686.402964304494</text:p>
          </table:table-cell>
        </table:table-row>
        <table:table-row table:style-name="ro1">
          <table:table-cell office:value-type="float" office:value="76.6551" calcext:value-type="float">
            <text:p>76.6551</text:p>
          </table:table-cell>
          <table:table-cell office:value-type="float" office:value="279.465" calcext:value-type="float">
            <text:p>279.465</text:p>
          </table:table-cell>
          <table:table-cell office:value-type="float" office:value="42.0356" calcext:value-type="float">
            <text:p>42.0356</text:p>
          </table:table-cell>
          <table:table-cell office:value-type="float" office:value="77.2782" calcext:value-type="float">
            <text:p>77.2782</text:p>
          </table:table-cell>
          <table:table-cell office:value-type="float" office:value="268.208" calcext:value-type="float">
            <text:p>268.208</text:p>
          </table:table-cell>
          <table:table-cell office:value-type="float" office:value="42.1304" calcext:value-type="float">
            <text:p>42.1304</text:p>
          </table:table-cell>
          <table:table-cell/>
          <table:table-cell table:formula="of:=([.D569]-[.A569])/0.0166667" office:value-type="float" office:value="37.3859252281492" calcext:value-type="float">
            <text:p>37.3859252281492</text:p>
          </table:table-cell>
          <table:table-cell table:formula="of:=ABS([.E569]-[.B569])/0.0166667" office:value-type="float" office:value="675.418649162699" calcext:value-type="float">
            <text:p>675.418649162699</text:p>
          </table:table-cell>
          <table:table-cell table:formula="of:=([.F569]-[.C569])/0.0166667" office:value-type="float" office:value="5.68798862402271" calcext:value-type="float">
            <text:p>5.68798862402271</text:p>
          </table:table-cell>
          <table:table-cell table:formula="of:=DEGREES(ATAN(ABS([.F569]-[.C569])/ABS([.E569]-[.B569])))" office:value-type="float" office:value="0.482500799374906" calcext:value-type="float">
            <text:p>0.482500799374906</text:p>
          </table:table-cell>
          <table:table-cell table:formula="of:=SQRT(POWER([.H569];2)+POWER([.I569];2)+POWER([.J569];2))" office:value-type="float" office:value="676.476468368646" calcext:value-type="float">
            <text:p>676.476468368646</text:p>
          </table:table-cell>
        </table:table-row>
        <table:table-row table:style-name="ro1">
          <table:table-cell office:value-type="float" office:value="76.4798" calcext:value-type="float">
            <text:p>76.4798</text:p>
          </table:table-cell>
          <table:table-cell office:value-type="float" office:value="287.392" calcext:value-type="float">
            <text:p>287.392</text:p>
          </table:table-cell>
          <table:table-cell office:value-type="float" office:value="41.524" calcext:value-type="float">
            <text:p>41.524</text:p>
          </table:table-cell>
          <table:table-cell office:value-type="float" office:value="77.3688" calcext:value-type="float">
            <text:p>77.3688</text:p>
          </table:table-cell>
          <table:table-cell office:value-type="float" office:value="275.844" calcext:value-type="float">
            <text:p>275.844</text:p>
          </table:table-cell>
          <table:table-cell office:value-type="float" office:value="41.3674" calcext:value-type="float">
            <text:p>41.3674</text:p>
          </table:table-cell>
          <table:table-cell/>
          <table:table-cell table:formula="of:=([.D570]-[.A570])/0.0166667" office:value-type="float" office:value="53.3398933202131" calcext:value-type="float">
            <text:p>53.3398933202131</text:p>
          </table:table-cell>
          <table:table-cell table:formula="of:=ABS([.E570]-[.B570])/0.0166667" office:value-type="float" office:value="692.878614242772" calcext:value-type="float">
            <text:p>692.878614242772</text:p>
          </table:table-cell>
          <table:table-cell table:formula="of:=([.F570]-[.C570])/0.0166667" office:value-type="float" office:value="-9.39598120803743" calcext:value-type="float">
            <text:p>-9.39598120803743</text:p>
          </table:table-cell>
          <table:table-cell table:formula="of:=DEGREES(ATAN(ABS([.F570]-[.C570])/ABS([.E570]-[.B570])))" office:value-type="float" office:value="0.776928397290055" calcext:value-type="float">
            <text:p>0.776928397290055</text:p>
          </table:table-cell>
          <table:table-cell table:formula="of:=SQRT(POWER([.H570];2)+POWER([.I570];2)+POWER([.J570];2))" office:value-type="float" office:value="694.992232156056" calcext:value-type="float">
            <text:p>694.992232156056</text:p>
          </table:table-cell>
        </table:table-row>
        <table:table-row table:style-name="ro1">
          <table:table-cell office:value-type="float" office:value="76.8942" calcext:value-type="float">
            <text:p>76.8942</text:p>
          </table:table-cell>
          <table:table-cell office:value-type="float" office:value="278.22" calcext:value-type="float">
            <text:p>278.22</text:p>
          </table:table-cell>
          <table:table-cell office:value-type="float" office:value="41.9839" calcext:value-type="float">
            <text:p>41.9839</text:p>
          </table:table-cell>
          <table:table-cell office:value-type="float" office:value="77.5102" calcext:value-type="float">
            <text:p>77.5102</text:p>
          </table:table-cell>
          <table:table-cell office:value-type="float" office:value="267.064" calcext:value-type="float">
            <text:p>267.064</text:p>
          </table:table-cell>
          <table:table-cell office:value-type="float" office:value="41.8278" calcext:value-type="float">
            <text:p>41.8278</text:p>
          </table:table-cell>
          <table:table-cell/>
          <table:table-cell table:formula="of:=([.D571]-[.A571])/0.0166667" office:value-type="float" office:value="36.9599260801478" calcext:value-type="float">
            <text:p>36.9599260801478</text:p>
          </table:table-cell>
          <table:table-cell table:formula="of:=ABS([.E571]-[.B571])/0.0166667" office:value-type="float" office:value="669.358661282678" calcext:value-type="float">
            <text:p>669.358661282678</text:p>
          </table:table-cell>
          <table:table-cell table:formula="of:=([.F571]-[.C571])/0.0166667" office:value-type="float" office:value="-9.36598126803717" calcext:value-type="float">
            <text:p>-9.36598126803717</text:p>
          </table:table-cell>
          <table:table-cell table:formula="of:=DEGREES(ATAN(ABS([.F571]-[.C571])/ABS([.E571]-[.B571])))" office:value-type="float" office:value="0.801657184116718" calcext:value-type="float">
            <text:p>0.801657184116718</text:p>
          </table:table-cell>
          <table:table-cell table:formula="of:=SQRT(POWER([.H571];2)+POWER([.I571];2)+POWER([.J571];2))" office:value-type="float" office:value="670.443715143264" calcext:value-type="float">
            <text:p>670.443715143264</text:p>
          </table:table-cell>
        </table:table-row>
        <table:table-row table:style-name="ro1">
          <table:table-cell office:value-type="float" office:value="76.9944" calcext:value-type="float">
            <text:p>76.9944</text:p>
          </table:table-cell>
          <table:table-cell office:value-type="float" office:value="287.48" calcext:value-type="float">
            <text:p>287.48</text:p>
          </table:table-cell>
          <table:table-cell office:value-type="float" office:value="41.2503" calcext:value-type="float">
            <text:p>41.2503</text:p>
          </table:table-cell>
          <table:table-cell office:value-type="float" office:value="78.1057" calcext:value-type="float">
            <text:p>78.1057</text:p>
          </table:table-cell>
          <table:table-cell office:value-type="float" office:value="274.65" calcext:value-type="float">
            <text:p>274.65</text:p>
          </table:table-cell>
          <table:table-cell office:value-type="float" office:value="41.3078" calcext:value-type="float">
            <text:p>41.3078</text:p>
          </table:table-cell>
          <table:table-cell/>
          <table:table-cell table:formula="of:=([.D572]-[.A572])/0.0166667" office:value-type="float" office:value="66.6778666442667" calcext:value-type="float">
            <text:p>66.6778666442667</text:p>
          </table:table-cell>
          <table:table-cell table:formula="of:=ABS([.E572]-[.B572])/0.0166667" office:value-type="float" office:value="769.798460403082" calcext:value-type="float">
            <text:p>769.798460403082</text:p>
          </table:table-cell>
          <table:table-cell table:formula="of:=([.F572]-[.C572])/0.0166667" office:value-type="float" office:value="3.44999310001365" calcext:value-type="float">
            <text:p>3.44999310001365</text:p>
          </table:table-cell>
          <table:table-cell table:formula="of:=DEGREES(ATAN(ABS([.F572]-[.C572])/ABS([.E572]-[.B572])))" office:value-type="float" office:value="0.256779833593611" calcext:value-type="float">
            <text:p>0.256779833593611</text:p>
          </table:table-cell>
          <table:table-cell table:formula="of:=SQRT(POWER([.H572];2)+POWER([.I572];2)+POWER([.J572];2))" office:value-type="float" office:value="772.68849479695" calcext:value-type="float">
            <text:p>772.68849479695</text:p>
          </table:table-cell>
        </table:table-row>
        <table:table-row table:style-name="ro1">
          <table:table-cell office:value-type="float" office:value="77.3991" calcext:value-type="float">
            <text:p>77.3991</text:p>
          </table:table-cell>
          <table:table-cell office:value-type="float" office:value="278.263" calcext:value-type="float">
            <text:p>278.263</text:p>
          </table:table-cell>
          <table:table-cell office:value-type="float" office:value="41.9722" calcext:value-type="float">
            <text:p>41.9722</text:p>
          </table:table-cell>
          <table:table-cell office:value-type="float" office:value="78.2327" calcext:value-type="float">
            <text:p>78.2327</text:p>
          </table:table-cell>
          <table:table-cell office:value-type="float" office:value="265.875" calcext:value-type="float">
            <text:p>265.875</text:p>
          </table:table-cell>
          <table:table-cell office:value-type="float" office:value="42.0189" calcext:value-type="float">
            <text:p>42.0189</text:p>
          </table:table-cell>
          <table:table-cell/>
          <table:table-cell table:formula="of:=([.D573]-[.A573])/0.0166667" office:value-type="float" office:value="50.0158999681995" calcext:value-type="float">
            <text:p>50.0158999681995</text:p>
          </table:table-cell>
          <table:table-cell table:formula="of:=ABS([.E573]-[.B573])/0.0166667" office:value-type="float" office:value="743.278513442972" calcext:value-type="float">
            <text:p>743.278513442972</text:p>
          </table:table-cell>
          <table:table-cell table:formula="of:=([.F573]-[.C573])/0.0166667" office:value-type="float" office:value="2.80199439601129" calcext:value-type="float">
            <text:p>2.80199439601129</text:p>
          </table:table-cell>
          <table:table-cell table:formula="of:=DEGREES(ATAN(ABS([.F573]-[.C573])/ABS([.E573]-[.B573])))" office:value-type="float" office:value="0.215991300316493" calcext:value-type="float">
            <text:p>0.215991300316493</text:p>
          </table:table-cell>
          <table:table-cell table:formula="of:=SQRT(POWER([.H573];2)+POWER([.I573];2)+POWER([.J573];2))" office:value-type="float" office:value="744.964690417082" calcext:value-type="float">
            <text:p>744.964690417082</text:p>
          </table:table-cell>
        </table:table-row>
        <table:table-row table:style-name="ro1">
          <table:table-cell office:value-type="float" office:value="76.0125" calcext:value-type="float">
            <text:p>76.0125</text:p>
          </table:table-cell>
          <table:table-cell office:value-type="float" office:value="292.705" calcext:value-type="float">
            <text:p>292.705</text:p>
          </table:table-cell>
          <table:table-cell office:value-type="float" office:value="41.4536" calcext:value-type="float">
            <text:p>41.4536</text:p>
          </table:table-cell>
          <table:table-cell office:value-type="float" office:value="76.4148" calcext:value-type="float">
            <text:p>76.4148</text:p>
          </table:table-cell>
          <table:table-cell office:value-type="float" office:value="280.711" calcext:value-type="float">
            <text:p>280.711</text:p>
          </table:table-cell>
          <table:table-cell office:value-type="float" office:value="42.0884" calcext:value-type="float">
            <text:p>42.0884</text:p>
          </table:table-cell>
          <table:table-cell/>
          <table:table-cell table:formula="of:=([.D574]-[.A574])/0.0166667" office:value-type="float" office:value="24.1379517240964" calcext:value-type="float">
            <text:p>24.1379517240964</text:p>
          </table:table-cell>
          <table:table-cell table:formula="of:=ABS([.E574]-[.B574])/0.0166667" office:value-type="float" office:value="719.638560722877" calcext:value-type="float">
            <text:p>719.638560722877</text:p>
          </table:table-cell>
          <table:table-cell table:formula="of:=([.F574]-[.C574])/0.0166667" office:value-type="float" office:value="38.0879238241523" calcext:value-type="float">
            <text:p>38.0879238241523</text:p>
          </table:table-cell>
          <table:table-cell table:formula="of:=DEGREES(ATAN(ABS([.F574]-[.C574])/ABS([.E574]-[.B574])))" office:value-type="float" office:value="3.02963619485962" calcext:value-type="float">
            <text:p>3.02963619485962</text:p>
          </table:table-cell>
          <table:table-cell table:formula="of:=SQRT(POWER([.H574];2)+POWER([.I574];2)+POWER([.J574];2))" office:value-type="float" office:value="721.04992111085" calcext:value-type="float">
            <text:p>721.04992111085</text:p>
          </table:table-cell>
        </table:table-row>
        <table:table-row table:style-name="ro1">
          <table:table-cell office:value-type="float" office:value="76.7232" calcext:value-type="float">
            <text:p>76.7232</text:p>
          </table:table-cell>
          <table:table-cell office:value-type="float" office:value="286.028" calcext:value-type="float">
            <text:p>286.028</text:p>
          </table:table-cell>
          <table:table-cell office:value-type="float" office:value="41.7396" calcext:value-type="float">
            <text:p>41.7396</text:p>
          </table:table-cell>
          <table:table-cell office:value-type="float" office:value="77.338" calcext:value-type="float">
            <text:p>77.338</text:p>
          </table:table-cell>
          <table:table-cell office:value-type="float" office:value="273.265" calcext:value-type="float">
            <text:p>273.265</text:p>
          </table:table-cell>
          <table:table-cell office:value-type="float" office:value="41.5427" calcext:value-type="float">
            <text:p>41.5427</text:p>
          </table:table-cell>
          <table:table-cell/>
          <table:table-cell table:formula="of:=([.D575]-[.A575])/0.0166667" office:value-type="float" office:value="36.8879262241468" calcext:value-type="float">
            <text:p>36.8879262241468</text:p>
          </table:table-cell>
          <table:table-cell table:formula="of:=ABS([.E575]-[.B575])/0.0166667" office:value-type="float" office:value="765.778468443065" calcext:value-type="float">
            <text:p>765.778468443065</text:p>
          </table:table-cell>
          <table:table-cell table:formula="of:=([.F575]-[.C575])/0.0166667" office:value-type="float" office:value="-11.8139763720472" calcext:value-type="float">
            <text:p>-11.8139763720472</text:p>
          </table:table-cell>
          <table:table-cell table:formula="of:=DEGREES(ATAN(ABS([.F575]-[.C575])/ABS([.E575]-[.B575])))" office:value-type="float" office:value="0.883855213774628" calcext:value-type="float">
            <text:p>0.883855213774628</text:p>
          </table:table-cell>
          <table:table-cell table:formula="of:=SQRT(POWER([.H575];2)+POWER([.I575];2)+POWER([.J575];2))" office:value-type="float" office:value="766.757427006641" calcext:value-type="float">
            <text:p>766.757427006641</text:p>
          </table:table-cell>
        </table:table-row>
        <table:table-row table:style-name="ro1">
          <table:table-cell office:value-type="float" office:value="76.2594" calcext:value-type="float">
            <text:p>76.2594</text:p>
          </table:table-cell>
          <table:table-cell office:value-type="float" office:value="291.505" calcext:value-type="float">
            <text:p>291.505</text:p>
          </table:table-cell>
          <table:table-cell office:value-type="float" office:value="40.8697" calcext:value-type="float">
            <text:p>40.8697</text:p>
          </table:table-cell>
          <table:table-cell office:value-type="float" office:value="76.8939" calcext:value-type="float">
            <text:p>76.8939</text:p>
          </table:table-cell>
          <table:table-cell office:value-type="float" office:value="278.365" calcext:value-type="float">
            <text:p>278.365</text:p>
          </table:table-cell>
          <table:table-cell office:value-type="float" office:value="41.2089" calcext:value-type="float">
            <text:p>41.2089</text:p>
          </table:table-cell>
          <table:table-cell/>
          <table:table-cell table:formula="of:=([.D576]-[.A576])/0.0166667" office:value-type="float" office:value="38.0699238601524" calcext:value-type="float">
            <text:p>38.0699238601524</text:p>
          </table:table-cell>
          <table:table-cell table:formula="of:=ABS([.E576]-[.B576])/0.0166667" office:value-type="float" office:value="788.398423203153" calcext:value-type="float">
            <text:p>788.398423203153</text:p>
          </table:table-cell>
          <table:table-cell table:formula="of:=([.F576]-[.C576])/0.0166667" office:value-type="float" office:value="20.3519592960813" calcext:value-type="float">
            <text:p>20.3519592960813</text:p>
          </table:table-cell>
          <table:table-cell table:formula="of:=DEGREES(ATAN(ABS([.F576]-[.C576])/ABS([.E576]-[.B576])))" office:value-type="float" office:value="1.47872246381504" calcext:value-type="float">
            <text:p>1.47872246381504</text:p>
          </table:table-cell>
          <table:table-cell table:formula="of:=SQRT(POWER([.H576];2)+POWER([.I576];2)+POWER([.J576];2))" office:value-type="float" office:value="789.579378567554" calcext:value-type="float">
            <text:p>789.579378567554</text:p>
          </table:table-cell>
        </table:table-row>
        <table:table-row table:style-name="ro1">
          <table:table-cell office:value-type="float" office:value="77.0384" calcext:value-type="float">
            <text:p>77.0384</text:p>
          </table:table-cell>
          <table:table-cell office:value-type="float" office:value="291.51" calcext:value-type="float">
            <text:p>291.51</text:p>
          </table:table-cell>
          <table:table-cell office:value-type="float" office:value="41.1189" calcext:value-type="float">
            <text:p>41.1189</text:p>
          </table:table-cell>
          <table:table-cell office:value-type="float" office:value="78.1758" calcext:value-type="float">
            <text:p>78.1758</text:p>
          </table:table-cell>
          <table:table-cell office:value-type="float" office:value="279.846" calcext:value-type="float">
            <text:p>279.846</text:p>
          </table:table-cell>
          <table:table-cell office:value-type="float" office:value="40.7035" calcext:value-type="float">
            <text:p>40.7035</text:p>
          </table:table-cell>
          <table:table-cell/>
          <table:table-cell table:formula="of:=([.D577]-[.A577])/0.0166667" office:value-type="float" office:value="68.243863512273" calcext:value-type="float">
            <text:p>68.243863512273</text:p>
          </table:table-cell>
          <table:table-cell table:formula="of:=ABS([.E577]-[.B577])/0.0166667" office:value-type="float" office:value="699.838600322799" calcext:value-type="float">
            <text:p>699.838600322799</text:p>
          </table:table-cell>
          <table:table-cell table:formula="of:=([.F577]-[.C577])/0.0166667" office:value-type="float" office:value="-24.9239501520996" calcext:value-type="float">
            <text:p>-24.9239501520996</text:p>
          </table:table-cell>
          <table:table-cell table:formula="of:=DEGREES(ATAN(ABS([.F577]-[.C577])/ABS([.E577]-[.B577])))" office:value-type="float" office:value="2.03966151936382" calcext:value-type="float">
            <text:p>2.03966151936382</text:p>
          </table:table-cell>
          <table:table-cell table:formula="of:=SQRT(POWER([.H577];2)+POWER([.I577];2)+POWER([.J577];2))" office:value-type="float" office:value="703.599669343328" calcext:value-type="float">
            <text:p>703.599669343328</text:p>
          </table:table-cell>
        </table:table-row>
        <table:table-row table:style-name="ro1">
          <table:table-cell office:value-type="float" office:value="76.48" calcext:value-type="float">
            <text:p>76.48</text:p>
          </table:table-cell>
          <table:table-cell office:value-type="float" office:value="287.272" calcext:value-type="float">
            <text:p>287.272</text:p>
          </table:table-cell>
          <table:table-cell office:value-type="float" office:value="42.0528" calcext:value-type="float">
            <text:p>42.0528</text:p>
          </table:table-cell>
          <table:table-cell office:value-type="float" office:value="77.338" calcext:value-type="float">
            <text:p>77.338</text:p>
          </table:table-cell>
          <table:table-cell office:value-type="float" office:value="273.219" calcext:value-type="float">
            <text:p>273.219</text:p>
          </table:table-cell>
          <table:table-cell office:value-type="float" office:value="41.7983" calcext:value-type="float">
            <text:p>41.7983</text:p>
          </table:table-cell>
          <table:table-cell/>
          <table:table-cell table:formula="of:=([.D578]-[.A578])/0.0166667" office:value-type="float" office:value="51.4798970402053" calcext:value-type="float">
            <text:p>51.4798970402053</text:p>
          </table:table-cell>
          <table:table-cell table:formula="of:=ABS([.E578]-[.B578])/0.0166667" office:value-type="float" office:value="843.178313643373" calcext:value-type="float">
            <text:p>843.178313643373</text:p>
          </table:table-cell>
          <table:table-cell table:formula="of:=([.F578]-[.C578])/0.0166667" office:value-type="float" office:value="-15.2699694600611" calcext:value-type="float">
            <text:p>-15.2699694600611</text:p>
          </table:table-cell>
          <table:table-cell table:formula="of:=DEGREES(ATAN(ABS([.F578]-[.C578])/ABS([.E578]-[.B578])))" office:value-type="float" office:value="1.0375138446612" calcext:value-type="float">
            <text:p>1.0375138446612</text:p>
          </table:table-cell>
          <table:table-cell table:formula="of:=SQRT(POWER([.H578];2)+POWER([.I578];2)+POWER([.J578];2))" office:value-type="float" office:value="844.886394946127" calcext:value-type="float">
            <text:p>844.886394946127</text:p>
          </table:table-cell>
        </table:table-row>
        <table:table-row table:style-name="ro1">
          <table:table-cell office:value-type="float" office:value="76.3893" calcext:value-type="float">
            <text:p>76.3893</text:p>
          </table:table-cell>
          <table:table-cell office:value-type="float" office:value="278.175" calcext:value-type="float">
            <text:p>278.175</text:p>
          </table:table-cell>
          <table:table-cell office:value-type="float" office:value="41.9958" calcext:value-type="float">
            <text:p>41.9958</text:p>
          </table:table-cell>
          <table:table-cell office:value-type="float" office:value="76.7837" calcext:value-type="float">
            <text:p>76.7837</text:p>
          </table:table-cell>
          <table:table-cell office:value-type="float" office:value="268.263" calcext:value-type="float">
            <text:p>268.263</text:p>
          </table:table-cell>
          <table:table-cell office:value-type="float" office:value="41.635" calcext:value-type="float">
            <text:p>41.635</text:p>
          </table:table-cell>
          <table:table-cell/>
          <table:table-cell table:formula="of:=([.D579]-[.A579])/0.0166667" office:value-type="float" office:value="23.6639526720941" calcext:value-type="float">
            <text:p>23.6639526720941</text:p>
          </table:table-cell>
          <table:table-cell table:formula="of:=ABS([.E579]-[.B579])/0.0166667" office:value-type="float" office:value="594.718810562381" calcext:value-type="float">
            <text:p>594.718810562381</text:p>
          </table:table-cell>
          <table:table-cell table:formula="of:=([.F579]-[.C579])/0.0166667" office:value-type="float" office:value="-21.6479567040869" calcext:value-type="float">
            <text:p>-21.6479567040869</text:p>
          </table:table-cell>
          <table:table-cell table:formula="of:=DEGREES(ATAN(ABS([.F579]-[.C579])/ABS([.E579]-[.B579])))" office:value-type="float" office:value="2.08466448144378" calcext:value-type="float">
            <text:p>2.08466448144378</text:p>
          </table:table-cell>
          <table:table-cell table:formula="of:=SQRT(POWER([.H579];2)+POWER([.I579];2)+POWER([.J579];2))" office:value-type="float" office:value="595.582975178322" calcext:value-type="float">
            <text:p>595.582975178322</text:p>
          </table:table-cell>
        </table:table-row>
        <table:table-row table:style-name="ro1">
          <table:table-cell office:value-type="float" office:value="76.7372" calcext:value-type="float">
            <text:p>76.7372</text:p>
          </table:table-cell>
          <table:table-cell office:value-type="float" office:value="287.292" calcext:value-type="float">
            <text:p>287.292</text:p>
          </table:table-cell>
          <table:table-cell office:value-type="float" office:value="42.0472" calcext:value-type="float">
            <text:p>42.0472</text:p>
          </table:table-cell>
          <table:table-cell office:value-type="float" office:value="77.1319" calcext:value-type="float">
            <text:p>77.1319</text:p>
          </table:table-cell>
          <table:table-cell office:value-type="float" office:value="276.924" calcext:value-type="float">
            <text:p>276.924</text:p>
          </table:table-cell>
          <table:table-cell office:value-type="float" office:value="42.1915" calcext:value-type="float">
            <text:p>42.1915</text:p>
          </table:table-cell>
          <table:table-cell/>
          <table:table-cell table:formula="of:=([.D580]-[.A580])/0.0166667" office:value-type="float" office:value="23.6819526360947" calcext:value-type="float">
            <text:p>23.6819526360947</text:p>
          </table:table-cell>
          <table:table-cell table:formula="of:=ABS([.E580]-[.B580])/0.0166667" office:value-type="float" office:value="622.078755842488" calcext:value-type="float">
            <text:p>622.078755842488</text:p>
          </table:table-cell>
          <table:table-cell table:formula="of:=([.F580]-[.C580])/0.0166667" office:value-type="float" office:value="8.65798268403471" calcext:value-type="float">
            <text:p>8.65798268403471</text:p>
          </table:table-cell>
          <table:table-cell table:formula="of:=DEGREES(ATAN(ABS([.F580]-[.C580])/ABS([.E580]-[.B580])))" office:value-type="float" office:value="0.797381096321026" calcext:value-type="float">
            <text:p>0.797381096321026</text:p>
          </table:table-cell>
          <table:table-cell table:formula="of:=SQRT(POWER([.H580];2)+POWER([.I580];2)+POWER([.J580];2))" office:value-type="float" office:value="622.589571078213" calcext:value-type="float">
            <text:p>622.589571078213</text:p>
          </table:table-cell>
        </table:table-row>
        <table:table-row table:style-name="ro1">
          <table:table-cell office:value-type="float" office:value="76.2476" calcext:value-type="float">
            <text:p>76.2476</text:p>
          </table:table-cell>
          <table:table-cell office:value-type="float" office:value="290.011" calcext:value-type="float">
            <text:p>290.011</text:p>
          </table:table-cell>
          <table:table-cell office:value-type="float" office:value="41.6209" calcext:value-type="float">
            <text:p>41.6209</text:p>
          </table:table-cell>
          <table:table-cell office:value-type="float" office:value="76.894" calcext:value-type="float">
            <text:p>76.894</text:p>
          </table:table-cell>
          <table:table-cell office:value-type="float" office:value="278.317" calcext:value-type="float">
            <text:p>278.317</text:p>
          </table:table-cell>
          <table:table-cell office:value-type="float" office:value="41.4674" calcext:value-type="float">
            <text:p>41.4674</text:p>
          </table:table-cell>
          <table:table-cell/>
          <table:table-cell table:formula="of:=([.D581]-[.A581])/0.0166667" office:value-type="float" office:value="38.7839224321551" calcext:value-type="float">
            <text:p>38.7839224321551</text:p>
          </table:table-cell>
          <table:table-cell table:formula="of:=ABS([.E581]-[.B581])/0.0166667" office:value-type="float" office:value="701.638596722808" calcext:value-type="float">
            <text:p>701.638596722808</text:p>
          </table:table-cell>
          <table:table-cell table:formula="of:=([.F581]-[.C581])/0.0166667" office:value-type="float" office:value="-9.20998158003691" calcext:value-type="float">
            <text:p>-9.20998158003691</text:p>
          </table:table-cell>
          <table:table-cell table:formula="of:=DEGREES(ATAN(ABS([.F581]-[.C581])/ABS([.E581]-[.B581])))" office:value-type="float" office:value="0.752043533500702" calcext:value-type="float">
            <text:p>0.752043533500702</text:p>
          </table:table-cell>
          <table:table-cell table:formula="of:=SQRT(POWER([.H581];2)+POWER([.I581];2)+POWER([.J581];2))" office:value-type="float" office:value="702.770045470835" calcext:value-type="float">
            <text:p>702.770045470835</text:p>
          </table:table-cell>
        </table:table-row>
        <table:table-row table:style-name="ro1">
          <table:table-cell office:value-type="float" office:value="76.6821" calcext:value-type="float">
            <text:p>76.6821</text:p>
          </table:table-cell>
          <table:table-cell office:value-type="float" office:value="282.078" calcext:value-type="float">
            <text:p>282.078</text:p>
          </table:table-cell>
          <table:table-cell office:value-type="float" office:value="41.8662" calcext:value-type="float">
            <text:p>41.8662</text:p>
          </table:table-cell>
          <table:table-cell office:value-type="float" office:value="77.2929" calcext:value-type="float">
            <text:p>77.2929</text:p>
          </table:table-cell>
          <table:table-cell office:value-type="float" office:value="269.381" calcext:value-type="float">
            <text:p>269.381</text:p>
          </table:table-cell>
          <table:table-cell office:value-type="float" office:value="42.4283" calcext:value-type="float">
            <text:p>42.4283</text:p>
          </table:table-cell>
          <table:table-cell/>
          <table:table-cell table:formula="of:=([.D582]-[.A582])/0.0166667" office:value-type="float" office:value="36.6479267041464" calcext:value-type="float">
            <text:p>36.6479267041464</text:p>
          </table:table-cell>
          <table:table-cell table:formula="of:=ABS([.E582]-[.B582])/0.0166667" office:value-type="float" office:value="761.818476363048" calcext:value-type="float">
            <text:p>761.818476363048</text:p>
          </table:table-cell>
          <table:table-cell table:formula="of:=([.F582]-[.C582])/0.0166667" office:value-type="float" office:value="33.725932548135" calcext:value-type="float">
            <text:p>33.725932548135</text:p>
          </table:table-cell>
          <table:table-cell table:formula="of:=DEGREES(ATAN(ABS([.F582]-[.C582])/ABS([.E582]-[.B582])))" office:value-type="float" office:value="2.53484623561728" calcext:value-type="float">
            <text:p>2.53484623561728</text:p>
          </table:table-cell>
          <table:table-cell table:formula="of:=SQRT(POWER([.H582];2)+POWER([.I582];2)+POWER([.J582];2))" office:value-type="float" office:value="763.444758961687" calcext:value-type="float">
            <text:p>763.444758961687</text:p>
          </table:table-cell>
        </table:table-row>
        <table:table-row table:style-name="ro1">
          <table:table-cell office:value-type="float" office:value="77.1615" calcext:value-type="float">
            <text:p>77.1615</text:p>
          </table:table-cell>
          <table:table-cell office:value-type="float" office:value="279.616" calcext:value-type="float">
            <text:p>279.616</text:p>
          </table:table-cell>
          <table:table-cell office:value-type="float" office:value="41.5044" calcext:value-type="float">
            <text:p>41.5044</text:p>
          </table:table-cell>
          <table:table-cell office:value-type="float" office:value="77.7568" calcext:value-type="float">
            <text:p>77.7568</text:p>
          </table:table-cell>
          <table:table-cell office:value-type="float" office:value="267.087" calcext:value-type="float">
            <text:p>267.087</text:p>
          </table:table-cell>
          <table:table-cell office:value-type="float" office:value="41.8216" calcext:value-type="float">
            <text:p>41.8216</text:p>
          </table:table-cell>
          <table:table-cell/>
          <table:table-cell table:formula="of:=([.D583]-[.A583])/0.0166667" office:value-type="float" office:value="35.7179285641425" calcext:value-type="float">
            <text:p>35.7179285641425</text:p>
          </table:table-cell>
          <table:table-cell table:formula="of:=ABS([.E583]-[.B583])/0.0166667" office:value-type="float" office:value="751.738496523007" calcext:value-type="float">
            <text:p>751.738496523007</text:p>
          </table:table-cell>
          <table:table-cell table:formula="of:=([.F583]-[.C583])/0.0166667" office:value-type="float" office:value="19.0319619360761" calcext:value-type="float">
            <text:p>19.0319619360761</text:p>
          </table:table-cell>
          <table:table-cell table:formula="of:=DEGREES(ATAN(ABS([.F583]-[.C583])/ABS([.E583]-[.B583])))" office:value-type="float" office:value="1.45026257066697" calcext:value-type="float">
            <text:p>1.45026257066697</text:p>
          </table:table-cell>
          <table:table-cell table:formula="of:=SQRT(POWER([.H583];2)+POWER([.I583];2)+POWER([.J583];2))" office:value-type="float" office:value="752.827173493837" calcext:value-type="float">
            <text:p>752.827173493837</text:p>
          </table:table-cell>
        </table:table-row>
        <table:table-row table:style-name="ro1">
          <table:table-cell office:value-type="float" office:value="77.3991" calcext:value-type="float">
            <text:p>77.3991</text:p>
          </table:table-cell>
          <table:table-cell office:value-type="float" office:value="278.258" calcext:value-type="float">
            <text:p>278.258</text:p>
          </table:table-cell>
          <table:table-cell office:value-type="float" office:value="41.9731" calcext:value-type="float">
            <text:p>41.9731</text:p>
          </table:table-cell>
          <table:table-cell office:value-type="float" office:value="78.2499" calcext:value-type="float">
            <text:p>78.2499</text:p>
          </table:table-cell>
          <table:table-cell office:value-type="float" office:value="267.084" calcext:value-type="float">
            <text:p>267.084</text:p>
          </table:table-cell>
          <table:table-cell office:value-type="float" office:value="42.0624" calcext:value-type="float">
            <text:p>42.0624</text:p>
          </table:table-cell>
          <table:table-cell/>
          <table:table-cell table:formula="of:=([.D584]-[.A584])/0.0166667" office:value-type="float" office:value="51.0478979042037" calcext:value-type="float">
            <text:p>51.0478979042037</text:p>
          </table:table-cell>
          <table:table-cell table:formula="of:=ABS([.E584]-[.B584])/0.0166667" office:value-type="float" office:value="670.43865912268" calcext:value-type="float">
            <text:p>670.43865912268</text:p>
          </table:table-cell>
          <table:table-cell table:formula="of:=([.F584]-[.C584])/0.0166667" office:value-type="float" office:value="5.3579892840211" calcext:value-type="float">
            <text:p>5.3579892840211</text:p>
          </table:table-cell>
          <table:table-cell table:formula="of:=DEGREES(ATAN(ABS([.F584]-[.C584])/ABS([.E584]-[.B584])))" office:value-type="float" office:value="0.457884749147148" calcext:value-type="float">
            <text:p>0.457884749147148</text:p>
          </table:table-cell>
          <table:table-cell table:formula="of:=SQRT(POWER([.H584];2)+POWER([.I584];2)+POWER([.J584];2))" office:value-type="float" office:value="672.400618363653" calcext:value-type="float">
            <text:p>672.400618363653</text:p>
          </table:table-cell>
        </table:table-row>
        <table:table-row table:style-name="ro1">
          <table:table-cell office:value-type="float" office:value="76.9083" calcext:value-type="float">
            <text:p>76.9083</text:p>
          </table:table-cell>
          <table:table-cell office:value-type="float" office:value="279.6" calcext:value-type="float">
            <text:p>279.6</text:p>
          </table:table-cell>
          <table:table-cell office:value-type="float" office:value="41.5094" calcext:value-type="float">
            <text:p>41.5094</text:p>
          </table:table-cell>
          <table:table-cell office:value-type="float" office:value="77.5103" calcext:value-type="float">
            <text:p>77.5103</text:p>
          </table:table-cell>
          <table:table-cell office:value-type="float" office:value="267.112" calcext:value-type="float">
            <text:p>267.112</text:p>
          </table:table-cell>
          <table:table-cell office:value-type="float" office:value="41.5747" calcext:value-type="float">
            <text:p>41.5747</text:p>
          </table:table-cell>
          <table:table-cell/>
          <table:table-cell table:formula="of:=([.D585]-[.A585])/0.0166667" office:value-type="float" office:value="36.1199277601447" calcext:value-type="float">
            <text:p>36.1199277601447</text:p>
          </table:table-cell>
          <table:table-cell table:formula="of:=ABS([.E585]-[.B585])/0.0166667" office:value-type="float" office:value="749.278501442997" calcext:value-type="float">
            <text:p>749.278501442997</text:p>
          </table:table-cell>
          <table:table-cell table:formula="of:=([.F585]-[.C585])/0.0166667" office:value-type="float" office:value="3.91799216401571" calcext:value-type="float">
            <text:p>3.91799216401571</text:p>
          </table:table-cell>
          <table:table-cell table:formula="of:=DEGREES(ATAN(ABS([.F585]-[.C585])/ABS([.E585]-[.B585])))" office:value-type="float" office:value="0.299598038333109" calcext:value-type="float">
            <text:p>0.299598038333109</text:p>
          </table:table-cell>
          <table:table-cell table:formula="of:=SQRT(POWER([.H585];2)+POWER([.I585];2)+POWER([.J585];2))" office:value-type="float" office:value="750.158831560796" calcext:value-type="float">
            <text:p>750.158831560796</text:p>
          </table:table-cell>
        </table:table-row>
        <table:table-row table:style-name="ro1">
          <table:table-cell office:value-type="float" office:value="77.2213" calcext:value-type="float">
            <text:p>77.2213</text:p>
          </table:table-cell>
          <table:table-cell office:value-type="float" office:value="284.77" calcext:value-type="float">
            <text:p>284.77</text:p>
          </table:table-cell>
          <table:table-cell office:value-type="float" office:value="41.6823" calcext:value-type="float">
            <text:p>41.6823</text:p>
          </table:table-cell>
          <table:table-cell office:value-type="float" office:value="78.0879" calcext:value-type="float">
            <text:p>78.0879</text:p>
          </table:table-cell>
          <table:table-cell office:value-type="float" office:value="273.3" calcext:value-type="float">
            <text:p>273.3</text:p>
          </table:table-cell>
          <table:table-cell office:value-type="float" office:value="41.7781" calcext:value-type="float">
            <text:p>41.7781</text:p>
          </table:table-cell>
          <table:table-cell/>
          <table:table-cell table:formula="of:=([.D586]-[.A586])/0.0166667" office:value-type="float" office:value="51.9958960082083" calcext:value-type="float">
            <text:p>51.9958960082083</text:p>
          </table:table-cell>
          <table:table-cell table:formula="of:=ABS([.E586]-[.B586])/0.0166667" office:value-type="float" office:value="688.198623602751" calcext:value-type="float">
            <text:p>688.198623602751</text:p>
          </table:table-cell>
          <table:table-cell table:formula="of:=([.F586]-[.C586])/0.0166667" office:value-type="float" office:value="5.74798850402324" calcext:value-type="float">
            <text:p>5.74798850402324</text:p>
          </table:table-cell>
          <table:table-cell table:formula="of:=DEGREES(ATAN(ABS([.F586]-[.C586])/ABS([.E586]-[.B586])))" office:value-type="float" office:value="0.478536011100042" calcext:value-type="float">
            <text:p>0.478536011100042</text:p>
          </table:table-cell>
          <table:table-cell table:formula="of:=SQRT(POWER([.H586];2)+POWER([.I586];2)+POWER([.J586];2))" office:value-type="float" office:value="690.18400307618" calcext:value-type="float">
            <text:p>690.18400307618</text:p>
          </table:table-cell>
        </table:table-row>
        <table:table-row table:style-name="ro1">
          <table:table-cell office:value-type="float" office:value="76.4404" calcext:value-type="float">
            <text:p>76.4404</text:p>
          </table:table-cell>
          <table:table-cell office:value-type="float" office:value="283.47" calcext:value-type="float">
            <text:p>283.47</text:p>
          </table:table-cell>
          <table:table-cell office:value-type="float" office:value="41.3917" calcext:value-type="float">
            <text:p>41.3917</text:p>
          </table:table-cell>
          <table:table-cell office:value-type="float" office:value="77.3081" calcext:value-type="float">
            <text:p>77.3081</text:p>
          </table:table-cell>
          <table:table-cell office:value-type="float" office:value="270.804" calcext:value-type="float">
            <text:p>270.804</text:p>
          </table:table-cell>
          <table:table-cell office:value-type="float" office:value="41.4547" calcext:value-type="float">
            <text:p>41.4547</text:p>
          </table:table-cell>
          <table:table-cell/>
          <table:table-cell table:formula="of:=([.D587]-[.A587])/0.0166667" office:value-type="float" office:value="52.0618958762082" calcext:value-type="float">
            <text:p>52.0618958762082</text:p>
          </table:table-cell>
          <table:table-cell table:formula="of:=ABS([.E587]-[.B587])/0.0166667" office:value-type="float" office:value="759.958480083043" calcext:value-type="float">
            <text:p>759.958480083043</text:p>
          </table:table-cell>
          <table:table-cell table:formula="of:=([.F587]-[.C587])/0.0166667" office:value-type="float" office:value="3.77999244001526" calcext:value-type="float">
            <text:p>3.77999244001526</text:p>
          </table:table-cell>
          <table:table-cell table:formula="of:=DEGREES(ATAN(ABS([.F587]-[.C587])/ABS([.E587]-[.B587])))" office:value-type="float" office:value="0.28498376299936" calcext:value-type="float">
            <text:p>0.28498376299936</text:p>
          </table:table-cell>
          <table:table-cell table:formula="of:=SQRT(POWER([.H587];2)+POWER([.I587];2)+POWER([.J587];2))" office:value-type="float" office:value="761.749053688418" calcext:value-type="float">
            <text:p>761.749053688418</text:p>
          </table:table-cell>
        </table:table-row>
        <table:table-row table:style-name="ro1">
          <table:table-cell office:value-type="float" office:value="76.9224" calcext:value-type="float">
            <text:p>76.9224</text:p>
          </table:table-cell>
          <table:table-cell office:value-type="float" office:value="280.928" calcext:value-type="float">
            <text:p>280.928</text:p>
          </table:table-cell>
          <table:table-cell office:value-type="float" office:value="41.2935" calcext:value-type="float">
            <text:p>41.2935</text:p>
          </table:table-cell>
          <table:table-cell office:value-type="float" office:value="77.7732" calcext:value-type="float">
            <text:p>77.7732</text:p>
          </table:table-cell>
          <table:table-cell office:value-type="float" office:value="268.357" calcext:value-type="float">
            <text:p>268.357</text:p>
          </table:table-cell>
          <table:table-cell office:value-type="float" office:value="41.6103" calcext:value-type="float">
            <text:p>41.6103</text:p>
          </table:table-cell>
          <table:table-cell/>
          <table:table-cell table:formula="of:=([.D588]-[.A588])/0.0166667" office:value-type="float" office:value="51.0478979042046" calcext:value-type="float">
            <text:p>51.0478979042046</text:p>
          </table:table-cell>
          <table:table-cell table:formula="of:=ABS([.E588]-[.B588])/0.0166667" office:value-type="float" office:value="754.258491483015" calcext:value-type="float">
            <text:p>754.258491483015</text:p>
          </table:table-cell>
          <table:table-cell table:formula="of:=([.F588]-[.C588])/0.0166667" office:value-type="float" office:value="19.0079619840761" calcext:value-type="float">
            <text:p>19.0079619840761</text:p>
          </table:table-cell>
          <table:table-cell table:formula="of:=DEGREES(ATAN(ABS([.F588]-[.C588])/ABS([.E588]-[.B588])))" office:value-type="float" office:value="1.44359731791281" calcext:value-type="float">
            <text:p>1.44359731791281</text:p>
          </table:table-cell>
          <table:table-cell table:formula="of:=SQRT(POWER([.H588];2)+POWER([.I588];2)+POWER([.J588];2))" office:value-type="float" office:value="756.222892058591" calcext:value-type="float">
            <text:p>756.222892058591</text:p>
          </table:table-cell>
        </table:table-row>
        <table:table-row table:style-name="ro1">
          <table:table-cell office:value-type="float" office:value="77.9045" calcext:value-type="float">
            <text:p>77.9045</text:p>
          </table:table-cell>
          <table:table-cell office:value-type="float" office:value="278.359" calcext:value-type="float">
            <text:p>278.359</text:p>
          </table:table-cell>
          <table:table-cell office:value-type="float" office:value="41.7018" calcext:value-type="float">
            <text:p>41.7018</text:p>
          </table:table-cell>
          <table:table-cell office:value-type="float" office:value="78.7253" calcext:value-type="float">
            <text:p>78.7253</text:p>
          </table:table-cell>
          <table:table-cell office:value-type="float" office:value="265.968" calcext:value-type="float">
            <text:p>265.968</text:p>
          </table:table-cell>
          <table:table-cell office:value-type="float" office:value="41.7547" calcext:value-type="float">
            <text:p>41.7547</text:p>
          </table:table-cell>
          <table:table-cell/>
          <table:table-cell table:formula="of:=([.D589]-[.A589])/0.0166667" office:value-type="float" office:value="49.2479015041973" calcext:value-type="float">
            <text:p>49.2479015041973</text:p>
          </table:table-cell>
          <table:table-cell table:formula="of:=ABS([.E589]-[.B589])/0.0166667" office:value-type="float" office:value="743.458513082972" calcext:value-type="float">
            <text:p>743.458513082972</text:p>
          </table:table-cell>
          <table:table-cell table:formula="of:=([.F589]-[.C589])/0.0166667" office:value-type="float" office:value="3.17399365201276" calcext:value-type="float">
            <text:p>3.17399365201276</text:p>
          </table:table-cell>
          <table:table-cell table:formula="of:=DEGREES(ATAN(ABS([.F589]-[.C589])/ABS([.E589]-[.B589])))" office:value-type="float" office:value="0.244607240910641" calcext:value-type="float">
            <text:p>0.244607240910641</text:p>
          </table:table-cell>
          <table:table-cell table:formula="of:=SQRT(POWER([.H589];2)+POWER([.I589];2)+POWER([.J589];2))" office:value-type="float" office:value="745.094618631629" calcext:value-type="float">
            <text:p>745.094618631629</text:p>
          </table:table-cell>
        </table:table-row>
        <table:table-row table:style-name="ro1">
          <table:table-cell office:value-type="float" office:value="77.2214" calcext:value-type="float">
            <text:p>77.2214</text:p>
          </table:table-cell>
          <table:table-cell office:value-type="float" office:value="284.831" calcext:value-type="float">
            <text:p>284.831</text:p>
          </table:table-cell>
          <table:table-cell office:value-type="float" office:value="41.4187" calcext:value-type="float">
            <text:p>41.4187</text:p>
          </table:table-cell>
          <table:table-cell office:value-type="float" office:value="78.0538" calcext:value-type="float">
            <text:p>78.0538</text:p>
          </table:table-cell>
          <table:table-cell office:value-type="float" office:value="270.781" calcext:value-type="float">
            <text:p>270.781</text:p>
          </table:table-cell>
          <table:table-cell office:value-type="float" office:value="41.9452" calcext:value-type="float">
            <text:p>41.9452</text:p>
          </table:table-cell>
          <table:table-cell/>
          <table:table-cell table:formula="of:=([.D590]-[.A590])/0.0166667" office:value-type="float" office:value="49.9439001121993" calcext:value-type="float">
            <text:p>49.9439001121993</text:p>
          </table:table-cell>
          <table:table-cell table:formula="of:=ABS([.E590]-[.B590])/0.0166667" office:value-type="float" office:value="842.998314003373" calcext:value-type="float">
            <text:p>842.998314003373</text:p>
          </table:table-cell>
          <table:table-cell table:formula="of:=([.F590]-[.C590])/0.0166667" office:value-type="float" office:value="31.5899368201263" calcext:value-type="float">
            <text:p>31.5899368201263</text:p>
          </table:table-cell>
          <table:table-cell table:formula="of:=DEGREES(ATAN(ABS([.F590]-[.C590])/ABS([.E590]-[.B590])))" office:value-type="float" office:value="2.14605832747178" calcext:value-type="float">
            <text:p>2.14605832747178</text:p>
          </table:table-cell>
          <table:table-cell table:formula="of:=SQRT(POWER([.H590];2)+POWER([.I590];2)+POWER([.J590];2))" office:value-type="float" office:value="845.067142113126" calcext:value-type="float">
            <text:p>845.067142113126</text:p>
          </table:table-cell>
        </table:table-row>
        <table:table-row table:style-name="ro1">
          <table:table-cell office:value-type="float" office:value="77.9548" calcext:value-type="float">
            <text:p>77.9548</text:p>
          </table:table-cell>
          <table:table-cell office:value-type="float" office:value="282.181" calcext:value-type="float">
            <text:p>282.181</text:p>
          </table:table-cell>
          <table:table-cell office:value-type="float" office:value="41.838" calcext:value-type="float">
            <text:p>41.838</text:p>
          </table:table-cell>
          <table:table-cell office:value-type="float" office:value="79.2557" calcext:value-type="float">
            <text:p>79.2557</text:p>
          </table:table-cell>
          <table:table-cell office:value-type="float" office:value="268.336" calcext:value-type="float">
            <text:p>268.336</text:p>
          </table:table-cell>
          <table:table-cell office:value-type="float" office:value="42.3366" calcext:value-type="float">
            <text:p>42.3366</text:p>
          </table:table-cell>
          <table:table-cell/>
          <table:table-cell table:formula="of:=([.D591]-[.A591])/0.0166667" office:value-type="float" office:value="78.0538438923121" calcext:value-type="float">
            <text:p>78.0538438923121</text:p>
          </table:table-cell>
          <table:table-cell table:formula="of:=ABS([.E591]-[.B591])/0.0166667" office:value-type="float" office:value="830.698338603321" calcext:value-type="float">
            <text:p>830.698338603321</text:p>
          </table:table-cell>
          <table:table-cell table:formula="of:=([.F591]-[.C591])/0.0166667" office:value-type="float" office:value="29.9159401681194" calcext:value-type="float">
            <text:p>29.9159401681194</text:p>
          </table:table-cell>
          <table:table-cell table:formula="of:=DEGREES(ATAN(ABS([.F591]-[.C591])/ABS([.E591]-[.B591])))" office:value-type="float" office:value="2.06250163346981" calcext:value-type="float">
            <text:p>2.06250163346981</text:p>
          </table:table-cell>
          <table:table-cell table:formula="of:=SQRT(POWER([.H591];2)+POWER([.I591];2)+POWER([.J591];2))" office:value-type="float" office:value="834.893463731047" calcext:value-type="float">
            <text:p>834.893463731047</text:p>
          </table:table-cell>
        </table:table-row>
        <table:table-row table:style-name="ro1">
          <table:table-cell office:value-type="float" office:value="77.2063" calcext:value-type="float">
            <text:p>77.2063</text:p>
          </table:table-cell>
          <table:table-cell office:value-type="float" office:value="283.528" calcext:value-type="float">
            <text:p>283.528</text:p>
          </table:table-cell>
          <table:table-cell office:value-type="float" office:value="41.3753" calcext:value-type="float">
            <text:p>41.3753</text:p>
          </table:table-cell>
          <table:table-cell office:value-type="float" office:value="78.3381" calcext:value-type="float">
            <text:p>78.3381</text:p>
          </table:table-cell>
          <table:table-cell office:value-type="float" office:value="273.358" calcext:value-type="float">
            <text:p>273.358</text:p>
          </table:table-cell>
          <table:table-cell office:value-type="float" office:value="41.5184" calcext:value-type="float">
            <text:p>41.5184</text:p>
          </table:table-cell>
          <table:table-cell/>
          <table:table-cell table:formula="of:=([.D592]-[.A592])/0.0166667" office:value-type="float" office:value="67.9078641842715" calcext:value-type="float">
            <text:p>67.9078641842715</text:p>
          </table:table-cell>
          <table:table-cell table:formula="of:=ABS([.E592]-[.B592])/0.0166667" office:value-type="float" office:value="610.198779602442" calcext:value-type="float">
            <text:p>610.198779602442</text:p>
          </table:table-cell>
          <table:table-cell table:formula="of:=([.F592]-[.C592])/0.0166667" office:value-type="float" office:value="8.58598282803416" calcext:value-type="float">
            <text:p>8.58598282803416</text:p>
          </table:table-cell>
          <table:table-cell table:formula="of:=DEGREES(ATAN(ABS([.F592]-[.C592])/ABS([.E592]-[.B592])))" office:value-type="float" office:value="0.806144052266068" calcext:value-type="float">
            <text:p>0.806144052266068</text:p>
          </table:table-cell>
          <table:table-cell table:formula="of:=SQRT(POWER([.H592];2)+POWER([.I592];2)+POWER([.J592];2))" office:value-type="float" office:value="614.025852670311" calcext:value-type="float">
            <text:p>614.025852670311</text:p>
          </table:table-cell>
        </table:table-row>
        <table:table-row table:style-name="ro1">
          <table:table-cell office:value-type="float" office:value="76.4534" calcext:value-type="float">
            <text:p>76.4534</text:p>
          </table:table-cell>
          <table:table-cell office:value-type="float" office:value="284.697" calcext:value-type="float">
            <text:p>284.697</text:p>
          </table:table-cell>
          <table:table-cell office:value-type="float" office:value="41.701" calcext:value-type="float">
            <text:p>41.701</text:p>
          </table:table-cell>
          <table:table-cell office:value-type="float" office:value="77.3077" calcext:value-type="float">
            <text:p>77.3077</text:p>
          </table:table-cell>
          <table:table-cell office:value-type="float" office:value="270.638" calcext:value-type="float">
            <text:p>270.638</text:p>
          </table:table-cell>
          <table:table-cell office:value-type="float" office:value="42.2219" calcext:value-type="float">
            <text:p>42.2219</text:p>
          </table:table-cell>
          <table:table-cell/>
          <table:table-cell table:formula="of:=([.D593]-[.A593])/0.0166667" office:value-type="float" office:value="51.2578974842047" calcext:value-type="float">
            <text:p>51.2578974842047</text:p>
          </table:table-cell>
          <table:table-cell table:formula="of:=ABS([.E593]-[.B593])/0.0166667" office:value-type="float" office:value="843.538312923376" calcext:value-type="float">
            <text:p>843.538312923376</text:p>
          </table:table-cell>
          <table:table-cell table:formula="of:=([.F593]-[.C593])/0.0166667" office:value-type="float" office:value="31.2539374921249" calcext:value-type="float">
            <text:p>31.2539374921249</text:p>
          </table:table-cell>
          <table:table-cell table:formula="of:=DEGREES(ATAN(ABS([.F593]-[.C593])/ABS([.E593]-[.B593])))" office:value-type="float" office:value="2.12189528255169" calcext:value-type="float">
            <text:p>2.12189528255169</text:p>
          </table:table-cell>
          <table:table-cell table:formula="of:=SQRT(POWER([.H593];2)+POWER([.I593];2)+POWER([.J593];2))" office:value-type="float" office:value="845.671961243175" calcext:value-type="float">
            <text:p>845.671961243175</text:p>
          </table:table-cell>
        </table:table-row>
        <table:table-row table:style-name="ro1">
          <table:table-cell office:value-type="float" office:value="76.0122" calcext:value-type="float">
            <text:p>76.0122</text:p>
          </table:table-cell>
          <table:table-cell office:value-type="float" office:value="292.765" calcext:value-type="float">
            <text:p>292.765</text:p>
          </table:table-cell>
          <table:table-cell office:value-type="float" office:value="41.1865" calcext:value-type="float">
            <text:p>41.1865</text:p>
          </table:table-cell>
          <table:table-cell office:value-type="float" office:value="76.4144" calcext:value-type="float">
            <text:p>76.4144</text:p>
          </table:table-cell>
          <table:table-cell office:value-type="float" office:value="280.814" calcext:value-type="float">
            <text:p>280.814</text:p>
          </table:table-cell>
          <table:table-cell office:value-type="float" office:value="41.5685" calcext:value-type="float">
            <text:p>41.5685</text:p>
          </table:table-cell>
          <table:table-cell/>
          <table:table-cell table:formula="of:=([.D594]-[.A594])/0.0166667" office:value-type="float" office:value="24.1319517360961" calcext:value-type="float">
            <text:p>24.1319517360961</text:p>
          </table:table-cell>
          <table:table-cell table:formula="of:=ABS([.E594]-[.B594])/0.0166667" office:value-type="float" office:value="717.058565882866" calcext:value-type="float">
            <text:p>717.058565882866</text:p>
          </table:table-cell>
          <table:table-cell table:formula="of:=([.F594]-[.C594])/0.0166667" office:value-type="float" office:value="22.9199541600916" calcext:value-type="float">
            <text:p>22.9199541600916</text:p>
          </table:table-cell>
          <table:table-cell table:formula="of:=DEGREES(ATAN(ABS([.F594]-[.C594])/ABS([.E594]-[.B594])))" office:value-type="float" office:value="1.8307705171194" calcext:value-type="float">
            <text:p>1.8307705171194</text:p>
          </table:table-cell>
          <table:table-cell table:formula="of:=SQRT(POWER([.H594];2)+POWER([.I594];2)+POWER([.J594];2))" office:value-type="float" office:value="717.830524775373" calcext:value-type="float">
            <text:p>717.830524775373</text:p>
          </table:table-cell>
        </table:table-row>
        <table:table-row table:style-name="ro1">
          <table:table-cell office:value-type="float" office:value="76.709" calcext:value-type="float">
            <text:p>76.709</text:p>
          </table:table-cell>
          <table:table-cell office:value-type="float" office:value="284.82" calcext:value-type="float">
            <text:p>284.82</text:p>
          </table:table-cell>
          <table:table-cell office:value-type="float" office:value="41.1715" calcext:value-type="float">
            <text:p>41.1715</text:p>
          </table:table-cell>
          <table:table-cell office:value-type="float" office:value="77.1026" calcext:value-type="float">
            <text:p>77.1026</text:p>
          </table:table-cell>
          <table:table-cell office:value-type="float" office:value="274.589" calcext:value-type="float">
            <text:p>274.589</text:p>
          </table:table-cell>
          <table:table-cell office:value-type="float" office:value="41.0782" calcext:value-type="float">
            <text:p>41.0782</text:p>
          </table:table-cell>
          <table:table-cell/>
          <table:table-cell table:formula="of:=([.D595]-[.A595])/0.0166667" office:value-type="float" office:value="23.615952768094" calcext:value-type="float">
            <text:p>23.615952768094</text:p>
          </table:table-cell>
          <table:table-cell table:formula="of:=ABS([.E595]-[.B595])/0.0166667" office:value-type="float" office:value="613.858772282455" calcext:value-type="float">
            <text:p>613.858772282455</text:p>
          </table:table-cell>
          <table:table-cell table:formula="of:=([.F595]-[.C595])/0.0166667" office:value-type="float" office:value="-5.59798880402235" calcext:value-type="float">
            <text:p>-5.59798880402235</text:p>
          </table:table-cell>
          <table:table-cell table:formula="of:=DEGREES(ATAN(ABS([.F595]-[.C595])/ABS([.E595]-[.B595])))" office:value-type="float" office:value="0.5224853923324" calcext:value-type="float">
            <text:p>0.5224853923324</text:p>
          </table:table-cell>
          <table:table-cell table:formula="of:=SQRT(POWER([.H595];2)+POWER([.I595];2)+POWER([.J595];2))" office:value-type="float" office:value="614.338378267155" calcext:value-type="float">
            <text:p>614.338378267155</text:p>
          </table:table-cell>
        </table:table-row>
        <table:table-row table:style-name="ro1">
          <table:table-cell office:value-type="float" office:value="76.4656" calcext:value-type="float">
            <text:p>76.4656</text:p>
          </table:table-cell>
          <table:table-cell office:value-type="float" office:value="286.276" calcext:value-type="float">
            <text:p>286.276</text:p>
          </table:table-cell>
          <table:table-cell office:value-type="float" office:value="40.4294" calcext:value-type="float">
            <text:p>40.4294</text:p>
          </table:table-cell>
          <table:table-cell office:value-type="float" office:value="77.1027" calcext:value-type="float">
            <text:p>77.1027</text:p>
          </table:table-cell>
          <table:table-cell office:value-type="float" office:value="274.698" calcext:value-type="float">
            <text:p>274.698</text:p>
          </table:table-cell>
          <table:table-cell office:value-type="float" office:value="40.5622" calcext:value-type="float">
            <text:p>40.5622</text:p>
          </table:table-cell>
          <table:table-cell/>
          <table:table-cell table:formula="of:=([.D596]-[.A596])/0.0166667" office:value-type="float" office:value="38.2259235481531" calcext:value-type="float">
            <text:p>38.2259235481531</text:p>
          </table:table-cell>
          <table:table-cell table:formula="of:=ABS([.E596]-[.B596])/0.0166667" office:value-type="float" office:value="694.678610642781" calcext:value-type="float">
            <text:p>694.678610642781</text:p>
          </table:table-cell>
          <table:table-cell table:formula="of:=([.F596]-[.C596])/0.0166667" office:value-type="float" office:value="7.96798406403163" calcext:value-type="float">
            <text:p>7.96798406403163</text:p>
          </table:table-cell>
          <table:table-cell table:formula="of:=DEGREES(ATAN(ABS([.F596]-[.C596])/ABS([.E596]-[.B596])))" office:value-type="float" office:value="0.657155455774147" calcext:value-type="float">
            <text:p>0.657155455774147</text:p>
          </table:table-cell>
          <table:table-cell table:formula="of:=SQRT(POWER([.H596];2)+POWER([.I596];2)+POWER([.J596];2))" office:value-type="float" office:value="695.775166333017" calcext:value-type="float">
            <text:p>695.775166333017</text:p>
          </table:table-cell>
        </table:table-row>
        <table:table-row table:style-name="ro1">
          <table:table-cell office:value-type="float" office:value="76.9797" calcext:value-type="float">
            <text:p>76.9797</text:p>
          </table:table-cell>
          <table:table-cell office:value-type="float" office:value="286.209" calcext:value-type="float">
            <text:p>286.209</text:p>
          </table:table-cell>
          <table:table-cell office:value-type="float" office:value="40.945" calcext:value-type="float">
            <text:p>40.945</text:p>
          </table:table-cell>
          <table:table-cell office:value-type="float" office:value="77.5882" calcext:value-type="float">
            <text:p>77.5882</text:p>
          </table:table-cell>
          <table:table-cell office:value-type="float" office:value="273.339" calcext:value-type="float">
            <text:p>273.339</text:p>
          </table:table-cell>
          <table:table-cell office:value-type="float" office:value="41.2802" calcext:value-type="float">
            <text:p>41.2802</text:p>
          </table:table-cell>
          <table:table-cell/>
          <table:table-cell table:formula="of:=([.D597]-[.A597])/0.0166667" office:value-type="float" office:value="36.5099269801464" calcext:value-type="float">
            <text:p>36.5099269801464</text:p>
          </table:table-cell>
          <table:table-cell table:formula="of:=ABS([.E597]-[.B597])/0.0166667" office:value-type="float" office:value="772.198455603089" calcext:value-type="float">
            <text:p>772.198455603089</text:p>
          </table:table-cell>
          <table:table-cell table:formula="of:=([.F597]-[.C597])/0.0166667" office:value-type="float" office:value="20.1119597760805" calcext:value-type="float">
            <text:p>20.1119597760805</text:p>
          </table:table-cell>
          <table:table-cell table:formula="of:=DEGREES(ATAN(ABS([.F597]-[.C597])/ABS([.E597]-[.B597])))" office:value-type="float" office:value="1.49193507339338" calcext:value-type="float">
            <text:p>1.49193507339338</text:p>
          </table:table-cell>
          <table:table-cell table:formula="of:=SQRT(POWER([.H597];2)+POWER([.I597];2)+POWER([.J597];2))" office:value-type="float" office:value="773.322649694115" calcext:value-type="float">
            <text:p>773.322649694115</text:p>
          </table:table-cell>
        </table:table-row>
        <table:table-row table:style-name="ro1">
          <table:table-cell office:value-type="float" office:value="76.793" calcext:value-type="float">
            <text:p>76.793</text:p>
          </table:table-cell>
          <table:table-cell office:value-type="float" office:value="292.83" calcext:value-type="float">
            <text:p>292.83</text:p>
          </table:table-cell>
          <table:table-cell office:value-type="float" office:value="41.169" calcext:value-type="float">
            <text:p>41.169</text:p>
          </table:table-cell>
          <table:table-cell office:value-type="float" office:value="77.7011" calcext:value-type="float">
            <text:p>77.7011</text:p>
          </table:table-cell>
          <table:table-cell office:value-type="float" office:value="282.377" calcext:value-type="float">
            <text:p>282.377</text:p>
          </table:table-cell>
          <table:table-cell office:value-type="float" office:value="40.7985" calcext:value-type="float">
            <text:p>40.7985</text:p>
          </table:table-cell>
          <table:table-cell/>
          <table:table-cell table:formula="of:=([.D598]-[.A598])/0.0166667" office:value-type="float" office:value="54.4858910282174" calcext:value-type="float">
            <text:p>54.4858910282174</text:p>
          </table:table-cell>
          <table:table-cell table:formula="of:=ABS([.E598]-[.B598])/0.0166667" office:value-type="float" office:value="627.178745642507" calcext:value-type="float">
            <text:p>627.178745642507</text:p>
          </table:table-cell>
          <table:table-cell table:formula="of:=([.F598]-[.C598])/0.0166667" office:value-type="float" office:value="-22.2299555400889" calcext:value-type="float">
            <text:p>-22.2299555400889</text:p>
          </table:table-cell>
          <table:table-cell table:formula="of:=DEGREES(ATAN(ABS([.F598]-[.C598])/ABS([.E598]-[.B598])))" office:value-type="float" office:value="2.02996301211793" calcext:value-type="float">
            <text:p>2.02996301211793</text:p>
          </table:table-cell>
          <table:table-cell table:formula="of:=SQRT(POWER([.H598];2)+POWER([.I598];2)+POWER([.J598];2))" office:value-type="float" office:value="629.933379199866" calcext:value-type="float">
            <text:p>629.933379199866</text:p>
          </table:table-cell>
        </table:table-row>
        <table:table-row table:style-name="ro1">
          <table:table-cell office:value-type="float" office:value="77.2059" calcext:value-type="float">
            <text:p>77.2059</text:p>
          </table:table-cell>
          <table:table-cell office:value-type="float" office:value="283.35" calcext:value-type="float">
            <text:p>283.35</text:p>
          </table:table-cell>
          <table:table-cell office:value-type="float" office:value="42.1626" calcext:value-type="float">
            <text:p>42.1626</text:p>
          </table:table-cell>
          <table:table-cell office:value-type="float" office:value="77.8213" calcext:value-type="float">
            <text:p>77.8213</text:p>
          </table:table-cell>
          <table:table-cell office:value-type="float" office:value="272.013" calcext:value-type="float">
            <text:p>272.013</text:p>
          </table:table-cell>
          <table:table-cell office:value-type="float" office:value="41.7444" calcext:value-type="float">
            <text:p>41.7444</text:p>
          </table:table-cell>
          <table:table-cell/>
          <table:table-cell table:formula="of:=([.D599]-[.A599])/0.0166667" office:value-type="float" office:value="36.9239261521473" calcext:value-type="float">
            <text:p>36.9239261521473</text:p>
          </table:table-cell>
          <table:table-cell table:formula="of:=ABS([.E599]-[.B599])/0.0166667" office:value-type="float" office:value="680.218639562724" calcext:value-type="float">
            <text:p>680.218639562724</text:p>
          </table:table-cell>
          <table:table-cell table:formula="of:=([.F599]-[.C599])/0.0166667" office:value-type="float" office:value="-25.0919498161003" calcext:value-type="float">
            <text:p>-25.0919498161003</text:p>
          </table:table-cell>
          <table:table-cell table:formula="of:=DEGREES(ATAN(ABS([.F599]-[.C599])/ABS([.E599]-[.B599])))" office:value-type="float" office:value="2.1125726090028" calcext:value-type="float">
            <text:p>2.1125726090028</text:p>
          </table:table-cell>
          <table:table-cell table:formula="of:=SQRT(POWER([.H599];2)+POWER([.I599];2)+POWER([.J599];2))" office:value-type="float" office:value="681.68202255643" calcext:value-type="float">
            <text:p>681.68202255643</text:p>
          </table:table-cell>
        </table:table-row>
        <table:table-row table:style-name="ro1">
          <table:table-cell office:value-type="float" office:value="76.6954" calcext:value-type="float">
            <text:p>76.6954</text:p>
          </table:table-cell>
          <table:table-cell office:value-type="float" office:value="283.597" calcext:value-type="float">
            <text:p>283.597</text:p>
          </table:table-cell>
          <table:table-cell office:value-type="float" office:value="40.8622" calcext:value-type="float">
            <text:p>40.8622</text:p>
          </table:table-cell>
          <table:table-cell office:value-type="float" office:value="77.5573" calcext:value-type="float">
            <text:p>77.5573</text:p>
          </table:table-cell>
          <table:table-cell office:value-type="float" office:value="270.932" calcext:value-type="float">
            <text:p>270.932</text:p>
          </table:table-cell>
          <table:table-cell office:value-type="float" office:value="40.9371" calcext:value-type="float">
            <text:p>40.9371</text:p>
          </table:table-cell>
          <table:table-cell/>
          <table:table-cell table:formula="of:=([.D600]-[.A600])/0.0166667" office:value-type="float" office:value="51.7138965722064" calcext:value-type="float">
            <text:p>51.7138965722064</text:p>
          </table:table-cell>
          <table:table-cell table:formula="of:=ABS([.E600]-[.B600])/0.0166667" office:value-type="float" office:value="759.898480203038" calcext:value-type="float">
            <text:p>759.898480203038</text:p>
          </table:table-cell>
          <table:table-cell table:formula="of:=([.F600]-[.C600])/0.0166667" office:value-type="float" office:value="4.49399101201795" calcext:value-type="float">
            <text:p>4.49399101201795</text:p>
          </table:table-cell>
          <table:table-cell table:formula="of:=DEGREES(ATAN(ABS([.F600]-[.C600])/ABS([.E600]-[.B600])))" office:value-type="float" office:value="0.338839625416144" calcext:value-type="float">
            <text:p>0.338839625416144</text:p>
          </table:table-cell>
          <table:table-cell table:formula="of:=SQRT(POWER([.H600];2)+POWER([.I600];2)+POWER([.J600];2))" office:value-type="float" office:value="761.669366108933" calcext:value-type="float">
            <text:p>761.669366108933</text:p>
          </table:table-cell>
        </table:table-row>
        <table:table-row table:style-name="ro1">
          <table:table-cell office:value-type="float" office:value="76.4928" calcext:value-type="float">
            <text:p>76.4928</text:p>
          </table:table-cell>
          <table:table-cell office:value-type="float" office:value="288.764" calcext:value-type="float">
            <text:p>288.764</text:p>
          </table:table-cell>
          <table:table-cell office:value-type="float" office:value="41.305" calcext:value-type="float">
            <text:p>41.305</text:p>
          </table:table-cell>
          <table:table-cell office:value-type="float" office:value="77.132" calcext:value-type="float">
            <text:p>77.132</text:p>
          </table:table-cell>
          <table:table-cell office:value-type="float" office:value="277.077" calcext:value-type="float">
            <text:p>277.077</text:p>
          </table:table-cell>
          <table:table-cell office:value-type="float" office:value="41.4173" calcext:value-type="float">
            <text:p>41.4173</text:p>
          </table:table-cell>
          <table:table-cell/>
          <table:table-cell table:formula="of:=([.D601]-[.A601])/0.0166667" office:value-type="float" office:value="38.3519232961536" calcext:value-type="float">
            <text:p>38.3519232961536</text:p>
          </table:table-cell>
          <table:table-cell table:formula="of:=ABS([.E601]-[.B601])/0.0166667" office:value-type="float" office:value="701.218597562806" calcext:value-type="float">
            <text:p>701.218597562806</text:p>
          </table:table-cell>
          <table:table-cell table:formula="of:=([.F601]-[.C601])/0.0166667" office:value-type="float" office:value="6.73798652402681" calcext:value-type="float">
            <text:p>6.73798652402681</text:p>
          </table:table-cell>
          <table:table-cell table:formula="of:=DEGREES(ATAN(ABS([.F601]-[.C601])/ABS([.E601]-[.B601])))" office:value-type="float" office:value="0.550536324006231" calcext:value-type="float">
            <text:p>0.550536324006231</text:p>
          </table:table-cell>
          <table:table-cell table:formula="of:=SQRT(POWER([.H601];2)+POWER([.I601];2)+POWER([.J601];2))" office:value-type="float" office:value="702.2989335396" calcext:value-type="float">
            <text:p>702.2989335396</text:p>
          </table:table-cell>
        </table:table-row>
        <table:table-row table:style-name="ro1">
          <table:table-cell office:value-type="float" office:value="76.4659" calcext:value-type="float">
            <text:p>76.4659</text:p>
          </table:table-cell>
          <table:table-cell office:value-type="float" office:value="286.303" calcext:value-type="float">
            <text:p>286.303</text:p>
          </table:table-cell>
          <table:table-cell office:value-type="float" office:value="40.425" calcext:value-type="float">
            <text:p>40.425</text:p>
          </table:table-cell>
          <table:table-cell office:value-type="float" office:value="77.3387" calcext:value-type="float">
            <text:p>77.3387</text:p>
          </table:table-cell>
          <table:table-cell office:value-type="float" office:value="273.496" calcext:value-type="float">
            <text:p>273.496</text:p>
          </table:table-cell>
          <table:table-cell office:value-type="float" office:value="40.5114" calcext:value-type="float">
            <text:p>40.5114</text:p>
          </table:table-cell>
          <table:table-cell/>
          <table:table-cell table:formula="of:=([.D602]-[.A602])/0.0166667" office:value-type="float" office:value="52.3678952642094" calcext:value-type="float">
            <text:p>52.3678952642094</text:p>
          </table:table-cell>
          <table:table-cell table:formula="of:=ABS([.E602]-[.B602])/0.0166667" office:value-type="float" office:value="768.418463163075" calcext:value-type="float">
            <text:p>768.418463163075</text:p>
          </table:table-cell>
          <table:table-cell table:formula="of:=([.F602]-[.C602])/0.0166667" office:value-type="float" office:value="5.18398963202102" calcext:value-type="float">
            <text:p>5.18398963202102</text:p>
          </table:table-cell>
          <table:table-cell table:formula="of:=DEGREES(ATAN(ABS([.F602]-[.C602])/ABS([.E602]-[.B602])))" office:value-type="float" office:value="0.38652926139018" calcext:value-type="float">
            <text:p>0.38652926139018</text:p>
          </table:table-cell>
          <table:table-cell table:formula="of:=SQRT(POWER([.H602];2)+POWER([.I602];2)+POWER([.J602];2))" office:value-type="float" office:value="770.218283821417" calcext:value-type="float">
            <text:p>770.218283821417</text:p>
          </table:table-cell>
        </table:table-row>
        <table:table-row table:style-name="ro1">
          <table:table-cell office:value-type="float" office:value="76.6415" calcext:value-type="float">
            <text:p>76.6415</text:p>
          </table:table-cell>
          <table:table-cell office:value-type="float" office:value="278.304" calcext:value-type="float">
            <text:p>278.304</text:p>
          </table:table-cell>
          <table:table-cell office:value-type="float" office:value="41.4717" calcext:value-type="float">
            <text:p>41.4717</text:p>
          </table:table-cell>
          <table:table-cell office:value-type="float" office:value="77.0168" calcext:value-type="float">
            <text:p>77.0168</text:p>
          </table:table-cell>
          <table:table-cell office:value-type="float" office:value="267.108" calcext:value-type="float">
            <text:p>267.108</text:p>
          </table:table-cell>
          <table:table-cell office:value-type="float" office:value="41.3349" calcext:value-type="float">
            <text:p>41.3349</text:p>
          </table:table-cell>
          <table:table-cell/>
          <table:table-cell table:formula="of:=([.D603]-[.A603])/0.0166667" office:value-type="float" office:value="22.5179549640907" calcext:value-type="float">
            <text:p>22.5179549640907</text:p>
          </table:table-cell>
          <table:table-cell table:formula="of:=ABS([.E603]-[.B603])/0.0166667" office:value-type="float" office:value="671.758656482685" calcext:value-type="float">
            <text:p>671.758656482685</text:p>
          </table:table-cell>
          <table:table-cell table:formula="of:=([.F603]-[.C603])/0.0166667" office:value-type="float" office:value="-8.20798358403289" calcext:value-type="float">
            <text:p>-8.20798358403289</text:p>
          </table:table-cell>
          <table:table-cell table:formula="of:=DEGREES(ATAN(ABS([.F603]-[.C603])/ABS([.E603]-[.B603])))" office:value-type="float" office:value="0.700042212406649" calcext:value-type="float">
            <text:p>0.700042212406649</text:p>
          </table:table-cell>
          <table:table-cell table:formula="of:=SQRT(POWER([.H603];2)+POWER([.I603];2)+POWER([.J603];2))" office:value-type="float" office:value="672.186076804409" calcext:value-type="float">
            <text:p>672.186076804409</text:p>
          </table:table-cell>
        </table:table-row>
        <table:table-row table:style-name="ro1">
          <table:table-cell office:value-type="float" office:value="76.9509" calcext:value-type="float">
            <text:p>76.9509</text:p>
          </table:table-cell>
          <table:table-cell office:value-type="float" office:value="283.557" calcext:value-type="float">
            <text:p>283.557</text:p>
          </table:table-cell>
          <table:table-cell office:value-type="float" office:value="41.1197" calcext:value-type="float">
            <text:p>41.1197</text:p>
          </table:table-cell>
          <table:table-cell office:value-type="float" office:value="77.8388" calcext:value-type="float">
            <text:p>77.8388</text:p>
          </table:table-cell>
          <table:table-cell office:value-type="float" office:value="273.432" calcext:value-type="float">
            <text:p>273.432</text:p>
          </table:table-cell>
          <table:table-cell office:value-type="float" office:value="41.0142" calcext:value-type="float">
            <text:p>41.0142</text:p>
          </table:table-cell>
          <table:table-cell/>
          <table:table-cell table:formula="of:=([.D604]-[.A604])/0.0166667" office:value-type="float" office:value="53.2738934522132" calcext:value-type="float">
            <text:p>53.2738934522132</text:p>
          </table:table-cell>
          <table:table-cell table:formula="of:=ABS([.E604]-[.B604])/0.0166667" office:value-type="float" office:value="607.49878500243" calcext:value-type="float">
            <text:p>607.49878500243</text:p>
          </table:table-cell>
          <table:table-cell table:formula="of:=([.F604]-[.C604])/0.0166667" office:value-type="float" office:value="-6.32998734002528" calcext:value-type="float">
            <text:p>-6.32998734002528</text:p>
          </table:table-cell>
          <table:table-cell table:formula="of:=DEGREES(ATAN(ABS([.F604]-[.C604])/ABS([.E604]-[.B604])))" office:value-type="float" office:value="0.596986270862987" calcext:value-type="float">
            <text:p>0.596986270862987</text:p>
          </table:table-cell>
          <table:table-cell table:formula="of:=SQRT(POWER([.H604];2)+POWER([.I604];2)+POWER([.J604];2))" office:value-type="float" office:value="609.863058598167" calcext:value-type="float">
            <text:p>609.863058598167</text:p>
          </table:table-cell>
        </table:table-row>
        <table:table-row table:style-name="ro1">
          <table:table-cell office:value-type="float" office:value="77.4306" calcext:value-type="float">
            <text:p>77.4306</text:p>
          </table:table-cell>
          <table:table-cell office:value-type="float" office:value="281.026" calcext:value-type="float">
            <text:p>281.026</text:p>
          </table:table-cell>
          <table:table-cell office:value-type="float" office:value="41.0211" calcext:value-type="float">
            <text:p>41.0211</text:p>
          </table:table-cell>
          <table:table-cell office:value-type="float" office:value="78.3228" calcext:value-type="float">
            <text:p>78.3228</text:p>
          </table:table-cell>
          <table:table-cell office:value-type="float" office:value="272.387" calcext:value-type="float">
            <text:p>272.387</text:p>
          </table:table-cell>
          <table:table-cell office:value-type="float" office:value="40.1913" calcext:value-type="float">
            <text:p>40.1913</text:p>
          </table:table-cell>
          <table:table-cell/>
          <table:table-cell table:formula="of:=([.D605]-[.A605])/0.0166667" office:value-type="float" office:value="53.5318929362143" calcext:value-type="float">
            <text:p>53.5318929362143</text:p>
          </table:table-cell>
          <table:table-cell table:formula="of:=ABS([.E605]-[.B605])/0.0166667" office:value-type="float" office:value="518.338963322074" calcext:value-type="float">
            <text:p>518.338963322074</text:p>
          </table:table-cell>
          <table:table-cell table:formula="of:=([.F605]-[.C605])/0.0166667" office:value-type="float" office:value="-49.7879004241991" calcext:value-type="float">
            <text:p>-49.7879004241991</text:p>
          </table:table-cell>
          <table:table-cell table:formula="of:=DEGREES(ATAN(ABS([.F605]-[.C605])/ABS([.E605]-[.B605])))" office:value-type="float" office:value="5.48658710599691" calcext:value-type="float">
            <text:p>5.48658710599691</text:p>
          </table:table-cell>
          <table:table-cell table:formula="of:=SQRT(POWER([.H605];2)+POWER([.I605];2)+POWER([.J605];2))" office:value-type="float" office:value="523.468986175673" calcext:value-type="float">
            <text:p>523.468986175673</text:p>
          </table:table-cell>
        </table:table-row>
        <table:table-row table:style-name="ro1">
          <table:table-cell office:value-type="float" office:value="77.2368" calcext:value-type="float">
            <text:p>77.2368</text:p>
          </table:table-cell>
          <table:table-cell office:value-type="float" office:value="286.25" calcext:value-type="float">
            <text:p>286.25</text:p>
          </table:table-cell>
          <table:table-cell office:value-type="float" office:value="40.9359" calcext:value-type="float">
            <text:p>40.9359</text:p>
          </table:table-cell>
          <table:table-cell office:value-type="float" office:value="78.3392" calcext:value-type="float">
            <text:p>78.3392</text:p>
          </table:table-cell>
          <table:table-cell office:value-type="float" office:value="273.475" calcext:value-type="float">
            <text:p>273.475</text:p>
          </table:table-cell>
          <table:table-cell office:value-type="float" office:value="41.0025" calcext:value-type="float">
            <text:p>41.0025</text:p>
          </table:table-cell>
          <table:table-cell/>
          <table:table-cell table:formula="of:=([.D606]-[.A606])/0.0166667" office:value-type="float" office:value="66.1438677122648" calcext:value-type="float">
            <text:p>66.1438677122648</text:p>
          </table:table-cell>
          <table:table-cell table:formula="of:=ABS([.E606]-[.B606])/0.0166667" office:value-type="float" office:value="766.498467003065" calcext:value-type="float">
            <text:p>766.498467003065</text:p>
          </table:table-cell>
          <table:table-cell table:formula="of:=([.F606]-[.C606])/0.0166667" office:value-type="float" office:value="3.99599200801605" calcext:value-type="float">
            <text:p>3.99599200801605</text:p>
          </table:table-cell>
          <table:table-cell table:formula="of:=DEGREES(ATAN(ABS([.F606]-[.C606])/ABS([.E606]-[.B606])))" office:value-type="float" office:value="0.298697796157087" calcext:value-type="float">
            <text:p>0.298697796157087</text:p>
          </table:table-cell>
          <table:table-cell table:formula="of:=SQRT(POWER([.H606];2)+POWER([.I606];2)+POWER([.J606];2))" office:value-type="float" office:value="769.357445603871" calcext:value-type="float">
            <text:p>769.357445603871</text:p>
          </table:table-cell>
        </table:table-row>
        <table:table-row table:style-name="ro1">
          <table:table-cell office:value-type="float" office:value="76.9224" calcext:value-type="float">
            <text:p>76.9224</text:p>
          </table:table-cell>
          <table:table-cell office:value-type="float" office:value="281.098" calcext:value-type="float">
            <text:p>281.098</text:p>
          </table:table-cell>
          <table:table-cell office:value-type="float" office:value="40.5097" calcext:value-type="float">
            <text:p>40.5097</text:p>
          </table:table-cell>
          <table:table-cell office:value-type="float" office:value="78.0051" calcext:value-type="float">
            <text:p>78.0051</text:p>
          </table:table-cell>
          <table:table-cell office:value-type="float" office:value="267.353" calcext:value-type="float">
            <text:p>267.353</text:p>
          </table:table-cell>
          <table:table-cell office:value-type="float" office:value="40.5487" calcext:value-type="float">
            <text:p>40.5487</text:p>
          </table:table-cell>
          <table:table-cell/>
          <table:table-cell table:formula="of:=([.D607]-[.A607])/0.0166667" office:value-type="float" office:value="64.96187007626" calcext:value-type="float">
            <text:p>64.96187007626</text:p>
          </table:table-cell>
          <table:table-cell table:formula="of:=ABS([.E607]-[.B607])/0.0166667" office:value-type="float" office:value="824.698350603299" calcext:value-type="float">
            <text:p>824.698350603299</text:p>
          </table:table-cell>
          <table:table-cell table:formula="of:=([.F607]-[.C607])/0.0166667" office:value-type="float" office:value="2.33999532000902" calcext:value-type="float">
            <text:p>2.33999532000902</text:p>
          </table:table-cell>
          <table:table-cell table:formula="of:=DEGREES(ATAN(ABS([.F607]-[.C607])/ABS([.E607]-[.B607])))" office:value-type="float" office:value="0.162570345902521" calcext:value-type="float">
            <text:p>0.162570345902521</text:p>
          </table:table-cell>
          <table:table-cell table:formula="of:=SQRT(POWER([.H607];2)+POWER([.I607];2)+POWER([.J607];2))" office:value-type="float" office:value="827.256241819731" calcext:value-type="float">
            <text:p>827.256241819731</text:p>
          </table:table-cell>
        </table:table-row>
        <table:table-row table:style-name="ro1">
          <table:table-cell office:value-type="float" office:value="75.9756" calcext:value-type="float">
            <text:p>75.9756</text:p>
          </table:table-cell>
          <table:table-cell office:value-type="float" office:value="288.891" calcext:value-type="float">
            <text:p>288.891</text:p>
          </table:table-cell>
          <table:table-cell office:value-type="float" office:value="40.5216" calcext:value-type="float">
            <text:p>40.5216</text:p>
          </table:table-cell>
          <table:table-cell office:value-type="float" office:value="76.852" calcext:value-type="float">
            <text:p>76.852</text:p>
          </table:table-cell>
          <table:table-cell office:value-type="float" office:value="274.643" calcext:value-type="float">
            <text:p>274.643</text:p>
          </table:table-cell>
          <table:table-cell office:value-type="float" office:value="40.8226" calcext:value-type="float">
            <text:p>40.8226</text:p>
          </table:table-cell>
          <table:table-cell/>
          <table:table-cell table:formula="of:=([.D608]-[.A608])/0.0166667" office:value-type="float" office:value="52.5838948322106" calcext:value-type="float">
            <text:p>52.5838948322106</text:p>
          </table:table-cell>
          <table:table-cell table:formula="of:=ABS([.E608]-[.B608])/0.0166667" office:value-type="float" office:value="854.878290243422" calcext:value-type="float">
            <text:p>854.878290243422</text:p>
          </table:table-cell>
          <table:table-cell table:formula="of:=([.F608]-[.C608])/0.0166667" office:value-type="float" office:value="18.0599638800724" calcext:value-type="float">
            <text:p>18.0599638800724</text:p>
          </table:table-cell>
          <table:table-cell table:formula="of:=DEGREES(ATAN(ABS([.F608]-[.C608])/ABS([.E608]-[.B608])))" office:value-type="float" office:value="1.21023755586684" calcext:value-type="float">
            <text:p>1.21023755586684</text:p>
          </table:table-cell>
          <table:table-cell table:formula="of:=SQRT(POWER([.H608];2)+POWER([.I608];2)+POWER([.J608];2))" office:value-type="float" office:value="856.684375613675" calcext:value-type="float">
            <text:p>856.684375613675</text:p>
          </table:table-cell>
        </table:table-row>
        <table:table-row table:style-name="ro1">
          <table:table-cell office:value-type="float" office:value="76.9224" calcext:value-type="float">
            <text:p>76.9224</text:p>
          </table:table-cell>
          <table:table-cell office:value-type="float" office:value="281.098" calcext:value-type="float">
            <text:p>281.098</text:p>
          </table:table-cell>
          <table:table-cell office:value-type="float" office:value="40.5097" calcext:value-type="float">
            <text:p>40.5097</text:p>
          </table:table-cell>
          <table:table-cell office:value-type="float" office:value="77.7743" calcext:value-type="float">
            <text:p>77.7743</text:p>
          </table:table-cell>
          <table:table-cell office:value-type="float" office:value="268.598" calcext:value-type="float">
            <text:p>268.598</text:p>
          </table:table-cell>
          <table:table-cell office:value-type="float" office:value="40.3403" calcext:value-type="float">
            <text:p>40.3403</text:p>
          </table:table-cell>
          <table:table-cell/>
          <table:table-cell table:formula="of:=([.D609]-[.A609])/0.0166667" office:value-type="float" office:value="51.1138977722045" calcext:value-type="float">
            <text:p>51.1138977722045</text:p>
          </table:table-cell>
          <table:table-cell table:formula="of:=ABS([.E609]-[.B609])/0.0166667" office:value-type="float" office:value="749.998500003" calcext:value-type="float">
            <text:p>749.998500003</text:p>
          </table:table-cell>
          <table:table-cell table:formula="of:=([.F609]-[.C609])/0.0166667" office:value-type="float" office:value="-10.1639796720408" calcext:value-type="float">
            <text:p>-10.1639796720408</text:p>
          </table:table-cell>
          <table:table-cell table:formula="of:=DEGREES(ATAN(ABS([.F609]-[.C609])/ABS([.E609]-[.B609])))" office:value-type="float" office:value="0.776424874411182" calcext:value-type="float">
            <text:p>0.776424874411182</text:p>
          </table:table-cell>
          <table:table-cell table:formula="of:=SQRT(POWER([.H609];2)+POWER([.I609];2)+POWER([.J609];2))" office:value-type="float" office:value="751.806947982653" calcext:value-type="float">
            <text:p>751.806947982653</text:p>
          </table:table-cell>
        </table:table-row>
        <table:table-row table:style-name="ro1">
          <table:table-cell office:value-type="float" office:value="76.492" calcext:value-type="float">
            <text:p>76.492</text:p>
          </table:table-cell>
          <table:table-cell office:value-type="float" office:value="289.05" calcext:value-type="float">
            <text:p>289.05</text:p>
          </table:table-cell>
          <table:table-cell office:value-type="float" office:value="39.9787" calcext:value-type="float">
            <text:p>39.9787</text:p>
          </table:table-cell>
          <table:table-cell office:value-type="float" office:value="77.3539" calcext:value-type="float">
            <text:p>77.3539</text:p>
          </table:table-cell>
          <table:table-cell office:value-type="float" office:value="274.792" calcext:value-type="float">
            <text:p>274.792</text:p>
          </table:table-cell>
          <table:table-cell office:value-type="float" office:value="40.295" calcext:value-type="float">
            <text:p>40.295</text:p>
          </table:table-cell>
          <table:table-cell/>
          <table:table-cell table:formula="of:=([.D610]-[.A610])/0.0166667" office:value-type="float" office:value="51.7138965722064" calcext:value-type="float">
            <text:p>51.7138965722064</text:p>
          </table:table-cell>
          <table:table-cell table:formula="of:=ABS([.E610]-[.B610])/0.0166667" office:value-type="float" office:value="855.478289043424" calcext:value-type="float">
            <text:p>855.478289043424</text:p>
          </table:table-cell>
          <table:table-cell table:formula="of:=([.F610]-[.C610])/0.0166667" office:value-type="float" office:value="18.9779620440758" calcext:value-type="float">
            <text:p>18.9779620440758</text:p>
          </table:table-cell>
          <table:table-cell table:formula="of:=DEGREES(ATAN(ABS([.F610]-[.C610])/ABS([.E610]-[.B610])))" office:value-type="float" office:value="1.27084324784097" calcext:value-type="float">
            <text:p>1.27084324784097</text:p>
          </table:table-cell>
          <table:table-cell table:formula="of:=SQRT(POWER([.H610];2)+POWER([.I610];2)+POWER([.J610];2))" office:value-type="float" office:value="857.250017886667" calcext:value-type="float">
            <text:p>857.250017886667</text:p>
          </table:table-cell>
        </table:table-row>
        <table:table-row table:style-name="ro1">
          <table:table-cell office:value-type="float" office:value="76.6813" calcext:value-type="float">
            <text:p>76.6813</text:p>
          </table:table-cell>
          <table:table-cell office:value-type="float" office:value="282.449" calcext:value-type="float">
            <text:p>282.449</text:p>
          </table:table-cell>
          <table:table-cell office:value-type="float" office:value="40.0372" calcext:value-type="float">
            <text:p>40.0372</text:p>
          </table:table-cell>
          <table:table-cell office:value-type="float" office:value="77.3086" calcext:value-type="float">
            <text:p>77.3086</text:p>
          </table:table-cell>
          <table:table-cell office:value-type="float" office:value="271.095" calcext:value-type="float">
            <text:p>271.095</text:p>
          </table:table-cell>
          <table:table-cell office:value-type="float" office:value="39.9225" calcext:value-type="float">
            <text:p>39.9225</text:p>
          </table:table-cell>
          <table:table-cell/>
          <table:table-cell table:formula="of:=([.D611]-[.A611])/0.0166667" office:value-type="float" office:value="37.6379247241509" calcext:value-type="float">
            <text:p>37.6379247241509</text:p>
          </table:table-cell>
          <table:table-cell table:formula="of:=ABS([.E611]-[.B611])/0.0166667" office:value-type="float" office:value="681.238637522724" calcext:value-type="float">
            <text:p>681.238637522724</text:p>
          </table:table-cell>
          <table:table-cell table:formula="of:=([.F611]-[.C611])/0.0166667" office:value-type="float" office:value="-6.88198623602748" calcext:value-type="float">
            <text:p>-6.88198623602748</text:p>
          </table:table-cell>
          <table:table-cell table:formula="of:=DEGREES(ATAN(ABS([.F611]-[.C611])/ABS([.E611]-[.B611])))" office:value-type="float" office:value="0.578791823495414" calcext:value-type="float">
            <text:p>0.578791823495414</text:p>
          </table:table-cell>
          <table:table-cell table:formula="of:=SQRT(POWER([.H611];2)+POWER([.I611];2)+POWER([.J611];2))" office:value-type="float" office:value="682.312286541809" calcext:value-type="float">
            <text:p>682.312286541809</text:p>
          </table:table-cell>
        </table:table-row>
        <table:table-row table:style-name="ro1">
          <table:table-cell office:value-type="float" office:value="76.5188" calcext:value-type="float">
            <text:p>76.5188</text:p>
          </table:table-cell>
          <table:table-cell office:value-type="float" office:value="291.644" calcext:value-type="float">
            <text:p>291.644</text:p>
          </table:table-cell>
          <table:table-cell office:value-type="float" office:value="40.3303" calcext:value-type="float">
            <text:p>40.3303</text:p>
          </table:table-cell>
          <table:table-cell office:value-type="float" office:value="77.3996" calcext:value-type="float">
            <text:p>77.3996</text:p>
          </table:table-cell>
          <table:table-cell office:value-type="float" office:value="278.559" calcext:value-type="float">
            <text:p>278.559</text:p>
          </table:table-cell>
          <table:table-cell office:value-type="float" office:value="40.4198" calcext:value-type="float">
            <text:p>40.4198</text:p>
          </table:table-cell>
          <table:table-cell/>
          <table:table-cell table:formula="of:=([.D612]-[.A612])/0.0166667" office:value-type="float" office:value="52.8478943042119" calcext:value-type="float">
            <text:p>52.8478943042119</text:p>
          </table:table-cell>
          <table:table-cell table:formula="of:=ABS([.E612]-[.B612])/0.0166667" office:value-type="float" office:value="785.098429803139" calcext:value-type="float">
            <text:p>785.098429803139</text:p>
          </table:table-cell>
          <table:table-cell table:formula="of:=([.F612]-[.C612])/0.0166667" office:value-type="float" office:value="5.36998926002154" calcext:value-type="float">
            <text:p>5.36998926002154</text:p>
          </table:table-cell>
          <table:table-cell table:formula="of:=DEGREES(ATAN(ABS([.F612]-[.C612])/ABS([.E612]-[.B612])))" office:value-type="float" office:value="0.391890890287688" calcext:value-type="float">
            <text:p>0.391890890287688</text:p>
          </table:table-cell>
          <table:table-cell table:formula="of:=SQRT(POWER([.H612];2)+POWER([.I612];2)+POWER([.J612];2))" office:value-type="float" office:value="786.893437001731" calcext:value-type="float">
            <text:p>786.893437001731</text:p>
          </table:table-cell>
        </table:table-row>
        <table:table-row table:style-name="ro1">
          <table:table-cell office:value-type="float" office:value="76.5189" calcext:value-type="float">
            <text:p>76.5189</text:p>
          </table:table-cell>
          <table:table-cell office:value-type="float" office:value="291.584" calcext:value-type="float">
            <text:p>291.584</text:p>
          </table:table-cell>
          <table:table-cell office:value-type="float" office:value="40.5973" calcext:value-type="float">
            <text:p>40.5973</text:p>
          </table:table-cell>
          <table:table-cell office:value-type="float" office:value="77.3995" calcext:value-type="float">
            <text:p>77.3995</text:p>
          </table:table-cell>
          <table:table-cell office:value-type="float" office:value="278.505" calcext:value-type="float">
            <text:p>278.505</text:p>
          </table:table-cell>
          <table:table-cell office:value-type="float" office:value="40.6797" calcext:value-type="float">
            <text:p>40.6797</text:p>
          </table:table-cell>
          <table:table-cell/>
          <table:table-cell table:formula="of:=([.D613]-[.A613])/0.0166667" office:value-type="float" office:value="52.8358943282114" calcext:value-type="float">
            <text:p>52.8358943282114</text:p>
          </table:table-cell>
          <table:table-cell table:formula="of:=ABS([.E613]-[.B613])/0.0166667" office:value-type="float" office:value="784.738430523139" calcext:value-type="float">
            <text:p>784.738430523139</text:p>
          </table:table-cell>
          <table:table-cell table:formula="of:=([.F613]-[.C613])/0.0166667" office:value-type="float" office:value="4.94399011201976" calcext:value-type="float">
            <text:p>4.94399011201976</text:p>
          </table:table-cell>
          <table:table-cell table:formula="of:=DEGREES(ATAN(ABS([.F613]-[.C613])/ABS([.E613]-[.B613])))" office:value-type="float" office:value="0.360968710816566" calcext:value-type="float">
            <text:p>0.360968710816566</text:p>
          </table:table-cell>
          <table:table-cell table:formula="of:=SQRT(POWER([.H613];2)+POWER([.I613];2)+POWER([.J613];2))" office:value-type="float" office:value="786.530659992101" calcext:value-type="float">
            <text:p>786.530659992101</text:p>
          </table:table-cell>
        </table:table-row>
        <table:table-row table:style-name="ro1">
          <table:table-cell office:value-type="float" office:value="77.1913" calcext:value-type="float">
            <text:p>77.1913</text:p>
          </table:table-cell>
          <table:table-cell office:value-type="float" office:value="282.33" calcext:value-type="float">
            <text:p>282.33</text:p>
          </table:table-cell>
          <table:table-cell office:value-type="float" office:value="40.8107" calcext:value-type="float">
            <text:p>40.8107</text:p>
          </table:table-cell>
          <table:table-cell office:value-type="float" office:value="78.2684" calcext:value-type="float">
            <text:p>78.2684</text:p>
          </table:table-cell>
          <table:table-cell office:value-type="float" office:value="268.472" calcext:value-type="float">
            <text:p>268.472</text:p>
          </table:table-cell>
          <table:table-cell office:value-type="float" office:value="41.0953" calcext:value-type="float">
            <text:p>41.0953</text:p>
          </table:table-cell>
          <table:table-cell/>
          <table:table-cell table:formula="of:=([.D614]-[.A614])/0.0166667" office:value-type="float" office:value="64.6258707482586" calcext:value-type="float">
            <text:p>64.6258707482586</text:p>
          </table:table-cell>
          <table:table-cell table:formula="of:=ABS([.E614]-[.B614])/0.0166667" office:value-type="float" office:value="831.478337043326" calcext:value-type="float">
            <text:p>831.478337043326</text:p>
          </table:table-cell>
          <table:table-cell table:formula="of:=([.F614]-[.C614])/0.0166667" office:value-type="float" office:value="17.0759658480686" calcext:value-type="float">
            <text:p>17.0759658480686</text:p>
          </table:table-cell>
          <table:table-cell table:formula="of:=DEGREES(ATAN(ABS([.F614]-[.C614])/ABS([.E614]-[.B614])))" office:value-type="float" office:value="1.17651082065012" calcext:value-type="float">
            <text:p>1.17651082065012</text:p>
          </table:table-cell>
          <table:table-cell table:formula="of:=SQRT(POWER([.H614];2)+POWER([.I614];2)+POWER([.J614];2))" office:value-type="float" office:value="834.160845851656" calcext:value-type="float">
            <text:p>834.160845851656</text:p>
          </table:table-cell>
        </table:table-row>
        <table:table-row table:style-name="ro1">
          <table:table-cell office:value-type="float" office:value="77.9231" calcext:value-type="float">
            <text:p>77.9231</text:p>
          </table:table-cell>
          <table:table-cell office:value-type="float" office:value="279.989" calcext:value-type="float">
            <text:p>279.989</text:p>
          </table:table-cell>
          <table:table-cell office:value-type="float" office:value="39.9269" calcext:value-type="float">
            <text:p>39.9269</text:p>
          </table:table-cell>
          <table:table-cell office:value-type="float" office:value="78.7478" calcext:value-type="float">
            <text:p>78.7478</text:p>
          </table:table-cell>
          <table:table-cell office:value-type="float" office:value="267.543" calcext:value-type="float">
            <text:p>267.543</text:p>
          </table:table-cell>
          <table:table-cell office:value-type="float" office:value="39.7725" calcext:value-type="float">
            <text:p>39.7725</text:p>
          </table:table-cell>
          <table:table-cell/>
          <table:table-cell table:formula="of:=([.D615]-[.A615])/0.0166667" office:value-type="float" office:value="49.4819010361975" calcext:value-type="float">
            <text:p>49.4819010361975</text:p>
          </table:table-cell>
          <table:table-cell table:formula="of:=ABS([.E615]-[.B615])/0.0166667" office:value-type="float" office:value="746.758506482985" calcext:value-type="float">
            <text:p>746.758506482985</text:p>
          </table:table-cell>
          <table:table-cell table:formula="of:=([.F615]-[.C615])/0.0166667" office:value-type="float" office:value="-9.26398147203721" calcext:value-type="float">
            <text:p>-9.26398147203721</text:p>
          </table:table-cell>
          <table:table-cell table:formula="of:=DEGREES(ATAN(ABS([.F615]-[.C615])/ABS([.E615]-[.B615])))" office:value-type="float" office:value="0.710751613263547" calcext:value-type="float">
            <text:p>0.710751613263547</text:p>
          </table:table-cell>
          <table:table-cell table:formula="of:=SQRT(POWER([.H615];2)+POWER([.I615];2)+POWER([.J615];2))" office:value-type="float" office:value="748.453436686324" calcext:value-type="float">
            <text:p>748.453436686324</text:p>
          </table:table-cell>
        </table:table-row>
        <table:table-row table:style-name="ro1">
          <table:table-cell office:value-type="float" office:value="76.7364" calcext:value-type="float">
            <text:p>76.7364</text:p>
          </table:table-cell>
          <table:table-cell office:value-type="float" office:value="287.669" calcext:value-type="float">
            <text:p>287.669</text:p>
          </table:table-cell>
          <table:table-cell office:value-type="float" office:value="40.2007" calcext:value-type="float">
            <text:p>40.2007</text:p>
          </table:table-cell>
          <table:table-cell office:value-type="float" office:value="77.3692" calcext:value-type="float">
            <text:p>77.3692</text:p>
          </table:table-cell>
          <table:table-cell office:value-type="float" office:value="276.133" calcext:value-type="float">
            <text:p>276.133</text:p>
          </table:table-cell>
          <table:table-cell office:value-type="float" office:value="39.821" calcext:value-type="float">
            <text:p>39.821</text:p>
          </table:table-cell>
          <table:table-cell/>
          <table:table-cell table:formula="of:=([.D616]-[.A616])/0.0166667" office:value-type="float" office:value="37.9679240641521" calcext:value-type="float">
            <text:p>37.9679240641521</text:p>
          </table:table-cell>
          <table:table-cell table:formula="of:=ABS([.E616]-[.B616])/0.0166667" office:value-type="float" office:value="692.158615682769" calcext:value-type="float">
            <text:p>692.158615682769</text:p>
          </table:table-cell>
          <table:table-cell table:formula="of:=([.F616]-[.C616])/0.0166667" office:value-type="float" office:value="-22.7819544360911" calcext:value-type="float">
            <text:p>-22.7819544360911</text:p>
          </table:table-cell>
          <table:table-cell table:formula="of:=DEGREES(ATAN(ABS([.F616]-[.C616])/ABS([.E616]-[.B616])))" office:value-type="float" office:value="1.8851730566235" calcext:value-type="float">
            <text:p>1.8851730566235</text:p>
          </table:table-cell>
          <table:table-cell table:formula="of:=SQRT(POWER([.H616];2)+POWER([.I616];2)+POWER([.J616];2))" office:value-type="float" office:value="693.57344958523" calcext:value-type="float">
            <text:p>693.57344958523</text:p>
          </table:table-cell>
        </table:table-row>
        <table:table-row table:style-name="ro1">
          <table:table-cell office:value-type="float" office:value="76.5058" calcext:value-type="float">
            <text:p>76.5058</text:p>
          </table:table-cell>
          <table:table-cell office:value-type="float" office:value="290.132" calcext:value-type="float">
            <text:p>290.132</text:p>
          </table:table-cell>
          <table:table-cell office:value-type="float" office:value="41.0865" calcext:value-type="float">
            <text:p>41.0865</text:p>
          </table:table-cell>
          <table:table-cell office:value-type="float" office:value="77.1615" calcext:value-type="float">
            <text:p>77.1615</text:p>
          </table:table-cell>
          <table:table-cell office:value-type="float" office:value="279.763" calcext:value-type="float">
            <text:p>279.763</text:p>
          </table:table-cell>
          <table:table-cell office:value-type="float" office:value="40.7264" calcext:value-type="float">
            <text:p>40.7264</text:p>
          </table:table-cell>
          <table:table-cell/>
          <table:table-cell table:formula="of:=([.D617]-[.A617])/0.0166667" office:value-type="float" office:value="39.341921316158" calcext:value-type="float">
            <text:p>39.341921316158</text:p>
          </table:table-cell>
          <table:table-cell table:formula="of:=ABS([.E617]-[.B617])/0.0166667" office:value-type="float" office:value="622.13875572249" calcext:value-type="float">
            <text:p>622.13875572249</text:p>
          </table:table-cell>
          <table:table-cell table:formula="of:=([.F617]-[.C617])/0.0166667" office:value-type="float" office:value="-21.6059567880866" calcext:value-type="float">
            <text:p>-21.6059567880866</text:p>
          </table:table-cell>
          <table:table-cell table:formula="of:=DEGREES(ATAN(ABS([.F617]-[.C617])/ABS([.E617]-[.B617])))" office:value-type="float" office:value="1.98899812617611" calcext:value-type="float">
            <text:p>1.98899812617611</text:p>
          </table:table-cell>
          <table:table-cell table:formula="of:=SQRT(POWER([.H617];2)+POWER([.I617];2)+POWER([.J617];2))" office:value-type="float" office:value="623.755749884122" calcext:value-type="float">
            <text:p>623.755749884122</text:p>
          </table:table-cell>
        </table:table-row>
        <table:table-row table:style-name="ro1">
          <table:table-cell office:value-type="float" office:value="76.2476" calcext:value-type="float">
            <text:p>76.2476</text:p>
          </table:table-cell>
          <table:table-cell office:value-type="float" office:value="290.016" calcext:value-type="float">
            <text:p>290.016</text:p>
          </table:table-cell>
          <table:table-cell office:value-type="float" office:value="41.62" calcext:value-type="float">
            <text:p>41.62</text:p>
          </table:table-cell>
          <table:table-cell office:value-type="float" office:value="77.3838" calcext:value-type="float">
            <text:p>77.3838</text:p>
          </table:table-cell>
          <table:table-cell office:value-type="float" office:value="276.998" calcext:value-type="float">
            <text:p>276.998</text:p>
          </table:table-cell>
          <table:table-cell office:value-type="float" office:value="41.9275" calcext:value-type="float">
            <text:p>41.9275</text:p>
          </table:table-cell>
          <table:table-cell/>
          <table:table-cell table:formula="of:=([.D618]-[.A618])/0.0166667" office:value-type="float" office:value="68.171863656272" calcext:value-type="float">
            <text:p>68.171863656272</text:p>
          </table:table-cell>
          <table:table-cell table:formula="of:=ABS([.E618]-[.B618])/0.0166667" office:value-type="float" office:value="781.078437843126" calcext:value-type="float">
            <text:p>781.078437843126</text:p>
          </table:table-cell>
          <table:table-cell table:formula="of:=([.F618]-[.C618])/0.0166667" office:value-type="float" office:value="18.4499631000741" calcext:value-type="float">
            <text:p>18.4499631000741</text:p>
          </table:table-cell>
          <table:table-cell table:formula="of:=DEGREES(ATAN(ABS([.F618]-[.C618])/ABS([.E618]-[.B618])))" office:value-type="float" office:value="1.35313999922303" calcext:value-type="float">
            <text:p>1.35313999922303</text:p>
          </table:table-cell>
          <table:table-cell table:formula="of:=SQRT(POWER([.H618];2)+POWER([.I618];2)+POWER([.J618];2))" office:value-type="float" office:value="784.264834221337" calcext:value-type="float">
            <text:p>784.264834221337</text:p>
          </table:table-cell>
        </table:table-row>
        <table:table-row table:style-name="ro1">
          <table:table-cell office:value-type="float" office:value="76.682" calcext:value-type="float">
            <text:p>76.682</text:p>
          </table:table-cell>
          <table:table-cell office:value-type="float" office:value="282.193" calcext:value-type="float">
            <text:p>282.193</text:p>
          </table:table-cell>
          <table:table-cell office:value-type="float" office:value="41.3429" calcext:value-type="float">
            <text:p>41.3429</text:p>
          </table:table-cell>
          <table:table-cell office:value-type="float" office:value="77.3082" calcext:value-type="float">
            <text:p>77.3082</text:p>
          </table:table-cell>
          <table:table-cell office:value-type="float" office:value="270.854" calcext:value-type="float">
            <text:p>270.854</text:p>
          </table:table-cell>
          <table:table-cell office:value-type="float" office:value="41.1995" calcext:value-type="float">
            <text:p>41.1995</text:p>
          </table:table-cell>
          <table:table-cell/>
          <table:table-cell table:formula="of:=([.D619]-[.A619])/0.0166667" office:value-type="float" office:value="37.5719248561501" calcext:value-type="float">
            <text:p>37.5719248561501</text:p>
          </table:table-cell>
          <table:table-cell table:formula="of:=ABS([.E619]-[.B619])/0.0166667" office:value-type="float" office:value="680.338639322721" calcext:value-type="float">
            <text:p>680.338639322721</text:p>
          </table:table-cell>
          <table:table-cell table:formula="of:=([.F619]-[.C619])/0.0166667" office:value-type="float" office:value="-8.6039827920344" calcext:value-type="float">
            <text:p>-8.6039827920344</text:p>
          </table:table-cell>
          <table:table-cell table:formula="of:=DEGREES(ATAN(ABS([.F619]-[.C619])/ABS([.E619]-[.B619])))" office:value-type="float" office:value="0.724559202643851" calcext:value-type="float">
            <text:p>0.724559202643851</text:p>
          </table:table-cell>
          <table:table-cell table:formula="of:=SQRT(POWER([.H619];2)+POWER([.I619];2)+POWER([.J619];2))" office:value-type="float" office:value="681.429631152604" calcext:value-type="float">
            <text:p>681.429631152604</text:p>
          </table:table-cell>
        </table:table-row>
        <table:table-row table:style-name="ro1">
          <table:table-cell office:value-type="float" office:value="77.1765" calcext:value-type="float">
            <text:p>77.1765</text:p>
          </table:table-cell>
          <table:table-cell office:value-type="float" office:value="281.005" calcext:value-type="float">
            <text:p>281.005</text:p>
          </table:table-cell>
          <table:table-cell office:value-type="float" office:value="41.0269" calcext:value-type="float">
            <text:p>41.0269</text:p>
          </table:table-cell>
          <table:table-cell office:value-type="float" office:value="78.0383" calcext:value-type="float">
            <text:p>78.0383</text:p>
          </table:table-cell>
          <table:table-cell office:value-type="float" office:value="269.752" calcext:value-type="float">
            <text:p>269.752</text:p>
          </table:table-cell>
          <table:table-cell office:value-type="float" office:value="40.8831" calcext:value-type="float">
            <text:p>40.8831</text:p>
          </table:table-cell>
          <table:table-cell/>
          <table:table-cell table:formula="of:=([.D620]-[.A620])/0.0166667" office:value-type="float" office:value="51.707896584207" calcext:value-type="float">
            <text:p>51.707896584207</text:p>
          </table:table-cell>
          <table:table-cell table:formula="of:=ABS([.E620]-[.B620])/0.0166667" office:value-type="float" office:value="675.1786496427" calcext:value-type="float">
            <text:p>675.1786496427</text:p>
          </table:table-cell>
          <table:table-cell table:formula="of:=([.F620]-[.C620])/0.0166667" office:value-type="float" office:value="-8.62798274403444" calcext:value-type="float">
            <text:p>-8.62798274403444</text:p>
          </table:table-cell>
          <table:table-cell table:formula="of:=DEGREES(ATAN(ABS([.F620]-[.C620])/ABS([.E620]-[.B620])))" office:value-type="float" office:value="0.732132290025302" calcext:value-type="float">
            <text:p>0.732132290025302</text:p>
          </table:table-cell>
          <table:table-cell table:formula="of:=SQRT(POWER([.H620];2)+POWER([.I620];2)+POWER([.J620];2))" office:value-type="float" office:value="677.210718749145" calcext:value-type="float">
            <text:p>677.210718749145</text:p>
          </table:table-cell>
        </table:table-row>
        <table:table-row table:style-name="ro1">
          <table:table-cell office:value-type="float" office:value="76.4528" calcext:value-type="float">
            <text:p>76.4528</text:p>
          </table:table-cell>
          <table:table-cell office:value-type="float" office:value="284.933" calcext:value-type="float">
            <text:p>284.933</text:p>
          </table:table-cell>
          <table:table-cell office:value-type="float" office:value="40.6476" calcext:value-type="float">
            <text:p>40.6476</text:p>
          </table:table-cell>
          <table:table-cell office:value-type="float" office:value="77.0884" calcext:value-type="float">
            <text:p>77.0884</text:p>
          </table:table-cell>
          <table:table-cell office:value-type="float" office:value="273.473" calcext:value-type="float">
            <text:p>273.473</text:p>
          </table:table-cell>
          <table:table-cell office:value-type="float" office:value="40.5175" calcext:value-type="float">
            <text:p>40.5175</text:p>
          </table:table-cell>
          <table:table-cell/>
          <table:table-cell table:formula="of:=([.D621]-[.A621])/0.0166667" office:value-type="float" office:value="38.1359237281523" calcext:value-type="float">
            <text:p>38.1359237281523</text:p>
          </table:table-cell>
          <table:table-cell table:formula="of:=ABS([.E621]-[.B621])/0.0166667" office:value-type="float" office:value="687.598624802749" calcext:value-type="float">
            <text:p>687.598624802749</text:p>
          </table:table-cell>
          <table:table-cell table:formula="of:=([.F621]-[.C621])/0.0166667" office:value-type="float" office:value="-7.80598438803115" calcext:value-type="float">
            <text:p>-7.80598438803115</text:p>
          </table:table-cell>
          <table:table-cell table:formula="of:=DEGREES(ATAN(ABS([.F621]-[.C621])/ABS([.E621]-[.B621])))" office:value-type="float" office:value="0.650424145543233" calcext:value-type="float">
            <text:p>0.650424145543233</text:p>
          </table:table-cell>
          <table:table-cell table:formula="of:=SQRT(POWER([.H621];2)+POWER([.I621];2)+POWER([.J621];2))" office:value-type="float" office:value="688.699608611401" calcext:value-type="float">
            <text:p>688.699608611401</text:p>
          </table:table-cell>
        </table:table-row>
        <table:table-row table:style-name="ro1">
          <table:table-cell office:value-type="float" office:value="77.2518" calcext:value-type="float">
            <text:p>77.2518</text:p>
          </table:table-cell>
          <table:table-cell office:value-type="float" office:value="287.447" calcext:value-type="float">
            <text:p>287.447</text:p>
          </table:table-cell>
          <table:table-cell office:value-type="float" office:value="41.5082" calcext:value-type="float">
            <text:p>41.5082</text:p>
          </table:table-cell>
          <table:table-cell office:value-type="float" office:value="78.3747" calcext:value-type="float">
            <text:p>78.3747</text:p>
          </table:table-cell>
          <table:table-cell office:value-type="float" office:value="275.976" calcext:value-type="float">
            <text:p>275.976</text:p>
          </table:table-cell>
          <table:table-cell office:value-type="float" office:value="41.087" calcext:value-type="float">
            <text:p>41.087</text:p>
          </table:table-cell>
          <table:table-cell/>
          <table:table-cell table:formula="of:=([.D622]-[.A622])/0.0166667" office:value-type="float" office:value="67.3738652522696" calcext:value-type="float">
            <text:p>67.3738652522696</text:p>
          </table:table-cell>
          <table:table-cell table:formula="of:=ABS([.E622]-[.B622])/0.0166667" office:value-type="float" office:value="688.258623482753" calcext:value-type="float">
            <text:p>688.258623482753</text:p>
          </table:table-cell>
          <table:table-cell table:formula="of:=([.F622]-[.C622])/0.0166667" office:value-type="float" office:value="-25.271949456101" calcext:value-type="float">
            <text:p>-25.271949456101</text:p>
          </table:table-cell>
          <table:table-cell table:formula="of:=DEGREES(ATAN(ABS([.F622]-[.C622])/ABS([.E622]-[.B622])))" office:value-type="float" office:value="2.10288076353514" calcext:value-type="float">
            <text:p>2.10288076353514</text:p>
          </table:table-cell>
          <table:table-cell table:formula="of:=SQRT(POWER([.H622];2)+POWER([.I622];2)+POWER([.J622];2))" office:value-type="float" office:value="692.010001334314" calcext:value-type="float">
            <text:p>692.010001334314</text:p>
          </table:table-cell>
        </table:table-row>
        <table:table-row table:style-name="ro1">
          <table:table-cell office:value-type="float" office:value="77.9225" calcext:value-type="float">
            <text:p>77.9225</text:p>
          </table:table-cell>
          <table:table-cell office:value-type="float" office:value="279.852" calcext:value-type="float">
            <text:p>279.852</text:p>
          </table:table-cell>
          <table:table-cell office:value-type="float" office:value="40.7049" calcext:value-type="float">
            <text:p>40.7049</text:p>
          </table:table-cell>
          <table:table-cell office:value-type="float" office:value="78.7471" calcext:value-type="float">
            <text:p>78.7471</text:p>
          </table:table-cell>
          <table:table-cell office:value-type="float" office:value="267.469" calcext:value-type="float">
            <text:p>267.469</text:p>
          </table:table-cell>
          <table:table-cell office:value-type="float" office:value="40.2767" calcext:value-type="float">
            <text:p>40.2767</text:p>
          </table:table-cell>
          <table:table-cell/>
          <table:table-cell table:formula="of:=([.D623]-[.A623])/0.0166667" office:value-type="float" office:value="49.4759010481981" calcext:value-type="float">
            <text:p>49.4759010481981</text:p>
          </table:table-cell>
          <table:table-cell table:formula="of:=ABS([.E623]-[.B623])/0.0166667" office:value-type="float" office:value="742.978514042971" calcext:value-type="float">
            <text:p>742.978514042971</text:p>
          </table:table-cell>
          <table:table-cell table:formula="of:=([.F623]-[.C623])/0.0166667" office:value-type="float" office:value="-25.691948616103" calcext:value-type="float">
            <text:p>-25.691948616103</text:p>
          </table:table-cell>
          <table:table-cell table:formula="of:=DEGREES(ATAN(ABS([.F623]-[.C623])/ABS([.E623]-[.B623])))" office:value-type="float" office:value="1.98047976306656" calcext:value-type="float">
            <text:p>1.98047976306656</text:p>
          </table:table-cell>
          <table:table-cell table:formula="of:=SQRT(POWER([.H623];2)+POWER([.I623];2)+POWER([.J623];2))" office:value-type="float" office:value="745.067120021897" calcext:value-type="float">
            <text:p>745.067120021897</text:p>
          </table:table-cell>
        </table:table-row>
        <table:table-row table:style-name="ro1">
          <table:table-cell office:value-type="float" office:value="77.4304" calcext:value-type="float">
            <text:p>77.4304</text:p>
          </table:table-cell>
          <table:table-cell office:value-type="float" office:value="280.971" calcext:value-type="float">
            <text:p>280.971</text:p>
          </table:table-cell>
          <table:table-cell office:value-type="float" office:value="41.282" calcext:value-type="float">
            <text:p>41.282</text:p>
          </table:table-cell>
          <table:table-cell office:value-type="float" office:value="78.2687" calcext:value-type="float">
            <text:p>78.2687</text:p>
          </table:table-cell>
          <table:table-cell office:value-type="float" office:value="268.491" calcext:value-type="float">
            <text:p>268.491</text:p>
          </table:table-cell>
          <table:table-cell office:value-type="float" office:value="41.092" calcext:value-type="float">
            <text:p>41.092</text:p>
          </table:table-cell>
          <table:table-cell/>
          <table:table-cell table:formula="of:=([.D624]-[.A624])/0.0166667" office:value-type="float" office:value="50.2978994042006" calcext:value-type="float">
            <text:p>50.2978994042006</text:p>
          </table:table-cell>
          <table:table-cell table:formula="of:=ABS([.E624]-[.B624])/0.0166667" office:value-type="float" office:value="748.798502402996" calcext:value-type="float">
            <text:p>748.798502402996</text:p>
          </table:table-cell>
          <table:table-cell table:formula="of:=([.F624]-[.C624])/0.0166667" office:value-type="float" office:value="-11.3999772000455" calcext:value-type="float">
            <text:p>-11.3999772000455</text:p>
          </table:table-cell>
          <table:table-cell table:formula="of:=DEGREES(ATAN(ABS([.F624]-[.C624])/ABS([.E624]-[.B624])))" office:value-type="float" office:value="0.87222413082957" calcext:value-type="float">
            <text:p>0.87222413082957</text:p>
          </table:table-cell>
          <table:table-cell table:formula="of:=SQRT(POWER([.H624];2)+POWER([.I624];2)+POWER([.J624];2))" office:value-type="float" office:value="750.572471761126" calcext:value-type="float">
            <text:p>750.572471761126</text:p>
          </table:table-cell>
        </table:table-row>
        <table:table-row table:style-name="ro1">
          <table:table-cell office:value-type="float" office:value="76.9654" calcext:value-type="float">
            <text:p>76.9654</text:p>
          </table:table-cell>
          <table:table-cell office:value-type="float" office:value="284.919" calcext:value-type="float">
            <text:p>284.919</text:p>
          </table:table-cell>
          <table:table-cell office:value-type="float" office:value="40.8993" calcext:value-type="float">
            <text:p>40.8993</text:p>
          </table:table-cell>
          <table:table-cell office:value-type="float" office:value="78.072" calcext:value-type="float">
            <text:p>78.072</text:p>
          </table:table-cell>
          <table:table-cell office:value-type="float" office:value="272.212" calcext:value-type="float">
            <text:p>272.212</text:p>
          </table:table-cell>
          <table:table-cell office:value-type="float" office:value="40.9666" calcext:value-type="float">
            <text:p>40.9666</text:p>
          </table:table-cell>
          <table:table-cell/>
          <table:table-cell table:formula="of:=([.D625]-[.A625])/0.0166667" office:value-type="float" office:value="66.3958672082656" calcext:value-type="float">
            <text:p>66.3958672082656</text:p>
          </table:table-cell>
          <table:table-cell table:formula="of:=ABS([.E625]-[.B625])/0.0166667" office:value-type="float" office:value="762.418475163049" calcext:value-type="float">
            <text:p>762.418475163049</text:p>
          </table:table-cell>
          <table:table-cell table:formula="of:=([.F625]-[.C625])/0.0166667" office:value-type="float" office:value="4.03799192401633" calcext:value-type="float">
            <text:p>4.03799192401633</text:p>
          </table:table-cell>
          <table:table-cell table:formula="of:=DEGREES(ATAN(ABS([.F625]-[.C625])/ABS([.E625]-[.B625])))" office:value-type="float" office:value="0.303452420496705" calcext:value-type="float">
            <text:p>0.303452420496705</text:p>
          </table:table-cell>
          <table:table-cell table:formula="of:=SQRT(POWER([.H625];2)+POWER([.I625];2)+POWER([.J625];2))" office:value-type="float" office:value="765.31473775896" calcext:value-type="float">
            <text:p>765.31473775896</text:p>
          </table:table-cell>
        </table:table-row>
        <table:table-row table:style-name="ro1">
          <table:table-cell office:value-type="float" office:value="75.9644" calcext:value-type="float">
            <text:p>75.9644</text:p>
          </table:table-cell>
          <table:table-cell office:value-type="float" office:value="287.454" calcext:value-type="float">
            <text:p>287.454</text:p>
          </table:table-cell>
          <table:table-cell office:value-type="float" office:value="41.0087" calcext:value-type="float">
            <text:p>41.0087</text:p>
          </table:table-cell>
          <table:table-cell office:value-type="float" office:value="76.3633" calcext:value-type="float">
            <text:p>76.3633</text:p>
          </table:table-cell>
          <table:table-cell office:value-type="float" office:value="275.8" calcext:value-type="float">
            <text:p>275.8</text:p>
          </table:table-cell>
          <table:table-cell office:value-type="float" office:value="41.1344" calcext:value-type="float">
            <text:p>41.1344</text:p>
          </table:table-cell>
          <table:table-cell/>
          <table:table-cell table:formula="of:=([.D626]-[.A626])/0.0166667" office:value-type="float" office:value="23.9339521320956" calcext:value-type="float">
            <text:p>23.9339521320956</text:p>
          </table:table-cell>
          <table:table-cell table:formula="of:=ABS([.E626]-[.B626])/0.0166667" office:value-type="float" office:value="699.238601522797" calcext:value-type="float">
            <text:p>699.238601522797</text:p>
          </table:table-cell>
          <table:table-cell table:formula="of:=([.F626]-[.C626])/0.0166667" office:value-type="float" office:value="7.54198491603028" calcext:value-type="float">
            <text:p>7.54198491603028</text:p>
          </table:table-cell>
          <table:table-cell table:formula="of:=DEGREES(ATAN(ABS([.F626]-[.C626])/ABS([.E626]-[.B626])))" office:value-type="float" office:value="0.617968097917662" calcext:value-type="float">
            <text:p>0.617968097917662</text:p>
          </table:table-cell>
          <table:table-cell table:formula="of:=SQRT(POWER([.H626];2)+POWER([.I626];2)+POWER([.J626];2))" office:value-type="float" office:value="699.688743271386" calcext:value-type="float">
            <text:p>699.688743271386</text:p>
          </table:table-cell>
        </table:table-row>
        <table:table-row table:style-name="ro1">
          <table:table-cell office:value-type="float" office:value="76.6684" calcext:value-type="float">
            <text:p>76.6684</text:p>
          </table:table-cell>
          <table:table-cell office:value-type="float" office:value="280.912" calcext:value-type="float">
            <text:p>280.912</text:p>
          </table:table-cell>
          <table:table-cell office:value-type="float" office:value="41.2985" calcext:value-type="float">
            <text:p>41.2985</text:p>
          </table:table-cell>
          <table:table-cell office:value-type="float" office:value="77.2784" calcext:value-type="float">
            <text:p>77.2784</text:p>
          </table:table-cell>
          <table:table-cell office:value-type="float" office:value="268.355" calcext:value-type="float">
            <text:p>268.355</text:p>
          </table:table-cell>
          <table:table-cell office:value-type="float" office:value="41.3696" calcext:value-type="float">
            <text:p>41.3696</text:p>
          </table:table-cell>
          <table:table-cell/>
          <table:table-cell table:formula="of:=([.D627]-[.A627])/0.0166667" office:value-type="float" office:value="36.5999268001464" calcext:value-type="float">
            <text:p>36.5999268001464</text:p>
          </table:table-cell>
          <table:table-cell table:formula="of:=ABS([.E627]-[.B627])/0.0166667" office:value-type="float" office:value="753.418493163011" calcext:value-type="float">
            <text:p>753.418493163011</text:p>
          </table:table-cell>
          <table:table-cell table:formula="of:=([.F627]-[.C627])/0.0166667" office:value-type="float" office:value="4.26599146801714" calcext:value-type="float">
            <text:p>4.26599146801714</text:p>
          </table:table-cell>
          <table:table-cell table:formula="of:=DEGREES(ATAN(ABS([.F627]-[.C627])/ABS([.E627]-[.B627])))" office:value-type="float" office:value="0.324415576111607" calcext:value-type="float">
            <text:p>0.324415576111607</text:p>
          </table:table-cell>
          <table:table-cell table:formula="of:=SQRT(POWER([.H627];2)+POWER([.I627];2)+POWER([.J627];2))" office:value-type="float" office:value="754.319016839032" calcext:value-type="float">
            <text:p>754.319016839032</text:p>
          </table:table-cell>
        </table:table-row>
        <table:table-row table:style-name="ro1">
          <table:table-cell office:value-type="float" office:value="77.237" calcext:value-type="float">
            <text:p>77.237</text:p>
          </table:table-cell>
          <table:table-cell office:value-type="float" office:value="286.422" calcext:value-type="float">
            <text:p>286.422</text:p>
          </table:table-cell>
          <table:table-cell office:value-type="float" office:value="40.1436" calcext:value-type="float">
            <text:p>40.1436</text:p>
          </table:table-cell>
          <table:table-cell office:value-type="float" office:value="78.554" calcext:value-type="float">
            <text:p>78.554</text:p>
          </table:table-cell>
          <table:table-cell office:value-type="float" office:value="271.126" calcext:value-type="float">
            <text:p>271.126</text:p>
          </table:table-cell>
          <table:table-cell office:value-type="float" office:value="40.401" calcext:value-type="float">
            <text:p>40.401</text:p>
          </table:table-cell>
          <table:table-cell/>
          <table:table-cell table:formula="of:=([.D628]-[.A628])/0.0166667" office:value-type="float" office:value="79.0198419603165" calcext:value-type="float">
            <text:p>79.0198419603165</text:p>
          </table:table-cell>
          <table:table-cell table:formula="of:=ABS([.E628]-[.B628])/0.0166667" office:value-type="float" office:value="917.758164483674" calcext:value-type="float">
            <text:p>917.758164483674</text:p>
          </table:table-cell>
          <table:table-cell table:formula="of:=([.F628]-[.C628])/0.0166667" office:value-type="float" office:value="15.443969112062" calcext:value-type="float">
            <text:p>15.443969112062</text:p>
          </table:table-cell>
          <table:table-cell table:formula="of:=DEGREES(ATAN(ABS([.F628]-[.C628])/ABS([.E628]-[.B628])))" office:value-type="float" office:value="0.964078306780425" calcext:value-type="float">
            <text:p>0.964078306780425</text:p>
          </table:table-cell>
          <table:table-cell table:formula="of:=SQRT(POWER([.H628];2)+POWER([.I628];2)+POWER([.J628];2))" office:value-type="float" office:value="921.283181265028" calcext:value-type="float">
            <text:p>921.283181265028</text:p>
          </table:table-cell>
        </table:table-row>
        <table:table-row table:style-name="ro1">
          <table:table-cell office:value-type="float" office:value="77.1914" calcext:value-type="float">
            <text:p>77.1914</text:p>
          </table:table-cell>
          <table:table-cell office:value-type="float" office:value="282.291" calcext:value-type="float">
            <text:p>282.291</text:p>
          </table:table-cell>
          <table:table-cell office:value-type="float" office:value="41.0698" calcext:value-type="float">
            <text:p>41.0698</text:p>
          </table:table-cell>
          <table:table-cell office:value-type="float" office:value="78.2679" calcext:value-type="float">
            <text:p>78.2679</text:p>
          </table:table-cell>
          <table:table-cell office:value-type="float" office:value="268.398" calcext:value-type="float">
            <text:p>268.398</text:p>
          </table:table-cell>
          <table:table-cell office:value-type="float" office:value="41.5991" calcext:value-type="float">
            <text:p>41.5991</text:p>
          </table:table-cell>
          <table:table-cell/>
          <table:table-cell table:formula="of:=([.D629]-[.A629])/0.0166667" office:value-type="float" office:value="64.5898708202581" calcext:value-type="float">
            <text:p>64.5898708202581</text:p>
          </table:table-cell>
          <table:table-cell table:formula="of:=ABS([.E629]-[.B629])/0.0166667" office:value-type="float" office:value="833.578332843333" calcext:value-type="float">
            <text:p>833.578332843333</text:p>
          </table:table-cell>
          <table:table-cell table:formula="of:=([.F629]-[.C629])/0.0166667" office:value-type="float" office:value="31.757936484127" calcext:value-type="float">
            <text:p>31.757936484127</text:p>
          </table:table-cell>
          <table:table-cell table:formula="of:=DEGREES(ATAN(ABS([.F629]-[.C629])/ABS([.E629]-[.B629])))" office:value-type="float" office:value="2.18181789348872" calcext:value-type="float">
            <text:p>2.18181789348872</text:p>
          </table:table-cell>
          <table:table-cell table:formula="of:=SQRT(POWER([.H629];2)+POWER([.I629];2)+POWER([.J629];2))" office:value-type="float" office:value="836.679899918826" calcext:value-type="float">
            <text:p>836.679899918826</text:p>
          </table:table-cell>
        </table:table-row>
        <table:table-row table:style-name="ro1">
          <table:table-cell office:value-type="float" office:value="76.8942" calcext:value-type="float">
            <text:p>76.8942</text:p>
          </table:table-cell>
          <table:table-cell office:value-type="float" office:value="278.273" calcext:value-type="float">
            <text:p>278.273</text:p>
          </table:table-cell>
          <table:table-cell office:value-type="float" office:value="41.7249" calcext:value-type="float">
            <text:p>41.7249</text:p>
          </table:table-cell>
          <table:table-cell office:value-type="float" office:value="77.7411" calcext:value-type="float">
            <text:p>77.7411</text:p>
          </table:table-cell>
          <table:table-cell office:value-type="float" office:value="265.925" calcext:value-type="float">
            <text:p>265.925</text:p>
          </table:table-cell>
          <table:table-cell office:value-type="float" office:value="41.5264" calcext:value-type="float">
            <text:p>41.5264</text:p>
          </table:table-cell>
          <table:table-cell/>
          <table:table-cell table:formula="of:=([.D630]-[.A630])/0.0166667" office:value-type="float" office:value="50.8138983722036" calcext:value-type="float">
            <text:p>50.8138983722036</text:p>
          </table:table-cell>
          <table:table-cell table:formula="of:=ABS([.E630]-[.B630])/0.0166667" office:value-type="float" office:value="740.878518242964" calcext:value-type="float">
            <text:p>740.878518242964</text:p>
          </table:table-cell>
          <table:table-cell table:formula="of:=([.F630]-[.C630])/0.0166667" office:value-type="float" office:value="-11.9099761800474" calcext:value-type="float">
            <text:p>-11.9099761800474</text:p>
          </table:table-cell>
          <table:table-cell table:formula="of:=DEGREES(ATAN(ABS([.F630]-[.C630])/ABS([.E630]-[.B630])))" office:value-type="float" office:value="0.920977704322924" calcext:value-type="float">
            <text:p>0.920977704322924</text:p>
          </table:table-cell>
          <table:table-cell table:formula="of:=SQRT(POWER([.H630];2)+POWER([.I630];2)+POWER([.J630];2))" office:value-type="float" office:value="742.714533716879" calcext:value-type="float">
            <text:p>742.714533716879</text:p>
          </table:table-cell>
        </table:table-row>
        <table:table-row table:style-name="ro1">
          <table:table-cell office:value-type="float" office:value="76.6953" calcext:value-type="float">
            <text:p>76.6953</text:p>
          </table:table-cell>
          <table:table-cell office:value-type="float" office:value="283.653" calcext:value-type="float">
            <text:p>283.653</text:p>
          </table:table-cell>
          <table:table-cell office:value-type="float" office:value="40.5997" calcext:value-type="float">
            <text:p>40.5997</text:p>
          </table:table-cell>
          <table:table-cell office:value-type="float" office:value="77.5574" calcext:value-type="float">
            <text:p>77.5574</text:p>
          </table:table-cell>
          <table:table-cell office:value-type="float" office:value="270.982" calcext:value-type="float">
            <text:p>270.982</text:p>
          </table:table-cell>
          <table:table-cell office:value-type="float" office:value="40.6816" calcext:value-type="float">
            <text:p>40.6816</text:p>
          </table:table-cell>
          <table:table-cell/>
          <table:table-cell table:formula="of:=([.D631]-[.A631])/0.0166667" office:value-type="float" office:value="51.7258965482068" calcext:value-type="float">
            <text:p>51.7258965482068</text:p>
          </table:table-cell>
          <table:table-cell table:formula="of:=ABS([.E631]-[.B631])/0.0166667" office:value-type="float" office:value="760.258479483041" calcext:value-type="float">
            <text:p>760.258479483041</text:p>
          </table:table-cell>
          <table:table-cell table:formula="of:=([.F631]-[.C631])/0.0166667" office:value-type="float" office:value="4.91399017201993" calcext:value-type="float">
            <text:p>4.91399017201993</text:p>
          </table:table-cell>
          <table:table-cell table:formula="of:=DEGREES(ATAN(ABS([.F631]-[.C631])/ABS([.E631]-[.B631])))" office:value-type="float" office:value="0.370330597104417" calcext:value-type="float">
            <text:p>0.370330597104417</text:p>
          </table:table-cell>
          <table:table-cell table:formula="of:=SQRT(POWER([.H631];2)+POWER([.I631];2)+POWER([.J631];2))" office:value-type="float" office:value="762.031935878669" calcext:value-type="float">
            <text:p>762.031935878669</text:p>
          </table:table-cell>
        </table:table-row>
        <table:table-row table:style-name="ro1">
          <table:table-cell office:value-type="float" office:value="76.4921" calcext:value-type="float">
            <text:p>76.4921</text:p>
          </table:table-cell>
          <table:table-cell office:value-type="float" office:value="288.917" calcext:value-type="float">
            <text:p>288.917</text:p>
          </table:table-cell>
          <table:table-cell office:value-type="float" office:value="40.5127" calcext:value-type="float">
            <text:p>40.5127</text:p>
          </table:table-cell>
          <table:table-cell office:value-type="float" office:value="76.8798" calcext:value-type="float">
            <text:p>76.8798</text:p>
          </table:table-cell>
          <table:table-cell office:value-type="float" office:value="277.198" calcext:value-type="float">
            <text:p>277.198</text:p>
          </table:table-cell>
          <table:table-cell office:value-type="float" office:value="40.6493" calcext:value-type="float">
            <text:p>40.6493</text:p>
          </table:table-cell>
          <table:table-cell/>
          <table:table-cell table:formula="of:=([.D632]-[.A632])/0.0166667" office:value-type="float" office:value="23.2619534760936" calcext:value-type="float">
            <text:p>23.2619534760936</text:p>
          </table:table-cell>
          <table:table-cell table:formula="of:=ABS([.E632]-[.B632])/0.0166667" office:value-type="float" office:value="703.138593722812" calcext:value-type="float">
            <text:p>703.138593722812</text:p>
          </table:table-cell>
          <table:table-cell table:formula="of:=([.F632]-[.C632])/0.0166667" office:value-type="float" office:value="8.19598360803244" calcext:value-type="float">
            <text:p>8.19598360803244</text:p>
          </table:table-cell>
          <table:table-cell table:formula="of:=DEGREES(ATAN(ABS([.F632]-[.C632])/ABS([.E632]-[.B632])))" office:value-type="float" office:value="0.667825671660552" calcext:value-type="float">
            <text:p>0.667825671660552</text:p>
          </table:table-cell>
          <table:table-cell table:formula="of:=SQRT(POWER([.H632];2)+POWER([.I632];2)+POWER([.J632];2))" office:value-type="float" office:value="703.57101603841" calcext:value-type="float">
            <text:p>703.57101603841</text:p>
          </table:table-cell>
        </table:table-row>
        <table:table-row table:style-name="ro1">
          <table:table-cell office:value-type="float" office:value="76.7644" calcext:value-type="float">
            <text:p>76.7644</text:p>
          </table:table-cell>
          <table:table-cell office:value-type="float" office:value="290.383" calcext:value-type="float">
            <text:p>290.383</text:p>
          </table:table-cell>
          <table:table-cell office:value-type="float" office:value="40.0169" calcext:value-type="float">
            <text:p>40.0169</text:p>
          </table:table-cell>
          <table:table-cell office:value-type="float" office:value="77.3844" calcext:value-type="float">
            <text:p>77.3844</text:p>
          </table:table-cell>
          <table:table-cell office:value-type="float" office:value="277.392" calcext:value-type="float">
            <text:p>277.392</text:p>
          </table:table-cell>
          <table:table-cell office:value-type="float" office:value="39.861" calcext:value-type="float">
            <text:p>39.861</text:p>
          </table:table-cell>
          <table:table-cell/>
          <table:table-cell table:formula="of:=([.D633]-[.A633])/0.0166667" office:value-type="float" office:value="37.1999256001491" calcext:value-type="float">
            <text:p>37.1999256001491</text:p>
          </table:table-cell>
          <table:table-cell table:formula="of:=ABS([.E633]-[.B633])/0.0166667" office:value-type="float" office:value="779.458441083117" calcext:value-type="float">
            <text:p>779.458441083117</text:p>
          </table:table-cell>
          <table:table-cell table:formula="of:=([.F633]-[.C633])/0.0166667" office:value-type="float" office:value="-9.35398129203757" calcext:value-type="float">
            <text:p>-9.35398129203757</text:p>
          </table:table-cell>
          <table:table-cell table:formula="of:=DEGREES(ATAN(ABS([.F633]-[.C633])/ABS([.E633]-[.B633])))" office:value-type="float" office:value="0.687551632926964" calcext:value-type="float">
            <text:p>0.687551632926964</text:p>
          </table:table-cell>
          <table:table-cell table:formula="of:=SQRT(POWER([.H633];2)+POWER([.I633];2)+POWER([.J633];2))" office:value-type="float" office:value="780.40168682954" calcext:value-type="float">
            <text:p>780.40168682954</text:p>
          </table:table-cell>
        </table:table-row>
        <table:table-row table:style-name="ro1">
          <table:table-cell office:value-type="float" office:value="76.7644" calcext:value-type="float">
            <text:p>76.7644</text:p>
          </table:table-cell>
          <table:table-cell office:value-type="float" office:value="290.383" calcext:value-type="float">
            <text:p>290.383</text:p>
          </table:table-cell>
          <table:table-cell office:value-type="float" office:value="40.0169" calcext:value-type="float">
            <text:p>40.0169</text:p>
          </table:table-cell>
          <table:table-cell office:value-type="float" office:value="77.6533" calcext:value-type="float">
            <text:p>77.6533</text:p>
          </table:table-cell>
          <table:table-cell office:value-type="float" office:value="278.741" calcext:value-type="float">
            <text:p>278.741</text:p>
          </table:table-cell>
          <table:table-cell office:value-type="float" office:value="39.6334" calcext:value-type="float">
            <text:p>39.6334</text:p>
          </table:table-cell>
          <table:table-cell/>
          <table:table-cell table:formula="of:=([.D634]-[.A634])/0.0166667" office:value-type="float" office:value="53.3338933322137" calcext:value-type="float">
            <text:p>53.3338933322137</text:p>
          </table:table-cell>
          <table:table-cell table:formula="of:=ABS([.E634]-[.B634])/0.0166667" office:value-type="float" office:value="698.518602962794" calcext:value-type="float">
            <text:p>698.518602962794</text:p>
          </table:table-cell>
          <table:table-cell table:formula="of:=([.F634]-[.C634])/0.0166667" office:value-type="float" office:value="-23.0099539800919" calcext:value-type="float">
            <text:p>-23.0099539800919</text:p>
          </table:table-cell>
          <table:table-cell table:formula="of:=DEGREES(ATAN(ABS([.F634]-[.C634])/ABS([.E634]-[.B634])))" office:value-type="float" office:value="1.88670236201955" calcext:value-type="float">
            <text:p>1.88670236201955</text:p>
          </table:table-cell>
          <table:table-cell table:formula="of:=SQRT(POWER([.H634];2)+POWER([.I634];2)+POWER([.J634];2))" office:value-type="float" office:value="700.929526304343" calcext:value-type="float">
            <text:p>700.929526304343</text:p>
          </table:table-cell>
        </table:table-row>
        <table:table-row table:style-name="ro1">
          <table:table-cell office:value-type="float" office:value="78.4127" calcext:value-type="float">
            <text:p>78.4127</text:p>
          </table:table-cell>
          <table:table-cell office:value-type="float" office:value="278.755" calcext:value-type="float">
            <text:p>278.755</text:p>
          </table:table-cell>
          <table:table-cell office:value-type="float" office:value="39.8757" calcext:value-type="float">
            <text:p>39.8757</text:p>
          </table:table-cell>
          <table:table-cell office:value-type="float" office:value="79.4916" calcext:value-type="float">
            <text:p>79.4916</text:p>
          </table:table-cell>
          <table:table-cell office:value-type="float" office:value="267.705" calcext:value-type="float">
            <text:p>267.705</text:p>
          </table:table-cell>
          <table:table-cell office:value-type="float" office:value="39.2458" calcext:value-type="float">
            <text:p>39.2458</text:p>
          </table:table-cell>
          <table:table-cell/>
          <table:table-cell table:formula="of:=([.D635]-[.A635])/0.0166667" office:value-type="float" office:value="64.7338705322592" calcext:value-type="float">
            <text:p>64.7338705322592</text:p>
          </table:table-cell>
          <table:table-cell table:formula="of:=ABS([.E635]-[.B635])/0.0166667" office:value-type="float" office:value="662.998674002653" calcext:value-type="float">
            <text:p>662.998674002653</text:p>
          </table:table-cell>
          <table:table-cell table:formula="of:=([.F635]-[.C635])/0.0166667" office:value-type="float" office:value="-37.7939244121511" calcext:value-type="float">
            <text:p>-37.7939244121511</text:p>
          </table:table-cell>
          <table:table-cell table:formula="of:=DEGREES(ATAN(ABS([.F635]-[.C635])/ABS([.E635]-[.B635])))" office:value-type="float" office:value="3.26258780265948" calcext:value-type="float">
            <text:p>3.26258780265948</text:p>
          </table:table-cell>
          <table:table-cell table:formula="of:=SQRT(POWER([.H635];2)+POWER([.I635];2)+POWER([.J635];2))" office:value-type="float" office:value="667.222673809752" calcext:value-type="float">
            <text:p>667.222673809752</text:p>
          </table:table-cell>
        </table:table-row>
        <table:table-row table:style-name="ro1">
          <table:table-cell office:value-type="float" office:value="77.4621" calcext:value-type="float">
            <text:p>77.4621</text:p>
          </table:table-cell>
          <table:table-cell office:value-type="float" office:value="283.756" calcext:value-type="float">
            <text:p>283.756</text:p>
          </table:table-cell>
          <table:table-cell office:value-type="float" office:value="40.3223" calcext:value-type="float">
            <text:p>40.3223</text:p>
          </table:table-cell>
          <table:table-cell office:value-type="float" office:value="78.323" calcext:value-type="float">
            <text:p>78.323</text:p>
          </table:table-cell>
          <table:table-cell office:value-type="float" office:value="272.418" calcext:value-type="float">
            <text:p>272.418</text:p>
          </table:table-cell>
          <table:table-cell office:value-type="float" office:value="39.9379" calcext:value-type="float">
            <text:p>39.9379</text:p>
          </table:table-cell>
          <table:table-cell/>
          <table:table-cell table:formula="of:=([.D636]-[.A636])/0.0166667" office:value-type="float" office:value="51.6538966922058" calcext:value-type="float">
            <text:p>51.6538966922058</text:p>
          </table:table-cell>
          <table:table-cell table:formula="of:=ABS([.E636]-[.B636])/0.0166667" office:value-type="float" office:value="680.278639442719" calcext:value-type="float">
            <text:p>680.278639442719</text:p>
          </table:table-cell>
          <table:table-cell table:formula="of:=([.F636]-[.C636])/0.0166667" office:value-type="float" office:value="-23.0639538720922" calcext:value-type="float">
            <text:p>-23.0639538720922</text:p>
          </table:table-cell>
          <table:table-cell table:formula="of:=DEGREES(ATAN(ABS([.F636]-[.C636])/ABS([.E636]-[.B636])))" office:value-type="float" office:value="1.94179438177588" calcext:value-type="float">
            <text:p>1.94179438177588</text:p>
          </table:table-cell>
          <table:table-cell table:formula="of:=SQRT(POWER([.H636];2)+POWER([.I636];2)+POWER([.J636];2))" office:value-type="float" office:value="682.626617041659" calcext:value-type="float">
            <text:p>682.626617041659</text:p>
          </table:table-cell>
        </table:table-row>
        <table:table-row table:style-name="ro1">
          <table:table-cell office:value-type="float" office:value="76.9797" calcext:value-type="float">
            <text:p>76.9797</text:p>
          </table:table-cell>
          <table:table-cell office:value-type="float" office:value="286.266" calcext:value-type="float">
            <text:p>286.266</text:p>
          </table:table-cell>
          <table:table-cell office:value-type="float" office:value="40.6811" calcext:value-type="float">
            <text:p>40.6811</text:p>
          </table:table-cell>
          <table:table-cell office:value-type="float" office:value="77.6045" calcext:value-type="float">
            <text:p>77.6045</text:p>
          </table:table-cell>
          <table:table-cell office:value-type="float" office:value="274.737" calcext:value-type="float">
            <text:p>274.737</text:p>
          </table:table-cell>
          <table:table-cell office:value-type="float" office:value="40.551" calcext:value-type="float">
            <text:p>40.551</text:p>
          </table:table-cell>
          <table:table-cell/>
          <table:table-cell table:formula="of:=([.D637]-[.A637])/0.0166667" office:value-type="float" office:value="37.4879250241504" calcext:value-type="float">
            <text:p>37.4879250241504</text:p>
          </table:table-cell>
          <table:table-cell table:formula="of:=ABS([.E637]-[.B637])/0.0166667" office:value-type="float" office:value="691.738616522767" calcext:value-type="float">
            <text:p>691.738616522767</text:p>
          </table:table-cell>
          <table:table-cell table:formula="of:=([.F637]-[.C637])/0.0166667" office:value-type="float" office:value="-7.80598438803115" calcext:value-type="float">
            <text:p>-7.80598438803115</text:p>
          </table:table-cell>
          <table:table-cell table:formula="of:=DEGREES(ATAN(ABS([.F637]-[.C637])/ABS([.E637]-[.B637])))" office:value-type="float" office:value="0.64653174854535" calcext:value-type="float">
            <text:p>0.64653174854535</text:p>
          </table:table-cell>
          <table:table-cell table:formula="of:=SQRT(POWER([.H637];2)+POWER([.I637];2)+POWER([.J637];2))" office:value-type="float" office:value="692.797655527004" calcext:value-type="float">
            <text:p>692.797655527004</text:p>
          </table:table-cell>
        </table:table-row>
        <table:table-row table:style-name="ro1">
          <table:table-cell office:value-type="float" office:value="77.2365" calcext:value-type="float">
            <text:p>77.2365</text:p>
          </table:table-cell>
          <table:table-cell office:value-type="float" office:value="286.229" calcext:value-type="float">
            <text:p>286.229</text:p>
          </table:table-cell>
          <table:table-cell office:value-type="float" office:value="40.9394" calcext:value-type="float">
            <text:p>40.9394</text:p>
          </table:table-cell>
          <table:table-cell office:value-type="float" office:value="78.1061" calcext:value-type="float">
            <text:p>78.1061</text:p>
          </table:table-cell>
          <table:table-cell office:value-type="float" office:value="274.729" calcext:value-type="float">
            <text:p>274.729</text:p>
          </table:table-cell>
          <table:table-cell office:value-type="float" office:value="40.797" calcext:value-type="float">
            <text:p>40.797</text:p>
          </table:table-cell>
          <table:table-cell/>
          <table:table-cell table:formula="of:=([.D638]-[.A638])/0.0166667" office:value-type="float" office:value="52.1758956482082" calcext:value-type="float">
            <text:p>52.1758956482082</text:p>
          </table:table-cell>
          <table:table-cell table:formula="of:=ABS([.E638]-[.B638])/0.0166667" office:value-type="float" office:value="689.99862000276" calcext:value-type="float">
            <text:p>689.99862000276</text:p>
          </table:table-cell>
          <table:table-cell table:formula="of:=([.F638]-[.C638])/0.0166667" office:value-type="float" office:value="-8.5439829120343" calcext:value-type="float">
            <text:p>-8.5439829120343</text:p>
          </table:table-cell>
          <table:table-cell table:formula="of:=DEGREES(ATAN(ABS([.F638]-[.C638])/ABS([.E638]-[.B638])))" office:value-type="float" office:value="0.709434960121415" calcext:value-type="float">
            <text:p>0.709434960121415</text:p>
          </table:table-cell>
          <table:table-cell table:formula="of:=SQRT(POWER([.H638];2)+POWER([.I638];2)+POWER([.J638];2))" office:value-type="float" office:value="692.021256419488" calcext:value-type="float">
            <text:p>692.021256419488</text:p>
          </table:table-cell>
        </table:table-row>
        <table:table-row table:style-name="ro1">
          <table:table-cell office:value-type="float" office:value="76.951" calcext:value-type="float">
            <text:p>76.951</text:p>
          </table:table-cell>
          <table:table-cell office:value-type="float" office:value="283.624" calcext:value-type="float">
            <text:p>283.624</text:p>
          </table:table-cell>
          <table:table-cell office:value-type="float" office:value="40.8556" calcext:value-type="float">
            <text:p>40.8556</text:p>
          </table:table-cell>
          <table:table-cell office:value-type="float" office:value="77.5731" calcext:value-type="float">
            <text:p>77.5731</text:p>
          </table:table-cell>
          <table:table-cell office:value-type="float" office:value="272.219" calcext:value-type="float">
            <text:p>272.219</text:p>
          </table:table-cell>
          <table:table-cell office:value-type="float" office:value="40.7223" calcext:value-type="float">
            <text:p>40.7223</text:p>
          </table:table-cell>
          <table:table-cell/>
          <table:table-cell table:formula="of:=([.D639]-[.A639])/0.0166667" office:value-type="float" office:value="37.3259253481495" calcext:value-type="float">
            <text:p>37.3259253481495</text:p>
          </table:table-cell>
          <table:table-cell table:formula="of:=ABS([.E639]-[.B639])/0.0166667" office:value-type="float" office:value="684.298631402739" calcext:value-type="float">
            <text:p>684.298631402739</text:p>
          </table:table-cell>
          <table:table-cell table:formula="of:=([.F639]-[.C639])/0.0166667" office:value-type="float" office:value="-7.99798400403232" calcext:value-type="float">
            <text:p>-7.99798400403232</text:p>
          </table:table-cell>
          <table:table-cell table:formula="of:=DEGREES(ATAN(ABS([.F639]-[.C639])/ABS([.E639]-[.B639])))" office:value-type="float" office:value="0.669634341103399" calcext:value-type="float">
            <text:p>0.669634341103399</text:p>
          </table:table-cell>
          <table:table-cell table:formula="of:=SQRT(POWER([.H639];2)+POWER([.I639];2)+POWER([.J639];2))" office:value-type="float" office:value="685.36253865446" calcext:value-type="float">
            <text:p>685.36253865446</text:p>
          </table:table-cell>
        </table:table-row>
        <table:table-row table:style-name="ro1">
          <table:table-cell office:value-type="float" office:value="76.6685" calcext:value-type="float">
            <text:p>76.6685</text:p>
          </table:table-cell>
          <table:table-cell office:value-type="float" office:value="280.852" calcext:value-type="float">
            <text:p>280.852</text:p>
          </table:table-cell>
          <table:table-cell office:value-type="float" office:value="41.56" calcext:value-type="float">
            <text:p>41.56</text:p>
          </table:table-cell>
          <table:table-cell office:value-type="float" office:value="77.51" calcext:value-type="float">
            <text:p>77.51</text:p>
          </table:table-cell>
          <table:table-cell office:value-type="float" office:value="267.015" calcext:value-type="float">
            <text:p>267.015</text:p>
          </table:table-cell>
          <table:table-cell office:value-type="float" office:value="42.0806" calcext:value-type="float">
            <text:p>42.0806</text:p>
          </table:table-cell>
          <table:table-cell/>
          <table:table-cell table:formula="of:=([.D640]-[.A640])/0.0166667" office:value-type="float" office:value="50.4898990202026" calcext:value-type="float">
            <text:p>50.4898990202026</text:p>
          </table:table-cell>
          <table:table-cell table:formula="of:=ABS([.E640]-[.B640])/0.0166667" office:value-type="float" office:value="830.21833956332" calcext:value-type="float">
            <text:p>830.21833956332</text:p>
          </table:table-cell>
          <table:table-cell table:formula="of:=([.F640]-[.C640])/0.0166667" office:value-type="float" office:value="31.2359375281246" calcext:value-type="float">
            <text:p>31.2359375281246</text:p>
          </table:table-cell>
          <table:table-cell table:formula="of:=DEGREES(ATAN(ABS([.F640]-[.C640])/ABS([.E640]-[.B640])))" office:value-type="float" office:value="2.1546664994631" calcext:value-type="float">
            <text:p>2.1546664994631</text:p>
          </table:table-cell>
          <table:table-cell table:formula="of:=SQRT(POWER([.H640];2)+POWER([.I640];2)+POWER([.J640];2))" office:value-type="float" office:value="832.338515895791" calcext:value-type="float">
            <text:p>832.338515895791</text:p>
          </table:table-cell>
        </table:table-row>
        <table:table-row table:style-name="ro1">
          <table:table-cell office:value-type="float" office:value="76.696" calcext:value-type="float">
            <text:p>76.696</text:p>
          </table:table-cell>
          <table:table-cell office:value-type="float" office:value="283.207" calcext:value-type="float">
            <text:p>283.207</text:p>
          </table:table-cell>
          <table:table-cell office:value-type="float" office:value="42.695" calcext:value-type="float">
            <text:p>42.695</text:p>
          </table:table-cell>
          <table:table-cell office:value-type="float" office:value="77.3225" calcext:value-type="float">
            <text:p>77.3225</text:p>
          </table:table-cell>
          <table:table-cell office:value-type="float" office:value="271.695" calcext:value-type="float">
            <text:p>271.695</text:p>
          </table:table-cell>
          <table:table-cell office:value-type="float" office:value="43.2824" calcext:value-type="float">
            <text:p>43.2824</text:p>
          </table:table-cell>
          <table:table-cell/>
          <table:table-cell table:formula="of:=([.D641]-[.A641])/0.0166667" office:value-type="float" office:value="37.5899248201508" calcext:value-type="float">
            <text:p>37.5899248201508</text:p>
          </table:table-cell>
          <table:table-cell table:formula="of:=ABS([.E641]-[.B641])/0.0166667" office:value-type="float" office:value="690.718618562763" calcext:value-type="float">
            <text:p>690.718618562763</text:p>
          </table:table-cell>
          <table:table-cell table:formula="of:=([.F641]-[.C641])/0.0166667" office:value-type="float" office:value="35.2439295121411" calcext:value-type="float">
            <text:p>35.2439295121411</text:p>
          </table:table-cell>
          <table:table-cell table:formula="of:=DEGREES(ATAN(ABS([.F641]-[.C641])/ABS([.E641]-[.B641])))" office:value-type="float" office:value="2.92098492355475" calcext:value-type="float">
            <text:p>2.92098492355475</text:p>
          </table:table-cell>
          <table:table-cell table:formula="of:=SQRT(POWER([.H641];2)+POWER([.I641];2)+POWER([.J641];2))" office:value-type="float" office:value="692.637962462853" calcext:value-type="float">
            <text:p>692.637962462853</text:p>
          </table:table-cell>
        </table:table-row>
        <table:table-row table:style-name="ro1">
          <table:table-cell office:value-type="float" office:value="76.6553" calcext:value-type="float">
            <text:p>76.6553</text:p>
          </table:table-cell>
          <table:table-cell office:value-type="float" office:value="279.357" calcext:value-type="float">
            <text:p>279.357</text:p>
          </table:table-cell>
          <table:table-cell office:value-type="float" office:value="42.5543" calcext:value-type="float">
            <text:p>42.5543</text:p>
          </table:table-cell>
          <table:table-cell office:value-type="float" office:value="77.2484" calcext:value-type="float">
            <text:p>77.2484</text:p>
          </table:table-cell>
          <table:table-cell office:value-type="float" office:value="265.59" calcext:value-type="float">
            <text:p>265.59</text:p>
          </table:table-cell>
          <table:table-cell office:value-type="float" office:value="43.0506" calcext:value-type="float">
            <text:p>43.0506</text:p>
          </table:table-cell>
          <table:table-cell/>
          <table:table-cell table:formula="of:=([.D642]-[.A642])/0.0166667" office:value-type="float" office:value="35.5859288281428" calcext:value-type="float">
            <text:p>35.5859288281428</text:p>
          </table:table-cell>
          <table:table-cell table:formula="of:=ABS([.E642]-[.B642])/0.0166667" office:value-type="float" office:value="826.018347963307" calcext:value-type="float">
            <text:p>826.018347963307</text:p>
          </table:table-cell>
          <table:table-cell table:formula="of:=([.F642]-[.C642])/0.0166667" office:value-type="float" office:value="29.7779404441194" calcext:value-type="float">
            <text:p>29.7779404441194</text:p>
          </table:table-cell>
          <table:table-cell table:formula="of:=DEGREES(ATAN(ABS([.F642]-[.C642])/ABS([.E642]-[.B642])))" office:value-type="float" office:value="2.06461731188106" calcext:value-type="float">
            <text:p>2.06461731188106</text:p>
          </table:table-cell>
          <table:table-cell table:formula="of:=SQRT(POWER([.H642];2)+POWER([.I642];2)+POWER([.J642];2))" office:value-type="float" office:value="827.32061212065" calcext:value-type="float">
            <text:p>827.32061212065</text:p>
          </table:table-cell>
        </table:table-row>
        <table:table-row table:style-name="ro1">
          <table:table-cell office:value-type="float" office:value="76.951" calcext:value-type="float">
            <text:p>76.951</text:p>
          </table:table-cell>
          <table:table-cell office:value-type="float" office:value="283.345" calcext:value-type="float">
            <text:p>283.345</text:p>
          </table:table-cell>
          <table:table-cell office:value-type="float" office:value="42.1657" calcext:value-type="float">
            <text:p>42.1657</text:p>
          </table:table-cell>
          <table:table-cell office:value-type="float" office:value="77.7884" calcext:value-type="float">
            <text:p>77.7884</text:p>
          </table:table-cell>
          <table:table-cell office:value-type="float" office:value="269.427" calcext:value-type="float">
            <text:p>269.427</text:p>
          </table:table-cell>
          <table:table-cell office:value-type="float" office:value="42.4163" calcext:value-type="float">
            <text:p>42.4163</text:p>
          </table:table-cell>
          <table:table-cell/>
          <table:table-cell table:formula="of:=([.D643]-[.A643])/0.0166667" office:value-type="float" office:value="50.2438995122011" calcext:value-type="float">
            <text:p>50.2438995122011</text:p>
          </table:table-cell>
          <table:table-cell table:formula="of:=ABS([.E643]-[.B643])/0.0166667" office:value-type="float" office:value="835.078329843341" calcext:value-type="float">
            <text:p>835.078329843341</text:p>
          </table:table-cell>
          <table:table-cell table:formula="of:=([.F643]-[.C643])/0.0166667" office:value-type="float" office:value="15.0359699280601" calcext:value-type="float">
            <text:p>15.0359699280601</text:p>
          </table:table-cell>
          <table:table-cell table:formula="of:=DEGREES(ATAN(ABS([.F643]-[.C643])/ABS([.E643]-[.B643])))" office:value-type="float" office:value="1.03152543525804" calcext:value-type="float">
            <text:p>1.03152543525804</text:p>
          </table:table-cell>
          <table:table-cell table:formula="of:=SQRT(POWER([.H643];2)+POWER([.I643];2)+POWER([.J643];2))" office:value-type="float" office:value="836.723578491615" calcext:value-type="float">
            <text:p>836.723578491615</text:p>
          </table:table-cell>
        </table:table-row>
        <table:table-row table:style-name="ro1">
          <table:table-cell office:value-type="float" office:value="76.9799" calcext:value-type="float">
            <text:p>76.9799</text:p>
          </table:table-cell>
          <table:table-cell office:value-type="float" office:value="286.173" calcext:value-type="float">
            <text:p>286.173</text:p>
          </table:table-cell>
          <table:table-cell office:value-type="float" office:value="41.2053" calcext:value-type="float">
            <text:p>41.2053</text:p>
          </table:table-cell>
          <table:table-cell office:value-type="float" office:value="78.0714" calcext:value-type="float">
            <text:p>78.0714</text:p>
          </table:table-cell>
          <table:table-cell office:value-type="float" office:value="272.116" calcext:value-type="float">
            <text:p>272.116</text:p>
          </table:table-cell>
          <table:table-cell office:value-type="float" office:value="41.4778" calcext:value-type="float">
            <text:p>41.4778</text:p>
          </table:table-cell>
          <table:table-cell/>
          <table:table-cell table:formula="of:=([.D644]-[.A644])/0.0166667" office:value-type="float" office:value="65.4898690202617" calcext:value-type="float">
            <text:p>65.4898690202617</text:p>
          </table:table-cell>
          <table:table-cell table:formula="of:=ABS([.E644]-[.B644])/0.0166667" office:value-type="float" office:value="843.418313163375" calcext:value-type="float">
            <text:p>843.418313163375</text:p>
          </table:table-cell>
          <table:table-cell table:formula="of:=([.F644]-[.C644])/0.0166667" office:value-type="float" office:value="16.3499673000655" calcext:value-type="float">
            <text:p>16.3499673000655</text:p>
          </table:table-cell>
          <table:table-cell table:formula="of:=DEGREES(ATAN(ABS([.F644]-[.C644])/ABS([.E644]-[.B644])))" office:value-type="float" office:value="1.11056019050683" calcext:value-type="float">
            <text:p>1.11056019050683</text:p>
          </table:table-cell>
          <table:table-cell table:formula="of:=SQRT(POWER([.H644];2)+POWER([.I644];2)+POWER([.J644];2))" office:value-type="float" office:value="846.115060351934" calcext:value-type="float">
            <text:p>846.115060351934</text:p>
          </table:table-cell>
        </table:table-row>
        <table:table-row table:style-name="ro1">
          <table:table-cell office:value-type="float" office:value="77.0237" calcext:value-type="float">
            <text:p>77.0237</text:p>
          </table:table-cell>
          <table:table-cell office:value-type="float" office:value="290.242" calcext:value-type="float">
            <text:p>290.242</text:p>
          </table:table-cell>
          <table:table-cell office:value-type="float" office:value="40.8077" calcext:value-type="float">
            <text:p>40.8077</text:p>
          </table:table-cell>
          <table:table-cell office:value-type="float" office:value="78.3927" calcext:value-type="float">
            <text:p>78.3927</text:p>
          </table:table-cell>
          <table:table-cell office:value-type="float" office:value="277.241" calcext:value-type="float">
            <text:p>277.241</text:p>
          </table:table-cell>
          <table:table-cell office:value-type="float" office:value="41.1289" calcext:value-type="float">
            <text:p>41.1289</text:p>
          </table:table-cell>
          <table:table-cell/>
          <table:table-cell table:formula="of:=([.D645]-[.A645])/0.0166667" office:value-type="float" office:value="82.1398357203286" calcext:value-type="float">
            <text:p>82.1398357203286</text:p>
          </table:table-cell>
          <table:table-cell table:formula="of:=ABS([.E645]-[.B645])/0.0166667" office:value-type="float" office:value="780.058439883122" calcext:value-type="float">
            <text:p>780.058439883122</text:p>
          </table:table-cell>
          <table:table-cell table:formula="of:=([.F645]-[.C645])/0.0166667" office:value-type="float" office:value="19.2719614560774" calcext:value-type="float">
            <text:p>19.2719614560774</text:p>
          </table:table-cell>
          <table:table-cell table:formula="of:=DEGREES(ATAN(ABS([.F645]-[.C645])/ABS([.E645]-[.B645])))" office:value-type="float" office:value="1.41524970519413" calcext:value-type="float">
            <text:p>1.41524970519413</text:p>
          </table:table-cell>
          <table:table-cell table:formula="of:=SQRT(POWER([.H645];2)+POWER([.I645];2)+POWER([.J645];2))" office:value-type="float" office:value="784.607883431857" calcext:value-type="float">
            <text:p>784.607883431857</text:p>
          </table:table-cell>
        </table:table-row>
        <table:table-row table:style-name="ro1">
          <table:table-cell office:value-type="float" office:value="76.7093" calcext:value-type="float">
            <text:p>76.7093</text:p>
          </table:table-cell>
          <table:table-cell office:value-type="float" office:value="284.785" calcext:value-type="float">
            <text:p>284.785</text:p>
          </table:table-cell>
          <table:table-cell office:value-type="float" office:value="41.4309" calcext:value-type="float">
            <text:p>41.4309</text:p>
          </table:table-cell>
          <table:table-cell office:value-type="float" office:value="77.3384" calcext:value-type="float">
            <text:p>77.3384</text:p>
          </table:table-cell>
          <table:table-cell office:value-type="float" office:value="273.337" calcext:value-type="float">
            <text:p>273.337</text:p>
          </table:table-cell>
          <table:table-cell office:value-type="float" office:value="41.2829" calcext:value-type="float">
            <text:p>41.2829</text:p>
          </table:table-cell>
          <table:table-cell/>
          <table:table-cell table:formula="of:=([.D646]-[.A646])/0.0166667" office:value-type="float" office:value="37.7459245081515" calcext:value-type="float">
            <text:p>37.7459245081515</text:p>
          </table:table-cell>
          <table:table-cell table:formula="of:=ABS([.E646]-[.B646])/0.0166667" office:value-type="float" office:value="686.87862624275" calcext:value-type="float">
            <text:p>686.87862624275</text:p>
          </table:table-cell>
          <table:table-cell table:formula="of:=([.F646]-[.C646])/0.0166667" office:value-type="float" office:value="-8.87998224003571" calcext:value-type="float">
            <text:p>-8.87998224003571</text:p>
          </table:table-cell>
          <table:table-cell table:formula="of:=DEGREES(ATAN(ABS([.F646]-[.C646])/ABS([.E646]-[.B646])))" office:value-type="float" office:value="0.740679856427765" calcext:value-type="float">
            <text:p>0.740679856427765</text:p>
          </table:table-cell>
          <table:table-cell table:formula="of:=SQRT(POWER([.H646];2)+POWER([.I646];2)+POWER([.J646];2))" office:value-type="float" office:value="687.972278577186" calcext:value-type="float">
            <text:p>687.972278577186</text:p>
          </table:table-cell>
        </table:table-row>
        <table:table-row table:style-name="ro1">
          <table:table-cell office:value-type="float" office:value="77.1615" calcext:value-type="float">
            <text:p>77.1615</text:p>
          </table:table-cell>
          <table:table-cell office:value-type="float" office:value="279.616" calcext:value-type="float">
            <text:p>279.616</text:p>
          </table:table-cell>
          <table:table-cell office:value-type="float" office:value="41.5044" calcext:value-type="float">
            <text:p>41.5044</text:p>
          </table:table-cell>
          <table:table-cell office:value-type="float" office:value="78.2499" calcext:value-type="float">
            <text:p>78.2499</text:p>
          </table:table-cell>
          <table:table-cell office:value-type="float" office:value="267.089" calcext:value-type="float">
            <text:p>267.089</text:p>
          </table:table-cell>
          <table:table-cell office:value-type="float" office:value="42.0616" calcext:value-type="float">
            <text:p>42.0616</text:p>
          </table:table-cell>
          <table:table-cell/>
          <table:table-cell table:formula="of:=([.D647]-[.A647])/0.0166667" office:value-type="float" office:value="65.3038693922608" calcext:value-type="float">
            <text:p>65.3038693922608</text:p>
          </table:table-cell>
          <table:table-cell table:formula="of:=ABS([.E647]-[.B647])/0.0166667" office:value-type="float" office:value="751.618496763006" calcext:value-type="float">
            <text:p>751.618496763006</text:p>
          </table:table-cell>
          <table:table-cell table:formula="of:=([.F647]-[.C647])/0.0166667" office:value-type="float" office:value="33.4319331361338" calcext:value-type="float">
            <text:p>33.4319331361338</text:p>
          </table:table-cell>
          <table:table-cell table:formula="of:=DEGREES(ATAN(ABS([.F647]-[.C647])/ABS([.E647]-[.B647])))" office:value-type="float" office:value="2.54683316158293" calcext:value-type="float">
            <text:p>2.54683316158293</text:p>
          </table:table-cell>
          <table:table-cell table:formula="of:=SQRT(POWER([.H647];2)+POWER([.I647];2)+POWER([.J647];2))" office:value-type="float" office:value="755.190475434576" calcext:value-type="float">
            <text:p>755.190475434576</text:p>
          </table:table-cell>
        </table:table-row>
        <table:table-row table:style-name="ro1">
          <table:table-cell office:value-type="float" office:value="76.4139" calcext:value-type="float">
            <text:p>76.4139</text:p>
          </table:table-cell>
          <table:table-cell office:value-type="float" office:value="281.054" calcext:value-type="float">
            <text:p>281.054</text:p>
          </table:table-cell>
          <table:table-cell office:value-type="float" office:value="40.5216" calcext:value-type="float">
            <text:p>40.5216</text:p>
          </table:table-cell>
          <table:table-cell office:value-type="float" office:value="77.511" calcext:value-type="float">
            <text:p>77.511</text:p>
          </table:table-cell>
          <table:table-cell office:value-type="float" office:value="267.311" calcext:value-type="float">
            <text:p>267.311</text:p>
          </table:table-cell>
          <table:table-cell office:value-type="float" office:value="40.5603" calcext:value-type="float">
            <text:p>40.5603</text:p>
          </table:table-cell>
          <table:table-cell/>
          <table:table-cell table:formula="of:=([.D648]-[.A648])/0.0166667" office:value-type="float" office:value="65.8258683482632" calcext:value-type="float">
            <text:p>65.8258683482632</text:p>
          </table:table-cell>
          <table:table-cell table:formula="of:=ABS([.E648]-[.B648])/0.0166667" office:value-type="float" office:value="824.578350843298" calcext:value-type="float">
            <text:p>824.578350843298</text:p>
          </table:table-cell>
          <table:table-cell table:formula="of:=([.F648]-[.C648])/0.0166667" office:value-type="float" office:value="2.32199535600921" calcext:value-type="float">
            <text:p>2.32199535600921</text:p>
          </table:table-cell>
          <table:table-cell table:formula="of:=DEGREES(ATAN(ABS([.F648]-[.C648])/ABS([.E648]-[.B648])))" office:value-type="float" office:value="0.161343287942327" calcext:value-type="float">
            <text:p>0.161343287942327</text:p>
          </table:table-cell>
          <table:table-cell table:formula="of:=SQRT(POWER([.H648];2)+POWER([.I648];2)+POWER([.J648];2))" office:value-type="float" office:value="827.204867784087" calcext:value-type="float">
            <text:p>827.204867784087</text:p>
          </table:table-cell>
        </table:table-row>
        <table:table-row table:style-name="ro1">
          <table:table-cell office:value-type="float" office:value="77.6681" calcext:value-type="float">
            <text:p>77.6681</text:p>
          </table:table-cell>
          <table:table-cell office:value-type="float" office:value="279.658" calcext:value-type="float">
            <text:p>279.658</text:p>
          </table:table-cell>
          <table:table-cell office:value-type="float" office:value="41.4929" calcext:value-type="float">
            <text:p>41.4929</text:p>
          </table:table-cell>
          <table:table-cell office:value-type="float" office:value="78.4966" calcext:value-type="float">
            <text:p>78.4966</text:p>
          </table:table-cell>
          <table:table-cell office:value-type="float" office:value="267.111" calcext:value-type="float">
            <text:p>267.111</text:p>
          </table:table-cell>
          <table:table-cell office:value-type="float" office:value="42.0557" calcext:value-type="float">
            <text:p>42.0557</text:p>
          </table:table-cell>
          <table:table-cell/>
          <table:table-cell table:formula="of:=([.D649]-[.A649])/0.0166667" office:value-type="float" office:value="49.7099005801992" calcext:value-type="float">
            <text:p>49.7099005801992</text:p>
          </table:table-cell>
          <table:table-cell table:formula="of:=ABS([.E649]-[.B649])/0.0166667" office:value-type="float" office:value="752.818494363013" calcext:value-type="float">
            <text:p>752.818494363013</text:p>
          </table:table-cell>
          <table:table-cell table:formula="of:=([.F649]-[.C649])/0.0166667" office:value-type="float" office:value="33.7679324641352" calcext:value-type="float">
            <text:p>33.7679324641352</text:p>
          </table:table-cell>
          <table:table-cell table:formula="of:=DEGREES(ATAN(ABS([.F649]-[.C649])/ABS([.E649]-[.B649])))" office:value-type="float" office:value="2.56830034263053" calcext:value-type="float">
            <text:p>2.56830034263053</text:p>
          </table:table-cell>
          <table:table-cell table:formula="of:=SQRT(POWER([.H649];2)+POWER([.I649];2)+POWER([.J649];2))" office:value-type="float" office:value="755.213236730918" calcext:value-type="float">
            <text:p>755.213236730918</text:p>
          </table:table-cell>
        </table:table-row>
        <table:table-row table:style-name="ro1">
          <table:table-cell office:value-type="float" office:value="76.2224" calcext:value-type="float">
            <text:p>76.2224</text:p>
          </table:table-cell>
          <table:table-cell office:value-type="float" office:value="287.366" calcext:value-type="float">
            <text:p>287.366</text:p>
          </table:table-cell>
          <table:table-cell office:value-type="float" office:value="41.5306" calcext:value-type="float">
            <text:p>41.5306</text:p>
          </table:table-cell>
          <table:table-cell office:value-type="float" office:value="76.8661" calcext:value-type="float">
            <text:p>76.8661</text:p>
          </table:table-cell>
          <table:table-cell office:value-type="float" office:value="275.747" calcext:value-type="float">
            <text:p>275.747</text:p>
          </table:table-cell>
          <table:table-cell office:value-type="float" office:value="41.6372" calcext:value-type="float">
            <text:p>41.6372</text:p>
          </table:table-cell>
          <table:table-cell/>
          <table:table-cell table:formula="of:=([.D650]-[.A650])/0.0166667" office:value-type="float" office:value="38.6219227561551" calcext:value-type="float">
            <text:p>38.6219227561551</text:p>
          </table:table-cell>
          <table:table-cell table:formula="of:=ABS([.E650]-[.B650])/0.0166667" office:value-type="float" office:value="697.138605722787" calcext:value-type="float">
            <text:p>697.138605722787</text:p>
          </table:table-cell>
          <table:table-cell table:formula="of:=([.F650]-[.C650])/0.0166667" office:value-type="float" office:value="6.3959872080256" calcext:value-type="float">
            <text:p>6.3959872080256</text:p>
          </table:table-cell>
          <table:table-cell table:formula="of:=DEGREES(ATAN(ABS([.F650]-[.C650])/ABS([.E650]-[.B650])))" office:value-type="float" office:value="0.525652701134014" calcext:value-type="float">
            <text:p>0.525652701134014</text:p>
          </table:table-cell>
          <table:table-cell table:formula="of:=SQRT(POWER([.H650];2)+POWER([.I650];2)+POWER([.J650];2))" office:value-type="float" office:value="698.236920506828" calcext:value-type="float">
            <text:p>698.236920506828</text:p>
          </table:table-cell>
        </table:table-row>
        <table:table-row table:style-name="ro1">
          <table:table-cell office:value-type="float" office:value="76.723" calcext:value-type="float">
            <text:p>76.723</text:p>
          </table:table-cell>
          <table:table-cell office:value-type="float" office:value="286.21" calcext:value-type="float">
            <text:p>286.21</text:p>
          </table:table-cell>
          <table:table-cell office:value-type="float" office:value="40.9472" calcext:value-type="float">
            <text:p>40.9472</text:p>
          </table:table-cell>
          <table:table-cell office:value-type="float" office:value="77.6047" calcext:value-type="float">
            <text:p>77.6047</text:p>
          </table:table-cell>
          <table:table-cell office:value-type="float" office:value="274.716" calcext:value-type="float">
            <text:p>274.716</text:p>
          </table:table-cell>
          <table:table-cell office:value-type="float" office:value="40.8037" calcext:value-type="float">
            <text:p>40.8037</text:p>
          </table:table-cell>
          <table:table-cell/>
          <table:table-cell table:formula="of:=([.D651]-[.A651])/0.0166667" office:value-type="float" office:value="52.9018941962113" calcext:value-type="float">
            <text:p>52.9018941962113</text:p>
          </table:table-cell>
          <table:table-cell table:formula="of:=ABS([.E651]-[.B651])/0.0166667" office:value-type="float" office:value="689.638620722757" calcext:value-type="float">
            <text:p>689.638620722757</text:p>
          </table:table-cell>
          <table:table-cell table:formula="of:=([.F651]-[.C651])/0.0166667" office:value-type="float" office:value="-8.60998278003462" calcext:value-type="float">
            <text:p>-8.60998278003462</text:p>
          </table:table-cell>
          <table:table-cell table:formula="of:=DEGREES(ATAN(ABS([.F651]-[.C651])/ABS([.E651]-[.B651])))" office:value-type="float" office:value="0.715287734152785" calcext:value-type="float">
            <text:p>0.715287734152785</text:p>
          </table:table-cell>
          <table:table-cell table:formula="of:=SQRT(POWER([.H651];2)+POWER([.I651];2)+POWER([.J651];2))" office:value-type="float" office:value="691.718273146955" calcext:value-type="float">
            <text:p>691.718273146955</text:p>
          </table:table-cell>
        </table:table-row>
        <table:table-row table:style-name="ro1">
          <table:table-cell office:value-type="float" office:value="76.1727" calcext:value-type="float">
            <text:p>76.1727</text:p>
          </table:table-cell>
          <table:table-cell office:value-type="float" office:value="282.154" calcext:value-type="float">
            <text:p>282.154</text:p>
          </table:table-cell>
          <table:table-cell office:value-type="float" office:value="41.3538" calcext:value-type="float">
            <text:p>41.3538</text:p>
          </table:table-cell>
          <table:table-cell office:value-type="float" office:value="76.8657" calcext:value-type="float">
            <text:p>76.8657</text:p>
          </table:table-cell>
          <table:table-cell office:value-type="float" office:value="275.988" calcext:value-type="float">
            <text:p>275.988</text:p>
          </table:table-cell>
          <table:table-cell office:value-type="float" office:value="40.3498" calcext:value-type="float">
            <text:p>40.3498</text:p>
          </table:table-cell>
          <table:table-cell/>
          <table:table-cell table:formula="of:=([.D652]-[.A652])/0.0166667" office:value-type="float" office:value="41.5799168401662" calcext:value-type="float">
            <text:p>41.5799168401662</text:p>
          </table:table-cell>
          <table:table-cell table:formula="of:=ABS([.E652]-[.B652])/0.0166667" office:value-type="float" office:value="369.95926008148" calcext:value-type="float">
            <text:p>369.95926008148</text:p>
          </table:table-cell>
          <table:table-cell table:formula="of:=([.F652]-[.C652])/0.0166667" office:value-type="float" office:value="-60.2398795202408" calcext:value-type="float">
            <text:p>-60.2398795202408</text:p>
          </table:table-cell>
          <table:table-cell table:formula="of:=DEGREES(ATAN(ABS([.F652]-[.C652])/ABS([.E652]-[.B652])))" office:value-type="float" office:value="9.24821792326682" calcext:value-type="float">
            <text:p>9.24821792326682</text:p>
          </table:table-cell>
          <table:table-cell table:formula="of:=SQRT(POWER([.H652];2)+POWER([.I652];2)+POWER([.J652];2))" office:value-type="float" office:value="377.130728911188" calcext:value-type="float">
            <text:p>377.130728911188</text:p>
          </table:table-cell>
        </table:table-row>
        <table:table-row table:style-name="ro1">
          <table:table-cell office:value-type="float" office:value="76.2587" calcext:value-type="float">
            <text:p>76.2587</text:p>
          </table:table-cell>
          <table:table-cell office:value-type="float" office:value="291.684" calcext:value-type="float">
            <text:p>291.684</text:p>
          </table:table-cell>
          <table:table-cell office:value-type="float" office:value="40.0687" calcext:value-type="float">
            <text:p>40.0687</text:p>
          </table:table-cell>
          <table:table-cell office:value-type="float" office:value="77.132" calcext:value-type="float">
            <text:p>77.132</text:p>
          </table:table-cell>
          <table:table-cell office:value-type="float" office:value="277.322" calcext:value-type="float">
            <text:p>277.322</text:p>
          </table:table-cell>
          <table:table-cell office:value-type="float" office:value="40.1257" calcext:value-type="float">
            <text:p>40.1257</text:p>
          </table:table-cell>
          <table:table-cell/>
          <table:table-cell table:formula="of:=([.D653]-[.A653])/0.0166667" office:value-type="float" office:value="52.3978952042096" calcext:value-type="float">
            <text:p>52.3978952042096</text:p>
          </table:table-cell>
          <table:table-cell table:formula="of:=ABS([.E653]-[.B653])/0.0166667" office:value-type="float" office:value="861.718276563448" calcext:value-type="float">
            <text:p>861.718276563448</text:p>
          </table:table-cell>
          <table:table-cell table:formula="of:=([.F653]-[.C653])/0.0166667" office:value-type="float" office:value="3.41999316001381" calcext:value-type="float">
            <text:p>3.41999316001381</text:p>
          </table:table-cell>
          <table:table-cell table:formula="of:=DEGREES(ATAN(ABS([.F653]-[.C653])/ABS([.E653]-[.B653])))" office:value-type="float" office:value="0.227394672405925" calcext:value-type="float">
            <text:p>0.227394672405925</text:p>
          </table:table-cell>
          <table:table-cell table:formula="of:=SQRT(POWER([.H653];2)+POWER([.I653];2)+POWER([.J653];2))" office:value-type="float" office:value="863.316641759283" calcext:value-type="float">
            <text:p>863.316641759283</text:p>
          </table:table-cell>
        </table:table-row>
        <table:table-row table:style-name="ro1">
          <table:table-cell office:value-type="float" office:value="77.2364" calcext:value-type="float">
            <text:p>77.2364</text:p>
          </table:table-cell>
          <table:table-cell office:value-type="float" office:value="286.068" calcext:value-type="float">
            <text:p>286.068</text:p>
          </table:table-cell>
          <table:table-cell office:value-type="float" office:value="41.7284" calcext:value-type="float">
            <text:p>41.7284</text:p>
          </table:table-cell>
          <table:table-cell office:value-type="float" office:value="78.338" calcext:value-type="float">
            <text:p>78.338</text:p>
          </table:table-cell>
          <table:table-cell office:value-type="float" office:value="273.353" calcext:value-type="float">
            <text:p>273.353</text:p>
          </table:table-cell>
          <table:table-cell office:value-type="float" office:value="41.5192" calcext:value-type="float">
            <text:p>41.5192</text:p>
          </table:table-cell>
          <table:table-cell/>
          <table:table-cell table:formula="of:=([.D654]-[.A654])/0.0166667" office:value-type="float" office:value="66.0958678082638" calcext:value-type="float">
            <text:p>66.0958678082638</text:p>
          </table:table-cell>
          <table:table-cell table:formula="of:=ABS([.E654]-[.B654])/0.0166667" office:value-type="float" office:value="762.89847420305" calcext:value-type="float">
            <text:p>762.89847420305</text:p>
          </table:table-cell>
          <table:table-cell table:formula="of:=([.F654]-[.C654])/0.0166667" office:value-type="float" office:value="-12.5519748960504" calcext:value-type="float">
            <text:p>-12.5519748960504</text:p>
          </table:table-cell>
          <table:table-cell table:formula="of:=DEGREES(ATAN(ABS([.F654]-[.C654])/ABS([.E654]-[.B654])))" office:value-type="float" office:value="0.942602884948595" calcext:value-type="float">
            <text:p>0.942602884948595</text:p>
          </table:table-cell>
          <table:table-cell table:formula="of:=SQRT(POWER([.H654];2)+POWER([.I654];2)+POWER([.J654];2))" office:value-type="float" office:value="765.859189248559" calcext:value-type="float">
            <text:p>765.859189248559</text:p>
          </table:table-cell>
        </table:table-row>
        <table:table-row table:style-name="ro1">
          <table:table-cell office:value-type="float" office:value="77.1616" calcext:value-type="float">
            <text:p>77.1616</text:p>
          </table:table-cell>
          <table:table-cell office:value-type="float" office:value="279.871" calcext:value-type="float">
            <text:p>279.871</text:p>
          </table:table-cell>
          <table:table-cell office:value-type="float" office:value="40.2052" calcext:value-type="float">
            <text:p>40.2052</text:p>
          </table:table-cell>
          <table:table-cell office:value-type="float" office:value="78.0057" calcext:value-type="float">
            <text:p>78.0057</text:p>
          </table:table-cell>
          <table:table-cell office:value-type="float" office:value="267.475" calcext:value-type="float">
            <text:p>267.475</text:p>
          </table:table-cell>
          <table:table-cell office:value-type="float" office:value="39.7908" calcext:value-type="float">
            <text:p>39.7908</text:p>
          </table:table-cell>
          <table:table-cell/>
          <table:table-cell table:formula="of:=([.D655]-[.A655])/0.0166667" office:value-type="float" office:value="50.6458987082024" calcext:value-type="float">
            <text:p>50.6458987082024</text:p>
          </table:table-cell>
          <table:table-cell table:formula="of:=ABS([.E655]-[.B655])/0.0166667" office:value-type="float" office:value="743.758512482972" calcext:value-type="float">
            <text:p>743.758512482972</text:p>
          </table:table-cell>
          <table:table-cell table:formula="of:=([.F655]-[.C655])/0.0166667" office:value-type="float" office:value="-24.8639502720995" calcext:value-type="float">
            <text:p>-24.8639502720995</text:p>
          </table:table-cell>
          <table:table-cell table:formula="of:=DEGREES(ATAN(ABS([.F655]-[.C655])/ABS([.E655]-[.B655])))" office:value-type="float" office:value="1.91469280119973" calcext:value-type="float">
            <text:p>1.91469280119973</text:p>
          </table:table-cell>
          <table:table-cell table:formula="of:=SQRT(POWER([.H655];2)+POWER([.I655];2)+POWER([.J655];2))" office:value-type="float" office:value="745.895400153385" calcext:value-type="float">
            <text:p>745.895400153385</text:p>
          </table:table-cell>
        </table:table-row>
        <table:table-row table:style-name="ro1">
          <table:table-cell office:value-type="float" office:value="77.4305" calcext:value-type="float">
            <text:p>77.4305</text:p>
          </table:table-cell>
          <table:table-cell office:value-type="float" office:value="281.02" calcext:value-type="float">
            <text:p>281.02</text:p>
          </table:table-cell>
          <table:table-cell office:value-type="float" office:value="41.022" calcext:value-type="float">
            <text:p>41.022</text:p>
          </table:table-cell>
          <table:table-cell office:value-type="float" office:value="78.4798" calcext:value-type="float">
            <text:p>78.4798</text:p>
          </table:table-cell>
          <table:table-cell office:value-type="float" office:value="266.022" calcext:value-type="float">
            <text:p>266.022</text:p>
          </table:table-cell>
          <table:table-cell office:value-type="float" office:value="41.2588" calcext:value-type="float">
            <text:p>41.2588</text:p>
          </table:table-cell>
          <table:table-cell/>
          <table:table-cell table:formula="of:=([.D656]-[.A656])/0.0166667" office:value-type="float" office:value="62.957874084252" calcext:value-type="float">
            <text:p>62.957874084252</text:p>
          </table:table-cell>
          <table:table-cell table:formula="of:=ABS([.E656]-[.B656])/0.0166667" office:value-type="float" office:value="899.878200243599" calcext:value-type="float">
            <text:p>899.878200243599</text:p>
          </table:table-cell>
          <table:table-cell table:formula="of:=([.F656]-[.C656])/0.0166667" office:value-type="float" office:value="14.207971584057" calcext:value-type="float">
            <text:p>14.207971584057</text:p>
          </table:table-cell>
          <table:table-cell table:formula="of:=DEGREES(ATAN(ABS([.F656]-[.C656])/ABS([.E656]-[.B656])))" office:value-type="float" office:value="0.904554830828842" calcext:value-type="float">
            <text:p>0.904554830828842</text:p>
          </table:table-cell>
          <table:table-cell table:formula="of:=SQRT(POWER([.H656];2)+POWER([.I656];2)+POWER([.J656];2))" office:value-type="float" office:value="902.189744809483" calcext:value-type="float">
            <text:p>902.189744809483</text:p>
          </table:table-cell>
        </table:table-row>
        <table:table-row table:style-name="ro1">
          <table:table-cell office:value-type="float" office:value="76.7787" calcext:value-type="float">
            <text:p>76.7787</text:p>
          </table:table-cell>
          <table:table-cell office:value-type="float" office:value="291.544" calcext:value-type="float">
            <text:p>291.544</text:p>
          </table:table-cell>
          <table:table-cell office:value-type="float" office:value="40.8586" calcext:value-type="float">
            <text:p>40.8586</text:p>
          </table:table-cell>
          <table:table-cell office:value-type="float" office:value="77.6682" calcext:value-type="float">
            <text:p>77.6682</text:p>
          </table:table-cell>
          <table:table-cell office:value-type="float" office:value="279.702" calcext:value-type="float">
            <text:p>279.702</text:p>
          </table:table-cell>
          <table:table-cell office:value-type="float" office:value="41.2346" calcext:value-type="float">
            <text:p>41.2346</text:p>
          </table:table-cell>
          <table:table-cell/>
          <table:table-cell table:formula="of:=([.D657]-[.A657])/0.0166667" office:value-type="float" office:value="53.3698932602134" calcext:value-type="float">
            <text:p>53.3698932602134</text:p>
          </table:table-cell>
          <table:table-cell table:formula="of:=ABS([.E657]-[.B657])/0.0166667" office:value-type="float" office:value="710.518578962841" calcext:value-type="float">
            <text:p>710.518578962841</text:p>
          </table:table-cell>
          <table:table-cell table:formula="of:=([.F657]-[.C657])/0.0166667" office:value-type="float" office:value="22.5599548800901" calcext:value-type="float">
            <text:p>22.5599548800901</text:p>
          </table:table-cell>
          <table:table-cell table:formula="of:=DEGREES(ATAN(ABS([.F657]-[.C657])/ABS([.E657]-[.B657])))" office:value-type="float" office:value="1.81860985214843" calcext:value-type="float">
            <text:p>1.81860985214843</text:p>
          </table:table-cell>
          <table:table-cell table:formula="of:=SQRT(POWER([.H657];2)+POWER([.I657];2)+POWER([.J657];2))" office:value-type="float" office:value="712.877232153036" calcext:value-type="float">
            <text:p>712.877232153036</text:p>
          </table:table-cell>
        </table:table-row>
        <table:table-row table:style-name="ro1">
          <table:table-cell office:value-type="float" office:value="77.1616" calcext:value-type="float">
            <text:p>77.1616</text:p>
          </table:table-cell>
          <table:table-cell office:value-type="float" office:value="279.871" calcext:value-type="float">
            <text:p>279.871</text:p>
          </table:table-cell>
          <table:table-cell office:value-type="float" office:value="40.2052" calcext:value-type="float">
            <text:p>40.2052</text:p>
          </table:table-cell>
          <table:table-cell office:value-type="float" office:value="77.7584" calcext:value-type="float">
            <text:p>77.7584</text:p>
          </table:table-cell>
          <table:table-cell office:value-type="float" office:value="267.452" calcext:value-type="float">
            <text:p>267.452</text:p>
          </table:table-cell>
          <table:table-cell office:value-type="float" office:value="39.7971" calcext:value-type="float">
            <text:p>39.7971</text:p>
          </table:table-cell>
          <table:table-cell/>
          <table:table-cell table:formula="of:=([.D658]-[.A658])/0.0166667" office:value-type="float" office:value="35.8079283841425" calcext:value-type="float">
            <text:p>35.8079283841425</text:p>
          </table:table-cell>
          <table:table-cell table:formula="of:=ABS([.E658]-[.B658])/0.0166667" office:value-type="float" office:value="745.13850972298" calcext:value-type="float">
            <text:p>745.13850972298</text:p>
          </table:table-cell>
          <table:table-cell table:formula="of:=([.F658]-[.C658])/0.0166667" office:value-type="float" office:value="-24.4859510280978" calcext:value-type="float">
            <text:p>-24.4859510280978</text:p>
          </table:table-cell>
          <table:table-cell table:formula="of:=DEGREES(ATAN(ABS([.F658]-[.C658])/ABS([.E658]-[.B658])))" office:value-type="float" office:value="1.88211584171705" calcext:value-type="float">
            <text:p>1.88211584171705</text:p>
          </table:table-cell>
          <table:table-cell table:formula="of:=SQRT(POWER([.H658];2)+POWER([.I658];2)+POWER([.J658];2))" office:value-type="float" office:value="746.400139472855" calcext:value-type="float">
            <text:p>746.400139472855</text:p>
          </table:table-cell>
        </table:table-row>
        <table:table-row table:style-name="ro1">
          <table:table-cell office:value-type="float" office:value="76.7367" calcext:value-type="float">
            <text:p>76.7367</text:p>
          </table:table-cell>
          <table:table-cell office:value-type="float" office:value="287.564" calcext:value-type="float">
            <text:p>287.564</text:p>
          </table:table-cell>
          <table:table-cell office:value-type="float" office:value="40.7286" calcext:value-type="float">
            <text:p>40.7286</text:p>
          </table:table-cell>
          <table:table-cell office:value-type="float" office:value="77.8386" calcext:value-type="float">
            <text:p>77.8386</text:p>
          </table:table-cell>
          <table:table-cell office:value-type="float" office:value="273.417" calcext:value-type="float">
            <text:p>273.417</text:p>
          </table:table-cell>
          <table:table-cell office:value-type="float" office:value="41.0167" calcext:value-type="float">
            <text:p>41.0167</text:p>
          </table:table-cell>
          <table:table-cell/>
          <table:table-cell table:formula="of:=([.D659]-[.A659])/0.0166667" office:value-type="float" office:value="66.1138677722645" calcext:value-type="float">
            <text:p>66.1138677722645</text:p>
          </table:table-cell>
          <table:table-cell table:formula="of:=ABS([.E659]-[.B659])/0.0166667" office:value-type="float" office:value="848.818302363398" calcext:value-type="float">
            <text:p>848.818302363398</text:p>
          </table:table-cell>
          <table:table-cell table:formula="of:=([.F659]-[.C659])/0.0166667" office:value-type="float" office:value="17.2859654280691" calcext:value-type="float">
            <text:p>17.2859654280691</text:p>
          </table:table-cell>
          <table:table-cell table:formula="of:=DEGREES(ATAN(ABS([.F659]-[.C659])/ABS([.E659]-[.B659])))" office:value-type="float" office:value="1.16665248566494" calcext:value-type="float">
            <text:p>1.16665248566494</text:p>
          </table:table-cell>
          <table:table-cell table:formula="of:=SQRT(POWER([.H659];2)+POWER([.I659];2)+POWER([.J659];2))" office:value-type="float" office:value="851.564653176534" calcext:value-type="float">
            <text:p>851.564653176534</text:p>
          </table:table-cell>
        </table:table-row>
        <table:table-row table:style-name="ro1">
          <table:table-cell office:value-type="float" office:value="76.493" calcext:value-type="float">
            <text:p>76.493</text:p>
          </table:table-cell>
          <table:table-cell office:value-type="float" office:value="288.706" calcext:value-type="float">
            <text:p>288.706</text:p>
          </table:table-cell>
          <table:table-cell office:value-type="float" office:value="41.5699" calcext:value-type="float">
            <text:p>41.5699</text:p>
          </table:table-cell>
          <table:table-cell office:value-type="float" office:value="77.8383" calcext:value-type="float">
            <text:p>77.8383</text:p>
          </table:table-cell>
          <table:table-cell office:value-type="float" office:value="273.366" calcext:value-type="float">
            <text:p>273.366</text:p>
          </table:table-cell>
          <table:table-cell office:value-type="float" office:value="41.2735" calcext:value-type="float">
            <text:p>41.2735</text:p>
          </table:table-cell>
          <table:table-cell/>
          <table:table-cell table:formula="of:=([.D660]-[.A660])/0.0166667" office:value-type="float" office:value="80.7178385643234" calcext:value-type="float">
            <text:p>80.7178385643234</text:p>
          </table:table-cell>
          <table:table-cell table:formula="of:=ABS([.E660]-[.B660])/0.0166667" office:value-type="float" office:value="920.398159203684" calcext:value-type="float">
            <text:p>920.398159203684</text:p>
          </table:table-cell>
          <table:table-cell table:formula="of:=([.F660]-[.C660])/0.0166667" office:value-type="float" office:value="-17.783964432071" calcext:value-type="float">
            <text:p>-17.783964432071</text:p>
          </table:table-cell>
          <table:table-cell table:formula="of:=DEGREES(ATAN(ABS([.F660]-[.C660])/ABS([.E660]-[.B660])))" office:value-type="float" office:value="1.10693325317308" calcext:value-type="float">
            <text:p>1.10693325317308</text:p>
          </table:table-cell>
          <table:table-cell table:formula="of:=SQRT(POWER([.H660];2)+POWER([.I660];2)+POWER([.J660];2))" office:value-type="float" office:value="924.101948011661" calcext:value-type="float">
            <text:p>924.101948011661</text:p>
          </table:table-cell>
        </table:table-row>
        <table:table-row table:style-name="ro1">
          <table:table-cell office:value-type="float" office:value="77.6367" calcext:value-type="float">
            <text:p>77.6367</text:p>
          </table:table-cell>
          <table:table-cell office:value-type="float" office:value="277.285" calcext:value-type="float">
            <text:p>277.285</text:p>
          </table:table-cell>
          <table:table-cell office:value-type="float" office:value="40.6281" calcext:value-type="float">
            <text:p>40.6281</text:p>
          </table:table-cell>
          <table:table-cell office:value-type="float" office:value="78.4638" calcext:value-type="float">
            <text:p>78.4638</text:p>
          </table:table-cell>
          <table:table-cell office:value-type="float" office:value="264.984" calcext:value-type="float">
            <text:p>264.984</text:p>
          </table:table-cell>
          <table:table-cell office:value-type="float" office:value="40.4565" calcext:value-type="float">
            <text:p>40.4565</text:p>
          </table:table-cell>
          <table:table-cell/>
          <table:table-cell table:formula="of:=([.D661]-[.A661])/0.0166667" office:value-type="float" office:value="49.6259007481986" calcext:value-type="float">
            <text:p>49.6259007481986</text:p>
          </table:table-cell>
          <table:table-cell table:formula="of:=ABS([.E661]-[.B661])/0.0166667" office:value-type="float" office:value="738.058523882955" calcext:value-type="float">
            <text:p>738.058523882955</text:p>
          </table:table-cell>
          <table:table-cell table:formula="of:=([.F661]-[.C661])/0.0166667" office:value-type="float" office:value="-10.2959794080415" calcext:value-type="float">
            <text:p>-10.2959794080415</text:p>
          </table:table-cell>
          <table:table-cell table:formula="of:=DEGREES(ATAN(ABS([.F661]-[.C661])/ABS([.E661]-[.B661])))" office:value-type="float" office:value="0.799229172970376" calcext:value-type="float">
            <text:p>0.799229172970376</text:p>
          </table:table-cell>
          <table:table-cell table:formula="of:=SQRT(POWER([.H661];2)+POWER([.I661];2)+POWER([.J661];2))" office:value-type="float" office:value="739.79667604912" calcext:value-type="float">
            <text:p>739.79667604912</text:p>
          </table:table-cell>
        </table:table-row>
        <table:table-row table:style-name="ro1">
          <table:table-cell office:value-type="float" office:value="76.1485" calcext:value-type="float">
            <text:p>76.1485</text:p>
          </table:table-cell>
          <table:table-cell office:value-type="float" office:value="279.533" calcext:value-type="float">
            <text:p>279.533</text:p>
          </table:table-cell>
          <table:table-cell office:value-type="float" office:value="41.5273" calcext:value-type="float">
            <text:p>41.5273</text:p>
          </table:table-cell>
          <table:table-cell office:value-type="float" office:value="76.5362" calcext:value-type="float">
            <text:p>76.5362</text:p>
          </table:table-cell>
          <table:table-cell office:value-type="float" office:value="268.282" calcext:value-type="float">
            <text:p>268.282</text:p>
          </table:table-cell>
          <table:table-cell office:value-type="float" office:value="41.3885" calcext:value-type="float">
            <text:p>41.3885</text:p>
          </table:table-cell>
          <table:table-cell/>
          <table:table-cell table:formula="of:=([.D662]-[.A662])/0.0166667" office:value-type="float" office:value="23.2619534760928" calcext:value-type="float">
            <text:p>23.2619534760928</text:p>
          </table:table-cell>
          <table:table-cell table:formula="of:=ABS([.E662]-[.B662])/0.0166667" office:value-type="float" office:value="675.058649882702" calcext:value-type="float">
            <text:p>675.058649882702</text:p>
          </table:table-cell>
          <table:table-cell table:formula="of:=([.F662]-[.C662])/0.0166667" office:value-type="float" office:value="-8.32798334403309" calcext:value-type="float">
            <text:p>-8.32798334403309</text:p>
          </table:table-cell>
          <table:table-cell table:formula="of:=DEGREES(ATAN(ABS([.F662]-[.C662])/ABS([.E662]-[.B662])))" office:value-type="float" office:value="0.706803909456074" calcext:value-type="float">
            <text:p>0.706803909456074</text:p>
          </table:table-cell>
          <table:table-cell table:formula="of:=SQRT(POWER([.H662];2)+POWER([.I662];2)+POWER([.J662];2))" office:value-type="float" office:value="675.510662068009" calcext:value-type="float">
            <text:p>675.510662068009</text:p>
          </table:table-cell>
        </table:table-row>
        <table:table-row table:style-name="ro1">
          <table:table-cell office:value-type="float" office:value="76.9509" calcext:value-type="float">
            <text:p>76.9509</text:p>
          </table:table-cell>
          <table:table-cell office:value-type="float" office:value="283.619" calcext:value-type="float">
            <text:p>283.619</text:p>
          </table:table-cell>
          <table:table-cell office:value-type="float" office:value="40.8564" calcext:value-type="float">
            <text:p>40.8564</text:p>
          </table:table-cell>
          <table:table-cell office:value-type="float" office:value="77.573" calcext:value-type="float">
            <text:p>77.573</text:p>
          </table:table-cell>
          <table:table-cell office:value-type="float" office:value="272.173" calcext:value-type="float">
            <text:p>272.173</text:p>
          </table:table-cell>
          <table:table-cell office:value-type="float" office:value="40.9777" calcext:value-type="float">
            <text:p>40.9777</text:p>
          </table:table-cell>
          <table:table-cell/>
          <table:table-cell table:formula="of:=([.D663]-[.A663])/0.0166667" office:value-type="float" office:value="37.3259253481486" calcext:value-type="float">
            <text:p>37.3259253481486</text:p>
          </table:table-cell>
          <table:table-cell table:formula="of:=ABS([.E663]-[.B663])/0.0166667" office:value-type="float" office:value="686.758626482749" calcext:value-type="float">
            <text:p>686.758626482749</text:p>
          </table:table-cell>
          <table:table-cell table:formula="of:=([.F663]-[.C663])/0.0166667" office:value-type="float" office:value="7.27798544402899" calcext:value-type="float">
            <text:p>7.27798544402899</text:p>
          </table:table-cell>
          <table:table-cell table:formula="of:=DEGREES(ATAN(ABS([.F663]-[.C663])/ABS([.E663]-[.B663])))" office:value-type="float" office:value="0.60717437454458" calcext:value-type="float">
            <text:p>0.60717437454458</text:p>
          </table:table-cell>
          <table:table-cell table:formula="of:=SQRT(POWER([.H663];2)+POWER([.I663];2)+POWER([.J663];2))" office:value-type="float" office:value="687.810733286193" calcext:value-type="float">
            <text:p>687.810733286193</text:p>
          </table:table-cell>
        </table:table-row>
        <table:table-row table:style-name="ro1">
          <table:table-cell office:value-type="float" office:value="76.951" calcext:value-type="float">
            <text:p>76.951</text:p>
          </table:table-cell>
          <table:table-cell office:value-type="float" office:value="283.624" calcext:value-type="float">
            <text:p>283.624</text:p>
          </table:table-cell>
          <table:table-cell office:value-type="float" office:value="40.8556" calcext:value-type="float">
            <text:p>40.8556</text:p>
          </table:table-cell>
          <table:table-cell office:value-type="float" office:value="77.5731" calcext:value-type="float">
            <text:p>77.5731</text:p>
          </table:table-cell>
          <table:table-cell office:value-type="float" office:value="272.224" calcext:value-type="float">
            <text:p>272.224</text:p>
          </table:table-cell>
          <table:table-cell office:value-type="float" office:value="40.7214" calcext:value-type="float">
            <text:p>40.7214</text:p>
          </table:table-cell>
          <table:table-cell/>
          <table:table-cell table:formula="of:=([.D664]-[.A664])/0.0166667" office:value-type="float" office:value="37.3259253481495" calcext:value-type="float">
            <text:p>37.3259253481495</text:p>
          </table:table-cell>
          <table:table-cell table:formula="of:=ABS([.E664]-[.B664])/0.0166667" office:value-type="float" office:value="683.998632002738" calcext:value-type="float">
            <text:p>683.998632002738</text:p>
          </table:table-cell>
          <table:table-cell table:formula="of:=([.F664]-[.C664])/0.0166667" office:value-type="float" office:value="-8.0519838960322" calcext:value-type="float">
            <text:p>-8.0519838960322</text:p>
          </table:table-cell>
          <table:table-cell table:formula="of:=DEGREES(ATAN(ABS([.F664]-[.C664])/ABS([.E664]-[.B664])))" office:value-type="float" office:value="0.674450742069857" calcext:value-type="float">
            <text:p>0.674450742069857</text:p>
          </table:table-cell>
          <table:table-cell table:formula="of:=SQRT(POWER([.H664];2)+POWER([.I664];2)+POWER([.J664];2))" office:value-type="float" office:value="685.063637722347" calcext:value-type="float">
            <text:p>685.063637722347</text:p>
          </table:table-cell>
        </table:table-row>
        <table:table-row table:style-name="ro1">
          <table:table-cell office:value-type="float" office:value="76.8941" calcext:value-type="float">
            <text:p>76.8941</text:p>
          </table:table-cell>
          <table:table-cell office:value-type="float" office:value="278.268" calcext:value-type="float">
            <text:p>278.268</text:p>
          </table:table-cell>
          <table:table-cell office:value-type="float" office:value="41.7257" calcext:value-type="float">
            <text:p>41.7257</text:p>
          </table:table-cell>
          <table:table-cell office:value-type="float" office:value="77.7407" calcext:value-type="float">
            <text:p>77.7407</text:p>
          </table:table-cell>
          <table:table-cell office:value-type="float" office:value="265.833" calcext:value-type="float">
            <text:p>265.833</text:p>
          </table:table-cell>
          <table:table-cell office:value-type="float" office:value="42.0302" calcext:value-type="float">
            <text:p>42.0302</text:p>
          </table:table-cell>
          <table:table-cell/>
          <table:table-cell table:formula="of:=([.D665]-[.A665])/0.0166667" office:value-type="float" office:value="50.7958984082037" calcext:value-type="float">
            <text:p>50.7958984082037</text:p>
          </table:table-cell>
          <table:table-cell table:formula="of:=ABS([.E665]-[.B665])/0.0166667" office:value-type="float" office:value="746.098507802981" calcext:value-type="float">
            <text:p>746.098507802981</text:p>
          </table:table-cell>
          <table:table-cell table:formula="of:=([.F665]-[.C665])/0.0166667" office:value-type="float" office:value="18.2699634600729" calcext:value-type="float">
            <text:p>18.2699634600729</text:p>
          </table:table-cell>
          <table:table-cell table:formula="of:=DEGREES(ATAN(ABS([.F665]-[.C665])/ABS([.E665]-[.B665])))" office:value-type="float" office:value="1.40274056753389" calcext:value-type="float">
            <text:p>1.40274056753389</text:p>
          </table:table-cell>
          <table:table-cell table:formula="of:=SQRT(POWER([.H665];2)+POWER([.I665];2)+POWER([.J665];2))" office:value-type="float" office:value="748.048794000608" calcext:value-type="float">
            <text:p>748.048794000608</text:p>
          </table:table-cell>
        </table:table-row>
        <table:table-row table:style-name="ro1">
          <table:table-cell office:value-type="float" office:value="76.9799" calcext:value-type="float">
            <text:p>76.9799</text:p>
          </table:table-cell>
          <table:table-cell office:value-type="float" office:value="286.064" calcext:value-type="float">
            <text:p>286.064</text:p>
          </table:table-cell>
          <table:table-cell office:value-type="float" office:value="41.7314" calcext:value-type="float">
            <text:p>41.7314</text:p>
          </table:table-cell>
          <table:table-cell office:value-type="float" office:value="77.8379" calcext:value-type="float">
            <text:p>77.8379</text:p>
          </table:table-cell>
          <table:table-cell office:value-type="float" office:value="273.274" calcext:value-type="float">
            <text:p>273.274</text:p>
          </table:table-cell>
          <table:table-cell office:value-type="float" office:value="41.7848" calcext:value-type="float">
            <text:p>41.7848</text:p>
          </table:table-cell>
          <table:table-cell/>
          <table:table-cell table:formula="of:=([.D666]-[.A666])/0.0166667" office:value-type="float" office:value="51.4798970402062" calcext:value-type="float">
            <text:p>51.4798970402062</text:p>
          </table:table-cell>
          <table:table-cell table:formula="of:=ABS([.E666]-[.B666])/0.0166667" office:value-type="float" office:value="767.398465203071" calcext:value-type="float">
            <text:p>767.398465203071</text:p>
          </table:table-cell>
          <table:table-cell table:formula="of:=([.F666]-[.C666])/0.0166667" office:value-type="float" office:value="3.2039935920126" calcext:value-type="float">
            <text:p>3.2039935920126</text:p>
          </table:table-cell>
          <table:table-cell table:formula="of:=DEGREES(ATAN(ABS([.F666]-[.C666])/ABS([.E666]-[.B666])))" office:value-type="float" office:value="0.239216329017742" calcext:value-type="float">
            <text:p>0.239216329017742</text:p>
          </table:table-cell>
          <table:table-cell table:formula="of:=SQRT(POWER([.H666];2)+POWER([.I666];2)+POWER([.J666];2))" office:value-type="float" office:value="769.129930356527" calcext:value-type="float">
            <text:p>769.129930356527</text:p>
          </table:table-cell>
        </table:table-row>
        <table:table-row table:style-name="ro1">
          <table:table-cell office:value-type="float" office:value="75.9411" calcext:value-type="float">
            <text:p>75.9411</text:p>
          </table:table-cell>
          <table:table-cell office:value-type="float" office:value="284.782" calcext:value-type="float">
            <text:p>284.782</text:p>
          </table:table-cell>
          <table:table-cell office:value-type="float" office:value="41.1847" calcext:value-type="float">
            <text:p>41.1847</text:p>
          </table:table-cell>
          <table:table-cell office:value-type="float" office:value="76.5753" calcext:value-type="float">
            <text:p>76.5753</text:p>
          </table:table-cell>
          <table:table-cell office:value-type="float" office:value="271.979" calcext:value-type="float">
            <text:p>271.979</text:p>
          </table:table-cell>
          <table:table-cell office:value-type="float" office:value="41.5141" calcext:value-type="float">
            <text:p>41.5141</text:p>
          </table:table-cell>
          <table:table-cell/>
          <table:table-cell table:formula="of:=([.D667]-[.A667])/0.0166667" office:value-type="float" office:value="38.0519238961518" calcext:value-type="float">
            <text:p>38.0519238961518</text:p>
          </table:table-cell>
          <table:table-cell table:formula="of:=ABS([.E667]-[.B667])/0.0166667" office:value-type="float" office:value="768.178463643073" calcext:value-type="float">
            <text:p>768.178463643073</text:p>
          </table:table-cell>
          <table:table-cell table:formula="of:=([.F667]-[.C667])/0.0166667" office:value-type="float" office:value="19.763960472079" calcext:value-type="float">
            <text:p>19.763960472079</text:p>
          </table:table-cell>
          <table:table-cell table:formula="of:=DEGREES(ATAN(ABS([.F667]-[.C667])/ABS([.E667]-[.B667])))" office:value-type="float" office:value="1.47380044215416" calcext:value-type="float">
            <text:p>1.47380044215416</text:p>
          </table:table-cell>
          <table:table-cell table:formula="of:=SQRT(POWER([.H667];2)+POWER([.I667];2)+POWER([.J667];2))" office:value-type="float" office:value="769.374236019619" calcext:value-type="float">
            <text:p>769.374236019619</text:p>
          </table:table-cell>
        </table:table-row>
        <table:table-row table:style-name="ro1">
          <table:table-cell office:value-type="float" office:value="76.2217" calcext:value-type="float">
            <text:p>76.2217</text:p>
          </table:table-cell>
          <table:table-cell office:value-type="float" office:value="287.544" calcext:value-type="float">
            <text:p>287.544</text:p>
          </table:table-cell>
          <table:table-cell office:value-type="float" office:value="40.7366" calcext:value-type="float">
            <text:p>40.7366</text:p>
          </table:table-cell>
          <table:table-cell office:value-type="float" office:value="77.0884" calcext:value-type="float">
            <text:p>77.0884</text:p>
          </table:table-cell>
          <table:table-cell office:value-type="float" office:value="273.375" calcext:value-type="float">
            <text:p>273.375</text:p>
          </table:table-cell>
          <table:table-cell office:value-type="float" office:value="41.0306" calcext:value-type="float">
            <text:p>41.0306</text:p>
          </table:table-cell>
          <table:table-cell/>
          <table:table-cell table:formula="of:=([.D668]-[.A668])/0.0166667" office:value-type="float" office:value="52.0018959962077" calcext:value-type="float">
            <text:p>52.0018959962077</text:p>
          </table:table-cell>
          <table:table-cell table:formula="of:=ABS([.E668]-[.B668])/0.0166667" office:value-type="float" office:value="850.1382997234" calcext:value-type="float">
            <text:p>850.1382997234</text:p>
          </table:table-cell>
          <table:table-cell table:formula="of:=([.F668]-[.C668])/0.0166667" office:value-type="float" office:value="17.6399647200704" calcext:value-type="float">
            <text:p>17.6399647200704</text:p>
          </table:table-cell>
          <table:table-cell table:formula="of:=DEGREES(ATAN(ABS([.F668]-[.C668])/ABS([.E668]-[.B668])))" office:value-type="float" office:value="1.188689555338" calcext:value-type="float">
            <text:p>1.188689555338</text:p>
          </table:table-cell>
          <table:table-cell table:formula="of:=SQRT(POWER([.H668];2)+POWER([.I668];2)+POWER([.J668];2))" office:value-type="float" office:value="851.909909673035" calcext:value-type="float">
            <text:p>851.909909673035</text:p>
          </table:table-cell>
        </table:table-row>
        <table:table-row table:style-name="ro1">
          <table:table-cell office:value-type="float" office:value="76.6016" calcext:value-type="float">
            <text:p>76.6016</text:p>
          </table:table-cell>
          <table:table-cell office:value-type="float" office:value="274.465" calcext:value-type="float">
            <text:p>274.465</text:p>
          </table:table-cell>
          <table:table-cell office:value-type="float" office:value="41.6007" calcext:value-type="float">
            <text:p>41.6007</text:p>
          </table:table-cell>
          <table:table-cell office:value-type="float" office:value="76.7169" calcext:value-type="float">
            <text:p>76.7169</text:p>
          </table:table-cell>
          <table:table-cell office:value-type="float" office:value="262.138" calcext:value-type="float">
            <text:p>262.138</text:p>
          </table:table-cell>
          <table:table-cell office:value-type="float" office:value="41.9273" calcext:value-type="float">
            <text:p>41.9273</text:p>
          </table:table-cell>
          <table:table-cell/>
          <table:table-cell table:formula="of:=([.D669]-[.A669])/0.0166667" office:value-type="float" office:value="6.91798616402711" calcext:value-type="float">
            <text:p>6.91798616402711</text:p>
          </table:table-cell>
          <table:table-cell table:formula="of:=ABS([.E669]-[.B669])/0.0166667" office:value-type="float" office:value="739.618520762958" calcext:value-type="float">
            <text:p>739.618520762958</text:p>
          </table:table-cell>
          <table:table-cell table:formula="of:=([.F669]-[.C669])/0.0166667" office:value-type="float" office:value="19.5959608080783" calcext:value-type="float">
            <text:p>19.5959608080783</text:p>
          </table:table-cell>
          <table:table-cell table:formula="of:=DEGREES(ATAN(ABS([.F669]-[.C669])/ABS([.E669]-[.B669])))" office:value-type="float" office:value="1.51767865934137" calcext:value-type="float">
            <text:p>1.51767865934137</text:p>
          </table:table-cell>
          <table:table-cell table:formula="of:=SQRT(POWER([.H669];2)+POWER([.I669];2)+POWER([.J669];2))" office:value-type="float" office:value="739.910411109442" calcext:value-type="float">
            <text:p>739.910411109442</text:p>
          </table:table-cell>
        </table:table-row>
        <table:table-row table:style-name="ro1">
          <table:table-cell office:value-type="float" office:value="77.1321" calcext:value-type="float">
            <text:p>77.1321</text:p>
          </table:table-cell>
          <table:table-cell office:value-type="float" office:value="277.135" calcext:value-type="float">
            <text:p>277.135</text:p>
          </table:table-cell>
          <table:table-cell office:value-type="float" office:value="41.1578" calcext:value-type="float">
            <text:p>41.1578</text:p>
          </table:table-cell>
          <table:table-cell office:value-type="float" office:value="78.1997" calcext:value-type="float">
            <text:p>78.1997</text:p>
          </table:table-cell>
          <table:table-cell office:value-type="float" office:value="263.614" calcext:value-type="float">
            <text:p>263.614</text:p>
          </table:table-cell>
          <table:table-cell office:value-type="float" office:value="41.1791" calcext:value-type="float">
            <text:p>41.1791</text:p>
          </table:table-cell>
          <table:table-cell/>
          <table:table-cell table:formula="of:=([.D670]-[.A670])/0.0166667" office:value-type="float" office:value="64.055871888257" calcext:value-type="float">
            <text:p>64.055871888257</text:p>
          </table:table-cell>
          <table:table-cell table:formula="of:=ABS([.E670]-[.B670])/0.0166667" office:value-type="float" office:value="811.258377483246" calcext:value-type="float">
            <text:p>811.258377483246</text:p>
          </table:table-cell>
          <table:table-cell table:formula="of:=([.F670]-[.C670])/0.0166667" office:value-type="float" office:value="1.2779974440049" calcext:value-type="float">
            <text:p>1.2779974440049</text:p>
          </table:table-cell>
          <table:table-cell table:formula="of:=DEGREES(ATAN(ABS([.F670]-[.C670])/ABS([.E670]-[.B670])))" office:value-type="float" office:value="0.0902595291836557" calcext:value-type="float">
            <text:p>0.090259529183656</text:p>
          </table:table-cell>
          <table:table-cell table:formula="of:=SQRT(POWER([.H670];2)+POWER([.I670];2)+POWER([.J670];2))" office:value-type="float" office:value="813.784334475407" calcext:value-type="float">
            <text:p>813.784334475407</text:p>
          </table:table-cell>
        </table:table-row>
        <table:table-row table:style-name="ro1">
          <table:table-cell office:value-type="float" office:value="76.7506" calcext:value-type="float">
            <text:p>76.7506</text:p>
          </table:table-cell>
          <table:table-cell office:value-type="float" office:value="288.884" calcext:value-type="float">
            <text:p>288.884</text:p>
          </table:table-cell>
          <table:table-cell office:value-type="float" office:value="40.7716" calcext:value-type="float">
            <text:p>40.7716</text:p>
          </table:table-cell>
          <table:table-cell office:value-type="float" office:value="77.8718" calcext:value-type="float">
            <text:p>77.8718</text:p>
          </table:table-cell>
          <table:table-cell office:value-type="float" office:value="275.972" calcext:value-type="float">
            <text:p>275.972</text:p>
          </table:table-cell>
          <table:table-cell office:value-type="float" office:value="40.8428" calcext:value-type="float">
            <text:p>40.8428</text:p>
          </table:table-cell>
          <table:table-cell/>
          <table:table-cell table:formula="of:=([.D671]-[.A671])/0.0166667" office:value-type="float" office:value="67.2718654562683" calcext:value-type="float">
            <text:p>67.2718654562683</text:p>
          </table:table-cell>
          <table:table-cell table:formula="of:=ABS([.E671]-[.B671])/0.0166667" office:value-type="float" office:value="774.718450563101" calcext:value-type="float">
            <text:p>774.718450563101</text:p>
          </table:table-cell>
          <table:table-cell table:formula="of:=([.F671]-[.C671])/0.0166667" office:value-type="float" office:value="4.27199145601694" calcext:value-type="float">
            <text:p>4.27199145601694</text:p>
          </table:table-cell>
          <table:table-cell table:formula="of:=DEGREES(ATAN(ABS([.F671]-[.C671])/ABS([.E671]-[.B671])))" office:value-type="float" office:value="0.31594006769696" calcext:value-type="float">
            <text:p>0.31594006769696</text:p>
          </table:table-cell>
          <table:table-cell table:formula="of:=SQRT(POWER([.H671];2)+POWER([.I671];2)+POWER([.J671];2))" office:value-type="float" office:value="777.645440696375" calcext:value-type="float">
            <text:p>777.645440696375</text:p>
          </table:table-cell>
        </table:table-row>
        <table:table-row table:style-name="ro1">
          <table:table-cell office:value-type="float" office:value="76.6677" calcext:value-type="float">
            <text:p>76.6677</text:p>
          </table:table-cell>
          <table:table-cell office:value-type="float" office:value="281.165" calcext:value-type="float">
            <text:p>281.165</text:p>
          </table:table-cell>
          <table:table-cell office:value-type="float" office:value="39.9962" calcext:value-type="float">
            <text:p>39.9962</text:p>
          </table:table-cell>
          <table:table-cell office:value-type="float" office:value="77.511" calcext:value-type="float">
            <text:p>77.511</text:p>
          </table:table-cell>
          <table:table-cell office:value-type="float" office:value="267.384" calcext:value-type="float">
            <text:p>267.384</text:p>
          </table:table-cell>
          <table:table-cell office:value-type="float" office:value="40.0567" calcext:value-type="float">
            <text:p>40.0567</text:p>
          </table:table-cell>
          <table:table-cell/>
          <table:table-cell table:formula="of:=([.D672]-[.A672])/0.0166667" office:value-type="float" office:value="50.5978988042024" calcext:value-type="float">
            <text:p>50.5978988042024</text:p>
          </table:table-cell>
          <table:table-cell table:formula="of:=ABS([.E672]-[.B672])/0.0166667" office:value-type="float" office:value="826.858346283308" calcext:value-type="float">
            <text:p>826.858346283308</text:p>
          </table:table-cell>
          <table:table-cell table:formula="of:=([.F672]-[.C672])/0.0166667" office:value-type="float" office:value="3.62999274001437" calcext:value-type="float">
            <text:p>3.62999274001437</text:p>
          </table:table-cell>
          <table:table-cell table:formula="of:=DEGREES(ATAN(ABS([.F672]-[.C672])/ABS([.E672]-[.B672])))" office:value-type="float" office:value="0.251532718345985" calcext:value-type="float">
            <text:p>0.251532718345985</text:p>
          </table:table-cell>
          <table:table-cell table:formula="of:=SQRT(POWER([.H672];2)+POWER([.I672];2)+POWER([.J672];2))" office:value-type="float" office:value="828.412970099491" calcext:value-type="float">
            <text:p>828.412970099491</text:p>
          </table:table-cell>
        </table:table-row>
        <table:table-row table:style-name="ro1">
          <table:table-cell office:value-type="float" office:value="76.9652" calcext:value-type="float">
            <text:p>76.9652</text:p>
          </table:table-cell>
          <table:table-cell office:value-type="float" office:value="285.072" calcext:value-type="float">
            <text:p>285.072</text:p>
          </table:table-cell>
          <table:table-cell office:value-type="float" office:value="40.1117" calcext:value-type="float">
            <text:p>40.1117</text:p>
          </table:table-cell>
          <table:table-cell office:value-type="float" office:value="78.0731" calcext:value-type="float">
            <text:p>78.0731</text:p>
          </table:table-cell>
          <table:table-cell office:value-type="float" office:value="272.396" calcext:value-type="float">
            <text:p>272.396</text:p>
          </table:table-cell>
          <table:table-cell office:value-type="float" office:value="39.9438" calcext:value-type="float">
            <text:p>39.9438</text:p>
          </table:table-cell>
          <table:table-cell/>
          <table:table-cell table:formula="of:=([.D673]-[.A673])/0.0166667" office:value-type="float" office:value="66.4738670522659" calcext:value-type="float">
            <text:p>66.4738670522659</text:p>
          </table:table-cell>
          <table:table-cell table:formula="of:=ABS([.E673]-[.B673])/0.0166667" office:value-type="float" office:value="760.558478883042" calcext:value-type="float">
            <text:p>760.558478883042</text:p>
          </table:table-cell>
          <table:table-cell table:formula="of:=([.F673]-[.C673])/0.0166667" office:value-type="float" office:value="-10.0739798520401" calcext:value-type="float">
            <text:p>-10.0739798520401</text:p>
          </table:table-cell>
          <table:table-cell table:formula="of:=DEGREES(ATAN(ABS([.F673]-[.C673])/ABS([.E673]-[.B673])))" office:value-type="float" office:value="0.758867060062365" calcext:value-type="float">
            <text:p>0.758867060062365</text:p>
          </table:table-cell>
          <table:table-cell table:formula="of:=SQRT(POWER([.H673];2)+POWER([.I673];2)+POWER([.J673];2))" office:value-type="float" office:value="763.524367569122" calcext:value-type="float">
            <text:p>763.524367569122</text:p>
          </table:table-cell>
        </table:table-row>
        <table:table-row table:style-name="ro1">
          <table:table-cell office:value-type="float" office:value="77.1615" calcext:value-type="float">
            <text:p>77.1615</text:p>
          </table:table-cell>
          <table:table-cell office:value-type="float" office:value="279.665" calcext:value-type="float">
            <text:p>279.665</text:p>
          </table:table-cell>
          <table:table-cell office:value-type="float" office:value="41.2452" calcext:value-type="float">
            <text:p>41.2452</text:p>
          </table:table-cell>
          <table:table-cell office:value-type="float" office:value="77.7573" calcext:value-type="float">
            <text:p>77.7573</text:p>
          </table:table-cell>
          <table:table-cell office:value-type="float" office:value="267.218" calcext:value-type="float">
            <text:p>267.218</text:p>
          </table:table-cell>
          <table:table-cell office:value-type="float" office:value="41.0645" calcext:value-type="float">
            <text:p>41.0645</text:p>
          </table:table-cell>
          <table:table-cell/>
          <table:table-cell table:formula="of:=([.D674]-[.A674])/0.0166667" office:value-type="float" office:value="35.7479285041428" calcext:value-type="float">
            <text:p>35.7479285041428</text:p>
          </table:table-cell>
          <table:table-cell table:formula="of:=ABS([.E674]-[.B674])/0.0166667" office:value-type="float" office:value="746.818506362988" calcext:value-type="float">
            <text:p>746.818506362988</text:p>
          </table:table-cell>
          <table:table-cell table:formula="of:=([.F674]-[.C674])/0.0166667" office:value-type="float" office:value="-10.841978316043" calcext:value-type="float">
            <text:p>-10.841978316043</text:p>
          </table:table-cell>
          <table:table-cell table:formula="of:=DEGREES(ATAN(ABS([.F674]-[.C674])/ABS([.E674]-[.B674])))" office:value-type="float" office:value="0.831736168950883" calcext:value-type="float">
            <text:p>0.831736168950883</text:p>
          </table:table-cell>
          <table:table-cell table:formula="of:=SQRT(POWER([.H674];2)+POWER([.I674];2)+POWER([.J674];2))" office:value-type="float" office:value="747.752194468453" calcext:value-type="float">
            <text:p>747.752194468453</text:p>
          </table:table-cell>
        </table:table-row>
        <table:table-row table:style-name="ro1">
          <table:table-cell office:value-type="float" office:value="76.9798" calcext:value-type="float">
            <text:p>76.9798</text:p>
          </table:table-cell>
          <table:table-cell office:value-type="float" office:value="286.391" calcext:value-type="float">
            <text:p>286.391</text:p>
          </table:table-cell>
          <table:table-cell office:value-type="float" office:value="40.151" calcext:value-type="float">
            <text:p>40.151</text:p>
          </table:table-cell>
          <table:table-cell office:value-type="float" office:value="77.5895" calcext:value-type="float">
            <text:p>77.5895</text:p>
          </table:table-cell>
          <table:table-cell office:value-type="float" office:value="273.699" calcext:value-type="float">
            <text:p>273.699</text:p>
          </table:table-cell>
          <table:table-cell office:value-type="float" office:value="39.4797" calcext:value-type="float">
            <text:p>39.4797</text:p>
          </table:table-cell>
          <table:table-cell/>
          <table:table-cell table:formula="of:=([.D675]-[.A675])/0.0166667" office:value-type="float" office:value="36.5819268361466" calcext:value-type="float">
            <text:p>36.5819268361466</text:p>
          </table:table-cell>
          <table:table-cell table:formula="of:=ABS([.E675]-[.B675])/0.0166667" office:value-type="float" office:value="761.518476963047" calcext:value-type="float">
            <text:p>761.518476963047</text:p>
          </table:table-cell>
          <table:table-cell table:formula="of:=([.F675]-[.C675])/0.0166667" office:value-type="float" office:value="-40.2779194441612" calcext:value-type="float">
            <text:p>-40.2779194441612</text:p>
          </table:table-cell>
          <table:table-cell table:formula="of:=DEGREES(ATAN(ABS([.F675]-[.C675])/ABS([.E675]-[.B675])))" office:value-type="float" office:value="3.02764341227243" calcext:value-type="float">
            <text:p>3.02764341227243</text:p>
          </table:table-cell>
          <table:table-cell table:formula="of:=SQRT(POWER([.H675];2)+POWER([.I675];2)+POWER([.J675];2))" office:value-type="float" office:value="763.459847616044" calcext:value-type="float">
            <text:p>763.459847616044</text:p>
          </table:table-cell>
        </table:table-row>
        <table:table-row table:style-name="ro1">
          <table:table-cell office:value-type="float" office:value="75.9758" calcext:value-type="float">
            <text:p>75.9758</text:p>
          </table:table-cell>
          <table:table-cell office:value-type="float" office:value="288.817" calcext:value-type="float">
            <text:p>288.817</text:p>
          </table:table-cell>
          <table:table-cell office:value-type="float" office:value="40.7896" calcext:value-type="float">
            <text:p>40.7896</text:p>
          </table:table-cell>
          <table:table-cell office:value-type="float" office:value="76.3634" calcext:value-type="float">
            <text:p>76.3634</text:p>
          </table:table-cell>
          <table:table-cell office:value-type="float" office:value="275.738" calcext:value-type="float">
            <text:p>275.738</text:p>
          </table:table-cell>
          <table:table-cell office:value-type="float" office:value="41.3941" calcext:value-type="float">
            <text:p>41.3941</text:p>
          </table:table-cell>
          <table:table-cell/>
          <table:table-cell table:formula="of:=([.D676]-[.A676])/0.0166667" office:value-type="float" office:value="23.2559534880925" calcext:value-type="float">
            <text:p>23.2559534880925</text:p>
          </table:table-cell>
          <table:table-cell table:formula="of:=ABS([.E676]-[.B676])/0.0166667" office:value-type="float" office:value="784.738430523139" calcext:value-type="float">
            <text:p>784.738430523139</text:p>
          </table:table-cell>
          <table:table-cell table:formula="of:=([.F676]-[.C676])/0.0166667" office:value-type="float" office:value="36.2699274601452" calcext:value-type="float">
            <text:p>36.2699274601452</text:p>
          </table:table-cell>
          <table:table-cell table:formula="of:=DEGREES(ATAN(ABS([.F676]-[.C676])/ABS([.E676]-[.B676])))" office:value-type="float" office:value="2.64627781517191" calcext:value-type="float">
            <text:p>2.64627781517191</text:p>
          </table:table-cell>
          <table:table-cell table:formula="of:=SQRT(POWER([.H676];2)+POWER([.I676];2)+POWER([.J676];2))" office:value-type="float" office:value="785.920321247978" calcext:value-type="float">
            <text:p>785.920321247978</text:p>
          </table:table-cell>
        </table:table-row>
        <table:table-row table:style-name="ro1">
          <table:table-cell office:value-type="float" office:value="76.9797" calcext:value-type="float">
            <text:p>76.9797</text:p>
          </table:table-cell>
          <table:table-cell office:value-type="float" office:value="286.323" calcext:value-type="float">
            <text:p>286.323</text:p>
          </table:table-cell>
          <table:table-cell office:value-type="float" office:value="40.417" calcext:value-type="float">
            <text:p>40.417</text:p>
          </table:table-cell>
          <table:table-cell office:value-type="float" office:value="77.8389" calcext:value-type="float">
            <text:p>77.8389</text:p>
          </table:table-cell>
          <table:table-cell office:value-type="float" office:value="273.469" calcext:value-type="float">
            <text:p>273.469</text:p>
          </table:table-cell>
          <table:table-cell office:value-type="float" office:value="40.7598" calcext:value-type="float">
            <text:p>40.7598</text:p>
          </table:table-cell>
          <table:table-cell/>
          <table:table-cell table:formula="of:=([.D677]-[.A677])/0.0166667" office:value-type="float" office:value="51.5518968962063" calcext:value-type="float">
            <text:p>51.5518968962063</text:p>
          </table:table-cell>
          <table:table-cell table:formula="of:=ABS([.E677]-[.B677])/0.0166667" office:value-type="float" office:value="771.238457523084" calcext:value-type="float">
            <text:p>771.238457523084</text:p>
          </table:table-cell>
          <table:table-cell table:formula="of:=([.F677]-[.C677])/0.0166667" office:value-type="float" office:value="20.5679588640821" calcext:value-type="float">
            <text:p>20.5679588640821</text:p>
          </table:table-cell>
          <table:table-cell table:formula="of:=DEGREES(ATAN(ABS([.F677]-[.C677])/ABS([.E677]-[.B677])))" office:value-type="float" office:value="1.52764422248704" calcext:value-type="float">
            <text:p>1.52764422248704</text:p>
          </table:table-cell>
          <table:table-cell table:formula="of:=SQRT(POWER([.H677];2)+POWER([.I677];2)+POWER([.J677];2))" office:value-type="float" office:value="773.233080880544" calcext:value-type="float">
            <text:p>773.233080880544</text:p>
          </table:table-cell>
        </table:table-row>
        <table:table-row table:style-name="ro1">
          <table:table-cell office:value-type="float" office:value="76.9655" calcext:value-type="float">
            <text:p>76.9655</text:p>
          </table:table-cell>
          <table:table-cell office:value-type="float" office:value="284.76" calcext:value-type="float">
            <text:p>284.76</text:p>
          </table:table-cell>
          <table:table-cell office:value-type="float" office:value="41.6862" calcext:value-type="float">
            <text:p>41.6862</text:p>
          </table:table-cell>
          <table:table-cell office:value-type="float" office:value="78.2858" calcext:value-type="float">
            <text:p>78.2858</text:p>
          </table:table-cell>
          <table:table-cell office:value-type="float" office:value="269.7" calcext:value-type="float">
            <text:p>269.7</text:p>
          </table:table-cell>
          <table:table-cell office:value-type="float" office:value="41.1361" calcext:value-type="float">
            <text:p>41.1361</text:p>
          </table:table-cell>
          <table:table-cell/>
          <table:table-cell table:formula="of:=([.D678]-[.A678])/0.0166667" office:value-type="float" office:value="79.2178415643162" calcext:value-type="float">
            <text:p>79.2178415643162</text:p>
          </table:table-cell>
          <table:table-cell table:formula="of:=ABS([.E678]-[.B678])/0.0166667" office:value-type="float" office:value="903.598192803615" calcext:value-type="float">
            <text:p>903.598192803615</text:p>
          </table:table-cell>
          <table:table-cell table:formula="of:=([.F678]-[.C678])/0.0166667" office:value-type="float" office:value="-33.005933988132" calcext:value-type="float">
            <text:p>-33.005933988132</text:p>
          </table:table-cell>
          <table:table-cell table:formula="of:=DEGREES(ATAN(ABS([.F678]-[.C678])/ABS([.E678]-[.B678])))" office:value-type="float" office:value="2.09192575258217" calcext:value-type="float">
            <text:p>2.09192575258217</text:p>
          </table:table-cell>
          <table:table-cell table:formula="of:=SQRT(POWER([.H678];2)+POWER([.I678];2)+POWER([.J678];2))" office:value-type="float" office:value="907.664338915271" calcext:value-type="float">
            <text:p>907.664338915271</text:p>
          </table:table-cell>
        </table:table-row>
        <table:table-row table:style-name="ro1">
          <table:table-cell office:value-type="float" office:value="76.4529" calcext:value-type="float">
            <text:p>76.4529</text:p>
          </table:table-cell>
          <table:table-cell office:value-type="float" office:value="284.938" calcext:value-type="float">
            <text:p>284.938</text:p>
          </table:table-cell>
          <table:table-cell office:value-type="float" office:value="40.6468" calcext:value-type="float">
            <text:p>40.6468</text:p>
          </table:table-cell>
          <table:table-cell office:value-type="float" office:value="77.3235" calcext:value-type="float">
            <text:p>77.3235</text:p>
          </table:table-cell>
          <table:table-cell office:value-type="float" office:value="272.155" calcext:value-type="float">
            <text:p>272.155</text:p>
          </table:table-cell>
          <table:table-cell office:value-type="float" office:value="40.9829" calcext:value-type="float">
            <text:p>40.9829</text:p>
          </table:table-cell>
          <table:table-cell/>
          <table:table-cell table:formula="of:=([.D679]-[.A679])/0.0166667" office:value-type="float" office:value="52.2358955282087" calcext:value-type="float">
            <text:p>52.2358955282087</text:p>
          </table:table-cell>
          <table:table-cell table:formula="of:=ABS([.E679]-[.B679])/0.0166667" office:value-type="float" office:value="766.978466043069" calcext:value-type="float">
            <text:p>766.978466043069</text:p>
          </table:table-cell>
          <table:table-cell table:formula="of:=([.F679]-[.C679])/0.0166667" office:value-type="float" office:value="20.1659596680808" calcext:value-type="float">
            <text:p>20.1659596680808</text:p>
          </table:table-cell>
          <table:table-cell table:formula="of:=DEGREES(ATAN(ABS([.F679]-[.C679])/ABS([.E679]-[.B679])))" office:value-type="float" office:value="1.50611560695449" calcext:value-type="float">
            <text:p>1.50611560695449</text:p>
          </table:table-cell>
          <table:table-cell table:formula="of:=SQRT(POWER([.H679];2)+POWER([.I679];2)+POWER([.J679];2))" office:value-type="float" office:value="769.019649999106" calcext:value-type="float">
            <text:p>769.019649999106</text:p>
          </table:table-cell>
        </table:table-row>
        <table:table-row table:style-name="ro1">
          <table:table-cell office:value-type="float" office:value="76.2345" calcext:value-type="float">
            <text:p>76.2345</text:p>
          </table:table-cell>
          <table:table-cell office:value-type="float" office:value="288.807" calcext:value-type="float">
            <text:p>288.807</text:p>
          </table:table-cell>
          <table:table-cell office:value-type="float" office:value="41.0447" calcext:value-type="float">
            <text:p>41.0447</text:p>
          </table:table-cell>
          <table:table-cell office:value-type="float" office:value="77.1029" calcext:value-type="float">
            <text:p>77.1029</text:p>
          </table:table-cell>
          <table:table-cell office:value-type="float" office:value="274.619" calcext:value-type="float">
            <text:p>274.619</text:p>
          </table:table-cell>
          <table:table-cell office:value-type="float" office:value="41.0732" calcext:value-type="float">
            <text:p>41.0732</text:p>
          </table:table-cell>
          <table:table-cell/>
          <table:table-cell table:formula="of:=([.D680]-[.A680])/0.0166667" office:value-type="float" office:value="52.1038957922089" calcext:value-type="float">
            <text:p>52.1038957922089</text:p>
          </table:table-cell>
          <table:table-cell table:formula="of:=ABS([.E680]-[.B680])/0.0166667" office:value-type="float" office:value="851.278297443404" calcext:value-type="float">
            <text:p>851.278297443404</text:p>
          </table:table-cell>
          <table:table-cell table:formula="of:=([.F680]-[.C680])/0.0166667" office:value-type="float" office:value="1.7099965800069" calcext:value-type="float">
            <text:p>1.7099965800069</text:p>
          </table:table-cell>
          <table:table-cell table:formula="of:=DEGREES(ATAN(ABS([.F680]-[.C680])/ABS([.E680]-[.B680])))" office:value-type="float" office:value="0.115092156739388" calcext:value-type="float">
            <text:p>0.115092156739388</text:p>
          </table:table-cell>
          <table:table-cell table:formula="of:=SQRT(POWER([.H680];2)+POWER([.I680];2)+POWER([.J680];2))" office:value-type="float" office:value="852.873073641776" calcext:value-type="float">
            <text:p>852.873073641776</text:p>
          </table:table-cell>
        </table:table-row>
        <table:table-row table:style-name="ro1">
          <table:table-cell office:value-type="float" office:value="77.1915" calcext:value-type="float">
            <text:p>77.1915</text:p>
          </table:table-cell>
          <table:table-cell office:value-type="float" office:value="282.301" calcext:value-type="float">
            <text:p>282.301</text:p>
          </table:table-cell>
          <table:table-cell office:value-type="float" office:value="41.0681" calcext:value-type="float">
            <text:p>41.0681</text:p>
          </table:table-cell>
          <table:table-cell office:value-type="float" office:value="78.0383" calcext:value-type="float">
            <text:p>78.0383</text:p>
          </table:table-cell>
          <table:table-cell office:value-type="float" office:value="269.752" calcext:value-type="float">
            <text:p>269.752</text:p>
          </table:table-cell>
          <table:table-cell office:value-type="float" office:value="40.8831" calcext:value-type="float">
            <text:p>40.8831</text:p>
          </table:table-cell>
          <table:table-cell/>
          <table:table-cell table:formula="of:=([.D681]-[.A681])/0.0166667" office:value-type="float" office:value="50.8078983842033" calcext:value-type="float">
            <text:p>50.8078983842033</text:p>
          </table:table-cell>
          <table:table-cell table:formula="of:=ABS([.E681]-[.B681])/0.0166667" office:value-type="float" office:value="752.938494123011" calcext:value-type="float">
            <text:p>752.938494123011</text:p>
          </table:table-cell>
          <table:table-cell table:formula="of:=([.F681]-[.C681])/0.0166667" office:value-type="float" office:value="-11.0999778000445" calcext:value-type="float">
            <text:p>-11.0999778000445</text:p>
          </table:table-cell>
          <table:table-cell table:formula="of:=DEGREES(ATAN(ABS([.F681]-[.C681])/ABS([.E681]-[.B681])))" office:value-type="float" office:value="0.844605261076828" calcext:value-type="float">
            <text:p>0.844605261076828</text:p>
          </table:table-cell>
          <table:table-cell table:formula="of:=SQRT(POWER([.H681];2)+POWER([.I681];2)+POWER([.J681];2))" office:value-type="float" office:value="754.732421443261" calcext:value-type="float">
            <text:p>754.732421443261</text:p>
          </table:table-cell>
        </table:table-row>
        <table:table-row table:style-name="ro1">
          <table:table-cell office:value-type="float" office:value="76.4272" calcext:value-type="float">
            <text:p>76.4272</text:p>
          </table:table-cell>
          <table:table-cell office:value-type="float" office:value="282.232" calcext:value-type="float">
            <text:p>282.232</text:p>
          </table:table-cell>
          <table:table-cell office:value-type="float" office:value="41.0864" calcext:value-type="float">
            <text:p>41.0864</text:p>
          </table:table-cell>
          <table:table-cell office:value-type="float" office:value="77.2933" calcext:value-type="float">
            <text:p>77.2933</text:p>
          </table:table-cell>
          <table:table-cell office:value-type="float" office:value="269.584" calcext:value-type="float">
            <text:p>269.584</text:p>
          </table:table-cell>
          <table:table-cell office:value-type="float" office:value="41.4108" calcext:value-type="float">
            <text:p>41.4108</text:p>
          </table:table-cell>
          <table:table-cell/>
          <table:table-cell table:formula="of:=([.D682]-[.A682])/0.0166667" office:value-type="float" office:value="51.965896068208" calcext:value-type="float">
            <text:p>51.965896068208</text:p>
          </table:table-cell>
          <table:table-cell table:formula="of:=ABS([.E682]-[.B682])/0.0166667" office:value-type="float" office:value="758.878482243037" calcext:value-type="float">
            <text:p>758.878482243037</text:p>
          </table:table-cell>
          <table:table-cell table:formula="of:=([.F682]-[.C682])/0.0166667" office:value-type="float" office:value="19.4639610720781" calcext:value-type="float">
            <text:p>19.4639610720781</text:p>
          </table:table-cell>
          <table:table-cell table:formula="of:=DEGREES(ATAN(ABS([.F682]-[.C682])/ABS([.E682]-[.B682])))" office:value-type="float" office:value="1.46921859589033" calcext:value-type="float">
            <text:p>1.46921859589033</text:p>
          </table:table-cell>
          <table:table-cell table:formula="of:=SQRT(POWER([.H682];2)+POWER([.I682];2)+POWER([.J682];2))" office:value-type="float" office:value="760.904626708422" calcext:value-type="float">
            <text:p>760.904626708422</text:p>
          </table:table-cell>
        </table:table-row>
        <table:table-row table:style-name="ro1">
          <table:table-cell office:value-type="float" office:value="75.9645" calcext:value-type="float">
            <text:p>75.9645</text:p>
          </table:table-cell>
          <table:table-cell office:value-type="float" office:value="287.465" calcext:value-type="float">
            <text:p>287.465</text:p>
          </table:table-cell>
          <table:table-cell office:value-type="float" office:value="41.007" calcext:value-type="float">
            <text:p>41.007</text:p>
          </table:table-cell>
          <table:table-cell office:value-type="float" office:value="76.6016" calcext:value-type="float">
            <text:p>76.6016</text:p>
          </table:table-cell>
          <table:table-cell office:value-type="float" office:value="274.526" calcext:value-type="float">
            <text:p>274.526</text:p>
          </table:table-cell>
          <table:table-cell office:value-type="float" office:value="41.3419" calcext:value-type="float">
            <text:p>41.3419</text:p>
          </table:table-cell>
          <table:table-cell/>
          <table:table-cell table:formula="of:=([.D683]-[.A683])/0.0166667" office:value-type="float" office:value="38.2259235481531" calcext:value-type="float">
            <text:p>38.2259235481531</text:p>
          </table:table-cell>
          <table:table-cell table:formula="of:=ABS([.E683]-[.B683])/0.0166667" office:value-type="float" office:value="776.338447323103" calcext:value-type="float">
            <text:p>776.338447323103</text:p>
          </table:table-cell>
          <table:table-cell table:formula="of:=([.F683]-[.C683])/0.0166667" office:value-type="float" office:value="20.0939598120807" calcext:value-type="float">
            <text:p>20.0939598120807</text:p>
          </table:table-cell>
          <table:table-cell table:formula="of:=DEGREES(ATAN(ABS([.F683]-[.C683])/ABS([.E683]-[.B683])))" office:value-type="float" office:value="1.48265502234067" calcext:value-type="float">
            <text:p>1.48265502234067</text:p>
          </table:table-cell>
          <table:table-cell table:formula="of:=SQRT(POWER([.H683];2)+POWER([.I683];2)+POWER([.J683];2))" office:value-type="float" office:value="777.538663504321" calcext:value-type="float">
            <text:p>777.538663504321</text:p>
          </table:table-cell>
        </table:table-row>
        <table:table-row table:style-name="ro1">
          <table:table-cell office:value-type="float" office:value="76.7371" calcext:value-type="float">
            <text:p>76.7371</text:p>
          </table:table-cell>
          <table:table-cell office:value-type="float" office:value="287.407" calcext:value-type="float">
            <text:p>287.407</text:p>
          </table:table-cell>
          <table:table-cell office:value-type="float" office:value="41.5193" calcext:value-type="float">
            <text:p>41.5193</text:p>
          </table:table-cell>
          <table:table-cell office:value-type="float" office:value="77.6199" calcext:value-type="float">
            <text:p>77.6199</text:p>
          </table:table-cell>
          <table:table-cell office:value-type="float" office:value="275.813" calcext:value-type="float">
            <text:p>275.813</text:p>
          </table:table-cell>
          <table:table-cell office:value-type="float" office:value="41.6194" calcext:value-type="float">
            <text:p>41.6194</text:p>
          </table:table-cell>
          <table:table-cell/>
          <table:table-cell table:formula="of:=([.D684]-[.A684])/0.0166667" office:value-type="float" office:value="52.9678940642121" calcext:value-type="float">
            <text:p>52.9678940642121</text:p>
          </table:table-cell>
          <table:table-cell table:formula="of:=ABS([.E684]-[.B684])/0.0166667" office:value-type="float" office:value="695.638608722782" calcext:value-type="float">
            <text:p>695.638608722782</text:p>
          </table:table-cell>
          <table:table-cell table:formula="of:=([.F684]-[.C684])/0.0166667" office:value-type="float" office:value="6.00598798802388" calcext:value-type="float">
            <text:p>6.00598798802388</text:p>
          </table:table-cell>
          <table:table-cell table:formula="of:=DEGREES(ATAN(ABS([.F684]-[.C684])/ABS([.E684]-[.B684])))" office:value-type="float" office:value="0.49466664036256" calcext:value-type="float">
            <text:p>0.49466664036256</text:p>
          </table:table-cell>
          <table:table-cell table:formula="of:=SQRT(POWER([.H684];2)+POWER([.I684];2)+POWER([.J684];2))" office:value-type="float" office:value="697.678108900572" calcext:value-type="float">
            <text:p>697.678108900572</text:p>
          </table:table-cell>
        </table:table-row>
        <table:table-row table:style-name="ro1">
          <table:table-cell office:value-type="float" office:value="76.2219" calcext:value-type="float">
            <text:p>76.2219</text:p>
          </table:table-cell>
          <table:table-cell office:value-type="float" office:value="287.476" calcext:value-type="float">
            <text:p>287.476</text:p>
          </table:table-cell>
          <table:table-cell office:value-type="float" office:value="41.0029" calcext:value-type="float">
            <text:p>41.0029</text:p>
          </table:table-cell>
          <table:table-cell office:value-type="float" office:value="76.6018" calcext:value-type="float">
            <text:p>76.6018</text:p>
          </table:table-cell>
          <table:table-cell office:value-type="float" office:value="274.423" calcext:value-type="float">
            <text:p>274.423</text:p>
          </table:table-cell>
          <table:table-cell office:value-type="float" office:value="41.856" calcext:value-type="float">
            <text:p>41.856</text:p>
          </table:table-cell>
          <table:table-cell/>
          <table:table-cell table:formula="of:=([.D685]-[.A685])/0.0166667" office:value-type="float" office:value="22.7939544120907" calcext:value-type="float">
            <text:p>22.7939544120907</text:p>
          </table:table-cell>
          <table:table-cell table:formula="of:=ABS([.E685]-[.B685])/0.0166667" office:value-type="float" office:value="783.178433643133" calcext:value-type="float">
            <text:p>783.178433643133</text:p>
          </table:table-cell>
          <table:table-cell table:formula="of:=([.F685]-[.C685])/0.0166667" office:value-type="float" office:value="51.185897628205" calcext:value-type="float">
            <text:p>51.185897628205</text:p>
          </table:table-cell>
          <table:table-cell table:formula="of:=DEGREES(ATAN(ABS([.F685]-[.C685])/ABS([.E685]-[.B685])))" office:value-type="float" office:value="3.73934052915074" calcext:value-type="float">
            <text:p>3.73934052915074</text:p>
          </table:table-cell>
          <table:table-cell table:formula="of:=SQRT(POWER([.H685];2)+POWER([.I685];2)+POWER([.J685];2))" office:value-type="float" office:value="785.180246438648" calcext:value-type="float">
            <text:p>785.180246438648</text:p>
          </table:table-cell>
        </table:table-row>
        <table:table-row table:style-name="ro1">
          <table:table-cell office:value-type="float" office:value="77.0883" calcext:value-type="float">
            <text:p>77.0883</text:p>
          </table:table-cell>
          <table:table-cell office:value-type="float" office:value="273.166" calcext:value-type="float">
            <text:p>273.166</text:p>
          </table:table-cell>
          <table:table-cell office:value-type="float" office:value="42.0572" calcext:value-type="float">
            <text:p>42.0572</text:p>
          </table:table-cell>
          <table:table-cell office:value-type="float" office:value="77.9209" calcext:value-type="float">
            <text:p>77.9209</text:p>
          </table:table-cell>
          <table:table-cell office:value-type="float" office:value="261.028" calcext:value-type="float">
            <text:p>261.028</text:p>
          </table:table-cell>
          <table:table-cell office:value-type="float" office:value="42.1026" calcext:value-type="float">
            <text:p>42.1026</text:p>
          </table:table-cell>
          <table:table-cell/>
          <table:table-cell table:formula="of:=([.D686]-[.A686])/0.0166667" office:value-type="float" office:value="49.9559000881998" calcext:value-type="float">
            <text:p>49.9559000881998</text:p>
          </table:table-cell>
          <table:table-cell table:formula="of:=ABS([.E686]-[.B686])/0.0166667" office:value-type="float" office:value="728.278543442912" calcext:value-type="float">
            <text:p>728.278543442912</text:p>
          </table:table-cell>
          <table:table-cell table:formula="of:=([.F686]-[.C686])/0.0166667" office:value-type="float" office:value="2.72399455201094" calcext:value-type="float">
            <text:p>2.72399455201094</text:p>
          </table:table-cell>
          <table:table-cell table:formula="of:=DEGREES(ATAN(ABS([.F686]-[.C686])/ABS([.E686]-[.B686])))" office:value-type="float" office:value="0.214303531027223" calcext:value-type="float">
            <text:p>0.214303531027223</text:p>
          </table:table-cell>
          <table:table-cell table:formula="of:=SQRT(POWER([.H686];2)+POWER([.I686];2)+POWER([.J686];2))" office:value-type="float" office:value="729.994965009534" calcext:value-type="float">
            <text:p>729.994965009534</text:p>
          </table:table-cell>
        </table:table-row>
        <table:table-row table:style-name="ro1">
          <table:table-cell office:value-type="float" office:value="76.9796" calcext:value-type="float">
            <text:p>76.9796</text:p>
          </table:table-cell>
          <table:table-cell office:value-type="float" office:value="286.203" calcext:value-type="float">
            <text:p>286.203</text:p>
          </table:table-cell>
          <table:table-cell office:value-type="float" office:value="40.9459" calcext:value-type="float">
            <text:p>40.9459</text:p>
          </table:table-cell>
          <table:table-cell office:value-type="float" office:value="78.071" calcext:value-type="float">
            <text:p>78.071</text:p>
          </table:table-cell>
          <table:table-cell office:value-type="float" office:value="272.091" calcext:value-type="float">
            <text:p>272.091</text:p>
          </table:table-cell>
          <table:table-cell office:value-type="float" office:value="41.4819" calcext:value-type="float">
            <text:p>41.4819</text:p>
          </table:table-cell>
          <table:table-cell/>
          <table:table-cell table:formula="of:=([.D687]-[.A687])/0.0166667" office:value-type="float" office:value="65.4838690322615" calcext:value-type="float">
            <text:p>65.4838690322615</text:p>
          </table:table-cell>
          <table:table-cell table:formula="of:=ABS([.E687]-[.B687])/0.0166667" office:value-type="float" office:value="846.718306563385" calcext:value-type="float">
            <text:p>846.718306563385</text:p>
          </table:table-cell>
          <table:table-cell table:formula="of:=([.F687]-[.C687])/0.0166667" office:value-type="float" office:value="32.1599356801287" calcext:value-type="float">
            <text:p>32.1599356801287</text:p>
          </table:table-cell>
          <table:table-cell table:formula="of:=DEGREES(ATAN(ABS([.F687]-[.C687])/ABS([.E687]-[.B687])))" office:value-type="float" office:value="2.17515466929032" calcext:value-type="float">
            <text:p>2.17515466929032</text:p>
          </table:table-cell>
          <table:table-cell table:formula="of:=SQRT(POWER([.H687];2)+POWER([.I687];2)+POWER([.J687];2))" office:value-type="float" office:value="849.855451965774" calcext:value-type="float">
            <text:p>849.855451965774</text:p>
          </table:table-cell>
        </table:table-row>
        <table:table-row table:style-name="ro1">
          <table:table-cell office:value-type="float" office:value="77.3687" calcext:value-type="float">
            <text:p>77.3687</text:p>
          </table:table-cell>
          <table:table-cell office:value-type="float" office:value="275.923" calcext:value-type="float">
            <text:p>275.923</text:p>
          </table:table-cell>
          <table:table-cell office:value-type="float" office:value="40.8554" calcext:value-type="float">
            <text:p>40.8554</text:p>
          </table:table-cell>
          <table:table-cell office:value-type="float" office:value="77.9714" calcext:value-type="float">
            <text:p>77.9714</text:p>
          </table:table-cell>
          <table:table-cell office:value-type="float" office:value="264.866" calcext:value-type="float">
            <text:p>264.866</text:p>
          </table:table-cell>
          <table:table-cell office:value-type="float" office:value="40.7253" calcext:value-type="float">
            <text:p>40.7253</text:p>
          </table:table-cell>
          <table:table-cell/>
          <table:table-cell table:formula="of:=([.D688]-[.A688])/0.0166667" office:value-type="float" office:value="36.1619276761446" calcext:value-type="float">
            <text:p>36.1619276761446</text:p>
          </table:table-cell>
          <table:table-cell table:formula="of:=ABS([.E688]-[.B688])/0.0166667" office:value-type="float" office:value="663.418673162655" calcext:value-type="float">
            <text:p>663.418673162655</text:p>
          </table:table-cell>
          <table:table-cell table:formula="of:=([.F688]-[.C688])/0.0166667" office:value-type="float" office:value="-7.80598438803158" calcext:value-type="float">
            <text:p>-7.80598438803158</text:p>
          </table:table-cell>
          <table:table-cell table:formula="of:=DEGREES(ATAN(ABS([.F688]-[.C688])/ABS([.E688]-[.B688])))" office:value-type="float" office:value="0.674128329841899" calcext:value-type="float">
            <text:p>0.674128329841899</text:p>
          </table:table-cell>
          <table:table-cell table:formula="of:=SQRT(POWER([.H688];2)+POWER([.I688];2)+POWER([.J688];2))" office:value-type="float" office:value="664.449361732268" calcext:value-type="float">
            <text:p>664.449361732268</text:p>
          </table:table-cell>
        </table:table-row>
        <table:table-row table:style-name="ro1">
          <table:table-cell office:value-type="float" office:value="76.4399" calcext:value-type="float">
            <text:p>76.4399</text:p>
          </table:table-cell>
          <table:table-cell office:value-type="float" office:value="283.565" calcext:value-type="float">
            <text:p>283.565</text:p>
          </table:table-cell>
          <table:table-cell office:value-type="float" office:value="40.8698" calcext:value-type="float">
            <text:p>40.8698</text:p>
          </table:table-cell>
          <table:table-cell office:value-type="float" office:value="77.0451" calcext:value-type="float">
            <text:p>77.0451</text:p>
          </table:table-cell>
          <table:table-cell office:value-type="float" office:value="269.59" calcext:value-type="float">
            <text:p>269.59</text:p>
          </table:table-cell>
          <table:table-cell office:value-type="float" office:value="41.1657" calcext:value-type="float">
            <text:p>41.1657</text:p>
          </table:table-cell>
          <table:table-cell/>
          <table:table-cell table:formula="of:=([.D689]-[.A689])/0.0166667" office:value-type="float" office:value="36.3119273761459" calcext:value-type="float">
            <text:p>36.3119273761459</text:p>
          </table:table-cell>
          <table:table-cell table:formula="of:=ABS([.E689]-[.B689])/0.0166667" office:value-type="float" office:value="838.498323003355" calcext:value-type="float">
            <text:p>838.498323003355</text:p>
          </table:table-cell>
          <table:table-cell table:formula="of:=([.F689]-[.C689])/0.0166667" office:value-type="float" office:value="17.7539644920712" calcext:value-type="float">
            <text:p>17.7539644920712</text:p>
          </table:table-cell>
          <table:table-cell table:formula="of:=DEGREES(ATAN(ABS([.F689]-[.C689])/ABS([.E689]-[.B689])))" office:value-type="float" office:value="1.2129723270678" calcext:value-type="float">
            <text:p>1.2129723270678</text:p>
          </table:table-cell>
          <table:table-cell table:formula="of:=SQRT(POWER([.H689];2)+POWER([.I689];2)+POWER([.J689];2))" office:value-type="float" office:value="839.471975115546" calcext:value-type="float">
            <text:p>839.471975115546</text:p>
          </table:table-cell>
        </table:table-row>
        <table:table-row table:style-name="ro1">
          <table:table-cell office:value-type="float" office:value="77.1467" calcext:value-type="float">
            <text:p>77.1467</text:p>
          </table:table-cell>
          <table:table-cell office:value-type="float" office:value="278.489" calcext:value-type="float">
            <text:p>278.489</text:p>
          </table:table-cell>
          <table:table-cell office:value-type="float" office:value="40.6847" calcext:value-type="float">
            <text:p>40.6847</text:p>
          </table:table-cell>
          <table:table-cell office:value-type="float" office:value="77.9882" calcext:value-type="float">
            <text:p>77.9882</text:p>
          </table:table-cell>
          <table:table-cell office:value-type="float" office:value="266.116" calcext:value-type="float">
            <text:p>266.116</text:p>
          </table:table-cell>
          <table:table-cell office:value-type="float" office:value="40.5131" calcext:value-type="float">
            <text:p>40.5131</text:p>
          </table:table-cell>
          <table:table-cell/>
          <table:table-cell table:formula="of:=([.D690]-[.A690])/0.0166667" office:value-type="float" office:value="50.4898990202026" calcext:value-type="float">
            <text:p>50.4898990202026</text:p>
          </table:table-cell>
          <table:table-cell table:formula="of:=ABS([.E690]-[.B690])/0.0166667" office:value-type="float" office:value="742.378515242969" calcext:value-type="float">
            <text:p>742.378515242969</text:p>
          </table:table-cell>
          <table:table-cell table:formula="of:=([.F690]-[.C690])/0.0166667" office:value-type="float" office:value="-10.2959794080411" calcext:value-type="float">
            <text:p>-10.2959794080411</text:p>
          </table:table-cell>
          <table:table-cell table:formula="of:=DEGREES(ATAN(ABS([.F690]-[.C690])/ABS([.E690]-[.B690])))" office:value-type="float" office:value="0.794578958705144" calcext:value-type="float">
            <text:p>0.794578958705144</text:p>
          </table:table-cell>
          <table:table-cell table:formula="of:=SQRT(POWER([.H690];2)+POWER([.I690];2)+POWER([.J690];2))" office:value-type="float" office:value="744.164697489337" calcext:value-type="float">
            <text:p>744.164697489337</text:p>
          </table:table-cell>
        </table:table-row>
        <table:table-row table:style-name="ro1">
          <table:table-cell office:value-type="float" office:value="76.7089" calcext:value-type="float">
            <text:p>76.7089</text:p>
          </table:table-cell>
          <table:table-cell office:value-type="float" office:value="284.933" calcext:value-type="float">
            <text:p>284.933</text:p>
          </table:table-cell>
          <table:table-cell office:value-type="float" office:value="40.6453" calcext:value-type="float">
            <text:p>40.6453</text:p>
          </table:table-cell>
          <table:table-cell office:value-type="float" office:value="77.5728" calcext:value-type="float">
            <text:p>77.5728</text:p>
          </table:table-cell>
          <table:table-cell office:value-type="float" office:value="272.199" calcext:value-type="float">
            <text:p>272.199</text:p>
          </table:table-cell>
          <table:table-cell office:value-type="float" office:value="40.7256" calcext:value-type="float">
            <text:p>40.7256</text:p>
          </table:table-cell>
          <table:table-cell/>
          <table:table-cell table:formula="of:=([.D691]-[.A691])/0.0166667" office:value-type="float" office:value="51.8338963322074" calcext:value-type="float">
            <text:p>51.8338963322074</text:p>
          </table:table-cell>
          <table:table-cell table:formula="of:=ABS([.E691]-[.B691])/0.0166667" office:value-type="float" office:value="764.038471923055" calcext:value-type="float">
            <text:p>764.038471923055</text:p>
          </table:table-cell>
          <table:table-cell table:formula="of:=([.F691]-[.C691])/0.0166667" office:value-type="float" office:value="4.81799036401934" calcext:value-type="float">
            <text:p>4.81799036401934</text:p>
          </table:table-cell>
          <table:table-cell table:formula="of:=DEGREES(ATAN(ABS([.F691]-[.C691])/ABS([.E691]-[.B691])))" office:value-type="float" office:value="0.361299678970972" calcext:value-type="float">
            <text:p>0.361299678970972</text:p>
          </table:table-cell>
          <table:table-cell table:formula="of:=SQRT(POWER([.H691];2)+POWER([.I691];2)+POWER([.J691];2))" office:value-type="float" office:value="765.809867015725" calcext:value-type="float">
            <text:p>765.809867015725</text:p>
          </table:table-cell>
        </table:table-row>
        <table:table-row table:style-name="ro1">
          <table:table-cell office:value-type="float" office:value="76.6951" calcext:value-type="float">
            <text:p>76.6951</text:p>
          </table:table-cell>
          <table:table-cell office:value-type="float" office:value="283.699" calcext:value-type="float">
            <text:p>283.699</text:p>
          </table:table-cell>
          <table:table-cell office:value-type="float" office:value="40.3387" calcext:value-type="float">
            <text:p>40.3387</text:p>
          </table:table-cell>
          <table:table-cell office:value-type="float" office:value="77.3084" calcext:value-type="float">
            <text:p>77.3084</text:p>
          </table:table-cell>
          <table:table-cell office:value-type="float" office:value="271.04" calcext:value-type="float">
            <text:p>271.04</text:p>
          </table:table-cell>
          <table:table-cell office:value-type="float" office:value="40.1794" calcext:value-type="float">
            <text:p>40.1794</text:p>
          </table:table-cell>
          <table:table-cell/>
          <table:table-cell table:formula="of:=([.D692]-[.A692])/0.0166667" office:value-type="float" office:value="36.7979264041478" calcext:value-type="float">
            <text:p>36.7979264041478</text:p>
          </table:table-cell>
          <table:table-cell table:formula="of:=ABS([.E692]-[.B692])/0.0166667" office:value-type="float" office:value="759.538480923038" calcext:value-type="float">
            <text:p>759.538480923038</text:p>
          </table:table-cell>
          <table:table-cell table:formula="of:=([.F692]-[.C692])/0.0166667" office:value-type="float" office:value="-9.55798088403834" calcext:value-type="float">
            <text:p>-9.55798088403834</text:p>
          </table:table-cell>
          <table:table-cell table:formula="of:=DEGREES(ATAN(ABS([.F692]-[.C692])/ABS([.E692]-[.B692])))" office:value-type="float" office:value="0.720968160276643" calcext:value-type="float">
            <text:p>0.720968160276643</text:p>
          </table:table-cell>
          <table:table-cell table:formula="of:=SQRT(POWER([.H692];2)+POWER([.I692];2)+POWER([.J692];2))" office:value-type="float" office:value="760.489412410916" calcext:value-type="float">
            <text:p>760.489412410916</text:p>
          </table:table-cell>
        </table:table-row>
        <table:table-row table:style-name="ro1">
          <table:table-cell office:value-type="float" office:value="77.6677" calcext:value-type="float">
            <text:p>77.6677</text:p>
          </table:table-cell>
          <table:table-cell office:value-type="float" office:value="279.594" calcext:value-type="float">
            <text:p>279.594</text:p>
          </table:table-cell>
          <table:table-cell office:value-type="float" office:value="41.7545" calcext:value-type="float">
            <text:p>41.7545</text:p>
          </table:table-cell>
          <table:table-cell office:value-type="float" office:value="78.2677" calcext:value-type="float">
            <text:p>78.2677</text:p>
          </table:table-cell>
          <table:table-cell office:value-type="float" office:value="268.383" calcext:value-type="float">
            <text:p>268.383</text:p>
          </table:table-cell>
          <table:table-cell office:value-type="float" office:value="41.6015" calcext:value-type="float">
            <text:p>41.6015</text:p>
          </table:table-cell>
          <table:table-cell/>
          <table:table-cell table:formula="of:=([.D693]-[.A693])/0.0166667" office:value-type="float" office:value="35.9999280001445" calcext:value-type="float">
            <text:p>35.9999280001445</text:p>
          </table:table-cell>
          <table:table-cell table:formula="of:=ABS([.E693]-[.B693])/0.0166667" office:value-type="float" office:value="672.658654682691" calcext:value-type="float">
            <text:p>672.658654682691</text:p>
          </table:table-cell>
          <table:table-cell table:formula="of:=([.F693]-[.C693])/0.0166667" office:value-type="float" office:value="-9.17998164003664" calcext:value-type="float">
            <text:p>-9.17998164003664</text:p>
          </table:table-cell>
          <table:table-cell table:formula="of:=DEGREES(ATAN(ABS([.F693]-[.C693])/ABS([.E693]-[.B693])))" office:value-type="float" office:value="0.781884764132429" calcext:value-type="float">
            <text:p>0.781884764132429</text:p>
          </table:table-cell>
          <table:table-cell table:formula="of:=SQRT(POWER([.H693];2)+POWER([.I693];2)+POWER([.J693];2))" office:value-type="float" office:value="673.683852113479" calcext:value-type="float">
            <text:p>673.683852113479</text:p>
          </table:table-cell>
        </table:table-row>
        <table:table-row table:style-name="ro1">
          <table:table-cell office:value-type="float" office:value="77.3836" calcext:value-type="float">
            <text:p>77.3836</text:p>
          </table:table-cell>
          <table:table-cell office:value-type="float" office:value="276.978" calcext:value-type="float">
            <text:p>276.978</text:p>
          </table:table-cell>
          <table:table-cell office:value-type="float" office:value="41.9308" calcext:value-type="float">
            <text:p>41.9308</text:p>
          </table:table-cell>
          <table:table-cell office:value-type="float" office:value="77.9697" calcext:value-type="float">
            <text:p>77.9697</text:p>
          </table:table-cell>
          <table:table-cell office:value-type="float" office:value="264.586" calcext:value-type="float">
            <text:p>264.586</text:p>
          </table:table-cell>
          <table:table-cell office:value-type="float" office:value="42.2356" calcext:value-type="float">
            <text:p>42.2356</text:p>
          </table:table-cell>
          <table:table-cell/>
          <table:table-cell table:formula="of:=([.D694]-[.A694])/0.0166667" office:value-type="float" office:value="35.1659296681408" calcext:value-type="float">
            <text:p>35.1659296681408</text:p>
          </table:table-cell>
          <table:table-cell table:formula="of:=ABS([.E694]-[.B694])/0.0166667" office:value-type="float" office:value="743.518512962974" calcext:value-type="float">
            <text:p>743.518512962974</text:p>
          </table:table-cell>
          <table:table-cell table:formula="of:=([.F694]-[.C694])/0.0166667" office:value-type="float" office:value="18.2879634240732" calcext:value-type="float">
            <text:p>18.2879634240732</text:p>
          </table:table-cell>
          <table:table-cell table:formula="of:=DEGREES(ATAN(ABS([.F694]-[.C694])/ABS([.E694]-[.B694])))" office:value-type="float" office:value="1.40899234049539" calcext:value-type="float">
            <text:p>1.40899234049539</text:p>
          </table:table-cell>
          <table:table-cell table:formula="of:=SQRT(POWER([.H694];2)+POWER([.I694];2)+POWER([.J694];2))" office:value-type="float" office:value="744.574288660505" calcext:value-type="float">
            <text:p>744.574288660505</text:p>
          </table:table-cell>
        </table:table-row>
        <table:table-row table:style-name="ro1">
          <table:table-cell office:value-type="float" office:value="76.5057" calcext:value-type="float">
            <text:p>76.5057</text:p>
          </table:table-cell>
          <table:table-cell office:value-type="float" office:value="290.191" calcext:value-type="float">
            <text:p>290.191</text:p>
          </table:table-cell>
          <table:table-cell office:value-type="float" office:value="40.8205" calcext:value-type="float">
            <text:p>40.8205</text:p>
          </table:table-cell>
          <table:table-cell office:value-type="float" office:value="77.3995" calcext:value-type="float">
            <text:p>77.3995</text:p>
          </table:table-cell>
          <table:table-cell office:value-type="float" office:value="278.462" calcext:value-type="float">
            <text:p>278.462</text:p>
          </table:table-cell>
          <table:table-cell office:value-type="float" office:value="40.9377" calcext:value-type="float">
            <text:p>40.9377</text:p>
          </table:table-cell>
          <table:table-cell/>
          <table:table-cell table:formula="of:=([.D695]-[.A695])/0.0166667" office:value-type="float" office:value="53.6278927442144" calcext:value-type="float">
            <text:p>53.6278927442144</text:p>
          </table:table-cell>
          <table:table-cell table:formula="of:=ABS([.E695]-[.B695])/0.0166667" office:value-type="float" office:value="703.738592522814" calcext:value-type="float">
            <text:p>703.738592522814</text:p>
          </table:table-cell>
          <table:table-cell table:formula="of:=([.F695]-[.C695])/0.0166667" office:value-type="float" office:value="7.03198593602794" calcext:value-type="float">
            <text:p>7.03198593602794</text:p>
          </table:table-cell>
          <table:table-cell table:formula="of:=DEGREES(ATAN(ABS([.F695]-[.C695])/ABS([.E695]-[.B695])))" office:value-type="float" office:value="0.572499094568012" calcext:value-type="float">
            <text:p>0.572499094568012</text:p>
          </table:table-cell>
          <table:table-cell table:formula="of:=SQRT(POWER([.H695];2)+POWER([.I695];2)+POWER([.J695];2))" office:value-type="float" office:value="705.814002632691" calcext:value-type="float">
            <text:p>705.814002632691</text:p>
          </table:table-cell>
        </table:table-row>
        <table:table-row table:style-name="ro1">
          <table:table-cell office:value-type="float" office:value="76.4797" calcext:value-type="float">
            <text:p>76.4797</text:p>
          </table:table-cell>
          <table:table-cell office:value-type="float" office:value="287.387" calcext:value-type="float">
            <text:p>287.387</text:p>
          </table:table-cell>
          <table:table-cell office:value-type="float" office:value="41.5249" calcext:value-type="float">
            <text:p>41.5249</text:p>
          </table:table-cell>
          <table:table-cell office:value-type="float" office:value="77.3381" calcext:value-type="float">
            <text:p>77.3381</text:p>
          </table:table-cell>
          <table:table-cell office:value-type="float" office:value="273.188" calcext:value-type="float">
            <text:p>273.188</text:p>
          </table:table-cell>
          <table:table-cell office:value-type="float" office:value="42.0512" calcext:value-type="float">
            <text:p>42.0512</text:p>
          </table:table-cell>
          <table:table-cell/>
          <table:table-cell table:formula="of:=([.D696]-[.A696])/0.0166667" office:value-type="float" office:value="51.5038969922062" calcext:value-type="float">
            <text:p>51.5038969922062</text:p>
          </table:table-cell>
          <table:table-cell table:formula="of:=ABS([.E696]-[.B696])/0.0166667" office:value-type="float" office:value="851.938296123408" calcext:value-type="float">
            <text:p>851.938296123408</text:p>
          </table:table-cell>
          <table:table-cell table:formula="of:=([.F696]-[.C696])/0.0166667" office:value-type="float" office:value="31.5779368441263" calcext:value-type="float">
            <text:p>31.5779368441263</text:p>
          </table:table-cell>
          <table:table-cell table:formula="of:=DEGREES(ATAN(ABS([.F696]-[.C696])/ABS([.E696]-[.B696])))" office:value-type="float" office:value="2.12275303722427" calcext:value-type="float">
            <text:p>2.12275303722427</text:p>
          </table:table-cell>
          <table:table-cell table:formula="of:=SQRT(POWER([.H696];2)+POWER([.I696];2)+POWER([.J696];2))" office:value-type="float" office:value="854.077676738113" calcext:value-type="float">
            <text:p>854.077676738113</text:p>
          </table:table-cell>
        </table:table-row>
        <table:table-row table:style-name="ro1">
          <table:table-cell office:value-type="float" office:value="76.8942" calcext:value-type="float">
            <text:p>76.8942</text:p>
          </table:table-cell>
          <table:table-cell office:value-type="float" office:value="278.273" calcext:value-type="float">
            <text:p>278.273</text:p>
          </table:table-cell>
          <table:table-cell office:value-type="float" office:value="41.7249" calcext:value-type="float">
            <text:p>41.7249</text:p>
          </table:table-cell>
          <table:table-cell office:value-type="float" office:value="77.4949" calcext:value-type="float">
            <text:p>77.4949</text:p>
          </table:table-cell>
          <table:table-cell office:value-type="float" office:value="265.858" calcext:value-type="float">
            <text:p>265.858</text:p>
          </table:table-cell>
          <table:table-cell office:value-type="float" office:value="41.7842" calcext:value-type="float">
            <text:p>41.7842</text:p>
          </table:table-cell>
          <table:table-cell/>
          <table:table-cell table:formula="of:=([.D697]-[.A697])/0.0166667" office:value-type="float" office:value="36.0419279161444" calcext:value-type="float">
            <text:p>36.0419279161444</text:p>
          </table:table-cell>
          <table:table-cell table:formula="of:=ABS([.E697]-[.B697])/0.0166667" office:value-type="float" office:value="744.898510202981" calcext:value-type="float">
            <text:p>744.898510202981</text:p>
          </table:table-cell>
          <table:table-cell table:formula="of:=([.F697]-[.C697])/0.0166667" office:value-type="float" office:value="3.55799288401425" calcext:value-type="float">
            <text:p>3.55799288401425</text:p>
          </table:table-cell>
          <table:table-cell table:formula="of:=DEGREES(ATAN(ABS([.F697]-[.C697])/ABS([.E697]-[.B697])))" office:value-type="float" office:value="0.273670067394213" calcext:value-type="float">
            <text:p>0.273670067394213</text:p>
          </table:table-cell>
          <table:table-cell table:formula="of:=SQRT(POWER([.H697];2)+POWER([.I697];2)+POWER([.J697];2))" office:value-type="float" office:value="745.778432501166" calcext:value-type="float">
            <text:p>745.778432501166</text:p>
          </table:table-cell>
        </table:table-row>
        <table:table-row table:style-name="ro1">
          <table:table-cell office:value-type="float" office:value="76.4797" calcext:value-type="float">
            <text:p>76.4797</text:p>
          </table:table-cell>
          <table:table-cell office:value-type="float" office:value="287.381" calcext:value-type="float">
            <text:p>287.381</text:p>
          </table:table-cell>
          <table:table-cell office:value-type="float" office:value="41.5258" calcext:value-type="float">
            <text:p>41.5258</text:p>
          </table:table-cell>
          <table:table-cell office:value-type="float" office:value="77.1321" calcext:value-type="float">
            <text:p>77.1321</text:p>
          </table:table-cell>
          <table:table-cell office:value-type="float" office:value="277.082" calcext:value-type="float">
            <text:p>277.082</text:p>
          </table:table-cell>
          <table:table-cell office:value-type="float" office:value="41.4165" calcext:value-type="float">
            <text:p>41.4165</text:p>
          </table:table-cell>
          <table:table-cell/>
          <table:table-cell table:formula="of:=([.D698]-[.A698])/0.0166667" office:value-type="float" office:value="39.1439217121566" calcext:value-type="float">
            <text:p>39.1439217121566</text:p>
          </table:table-cell>
          <table:table-cell table:formula="of:=ABS([.E698]-[.B698])/0.0166667" office:value-type="float" office:value="617.93876412247" calcext:value-type="float">
            <text:p>617.93876412247</text:p>
          </table:table-cell>
          <table:table-cell table:formula="of:=([.F698]-[.C698])/0.0166667" office:value-type="float" office:value="-6.55798688402608" calcext:value-type="float">
            <text:p>-6.55798688402608</text:p>
          </table:table-cell>
          <table:table-cell table:formula="of:=DEGREES(ATAN(ABS([.F698]-[.C698])/ABS([.E698]-[.B698])))" office:value-type="float" office:value="0.60803899469046" calcext:value-type="float">
            <text:p>0.60803899469046</text:p>
          </table:table-cell>
          <table:table-cell table:formula="of:=SQRT(POWER([.H698];2)+POWER([.I698];2)+POWER([.J698];2))" office:value-type="float" office:value="619.21205576457" calcext:value-type="float">
            <text:p>619.21205576457</text:p>
          </table:table-cell>
        </table:table-row>
        <table:table-row table:style-name="ro1">
          <table:table-cell office:value-type="float" office:value="77.176" calcext:value-type="float">
            <text:p>77.176</text:p>
          </table:table-cell>
          <table:table-cell office:value-type="float" office:value="280.628" calcext:value-type="float">
            <text:p>280.628</text:p>
          </table:table-cell>
          <table:table-cell office:value-type="float" office:value="42.8484" calcext:value-type="float">
            <text:p>42.8484</text:p>
          </table:table-cell>
          <table:table-cell office:value-type="float" office:value="77.7717" calcext:value-type="float">
            <text:p>77.7717</text:p>
          </table:table-cell>
          <table:table-cell office:value-type="float" office:value="268.064" calcext:value-type="float">
            <text:p>268.064</text:p>
          </table:table-cell>
          <table:table-cell office:value-type="float" office:value="43.1299" calcext:value-type="float">
            <text:p>43.1299</text:p>
          </table:table-cell>
          <table:table-cell/>
          <table:table-cell table:formula="of:=([.D699]-[.A699])/0.0166667" office:value-type="float" office:value="35.7419285161426" calcext:value-type="float">
            <text:p>35.7419285161426</text:p>
          </table:table-cell>
          <table:table-cell table:formula="of:=ABS([.E699]-[.B699])/0.0166667" office:value-type="float" office:value="753.838492323013" calcext:value-type="float">
            <text:p>753.838492323013</text:p>
          </table:table-cell>
          <table:table-cell table:formula="of:=([.F699]-[.C699])/0.0166667" office:value-type="float" office:value="16.8899662200676" calcext:value-type="float">
            <text:p>16.8899662200676</text:p>
          </table:table-cell>
          <table:table-cell table:formula="of:=DEGREES(ATAN(ABS([.F699]-[.C699])/ABS([.E699]-[.B699])))" office:value-type="float" office:value="1.28351352143241" calcext:value-type="float">
            <text:p>1.28351352143241</text:p>
          </table:table-cell>
          <table:table-cell table:formula="of:=SQRT(POWER([.H699];2)+POWER([.I699];2)+POWER([.J699];2))" office:value-type="float" office:value="754.874313326928" calcext:value-type="float">
            <text:p>754.874313326928</text:p>
          </table:table-cell>
        </table:table-row>
        <table:table-row table:style-name="ro1">
          <table:table-cell office:value-type="float" office:value="76.1615" calcext:value-type="float">
            <text:p>76.1615</text:p>
          </table:table-cell>
          <table:table-cell office:value-type="float" office:value="280.644" calcext:value-type="float">
            <text:p>280.644</text:p>
          </table:table-cell>
          <table:table-cell office:value-type="float" office:value="42.3527" calcext:value-type="float">
            <text:p>42.3527</text:p>
          </table:table-cell>
          <table:table-cell office:value-type="float" office:value="76.5497" calcext:value-type="float">
            <text:p>76.5497</text:p>
          </table:table-cell>
          <table:table-cell office:value-type="float" office:value="269.31" calcext:value-type="float">
            <text:p>269.31</text:p>
          </table:table-cell>
          <table:table-cell office:value-type="float" office:value="42.4468" calcext:value-type="float">
            <text:p>42.4468</text:p>
          </table:table-cell>
          <table:table-cell/>
          <table:table-cell table:formula="of:=([.D700]-[.A700])/0.0166667" office:value-type="float" office:value="23.291953416093" calcext:value-type="float">
            <text:p>23.291953416093</text:p>
          </table:table-cell>
          <table:table-cell table:formula="of:=ABS([.E700]-[.B700])/0.0166667" office:value-type="float" office:value="680.03863992272" calcext:value-type="float">
            <text:p>680.03863992272</text:p>
          </table:table-cell>
          <table:table-cell table:formula="of:=([.F700]-[.C700])/0.0166667" office:value-type="float" office:value="5.64598870802285" calcext:value-type="float">
            <text:p>5.64598870802285</text:p>
          </table:table-cell>
          <table:table-cell table:formula="of:=DEGREES(ATAN(ABS([.F700]-[.C700])/ABS([.E700]-[.B700])))" office:value-type="float" office:value="0.475684575309073" calcext:value-type="float">
            <text:p>0.475684575309073</text:p>
          </table:table-cell>
          <table:table-cell table:formula="of:=SQRT(POWER([.H700];2)+POWER([.I700];2)+POWER([.J700];2))" office:value-type="float" office:value="680.460832135379" calcext:value-type="float">
            <text:p>680.460832135379</text:p>
          </table:table-cell>
        </table:table-row>
        <table:table-row table:style-name="ro1">
          <table:table-cell office:value-type="float" office:value="76.9944" calcext:value-type="float">
            <text:p>76.9944</text:p>
          </table:table-cell>
          <table:table-cell office:value-type="float" office:value="287.318" calcext:value-type="float">
            <text:p>287.318</text:p>
          </table:table-cell>
          <table:table-cell office:value-type="float" office:value="42.0408" calcext:value-type="float">
            <text:p>42.0408</text:p>
          </table:table-cell>
          <table:table-cell office:value-type="float" office:value="77.8709" calcext:value-type="float">
            <text:p>77.8709</text:p>
          </table:table-cell>
          <table:table-cell office:value-type="float" office:value="275.782" calcext:value-type="float">
            <text:p>275.782</text:p>
          </table:table-cell>
          <table:table-cell office:value-type="float" office:value="41.8714" calcext:value-type="float">
            <text:p>41.8714</text:p>
          </table:table-cell>
          <table:table-cell/>
          <table:table-cell table:formula="of:=([.D701]-[.A701])/0.0166667" office:value-type="float" office:value="52.5898948202108" calcext:value-type="float">
            <text:p>52.5898948202108</text:p>
          </table:table-cell>
          <table:table-cell table:formula="of:=ABS([.E701]-[.B701])/0.0166667" office:value-type="float" office:value="692.158615682769" calcext:value-type="float">
            <text:p>692.158615682769</text:p>
          </table:table-cell>
          <table:table-cell table:formula="of:=([.F701]-[.C701])/0.0166667" office:value-type="float" office:value="-10.1639796720404" calcext:value-type="float">
            <text:p>-10.1639796720404</text:p>
          </table:table-cell>
          <table:table-cell table:formula="of:=DEGREES(ATAN(ABS([.F701]-[.C701])/ABS([.E701]-[.B701])))" office:value-type="float" office:value="0.841297460142201" calcext:value-type="float">
            <text:p>0.841297460142201</text:p>
          </table:table-cell>
          <table:table-cell table:formula="of:=SQRT(POWER([.H701];2)+POWER([.I701];2)+POWER([.J701];2))" office:value-type="float" office:value="694.22802650416" calcext:value-type="float">
            <text:p>694.22802650416</text:p>
          </table:table-cell>
        </table:table-row>
        <table:table-row table:style-name="ro1">
          <table:table-cell office:value-type="float" office:value="76.8523" calcext:value-type="float">
            <text:p>76.8523</text:p>
          </table:table-cell>
          <table:table-cell office:value-type="float" office:value="274.328" calcext:value-type="float">
            <text:p>274.328</text:p>
          </table:table-cell>
          <table:table-cell office:value-type="float" office:value="42.366" calcext:value-type="float">
            <text:p>42.366</text:p>
          </table:table-cell>
          <table:table-cell office:value-type="float" office:value="77.4486" calcext:value-type="float">
            <text:p>77.4486</text:p>
          </table:table-cell>
          <table:table-cell office:value-type="float" office:value="262.023" calcext:value-type="float">
            <text:p>262.023</text:p>
          </table:table-cell>
          <table:table-cell office:value-type="float" office:value="42.9085" calcext:value-type="float">
            <text:p>42.9085</text:p>
          </table:table-cell>
          <table:table-cell/>
          <table:table-cell table:formula="of:=([.D702]-[.A702])/0.0166667" office:value-type="float" office:value="35.7779284441431" calcext:value-type="float">
            <text:p>35.7779284441431</text:p>
          </table:table-cell>
          <table:table-cell table:formula="of:=ABS([.E702]-[.B702])/0.0166667" office:value-type="float" office:value="738.29852340295" calcext:value-type="float">
            <text:p>738.29852340295</text:p>
          </table:table-cell>
          <table:table-cell table:formula="of:=([.F702]-[.C702])/0.0166667" office:value-type="float" office:value="32.5499349001304" calcext:value-type="float">
            <text:p>32.5499349001304</text:p>
          </table:table-cell>
          <table:table-cell table:formula="of:=DEGREES(ATAN(ABS([.F702]-[.C702])/ABS([.E702]-[.B702])))" office:value-type="float" office:value="2.52440835959747" calcext:value-type="float">
            <text:p>2.52440835959747</text:p>
          </table:table-cell>
          <table:table-cell table:formula="of:=SQRT(POWER([.H702];2)+POWER([.I702];2)+POWER([.J702];2))" office:value-type="float" office:value="739.881252691764" calcext:value-type="float">
            <text:p>739.881252691764</text:p>
          </table:table-cell>
        </table:table-row>
        <table:table-row table:style-name="ro1">
          <table:table-cell office:value-type="float" office:value="76.2476" calcext:value-type="float">
            <text:p>76.2476</text:p>
          </table:table-cell>
          <table:table-cell office:value-type="float" office:value="290.011" calcext:value-type="float">
            <text:p>290.011</text:p>
          </table:table-cell>
          <table:table-cell office:value-type="float" office:value="41.6209" calcext:value-type="float">
            <text:p>41.6209</text:p>
          </table:table-cell>
          <table:table-cell office:value-type="float" office:value="76.6283" calcext:value-type="float">
            <text:p>76.6283</text:p>
          </table:table-cell>
          <table:table-cell office:value-type="float" office:value="276.927" calcext:value-type="float">
            <text:p>276.927</text:p>
          </table:table-cell>
          <table:table-cell office:value-type="float" office:value="41.946" calcext:value-type="float">
            <text:p>41.946</text:p>
          </table:table-cell>
          <table:table-cell/>
          <table:table-cell table:formula="of:=([.D703]-[.A703])/0.0166667" office:value-type="float" office:value="22.8419543160908" calcext:value-type="float">
            <text:p>22.8419543160908</text:p>
          </table:table-cell>
          <table:table-cell table:formula="of:=ABS([.E703]-[.B703])/0.0166667" office:value-type="float" office:value="785.03842992314" calcext:value-type="float">
            <text:p>785.03842992314</text:p>
          </table:table-cell>
          <table:table-cell table:formula="of:=([.F703]-[.C703])/0.0166667" office:value-type="float" office:value="19.505960988078" calcext:value-type="float">
            <text:p>19.505960988078</text:p>
          </table:table-cell>
          <table:table-cell table:formula="of:=DEGREES(ATAN(ABS([.F703]-[.C703])/ABS([.E703]-[.B703])))" office:value-type="float" office:value="1.42334347700267" calcext:value-type="float">
            <text:p>1.42334347700267</text:p>
          </table:table-cell>
          <table:table-cell table:formula="of:=SQRT(POWER([.H703];2)+POWER([.I703];2)+POWER([.J703];2))" office:value-type="float" office:value="785.612865123297" calcext:value-type="float">
            <text:p>785.612865123297</text:p>
          </table:table-cell>
        </table:table-row>
        <table:table-row table:style-name="ro1">
          <table:table-cell office:value-type="float" office:value="76.7372" calcext:value-type="float">
            <text:p>76.7372</text:p>
          </table:table-cell>
          <table:table-cell office:value-type="float" office:value="287.235" calcext:value-type="float">
            <text:p>287.235</text:p>
          </table:table-cell>
          <table:table-cell office:value-type="float" office:value="42.3109" calcext:value-type="float">
            <text:p>42.3109</text:p>
          </table:table-cell>
          <table:table-cell office:value-type="float" office:value="77.8533" calcext:value-type="float">
            <text:p>77.8533</text:p>
          </table:table-cell>
          <table:table-cell office:value-type="float" office:value="274.323" calcext:value-type="float">
            <text:p>274.323</text:p>
          </table:table-cell>
          <table:table-cell office:value-type="float" office:value="42.8538" calcext:value-type="float">
            <text:p>42.8538</text:p>
          </table:table-cell>
          <table:table-cell/>
          <table:table-cell table:formula="of:=([.D704]-[.A704])/0.0166667" office:value-type="float" office:value="66.965866068268" calcext:value-type="float">
            <text:p>66.965866068268</text:p>
          </table:table-cell>
          <table:table-cell table:formula="of:=ABS([.E704]-[.B704])/0.0166667" office:value-type="float" office:value="774.718450563101" calcext:value-type="float">
            <text:p>774.718450563101</text:p>
          </table:table-cell>
          <table:table-cell table:formula="of:=([.F704]-[.C704])/0.0166667" office:value-type="float" office:value="32.5739348521305" calcext:value-type="float">
            <text:p>32.5739348521305</text:p>
          </table:table-cell>
          <table:table-cell table:formula="of:=DEGREES(ATAN(ABS([.F704]-[.C704])/ABS([.E704]-[.B704])))" office:value-type="float" office:value="2.40764929023381" calcext:value-type="float">
            <text:p>2.40764929023381</text:p>
          </table:table-cell>
          <table:table-cell table:formula="of:=SQRT(POWER([.H704];2)+POWER([.I704];2)+POWER([.J704];2))" office:value-type="float" office:value="778.289256056459" calcext:value-type="float">
            <text:p>778.289256056459</text:p>
          </table:table-cell>
        </table:table-row>
        <table:table-row table:style-name="ro1">
          <table:table-cell office:value-type="float" office:value="76.2229" calcext:value-type="float">
            <text:p>76.2229</text:p>
          </table:table-cell>
          <table:table-cell office:value-type="float" office:value="287.256" calcext:value-type="float">
            <text:p>287.256</text:p>
          </table:table-cell>
          <table:table-cell office:value-type="float" office:value="42.0576" calcext:value-type="float">
            <text:p>42.0576</text:p>
          </table:table-cell>
          <table:table-cell office:value-type="float" office:value="76.8524" calcext:value-type="float">
            <text:p>76.8524</text:p>
          </table:table-cell>
          <table:table-cell office:value-type="float" office:value="274.338" calcext:value-type="float">
            <text:p>274.338</text:p>
          </table:table-cell>
          <table:table-cell office:value-type="float" office:value="42.3643" calcext:value-type="float">
            <text:p>42.3643</text:p>
          </table:table-cell>
          <table:table-cell/>
          <table:table-cell table:formula="of:=([.D705]-[.A705])/0.0166667" office:value-type="float" office:value="37.7699244601515" calcext:value-type="float">
            <text:p>37.7699244601515</text:p>
          </table:table-cell>
          <table:table-cell table:formula="of:=ABS([.E705]-[.B705])/0.0166667" office:value-type="float" office:value="775.078449843097" calcext:value-type="float">
            <text:p>775.078449843097</text:p>
          </table:table-cell>
          <table:table-cell table:formula="of:=([.F705]-[.C705])/0.0166667" office:value-type="float" office:value="18.4019631960736" calcext:value-type="float">
            <text:p>18.4019631960736</text:p>
          </table:table-cell>
          <table:table-cell table:formula="of:=DEGREES(ATAN(ABS([.F705]-[.C705])/ABS([.E705]-[.B705])))" office:value-type="float" office:value="1.36006462938658" calcext:value-type="float">
            <text:p>1.36006462938658</text:p>
          </table:table-cell>
          <table:table-cell table:formula="of:=SQRT(POWER([.H705];2)+POWER([.I705];2)+POWER([.J705];2))" office:value-type="float" office:value="776.216337662622" calcext:value-type="float">
            <text:p>776.216337662622</text:p>
          </table:table-cell>
        </table:table-row>
        <table:table-row table:style-name="ro1">
          <table:table-cell office:value-type="float" office:value="75.9773" calcext:value-type="float">
            <text:p>75.9773</text:p>
          </table:table-cell>
          <table:table-cell office:value-type="float" office:value="288.606" calcext:value-type="float">
            <text:p>288.606</text:p>
          </table:table-cell>
          <table:table-cell office:value-type="float" office:value="41.846" calcext:value-type="float">
            <text:p>41.846</text:p>
          </table:table-cell>
          <table:table-cell office:value-type="float" office:value="76.3763" calcext:value-type="float">
            <text:p>76.3763</text:p>
          </table:table-cell>
          <table:table-cell office:value-type="float" office:value="276.956" calcext:value-type="float">
            <text:p>276.956</text:p>
          </table:table-cell>
          <table:table-cell office:value-type="float" office:value="41.6938" calcext:value-type="float">
            <text:p>41.6938</text:p>
          </table:table-cell>
          <table:table-cell/>
          <table:table-cell table:formula="of:=([.D706]-[.A706])/0.0166667" office:value-type="float" office:value="23.9399521200958" calcext:value-type="float">
            <text:p>23.9399521200958</text:p>
          </table:table-cell>
          <table:table-cell table:formula="of:=ABS([.E706]-[.B706])/0.0166667" office:value-type="float" office:value="698.998602002795" calcext:value-type="float">
            <text:p>698.998602002795</text:p>
          </table:table-cell>
          <table:table-cell table:formula="of:=([.F706]-[.C706])/0.0166667" office:value-type="float" office:value="-9.13198173603614" calcext:value-type="float">
            <text:p>-9.13198173603614</text:p>
          </table:table-cell>
          <table:table-cell table:formula="of:=DEGREES(ATAN(ABS([.F706]-[.C706])/ABS([.E706]-[.B706])))" office:value-type="float" office:value="0.748491121457623" calcext:value-type="float">
            <text:p>0.748491121457623</text:p>
          </table:table-cell>
          <table:table-cell table:formula="of:=SQRT(POWER([.H706];2)+POWER([.I706];2)+POWER([.J706];2))" office:value-type="float" office:value="699.468055024532" calcext:value-type="float">
            <text:p>699.468055024532</text:p>
          </table:table-cell>
        </table:table-row>
        <table:table-row table:style-name="ro1">
          <table:table-cell office:value-type="float" office:value="76.7507" calcext:value-type="float">
            <text:p>76.7507</text:p>
          </table:table-cell>
          <table:table-cell office:value-type="float" office:value="288.826" calcext:value-type="float">
            <text:p>288.826</text:p>
          </table:table-cell>
          <table:table-cell office:value-type="float" office:value="41.0369" calcext:value-type="float">
            <text:p>41.0369</text:p>
          </table:table-cell>
          <table:table-cell office:value-type="float" office:value="77.8713" calcext:value-type="float">
            <text:p>77.8713</text:p>
          </table:table-cell>
          <table:table-cell office:value-type="float" office:value="275.867" calcext:value-type="float">
            <text:p>275.867</text:p>
          </table:table-cell>
          <table:table-cell office:value-type="float" office:value="41.3591" calcext:value-type="float">
            <text:p>41.3591</text:p>
          </table:table-cell>
          <table:table-cell/>
          <table:table-cell table:formula="of:=([.D707]-[.A707])/0.0166667" office:value-type="float" office:value="67.2358655282696" calcext:value-type="float">
            <text:p>67.2358655282696</text:p>
          </table:table-cell>
          <table:table-cell table:formula="of:=ABS([.E707]-[.B707])/0.0166667" office:value-type="float" office:value="777.53844492311" calcext:value-type="float">
            <text:p>777.53844492311</text:p>
          </table:table-cell>
          <table:table-cell table:formula="of:=([.F707]-[.C707])/0.0166667" office:value-type="float" office:value="19.331961336077" calcext:value-type="float">
            <text:p>19.331961336077</text:p>
          </table:table-cell>
          <table:table-cell table:formula="of:=DEGREES(ATAN(ABS([.F707]-[.C707])/ABS([.E707]-[.B707])))" office:value-type="float" office:value="1.42425323077231" calcext:value-type="float">
            <text:p>1.42425323077231</text:p>
          </table:table-cell>
          <table:table-cell table:formula="of:=SQRT(POWER([.H707];2)+POWER([.I707];2)+POWER([.J707];2))" office:value-type="float" office:value="780.679460262587" calcext:value-type="float">
            <text:p>780.679460262587</text:p>
          </table:table-cell>
        </table:table-row>
        <table:table-row table:style-name="ro1">
          <table:table-cell office:value-type="float" office:value="76.7365" calcext:value-type="float">
            <text:p>76.7365</text:p>
          </table:table-cell>
          <table:table-cell office:value-type="float" office:value="287.617" calcext:value-type="float">
            <text:p>287.617</text:p>
          </table:table-cell>
          <table:table-cell office:value-type="float" office:value="40.4647" calcext:value-type="float">
            <text:p>40.4647</text:p>
          </table:table-cell>
          <table:table-cell office:value-type="float" office:value="77.573" calcext:value-type="float">
            <text:p>77.573</text:p>
          </table:table-cell>
          <table:table-cell office:value-type="float" office:value="272.173" calcext:value-type="float">
            <text:p>272.173</text:p>
          </table:table-cell>
          <table:table-cell office:value-type="float" office:value="40.9777" calcext:value-type="float">
            <text:p>40.9777</text:p>
          </table:table-cell>
          <table:table-cell/>
          <table:table-cell table:formula="of:=([.D708]-[.A708])/0.0166667" office:value-type="float" office:value="50.1898996202" calcext:value-type="float">
            <text:p>50.1898996202</text:p>
          </table:table-cell>
          <table:table-cell table:formula="of:=ABS([.E708]-[.B708])/0.0166667" office:value-type="float" office:value="926.638146723708" calcext:value-type="float">
            <text:p>926.638146723708</text:p>
          </table:table-cell>
          <table:table-cell table:formula="of:=([.F708]-[.C708])/0.0166667" office:value-type="float" office:value="30.779938440123" calcext:value-type="float">
            <text:p>30.779938440123</text:p>
          </table:table-cell>
          <table:table-cell table:formula="of:=DEGREES(ATAN(ABS([.F708]-[.C708])/ABS([.E708]-[.B708])))" office:value-type="float" office:value="1.90248198893627" calcext:value-type="float">
            <text:p>1.90248198893627</text:p>
          </table:table-cell>
          <table:table-cell table:formula="of:=SQRT(POWER([.H708];2)+POWER([.I708];2)+POWER([.J708];2))" office:value-type="float" office:value="928.506696582104" calcext:value-type="float">
            <text:p>928.506696582104</text:p>
          </table:table-cell>
        </table:table-row>
        <table:table-row table:style-name="ro1">
          <table:table-cell office:value-type="float" office:value="77.4299" calcext:value-type="float">
            <text:p>77.4299</text:p>
          </table:table-cell>
          <table:table-cell office:value-type="float" office:value="280.796" calcext:value-type="float">
            <text:p>280.796</text:p>
          </table:table-cell>
          <table:table-cell office:value-type="float" office:value="42.0653" calcext:value-type="float">
            <text:p>42.0653</text:p>
          </table:table-cell>
          <table:table-cell office:value-type="float" office:value="78.2661" calcext:value-type="float">
            <text:p>78.2661</text:p>
          </table:table-cell>
          <table:table-cell office:value-type="float" office:value="268.187" calcext:value-type="float">
            <text:p>268.187</text:p>
          </table:table-cell>
          <table:table-cell office:value-type="float" office:value="42.6153" calcext:value-type="float">
            <text:p>42.6153</text:p>
          </table:table-cell>
          <table:table-cell/>
          <table:table-cell table:formula="of:=([.D709]-[.A709])/0.0166667" office:value-type="float" office:value="50.1718996562001" calcext:value-type="float">
            <text:p>50.1718996562001</text:p>
          </table:table-cell>
          <table:table-cell table:formula="of:=ABS([.E709]-[.B709])/0.0166667" office:value-type="float" office:value="756.538486923025" calcext:value-type="float">
            <text:p>756.538486923025</text:p>
          </table:table-cell>
          <table:table-cell table:formula="of:=([.F709]-[.C709])/0.0166667" office:value-type="float" office:value="32.9999340001318" calcext:value-type="float">
            <text:p>32.9999340001318</text:p>
          </table:table-cell>
          <table:table-cell table:formula="of:=DEGREES(ATAN(ABS([.F709]-[.C709])/ABS([.E709]-[.B709])))" office:value-type="float" office:value="2.49763783113727" calcext:value-type="float">
            <text:p>2.49763783113727</text:p>
          </table:table-cell>
          <table:table-cell table:formula="of:=SQRT(POWER([.H709];2)+POWER([.I709];2)+POWER([.J709];2))" office:value-type="float" office:value="758.918109781882" calcext:value-type="float">
            <text:p>758.918109781882</text:p>
          </table:table-cell>
        </table:table-row>
        <table:table-row table:style-name="ro1">
          <table:table-cell office:value-type="float" office:value="77.7001" calcext:value-type="float">
            <text:p>77.7001</text:p>
          </table:table-cell>
          <table:table-cell office:value-type="float" office:value="282.155" calcext:value-type="float">
            <text:p>282.155</text:p>
          </table:table-cell>
          <table:table-cell office:value-type="float" office:value="41.8444" calcext:value-type="float">
            <text:p>41.8444</text:p>
          </table:table-cell>
          <table:table-cell office:value-type="float" office:value="78.5317" calcext:value-type="float">
            <text:p>78.5317</text:p>
          </table:table-cell>
          <table:table-cell office:value-type="float" office:value="269.478" calcext:value-type="float">
            <text:p>269.478</text:p>
          </table:table-cell>
          <table:table-cell office:value-type="float" office:value="42.4011" calcext:value-type="float">
            <text:p>42.4011</text:p>
          </table:table-cell>
          <table:table-cell/>
          <table:table-cell table:formula="of:=([.D710]-[.A710])/0.0166667" office:value-type="float" office:value="49.8959002081993" calcext:value-type="float">
            <text:p>49.8959002081993</text:p>
          </table:table-cell>
          <table:table-cell table:formula="of:=ABS([.E710]-[.B710])/0.0166667" office:value-type="float" office:value="760.61847876304" calcext:value-type="float">
            <text:p>760.61847876304</text:p>
          </table:table-cell>
          <table:table-cell table:formula="of:=([.F710]-[.C710])/0.0166667" office:value-type="float" office:value="33.4019331961336" calcext:value-type="float">
            <text:p>33.4019331961336</text:p>
          </table:table-cell>
          <table:table-cell table:formula="of:=DEGREES(ATAN(ABS([.F710]-[.C710])/ABS([.E710]-[.B710])))" office:value-type="float" office:value="2.51448138005571" calcext:value-type="float">
            <text:p>2.51448138005571</text:p>
          </table:table-cell>
          <table:table-cell table:formula="of:=SQRT(POWER([.H710];2)+POWER([.I710];2)+POWER([.J710];2))" office:value-type="float" office:value="762.984770643967" calcext:value-type="float">
            <text:p>762.984770643967</text:p>
          </table:table-cell>
        </table:table-row>
        <table:table-row table:style-name="ro1">
          <table:table-cell office:value-type="float" office:value="77.1911" calcext:value-type="float">
            <text:p>77.1911</text:p>
          </table:table-cell>
          <table:table-cell office:value-type="float" office:value="282.17" calcext:value-type="float">
            <text:p>282.17</text:p>
          </table:table-cell>
          <table:table-cell office:value-type="float" office:value="41.5944" calcext:value-type="float">
            <text:p>41.5944</text:p>
          </table:table-cell>
          <table:table-cell office:value-type="float" office:value="77.8052" calcext:value-type="float">
            <text:p>77.8052</text:p>
          </table:table-cell>
          <table:table-cell office:value-type="float" office:value="270.789" calcext:value-type="float">
            <text:p>270.789</text:p>
          </table:table-cell>
          <table:table-cell office:value-type="float" office:value="41.6994" calcext:value-type="float">
            <text:p>41.6994</text:p>
          </table:table-cell>
          <table:table-cell/>
          <table:table-cell table:formula="of:=([.D711]-[.A711])/0.0166667" office:value-type="float" office:value="36.845926308147" calcext:value-type="float">
            <text:p>36.845926308147</text:p>
          </table:table-cell>
          <table:table-cell table:formula="of:=ABS([.E711]-[.B711])/0.0166667" office:value-type="float" office:value="682.858634282733" calcext:value-type="float">
            <text:p>682.858634282733</text:p>
          </table:table-cell>
          <table:table-cell table:formula="of:=([.F711]-[.C711])/0.0166667" office:value-type="float" office:value="6.29998740002501" calcext:value-type="float">
            <text:p>6.29998740002501</text:p>
          </table:table-cell>
          <table:table-cell table:formula="of:=DEGREES(ATAN(ABS([.F711]-[.C711])/ABS([.E711]-[.B711])))" office:value-type="float" office:value="0.528590296762379" calcext:value-type="float">
            <text:p>0.528590296762379</text:p>
          </table:table-cell>
          <table:table-cell table:formula="of:=SQRT(POWER([.H711];2)+POWER([.I711];2)+POWER([.J711];2))" office:value-type="float" office:value="683.881003202476" calcext:value-type="float">
            <text:p>683.881003202476</text:p>
          </table:table-cell>
        </table:table-row>
        <table:table-row table:style-name="ro1">
          <table:table-cell office:value-type="float" office:value="76.492" calcext:value-type="float">
            <text:p>76.492</text:p>
          </table:table-cell>
          <table:table-cell office:value-type="float" office:value="288.975" calcext:value-type="float">
            <text:p>288.975</text:p>
          </table:table-cell>
          <table:table-cell office:value-type="float" office:value="40.2471" calcext:value-type="float">
            <text:p>40.2471</text:p>
          </table:table-cell>
          <table:table-cell office:value-type="float" office:value="77.1173" calcext:value-type="float">
            <text:p>77.1173</text:p>
          </table:table-cell>
          <table:table-cell office:value-type="float" office:value="276.006" calcext:value-type="float">
            <text:p>276.006</text:p>
          </table:table-cell>
          <table:table-cell office:value-type="float" office:value="40.3446" calcext:value-type="float">
            <text:p>40.3446</text:p>
          </table:table-cell>
          <table:table-cell/>
          <table:table-cell table:formula="of:=([.D712]-[.A712])/0.0166667" office:value-type="float" office:value="37.5179249641498" calcext:value-type="float">
            <text:p>37.5179249641498</text:p>
          </table:table-cell>
          <table:table-cell table:formula="of:=ABS([.E712]-[.B712])/0.0166667" office:value-type="float" office:value="778.138443723116" calcext:value-type="float">
            <text:p>778.138443723116</text:p>
          </table:table-cell>
          <table:table-cell table:formula="of:=([.F712]-[.C712])/0.0166667" office:value-type="float" office:value="5.8499883000232" calcext:value-type="float">
            <text:p>5.8499883000232</text:p>
          </table:table-cell>
          <table:table-cell table:formula="of:=DEGREES(ATAN(ABS([.F712]-[.C712])/ABS([.E712]-[.B712])))" office:value-type="float" office:value="0.430737393855128" calcext:value-type="float">
            <text:p>0.430737393855128</text:p>
          </table:table-cell>
          <table:table-cell table:formula="of:=SQRT(POWER([.H712];2)+POWER([.I712];2)+POWER([.J712];2))" office:value-type="float" office:value="779.064345645826" calcext:value-type="float">
            <text:p>779.064345645826</text:p>
          </table:table-cell>
        </table:table-row>
        <table:table-row table:style-name="ro1">
          <table:table-cell office:value-type="float" office:value="76.4799" calcext:value-type="float">
            <text:p>76.4799</text:p>
          </table:table-cell>
          <table:table-cell office:value-type="float" office:value="287.261" calcext:value-type="float">
            <text:p>287.261</text:p>
          </table:table-cell>
          <table:table-cell office:value-type="float" office:value="42.0545" calcext:value-type="float">
            <text:p>42.0545</text:p>
          </table:table-cell>
          <table:table-cell office:value-type="float" office:value="77.1171" calcext:value-type="float">
            <text:p>77.1171</text:p>
          </table:table-cell>
          <table:table-cell office:value-type="float" office:value="275.645" calcext:value-type="float">
            <text:p>275.645</text:p>
          </table:table-cell>
          <table:table-cell office:value-type="float" office:value="42.1497" calcext:value-type="float">
            <text:p>42.1497</text:p>
          </table:table-cell>
          <table:table-cell/>
          <table:table-cell table:formula="of:=([.D713]-[.A713])/0.0166667" office:value-type="float" office:value="38.2319235361525" calcext:value-type="float">
            <text:p>38.2319235361525</text:p>
          </table:table-cell>
          <table:table-cell table:formula="of:=ABS([.E713]-[.B713])/0.0166667" office:value-type="float" office:value="696.95860608279" calcext:value-type="float">
            <text:p>696.95860608279</text:p>
          </table:table-cell>
          <table:table-cell table:formula="of:=([.F713]-[.C713])/0.0166667" office:value-type="float" office:value="5.71198857602318" calcext:value-type="float">
            <text:p>5.71198857602318</text:p>
          </table:table-cell>
          <table:table-cell table:formula="of:=DEGREES(ATAN(ABS([.F713]-[.C713])/ABS([.E713]-[.B713])))" office:value-type="float" office:value="0.469562335668974" calcext:value-type="float">
            <text:p>0.469562335668974</text:p>
          </table:table-cell>
          <table:table-cell table:formula="of:=SQRT(POWER([.H713];2)+POWER([.I713];2)+POWER([.J713];2))" office:value-type="float" office:value="698.02980264716" calcext:value-type="float">
            <text:p>698.02980264716</text:p>
          </table:table-cell>
        </table:table-row>
        <table:table-row table:style-name="ro1">
          <table:table-cell office:value-type="float" office:value="76.7371" calcext:value-type="float">
            <text:p>76.7371</text:p>
          </table:table-cell>
          <table:table-cell office:value-type="float" office:value="287.281" calcext:value-type="float">
            <text:p>287.281</text:p>
          </table:table-cell>
          <table:table-cell office:value-type="float" office:value="42.0489" calcext:value-type="float">
            <text:p>42.0489</text:p>
          </table:table-cell>
          <table:table-cell office:value-type="float" office:value="77.3836" calcext:value-type="float">
            <text:p>77.3836</text:p>
          </table:table-cell>
          <table:table-cell office:value-type="float" office:value="276.978" calcext:value-type="float">
            <text:p>276.978</text:p>
          </table:table-cell>
          <table:table-cell office:value-type="float" office:value="41.9308" calcext:value-type="float">
            <text:p>41.9308</text:p>
          </table:table-cell>
          <table:table-cell/>
          <table:table-cell table:formula="of:=([.D714]-[.A714])/0.0166667" office:value-type="float" office:value="38.7899224201553" calcext:value-type="float">
            <text:p>38.7899224201553</text:p>
          </table:table-cell>
          <table:table-cell table:formula="of:=ABS([.E714]-[.B714])/0.0166667" office:value-type="float" office:value="618.178763642473" calcext:value-type="float">
            <text:p>618.178763642473</text:p>
          </table:table-cell>
          <table:table-cell table:formula="of:=([.F714]-[.C714])/0.0166667" office:value-type="float" office:value="-7.08598582802867" calcext:value-type="float">
            <text:p>-7.08598582802867</text:p>
          </table:table-cell>
          <table:table-cell table:formula="of:=DEGREES(ATAN(ABS([.F714]-[.C714])/ABS([.E714]-[.B714])))" office:value-type="float" office:value="0.656734467734613" calcext:value-type="float">
            <text:p>0.656734467734613</text:p>
          </table:table-cell>
          <table:table-cell table:formula="of:=SQRT(POWER([.H714];2)+POWER([.I714];2)+POWER([.J714];2))" office:value-type="float" office:value="619.435108058183" calcext:value-type="float">
            <text:p>619.435108058183</text:p>
          </table:table-cell>
        </table:table-row>
        <table:table-row table:style-name="ro1">
          <table:table-cell office:value-type="float" office:value="76.9651" calcext:value-type="float">
            <text:p>76.9651</text:p>
          </table:table-cell>
          <table:table-cell office:value-type="float" office:value="284.508" calcext:value-type="float">
            <text:p>284.508</text:p>
          </table:table-cell>
          <table:table-cell office:value-type="float" office:value="42.7395" calcext:value-type="float">
            <text:p>42.7395</text:p>
          </table:table-cell>
          <table:table-cell office:value-type="float" office:value="77.6026" calcext:value-type="float">
            <text:p>77.6026</text:p>
          </table:table-cell>
          <table:table-cell office:value-type="float" office:value="274.23" calcext:value-type="float">
            <text:p>274.23</text:p>
          </table:table-cell>
          <table:table-cell office:value-type="float" office:value="43.119" calcext:value-type="float">
            <text:p>43.119</text:p>
          </table:table-cell>
          <table:table-cell/>
          <table:table-cell table:formula="of:=([.D715]-[.A715])/0.0166667" office:value-type="float" office:value="38.2499235001523" calcext:value-type="float">
            <text:p>38.2499235001523</text:p>
          </table:table-cell>
          <table:table-cell table:formula="of:=ABS([.E715]-[.B715])/0.0166667" office:value-type="float" office:value="616.678766642465" calcext:value-type="float">
            <text:p>616.678766642465</text:p>
          </table:table-cell>
          <table:table-cell table:formula="of:=([.F715]-[.C715])/0.0166667" office:value-type="float" office:value="22.7699544600911" calcext:value-type="float">
            <text:p>22.7699544600911</text:p>
          </table:table-cell>
          <table:table-cell table:formula="of:=DEGREES(ATAN(ABS([.F715]-[.C715])/ABS([.E715]-[.B715])))" office:value-type="float" office:value="2.11460157398474" calcext:value-type="float">
            <text:p>2.11460157398474</text:p>
          </table:table-cell>
          <table:table-cell table:formula="of:=SQRT(POWER([.H715];2)+POWER([.I715];2)+POWER([.J715];2))" office:value-type="float" office:value="618.283291624117" calcext:value-type="float">
            <text:p>618.283291624117</text:p>
          </table:table-cell>
        </table:table-row>
        <table:table-row table:style-name="ro1">
          <table:table-cell office:value-type="float" office:value="76.6958" calcext:value-type="float">
            <text:p>76.6958</text:p>
          </table:table-cell>
          <table:table-cell office:value-type="float" office:value="283.247" calcext:value-type="float">
            <text:p>283.247</text:p>
          </table:table-cell>
          <table:table-cell office:value-type="float" office:value="42.4363" calcext:value-type="float">
            <text:p>42.4363</text:p>
          </table:table-cell>
          <table:table-cell office:value-type="float" office:value="77.088" calcext:value-type="float">
            <text:p>77.088</text:p>
          </table:table-cell>
          <table:table-cell office:value-type="float" office:value="272.946" calcext:value-type="float">
            <text:p>272.946</text:p>
          </table:table-cell>
          <table:table-cell office:value-type="float" office:value="43.0828" calcext:value-type="float">
            <text:p>43.0828</text:p>
          </table:table-cell>
          <table:table-cell/>
          <table:table-cell table:formula="of:=([.D716]-[.A716])/0.0166667" office:value-type="float" office:value="23.5319529360934" calcext:value-type="float">
            <text:p>23.5319529360934</text:p>
          </table:table-cell>
          <table:table-cell table:formula="of:=ABS([.E716]-[.B716])/0.0166667" office:value-type="float" office:value="618.058763882472" calcext:value-type="float">
            <text:p>618.058763882472</text:p>
          </table:table-cell>
          <table:table-cell table:formula="of:=([.F716]-[.C716])/0.0166667" office:value-type="float" office:value="38.7899224201549" calcext:value-type="float">
            <text:p>38.7899224201549</text:p>
          </table:table-cell>
          <table:table-cell table:formula="of:=DEGREES(ATAN(ABS([.F716]-[.C716])/ABS([.E716]-[.B716])))" office:value-type="float" office:value="3.5912242652359" calcext:value-type="float">
            <text:p>3.5912242652359</text:p>
          </table:table-cell>
          <table:table-cell table:formula="of:=SQRT(POWER([.H716];2)+POWER([.I716];2)+POWER([.J716];2))" office:value-type="float" office:value="619.721749257098" calcext:value-type="float">
            <text:p>619.721749257098</text:p>
          </table:table-cell>
        </table:table-row>
        <table:table-row table:style-name="ro1">
          <table:table-cell office:value-type="float" office:value="76.9366" calcext:value-type="float">
            <text:p>76.9366</text:p>
          </table:table-cell>
          <table:table-cell office:value-type="float" office:value="281.824" calcext:value-type="float">
            <text:p>281.824</text:p>
          </table:table-cell>
          <table:table-cell office:value-type="float" office:value="43.1638" calcext:value-type="float">
            <text:p>43.1638</text:p>
          </table:table-cell>
          <table:table-cell office:value-type="float" office:value="77.5394" calcext:value-type="float">
            <text:p>77.5394</text:p>
          </table:table-cell>
          <table:table-cell office:value-type="float" office:value="269.059" calcext:value-type="float">
            <text:p>269.059</text:p>
          </table:table-cell>
          <table:table-cell office:value-type="float" office:value="44.1956" calcext:value-type="float">
            <text:p>44.1956</text:p>
          </table:table-cell>
          <table:table-cell/>
          <table:table-cell table:formula="of:=([.D717]-[.A717])/0.0166667" office:value-type="float" office:value="36.1679276641448" calcext:value-type="float">
            <text:p>36.1679276641448</text:p>
          </table:table-cell>
          <table:table-cell table:formula="of:=ABS([.E717]-[.B717])/0.0166667" office:value-type="float" office:value="765.898468203063" calcext:value-type="float">
            <text:p>765.898468203063</text:p>
          </table:table-cell>
          <table:table-cell table:formula="of:=([.F717]-[.C717])/0.0166667" office:value-type="float" office:value="61.9078761842474" calcext:value-type="float">
            <text:p>61.9078761842474</text:p>
          </table:table-cell>
          <table:table-cell table:formula="of:=DEGREES(ATAN(ABS([.F717]-[.C717])/ABS([.E717]-[.B717])))" office:value-type="float" office:value="4.62119372886686" calcext:value-type="float">
            <text:p>4.62119372886686</text:p>
          </table:table-cell>
          <table:table-cell table:formula="of:=SQRT(POWER([.H717];2)+POWER([.I717];2)+POWER([.J717];2))" office:value-type="float" office:value="769.247143459734" calcext:value-type="float">
            <text:p>769.247143459734</text:p>
          </table:table-cell>
        </table:table-row>
        <table:table-row table:style-name="ro1">
          <table:table-cell office:value-type="float" office:value="76.642" calcext:value-type="float">
            <text:p>76.642</text:p>
          </table:table-cell>
          <table:table-cell office:value-type="float" office:value="278.091" calcext:value-type="float">
            <text:p>278.091</text:p>
          </table:table-cell>
          <table:table-cell office:value-type="float" office:value="42.5072" calcext:value-type="float">
            <text:p>42.5072</text:p>
          </table:table-cell>
          <table:table-cell office:value-type="float" office:value="77.2485" calcext:value-type="float">
            <text:p>77.2485</text:p>
          </table:table-cell>
          <table:table-cell office:value-type="float" office:value="265.643" calcext:value-type="float">
            <text:p>265.643</text:p>
          </table:table-cell>
          <table:table-cell office:value-type="float" office:value="42.7983" calcext:value-type="float">
            <text:p>42.7983</text:p>
          </table:table-cell>
          <table:table-cell/>
          <table:table-cell table:formula="of:=([.D718]-[.A718])/0.0166667" office:value-type="float" office:value="36.3899272201462" calcext:value-type="float">
            <text:p>36.3899272201462</text:p>
          </table:table-cell>
          <table:table-cell table:formula="of:=ABS([.E718]-[.B718])/0.0166667" office:value-type="float" office:value="746.87850624299" calcext:value-type="float">
            <text:p>746.87850624299</text:p>
          </table:table-cell>
          <table:table-cell table:formula="of:=([.F718]-[.C718])/0.0166667" office:value-type="float" office:value="17.4659650680699" calcext:value-type="float">
            <text:p>17.4659650680699</text:p>
          </table:table-cell>
          <table:table-cell table:formula="of:=DEGREES(ATAN(ABS([.F718]-[.C718])/ABS([.E718]-[.B718])))" office:value-type="float" office:value="1.33963383890702" calcext:value-type="float">
            <text:p>1.33963383890702</text:p>
          </table:table-cell>
          <table:table-cell table:formula="of:=SQRT(POWER([.H718];2)+POWER([.I718];2)+POWER([.J718];2))" office:value-type="float" office:value="747.968441731739" calcext:value-type="float">
            <text:p>747.968441731739</text:p>
          </table:table-cell>
        </table:table-row>
        <table:table-row table:style-name="ro1">
          <table:table-cell office:value-type="float" office:value="77.1609" calcext:value-type="float">
            <text:p>77.1609</text:p>
          </table:table-cell>
          <table:table-cell office:value-type="float" office:value="279.234" calcext:value-type="float">
            <text:p>279.234</text:p>
          </table:table-cell>
          <table:table-cell office:value-type="float" office:value="43.3206" calcext:value-type="float">
            <text:p>43.3206</text:p>
          </table:table-cell>
          <table:table-cell office:value-type="float" office:value="77.7706" calcext:value-type="float">
            <text:p>77.7706</text:p>
          </table:table-cell>
          <table:table-cell office:value-type="float" office:value="267.864" calcext:value-type="float">
            <text:p>267.864</text:p>
          </table:table-cell>
          <table:table-cell office:value-type="float" office:value="44.1406" calcext:value-type="float">
            <text:p>44.1406</text:p>
          </table:table-cell>
          <table:table-cell/>
          <table:table-cell table:formula="of:=([.D719]-[.A719])/0.0166667" office:value-type="float" office:value="36.5819268361466" calcext:value-type="float">
            <text:p>36.5819268361466</text:p>
          </table:table-cell>
          <table:table-cell table:formula="of:=ABS([.E719]-[.B719])/0.0166667" office:value-type="float" office:value="682.198635602729" calcext:value-type="float">
            <text:p>682.198635602729</text:p>
          </table:table-cell>
          <table:table-cell table:formula="of:=([.F719]-[.C719])/0.0166667" office:value-type="float" office:value="49.1999016001968" calcext:value-type="float">
            <text:p>49.1999016001968</text:p>
          </table:table-cell>
          <table:table-cell table:formula="of:=DEGREES(ATAN(ABS([.F719]-[.C719])/ABS([.E719]-[.B719])))" office:value-type="float" office:value="4.12500762218401" calcext:value-type="float">
            <text:p>4.12500762218401</text:p>
          </table:table-cell>
          <table:table-cell table:formula="of:=SQRT(POWER([.H719];2)+POWER([.I719];2)+POWER([.J719];2))" office:value-type="float" office:value="684.948060882531" calcext:value-type="float">
            <text:p>684.948060882531</text:p>
          </table:table-cell>
        </table:table-row>
        <table:table-row table:style-name="ro1">
          <table:table-cell office:value-type="float" office:value="76.2483" calcext:value-type="float">
            <text:p>76.2483</text:p>
          </table:table-cell>
          <table:table-cell office:value-type="float" office:value="289.834" calcext:value-type="float">
            <text:p>289.834</text:p>
          </table:table-cell>
          <table:table-cell office:value-type="float" office:value="42.4166" calcext:value-type="float">
            <text:p>42.4166</text:p>
          </table:table-cell>
          <table:table-cell office:value-type="float" office:value="76.8943" calcext:value-type="float">
            <text:p>76.8943</text:p>
          </table:table-cell>
          <table:table-cell office:value-type="float" office:value="277.959" calcext:value-type="float">
            <text:p>277.959</text:p>
          </table:table-cell>
          <table:table-cell office:value-type="float" office:value="43.2755" calcext:value-type="float">
            <text:p>43.2755</text:p>
          </table:table-cell>
          <table:table-cell/>
          <table:table-cell table:formula="of:=([.D720]-[.A720])/0.0166667" office:value-type="float" office:value="38.7599224801551" calcext:value-type="float">
            <text:p>38.7599224801551</text:p>
          </table:table-cell>
          <table:table-cell table:formula="of:=ABS([.E720]-[.B720])/0.0166667" office:value-type="float" office:value="712.49857500285" calcext:value-type="float">
            <text:p>712.49857500285</text:p>
          </table:table-cell>
          <table:table-cell table:formula="of:=([.F720]-[.C720])/0.0166667" office:value-type="float" office:value="51.533896932206" calcext:value-type="float">
            <text:p>51.533896932206</text:p>
          </table:table-cell>
          <table:table-cell table:formula="of:=DEGREES(ATAN(ABS([.F720]-[.C720])/ABS([.E720]-[.B720])))" office:value-type="float" office:value="4.13690935819997" calcext:value-type="float">
            <text:p>4.13690935819997</text:p>
          </table:table-cell>
          <table:table-cell table:formula="of:=SQRT(POWER([.H720];2)+POWER([.I720];2)+POWER([.J720];2))" office:value-type="float" office:value="715.410576875111" calcext:value-type="float">
            <text:p>715.410576875111</text:p>
          </table:table-cell>
        </table:table-row>
        <table:table-row table:style-name="ro1">
          <table:table-cell office:value-type="float" office:value="76.441" calcext:value-type="float">
            <text:p>76.441</text:p>
          </table:table-cell>
          <table:table-cell office:value-type="float" office:value="283.242" calcext:value-type="float">
            <text:p>283.242</text:p>
          </table:table-cell>
          <table:table-cell office:value-type="float" office:value="42.4395" calcext:value-type="float">
            <text:p>42.4395</text:p>
          </table:table-cell>
          <table:table-cell office:value-type="float" office:value="77.0594" calcext:value-type="float">
            <text:p>77.0594</text:p>
          </table:table-cell>
          <table:table-cell office:value-type="float" office:value="270.486" calcext:value-type="float">
            <text:p>270.486</text:p>
          </table:table-cell>
          <table:table-cell office:value-type="float" office:value="42.988" calcext:value-type="float">
            <text:p>42.988</text:p>
          </table:table-cell>
          <table:table-cell/>
          <table:table-cell table:formula="of:=([.D721]-[.A721])/0.0166667" office:value-type="float" office:value="37.1039257921481" calcext:value-type="float">
            <text:p>37.1039257921481</text:p>
          </table:table-cell>
          <table:table-cell table:formula="of:=ABS([.E721]-[.B721])/0.0166667" office:value-type="float" office:value="765.358469283063" calcext:value-type="float">
            <text:p>765.358469283063</text:p>
          </table:table-cell>
          <table:table-cell table:formula="of:=([.F721]-[.C721])/0.0166667" office:value-type="float" office:value="32.9099341801315" calcext:value-type="float">
            <text:p>32.9099341801315</text:p>
          </table:table-cell>
          <table:table-cell table:formula="of:=DEGREES(ATAN(ABS([.F721]-[.C721])/ABS([.E721]-[.B721])))" office:value-type="float" office:value="2.46216586252031" calcext:value-type="float">
            <text:p>2.46216586252031</text:p>
          </table:table-cell>
          <table:table-cell table:formula="of:=SQRT(POWER([.H721];2)+POWER([.I721];2)+POWER([.J721];2))" office:value-type="float" office:value="766.963722466874" calcext:value-type="float">
            <text:p>766.963722466874</text:p>
          </table:table-cell>
        </table:table-row>
        <table:table-row table:style-name="ro1">
          <table:table-cell office:value-type="float" office:value="76.4673" calcext:value-type="float">
            <text:p>76.4673</text:p>
          </table:table-cell>
          <table:table-cell office:value-type="float" office:value="285.785" calcext:value-type="float">
            <text:p>285.785</text:p>
          </table:table-cell>
          <table:table-cell office:value-type="float" office:value="42.7961" calcext:value-type="float">
            <text:p>42.7961</text:p>
          </table:table-cell>
          <table:table-cell office:value-type="float" office:value="77.3373" calcext:value-type="float">
            <text:p>77.3373</text:p>
          </table:table-cell>
          <table:table-cell office:value-type="float" office:value="272.831" calcext:value-type="float">
            <text:p>272.831</text:p>
          </table:table-cell>
          <table:table-cell office:value-type="float" office:value="43.8402" calcext:value-type="float">
            <text:p>43.8402</text:p>
          </table:table-cell>
          <table:table-cell/>
          <table:table-cell table:formula="of:=([.D722]-[.A722])/0.0166667" office:value-type="float" office:value="52.1998956002091" calcext:value-type="float">
            <text:p>52.1998956002091</text:p>
          </table:table-cell>
          <table:table-cell table:formula="of:=ABS([.E722]-[.B722])/0.0166667" office:value-type="float" office:value="777.238445523109" calcext:value-type="float">
            <text:p>777.238445523109</text:p>
          </table:table-cell>
          <table:table-cell table:formula="of:=([.F722]-[.C722])/0.0166667" office:value-type="float" office:value="62.6458747082506" calcext:value-type="float">
            <text:p>62.6458747082506</text:p>
          </table:table-cell>
          <table:table-cell table:formula="of:=DEGREES(ATAN(ABS([.F722]-[.C722])/ABS([.E722]-[.B722])))" office:value-type="float" office:value="4.60811187576764" calcext:value-type="float">
            <text:p>4.60811187576764</text:p>
          </table:table-cell>
          <table:table-cell table:formula="of:=SQRT(POWER([.H722];2)+POWER([.I722];2)+POWER([.J722];2))" office:value-type="float" office:value="781.504277606856" calcext:value-type="float">
            <text:p>781.504277606856</text:p>
          </table:table-cell>
        </table:table-row>
        <table:table-row table:style-name="ro1">
          <table:table-cell office:value-type="float" office:value="76.4933" calcext:value-type="float">
            <text:p>76.4933</text:p>
          </table:table-cell>
          <table:table-cell office:value-type="float" office:value="288.526" calcext:value-type="float">
            <text:p>288.526</text:p>
          </table:table-cell>
          <table:table-cell office:value-type="float" office:value="42.3645" calcext:value-type="float">
            <text:p>42.3645</text:p>
          </table:table-cell>
          <table:table-cell office:value-type="float" office:value="77.3678" calcext:value-type="float">
            <text:p>77.3678</text:p>
          </table:table-cell>
          <table:table-cell office:value-type="float" office:value="275.473" calcext:value-type="float">
            <text:p>275.473</text:p>
          </table:table-cell>
          <table:table-cell office:value-type="float" office:value="43.1698" calcext:value-type="float">
            <text:p>43.1698</text:p>
          </table:table-cell>
          <table:table-cell/>
          <table:table-cell table:formula="of:=([.D723]-[.A723])/0.0166667" office:value-type="float" office:value="52.4698950602097" calcext:value-type="float">
            <text:p>52.4698950602097</text:p>
          </table:table-cell>
          <table:table-cell table:formula="of:=ABS([.E723]-[.B723])/0.0166667" office:value-type="float" office:value="783.178433643133" calcext:value-type="float">
            <text:p>783.178433643133</text:p>
          </table:table-cell>
          <table:table-cell table:formula="of:=([.F723]-[.C723])/0.0166667" office:value-type="float" office:value="48.3179033641934" calcext:value-type="float">
            <text:p>48.3179033641934</text:p>
          </table:table-cell>
          <table:table-cell table:formula="of:=DEGREES(ATAN(ABS([.F723]-[.C723])/ABS([.E723]-[.B723])))" office:value-type="float" office:value="3.53036730437908" calcext:value-type="float">
            <text:p>3.53036730437908</text:p>
          </table:table-cell>
          <table:table-cell table:formula="of:=SQRT(POWER([.H723];2)+POWER([.I723];2)+POWER([.J723];2))" office:value-type="float" office:value="786.419842448581" calcext:value-type="float">
            <text:p>786.419842448581</text:p>
          </table:table-cell>
        </table:table-row>
        <table:table-row table:style-name="ro1">
          <table:table-cell office:value-type="float" office:value="76.4674" calcext:value-type="float">
            <text:p>76.4674</text:p>
          </table:table-cell>
          <table:table-cell office:value-type="float" office:value="285.728" calcext:value-type="float">
            <text:p>285.728</text:p>
          </table:table-cell>
          <table:table-cell office:value-type="float" office:value="43.0586" calcext:value-type="float">
            <text:p>43.0586</text:p>
          </table:table-cell>
          <table:table-cell office:value-type="float" office:value="77.1024" calcext:value-type="float">
            <text:p>77.1024</text:p>
          </table:table-cell>
          <table:table-cell office:value-type="float" office:value="274.047" calcext:value-type="float">
            <text:p>274.047</text:p>
          </table:table-cell>
          <table:table-cell office:value-type="float" office:value="43.8959" calcext:value-type="float">
            <text:p>43.8959</text:p>
          </table:table-cell>
          <table:table-cell/>
          <table:table-cell table:formula="of:=([.D724]-[.A724])/0.0166667" office:value-type="float" office:value="38.0999238001527" calcext:value-type="float">
            <text:p>38.0999238001527</text:p>
          </table:table-cell>
          <table:table-cell table:formula="of:=ABS([.E724]-[.B724])/0.0166667" office:value-type="float" office:value="700.858598282802" calcext:value-type="float">
            <text:p>700.858598282802</text:p>
          </table:table-cell>
          <table:table-cell table:formula="of:=([.F724]-[.C724])/0.0166667" office:value-type="float" office:value="50.2378995242009" calcext:value-type="float">
            <text:p>50.2378995242009</text:p>
          </table:table-cell>
          <table:table-cell table:formula="of:=DEGREES(ATAN(ABS([.F724]-[.C724])/ABS([.E724]-[.B724])))" office:value-type="float" office:value="4.09997808311298" calcext:value-type="float">
            <text:p>4.09997808311298</text:p>
          </table:table-cell>
          <table:table-cell table:formula="of:=SQRT(POWER([.H724];2)+POWER([.I724];2)+POWER([.J724];2))" office:value-type="float" office:value="703.689011942858" calcext:value-type="float">
            <text:p>703.689011942858</text:p>
          </table:table-cell>
        </table:table-row>
        <table:table-row table:style-name="ro1">
          <table:table-cell office:value-type="float" office:value="76.9083" calcext:value-type="float">
            <text:p>76.9083</text:p>
          </table:table-cell>
          <table:table-cell office:value-type="float" office:value="279.379" calcext:value-type="float">
            <text:p>279.379</text:p>
          </table:table-cell>
          <table:table-cell office:value-type="float" office:value="42.5485" calcext:value-type="float">
            <text:p>42.5485</text:p>
          </table:table-cell>
          <table:table-cell office:value-type="float" office:value="77.5249" calcext:value-type="float">
            <text:p>77.5249</text:p>
          </table:table-cell>
          <table:table-cell office:value-type="float" office:value="268.09" calcext:value-type="float">
            <text:p>268.09</text:p>
          </table:table-cell>
          <table:table-cell office:value-type="float" office:value="42.883" calcext:value-type="float">
            <text:p>42.883</text:p>
          </table:table-cell>
          <table:table-cell/>
          <table:table-cell table:formula="of:=([.D725]-[.A725])/0.0166667" office:value-type="float" office:value="36.9959260081483" calcext:value-type="float">
            <text:p>36.9959260081483</text:p>
          </table:table-cell>
          <table:table-cell table:formula="of:=ABS([.E725]-[.B725])/0.0166667" office:value-type="float" office:value="677.338645322712" calcext:value-type="float">
            <text:p>677.338645322712</text:p>
          </table:table-cell>
          <table:table-cell table:formula="of:=([.F725]-[.C725])/0.0166667" office:value-type="float" office:value="20.0699598600806" calcext:value-type="float">
            <text:p>20.0699598600806</text:p>
          </table:table-cell>
          <table:table-cell table:formula="of:=DEGREES(ATAN(ABS([.F725]-[.C725])/ABS([.E725]-[.B725])))" office:value-type="float" office:value="1.69721253306262" calcext:value-type="float">
            <text:p>1.69721253306262</text:p>
          </table:table-cell>
          <table:table-cell table:formula="of:=SQRT(POWER([.H725];2)+POWER([.I725];2)+POWER([.J725];2))" office:value-type="float" office:value="678.645078282892" calcext:value-type="float">
            <text:p>678.645078282892</text:p>
          </table:table-cell>
        </table:table-row>
        <table:table-row table:style-name="ro1">
          <table:table-cell office:value-type="float" office:value="76.2732" calcext:value-type="float">
            <text:p>76.2732</text:p>
          </table:table-cell>
          <table:table-cell office:value-type="float" office:value="292.622" calcext:value-type="float">
            <text:p>292.622</text:p>
          </table:table-cell>
          <table:table-cell office:value-type="float" office:value="41.9792" calcext:value-type="float">
            <text:p>41.9792</text:p>
          </table:table-cell>
          <table:table-cell office:value-type="float" office:value="77.3988" calcext:value-type="float">
            <text:p>77.3988</text:p>
          </table:table-cell>
          <table:table-cell office:value-type="float" office:value="278.108" calcext:value-type="float">
            <text:p>278.108</text:p>
          </table:table-cell>
          <table:table-cell office:value-type="float" office:value="42.7475" calcext:value-type="float">
            <text:p>42.7475</text:p>
          </table:table-cell>
          <table:table-cell/>
          <table:table-cell table:formula="of:=([.D726]-[.A726])/0.0166667" office:value-type="float" office:value="67.5358649282696" calcext:value-type="float">
            <text:p>67.5358649282696</text:p>
          </table:table-cell>
          <table:table-cell table:formula="of:=ABS([.E726]-[.B726])/0.0166667" office:value-type="float" office:value="870.838258323484" calcext:value-type="float">
            <text:p>870.838258323484</text:p>
          </table:table-cell>
          <table:table-cell table:formula="of:=([.F726]-[.C726])/0.0166667" office:value-type="float" office:value="46.0979078041846" calcext:value-type="float">
            <text:p>46.0979078041846</text:p>
          </table:table-cell>
          <table:table-cell table:formula="of:=DEGREES(ATAN(ABS([.F726]-[.C726])/ABS([.E726]-[.B726])))" office:value-type="float" office:value="3.03012949972892" calcext:value-type="float">
            <text:p>3.03012949972892</text:p>
          </table:table-cell>
          <table:table-cell table:formula="of:=SQRT(POWER([.H726];2)+POWER([.I726];2)+POWER([.J726];2))" office:value-type="float" office:value="874.668727184991" calcext:value-type="float">
            <text:p>874.668727184991</text:p>
          </table:table-cell>
        </table:table-row>
        <table:table-row table:style-name="ro1">
          <table:table-cell office:value-type="float" office:value="76.4411" calcext:value-type="float">
            <text:p>76.4411</text:p>
          </table:table-cell>
          <table:table-cell office:value-type="float" office:value="283.181" calcext:value-type="float">
            <text:p>283.181</text:p>
          </table:table-cell>
          <table:table-cell office:value-type="float" office:value="42.7016" calcext:value-type="float">
            <text:p>42.7016</text:p>
          </table:table-cell>
          <table:table-cell office:value-type="float" office:value="77.3073" calcext:value-type="float">
            <text:p>77.3073</text:p>
          </table:table-cell>
          <table:table-cell office:value-type="float" office:value="270.364" calcext:value-type="float">
            <text:p>270.364</text:p>
          </table:table-cell>
          <table:table-cell office:value-type="float" office:value="43.743" calcext:value-type="float">
            <text:p>43.743</text:p>
          </table:table-cell>
          <table:table-cell/>
          <table:table-cell table:formula="of:=([.D727]-[.A727])/0.0166667" office:value-type="float" office:value="51.9718960562074" calcext:value-type="float">
            <text:p>51.9718960562074</text:p>
          </table:table-cell>
          <table:table-cell table:formula="of:=ABS([.E727]-[.B727])/0.0166667" office:value-type="float" office:value="769.018461963077" calcext:value-type="float">
            <text:p>769.018461963077</text:p>
          </table:table-cell>
          <table:table-cell table:formula="of:=([.F727]-[.C727])/0.0166667" office:value-type="float" office:value="62.4838750322501" calcext:value-type="float">
            <text:p>62.4838750322501</text:p>
          </table:table-cell>
          <table:table-cell table:formula="of:=DEGREES(ATAN(ABS([.F727]-[.C727])/ABS([.E727]-[.B727])))" office:value-type="float" office:value="4.6451616942243" calcext:value-type="float">
            <text:p>4.6451616942243</text:p>
          </table:table-cell>
          <table:table-cell table:formula="of:=SQRT(POWER([.H727];2)+POWER([.I727];2)+POWER([.J727];2))" office:value-type="float" office:value="773.301175130866" calcext:value-type="float">
            <text:p>773.301175130866</text:p>
          </table:table-cell>
        </table:table-row>
        <table:table-row table:style-name="ro1">
          <table:table-cell office:value-type="float" office:value="76.765" calcext:value-type="float">
            <text:p>76.765</text:p>
          </table:table-cell>
          <table:table-cell office:value-type="float" office:value="289.986" calcext:value-type="float">
            <text:p>289.986</text:p>
          </table:table-cell>
          <table:table-cell office:value-type="float" office:value="41.8761" calcext:value-type="float">
            <text:p>41.8761</text:p>
          </table:table-cell>
          <table:table-cell office:value-type="float" office:value="77.8873" calcext:value-type="float">
            <text:p>77.8873</text:p>
          </table:table-cell>
          <table:table-cell office:value-type="float" office:value="277.025" calcext:value-type="float">
            <text:p>277.025</text:p>
          </table:table-cell>
          <table:table-cell office:value-type="float" office:value="41.9185" calcext:value-type="float">
            <text:p>41.9185</text:p>
          </table:table-cell>
          <table:table-cell/>
          <table:table-cell table:formula="of:=([.D728]-[.A728])/0.0166667" office:value-type="float" office:value="67.3378653242691" calcext:value-type="float">
            <text:p>67.3378653242691</text:p>
          </table:table-cell>
          <table:table-cell table:formula="of:=ABS([.E728]-[.B728])/0.0166667" office:value-type="float" office:value="777.658444683111" calcext:value-type="float">
            <text:p>777.658444683111</text:p>
          </table:table-cell>
          <table:table-cell table:formula="of:=([.F728]-[.C728])/0.0166667" office:value-type="float" office:value="2.54399491201022" calcext:value-type="float">
            <text:p>2.54399491201022</text:p>
          </table:table-cell>
          <table:table-cell table:formula="of:=DEGREES(ATAN(ABS([.F728]-[.C728])/ABS([.E728]-[.B728])))" office:value-type="float" office:value="0.187434024021734" calcext:value-type="float">
            <text:p>0.187434024021734</text:p>
          </table:table-cell>
          <table:table-cell table:formula="of:=SQRT(POWER([.H728];2)+POWER([.I728];2)+POWER([.J728];2))" office:value-type="float" office:value="780.57255691159" calcext:value-type="float">
            <text:p>780.57255691159</text:p>
          </table:table-cell>
        </table:table-row>
        <table:table-row table:style-name="ro1">
          <table:table-cell office:value-type="float" office:value="77.4448" calcext:value-type="float">
            <text:p>77.4448</text:p>
          </table:table-cell>
          <table:table-cell office:value-type="float" office:value="281.865" calcext:value-type="float">
            <text:p>281.865</text:p>
          </table:table-cell>
          <table:table-cell office:value-type="float" office:value="43.1526" calcext:value-type="float">
            <text:p>43.1526</text:p>
          </table:table-cell>
          <table:table-cell office:value-type="float" office:value="78.2822" calcext:value-type="float">
            <text:p>78.2822</text:p>
          </table:table-cell>
          <table:table-cell office:value-type="float" office:value="269.258" calcext:value-type="float">
            <text:p>269.258</text:p>
          </table:table-cell>
          <table:table-cell office:value-type="float" office:value="43.4214" calcext:value-type="float">
            <text:p>43.4214</text:p>
          </table:table-cell>
          <table:table-cell/>
          <table:table-cell table:formula="of:=([.D729]-[.A729])/0.0166667" office:value-type="float" office:value="50.2438995122011" calcext:value-type="float">
            <text:p>50.2438995122011</text:p>
          </table:table-cell>
          <table:table-cell table:formula="of:=ABS([.E729]-[.B729])/0.0166667" office:value-type="float" office:value="756.418487163027" calcext:value-type="float">
            <text:p>756.418487163027</text:p>
          </table:table-cell>
          <table:table-cell table:formula="of:=([.F729]-[.C729])/0.0166667" office:value-type="float" office:value="16.1279677440644" calcext:value-type="float">
            <text:p>16.1279677440644</text:p>
          </table:table-cell>
          <table:table-cell table:formula="of:=DEGREES(ATAN(ABS([.F729]-[.C729])/ABS([.E729]-[.B729])))" office:value-type="float" office:value="1.2214462091363" calcext:value-type="float">
            <text:p>1.2214462091363</text:p>
          </table:table-cell>
          <table:table-cell table:formula="of:=SQRT(POWER([.H729];2)+POWER([.I729];2)+POWER([.J729];2))" office:value-type="float" office:value="758.256875012518" calcext:value-type="float">
            <text:p>758.256875012518</text:p>
          </table:table-cell>
        </table:table-row>
        <table:table-row table:style-name="ro1">
          <table:table-cell office:value-type="float" office:value="75.9885" calcext:value-type="float">
            <text:p>75.9885</text:p>
          </table:table-cell>
          <table:table-cell office:value-type="float" office:value="290.032" calcext:value-type="float">
            <text:p>290.032</text:p>
          </table:table-cell>
          <table:table-cell office:value-type="float" office:value="41.3636" calcext:value-type="float">
            <text:p>41.3636</text:p>
          </table:table-cell>
          <table:table-cell office:value-type="float" office:value="76.3764" calcext:value-type="float">
            <text:p>76.3764</text:p>
          </table:table-cell>
          <table:table-cell office:value-type="float" office:value="276.893" calcext:value-type="float">
            <text:p>276.893</text:p>
          </table:table-cell>
          <table:table-cell office:value-type="float" office:value="41.9537" calcext:value-type="float">
            <text:p>41.9537</text:p>
          </table:table-cell>
          <table:table-cell/>
          <table:table-cell table:formula="of:=([.D730]-[.A730])/0.0166667" office:value-type="float" office:value="23.2739534520932" calcext:value-type="float">
            <text:p>23.2739534520932</text:p>
          </table:table-cell>
          <table:table-cell table:formula="of:=ABS([.E730]-[.B730])/0.0166667" office:value-type="float" office:value="788.338423323154" calcext:value-type="float">
            <text:p>788.338423323154</text:p>
          </table:table-cell>
          <table:table-cell table:formula="of:=([.F730]-[.C730])/0.0166667" office:value-type="float" office:value="35.4059291881416" calcext:value-type="float">
            <text:p>35.4059291881416</text:p>
          </table:table-cell>
          <table:table-cell table:formula="of:=DEGREES(ATAN(ABS([.F730]-[.C730])/ABS([.E730]-[.B730])))" office:value-type="float" office:value="2.57154533289131" calcext:value-type="float">
            <text:p>2.57154533289131</text:p>
          </table:table-cell>
          <table:table-cell table:formula="of:=SQRT(POWER([.H730];2)+POWER([.I730];2)+POWER([.J730];2))" office:value-type="float" office:value="789.476235499589" calcext:value-type="float">
            <text:p>789.476235499589</text:p>
          </table:table-cell>
        </table:table-row>
        <table:table-row table:style-name="ro1">
          <table:table-cell office:value-type="float" office:value="76.2729" calcext:value-type="float">
            <text:p>76.2729</text:p>
          </table:table-cell>
          <table:table-cell office:value-type="float" office:value="292.671" calcext:value-type="float">
            <text:p>292.671</text:p>
          </table:table-cell>
          <table:table-cell office:value-type="float" office:value="41.7142" calcext:value-type="float">
            <text:p>41.7142</text:p>
          </table:table-cell>
          <table:table-cell office:value-type="float" office:value="76.9222" calcext:value-type="float">
            <text:p>76.9222</text:p>
          </table:table-cell>
          <table:table-cell office:value-type="float" office:value="280.858" calcext:value-type="float">
            <text:p>280.858</text:p>
          </table:table-cell>
          <table:table-cell office:value-type="float" office:value="41.5567" calcext:value-type="float">
            <text:p>41.5567</text:p>
          </table:table-cell>
          <table:table-cell/>
          <table:table-cell table:formula="of:=([.D731]-[.A731])/0.0166667" office:value-type="float" office:value="38.9579220841556" calcext:value-type="float">
            <text:p>38.9579220841556</text:p>
          </table:table-cell>
          <table:table-cell table:formula="of:=ABS([.E731]-[.B731])/0.0166667" office:value-type="float" office:value="708.778582442834" calcext:value-type="float">
            <text:p>708.778582442834</text:p>
          </table:table-cell>
          <table:table-cell table:formula="of:=([.F731]-[.C731])/0.0166667" office:value-type="float" office:value="-9.44998110003773" calcext:value-type="float">
            <text:p>-9.44998110003773</text:p>
          </table:table-cell>
          <table:table-cell table:formula="of:=DEGREES(ATAN(ABS([.F731]-[.C731])/ABS([.E731]-[.B731])))" office:value-type="float" office:value="0.763866131803413" calcext:value-type="float">
            <text:p>0.763866131803413</text:p>
          </table:table-cell>
          <table:table-cell table:formula="of:=SQRT(POWER([.H731];2)+POWER([.I731];2)+POWER([.J731];2))" office:value-type="float" office:value="709.911333030809" calcext:value-type="float">
            <text:p>709.911333030809</text:p>
          </table:table-cell>
        </table:table-row>
        <table:table-row table:style-name="ro1">
          <table:table-cell office:value-type="float" office:value="77.0088" calcext:value-type="float">
            <text:p>77.0088</text:p>
          </table:table-cell>
          <table:table-cell office:value-type="float" office:value="288.618" calcext:value-type="float">
            <text:p>288.618</text:p>
          </table:table-cell>
          <table:table-cell office:value-type="float" office:value="42.0899" calcext:value-type="float">
            <text:p>42.0899</text:p>
          </table:table-cell>
          <table:table-cell office:value-type="float" office:value="77.8869" calcext:value-type="float">
            <text:p>77.8869</text:p>
          </table:table-cell>
          <table:table-cell office:value-type="float" office:value="276.967" calcext:value-type="float">
            <text:p>276.967</text:p>
          </table:table-cell>
          <table:table-cell office:value-type="float" office:value="42.1775" calcext:value-type="float">
            <text:p>42.1775</text:p>
          </table:table-cell>
          <table:table-cell/>
          <table:table-cell table:formula="of:=([.D732]-[.A732])/0.0166667" office:value-type="float" office:value="52.685894628211" calcext:value-type="float">
            <text:p>52.685894628211</text:p>
          </table:table-cell>
          <table:table-cell table:formula="of:=ABS([.E732]-[.B732])/0.0166667" office:value-type="float" office:value="699.058601882797" calcext:value-type="float">
            <text:p>699.058601882797</text:p>
          </table:table-cell>
          <table:table-cell table:formula="of:=([.F732]-[.C732])/0.0166667" office:value-type="float" office:value="5.25598948802114" calcext:value-type="float">
            <text:p>5.25598948802114</text:p>
          </table:table-cell>
          <table:table-cell table:formula="of:=DEGREES(ATAN(ABS([.F732]-[.C732])/ABS([.E732]-[.B732])))" office:value-type="float" office:value="0.430779822433363" calcext:value-type="float">
            <text:p>0.430779822433363</text:p>
          </table:table-cell>
          <table:table-cell table:formula="of:=SQRT(POWER([.H732];2)+POWER([.I732];2)+POWER([.J732];2))" office:value-type="float" office:value="701.060880226963" calcext:value-type="float">
            <text:p>701.060880226963</text:p>
          </table:table-cell>
        </table:table-row>
        <table:table-row table:style-name="ro1">
          <table:table-cell office:value-type="float" office:value="76.9943" calcext:value-type="float">
            <text:p>76.9943</text:p>
          </table:table-cell>
          <table:table-cell office:value-type="float" office:value="287.302" calcext:value-type="float">
            <text:p>287.302</text:p>
          </table:table-cell>
          <table:table-cell office:value-type="float" office:value="42.0434" calcext:value-type="float">
            <text:p>42.0434</text:p>
          </table:table-cell>
          <table:table-cell office:value-type="float" office:value="77.8705" calcext:value-type="float">
            <text:p>77.8705</text:p>
          </table:table-cell>
          <table:table-cell office:value-type="float" office:value="275.715" calcext:value-type="float">
            <text:p>275.715</text:p>
          </table:table-cell>
          <table:table-cell office:value-type="float" office:value="42.1314" calcext:value-type="float">
            <text:p>42.1314</text:p>
          </table:table-cell>
          <table:table-cell/>
          <table:table-cell table:formula="of:=([.D733]-[.A733])/0.0166667" office:value-type="float" office:value="52.571894856211" calcext:value-type="float">
            <text:p>52.571894856211</text:p>
          </table:table-cell>
          <table:table-cell table:formula="of:=ABS([.E733]-[.B733])/0.0166667" office:value-type="float" office:value="695.218609562784" calcext:value-type="float">
            <text:p>695.218609562784</text:p>
          </table:table-cell>
          <table:table-cell table:formula="of:=([.F733]-[.C733])/0.0166667" office:value-type="float" office:value="5.27998944002118" calcext:value-type="float">
            <text:p>5.27998944002118</text:p>
          </table:table-cell>
          <table:table-cell table:formula="of:=DEGREES(ATAN(ABS([.F733]-[.C733])/ABS([.E733]-[.B733])))" office:value-type="float" office:value="0.435136934455146" calcext:value-type="float">
            <text:p>0.435136934455146</text:p>
          </table:table-cell>
          <table:table-cell table:formula="of:=SQRT(POWER([.H733];2)+POWER([.I733];2)+POWER([.J733];2))" office:value-type="float" office:value="697.223491787009" calcext:value-type="float">
            <text:p>697.223491787009</text:p>
          </table:table-cell>
        </table:table-row>
        <table:table-row table:style-name="ro1">
          <table:table-cell office:value-type="float" office:value="77.2363" calcext:value-type="float">
            <text:p>77.2363</text:p>
          </table:table-cell>
          <table:table-cell office:value-type="float" office:value="286.011" calcext:value-type="float">
            <text:p>286.011</text:p>
          </table:table-cell>
          <table:table-cell office:value-type="float" office:value="41.9916" calcext:value-type="float">
            <text:p>41.9916</text:p>
          </table:table-cell>
          <table:table-cell office:value-type="float" office:value="78.3009" calcext:value-type="float">
            <text:p>78.3009</text:p>
          </table:table-cell>
          <table:table-cell office:value-type="float" office:value="270.632" calcext:value-type="float">
            <text:p>270.632</text:p>
          </table:table-cell>
          <table:table-cell office:value-type="float" office:value="42.7066" calcext:value-type="float">
            <text:p>42.7066</text:p>
          </table:table-cell>
          <table:table-cell/>
          <table:table-cell table:formula="of:=([.D734]-[.A734])/0.0166667" office:value-type="float" office:value="63.8758722482554" calcext:value-type="float">
            <text:p>63.8758722482554</text:p>
          </table:table-cell>
          <table:table-cell table:formula="of:=ABS([.E734]-[.B734])/0.0166667" office:value-type="float" office:value="922.738154523692" calcext:value-type="float">
            <text:p>922.738154523692</text:p>
          </table:table-cell>
          <table:table-cell table:formula="of:=([.F734]-[.C734])/0.0166667" office:value-type="float" office:value="42.8999142001718" calcext:value-type="float">
            <text:p>42.8999142001718</text:p>
          </table:table-cell>
          <table:table-cell table:formula="of:=DEGREES(ATAN(ABS([.F734]-[.C734])/ABS([.E734]-[.B734])))" office:value-type="float" office:value="2.66187685662394" calcext:value-type="float">
            <text:p>2.66187685662394</text:p>
          </table:table-cell>
          <table:table-cell table:formula="of:=SQRT(POWER([.H734];2)+POWER([.I734];2)+POWER([.J734];2))" office:value-type="float" office:value="925.94072785878" calcext:value-type="float">
            <text:p>925.94072785878</text:p>
          </table:table-cell>
        </table:table-row>
        <table:table-row table:style-name="ro1">
          <table:table-cell office:value-type="float" office:value="77.2363" calcext:value-type="float">
            <text:p>77.2363</text:p>
          </table:table-cell>
          <table:table-cell office:value-type="float" office:value="286.011" calcext:value-type="float">
            <text:p>286.011</text:p>
          </table:table-cell>
          <table:table-cell office:value-type="float" office:value="41.9916" calcext:value-type="float">
            <text:p>41.9916</text:p>
          </table:table-cell>
          <table:table-cell office:value-type="float" office:value="78.1048" calcext:value-type="float">
            <text:p>78.1048</text:p>
          </table:table-cell>
          <table:table-cell office:value-type="float" office:value="274.536" calcext:value-type="float">
            <text:p>274.536</text:p>
          </table:table-cell>
          <table:table-cell office:value-type="float" office:value="41.8238" calcext:value-type="float">
            <text:p>41.8238</text:p>
          </table:table-cell>
          <table:table-cell/>
          <table:table-cell table:formula="of:=([.D735]-[.A735])/0.0166667" office:value-type="float" office:value="52.1098957802083" calcext:value-type="float">
            <text:p>52.1098957802083</text:p>
          </table:table-cell>
          <table:table-cell table:formula="of:=ABS([.E735]-[.B735])/0.0166667" office:value-type="float" office:value="688.498623002755" calcext:value-type="float">
            <text:p>688.498623002755</text:p>
          </table:table-cell>
          <table:table-cell table:formula="of:=([.F735]-[.C735])/0.0166667" office:value-type="float" office:value="-10.0679798640403" calcext:value-type="float">
            <text:p>-10.0679798640403</text:p>
          </table:table-cell>
          <table:table-cell table:formula="of:=DEGREES(ATAN(ABS([.F735]-[.C735])/ABS([.E735]-[.B735])))" office:value-type="float" office:value="0.837781839146474" calcext:value-type="float">
            <text:p>0.837781839146474</text:p>
          </table:table-cell>
          <table:table-cell table:formula="of:=SQRT(POWER([.H735];2)+POWER([.I735];2)+POWER([.J735];2))" office:value-type="float" office:value="690.541207556404" calcext:value-type="float">
            <text:p>690.541207556404</text:p>
          </table:table-cell>
        </table:table-row>
        <table:table-row table:style-name="ro1">
          <table:table-cell office:value-type="float" office:value="76.4931" calcext:value-type="float">
            <text:p>76.4931</text:p>
          </table:table-cell>
          <table:table-cell office:value-type="float" office:value="288.578" calcext:value-type="float">
            <text:p>288.578</text:p>
          </table:table-cell>
          <table:table-cell office:value-type="float" office:value="42.1009" calcext:value-type="float">
            <text:p>42.1009</text:p>
          </table:table-cell>
          <table:table-cell office:value-type="float" office:value="76.88" calcext:value-type="float">
            <text:p>76.88</text:p>
          </table:table-cell>
          <table:table-cell office:value-type="float" office:value="276.833" calcext:value-type="float">
            <text:p>276.833</text:p>
          </table:table-cell>
          <table:table-cell office:value-type="float" office:value="42.4578" calcext:value-type="float">
            <text:p>42.4578</text:p>
          </table:table-cell>
          <table:table-cell/>
          <table:table-cell table:formula="of:=([.D736]-[.A736])/0.0166667" office:value-type="float" office:value="23.2139535720927" calcext:value-type="float">
            <text:p>23.2139535720927</text:p>
          </table:table-cell>
          <table:table-cell table:formula="of:=ABS([.E736]-[.B736])/0.0166667" office:value-type="float" office:value="704.698590602816" calcext:value-type="float">
            <text:p>704.698590602816</text:p>
          </table:table-cell>
          <table:table-cell table:formula="of:=([.F736]-[.C736])/0.0166667" office:value-type="float" office:value="21.4139571720854" calcext:value-type="float">
            <text:p>21.4139571720854</text:p>
          </table:table-cell>
          <table:table-cell table:formula="of:=DEGREES(ATAN(ABS([.F736]-[.C736])/ABS([.E736]-[.B736])))" office:value-type="float" office:value="1.74053410588862" calcext:value-type="float">
            <text:p>1.74053410588862</text:p>
          </table:table-cell>
          <table:table-cell table:formula="of:=SQRT(POWER([.H736];2)+POWER([.I736];2)+POWER([.J736];2))" office:value-type="float" office:value="705.40594610466" calcext:value-type="float">
            <text:p>705.40594610466</text:p>
          </table:table-cell>
        </table:table-row>
        <table:table-row table:style-name="ro1">
          <table:table-cell office:value-type="float" office:value="76.1481" calcext:value-type="float">
            <text:p>76.1481</text:p>
          </table:table-cell>
          <table:table-cell office:value-type="float" office:value="279.571" calcext:value-type="float">
            <text:p>279.571</text:p>
          </table:table-cell>
          <table:table-cell office:value-type="float" office:value="41.2699" calcext:value-type="float">
            <text:p>41.2699</text:p>
          </table:table-cell>
          <table:table-cell office:value-type="float" office:value="76.7566" calcext:value-type="float">
            <text:p>76.7566</text:p>
          </table:table-cell>
          <table:table-cell office:value-type="float" office:value="265.766" calcext:value-type="float">
            <text:p>265.766</text:p>
          </table:table-cell>
          <table:table-cell office:value-type="float" office:value="41.8063" calcext:value-type="float">
            <text:p>41.8063</text:p>
          </table:table-cell>
          <table:table-cell/>
          <table:table-cell table:formula="of:=([.D737]-[.A737])/0.0166667" office:value-type="float" office:value="36.5099269801464" calcext:value-type="float">
            <text:p>36.5099269801464</text:p>
          </table:table-cell>
          <table:table-cell table:formula="of:=ABS([.E737]-[.B737])/0.0166667" office:value-type="float" office:value="828.298343403314" calcext:value-type="float">
            <text:p>828.298343403314</text:p>
          </table:table-cell>
          <table:table-cell table:formula="of:=([.F737]-[.C737])/0.0166667" office:value-type="float" office:value="32.1839356321288" calcext:value-type="float">
            <text:p>32.1839356321288</text:p>
          </table:table-cell>
          <table:table-cell table:formula="of:=DEGREES(ATAN(ABS([.F737]-[.C737])/ABS([.E737]-[.B737])))" office:value-type="float" office:value="2.22513607575523" calcext:value-type="float">
            <text:p>2.22513607575523</text:p>
          </table:table-cell>
          <table:table-cell table:formula="of:=SQRT(POWER([.H737];2)+POWER([.I737];2)+POWER([.J737];2))" office:value-type="float" office:value="829.727019064428" calcext:value-type="float">
            <text:p>829.727019064428</text:p>
          </table:table-cell>
        </table:table-row>
        <table:table-row table:style-name="ro1">
          <table:table-cell office:value-type="float" office:value="76.4672" calcext:value-type="float">
            <text:p>76.4672</text:p>
          </table:table-cell>
          <table:table-cell office:value-type="float" office:value="285.78" calcext:value-type="float">
            <text:p>285.78</text:p>
          </table:table-cell>
          <table:table-cell office:value-type="float" office:value="42.7969" calcext:value-type="float">
            <text:p>42.7969</text:p>
          </table:table-cell>
          <table:table-cell office:value-type="float" office:value="77.3372" calcext:value-type="float">
            <text:p>77.3372</text:p>
          </table:table-cell>
          <table:table-cell office:value-type="float" office:value="272.867" calcext:value-type="float">
            <text:p>272.867</text:p>
          </table:table-cell>
          <table:table-cell office:value-type="float" office:value="43.5875" calcext:value-type="float">
            <text:p>43.5875</text:p>
          </table:table-cell>
          <table:table-cell/>
          <table:table-cell table:formula="of:=([.D738]-[.A738])/0.0166667" office:value-type="float" office:value="52.1998956002082" calcext:value-type="float">
            <text:p>52.1998956002082</text:p>
          </table:table-cell>
          <table:table-cell table:formula="of:=ABS([.E738]-[.B738])/0.0166667" office:value-type="float" office:value="774.778450443096" calcext:value-type="float">
            <text:p>774.778450443096</text:p>
          </table:table-cell>
          <table:table-cell table:formula="of:=([.F738]-[.C738])/0.0166667" office:value-type="float" office:value="47.4359051281896" calcext:value-type="float">
            <text:p>47.4359051281896</text:p>
          </table:table-cell>
          <table:table-cell table:formula="of:=DEGREES(ATAN(ABS([.F738]-[.C738])/ABS([.E738]-[.B738])))" office:value-type="float" office:value="3.50356773043121" calcext:value-type="float">
            <text:p>3.50356773043121</text:p>
          </table:table-cell>
          <table:table-cell table:formula="of:=SQRT(POWER([.H738];2)+POWER([.I738];2)+POWER([.J738];2))" office:value-type="float" office:value="777.982417196564" calcext:value-type="float">
            <text:p>777.982417196564</text:p>
          </table:table-cell>
        </table:table-row>
        <table:table-row table:style-name="ro1">
          <table:table-cell office:value-type="float" office:value="76.7235" calcext:value-type="float">
            <text:p>76.7235</text:p>
          </table:table-cell>
          <table:table-cell office:value-type="float" office:value="285.868" calcext:value-type="float">
            <text:p>285.868</text:p>
          </table:table-cell>
          <table:table-cell office:value-type="float" office:value="42.5269" calcext:value-type="float">
            <text:p>42.5269</text:p>
          </table:table-cell>
          <table:table-cell office:value-type="float" office:value="77.6031" calcext:value-type="float">
            <text:p>77.6031</text:p>
          </table:table-cell>
          <table:table-cell office:value-type="float" office:value="274.302" calcext:value-type="float">
            <text:p>274.302</text:p>
          </table:table-cell>
          <table:table-cell office:value-type="float" office:value="42.8595" calcext:value-type="float">
            <text:p>42.8595</text:p>
          </table:table-cell>
          <table:table-cell/>
          <table:table-cell table:formula="of:=([.D739]-[.A739])/0.0166667" office:value-type="float" office:value="52.7758944482109" calcext:value-type="float">
            <text:p>52.7758944482109</text:p>
          </table:table-cell>
          <table:table-cell table:formula="of:=ABS([.E739]-[.B739])/0.0166667" office:value-type="float" office:value="693.958612082774" calcext:value-type="float">
            <text:p>693.958612082774</text:p>
          </table:table-cell>
          <table:table-cell table:formula="of:=([.F739]-[.C739])/0.0166667" office:value-type="float" office:value="19.9559600880798" calcext:value-type="float">
            <text:p>19.9559600880798</text:p>
          </table:table-cell>
          <table:table-cell table:formula="of:=DEGREES(ATAN(ABS([.F739]-[.C739])/ABS([.E739]-[.B739])))" office:value-type="float" office:value="1.64718363646602" calcext:value-type="float">
            <text:p>1.64718363646602</text:p>
          </table:table-cell>
          <table:table-cell table:formula="of:=SQRT(POWER([.H739];2)+POWER([.I739];2)+POWER([.J739];2))" office:value-type="float" office:value="696.24858395669" calcext:value-type="float">
            <text:p>696.24858395669</text:p>
          </table:table-cell>
        </table:table-row>
        <table:table-row table:style-name="ro1">
          <table:table-cell office:value-type="float" office:value="76.7235" calcext:value-type="float">
            <text:p>76.7235</text:p>
          </table:table-cell>
          <table:table-cell office:value-type="float" office:value="285.873" calcext:value-type="float">
            <text:p>285.873</text:p>
          </table:table-cell>
          <table:table-cell office:value-type="float" office:value="42.5261" calcext:value-type="float">
            <text:p>42.5261</text:p>
          </table:table-cell>
          <table:table-cell office:value-type="float" office:value="77.1027" calcext:value-type="float">
            <text:p>77.1027</text:p>
          </table:table-cell>
          <table:table-cell office:value-type="float" office:value="274.309" calcext:value-type="float">
            <text:p>274.309</text:p>
          </table:table-cell>
          <table:table-cell office:value-type="float" office:value="42.6149" calcext:value-type="float">
            <text:p>42.6149</text:p>
          </table:table-cell>
          <table:table-cell/>
          <table:table-cell table:formula="of:=([.D740]-[.A740])/0.0166667" office:value-type="float" office:value="22.7519544960908" calcext:value-type="float">
            <text:p>22.7519544960908</text:p>
          </table:table-cell>
          <table:table-cell table:formula="of:=ABS([.E740]-[.B740])/0.0166667" office:value-type="float" office:value="693.838612322773" calcext:value-type="float">
            <text:p>693.838612322773</text:p>
          </table:table-cell>
          <table:table-cell table:formula="of:=([.F740]-[.C740])/0.0166667" office:value-type="float" office:value="5.32798934402126" calcext:value-type="float">
            <text:p>5.32798934402126</text:p>
          </table:table-cell>
          <table:table-cell table:formula="of:=DEGREES(ATAN(ABS([.F740]-[.C740])/ABS([.E740]-[.B740])))" office:value-type="float" office:value="0.439965861185428" calcext:value-type="float">
            <text:p>0.439965861185428</text:p>
          </table:table-cell>
          <table:table-cell table:formula="of:=SQRT(POWER([.H740];2)+POWER([.I740];2)+POWER([.J740];2))" office:value-type="float" office:value="694.231992099063" calcext:value-type="float">
            <text:p>694.231992099063</text:p>
          </table:table-cell>
        </table:table-row>
        <table:table-row table:style-name="ro1">
          <table:table-cell office:value-type="float" office:value="76.7791" calcext:value-type="float">
            <text:p>76.7791</text:p>
          </table:table-cell>
          <table:table-cell office:value-type="float" office:value="291.258" calcext:value-type="float">
            <text:p>291.258</text:p>
          </table:table-cell>
          <table:table-cell office:value-type="float" office:value="42.1885" calcext:value-type="float">
            <text:p>42.1885</text:p>
          </table:table-cell>
          <table:table-cell office:value-type="float" office:value="77.6669" calcext:value-type="float">
            <text:p>77.6669</text:p>
          </table:table-cell>
          <table:table-cell office:value-type="float" office:value="279.388" calcext:value-type="float">
            <text:p>279.388</text:p>
          </table:table-cell>
          <table:table-cell office:value-type="float" office:value="42.7906" calcext:value-type="float">
            <text:p>42.7906</text:p>
          </table:table-cell>
          <table:table-cell/>
          <table:table-cell table:formula="of:=([.D741]-[.A741])/0.0166667" office:value-type="float" office:value="53.267893464213" calcext:value-type="float">
            <text:p>53.267893464213</text:p>
          </table:table-cell>
          <table:table-cell table:formula="of:=ABS([.E741]-[.B741])/0.0166667" office:value-type="float" office:value="712.198575602849" calcext:value-type="float">
            <text:p>712.198575602849</text:p>
          </table:table-cell>
          <table:table-cell table:formula="of:=([.F741]-[.C741])/0.0166667" office:value-type="float" office:value="36.1259277481445" calcext:value-type="float">
            <text:p>36.1259277481445</text:p>
          </table:table-cell>
          <table:table-cell table:formula="of:=DEGREES(ATAN(ABS([.F741]-[.C741])/ABS([.E741]-[.B741])))" office:value-type="float" office:value="2.90381188748412" calcext:value-type="float">
            <text:p>2.90381188748412</text:p>
          </table:table-cell>
          <table:table-cell table:formula="of:=SQRT(POWER([.H741];2)+POWER([.I741];2)+POWER([.J741];2))" office:value-type="float" office:value="715.100945475886" calcext:value-type="float">
            <text:p>715.100945475886</text:p>
          </table:table-cell>
        </table:table-row>
        <table:table-row table:style-name="ro1">
          <table:table-cell office:value-type="float" office:value="77.1912" calcext:value-type="float">
            <text:p>77.1912</text:p>
          </table:table-cell>
          <table:table-cell office:value-type="float" office:value="282.125" calcext:value-type="float">
            <text:p>282.125</text:p>
          </table:table-cell>
          <table:table-cell office:value-type="float" office:value="41.8539" calcext:value-type="float">
            <text:p>41.8539</text:p>
          </table:table-cell>
          <table:table-cell office:value-type="float" office:value="77.8049" calcext:value-type="float">
            <text:p>77.8049</text:p>
          </table:table-cell>
          <table:table-cell office:value-type="float" office:value="270.709" calcext:value-type="float">
            <text:p>270.709</text:p>
          </table:table-cell>
          <table:table-cell office:value-type="float" office:value="42.2059" calcext:value-type="float">
            <text:p>42.2059</text:p>
          </table:table-cell>
          <table:table-cell/>
          <table:table-cell table:formula="of:=([.D742]-[.A742])/0.0166667" office:value-type="float" office:value="36.8219263561478" calcext:value-type="float">
            <text:p>36.8219263561478</text:p>
          </table:table-cell>
          <table:table-cell table:formula="of:=ABS([.E742]-[.B742])/0.0166667" office:value-type="float" office:value="684.95863008274" calcext:value-type="float">
            <text:p>684.95863008274</text:p>
          </table:table-cell>
          <table:table-cell table:formula="of:=([.F742]-[.C742])/0.0166667" office:value-type="float" office:value="21.1199577600843" calcext:value-type="float">
            <text:p>21.1199577600843</text:p>
          </table:table-cell>
          <table:table-cell table:formula="of:=DEGREES(ATAN(ABS([.F742]-[.C742])/ABS([.E742]-[.B742])))" office:value-type="float" office:value="1.76609377644315" calcext:value-type="float">
            <text:p>1.76609377644315</text:p>
          </table:table-cell>
          <table:table-cell table:formula="of:=SQRT(POWER([.H742];2)+POWER([.I742];2)+POWER([.J742];2))" office:value-type="float" office:value="686.272709497608" calcext:value-type="float">
            <text:p>686.272709497608</text:p>
          </table:table-cell>
        </table:table-row>
        <table:table-row table:style-name="ro1">
          <table:table-cell office:value-type="float" office:value="77.176" calcext:value-type="float">
            <text:p>77.176</text:p>
          </table:table-cell>
          <table:table-cell office:value-type="float" office:value="280.628" calcext:value-type="float">
            <text:p>280.628</text:p>
          </table:table-cell>
          <table:table-cell office:value-type="float" office:value="42.8484" calcext:value-type="float">
            <text:p>42.8484</text:p>
          </table:table-cell>
          <table:table-cell office:value-type="float" office:value="78.0019" calcext:value-type="float">
            <text:p>78.0019</text:p>
          </table:table-cell>
          <table:table-cell office:value-type="float" office:value="266.863" calcext:value-type="float">
            <text:p>266.863</text:p>
          </table:table-cell>
          <table:table-cell office:value-type="float" office:value="43.0792" calcext:value-type="float">
            <text:p>43.0792</text:p>
          </table:table-cell>
          <table:table-cell/>
          <table:table-cell table:formula="of:=([.D743]-[.A743])/0.0166667" office:value-type="float" office:value="49.5539008921985" calcext:value-type="float">
            <text:p>49.5539008921985</text:p>
          </table:table-cell>
          <table:table-cell table:formula="of:=ABS([.E743]-[.B743])/0.0166667" office:value-type="float" office:value="825.898348203303" calcext:value-type="float">
            <text:p>825.898348203303</text:p>
          </table:table-cell>
          <table:table-cell table:formula="of:=([.F743]-[.C743])/0.0166667" office:value-type="float" office:value="13.8479723040555" calcext:value-type="float">
            <text:p>13.8479723040555</text:p>
          </table:table-cell>
          <table:table-cell table:formula="of:=DEGREES(ATAN(ABS([.F743]-[.C743])/ABS([.E743]-[.B743])))" office:value-type="float" office:value="0.960597666396202" calcext:value-type="float">
            <text:p>0.960597666396202</text:p>
          </table:table-cell>
          <table:table-cell table:formula="of:=SQRT(POWER([.H743];2)+POWER([.I743];2)+POWER([.J743];2))" office:value-type="float" office:value="827.499508758472" calcext:value-type="float">
            <text:p>827.499508758472</text:p>
          </table:table-cell>
        </table:table-row>
        <table:table-row table:style-name="ro1">
          <table:table-cell office:value-type="float" office:value="76.4412" calcext:value-type="float">
            <text:p>76.4412</text:p>
          </table:table-cell>
          <table:table-cell office:value-type="float" office:value="283.197" calcext:value-type="float">
            <text:p>283.197</text:p>
          </table:table-cell>
          <table:table-cell office:value-type="float" office:value="42.6991" calcext:value-type="float">
            <text:p>42.6991</text:p>
          </table:table-cell>
          <table:table-cell office:value-type="float" office:value="76.8248" calcext:value-type="float">
            <text:p>76.8248</text:p>
          </table:table-cell>
          <table:table-cell office:value-type="float" office:value="271.801" calcext:value-type="float">
            <text:p>271.801</text:p>
          </table:table-cell>
          <table:table-cell office:value-type="float" office:value="42.5297" calcext:value-type="float">
            <text:p>42.5297</text:p>
          </table:table-cell>
          <table:table-cell/>
          <table:table-cell table:formula="of:=([.D744]-[.A744])/0.0166667" office:value-type="float" office:value="23.0159539680921" calcext:value-type="float">
            <text:p>23.0159539680921</text:p>
          </table:table-cell>
          <table:table-cell table:formula="of:=ABS([.E744]-[.B744])/0.0166667" office:value-type="float" office:value="683.758632482736" calcext:value-type="float">
            <text:p>683.758632482736</text:p>
          </table:table-cell>
          <table:table-cell table:formula="of:=([.F744]-[.C744])/0.0166667" office:value-type="float" office:value="-10.1639796720408" calcext:value-type="float">
            <text:p>-10.1639796720408</text:p>
          </table:table-cell>
          <table:table-cell table:formula="of:=DEGREES(ATAN(ABS([.F744]-[.C744])/ABS([.E744]-[.B744])))" office:value-type="float" office:value="0.851631296806562" calcext:value-type="float">
            <text:p>0.851631296806562</text:p>
          </table:table-cell>
          <table:table-cell table:formula="of:=SQRT(POWER([.H744];2)+POWER([.I744];2)+POWER([.J744];2))" office:value-type="float" office:value="684.221388232271" calcext:value-type="float">
            <text:p>684.221388232271</text:p>
          </table:table-cell>
        </table:table-row>
        <table:table-row table:style-name="ro1">
          <table:table-cell office:value-type="float" office:value="76.4415" calcext:value-type="float">
            <text:p>76.4415</text:p>
          </table:table-cell>
          <table:table-cell office:value-type="float" office:value="283.075" calcext:value-type="float">
            <text:p>283.075</text:p>
          </table:table-cell>
          <table:table-cell office:value-type="float" office:value="43.2229" calcext:value-type="float">
            <text:p>43.2229</text:p>
          </table:table-cell>
          <table:table-cell office:value-type="float" office:value="77.3224" calcext:value-type="float">
            <text:p>77.3224</text:p>
          </table:table-cell>
          <table:table-cell office:value-type="float" office:value="271.645" calcext:value-type="float">
            <text:p>271.645</text:p>
          </table:table-cell>
          <table:table-cell office:value-type="float" office:value="43.537" calcext:value-type="float">
            <text:p>43.537</text:p>
          </table:table-cell>
          <table:table-cell/>
          <table:table-cell table:formula="of:=([.D745]-[.A745])/0.0166667" office:value-type="float" office:value="52.8538942922112" calcext:value-type="float">
            <text:p>52.8538942922112</text:p>
          </table:table-cell>
          <table:table-cell table:formula="of:=ABS([.E745]-[.B745])/0.0166667" office:value-type="float" office:value="685.798628402744" calcext:value-type="float">
            <text:p>685.798628402744</text:p>
          </table:table-cell>
          <table:table-cell table:formula="of:=([.F745]-[.C745])/0.0166667" office:value-type="float" office:value="18.8459623080752" calcext:value-type="float">
            <text:p>18.8459623080752</text:p>
          </table:table-cell>
          <table:table-cell table:formula="of:=DEGREES(ATAN(ABS([.F745]-[.C745])/ABS([.E745]-[.B745])))" office:value-type="float" office:value="1.57410990770497" calcext:value-type="float">
            <text:p>1.57410990770497</text:p>
          </table:table-cell>
          <table:table-cell table:formula="of:=SQRT(POWER([.H745];2)+POWER([.I745];2)+POWER([.J745];2))" office:value-type="float" office:value="688.090446929947" calcext:value-type="float">
            <text:p>688.090446929947</text:p>
          </table:table-cell>
        </table:table-row>
        <table:table-row table:style-name="ro1">
          <table:table-cell office:value-type="float" office:value="76.1259" calcext:value-type="float">
            <text:p>76.1259</text:p>
          </table:table-cell>
          <table:table-cell office:value-type="float" office:value="276.675" calcext:value-type="float">
            <text:p>276.675</text:p>
          </table:table-cell>
          <table:table-cell office:value-type="float" office:value="42.9887" calcext:value-type="float">
            <text:p>42.9887</text:p>
          </table:table-cell>
          <table:table-cell office:value-type="float" office:value="76.499" calcext:value-type="float">
            <text:p>76.499</text:p>
          </table:table-cell>
          <table:table-cell office:value-type="float" office:value="264.266" calcext:value-type="float">
            <text:p>264.266</text:p>
          </table:table-cell>
          <table:table-cell office:value-type="float" office:value="43.2747" calcext:value-type="float">
            <text:p>43.2747</text:p>
          </table:table-cell>
          <table:table-cell/>
          <table:table-cell table:formula="of:=([.D746]-[.A746])/0.0166667" office:value-type="float" office:value="22.3859552280892" calcext:value-type="float">
            <text:p>22.3859552280892</text:p>
          </table:table-cell>
          <table:table-cell table:formula="of:=ABS([.E746]-[.B746])/0.0166667" office:value-type="float" office:value="744.538510922978" calcext:value-type="float">
            <text:p>744.538510922978</text:p>
          </table:table-cell>
          <table:table-cell table:formula="of:=([.F746]-[.C746])/0.0166667" office:value-type="float" office:value="17.1599656800687" calcext:value-type="float">
            <text:p>17.1599656800687</text:p>
          </table:table-cell>
          <table:table-cell table:formula="of:=DEGREES(ATAN(ABS([.F746]-[.C746])/ABS([.E746]-[.B746])))" office:value-type="float" office:value="1.32030722402264" calcext:value-type="float">
            <text:p>1.32030722402264</text:p>
          </table:table-cell>
          <table:table-cell table:formula="of:=SQRT(POWER([.H746];2)+POWER([.I746];2)+POWER([.J746];2))" office:value-type="float" office:value="745.072606972649" calcext:value-type="float">
            <text:p>745.072606972649</text:p>
          </table:table-cell>
        </table:table-row>
        <table:table-row table:style-name="ro1">
          <table:table-cell office:value-type="float" office:value="76.6423" calcext:value-type="float">
            <text:p>76.6423</text:p>
          </table:table-cell>
          <table:table-cell office:value-type="float" office:value="277.937" calcext:value-type="float">
            <text:p>277.937</text:p>
          </table:table-cell>
          <table:table-cell office:value-type="float" office:value="43.2813" calcext:value-type="float">
            <text:p>43.2813</text:p>
          </table:table-cell>
          <table:table-cell office:value-type="float" office:value="77.2483" calcext:value-type="float">
            <text:p>77.2483</text:p>
          </table:table-cell>
          <table:table-cell office:value-type="float" office:value="265.5" calcext:value-type="float">
            <text:p>265.5</text:p>
          </table:table-cell>
          <table:table-cell office:value-type="float" office:value="43.5525" calcext:value-type="float">
            <text:p>43.5525</text:p>
          </table:table-cell>
          <table:table-cell/>
          <table:table-cell table:formula="of:=([.D747]-[.A747])/0.0166667" office:value-type="float" office:value="36.3599272801451" calcext:value-type="float">
            <text:p>36.3599272801451</text:p>
          </table:table-cell>
          <table:table-cell table:formula="of:=ABS([.E747]-[.B747])/0.0166667" office:value-type="float" office:value="746.218507562986" calcext:value-type="float">
            <text:p>746.218507562986</text:p>
          </table:table-cell>
          <table:table-cell table:formula="of:=([.F747]-[.C747])/0.0166667" office:value-type="float" office:value="16.2719674560651" calcext:value-type="float">
            <text:p>16.2719674560651</text:p>
          </table:table-cell>
          <table:table-cell table:formula="of:=DEGREES(ATAN(ABS([.F747]-[.C747])/ABS([.E747]-[.B747])))" office:value-type="float" office:value="1.24918816833144" calcext:value-type="float">
            <text:p>1.24918816833144</text:p>
          </table:table-cell>
          <table:table-cell table:formula="of:=SQRT(POWER([.H747];2)+POWER([.I747];2)+POWER([.J747];2))" office:value-type="float" office:value="747.280992844217" calcext:value-type="float">
            <text:p>747.280992844217</text:p>
          </table:table-cell>
        </table:table-row>
        <table:table-row table:style-name="ro1">
          <table:table-cell office:value-type="float" office:value="75.9663" calcext:value-type="float">
            <text:p>75.9663</text:p>
          </table:table-cell>
          <table:table-cell office:value-type="float" office:value="287.109" calcext:value-type="float">
            <text:p>287.109</text:p>
          </table:table-cell>
          <table:table-cell office:value-type="float" office:value="42.5922" calcext:value-type="float">
            <text:p>42.5922</text:p>
          </table:table-cell>
          <table:table-cell office:value-type="float" office:value="76.3649" calcext:value-type="float">
            <text:p>76.3649</text:p>
          </table:table-cell>
          <table:table-cell office:value-type="float" office:value="275.383" calcext:value-type="float">
            <text:p>275.383</text:p>
          </table:table-cell>
          <table:table-cell office:value-type="float" office:value="43.1934" calcext:value-type="float">
            <text:p>43.1934</text:p>
          </table:table-cell>
          <table:table-cell/>
          <table:table-cell table:formula="of:=([.D748]-[.A748])/0.0166667" office:value-type="float" office:value="23.9159521680958" calcext:value-type="float">
            <text:p>23.9159521680958</text:p>
          </table:table-cell>
          <table:table-cell table:formula="of:=ABS([.E748]-[.B748])/0.0166667" office:value-type="float" office:value="703.558592882814" calcext:value-type="float">
            <text:p>703.558592882814</text:p>
          </table:table-cell>
          <table:table-cell table:formula="of:=([.F748]-[.C748])/0.0166667" office:value-type="float" office:value="36.0719278561442" calcext:value-type="float">
            <text:p>36.0719278561442</text:p>
          </table:table-cell>
          <table:table-cell table:formula="of:=DEGREES(ATAN(ABS([.F748]-[.C748])/ABS([.E748]-[.B748])))" office:value-type="float" office:value="2.93502365929587" calcext:value-type="float">
            <text:p>2.93502365929587</text:p>
          </table:table-cell>
          <table:table-cell table:formula="of:=SQRT(POWER([.H748];2)+POWER([.I748];2)+POWER([.J748];2))" office:value-type="float" office:value="704.888537548037" calcext:value-type="float">
            <text:p>704.888537548037</text:p>
          </table:table-cell>
        </table:table-row>
        <table:table-row table:style-name="ro1">
          <table:table-cell office:value-type="float" office:value="76.4413" calcext:value-type="float">
            <text:p>76.4413</text:p>
          </table:table-cell>
          <table:table-cell office:value-type="float" office:value="283.125" calcext:value-type="float">
            <text:p>283.125</text:p>
          </table:table-cell>
          <table:table-cell office:value-type="float" office:value="42.9627" calcext:value-type="float">
            <text:p>42.9627</text:p>
          </table:table-cell>
          <table:table-cell office:value-type="float" office:value="76.5889" calcext:value-type="float">
            <text:p>76.5889</text:p>
          </table:table-cell>
          <table:table-cell office:value-type="float" office:value="272.951" calcext:value-type="float">
            <text:p>272.951</text:p>
          </table:table-cell>
          <table:table-cell office:value-type="float" office:value="42.8393" calcext:value-type="float">
            <text:p>42.8393</text:p>
          </table:table-cell>
          <table:table-cell/>
          <table:table-cell table:formula="of:=([.D749]-[.A749])/0.0166667" office:value-type="float" office:value="8.85598228803525" calcext:value-type="float">
            <text:p>8.85598228803525</text:p>
          </table:table-cell>
          <table:table-cell table:formula="of:=ABS([.E749]-[.B749])/0.0166667" office:value-type="float" office:value="610.43877912244" calcext:value-type="float">
            <text:p>610.43877912244</text:p>
          </table:table-cell>
          <table:table-cell table:formula="of:=([.F749]-[.C749])/0.0166667" office:value-type="float" office:value="-7.40398519202941" calcext:value-type="float">
            <text:p>-7.40398519202941</text:p>
          </table:table-cell>
          <table:table-cell table:formula="of:=DEGREES(ATAN(ABS([.F749]-[.C749])/ABS([.E749]-[.B749])))" office:value-type="float" office:value="0.69490392322499" calcext:value-type="float">
            <text:p>0.69490392322499</text:p>
          </table:table-cell>
          <table:table-cell table:formula="of:=SQRT(POWER([.H749];2)+POWER([.I749];2)+POWER([.J749];2))" office:value-type="float" office:value="610.547910057438" calcext:value-type="float">
            <text:p>610.547910057438</text:p>
          </table:table-cell>
        </table:table-row>
        <table:table-row table:style-name="ro1">
          <table:table-cell office:value-type="float" office:value="76.9796" calcext:value-type="float">
            <text:p>76.9796</text:p>
          </table:table-cell>
          <table:table-cell office:value-type="float" office:value="285.872" calcext:value-type="float">
            <text:p>285.872</text:p>
          </table:table-cell>
          <table:table-cell office:value-type="float" office:value="42.5239" calcext:value-type="float">
            <text:p>42.5239</text:p>
          </table:table-cell>
          <table:table-cell office:value-type="float" office:value="77.8195" calcext:value-type="float">
            <text:p>77.8195</text:p>
          </table:table-cell>
          <table:table-cell office:value-type="float" office:value="271.669" calcext:value-type="float">
            <text:p>271.669</text:p>
          </table:table-cell>
          <table:table-cell office:value-type="float" office:value="43.5285" calcext:value-type="float">
            <text:p>43.5285</text:p>
          </table:table-cell>
          <table:table-cell/>
          <table:table-cell table:formula="of:=([.D750]-[.A750])/0.0166667" office:value-type="float" office:value="50.3938992122016" calcext:value-type="float">
            <text:p>50.3938992122016</text:p>
          </table:table-cell>
          <table:table-cell table:formula="of:=ABS([.E750]-[.B750])/0.0166667" office:value-type="float" office:value="852.178295643411" calcext:value-type="float">
            <text:p>852.178295643411</text:p>
          </table:table-cell>
          <table:table-cell table:formula="of:=([.F750]-[.C750])/0.0166667" office:value-type="float" office:value="60.2758794482413" calcext:value-type="float">
            <text:p>60.2758794482413</text:p>
          </table:table-cell>
          <table:table-cell table:formula="of:=DEGREES(ATAN(ABS([.F750]-[.C750])/ABS([.E750]-[.B750])))" office:value-type="float" office:value="4.04588033328372" calcext:value-type="float">
            <text:p>4.04588033328372</text:p>
          </table:table-cell>
          <table:table-cell table:formula="of:=SQRT(POWER([.H750];2)+POWER([.I750];2)+POWER([.J750];2))" office:value-type="float" office:value="855.792366340561" calcext:value-type="float">
            <text:p>855.792366340561</text:p>
          </table:table-cell>
        </table:table-row>
        <table:table-row table:style-name="ro1">
          <table:table-cell office:value-type="float" office:value="77.683" calcext:value-type="float">
            <text:p>77.683</text:p>
          </table:table-cell>
          <table:table-cell office:value-type="float" office:value="280.658" calcext:value-type="float">
            <text:p>280.658</text:p>
          </table:table-cell>
          <table:table-cell office:value-type="float" office:value="42.8389" calcext:value-type="float">
            <text:p>42.8389</text:p>
          </table:table-cell>
          <table:table-cell office:value-type="float" office:value="78.7593" calcext:value-type="float">
            <text:p>78.7593</text:p>
          </table:table-cell>
          <table:table-cell office:value-type="float" office:value="268.137" calcext:value-type="float">
            <text:p>268.137</text:p>
          </table:table-cell>
          <table:table-cell office:value-type="float" office:value="43.1089" calcext:value-type="float">
            <text:p>43.1089</text:p>
          </table:table-cell>
          <table:table-cell/>
          <table:table-cell table:formula="of:=([.D751]-[.A751])/0.0166667" office:value-type="float" office:value="64.5778708442577" calcext:value-type="float">
            <text:p>64.5778708442577</text:p>
          </table:table-cell>
          <table:table-cell table:formula="of:=ABS([.E751]-[.B751])/0.0166667" office:value-type="float" office:value="751.258497483006" calcext:value-type="float">
            <text:p>751.258497483006</text:p>
          </table:table-cell>
          <table:table-cell table:formula="of:=([.F751]-[.C751])/0.0166667" office:value-type="float" office:value="16.1999676000646" calcext:value-type="float">
            <text:p>16.1999676000646</text:p>
          </table:table-cell>
          <table:table-cell table:formula="of:=DEGREES(ATAN(ABS([.F751]-[.C751])/ABS([.E751]-[.B751])))" office:value-type="float" office:value="1.23532172574076" calcext:value-type="float">
            <text:p>1.23532172574076</text:p>
          </table:table-cell>
          <table:table-cell table:formula="of:=SQRT(POWER([.H751];2)+POWER([.I751];2)+POWER([.J751];2))" office:value-type="float" office:value="754.202937141884" calcext:value-type="float">
            <text:p>754.202937141884</text:p>
          </table:table-cell>
        </table:table-row>
        <table:table-row table:style-name="ro1">
          <table:table-cell office:value-type="float" office:value="75.7423" calcext:value-type="float">
            <text:p>75.7423</text:p>
          </table:table-cell>
          <table:table-cell office:value-type="float" office:value="291.172" calcext:value-type="float">
            <text:p>291.172</text:p>
          </table:table-cell>
          <table:table-cell office:value-type="float" office:value="42.2115" calcext:value-type="float">
            <text:p>42.2115</text:p>
          </table:table-cell>
          <table:table-cell office:value-type="float" office:value="76.6289" calcext:value-type="float">
            <text:p>76.6289</text:p>
          </table:table-cell>
          <table:table-cell office:value-type="float" office:value="276.6" calcext:value-type="float">
            <text:p>276.6</text:p>
          </table:table-cell>
          <table:table-cell office:value-type="float" office:value="43.494" calcext:value-type="float">
            <text:p>43.494</text:p>
          </table:table-cell>
          <table:table-cell/>
          <table:table-cell table:formula="of:=([.D752]-[.A752])/0.0166667" office:value-type="float" office:value="53.1958936082129" calcext:value-type="float">
            <text:p>53.1958936082129</text:p>
          </table:table-cell>
          <table:table-cell table:formula="of:=ABS([.E752]-[.B752])/0.0166667" office:value-type="float" office:value="874.318251363497" calcext:value-type="float">
            <text:p>874.318251363497</text:p>
          </table:table-cell>
          <table:table-cell table:formula="of:=([.F752]-[.C752])/0.0166667" office:value-type="float" office:value="76.9498461003077" calcext:value-type="float">
            <text:p>76.9498461003077</text:p>
          </table:table-cell>
          <table:table-cell table:formula="of:=DEGREES(ATAN(ABS([.F752]-[.C752])/ABS([.E752]-[.B752])))" office:value-type="float" office:value="5.02971345903587" calcext:value-type="float">
            <text:p>5.02971345903587</text:p>
          </table:table-cell>
          <table:table-cell table:formula="of:=SQRT(POWER([.H752];2)+POWER([.I752];2)+POWER([.J752];2))" office:value-type="float" office:value="879.308527525442" calcext:value-type="float">
            <text:p>879.308527525442</text:p>
          </table:table-cell>
        </table:table-row>
        <table:table-row table:style-name="ro1">
          <table:table-cell office:value-type="float" office:value="76.5195" calcext:value-type="float">
            <text:p>76.5195</text:p>
          </table:table-cell>
          <table:table-cell office:value-type="float" office:value="291.346" calcext:value-type="float">
            <text:p>291.346</text:p>
          </table:table-cell>
          <table:table-cell office:value-type="float" office:value="41.6636" calcext:value-type="float">
            <text:p>41.6636</text:p>
          </table:table-cell>
          <table:table-cell office:value-type="float" office:value="77.1464" calcext:value-type="float">
            <text:p>77.1464</text:p>
          </table:table-cell>
          <table:table-cell office:value-type="float" office:value="278.168" calcext:value-type="float">
            <text:p>278.168</text:p>
          </table:table-cell>
          <table:table-cell office:value-type="float" office:value="42.2402" calcext:value-type="float">
            <text:p>42.2402</text:p>
          </table:table-cell>
          <table:table-cell/>
          <table:table-cell table:formula="of:=([.D753]-[.A753])/0.0166667" office:value-type="float" office:value="37.6139247721508" calcext:value-type="float">
            <text:p>37.6139247721508</text:p>
          </table:table-cell>
          <table:table-cell table:formula="of:=ABS([.E753]-[.B753])/0.0166667" office:value-type="float" office:value="790.678418643163" calcext:value-type="float">
            <text:p>790.678418643163</text:p>
          </table:table-cell>
          <table:table-cell table:formula="of:=([.F753]-[.C753])/0.0166667" office:value-type="float" office:value="34.5959308081383" calcext:value-type="float">
            <text:p>34.5959308081383</text:p>
          </table:table-cell>
          <table:table-cell table:formula="of:=DEGREES(ATAN(ABS([.F753]-[.C753])/ABS([.E753]-[.B753])))" office:value-type="float" office:value="2.50536408778642" calcext:value-type="float">
            <text:p>2.50536408778642</text:p>
          </table:table-cell>
          <table:table-cell table:formula="of:=SQRT(POWER([.H753];2)+POWER([.I753];2)+POWER([.J753];2))" office:value-type="float" office:value="792.328244778197" calcext:value-type="float">
            <text:p>792.328244778197</text:p>
          </table:table-cell>
        </table:table-row>
        <table:table-row table:style-name="ro1">
          <table:table-cell office:value-type="float" office:value="76.2107" calcext:value-type="float">
            <text:p>76.2107</text:p>
          </table:table-cell>
          <table:table-cell office:value-type="float" office:value="285.81" calcext:value-type="float">
            <text:p>285.81</text:p>
          </table:table-cell>
          <table:table-cell office:value-type="float" office:value="42.5408" calcext:value-type="float">
            <text:p>42.5408</text:p>
          </table:table-cell>
          <table:table-cell office:value-type="float" office:value="76.6021" calcext:value-type="float">
            <text:p>76.6021</text:p>
          </table:table-cell>
          <table:table-cell office:value-type="float" office:value="274.197" calcext:value-type="float">
            <text:p>274.197</text:p>
          </table:table-cell>
          <table:table-cell office:value-type="float" office:value="42.8856" calcext:value-type="float">
            <text:p>42.8856</text:p>
          </table:table-cell>
          <table:table-cell/>
          <table:table-cell table:formula="of:=([.D754]-[.A754])/0.0166667" office:value-type="float" office:value="23.4839530320942" calcext:value-type="float">
            <text:p>23.4839530320942</text:p>
          </table:table-cell>
          <table:table-cell table:formula="of:=ABS([.E754]-[.B754])/0.0166667" office:value-type="float" office:value="696.778606442787" calcext:value-type="float">
            <text:p>696.778606442787</text:p>
          </table:table-cell>
          <table:table-cell table:formula="of:=([.F754]-[.C754])/0.0166667" office:value-type="float" office:value="20.6879586240827" calcext:value-type="float">
            <text:p>20.6879586240827</text:p>
          </table:table-cell>
          <table:table-cell table:formula="of:=DEGREES(ATAN(ABS([.F754]-[.C754])/ABS([.E754]-[.B754])))" office:value-type="float" office:value="1.7006615588838" calcext:value-type="float">
            <text:p>1.7006615588838</text:p>
          </table:table-cell>
          <table:table-cell table:formula="of:=SQRT(POWER([.H754];2)+POWER([.I754];2)+POWER([.J754];2))" office:value-type="float" office:value="697.481120947655" calcext:value-type="float">
            <text:p>697.481120947655</text:p>
          </table:table-cell>
        </table:table-row>
        <table:table-row table:style-name="ro1">
          <table:table-cell office:value-type="float" office:value="76.5196" calcext:value-type="float">
            <text:p>76.5196</text:p>
          </table:table-cell>
          <table:table-cell office:value-type="float" office:value="291.287" calcext:value-type="float">
            <text:p>291.287</text:p>
          </table:table-cell>
          <table:table-cell office:value-type="float" office:value="41.9297" calcext:value-type="float">
            <text:p>41.9297</text:p>
          </table:table-cell>
          <table:table-cell office:value-type="float" office:value="77.3985" calcext:value-type="float">
            <text:p>77.3985</text:p>
          </table:table-cell>
          <table:table-cell office:value-type="float" office:value="278.088" calcext:value-type="float">
            <text:p>278.088</text:p>
          </table:table-cell>
          <table:table-cell office:value-type="float" office:value="42.7508" calcext:value-type="float">
            <text:p>42.7508</text:p>
          </table:table-cell>
          <table:table-cell/>
          <table:table-cell table:formula="of:=([.D755]-[.A755])/0.0166667" office:value-type="float" office:value="52.733894532211" calcext:value-type="float">
            <text:p>52.733894532211</text:p>
          </table:table-cell>
          <table:table-cell table:formula="of:=ABS([.E755]-[.B755])/0.0166667" office:value-type="float" office:value="791.938416123165" calcext:value-type="float">
            <text:p>791.938416123165</text:p>
          </table:table-cell>
          <table:table-cell table:formula="of:=([.F755]-[.C755])/0.0166667" office:value-type="float" office:value="49.2659014681971" calcext:value-type="float">
            <text:p>49.2659014681971</text:p>
          </table:table-cell>
          <table:table-cell table:formula="of:=DEGREES(ATAN(ABS([.F755]-[.C755])/ABS([.E755]-[.B755])))" office:value-type="float" office:value="3.5597406196408" calcext:value-type="float">
            <text:p>3.5597406196408</text:p>
          </table:table-cell>
          <table:table-cell table:formula="of:=SQRT(POWER([.H755];2)+POWER([.I755];2)+POWER([.J755];2))" office:value-type="float" office:value="795.219748001567" calcext:value-type="float">
            <text:p>795.219748001567</text:p>
          </table:table-cell>
        </table:table-row>
        <table:table-row table:style-name="ro1">
          <table:table-cell office:value-type="float" office:value="76.737" calcext:value-type="float">
            <text:p>76.737</text:p>
          </table:table-cell>
          <table:table-cell office:value-type="float" office:value="287.276" calcext:value-type="float">
            <text:p>287.276</text:p>
          </table:table-cell>
          <table:table-cell office:value-type="float" office:value="42.0498" calcext:value-type="float">
            <text:p>42.0498</text:p>
          </table:table-cell>
          <table:table-cell office:value-type="float" office:value="77.368" calcext:value-type="float">
            <text:p>77.368</text:p>
          </table:table-cell>
          <table:table-cell office:value-type="float" office:value="275.614" calcext:value-type="float">
            <text:p>275.614</text:p>
          </table:table-cell>
          <table:table-cell office:value-type="float" office:value="42.4012" calcext:value-type="float">
            <text:p>42.4012</text:p>
          </table:table-cell>
          <table:table-cell/>
          <table:table-cell table:formula="of:=([.D756]-[.A756])/0.0166667" office:value-type="float" office:value="37.8599242801515" calcext:value-type="float">
            <text:p>37.8599242801515</text:p>
          </table:table-cell>
          <table:table-cell table:formula="of:=ABS([.E756]-[.B756])/0.0166667" office:value-type="float" office:value="699.718600562801" calcext:value-type="float">
            <text:p>699.718600562801</text:p>
          </table:table-cell>
          <table:table-cell table:formula="of:=([.F756]-[.C756])/0.0166667" office:value-type="float" office:value="21.0839578320847" calcext:value-type="float">
            <text:p>21.0839578320847</text:p>
          </table:table-cell>
          <table:table-cell table:formula="of:=DEGREES(ATAN(ABS([.F756]-[.C756])/ABS([.E756]-[.B756])))" office:value-type="float" office:value="1.72591723767606" calcext:value-type="float">
            <text:p>1.72591723767606</text:p>
          </table:table-cell>
          <table:table-cell table:formula="of:=SQRT(POWER([.H756];2)+POWER([.I756];2)+POWER([.J756];2))" office:value-type="float" office:value="701.059217982282" calcext:value-type="float">
            <text:p>701.059217982282</text:p>
          </table:table-cell>
        </table:table-row>
        <table:table-row table:style-name="ro1">
          <table:table-cell office:value-type="float" office:value="76.908" calcext:value-type="float">
            <text:p>76.908</text:p>
          </table:table-cell>
          <table:table-cell office:value-type="float" office:value="279.747" calcext:value-type="float">
            <text:p>279.747</text:p>
          </table:table-cell>
          <table:table-cell office:value-type="float" office:value="40.7315" calcext:value-type="float">
            <text:p>40.7315</text:p>
          </table:table-cell>
          <table:table-cell office:value-type="float" office:value="77.5263" calcext:value-type="float">
            <text:p>77.5263</text:p>
          </table:table-cell>
          <table:table-cell office:value-type="float" office:value="268.521" calcext:value-type="float">
            <text:p>268.521</text:p>
          </table:table-cell>
          <table:table-cell office:value-type="float" office:value="40.6018" calcext:value-type="float">
            <text:p>40.6018</text:p>
          </table:table-cell>
          <table:table-cell/>
          <table:table-cell table:formula="of:=([.D757]-[.A757])/0.0166667" office:value-type="float" office:value="37.0979258041487" calcext:value-type="float">
            <text:p>37.0979258041487</text:p>
          </table:table-cell>
          <table:table-cell table:formula="of:=ABS([.E757]-[.B757])/0.0166667" office:value-type="float" office:value="673.558652882694" calcext:value-type="float">
            <text:p>673.558652882694</text:p>
          </table:table-cell>
          <table:table-cell table:formula="of:=([.F757]-[.C757])/0.0166667" office:value-type="float" office:value="-7.78198443603111" calcext:value-type="float">
            <text:p>-7.78198443603111</text:p>
          </table:table-cell>
          <table:table-cell table:formula="of:=DEGREES(ATAN(ABS([.F757]-[.C757])/ABS([.E757]-[.B757])))" office:value-type="float" office:value="0.661939424306814" calcext:value-type="float">
            <text:p>0.661939424306814</text:p>
          </table:table-cell>
          <table:table-cell table:formula="of:=SQRT(POWER([.H757];2)+POWER([.I757];2)+POWER([.J757];2))" office:value-type="float" office:value="674.62439494424" calcext:value-type="float">
            <text:p>674.62439494424</text:p>
          </table:table-cell>
        </table:table-row>
        <table:table-row table:style-name="ro1">
          <table:table-cell office:value-type="float" office:value="76.4799" calcext:value-type="float">
            <text:p>76.4799</text:p>
          </table:table-cell>
          <table:table-cell office:value-type="float" office:value="287.256" calcext:value-type="float">
            <text:p>287.256</text:p>
          </table:table-cell>
          <table:table-cell office:value-type="float" office:value="42.0554" calcext:value-type="float">
            <text:p>42.0554</text:p>
          </table:table-cell>
          <table:table-cell office:value-type="float" office:value="76.88" calcext:value-type="float">
            <text:p>76.88</text:p>
          </table:table-cell>
          <table:table-cell office:value-type="float" office:value="276.881" calcext:value-type="float">
            <text:p>276.881</text:p>
          </table:table-cell>
          <table:table-cell office:value-type="float" office:value="42.2007" calcext:value-type="float">
            <text:p>42.2007</text:p>
          </table:table-cell>
          <table:table-cell/>
          <table:table-cell table:formula="of:=([.D758]-[.A758])/0.0166667" office:value-type="float" office:value="24.0059519880957" calcext:value-type="float">
            <text:p>24.0059519880957</text:p>
          </table:table-cell>
          <table:table-cell table:formula="of:=ABS([.E758]-[.B758])/0.0166667" office:value-type="float" office:value="622.49875500249" calcext:value-type="float">
            <text:p>622.49875500249</text:p>
          </table:table-cell>
          <table:table-cell table:formula="of:=([.F758]-[.C758])/0.0166667" office:value-type="float" office:value="8.7179825640348" calcext:value-type="float">
            <text:p>8.7179825640348</text:p>
          </table:table-cell>
          <table:table-cell table:formula="of:=DEGREES(ATAN(ABS([.F758]-[.C758])/ABS([.E758]-[.B758])))" office:value-type="float" office:value="0.802364582915878" calcext:value-type="float">
            <text:p>0.802364582915878</text:p>
          </table:table-cell>
          <table:table-cell table:formula="of:=SQRT(POWER([.H758];2)+POWER([.I758];2)+POWER([.J758];2))" office:value-type="float" office:value="623.022462621126" calcext:value-type="float">
            <text:p>623.022462621126</text:p>
          </table:table-cell>
        </table:table-row>
        <table:table-row table:style-name="ro1">
          <table:table-cell office:value-type="float" office:value="77.1317" calcext:value-type="float">
            <text:p>77.1317</text:p>
          </table:table-cell>
          <table:table-cell office:value-type="float" office:value="276.766" calcext:value-type="float">
            <text:p>276.766</text:p>
          </table:table-cell>
          <table:table-cell office:value-type="float" office:value="42.965" calcext:value-type="float">
            <text:p>42.965</text:p>
          </table:table-cell>
          <table:table-cell office:value-type="float" office:value="77.7237" calcext:value-type="float">
            <text:p>77.7237</text:p>
          </table:table-cell>
          <table:table-cell office:value-type="float" office:value="264.388" calcext:value-type="float">
            <text:p>264.388</text:p>
          </table:table-cell>
          <table:table-cell office:value-type="float" office:value="43.2435" calcext:value-type="float">
            <text:p>43.2435</text:p>
          </table:table-cell>
          <table:table-cell/>
          <table:table-cell table:formula="of:=([.D759]-[.A759])/0.0166667" office:value-type="float" office:value="35.519928960142" calcext:value-type="float">
            <text:p>35.519928960142</text:p>
          </table:table-cell>
          <table:table-cell table:formula="of:=ABS([.E759]-[.B759])/0.0166667" office:value-type="float" office:value="742.678514642973" calcext:value-type="float">
            <text:p>742.678514642973</text:p>
          </table:table-cell>
          <table:table-cell table:formula="of:=([.F759]-[.C759])/0.0166667" office:value-type="float" office:value="16.7099665800665" calcext:value-type="float">
            <text:p>16.7099665800665</text:p>
          </table:table-cell>
          <table:table-cell table:formula="of:=DEGREES(ATAN(ABS([.F759]-[.C759])/ABS([.E759]-[.B759])))" office:value-type="float" office:value="1.28891442769829" calcext:value-type="float">
            <text:p>1.28891442769829</text:p>
          </table:table-cell>
          <table:table-cell table:formula="of:=SQRT(POWER([.H759];2)+POWER([.I759];2)+POWER([.J759];2))" office:value-type="float" office:value="743.715176965439" calcext:value-type="float">
            <text:p>743.715176965439</text:p>
          </table:table-cell>
        </table:table-row>
        <table:table-row table:style-name="ro1">
          <table:table-cell office:value-type="float" office:value="76.9225" calcext:value-type="float">
            <text:p>76.9225</text:p>
          </table:table-cell>
          <table:table-cell office:value-type="float" office:value="280.83" calcext:value-type="float">
            <text:p>280.83</text:p>
          </table:table-cell>
          <table:table-cell office:value-type="float" office:value="41.813" calcext:value-type="float">
            <text:p>41.813</text:p>
          </table:table-cell>
          <table:table-cell office:value-type="float" office:value="77.7732" calcext:value-type="float">
            <text:p>77.7732</text:p>
          </table:table-cell>
          <table:table-cell office:value-type="float" office:value="268.357" calcext:value-type="float">
            <text:p>268.357</text:p>
          </table:table-cell>
          <table:table-cell office:value-type="float" office:value="41.6103" calcext:value-type="float">
            <text:p>41.6103</text:p>
          </table:table-cell>
          <table:table-cell/>
          <table:table-cell table:formula="of:=([.D760]-[.A760])/0.0166667" office:value-type="float" office:value="51.0418979162044" calcext:value-type="float">
            <text:p>51.0418979162044</text:p>
          </table:table-cell>
          <table:table-cell table:formula="of:=ABS([.E760]-[.B760])/0.0166667" office:value-type="float" office:value="748.378503242991" calcext:value-type="float">
            <text:p>748.378503242991</text:p>
          </table:table-cell>
          <table:table-cell table:formula="of:=([.F760]-[.C760])/0.0166667" office:value-type="float" office:value="-12.1619756760487" calcext:value-type="float">
            <text:p>-12.1619756760487</text:p>
          </table:table-cell>
          <table:table-cell table:formula="of:=DEGREES(ATAN(ABS([.F760]-[.C760])/ABS([.E760]-[.B760])))" office:value-type="float" office:value="0.931037622819295" calcext:value-type="float">
            <text:p>0.931037622819295</text:p>
          </table:table-cell>
          <table:table-cell table:formula="of:=SQRT(POWER([.H760];2)+POWER([.I760];2)+POWER([.J760];2))" office:value-type="float" office:value="750.215684394463" calcext:value-type="float">
            <text:p>750.215684394463</text:p>
          </table:table-cell>
        </table:table-row>
        <table:table-row table:style-name="ro1">
          <table:table-cell office:value-type="float" office:value="76.4541" calcext:value-type="float">
            <text:p>76.4541</text:p>
          </table:table-cell>
          <table:table-cell office:value-type="float" office:value="284.544" calcext:value-type="float">
            <text:p>284.544</text:p>
          </table:table-cell>
          <table:table-cell office:value-type="float" office:value="42.4854" calcext:value-type="float">
            <text:p>42.4854</text:p>
          </table:table-cell>
          <table:table-cell office:value-type="float" office:value="76.8524" calcext:value-type="float">
            <text:p>76.8524</text:p>
          </table:table-cell>
          <table:table-cell office:value-type="float" office:value="274.286" calcext:value-type="float">
            <text:p>274.286</text:p>
          </table:table-cell>
          <table:table-cell office:value-type="float" office:value="42.6208" calcext:value-type="float">
            <text:p>42.6208</text:p>
          </table:table-cell>
          <table:table-cell/>
          <table:table-cell table:formula="of:=([.D761]-[.A761])/0.0166667" office:value-type="float" office:value="23.897952204096" calcext:value-type="float">
            <text:p>23.897952204096</text:p>
          </table:table-cell>
          <table:table-cell table:formula="of:=ABS([.E761]-[.B761])/0.0166667" office:value-type="float" office:value="615.478769042461" calcext:value-type="float">
            <text:p>615.478769042461</text:p>
          </table:table-cell>
          <table:table-cell table:formula="of:=([.F761]-[.C761])/0.0166667" office:value-type="float" office:value="8.12398375203275" calcext:value-type="float">
            <text:p>8.12398375203275</text:p>
          </table:table-cell>
          <table:table-cell table:formula="of:=DEGREES(ATAN(ABS([.F761]-[.C761])/ABS([.E761]-[.B761])))" office:value-type="float" office:value="0.75622909481261" calcext:value-type="float">
            <text:p>0.75622909481261</text:p>
          </table:table-cell>
          <table:table-cell table:formula="of:=SQRT(POWER([.H761];2)+POWER([.I761];2)+POWER([.J761];2))" office:value-type="float" office:value="615.996125291041" calcext:value-type="float">
            <text:p>615.996125291041</text:p>
          </table:table-cell>
        </table:table-row>
        <table:table-row table:style-name="ro1">
          <table:table-cell office:value-type="float" office:value="77.176" calcext:value-type="float">
            <text:p>77.176</text:p>
          </table:table-cell>
          <table:table-cell office:value-type="float" office:value="280.628" calcext:value-type="float">
            <text:p>280.628</text:p>
          </table:table-cell>
          <table:table-cell office:value-type="float" office:value="42.8484" calcext:value-type="float">
            <text:p>42.8484</text:p>
          </table:table-cell>
          <table:table-cell office:value-type="float" office:value="78.0016" calcext:value-type="float">
            <text:p>78.0016</text:p>
          </table:table-cell>
          <table:table-cell office:value-type="float" office:value="266.82" calcext:value-type="float">
            <text:p>266.82</text:p>
          </table:table-cell>
          <table:table-cell office:value-type="float" office:value="43.3305" calcext:value-type="float">
            <text:p>43.3305</text:p>
          </table:table-cell>
          <table:table-cell/>
          <table:table-cell table:formula="of:=([.D762]-[.A762])/0.0166667" office:value-type="float" office:value="49.5359009281978" calcext:value-type="float">
            <text:p>49.5359009281978</text:p>
          </table:table-cell>
          <table:table-cell table:formula="of:=ABS([.E762]-[.B762])/0.0166667" office:value-type="float" office:value="828.478343043314" calcext:value-type="float">
            <text:p>828.478343043314</text:p>
          </table:table-cell>
          <table:table-cell table:formula="of:=([.F762]-[.C762])/0.0166667" office:value-type="float" office:value="28.9259421481159" calcext:value-type="float">
            <text:p>28.9259421481159</text:p>
          </table:table-cell>
          <table:table-cell table:formula="of:=DEGREES(ATAN(ABS([.F762]-[.C762])/ABS([.E762]-[.B762])))" office:value-type="float" office:value="1.99964364235579" calcext:value-type="float">
            <text:p>1.99964364235579</text:p>
          </table:table-cell>
          <table:table-cell table:formula="of:=SQRT(POWER([.H762];2)+POWER([.I762];2)+POWER([.J762];2))" office:value-type="float" office:value="830.461847709887" calcext:value-type="float">
            <text:p>830.461847709887</text:p>
          </table:table-cell>
        </table:table-row>
        <table:table-row table:style-name="ro1">
          <table:table-cell office:value-type="float" office:value="76.1984" calcext:value-type="float">
            <text:p>76.1984</text:p>
          </table:table-cell>
          <table:table-cell office:value-type="float" office:value="284.522" calcext:value-type="float">
            <text:p>284.522</text:p>
          </table:table-cell>
          <table:table-cell office:value-type="float" office:value="42.4912" calcext:value-type="float">
            <text:p>42.4912</text:p>
          </table:table-cell>
          <table:table-cell office:value-type="float" office:value="76.8384" calcext:value-type="float">
            <text:p>76.8384</text:p>
          </table:table-cell>
          <table:table-cell office:value-type="float" office:value="273.082" calcext:value-type="float">
            <text:p>273.082</text:p>
          </table:table-cell>
          <table:table-cell office:value-type="float" office:value="42.3209" calcext:value-type="float">
            <text:p>42.3209</text:p>
          </table:table-cell>
          <table:table-cell/>
          <table:table-cell table:formula="of:=([.D763]-[.A763])/0.0166667" office:value-type="float" office:value="38.3999232001536" calcext:value-type="float">
            <text:p>38.3999232001536</text:p>
          </table:table-cell>
          <table:table-cell table:formula="of:=ABS([.E763]-[.B763])/0.0166667" office:value-type="float" office:value="686.398627202746" calcext:value-type="float">
            <text:p>686.398627202746</text:p>
          </table:table-cell>
          <table:table-cell table:formula="of:=([.F763]-[.C763])/0.0166667" office:value-type="float" office:value="-10.2179795640407" calcext:value-type="float">
            <text:p>-10.2179795640407</text:p>
          </table:table-cell>
          <table:table-cell table:formula="of:=DEGREES(ATAN(ABS([.F763]-[.C763])/ABS([.E763]-[.B763])))" office:value-type="float" office:value="0.852862813163342" calcext:value-type="float">
            <text:p>0.852862813163342</text:p>
          </table:table-cell>
          <table:table-cell table:formula="of:=SQRT(POWER([.H763];2)+POWER([.I763];2)+POWER([.J763];2))" office:value-type="float" office:value="687.547843159996" calcext:value-type="float">
            <text:p>687.547843159996</text:p>
          </table:table-cell>
        </table:table-row>
        <table:table-row table:style-name="ro1">
          <table:table-cell office:value-type="float" office:value="76.7651" calcext:value-type="float">
            <text:p>76.7651</text:p>
          </table:table-cell>
          <table:table-cell office:value-type="float" office:value="289.874" calcext:value-type="float">
            <text:p>289.874</text:p>
          </table:table-cell>
          <table:table-cell office:value-type="float" office:value="42.4056" calcext:value-type="float">
            <text:p>42.4056</text:p>
          </table:table-cell>
          <table:table-cell office:value-type="float" office:value="77.4139" calcext:value-type="float">
            <text:p>77.4139</text:p>
          </table:table-cell>
          <table:table-cell office:value-type="float" office:value="279.319" calcext:value-type="float">
            <text:p>279.319</text:p>
          </table:table-cell>
          <table:table-cell office:value-type="float" office:value="43.0544" calcext:value-type="float">
            <text:p>43.0544</text:p>
          </table:table-cell>
          <table:table-cell/>
          <table:table-cell table:formula="of:=([.D764]-[.A764])/0.0166667" office:value-type="float" office:value="38.9279221441554" calcext:value-type="float">
            <text:p>38.9279221441554</text:p>
          </table:table-cell>
          <table:table-cell table:formula="of:=ABS([.E764]-[.B764])/0.0166667" office:value-type="float" office:value="633.298733402534" calcext:value-type="float">
            <text:p>633.298733402534</text:p>
          </table:table-cell>
          <table:table-cell table:formula="of:=([.F764]-[.C764])/0.0166667" office:value-type="float" office:value="38.9279221441558" calcext:value-type="float">
            <text:p>38.9279221441558</text:p>
          </table:table-cell>
          <table:table-cell table:formula="of:=DEGREES(ATAN(ABS([.F764]-[.C764])/ABS([.E764]-[.B764])))" office:value-type="float" office:value="3.51745988713254" calcext:value-type="float">
            <text:p>3.51745988713254</text:p>
          </table:table-cell>
          <table:table-cell table:formula="of:=SQRT(POWER([.H764];2)+POWER([.I764];2)+POWER([.J764];2))" office:value-type="float" office:value="635.687070793623" calcext:value-type="float">
            <text:p>635.687070793623</text:p>
          </table:table-cell>
        </table:table-row>
        <table:table-row table:style-name="ro1">
          <table:table-cell office:value-type="float" office:value="76.0013" calcext:value-type="float">
            <text:p>76.0013</text:p>
          </table:table-cell>
          <table:table-cell office:value-type="float" office:value="291.269" calcext:value-type="float">
            <text:p>291.269</text:p>
          </table:table-cell>
          <table:table-cell office:value-type="float" office:value="41.9373" calcext:value-type="float">
            <text:p>41.9373</text:p>
          </table:table-cell>
          <table:table-cell office:value-type="float" office:value="76.8663" calcext:value-type="float">
            <text:p>76.8663</text:p>
          </table:table-cell>
          <table:table-cell office:value-type="float" office:value="275.538" calcext:value-type="float">
            <text:p>275.538</text:p>
          </table:table-cell>
          <table:table-cell office:value-type="float" office:value="42.6668" calcext:value-type="float">
            <text:p>42.6668</text:p>
          </table:table-cell>
          <table:table-cell/>
          <table:table-cell table:formula="of:=([.D765]-[.A765])/0.0166667" office:value-type="float" office:value="51.8998962002073" calcext:value-type="float">
            <text:p>51.8998962002073</text:p>
          </table:table-cell>
          <table:table-cell table:formula="of:=ABS([.E765]-[.B765])/0.0166667" office:value-type="float" office:value="943.858112283775" calcext:value-type="float">
            <text:p>943.858112283775</text:p>
          </table:table-cell>
          <table:table-cell table:formula="of:=([.F765]-[.C765])/0.0166667" office:value-type="float" office:value="43.7699124601752" calcext:value-type="float">
            <text:p>43.7699124601752</text:p>
          </table:table-cell>
          <table:table-cell table:formula="of:=DEGREES(ATAN(ABS([.F765]-[.C765])/ABS([.E765]-[.B765])))" office:value-type="float" office:value="2.65509809816356" calcext:value-type="float">
            <text:p>2.65509809816356</text:p>
          </table:table-cell>
          <table:table-cell table:formula="of:=SQRT(POWER([.H765];2)+POWER([.I765];2)+POWER([.J765];2))" office:value-type="float" office:value="946.296750806139" calcext:value-type="float">
            <text:p>946.296750806139</text:p>
          </table:table-cell>
        </table:table-row>
        <table:table-row table:style-name="ro1">
          <table:table-cell office:value-type="float" office:value="76.4672" calcext:value-type="float">
            <text:p>76.4672</text:p>
          </table:table-cell>
          <table:table-cell office:value-type="float" office:value="285.853" calcext:value-type="float">
            <text:p>285.853</text:p>
          </table:table-cell>
          <table:table-cell office:value-type="float" office:value="42.5317" calcext:value-type="float">
            <text:p>42.5317</text:p>
          </table:table-cell>
          <table:table-cell office:value-type="float" office:value="76.8524" calcext:value-type="float">
            <text:p>76.8524</text:p>
          </table:table-cell>
          <table:table-cell office:value-type="float" office:value="274.286" calcext:value-type="float">
            <text:p>274.286</text:p>
          </table:table-cell>
          <table:table-cell office:value-type="float" office:value="42.6208" calcext:value-type="float">
            <text:p>42.6208</text:p>
          </table:table-cell>
          <table:table-cell/>
          <table:table-cell table:formula="of:=([.D766]-[.A766])/0.0166667" office:value-type="float" office:value="23.1119537760923" calcext:value-type="float">
            <text:p>23.1119537760923</text:p>
          </table:table-cell>
          <table:table-cell table:formula="of:=ABS([.E766]-[.B766])/0.0166667" office:value-type="float" office:value="694.018611962777" calcext:value-type="float">
            <text:p>694.018611962777</text:p>
          </table:table-cell>
          <table:table-cell table:formula="of:=([.F766]-[.C766])/0.0166667" office:value-type="float" office:value="5.3459893080215" calcext:value-type="float">
            <text:p>5.3459893080215</text:p>
          </table:table-cell>
          <table:table-cell table:formula="of:=DEGREES(ATAN(ABS([.F766]-[.C766])/ABS([.E766]-[.B766])))" office:value-type="float" office:value="0.441337683760375" calcext:value-type="float">
            <text:p>0.441337683760375</text:p>
          </table:table-cell>
          <table:table-cell table:formula="of:=SQRT(POWER([.H766];2)+POWER([.I766];2)+POWER([.J766];2))" office:value-type="float" office:value="694.423916465849" calcext:value-type="float">
            <text:p>694.423916465849</text:p>
          </table:table-cell>
        </table:table-row>
        <table:table-row table:style-name="ro1">
          <table:table-cell office:value-type="float" office:value="77.1026" calcext:value-type="float">
            <text:p>77.1026</text:p>
          </table:table-cell>
          <table:table-cell office:value-type="float" office:value="274.206" calcext:value-type="float">
            <text:p>274.206</text:p>
          </table:table-cell>
          <table:table-cell office:value-type="float" office:value="43.1274" calcext:value-type="float">
            <text:p>43.1274</text:p>
          </table:table-cell>
          <table:table-cell office:value-type="float" office:value="77.4635" calcext:value-type="float">
            <text:p>77.4635</text:p>
          </table:table-cell>
          <table:table-cell office:value-type="float" office:value="263.126" calcext:value-type="float">
            <text:p>263.126</text:p>
          </table:table-cell>
          <table:table-cell office:value-type="float" office:value="43.4529" calcext:value-type="float">
            <text:p>43.4529</text:p>
          </table:table-cell>
          <table:table-cell/>
          <table:table-cell table:formula="of:=([.D767]-[.A767])/0.0166667" office:value-type="float" office:value="21.6539566920867" calcext:value-type="float">
            <text:p>21.6539566920867</text:p>
          </table:table-cell>
          <table:table-cell table:formula="of:=ABS([.E767]-[.B767])/0.0166667" office:value-type="float" office:value="664.798670402662" calcext:value-type="float">
            <text:p>664.798670402662</text:p>
          </table:table-cell>
          <table:table-cell table:formula="of:=([.F767]-[.C767])/0.0166667" office:value-type="float" office:value="19.529960940078" calcext:value-type="float">
            <text:p>19.529960940078</text:p>
          </table:table-cell>
          <table:table-cell table:formula="of:=DEGREES(ATAN(ABS([.F767]-[.C767])/ABS([.E767]-[.B767])))" office:value-type="float" office:value="1.6827088397819" calcext:value-type="float">
            <text:p>1.6827088397819</text:p>
          </table:table-cell>
          <table:table-cell table:formula="of:=SQRT(POWER([.H767];2)+POWER([.I767];2)+POWER([.J767];2))" office:value-type="float" office:value="665.43788995209" calcext:value-type="float">
            <text:p>665.43788995209</text:p>
          </table:table-cell>
        </table:table-row>
        <table:table-row table:style-name="ro1">
          <table:table-cell office:value-type="float" office:value="76.273" calcext:value-type="float">
            <text:p>76.273</text:p>
          </table:table-cell>
          <table:table-cell office:value-type="float" office:value="292.682" calcext:value-type="float">
            <text:p>292.682</text:p>
          </table:table-cell>
          <table:table-cell office:value-type="float" office:value="41.7124" calcext:value-type="float">
            <text:p>41.7124</text:p>
          </table:table-cell>
          <table:table-cell office:value-type="float" office:value="77.1762" calcext:value-type="float">
            <text:p>77.1762</text:p>
          </table:table-cell>
          <table:table-cell office:value-type="float" office:value="280.742" calcext:value-type="float">
            <text:p>280.742</text:p>
          </table:table-cell>
          <table:table-cell office:value-type="float" office:value="42.3278" calcext:value-type="float">
            <text:p>42.3278</text:p>
          </table:table-cell>
          <table:table-cell/>
          <table:table-cell table:formula="of:=([.D768]-[.A768])/0.0166667" office:value-type="float" office:value="54.1918916162167" calcext:value-type="float">
            <text:p>54.1918916162167</text:p>
          </table:table-cell>
          <table:table-cell table:formula="of:=ABS([.E768]-[.B768])/0.0166667" office:value-type="float" office:value="716.398567202866" calcext:value-type="float">
            <text:p>716.398567202866</text:p>
          </table:table-cell>
          <table:table-cell table:formula="of:=([.F768]-[.C768])/0.0166667" office:value-type="float" office:value="36.9239261521478" calcext:value-type="float">
            <text:p>36.9239261521478</text:p>
          </table:table-cell>
          <table:table-cell table:formula="of:=DEGREES(ATAN(ABS([.F768]-[.C768])/ABS([.E768]-[.B768])))" office:value-type="float" office:value="2.95047320442797" calcext:value-type="float">
            <text:p>2.95047320442797</text:p>
          </table:table-cell>
          <table:table-cell table:formula="of:=SQRT(POWER([.H768];2)+POWER([.I768];2)+POWER([.J768];2))" office:value-type="float" office:value="719.393525498911" calcext:value-type="float">
            <text:p>719.393525498911</text:p>
          </table:table-cell>
        </table:table-row>
        <table:table-row table:style-name="ro1">
          <table:table-cell office:value-type="float" office:value="76.4932" calcext:value-type="float">
            <text:p>76.4932</text:p>
          </table:table-cell>
          <table:table-cell office:value-type="float" office:value="288.653" calcext:value-type="float">
            <text:p>288.653</text:p>
          </table:table-cell>
          <table:table-cell office:value-type="float" office:value="41.8338" calcext:value-type="float">
            <text:p>41.8338</text:p>
          </table:table-cell>
          <table:table-cell office:value-type="float" office:value="77.3685" calcext:value-type="float">
            <text:p>77.3685</text:p>
          </table:table-cell>
          <table:table-cell office:value-type="float" office:value="275.739" calcext:value-type="float">
            <text:p>275.739</text:p>
          </table:table-cell>
          <table:table-cell office:value-type="float" office:value="41.883" calcext:value-type="float">
            <text:p>41.883</text:p>
          </table:table-cell>
          <table:table-cell/>
          <table:table-cell table:formula="of:=([.D769]-[.A769])/0.0166667" office:value-type="float" office:value="52.5178949642098" calcext:value-type="float">
            <text:p>52.5178949642098</text:p>
          </table:table-cell>
          <table:table-cell table:formula="of:=ABS([.E769]-[.B769])/0.0166667" office:value-type="float" office:value="774.838450323102" calcext:value-type="float">
            <text:p>774.838450323102</text:p>
          </table:table-cell>
          <table:table-cell table:formula="of:=([.F769]-[.C769])/0.0166667" office:value-type="float" office:value="2.95199409601218" calcext:value-type="float">
            <text:p>2.95199409601218</text:p>
          </table:table-cell>
          <table:table-cell table:formula="of:=DEGREES(ATAN(ABS([.F769]-[.C769])/ABS([.E769]-[.B769])))" office:value-type="float" office:value="0.218285481910748" calcext:value-type="float">
            <text:p>0.218285481910748</text:p>
          </table:table-cell>
          <table:table-cell table:formula="of:=SQRT(POWER([.H769];2)+POWER([.I769];2)+POWER([.J769];2))" office:value-type="float" office:value="776.621830532545" calcext:value-type="float">
            <text:p>776.621830532545</text:p>
          </table:table-cell>
        </table:table-row>
        <table:table-row table:style-name="ro1">
          <table:table-cell office:value-type="float" office:value="76.1728" calcext:value-type="float">
            <text:p>76.1728</text:p>
          </table:table-cell>
          <table:table-cell office:value-type="float" office:value="282.083" calcext:value-type="float">
            <text:p>282.083</text:p>
          </table:table-cell>
          <table:table-cell office:value-type="float" office:value="41.6177" calcext:value-type="float">
            <text:p>41.6177</text:p>
          </table:table-cell>
          <table:table-cell office:value-type="float" office:value="76.7972" calcext:value-type="float">
            <text:p>76.7972</text:p>
          </table:table-cell>
          <table:table-cell office:value-type="float" office:value="269.418" calcext:value-type="float">
            <text:p>269.418</text:p>
          </table:table-cell>
          <table:table-cell office:value-type="float" office:value="41.9351" calcext:value-type="float">
            <text:p>41.9351</text:p>
          </table:table-cell>
          <table:table-cell/>
          <table:table-cell table:formula="of:=([.D770]-[.A770])/0.0166667" office:value-type="float" office:value="37.4639250721504" calcext:value-type="float">
            <text:p>37.4639250721504</text:p>
          </table:table-cell>
          <table:table-cell table:formula="of:=ABS([.E770]-[.B770])/0.0166667" office:value-type="float" office:value="759.898480203041" calcext:value-type="float">
            <text:p>759.898480203041</text:p>
          </table:table-cell>
          <table:table-cell table:formula="of:=([.F770]-[.C770])/0.0166667" office:value-type="float" office:value="19.0439619120761" calcext:value-type="float">
            <text:p>19.0439619120761</text:p>
          </table:table-cell>
          <table:table-cell table:formula="of:=DEGREES(ATAN(ABS([.F770]-[.C770])/ABS([.E770]-[.B770])))" office:value-type="float" office:value="1.43560004724508" calcext:value-type="float">
            <text:p>1.43560004724508</text:p>
          </table:table-cell>
          <table:table-cell table:formula="of:=SQRT(POWER([.H770];2)+POWER([.I770];2)+POWER([.J770];2))" office:value-type="float" office:value="761.059733780478" calcext:value-type="float">
            <text:p>761.059733780478</text:p>
          </table:table-cell>
        </table:table-row>
        <table:table-row table:style-name="ro1">
          <table:table-cell office:value-type="float" office:value="76.3887" calcext:value-type="float">
            <text:p>76.3887</text:p>
          </table:table-cell>
          <table:table-cell office:value-type="float" office:value="278.261" calcext:value-type="float">
            <text:p>278.261</text:p>
          </table:table-cell>
          <table:table-cell office:value-type="float" office:value="41.4811" calcext:value-type="float">
            <text:p>41.4811</text:p>
          </table:table-cell>
          <table:table-cell office:value-type="float" office:value="76.7565" calcext:value-type="float">
            <text:p>76.7565</text:p>
          </table:table-cell>
          <table:table-cell office:value-type="float" office:value="265.813" calcext:value-type="float">
            <text:p>265.813</text:p>
          </table:table-cell>
          <table:table-cell office:value-type="float" office:value="41.554" calcext:value-type="float">
            <text:p>41.554</text:p>
          </table:table-cell>
          <table:table-cell/>
          <table:table-cell table:formula="of:=([.D771]-[.A771])/0.0166667" office:value-type="float" office:value="22.0679558640884" calcext:value-type="float">
            <text:p>22.0679558640884</text:p>
          </table:table-cell>
          <table:table-cell table:formula="of:=ABS([.E771]-[.B771])/0.0166667" office:value-type="float" office:value="746.87850624299" calcext:value-type="float">
            <text:p>746.87850624299</text:p>
          </table:table-cell>
          <table:table-cell table:formula="of:=([.F771]-[.C771])/0.0166667" office:value-type="float" office:value="4.37399125201775" calcext:value-type="float">
            <text:p>4.37399125201775</text:p>
          </table:table-cell>
          <table:table-cell table:formula="of:=DEGREES(ATAN(ABS([.F771]-[.C771])/ABS([.E771]-[.B771])))" office:value-type="float" office:value="0.335541016727996" calcext:value-type="float">
            <text:p>0.335541016727996</text:p>
          </table:table-cell>
          <table:table-cell table:formula="of:=SQRT(POWER([.H771];2)+POWER([.I771];2)+POWER([.J771];2))" office:value-type="float" office:value="747.21725727077" calcext:value-type="float">
            <text:p>747.21725727077</text:p>
          </table:table-cell>
        </table:table-row>
        <table:table-row table:style-name="ro1">
          <table:table-cell office:value-type="float" office:value="77.176" calcext:value-type="float">
            <text:p>77.176</text:p>
          </table:table-cell>
          <table:table-cell office:value-type="float" office:value="280.623" calcext:value-type="float">
            <text:p>280.623</text:p>
          </table:table-cell>
          <table:table-cell office:value-type="float" office:value="42.8493" calcext:value-type="float">
            <text:p>42.8493</text:p>
          </table:table-cell>
          <table:table-cell office:value-type="float" office:value="77.7881" calcext:value-type="float">
            <text:p>77.7881</text:p>
          </table:table-cell>
          <table:table-cell office:value-type="float" office:value="269.367" calcext:value-type="float">
            <text:p>269.367</text:p>
          </table:table-cell>
          <table:table-cell office:value-type="float" office:value="42.6717" calcext:value-type="float">
            <text:p>42.6717</text:p>
          </table:table-cell>
          <table:table-cell/>
          <table:table-cell table:formula="of:=([.D772]-[.A772])/0.0166667" office:value-type="float" office:value="36.7259265481468" calcext:value-type="float">
            <text:p>36.7259265481468</text:p>
          </table:table-cell>
          <table:table-cell table:formula="of:=ABS([.E772]-[.B772])/0.0166667" office:value-type="float" office:value="675.3586492827" calcext:value-type="float">
            <text:p>675.3586492827</text:p>
          </table:table-cell>
          <table:table-cell table:formula="of:=([.F772]-[.C772])/0.0166667" office:value-type="float" office:value="-10.6559786880425" calcext:value-type="float">
            <text:p>-10.6559786880425</text:p>
          </table:table-cell>
          <table:table-cell table:formula="of:=DEGREES(ATAN(ABS([.F772]-[.C772])/ABS([.E772]-[.B772])))" office:value-type="float" office:value="0.903952215766663" calcext:value-type="float">
            <text:p>0.903952215766663</text:p>
          </table:table-cell>
          <table:table-cell table:formula="of:=SQRT(POWER([.H772];2)+POWER([.I772];2)+POWER([.J772];2))" office:value-type="float" office:value="676.440425110425" calcext:value-type="float">
            <text:p>676.440425110425</text:p>
          </table:table-cell>
        </table:table-row>
        <table:table-row table:style-name="ro1">
          <table:table-cell office:value-type="float" office:value="76.4799" calcext:value-type="float">
            <text:p>76.4799</text:p>
          </table:table-cell>
          <table:table-cell office:value-type="float" office:value="287.256" calcext:value-type="float">
            <text:p>287.256</text:p>
          </table:table-cell>
          <table:table-cell office:value-type="float" office:value="42.0554" calcext:value-type="float">
            <text:p>42.0554</text:p>
          </table:table-cell>
          <table:table-cell office:value-type="float" office:value="77.1317" calcext:value-type="float">
            <text:p>77.1317</text:p>
          </table:table-cell>
          <table:table-cell office:value-type="float" office:value="276.956" calcext:value-type="float">
            <text:p>276.956</text:p>
          </table:table-cell>
          <table:table-cell office:value-type="float" office:value="41.9366" calcext:value-type="float">
            <text:p>41.9366</text:p>
          </table:table-cell>
          <table:table-cell/>
          <table:table-cell table:formula="of:=([.D773]-[.A773])/0.0166667" office:value-type="float" office:value="39.1079217841561" calcext:value-type="float">
            <text:p>39.1079217841561</text:p>
          </table:table-cell>
          <table:table-cell table:formula="of:=ABS([.E773]-[.B773])/0.0166667" office:value-type="float" office:value="617.998764002469" calcext:value-type="float">
            <text:p>617.998764002469</text:p>
          </table:table-cell>
          <table:table-cell table:formula="of:=([.F773]-[.C773])/0.0166667" office:value-type="float" office:value="-7.12798574402853" calcext:value-type="float">
            <text:p>-7.12798574402853</text:p>
          </table:table-cell>
          <table:table-cell table:formula="of:=DEGREES(ATAN(ABS([.F773]-[.C773])/ABS([.E773]-[.B773])))" office:value-type="float" office:value="0.660819105885567" calcext:value-type="float">
            <text:p>0.660819105885567</text:p>
          </table:table-cell>
          <table:table-cell table:formula="of:=SQRT(POWER([.H773];2)+POWER([.I773];2)+POWER([.J773];2))" office:value-type="float" office:value="619.275956287359" calcext:value-type="float">
            <text:p>619.275956287359</text:p>
          </table:table-cell>
        </table:table-row>
        <table:table-row table:style-name="ro1">
          <table:table-cell office:value-type="float" office:value="77.4299" calcext:value-type="float">
            <text:p>77.4299</text:p>
          </table:table-cell>
          <table:table-cell office:value-type="float" office:value="280.796" calcext:value-type="float">
            <text:p>280.796</text:p>
          </table:table-cell>
          <table:table-cell office:value-type="float" office:value="42.0653" calcext:value-type="float">
            <text:p>42.0653</text:p>
          </table:table-cell>
          <table:table-cell office:value-type="float" office:value="78.2669" calcext:value-type="float">
            <text:p>78.2669</text:p>
          </table:table-cell>
          <table:table-cell office:value-type="float" office:value="268.285" calcext:value-type="float">
            <text:p>268.285</text:p>
          </table:table-cell>
          <table:table-cell office:value-type="float" office:value="42.1087" calcext:value-type="float">
            <text:p>42.1087</text:p>
          </table:table-cell>
          <table:table-cell/>
          <table:table-cell table:formula="of:=([.D774]-[.A774])/0.0166667" office:value-type="float" office:value="50.2198995602011" calcext:value-type="float">
            <text:p>50.2198995602011</text:p>
          </table:table-cell>
          <table:table-cell table:formula="of:=ABS([.E774]-[.B774])/0.0166667" office:value-type="float" office:value="750.658498683001" calcext:value-type="float">
            <text:p>750.658498683001</text:p>
          </table:table-cell>
          <table:table-cell table:formula="of:=([.F774]-[.C774])/0.0166667" office:value-type="float" office:value="2.60399479201032" calcext:value-type="float">
            <text:p>2.60399479201032</text:p>
          </table:table-cell>
          <table:table-cell table:formula="of:=DEGREES(ATAN(ABS([.F774]-[.C774])/ABS([.E774]-[.B774])))" office:value-type="float" office:value="0.198755243909018" calcext:value-type="float">
            <text:p>0.198755243909018</text:p>
          </table:table-cell>
          <table:table-cell table:formula="of:=SQRT(POWER([.H774];2)+POWER([.I774];2)+POWER([.J774];2))" office:value-type="float" office:value="752.341013600701" calcext:value-type="float">
            <text:p>752.341013600701</text:p>
          </table:table-cell>
        </table:table-row>
        <table:table-row table:style-name="ro1">
          <table:table-cell office:value-type="float" office:value="77.191" calcext:value-type="float">
            <text:p>77.191</text:p>
          </table:table-cell>
          <table:table-cell office:value-type="float" office:value="282.159" calcext:value-type="float">
            <text:p>282.159</text:p>
          </table:table-cell>
          <table:table-cell office:value-type="float" office:value="41.5961" calcext:value-type="float">
            <text:p>41.5961</text:p>
          </table:table-cell>
          <table:table-cell office:value-type="float" office:value="77.7884" calcext:value-type="float">
            <text:p>77.7884</text:p>
          </table:table-cell>
          <table:table-cell office:value-type="float" office:value="269.456" calcext:value-type="float">
            <text:p>269.456</text:p>
          </table:table-cell>
          <table:table-cell office:value-type="float" office:value="42.1656" calcext:value-type="float">
            <text:p>42.1656</text:p>
          </table:table-cell>
          <table:table-cell/>
          <table:table-cell table:formula="of:=([.D775]-[.A775])/0.0166667" office:value-type="float" office:value="35.843928312143" calcext:value-type="float">
            <text:p>35.843928312143</text:p>
          </table:table-cell>
          <table:table-cell table:formula="of:=ABS([.E775]-[.B775])/0.0166667" office:value-type="float" office:value="762.178475643047" calcext:value-type="float">
            <text:p>762.178475643047</text:p>
          </table:table-cell>
          <table:table-cell table:formula="of:=([.F775]-[.C775])/0.0166667" office:value-type="float" office:value="34.1699316601366" calcext:value-type="float">
            <text:p>34.1699316601366</text:p>
          </table:table-cell>
          <table:table-cell table:formula="of:=DEGREES(ATAN(ABS([.F775]-[.C775])/ABS([.E775]-[.B775])))" office:value-type="float" office:value="2.56696148633243" calcext:value-type="float">
            <text:p>2.56696148633243</text:p>
          </table:table-cell>
          <table:table-cell table:formula="of:=SQRT(POWER([.H775];2)+POWER([.I775];2)+POWER([.J775];2))" office:value-type="float" office:value="763.785572107816" calcext:value-type="float">
            <text:p>763.785572107816</text:p>
          </table:table-cell>
        </table:table-row>
        <table:table-row table:style-name="ro1">
          <table:table-cell office:value-type="float" office:value="77.2365" calcext:value-type="float">
            <text:p>77.2365</text:p>
          </table:table-cell>
          <table:table-cell office:value-type="float" office:value="286.125" calcext:value-type="float">
            <text:p>286.125</text:p>
          </table:table-cell>
          <table:table-cell office:value-type="float" office:value="41.465" calcext:value-type="float">
            <text:p>41.465</text:p>
          </table:table-cell>
          <table:table-cell office:value-type="float" office:value="78.5695" calcext:value-type="float">
            <text:p>78.5695</text:p>
          </table:table-cell>
          <table:table-cell office:value-type="float" office:value="272.093" calcext:value-type="float">
            <text:p>272.093</text:p>
          </table:table-cell>
          <table:table-cell office:value-type="float" office:value="41.7245" calcext:value-type="float">
            <text:p>41.7245</text:p>
          </table:table-cell>
          <table:table-cell/>
          <table:table-cell table:formula="of:=([.D776]-[.A776])/0.0166667" office:value-type="float" office:value="79.9798400403198" calcext:value-type="float">
            <text:p>79.9798400403198</text:p>
          </table:table-cell>
          <table:table-cell table:formula="of:=ABS([.E776]-[.B776])/0.0166667" office:value-type="float" office:value="841.918316163367" calcext:value-type="float">
            <text:p>841.918316163367</text:p>
          </table:table-cell>
          <table:table-cell table:formula="of:=([.F776]-[.C776])/0.0166667" office:value-type="float" office:value="15.569968860062" calcext:value-type="float">
            <text:p>15.569968860062</text:p>
          </table:table-cell>
          <table:table-cell table:formula="of:=DEGREES(ATAN(ABS([.F776]-[.C776])/ABS([.E776]-[.B776])))" office:value-type="float" office:value="1.05947549268771" calcext:value-type="float">
            <text:p>1.05947549268771</text:p>
          </table:table-cell>
          <table:table-cell table:formula="of:=SQRT(POWER([.H776];2)+POWER([.I776];2)+POWER([.J776];2))" office:value-type="float" office:value="845.852025968217" calcext:value-type="float">
            <text:p>845.852025968217</text:p>
          </table:table-cell>
        </table:table-row>
        <table:table-row table:style-name="ro1">
          <table:table-cell office:value-type="float" office:value="77.9048" calcext:value-type="float">
            <text:p>77.9048</text:p>
          </table:table-cell>
          <table:table-cell office:value-type="float" office:value="278.445" calcext:value-type="float">
            <text:p>278.445</text:p>
          </table:table-cell>
          <table:table-cell office:value-type="float" office:value="41.1865" calcext:value-type="float">
            <text:p>41.1865</text:p>
          </table:table-cell>
          <table:table-cell office:value-type="float" office:value="78.7261" calcext:value-type="float">
            <text:p>78.7261</text:p>
          </table:table-cell>
          <table:table-cell office:value-type="float" office:value="266.044" calcext:value-type="float">
            <text:p>266.044</text:p>
          </table:table-cell>
          <table:table-cell office:value-type="float" office:value="41.2528" calcext:value-type="float">
            <text:p>41.2528</text:p>
          </table:table-cell>
          <table:table-cell/>
          <table:table-cell table:formula="of:=([.D777]-[.A777])/0.0166667" office:value-type="float" office:value="49.2779014441976" calcext:value-type="float">
            <text:p>49.2779014441976</text:p>
          </table:table-cell>
          <table:table-cell table:formula="of:=ABS([.E777]-[.B777])/0.0166667" office:value-type="float" office:value="744.058511882977" calcext:value-type="float">
            <text:p>744.058511882977</text:p>
          </table:table-cell>
          <table:table-cell table:formula="of:=([.F777]-[.C777])/0.0166667" office:value-type="float" office:value="3.97799204401581" calcext:value-type="float">
            <text:p>3.97799204401581</text:p>
          </table:table-cell>
          <table:table-cell table:formula="of:=DEGREES(ATAN(ABS([.F777]-[.C777])/ABS([.E777]-[.B777])))" office:value-type="float" office:value="0.30631997330921" calcext:value-type="float">
            <text:p>0.30631997330921</text:p>
          </table:table-cell>
          <table:table-cell table:formula="of:=SQRT(POWER([.H777];2)+POWER([.I777];2)+POWER([.J777];2))" office:value-type="float" office:value="745.699138457968" calcext:value-type="float">
            <text:p>745.699138457968</text:p>
          </table:table-cell>
        </table:table-row>
        <table:table-row table:style-name="ro1">
          <table:table-cell office:value-type="float" office:value="76.1481" calcext:value-type="float">
            <text:p>76.1481</text:p>
          </table:table-cell>
          <table:table-cell office:value-type="float" office:value="279.566" calcext:value-type="float">
            <text:p>279.566</text:p>
          </table:table-cell>
          <table:table-cell office:value-type="float" office:value="41.2707" calcext:value-type="float">
            <text:p>41.2707</text:p>
          </table:table-cell>
          <table:table-cell office:value-type="float" office:value="76.2887" calcext:value-type="float">
            <text:p>76.2887</text:p>
          </table:table-cell>
          <table:table-cell office:value-type="float" office:value="268.248" calcext:value-type="float">
            <text:p>268.248</text:p>
          </table:table-cell>
          <table:table-cell office:value-type="float" office:value="41.3965" calcext:value-type="float">
            <text:p>41.3965</text:p>
          </table:table-cell>
          <table:table-cell/>
          <table:table-cell table:formula="of:=([.D778]-[.A778])/0.0166667" office:value-type="float" office:value="8.43598312803412" calcext:value-type="float">
            <text:p>8.43598312803412</text:p>
          </table:table-cell>
          <table:table-cell table:formula="of:=ABS([.E778]-[.B778])/0.0166667" office:value-type="float" office:value="679.078641842715" calcext:value-type="float">
            <text:p>679.078641842715</text:p>
          </table:table-cell>
          <table:table-cell table:formula="of:=([.F778]-[.C778])/0.0166667" office:value-type="float" office:value="7.54798490403051" calcext:value-type="float">
            <text:p>7.54798490403051</text:p>
          </table:table-cell>
          <table:table-cell table:formula="of:=DEGREES(ATAN(ABS([.F778]-[.C778])/ABS([.E778]-[.B778])))" office:value-type="float" office:value="0.636818541914835" calcext:value-type="float">
            <text:p>0.636818541914835</text:p>
          </table:table-cell>
          <table:table-cell table:formula="of:=SQRT(POWER([.H778];2)+POWER([.I778];2)+POWER([.J778];2))" office:value-type="float" office:value="679.172982158739" calcext:value-type="float">
            <text:p>679.172982158739</text:p>
          </table:table-cell>
        </table:table-row>
        <table:table-row table:style-name="ro1">
          <table:table-cell office:value-type="float" office:value="76.6957" calcext:value-type="float">
            <text:p>76.6957</text:p>
          </table:table-cell>
          <table:table-cell office:value-type="float" office:value="283.425" calcext:value-type="float">
            <text:p>283.425</text:p>
          </table:table-cell>
          <table:table-cell office:value-type="float" office:value="41.6496" calcext:value-type="float">
            <text:p>41.6496</text:p>
          </table:table-cell>
          <table:table-cell office:value-type="float" office:value="77.3078" calcext:value-type="float">
            <text:p>77.3078</text:p>
          </table:table-cell>
          <table:table-cell office:value-type="float" office:value="270.694" calcext:value-type="float">
            <text:p>270.694</text:p>
          </table:table-cell>
          <table:table-cell office:value-type="float" office:value="41.9663" calcext:value-type="float">
            <text:p>41.9663</text:p>
          </table:table-cell>
          <table:table-cell/>
          <table:table-cell table:formula="of:=([.D779]-[.A779])/0.0166667" office:value-type="float" office:value="36.7259265481468" calcext:value-type="float">
            <text:p>36.7259265481468</text:p>
          </table:table-cell>
          <table:table-cell table:formula="of:=ABS([.E779]-[.B779])/0.0166667" office:value-type="float" office:value="763.858472283055" calcext:value-type="float">
            <text:p>763.858472283055</text:p>
          </table:table-cell>
          <table:table-cell table:formula="of:=([.F779]-[.C779])/0.0166667" office:value-type="float" office:value="19.0019619960759" calcext:value-type="float">
            <text:p>19.0019619960759</text:p>
          </table:table-cell>
          <table:table-cell table:formula="of:=DEGREES(ATAN(ABS([.F779]-[.C779])/ABS([.E779]-[.B779])))" office:value-type="float" office:value="1.42501231284878" calcext:value-type="float">
            <text:p>1.42501231284878</text:p>
          </table:table-cell>
          <table:table-cell table:formula="of:=SQRT(POWER([.H779];2)+POWER([.I779];2)+POWER([.J779];2))" office:value-type="float" office:value="764.976884565229" calcext:value-type="float">
            <text:p>764.976884565229</text:p>
          </table:table-cell>
        </table:table-row>
        <table:table-row table:style-name="ro1">
          <table:table-cell office:value-type="float" office:value="77.3839" calcext:value-type="float">
            <text:p>77.3839</text:p>
          </table:table-cell>
          <table:table-cell office:value-type="float" office:value="277.089" calcext:value-type="float">
            <text:p>277.089</text:p>
          </table:table-cell>
          <table:table-cell office:value-type="float" office:value="41.4131" calcext:value-type="float">
            <text:p>41.4131</text:p>
          </table:table-cell>
          <table:table-cell office:value-type="float" office:value="78.2165" calcext:value-type="float">
            <text:p>78.2165</text:p>
          </table:table-cell>
          <table:table-cell office:value-type="float" office:value="264.799" calcext:value-type="float">
            <text:p>264.799</text:p>
          </table:table-cell>
          <table:table-cell office:value-type="float" office:value="41.2226" calcext:value-type="float">
            <text:p>41.2226</text:p>
          </table:table-cell>
          <table:table-cell/>
          <table:table-cell table:formula="of:=([.D780]-[.A780])/0.0166667" office:value-type="float" office:value="49.9559000881998" calcext:value-type="float">
            <text:p>49.9559000881998</text:p>
          </table:table-cell>
          <table:table-cell table:formula="of:=ABS([.E780]-[.B780])/0.0166667" office:value-type="float" office:value="737.398525202951" calcext:value-type="float">
            <text:p>737.398525202951</text:p>
          </table:table-cell>
          <table:table-cell table:formula="of:=([.F780]-[.C780])/0.0166667" office:value-type="float" office:value="-11.4299771400457" calcext:value-type="float">
            <text:p>-11.4299771400457</text:p>
          </table:table-cell>
          <table:table-cell table:formula="of:=DEGREES(ATAN(ABS([.F780]-[.C780])/ABS([.E780]-[.B780])))" office:value-type="float" office:value="0.888036776248856" calcext:value-type="float">
            <text:p>0.888036776248856</text:p>
          </table:table-cell>
          <table:table-cell table:formula="of:=SQRT(POWER([.H780];2)+POWER([.I780];2)+POWER([.J780];2))" office:value-type="float" office:value="739.177124444832" calcext:value-type="float">
            <text:p>739.177124444832</text:p>
          </table:table-cell>
        </table:table-row>
        <table:table-row table:style-name="ro1">
          <table:table-cell office:value-type="float" office:value="76.4798" calcext:value-type="float">
            <text:p>76.4798</text:p>
          </table:table-cell>
          <table:table-cell office:value-type="float" office:value="287.392" calcext:value-type="float">
            <text:p>287.392</text:p>
          </table:table-cell>
          <table:table-cell office:value-type="float" office:value="41.524" calcext:value-type="float">
            <text:p>41.524</text:p>
          </table:table-cell>
          <table:table-cell office:value-type="float" office:value="77.8387" calcext:value-type="float">
            <text:p>77.8387</text:p>
          </table:table-cell>
          <table:table-cell office:value-type="float" office:value="273.422" calcext:value-type="float">
            <text:p>273.422</text:p>
          </table:table-cell>
          <table:table-cell office:value-type="float" office:value="41.0159" calcext:value-type="float">
            <text:p>41.0159</text:p>
          </table:table-cell>
          <table:table-cell/>
          <table:table-cell table:formula="of:=([.D781]-[.A781])/0.0166667" office:value-type="float" office:value="81.5338369323265" calcext:value-type="float">
            <text:p>81.5338369323265</text:p>
          </table:table-cell>
          <table:table-cell table:formula="of:=ABS([.E781]-[.B781])/0.0166667" office:value-type="float" office:value="838.198323603351" calcext:value-type="float">
            <text:p>838.198323603351</text:p>
          </table:table-cell>
          <table:table-cell table:formula="of:=([.F781]-[.C781])/0.0166667" office:value-type="float" office:value="-30.4859390281219" calcext:value-type="float">
            <text:p>-30.4859390281219</text:p>
          </table:table-cell>
          <table:table-cell table:formula="of:=DEGREES(ATAN(ABS([.F781]-[.C781])/ABS([.E781]-[.B781])))" office:value-type="float" office:value="2.0829748724415" calcext:value-type="float">
            <text:p>2.0829748724415</text:p>
          </table:table-cell>
          <table:table-cell table:formula="of:=SQRT(POWER([.H781];2)+POWER([.I781];2)+POWER([.J781];2))" office:value-type="float" office:value="842.706110536052" calcext:value-type="float">
            <text:p>842.706110536052</text:p>
          </table:table-cell>
        </table:table-row>
        <table:table-row table:style-name="ro1">
          <table:table-cell office:value-type="float" office:value="76.1969" calcext:value-type="float">
            <text:p>76.1969</text:p>
          </table:table-cell>
          <table:table-cell office:value-type="float" office:value="284.86" calcext:value-type="float">
            <text:p>284.86</text:p>
          </table:table-cell>
          <table:table-cell office:value-type="float" office:value="40.9158" calcext:value-type="float">
            <text:p>40.9158</text:p>
          </table:table-cell>
          <table:table-cell office:value-type="float" office:value="77.074" calcext:value-type="float">
            <text:p>77.074</text:p>
          </table:table-cell>
          <table:table-cell office:value-type="float" office:value="272.127" calcext:value-type="float">
            <text:p>272.127</text:p>
          </table:table-cell>
          <table:table-cell office:value-type="float" office:value="40.9899" calcext:value-type="float">
            <text:p>40.9899</text:p>
          </table:table-cell>
          <table:table-cell/>
          <table:table-cell table:formula="of:=([.D782]-[.A782])/0.0166667" office:value-type="float" office:value="52.6258947482104" calcext:value-type="float">
            <text:p>52.6258947482104</text:p>
          </table:table-cell>
          <table:table-cell table:formula="of:=ABS([.E782]-[.B782])/0.0166667" office:value-type="float" office:value="763.978472043056" calcext:value-type="float">
            <text:p>763.978472043056</text:p>
          </table:table-cell>
          <table:table-cell table:formula="of:=([.F782]-[.C782])/0.0166667" office:value-type="float" office:value="4.44599110801787" calcext:value-type="float">
            <text:p>4.44599110801787</text:p>
          </table:table-cell>
          <table:table-cell table:formula="of:=DEGREES(ATAN(ABS([.F782]-[.C782])/ABS([.E782]-[.B782])))" office:value-type="float" office:value="0.333430404014579" calcext:value-type="float">
            <text:p>0.333430404014579</text:p>
          </table:table-cell>
          <table:table-cell table:formula="of:=SQRT(POWER([.H782];2)+POWER([.I782];2)+POWER([.J782];2))" office:value-type="float" office:value="765.801774208068" calcext:value-type="float">
            <text:p>765.801774208068</text:p>
          </table:table-cell>
        </table:table-row>
        <table:table-row table:style-name="ro1">
          <table:table-cell office:value-type="float" office:value="76.7093" calcext:value-type="float">
            <text:p>76.7093</text:p>
          </table:table-cell>
          <table:table-cell office:value-type="float" office:value="284.97" calcext:value-type="float">
            <text:p>284.97</text:p>
          </table:table-cell>
          <table:table-cell office:value-type="float" office:value="40.6392" calcext:value-type="float">
            <text:p>40.6392</text:p>
          </table:table-cell>
          <table:table-cell office:value-type="float" office:value="77.3388" calcext:value-type="float">
            <text:p>77.3388</text:p>
          </table:table-cell>
          <table:table-cell office:value-type="float" office:value="273.547" calcext:value-type="float">
            <text:p>273.547</text:p>
          </table:table-cell>
          <table:table-cell office:value-type="float" office:value="40.2542" calcext:value-type="float">
            <text:p>40.2542</text:p>
          </table:table-cell>
          <table:table-cell/>
          <table:table-cell table:formula="of:=([.D783]-[.A783])/0.0166667" office:value-type="float" office:value="37.7699244601515" calcext:value-type="float">
            <text:p>37.7699244601515</text:p>
          </table:table-cell>
          <table:table-cell table:formula="of:=ABS([.E783]-[.B783])/0.0166667" office:value-type="float" office:value="685.378629242742" calcext:value-type="float">
            <text:p>685.378629242742</text:p>
          </table:table-cell>
          <table:table-cell table:formula="of:=([.F783]-[.C783])/0.0166667" office:value-type="float" office:value="-23.0999538000927" calcext:value-type="float">
            <text:p>-23.0999538000927</text:p>
          </table:table-cell>
          <table:table-cell table:formula="of:=DEGREES(ATAN(ABS([.F783]-[.C783])/ABS([.E783]-[.B783])))" office:value-type="float" office:value="1.93036226660649" calcext:value-type="float">
            <text:p>1.93036226660649</text:p>
          </table:table-cell>
          <table:table-cell table:formula="of:=SQRT(POWER([.H783];2)+POWER([.I783];2)+POWER([.J783];2))" office:value-type="float" office:value="686.80713485079" calcext:value-type="float">
            <text:p>686.80713485079</text:p>
          </table:table-cell>
        </table:table-row>
        <table:table-row table:style-name="ro1">
          <table:table-cell office:value-type="float" office:value="76.6142" calcext:value-type="float">
            <text:p>76.6142</text:p>
          </table:table-cell>
          <table:table-cell office:value-type="float" office:value="276.043" calcext:value-type="float">
            <text:p>276.043</text:p>
          </table:table-cell>
          <table:table-cell office:value-type="float" office:value="40.0931" calcext:value-type="float">
            <text:p>40.0931</text:p>
          </table:table-cell>
          <table:table-cell office:value-type="float" office:value="77.2201" calcext:value-type="float">
            <text:p>77.2201</text:p>
          </table:table-cell>
          <table:table-cell office:value-type="float" office:value="263.809" calcext:value-type="float">
            <text:p>263.809</text:p>
          </table:table-cell>
          <table:table-cell office:value-type="float" office:value="39.692" calcext:value-type="float">
            <text:p>39.692</text:p>
          </table:table-cell>
          <table:table-cell/>
          <table:table-cell table:formula="of:=([.D784]-[.A784])/0.0166667" office:value-type="float" office:value="36.3539272921457" calcext:value-type="float">
            <text:p>36.3539272921457</text:p>
          </table:table-cell>
          <table:table-cell table:formula="of:=ABS([.E784]-[.B784])/0.0166667" office:value-type="float" office:value="734.038531922935" calcext:value-type="float">
            <text:p>734.038531922935</text:p>
          </table:table-cell>
          <table:table-cell table:formula="of:=([.F784]-[.C784])/0.0166667" office:value-type="float" office:value="-24.0659518680962" calcext:value-type="float">
            <text:p>-24.0659518680962</text:p>
          </table:table-cell>
          <table:table-cell table:formula="of:=DEGREES(ATAN(ABS([.F784]-[.C784])/ABS([.E784]-[.B784])))" office:value-type="float" office:value="1.87780842326671" calcext:value-type="float">
            <text:p>1.87780842326671</text:p>
          </table:table-cell>
          <table:table-cell table:formula="of:=SQRT(POWER([.H784];2)+POWER([.I784];2)+POWER([.J784];2))" office:value-type="float" office:value="735.332132044057" calcext:value-type="float">
            <text:p>735.332132044057</text:p>
          </table:table-cell>
        </table:table-row>
        <table:table-row table:style-name="ro1">
          <table:table-cell office:value-type="float" office:value="76.4397" calcext:value-type="float">
            <text:p>76.4397</text:p>
          </table:table-cell>
          <table:table-cell office:value-type="float" office:value="283.698" calcext:value-type="float">
            <text:p>283.698</text:p>
          </table:table-cell>
          <table:table-cell office:value-type="float" office:value="40.3412" calcext:value-type="float">
            <text:p>40.3412</text:p>
          </table:table-cell>
          <table:table-cell office:value-type="float" office:value="77.5108" calcext:value-type="float">
            <text:p>77.5108</text:p>
          </table:table-cell>
          <table:table-cell office:value-type="float" office:value="267.263" calcext:value-type="float">
            <text:p>267.263</text:p>
          </table:table-cell>
          <table:table-cell office:value-type="float" office:value="40.814" calcext:value-type="float">
            <text:p>40.814</text:p>
          </table:table-cell>
          <table:table-cell/>
          <table:table-cell table:formula="of:=([.D785]-[.A785])/0.0166667" office:value-type="float" office:value="64.2658714682572" calcext:value-type="float">
            <text:p>64.2658714682572</text:p>
          </table:table-cell>
          <table:table-cell table:formula="of:=ABS([.E785]-[.B785])/0.0166667" office:value-type="float" office:value="986.098027803945" calcext:value-type="float">
            <text:p>986.098027803945</text:p>
          </table:table-cell>
          <table:table-cell table:formula="of:=([.F785]-[.C785])/0.0166667" office:value-type="float" office:value="28.3679432641134" calcext:value-type="float">
            <text:p>28.3679432641134</text:p>
          </table:table-cell>
          <table:table-cell table:formula="of:=DEGREES(ATAN(ABS([.F785]-[.C785])/ABS([.E785]-[.B785])))" office:value-type="float" office:value="1.64782325968778" calcext:value-type="float">
            <text:p>1.64782325968778</text:p>
          </table:table-cell>
          <table:table-cell table:formula="of:=SQRT(POWER([.H785];2)+POWER([.I785];2)+POWER([.J785];2))" office:value-type="float" office:value="988.597068010744" calcext:value-type="float">
            <text:p>988.597068010744</text:p>
          </table:table-cell>
        </table:table-row>
        <table:table-row table:style-name="ro1">
          <table:table-cell office:value-type="float" office:value="76.682" calcext:value-type="float">
            <text:p>76.682</text:p>
          </table:table-cell>
          <table:table-cell office:value-type="float" office:value="282.259" calcext:value-type="float">
            <text:p>282.259</text:p>
          </table:table-cell>
          <table:table-cell office:value-type="float" office:value="41.0797" calcext:value-type="float">
            <text:p>41.0797</text:p>
          </table:table-cell>
          <table:table-cell office:value-type="float" office:value="77.2785" calcext:value-type="float">
            <text:p>77.2785</text:p>
          </table:table-cell>
          <table:table-cell office:value-type="float" office:value="268.365" calcext:value-type="float">
            <text:p>268.365</text:p>
          </table:table-cell>
          <table:table-cell office:value-type="float" office:value="41.3679" calcext:value-type="float">
            <text:p>41.3679</text:p>
          </table:table-cell>
          <table:table-cell/>
          <table:table-cell table:formula="of:=([.D786]-[.A786])/0.0166667" office:value-type="float" office:value="35.7899284201427" calcext:value-type="float">
            <text:p>35.7899284201427</text:p>
          </table:table-cell>
          <table:table-cell table:formula="of:=ABS([.E786]-[.B786])/0.0166667" office:value-type="float" office:value="833.638332723335" calcext:value-type="float">
            <text:p>833.638332723335</text:p>
          </table:table-cell>
          <table:table-cell table:formula="of:=([.F786]-[.C786])/0.0166667" office:value-type="float" office:value="17.2919654160689" calcext:value-type="float">
            <text:p>17.2919654160689</text:p>
          </table:table-cell>
          <table:table-cell table:formula="of:=DEGREES(ATAN(ABS([.F786]-[.C786])/ABS([.E786]-[.B786])))" office:value-type="float" office:value="1.18830257740563" calcext:value-type="float">
            <text:p>1.18830257740563</text:p>
          </table:table-cell>
          <table:table-cell table:formula="of:=SQRT(POWER([.H786];2)+POWER([.I786];2)+POWER([.J786];2))" office:value-type="float" office:value="834.585406552266" calcext:value-type="float">
            <text:p>834.585406552266</text:p>
          </table:table-cell>
        </table:table-row>
        <table:table-row table:style-name="ro1">
          <table:table-cell office:value-type="float" office:value="76.3629" calcext:value-type="float">
            <text:p>76.3629</text:p>
          </table:table-cell>
          <table:table-cell office:value-type="float" office:value="275.915" calcext:value-type="float">
            <text:p>275.915</text:p>
          </table:table-cell>
          <table:table-cell office:value-type="float" office:value="40.6164" calcext:value-type="float">
            <text:p>40.6164</text:p>
          </table:table-cell>
          <table:table-cell office:value-type="float" office:value="76.9748" calcext:value-type="float">
            <text:p>76.9748</text:p>
          </table:table-cell>
          <table:table-cell office:value-type="float" office:value="263.689" calcext:value-type="float">
            <text:p>263.689</text:p>
          </table:table-cell>
          <table:table-cell office:value-type="float" office:value="40.2027" calcext:value-type="float">
            <text:p>40.2027</text:p>
          </table:table-cell>
          <table:table-cell/>
          <table:table-cell table:formula="of:=([.D787]-[.A787])/0.0166667" office:value-type="float" office:value="36.7139265721472" calcext:value-type="float">
            <text:p>36.7139265721472</text:p>
          </table:table-cell>
          <table:table-cell table:formula="of:=ABS([.E787]-[.B787])/0.0166667" office:value-type="float" office:value="733.558532882934" calcext:value-type="float">
            <text:p>733.558532882934</text:p>
          </table:table-cell>
          <table:table-cell table:formula="of:=([.F787]-[.C787])/0.0166667" office:value-type="float" office:value="-24.8219503560992" calcext:value-type="float">
            <text:p>-24.8219503560992</text:p>
          </table:table-cell>
          <table:table-cell table:formula="of:=DEGREES(ATAN(ABS([.F787]-[.C787])/ABS([.E787]-[.B787])))" office:value-type="float" office:value="1.93801926353583" calcext:value-type="float">
            <text:p>1.93801926353583</text:p>
          </table:table-cell>
          <table:table-cell table:formula="of:=SQRT(POWER([.H787];2)+POWER([.I787];2)+POWER([.J787];2))" office:value-type="float" office:value="734.896021753546" calcext:value-type="float">
            <text:p>734.896021753546</text:p>
          </table:table-cell>
        </table:table-row>
        <table:table-row table:style-name="ro1">
          <table:table-cell office:value-type="float" office:value="77.2068" calcext:value-type="float">
            <text:p>77.2068</text:p>
          </table:table-cell>
          <table:table-cell office:value-type="float" office:value="283.813" calcext:value-type="float">
            <text:p>283.813</text:p>
          </table:table-cell>
          <table:table-cell office:value-type="float" office:value="40.0617" calcext:value-type="float">
            <text:p>40.0617</text:p>
          </table:table-cell>
          <table:table-cell office:value-type="float" office:value="78.3058" calcext:value-type="float">
            <text:p>78.3058</text:p>
          </table:table-cell>
          <table:table-cell office:value-type="float" office:value="271.21" calcext:value-type="float">
            <text:p>271.21</text:p>
          </table:table-cell>
          <table:table-cell office:value-type="float" office:value="39.894" calcext:value-type="float">
            <text:p>39.894</text:p>
          </table:table-cell>
          <table:table-cell/>
          <table:table-cell table:formula="of:=([.D788]-[.A788])/0.0166667" office:value-type="float" office:value="65.939868120264" calcext:value-type="float">
            <text:p>65.939868120264</text:p>
          </table:table-cell>
          <table:table-cell table:formula="of:=ABS([.E788]-[.B788])/0.0166667" office:value-type="float" office:value="756.178487643025" calcext:value-type="float">
            <text:p>756.178487643025</text:p>
          </table:table-cell>
          <table:table-cell table:formula="of:=([.F788]-[.C788])/0.0166667" office:value-type="float" office:value="-10.0619798760405" calcext:value-type="float">
            <text:p>-10.0619798760405</text:p>
          </table:table-cell>
          <table:table-cell table:formula="of:=DEGREES(ATAN(ABS([.F788]-[.C788])/ABS([.E788]-[.B788])))" office:value-type="float" office:value="0.762353026554191" calcext:value-type="float">
            <text:p>0.762353026554191</text:p>
          </table:table-cell>
          <table:table-cell table:formula="of:=SQRT(POWER([.H788];2)+POWER([.I788];2)+POWER([.J788];2))" office:value-type="float" office:value="759.114757346237" calcext:value-type="float">
            <text:p>759.114757346237</text:p>
          </table:table-cell>
        </table:table-row>
        <table:table-row table:style-name="ro1">
          <table:table-cell office:value-type="float" office:value="76.2087" calcext:value-type="float">
            <text:p>76.2087</text:p>
          </table:table-cell>
          <table:table-cell office:value-type="float" office:value="286.344" calcext:value-type="float">
            <text:p>286.344</text:p>
          </table:table-cell>
          <table:table-cell office:value-type="float" office:value="40.1658" calcext:value-type="float">
            <text:p>40.1658</text:p>
          </table:table-cell>
          <table:table-cell office:value-type="float" office:value="77.0886" calcext:value-type="float">
            <text:p>77.0886</text:p>
          </table:table-cell>
          <table:table-cell office:value-type="float" office:value="273.534" calcext:value-type="float">
            <text:p>273.534</text:p>
          </table:table-cell>
          <table:table-cell office:value-type="float" office:value="40.2587" calcext:value-type="float">
            <text:p>40.2587</text:p>
          </table:table-cell>
          <table:table-cell/>
          <table:table-cell table:formula="of:=([.D789]-[.A789])/0.0166667" office:value-type="float" office:value="52.7938944122116" calcext:value-type="float">
            <text:p>52.7938944122116</text:p>
          </table:table-cell>
          <table:table-cell table:formula="of:=ABS([.E789]-[.B789])/0.0166667" office:value-type="float" office:value="768.598462803075" calcext:value-type="float">
            <text:p>768.598462803075</text:p>
          </table:table-cell>
          <table:table-cell table:formula="of:=([.F789]-[.C789])/0.0166667" office:value-type="float" office:value="5.57398885202231" calcext:value-type="float">
            <text:p>5.57398885202231</text:p>
          </table:table-cell>
          <table:table-cell table:formula="of:=DEGREES(ATAN(ABS([.F789]-[.C789])/ABS([.E789]-[.B789])))" office:value-type="float" office:value="0.415510117483824" calcext:value-type="float">
            <text:p>0.415510117483824</text:p>
          </table:table-cell>
          <table:table-cell table:formula="of:=SQRT(POWER([.H789];2)+POWER([.I789];2)+POWER([.J789];2))" office:value-type="float" office:value="770.429660424739" calcext:value-type="float">
            <text:p>770.429660424739</text:p>
          </table:table-cell>
        </table:table-row>
        <table:table-row table:style-name="ro1">
          <table:table-cell office:value-type="float" office:value="76.6279" calcext:value-type="float">
            <text:p>76.6279</text:p>
          </table:table-cell>
          <table:table-cell office:value-type="float" office:value="277.148" calcext:value-type="float">
            <text:p>277.148</text:p>
          </table:table-cell>
          <table:table-cell office:value-type="float" office:value="40.9101" calcext:value-type="float">
            <text:p>40.9101</text:p>
          </table:table-cell>
          <table:table-cell office:value-type="float" office:value="77.2198" calcext:value-type="float">
            <text:p>77.2198</text:p>
          </table:table-cell>
          <table:table-cell office:value-type="float" office:value="263.527" calcext:value-type="float">
            <text:p>263.527</text:p>
          </table:table-cell>
          <table:table-cell office:value-type="float" office:value="41.2027" calcext:value-type="float">
            <text:p>41.2027</text:p>
          </table:table-cell>
          <table:table-cell/>
          <table:table-cell table:formula="of:=([.D790]-[.A790])/0.0166667" office:value-type="float" office:value="35.5139289721426" calcext:value-type="float">
            <text:p>35.5139289721426</text:p>
          </table:table-cell>
          <table:table-cell table:formula="of:=ABS([.E790]-[.B790])/0.0166667" office:value-type="float" office:value="817.258365483271" calcext:value-type="float">
            <text:p>817.258365483271</text:p>
          </table:table-cell>
          <table:table-cell table:formula="of:=([.F790]-[.C790])/0.0166667" office:value-type="float" office:value="17.5559648880702" calcext:value-type="float">
            <text:p>17.5559648880702</text:p>
          </table:table-cell>
          <table:table-cell table:formula="of:=DEGREES(ATAN(ABS([.F790]-[.C790])/ABS([.E790]-[.B790])))" office:value-type="float" office:value="1.2306120744732" calcext:value-type="float">
            <text:p>1.2306120744732</text:p>
          </table:table-cell>
          <table:table-cell table:formula="of:=SQRT(POWER([.H790];2)+POWER([.I790];2)+POWER([.J790];2))" office:value-type="float" office:value="818.217994795139" calcext:value-type="float">
            <text:p>818.217994795139</text:p>
          </table:table-cell>
        </table:table-row>
        <table:table-row table:style-name="ro1">
          <table:table-cell office:value-type="float" office:value="76.9365" calcext:value-type="float">
            <text:p>76.9365</text:p>
          </table:table-cell>
          <table:table-cell office:value-type="float" office:value="282.425" calcext:value-type="float">
            <text:p>282.425</text:p>
          </table:table-cell>
          <table:table-cell office:value-type="float" office:value="40.2918" calcext:value-type="float">
            <text:p>40.2918</text:p>
          </table:table-cell>
          <table:table-cell office:value-type="float" office:value="77.7902" calcext:value-type="float">
            <text:p>77.7902</text:p>
          </table:table-cell>
          <table:table-cell office:value-type="float" office:value="269.809" calcext:value-type="float">
            <text:p>269.809</text:p>
          </table:table-cell>
          <table:table-cell office:value-type="float" office:value="40.3824" calcext:value-type="float">
            <text:p>40.3824</text:p>
          </table:table-cell>
          <table:table-cell/>
          <table:table-cell table:formula="of:=([.D791]-[.A791])/0.0166667" office:value-type="float" office:value="51.2218975562051" calcext:value-type="float">
            <text:p>51.2218975562051</text:p>
          </table:table-cell>
          <table:table-cell table:formula="of:=ABS([.E791]-[.B791])/0.0166667" office:value-type="float" office:value="756.958486083027" calcext:value-type="float">
            <text:p>756.958486083027</text:p>
          </table:table-cell>
          <table:table-cell table:formula="of:=([.F791]-[.C791])/0.0166667" office:value-type="float" office:value="5.43598912802144" calcext:value-type="float">
            <text:p>5.43598912802144</text:p>
          </table:table-cell>
          <table:table-cell table:formula="of:=DEGREES(ATAN(ABS([.F791]-[.C791])/ABS([.E791]-[.B791])))" office:value-type="float" office:value="0.411454374613927" calcext:value-type="float">
            <text:p>0.411454374613927</text:p>
          </table:table-cell>
          <table:table-cell table:formula="of:=SQRT(POWER([.H791];2)+POWER([.I791];2)+POWER([.J791];2))" office:value-type="float" office:value="758.709023552618" calcext:value-type="float">
            <text:p>758.709023552618</text:p>
          </table:table-cell>
        </table:table-row>
        <table:table-row table:style-name="ro1">
          <table:table-cell office:value-type="float" office:value="77.6684" calcext:value-type="float">
            <text:p>77.6684</text:p>
          </table:table-cell>
          <table:table-cell office:value-type="float" office:value="279.756" calcext:value-type="float">
            <text:p>279.756</text:p>
          </table:table-cell>
          <table:table-cell office:value-type="float" office:value="40.9744" calcext:value-type="float">
            <text:p>40.9744</text:p>
          </table:table-cell>
          <table:table-cell office:value-type="float" office:value="78.5351" calcext:value-type="float">
            <text:p>78.5351</text:p>
          </table:table-cell>
          <table:table-cell office:value-type="float" office:value="269.826" calcext:value-type="float">
            <text:p>269.826</text:p>
          </table:table-cell>
          <table:table-cell office:value-type="float" office:value="40.6195" calcext:value-type="float">
            <text:p>40.6195</text:p>
          </table:table-cell>
          <table:table-cell/>
          <table:table-cell table:formula="of:=([.D792]-[.A792])/0.0166667" office:value-type="float" office:value="52.0018959962077" calcext:value-type="float">
            <text:p>52.0018959962077</text:p>
          </table:table-cell>
          <table:table-cell table:formula="of:=ABS([.E792]-[.B792])/0.0166667" office:value-type="float" office:value="595.79880840238" calcext:value-type="float">
            <text:p>595.79880840238</text:p>
          </table:table-cell>
          <table:table-cell table:formula="of:=([.F792]-[.C792])/0.0166667" office:value-type="float" office:value="-21.2939574120852" calcext:value-type="float">
            <text:p>-21.2939574120852</text:p>
          </table:table-cell>
          <table:table-cell table:formula="of:=DEGREES(ATAN(ABS([.F792]-[.C792])/ABS([.E792]-[.B792])))" office:value-type="float" office:value="2.04689030343342" calcext:value-type="float">
            <text:p>2.04689030343342</text:p>
          </table:table-cell>
          <table:table-cell table:formula="of:=SQRT(POWER([.H792];2)+POWER([.I792];2)+POWER([.J792];2))" office:value-type="float" office:value="598.442854333782" calcext:value-type="float">
            <text:p>598.442854333782</text:p>
          </table:table-cell>
        </table:table-row>
        <table:table-row table:style-name="ro1">
          <table:table-cell office:value-type="float" office:value="76.695" calcext:value-type="float">
            <text:p>76.695</text:p>
          </table:table-cell>
          <table:table-cell office:value-type="float" office:value="283.811" calcext:value-type="float">
            <text:p>283.811</text:p>
          </table:table-cell>
          <table:table-cell office:value-type="float" office:value="39.8129" calcext:value-type="float">
            <text:p>39.8129</text:p>
          </table:table-cell>
          <table:table-cell office:value-type="float" office:value="77.3087" calcext:value-type="float">
            <text:p>77.3087</text:p>
          </table:table-cell>
          <table:table-cell office:value-type="float" office:value="271.145" calcext:value-type="float">
            <text:p>271.145</text:p>
          </table:table-cell>
          <table:table-cell office:value-type="float" office:value="39.6663" calcext:value-type="float">
            <text:p>39.6663</text:p>
          </table:table-cell>
          <table:table-cell/>
          <table:table-cell table:formula="of:=([.D793]-[.A793])/0.0166667" office:value-type="float" office:value="36.8219263561478" calcext:value-type="float">
            <text:p>36.8219263561478</text:p>
          </table:table-cell>
          <table:table-cell table:formula="of:=ABS([.E793]-[.B793])/0.0166667" office:value-type="float" office:value="759.95848008304" calcext:value-type="float">
            <text:p>759.95848008304</text:p>
          </table:table-cell>
          <table:table-cell table:formula="of:=([.F793]-[.C793])/0.0166667" office:value-type="float" office:value="-8.79598240803515" calcext:value-type="float">
            <text:p>-8.79598240803515</text:p>
          </table:table-cell>
          <table:table-cell table:formula="of:=DEGREES(ATAN(ABS([.F793]-[.C793])/ABS([.E793]-[.B793])))" office:value-type="float" office:value="0.663128550955781" calcext:value-type="float">
            <text:p>0.663128550955781</text:p>
          </table:table-cell>
          <table:table-cell table:formula="of:=SQRT(POWER([.H793];2)+POWER([.I793];2)+POWER([.J793];2))" office:value-type="float" office:value="760.900857547962" calcext:value-type="float">
            <text:p>760.900857547962</text:p>
          </table:table-cell>
        </table:table-row>
        <table:table-row table:style-name="ro1">
          <table:table-cell office:value-type="float" office:value="78.1076" calcext:value-type="float">
            <text:p>78.1076</text:p>
          </table:table-cell>
          <table:table-cell office:value-type="float" office:value="274.942" calcext:value-type="float">
            <text:p>274.942</text:p>
          </table:table-cell>
          <table:table-cell office:value-type="float" office:value="39.7642" calcext:value-type="float">
            <text:p>39.7642</text:p>
          </table:table-cell>
          <table:table-cell office:value-type="float" office:value="78.6936" calcext:value-type="float">
            <text:p>78.6936</text:p>
          </table:table-cell>
          <table:table-cell office:value-type="float" office:value="264.018" calcext:value-type="float">
            <text:p>264.018</text:p>
          </table:table-cell>
          <table:table-cell office:value-type="float" office:value="39.1536" calcext:value-type="float">
            <text:p>39.1536</text:p>
          </table:table-cell>
          <table:table-cell/>
          <table:table-cell table:formula="of:=([.D794]-[.A794])/0.0166667" office:value-type="float" office:value="35.1599296801405" calcext:value-type="float">
            <text:p>35.1599296801405</text:p>
          </table:table-cell>
          <table:table-cell table:formula="of:=ABS([.E794]-[.B794])/0.0166667" office:value-type="float" office:value="655.438689122624" calcext:value-type="float">
            <text:p>655.438689122624</text:p>
          </table:table-cell>
          <table:table-cell table:formula="of:=([.F794]-[.C794])/0.0166667" office:value-type="float" office:value="-36.6359267281469" calcext:value-type="float">
            <text:p>-36.6359267281469</text:p>
          </table:table-cell>
          <table:table-cell table:formula="of:=DEGREES(ATAN(ABS([.F794]-[.C794])/ABS([.E794]-[.B794])))" office:value-type="float" office:value="3.19923443680768" calcext:value-type="float">
            <text:p>3.19923443680768</text:p>
          </table:table-cell>
          <table:table-cell table:formula="of:=SQRT(POWER([.H794];2)+POWER([.I794];2)+POWER([.J794];2))" office:value-type="float" office:value="657.40268251744" calcext:value-type="float">
            <text:p>657.40268251744</text:p>
          </table:table-cell>
        </table:table-row>
        <table:table-row table:style-name="ro1">
          <table:table-cell office:value-type="float" office:value="76.9943" calcext:value-type="float">
            <text:p>76.9943</text:p>
          </table:table-cell>
          <table:table-cell office:value-type="float" office:value="287.585" calcext:value-type="float">
            <text:p>287.585</text:p>
          </table:table-cell>
          <table:table-cell office:value-type="float" office:value="40.723" calcext:value-type="float">
            <text:p>40.723</text:p>
          </table:table-cell>
          <table:table-cell office:value-type="float" office:value="77.8384" calcext:value-type="float">
            <text:p>77.8384</text:p>
          </table:table-cell>
          <table:table-cell office:value-type="float" office:value="273.371" calcext:value-type="float">
            <text:p>273.371</text:p>
          </table:table-cell>
          <table:table-cell office:value-type="float" office:value="41.2726" calcext:value-type="float">
            <text:p>41.2726</text:p>
          </table:table-cell>
          <table:table-cell/>
          <table:table-cell table:formula="of:=([.D795]-[.A795])/0.0166667" office:value-type="float" office:value="50.6458987082033" calcext:value-type="float">
            <text:p>50.6458987082033</text:p>
          </table:table-cell>
          <table:table-cell table:formula="of:=ABS([.E795]-[.B795])/0.0166667" office:value-type="float" office:value="852.838294323411" calcext:value-type="float">
            <text:p>852.838294323411</text:p>
          </table:table-cell>
          <table:table-cell table:formula="of:=([.F795]-[.C795])/0.0166667" office:value-type="float" office:value="32.9759340481318" calcext:value-type="float">
            <text:p>32.9759340481318</text:p>
          </table:table-cell>
          <table:table-cell table:formula="of:=DEGREES(ATAN(ABS([.F795]-[.C795])/ABS([.E795]-[.B795])))" office:value-type="float" office:value="2.21430148980062" calcext:value-type="float">
            <text:p>2.21430148980062</text:p>
          </table:table-cell>
          <table:table-cell table:formula="of:=SQRT(POWER([.H795];2)+POWER([.I795];2)+POWER([.J795];2))" office:value-type="float" office:value="854.976944453343" calcext:value-type="float">
            <text:p>854.976944453343</text:p>
          </table:table-cell>
        </table:table-row>
        <table:table-row table:style-name="ro1">
          <table:table-cell office:value-type="float" office:value="77.2368" calcext:value-type="float">
            <text:p>77.2368</text:p>
          </table:table-cell>
          <table:table-cell office:value-type="float" office:value="286.349" calcext:value-type="float">
            <text:p>286.349</text:p>
          </table:table-cell>
          <table:table-cell office:value-type="float" office:value="40.4105" calcext:value-type="float">
            <text:p>40.4105</text:p>
          </table:table-cell>
          <table:table-cell office:value-type="float" office:value="78.3403" calcext:value-type="float">
            <text:p>78.3403</text:p>
          </table:table-cell>
          <table:table-cell office:value-type="float" office:value="273.615" calcext:value-type="float">
            <text:p>273.615</text:p>
          </table:table-cell>
          <table:table-cell office:value-type="float" office:value="40.2337" calcext:value-type="float">
            <text:p>40.2337</text:p>
          </table:table-cell>
          <table:table-cell/>
          <table:table-cell table:formula="of:=([.D796]-[.A796])/0.0166667" office:value-type="float" office:value="66.2098675802647" calcext:value-type="float">
            <text:p>66.2098675802647</text:p>
          </table:table-cell>
          <table:table-cell table:formula="of:=ABS([.E796]-[.B796])/0.0166667" office:value-type="float" office:value="764.038471923055" calcext:value-type="float">
            <text:p>764.038471923055</text:p>
          </table:table-cell>
          <table:table-cell table:formula="of:=([.F796]-[.C796])/0.0166667" office:value-type="float" office:value="-10.6079787840424" calcext:value-type="float">
            <text:p>-10.6079787840424</text:p>
          </table:table-cell>
          <table:table-cell table:formula="of:=DEGREES(ATAN(ABS([.F796]-[.C796])/ABS([.E796]-[.B796])))" office:value-type="float" office:value="0.795448640403365" calcext:value-type="float">
            <text:p>0.795448640403365</text:p>
          </table:table-cell>
          <table:table-cell table:formula="of:=SQRT(POWER([.H796];2)+POWER([.I796];2)+POWER([.J796];2))" office:value-type="float" office:value="766.975268413132" calcext:value-type="float">
            <text:p>766.975268413132</text:p>
          </table:table-cell>
        </table:table-row>
        <table:table-row table:style-name="ro1">
          <table:table-cell office:value-type="float" office:value="76.7506" calcext:value-type="float">
            <text:p>76.7506</text:p>
          </table:table-cell>
          <table:table-cell office:value-type="float" office:value="288.884" calcext:value-type="float">
            <text:p>288.884</text:p>
          </table:table-cell>
          <table:table-cell office:value-type="float" office:value="40.7716" calcext:value-type="float">
            <text:p>40.7716</text:p>
          </table:table-cell>
          <table:table-cell office:value-type="float" office:value="77.3688" calcext:value-type="float">
            <text:p>77.3688</text:p>
          </table:table-cell>
          <table:table-cell office:value-type="float" office:value="275.976" calcext:value-type="float">
            <text:p>275.976</text:p>
          </table:table-cell>
          <table:table-cell office:value-type="float" office:value="40.5971" calcext:value-type="float">
            <text:p>40.5971</text:p>
          </table:table-cell>
          <table:table-cell/>
          <table:table-cell table:formula="of:=([.D797]-[.A797])/0.0166667" office:value-type="float" office:value="37.0919258161476" calcext:value-type="float">
            <text:p>37.0919258161476</text:p>
          </table:table-cell>
          <table:table-cell table:formula="of:=ABS([.E797]-[.B797])/0.0166667" office:value-type="float" office:value="774.478451043099" calcext:value-type="float">
            <text:p>774.478451043099</text:p>
          </table:table-cell>
          <table:table-cell table:formula="of:=([.F797]-[.C797])/0.0166667" office:value-type="float" office:value="-10.469979060042" calcext:value-type="float">
            <text:p>-10.469979060042</text:p>
          </table:table-cell>
          <table:table-cell table:formula="of:=DEGREES(ATAN(ABS([.F797]-[.C797])/ABS([.E797]-[.B797])))" office:value-type="float" office:value="0.774520027753031" calcext:value-type="float">
            <text:p>0.774520027753031</text:p>
          </table:table-cell>
          <table:table-cell table:formula="of:=SQRT(POWER([.H797];2)+POWER([.I797];2)+POWER([.J797];2))" office:value-type="float" office:value="775.436846269499" calcext:value-type="float">
            <text:p>775.436846269499</text:p>
          </table:table-cell>
        </table:table-row>
        <table:table-row table:style-name="ro1">
          <table:table-cell office:value-type="float" office:value="76.4928" calcext:value-type="float">
            <text:p>76.4928</text:p>
          </table:table-cell>
          <table:table-cell office:value-type="float" office:value="288.764" calcext:value-type="float">
            <text:p>288.764</text:p>
          </table:table-cell>
          <table:table-cell office:value-type="float" office:value="41.305" calcext:value-type="float">
            <text:p>41.305</text:p>
          </table:table-cell>
          <table:table-cell office:value-type="float" office:value="76.8941" calcext:value-type="float">
            <text:p>76.8941</text:p>
          </table:table-cell>
          <table:table-cell office:value-type="float" office:value="278.38" calcext:value-type="float">
            <text:p>278.38</text:p>
          </table:table-cell>
          <table:table-cell office:value-type="float" office:value="41.2064" calcext:value-type="float">
            <text:p>41.2064</text:p>
          </table:table-cell>
          <table:table-cell/>
          <table:table-cell table:formula="of:=([.D798]-[.A798])/0.0166667" office:value-type="float" office:value="24.0779518440958" calcext:value-type="float">
            <text:p>24.0779518440958</text:p>
          </table:table-cell>
          <table:table-cell table:formula="of:=ABS([.E798]-[.B798])/0.0166667" office:value-type="float" office:value="623.038753922493" calcext:value-type="float">
            <text:p>623.038753922493</text:p>
          </table:table-cell>
          <table:table-cell table:formula="of:=([.F798]-[.C798])/0.0166667" office:value-type="float" office:value="-5.91598816802352" calcext:value-type="float">
            <text:p>-5.91598816802352</text:p>
          </table:table-cell>
          <table:table-cell table:formula="of:=DEGREES(ATAN(ABS([.F798]-[.C798])/ABS([.E798]-[.B798])))" office:value-type="float" office:value="0.544028705973373" calcext:value-type="float">
            <text:p>0.544028705973373</text:p>
          </table:table-cell>
          <table:table-cell table:formula="of:=SQRT(POWER([.H798];2)+POWER([.I798];2)+POWER([.J798];2))" office:value-type="float" office:value="623.531904212049" calcext:value-type="float">
            <text:p>623.531904212049</text:p>
          </table:table-cell>
        </table:table-row>
        <table:table-row table:style-name="ro1">
          <table:table-cell office:value-type="float" office:value="76.4401" calcext:value-type="float">
            <text:p>76.4401</text:p>
          </table:table-cell>
          <table:table-cell office:value-type="float" office:value="283.586" calcext:value-type="float">
            <text:p>283.586</text:p>
          </table:table-cell>
          <table:table-cell office:value-type="float" office:value="40.8664" calcext:value-type="float">
            <text:p>40.8664</text:p>
          </table:table-cell>
          <table:table-cell office:value-type="float" office:value="77.0596" calcext:value-type="float">
            <text:p>77.0596</text:p>
          </table:table-cell>
          <table:table-cell office:value-type="float" office:value="270.895" calcext:value-type="float">
            <text:p>270.895</text:p>
          </table:table-cell>
          <table:table-cell office:value-type="float" office:value="40.9478" calcext:value-type="float">
            <text:p>40.9478</text:p>
          </table:table-cell>
          <table:table-cell/>
          <table:table-cell table:formula="of:=([.D799]-[.A799])/0.0166667" office:value-type="float" office:value="37.1699256601488" calcext:value-type="float">
            <text:p>37.1699256601488</text:p>
          </table:table-cell>
          <table:table-cell table:formula="of:=ABS([.E799]-[.B799])/0.0166667" office:value-type="float" office:value="761.458477083048" calcext:value-type="float">
            <text:p>761.458477083048</text:p>
          </table:table-cell>
          <table:table-cell table:formula="of:=([.F799]-[.C799])/0.0166667" office:value-type="float" office:value="4.88399023201966" calcext:value-type="float">
            <text:p>4.88399023201966</text:p>
          </table:table-cell>
          <table:table-cell table:formula="of:=DEGREES(ATAN(ABS([.F799]-[.C799])/ABS([.E799]-[.B799])))" office:value-type="float" office:value="0.36748975633965" calcext:value-type="float">
            <text:p>0.36748975633965</text:p>
          </table:table-cell>
          <table:table-cell table:formula="of:=SQRT(POWER([.H799];2)+POWER([.I799];2)+POWER([.J799];2))" office:value-type="float" office:value="762.380790062159" calcext:value-type="float">
            <text:p>762.380790062159</text:p>
          </table:table-cell>
        </table:table-row>
        <table:table-row table:style-name="ro1">
          <table:table-cell office:value-type="float" office:value="77.6047" calcext:value-type="float">
            <text:p>77.6047</text:p>
          </table:table-cell>
          <table:table-cell office:value-type="float" office:value="274.721" calcext:value-type="float">
            <text:p>274.721</text:p>
          </table:table-cell>
          <table:table-cell office:value-type="float" office:value="40.8029" calcext:value-type="float">
            <text:p>40.8029</text:p>
          </table:table-cell>
          <table:table-cell office:value-type="float" office:value="78.4285" calcext:value-type="float">
            <text:p>78.4285</text:p>
          </table:table-cell>
          <table:table-cell office:value-type="float" office:value="262.587" calcext:value-type="float">
            <text:p>262.587</text:p>
          </table:table-cell>
          <table:table-cell office:value-type="float" office:value="40.3783" calcext:value-type="float">
            <text:p>40.3783</text:p>
          </table:table-cell>
          <table:table-cell/>
          <table:table-cell table:formula="of:=([.D800]-[.A800])/0.0166667" office:value-type="float" office:value="49.4279011441981" calcext:value-type="float">
            <text:p>49.4279011441981</text:p>
          </table:table-cell>
          <table:table-cell table:formula="of:=ABS([.E800]-[.B800])/0.0166667" office:value-type="float" office:value="728.038543922913" calcext:value-type="float">
            <text:p>728.038543922913</text:p>
          </table:table-cell>
          <table:table-cell table:formula="of:=([.F800]-[.C800])/0.0166667" office:value-type="float" office:value="-25.4759490481018" calcext:value-type="float">
            <text:p>-25.4759490481018</text:p>
          </table:table-cell>
          <table:table-cell table:formula="of:=DEGREES(ATAN(ABS([.F800]-[.C800])/ABS([.E800]-[.B800])))" office:value-type="float" office:value="2.00410957913404" calcext:value-type="float">
            <text:p>2.00410957913404</text:p>
          </table:table-cell>
          <table:table-cell table:formula="of:=SQRT(POWER([.H800];2)+POWER([.I800];2)+POWER([.J800];2))" office:value-type="float" office:value="730.159066799021" calcext:value-type="float">
            <text:p>730.159066799021</text:p>
          </table:table-cell>
        </table:table-row>
        <table:table-row table:style-name="ro1">
          <table:table-cell office:value-type="float" office:value="76.4798" calcext:value-type="float">
            <text:p>76.4798</text:p>
          </table:table-cell>
          <table:table-cell office:value-type="float" office:value="287.392" calcext:value-type="float">
            <text:p>287.392</text:p>
          </table:table-cell>
          <table:table-cell office:value-type="float" office:value="41.524" calcext:value-type="float">
            <text:p>41.524</text:p>
          </table:table-cell>
          <table:table-cell office:value-type="float" office:value="77.1174" calcext:value-type="float">
            <text:p>77.1174</text:p>
          </table:table-cell>
          <table:table-cell office:value-type="float" office:value="275.822" calcext:value-type="float">
            <text:p>275.822</text:p>
          </table:table-cell>
          <table:table-cell office:value-type="float" office:value="41.3734" calcext:value-type="float">
            <text:p>41.3734</text:p>
          </table:table-cell>
          <table:table-cell/>
          <table:table-cell table:formula="of:=([.D801]-[.A801])/0.0166667" office:value-type="float" office:value="38.2559234881534" calcext:value-type="float">
            <text:p>38.2559234881534</text:p>
          </table:table-cell>
          <table:table-cell table:formula="of:=ABS([.E801]-[.B801])/0.0166667" office:value-type="float" office:value="694.198611602776" calcext:value-type="float">
            <text:p>694.198611602776</text:p>
          </table:table-cell>
          <table:table-cell table:formula="of:=([.F801]-[.C801])/0.0166667" office:value-type="float" office:value="-9.0359819280364" calcext:value-type="float">
            <text:p>-9.0359819280364</text:p>
          </table:table-cell>
          <table:table-cell table:formula="of:=DEGREES(ATAN(ABS([.F801]-[.C801])/ABS([.E801]-[.B801])))" office:value-type="float" office:value="0.745743917842023" calcext:value-type="float">
            <text:p>0.745743917842023</text:p>
          </table:table-cell>
          <table:table-cell table:formula="of:=SQRT(POWER([.H801];2)+POWER([.I801];2)+POWER([.J801];2))" office:value-type="float" office:value="695.310633460008" calcext:value-type="float">
            <text:p>695.310633460008</text:p>
          </table:table-cell>
        </table:table-row>
        <table:table-row table:style-name="ro1">
          <table:table-cell office:value-type="float" office:value="77.3842" calcext:value-type="float">
            <text:p>77.3842</text:p>
          </table:table-cell>
          <table:table-cell office:value-type="float" office:value="277.157" calcext:value-type="float">
            <text:p>277.157</text:p>
          </table:table-cell>
          <table:table-cell office:value-type="float" office:value="41.1519" calcext:value-type="float">
            <text:p>41.1519</text:p>
          </table:table-cell>
          <table:table-cell office:value-type="float" office:value="78.2347" calcext:value-type="float">
            <text:p>78.2347</text:p>
          </table:table-cell>
          <table:table-cell office:value-type="float" office:value="266.12" calcext:value-type="float">
            <text:p>266.12</text:p>
          </table:table-cell>
          <table:table-cell office:value-type="float" office:value="40.7551" calcext:value-type="float">
            <text:p>40.7551</text:p>
          </table:table-cell>
          <table:table-cell/>
          <table:table-cell table:formula="of:=([.D802]-[.A802])/0.0166667" office:value-type="float" office:value="51.0298979402039" calcext:value-type="float">
            <text:p>51.0298979402039</text:p>
          </table:table-cell>
          <table:table-cell table:formula="of:=ABS([.E802]-[.B802])/0.0166667" office:value-type="float" office:value="662.218675562648" calcext:value-type="float">
            <text:p>662.218675562648</text:p>
          </table:table-cell>
          <table:table-cell table:formula="of:=([.F802]-[.C802])/0.0166667" office:value-type="float" office:value="-23.8079523840952" calcext:value-type="float">
            <text:p>-23.8079523840952</text:p>
          </table:table-cell>
          <table:table-cell table:formula="of:=DEGREES(ATAN(ABS([.F802]-[.C802])/ABS([.E802]-[.B802])))" office:value-type="float" office:value="2.05899951781946" calcext:value-type="float">
            <text:p>2.05899951781946</text:p>
          </table:table-cell>
          <table:table-cell table:formula="of:=SQRT(POWER([.H802];2)+POWER([.I802];2)+POWER([.J802];2))" office:value-type="float" office:value="664.608488769485" calcext:value-type="float">
            <text:p>664.608488769485</text:p>
          </table:table-cell>
        </table:table-row>
        <table:table-row table:style-name="ro1">
          <table:table-cell office:value-type="float" office:value="76.6415" calcext:value-type="float">
            <text:p>76.6415</text:p>
          </table:table-cell>
          <table:table-cell office:value-type="float" office:value="278.363" calcext:value-type="float">
            <text:p>278.363</text:p>
          </table:table-cell>
          <table:table-cell office:value-type="float" office:value="41.2116" calcext:value-type="float">
            <text:p>41.2116</text:p>
          </table:table-cell>
          <table:table-cell office:value-type="float" office:value="77.4953" calcext:value-type="float">
            <text:p>77.4953</text:p>
          </table:table-cell>
          <table:table-cell office:value-type="float" office:value="266.002" calcext:value-type="float">
            <text:p>266.002</text:p>
          </table:table-cell>
          <table:table-cell office:value-type="float" office:value="41.0266" calcext:value-type="float">
            <text:p>41.0266</text:p>
          </table:table-cell>
          <table:table-cell/>
          <table:table-cell table:formula="of:=([.D803]-[.A803])/0.0166667" office:value-type="float" office:value="51.2278975442053" calcext:value-type="float">
            <text:p>51.2278975442053</text:p>
          </table:table-cell>
          <table:table-cell table:formula="of:=ABS([.E803]-[.B803])/0.0166667" office:value-type="float" office:value="741.658516682966" calcext:value-type="float">
            <text:p>741.658516682966</text:p>
          </table:table-cell>
          <table:table-cell table:formula="of:=([.F803]-[.C803])/0.0166667" office:value-type="float" office:value="-11.0999778000441" calcext:value-type="float">
            <text:p>-11.0999778000441</text:p>
          </table:table-cell>
          <table:table-cell table:formula="of:=DEGREES(ATAN(ABS([.F803]-[.C803])/ABS([.E803]-[.B803])))" office:value-type="float" office:value="0.85744906496428" calcext:value-type="float">
            <text:p>0.85744906496428</text:p>
          </table:table-cell>
          <table:table-cell table:formula="of:=SQRT(POWER([.H803];2)+POWER([.I803];2)+POWER([.J803];2))" office:value-type="float" office:value="743.508481701681" calcext:value-type="float">
            <text:p>743.508481701681</text:p>
          </table:table-cell>
        </table:table-row>
        <table:table-row table:style-name="ro1">
          <table:table-cell office:value-type="float" office:value="77.3991" calcext:value-type="float">
            <text:p>77.3991</text:p>
          </table:table-cell>
          <table:table-cell office:value-type="float" office:value="278.263" calcext:value-type="float">
            <text:p>278.263</text:p>
          </table:table-cell>
          <table:table-cell office:value-type="float" office:value="41.9722" calcext:value-type="float">
            <text:p>41.9722</text:p>
          </table:table-cell>
          <table:table-cell office:value-type="float" office:value="78.2327" calcext:value-type="float">
            <text:p>78.2327</text:p>
          </table:table-cell>
          <table:table-cell office:value-type="float" office:value="265.875" calcext:value-type="float">
            <text:p>265.875</text:p>
          </table:table-cell>
          <table:table-cell office:value-type="float" office:value="42.0189" calcext:value-type="float">
            <text:p>42.0189</text:p>
          </table:table-cell>
          <table:table-cell/>
          <table:table-cell table:formula="of:=([.D804]-[.A804])/0.0166667" office:value-type="float" office:value="50.0158999681995" calcext:value-type="float">
            <text:p>50.0158999681995</text:p>
          </table:table-cell>
          <table:table-cell table:formula="of:=ABS([.E804]-[.B804])/0.0166667" office:value-type="float" office:value="743.278513442972" calcext:value-type="float">
            <text:p>743.278513442972</text:p>
          </table:table-cell>
          <table:table-cell table:formula="of:=([.F804]-[.C804])/0.0166667" office:value-type="float" office:value="2.80199439601129" calcext:value-type="float">
            <text:p>2.80199439601129</text:p>
          </table:table-cell>
          <table:table-cell table:formula="of:=DEGREES(ATAN(ABS([.F804]-[.C804])/ABS([.E804]-[.B804])))" office:value-type="float" office:value="0.215991300316493" calcext:value-type="float">
            <text:p>0.215991300316493</text:p>
          </table:table-cell>
          <table:table-cell table:formula="of:=SQRT(POWER([.H804];2)+POWER([.I804];2)+POWER([.J804];2))" office:value-type="float" office:value="744.964690417082" calcext:value-type="float">
            <text:p>744.964690417082</text:p>
          </table:table-cell>
        </table:table-row>
        <table:table-row table:style-name="ro1">
          <table:table-cell office:value-type="float" office:value="76.6548" calcext:value-type="float">
            <text:p>76.6548</text:p>
          </table:table-cell>
          <table:table-cell office:value-type="float" office:value="279.691" calcext:value-type="float">
            <text:p>279.691</text:p>
          </table:table-cell>
          <table:table-cell office:value-type="float" office:value="40.9943" calcext:value-type="float">
            <text:p>40.9943</text:p>
          </table:table-cell>
          <table:table-cell office:value-type="float" office:value="77.2491" calcext:value-type="float">
            <text:p>77.2491</text:p>
          </table:table-cell>
          <table:table-cell office:value-type="float" office:value="265.982" calcext:value-type="float">
            <text:p>265.982</text:p>
          </table:table-cell>
          <table:table-cell office:value-type="float" office:value="41.0321" calcext:value-type="float">
            <text:p>41.0321</text:p>
          </table:table-cell>
          <table:table-cell/>
          <table:table-cell table:formula="of:=([.D805]-[.A805])/0.0166667" office:value-type="float" office:value="35.6579286841429" calcext:value-type="float">
            <text:p>35.6579286841429</text:p>
          </table:table-cell>
          <table:table-cell table:formula="of:=ABS([.E805]-[.B805])/0.0166667" office:value-type="float" office:value="822.538354923287" calcext:value-type="float">
            <text:p>822.538354923287</text:p>
          </table:table-cell>
          <table:table-cell table:formula="of:=([.F805]-[.C805])/0.0166667" office:value-type="float" office:value="2.2679954640089" calcext:value-type="float">
            <text:p>2.2679954640089</text:p>
          </table:table-cell>
          <table:table-cell table:formula="of:=DEGREES(ATAN(ABS([.F805]-[.C805])/ABS([.E805]-[.B805])))" office:value-type="float" office:value="0.157981980959469" calcext:value-type="float">
            <text:p>0.157981980959469</text:p>
          </table:table-cell>
          <table:table-cell table:formula="of:=SQRT(POWER([.H805];2)+POWER([.I805];2)+POWER([.J805];2))" office:value-type="float" office:value="823.314020894443" calcext:value-type="float">
            <text:p>823.314020894443</text:p>
          </table:table-cell>
        </table:table-row>
        <table:table-row table:style-name="ro1">
          <table:table-cell office:value-type="float" office:value="76.2222" calcext:value-type="float">
            <text:p>76.2222</text:p>
          </table:table-cell>
          <table:table-cell office:value-type="float" office:value="287.429" calcext:value-type="float">
            <text:p>287.429</text:p>
          </table:table-cell>
          <table:table-cell office:value-type="float" office:value="41.2655" calcext:value-type="float">
            <text:p>41.2655</text:p>
          </table:table-cell>
          <table:table-cell office:value-type="float" office:value="76.8661" calcext:value-type="float">
            <text:p>76.8661</text:p>
          </table:table-cell>
          <table:table-cell office:value-type="float" office:value="275.857" calcext:value-type="float">
            <text:p>275.857</text:p>
          </table:table-cell>
          <table:table-cell office:value-type="float" office:value="41.1205" calcext:value-type="float">
            <text:p>41.1205</text:p>
          </table:table-cell>
          <table:table-cell/>
          <table:table-cell table:formula="of:=([.D806]-[.A806])/0.0166667" office:value-type="float" office:value="38.6339227321547" calcext:value-type="float">
            <text:p>38.6339227321547</text:p>
          </table:table-cell>
          <table:table-cell table:formula="of:=ABS([.E806]-[.B806])/0.0166667" office:value-type="float" office:value="694.318611362774" calcext:value-type="float">
            <text:p>694.318611362774</text:p>
          </table:table-cell>
          <table:table-cell table:formula="of:=([.F806]-[.C806])/0.0166667" office:value-type="float" office:value="-8.69998260003499" calcext:value-type="float">
            <text:p>-8.69998260003499</text:p>
          </table:table-cell>
          <table:table-cell table:formula="of:=DEGREES(ATAN(ABS([.F806]-[.C806])/ABS([.E806]-[.B806])))" office:value-type="float" office:value="0.717892609000571" calcext:value-type="float">
            <text:p>0.717892609000571</text:p>
          </table:table-cell>
          <table:table-cell table:formula="of:=SQRT(POWER([.H806];2)+POWER([.I806];2)+POWER([.J806];2))" office:value-type="float" office:value="695.447053173458" calcext:value-type="float">
            <text:p>695.447053173458</text:p>
          </table:table-cell>
        </table:table-row>
        <table:table-row table:style-name="ro1">
          <table:table-cell office:value-type="float" office:value="76.4014" calcext:value-type="float">
            <text:p>76.4014</text:p>
          </table:table-cell>
          <table:table-cell office:value-type="float" office:value="279.669" calcext:value-type="float">
            <text:p>279.669</text:p>
          </table:table-cell>
          <table:table-cell office:value-type="float" office:value="41.0003" calcext:value-type="float">
            <text:p>41.0003</text:p>
          </table:table-cell>
          <table:table-cell office:value-type="float" office:value="77.0169" calcext:value-type="float">
            <text:p>77.0169</text:p>
          </table:table-cell>
          <table:table-cell office:value-type="float" office:value="267.219" calcext:value-type="float">
            <text:p>267.219</text:p>
          </table:table-cell>
          <table:table-cell office:value-type="float" office:value="40.8258" calcext:value-type="float">
            <text:p>40.8258</text:p>
          </table:table-cell>
          <table:table-cell/>
          <table:table-cell table:formula="of:=([.D807]-[.A807])/0.0166667" office:value-type="float" office:value="36.9299261401484" calcext:value-type="float">
            <text:p>36.9299261401484</text:p>
          </table:table-cell>
          <table:table-cell table:formula="of:=ABS([.E807]-[.B807])/0.0166667" office:value-type="float" office:value="746.998506002987" calcext:value-type="float">
            <text:p>746.998506002987</text:p>
          </table:table-cell>
          <table:table-cell table:formula="of:=([.F807]-[.C807])/0.0166667" office:value-type="float" office:value="-10.469979060042" calcext:value-type="float">
            <text:p>-10.469979060042</text:p>
          </table:table-cell>
          <table:table-cell table:formula="of:=DEGREES(ATAN(ABS([.F807]-[.C807])/ABS([.E807]-[.B807])))" office:value-type="float" office:value="0.803008746361555" calcext:value-type="float">
            <text:p>0.803008746361555</text:p>
          </table:table-cell>
          <table:table-cell table:formula="of:=SQRT(POWER([.H807];2)+POWER([.I807];2)+POWER([.J807];2))" office:value-type="float" office:value="747.984096005343" calcext:value-type="float">
            <text:p>747.984096005343</text:p>
          </table:table-cell>
        </table:table-row>
        <table:table-row table:style-name="ro1">
          <table:table-cell office:value-type="float" office:value="76.2203" calcext:value-type="float">
            <text:p>76.2203</text:p>
          </table:table-cell>
          <table:table-cell office:value-type="float" office:value="287.811" calcext:value-type="float">
            <text:p>287.811</text:p>
          </table:table-cell>
          <table:table-cell office:value-type="float" office:value="39.4148" calcext:value-type="float">
            <text:p>39.4148</text:p>
          </table:table-cell>
          <table:table-cell office:value-type="float" office:value="76.8378" calcext:value-type="float">
            <text:p>76.8378</text:p>
          </table:table-cell>
          <table:table-cell office:value-type="float" office:value="273.588" calcext:value-type="float">
            <text:p>273.588</text:p>
          </table:table-cell>
          <table:table-cell office:value-type="float" office:value="39.7542" calcext:value-type="float">
            <text:p>39.7542</text:p>
          </table:table-cell>
          <table:table-cell/>
          <table:table-cell table:formula="of:=([.D808]-[.A808])/0.0166667" office:value-type="float" office:value="37.0499259001486" calcext:value-type="float">
            <text:p>37.0499259001486</text:p>
          </table:table-cell>
          <table:table-cell table:formula="of:=ABS([.E808]-[.B808])/0.0166667" office:value-type="float" office:value="853.378293243411" calcext:value-type="float">
            <text:p>853.378293243411</text:p>
          </table:table-cell>
          <table:table-cell table:formula="of:=([.F808]-[.C808])/0.0166667" office:value-type="float" office:value="20.3639592720813" calcext:value-type="float">
            <text:p>20.3639592720813</text:p>
          </table:table-cell>
          <table:table-cell table:formula="of:=DEGREES(ATAN(ABS([.F808]-[.C808])/ABS([.E808]-[.B808])))" office:value-type="float" office:value="1.36697586576017" calcext:value-type="float">
            <text:p>1.36697586576017</text:p>
          </table:table-cell>
          <table:table-cell table:formula="of:=SQRT(POWER([.H808];2)+POWER([.I808];2)+POWER([.J808];2))" office:value-type="float" office:value="854.424893847012" calcext:value-type="float">
            <text:p>854.424893847012</text:p>
          </table:table-cell>
        </table:table-row>
        <table:table-row table:style-name="ro1">
          <table:table-cell office:value-type="float" office:value="77.1913" calcext:value-type="float">
            <text:p>77.1913</text:p>
          </table:table-cell>
          <table:table-cell office:value-type="float" office:value="282.336" calcext:value-type="float">
            <text:p>282.336</text:p>
          </table:table-cell>
          <table:table-cell office:value-type="float" office:value="40.8098" calcext:value-type="float">
            <text:p>40.8098</text:p>
          </table:table-cell>
          <table:table-cell office:value-type="float" office:value="78.269" calcext:value-type="float">
            <text:p>78.269</text:p>
          </table:table-cell>
          <table:table-cell office:value-type="float" office:value="268.535" calcext:value-type="float">
            <text:p>268.535</text:p>
          </table:table-cell>
          <table:table-cell office:value-type="float" office:value="40.8386" calcext:value-type="float">
            <text:p>40.8386</text:p>
          </table:table-cell>
          <table:table-cell/>
          <table:table-cell table:formula="of:=([.D809]-[.A809])/0.0166667" office:value-type="float" office:value="64.6618706762591" calcext:value-type="float">
            <text:p>64.6618706762591</text:p>
          </table:table-cell>
          <table:table-cell table:formula="of:=ABS([.E809]-[.B809])/0.0166667" office:value-type="float" office:value="828.058343883312" calcext:value-type="float">
            <text:p>828.058343883312</text:p>
          </table:table-cell>
          <table:table-cell table:formula="of:=([.F809]-[.C809])/0.0166667" office:value-type="float" office:value="1.72799654400672" calcext:value-type="float">
            <text:p>1.72799654400672</text:p>
          </table:table-cell>
          <table:table-cell table:formula="of:=DEGREES(ATAN(ABS([.F809]-[.C809])/ABS([.E809]-[.B809])))" office:value-type="float" office:value="0.119564963024049" calcext:value-type="float">
            <text:p>0.119564963024049</text:p>
          </table:table-cell>
          <table:table-cell table:formula="of:=SQRT(POWER([.H809];2)+POWER([.I809];2)+POWER([.J809];2))" office:value-type="float" office:value="830.580980017109" calcext:value-type="float">
            <text:p>830.580980017109</text:p>
          </table:table-cell>
        </table:table-row>
        <table:table-row table:style-name="ro1">
          <table:table-cell office:value-type="float" office:value="76.6952" calcext:value-type="float">
            <text:p>76.6952</text:p>
          </table:table-cell>
          <table:table-cell office:value-type="float" office:value="283.637" calcext:value-type="float">
            <text:p>283.637</text:p>
          </table:table-cell>
          <table:table-cell office:value-type="float" office:value="40.6023" calcext:value-type="float">
            <text:p>40.6023</text:p>
          </table:table-cell>
          <table:table-cell office:value-type="float" office:value="77.7734" calcext:value-type="float">
            <text:p>77.7734</text:p>
          </table:table-cell>
          <table:table-cell office:value-type="float" office:value="268.436" calcext:value-type="float">
            <text:p>268.436</text:p>
          </table:table-cell>
          <table:table-cell office:value-type="float" office:value="41.1057" calcext:value-type="float">
            <text:p>41.1057</text:p>
          </table:table-cell>
          <table:table-cell/>
          <table:table-cell table:formula="of:=([.D810]-[.A810])/0.0166667" office:value-type="float" office:value="64.6918706162585" calcext:value-type="float">
            <text:p>64.6918706162585</text:p>
          </table:table-cell>
          <table:table-cell table:formula="of:=ABS([.E810]-[.B810])/0.0166667" office:value-type="float" office:value="912.05817588365" calcext:value-type="float">
            <text:p>912.05817588365</text:p>
          </table:table-cell>
          <table:table-cell table:formula="of:=([.F810]-[.C810])/0.0166667" office:value-type="float" office:value="30.2039395921208" calcext:value-type="float">
            <text:p>30.2039395921208</text:p>
          </table:table-cell>
          <table:table-cell table:formula="of:=DEGREES(ATAN(ABS([.F810]-[.C810])/ABS([.E810]-[.B810])))" office:value-type="float" office:value="1.89672775151002" calcext:value-type="float">
            <text:p>1.89672775151002</text:p>
          </table:table-cell>
          <table:table-cell table:formula="of:=SQRT(POWER([.H810];2)+POWER([.I810];2)+POWER([.J810];2))" office:value-type="float" office:value="914.848311080545" calcext:value-type="float">
            <text:p>914.848311080545</text:p>
          </table:table-cell>
        </table:table-row>
        <table:table-row table:style-name="ro1">
          <table:table-cell office:value-type="float" office:value="76.9508" calcext:value-type="float">
            <text:p>76.9508</text:p>
          </table:table-cell>
          <table:table-cell office:value-type="float" office:value="283.608" calcext:value-type="float">
            <text:p>283.608</text:p>
          </table:table-cell>
          <table:table-cell office:value-type="float" office:value="40.8582" calcext:value-type="float">
            <text:p>40.8582</text:p>
          </table:table-cell>
          <table:table-cell office:value-type="float" office:value="77.806" calcext:value-type="float">
            <text:p>77.806</text:p>
          </table:table-cell>
          <table:table-cell office:value-type="float" office:value="270.944" calcext:value-type="float">
            <text:p>270.944</text:p>
          </table:table-cell>
          <table:table-cell office:value-type="float" office:value="40.9327" calcext:value-type="float">
            <text:p>40.9327</text:p>
          </table:table-cell>
          <table:table-cell/>
          <table:table-cell table:formula="of:=([.D811]-[.A811])/0.0166667" office:value-type="float" office:value="51.311897376205" calcext:value-type="float">
            <text:p>51.311897376205</text:p>
          </table:table-cell>
          <table:table-cell table:formula="of:=ABS([.E811]-[.B811])/0.0166667" office:value-type="float" office:value="759.838480323039" calcext:value-type="float">
            <text:p>759.838480323039</text:p>
          </table:table-cell>
          <table:table-cell table:formula="of:=([.F811]-[.C811])/0.0166667" office:value-type="float" office:value="4.46999106001791" calcext:value-type="float">
            <text:p>4.46999106001791</text:p>
          </table:table-cell>
          <table:table-cell table:formula="of:=DEGREES(ATAN(ABS([.F811]-[.C811])/ABS([.E811]-[.B811])))" office:value-type="float" office:value="0.33705672248688" calcext:value-type="float">
            <text:p>0.33705672248688</text:p>
          </table:table-cell>
          <table:table-cell table:formula="of:=SQRT(POWER([.H811];2)+POWER([.I811];2)+POWER([.J811];2))" office:value-type="float" office:value="761.582174037738" calcext:value-type="float">
            <text:p>761.582174037738</text:p>
          </table:table-cell>
        </table:table-row>
        <table:table-row table:style-name="ro1">
          <table:table-cell office:value-type="float" office:value="76.7226" calcext:value-type="float">
            <text:p>76.7226</text:p>
          </table:table-cell>
          <table:table-cell office:value-type="float" office:value="286.365" calcext:value-type="float">
            <text:p>286.365</text:p>
          </table:table-cell>
          <table:table-cell office:value-type="float" office:value="40.1576" calcext:value-type="float">
            <text:p>40.1576</text:p>
          </table:table-cell>
          <table:table-cell office:value-type="float" office:value="77.3694" calcext:value-type="float">
            <text:p>77.3694</text:p>
          </table:table-cell>
          <table:table-cell office:value-type="float" office:value="276.191" calcext:value-type="float">
            <text:p>276.191</text:p>
          </table:table-cell>
          <table:table-cell office:value-type="float" office:value="39.5612" calcext:value-type="float">
            <text:p>39.5612</text:p>
          </table:table-cell>
          <table:table-cell/>
          <table:table-cell table:formula="of:=([.D812]-[.A812])/0.0166667" office:value-type="float" office:value="38.8079223841552" calcext:value-type="float">
            <text:p>38.8079223841552</text:p>
          </table:table-cell>
          <table:table-cell table:formula="of:=ABS([.E812]-[.B812])/0.0166667" office:value-type="float" office:value="610.438779122444" calcext:value-type="float">
            <text:p>610.438779122444</text:p>
          </table:table-cell>
          <table:table-cell table:formula="of:=([.F812]-[.C812])/0.0166667" office:value-type="float" office:value="-35.7839284321433" calcext:value-type="float">
            <text:p>-35.7839284321433</text:p>
          </table:table-cell>
          <table:table-cell table:formula="of:=DEGREES(ATAN(ABS([.F812]-[.C812])/ABS([.E812]-[.B812])))" office:value-type="float" office:value="3.35484003375285" calcext:value-type="float">
            <text:p>3.35484003375285</text:p>
          </table:table-cell>
          <table:table-cell table:formula="of:=SQRT(POWER([.H812];2)+POWER([.I812];2)+POWER([.J812];2))" office:value-type="float" office:value="612.716939075713" calcext:value-type="float">
            <text:p>612.7169390757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11T16:28:27.561097572</dc:date>
    <meta:editing-duration>PT43S</meta:editing-duration>
    <meta:editing-cycles>2</meta:editing-cycles>
    <meta:document-statistic meta:table-count="1" meta:cell-count="8932" meta:object-count="0"/>
  </office:meta>
</office:document-meta>
</file>